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or_matching_functions" table:style-name="ta1">
        <table:shapes>
          <draw:frame draw:z-index="0" draw:style-name="gr1" draw:text-style-name="P1" svg:width="15.999cm" svg:height="8.999cm" svg:x="2.187cm" svg:y="10.062cm">
            <draw:object draw:notify-on-update-of-ranges="color_matching_functions.A2:color_matching_functions.A402 color_matching_functions.B1:color_matching_functions.B1 color_matching_functions.B2:color_matching_functions.D402 color_matching_functions.A2:color_matching_functions.A402 color_matching_functions.C1:color_matching_functions.C1 color_matching_functions.C2:color_matching_functions.C402 color_matching_functions.A2:color_matching_functions.A402 color_matching_functions.D1:color_matching_functions.D1 color_matching_functions.D2:color_matching_functions.D4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.966cm" svg:y="1.056cm">
            <draw:object draw:notify-on-update-of-ranges="color_matching_functions.A1:color_matching_functions.A1 color_matching_functions.G2:color_matching_functions.G402 color_matching_functions.K1:color_matching_functions.K1 color_matching_functions.K2:color_matching_functions.K402 color_matching_functions.A1:color_matching_functions.A1 color_matching_functions.G2:color_matching_functions.G402 color_matching_functions.L1:color_matching_functions.L1 color_matching_functions.L2:color_matching_functions.L402 color_matching_functions.A1:color_matching_functions.A1 color_matching_functions.G2:color_matching_functions.G402 color_matching_functions.M1:color_matching_functions.M1 color_matching_functions.M2:color_matching_functions.M4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651cm" svg:y="4.935cm">
            <draw:object draw:notify-on-update-of-ranges="color_matching_functions.N1:color_matching_functions.N1 color_matching_functions.N2:color_matching_functions.N402 color_matching_functions.R1:color_matching_functions.R1 color_matching_functions.R2:color_matching_functions.R402 color_matching_functions.N1:color_matching_functions.N1 color_matching_functions.N2:color_matching_functions.N402 color_matching_functions.S1:color_matching_functions.S1 color_matching_functions.S2:color_matching_functions.S402 color_matching_functions.N1:color_matching_functions.N1 color_matching_functions.N2:color_matching_functions.N402 color_matching_functions.T1:color_matching_functions.T1 color_matching_functions.T2:color_matching_functions.T4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WL (nm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Xl</text:p>
          </table:table-cell>
          <table:table-cell office:value-type="string" calcext:value-type="string">
            <text:p>Y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number-columns-repeated="3" office:value-type="string" calcext:value-type="string">
            <text:p>Xf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065" calcext:value-type="float">
            <text:p>0.0065</text:p>
          </table:table-cell>
          <table:table-cell table:formula="of:=[.$A2]-0.5" office:value-type="float" office:value="379.5" calcext:value-type="float">
            <text:p>379.5</text:p>
          </table:table-cell>
          <table:table-cell table:formula="of:=[.$A2]+0.5" office:value-type="float" office:value="380.5" calcext:value-type="float">
            <text:p>380.5</text:p>
          </table:table-cell>
          <table:table-cell table:formula="of:=LOG([.$A2];2)-8" office:value-type="float" office:value="0.569855608330949" calcext:value-type="float">
            <text:p>0.569855608330949</text:p>
          </table:table-cell>
          <table:table-cell table:formula="of:=LOG([.$E2];2)-8" office:value-type="float" office:value="0.567956075415466" calcext:value-type="float">
            <text:p>0.567956075415466</text:p>
          </table:table-cell>
          <table:table-cell table:formula="of:=LOG([.$F2];2)-8" office:value-type="float" office:value="0.571752643503546" calcext:value-type="float">
            <text:p>0.571752643503546</text:p>
          </table:table-cell>
          <table:table-cell table:formula="of:=[.$I2]-[.$H2]" office:value-type="float" office:value="0.00379656808807916" calcext:value-type="float">
            <text:p>0.003796568088079</text:p>
          </table:table-cell>
          <table:table-cell table:formula="of:=[.$B2]/[.$J2]" office:value-type="float" office:value="0.368754087249445" calcext:value-type="float">
            <text:p>0.368754087249445</text:p>
          </table:table-cell>
          <table:table-cell table:formula="of:=[.$C2]/[.$J2]" office:value-type="float" office:value="0" calcext:value-type="float">
            <text:p>0</text:p>
          </table:table-cell>
          <table:table-cell table:formula="of:=[.$D2]/[.$J2]" office:value-type="float" office:value="1.71207254794385" calcext:value-type="float">
            <text:p>1.71207254794385</text:p>
          </table:table-cell>
          <table:table-cell table:formula="of:=299792.458/[.$A2]" office:value-type="float" office:value="788.927521052632" calcext:value-type="float">
            <text:p>788.927521052632</text:p>
          </table:table-cell>
          <table:table-cell table:formula="of:=299792.458/[.$E2]" office:value-type="float" office:value="789.966951251647" calcext:value-type="float">
            <text:p>789.966951251647</text:p>
          </table:table-cell>
          <table:table-cell table:formula="of:=299792.458/[.$F2]" office:value-type="float" office:value="787.89082260184" calcext:value-type="float">
            <text:p>787.89082260184</text:p>
          </table:table-cell>
          <table:table-cell table:formula="of:=[.$O2]-[.$P2]" office:value-type="float" office:value="2.07612864980717" calcext:value-type="float">
            <text:p>2.07612864980717</text:p>
          </table:table-cell>
          <table:table-cell table:formula="of:=[.$B2]/[.$Q2]" office:value-type="float" office:value="0.000674332007378266" calcext:value-type="float">
            <text:p>0.000674332007378</text:p>
          </table:table-cell>
          <table:table-cell table:formula="of:=[.$C2]/[.$Q2]" office:value-type="float" office:value="0" calcext:value-type="float">
            <text:p>0</text:p>
          </table:table-cell>
          <table:table-cell table:formula="of:=[.$D2]/[.$Q2]" office:value-type="float" office:value="0.00313082717711338" calcext:value-type="float">
            <text:p>0.00313082717711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formula="of:=[.$A3]-0.5" office:value-type="float" office:value="380.5" calcext:value-type="float">
            <text:p>380.5</text:p>
          </table:table-cell>
          <table:table-cell table:formula="of:=[.$A3]+0.5" office:value-type="float" office:value="381.5" calcext:value-type="float">
            <text:p>381.5</text:p>
          </table:table-cell>
          <table:table-cell table:formula="of:=LOG([.$A3];2)-8" office:value-type="float" office:value="0.573647187493323" calcext:value-type="float">
            <text:p>0.573647187493323</text:p>
          </table:table-cell>
          <table:table-cell table:formula="of:=LOG([.$E3];2)-8" office:value-type="float" office:value="0.571752643503546" calcext:value-type="float">
            <text:p>0.571752643503546</text:p>
          </table:table-cell>
          <table:table-cell table:formula="of:=LOG([.$F3];2)-8" office:value-type="float" office:value="0.575539246834531" calcext:value-type="float">
            <text:p>0.575539246834531</text:p>
          </table:table-cell>
          <table:table-cell table:formula="of:=[.$I3]-[.$H3]" office:value-type="float" office:value="0.00378660333098502" calcext:value-type="float">
            <text:p>0.003786603330985</text:p>
          </table:table-cell>
          <table:table-cell table:formula="of:=[.$B3]/[.$J3]" office:value-type="float" office:value="0.396133386279413" calcext:value-type="float">
            <text:p>0.396133386279413</text:p>
          </table:table-cell>
          <table:table-cell table:formula="of:=[.$C3]/[.$J3]" office:value-type="float" office:value="0" calcext:value-type="float">
            <text:p>0</text:p>
          </table:table-cell>
          <table:table-cell table:formula="of:=[.$D3]/[.$J3]" office:value-type="float" office:value="1.84862246930393" calcext:value-type="float">
            <text:p>1.84862246930393</text:p>
          </table:table-cell>
          <table:table-cell table:formula="of:=299792.458/[.$A3]" office:value-type="float" office:value="786.856845144357" calcext:value-type="float">
            <text:p>786.856845144357</text:p>
          </table:table-cell>
          <table:table-cell table:formula="of:=299792.458/[.$E3]" office:value-type="float" office:value="787.89082260184" calcext:value-type="float">
            <text:p>787.89082260184</text:p>
          </table:table-cell>
          <table:table-cell table:formula="of:=299792.458/[.$F3]" office:value-type="float" office:value="785.825577981651" calcext:value-type="float">
            <text:p>785.825577981651</text:p>
          </table:table-cell>
          <table:table-cell table:formula="of:=[.$O3]-[.$P3]" office:value-type="float" office:value="2.06524462018831" calcext:value-type="float">
            <text:p>2.06524462018831</text:p>
          </table:table-cell>
          <table:table-cell table:formula="of:=[.$B3]/[.$Q3]" office:value-type="float" office:value="0.000726306213480527" calcext:value-type="float">
            <text:p>0.000726306213481</text:p>
          </table:table-cell>
          <table:table-cell table:formula="of:=[.$C3]/[.$Q3]" office:value-type="float" office:value="0" calcext:value-type="float">
            <text:p>0</text:p>
          </table:table-cell>
          <table:table-cell table:formula="of:=[.$D3]/[.$Q3]" office:value-type="float" office:value="0.00338942899624246" calcext:value-type="float">
            <text:p>0.00338942899624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  <table:table-cell table:formula="of:=[.$A4]-0.5" office:value-type="float" office:value="381.5" calcext:value-type="float">
            <text:p>381.5</text:p>
          </table:table-cell>
          <table:table-cell table:formula="of:=[.$A4]+0.5" office:value-type="float" office:value="382.5" calcext:value-type="float">
            <text:p>382.5</text:p>
          </table:table-cell>
          <table:table-cell table:formula="of:=LOG([.$A4];2)-8" office:value-type="float" office:value="0.57742882803575" calcext:value-type="float">
            <text:p>0.57742882803575</text:p>
          </table:table-cell>
          <table:table-cell table:formula="of:=LOG([.$E4];2)-8" office:value-type="float" office:value="0.575539246834531" calcext:value-type="float">
            <text:p>0.575539246834531</text:p>
          </table:table-cell>
          <table:table-cell table:formula="of:=LOG([.$F4];2)-8" office:value-type="float" office:value="0.579315937580015" calcext:value-type="float">
            <text:p>0.579315937580015</text:p>
          </table:table-cell>
          <table:table-cell table:formula="of:=[.$I4]-[.$H4]" office:value-type="float" office:value="0.00377669074548415" calcext:value-type="float">
            <text:p>0.003776690745484</text:p>
          </table:table-cell>
          <table:table-cell table:formula="of:=[.$B4]/[.$J4]" office:value-type="float" office:value="0.423651314821884" calcext:value-type="float">
            <text:p>0.423651314821884</text:p>
          </table:table-cell>
          <table:table-cell table:formula="of:=[.$C4]/[.$J4]" office:value-type="float" office:value="0" calcext:value-type="float">
            <text:p>0</text:p>
          </table:table-cell>
          <table:table-cell table:formula="of:=[.$D4]/[.$J4]" office:value-type="float" office:value="2.03882195258032" calcext:value-type="float">
            <text:p>2.03882195258032</text:p>
          </table:table-cell>
          <table:table-cell table:formula="of:=299792.458/[.$A4]" office:value-type="float" office:value="784.797010471204" calcext:value-type="float">
            <text:p>784.797010471204</text:p>
          </table:table-cell>
          <table:table-cell table:formula="of:=299792.458/[.$E4]" office:value-type="float" office:value="785.825577981651" calcext:value-type="float">
            <text:p>785.825577981651</text:p>
          </table:table-cell>
          <table:table-cell table:formula="of:=299792.458/[.$F4]" office:value-type="float" office:value="783.771132026144" calcext:value-type="float">
            <text:p>783.771132026144</text:p>
          </table:table-cell>
          <table:table-cell table:formula="of:=[.$O4]-[.$P4]" office:value-type="float" office:value="2.05444595550762" calcext:value-type="float">
            <text:p>2.05444595550762</text:p>
          </table:table-cell>
          <table:table-cell table:formula="of:=[.$B4]/[.$Q4]" office:value-type="float" office:value="0.000778798778186729" calcext:value-type="float">
            <text:p>0.000778798778187</text:p>
          </table:table-cell>
          <table:table-cell table:formula="of:=[.$C4]/[.$Q4]" office:value-type="float" office:value="0" calcext:value-type="float">
            <text:p>0</text:p>
          </table:table-cell>
          <table:table-cell table:formula="of:=[.$D4]/[.$Q4]" office:value-type="float" office:value="0.00374796912002363" calcext:value-type="float">
            <text:p>0.00374796912002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5" calcext:value-type="float">
            <text:p>0.0085</text:p>
          </table:table-cell>
          <table:table-cell table:formula="of:=[.$A5]-0.5" office:value-type="float" office:value="382.5" calcext:value-type="float">
            <text:p>382.5</text:p>
          </table:table-cell>
          <table:table-cell table:formula="of:=[.$A5]+0.5" office:value-type="float" office:value="383.5" calcext:value-type="float">
            <text:p>383.5</text:p>
          </table:table-cell>
          <table:table-cell table:formula="of:=LOG([.$A5];2)-8" office:value-type="float" office:value="0.581200581924957" calcext:value-type="float">
            <text:p>0.581200581924957</text:p>
          </table:table-cell>
          <table:table-cell table:formula="of:=LOG([.$E5];2)-8" office:value-type="float" office:value="0.579315937580015" calcext:value-type="float">
            <text:p>0.579315937580015</text:p>
          </table:table-cell>
          <table:table-cell table:formula="of:=LOG([.$F5];2)-8" office:value-type="float" office:value="0.583082767502933" calcext:value-type="float">
            <text:p>0.583082767502933</text:p>
          </table:table-cell>
          <table:table-cell table:formula="of:=[.$I5]-[.$H5]" office:value-type="float" office:value="0.00376682992291855" calcext:value-type="float">
            <text:p>0.003766829922919</text:p>
          </table:table-cell>
          <table:table-cell table:formula="of:=[.$B5]/[.$J5]" office:value-type="float" office:value="0.477855394810434" calcext:value-type="float">
            <text:p>0.477855394810434</text:p>
          </table:table-cell>
          <table:table-cell table:formula="of:=[.$C5]/[.$J5]" office:value-type="float" office:value="0.026547521933913" calcext:value-type="float">
            <text:p>0.026547521933913</text:p>
          </table:table-cell>
          <table:table-cell table:formula="of:=[.$D5]/[.$J5]" office:value-type="float" office:value="2.25653936438261" calcext:value-type="float">
            <text:p>2.25653936438261</text:p>
          </table:table-cell>
          <table:table-cell table:formula="of:=299792.458/[.$A5]" office:value-type="float" office:value="782.747932114883" calcext:value-type="float">
            <text:p>782.747932114883</text:p>
          </table:table-cell>
          <table:table-cell table:formula="of:=299792.458/[.$E5]" office:value-type="float" office:value="783.771132026144" calcext:value-type="float">
            <text:p>783.771132026144</text:p>
          </table:table-cell>
          <table:table-cell table:formula="of:=299792.458/[.$F5]" office:value-type="float" office:value="781.727400260756" calcext:value-type="float">
            <text:p>781.727400260756</text:p>
          </table:table-cell>
          <table:table-cell table:formula="of:=[.$O5]-[.$P5]" office:value-type="float" office:value="2.04373176538763" calcext:value-type="float">
            <text:p>2.04373176538763</text:p>
          </table:table-cell>
          <table:table-cell table:formula="of:=[.$B5]/[.$Q5]" office:value-type="float" office:value="0.000880741803050947" calcext:value-type="float">
            <text:p>0.000880741803051</text:p>
          </table:table-cell>
          <table:table-cell table:formula="of:=[.$C5]/[.$Q5]" office:value-type="float" office:value="0.0000489301001694971" calcext:value-type="float">
            <text:p>4.89301001694971E-05</text:p>
          </table:table-cell>
          <table:table-cell table:formula="of:=[.$D5]/[.$Q5]" office:value-type="float" office:value="0.00415905851440725" calcext:value-type="float">
            <text:p>0.00415905851440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94" calcext:value-type="float">
            <text:p>0.0094</text:p>
          </table:table-cell>
          <table:table-cell table:formula="of:=[.$A6]-0.5" office:value-type="float" office:value="383.5" calcext:value-type="float">
            <text:p>383.5</text:p>
          </table:table-cell>
          <table:table-cell table:formula="of:=[.$A6]+0.5" office:value-type="float" office:value="384.5" calcext:value-type="float">
            <text:p>384.5</text:p>
          </table:table-cell>
          <table:table-cell table:formula="of:=LOG([.$A6];2)-8" office:value-type="float" office:value="0.584962500721156" calcext:value-type="float">
            <text:p>0.584962500721156</text:p>
          </table:table-cell>
          <table:table-cell table:formula="of:=LOG([.$E6];2)-8" office:value-type="float" office:value="0.583082767502933" calcext:value-type="float">
            <text:p>0.583082767502933</text:p>
          </table:table-cell>
          <table:table-cell table:formula="of:=LOG([.$F6];2)-8" office:value-type="float" office:value="0.586839787961827" calcext:value-type="float">
            <text:p>0.586839787961827</text:p>
          </table:table-cell>
          <table:table-cell table:formula="of:=[.$I6]-[.$H6]" office:value-type="float" office:value="0.00375702045889348" calcext:value-type="float">
            <text:p>0.003757020458893</text:p>
          </table:table-cell>
          <table:table-cell table:formula="of:=[.$B6]/[.$J6]" office:value-type="float" office:value="0.532336733824719" calcext:value-type="float">
            <text:p>0.532336733824719</text:p>
          </table:table-cell>
          <table:table-cell table:formula="of:=[.$C6]/[.$J6]" office:value-type="float" office:value="0.0266168366912359" calcext:value-type="float">
            <text:p>0.026616836691236</text:p>
          </table:table-cell>
          <table:table-cell table:formula="of:=[.$D6]/[.$J6]" office:value-type="float" office:value="2.50198264897618" calcext:value-type="float">
            <text:p>2.50198264897618</text:p>
          </table:table-cell>
          <table:table-cell table:formula="of:=299792.458/[.$A6]" office:value-type="float" office:value="780.709526041667" calcext:value-type="float">
            <text:p>780.709526041667</text:p>
          </table:table-cell>
          <table:table-cell table:formula="of:=299792.458/[.$E6]" office:value-type="float" office:value="781.727400260756" calcext:value-type="float">
            <text:p>781.727400260756</text:p>
          </table:table-cell>
          <table:table-cell table:formula="of:=299792.458/[.$F6]" office:value-type="float" office:value="779.694299089727" calcext:value-type="float">
            <text:p>779.694299089727</text:p>
          </table:table-cell>
          <table:table-cell table:formula="of:=[.$O6]-[.$P6]" office:value-type="float" office:value="2.03310117102922" calcext:value-type="float">
            <text:p>2.03310117102922</text:p>
          </table:table-cell>
          <table:table-cell table:formula="of:=[.$B6]/[.$Q6]" office:value-type="float" office:value="0.000983718876610327" calcext:value-type="float">
            <text:p>0.00098371887661</text:p>
          </table:table-cell>
          <table:table-cell table:formula="of:=[.$C6]/[.$Q6]" office:value-type="float" office:value="0.0000491859438305163" calcext:value-type="float">
            <text:p>4.91859438305163E-05</text:p>
          </table:table-cell>
          <table:table-cell table:formula="of:=[.$D6]/[.$Q6]" office:value-type="float" office:value="0.00462347872006854" calcext:value-type="float">
            <text:p>0.00462347872006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5" calcext:value-type="float">
            <text:p>0.0105</text:p>
          </table:table-cell>
          <table:table-cell table:formula="of:=[.$A7]-0.5" office:value-type="float" office:value="384.5" calcext:value-type="float">
            <text:p>384.5</text:p>
          </table:table-cell>
          <table:table-cell table:formula="of:=[.$A7]+0.5" office:value-type="float" office:value="385.5" calcext:value-type="float">
            <text:p>385.5</text:p>
          </table:table-cell>
          <table:table-cell table:formula="of:=LOG([.$A7];2)-8" office:value-type="float" office:value="0.588714635582265" calcext:value-type="float">
            <text:p>0.588714635582265</text:p>
          </table:table-cell>
          <table:table-cell table:formula="of:=LOG([.$E7];2)-8" office:value-type="float" office:value="0.586839787961827" calcext:value-type="float">
            <text:p>0.586839787961827</text:p>
          </table:table-cell>
          <table:table-cell table:formula="of:=LOG([.$F7];2)-8" office:value-type="float" office:value="0.590587049915033" calcext:value-type="float">
            <text:p>0.590587049915033</text:p>
          </table:table-cell>
          <table:table-cell table:formula="of:=[.$I7]-[.$H7]" office:value-type="float" office:value="0.0037472619532064" calcext:value-type="float">
            <text:p>0.003747261953206</text:p>
          </table:table-cell>
          <table:table-cell table:formula="of:=[.$B7]/[.$J7]" office:value-type="float" office:value="0.587095331864252" calcext:value-type="float">
            <text:p>0.587095331864252</text:p>
          </table:table-cell>
          <table:table-cell table:formula="of:=[.$C7]/[.$J7]" office:value-type="float" office:value="0.0266861514483751" calcext:value-type="float">
            <text:p>0.026686151448375</text:p>
          </table:table-cell>
          <table:table-cell table:formula="of:=[.$D7]/[.$J7]" office:value-type="float" office:value="2.80204590207939" calcext:value-type="float">
            <text:p>2.80204590207939</text:p>
          </table:table-cell>
          <table:table-cell table:formula="of:=299792.458/[.$A7]" office:value-type="float" office:value="778.681709090909" calcext:value-type="float">
            <text:p>778.681709090909</text:p>
          </table:table-cell>
          <table:table-cell table:formula="of:=299792.458/[.$E7]" office:value-type="float" office:value="779.694299089727" calcext:value-type="float">
            <text:p>779.694299089727</text:p>
          </table:table-cell>
          <table:table-cell table:formula="of:=299792.458/[.$F7]" office:value-type="float" office:value="777.671745784695" calcext:value-type="float">
            <text:p>777.671745784695</text:p>
          </table:table-cell>
          <table:table-cell table:formula="of:=[.$O7]-[.$P7]" office:value-type="float" office:value="2.02255330503169" calcext:value-type="float">
            <text:p>2.02255330503169</text:p>
          </table:table-cell>
          <table:table-cell table:formula="of:=[.$B7]/[.$Q7]" office:value-type="float" office:value="0.0010877340016339" calcext:value-type="float">
            <text:p>0.001087734001634</text:p>
          </table:table-cell>
          <table:table-cell table:formula="of:=[.$C7]/[.$Q7]" office:value-type="float" office:value="0.0000494424546197229" calcext:value-type="float">
            <text:p>4.94424546197229E-05</text:p>
          </table:table-cell>
          <table:table-cell table:formula="of:=[.$D7]/[.$Q7]" office:value-type="float" office:value="0.0051914577350709" calcext:value-type="float">
            <text:p>0.00519145773507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2" calcext:value-type="float">
            <text:p>0.012</text:p>
          </table:table-cell>
          <table:table-cell table:formula="of:=[.$A8]-0.5" office:value-type="float" office:value="385.5" calcext:value-type="float">
            <text:p>385.5</text:p>
          </table:table-cell>
          <table:table-cell table:formula="of:=[.$A8]+0.5" office:value-type="float" office:value="386.5" calcext:value-type="float">
            <text:p>386.5</text:p>
          </table:table-cell>
          <table:table-cell table:formula="of:=LOG([.$A8];2)-8" office:value-type="float" office:value="0.592457037268082" calcext:value-type="float">
            <text:p>0.592457037268082</text:p>
          </table:table-cell>
          <table:table-cell table:formula="of:=LOG([.$E8];2)-8" office:value-type="float" office:value="0.590587049915033" calcext:value-type="float">
            <text:p>0.590587049915033</text:p>
          </table:table-cell>
          <table:table-cell table:formula="of:=LOG([.$F8];2)-8" office:value-type="float" office:value="0.594324603924848" calcext:value-type="float">
            <text:p>0.594324603924848</text:p>
          </table:table-cell>
          <table:table-cell table:formula="of:=[.$I8]-[.$H8]" office:value-type="float" office:value="0.00373755400981501" calcext:value-type="float">
            <text:p>0.003737554009815</text:p>
          </table:table-cell>
          <table:table-cell table:formula="of:=[.$B8]/[.$J8]" office:value-type="float" office:value="0.668886655131904" calcext:value-type="float">
            <text:p>0.668886655131904</text:p>
          </table:table-cell>
          <table:table-cell table:formula="of:=[.$C8]/[.$J8]" office:value-type="float" office:value="0.0267554662052762" calcext:value-type="float">
            <text:p>0.026755466205276</text:p>
          </table:table-cell>
          <table:table-cell table:formula="of:=[.$D8]/[.$J8]" office:value-type="float" office:value="3.21065594463314" calcext:value-type="float">
            <text:p>3.21065594463314</text:p>
          </table:table-cell>
          <table:table-cell table:formula="of:=299792.458/[.$A8]" office:value-type="float" office:value="776.664398963731" calcext:value-type="float">
            <text:p>776.664398963731</text:p>
          </table:table-cell>
          <table:table-cell table:formula="of:=299792.458/[.$E8]" office:value-type="float" office:value="777.671745784695" calcext:value-type="float">
            <text:p>777.671745784695</text:p>
          </table:table-cell>
          <table:table-cell table:formula="of:=299792.458/[.$F8]" office:value-type="float" office:value="775.65965847348" calcext:value-type="float">
            <text:p>775.65965847348</text:p>
          </table:table-cell>
          <table:table-cell table:formula="of:=[.$O8]-[.$P8]" office:value-type="float" office:value="2.01208731121528" calcext:value-type="float">
            <text:p>2.01208731121528</text:p>
          </table:table-cell>
          <table:table-cell table:formula="of:=[.$B8]/[.$Q8]" office:value-type="float" office:value="0.00124249081342798" calcext:value-type="float">
            <text:p>0.001242490813428</text:p>
          </table:table-cell>
          <table:table-cell table:formula="of:=[.$C8]/[.$Q8]" office:value-type="float" office:value="0.0000496996325371193" calcext:value-type="float">
            <text:p>4.96996325371193E-05</text:p>
          </table:table-cell>
          <table:table-cell table:formula="of:=[.$D8]/[.$Q8]" office:value-type="float" office:value="0.00596395590445432" calcext:value-type="float">
            <text:p>0.00596395590445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36" calcext:value-type="float">
            <text:p>0.0136</text:p>
          </table:table-cell>
          <table:table-cell table:formula="of:=[.$A9]-0.5" office:value-type="float" office:value="386.5" calcext:value-type="float">
            <text:p>386.5</text:p>
          </table:table-cell>
          <table:table-cell table:formula="of:=[.$A9]+0.5" office:value-type="float" office:value="387.5" calcext:value-type="float">
            <text:p>387.5</text:p>
          </table:table-cell>
          <table:table-cell table:formula="of:=LOG([.$A9];2)-8" office:value-type="float" office:value="0.59618975614441" calcext:value-type="float">
            <text:p>0.59618975614441</text:p>
          </table:table-cell>
          <table:table-cell table:formula="of:=LOG([.$E9];2)-8" office:value-type="float" office:value="0.594324603924848" calcext:value-type="float">
            <text:p>0.594324603924848</text:p>
          </table:table-cell>
          <table:table-cell table:formula="of:=LOG([.$F9];2)-8" office:value-type="float" office:value="0.5980525001616" calcext:value-type="float">
            <text:p>0.5980525001616</text:p>
          </table:table-cell>
          <table:table-cell table:formula="of:=[.$I9]-[.$H9]" office:value-type="float" office:value="0.00372789623675196" calcext:value-type="float">
            <text:p>0.003727896236752</text:p>
          </table:table-cell>
          <table:table-cell table:formula="of:=[.$B9]/[.$J9]" office:value-type="float" office:value="0.777918647898503" calcext:value-type="float">
            <text:p>0.777918647898503</text:p>
          </table:table-cell>
          <table:table-cell table:formula="of:=[.$C9]/[.$J9]" office:value-type="float" office:value="0.0268247809620173" calcext:value-type="float">
            <text:p>0.026824780962017</text:p>
          </table:table-cell>
          <table:table-cell table:formula="of:=[.$D9]/[.$J9]" office:value-type="float" office:value="3.64817021083436" calcext:value-type="float">
            <text:p>3.64817021083436</text:p>
          </table:table-cell>
          <table:table-cell table:formula="of:=299792.458/[.$A9]" office:value-type="float" office:value="774.657514211886" calcext:value-type="float">
            <text:p>774.657514211886</text:p>
          </table:table-cell>
          <table:table-cell table:formula="of:=299792.458/[.$E9]" office:value-type="float" office:value="775.65965847348" calcext:value-type="float">
            <text:p>775.65965847348</text:p>
          </table:table-cell>
          <table:table-cell table:formula="of:=299792.458/[.$F9]" office:value-type="float" office:value="773.657956129032" calcext:value-type="float">
            <text:p>773.657956129032</text:p>
          </table:table-cell>
          <table:table-cell table:formula="of:=[.$O9]-[.$P9]" office:value-type="float" office:value="2.00170234444772" calcext:value-type="float">
            <text:p>2.00170234444772</text:p>
          </table:table-cell>
          <table:table-cell table:formula="of:=[.$B9]/[.$Q9]" office:value-type="float" office:value="0.00144876684989852" calcext:value-type="float">
            <text:p>0.001448766849899</text:p>
          </table:table-cell>
          <table:table-cell table:formula="of:=[.$C9]/[.$Q9]" office:value-type="float" office:value="0.0000499574775827074" calcext:value-type="float">
            <text:p>4.99574775827074E-05</text:p>
          </table:table-cell>
          <table:table-cell table:formula="of:=[.$D9]/[.$Q9]" office:value-type="float" office:value="0.00679421695124821" calcext:value-type="float">
            <text:p>0.00679421695124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55" calcext:value-type="float">
            <text:p>0.0155</text:p>
          </table:table-cell>
          <table:table-cell table:formula="of:=[.$A10]-0.5" office:value-type="float" office:value="387.5" calcext:value-type="float">
            <text:p>387.5</text:p>
          </table:table-cell>
          <table:table-cell table:formula="of:=[.$A10]+0.5" office:value-type="float" office:value="388.5" calcext:value-type="float">
            <text:p>388.5</text:p>
          </table:table-cell>
          <table:table-cell table:formula="of:=LOG([.$A10];2)-8" office:value-type="float" office:value="0.599912842187129" calcext:value-type="float">
            <text:p>0.599912842187129</text:p>
          </table:table-cell>
          <table:table-cell table:formula="of:=LOG([.$E10];2)-8" office:value-type="float" office:value="0.5980525001616" calcext:value-type="float">
            <text:p>0.5980525001616</text:p>
          </table:table-cell>
          <table:table-cell table:formula="of:=LOG([.$F10];2)-8" office:value-type="float" office:value="0.601770788407711" calcext:value-type="float">
            <text:p>0.601770788407711</text:p>
          </table:table-cell>
          <table:table-cell table:formula="of:=[.$I10]-[.$H10]" office:value-type="float" office:value="0.00371828824611065" calcext:value-type="float">
            <text:p>0.003718288246111</text:p>
          </table:table-cell>
          <table:table-cell table:formula="of:=[.$B10]/[.$J10]" office:value-type="float" office:value="0.887505158711625" calcext:value-type="float">
            <text:p>0.887505158711625</text:p>
          </table:table-cell>
          <table:table-cell table:formula="of:=[.$C10]/[.$J10]" office:value-type="float" office:value="0.0268940957185341" calcext:value-type="float">
            <text:p>0.026894095718534</text:p>
          </table:table-cell>
          <table:table-cell table:formula="of:=[.$D10]/[.$J10]" office:value-type="float" office:value="4.16858483637279" calcext:value-type="float">
            <text:p>4.16858483637279</text:p>
          </table:table-cell>
          <table:table-cell table:formula="of:=299792.458/[.$A10]" office:value-type="float" office:value="772.660974226804" calcext:value-type="float">
            <text:p>772.660974226804</text:p>
          </table:table-cell>
          <table:table-cell table:formula="of:=299792.458/[.$E10]" office:value-type="float" office:value="773.657956129032" calcext:value-type="float">
            <text:p>773.657956129032</text:p>
          </table:table-cell>
          <table:table-cell table:formula="of:=299792.458/[.$F10]" office:value-type="float" office:value="771.666558558559" calcext:value-type="float">
            <text:p>771.666558558559</text:p>
          </table:table-cell>
          <table:table-cell table:formula="of:=[.$O10]-[.$P10]" office:value-type="float" office:value="1.99139757047362" calcext:value-type="float">
            <text:p>1.99139757047362</text:p>
          </table:table-cell>
          <table:table-cell table:formula="of:=[.$B10]/[.$Q10]" office:value-type="float" office:value="0.00165712766196413" calcext:value-type="float">
            <text:p>0.001657127661964</text:p>
          </table:table-cell>
          <table:table-cell table:formula="of:=[.$C10]/[.$Q10]" office:value-type="float" office:value="0.0000502159897564887" calcext:value-type="float">
            <text:p>5.02159897564887E-05</text:p>
          </table:table-cell>
          <table:table-cell table:formula="of:=[.$D10]/[.$Q10]" office:value-type="float" office:value="0.00778347841225575" calcext:value-type="float">
            <text:p>0.00778347841225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77" calcext:value-type="float">
            <text:p>0.0177</text:p>
          </table:table-cell>
          <table:table-cell table:formula="of:=[.$A11]-0.5" office:value-type="float" office:value="388.5" calcext:value-type="float">
            <text:p>388.5</text:p>
          </table:table-cell>
          <table:table-cell table:formula="of:=[.$A11]+0.5" office:value-type="float" office:value="389.5" calcext:value-type="float">
            <text:p>389.5</text:p>
          </table:table-cell>
          <table:table-cell table:formula="of:=LOG([.$A11];2)-8" office:value-type="float" office:value="0.603626344986191" calcext:value-type="float">
            <text:p>0.603626344986191</text:p>
          </table:table-cell>
          <table:table-cell table:formula="of:=LOG([.$E11];2)-8" office:value-type="float" office:value="0.601770788407711" calcext:value-type="float">
            <text:p>0.601770788407711</text:p>
          </table:table-cell>
          <table:table-cell table:formula="of:=LOG([.$F11];2)-8" office:value-type="float" office:value="0.605479518061669" calcext:value-type="float">
            <text:p>0.605479518061669</text:p>
          </table:table-cell>
          <table:table-cell table:formula="of:=[.$I11]-[.$H11]" office:value-type="float" office:value="0.00370872965395819" calcext:value-type="float">
            <text:p>0.003708729653958</text:p>
          </table:table-cell>
          <table:table-cell table:formula="of:=[.$B11]/[.$J11]" office:value-type="float" office:value="0.997646187570218" calcext:value-type="float">
            <text:p>0.997646187570218</text:p>
          </table:table-cell>
          <table:table-cell table:formula="of:=[.$C11]/[.$J11]" office:value-type="float" office:value="0.0269634104748708" calcext:value-type="float">
            <text:p>0.026963410474871</text:p>
          </table:table-cell>
          <table:table-cell table:formula="of:=[.$D11]/[.$J11]" office:value-type="float" office:value="4.77252365405213" calcext:value-type="float">
            <text:p>4.77252365405213</text:p>
          </table:table-cell>
          <table:table-cell table:formula="of:=299792.458/[.$A11]" office:value-type="float" office:value="770.674699228792" calcext:value-type="float">
            <text:p>770.674699228792</text:p>
          </table:table-cell>
          <table:table-cell table:formula="of:=299792.458/[.$E11]" office:value-type="float" office:value="771.666558558559" calcext:value-type="float">
            <text:p>771.666558558559</text:p>
          </table:table-cell>
          <table:table-cell table:formula="of:=299792.458/[.$F11]" office:value-type="float" office:value="769.685386392811" calcext:value-type="float">
            <text:p>769.685386392811</text:p>
          </table:table-cell>
          <table:table-cell table:formula="of:=[.$O11]-[.$P11]" office:value-type="float" office:value="1.98117216574735" calcext:value-type="float">
            <text:p>1.98117216574735</text:p>
          </table:table-cell>
          <table:table-cell table:formula="of:=[.$B11]/[.$Q11]" office:value-type="float" office:value="0.00186758125516278" calcext:value-type="float">
            <text:p>0.001867581255163</text:p>
          </table:table-cell>
          <table:table-cell table:formula="of:=[.$C11]/[.$Q11]" office:value-type="float" office:value="0.0000504751690584535" calcext:value-type="float">
            <text:p>5.04751690584535E-05</text:p>
          </table:table-cell>
          <table:table-cell table:formula="of:=[.$D11]/[.$Q11]" office:value-type="float" office:value="0.00893410492334626" calcext:value-type="float">
            <text:p>0.00893410492334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01" calcext:value-type="float">
            <text:p>0.0201</text:p>
          </table:table-cell>
          <table:table-cell table:formula="of:=[.$A12]-0.5" office:value-type="float" office:value="389.5" calcext:value-type="float">
            <text:p>389.5</text:p>
          </table:table-cell>
          <table:table-cell table:formula="of:=[.$A12]+0.5" office:value-type="float" office:value="390.5" calcext:value-type="float">
            <text:p>390.5</text:p>
          </table:table-cell>
          <table:table-cell table:formula="of:=LOG([.$A12];2)-8" office:value-type="float" office:value="0.60733031374961" calcext:value-type="float">
            <text:p>0.60733031374961</text:p>
          </table:table-cell>
          <table:table-cell table:formula="of:=LOG([.$E12];2)-8" office:value-type="float" office:value="0.605479518061669" calcext:value-type="float">
            <text:p>0.605479518061669</text:p>
          </table:table-cell>
          <table:table-cell table:formula="of:=LOG([.$F12];2)-8" office:value-type="float" office:value="0.60917873814198" calcext:value-type="float">
            <text:p>0.60917873814198</text:p>
          </table:table-cell>
          <table:table-cell table:formula="of:=[.$I12]-[.$H12]" office:value-type="float" office:value="0.00369922008031054" calcext:value-type="float">
            <text:p>0.003699220080311</text:p>
          </table:table-cell>
          <table:table-cell table:formula="of:=[.$B12]/[.$J12]" office:value-type="float" office:value="1.13537445970163" calcext:value-type="float">
            <text:p>1.13537445970163</text:p>
          </table:table-cell>
          <table:table-cell table:formula="of:=[.$C12]/[.$J12]" office:value-type="float" office:value="0.0270327252309912" calcext:value-type="float">
            <text:p>0.027032725230991</text:p>
          </table:table-cell>
          <table:table-cell table:formula="of:=[.$D12]/[.$J12]" office:value-type="float" office:value="5.43357777142923" calcext:value-type="float">
            <text:p>5.43357777142923</text:p>
          </table:table-cell>
          <table:table-cell table:formula="of:=299792.458/[.$A12]" office:value-type="float" office:value="768.69861025641" calcext:value-type="float">
            <text:p>768.69861025641</text:p>
          </table:table-cell>
          <table:table-cell table:formula="of:=299792.458/[.$E12]" office:value-type="float" office:value="769.685386392811" calcext:value-type="float">
            <text:p>769.685386392811</text:p>
          </table:table-cell>
          <table:table-cell table:formula="of:=299792.458/[.$F12]" office:value-type="float" office:value="767.714361075544" calcext:value-type="float">
            <text:p>767.714361075544</text:p>
          </table:table-cell>
          <table:table-cell table:formula="of:=[.$O12]-[.$P12]" office:value-type="float" office:value="1.97102531726705" calcext:value-type="float">
            <text:p>1.97102531726705</text:p>
          </table:table-cell>
          <table:table-cell table:formula="of:=[.$B12]/[.$Q12]" office:value-type="float" office:value="0.00213087065052191" calcext:value-type="float">
            <text:p>0.002130870650522</text:p>
          </table:table-cell>
          <table:table-cell table:formula="of:=[.$C12]/[.$Q12]" office:value-type="float" office:value="0.000050735015488617" calcext:value-type="float">
            <text:p>5.0735015488617E-05</text:p>
          </table:table-cell>
          <table:table-cell table:formula="of:=[.$D12]/[.$Q12]" office:value-type="float" office:value="0.010197738113212" calcext:value-type="float">
            <text:p>0.01019773811321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225" calcext:value-type="float">
            <text:p>0.0225</text:p>
          </table:table-cell>
          <table:table-cell table:formula="of:=[.$A13]-0.5" office:value-type="float" office:value="390.5" calcext:value-type="float">
            <text:p>390.5</text:p>
          </table:table-cell>
          <table:table-cell table:formula="of:=[.$A13]+0.5" office:value-type="float" office:value="391.5" calcext:value-type="float">
            <text:p>391.5</text:p>
          </table:table-cell>
          <table:table-cell table:formula="of:=LOG([.$A13];2)-8" office:value-type="float" office:value="0.611024797307353" calcext:value-type="float">
            <text:p>0.611024797307353</text:p>
          </table:table-cell>
          <table:table-cell table:formula="of:=LOG([.$E13];2)-8" office:value-type="float" office:value="0.60917873814198" calcext:value-type="float">
            <text:p>0.60917873814198</text:p>
          </table:table-cell>
          <table:table-cell table:formula="of:=LOG([.$F13];2)-8" office:value-type="float" office:value="0.612868497291041" calcext:value-type="float">
            <text:p>0.612868497291041</text:p>
          </table:table-cell>
          <table:table-cell table:formula="of:=[.$I13]-[.$H13]" office:value-type="float" office:value="0.00368975914906144" calcext:value-type="float">
            <text:p>0.003689759149061</text:p>
          </table:table-cell>
          <table:table-cell table:formula="of:=[.$B13]/[.$J13]" office:value-type="float" office:value="1.30089791937259" calcext:value-type="float">
            <text:p>1.30089791937259</text:p>
          </table:table-cell>
          <table:table-cell table:formula="of:=[.$C13]/[.$J13]" office:value-type="float" office:value="0.0271020399869289" calcext:value-type="float">
            <text:p>0.027102039986929</text:p>
          </table:table-cell>
          <table:table-cell table:formula="of:=[.$D13]/[.$J13]" office:value-type="float" office:value="6.097958997059" calcext:value-type="float">
            <text:p>6.097958997059</text:p>
          </table:table-cell>
          <table:table-cell table:formula="of:=299792.458/[.$A13]" office:value-type="float" office:value="766.73262915601" calcext:value-type="float">
            <text:p>766.73262915601</text:p>
          </table:table-cell>
          <table:table-cell table:formula="of:=299792.458/[.$E13]" office:value-type="float" office:value="767.714361075544" calcext:value-type="float">
            <text:p>767.714361075544</text:p>
          </table:table-cell>
          <table:table-cell table:formula="of:=299792.458/[.$F13]" office:value-type="float" office:value="765.753404853129" calcext:value-type="float">
            <text:p>765.753404853129</text:p>
          </table:table-cell>
          <table:table-cell table:formula="of:=[.$O13]-[.$P13]" office:value-type="float" office:value="1.96095622241523" calcext:value-type="float">
            <text:p>1.96095622241523</text:p>
          </table:table-cell>
          <table:table-cell table:formula="of:=[.$B13]/[.$Q13]" office:value-type="float" office:value="0.00244778539425425" calcext:value-type="float">
            <text:p>0.002447785394254</text:p>
          </table:table-cell>
          <table:table-cell table:formula="of:=[.$C13]/[.$Q13]" office:value-type="float" office:value="0.0000509955290469636" calcext:value-type="float">
            <text:p>5.09955290469636E-05</text:p>
          </table:table-cell>
          <table:table-cell table:formula="of:=[.$D13]/[.$Q13]" office:value-type="float" office:value="0.0114739940355668" calcext:value-type="float">
            <text:p>0.01147399403556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52" calcext:value-type="float">
            <text:p>0.0252</text:p>
          </table:table-cell>
          <table:table-cell table:formula="of:=[.$A14]-0.5" office:value-type="float" office:value="391.5" calcext:value-type="float">
            <text:p>391.5</text:p>
          </table:table-cell>
          <table:table-cell table:formula="of:=[.$A14]+0.5" office:value-type="float" office:value="392.5" calcext:value-type="float">
            <text:p>392.5</text:p>
          </table:table-cell>
          <table:table-cell table:formula="of:=LOG([.$A14];2)-8" office:value-type="float" office:value="0.614709844115207" calcext:value-type="float">
            <text:p>0.614709844115207</text:p>
          </table:table-cell>
          <table:table-cell table:formula="of:=LOG([.$E14];2)-8" office:value-type="float" office:value="0.612868497291041" calcext:value-type="float">
            <text:p>0.612868497291041</text:p>
          </table:table-cell>
          <table:table-cell table:formula="of:=LOG([.$F14];2)-8" office:value-type="float" office:value="0.61654884377899" calcext:value-type="float">
            <text:p>0.61654884377899</text:p>
          </table:table-cell>
          <table:table-cell table:formula="of:=[.$I14]-[.$H14]" office:value-type="float" office:value="0.00368034648794868" calcext:value-type="float">
            <text:p>0.003680346487949</text:p>
          </table:table-cell>
          <table:table-cell table:formula="of:=[.$B14]/[.$J14]" office:value-type="float" office:value="1.44008180136161" calcext:value-type="float">
            <text:p>1.44008180136161</text:p>
          </table:table-cell>
          <table:table-cell table:formula="of:=[.$C14]/[.$J14]" office:value-type="float" office:value="0.0543427094853436" calcext:value-type="float">
            <text:p>0.054342709485344</text:p>
          </table:table-cell>
          <table:table-cell table:formula="of:=[.$D14]/[.$J14]" office:value-type="float" office:value="6.8471813951533" calcext:value-type="float">
            <text:p>6.8471813951533</text:p>
          </table:table-cell>
          <table:table-cell table:formula="of:=299792.458/[.$A14]" office:value-type="float" office:value="764.776678571429" calcext:value-type="float">
            <text:p>764.776678571429</text:p>
          </table:table-cell>
          <table:table-cell table:formula="of:=299792.458/[.$E14]" office:value-type="float" office:value="765.753404853129" calcext:value-type="float">
            <text:p>765.753404853129</text:p>
          </table:table-cell>
          <table:table-cell table:formula="of:=299792.458/[.$F14]" office:value-type="float" office:value="763.802440764331" calcext:value-type="float">
            <text:p>763.802440764331</text:p>
          </table:table-cell>
          <table:table-cell table:formula="of:=[.$O14]-[.$P14]" office:value-type="float" office:value="1.95096408879772" calcext:value-type="float">
            <text:p>1.95096408879772</text:p>
          </table:table-cell>
          <table:table-cell table:formula="of:=[.$B14]/[.$Q14]" office:value-type="float" office:value="0.00271660561587585" calcext:value-type="float">
            <text:p>0.002716605615876</text:p>
          </table:table-cell>
          <table:table-cell table:formula="of:=[.$C14]/[.$Q14]" office:value-type="float" office:value="0.000102513419467013" calcext:value-type="float">
            <text:p>0.000102513419467</text:p>
          </table:table-cell>
          <table:table-cell table:formula="of:=[.$D14]/[.$Q14]" office:value-type="float" office:value="0.0129166908528437" calcext:value-type="float">
            <text:p>0.01291669085284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84" calcext:value-type="float">
            <text:p>0.0284</text:p>
          </table:table-cell>
          <table:table-cell table:formula="of:=[.$A15]-0.5" office:value-type="float" office:value="392.5" calcext:value-type="float">
            <text:p>392.5</text:p>
          </table:table-cell>
          <table:table-cell table:formula="of:=[.$A15]+0.5" office:value-type="float" office:value="393.5" calcext:value-type="float">
            <text:p>393.5</text:p>
          </table:table-cell>
          <table:table-cell table:formula="of:=LOG([.$A15];2)-8" office:value-type="float" office:value="0.618385502258606" calcext:value-type="float">
            <text:p>0.618385502258606</text:p>
          </table:table-cell>
          <table:table-cell table:formula="of:=LOG([.$E15];2)-8" office:value-type="float" office:value="0.61654884377899" calcext:value-type="float">
            <text:p>0.61654884377899</text:p>
          </table:table-cell>
          <table:table-cell table:formula="of:=LOG([.$F15];2)-8" office:value-type="float" office:value="0.620219825507487" calcext:value-type="float">
            <text:p>0.620219825507487</text:p>
          </table:table-cell>
          <table:table-cell table:formula="of:=[.$I15]-[.$H15]" office:value-type="float" office:value="0.00367098172849722" calcext:value-type="float">
            <text:p>0.003670981728497</text:p>
          </table:table-cell>
          <table:table-cell table:formula="of:=[.$B15]/[.$J15]" office:value-type="float" office:value="1.63444016989324" calcext:value-type="float">
            <text:p>1.63444016989324</text:p>
          </table:table-cell>
          <table:table-cell table:formula="of:=[.$C15]/[.$J15]" office:value-type="float" office:value="0.0544813389964415" calcext:value-type="float">
            <text:p>0.054481338996442</text:p>
          </table:table-cell>
          <table:table-cell table:formula="of:=[.$D15]/[.$J15]" office:value-type="float" office:value="7.73635013749469" calcext:value-type="float">
            <text:p>7.73635013749469</text:p>
          </table:table-cell>
          <table:table-cell table:formula="of:=299792.458/[.$A15]" office:value-type="float" office:value="762.830681933842" calcext:value-type="float">
            <text:p>762.830681933842</text:p>
          </table:table-cell>
          <table:table-cell table:formula="of:=299792.458/[.$E15]" office:value-type="float" office:value="763.802440764331" calcext:value-type="float">
            <text:p>763.802440764331</text:p>
          </table:table-cell>
          <table:table-cell table:formula="of:=299792.458/[.$F15]" office:value-type="float" office:value="761.861392630241" calcext:value-type="float">
            <text:p>761.861392630241</text:p>
          </table:table-cell>
          <table:table-cell table:formula="of:=[.$O15]-[.$P15]" office:value-type="float" office:value="1.94104813408978" calcext:value-type="float">
            <text:p>1.94104813408978</text:p>
          </table:table-cell>
          <table:table-cell table:formula="of:=[.$B15]/[.$Q15]" office:value-type="float" office:value="0.00309111345289414" calcext:value-type="float">
            <text:p>0.003091113452894</text:p>
          </table:table-cell>
          <table:table-cell table:formula="of:=[.$C15]/[.$Q15]" office:value-type="float" office:value="0.000103037115096471" calcext:value-type="float">
            <text:p>0.000103037115096</text:p>
          </table:table-cell>
          <table:table-cell table:formula="of:=[.$D15]/[.$Q15]" office:value-type="float" office:value="0.0146312703436989" calcext:value-type="float">
            <text:p>0.01463127034369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32" calcext:value-type="float">
            <text:p>0.032</text:p>
          </table:table-cell>
          <table:table-cell table:formula="of:=[.$A16]-0.5" office:value-type="float" office:value="393.5" calcext:value-type="float">
            <text:p>393.5</text:p>
          </table:table-cell>
          <table:table-cell table:formula="of:=[.$A16]+0.5" office:value-type="float" office:value="394.5" calcext:value-type="float">
            <text:p>394.5</text:p>
          </table:table-cell>
          <table:table-cell table:formula="of:=LOG([.$A16];2)-8" office:value-type="float" office:value="0.622051819456377" calcext:value-type="float">
            <text:p>0.622051819456377</text:p>
          </table:table-cell>
          <table:table-cell table:formula="of:=LOG([.$E16];2)-8" office:value-type="float" office:value="0.620219825507487" calcext:value-type="float">
            <text:p>0.620219825507487</text:p>
          </table:table-cell>
          <table:table-cell table:formula="of:=LOG([.$F16];2)-8" office:value-type="float" office:value="0.62388149001346" calcext:value-type="float">
            <text:p>0.62388149001346</text:p>
          </table:table-cell>
          <table:table-cell table:formula="of:=[.$I16]-[.$H16]" office:value-type="float" office:value="0.00366166450597305" calcext:value-type="float">
            <text:p>0.003661664505973</text:p>
          </table:table-cell>
          <table:table-cell table:formula="of:=[.$B16]/[.$J16]" office:value-type="float" office:value="1.85707892924313" calcext:value-type="float">
            <text:p>1.85707892924313</text:p>
          </table:table-cell>
          <table:table-cell table:formula="of:=[.$C16]/[.$J16]" office:value-type="float" office:value="0.0546199685071508" calcext:value-type="float">
            <text:p>0.054619968507151</text:p>
          </table:table-cell>
          <table:table-cell table:formula="of:=[.$D16]/[.$J16]" office:value-type="float" office:value="8.73919496114413" calcext:value-type="float">
            <text:p>8.73919496114413</text:p>
          </table:table-cell>
          <table:table-cell table:formula="of:=299792.458/[.$A16]" office:value-type="float" office:value="760.894563451777" calcext:value-type="float">
            <text:p>760.894563451777</text:p>
          </table:table-cell>
          <table:table-cell table:formula="of:=299792.458/[.$E16]" office:value-type="float" office:value="761.861392630241" calcext:value-type="float">
            <text:p>761.861392630241</text:p>
          </table:table-cell>
          <table:table-cell table:formula="of:=299792.458/[.$F16]" office:value-type="float" office:value="759.93018504436" calcext:value-type="float">
            <text:p>759.93018504436</text:p>
          </table:table-cell>
          <table:table-cell table:formula="of:=[.$O16]-[.$P16]" office:value-type="float" office:value="1.93120758588157" calcext:value-type="float">
            <text:p>1.93120758588157</text:p>
          </table:table-cell>
          <table:table-cell table:formula="of:=[.$B16]/[.$Q16]" office:value-type="float" office:value="0.00352111292939848" calcext:value-type="float">
            <text:p>0.003521112929398</text:p>
          </table:table-cell>
          <table:table-cell table:formula="of:=[.$C16]/[.$Q16]" office:value-type="float" office:value="0.000103562144982308" calcext:value-type="float">
            <text:p>0.000103562144982</text:p>
          </table:table-cell>
          <table:table-cell table:formula="of:=[.$D16]/[.$Q16]" office:value-type="float" office:value="0.0165699431971693" calcext:value-type="float">
            <text:p>0.01656994319716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362" calcext:value-type="float">
            <text:p>0.0362</text:p>
          </table:table-cell>
          <table:table-cell table:formula="of:=[.$A17]-0.5" office:value-type="float" office:value="394.5" calcext:value-type="float">
            <text:p>394.5</text:p>
          </table:table-cell>
          <table:table-cell table:formula="of:=[.$A17]+0.5" office:value-type="float" office:value="395.5" calcext:value-type="float">
            <text:p>395.5</text:p>
          </table:table-cell>
          <table:table-cell table:formula="of:=LOG([.$A17];2)-8" office:value-type="float" office:value="0.625708843064466" calcext:value-type="float">
            <text:p>0.625708843064466</text:p>
          </table:table-cell>
          <table:table-cell table:formula="of:=LOG([.$E17];2)-8" office:value-type="float" office:value="0.62388149001346" calcext:value-type="float">
            <text:p>0.62388149001346</text:p>
          </table:table-cell>
          <table:table-cell table:formula="of:=LOG([.$F17];2)-8" office:value-type="float" office:value="0.627533884472793" calcext:value-type="float">
            <text:p>0.627533884472793</text:p>
          </table:table-cell>
          <table:table-cell table:formula="of:=[.$I17]-[.$H17]" office:value-type="float" office:value="0.00365239445933341" calcext:value-type="float">
            <text:p>0.003652394459333</text:p>
          </table:table-cell>
          <table:table-cell table:formula="of:=[.$B17]/[.$J17]" office:value-type="float" office:value="2.10820602367394" calcext:value-type="float">
            <text:p>2.10820602367394</text:p>
          </table:table-cell>
          <table:table-cell table:formula="of:=[.$C17]/[.$J17]" office:value-type="float" office:value="0.0547585980175048" calcext:value-type="float">
            <text:p>0.054758598017505</text:p>
          </table:table-cell>
          <table:table-cell table:formula="of:=[.$D17]/[.$J17]" office:value-type="float" office:value="9.91130624116838" calcext:value-type="float">
            <text:p>9.91130624116838</text:p>
          </table:table-cell>
          <table:table-cell table:formula="of:=299792.458/[.$A17]" office:value-type="float" office:value="758.968248101266" calcext:value-type="float">
            <text:p>758.968248101266</text:p>
          </table:table-cell>
          <table:table-cell table:formula="of:=299792.458/[.$E17]" office:value-type="float" office:value="759.93018504436" calcext:value-type="float">
            <text:p>759.93018504436</text:p>
          </table:table-cell>
          <table:table-cell table:formula="of:=299792.458/[.$F17]" office:value-type="float" office:value="758.008743362832" calcext:value-type="float">
            <text:p>758.008743362832</text:p>
          </table:table-cell>
          <table:table-cell table:formula="of:=[.$O17]-[.$P17]" office:value-type="float" office:value="1.92144168152799" calcext:value-type="float">
            <text:p>1.92144168152799</text:p>
          </table:table-cell>
          <table:table-cell table:formula="of:=[.$B17]/[.$Q17]" office:value-type="float" office:value="0.00400740760129483" calcext:value-type="float">
            <text:p>0.004007407601295</text:p>
          </table:table-cell>
          <table:table-cell table:formula="of:=[.$C17]/[.$Q17]" office:value-type="float" office:value="0.000104088509124541" calcext:value-type="float">
            <text:p>0.000104088509125</text:p>
          </table:table-cell>
          <table:table-cell table:formula="of:=[.$D17]/[.$Q17]" office:value-type="float" office:value="0.0188400201515419" calcext:value-type="float">
            <text:p>0.01884002015154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415" calcext:value-type="float">
            <text:p>0.0415</text:p>
          </table:table-cell>
          <table:table-cell table:formula="of:=[.$A18]-0.5" office:value-type="float" office:value="395.5" calcext:value-type="float">
            <text:p>395.5</text:p>
          </table:table-cell>
          <table:table-cell table:formula="of:=[.$A18]+0.5" office:value-type="float" office:value="396.5" calcext:value-type="float">
            <text:p>396.5</text:p>
          </table:table-cell>
          <table:table-cell table:formula="of:=LOG([.$A18];2)-8" office:value-type="float" office:value="0.62935662007961" calcext:value-type="float">
            <text:p>0.62935662007961</text:p>
          </table:table-cell>
          <table:table-cell table:formula="of:=LOG([.$E18];2)-8" office:value-type="float" office:value="0.627533884472793" calcext:value-type="float">
            <text:p>0.627533884472793</text:p>
          </table:table-cell>
          <table:table-cell table:formula="of:=LOG([.$F18];2)-8" office:value-type="float" office:value="0.631177055703978" calcext:value-type="float">
            <text:p>0.631177055703978</text:p>
          </table:table-cell>
          <table:table-cell table:formula="of:=[.$I18]-[.$H18]" office:value-type="float" office:value="0.00364317123118418" calcext:value-type="float">
            <text:p>0.003643171231184</text:p>
          </table:table-cell>
          <table:table-cell table:formula="of:=[.$B18]/[.$J18]" office:value-type="float" office:value="2.41547801121048" calcext:value-type="float">
            <text:p>2.41547801121048</text:p>
          </table:table-cell>
          <table:table-cell table:formula="of:=[.$C18]/[.$J18]" office:value-type="float" office:value="0.0548972275275109" calcext:value-type="float">
            <text:p>0.054897227527511</text:p>
          </table:table-cell>
          <table:table-cell table:formula="of:=[.$D18]/[.$J18]" office:value-type="float" office:value="11.3911747119585" calcext:value-type="float">
            <text:p>11.3911747119585</text:p>
          </table:table-cell>
          <table:table-cell table:formula="of:=299792.458/[.$A18]" office:value-type="float" office:value="757.051661616162" calcext:value-type="float">
            <text:p>757.051661616162</text:p>
          </table:table-cell>
          <table:table-cell table:formula="of:=299792.458/[.$E18]" office:value-type="float" office:value="758.008743362832" calcext:value-type="float">
            <text:p>758.008743362832</text:p>
          </table:table-cell>
          <table:table-cell table:formula="of:=299792.458/[.$F18]" office:value-type="float" office:value="756.09699369483" calcext:value-type="float">
            <text:p>756.09699369483</text:p>
          </table:table-cell>
          <table:table-cell table:formula="of:=[.$O18]-[.$P18]" office:value-type="float" office:value="1.91174966800213" calcext:value-type="float">
            <text:p>1.91174966800213</text:p>
          </table:table-cell>
          <table:table-cell table:formula="of:=[.$B18]/[.$Q18]" office:value-type="float" office:value="0.00460311313101805" calcext:value-type="float">
            <text:p>0.004603113131018</text:p>
          </table:table-cell>
          <table:table-cell table:formula="of:=[.$C18]/[.$Q18]" office:value-type="float" office:value="0.000104616207523137" calcext:value-type="float">
            <text:p>0.000104616207523</text:p>
          </table:table-cell>
          <table:table-cell table:formula="of:=[.$D18]/[.$Q18]" office:value-type="float" office:value="0.021707863061051" calcext:value-type="float">
            <text:p>0.02170786306105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1" calcext:value-type="float">
            <text:p>0.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473" calcext:value-type="float">
            <text:p>0.0473</text:p>
          </table:table-cell>
          <table:table-cell table:formula="of:=[.$A19]-0.5" office:value-type="float" office:value="396.5" calcext:value-type="float">
            <text:p>396.5</text:p>
          </table:table-cell>
          <table:table-cell table:formula="of:=[.$A19]+0.5" office:value-type="float" office:value="397.5" calcext:value-type="float">
            <text:p>397.5</text:p>
          </table:table-cell>
          <table:table-cell table:formula="of:=LOG([.$A19];2)-8" office:value-type="float" office:value="0.632995197142959" calcext:value-type="float">
            <text:p>0.632995197142959</text:p>
          </table:table-cell>
          <table:table-cell table:formula="of:=LOG([.$E19];2)-8" office:value-type="float" office:value="0.631177055703978" calcext:value-type="float">
            <text:p>0.631177055703978</text:p>
          </table:table-cell>
          <table:table-cell table:formula="of:=LOG([.$F19];2)-8" office:value-type="float" office:value="0.634811050171718" calcext:value-type="float">
            <text:p>0.634811050171718</text:p>
          </table:table-cell>
          <table:table-cell table:formula="of:=[.$I19]-[.$H19]" office:value-type="float" office:value="0.00363399446774082" calcext:value-type="float">
            <text:p>0.003633994467741</text:p>
          </table:table-cell>
          <table:table-cell table:formula="of:=[.$B19]/[.$J19]" office:value-type="float" office:value="2.7517928518523" calcext:value-type="float">
            <text:p>2.7517928518523</text:p>
          </table:table-cell>
          <table:table-cell table:formula="of:=[.$C19]/[.$J19]" office:value-type="float" office:value="0.0825537855555691" calcext:value-type="float">
            <text:p>0.082553785555569</text:p>
          </table:table-cell>
          <table:table-cell table:formula="of:=[.$D19]/[.$J19]" office:value-type="float" office:value="13.0159801892614" calcext:value-type="float">
            <text:p>13.0159801892614</text:p>
          </table:table-cell>
          <table:table-cell table:formula="of:=299792.458/[.$A19]" office:value-type="float" office:value="755.144730478589" calcext:value-type="float">
            <text:p>755.144730478589</text:p>
          </table:table-cell>
          <table:table-cell table:formula="of:=299792.458/[.$E19]" office:value-type="float" office:value="756.09699369483" calcext:value-type="float">
            <text:p>756.09699369483</text:p>
          </table:table-cell>
          <table:table-cell table:formula="of:=299792.458/[.$F19]" office:value-type="float" office:value="754.194862893082" calcext:value-type="float">
            <text:p>754.194862893082</text:p>
          </table:table-cell>
          <table:table-cell table:formula="of:=[.$O19]-[.$P19]" office:value-type="float" office:value="1.90213080174806" calcext:value-type="float">
            <text:p>1.90213080174806</text:p>
          </table:table-cell>
          <table:table-cell table:formula="of:=[.$B19]/[.$Q19]" office:value-type="float" office:value="0.00525726200890601" calcext:value-type="float">
            <text:p>0.005257262008906</text:p>
          </table:table-cell>
          <table:table-cell table:formula="of:=[.$C19]/[.$Q19]" office:value-type="float" office:value="0.00015771786026718" calcext:value-type="float">
            <text:p>0.000157717860267</text:p>
          </table:table-cell>
          <table:table-cell table:formula="of:=[.$D19]/[.$Q19]" office:value-type="float" office:value="0.0248668493021254" calcext:value-type="float">
            <text:p>0.02486684930212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536" calcext:value-type="float">
            <text:p>0.0536</text:p>
          </table:table-cell>
          <table:table-cell table:formula="of:=[.$A20]-0.5" office:value-type="float" office:value="397.5" calcext:value-type="float">
            <text:p>397.5</text:p>
          </table:table-cell>
          <table:table-cell table:formula="of:=[.$A20]+0.5" office:value-type="float" office:value="398.5" calcext:value-type="float">
            <text:p>398.5</text:p>
          </table:table-cell>
          <table:table-cell table:formula="of:=LOG([.$A20];2)-8" office:value-type="float" office:value="0.63662462054365" calcext:value-type="float">
            <text:p>0.63662462054365</text:p>
          </table:table-cell>
          <table:table-cell table:formula="of:=LOG([.$E20];2)-8" office:value-type="float" office:value="0.634811050171718" calcext:value-type="float">
            <text:p>0.634811050171718</text:p>
          </table:table-cell>
          <table:table-cell table:formula="of:=LOG([.$F20];2)-8" office:value-type="float" office:value="0.638435913990472" calcext:value-type="float">
            <text:p>0.638435913990472</text:p>
          </table:table-cell>
          <table:table-cell table:formula="of:=[.$I20]-[.$H20]" office:value-type="float" office:value="0.00362486381875371" calcext:value-type="float">
            <text:p>0.003624863818754</text:p>
          </table:table-cell>
          <table:table-cell table:formula="of:=[.$B20]/[.$J20]" office:value-type="float" office:value="3.11735848986601" calcext:value-type="float">
            <text:p>3.11735848986601</text:p>
          </table:table-cell>
          <table:table-cell table:formula="of:=[.$C20]/[.$J20]" office:value-type="float" office:value="0.0827617298194516" calcext:value-type="float">
            <text:p>0.082761729819452</text:p>
          </table:table-cell>
          <table:table-cell table:formula="of:=[.$D20]/[.$J20]" office:value-type="float" office:value="14.7867623944087" calcext:value-type="float">
            <text:p>14.7867623944087</text:p>
          </table:table-cell>
          <table:table-cell table:formula="of:=299792.458/[.$A20]" office:value-type="float" office:value="753.247381909548" calcext:value-type="float">
            <text:p>753.247381909548</text:p>
          </table:table-cell>
          <table:table-cell table:formula="of:=299792.458/[.$E20]" office:value-type="float" office:value="754.194862893082" calcext:value-type="float">
            <text:p>754.194862893082</text:p>
          </table:table-cell>
          <table:table-cell table:formula="of:=299792.458/[.$F20]" office:value-type="float" office:value="752.302278544542" calcext:value-type="float">
            <text:p>752.302278544542</text:p>
          </table:table-cell>
          <table:table-cell table:formula="of:=[.$O20]-[.$P20]" office:value-type="float" office:value="1.89258434853969" calcext:value-type="float">
            <text:p>1.89258434853969</text:p>
          </table:table-cell>
          <table:table-cell table:formula="of:=[.$B20]/[.$Q20]" office:value-type="float" office:value="0.00597067180055624" calcext:value-type="float">
            <text:p>0.005970671800556</text:p>
          </table:table-cell>
          <table:table-cell table:formula="of:=[.$C20]/[.$Q20]" office:value-type="float" office:value="0.000158513410634236" calcext:value-type="float">
            <text:p>0.000158513410634</text:p>
          </table:table-cell>
          <table:table-cell table:formula="of:=[.$D20]/[.$Q20]" office:value-type="float" office:value="0.0283210626999836" calcext:value-type="float">
            <text:p>0.02832106269998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605" calcext:value-type="float">
            <text:p>0.0605</text:p>
          </table:table-cell>
          <table:table-cell table:formula="of:=[.$A21]-0.5" office:value-type="float" office:value="398.5" calcext:value-type="float">
            <text:p>398.5</text:p>
          </table:table-cell>
          <table:table-cell table:formula="of:=[.$A21]+0.5" office:value-type="float" office:value="399.5" calcext:value-type="float">
            <text:p>399.5</text:p>
          </table:table-cell>
          <table:table-cell table:formula="of:=LOG([.$A21];2)-8" office:value-type="float" office:value="0.640244936222347" calcext:value-type="float">
            <text:p>0.640244936222347</text:p>
          </table:table-cell>
          <table:table-cell table:formula="of:=LOG([.$E21];2)-8" office:value-type="float" office:value="0.638435913990472" calcext:value-type="float">
            <text:p>0.638435913990472</text:p>
          </table:table-cell>
          <table:table-cell table:formula="of:=LOG([.$F21];2)-8" office:value-type="float" office:value="0.642051692927977" calcext:value-type="float">
            <text:p>0.642051692927977</text:p>
          </table:table-cell>
          <table:table-cell table:formula="of:=[.$I21]-[.$H21]" office:value-type="float" office:value="0.00361577893750464" calcext:value-type="float">
            <text:p>0.003615778937505</text:p>
          </table:table-cell>
          <table:table-cell table:formula="of:=[.$B21]/[.$J21]" office:value-type="float" office:value="3.54003942753028" calcext:value-type="float">
            <text:p>3.54003942753028</text:p>
          </table:table-cell>
          <table:table-cell table:formula="of:=[.$C21]/[.$J21]" office:value-type="float" office:value="0.110626232110321" calcext:value-type="float">
            <text:p>0.110626232110321</text:p>
          </table:table-cell>
          <table:table-cell table:formula="of:=[.$D21]/[.$J21]" office:value-type="float" office:value="16.7322176066861" calcext:value-type="float">
            <text:p>16.7322176066861</text:p>
          </table:table-cell>
          <table:table-cell table:formula="of:=299792.458/[.$A21]" office:value-type="float" office:value="751.359543859649" calcext:value-type="float">
            <text:p>751.359543859649</text:p>
          </table:table-cell>
          <table:table-cell table:formula="of:=299792.458/[.$E21]" office:value-type="float" office:value="752.302278544542" calcext:value-type="float">
            <text:p>752.302278544542</text:p>
          </table:table-cell>
          <table:table-cell table:formula="of:=299792.458/[.$F21]" office:value-type="float" office:value="750.419168961201" calcext:value-type="float">
            <text:p>750.419168961201</text:p>
          </table:table-cell>
          <table:table-cell table:formula="of:=[.$O21]-[.$P21]" office:value-type="float" office:value="1.88310958334057" calcext:value-type="float">
            <text:p>1.88310958334057</text:p>
          </table:table-cell>
          <table:table-cell table:formula="of:=[.$B21]/[.$Q21]" office:value-type="float" office:value="0.00679726772846286" calcext:value-type="float">
            <text:p>0.006797267728463</text:p>
          </table:table-cell>
          <table:table-cell table:formula="of:=[.$C21]/[.$Q21]" office:value-type="float" office:value="0.000212414616514464" calcext:value-type="float">
            <text:p>0.000212414616514</text:p>
          </table:table-cell>
          <table:table-cell table:formula="of:=[.$D21]/[.$Q21]" office:value-type="float" office:value="0.0321277107478127" calcext:value-type="float">
            <text:p>0.0321277107478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679" calcext:value-type="float">
            <text:p>0.0679</text:p>
          </table:table-cell>
          <table:table-cell table:formula="of:=[.$A22]-0.5" office:value-type="float" office:value="399.5" calcext:value-type="float">
            <text:p>399.5</text:p>
          </table:table-cell>
          <table:table-cell table:formula="of:=[.$A22]+0.5" office:value-type="float" office:value="400.5" calcext:value-type="float">
            <text:p>400.5</text:p>
          </table:table-cell>
          <table:table-cell table:formula="of:=LOG([.$A22];2)-8" office:value-type="float" office:value="0.643856189774725" calcext:value-type="float">
            <text:p>0.643856189774725</text:p>
          </table:table-cell>
          <table:table-cell table:formula="of:=LOG([.$E22];2)-8" office:value-type="float" office:value="0.642051692927977" calcext:value-type="float">
            <text:p>0.642051692927977</text:p>
          </table:table-cell>
          <table:table-cell table:formula="of:=LOG([.$F22];2)-8" office:value-type="float" office:value="0.645658432408711" calcext:value-type="float">
            <text:p>0.645658432408711</text:p>
          </table:table-cell>
          <table:table-cell table:formula="of:=[.$I22]-[.$H22]" office:value-type="float" office:value="0.00360673948073398" calcext:value-type="float">
            <text:p>0.003606739480734</text:p>
          </table:table-cell>
          <table:table-cell table:formula="of:=[.$B22]/[.$J22]" office:value-type="float" office:value="3.96479980780035" calcext:value-type="float">
            <text:p>3.96479980780035</text:p>
          </table:table-cell>
          <table:table-cell table:formula="of:=[.$C22]/[.$J22]" office:value-type="float" office:value="0.110903491127282" calcext:value-type="float">
            <text:p>0.110903491127282</text:p>
          </table:table-cell>
          <table:table-cell table:formula="of:=[.$D22]/[.$J22]" office:value-type="float" office:value="18.8258676188562" calcext:value-type="float">
            <text:p>18.8258676188562</text:p>
          </table:table-cell>
          <table:table-cell table:formula="of:=299792.458/[.$A22]" office:value-type="float" office:value="749.481145" calcext:value-type="float">
            <text:p>749.481145</text:p>
          </table:table-cell>
          <table:table-cell table:formula="of:=299792.458/[.$E22]" office:value-type="float" office:value="750.419168961201" calcext:value-type="float">
            <text:p>750.419168961201</text:p>
          </table:table-cell>
          <table:table-cell table:formula="of:=299792.458/[.$F22]" office:value-type="float" office:value="748.545463171036" calcext:value-type="float">
            <text:p>748.545463171036</text:p>
          </table:table-cell>
          <table:table-cell table:formula="of:=[.$O22]-[.$P22]" office:value-type="float" office:value="1.87370579016522" calcext:value-type="float">
            <text:p>1.87370579016522</text:p>
          </table:table-cell>
          <table:table-cell table:formula="of:=[.$B22]/[.$Q22]" office:value-type="float" office:value="0.00763193457321764" calcext:value-type="float">
            <text:p>0.007631934573218</text:p>
          </table:table-cell>
          <table:table-cell table:formula="of:=[.$C22]/[.$Q22]" office:value-type="float" office:value="0.000213480687362731" calcext:value-type="float">
            <text:p>0.000213480687363</text:p>
          </table:table-cell>
          <table:table-cell table:formula="of:=[.$D22]/[.$Q22]" office:value-type="float" office:value="0.0362383466798236" calcext:value-type="float">
            <text:p>0.03623834667982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741" calcext:value-type="float">
            <text:p>0.0741</text:p>
          </table:table-cell>
          <table:table-cell table:formula="of:=[.$A23]-0.5" office:value-type="float" office:value="400.5" calcext:value-type="float">
            <text:p>400.5</text:p>
          </table:table-cell>
          <table:table-cell table:formula="of:=[.$A23]+0.5" office:value-type="float" office:value="401.5" calcext:value-type="float">
            <text:p>401.5</text:p>
          </table:table-cell>
          <table:table-cell table:formula="of:=LOG([.$A23];2)-8" office:value-type="float" office:value="0.647458426454921" calcext:value-type="float">
            <text:p>0.647458426454921</text:p>
          </table:table-cell>
          <table:table-cell table:formula="of:=LOG([.$E23];2)-8" office:value-type="float" office:value="0.645658432408711" calcext:value-type="float">
            <text:p>0.645658432408711</text:p>
          </table:table-cell>
          <table:table-cell table:formula="of:=LOG([.$F23];2)-8" office:value-type="float" office:value="0.649256177517314" calcext:value-type="float">
            <text:p>0.649256177517314</text:p>
          </table:table-cell>
          <table:table-cell table:formula="of:=[.$I23]-[.$H23]" office:value-type="float" office:value="0.00359774510860333" calcext:value-type="float">
            <text:p>0.003597745108603</text:p>
          </table:table-cell>
          <table:table-cell table:formula="of:=[.$B23]/[.$J23]" office:value-type="float" office:value="4.33604925560055" calcext:value-type="float">
            <text:p>4.33604925560055</text:p>
          </table:table-cell>
          <table:table-cell table:formula="of:=[.$C23]/[.$J23]" office:value-type="float" office:value="0.111180750143604" calcext:value-type="float">
            <text:p>0.111180750143604</text:p>
          </table:table-cell>
          <table:table-cell table:formula="of:=[.$D23]/[.$J23]" office:value-type="float" office:value="20.5962339641026" calcext:value-type="float">
            <text:p>20.5962339641026</text:p>
          </table:table-cell>
          <table:table-cell table:formula="of:=299792.458/[.$A23]" office:value-type="float" office:value="747.612114713217" calcext:value-type="float">
            <text:p>747.612114713217</text:p>
          </table:table-cell>
          <table:table-cell table:formula="of:=299792.458/[.$E23]" office:value-type="float" office:value="748.545463171036" calcext:value-type="float">
            <text:p>748.545463171036</text:p>
          </table:table-cell>
          <table:table-cell table:formula="of:=299792.458/[.$F23]" office:value-type="float" office:value="746.681090909091" calcext:value-type="float">
            <text:p>746.681090909091</text:p>
          </table:table-cell>
          <table:table-cell table:formula="of:=[.$O23]-[.$P23]" office:value-type="float" office:value="1.86437226194528" calcext:value-type="float">
            <text:p>1.86437226194528</text:p>
          </table:table-cell>
          <table:table-cell table:formula="of:=[.$B23]/[.$Q23]" office:value-type="float" office:value="0.00836742764222582" calcext:value-type="float">
            <text:p>0.008367427642226</text:p>
          </table:table-cell>
          <table:table-cell table:formula="of:=[.$C23]/[.$Q23]" office:value-type="float" office:value="0.000214549426723739" calcext:value-type="float">
            <text:p>0.000214549426724</text:p>
          </table:table-cell>
          <table:table-cell table:formula="of:=[.$D23]/[.$Q23]" office:value-type="float" office:value="0.0397452813005727" calcext:value-type="float">
            <text:p>0.03974528130057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81" calcext:value-type="float">
            <text:p>0.081</text:p>
          </table:table-cell>
          <table:table-cell table:formula="of:=[.$A24]-0.5" office:value-type="float" office:value="401.5" calcext:value-type="float">
            <text:p>401.5</text:p>
          </table:table-cell>
          <table:table-cell table:formula="of:=[.$A24]+0.5" office:value-type="float" office:value="402.5" calcext:value-type="float">
            <text:p>402.5</text:p>
          </table:table-cell>
          <table:table-cell table:formula="of:=LOG([.$A24];2)-8" office:value-type="float" office:value="0.651051691178928" calcext:value-type="float">
            <text:p>0.651051691178928</text:p>
          </table:table-cell>
          <table:table-cell table:formula="of:=LOG([.$E24];2)-8" office:value-type="float" office:value="0.649256177517314" calcext:value-type="float">
            <text:p>0.649256177517314</text:p>
          </table:table-cell>
          <table:table-cell table:formula="of:=LOG([.$F24];2)-8" office:value-type="float" office:value="0.652844973001979" calcext:value-type="float">
            <text:p>0.652844973001979</text:p>
          </table:table-cell>
          <table:table-cell table:formula="of:=[.$I24]-[.$H24]" office:value-type="float" office:value="0.0035887954846654" calcext:value-type="float">
            <text:p>0.003588795484665</text:p>
          </table:table-cell>
          <table:table-cell table:formula="of:=[.$B24]/[.$J24]" office:value-type="float" office:value="4.76482989155185" calcext:value-type="float">
            <text:p>4.76482989155185</text:p>
          </table:table-cell>
          <table:table-cell table:formula="of:=[.$C24]/[.$J24]" office:value-type="float" office:value="0.139322511448885" calcext:value-type="float">
            <text:p>0.139322511448885</text:p>
          </table:table-cell>
          <table:table-cell table:formula="of:=[.$D24]/[.$J24]" office:value-type="float" office:value="22.5702468547193" calcext:value-type="float">
            <text:p>22.5702468547193</text:p>
          </table:table-cell>
          <table:table-cell table:formula="of:=299792.458/[.$A24]" office:value-type="float" office:value="745.752383084577" calcext:value-type="float">
            <text:p>745.752383084577</text:p>
          </table:table-cell>
          <table:table-cell table:formula="of:=299792.458/[.$E24]" office:value-type="float" office:value="746.681090909091" calcext:value-type="float">
            <text:p>746.681090909091</text:p>
          </table:table-cell>
          <table:table-cell table:formula="of:=299792.458/[.$F24]" office:value-type="float" office:value="744.825982608696" calcext:value-type="float">
            <text:p>744.825982608696</text:p>
          </table:table-cell>
          <table:table-cell table:formula="of:=[.$O24]-[.$P24]" office:value-type="float" office:value="1.85510830039527" calcext:value-type="float">
            <text:p>1.85510830039527</text:p>
          </table:table-cell>
          <table:table-cell table:formula="of:=[.$B24]/[.$Q24]" office:value-type="float" office:value="0.00921779067904362" calcext:value-type="float">
            <text:p>0.009217790679044</text:p>
          </table:table-cell>
          <table:table-cell table:formula="of:=[.$C24]/[.$Q24]" office:value-type="float" office:value="0.00026952604324689" calcext:value-type="float">
            <text:p>0.000269526043247</text:p>
          </table:table-cell>
          <table:table-cell table:formula="of:=[.$D24]/[.$Q24]" office:value-type="float" office:value="0.0436632190059961" calcext:value-type="float">
            <text:p>0.04366321900599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891" calcext:value-type="float">
            <text:p>0.0891</text:p>
          </table:table-cell>
          <table:table-cell table:formula="of:=[.$A25]-0.5" office:value-type="float" office:value="402.5" calcext:value-type="float">
            <text:p>402.5</text:p>
          </table:table-cell>
          <table:table-cell table:formula="of:=[.$A25]+0.5" office:value-type="float" office:value="403.5" calcext:value-type="float">
            <text:p>403.5</text:p>
          </table:table-cell>
          <table:table-cell table:formula="of:=LOG([.$A25];2)-8" office:value-type="float" office:value="0.654636028527968" calcext:value-type="float">
            <text:p>0.654636028527968</text:p>
          </table:table-cell>
          <table:table-cell table:formula="of:=LOG([.$E25];2)-8" office:value-type="float" office:value="0.652844973001979" calcext:value-type="float">
            <text:p>0.652844973001979</text:p>
          </table:table-cell>
          <table:table-cell table:formula="of:=LOG([.$F25];2)-8" office:value-type="float" office:value="0.656424863277781" calcext:value-type="float">
            <text:p>0.656424863277781</text:p>
          </table:table-cell>
          <table:table-cell table:formula="of:=[.$I25]-[.$H25]" office:value-type="float" office:value="0.00357989027580174" calcext:value-type="float">
            <text:p>0.003579890275802</text:p>
          </table:table-cell>
          <table:table-cell table:formula="of:=[.$B25]/[.$J25]" office:value-type="float" office:value="5.25155760417534" calcext:value-type="float">
            <text:p>5.25155760417534</text:p>
          </table:table-cell>
          <table:table-cell table:formula="of:=[.$C25]/[.$J25]" office:value-type="float" office:value="0.139669085217429" calcext:value-type="float">
            <text:p>0.139669085217429</text:p>
          </table:table-cell>
          <table:table-cell table:formula="of:=[.$D25]/[.$J25]" office:value-type="float" office:value="24.8890309857459" calcext:value-type="float">
            <text:p>24.8890309857459</text:p>
          </table:table-cell>
          <table:table-cell table:formula="of:=299792.458/[.$A25]" office:value-type="float" office:value="743.9018808933" calcext:value-type="float">
            <text:p>743.9018808933</text:p>
          </table:table-cell>
          <table:table-cell table:formula="of:=299792.458/[.$E25]" office:value-type="float" office:value="744.825982608696" calcext:value-type="float">
            <text:p>744.825982608696</text:p>
          </table:table-cell>
          <table:table-cell table:formula="of:=299792.458/[.$F25]" office:value-type="float" office:value="742.980069392813" calcext:value-type="float">
            <text:p>742.980069392813</text:p>
          </table:table-cell>
          <table:table-cell table:formula="of:=[.$O25]-[.$P25]" office:value-type="float" office:value="1.84591321588277" calcext:value-type="float">
            <text:p>1.84591321588277</text:p>
          </table:table-cell>
          <table:table-cell table:formula="of:=[.$B25]/[.$Q25]" office:value-type="float" office:value="0.0101846608162504" calcext:value-type="float">
            <text:p>0.01018466081625</text:p>
          </table:table-cell>
          <table:table-cell table:formula="of:=[.$C25]/[.$Q25]" office:value-type="float" office:value="0.000270868638730063" calcext:value-type="float">
            <text:p>0.00027086863873</text:p>
          </table:table-cell>
          <table:table-cell table:formula="of:=[.$D25]/[.$Q25]" office:value-type="float" office:value="0.0482687914216972" calcext:value-type="float">
            <text:p>0.04826879142169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988" calcext:value-type="float">
            <text:p>0.0988</text:p>
          </table:table-cell>
          <table:table-cell table:formula="of:=[.$A26]-0.5" office:value-type="float" office:value="403.5" calcext:value-type="float">
            <text:p>403.5</text:p>
          </table:table-cell>
          <table:table-cell table:formula="of:=[.$A26]+0.5" office:value-type="float" office:value="404.5" calcext:value-type="float">
            <text:p>404.5</text:p>
          </table:table-cell>
          <table:table-cell table:formula="of:=LOG([.$A26];2)-8" office:value-type="float" office:value="0.658211482751796" calcext:value-type="float">
            <text:p>0.658211482751796</text:p>
          </table:table-cell>
          <table:table-cell table:formula="of:=LOG([.$E26];2)-8" office:value-type="float" office:value="0.656424863277781" calcext:value-type="float">
            <text:p>0.656424863277781</text:p>
          </table:table-cell>
          <table:table-cell table:formula="of:=LOG([.$F26];2)-8" office:value-type="float" office:value="0.659995892429979" calcext:value-type="float">
            <text:p>0.659995892429979</text:p>
          </table:table-cell>
          <table:table-cell table:formula="of:=[.$I26]-[.$H26]" office:value-type="float" office:value="0.00357102915219798" calcext:value-type="float">
            <text:p>0.003571029152198</text:p>
          </table:table-cell>
          <table:table-cell table:formula="of:=[.$B26]/[.$J26]" office:value-type="float" office:value="5.82465141378012" calcext:value-type="float">
            <text:p>5.82465141378012</text:p>
          </table:table-cell>
          <table:table-cell table:formula="of:=[.$C26]/[.$J26]" office:value-type="float" office:value="0.168018790782119" calcext:value-type="float">
            <text:p>0.168018790782119</text:p>
          </table:table-cell>
          <table:table-cell table:formula="of:=[.$D26]/[.$J26]" office:value-type="float" office:value="27.6670942154556" calcext:value-type="float">
            <text:p>27.6670942154556</text:p>
          </table:table-cell>
          <table:table-cell table:formula="of:=299792.458/[.$A26]" office:value-type="float" office:value="742.06053960396" calcext:value-type="float">
            <text:p>742.06053960396</text:p>
          </table:table-cell>
          <table:table-cell table:formula="of:=299792.458/[.$E26]" office:value-type="float" office:value="742.980069392813" calcext:value-type="float">
            <text:p>742.980069392813</text:p>
          </table:table-cell>
          <table:table-cell table:formula="of:=299792.458/[.$F26]" office:value-type="float" office:value="741.143283065513" calcext:value-type="float">
            <text:p>741.143283065513</text:p>
          </table:table-cell>
          <table:table-cell table:formula="of:=[.$O26]-[.$P26]" office:value-type="float" office:value="1.83678632729993" calcext:value-type="float">
            <text:p>1.83678632729993</text:p>
          </table:table-cell>
          <table:table-cell table:formula="of:=[.$B26]/[.$Q26]" office:value-type="float" office:value="0.0113241261059341" calcext:value-type="float">
            <text:p>0.011324126105934</text:p>
          </table:table-cell>
          <table:table-cell table:formula="of:=[.$C26]/[.$Q26]" office:value-type="float" office:value="0.000326657483825022" calcext:value-type="float">
            <text:p>0.000326657483825</text:p>
          </table:table-cell>
          <table:table-cell table:formula="of:=[.$D26]/[.$Q26]" office:value-type="float" office:value="0.053789599003187" calcext:value-type="float">
            <text:p>0.05378959900318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1102" calcext:value-type="float">
            <text:p>0.1102</text:p>
          </table:table-cell>
          <table:table-cell table:formula="of:=[.$A27]-0.5" office:value-type="float" office:value="404.5" calcext:value-type="float">
            <text:p>404.5</text:p>
          </table:table-cell>
          <table:table-cell table:formula="of:=[.$A27]+0.5" office:value-type="float" office:value="405.5" calcext:value-type="float">
            <text:p>405.5</text:p>
          </table:table-cell>
          <table:table-cell table:formula="of:=LOG([.$A27];2)-8" office:value-type="float" office:value="0.661778097771986" calcext:value-type="float">
            <text:p>0.661778097771986</text:p>
          </table:table-cell>
          <table:table-cell table:formula="of:=LOG([.$E27];2)-8" office:value-type="float" office:value="0.659995892429979" calcext:value-type="float">
            <text:p>0.659995892429979</text:p>
          </table:table-cell>
          <table:table-cell table:formula="of:=LOG([.$F27];2)-8" office:value-type="float" office:value="0.663558104217273" calcext:value-type="float">
            <text:p>0.663558104217273</text:p>
          </table:table-cell>
          <table:table-cell table:formula="of:=[.$I27]-[.$H27]" office:value-type="float" office:value="0.00356221178729399" calcext:value-type="float">
            <text:p>0.003562211787294</text:p>
          </table:table-cell>
          <table:table-cell table:formula="of:=[.$B27]/[.$J27]" office:value-type="float" office:value="6.5128075996918" calcext:value-type="float">
            <text:p>6.5128075996918</text:p>
          </table:table-cell>
          <table:table-cell table:formula="of:=[.$C27]/[.$J27]" office:value-type="float" office:value="0.168434679302374" calcext:value-type="float">
            <text:p>0.168434679302374</text:p>
          </table:table-cell>
          <table:table-cell table:formula="of:=[.$D27]/[.$J27]" office:value-type="float" office:value="30.935836098536" calcext:value-type="float">
            <text:p>30.935836098536</text:p>
          </table:table-cell>
          <table:table-cell table:formula="of:=299792.458/[.$A27]" office:value-type="float" office:value="740.228291358025" calcext:value-type="float">
            <text:p>740.228291358025</text:p>
          </table:table-cell>
          <table:table-cell table:formula="of:=299792.458/[.$E27]" office:value-type="float" office:value="741.143283065513" calcext:value-type="float">
            <text:p>741.143283065513</text:p>
          </table:table-cell>
          <table:table-cell table:formula="of:=299792.458/[.$F27]" office:value-type="float" office:value="739.315556103576" calcext:value-type="float">
            <text:p>739.315556103576</text:p>
          </table:table-cell>
          <table:table-cell table:formula="of:=[.$O27]-[.$P27]" office:value-type="float" office:value="1.82772696193717" calcext:value-type="float">
            <text:p>1.82772696193717</text:p>
          </table:table-cell>
          <table:table-cell table:formula="of:=[.$B27]/[.$Q27]" office:value-type="float" office:value="0.0126933620191337" calcext:value-type="float">
            <text:p>0.012693362019134</text:p>
          </table:table-cell>
          <table:table-cell table:formula="of:=[.$C27]/[.$Q27]" office:value-type="float" office:value="0.000328276603943114" calcext:value-type="float">
            <text:p>0.000328276603943</text:p>
          </table:table-cell>
          <table:table-cell table:formula="of:=[.$D27]/[.$Q27]" office:value-type="float" office:value="0.0602934695908852" calcext:value-type="float">
            <text:p>0.06029346959088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1249" calcext:value-type="float">
            <text:p>0.1249</text:p>
          </table:table-cell>
          <table:table-cell table:formula="of:=[.$A28]-0.5" office:value-type="float" office:value="405.5" calcext:value-type="float">
            <text:p>405.5</text:p>
          </table:table-cell>
          <table:table-cell table:formula="of:=[.$A28]+0.5" office:value-type="float" office:value="406.5" calcext:value-type="float">
            <text:p>406.5</text:p>
          </table:table-cell>
          <table:table-cell table:formula="of:=LOG([.$A28];2)-8" office:value-type="float" office:value="0.665335917185177" calcext:value-type="float">
            <text:p>0.665335917185177</text:p>
          </table:table-cell>
          <table:table-cell table:formula="of:=LOG([.$E28];2)-8" office:value-type="float" office:value="0.663558104217273" calcext:value-type="float">
            <text:p>0.663558104217273</text:p>
          </table:table-cell>
          <table:table-cell table:formula="of:=LOG([.$F28];2)-8" office:value-type="float" office:value="0.667111542075029" calcext:value-type="float">
            <text:p>0.667111542075029</text:p>
          </table:table-cell>
          <table:table-cell table:formula="of:=[.$I28]-[.$H28]" office:value-type="float" office:value="0.00355343785775553" calcext:value-type="float">
            <text:p>0.003553437857756</text:p>
          </table:table-cell>
          <table:table-cell table:formula="of:=[.$B28]/[.$J28]" office:value-type="float" office:value="7.40128322283705" calcext:value-type="float">
            <text:p>7.40128322283705</text:p>
          </table:table-cell>
          <table:table-cell table:formula="of:=[.$C28]/[.$J28]" office:value-type="float" office:value="0.19699232912494" calcext:value-type="float">
            <text:p>0.19699232912494</text:p>
          </table:table-cell>
          <table:table-cell table:formula="of:=[.$D28]/[.$J28]" office:value-type="float" office:value="35.1490598681501" calcext:value-type="float">
            <text:p>35.1490598681501</text:p>
          </table:table-cell>
          <table:table-cell table:formula="of:=299792.458/[.$A28]" office:value-type="float" office:value="738.405068965517" calcext:value-type="float">
            <text:p>738.405068965517</text:p>
          </table:table-cell>
          <table:table-cell table:formula="of:=299792.458/[.$E28]" office:value-type="float" office:value="739.315556103576" calcext:value-type="float">
            <text:p>739.315556103576</text:p>
          </table:table-cell>
          <table:table-cell table:formula="of:=299792.458/[.$F28]" office:value-type="float" office:value="737.496821648216" calcext:value-type="float">
            <text:p>737.496821648216</text:p>
          </table:table-cell>
          <table:table-cell table:formula="of:=[.$O28]-[.$P28]" office:value-type="float" office:value="1.81873445535928" calcext:value-type="float">
            <text:p>1.81873445535928</text:p>
          </table:table-cell>
          <table:table-cell table:formula="of:=[.$B28]/[.$Q28]" office:value-type="float" office:value="0.014460604692731" calcext:value-type="float">
            <text:p>0.014460604692731</text:p>
          </table:table-cell>
          <table:table-cell table:formula="of:=[.$C28]/[.$Q28]" office:value-type="float" office:value="0.000384883014635427" calcext:value-type="float">
            <text:p>0.000384883014635</text:p>
          </table:table-cell>
          <table:table-cell table:formula="of:=[.$D28]/[.$Q28]" office:value-type="float" office:value="0.0686741264685212" calcext:value-type="float">
            <text:p>0.06867412646852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1418" calcext:value-type="float">
            <text:p>0.1418</text:p>
          </table:table-cell>
          <table:table-cell table:formula="of:=[.$A29]-0.5" office:value-type="float" office:value="406.5" calcext:value-type="float">
            <text:p>406.5</text:p>
          </table:table-cell>
          <table:table-cell table:formula="of:=[.$A29]+0.5" office:value-type="float" office:value="407.5" calcext:value-type="float">
            <text:p>407.5</text:p>
          </table:table-cell>
          <table:table-cell table:formula="of:=LOG([.$A29];2)-8" office:value-type="float" office:value="0.668884984266247" calcext:value-type="float">
            <text:p>0.668884984266247</text:p>
          </table:table-cell>
          <table:table-cell table:formula="of:=LOG([.$E29];2)-8" office:value-type="float" office:value="0.667111542075029" calcext:value-type="float">
            <text:p>0.667111542075029</text:p>
          </table:table-cell>
          <table:table-cell table:formula="of:=LOG([.$F29];2)-8" office:value-type="float" office:value="0.670656249118441" calcext:value-type="float">
            <text:p>0.670656249118441</text:p>
          </table:table-cell>
          <table:table-cell table:formula="of:=[.$I29]-[.$H29]" office:value-type="float" office:value="0.00354470704341203" calcext:value-type="float">
            <text:p>0.003544707043412</text:p>
          </table:table-cell>
          <table:table-cell table:formula="of:=[.$B29]/[.$J29]" office:value-type="float" office:value="8.40690066486154" calcext:value-type="float">
            <text:p>8.40690066486154</text:p>
          </table:table-cell>
          <table:table-cell table:formula="of:=[.$C29]/[.$J29]" office:value-type="float" office:value="0.225688608452659" calcext:value-type="float">
            <text:p>0.225688608452659</text:p>
          </table:table-cell>
          <table:table-cell table:formula="of:=[.$D29]/[.$J29]" office:value-type="float" office:value="40.0033058482338" calcext:value-type="float">
            <text:p>40.0033058482338</text:p>
          </table:table-cell>
          <table:table-cell table:formula="of:=299792.458/[.$A29]" office:value-type="float" office:value="736.590805896806" calcext:value-type="float">
            <text:p>736.590805896806</text:p>
          </table:table-cell>
          <table:table-cell table:formula="of:=299792.458/[.$E29]" office:value-type="float" office:value="737.496821648216" calcext:value-type="float">
            <text:p>737.496821648216</text:p>
          </table:table-cell>
          <table:table-cell table:formula="of:=299792.458/[.$F29]" office:value-type="float" office:value="735.687013496932" calcext:value-type="float">
            <text:p>735.687013496932</text:p>
          </table:table-cell>
          <table:table-cell table:formula="of:=[.$O29]-[.$P29]" office:value-type="float" office:value="1.80980815128407" calcext:value-type="float">
            <text:p>1.80980815128407</text:p>
          </table:table-cell>
          <table:table-cell table:formula="of:=[.$B29]/[.$Q29]" office:value-type="float" office:value="0.0164658336735066" calcext:value-type="float">
            <text:p>0.016465833673507</text:p>
          </table:table-cell>
          <table:table-cell table:formula="of:=[.$C29]/[.$Q29]" office:value-type="float" office:value="0.000442035803315613" calcext:value-type="float">
            <text:p>0.000442035803316</text:p>
          </table:table-cell>
          <table:table-cell table:formula="of:=[.$D29]/[.$Q29]" office:value-type="float" office:value="0.0783508461376924" calcext:value-type="float">
            <text:p>0.07835084613769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1612" calcext:value-type="float">
            <text:p>0.1612</text:p>
          </table:table-cell>
          <table:table-cell table:formula="of:=[.$A30]-0.5" office:value-type="float" office:value="407.5" calcext:value-type="float">
            <text:p>407.5</text:p>
          </table:table-cell>
          <table:table-cell table:formula="of:=[.$A30]+0.5" office:value-type="float" office:value="408.5" calcext:value-type="float">
            <text:p>408.5</text:p>
          </table:table-cell>
          <table:table-cell table:formula="of:=LOG([.$A30];2)-8" office:value-type="float" office:value="0.672425341971495" calcext:value-type="float">
            <text:p>0.672425341971495</text:p>
          </table:table-cell>
          <table:table-cell table:formula="of:=LOG([.$E30];2)-8" office:value-type="float" office:value="0.670656249118441" calcext:value-type="float">
            <text:p>0.670656249118441</text:p>
          </table:table-cell>
          <table:table-cell table:formula="of:=LOG([.$F30];2)-8" office:value-type="float" office:value="0.674192268145683" calcext:value-type="float">
            <text:p>0.674192268145683</text:p>
          </table:table-cell>
          <table:table-cell table:formula="of:=[.$I30]-[.$H30]" office:value-type="float" office:value="0.00353601902724243" calcext:value-type="float">
            <text:p>0.003536019027242</text:p>
          </table:table-cell>
          <table:table-cell table:formula="of:=[.$B30]/[.$J30]" office:value-type="float" office:value="9.58705248439711" calcext:value-type="float">
            <text:p>9.58705248439711</text:p>
          </table:table-cell>
          <table:table-cell table:formula="of:=[.$C30]/[.$J30]" office:value-type="float" office:value="0.254523517284879" calcext:value-type="float">
            <text:p>0.254523517284879</text:p>
          </table:table-cell>
          <table:table-cell table:formula="of:=[.$D30]/[.$J30]" office:value-type="float" office:value="45.5879899848028" calcext:value-type="float">
            <text:p>45.5879899848028</text:p>
          </table:table-cell>
          <table:table-cell table:formula="of:=299792.458/[.$A30]" office:value-type="float" office:value="734.78543627451" calcext:value-type="float">
            <text:p>734.78543627451</text:p>
          </table:table-cell>
          <table:table-cell table:formula="of:=299792.458/[.$E30]" office:value-type="float" office:value="735.687013496932" calcext:value-type="float">
            <text:p>735.687013496932</text:p>
          </table:table-cell>
          <table:table-cell table:formula="of:=299792.458/[.$F30]" office:value-type="float" office:value="733.886066095471" calcext:value-type="float">
            <text:p>733.886066095471</text:p>
          </table:table-cell>
          <table:table-cell table:formula="of:=[.$O30]-[.$P30]" office:value-type="float" office:value="1.80094740146126" calcext:value-type="float">
            <text:p>1.80094740146126</text:p>
          </table:table-cell>
          <table:table-cell table:formula="of:=[.$B30]/[.$Q30]" office:value-type="float" office:value="0.0188234259215423" calcext:value-type="float">
            <text:p>0.018823425921542</text:p>
          </table:table-cell>
          <table:table-cell table:formula="of:=[.$C30]/[.$Q30]" office:value-type="float" office:value="0.000499736971368378" calcext:value-type="float">
            <text:p>0.000499736971368</text:p>
          </table:table-cell>
          <table:table-cell table:formula="of:=[.$D30]/[.$Q30]" office:value-type="float" office:value="0.0895084442050918" calcext:value-type="float">
            <text:p>0.08950844420509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183" calcext:value-type="float">
            <text:p>0.183</text:p>
          </table:table-cell>
          <table:table-cell table:formula="of:=[.$A31]-0.5" office:value-type="float" office:value="408.5" calcext:value-type="float">
            <text:p>408.5</text:p>
          </table:table-cell>
          <table:table-cell table:formula="of:=[.$A31]+0.5" office:value-type="float" office:value="409.5" calcext:value-type="float">
            <text:p>409.5</text:p>
          </table:table-cell>
          <table:table-cell table:formula="of:=LOG([.$A31];2)-8" office:value-type="float" office:value="0.675957032941749" calcext:value-type="float">
            <text:p>0.675957032941749</text:p>
          </table:table-cell>
          <table:table-cell table:formula="of:=LOG([.$E31];2)-8" office:value-type="float" office:value="0.674192268145683" calcext:value-type="float">
            <text:p>0.674192268145683</text:p>
          </table:table-cell>
          <table:table-cell table:formula="of:=LOG([.$F31];2)-8" office:value-type="float" office:value="0.677719641641009" calcext:value-type="float">
            <text:p>0.677719641641009</text:p>
          </table:table-cell>
          <table:table-cell table:formula="of:=[.$I31]-[.$H31]" office:value-type="float" office:value="0.00352737349532539" calcext:value-type="float">
            <text:p>0.003527373495325</text:p>
          </table:table-cell>
          <table:table-cell table:formula="of:=[.$B31]/[.$J31]" office:value-type="float" office:value="10.8862869358431" calcext:value-type="float">
            <text:p>10.8862869358431</text:p>
          </table:table-cell>
          <table:table-cell table:formula="of:=[.$C31]/[.$J31]" office:value-type="float" office:value="0.311846761183005" calcext:value-type="float">
            <text:p>0.311846761183005</text:p>
          </table:table-cell>
          <table:table-cell table:formula="of:=[.$D31]/[.$J31]" office:value-type="float" office:value="51.8799611786272" calcext:value-type="float">
            <text:p>51.8799611786272</text:p>
          </table:table-cell>
          <table:table-cell table:formula="of:=299792.458/[.$A31]" office:value-type="float" office:value="732.988894865526" calcext:value-type="float">
            <text:p>732.988894865526</text:p>
          </table:table-cell>
          <table:table-cell table:formula="of:=299792.458/[.$E31]" office:value-type="float" office:value="733.886066095471" calcext:value-type="float">
            <text:p>733.886066095471</text:p>
          </table:table-cell>
          <table:table-cell table:formula="of:=299792.458/[.$F31]" office:value-type="float" office:value="732.093914529915" calcext:value-type="float">
            <text:p>732.093914529915</text:p>
          </table:table-cell>
          <table:table-cell table:formula="of:=[.$O31]-[.$P31]" office:value-type="float" office:value="1.79215156555665" calcext:value-type="float">
            <text:p>1.79215156555665</text:p>
          </table:table-cell>
          <table:table-cell table:formula="of:=[.$B31]/[.$Q31]" office:value-type="float" office:value="0.0214267591748429" calcext:value-type="float">
            <text:p>0.021426759174843</text:p>
          </table:table-cell>
          <table:table-cell table:formula="of:=[.$C31]/[.$Q31]" office:value-type="float" office:value="0.00061378737219602" calcext:value-type="float">
            <text:p>0.000613787372196</text:p>
          </table:table-cell>
          <table:table-cell table:formula="of:=[.$D31]/[.$Q31]" office:value-type="float" office:value="0.102111899192611" calcext:value-type="float">
            <text:p>0.10211189919261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2074" calcext:value-type="float">
            <text:p>0.2074</text:p>
          </table:table-cell>
          <table:table-cell table:formula="of:=[.$A32]-0.5" office:value-type="float" office:value="409.5" calcext:value-type="float">
            <text:p>409.5</text:p>
          </table:table-cell>
          <table:table-cell table:formula="of:=[.$A32]+0.5" office:value-type="float" office:value="410.5" calcext:value-type="float">
            <text:p>410.5</text:p>
          </table:table-cell>
          <table:table-cell table:formula="of:=LOG([.$A32];2)-8" office:value-type="float" office:value="0.679480099505447" calcext:value-type="float">
            <text:p>0.679480099505447</text:p>
          </table:table-cell>
          <table:table-cell table:formula="of:=LOG([.$E32];2)-8" office:value-type="float" office:value="0.677719641641009" calcext:value-type="float">
            <text:p>0.677719641641009</text:p>
          </table:table-cell>
          <table:table-cell table:formula="of:=LOG([.$F32];2)-8" office:value-type="float" office:value="0.681238411777805" calcext:value-type="float">
            <text:p>0.681238411777805</text:p>
          </table:table-cell>
          <table:table-cell table:formula="of:=[.$I32]-[.$H32]" office:value-type="float" office:value="0.00351877013679669" calcext:value-type="float">
            <text:p>0.003518770136797</text:p>
          </table:table-cell>
          <table:table-cell table:formula="of:=[.$B32]/[.$J32]" office:value-type="float" office:value="12.3622738368469" calcext:value-type="float">
            <text:p>12.3622738368469</text:p>
          </table:table-cell>
          <table:table-cell table:formula="of:=[.$C32]/[.$J32]" office:value-type="float" office:value="0.341028243775088" calcext:value-type="float">
            <text:p>0.341028243775088</text:p>
          </table:table-cell>
          <table:table-cell table:formula="of:=[.$D32]/[.$J32]" office:value-type="float" office:value="58.941048132461" calcext:value-type="float">
            <text:p>58.941048132461</text:p>
          </table:table-cell>
          <table:table-cell table:formula="of:=299792.458/[.$A32]" office:value-type="float" office:value="731.201117073171" calcext:value-type="float">
            <text:p>731.201117073171</text:p>
          </table:table-cell>
          <table:table-cell table:formula="of:=299792.458/[.$E32]" office:value-type="float" office:value="732.093914529915" calcext:value-type="float">
            <text:p>732.093914529915</text:p>
          </table:table-cell>
          <table:table-cell table:formula="of:=299792.458/[.$F32]" office:value-type="float" office:value="730.310494518879" calcext:value-type="float">
            <text:p>730.310494518879</text:p>
          </table:table-cell>
          <table:table-cell table:formula="of:=[.$O32]-[.$P32]" office:value-type="float" office:value="1.7834200110351" calcext:value-type="float">
            <text:p>1.7834200110351</text:p>
          </table:table-cell>
          <table:table-cell table:formula="of:=[.$B32]/[.$Q32]" office:value-type="float" office:value="0.0243913378401268" calcext:value-type="float">
            <text:p>0.024391337840127</text:p>
          </table:table-cell>
          <table:table-cell table:formula="of:=[.$C32]/[.$Q32]" office:value-type="float" office:value="0.000672864492141431" calcext:value-type="float">
            <text:p>0.000672864492141</text:p>
          </table:table-cell>
          <table:table-cell table:formula="of:=[.$D32]/[.$Q32]" office:value-type="float" office:value="0.116293413058444" calcext:value-type="float">
            <text:p>0.11629341305844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2334" calcext:value-type="float">
            <text:p>0.2334</text:p>
          </table:table-cell>
          <table:table-cell table:formula="of:=[.$A33]-0.5" office:value-type="float" office:value="410.5" calcext:value-type="float">
            <text:p>410.5</text:p>
          </table:table-cell>
          <table:table-cell table:formula="of:=[.$A33]+0.5" office:value-type="float" office:value="411.5" calcext:value-type="float">
            <text:p>411.5</text:p>
          </table:table-cell>
          <table:table-cell table:formula="of:=LOG([.$A33];2)-8" office:value-type="float" office:value="0.682994583681683" calcext:value-type="float">
            <text:p>0.682994583681683</text:p>
          </table:table-cell>
          <table:table-cell table:formula="of:=LOG([.$E33];2)-8" office:value-type="float" office:value="0.681238411777805" calcext:value-type="float">
            <text:p>0.681238411777805</text:p>
          </table:table-cell>
          <table:table-cell table:formula="of:=LOG([.$F33];2)-8" office:value-type="float" office:value="0.684748620421626" calcext:value-type="float">
            <text:p>0.684748620421626</text:p>
          </table:table-cell>
          <table:table-cell table:formula="of:=[.$I33]-[.$H33]" office:value-type="float" office:value="0.00351020864382079" calcext:value-type="float">
            <text:p>0.003510208643821</text:p>
          </table:table-cell>
          <table:table-cell table:formula="of:=[.$B33]/[.$J33]" office:value-type="float" office:value="13.9307958477287" calcext:value-type="float">
            <text:p>13.9307958477287</text:p>
          </table:table-cell>
          <table:table-cell table:formula="of:=[.$C33]/[.$J33]" office:value-type="float" office:value="0.398836690937018" calcext:value-type="float">
            <text:p>0.398836690937018</text:p>
          </table:table-cell>
          <table:table-cell table:formula="of:=[.$D33]/[.$J33]" office:value-type="float" office:value="66.4917740462142" calcext:value-type="float">
            <text:p>66.4917740462142</text:p>
          </table:table-cell>
          <table:table-cell table:formula="of:=299792.458/[.$A33]" office:value-type="float" office:value="729.42203892944" calcext:value-type="float">
            <text:p>729.42203892944</text:p>
          </table:table-cell>
          <table:table-cell table:formula="of:=299792.458/[.$E33]" office:value-type="float" office:value="730.310494518879" calcext:value-type="float">
            <text:p>730.310494518879</text:p>
          </table:table-cell>
          <table:table-cell table:formula="of:=299792.458/[.$F33]" office:value-type="float" office:value="728.535742405832" calcext:value-type="float">
            <text:p>728.535742405832</text:p>
          </table:table-cell>
          <table:table-cell table:formula="of:=[.$O33]-[.$P33]" office:value-type="float" office:value="1.77475211304716" calcext:value-type="float">
            <text:p>1.77475211304716</text:p>
          </table:table-cell>
          <table:table-cell table:formula="of:=[.$B33]/[.$Q33]" office:value-type="float" office:value="0.0275531436984973" calcext:value-type="float">
            <text:p>0.027553143698497</text:p>
          </table:table-cell>
          <table:table-cell table:formula="of:=[.$C33]/[.$Q33]" office:value-type="float" office:value="0.000788842559875178" calcext:value-type="float">
            <text:p>0.000788842559875</text:p>
          </table:table-cell>
          <table:table-cell table:formula="of:=[.$D33]/[.$Q33]" office:value-type="float" office:value="0.131511323910619" calcext:value-type="float">
            <text:p>0.13151132391061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2625" calcext:value-type="float">
            <text:p>0.2625</text:p>
          </table:table-cell>
          <table:table-cell table:formula="of:=[.$A34]-0.5" office:value-type="float" office:value="411.5" calcext:value-type="float">
            <text:p>411.5</text:p>
          </table:table-cell>
          <table:table-cell table:formula="of:=[.$A34]+0.5" office:value-type="float" office:value="412.5" calcext:value-type="float">
            <text:p>412.5</text:p>
          </table:table-cell>
          <table:table-cell table:formula="of:=LOG([.$A34];2)-8" office:value-type="float" office:value="0.686500527183219" calcext:value-type="float">
            <text:p>0.686500527183219</text:p>
          </table:table-cell>
          <table:table-cell table:formula="of:=LOG([.$E34];2)-8" office:value-type="float" office:value="0.684748620421626" calcext:value-type="float">
            <text:p>0.684748620421626</text:p>
          </table:table-cell>
          <table:table-cell table:formula="of:=LOG([.$F34];2)-8" office:value-type="float" office:value="0.688250309133178" calcext:value-type="float">
            <text:p>0.688250309133178</text:p>
          </table:table-cell>
          <table:table-cell table:formula="of:=[.$I34]-[.$H34]" office:value-type="float" office:value="0.00350168871155176" calcext:value-type="float">
            <text:p>0.003501688711552</text:p>
          </table:table-cell>
          <table:table-cell table:formula="of:=[.$B34]/[.$J34]" office:value-type="float" office:value="15.7067074005065" calcext:value-type="float">
            <text:p>15.7067074005065</text:p>
          </table:table-cell>
          <table:table-cell table:formula="of:=[.$C34]/[.$J34]" office:value-type="float" office:value="0.42836474728654" calcext:value-type="float">
            <text:p>0.42836474728654</text:p>
          </table:table-cell>
          <table:table-cell table:formula="of:=[.$D34]/[.$J34]" office:value-type="float" office:value="74.9638307751444" calcext:value-type="float">
            <text:p>74.9638307751444</text:p>
          </table:table-cell>
          <table:table-cell table:formula="of:=299792.458/[.$A34]" office:value-type="float" office:value="727.651597087379" calcext:value-type="float">
            <text:p>727.651597087379</text:p>
          </table:table-cell>
          <table:table-cell table:formula="of:=299792.458/[.$E34]" office:value-type="float" office:value="728.535742405832" calcext:value-type="float">
            <text:p>728.535742405832</text:p>
          </table:table-cell>
          <table:table-cell table:formula="of:=299792.458/[.$F34]" office:value-type="float" office:value="726.769595151515" calcext:value-type="float">
            <text:p>726.769595151515</text:p>
          </table:table-cell>
          <table:table-cell table:formula="of:=[.$O34]-[.$P34]" office:value-type="float" office:value="1.76614725431716" calcext:value-type="float">
            <text:p>1.76614725431716</text:p>
          </table:table-cell>
          <table:table-cell table:formula="of:=[.$B34]/[.$Q34]" office:value-type="float" office:value="0.0311412312113604" calcext:value-type="float">
            <text:p>0.03114123121136</text:p>
          </table:table-cell>
          <table:table-cell table:formula="of:=[.$C34]/[.$Q34]" office:value-type="float" office:value="0.000849306305764374" calcext:value-type="float">
            <text:p>0.000849306305764</text:p>
          </table:table-cell>
          <table:table-cell table:formula="of:=[.$D34]/[.$Q34]" office:value-type="float" office:value="0.148628603508765" calcext:value-type="float">
            <text:p>0.14862860350876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949" calcext:value-type="float">
            <text:p>0.2949</text:p>
          </table:table-cell>
          <table:table-cell table:formula="of:=[.$A35]-0.5" office:value-type="float" office:value="412.5" calcext:value-type="float">
            <text:p>412.5</text:p>
          </table:table-cell>
          <table:table-cell table:formula="of:=[.$A35]+0.5" office:value-type="float" office:value="413.5" calcext:value-type="float">
            <text:p>413.5</text:p>
          </table:table-cell>
          <table:table-cell table:formula="of:=LOG([.$A35];2)-8" office:value-type="float" office:value="0.689997971419446" calcext:value-type="float">
            <text:p>0.689997971419446</text:p>
          </table:table-cell>
          <table:table-cell table:formula="of:=LOG([.$E35];2)-8" office:value-type="float" office:value="0.688250309133178" calcext:value-type="float">
            <text:p>0.688250309133178</text:p>
          </table:table-cell>
          <table:table-cell table:formula="of:=LOG([.$F35];2)-8" office:value-type="float" office:value="0.691743519171274" calcext:value-type="float">
            <text:p>0.691743519171274</text:p>
          </table:table-cell>
          <table:table-cell table:formula="of:=[.$I35]-[.$H35]" office:value-type="float" office:value="0.003493210038096" calcext:value-type="float">
            <text:p>0.003493210038096</text:p>
          </table:table-cell>
          <table:table-cell table:formula="of:=[.$B35]/[.$J35]" office:value-type="float" office:value="17.6914641049425" calcext:value-type="float">
            <text:p>17.6914641049425</text:p>
          </table:table-cell>
          <table:table-cell table:formula="of:=[.$C35]/[.$J35]" office:value-type="float" office:value="0.486658397708773" calcext:value-type="float">
            <text:p>0.486658397708773</text:p>
          </table:table-cell>
          <table:table-cell table:formula="of:=[.$D35]/[.$J35]" office:value-type="float" office:value="84.4209185201866" calcext:value-type="float">
            <text:p>84.4209185201866</text:p>
          </table:table-cell>
          <table:table-cell table:formula="of:=299792.458/[.$A35]" office:value-type="float" office:value="725.889728813559" calcext:value-type="float">
            <text:p>725.889728813559</text:p>
          </table:table-cell>
          <table:table-cell table:formula="of:=299792.458/[.$E35]" office:value-type="float" office:value="726.769595151515" calcext:value-type="float">
            <text:p>726.769595151515</text:p>
          </table:table-cell>
          <table:table-cell table:formula="of:=299792.458/[.$F35]" office:value-type="float" office:value="725.011990326481" calcext:value-type="float">
            <text:p>725.011990326481</text:p>
          </table:table-cell>
          <table:table-cell table:formula="of:=[.$O35]-[.$P35]" office:value-type="float" office:value="1.75760482503392" calcext:value-type="float">
            <text:p>1.75760482503392</text:p>
          </table:table-cell>
          <table:table-cell table:formula="of:=[.$B35]/[.$Q35]" office:value-type="float" office:value="0.0351614874514282" calcext:value-type="float">
            <text:p>0.035161487451428</text:p>
          </table:table-cell>
          <table:table-cell table:formula="of:=[.$C35]/[.$Q35]" office:value-type="float" office:value="0.000967225382968091" calcext:value-type="float">
            <text:p>0.000967225382968</text:p>
          </table:table-cell>
          <table:table-cell table:formula="of:=[.$D35]/[.$Q35]" office:value-type="float" office:value="0.167785156139582" calcext:value-type="float">
            <text:p>0.16778515613958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3311" calcext:value-type="float">
            <text:p>0.3311</text:p>
          </table:table-cell>
          <table:table-cell table:formula="of:=[.$A36]-0.5" office:value-type="float" office:value="413.5" calcext:value-type="float">
            <text:p>413.5</text:p>
          </table:table-cell>
          <table:table-cell table:formula="of:=[.$A36]+0.5" office:value-type="float" office:value="414.5" calcext:value-type="float">
            <text:p>414.5</text:p>
          </table:table-cell>
          <table:table-cell table:formula="of:=LOG([.$A36];2)-8" office:value-type="float" office:value="0.693486957499326" calcext:value-type="float">
            <text:p>0.693486957499326</text:p>
          </table:table-cell>
          <table:table-cell table:formula="of:=LOG([.$E36];2)-8" office:value-type="float" office:value="0.691743519171274" calcext:value-type="float">
            <text:p>0.691743519171274</text:p>
          </table:table-cell>
          <table:table-cell table:formula="of:=LOG([.$F36];2)-8" office:value-type="float" office:value="0.69522829149575" calcext:value-type="float">
            <text:p>0.69522829149575</text:p>
          </table:table-cell>
          <table:table-cell table:formula="of:=[.$I36]-[.$H36]" office:value-type="float" office:value="0.00348477232447664" calcext:value-type="float">
            <text:p>0.003484772324477</text:p>
          </table:table-cell>
          <table:table-cell table:formula="of:=[.$B36]/[.$J36]" office:value-type="float" office:value="19.886521570791" calcext:value-type="float">
            <text:p>19.886521570791</text:p>
          </table:table-cell>
          <table:table-cell table:formula="of:=[.$C36]/[.$J36]" office:value-type="float" office:value="0.545229307135683" calcext:value-type="float">
            <text:p>0.545229307135683</text:p>
          </table:table-cell>
          <table:table-cell table:formula="of:=[.$D36]/[.$J36]" office:value-type="float" office:value="95.0133808382235" calcext:value-type="float">
            <text:p>95.0133808382235</text:p>
          </table:table-cell>
          <table:table-cell table:formula="of:=299792.458/[.$A36]" office:value-type="float" office:value="724.136371980676" calcext:value-type="float">
            <text:p>724.136371980676</text:p>
          </table:table-cell>
          <table:table-cell table:formula="of:=299792.458/[.$E36]" office:value-type="float" office:value="725.011990326481" calcext:value-type="float">
            <text:p>725.011990326481</text:p>
          </table:table-cell>
          <table:table-cell table:formula="of:=299792.458/[.$F36]" office:value-type="float" office:value="723.262866103739" calcext:value-type="float">
            <text:p>723.262866103739</text:p>
          </table:table-cell>
          <table:table-cell table:formula="of:=[.$O36]-[.$P36]" office:value-type="float" office:value="1.74912422274178" calcext:value-type="float">
            <text:p>1.74912422274178</text:p>
          </table:table-cell>
          <table:table-cell table:formula="of:=[.$B36]/[.$Q36]" office:value-type="float" office:value="0.0396198275108048" calcext:value-type="float">
            <text:p>0.039619827510805</text:p>
          </table:table-cell>
          <table:table-cell table:formula="of:=[.$C36]/[.$Q36]" office:value-type="float" office:value="0.00108625789712163" calcext:value-type="float">
            <text:p>0.001086257897122</text:p>
          </table:table-cell>
          <table:table-cell table:formula="of:=[.$D36]/[.$Q36]" office:value-type="float" office:value="0.189294731440512" calcext:value-type="float">
            <text:p>0.1892947314405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3713" calcext:value-type="float">
            <text:p>0.3713</text:p>
          </table:table-cell>
          <table:table-cell table:formula="of:=[.$A37]-0.5" office:value-type="float" office:value="414.5" calcext:value-type="float">
            <text:p>414.5</text:p>
          </table:table-cell>
          <table:table-cell table:formula="of:=[.$A37]+0.5" office:value-type="float" office:value="415.5" calcext:value-type="float">
            <text:p>415.5</text:p>
          </table:table-cell>
          <table:table-cell table:formula="of:=LOG([.$A37];2)-8" office:value-type="float" office:value="0.696967526234287" calcext:value-type="float">
            <text:p>0.696967526234287</text:p>
          </table:table-cell>
          <table:table-cell table:formula="of:=LOG([.$E37];2)-8" office:value-type="float" office:value="0.69522829149575" calcext:value-type="float">
            <text:p>0.69522829149575</text:p>
          </table:table-cell>
          <table:table-cell table:formula="of:=LOG([.$F37];2)-8" office:value-type="float" office:value="0.698704666770345" calcext:value-type="float">
            <text:p>0.698704666770345</text:p>
          </table:table-cell>
          <table:table-cell table:formula="of:=[.$I37]-[.$H37]" office:value-type="float" office:value="0.00347637527459455" calcext:value-type="float">
            <text:p>0.003476375274595</text:p>
          </table:table-cell>
          <table:table-cell table:formula="of:=[.$B37]/[.$J37]" office:value-type="float" office:value="22.3221010018979" calcext:value-type="float">
            <text:p>22.3221010018979</text:p>
          </table:table-cell>
          <table:table-cell table:formula="of:=[.$C37]/[.$J37]" office:value-type="float" office:value="0.632843069641435" calcext:value-type="float">
            <text:p>0.632843069641435</text:p>
          </table:table-cell>
          <table:table-cell table:formula="of:=[.$D37]/[.$J37]" office:value-type="float" office:value="106.80665079903" calcext:value-type="float">
            <text:p>106.80665079903</text:p>
          </table:table-cell>
          <table:table-cell table:formula="of:=299792.458/[.$A37]" office:value-type="float" office:value="722.391465060241" calcext:value-type="float">
            <text:p>722.391465060241</text:p>
          </table:table-cell>
          <table:table-cell table:formula="of:=299792.458/[.$E37]" office:value-type="float" office:value="723.262866103739" calcext:value-type="float">
            <text:p>723.262866103739</text:p>
          </table:table-cell>
          <table:table-cell table:formula="of:=299792.458/[.$F37]" office:value-type="float" office:value="721.522161251504" calcext:value-type="float">
            <text:p>721.522161251504</text:p>
          </table:table-cell>
          <table:table-cell table:formula="of:=[.$O37]-[.$P37]" office:value-type="float" office:value="1.74070485223524" calcext:value-type="float">
            <text:p>1.74070485223524</text:p>
          </table:table-cell>
          <table:table-cell table:formula="of:=[.$B37]/[.$Q37]" office:value-type="float" office:value="0.0445796424938747" calcext:value-type="float">
            <text:p>0.044579642493875</text:p>
          </table:table-cell>
          <table:table-cell table:formula="of:=[.$C37]/[.$Q37]" office:value-type="float" office:value="0.00126385584389851" calcext:value-type="float">
            <text:p>0.001263855843899</text:p>
          </table:table-cell>
          <table:table-cell table:formula="of:=[.$D37]/[.$Q37]" office:value-type="float" office:value="0.213304397654326" calcext:value-type="float">
            <text:p>0.21330439765432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417" calcext:value-type="float">
            <text:p>0.417</text:p>
          </table:table-cell>
          <table:table-cell table:formula="of:=[.$A38]-0.5" office:value-type="float" office:value="415.5" calcext:value-type="float">
            <text:p>415.5</text:p>
          </table:table-cell>
          <table:table-cell table:formula="of:=[.$A38]+0.5" office:value-type="float" office:value="416.5" calcext:value-type="float">
            <text:p>416.5</text:p>
          </table:table-cell>
          <table:table-cell table:formula="of:=LOG([.$A38];2)-8" office:value-type="float" office:value="0.700439718141093" calcext:value-type="float">
            <text:p>0.700439718141093</text:p>
          </table:table-cell>
          <table:table-cell table:formula="of:=LOG([.$E38];2)-8" office:value-type="float" office:value="0.698704666770345" calcext:value-type="float">
            <text:p>0.698704666770345</text:p>
          </table:table-cell>
          <table:table-cell table:formula="of:=LOG([.$F38];2)-8" office:value-type="float" office:value="0.702172685365548" calcext:value-type="float">
            <text:p>0.702172685365548</text:p>
          </table:table-cell>
          <table:table-cell table:formula="of:=[.$I38]-[.$H38]" office:value-type="float" office:value="0.0034680185952034" calcext:value-type="float">
            <text:p>0.003468018595203</text:p>
          </table:table-cell>
          <table:table-cell table:formula="of:=[.$B38]/[.$J38]" office:value-type="float" office:value="25.1152055875558" calcext:value-type="float">
            <text:p>25.1152055875558</text:p>
          </table:table-cell>
          <table:table-cell table:formula="of:=[.$C38]/[.$J38]" office:value-type="float" office:value="0.720872720653152" calcext:value-type="float">
            <text:p>0.720872720653152</text:p>
          </table:table-cell>
          <table:table-cell table:formula="of:=[.$D38]/[.$J38]" office:value-type="float" office:value="120.241569804946" calcext:value-type="float">
            <text:p>120.241569804946</text:p>
          </table:table-cell>
          <table:table-cell table:formula="of:=299792.458/[.$A38]" office:value-type="float" office:value="720.654947115385" calcext:value-type="float">
            <text:p>720.654947115385</text:p>
          </table:table-cell>
          <table:table-cell table:formula="of:=299792.458/[.$E38]" office:value-type="float" office:value="721.522161251504" calcext:value-type="float">
            <text:p>721.522161251504</text:p>
          </table:table-cell>
          <table:table-cell table:formula="of:=299792.458/[.$F38]" office:value-type="float" office:value="719.78981512605" calcext:value-type="float">
            <text:p>719.78981512605</text:p>
          </table:table-cell>
          <table:table-cell table:formula="of:=[.$O38]-[.$P38]" office:value-type="float" office:value="1.73234612545377" calcext:value-type="float">
            <text:p>1.73234612545377</text:p>
          </table:table-cell>
          <table:table-cell table:formula="of:=[.$B38]/[.$Q38]" office:value-type="float" office:value="0.0502786358454693" calcext:value-type="float">
            <text:p>0.050278635845469</text:p>
          </table:table-cell>
          <table:table-cell table:formula="of:=[.$C38]/[.$Q38]" office:value-type="float" office:value="0.00144312961668971" calcext:value-type="float">
            <text:p>0.00144312961669</text:p>
          </table:table-cell>
          <table:table-cell table:formula="of:=[.$D38]/[.$Q38]" office:value-type="float" office:value="0.240714020063843" calcext:value-type="float">
            <text:p>0.24071402006384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4673" calcext:value-type="float">
            <text:p>0.4673</text:p>
          </table:table-cell>
          <table:table-cell table:formula="of:=[.$A39]-0.5" office:value-type="float" office:value="416.5" calcext:value-type="float">
            <text:p>416.5</text:p>
          </table:table-cell>
          <table:table-cell table:formula="of:=[.$A39]+0.5" office:value-type="float" office:value="417.5" calcext:value-type="float">
            <text:p>417.5</text:p>
          </table:table-cell>
          <table:table-cell table:formula="of:=LOG([.$A39];2)-8" office:value-type="float" office:value="0.703903573444665" calcext:value-type="float">
            <text:p>0.703903573444665</text:p>
          </table:table-cell>
          <table:table-cell table:formula="of:=LOG([.$E39];2)-8" office:value-type="float" office:value="0.702172685365548" calcext:value-type="float">
            <text:p>0.702172685365548</text:p>
          </table:table-cell>
          <table:table-cell table:formula="of:=LOG([.$F39];2)-8" office:value-type="float" office:value="0.705632387361415" calcext:value-type="float">
            <text:p>0.705632387361415</text:p>
          </table:table-cell>
          <table:table-cell table:formula="of:=[.$I39]-[.$H39]" office:value-type="float" office:value="0.00345970199586709" calcext:value-type="float">
            <text:p>0.003459701995867</text:p>
          </table:table-cell>
          <table:table-cell table:formula="of:=[.$B39]/[.$J39]" office:value-type="float" office:value="28.2105222116215" calcext:value-type="float">
            <text:p>28.2105222116215</text:p>
          </table:table-cell>
          <table:table-cell table:formula="of:=[.$C39]/[.$J39]" office:value-type="float" office:value="0.809318260169471" calcext:value-type="float">
            <text:p>0.809318260169471</text:p>
          </table:table-cell>
          <table:table-cell table:formula="of:=[.$D39]/[.$J39]" office:value-type="float" office:value="135.069436777569" calcext:value-type="float">
            <text:p>135.069436777569</text:p>
          </table:table-cell>
          <table:table-cell table:formula="of:=299792.458/[.$A39]" office:value-type="float" office:value="718.926757793765" calcext:value-type="float">
            <text:p>718.926757793765</text:p>
          </table:table-cell>
          <table:table-cell table:formula="of:=299792.458/[.$E39]" office:value-type="float" office:value="719.78981512605" calcext:value-type="float">
            <text:p>719.78981512605</text:p>
          </table:table-cell>
          <table:table-cell table:formula="of:=299792.458/[.$F39]" office:value-type="float" office:value="718.065767664671" calcext:value-type="float">
            <text:p>718.065767664671</text:p>
          </table:table-cell>
          <table:table-cell table:formula="of:=[.$O39]-[.$P39]" office:value-type="float" office:value="1.72404746137977" calcext:value-type="float">
            <text:p>1.72404746137977</text:p>
          </table:table-cell>
          <table:table-cell table:formula="of:=[.$B39]/[.$Q39]" office:value-type="float" office:value="0.0566109705134741" calcext:value-type="float">
            <text:p>0.056610970513474</text:p>
          </table:table-cell>
          <table:table-cell table:formula="of:=[.$C39]/[.$Q39]" office:value-type="float" office:value="0.00162408521964885" calcext:value-type="float">
            <text:p>0.001624085219649</text:p>
          </table:table-cell>
          <table:table-cell table:formula="of:=[.$D39]/[.$Q39]" office:value-type="float" office:value="0.271048222550681" calcext:value-type="float">
            <text:p>0.27104822255068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5221" calcext:value-type="float">
            <text:p>0.5221</text:p>
          </table:table-cell>
          <table:table-cell table:formula="of:=[.$A40]-0.5" office:value-type="float" office:value="417.5" calcext:value-type="float">
            <text:p>417.5</text:p>
          </table:table-cell>
          <table:table-cell table:formula="of:=[.$A40]+0.5" office:value-type="float" office:value="418.5" calcext:value-type="float">
            <text:p>418.5</text:p>
          </table:table-cell>
          <table:table-cell table:formula="of:=LOG([.$A40];2)-8" office:value-type="float" office:value="0.707359132080883" calcext:value-type="float">
            <text:p>0.707359132080883</text:p>
          </table:table-cell>
          <table:table-cell table:formula="of:=LOG([.$E40];2)-8" office:value-type="float" office:value="0.705632387361415" calcext:value-type="float">
            <text:p>0.705632387361415</text:p>
          </table:table-cell>
          <table:table-cell table:formula="of:=LOG([.$F40];2)-8" office:value-type="float" office:value="0.709083812550343" calcext:value-type="float">
            <text:p>0.709083812550343</text:p>
          </table:table-cell>
          <table:table-cell table:formula="of:=[.$I40]-[.$H40]" office:value-type="float" office:value="0.00345142518892771" calcext:value-type="float">
            <text:p>0.003451425188928</text:p>
          </table:table-cell>
          <table:table-cell table:formula="of:=[.$B40]/[.$J40]" office:value-type="float" office:value="31.5521832399424" calcext:value-type="float">
            <text:p>31.5521832399424</text:p>
          </table:table-cell>
          <table:table-cell table:formula="of:=[.$C40]/[.$J40]" office:value-type="float" office:value="0.898179688189361" calcext:value-type="float">
            <text:p>0.898179688189361</text:p>
          </table:table-cell>
          <table:table-cell table:formula="of:=[.$D40]/[.$J40]" office:value-type="float" office:value="151.270843614086" calcext:value-type="float">
            <text:p>151.270843614086</text:p>
          </table:table-cell>
          <table:table-cell table:formula="of:=299792.458/[.$A40]" office:value-type="float" office:value="717.206837320574" calcext:value-type="float">
            <text:p>717.206837320574</text:p>
          </table:table-cell>
          <table:table-cell table:formula="of:=299792.458/[.$E40]" office:value-type="float" office:value="718.065767664671" calcext:value-type="float">
            <text:p>718.065767664671</text:p>
          </table:table-cell>
          <table:table-cell table:formula="of:=299792.458/[.$F40]" office:value-type="float" office:value="716.349959378734" calcext:value-type="float">
            <text:p>716.349959378734</text:p>
          </table:table-cell>
          <table:table-cell table:formula="of:=[.$O40]-[.$P40]" office:value-type="float" office:value="1.7158082859371" calcext:value-type="float">
            <text:p>1.7158082859371</text:p>
          </table:table-cell>
          <table:table-cell table:formula="of:=[.$B40]/[.$Q40]" office:value-type="float" office:value="0.0634686292708533" calcext:value-type="float">
            <text:p>0.063468629270853</text:p>
          </table:table-cell>
          <table:table-cell table:formula="of:=[.$C40]/[.$Q40]" office:value-type="float" office:value="0.00180672865692971" calcext:value-type="float">
            <text:p>0.00180672865693</text:p>
          </table:table-cell>
          <table:table-cell table:formula="of:=[.$D40]/[.$Q40]" office:value-type="float" office:value="0.30428807476871" calcext:value-type="float">
            <text:p>0.3042880747687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5815" calcext:value-type="float">
            <text:p>0.5815</text:p>
          </table:table-cell>
          <table:table-cell table:formula="of:=[.$A41]-0.5" office:value-type="float" office:value="418.5" calcext:value-type="float">
            <text:p>418.5</text:p>
          </table:table-cell>
          <table:table-cell table:formula="of:=[.$A41]+0.5" office:value-type="float" office:value="419.5" calcext:value-type="float">
            <text:p>419.5</text:p>
          </table:table-cell>
          <table:table-cell table:formula="of:=LOG([.$A41];2)-8" office:value-type="float" office:value="0.710806433699352" calcext:value-type="float">
            <text:p>0.710806433699352</text:p>
          </table:table-cell>
          <table:table-cell table:formula="of:=LOG([.$E41];2)-8" office:value-type="float" office:value="0.709083812550343" calcext:value-type="float">
            <text:p>0.709083812550343</text:p>
          </table:table-cell>
          <table:table-cell table:formula="of:=LOG([.$F41];2)-8" office:value-type="float" office:value="0.712527000439822" calcext:value-type="float">
            <text:p>0.712527000439822</text:p>
          </table:table-cell>
          <table:table-cell table:formula="of:=[.$I41]-[.$H41]" office:value-type="float" office:value="0.00344318788947895" calcext:value-type="float">
            <text:p>0.003443187889479</text:p>
          </table:table-cell>
          <table:table-cell table:formula="of:=[.$B41]/[.$J41]" office:value-type="float" office:value="35.1999379326177" calcext:value-type="float">
            <text:p>35.1999379326177</text:p>
          </table:table-cell>
          <table:table-cell table:formula="of:=[.$C41]/[.$J41]" office:value-type="float" office:value="1.01649985779012" calcext:value-type="float">
            <text:p>1.01649985779012</text:p>
          </table:table-cell>
          <table:table-cell table:formula="of:=[.$D41]/[.$J41]" office:value-type="float" office:value="168.884190658558" calcext:value-type="float">
            <text:p>168.884190658558</text:p>
          </table:table-cell>
          <table:table-cell table:formula="of:=299792.458/[.$A41]" office:value-type="float" office:value="715.495126491647" calcext:value-type="float">
            <text:p>715.495126491647</text:p>
          </table:table-cell>
          <table:table-cell table:formula="of:=299792.458/[.$E41]" office:value-type="float" office:value="716.349959378734" calcext:value-type="float">
            <text:p>716.349959378734</text:p>
          </table:table-cell>
          <table:table-cell table:formula="of:=299792.458/[.$F41]" office:value-type="float" office:value="714.642331346841" calcext:value-type="float">
            <text:p>714.642331346841</text:p>
          </table:table-cell>
          <table:table-cell table:formula="of:=[.$O41]-[.$P41]" office:value-type="float" office:value="1.70762803189211" calcext:value-type="float">
            <text:p>1.70762803189211</text:p>
          </table:table-cell>
          <table:table-cell table:formula="of:=[.$B41]/[.$Q41]" office:value-type="float" office:value="0.0709756444239827" calcext:value-type="float">
            <text:p>0.070975644423983</text:p>
          </table:table-cell>
          <table:table-cell table:formula="of:=[.$C41]/[.$Q41]" office:value-type="float" office:value="0.00204962669541204" calcext:value-type="float">
            <text:p>0.002049626695412</text:p>
          </table:table-cell>
          <table:table-cell table:formula="of:=[.$D41]/[.$Q41]" office:value-type="float" office:value="0.340530835252029" calcext:value-type="float">
            <text:p>0.34053083525202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004" calcext:value-type="float">
            <text:p>0.004</text:p>
          </table:table-cell>
          <table:table-cell office:value-type="float" office:value="0.6456" calcext:value-type="float">
            <text:p>0.6456</text:p>
          </table:table-cell>
          <table:table-cell table:formula="of:=[.$A42]-0.5" office:value-type="float" office:value="419.5" calcext:value-type="float">
            <text:p>419.5</text:p>
          </table:table-cell>
          <table:table-cell table:formula="of:=[.$A42]+0.5" office:value-type="float" office:value="420.5" calcext:value-type="float">
            <text:p>420.5</text:p>
          </table:table-cell>
          <table:table-cell table:formula="of:=LOG([.$A42];2)-8" office:value-type="float" office:value="0.714245517666123" calcext:value-type="float">
            <text:p>0.714245517666123</text:p>
          </table:table-cell>
          <table:table-cell table:formula="of:=LOG([.$E42];2)-8" office:value-type="float" office:value="0.712527000439822" calcext:value-type="float">
            <text:p>0.712527000439822</text:p>
          </table:table-cell>
          <table:table-cell table:formula="of:=LOG([.$F42];2)-8" office:value-type="float" office:value="0.715961990255146" calcext:value-type="float">
            <text:p>0.715961990255146</text:p>
          </table:table-cell>
          <table:table-cell table:formula="of:=[.$I42]-[.$H42]" office:value-type="float" office:value="0.00343498981532342" calcext:value-type="float">
            <text:p>0.003434989815323</text:p>
          </table:table-cell>
          <table:table-cell table:formula="of:=[.$B42]/[.$J42]" office:value-type="float" office:value="39.1267535642884" calcext:value-type="float">
            <text:p>39.1267535642884</text:p>
          </table:table-cell>
          <table:table-cell table:formula="of:=[.$C42]/[.$J42]" office:value-type="float" office:value="1.16448671322287" calcext:value-type="float">
            <text:p>1.16448671322287</text:p>
          </table:table-cell>
          <table:table-cell table:formula="of:=[.$D42]/[.$J42]" office:value-type="float" office:value="187.948155514171" calcext:value-type="float">
            <text:p>187.948155514171</text:p>
          </table:table-cell>
          <table:table-cell table:formula="of:=299792.458/[.$A42]" office:value-type="float" office:value="713.791566666667" calcext:value-type="float">
            <text:p>713.791566666667</text:p>
          </table:table-cell>
          <table:table-cell table:formula="of:=299792.458/[.$E42]" office:value-type="float" office:value="714.642331346841" calcext:value-type="float">
            <text:p>714.642331346841</text:p>
          </table:table-cell>
          <table:table-cell table:formula="of:=299792.458/[.$F42]" office:value-type="float" office:value="712.942825208086" calcext:value-type="float">
            <text:p>712.942825208086</text:p>
          </table:table-cell>
          <table:table-cell table:formula="of:=[.$O42]-[.$P42]" office:value-type="float" office:value="1.69950613875585" calcext:value-type="float">
            <text:p>1.69950613875585</text:p>
          </table:table-cell>
          <table:table-cell table:formula="of:=[.$B42]/[.$Q42]" office:value-type="float" office:value="0.0790817973145949" calcext:value-type="float">
            <text:p>0.079081797314595</text:p>
          </table:table-cell>
          <table:table-cell table:formula="of:=[.$C42]/[.$Q42]" office:value-type="float" office:value="0.00235362492007723" calcext:value-type="float">
            <text:p>0.002353624920077</text:p>
          </table:table-cell>
          <table:table-cell table:formula="of:=[.$D42]/[.$Q42]" office:value-type="float" office:value="0.379875062100465" calcext:value-type="float">
            <text:p>0.37987506210046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7201" calcext:value-type="float">
            <text:p>0.7201</text:p>
          </table:table-cell>
          <table:table-cell table:formula="of:=[.$A43]-0.5" office:value-type="float" office:value="420.5" calcext:value-type="float">
            <text:p>420.5</text:p>
          </table:table-cell>
          <table:table-cell table:formula="of:=[.$A43]+0.5" office:value-type="float" office:value="421.5" calcext:value-type="float">
            <text:p>421.5</text:p>
          </table:table-cell>
          <table:table-cell table:formula="of:=LOG([.$A43];2)-8" office:value-type="float" office:value="0.717676423066395" calcext:value-type="float">
            <text:p>0.717676423066395</text:p>
          </table:table-cell>
          <table:table-cell table:formula="of:=LOG([.$E43];2)-8" office:value-type="float" office:value="0.715961990255146" calcext:value-type="float">
            <text:p>0.715961990255146</text:p>
          </table:table-cell>
          <table:table-cell table:formula="of:=LOG([.$F43];2)-8" office:value-type="float" office:value="0.719388820942083" calcext:value-type="float">
            <text:p>0.719388820942083</text:p>
          </table:table-cell>
          <table:table-cell table:formula="of:=[.$I43]-[.$H43]" office:value-type="float" office:value="0.00342683068693717" calcext:value-type="float">
            <text:p>0.003426830686937</text:p>
          </table:table-cell>
          <table:table-cell table:formula="of:=[.$B43]/[.$J43]" office:value-type="float" office:value="43.6846794242405" calcext:value-type="float">
            <text:p>43.6846794242405</text:p>
          </table:table-cell>
          <table:table-cell table:formula="of:=[.$C43]/[.$J43]" office:value-type="float" office:value="1.34234819874086" calcext:value-type="float">
            <text:p>1.34234819874086</text:p>
          </table:table-cell>
          <table:table-cell table:formula="of:=[.$D43]/[.$J43]" office:value-type="float" office:value="210.135856068107" calcext:value-type="float">
            <text:p>210.135856068107</text:p>
          </table:table-cell>
          <table:table-cell table:formula="of:=299792.458/[.$A43]" office:value-type="float" office:value="712.09609976247" calcext:value-type="float">
            <text:p>712.09609976247</text:p>
          </table:table-cell>
          <table:table-cell table:formula="of:=299792.458/[.$E43]" office:value-type="float" office:value="712.942825208086" calcext:value-type="float">
            <text:p>712.942825208086</text:p>
          </table:table-cell>
          <table:table-cell table:formula="of:=299792.458/[.$F43]" office:value-type="float" office:value="711.251383155397" calcext:value-type="float">
            <text:p>711.251383155397</text:p>
          </table:table-cell>
          <table:table-cell table:formula="of:=[.$O43]-[.$P43]" office:value-type="float" office:value="1.69144205268822" calcext:value-type="float">
            <text:p>1.69144205268822</text:p>
          </table:table-cell>
          <table:table-cell table:formula="of:=[.$B43]/[.$Q43]" office:value-type="float" office:value="0.0885043621577701" calcext:value-type="float">
            <text:p>0.08850436215777</text:p>
          </table:table-cell>
          <table:table-cell table:formula="of:=[.$C43]/[.$Q43]" office:value-type="float" office:value="0.00271957291867563" calcext:value-type="float">
            <text:p>0.002719572918676</text:p>
          </table:table-cell>
          <table:table-cell table:formula="of:=[.$D43]/[.$Q43]" office:value-type="float" office:value="0.425731404073549" calcext:value-type="float">
            <text:p>0.42573140407354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798" calcext:value-type="float">
            <text:p>0.798</text:p>
          </table:table-cell>
          <table:table-cell table:formula="of:=[.$A44]-0.5" office:value-type="float" office:value="421.5" calcext:value-type="float">
            <text:p>421.5</text:p>
          </table:table-cell>
          <table:table-cell table:formula="of:=[.$A44]+0.5" office:value-type="float" office:value="422.5" calcext:value-type="float">
            <text:p>422.5</text:p>
          </table:table-cell>
          <table:table-cell table:formula="of:=LOG([.$A44];2)-8" office:value-type="float" office:value="0.721099188707186" calcext:value-type="float">
            <text:p>0.721099188707186</text:p>
          </table:table-cell>
          <table:table-cell table:formula="of:=LOG([.$E44];2)-8" office:value-type="float" office:value="0.719388820942083" calcext:value-type="float">
            <text:p>0.719388820942083</text:p>
          </table:table-cell>
          <table:table-cell table:formula="of:=LOG([.$F44];2)-8" office:value-type="float" office:value="0.722807531169547" calcext:value-type="float">
            <text:p>0.722807531169547</text:p>
          </table:table-cell>
          <table:table-cell table:formula="of:=[.$I44]-[.$H44]" office:value-type="float" office:value="0.00341871022746432" calcext:value-type="float">
            <text:p>0.003418710227464</text:p>
          </table:table-cell>
          <table:table-cell table:formula="of:=[.$B44]/[.$J44]" office:value-type="float" office:value="48.4685711789329" calcext:value-type="float">
            <text:p>48.4685711789329</text:p>
          </table:table-cell>
          <table:table-cell table:formula="of:=[.$C44]/[.$J44]" office:value-type="float" office:value="1.521041461258" calcext:value-type="float">
            <text:p>1.521041461258</text:p>
          </table:table-cell>
          <table:table-cell table:formula="of:=[.$D44]/[.$J44]" office:value-type="float" office:value="233.42136270844" calcext:value-type="float">
            <text:p>233.42136270844</text:p>
          </table:table-cell>
          <table:table-cell table:formula="of:=299792.458/[.$A44]" office:value-type="float" office:value="710.408668246445" calcext:value-type="float">
            <text:p>710.408668246445</text:p>
          </table:table-cell>
          <table:table-cell table:formula="of:=299792.458/[.$E44]" office:value-type="float" office:value="711.251383155397" calcext:value-type="float">
            <text:p>711.251383155397</text:p>
          </table:table-cell>
          <table:table-cell table:formula="of:=299792.458/[.$F44]" office:value-type="float" office:value="709.567947928994" calcext:value-type="float">
            <text:p>709.567947928994</text:p>
          </table:table-cell>
          <table:table-cell table:formula="of:=[.$O44]-[.$P44]" office:value-type="float" office:value="1.68343522640328" calcext:value-type="float">
            <text:p>1.68343522640328</text:p>
          </table:table-cell>
          <table:table-cell table:formula="of:=[.$B44]/[.$Q44]" office:value-type="float" office:value="0.098429685562672" calcext:value-type="float">
            <text:p>0.098429685562672</text:p>
          </table:table-cell>
          <table:table-cell table:formula="of:=[.$C44]/[.$Q44]" office:value-type="float" office:value="0.00308892193678874" calcext:value-type="float">
            <text:p>0.003088921936789</text:p>
          </table:table-cell>
          <table:table-cell table:formula="of:=[.$D44]/[.$Q44]" office:value-type="float" office:value="0.474030712607195" calcext:value-type="float">
            <text:p>0.47403071260719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182" calcext:value-type="float">
            <text:p>0.18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878" calcext:value-type="float">
            <text:p>0.878</text:p>
          </table:table-cell>
          <table:table-cell table:formula="of:=[.$A45]-0.5" office:value-type="float" office:value="422.5" calcext:value-type="float">
            <text:p>422.5</text:p>
          </table:table-cell>
          <table:table-cell table:formula="of:=[.$A45]+0.5" office:value-type="float" office:value="423.5" calcext:value-type="float">
            <text:p>423.5</text:p>
          </table:table-cell>
          <table:table-cell table:formula="of:=LOG([.$A45];2)-8" office:value-type="float" office:value="0.72451385311995" calcext:value-type="float">
            <text:p>0.72451385311995</text:p>
          </table:table-cell>
          <table:table-cell table:formula="of:=LOG([.$E45];2)-8" office:value-type="float" office:value="0.722807531169547" calcext:value-type="float">
            <text:p>0.722807531169547</text:p>
          </table:table-cell>
          <table:table-cell table:formula="of:=LOG([.$F45];2)-8" office:value-type="float" office:value="0.7262181593322" calcext:value-type="float">
            <text:p>0.7262181593322</text:p>
          </table:table-cell>
          <table:table-cell table:formula="of:=[.$I45]-[.$H45]" office:value-type="float" office:value="0.00341062816265314" calcext:value-type="float">
            <text:p>0.003410628162653</text:p>
          </table:table-cell>
          <table:table-cell table:formula="of:=[.$B45]/[.$J45]" office:value-type="float" office:value="53.3626039897652" calcext:value-type="float">
            <text:p>53.3626039897652</text:p>
          </table:table-cell>
          <table:table-cell table:formula="of:=[.$C45]/[.$J45]" office:value-type="float" office:value="1.70056650077274" calcext:value-type="float">
            <text:p>1.70056650077274</text:p>
          </table:table-cell>
          <table:table-cell table:formula="of:=[.$D45]/[.$J45]" office:value-type="float" office:value="257.430584082494" calcext:value-type="float">
            <text:p>257.430584082494</text:p>
          </table:table-cell>
          <table:table-cell table:formula="of:=299792.458/[.$A45]" office:value-type="float" office:value="708.729215130024" calcext:value-type="float">
            <text:p>708.729215130024</text:p>
          </table:table-cell>
          <table:table-cell table:formula="of:=299792.458/[.$E45]" office:value-type="float" office:value="709.567947928994" calcext:value-type="float">
            <text:p>709.567947928994</text:p>
          </table:table-cell>
          <table:table-cell table:formula="of:=299792.458/[.$F45]" office:value-type="float" office:value="707.892462809917" calcext:value-type="float">
            <text:p>707.892462809917</text:p>
          </table:table-cell>
          <table:table-cell table:formula="of:=[.$O45]-[.$P45]" office:value-type="float" office:value="1.67548511907671" calcext:value-type="float">
            <text:p>1.67548511907671</text:p>
          </table:table-cell>
          <table:table-cell table:formula="of:=[.$B45]/[.$Q45]" office:value-type="float" office:value="0.10862525600961" calcext:value-type="float">
            <text:p>0.10862525600961</text:p>
          </table:table-cell>
          <table:table-cell table:formula="of:=[.$C45]/[.$Q45]" office:value-type="float" office:value="0.00346168398272384" calcext:value-type="float">
            <text:p>0.003461683982724</text:p>
          </table:table-cell>
          <table:table-cell table:formula="of:=[.$D45]/[.$Q45]" office:value-type="float" office:value="0.524027333936471" calcext:value-type="float">
            <text:p>0.52402733393647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1985" calcext:value-type="float">
            <text:p>0.198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9588" calcext:value-type="float">
            <text:p>0.9588</text:p>
          </table:table-cell>
          <table:table-cell table:formula="of:=[.$A46]-0.5" office:value-type="float" office:value="423.5" calcext:value-type="float">
            <text:p>423.5</text:p>
          </table:table-cell>
          <table:table-cell table:formula="of:=[.$A46]+0.5" office:value-type="float" office:value="424.5" calcext:value-type="float">
            <text:p>424.5</text:p>
          </table:table-cell>
          <table:table-cell table:formula="of:=LOG([.$A46];2)-8" office:value-type="float" office:value="0.727920454563199" calcext:value-type="float">
            <text:p>0.727920454563199</text:p>
          </table:table-cell>
          <table:table-cell table:formula="of:=LOG([.$E46];2)-8" office:value-type="float" office:value="0.7262181593322" calcext:value-type="float">
            <text:p>0.7262181593322</text:p>
          </table:table-cell>
          <table:table-cell table:formula="of:=LOG([.$F46];2)-8" office:value-type="float" office:value="0.729620743553038" calcext:value-type="float">
            <text:p>0.729620743553038</text:p>
          </table:table-cell>
          <table:table-cell table:formula="of:=[.$I46]-[.$H46]" office:value-type="float" office:value="0.00340258422083828" calcext:value-type="float">
            <text:p>0.003402584220838</text:p>
          </table:table-cell>
          <table:table-cell table:formula="of:=[.$B46]/[.$J46]" office:value-type="float" office:value="58.3380122626609" calcext:value-type="float">
            <text:p>58.3380122626609</text:p>
          </table:table-cell>
          <table:table-cell table:formula="of:=[.$C46]/[.$J46]" office:value-type="float" office:value="1.91031274411736" calcext:value-type="float">
            <text:p>1.91031274411736</text:p>
          </table:table-cell>
          <table:table-cell table:formula="of:=[.$D46]/[.$J46]" office:value-type="float" office:value="281.785824470727" calcext:value-type="float">
            <text:p>281.785824470727</text:p>
          </table:table-cell>
          <table:table-cell table:formula="of:=299792.458/[.$A46]" office:value-type="float" office:value="707.057683962264" calcext:value-type="float">
            <text:p>707.057683962264</text:p>
          </table:table-cell>
          <table:table-cell table:formula="of:=299792.458/[.$E46]" office:value-type="float" office:value="707.892462809917" calcext:value-type="float">
            <text:p>707.892462809917</text:p>
          </table:table-cell>
          <table:table-cell table:formula="of:=299792.458/[.$F46]" office:value-type="float" office:value="706.224871613663" calcext:value-type="float">
            <text:p>706.224871613663</text:p>
          </table:table-cell>
          <table:table-cell table:formula="of:=[.$O46]-[.$P46]" office:value-type="float" office:value="1.66759119625419" calcext:value-type="float">
            <text:p>1.66759119625419</text:p>
          </table:table-cell>
          <table:table-cell table:formula="of:=[.$B46]/[.$Q46]" office:value-type="float" office:value="0.119033969743831" calcext:value-type="float">
            <text:p>0.119033969743831</text:p>
          </table:table-cell>
          <table:table-cell table:formula="of:=[.$C46]/[.$Q46]" office:value-type="float" office:value="0.00389783780017582" calcext:value-type="float">
            <text:p>0.003897837800176</text:p>
          </table:table-cell>
          <table:table-cell table:formula="of:=[.$D46]/[.$Q46]" office:value-type="float" office:value="0.574961058893627" calcext:value-type="float">
            <text:p>0.57496105889362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2148" calcext:value-type="float">
            <text:p>0.2148</text:p>
          </table:table-cell>
          <table:table-cell office:value-type="float" office:value="0.0073" calcext:value-type="float">
            <text:p>0.0073</text:p>
          </table:table-cell>
          <table:table-cell office:value-type="float" office:value="1.0391" calcext:value-type="float">
            <text:p>1.0391</text:p>
          </table:table-cell>
          <table:table-cell table:formula="of:=[.$A47]-0.5" office:value-type="float" office:value="424.5" calcext:value-type="float">
            <text:p>424.5</text:p>
          </table:table-cell>
          <table:table-cell table:formula="of:=[.$A47]+0.5" office:value-type="float" office:value="425.5" calcext:value-type="float">
            <text:p>425.5</text:p>
          </table:table-cell>
          <table:table-cell table:formula="of:=LOG([.$A47];2)-8" office:value-type="float" office:value="0.731319031025064" calcext:value-type="float">
            <text:p>0.731319031025064</text:p>
          </table:table-cell>
          <table:table-cell table:formula="of:=LOG([.$E47];2)-8" office:value-type="float" office:value="0.729620743553038" calcext:value-type="float">
            <text:p>0.729620743553038</text:p>
          </table:table-cell>
          <table:table-cell table:formula="of:=LOG([.$F47];2)-8" office:value-type="float" office:value="0.733015321685963" calcext:value-type="float">
            <text:p>0.733015321685963</text:p>
          </table:table-cell>
          <table:table-cell table:formula="of:=[.$I47]-[.$H47]" office:value-type="float" office:value="0.00339457813292476" calcext:value-type="float">
            <text:p>0.003394578132925</text:p>
          </table:table-cell>
          <table:table-cell table:formula="of:=[.$B47]/[.$J47]" office:value-type="float" office:value="63.2773769195669" calcext:value-type="float">
            <text:p>63.2773769195669</text:p>
          </table:table-cell>
          <table:table-cell table:formula="of:=[.$C47]/[.$J47]" office:value-type="float" office:value="2.15048813553463" calcext:value-type="float">
            <text:p>2.15048813553463</text:p>
          </table:table-cell>
          <table:table-cell table:formula="of:=[.$D47]/[.$J47]" office:value-type="float" office:value="306.105783785484" calcext:value-type="float">
            <text:p>306.105783785484</text:p>
          </table:table-cell>
          <table:table-cell table:formula="of:=299792.458/[.$A47]" office:value-type="float" office:value="705.394018823529" calcext:value-type="float">
            <text:p>705.394018823529</text:p>
          </table:table-cell>
          <table:table-cell table:formula="of:=299792.458/[.$E47]" office:value-type="float" office:value="706.224871613663" calcext:value-type="float">
            <text:p>706.224871613663</text:p>
          </table:table-cell>
          <table:table-cell table:formula="of:=299792.458/[.$F47]" office:value-type="float" office:value="704.565118683901" calcext:value-type="float">
            <text:p>704.565118683901</text:p>
          </table:table-cell>
          <table:table-cell table:formula="of:=[.$O47]-[.$P47]" office:value-type="float" office:value="1.65975292976191" calcext:value-type="float">
            <text:p>1.65975292976191</text:p>
          </table:table-cell>
          <table:table-cell table:formula="of:=[.$B47]/[.$Q47]" office:value-type="float" office:value="0.129416852441293" calcext:value-type="float">
            <text:p>0.129416852441293</text:p>
          </table:table-cell>
          <table:table-cell table:formula="of:=[.$C47]/[.$Q47]" office:value-type="float" office:value="0.00439824498520222" calcext:value-type="float">
            <text:p>0.004398244985202</text:p>
          </table:table-cell>
          <table:table-cell table:formula="of:=[.$D47]/[.$Q47]" office:value-type="float" office:value="0.626057036181318" calcext:value-type="float">
            <text:p>0.6260570361813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0081" calcext:value-type="float">
            <text:p>0.0081</text:p>
          </table:table-cell>
          <table:table-cell office:value-type="float" office:value="1.1141" calcext:value-type="float">
            <text:p>1.1141</text:p>
          </table:table-cell>
          <table:table-cell table:formula="of:=[.$A48]-0.5" office:value-type="float" office:value="425.5" calcext:value-type="float">
            <text:p>425.5</text:p>
          </table:table-cell>
          <table:table-cell table:formula="of:=[.$A48]+0.5" office:value-type="float" office:value="426.5" calcext:value-type="float">
            <text:p>426.5</text:p>
          </table:table-cell>
          <table:table-cell table:formula="of:=LOG([.$A48];2)-8" office:value-type="float" office:value="0.734709620225839" calcext:value-type="float">
            <text:p>0.734709620225839</text:p>
          </table:table-cell>
          <table:table-cell table:formula="of:=LOG([.$E48];2)-8" office:value-type="float" office:value="0.733015321685963" calcext:value-type="float">
            <text:p>0.733015321685963</text:p>
          </table:table-cell>
          <table:table-cell table:formula="of:=LOG([.$F48];2)-8" office:value-type="float" office:value="0.736401931318291" calcext:value-type="float">
            <text:p>0.736401931318291</text:p>
          </table:table-cell>
          <table:table-cell table:formula="of:=[.$I48]-[.$H48]" office:value-type="float" office:value="0.00338660963232762" calcext:value-type="float">
            <text:p>0.003386609632328</text:p>
          </table:table-cell>
          <table:table-cell table:formula="of:=[.$B48]/[.$J48]" office:value-type="float" office:value="67.8850015087182" calcext:value-type="float">
            <text:p>67.8850015087182</text:p>
          </table:table-cell>
          <table:table-cell table:formula="of:=[.$C48]/[.$J48]" office:value-type="float" office:value="2.39177256294309" calcext:value-type="float">
            <text:p>2.39177256294309</text:p>
          </table:table-cell>
          <table:table-cell table:formula="of:=[.$D48]/[.$J48]" office:value-type="float" office:value="328.97207560184" calcext:value-type="float">
            <text:p>328.97207560184</text:p>
          </table:table-cell>
          <table:table-cell table:formula="of:=299792.458/[.$A48]" office:value-type="float" office:value="703.738164319249" calcext:value-type="float">
            <text:p>703.738164319249</text:p>
          </table:table-cell>
          <table:table-cell table:formula="of:=299792.458/[.$E48]" office:value-type="float" office:value="704.565118683901" calcext:value-type="float">
            <text:p>704.565118683901</text:p>
          </table:table-cell>
          <table:table-cell table:formula="of:=299792.458/[.$F48]" office:value-type="float" office:value="702.913148886284" calcext:value-type="float">
            <text:p>702.913148886284</text:p>
          </table:table-cell>
          <table:table-cell table:formula="of:=[.$O48]-[.$P48]" office:value-type="float" office:value="1.65196979761754" calcext:value-type="float">
            <text:p>1.65196979761754</text:p>
          </table:table-cell>
          <table:table-cell table:formula="of:=[.$B48]/[.$Q48]" office:value-type="float" office:value="0.139167193208714" calcext:value-type="float">
            <text:p>0.139167193208714</text:p>
          </table:table-cell>
          <table:table-cell table:formula="of:=[.$C48]/[.$Q48]" office:value-type="float" office:value="0.00490323734228178" calcext:value-type="float">
            <text:p>0.004903237342282</text:p>
          </table:table-cell>
          <table:table-cell table:formula="of:=[.$D48]/[.$Q48]" office:value-type="float" office:value="0.674407002843967" calcext:value-type="float">
            <text:p>0.67440700284396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0089" calcext:value-type="float">
            <text:p>0.0089</text:p>
          </table:table-cell>
          <table:table-cell office:value-type="float" office:value="1.1868" calcext:value-type="float">
            <text:p>1.1868</text:p>
          </table:table-cell>
          <table:table-cell table:formula="of:=[.$A49]-0.5" office:value-type="float" office:value="426.5" calcext:value-type="float">
            <text:p>426.5</text:p>
          </table:table-cell>
          <table:table-cell table:formula="of:=[.$A49]+0.5" office:value-type="float" office:value="427.5" calcext:value-type="float">
            <text:p>427.5</text:p>
          </table:table-cell>
          <table:table-cell table:formula="of:=LOG([.$A49];2)-8" office:value-type="float" office:value="0.73809225962049" calcext:value-type="float">
            <text:p>0.73809225962049</text:p>
          </table:table-cell>
          <table:table-cell table:formula="of:=LOG([.$E49];2)-8" office:value-type="float" office:value="0.736401931318291" calcext:value-type="float">
            <text:p>0.736401931318291</text:p>
          </table:table-cell>
          <table:table-cell table:formula="of:=LOG([.$F49];2)-8" office:value-type="float" office:value="0.739780609773259" calcext:value-type="float">
            <text:p>0.739780609773259</text:p>
          </table:table-cell>
          <table:table-cell table:formula="of:=[.$I49]-[.$H49]" office:value-type="float" office:value="0.00337867845496831" calcext:value-type="float">
            <text:p>0.003378678454968</text:p>
          </table:table-cell>
          <table:table-cell table:formula="of:=[.$B49]/[.$J49]" office:value-type="float" office:value="72.3655722966077" calcext:value-type="float">
            <text:p>72.3655722966077</text:p>
          </table:table-cell>
          <table:table-cell table:formula="of:=[.$C49]/[.$J49]" office:value-type="float" office:value="2.63416602633869" calcext:value-type="float">
            <text:p>2.63416602633869</text:p>
          </table:table-cell>
          <table:table-cell table:formula="of:=[.$D49]/[.$J49]" office:value-type="float" office:value="351.261600006601" calcext:value-type="float">
            <text:p>351.261600006601</text:p>
          </table:table-cell>
          <table:table-cell table:formula="of:=299792.458/[.$A49]" office:value-type="float" office:value="702.09006557377" calcext:value-type="float">
            <text:p>702.09006557377</text:p>
          </table:table-cell>
          <table:table-cell table:formula="of:=299792.458/[.$E49]" office:value-type="float" office:value="702.913148886284" calcext:value-type="float">
            <text:p>702.913148886284</text:p>
          </table:table-cell>
          <table:table-cell table:formula="of:=299792.458/[.$F49]" office:value-type="float" office:value="701.268907602339" calcext:value-type="float">
            <text:p>701.268907602339</text:p>
          </table:table-cell>
          <table:table-cell table:formula="of:=[.$O49]-[.$P49]" office:value-type="float" office:value="1.64424128394455" calcext:value-type="float">
            <text:p>1.64424128394455</text:p>
          </table:table-cell>
          <table:table-cell table:formula="of:=[.$B49]/[.$Q49]" office:value-type="float" office:value="0.148700803457168" calcext:value-type="float">
            <text:p>0.148700803457168</text:p>
          </table:table-cell>
          <table:table-cell table:formula="of:=[.$C49]/[.$Q49]" office:value-type="float" office:value="0.00541283088248995" calcext:value-type="float">
            <text:p>0.00541283088249</text:p>
          </table:table-cell>
          <table:table-cell table:formula="of:=[.$D49]/[.$Q49]" office:value-type="float" office:value="0.721791875431356" calcext:value-type="float">
            <text:p>0.7217918754313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2584" calcext:value-type="float">
            <text:p>0.2584</text:p>
          </table:table-cell>
          <table:table-cell office:value-type="float" office:value="0.0098" calcext:value-type="float">
            <text:p>0.0098</text:p>
          </table:table-cell>
          <table:table-cell office:value-type="float" office:value="1.2566" calcext:value-type="float">
            <text:p>1.2566</text:p>
          </table:table-cell>
          <table:table-cell table:formula="of:=[.$A50]-0.5" office:value-type="float" office:value="427.5" calcext:value-type="float">
            <text:p>427.5</text:p>
          </table:table-cell>
          <table:table-cell table:formula="of:=[.$A50]+0.5" office:value-type="float" office:value="428.5" calcext:value-type="float">
            <text:p>428.5</text:p>
          </table:table-cell>
          <table:table-cell table:formula="of:=LOG([.$A50];2)-8" office:value-type="float" office:value="0.741466986401147" calcext:value-type="float">
            <text:p>0.741466986401147</text:p>
          </table:table-cell>
          <table:table-cell table:formula="of:=LOG([.$E50];2)-8" office:value-type="float" office:value="0.739780609773259" calcext:value-type="float">
            <text:p>0.739780609773259</text:p>
          </table:table-cell>
          <table:table-cell table:formula="of:=LOG([.$F50];2)-8" office:value-type="float" office:value="0.7431513941125" calcext:value-type="float">
            <text:p>0.7431513941125</text:p>
          </table:table-cell>
          <table:table-cell table:formula="of:=[.$I50]-[.$H50]" office:value-type="float" office:value="0.00337078433924098" calcext:value-type="float">
            <text:p>0.003370784339241</text:p>
          </table:table-cell>
          <table:table-cell table:formula="of:=[.$B50]/[.$J50]" office:value-type="float" office:value="76.6587161901272" calcext:value-type="float">
            <text:p>76.6587161901272</text:p>
          </table:table-cell>
          <table:table-cell table:formula="of:=[.$C50]/[.$J50]" office:value-type="float" office:value="2.90733521154507" calcext:value-type="float">
            <text:p>2.90733521154507</text:p>
          </table:table-cell>
          <table:table-cell table:formula="of:=[.$D50]/[.$J50]" office:value-type="float" office:value="372.791574166075" calcext:value-type="float">
            <text:p>372.791574166075</text:p>
          </table:table-cell>
          <table:table-cell table:formula="of:=299792.458/[.$A50]" office:value-type="float" office:value="700.449668224299" calcext:value-type="float">
            <text:p>700.449668224299</text:p>
          </table:table-cell>
          <table:table-cell table:formula="of:=299792.458/[.$E50]" office:value-type="float" office:value="701.268907602339" calcext:value-type="float">
            <text:p>701.268907602339</text:p>
          </table:table-cell>
          <table:table-cell table:formula="of:=299792.458/[.$F50]" office:value-type="float" office:value="699.632340723454" calcext:value-type="float">
            <text:p>699.632340723454</text:p>
          </table:table-cell>
          <table:table-cell table:formula="of:=[.$O50]-[.$P50]" office:value-type="float" office:value="1.63656687888522" calcext:value-type="float">
            <text:p>1.63656687888522</text:p>
          </table:table-cell>
          <table:table-cell table:formula="of:=[.$B50]/[.$Q50]" office:value-type="float" office:value="0.157891500392587" calcext:value-type="float">
            <text:p>0.157891500392587</text:p>
          </table:table-cell>
          <table:table-cell table:formula="of:=[.$C50]/[.$Q50]" office:value-type="float" office:value="0.00598814513872813" calcext:value-type="float">
            <text:p>0.005988145138728</text:p>
          </table:table-cell>
          <table:table-cell table:formula="of:=[.$D50]/[.$Q50]" office:value-type="float" office:value="0.767826855237324" calcext:value-type="float">
            <text:p>0.76782685523732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0107" calcext:value-type="float">
            <text:p>0.0107</text:p>
          </table:table-cell>
          <table:table-cell office:value-type="float" office:value="1.323" calcext:value-type="float">
            <text:p>1.323</text:p>
          </table:table-cell>
          <table:table-cell table:formula="of:=[.$A51]-0.5" office:value-type="float" office:value="428.5" calcext:value-type="float">
            <text:p>428.5</text:p>
          </table:table-cell>
          <table:table-cell table:formula="of:=[.$A51]+0.5" office:value-type="float" office:value="429.5" calcext:value-type="float">
            <text:p>429.5</text:p>
          </table:table-cell>
          <table:table-cell table:formula="of:=LOG([.$A51];2)-8" office:value-type="float" office:value="0.744833837499545" calcext:value-type="float">
            <text:p>0.744833837499545</text:p>
          </table:table-cell>
          <table:table-cell table:formula="of:=LOG([.$E51];2)-8" office:value-type="float" office:value="0.7431513941125" calcext:value-type="float">
            <text:p>0.7431513941125</text:p>
          </table:table-cell>
          <table:table-cell table:formula="of:=LOG([.$F51];2)-8" office:value-type="float" office:value="0.746514321138465" calcext:value-type="float">
            <text:p>0.746514321138465</text:p>
          </table:table-cell>
          <table:table-cell table:formula="of:=[.$I51]-[.$H51]" office:value-type="float" office:value="0.00336292702596452" calcext:value-type="float">
            <text:p>0.003362927025965</text:p>
          </table:table-cell>
          <table:table-cell table:formula="of:=[.$B51]/[.$J51]" office:value-type="float" office:value="80.7629775796584" calcext:value-type="float">
            <text:p>80.7629775796584</text:p>
          </table:table-cell>
          <table:table-cell table:formula="of:=[.$C51]/[.$J51]" office:value-type="float" office:value="3.18175206223249" calcext:value-type="float">
            <text:p>3.18175206223249</text:p>
          </table:table-cell>
          <table:table-cell table:formula="of:=[.$D51]/[.$J51]" office:value-type="float" office:value="393.407287694728" calcext:value-type="float">
            <text:p>393.407287694728</text:p>
          </table:table-cell>
          <table:table-cell table:formula="of:=299792.458/[.$A51]" office:value-type="float" office:value="698.816918414918" calcext:value-type="float">
            <text:p>698.816918414918</text:p>
          </table:table-cell>
          <table:table-cell table:formula="of:=299792.458/[.$E51]" office:value-type="float" office:value="699.632340723454" calcext:value-type="float">
            <text:p>699.632340723454</text:p>
          </table:table-cell>
          <table:table-cell table:formula="of:=299792.458/[.$F51]" office:value-type="float" office:value="698.003394644936" calcext:value-type="float">
            <text:p>698.003394644936</text:p>
          </table:table-cell>
          <table:table-cell table:formula="of:=[.$O51]-[.$P51]" office:value-type="float" office:value="1.62894607851797" calcext:value-type="float">
            <text:p>1.62894607851797</text:p>
          </table:table-cell>
          <table:table-cell table:formula="of:=[.$B51]/[.$Q51]" office:value-type="float" office:value="0.166733573064066" calcext:value-type="float">
            <text:p>0.166733573064066</text:p>
          </table:table-cell>
          <table:table-cell table:formula="of:=[.$C51]/[.$Q51]" office:value-type="float" office:value="0.00656866432910717" calcext:value-type="float">
            <text:p>0.006568664329107</text:p>
          </table:table-cell>
          <table:table-cell table:formula="of:=[.$D51]/[.$Q51]" office:value-type="float" office:value="0.812181580131663" calcext:value-type="float">
            <text:p>0.81218158013166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0116" calcext:value-type="float">
            <text:p>0.0116</text:p>
          </table:table-cell>
          <table:table-cell office:value-type="float" office:value="1.3856" calcext:value-type="float">
            <text:p>1.3856</text:p>
          </table:table-cell>
          <table:table-cell table:formula="of:=[.$A52]-0.5" office:value-type="float" office:value="429.5" calcext:value-type="float">
            <text:p>429.5</text:p>
          </table:table-cell>
          <table:table-cell table:formula="of:=[.$A52]+0.5" office:value-type="float" office:value="430.5" calcext:value-type="float">
            <text:p>430.5</text:p>
          </table:table-cell>
          <table:table-cell table:formula="of:=LOG([.$A52];2)-8" office:value-type="float" office:value="0.74819284958946" calcext:value-type="float">
            <text:p>0.74819284958946</text:p>
          </table:table-cell>
          <table:table-cell table:formula="of:=LOG([.$E52];2)-8" office:value-type="float" office:value="0.746514321138465" calcext:value-type="float">
            <text:p>0.746514321138465</text:p>
          </table:table-cell>
          <table:table-cell table:formula="of:=LOG([.$F52];2)-8" office:value-type="float" office:value="0.749869427396844" calcext:value-type="float">
            <text:p>0.749869427396844</text:p>
          </table:table-cell>
          <table:table-cell table:formula="of:=[.$I52]-[.$H52]" office:value-type="float" office:value="0.00335510625837898" calcext:value-type="float">
            <text:p>0.003355106258379</text:p>
          </table:table-cell>
          <table:table-cell table:formula="of:=[.$B52]/[.$J52]" office:value-type="float" office:value="84.6172902247115" calcext:value-type="float">
            <text:p>84.6172902247115</text:p>
          </table:table-cell>
          <table:table-cell table:formula="of:=[.$C52]/[.$J52]" office:value-type="float" office:value="3.4574165783961" calcext:value-type="float">
            <text:p>3.4574165783961</text:p>
          </table:table-cell>
          <table:table-cell table:formula="of:=[.$D52]/[.$J52]" office:value-type="float" office:value="412.982449226348" calcext:value-type="float">
            <text:p>412.982449226348</text:p>
          </table:table-cell>
          <table:table-cell table:formula="of:=299792.458/[.$A52]" office:value-type="float" office:value="697.191762790698" calcext:value-type="float">
            <text:p>697.191762790698</text:p>
          </table:table-cell>
          <table:table-cell table:formula="of:=299792.458/[.$E52]" office:value-type="float" office:value="698.003394644936" calcext:value-type="float">
            <text:p>698.003394644936</text:p>
          </table:table-cell>
          <table:table-cell table:formula="of:=299792.458/[.$F52]" office:value-type="float" office:value="696.382016260163" calcext:value-type="float">
            <text:p>696.382016260163</text:p>
          </table:table-cell>
          <table:table-cell table:formula="of:=[.$O52]-[.$P52]" office:value-type="float" office:value="1.62137838477338" calcext:value-type="float">
            <text:p>1.62137838477338</text:p>
          </table:table-cell>
          <table:table-cell table:formula="of:=[.$B52]/[.$Q52]" office:value-type="float" office:value="0.175097930665753" calcext:value-type="float">
            <text:p>0.175097930665753</text:p>
          </table:table-cell>
          <table:table-cell table:formula="of:=[.$C52]/[.$Q52]" office:value-type="float" office:value="0.00715440646608924" calcext:value-type="float">
            <text:p>0.007154406466089</text:p>
          </table:table-cell>
          <table:table-cell table:formula="of:=[.$D52]/[.$Q52]" office:value-type="float" office:value="0.854581517190798" calcext:value-type="float">
            <text:p>0.85458151719079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0126" calcext:value-type="float">
            <text:p>0.0126</text:p>
          </table:table-cell>
          <table:table-cell office:value-type="float" office:value="1.4419" calcext:value-type="float">
            <text:p>1.4419</text:p>
          </table:table-cell>
          <table:table-cell table:formula="of:=[.$A53]-0.5" office:value-type="float" office:value="430.5" calcext:value-type="float">
            <text:p>430.5</text:p>
          </table:table-cell>
          <table:table-cell table:formula="of:=[.$A53]+0.5" office:value-type="float" office:value="431.5" calcext:value-type="float">
            <text:p>431.5</text:p>
          </table:table-cell>
          <table:table-cell table:formula="of:=LOG([.$A53];2)-8" office:value-type="float" office:value="0.751544059089097" calcext:value-type="float">
            <text:p>0.751544059089097</text:p>
          </table:table-cell>
          <table:table-cell table:formula="of:=LOG([.$E53];2)-8" office:value-type="float" office:value="0.749869427396844" calcext:value-type="float">
            <text:p>0.749869427396844</text:p>
          </table:table-cell>
          <table:table-cell table:formula="of:=LOG([.$F53];2)-8" office:value-type="float" office:value="0.753216749178955" calcext:value-type="float">
            <text:p>0.753216749178955</text:p>
          </table:table-cell>
          <table:table-cell table:formula="of:=[.$I53]-[.$H53]" office:value-type="float" office:value="0.00334732178211183" calcext:value-type="float">
            <text:p>0.003347321782112</text:p>
          </table:table-cell>
          <table:table-cell table:formula="of:=[.$B53]/[.$J53]" office:value-type="float" office:value="88.0704094764412" calcext:value-type="float">
            <text:p>88.0704094764412</text:p>
          </table:table-cell>
          <table:table-cell table:formula="of:=[.$C53]/[.$J53]" office:value-type="float" office:value="3.76420339010569" calcext:value-type="float">
            <text:p>3.76420339010569</text:p>
          </table:table-cell>
          <table:table-cell table:formula="of:=[.$D53]/[.$J53]" office:value-type="float" office:value="430.76229112646" calcext:value-type="float">
            <text:p>430.76229112646</text:p>
          </table:table-cell>
          <table:table-cell table:formula="of:=299792.458/[.$A53]" office:value-type="float" office:value="695.574148491879" calcext:value-type="float">
            <text:p>695.574148491879</text:p>
          </table:table-cell>
          <table:table-cell table:formula="of:=299792.458/[.$E53]" office:value-type="float" office:value="696.382016260163" calcext:value-type="float">
            <text:p>696.382016260163</text:p>
          </table:table-cell>
          <table:table-cell table:formula="of:=299792.458/[.$F53]" office:value-type="float" office:value="694.768152954809" calcext:value-type="float">
            <text:p>694.768152954809</text:p>
          </table:table-cell>
          <table:table-cell table:formula="of:=[.$O53]-[.$P53]" office:value-type="float" office:value="1.61386330535379" calcext:value-type="float">
            <text:p>1.61386330535379</text:p>
          </table:table-cell>
          <table:table-cell table:formula="of:=[.$B53]/[.$Q53]" office:value-type="float" office:value="0.182667267433393" calcext:value-type="float">
            <text:p>0.182667267433393</text:p>
          </table:table-cell>
          <table:table-cell table:formula="of:=[.$C53]/[.$Q53]" office:value-type="float" office:value="0.00780735267863213" calcext:value-type="float">
            <text:p>0.007807352678632</text:p>
          </table:table-cell>
          <table:table-cell table:formula="of:=[.$D53]/[.$Q53]" office:value-type="float" office:value="0.893446176771402" calcext:value-type="float">
            <text:p>0.89344617677140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0136" calcext:value-type="float">
            <text:p>0.0136</text:p>
          </table:table-cell>
          <table:table-cell office:value-type="float" office:value="1.4939" calcext:value-type="float">
            <text:p>1.4939</text:p>
          </table:table-cell>
          <table:table-cell table:formula="of:=[.$A54]-0.5" office:value-type="float" office:value="431.5" calcext:value-type="float">
            <text:p>431.5</text:p>
          </table:table-cell>
          <table:table-cell table:formula="of:=[.$A54]+0.5" office:value-type="float" office:value="432.5" calcext:value-type="float">
            <text:p>432.5</text:p>
          </table:table-cell>
          <table:table-cell table:formula="of:=LOG([.$A54];2)-8" office:value-type="float" office:value="0.75488750216347" calcext:value-type="float">
            <text:p>0.75488750216347</text:p>
          </table:table-cell>
          <table:table-cell table:formula="of:=LOG([.$E54];2)-8" office:value-type="float" office:value="0.753216749178955" calcext:value-type="float">
            <text:p>0.753216749178955</text:p>
          </table:table-cell>
          <table:table-cell table:formula="of:=LOG([.$F54];2)-8" office:value-type="float" office:value="0.756556322524087" calcext:value-type="float">
            <text:p>0.756556322524087</text:p>
          </table:table-cell>
          <table:table-cell table:formula="of:=[.$I54]-[.$H54]" office:value-type="float" office:value="0.0033395733451318" calcext:value-type="float">
            <text:p>0.003339573345132</text:p>
          </table:table-cell>
          <table:table-cell table:formula="of:=[.$B54]/[.$J54]" office:value-type="float" office:value="91.2391998948521" calcext:value-type="float">
            <text:p>91.2391998948521</text:p>
          </table:table-cell>
          <table:table-cell table:formula="of:=[.$C54]/[.$J54]" office:value-type="float" office:value="4.07237649678369" calcext:value-type="float">
            <text:p>4.07237649678369</text:p>
          </table:table-cell>
          <table:table-cell table:formula="of:=[.$D54]/[.$J54]" office:value-type="float" office:value="447.33259180479" calcext:value-type="float">
            <text:p>447.33259180479</text:p>
          </table:table-cell>
          <table:table-cell table:formula="of:=299792.458/[.$A54]" office:value-type="float" office:value="693.964023148148" calcext:value-type="float">
            <text:p>693.964023148148</text:p>
          </table:table-cell>
          <table:table-cell table:formula="of:=299792.458/[.$E54]" office:value-type="float" office:value="694.768152954809" calcext:value-type="float">
            <text:p>694.768152954809</text:p>
          </table:table-cell>
          <table:table-cell table:formula="of:=299792.458/[.$F54]" office:value-type="float" office:value="693.161752601156" calcext:value-type="float">
            <text:p>693.161752601156</text:p>
          </table:table-cell>
          <table:table-cell table:formula="of:=[.$O54]-[.$P54]" office:value-type="float" office:value="1.6064003536527" calcext:value-type="float">
            <text:p>1.6064003536527</text:p>
          </table:table-cell>
          <table:table-cell table:formula="of:=[.$B54]/[.$Q54]" office:value-type="float" office:value="0.189678743102341" calcext:value-type="float">
            <text:p>0.189678743102341</text:p>
          </table:table-cell>
          <table:table-cell table:formula="of:=[.$C54]/[.$Q54]" office:value-type="float" office:value="0.0084661335943283" calcext:value-type="float">
            <text:p>0.008466133594328</text:p>
          </table:table-cell>
          <table:table-cell table:formula="of:=[.$D54]/[.$Q54]" office:value-type="float" office:value="0.929967424747577" calcext:value-type="float">
            <text:p>0.92996742474757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0146" calcext:value-type="float">
            <text:p>0.0146</text:p>
          </table:table-cell>
          <table:table-cell office:value-type="float" office:value="1.5414" calcext:value-type="float">
            <text:p>1.5414</text:p>
          </table:table-cell>
          <table:table-cell table:formula="of:=[.$A55]-0.5" office:value-type="float" office:value="432.5" calcext:value-type="float">
            <text:p>432.5</text:p>
          </table:table-cell>
          <table:table-cell table:formula="of:=[.$A55]+0.5" office:value-type="float" office:value="433.5" calcext:value-type="float">
            <text:p>433.5</text:p>
          </table:table-cell>
          <table:table-cell table:formula="of:=LOG([.$A55];2)-8" office:value-type="float" office:value="0.758223214726725" calcext:value-type="float">
            <text:p>0.758223214726725</text:p>
          </table:table-cell>
          <table:table-cell table:formula="of:=LOG([.$E55];2)-8" office:value-type="float" office:value="0.756556322524087" calcext:value-type="float">
            <text:p>0.756556322524087</text:p>
          </table:table-cell>
          <table:table-cell table:formula="of:=LOG([.$F55];2)-8" office:value-type="float" office:value="0.759888183221836" calcext:value-type="float">
            <text:p>0.759888183221836</text:p>
          </table:table-cell>
          <table:table-cell table:formula="of:=[.$I55]-[.$H55]" office:value-type="float" office:value="0.00333186069774882" calcext:value-type="float">
            <text:p>0.003331860697749</text:p>
          </table:table-cell>
          <table:table-cell table:formula="of:=[.$B55]/[.$J55]" office:value-type="float" office:value="94.1215820372936" calcext:value-type="float">
            <text:p>94.1215820372936</text:p>
          </table:table-cell>
          <table:table-cell table:formula="of:=[.$C55]/[.$J55]" office:value-type="float" office:value="4.38193589841992" calcext:value-type="float">
            <text:p>4.38193589841992</text:p>
          </table:table-cell>
          <table:table-cell table:formula="of:=[.$D55]/[.$J55]" office:value-type="float" office:value="462.624383138662" calcext:value-type="float">
            <text:p>462.624383138662</text:p>
          </table:table-cell>
          <table:table-cell table:formula="of:=299792.458/[.$A55]" office:value-type="float" office:value="692.361334872979" calcext:value-type="float">
            <text:p>692.361334872979</text:p>
          </table:table-cell>
          <table:table-cell table:formula="of:=299792.458/[.$E55]" office:value-type="float" office:value="693.161752601156" calcext:value-type="float">
            <text:p>693.161752601156</text:p>
          </table:table-cell>
          <table:table-cell table:formula="of:=299792.458/[.$F55]" office:value-type="float" office:value="691.56276355248" calcext:value-type="float">
            <text:p>691.56276355248</text:p>
          </table:table-cell>
          <table:table-cell table:formula="of:=[.$O55]-[.$P55]" office:value-type="float" office:value="1.59898904867634" calcext:value-type="float">
            <text:p>1.59898904867634</text:p>
          </table:table-cell>
          <table:table-cell table:formula="of:=[.$B55]/[.$Q55]" office:value-type="float" office:value="0.196123919835224" calcext:value-type="float">
            <text:p>0.196123919835224</text:p>
          </table:table-cell>
          <table:table-cell table:formula="of:=[.$C55]/[.$Q55]" office:value-type="float" office:value="0.00913076922702253" calcext:value-type="float">
            <text:p>0.009130769227023</text:p>
          </table:table-cell>
          <table:table-cell table:formula="of:=[.$D55]/[.$Q55]" office:value-type="float" office:value="0.963984088118666" calcext:value-type="float">
            <text:p>0.96398408811866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216" calcext:value-type="float">
            <text:p>0.3216</text:p>
          </table:table-cell>
          <table:table-cell office:value-type="float" office:value="0.0157" calcext:value-type="float">
            <text:p>0.0157</text:p>
          </table:table-cell>
          <table:table-cell office:value-type="float" office:value="1.5844" calcext:value-type="float">
            <text:p>1.5844</text:p>
          </table:table-cell>
          <table:table-cell table:formula="of:=[.$A56]-0.5" office:value-type="float" office:value="433.5" calcext:value-type="float">
            <text:p>433.5</text:p>
          </table:table-cell>
          <table:table-cell table:formula="of:=[.$A56]+0.5" office:value-type="float" office:value="434.5" calcext:value-type="float">
            <text:p>434.5</text:p>
          </table:table-cell>
          <table:table-cell table:formula="of:=LOG([.$A56];2)-8" office:value-type="float" office:value="0.76155123244448" calcext:value-type="float">
            <text:p>0.76155123244448</text:p>
          </table:table-cell>
          <table:table-cell table:formula="of:=LOG([.$E56];2)-8" office:value-type="float" office:value="0.759888183221836" calcext:value-type="float">
            <text:p>0.759888183221836</text:p>
          </table:table-cell>
          <table:table-cell table:formula="of:=LOG([.$F56];2)-8" office:value-type="float" office:value="0.7632123668144" calcext:value-type="float">
            <text:p>0.7632123668144</text:p>
          </table:table-cell>
          <table:table-cell table:formula="of:=[.$I56]-[.$H56]" office:value-type="float" office:value="0.00332418359256437" calcext:value-type="float">
            <text:p>0.003324183592564</text:p>
          </table:table-cell>
          <table:table-cell table:formula="of:=[.$B56]/[.$J56]" office:value-type="float" office:value="96.7455590357177" calcext:value-type="float">
            <text:p>96.7455590357177</text:p>
          </table:table-cell>
          <table:table-cell table:formula="of:=[.$C56]/[.$J56]" office:value-type="float" office:value="4.72296416934318" calcext:value-type="float">
            <text:p>4.72296416934318</text:p>
          </table:table-cell>
          <table:table-cell table:formula="of:=[.$D56]/[.$J56]" office:value-type="float" office:value="476.62830763741" calcext:value-type="float">
            <text:p>476.62830763741</text:p>
          </table:table-cell>
          <table:table-cell table:formula="of:=299792.458/[.$A56]" office:value-type="float" office:value="690.766032258065" calcext:value-type="float">
            <text:p>690.766032258065</text:p>
          </table:table-cell>
          <table:table-cell table:formula="of:=299792.458/[.$E56]" office:value-type="float" office:value="691.56276355248" calcext:value-type="float">
            <text:p>691.56276355248</text:p>
          </table:table-cell>
          <table:table-cell table:formula="of:=299792.458/[.$F56]" office:value-type="float" office:value="689.971134637514" calcext:value-type="float">
            <text:p>689.971134637514</text:p>
          </table:table-cell>
          <table:table-cell table:formula="of:=[.$O56]-[.$P56]" office:value-type="float" office:value="1.59162891496544" calcext:value-type="float">
            <text:p>1.59162891496544</text:p>
          </table:table-cell>
          <table:table-cell table:formula="of:=[.$B56]/[.$Q56]" office:value-type="float" office:value="0.202057148482367" calcext:value-type="float">
            <text:p>0.202057148482367</text:p>
          </table:table-cell>
          <table:table-cell table:formula="of:=[.$C56]/[.$Q56]" office:value-type="float" office:value="0.00986410830588668" calcext:value-type="float">
            <text:p>0.009864108305887</text:p>
          </table:table-cell>
          <table:table-cell table:formula="of:=[.$D56]/[.$Q56]" office:value-type="float" office:value="0.995458165595341" calcext:value-type="float">
            <text:p>0.99545816559534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0168" calcext:value-type="float">
            <text:p>0.0168</text:p>
          </table:table-cell>
          <table:table-cell office:value-type="float" office:value="1.623" calcext:value-type="float">
            <text:p>1.623</text:p>
          </table:table-cell>
          <table:table-cell table:formula="of:=[.$A57]-0.5" office:value-type="float" office:value="434.5" calcext:value-type="float">
            <text:p>434.5</text:p>
          </table:table-cell>
          <table:table-cell table:formula="of:=[.$A57]+0.5" office:value-type="float" office:value="435.5" calcext:value-type="float">
            <text:p>435.5</text:p>
          </table:table-cell>
          <table:table-cell table:formula="of:=LOG([.$A57];2)-8" office:value-type="float" office:value="0.764871590736091" calcext:value-type="float">
            <text:p>0.764871590736091</text:p>
          </table:table-cell>
          <table:table-cell table:formula="of:=LOG([.$E57];2)-8" office:value-type="float" office:value="0.7632123668144" calcext:value-type="float">
            <text:p>0.7632123668144</text:p>
          </table:table-cell>
          <table:table-cell table:formula="of:=LOG([.$F57];2)-8" office:value-type="float" office:value="0.766528908598865" calcext:value-type="float">
            <text:p>0.766528908598865</text:p>
          </table:table-cell>
          <table:table-cell table:formula="of:=[.$I57]-[.$H57]" office:value-type="float" office:value="0.00331654178446428" calcext:value-type="float">
            <text:p>0.003316541784464</text:p>
          </table:table-cell>
          <table:table-cell table:formula="of:=[.$B57]/[.$J57]" office:value-type="float" office:value="99.0489556135843" calcext:value-type="float">
            <text:p>99.0489556135843</text:p>
          </table:table-cell>
          <table:table-cell table:formula="of:=[.$C57]/[.$J57]" office:value-type="float" office:value="5.06551736471299" calcext:value-type="float">
            <text:p>5.06551736471299</text:p>
          </table:table-cell>
          <table:table-cell table:formula="of:=[.$D57]/[.$J57]" office:value-type="float" office:value="489.365159698166" calcext:value-type="float">
            <text:p>489.365159698166</text:p>
          </table:table-cell>
          <table:table-cell table:formula="of:=299792.458/[.$A57]" office:value-type="float" office:value="689.178064367816" calcext:value-type="float">
            <text:p>689.178064367816</text:p>
          </table:table-cell>
          <table:table-cell table:formula="of:=299792.458/[.$E57]" office:value-type="float" office:value="689.971134637514" calcext:value-type="float">
            <text:p>689.971134637514</text:p>
          </table:table-cell>
          <table:table-cell table:formula="of:=299792.458/[.$F57]" office:value-type="float" office:value="688.386815154994" calcext:value-type="float">
            <text:p>688.386815154994</text:p>
          </table:table-cell>
          <table:table-cell table:formula="of:=[.$O57]-[.$P57]" office:value-type="float" office:value="1.58431948252007" calcext:value-type="float">
            <text:p>1.58431948252007</text:p>
          </table:table-cell>
          <table:table-cell table:formula="of:=[.$B57]/[.$Q57]" office:value-type="float" office:value="0.207344543587558" calcext:value-type="float">
            <text:p>0.207344543587558</text:p>
          </table:table-cell>
          <table:table-cell table:formula="of:=[.$C57]/[.$Q57]" office:value-type="float" office:value="0.0106039218638386" calcext:value-type="float">
            <text:p>0.010603921863839</text:p>
          </table:table-cell>
          <table:table-cell table:formula="of:=[.$D57]/[.$Q57]" office:value-type="float" office:value="1.02441459434583" calcext:value-type="float">
            <text:p>1.0244145943458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018" calcext:value-type="float">
            <text:p>0.018</text:p>
          </table:table-cell>
          <table:table-cell office:value-type="float" office:value="1.6561" calcext:value-type="float">
            <text:p>1.6561</text:p>
          </table:table-cell>
          <table:table-cell table:formula="of:=[.$A58]-0.5" office:value-type="float" office:value="435.5" calcext:value-type="float">
            <text:p>435.5</text:p>
          </table:table-cell>
          <table:table-cell table:formula="of:=[.$A58]+0.5" office:value-type="float" office:value="436.5" calcext:value-type="float">
            <text:p>436.5</text:p>
          </table:table-cell>
          <table:table-cell table:formula="of:=LOG([.$A58];2)-8" office:value-type="float" office:value="0.768184324776927" calcext:value-type="float">
            <text:p>0.768184324776927</text:p>
          </table:table-cell>
          <table:table-cell table:formula="of:=LOG([.$E58];2)-8" office:value-type="float" office:value="0.766528908598865" calcext:value-type="float">
            <text:p>0.766528908598865</text:p>
          </table:table-cell>
          <table:table-cell table:formula="of:=LOG([.$F58];2)-8" office:value-type="float" office:value="0.769837843629439" calcext:value-type="float">
            <text:p>0.769837843629439</text:p>
          </table:table-cell>
          <table:table-cell table:formula="of:=[.$I58]-[.$H58]" office:value-type="float" office:value="0.00330893503057439" calcext:value-type="float">
            <text:p>0.003308935030574</text:p>
          </table:table-cell>
          <table:table-cell table:formula="of:=[.$B58]/[.$J58]" office:value-type="float" office:value="101.029484384276" calcext:value-type="float">
            <text:p>101.029484384276</text:p>
          </table:table-cell>
          <table:table-cell table:formula="of:=[.$C58]/[.$J58]" office:value-type="float" office:value="5.43981668835469" calcext:value-type="float">
            <text:p>5.43981668835469</text:p>
          </table:table-cell>
          <table:table-cell table:formula="of:=[.$D58]/[.$J58]" office:value-type="float" office:value="500.493356532456" calcext:value-type="float">
            <text:p>500.493356532456</text:p>
          </table:table-cell>
          <table:table-cell table:formula="of:=299792.458/[.$A58]" office:value-type="float" office:value="687.597380733945" calcext:value-type="float">
            <text:p>687.597380733945</text:p>
          </table:table-cell>
          <table:table-cell table:formula="of:=299792.458/[.$E58]" office:value-type="float" office:value="688.386815154994" calcext:value-type="float">
            <text:p>688.386815154994</text:p>
          </table:table-cell>
          <table:table-cell table:formula="of:=299792.458/[.$F58]" office:value-type="float" office:value="686.80975486827" calcext:value-type="float">
            <text:p>686.80975486827</text:p>
          </table:table-cell>
          <table:table-cell table:formula="of:=[.$O58]-[.$P58]" office:value-type="float" office:value="1.57706028672396" calcext:value-type="float">
            <text:p>1.57706028672396</text:p>
          </table:table-cell>
          <table:table-cell table:formula="of:=[.$B58]/[.$Q58]" office:value-type="float" office:value="0.211976677628757" calcext:value-type="float">
            <text:p>0.211976677628757</text:p>
          </table:table-cell>
          <table:table-cell table:formula="of:=[.$C58]/[.$Q58]" office:value-type="float" office:value="0.0114136410329573" calcext:value-type="float">
            <text:p>0.011413641032957</text:p>
          </table:table-cell>
          <table:table-cell table:formula="of:=[.$D58]/[.$Q58]" office:value-type="float" office:value="1.05011838414892" calcext:value-type="float">
            <text:p>1.0501183841489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0192" calcext:value-type="float">
            <text:p>0.0192</text:p>
          </table:table-cell>
          <table:table-cell office:value-type="float" office:value="1.6848" calcext:value-type="float">
            <text:p>1.6848</text:p>
          </table:table-cell>
          <table:table-cell table:formula="of:=[.$A59]-0.5" office:value-type="float" office:value="436.5" calcext:value-type="float">
            <text:p>436.5</text:p>
          </table:table-cell>
          <table:table-cell table:formula="of:=[.$A59]+0.5" office:value-type="float" office:value="437.5" calcext:value-type="float">
            <text:p>437.5</text:p>
          </table:table-cell>
          <table:table-cell table:formula="of:=LOG([.$A59];2)-8" office:value-type="float" office:value="0.771489469500599" calcext:value-type="float">
            <text:p>0.771489469500599</text:p>
          </table:table-cell>
          <table:table-cell table:formula="of:=LOG([.$E59];2)-8" office:value-type="float" office:value="0.769837843629439" calcext:value-type="float">
            <text:p>0.769837843629439</text:p>
          </table:table-cell>
          <table:table-cell table:formula="of:=LOG([.$F59];2)-8" office:value-type="float" office:value="0.773139206719691" calcext:value-type="float">
            <text:p>0.773139206719691</text:p>
          </table:table-cell>
          <table:table-cell table:formula="of:=[.$I59]-[.$H59]" office:value-type="float" office:value="0.00330136309025164" calcext:value-type="float">
            <text:p>0.003301363090252</text:p>
          </table:table-cell>
          <table:table-cell table:formula="of:=[.$B59]/[.$J59]" office:value-type="float" office:value="102.715148479519" calcext:value-type="float">
            <text:p>102.715148479519</text:p>
          </table:table-cell>
          <table:table-cell table:formula="of:=[.$C59]/[.$J59]" office:value-type="float" office:value="5.81577956592969" calcext:value-type="float">
            <text:p>5.81577956592969</text:p>
          </table:table-cell>
          <table:table-cell table:formula="of:=[.$D59]/[.$J59]" office:value-type="float" office:value="510.334656910331" calcext:value-type="float">
            <text:p>510.334656910331</text:p>
          </table:table-cell>
          <table:table-cell table:formula="of:=299792.458/[.$A59]" office:value-type="float" office:value="686.023931350114" calcext:value-type="float">
            <text:p>686.023931350114</text:p>
          </table:table-cell>
          <table:table-cell table:formula="of:=299792.458/[.$E59]" office:value-type="float" office:value="686.80975486827" calcext:value-type="float">
            <text:p>686.80975486827</text:p>
          </table:table-cell>
          <table:table-cell table:formula="of:=299792.458/[.$F59]" office:value-type="float" office:value="685.239904" calcext:value-type="float">
            <text:p>685.239904</text:p>
          </table:table-cell>
          <table:table-cell table:formula="of:=[.$O59]-[.$P59]" office:value-type="float" office:value="1.56985086827035" calcext:value-type="float">
            <text:p>1.56985086827035</text:p>
          </table:table-cell>
          <table:table-cell table:formula="of:=[.$B59]/[.$Q59]" office:value-type="float" office:value="0.216007779371819" calcext:value-type="float">
            <text:p>0.216007779371819</text:p>
          </table:table-cell>
          <table:table-cell table:formula="of:=[.$C59]/[.$Q59]" office:value-type="float" office:value="0.0122304611145353" calcext:value-type="float">
            <text:p>0.012230461114535</text:p>
          </table:table-cell>
          <table:table-cell table:formula="of:=[.$D59]/[.$Q59]" office:value-type="float" office:value="1.07322296280047" calcext:value-type="float">
            <text:p>1.0732229628004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43" calcext:value-type="float">
            <text:p>0.343</text:p>
          </table:table-cell>
          <table:table-cell office:value-type="float" office:value="0.0204" calcext:value-type="float">
            <text:p>0.0204</text:p>
          </table:table-cell>
          <table:table-cell office:value-type="float" office:value="1.7094" calcext:value-type="float">
            <text:p>1.7094</text:p>
          </table:table-cell>
          <table:table-cell table:formula="of:=[.$A60]-0.5" office:value-type="float" office:value="437.5" calcext:value-type="float">
            <text:p>437.5</text:p>
          </table:table-cell>
          <table:table-cell table:formula="of:=[.$A60]+0.5" office:value-type="float" office:value="438.5" calcext:value-type="float">
            <text:p>438.5</text:p>
          </table:table-cell>
          <table:table-cell table:formula="of:=LOG([.$A60];2)-8" office:value-type="float" office:value="0.774787059601174" calcext:value-type="float">
            <text:p>0.774787059601174</text:p>
          </table:table-cell>
          <table:table-cell table:formula="of:=LOG([.$E60];2)-8" office:value-type="float" office:value="0.773139206719691" calcext:value-type="float">
            <text:p>0.773139206719691</text:p>
          </table:table-cell>
          <table:table-cell table:formula="of:=LOG([.$F60];2)-8" office:value-type="float" office:value="0.776433032444734" calcext:value-type="float">
            <text:p>0.776433032444734</text:p>
          </table:table-cell>
          <table:table-cell table:formula="of:=[.$I60]-[.$H60]" office:value-type="float" office:value="0.00329382572504322" calcext:value-type="float">
            <text:p>0.003293825725043</text:p>
          </table:table-cell>
          <table:table-cell table:formula="of:=[.$B60]/[.$J60]" office:value-type="float" office:value="104.134228290266" calcext:value-type="float">
            <text:p>104.134228290266</text:p>
          </table:table-cell>
          <table:table-cell table:formula="of:=[.$C60]/[.$J60]" office:value-type="float" office:value="6.19340599743853" calcext:value-type="float">
            <text:p>6.19340599743853</text:p>
          </table:table-cell>
          <table:table-cell table:formula="of:=[.$D60]/[.$J60]" office:value-type="float" office:value="518.970990785364" calcext:value-type="float">
            <text:p>518.970990785364</text:p>
          </table:table-cell>
          <table:table-cell table:formula="of:=299792.458/[.$A60]" office:value-type="float" office:value="684.457666666667" calcext:value-type="float">
            <text:p>684.457666666667</text:p>
          </table:table-cell>
          <table:table-cell table:formula="of:=299792.458/[.$E60]" office:value-type="float" office:value="685.239904" calcext:value-type="float">
            <text:p>685.239904</text:p>
          </table:table-cell>
          <table:table-cell table:formula="of:=299792.458/[.$F60]" office:value-type="float" office:value="683.67721322691" calcext:value-type="float">
            <text:p>683.67721322691</text:p>
          </table:table-cell>
          <table:table-cell table:formula="of:=[.$O60]-[.$P60]" office:value-type="float" office:value="1.56269077309003" calcext:value-type="float">
            <text:p>1.56269077309003</text:p>
          </table:table-cell>
          <table:table-cell table:formula="of:=[.$B60]/[.$Q60]" office:value-type="float" office:value="0.219493201026432" calcext:value-type="float">
            <text:p>0.219493201026432</text:p>
          </table:table-cell>
          <table:table-cell table:formula="of:=[.$C60]/[.$Q60]" office:value-type="float" office:value="0.0130544061251872" calcext:value-type="float">
            <text:p>0.013054406125187</text:p>
          </table:table-cell>
          <table:table-cell table:formula="of:=[.$D60]/[.$Q60]" office:value-type="float" office:value="1.09388244266642" calcext:value-type="float">
            <text:p>1.0938824426664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461" calcext:value-type="float">
            <text:p>0.3461</text:p>
          </table:table-cell>
          <table:table-cell office:value-type="float" office:value="0.0217" calcext:value-type="float">
            <text:p>0.0217</text:p>
          </table:table-cell>
          <table:table-cell office:value-type="float" office:value="1.7301" calcext:value-type="float">
            <text:p>1.7301</text:p>
          </table:table-cell>
          <table:table-cell table:formula="of:=[.$A61]-0.5" office:value-type="float" office:value="438.5" calcext:value-type="float">
            <text:p>438.5</text:p>
          </table:table-cell>
          <table:table-cell table:formula="of:=[.$A61]+0.5" office:value-type="float" office:value="439.5" calcext:value-type="float">
            <text:p>439.5</text:p>
          </table:table-cell>
          <table:table-cell table:formula="of:=LOG([.$A61];2)-8" office:value-type="float" office:value="0.778077129535358" calcext:value-type="float">
            <text:p>0.778077129535358</text:p>
          </table:table-cell>
          <table:table-cell table:formula="of:=LOG([.$E61];2)-8" office:value-type="float" office:value="0.776433032444734" calcext:value-type="float">
            <text:p>0.776433032444734</text:p>
          </table:table-cell>
          <table:table-cell table:formula="of:=LOG([.$F61];2)-8" office:value-type="float" office:value="0.779719355143405" calcext:value-type="float">
            <text:p>0.779719355143405</text:p>
          </table:table-cell>
          <table:table-cell table:formula="of:=[.$I61]-[.$H61]" office:value-type="float" office:value="0.00328632269867057" calcext:value-type="float">
            <text:p>0.003286322698671</text:p>
          </table:table-cell>
          <table:table-cell table:formula="of:=[.$B61]/[.$J61]" office:value-type="float" office:value="105.315281466427" calcext:value-type="float">
            <text:p>105.315281466427</text:p>
          </table:table-cell>
          <table:table-cell table:formula="of:=[.$C61]/[.$J61]" office:value-type="float" office:value="6.60312513094906" calcext:value-type="float">
            <text:p>6.60312513094906</text:p>
          </table:table-cell>
          <table:table-cell table:formula="of:=[.$D61]/[.$J61]" office:value-type="float" office:value="526.45469073986" calcext:value-type="float">
            <text:p>526.45469073986</text:p>
          </table:table-cell>
          <table:table-cell table:formula="of:=299792.458/[.$A61]" office:value-type="float" office:value="682.898537585421" calcext:value-type="float">
            <text:p>682.898537585421</text:p>
          </table:table-cell>
          <table:table-cell table:formula="of:=299792.458/[.$E61]" office:value-type="float" office:value="683.67721322691" calcext:value-type="float">
            <text:p>683.67721322691</text:p>
          </table:table-cell>
          <table:table-cell table:formula="of:=299792.458/[.$F61]" office:value-type="float" office:value="682.12163367463" calcext:value-type="float">
            <text:p>682.12163367463</text:p>
          </table:table-cell>
          <table:table-cell table:formula="of:=[.$O61]-[.$P61]" office:value-type="float" office:value="1.55557955227971" calcext:value-type="float">
            <text:p>1.55557955227971</text:p>
          </table:table-cell>
          <table:table-cell table:formula="of:=[.$B61]/[.$Q61]" office:value-type="float" office:value="0.222489424917413" calcext:value-type="float">
            <text:p>0.222489424917413</text:p>
          </table:table-cell>
          <table:table-cell table:formula="of:=[.$C61]/[.$Q61]" office:value-type="float" office:value="0.0139497848041256" calcext:value-type="float">
            <text:p>0.013949784804126</text:p>
          </table:table-cell>
          <table:table-cell table:formula="of:=[.$D61]/[.$Q61]" office:value-type="float" office:value="1.11218998569667" calcext:value-type="float">
            <text:p>1.1121899856966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023" calcext:value-type="float">
            <text:p>0.023</text:p>
          </table:table-cell>
          <table:table-cell office:value-type="float" office:value="1.7471" calcext:value-type="float">
            <text:p>1.7471</text:p>
          </table:table-cell>
          <table:table-cell table:formula="of:=[.$A62]-0.5" office:value-type="float" office:value="439.5" calcext:value-type="float">
            <text:p>439.5</text:p>
          </table:table-cell>
          <table:table-cell table:formula="of:=[.$A62]+0.5" office:value-type="float" office:value="440.5" calcext:value-type="float">
            <text:p>440.5</text:p>
          </table:table-cell>
          <table:table-cell table:formula="of:=LOG([.$A62];2)-8" office:value-type="float" office:value="0.78135971352466" calcext:value-type="float">
            <text:p>0.78135971352466</text:p>
          </table:table-cell>
          <table:table-cell table:formula="of:=LOG([.$E62];2)-8" office:value-type="float" office:value="0.779719355143405" calcext:value-type="float">
            <text:p>0.779719355143405</text:p>
          </table:table-cell>
          <table:table-cell table:formula="of:=LOG([.$F62];2)-8" office:value-type="float" office:value="0.782998208920414" calcext:value-type="float">
            <text:p>0.782998208920414</text:p>
          </table:table-cell>
          <table:table-cell table:formula="of:=[.$I62]-[.$H62]" office:value-type="float" office:value="0.00327885377700987" calcext:value-type="float">
            <text:p>0.00327885377701</text:p>
          </table:table-cell>
          <table:table-cell table:formula="of:=[.$B62]/[.$J62]" office:value-type="float" office:value="106.226145991063" calcext:value-type="float">
            <text:p>106.226145991063</text:p>
          </table:table-cell>
          <table:table-cell table:formula="of:=[.$C62]/[.$J62]" office:value-type="float" office:value="7.01464644787384" calcext:value-type="float">
            <text:p>7.01464644787384</text:p>
          </table:table-cell>
          <table:table-cell table:formula="of:=[.$D62]/[.$J62]" office:value-type="float" office:value="532.83864387306" calcext:value-type="float">
            <text:p>532.83864387306</text:p>
          </table:table-cell>
          <table:table-cell table:formula="of:=299792.458/[.$A62]" office:value-type="float" office:value="681.346495454546" calcext:value-type="float">
            <text:p>681.346495454546</text:p>
          </table:table-cell>
          <table:table-cell table:formula="of:=299792.458/[.$E62]" office:value-type="float" office:value="682.12163367463" calcext:value-type="float">
            <text:p>682.12163367463</text:p>
          </table:table-cell>
          <table:table-cell table:formula="of:=299792.458/[.$F62]" office:value-type="float" office:value="680.573116912599" calcext:value-type="float">
            <text:p>680.573116912599</text:p>
          </table:table-cell>
          <table:table-cell table:formula="of:=[.$O62]-[.$P62]" office:value-type="float" office:value="1.54851676203089" calcext:value-type="float">
            <text:p>1.54851676203089</text:p>
          </table:table-cell>
          <table:table-cell table:formula="of:=[.$B62]/[.$Q62]" office:value-type="float" office:value="0.224924914305224" calcext:value-type="float">
            <text:p>0.224924914305224</text:p>
          </table:table-cell>
          <table:table-cell table:formula="of:=[.$C62]/[.$Q62]" office:value-type="float" office:value="0.0148529228510484" calcext:value-type="float">
            <text:p>0.014852922851048</text:p>
          </table:table-cell>
          <table:table-cell table:formula="of:=[.$D62]/[.$Q62]" office:value-type="float" office:value="1.12824093535072" calcext:value-type="float">
            <text:p>1.1282409353507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496" calcext:value-type="float">
            <text:p>0.3496</text:p>
          </table:table-cell>
          <table:table-cell office:value-type="float" office:value="0.0243" calcext:value-type="float">
            <text:p>0.0243</text:p>
          </table:table-cell>
          <table:table-cell office:value-type="float" office:value="1.7599" calcext:value-type="float">
            <text:p>1.7599</text:p>
          </table:table-cell>
          <table:table-cell table:formula="of:=[.$A63]-0.5" office:value-type="float" office:value="440.5" calcext:value-type="float">
            <text:p>440.5</text:p>
          </table:table-cell>
          <table:table-cell table:formula="of:=[.$A63]+0.5" office:value-type="float" office:value="441.5" calcext:value-type="float">
            <text:p>441.5</text:p>
          </table:table-cell>
          <table:table-cell table:formula="of:=LOG([.$A63];2)-8" office:value-type="float" office:value="0.784634845557521" calcext:value-type="float">
            <text:p>0.784634845557521</text:p>
          </table:table-cell>
          <table:table-cell table:formula="of:=LOG([.$E63];2)-8" office:value-type="float" office:value="0.782998208920414" calcext:value-type="float">
            <text:p>0.782998208920414</text:p>
          </table:table-cell>
          <table:table-cell table:formula="of:=LOG([.$F63];2)-8" office:value-type="float" office:value="0.786269627648466" calcext:value-type="float">
            <text:p>0.786269627648466</text:p>
          </table:table-cell>
          <table:table-cell table:formula="of:=[.$I63]-[.$H63]" office:value-type="float" office:value="0.00327141872805115" calcext:value-type="float">
            <text:p>0.003271418728051</text:p>
          </table:table-cell>
          <table:table-cell table:formula="of:=[.$B63]/[.$J63]" office:value-type="float" office:value="106.864950366126" calcext:value-type="float">
            <text:p>106.864950366126</text:p>
          </table:table-cell>
          <table:table-cell table:formula="of:=[.$C63]/[.$J63]" office:value-type="float" office:value="7.42796994821755" calcext:value-type="float">
            <text:p>7.42796994821755</text:p>
          </table:table-cell>
          <table:table-cell table:formula="of:=[.$D63]/[.$J63]" office:value-type="float" office:value="537.962317360826" calcext:value-type="float">
            <text:p>537.962317360826</text:p>
          </table:table-cell>
          <table:table-cell table:formula="of:=299792.458/[.$A63]" office:value-type="float" office:value="679.801492063492" calcext:value-type="float">
            <text:p>679.801492063492</text:p>
          </table:table-cell>
          <table:table-cell table:formula="of:=299792.458/[.$E63]" office:value-type="float" office:value="680.573116912599" calcext:value-type="float">
            <text:p>680.573116912599</text:p>
          </table:table-cell>
          <table:table-cell table:formula="of:=299792.458/[.$F63]" office:value-type="float" office:value="679.031614949037" calcext:value-type="float">
            <text:p>679.031614949037</text:p>
          </table:table-cell>
          <table:table-cell table:formula="of:=[.$O63]-[.$P63]" office:value-type="float" office:value="1.54150196356193" calcext:value-type="float">
            <text:p>1.54150196356193</text:p>
          </table:table-cell>
          <table:table-cell table:formula="of:=[.$B63]/[.$Q63]" office:value-type="float" office:value="0.226791796743602" calcext:value-type="float">
            <text:p>0.226791796743602</text:p>
          </table:table-cell>
          <table:table-cell table:formula="of:=[.$C63]/[.$Q63]" office:value-type="float" office:value="0.0157638462839517" calcext:value-type="float">
            <text:p>0.015763846283952</text:p>
          </table:table-cell>
          <table:table-cell table:formula="of:=[.$D63]/[.$Q63]" office:value-type="float" office:value="1.14167872737147" calcext:value-type="float">
            <text:p>1.1416787273714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0256" calcext:value-type="float">
            <text:p>0.0256</text:p>
          </table:table-cell>
          <table:table-cell office:value-type="float" office:value="1.7695" calcext:value-type="float">
            <text:p>1.7695</text:p>
          </table:table-cell>
          <table:table-cell table:formula="of:=[.$A64]-0.5" office:value-type="float" office:value="441.5" calcext:value-type="float">
            <text:p>441.5</text:p>
          </table:table-cell>
          <table:table-cell table:formula="of:=[.$A64]+0.5" office:value-type="float" office:value="442.5" calcext:value-type="float">
            <text:p>442.5</text:p>
          </table:table-cell>
          <table:table-cell table:formula="of:=LOG([.$A64];2)-8" office:value-type="float" office:value="0.787902559391432" calcext:value-type="float">
            <text:p>0.787902559391432</text:p>
          </table:table-cell>
          <table:table-cell table:formula="of:=LOG([.$E64];2)-8" office:value-type="float" office:value="0.786269627648466" calcext:value-type="float">
            <text:p>0.786269627648466</text:p>
          </table:table-cell>
          <table:table-cell table:formula="of:=LOG([.$F64];2)-8" office:value-type="float" office:value="0.78953364497036" calcext:value-type="float">
            <text:p>0.78953364497036</text:p>
          </table:table-cell>
          <table:table-cell table:formula="of:=[.$I64]-[.$H64]" office:value-type="float" office:value="0.00326401732189474" calcext:value-type="float">
            <text:p>0.003264017321895</text:p>
          </table:table-cell>
          <table:table-cell table:formula="of:=[.$B64]/[.$J64]" office:value-type="float" office:value="107.260460185539" calcext:value-type="float">
            <text:p>107.260460185539</text:p>
          </table:table-cell>
          <table:table-cell table:formula="of:=[.$C64]/[.$J64]" office:value-type="float" office:value="7.84309563196171" calcext:value-type="float">
            <text:p>7.84309563196171</text:p>
          </table:table-cell>
          <table:table-cell table:formula="of:=[.$D64]/[.$J64]" office:value-type="float" office:value="542.123348467041" calcext:value-type="float">
            <text:p>542.123348467041</text:p>
          </table:table-cell>
          <table:table-cell table:formula="of:=299792.458/[.$A64]" office:value-type="float" office:value="678.263479638009" calcext:value-type="float">
            <text:p>678.263479638009</text:p>
          </table:table-cell>
          <table:table-cell table:formula="of:=299792.458/[.$E64]" office:value-type="float" office:value="679.031614949037" calcext:value-type="float">
            <text:p>679.031614949037</text:p>
          </table:table-cell>
          <table:table-cell table:formula="of:=299792.458/[.$F64]" office:value-type="float" office:value="677.497080225989" calcext:value-type="float">
            <text:p>677.497080225989</text:p>
          </table:table-cell>
          <table:table-cell table:formula="of:=[.$O64]-[.$P64]" office:value-type="float" office:value="1.53453472304875" calcext:value-type="float">
            <text:p>1.53453472304875</text:p>
          </table:table-cell>
          <table:table-cell table:formula="of:=[.$B64]/[.$Q64]" office:value-type="float" office:value="0.22814733009393" calcext:value-type="float">
            <text:p>0.22814733009393</text:p>
          </table:table-cell>
          <table:table-cell table:formula="of:=[.$C64]/[.$Q64]" office:value-type="float" office:value="0.0166825811208357" calcext:value-type="float">
            <text:p>0.016682581120836</text:p>
          </table:table-cell>
          <table:table-cell table:formula="of:=[.$D64]/[.$Q64]" office:value-type="float" office:value="1.15311825364527" calcext:value-type="float">
            <text:p>1.1531182536452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5" calcext:value-type="float">
            <text:p>0.35</text:p>
          </table:table-cell>
          <table:table-cell office:value-type="float" office:value="0.027" calcext:value-type="float">
            <text:p>0.027</text:p>
          </table:table-cell>
          <table:table-cell office:value-type="float" office:value="1.7763" calcext:value-type="float">
            <text:p>1.7763</text:p>
          </table:table-cell>
          <table:table-cell table:formula="of:=[.$A65]-0.5" office:value-type="float" office:value="442.5" calcext:value-type="float">
            <text:p>442.5</text:p>
          </table:table-cell>
          <table:table-cell table:formula="of:=[.$A65]+0.5" office:value-type="float" office:value="443.5" calcext:value-type="float">
            <text:p>443.5</text:p>
          </table:table-cell>
          <table:table-cell table:formula="of:=LOG([.$A65];2)-8" office:value-type="float" office:value="0.791162888555018" calcext:value-type="float">
            <text:p>0.791162888555018</text:p>
          </table:table-cell>
          <table:table-cell table:formula="of:=LOG([.$E65];2)-8" office:value-type="float" office:value="0.78953364497036" calcext:value-type="float">
            <text:p>0.78953364497036</text:p>
          </table:table-cell>
          <table:table-cell table:formula="of:=LOG([.$F65];2)-8" office:value-type="float" office:value="0.792790294301064" calcext:value-type="float">
            <text:p>0.792790294301064</text:p>
          </table:table-cell>
          <table:table-cell table:formula="of:=[.$I65]-[.$H65]" office:value-type="float" office:value="0.00325664933070335" calcext:value-type="float">
            <text:p>0.003256649330703</text:p>
          </table:table-cell>
          <table:table-cell table:formula="of:=[.$B65]/[.$J65]" office:value-type="float" office:value="107.472424709727" calcext:value-type="float">
            <text:p>107.472424709727</text:p>
          </table:table-cell>
          <table:table-cell table:formula="of:=[.$C65]/[.$J65]" office:value-type="float" office:value="8.29072990617896" calcext:value-type="float">
            <text:p>8.29072990617896</text:p>
          </table:table-cell>
          <table:table-cell table:formula="of:=[.$D65]/[.$J65]" office:value-type="float" office:value="545.437908605396" calcext:value-type="float">
            <text:p>545.437908605396</text:p>
          </table:table-cell>
          <table:table-cell table:formula="of:=299792.458/[.$A65]" office:value-type="float" office:value="676.732410835214" calcext:value-type="float">
            <text:p>676.732410835214</text:p>
          </table:table-cell>
          <table:table-cell table:formula="of:=299792.458/[.$E65]" office:value-type="float" office:value="677.497080225989" calcext:value-type="float">
            <text:p>677.497080225989</text:p>
          </table:table-cell>
          <table:table-cell table:formula="of:=299792.458/[.$F65]" office:value-type="float" office:value="675.969465614431" calcext:value-type="float">
            <text:p>675.969465614431</text:p>
          </table:table-cell>
          <table:table-cell table:formula="of:=[.$O65]-[.$P65]" office:value-type="float" office:value="1.52761461155797" calcext:value-type="float">
            <text:p>1.52761461155797</text:p>
          </table:table-cell>
          <table:table-cell table:formula="of:=[.$B65]/[.$Q65]" office:value-type="float" office:value="0.229115378546325" calcext:value-type="float">
            <text:p>0.229115378546325</text:p>
          </table:table-cell>
          <table:table-cell table:formula="of:=[.$C65]/[.$Q65]" office:value-type="float" office:value="0.0176746149164308" calcext:value-type="float">
            <text:p>0.017674614916431</text:p>
          </table:table-cell>
          <table:table-cell table:formula="of:=[.$D65]/[.$Q65]" office:value-type="float" office:value="1.16279327689096" calcext:value-type="float">
            <text:p>1.1627932768909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0284" calcext:value-type="float">
            <text:p>0.0284</text:p>
          </table:table-cell>
          <table:table-cell office:value-type="float" office:value="1.7805" calcext:value-type="float">
            <text:p>1.7805</text:p>
          </table:table-cell>
          <table:table-cell table:formula="of:=[.$A66]-0.5" office:value-type="float" office:value="443.5" calcext:value-type="float">
            <text:p>443.5</text:p>
          </table:table-cell>
          <table:table-cell table:formula="of:=[.$A66]+0.5" office:value-type="float" office:value="444.5" calcext:value-type="float">
            <text:p>444.5</text:p>
          </table:table-cell>
          <table:table-cell table:formula="of:=LOG([.$A66];2)-8" office:value-type="float" office:value="0.794415866350105" calcext:value-type="float">
            <text:p>0.794415866350105</text:p>
          </table:table-cell>
          <table:table-cell table:formula="of:=LOG([.$E66];2)-8" office:value-type="float" office:value="0.792790294301064" calcext:value-type="float">
            <text:p>0.792790294301064</text:p>
          </table:table-cell>
          <table:table-cell table:formula="of:=LOG([.$F66];2)-8" office:value-type="float" office:value="0.796039608829771" calcext:value-type="float">
            <text:p>0.796039608829771</text:p>
          </table:table-cell>
          <table:table-cell table:formula="of:=[.$I66]-[.$H66]" office:value-type="float" office:value="0.00324931452870736" calcext:value-type="float">
            <text:p>0.003249314528707</text:p>
          </table:table-cell>
          <table:table-cell table:formula="of:=[.$B66]/[.$J66]" office:value-type="float" office:value="107.499596272989" calcext:value-type="float">
            <text:p>107.499596272989</text:p>
          </table:table-cell>
          <table:table-cell table:formula="of:=[.$C66]/[.$J66]" office:value-type="float" office:value="8.74030499328056" calcext:value-type="float">
            <text:p>8.74030499328056</text:p>
          </table:table-cell>
          <table:table-cell table:formula="of:=[.$D66]/[.$J66]" office:value-type="float" office:value="547.961726779438" calcext:value-type="float">
            <text:p>547.961726779438</text:p>
          </table:table-cell>
          <table:table-cell table:formula="of:=299792.458/[.$A66]" office:value-type="float" office:value="675.208238738739" calcext:value-type="float">
            <text:p>675.208238738739</text:p>
          </table:table-cell>
          <table:table-cell table:formula="of:=299792.458/[.$E66]" office:value-type="float" office:value="675.969465614431" calcext:value-type="float">
            <text:p>675.969465614431</text:p>
          </table:table-cell>
          <table:table-cell table:formula="of:=299792.458/[.$F66]" office:value-type="float" office:value="674.448724409449" calcext:value-type="float">
            <text:p>674.448724409449</text:p>
          </table:table-cell>
          <table:table-cell table:formula="of:=[.$O66]-[.$P66]" office:value-type="float" office:value="1.52074120498185" calcext:value-type="float">
            <text:p>1.52074120498185</text:p>
          </table:table-cell>
          <table:table-cell table:formula="of:=[.$B66]/[.$Q66]" office:value-type="float" office:value="0.229690626423297" calcext:value-type="float">
            <text:p>0.229690626423297</text:p>
          </table:table-cell>
          <table:table-cell table:formula="of:=[.$C66]/[.$Q66]" office:value-type="float" office:value="0.0186751038947084" calcext:value-type="float">
            <text:p>0.018675103894708</text:p>
          </table:table-cell>
          <table:table-cell table:formula="of:=[.$D66]/[.$Q66]" office:value-type="float" office:value="1.17081065086367" calcext:value-type="float">
            <text:p>1.1708106508636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0298" calcext:value-type="float">
            <text:p>0.0298</text:p>
          </table:table-cell>
          <table:table-cell office:value-type="float" office:value="1.7826" calcext:value-type="float">
            <text:p>1.7826</text:p>
          </table:table-cell>
          <table:table-cell table:formula="of:=[.$A67]-0.5" office:value-type="float" office:value="444.5" calcext:value-type="float">
            <text:p>444.5</text:p>
          </table:table-cell>
          <table:table-cell table:formula="of:=[.$A67]+0.5" office:value-type="float" office:value="445.5" calcext:value-type="float">
            <text:p>445.5</text:p>
          </table:table-cell>
          <table:table-cell table:formula="of:=LOG([.$A67];2)-8" office:value-type="float" office:value="0.79766152585376" calcext:value-type="float">
            <text:p>0.79766152585376</text:p>
          </table:table-cell>
          <table:table-cell table:formula="of:=LOG([.$E67];2)-8" office:value-type="float" office:value="0.796039608829771" calcext:value-type="float">
            <text:p>0.796039608829771</text:p>
          </table:table-cell>
          <table:table-cell table:formula="of:=LOG([.$F67];2)-8" office:value-type="float" office:value="0.799281621521923" calcext:value-type="float">
            <text:p>0.799281621521923</text:p>
          </table:table-cell>
          <table:table-cell table:formula="of:=[.$I67]-[.$H67]" office:value-type="float" office:value="0.00324201269215152" calcext:value-type="float">
            <text:p>0.003242012692152</text:p>
          </table:table-cell>
          <table:table-cell table:formula="of:=[.$B67]/[.$J67]" office:value-type="float" office:value="107.37157224668" calcext:value-type="float">
            <text:p>107.37157224668</text:p>
          </table:table-cell>
          <table:table-cell table:formula="of:=[.$C67]/[.$J67]" office:value-type="float" office:value="9.19182089328084" calcext:value-type="float">
            <text:p>9.19182089328084</text:p>
          </table:table-cell>
          <table:table-cell table:formula="of:=[.$D67]/[.$J67]" office:value-type="float" office:value="549.8436216229" calcext:value-type="float">
            <text:p>549.8436216229</text:p>
          </table:table-cell>
          <table:table-cell table:formula="of:=299792.458/[.$A67]" office:value-type="float" office:value="673.690916853933" calcext:value-type="float">
            <text:p>673.690916853933</text:p>
          </table:table-cell>
          <table:table-cell table:formula="of:=299792.458/[.$E67]" office:value-type="float" office:value="674.448724409449" calcext:value-type="float">
            <text:p>674.448724409449</text:p>
          </table:table-cell>
          <table:table-cell table:formula="of:=299792.458/[.$F67]" office:value-type="float" office:value="672.934810325477" calcext:value-type="float">
            <text:p>672.934810325477</text:p>
          </table:table-cell>
          <table:table-cell table:formula="of:=[.$O67]-[.$P67]" office:value-type="float" office:value="1.51391408397183" calcext:value-type="float">
            <text:p>1.51391408397183</text:p>
          </table:table-cell>
          <table:table-cell table:formula="of:=[.$B67]/[.$Q67]" office:value-type="float" office:value="0.229933787977415" calcext:value-type="float">
            <text:p>0.229933787977415</text:p>
          </table:table-cell>
          <table:table-cell table:formula="of:=[.$C67]/[.$Q67]" office:value-type="float" office:value="0.0196840760750559" calcext:value-type="float">
            <text:p>0.019684076075056</text:p>
          </table:table-cell>
          <table:table-cell table:formula="of:=[.$D67]/[.$Q67]" office:value-type="float" office:value="1.17747765138908" calcext:value-type="float">
            <text:p>1.1774776513890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3464" calcext:value-type="float">
            <text:p>0.3464</text:p>
          </table:table-cell>
          <table:table-cell office:value-type="float" office:value="0.0313" calcext:value-type="float">
            <text:p>0.0313</text:p>
          </table:table-cell>
          <table:table-cell office:value-type="float" office:value="1.7833" calcext:value-type="float">
            <text:p>1.7833</text:p>
          </table:table-cell>
          <table:table-cell table:formula="of:=[.$A68]-0.5" office:value-type="float" office:value="445.5" calcext:value-type="float">
            <text:p>445.5</text:p>
          </table:table-cell>
          <table:table-cell table:formula="of:=[.$A68]+0.5" office:value-type="float" office:value="446.5" calcext:value-type="float">
            <text:p>446.5</text:p>
          </table:table-cell>
          <table:table-cell table:formula="of:=LOG([.$A68];2)-8" office:value-type="float" office:value="0.800899899920305" calcext:value-type="float">
            <text:p>0.800899899920305</text:p>
          </table:table-cell>
          <table:table-cell table:formula="of:=LOG([.$E68];2)-8" office:value-type="float" office:value="0.799281621521923" calcext:value-type="float">
            <text:p>0.799281621521923</text:p>
          </table:table-cell>
          <table:table-cell table:formula="of:=LOG([.$F68];2)-8" office:value-type="float" office:value="0.802516365121223" calcext:value-type="float">
            <text:p>0.802516365121223</text:p>
          </table:table-cell>
          <table:table-cell table:formula="of:=[.$I68]-[.$H68]" office:value-type="float" office:value="0.00323474359930032" calcext:value-type="float">
            <text:p>0.0032347435993</text:p>
          </table:table-cell>
          <table:table-cell table:formula="of:=[.$B68]/[.$J68]" office:value-type="float" office:value="107.087312909415" calcext:value-type="float">
            <text:p>107.087312909415</text:p>
          </table:table-cell>
          <table:table-cell table:formula="of:=[.$C68]/[.$J68]" office:value-type="float" office:value="9.67619195746157" calcext:value-type="float">
            <text:p>9.67619195746157</text:p>
          </table:table-cell>
          <table:table-cell table:formula="of:=[.$D68]/[.$J68]" office:value-type="float" office:value="551.295626764895" calcext:value-type="float">
            <text:p>551.295626764895</text:p>
          </table:table-cell>
          <table:table-cell table:formula="of:=299792.458/[.$A68]" office:value-type="float" office:value="672.180399103139" calcext:value-type="float">
            <text:p>672.180399103139</text:p>
          </table:table-cell>
          <table:table-cell table:formula="of:=299792.458/[.$E68]" office:value-type="float" office:value="672.934810325477" calcext:value-type="float">
            <text:p>672.934810325477</text:p>
          </table:table-cell>
          <table:table-cell table:formula="of:=299792.458/[.$F68]" office:value-type="float" office:value="671.427677491601" calcext:value-type="float">
            <text:p>671.427677491601</text:p>
          </table:table-cell>
          <table:table-cell table:formula="of:=[.$O68]-[.$P68]" office:value-type="float" office:value="1.50713283387563" calcext:value-type="float">
            <text:p>1.50713283387563</text:p>
          </table:table-cell>
          <table:table-cell table:formula="of:=[.$B68]/[.$Q68]" office:value-type="float" office:value="0.229840391114845" calcext:value-type="float">
            <text:p>0.229840391114845</text:p>
          </table:table-cell>
          <table:table-cell table:formula="of:=[.$C68]/[.$Q68]" office:value-type="float" office:value="0.0207679106290261" calcext:value-type="float">
            <text:p>0.020767910629026</text:p>
          </table:table-cell>
          <table:table-cell table:formula="of:=[.$D68]/[.$Q68]" office:value-type="float" office:value="1.18324009663714" calcext:value-type="float">
            <text:p>1.1832400966371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0329" calcext:value-type="float">
            <text:p>0.0329</text:p>
          </table:table-cell>
          <table:table-cell office:value-type="float" office:value="1.7823" calcext:value-type="float">
            <text:p>1.7823</text:p>
          </table:table-cell>
          <table:table-cell table:formula="of:=[.$A69]-0.5" office:value-type="float" office:value="446.5" calcext:value-type="float">
            <text:p>446.5</text:p>
          </table:table-cell>
          <table:table-cell table:formula="of:=[.$A69]+0.5" office:value-type="float" office:value="447.5" calcext:value-type="float">
            <text:p>447.5</text:p>
          </table:table-cell>
          <table:table-cell table:formula="of:=LOG([.$A69];2)-8" office:value-type="float" office:value="0.804131021183318" calcext:value-type="float">
            <text:p>0.804131021183318</text:p>
          </table:table-cell>
          <table:table-cell table:formula="of:=LOG([.$E69];2)-8" office:value-type="float" office:value="0.802516365121223" calcext:value-type="float">
            <text:p>0.802516365121223</text:p>
          </table:table-cell>
          <table:table-cell table:formula="of:=LOG([.$F69];2)-8" office:value-type="float" office:value="0.80574387215162" calcext:value-type="float">
            <text:p>0.80574387215162</text:p>
          </table:table-cell>
          <table:table-cell table:formula="of:=[.$I69]-[.$H69]" office:value-type="float" office:value="0.00322750703039709" calcext:value-type="float">
            <text:p>0.003227507030397</text:p>
          </table:table-cell>
          <table:table-cell table:formula="of:=[.$B69]/[.$J69]" office:value-type="float" office:value="106.707745872091" calcext:value-type="float">
            <text:p>106.707745872091</text:p>
          </table:table-cell>
          <table:table-cell table:formula="of:=[.$C69]/[.$J69]" office:value-type="float" office:value="10.1936261300575" calcext:value-type="float">
            <text:p>10.1936261300575</text:p>
          </table:table-cell>
          <table:table-cell table:formula="of:=[.$D69]/[.$J69]" office:value-type="float" office:value="552.221879987886" calcext:value-type="float">
            <text:p>552.221879987886</text:p>
          </table:table-cell>
          <table:table-cell table:formula="of:=299792.458/[.$A69]" office:value-type="float" office:value="670.676639821029" calcext:value-type="float">
            <text:p>670.676639821029</text:p>
          </table:table-cell>
          <table:table-cell table:formula="of:=299792.458/[.$E69]" office:value-type="float" office:value="671.427677491601" calcext:value-type="float">
            <text:p>671.427677491601</text:p>
          </table:table-cell>
          <table:table-cell table:formula="of:=299792.458/[.$F69]" office:value-type="float" office:value="669.927280446927" calcext:value-type="float">
            <text:p>669.927280446927</text:p>
          </table:table-cell>
          <table:table-cell table:formula="of:=[.$O69]-[.$P69]" office:value-type="float" office:value="1.50039704467406" calcext:value-type="float">
            <text:p>1.50039704467406</text:p>
          </table:table-cell>
          <table:table-cell table:formula="of:=[.$B69]/[.$Q69]" office:value-type="float" office:value="0.22953924177771" calcext:value-type="float">
            <text:p>0.22953924177771</text:p>
          </table:table-cell>
          <table:table-cell table:formula="of:=[.$C69]/[.$Q69]" office:value-type="float" office:value="0.0219275291942121" calcext:value-type="float">
            <text:p>0.021927529194212</text:p>
          </table:table-cell>
          <table:table-cell table:formula="of:=[.$D69]/[.$Q69]" office:value-type="float" office:value="1.18788557090712" calcext:value-type="float">
            <text:p>1.1878855709071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42" calcext:value-type="float">
            <text:p>0.342</text:p>
          </table:table-cell>
          <table:table-cell office:value-type="float" office:value="0.0345" calcext:value-type="float">
            <text:p>0.0345</text:p>
          </table:table-cell>
          <table:table-cell office:value-type="float" office:value="1.78" calcext:value-type="float">
            <text:p>1.78</text:p>
          </table:table-cell>
          <table:table-cell table:formula="of:=[.$A70]-0.5" office:value-type="float" office:value="447.5" calcext:value-type="float">
            <text:p>447.5</text:p>
          </table:table-cell>
          <table:table-cell table:formula="of:=[.$A70]+0.5" office:value-type="float" office:value="448.5" calcext:value-type="float">
            <text:p>448.5</text:p>
          </table:table-cell>
          <table:table-cell table:formula="of:=LOG([.$A70];2)-8" office:value-type="float" office:value="0.807354922057604" calcext:value-type="float">
            <text:p>0.807354922057604</text:p>
          </table:table-cell>
          <table:table-cell table:formula="of:=LOG([.$E70];2)-8" office:value-type="float" office:value="0.80574387215162" calcext:value-type="float">
            <text:p>0.80574387215162</text:p>
          </table:table-cell>
          <table:table-cell table:formula="of:=LOG([.$F70];2)-8" office:value-type="float" office:value="0.808964174919261" calcext:value-type="float">
            <text:p>0.808964174919261</text:p>
          </table:table-cell>
          <table:table-cell table:formula="of:=[.$I70]-[.$H70]" office:value-type="float" office:value="0.00322030276764096" calcext:value-type="float">
            <text:p>0.003220302767641</text:p>
          </table:table-cell>
          <table:table-cell table:formula="of:=[.$B70]/[.$J70]" office:value-type="float" office:value="106.201194321406" calcext:value-type="float">
            <text:p>106.201194321406</text:p>
          </table:table-cell>
          <table:table-cell table:formula="of:=[.$C70]/[.$J70]" office:value-type="float" office:value="10.7132783745278" calcext:value-type="float">
            <text:p>10.7132783745278</text:p>
          </table:table-cell>
          <table:table-cell table:formula="of:=[.$D70]/[.$J70]" office:value-type="float" office:value="552.743058164044" calcext:value-type="float">
            <text:p>552.743058164044</text:p>
          </table:table-cell>
          <table:table-cell table:formula="of:=299792.458/[.$A70]" office:value-type="float" office:value="669.17959375" calcext:value-type="float">
            <text:p>669.17959375</text:p>
          </table:table-cell>
          <table:table-cell table:formula="of:=299792.458/[.$E70]" office:value-type="float" office:value="669.927280446927" calcext:value-type="float">
            <text:p>669.927280446927</text:p>
          </table:table-cell>
          <table:table-cell table:formula="of:=299792.458/[.$F70]" office:value-type="float" office:value="668.433574136009" calcext:value-type="float">
            <text:p>668.433574136009</text:p>
          </table:table-cell>
          <table:table-cell table:formula="of:=[.$O70]-[.$P70]" office:value-type="float" office:value="1.49370631091836" calcext:value-type="float">
            <text:p>1.49370631091836</text:p>
          </table:table-cell>
          <table:table-cell table:formula="of:=[.$B70]/[.$Q70]" office:value-type="float" office:value="0.228960671518977" calcext:value-type="float">
            <text:p>0.228960671518977</text:p>
          </table:table-cell>
          <table:table-cell table:formula="of:=[.$C70]/[.$Q70]" office:value-type="float" office:value="0.0230969098462126" calcext:value-type="float">
            <text:p>0.023096909846213</text:p>
          </table:table-cell>
          <table:table-cell table:formula="of:=[.$D70]/[.$Q70]" office:value-type="float" office:value="1.19166665293502" calcext:value-type="float">
            <text:p>1.1916666529350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0362" calcext:value-type="float">
            <text:p>0.0362</text:p>
          </table:table-cell>
          <table:table-cell office:value-type="float" office:value="1.7765" calcext:value-type="float">
            <text:p>1.7765</text:p>
          </table:table-cell>
          <table:table-cell table:formula="of:=[.$A71]-0.5" office:value-type="float" office:value="448.5" calcext:value-type="float">
            <text:p>448.5</text:p>
          </table:table-cell>
          <table:table-cell table:formula="of:=[.$A71]+0.5" office:value-type="float" office:value="449.5" calcext:value-type="float">
            <text:p>449.5</text:p>
          </table:table-cell>
          <table:table-cell table:formula="of:=LOG([.$A71];2)-8" office:value-type="float" office:value="0.810571634741148" calcext:value-type="float">
            <text:p>0.810571634741148</text:p>
          </table:table-cell>
          <table:table-cell table:formula="of:=LOG([.$E71];2)-8" office:value-type="float" office:value="0.808964174919261" calcext:value-type="float">
            <text:p>0.808964174919261</text:p>
          </table:table-cell>
          <table:table-cell table:formula="of:=LOG([.$F71];2)-8" office:value-type="float" office:value="0.812177305514448" calcext:value-type="float">
            <text:p>0.812177305514448</text:p>
          </table:table-cell>
          <table:table-cell table:formula="of:=[.$I71]-[.$H71]" office:value-type="float" office:value="0.0032131305951868" calcext:value-type="float">
            <text:p>0.003213130595187</text:p>
          </table:table-cell>
          <table:table-cell table:formula="of:=[.$B71]/[.$J71]" office:value-type="float" office:value="105.566826480105" calcext:value-type="float">
            <text:p>105.566826480105</text:p>
          </table:table-cell>
          <table:table-cell table:formula="of:=[.$C71]/[.$J71]" office:value-type="float" office:value="11.2662709863791" calcext:value-type="float">
            <text:p>11.2662709863791</text:p>
          </table:table-cell>
          <table:table-cell table:formula="of:=[.$D71]/[.$J71]" office:value-type="float" office:value="552.887580312223" calcext:value-type="float">
            <text:p>552.887580312223</text:p>
          </table:table-cell>
          <table:table-cell table:formula="of:=299792.458/[.$A71]" office:value-type="float" office:value="667.689216035635" calcext:value-type="float">
            <text:p>667.689216035635</text:p>
          </table:table-cell>
          <table:table-cell table:formula="of:=299792.458/[.$E71]" office:value-type="float" office:value="668.433574136009" calcext:value-type="float">
            <text:p>668.433574136009</text:p>
          </table:table-cell>
          <table:table-cell table:formula="of:=299792.458/[.$F71]" office:value-type="float" office:value="666.946513904338" calcext:value-type="float">
            <text:p>666.946513904338</text:p>
          </table:table-cell>
          <table:table-cell table:formula="of:=[.$O71]-[.$P71]" office:value-type="float" office:value="1.48706023167085" calcext:value-type="float">
            <text:p>1.48706023167085</text:p>
          </table:table-cell>
          <table:table-cell table:formula="of:=[.$B71]/[.$Q71]" office:value-type="float" office:value="0.22810104982693" calcext:value-type="float">
            <text:p>0.22810104982693</text:p>
          </table:table-cell>
          <table:table-cell table:formula="of:=[.$C71]/[.$Q71]" office:value-type="float" office:value="0.0243433313789354" calcext:value-type="float">
            <text:p>0.024343331378935</text:p>
          </table:table-cell>
          <table:table-cell table:formula="of:=[.$D71]/[.$Q71]" office:value-type="float" office:value="1.19463890040549" calcext:value-type="float">
            <text:p>1.194638900405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038" calcext:value-type="float">
            <text:p>0.038</text:p>
          </table:table-cell>
          <table:table-cell office:value-type="float" office:value="1.7721" calcext:value-type="float">
            <text:p>1.7721</text:p>
          </table:table-cell>
          <table:table-cell table:formula="of:=[.$A72]-0.5" office:value-type="float" office:value="449.5" calcext:value-type="float">
            <text:p>449.5</text:p>
          </table:table-cell>
          <table:table-cell table:formula="of:=[.$A72]+0.5" office:value-type="float" office:value="450.5" calcext:value-type="float">
            <text:p>450.5</text:p>
          </table:table-cell>
          <table:table-cell table:formula="of:=LOG([.$A72];2)-8" office:value-type="float" office:value="0.813781191217037" calcext:value-type="float">
            <text:p>0.813781191217037</text:p>
          </table:table-cell>
          <table:table-cell table:formula="of:=LOG([.$E72];2)-8" office:value-type="float" office:value="0.812177305514448" calcext:value-type="float">
            <text:p>0.812177305514448</text:p>
          </table:table-cell>
          <table:table-cell table:formula="of:=LOG([.$F72];2)-8" office:value-type="float" office:value="0.815383295813538" calcext:value-type="float">
            <text:p>0.815383295813538</text:p>
          </table:table-cell>
          <table:table-cell table:formula="of:=[.$I72]-[.$H72]" office:value-type="float" office:value="0.00320599029909019" calcext:value-type="float">
            <text:p>0.00320599029909</text:p>
          </table:table-cell>
          <table:table-cell table:formula="of:=[.$B72]/[.$J72]" office:value-type="float" office:value="104.866193792105" calcext:value-type="float">
            <text:p>104.866193792105</text:p>
          </table:table-cell>
          <table:table-cell table:formula="of:=[.$C72]/[.$J72]" office:value-type="float" office:value="11.852811909875" calcext:value-type="float">
            <text:p>11.852811909875</text:p>
          </table:table-cell>
          <table:table-cell table:formula="of:=[.$D72]/[.$J72]" office:value-type="float" office:value="552.746525933935" calcext:value-type="float">
            <text:p>552.746525933935</text:p>
          </table:table-cell>
          <table:table-cell table:formula="of:=299792.458/[.$A72]" office:value-type="float" office:value="666.205462222222" calcext:value-type="float">
            <text:p>666.205462222222</text:p>
          </table:table-cell>
          <table:table-cell table:formula="of:=299792.458/[.$E72]" office:value-type="float" office:value="666.946513904338" calcext:value-type="float">
            <text:p>666.946513904338</text:p>
          </table:table-cell>
          <table:table-cell table:formula="of:=299792.458/[.$F72]" office:value-type="float" office:value="665.466055493896" calcext:value-type="float">
            <text:p>665.466055493896</text:p>
          </table:table-cell>
          <table:table-cell table:formula="of:=[.$O72]-[.$P72]" office:value-type="float" office:value="1.48045841044245" calcext:value-type="float">
            <text:p>1.48045841044245</text:p>
          </table:table-cell>
          <table:table-cell table:formula="of:=[.$B72]/[.$Q72]" office:value-type="float" office:value="0.22709182347076" calcext:value-type="float">
            <text:p>0.22709182347076</text:p>
          </table:table-cell>
          <table:table-cell table:formula="of:=[.$C72]/[.$Q72]" office:value-type="float" office:value="0.0256677254369093" calcext:value-type="float">
            <text:p>0.025667725436909</text:p>
          </table:table-cell>
          <table:table-cell table:formula="of:=[.$D72]/[.$Q72]" office:value-type="float" office:value="1.1969941117565" calcext:value-type="float">
            <text:p>1.196994111756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398" calcext:value-type="float">
            <text:p>0.0398</text:p>
          </table:table-cell>
          <table:table-cell office:value-type="float" office:value="1.7688" calcext:value-type="float">
            <text:p>1.7688</text:p>
          </table:table-cell>
          <table:table-cell table:formula="of:=[.$A73]-0.5" office:value-type="float" office:value="450.5" calcext:value-type="float">
            <text:p>450.5</text:p>
          </table:table-cell>
          <table:table-cell table:formula="of:=[.$A73]+0.5" office:value-type="float" office:value="451.5" calcext:value-type="float">
            <text:p>451.5</text:p>
          </table:table-cell>
          <table:table-cell table:formula="of:=LOG([.$A73];2)-8" office:value-type="float" office:value="0.816983623255382" calcext:value-type="float">
            <text:p>0.816983623255382</text:p>
          </table:table-cell>
          <table:table-cell table:formula="of:=LOG([.$E73];2)-8" office:value-type="float" office:value="0.815383295813538" calcext:value-type="float">
            <text:p>0.815383295813538</text:p>
          </table:table-cell>
          <table:table-cell table:formula="of:=LOG([.$F73];2)-8" office:value-type="float" office:value="0.818582177480858" calcext:value-type="float">
            <text:p>0.818582177480858</text:p>
          </table:table-cell>
          <table:table-cell table:formula="of:=[.$I73]-[.$H73]" office:value-type="float" office:value="0.00319888166731985" calcext:value-type="float">
            <text:p>0.00319888166732</text:p>
          </table:table-cell>
          <table:table-cell table:formula="of:=[.$B73]/[.$J73]" office:value-type="float" office:value="104.19266314382" calcext:value-type="float">
            <text:p>104.19266314382</text:p>
          </table:table-cell>
          <table:table-cell table:formula="of:=[.$C73]/[.$J73]" office:value-type="float" office:value="12.4418481641886" calcext:value-type="float">
            <text:p>12.4418481641886</text:p>
          </table:table-cell>
          <table:table-cell table:formula="of:=[.$D73]/[.$J73]" office:value-type="float" office:value="552.943242030572" calcext:value-type="float">
            <text:p>552.943242030572</text:p>
          </table:table-cell>
          <table:table-cell table:formula="of:=299792.458/[.$A73]" office:value-type="float" office:value="664.728288248337" calcext:value-type="float">
            <text:p>664.728288248337</text:p>
          </table:table-cell>
          <table:table-cell table:formula="of:=299792.458/[.$E73]" office:value-type="float" office:value="665.466055493896" calcext:value-type="float">
            <text:p>665.466055493896</text:p>
          </table:table-cell>
          <table:table-cell table:formula="of:=299792.458/[.$F73]" office:value-type="float" office:value="663.99215503876" calcext:value-type="float">
            <text:p>663.99215503876</text:p>
          </table:table-cell>
          <table:table-cell table:formula="of:=[.$O73]-[.$P73]" office:value-type="float" office:value="1.473900455136" calcext:value-type="float">
            <text:p>1.473900455136</text:p>
          </table:table-cell>
          <table:table-cell table:formula="of:=[.$B73]/[.$Q73]" office:value-type="float" office:value="0.226134674725536" calcext:value-type="float">
            <text:p>0.226134674725536</text:p>
          </table:table-cell>
          <table:table-cell table:formula="of:=[.$C73]/[.$Q73]" office:value-type="float" office:value="0.027003180480277" calcext:value-type="float">
            <text:p>0.027003180480277</text:p>
          </table:table-cell>
          <table:table-cell table:formula="of:=[.$D73]/[.$Q73]" office:value-type="float" office:value="1.20008104606819" calcext:value-type="float">
            <text:p>1.2000810460681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0418" calcext:value-type="float">
            <text:p>0.0418</text:p>
          </table:table-cell>
          <table:table-cell office:value-type="float" office:value="1.7647" calcext:value-type="float">
            <text:p>1.7647</text:p>
          </table:table-cell>
          <table:table-cell table:formula="of:=[.$A74]-0.5" office:value-type="float" office:value="451.5" calcext:value-type="float">
            <text:p>451.5</text:p>
          </table:table-cell>
          <table:table-cell table:formula="of:=[.$A74]+0.5" office:value-type="float" office:value="452.5" calcext:value-type="float">
            <text:p>452.5</text:p>
          </table:table-cell>
          <table:table-cell table:formula="of:=LOG([.$A74];2)-8" office:value-type="float" office:value="0.820178962415188" calcext:value-type="float">
            <text:p>0.820178962415188</text:p>
          </table:table-cell>
          <table:table-cell table:formula="of:=LOG([.$E74];2)-8" office:value-type="float" office:value="0.818582177480858" calcext:value-type="float">
            <text:p>0.818582177480858</text:p>
          </table:table-cell>
          <table:table-cell table:formula="of:=LOG([.$F74];2)-8" office:value-type="float" office:value="0.821773981970569" calcext:value-type="float">
            <text:p>0.821773981970569</text:p>
          </table:table-cell>
          <table:table-cell table:formula="of:=[.$I74]-[.$H74]" office:value-type="float" office:value="0.00319180448971146" calcext:value-type="float">
            <text:p>0.003191804489711</text:p>
          </table:table-cell>
          <table:table-cell table:formula="of:=[.$B74]/[.$J74]" office:value-type="float" office:value="103.42112152046" calcext:value-type="float">
            <text:p>103.42112152046</text:p>
          </table:table-cell>
          <table:table-cell table:formula="of:=[.$C74]/[.$J74]" office:value-type="float" office:value="13.0960402288859" calcext:value-type="float">
            <text:p>13.0960402288859</text:p>
          </table:table-cell>
          <table:table-cell table:formula="of:=[.$D74]/[.$J74]" office:value-type="float" office:value="552.884741433373" calcext:value-type="float">
            <text:p>552.884741433373</text:p>
          </table:table-cell>
          <table:table-cell table:formula="of:=299792.458/[.$A74]" office:value-type="float" office:value="663.257650442478" calcext:value-type="float">
            <text:p>663.257650442478</text:p>
          </table:table-cell>
          <table:table-cell table:formula="of:=299792.458/[.$E74]" office:value-type="float" office:value="663.99215503876" calcext:value-type="float">
            <text:p>663.99215503876</text:p>
          </table:table-cell>
          <table:table-cell table:formula="of:=299792.458/[.$F74]" office:value-type="float" office:value="662.524769060773" calcext:value-type="float">
            <text:p>662.524769060773</text:p>
          </table:table-cell>
          <table:table-cell table:formula="of:=[.$O74]-[.$P74]" office:value-type="float" office:value="1.46738597798617" calcext:value-type="float">
            <text:p>1.46738597798617</text:p>
          </table:table-cell>
          <table:table-cell table:formula="of:=[.$B74]/[.$Q74]" office:value-type="float" office:value="0.224957853592841" calcext:value-type="float">
            <text:p>0.224957853592841</text:p>
          </table:table-cell>
          <table:table-cell table:formula="of:=[.$C74]/[.$Q74]" office:value-type="float" office:value="0.0284860293249947" calcext:value-type="float">
            <text:p>0.028486029324995</text:p>
          </table:table-cell>
          <table:table-cell table:formula="of:=[.$D74]/[.$Q74]" office:value-type="float" office:value="1.20261473564158" calcext:value-type="float">
            <text:p>1.2026147356415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267" calcext:value-type="float">
            <text:p>0.3267</text:p>
          </table:table-cell>
          <table:table-cell office:value-type="float" office:value="0.0438" calcext:value-type="float">
            <text:p>0.0438</text:p>
          </table:table-cell>
          <table:table-cell office:value-type="float" office:value="1.7593" calcext:value-type="float">
            <text:p>1.7593</text:p>
          </table:table-cell>
          <table:table-cell table:formula="of:=[.$A75]-0.5" office:value-type="float" office:value="452.5" calcext:value-type="float">
            <text:p>452.5</text:p>
          </table:table-cell>
          <table:table-cell table:formula="of:=[.$A75]+0.5" office:value-type="float" office:value="453.5" calcext:value-type="float">
            <text:p>453.5</text:p>
          </table:table-cell>
          <table:table-cell table:formula="of:=LOG([.$A75];2)-8" office:value-type="float" office:value="0.823367240046236" calcext:value-type="float">
            <text:p>0.823367240046236</text:p>
          </table:table-cell>
          <table:table-cell table:formula="of:=LOG([.$E75];2)-8" office:value-type="float" office:value="0.821773981970569" calcext:value-type="float">
            <text:p>0.821773981970569</text:p>
          </table:table-cell>
          <table:table-cell table:formula="of:=LOG([.$F75];2)-8" office:value-type="float" office:value="0.824958740528523" calcext:value-type="float">
            <text:p>0.824958740528523</text:p>
          </table:table-cell>
          <table:table-cell table:formula="of:=[.$I75]-[.$H75]" office:value-type="float" office:value="0.00318475855795342" calcext:value-type="float">
            <text:p>0.003184758557953</text:p>
          </table:table-cell>
          <table:table-cell table:formula="of:=[.$B75]/[.$J75]" office:value-type="float" office:value="102.58234464403" calcext:value-type="float">
            <text:p>102.58234464403</text:p>
          </table:table-cell>
          <table:table-cell table:formula="of:=[.$C75]/[.$J75]" office:value-type="float" office:value="13.7530048834053" calcext:value-type="float">
            <text:p>13.7530048834053</text:p>
          </table:table-cell>
          <table:table-cell table:formula="of:=[.$D75]/[.$J75]" office:value-type="float" office:value="552.412362816778" calcext:value-type="float">
            <text:p>552.412362816778</text:p>
          </table:table-cell>
          <table:table-cell table:formula="of:=299792.458/[.$A75]" office:value-type="float" office:value="661.793505518764" calcext:value-type="float">
            <text:p>661.793505518764</text:p>
          </table:table-cell>
          <table:table-cell table:formula="of:=299792.458/[.$E75]" office:value-type="float" office:value="662.524769060773" calcext:value-type="float">
            <text:p>662.524769060773</text:p>
          </table:table-cell>
          <table:table-cell table:formula="of:=299792.458/[.$F75]" office:value-type="float" office:value="661.06385446527" calcext:value-type="float">
            <text:p>661.06385446527</text:p>
          </table:table-cell>
          <table:table-cell table:formula="of:=[.$O75]-[.$P75]" office:value-type="float" office:value="1.46091459550337" calcext:value-type="float">
            <text:p>1.46091459550337</text:p>
          </table:table-cell>
          <table:table-cell table:formula="of:=[.$B75]/[.$Q75]" office:value-type="float" office:value="0.223627035423952" calcext:value-type="float">
            <text:p>0.223627035423952</text:p>
          </table:table-cell>
          <table:table-cell table:formula="of:=[.$C75]/[.$Q75]" office:value-type="float" office:value="0.0299812187069761" calcext:value-type="float">
            <text:p>0.029981218706976</text:p>
          </table:table-cell>
          <table:table-cell table:formula="of:=[.$D75]/[.$Q75]" office:value-type="float" office:value="1.20424561806354" calcext:value-type="float">
            <text:p>1.2042456180635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0458" calcext:value-type="float">
            <text:p>0.0458</text:p>
          </table:table-cell>
          <table:table-cell office:value-type="float" office:value="1.7525" calcext:value-type="float">
            <text:p>1.7525</text:p>
          </table:table-cell>
          <table:table-cell table:formula="of:=[.$A76]-0.5" office:value-type="float" office:value="453.5" calcext:value-type="float">
            <text:p>453.5</text:p>
          </table:table-cell>
          <table:table-cell table:formula="of:=[.$A76]+0.5" office:value-type="float" office:value="454.5" calcext:value-type="float">
            <text:p>454.5</text:p>
          </table:table-cell>
          <table:table-cell table:formula="of:=LOG([.$A76];2)-8" office:value-type="float" office:value="0.826548487290916" calcext:value-type="float">
            <text:p>0.826548487290916</text:p>
          </table:table-cell>
          <table:table-cell table:formula="of:=LOG([.$E76];2)-8" office:value-type="float" office:value="0.824958740528523" calcext:value-type="float">
            <text:p>0.824958740528523</text:p>
          </table:table-cell>
          <table:table-cell table:formula="of:=LOG([.$F76];2)-8" office:value-type="float" office:value="0.828136484194108" calcext:value-type="float">
            <text:p>0.828136484194108</text:p>
          </table:table-cell>
          <table:table-cell table:formula="of:=[.$I76]-[.$H76]" office:value-type="float" office:value="0.0031777436655851" calcext:value-type="float">
            <text:p>0.003177743665585</text:p>
          </table:table-cell>
          <table:table-cell table:formula="of:=[.$B76]/[.$J76]" office:value-type="float" office:value="101.61297888719" calcext:value-type="float">
            <text:p>101.61297888719</text:p>
          </table:table-cell>
          <table:table-cell table:formula="of:=[.$C76]/[.$J76]" office:value-type="float" office:value="14.4127421276968" calcext:value-type="float">
            <text:p>14.4127421276968</text:p>
          </table:table-cell>
          <table:table-cell table:formula="of:=[.$D76]/[.$J76]" office:value-type="float" office:value="551.491934034687" calcext:value-type="float">
            <text:p>551.491934034687</text:p>
          </table:table-cell>
          <table:table-cell table:formula="of:=299792.458/[.$A76]" office:value-type="float" office:value="660.335810572687" calcext:value-type="float">
            <text:p>660.335810572687</text:p>
          </table:table-cell>
          <table:table-cell table:formula="of:=299792.458/[.$E76]" office:value-type="float" office:value="661.06385446527" calcext:value-type="float">
            <text:p>661.06385446527</text:p>
          </table:table-cell>
          <table:table-cell table:formula="of:=299792.458/[.$F76]" office:value-type="float" office:value="659.609368536854" calcext:value-type="float">
            <text:p>659.609368536854</text:p>
          </table:table-cell>
          <table:table-cell table:formula="of:=[.$O76]-[.$P76]" office:value-type="float" office:value="1.45448592841649" calcext:value-type="float">
            <text:p>1.45448592841649</text:p>
          </table:table-cell>
          <table:table-cell table:formula="of:=[.$B76]/[.$Q76]" office:value-type="float" office:value="0.222002835291465" calcext:value-type="float">
            <text:p>0.222002835291465</text:p>
          </table:table-cell>
          <table:table-cell table:formula="of:=[.$C76]/[.$Q76]" office:value-type="float" office:value="0.0314887886539149" calcext:value-type="float">
            <text:p>0.031488788653915</text:p>
          </table:table-cell>
          <table:table-cell table:formula="of:=[.$D76]/[.$Q76]" office:value-type="float" office:value="1.204893059301" calcext:value-type="float">
            <text:p>1.20489305930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048" calcext:value-type="float">
            <text:p>0.048</text:p>
          </table:table-cell>
          <table:table-cell office:value-type="float" office:value="1.7441" calcext:value-type="float">
            <text:p>1.7441</text:p>
          </table:table-cell>
          <table:table-cell table:formula="of:=[.$A77]-0.5" office:value-type="float" office:value="454.5" calcext:value-type="float">
            <text:p>454.5</text:p>
          </table:table-cell>
          <table:table-cell table:formula="of:=[.$A77]+0.5" office:value-type="float" office:value="455.5" calcext:value-type="float">
            <text:p>455.5</text:p>
          </table:table-cell>
          <table:table-cell table:formula="of:=LOG([.$A77];2)-8" office:value-type="float" office:value="0.829722735086058" calcext:value-type="float">
            <text:p>0.829722735086058</text:p>
          </table:table-cell>
          <table:table-cell table:formula="of:=LOG([.$E77];2)-8" office:value-type="float" office:value="0.828136484194108" calcext:value-type="float">
            <text:p>0.828136484194108</text:p>
          </table:table-cell>
          <table:table-cell table:formula="of:=LOG([.$F77];2)-8" office:value-type="float" office:value="0.831307243802051" calcext:value-type="float">
            <text:p>0.831307243802051</text:p>
          </table:table-cell>
          <table:table-cell table:formula="of:=[.$I77]-[.$H77]" office:value-type="float" office:value="0.00317075960794355" calcext:value-type="float">
            <text:p>0.003170759607944</text:p>
          </table:table-cell>
          <table:table-cell table:formula="of:=[.$B77]/[.$J77]" office:value-type="float" office:value="100.512192473241" calcext:value-type="float">
            <text:p>100.512192473241</text:p>
          </table:table-cell>
          <table:table-cell table:formula="of:=[.$C77]/[.$J77]" office:value-type="float" office:value="15.138328329826" calcext:value-type="float">
            <text:p>15.138328329826</text:p>
          </table:table-cell>
          <table:table-cell table:formula="of:=[.$D77]/[.$J77]" office:value-type="float" office:value="550.057467501034" calcext:value-type="float">
            <text:p>550.057467501034</text:p>
          </table:table-cell>
          <table:table-cell table:formula="of:=299792.458/[.$A77]" office:value-type="float" office:value="658.884523076923" calcext:value-type="float">
            <text:p>658.884523076923</text:p>
          </table:table-cell>
          <table:table-cell table:formula="of:=299792.458/[.$E77]" office:value-type="float" office:value="659.609368536854" calcext:value-type="float">
            <text:p>659.609368536854</text:p>
          </table:table-cell>
          <table:table-cell table:formula="of:=299792.458/[.$F77]" office:value-type="float" office:value="658.161268935236" calcext:value-type="float">
            <text:p>658.161268935236</text:p>
          </table:table-cell>
          <table:table-cell table:formula="of:=[.$O77]-[.$P77]" office:value-type="float" office:value="1.44809960161763" calcext:value-type="float">
            <text:p>1.44809960161763</text:p>
          </table:table-cell>
          <table:table-cell table:formula="of:=[.$B77]/[.$Q77]" office:value-type="float" office:value="0.220081546631178" calcext:value-type="float">
            <text:p>0.220081546631178</text:p>
          </table:table-cell>
          <table:table-cell table:formula="of:=[.$C77]/[.$Q77]" office:value-type="float" office:value="0.0331468912403406" calcext:value-type="float">
            <text:p>0.033146891240341</text:p>
          </table:table-cell>
          <table:table-cell table:formula="of:=[.$D77]/[.$Q77]" office:value-type="float" office:value="1.20440610442246" calcext:value-type="float">
            <text:p>1.2044061044224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314" calcext:value-type="float">
            <text:p>0.314</text:p>
          </table:table-cell>
          <table:table-cell office:value-type="float" office:value="0.0502" calcext:value-type="float">
            <text:p>0.0502</text:p>
          </table:table-cell>
          <table:table-cell office:value-type="float" office:value="1.7335" calcext:value-type="float">
            <text:p>1.7335</text:p>
          </table:table-cell>
          <table:table-cell table:formula="of:=[.$A78]-0.5" office:value-type="float" office:value="455.5" calcext:value-type="float">
            <text:p>455.5</text:p>
          </table:table-cell>
          <table:table-cell table:formula="of:=[.$A78]+0.5" office:value-type="float" office:value="456.5" calcext:value-type="float">
            <text:p>456.5</text:p>
          </table:table-cell>
          <table:table-cell table:formula="of:=LOG([.$A78];2)-8" office:value-type="float" office:value="0.832890014164743" calcext:value-type="float">
            <text:p>0.832890014164743</text:p>
          </table:table-cell>
          <table:table-cell table:formula="of:=LOG([.$E78];2)-8" office:value-type="float" office:value="0.831307243802051" calcext:value-type="float">
            <text:p>0.831307243802051</text:p>
          </table:table-cell>
          <table:table-cell table:formula="of:=LOG([.$F78];2)-8" office:value-type="float" office:value="0.834471049984224" calcext:value-type="float">
            <text:p>0.834471049984224</text:p>
          </table:table-cell>
          <table:table-cell table:formula="of:=[.$I78]-[.$H78]" office:value-type="float" office:value="0.00316380618217238" calcext:value-type="float">
            <text:p>0.003163806182172</text:p>
          </table:table-cell>
          <table:table-cell table:formula="of:=[.$B78]/[.$J78]" office:value-type="float" office:value="99.2475461263549" calcext:value-type="float">
            <text:p>99.2475461263549</text:p>
          </table:table-cell>
          <table:table-cell table:formula="of:=[.$C78]/[.$J78]" office:value-type="float" office:value="15.8669643807102" calcext:value-type="float">
            <text:p>15.8669643807102</text:p>
          </table:table-cell>
          <table:table-cell table:formula="of:=[.$D78]/[.$J78]" office:value-type="float" office:value="547.915991114765" calcext:value-type="float">
            <text:p>547.915991114765</text:p>
          </table:table-cell>
          <table:table-cell table:formula="of:=299792.458/[.$A78]" office:value-type="float" office:value="657.439600877193" calcext:value-type="float">
            <text:p>657.439600877193</text:p>
          </table:table-cell>
          <table:table-cell table:formula="of:=299792.458/[.$E78]" office:value-type="float" office:value="658.161268935236" calcext:value-type="float">
            <text:p>658.161268935236</text:p>
          </table:table-cell>
          <table:table-cell table:formula="of:=299792.458/[.$F78]" office:value-type="float" office:value="656.719513691128" calcext:value-type="float">
            <text:p>656.719513691128</text:p>
          </table:table-cell>
          <table:table-cell table:formula="of:=[.$O78]-[.$P78]" office:value-type="float" office:value="1.44175524410787" calcext:value-type="float">
            <text:p>1.44175524410787</text:p>
          </table:table-cell>
          <table:table-cell table:formula="of:=[.$B78]/[.$Q78]" office:value-type="float" office:value="0.21779008696743" calcext:value-type="float">
            <text:p>0.21779008696743</text:p>
          </table:table-cell>
          <table:table-cell table:formula="of:=[.$C78]/[.$Q78]" office:value-type="float" office:value="0.0348186699546655" calcext:value-type="float">
            <text:p>0.034818669954666</text:p>
          </table:table-cell>
          <table:table-cell table:formula="of:=[.$D78]/[.$Q78]" office:value-type="float" office:value="1.20235387184089" calcext:value-type="float">
            <text:p>1.2023538718408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3089" calcext:value-type="float">
            <text:p>0.3089</text:p>
          </table:table-cell>
          <table:table-cell office:value-type="float" office:value="0.0526" calcext:value-type="float">
            <text:p>0.0526</text:p>
          </table:table-cell>
          <table:table-cell office:value-type="float" office:value="1.7208" calcext:value-type="float">
            <text:p>1.7208</text:p>
          </table:table-cell>
          <table:table-cell table:formula="of:=[.$A79]-0.5" office:value-type="float" office:value="456.5" calcext:value-type="float">
            <text:p>456.5</text:p>
          </table:table-cell>
          <table:table-cell table:formula="of:=[.$A79]+0.5" office:value-type="float" office:value="457.5" calcext:value-type="float">
            <text:p>457.5</text:p>
          </table:table-cell>
          <table:table-cell table:formula="of:=LOG([.$A79];2)-8" office:value-type="float" office:value="0.83605035505807" calcext:value-type="float">
            <text:p>0.83605035505807</text:p>
          </table:table-cell>
          <table:table-cell table:formula="of:=LOG([.$E79];2)-8" office:value-type="float" office:value="0.834471049984224" calcext:value-type="float">
            <text:p>0.834471049984224</text:p>
          </table:table-cell>
          <table:table-cell table:formula="of:=LOG([.$F79];2)-8" office:value-type="float" office:value="0.837627933171405" calcext:value-type="float">
            <text:p>0.837627933171405</text:p>
          </table:table-cell>
          <table:table-cell table:formula="of:=[.$I79]-[.$H79]" office:value-type="float" office:value="0.00315688318718088" calcext:value-type="float">
            <text:p>0.003156883187181</text:p>
          </table:table-cell>
          <table:table-cell table:formula="of:=[.$B79]/[.$J79]" office:value-type="float" office:value="97.8496769390602" calcext:value-type="float">
            <text:p>97.8496769390602</text:p>
          </table:table-cell>
          <table:table-cell table:formula="of:=[.$C79]/[.$J79]" office:value-type="float" office:value="16.6620039073958" calcext:value-type="float">
            <text:p>16.6620039073958</text:p>
          </table:table-cell>
          <table:table-cell table:formula="of:=[.$D79]/[.$J79]" office:value-type="float" office:value="545.094606917238" calcext:value-type="float">
            <text:p>545.094606917238</text:p>
          </table:table-cell>
          <table:table-cell table:formula="of:=299792.458/[.$A79]" office:value-type="float" office:value="656.001002188184" calcext:value-type="float">
            <text:p>656.001002188184</text:p>
          </table:table-cell>
          <table:table-cell table:formula="of:=299792.458/[.$E79]" office:value-type="float" office:value="656.719513691128" calcext:value-type="float">
            <text:p>656.719513691128</text:p>
          </table:table-cell>
          <table:table-cell table:formula="of:=299792.458/[.$F79]" office:value-type="float" office:value="655.284061202186" calcext:value-type="float">
            <text:p>655.284061202186</text:p>
          </table:table-cell>
          <table:table-cell table:formula="of:=[.$O79]-[.$P79]" office:value-type="float" office:value="1.43545248894236" calcext:value-type="float">
            <text:p>1.43545248894236</text:p>
          </table:table-cell>
          <table:table-cell table:formula="of:=[.$B79]/[.$Q79]" office:value-type="float" office:value="0.215193468526149" calcext:value-type="float">
            <text:p>0.215193468526149</text:p>
          </table:table-cell>
          <table:table-cell table:formula="of:=[.$C79]/[.$Q79]" office:value-type="float" office:value="0.0366434977160098" calcext:value-type="float">
            <text:p>0.03664349771601</text:p>
          </table:table-cell>
          <table:table-cell table:formula="of:=[.$D79]/[.$Q79]" office:value-type="float" office:value="1.19878575797927" calcext:value-type="float">
            <text:p>1.198785757979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055" calcext:value-type="float">
            <text:p>0.055</text:p>
          </table:table-cell>
          <table:table-cell office:value-type="float" office:value="1.706" calcext:value-type="float">
            <text:p>1.706</text:p>
          </table:table-cell>
          <table:table-cell table:formula="of:=[.$A80]-0.5" office:value-type="float" office:value="457.5" calcext:value-type="float">
            <text:p>457.5</text:p>
          </table:table-cell>
          <table:table-cell table:formula="of:=[.$A80]+0.5" office:value-type="float" office:value="458.5" calcext:value-type="float">
            <text:p>458.5</text:p>
          </table:table-cell>
          <table:table-cell table:formula="of:=LOG([.$A80];2)-8" office:value-type="float" office:value="0.839203788096945" calcext:value-type="float">
            <text:p>0.839203788096945</text:p>
          </table:table-cell>
          <table:table-cell table:formula="of:=LOG([.$E80];2)-8" office:value-type="float" office:value="0.837627933171405" calcext:value-type="float">
            <text:p>0.837627933171405</text:p>
          </table:table-cell>
          <table:table-cell table:formula="of:=LOG([.$F80];2)-8" office:value-type="float" office:value="0.840777923595054" calcext:value-type="float">
            <text:p>0.840777923595054</text:p>
          </table:table-cell>
          <table:table-cell table:formula="of:=[.$I80]-[.$H80]" office:value-type="float" office:value="0.00314999042364938" calcext:value-type="float">
            <text:p>0.003149990423649</text:p>
          </table:table-cell>
          <table:table-cell table:formula="of:=[.$B80]/[.$J80]" office:value-type="float" office:value="96.2860070058929" calcext:value-type="float">
            <text:p>96.2860070058929</text:p>
          </table:table-cell>
          <table:table-cell table:formula="of:=[.$C80]/[.$J80]" office:value-type="float" office:value="17.4603705417874" calcext:value-type="float">
            <text:p>17.4603705417874</text:p>
          </table:table-cell>
          <table:table-cell table:formula="of:=[.$D80]/[.$J80]" office:value-type="float" office:value="541.588948077986" calcext:value-type="float">
            <text:p>541.588948077986</text:p>
          </table:table-cell>
          <table:table-cell table:formula="of:=299792.458/[.$A80]" office:value-type="float" office:value="654.56868558952" calcext:value-type="float">
            <text:p>654.56868558952</text:p>
          </table:table-cell>
          <table:table-cell table:formula="of:=299792.458/[.$E80]" office:value-type="float" office:value="655.284061202186" calcext:value-type="float">
            <text:p>655.284061202186</text:p>
          </table:table-cell>
          <table:table-cell table:formula="of:=299792.458/[.$F80]" office:value-type="float" office:value="653.854870229008" calcext:value-type="float">
            <text:p>653.854870229008</text:p>
          </table:table-cell>
          <table:table-cell table:formula="of:=[.$O80]-[.$P80]" office:value-type="float" office:value="1.42919097317815" calcext:value-type="float">
            <text:p>1.42919097317815</text:p>
          </table:table-cell>
          <table:table-cell table:formula="of:=[.$B80]/[.$Q80]" office:value-type="float" office:value="0.212217965053011" calcext:value-type="float">
            <text:p>0.212217965053011</text:p>
          </table:table-cell>
          <table:table-cell table:formula="of:=[.$C80]/[.$Q80]" office:value-type="float" office:value="0.0384833105107669" calcext:value-type="float">
            <text:p>0.038483310510767</text:p>
          </table:table-cell>
          <table:table-cell table:formula="of:=[.$D80]/[.$Q80]" office:value-type="float" office:value="1.19368232238852" calcext:value-type="float">
            <text:p>1.1936823223885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0574" calcext:value-type="float">
            <text:p>0.0574</text:p>
          </table:table-cell>
          <table:table-cell office:value-type="float" office:value="1.6889" calcext:value-type="float">
            <text:p>1.6889</text:p>
          </table:table-cell>
          <table:table-cell table:formula="of:=[.$A81]-0.5" office:value-type="float" office:value="458.5" calcext:value-type="float">
            <text:p>458.5</text:p>
          </table:table-cell>
          <table:table-cell table:formula="of:=[.$A81]+0.5" office:value-type="float" office:value="459.5" calcext:value-type="float">
            <text:p>459.5</text:p>
          </table:table-cell>
          <table:table-cell table:formula="of:=LOG([.$A81];2)-8" office:value-type="float" office:value="0.842350343413809" calcext:value-type="float">
            <text:p>0.842350343413809</text:p>
          </table:table-cell>
          <table:table-cell table:formula="of:=LOG([.$E81];2)-8" office:value-type="float" office:value="0.840777923595054" calcext:value-type="float">
            <text:p>0.840777923595054</text:p>
          </table:table-cell>
          <table:table-cell table:formula="of:=LOG([.$F81];2)-8" office:value-type="float" office:value="0.843921051289035" calcext:value-type="float">
            <text:p>0.843921051289035</text:p>
          </table:table-cell>
          <table:table-cell table:formula="of:=[.$I81]-[.$H81]" office:value-type="float" office:value="0.00314312769398128" calcext:value-type="float">
            <text:p>0.003143127693981</text:p>
          </table:table-cell>
          <table:table-cell table:formula="of:=[.$B81]/[.$J81]" office:value-type="float" office:value="94.5873120488532" calcext:value-type="float">
            <text:p>94.5873120488532</text:p>
          </table:table-cell>
          <table:table-cell table:formula="of:=[.$C81]/[.$J81]" office:value-type="float" office:value="18.2620642839024" calcext:value-type="float">
            <text:p>18.2620642839024</text:p>
          </table:table-cell>
          <table:table-cell table:formula="of:=[.$D81]/[.$J81]" office:value-type="float" office:value="537.331016882974" calcext:value-type="float">
            <text:p>537.331016882974</text:p>
          </table:table-cell>
          <table:table-cell table:formula="of:=299792.458/[.$A81]" office:value-type="float" office:value="653.142610021787" calcext:value-type="float">
            <text:p>653.142610021787</text:p>
          </table:table-cell>
          <table:table-cell table:formula="of:=299792.458/[.$E81]" office:value-type="float" office:value="653.854870229008" calcext:value-type="float">
            <text:p>653.854870229008</text:p>
          </table:table-cell>
          <table:table-cell table:formula="of:=299792.458/[.$F81]" office:value-type="float" office:value="652.431899891186" calcext:value-type="float">
            <text:p>652.431899891186</text:p>
          </table:table-cell>
          <table:table-cell table:formula="of:=[.$O81]-[.$P81]" office:value-type="float" office:value="1.42297033782154" calcext:value-type="float">
            <text:p>1.42297033782154</text:p>
          </table:table-cell>
          <table:table-cell table:formula="of:=[.$B81]/[.$Q81]" office:value-type="float" office:value="0.208929161837023" calcext:value-type="float">
            <text:p>0.208929161837023</text:p>
          </table:table-cell>
          <table:table-cell table:formula="of:=[.$C81]/[.$Q81]" office:value-type="float" office:value="0.0403381563721666" calcext:value-type="float">
            <text:p>0.040338156372167</text:p>
          </table:table-cell>
          <table:table-cell table:formula="of:=[.$D81]/[.$Q81]" office:value-type="float" office:value="1.18688348949394" calcext:value-type="float">
            <text:p>1.1868834894939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06" calcext:value-type="float">
            <text:p>0.06</text:p>
          </table:table-cell>
          <table:table-cell office:value-type="float" office:value="1.6692" calcext:value-type="float">
            <text:p>1.6692</text:p>
          </table:table-cell>
          <table:table-cell table:formula="of:=[.$A82]-0.5" office:value-type="float" office:value="459.5" calcext:value-type="float">
            <text:p>459.5</text:p>
          </table:table-cell>
          <table:table-cell table:formula="of:=[.$A82]+0.5" office:value-type="float" office:value="460.5" calcext:value-type="float">
            <text:p>460.5</text:p>
          </table:table-cell>
          <table:table-cell table:formula="of:=LOG([.$A82];2)-8" office:value-type="float" office:value="0.845490050944376" calcext:value-type="float">
            <text:p>0.845490050944376</text:p>
          </table:table-cell>
          <table:table-cell table:formula="of:=LOG([.$E82];2)-8" office:value-type="float" office:value="0.843921051289035" calcext:value-type="float">
            <text:p>0.843921051289035</text:p>
          </table:table-cell>
          <table:table-cell table:formula="of:=LOG([.$F82];2)-8" office:value-type="float" office:value="0.847057346091336" calcext:value-type="float">
            <text:p>0.847057346091336</text:p>
          </table:table-cell>
          <table:table-cell table:formula="of:=[.$I82]-[.$H82]" office:value-type="float" office:value="0.00313629480230126" calcext:value-type="float">
            <text:p>0.003136294802301</text:p>
          </table:table-cell>
          <table:table-cell table:formula="of:=[.$B82]/[.$J82]" office:value-type="float" office:value="92.7208755333283" calcext:value-type="float">
            <text:p>92.7208755333283</text:p>
          </table:table-cell>
          <table:table-cell table:formula="of:=[.$C82]/[.$J82]" office:value-type="float" office:value="19.1308546492424" calcext:value-type="float">
            <text:p>19.1308546492424</text:p>
          </table:table-cell>
          <table:table-cell table:formula="of:=[.$D82]/[.$J82]" office:value-type="float" office:value="532.220376341924" calcext:value-type="float">
            <text:p>532.220376341924</text:p>
          </table:table-cell>
          <table:table-cell table:formula="of:=299792.458/[.$A82]" office:value-type="float" office:value="651.722734782609" calcext:value-type="float">
            <text:p>651.722734782609</text:p>
          </table:table-cell>
          <table:table-cell table:formula="of:=299792.458/[.$E82]" office:value-type="float" office:value="652.431899891186" calcext:value-type="float">
            <text:p>652.431899891186</text:p>
          </table:table-cell>
          <table:table-cell table:formula="of:=299792.458/[.$F82]" office:value-type="float" office:value="651.015109663409" calcext:value-type="float">
            <text:p>651.015109663409</text:p>
          </table:table-cell>
          <table:table-cell table:formula="of:=[.$O82]-[.$P82]" office:value-type="float" office:value="1.4167902277768" calcext:value-type="float">
            <text:p>1.4167902277768</text:p>
          </table:table-cell>
          <table:table-cell table:formula="of:=[.$B82]/[.$Q82]" office:value-type="float" office:value="0.205252686176639" calcext:value-type="float">
            <text:p>0.205252686176639</text:p>
          </table:table-cell>
          <table:table-cell table:formula="of:=[.$C82]/[.$Q82]" office:value-type="float" office:value="0.0423492474917411" calcext:value-type="float">
            <text:p>0.042349247491741</text:p>
          </table:table-cell>
          <table:table-cell table:formula="of:=[.$D82]/[.$Q82]" office:value-type="float" office:value="1.17815606522024" calcext:value-type="float">
            <text:p>1.1781560652202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0626" calcext:value-type="float">
            <text:p>0.0626</text:p>
          </table:table-cell>
          <table:table-cell office:value-type="float" office:value="1.6473" calcext:value-type="float">
            <text:p>1.6473</text:p>
          </table:table-cell>
          <table:table-cell table:formula="of:=[.$A83]-0.5" office:value-type="float" office:value="460.5" calcext:value-type="float">
            <text:p>460.5</text:p>
          </table:table-cell>
          <table:table-cell table:formula="of:=[.$A83]+0.5" office:value-type="float" office:value="461.5" calcext:value-type="float">
            <text:p>461.5</text:p>
          </table:table-cell>
          <table:table-cell table:formula="of:=LOG([.$A83];2)-8" office:value-type="float" office:value="0.848622940429339" calcext:value-type="float">
            <text:p>0.848622940429339</text:p>
          </table:table-cell>
          <table:table-cell table:formula="of:=LOG([.$E83];2)-8" office:value-type="float" office:value="0.847057346091336" calcext:value-type="float">
            <text:p>0.847057346091336</text:p>
          </table:table-cell>
          <table:table-cell table:formula="of:=LOG([.$F83];2)-8" office:value-type="float" office:value="0.850186837645776" calcext:value-type="float">
            <text:p>0.850186837645776</text:p>
          </table:table-cell>
          <table:table-cell table:formula="of:=[.$I83]-[.$H83]" office:value-type="float" office:value="0.00312949155443931" calcext:value-type="float">
            <text:p>0.003129491554439</text:p>
          </table:table-cell>
          <table:table-cell table:formula="of:=[.$B83]/[.$J83]" office:value-type="float" office:value="90.7176118105436" calcext:value-type="float">
            <text:p>90.7176118105436</text:p>
          </table:table-cell>
          <table:table-cell table:formula="of:=[.$C83]/[.$J83]" office:value-type="float" office:value="20.0032493812611" calcext:value-type="float">
            <text:p>20.0032493812611</text:p>
          </table:table-cell>
          <table:table-cell table:formula="of:=[.$D83]/[.$J83]" office:value-type="float" office:value="526.379436194112" calcext:value-type="float">
            <text:p>526.379436194112</text:p>
          </table:table-cell>
          <table:table-cell table:formula="of:=299792.458/[.$A83]" office:value-type="float" office:value="650.309019522777" calcext:value-type="float">
            <text:p>650.309019522777</text:p>
          </table:table-cell>
          <table:table-cell table:formula="of:=299792.458/[.$E83]" office:value-type="float" office:value="651.015109663409" calcext:value-type="float">
            <text:p>651.015109663409</text:p>
          </table:table-cell>
          <table:table-cell table:formula="of:=299792.458/[.$F83]" office:value-type="float" office:value="649.604459371614" calcext:value-type="float">
            <text:p>649.604459371614</text:p>
          </table:table-cell>
          <table:table-cell table:formula="of:=[.$O83]-[.$P83]" office:value-type="float" office:value="1.41065029179504" calcext:value-type="float">
            <text:p>1.41065029179504</text:p>
          </table:table-cell>
          <table:table-cell table:formula="of:=[.$B83]/[.$Q83]" office:value-type="float" office:value="0.20125469909253" calcext:value-type="float">
            <text:p>0.20125469909253</text:p>
          </table:table-cell>
          <table:table-cell table:formula="of:=[.$C83]/[.$Q83]" office:value-type="float" office:value="0.0443766965945488" calcext:value-type="float">
            <text:p>0.044376696594549</text:p>
          </table:table-cell>
          <table:table-cell table:formula="of:=[.$D83]/[.$Q83]" office:value-type="float" office:value="1.16775930192013" calcext:value-type="float">
            <text:p>1.1677593019201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2766" calcext:value-type="float">
            <text:p>0.2766</text:p>
          </table:table-cell>
          <table:table-cell office:value-type="float" office:value="0.0653" calcext:value-type="float">
            <text:p>0.0653</text:p>
          </table:table-cell>
          <table:table-cell office:value-type="float" office:value="1.6226" calcext:value-type="float">
            <text:p>1.6226</text:p>
          </table:table-cell>
          <table:table-cell table:formula="of:=[.$A84]-0.5" office:value-type="float" office:value="461.5" calcext:value-type="float">
            <text:p>461.5</text:p>
          </table:table-cell>
          <table:table-cell table:formula="of:=[.$A84]+0.5" office:value-type="float" office:value="462.5" calcext:value-type="float">
            <text:p>462.5</text:p>
          </table:table-cell>
          <table:table-cell table:formula="of:=LOG([.$A84];2)-8" office:value-type="float" office:value="0.851749041416058" calcext:value-type="float">
            <text:p>0.851749041416058</text:p>
          </table:table-cell>
          <table:table-cell table:formula="of:=LOG([.$E84];2)-8" office:value-type="float" office:value="0.850186837645776" calcext:value-type="float">
            <text:p>0.850186837645776</text:p>
          </table:table-cell>
          <table:table-cell table:formula="of:=LOG([.$F84];2)-8" office:value-type="float" office:value="0.853309555403675" calcext:value-type="float">
            <text:p>0.853309555403675</text:p>
          </table:table-cell>
          <table:table-cell table:formula="of:=[.$I84]-[.$H84]" office:value-type="float" office:value="0.00312271775789874" calcext:value-type="float">
            <text:p>0.003122717757899</text:p>
          </table:table-cell>
          <table:table-cell table:formula="of:=[.$B84]/[.$J84]" office:value-type="float" office:value="88.5766891037" calcext:value-type="float">
            <text:p>88.5766891037</text:p>
          </table:table-cell>
          <table:table-cell table:formula="of:=[.$C84]/[.$J84]" office:value-type="float" office:value="20.9112718672148" calcext:value-type="float">
            <text:p>20.9112718672148</text:p>
          </table:table-cell>
          <table:table-cell table:formula="of:=[.$D84]/[.$J84]" office:value-type="float" office:value="519.611481343687" calcext:value-type="float">
            <text:p>519.611481343687</text:p>
          </table:table-cell>
          <table:table-cell table:formula="of:=299792.458/[.$A84]" office:value-type="float" office:value="648.901424242424" calcext:value-type="float">
            <text:p>648.901424242424</text:p>
          </table:table-cell>
          <table:table-cell table:formula="of:=299792.458/[.$E84]" office:value-type="float" office:value="649.604459371614" calcext:value-type="float">
            <text:p>649.604459371614</text:p>
          </table:table-cell>
          <table:table-cell table:formula="of:=299792.458/[.$F84]" office:value-type="float" office:value="648.199909189189" calcext:value-type="float">
            <text:p>648.199909189189</text:p>
          </table:table-cell>
          <table:table-cell table:formula="of:=[.$O84]-[.$P84]" office:value-type="float" office:value="1.40455018242506" calcext:value-type="float">
            <text:p>1.40455018242506</text:p>
          </table:table-cell>
          <table:table-cell table:formula="of:=[.$B84]/[.$Q84]" office:value-type="float" office:value="0.196931375938758" calcext:value-type="float">
            <text:p>0.196931375938758</text:p>
          </table:table-cell>
          <table:table-cell table:formula="of:=[.$C84]/[.$Q84]" office:value-type="float" office:value="0.0464917528879281" calcext:value-type="float">
            <text:p>0.046491752887928</text:p>
          </table:table-cell>
          <table:table-cell table:formula="of:=[.$D84]/[.$Q84]" office:value-type="float" office:value="1.1552453022351" calcext:value-type="float">
            <text:p>1.155245302235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687" calcext:value-type="float">
            <text:p>0.2687</text:p>
          </table:table-cell>
          <table:table-cell office:value-type="float" office:value="0.068" calcext:value-type="float">
            <text:p>0.068</text:p>
          </table:table-cell>
          <table:table-cell office:value-type="float" office:value="1.5946" calcext:value-type="float">
            <text:p>1.5946</text:p>
          </table:table-cell>
          <table:table-cell table:formula="of:=[.$A85]-0.5" office:value-type="float" office:value="462.5" calcext:value-type="float">
            <text:p>462.5</text:p>
          </table:table-cell>
          <table:table-cell table:formula="of:=[.$A85]+0.5" office:value-type="float" office:value="463.5" calcext:value-type="float">
            <text:p>463.5</text:p>
          </table:table-cell>
          <table:table-cell table:formula="of:=LOG([.$A85];2)-8" office:value-type="float" office:value="0.854868383260238" calcext:value-type="float">
            <text:p>0.854868383260238</text:p>
          </table:table-cell>
          <table:table-cell table:formula="of:=LOG([.$E85];2)-8" office:value-type="float" office:value="0.853309555403675" calcext:value-type="float">
            <text:p>0.853309555403675</text:p>
          </table:table-cell>
          <table:table-cell table:formula="of:=LOG([.$F85];2)-8" office:value-type="float" office:value="0.856425528625531" calcext:value-type="float">
            <text:p>0.856425528625531</text:p>
          </table:table-cell>
          <table:table-cell table:formula="of:=[.$I85]-[.$H85]" office:value-type="float" office:value="0.00311597322185619" calcext:value-type="float">
            <text:p>0.003115973221856</text:p>
          </table:table-cell>
          <table:table-cell table:formula="of:=[.$B85]/[.$J85]" office:value-type="float" office:value="86.2330902317365" calcext:value-type="float">
            <text:p>86.2330902317365</text:p>
          </table:table-cell>
          <table:table-cell table:formula="of:=[.$C85]/[.$J85]" office:value-type="float" office:value="21.8230373493044" calcext:value-type="float">
            <text:p>21.8230373493044</text:p>
          </table:table-cell>
          <table:table-cell table:formula="of:=[.$D85]/[.$J85]" office:value-type="float" office:value="511.750225841188" calcext:value-type="float">
            <text:p>511.750225841188</text:p>
          </table:table-cell>
          <table:table-cell table:formula="of:=299792.458/[.$A85]" office:value-type="float" office:value="647.499909287257" calcext:value-type="float">
            <text:p>647.499909287257</text:p>
          </table:table-cell>
          <table:table-cell table:formula="of:=299792.458/[.$E85]" office:value-type="float" office:value="648.199909189189" calcext:value-type="float">
            <text:p>648.199909189189</text:p>
          </table:table-cell>
          <table:table-cell table:formula="of:=299792.458/[.$F85]" office:value-type="float" office:value="646.801419633225" calcext:value-type="float">
            <text:p>646.801419633225</text:p>
          </table:table-cell>
          <table:table-cell table:formula="of:=[.$O85]-[.$P85]" office:value-type="float" office:value="1.39848955596369" calcext:value-type="float">
            <text:p>1.39848955596369</text:p>
          </table:table-cell>
          <table:table-cell table:formula="of:=[.$B85]/[.$Q85]" office:value-type="float" office:value="0.192135864622057" calcext:value-type="float">
            <text:p>0.192135864622057</text:p>
          </table:table-cell>
          <table:table-cell table:formula="of:=[.$C85]/[.$Q85]" office:value-type="float" office:value="0.0486238883301074" calcext:value-type="float">
            <text:p>0.048623888330107</text:p>
          </table:table-cell>
          <table:table-cell table:formula="of:=[.$D85]/[.$Q85]" office:value-type="float" office:value="1.14023018134102" calcext:value-type="float">
            <text:p>1.1402301813410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2602" calcext:value-type="float">
            <text:p>0.2602</text:p>
          </table:table-cell>
          <table:table-cell office:value-type="float" office:value="0.0709" calcext:value-type="float">
            <text:p>0.0709</text:p>
          </table:table-cell>
          <table:table-cell office:value-type="float" office:value="1.5632" calcext:value-type="float">
            <text:p>1.5632</text:p>
          </table:table-cell>
          <table:table-cell table:formula="of:=[.$A86]-0.5" office:value-type="float" office:value="463.5" calcext:value-type="float">
            <text:p>463.5</text:p>
          </table:table-cell>
          <table:table-cell table:formula="of:=[.$A86]+0.5" office:value-type="float" office:value="464.5" calcext:value-type="float">
            <text:p>464.5</text:p>
          </table:table-cell>
          <table:table-cell table:formula="of:=LOG([.$A86];2)-8" office:value-type="float" office:value="0.857980995127573" calcext:value-type="float">
            <text:p>0.857980995127573</text:p>
          </table:table-cell>
          <table:table-cell table:formula="of:=LOG([.$E86];2)-8" office:value-type="float" office:value="0.856425528625531" calcext:value-type="float">
            <text:p>0.856425528625531</text:p>
          </table:table-cell>
          <table:table-cell table:formula="of:=LOG([.$F86];2)-8" office:value-type="float" office:value="0.859534786382653" calcext:value-type="float">
            <text:p>0.859534786382653</text:p>
          </table:table-cell>
          <table:table-cell table:formula="of:=[.$I86]-[.$H86]" office:value-type="float" office:value="0.00310925775712256" calcext:value-type="float">
            <text:p>0.003109257757123</text:p>
          </table:table-cell>
          <table:table-cell table:formula="of:=[.$B86]/[.$J86]" office:value-type="float" office:value="83.6855675294029" calcext:value-type="float">
            <text:p>83.6855675294029</text:p>
          </table:table-cell>
          <table:table-cell table:formula="of:=[.$C86]/[.$J86]" office:value-type="float" office:value="22.8028698610095" calcext:value-type="float">
            <text:p>22.8028698610095</text:p>
          </table:table-cell>
          <table:table-cell table:formula="of:=[.$D86]/[.$J86]" office:value-type="float" office:value="502.756645511002" calcext:value-type="float">
            <text:p>502.756645511002</text:p>
          </table:table-cell>
          <table:table-cell table:formula="of:=299792.458/[.$A86]" office:value-type="float" office:value="646.104435344828" calcext:value-type="float">
            <text:p>646.104435344828</text:p>
          </table:table-cell>
          <table:table-cell table:formula="of:=299792.458/[.$E86]" office:value-type="float" office:value="646.801419633225" calcext:value-type="float">
            <text:p>646.801419633225</text:p>
          </table:table-cell>
          <table:table-cell table:formula="of:=299792.458/[.$F86]" office:value-type="float" office:value="645.408951560818" calcext:value-type="float">
            <text:p>645.408951560818</text:p>
          </table:table-cell>
          <table:table-cell table:formula="of:=[.$O86]-[.$P86]" office:value-type="float" office:value="1.39246807240738" calcext:value-type="float">
            <text:p>1.39246807240738</text:p>
          </table:table-cell>
          <table:table-cell table:formula="of:=[.$B86]/[.$Q86]" office:value-type="float" office:value="0.186862453190866" calcext:value-type="float">
            <text:p>0.186862453190866</text:p>
          </table:table-cell>
          <table:table-cell table:formula="of:=[.$C86]/[.$Q86]" office:value-type="float" office:value="0.0509167868225688" calcext:value-type="float">
            <text:p>0.050916786822569</text:p>
          </table:table-cell>
          <table:table-cell table:formula="of:=[.$D86]/[.$Q86]" office:value-type="float" office:value="1.12261101778617" calcext:value-type="float">
            <text:p>1.1226110177861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0739" calcext:value-type="float">
            <text:p>0.0739</text:p>
          </table:table-cell>
          <table:table-cell office:value-type="float" office:value="1.5281" calcext:value-type="float">
            <text:p>1.5281</text:p>
          </table:table-cell>
          <table:table-cell table:formula="of:=[.$A87]-0.5" office:value-type="float" office:value="464.5" calcext:value-type="float">
            <text:p>464.5</text:p>
          </table:table-cell>
          <table:table-cell table:formula="of:=[.$A87]+0.5" office:value-type="float" office:value="465.5" calcext:value-type="float">
            <text:p>465.5</text:p>
          </table:table-cell>
          <table:table-cell table:formula="of:=LOG([.$A87];2)-8" office:value-type="float" office:value="0.861086905995393" calcext:value-type="float">
            <text:p>0.861086905995393</text:p>
          </table:table-cell>
          <table:table-cell table:formula="of:=LOG([.$E87];2)-8" office:value-type="float" office:value="0.859534786382653" calcext:value-type="float">
            <text:p>0.859534786382653</text:p>
          </table:table-cell>
          <table:table-cell table:formula="of:=LOG([.$F87];2)-8" office:value-type="float" office:value="0.862637357558794" calcext:value-type="float">
            <text:p>0.862637357558794</text:p>
          </table:table-cell>
          <table:table-cell table:formula="of:=[.$I87]-[.$H87]" office:value-type="float" office:value="0.00310257117614121" calcext:value-type="float">
            <text:p>0.003102571176141</text:p>
          </table:table-cell>
          <table:table-cell table:formula="of:=[.$B87]/[.$J87]" office:value-type="float" office:value="80.9328733313067" calcext:value-type="float">
            <text:p>80.9328733313067</text:p>
          </table:table-cell>
          <table:table-cell table:formula="of:=[.$C87]/[.$J87]" office:value-type="float" office:value="23.8189539593133" calcext:value-type="float">
            <text:p>23.8189539593133</text:p>
          </table:table-cell>
          <table:table-cell table:formula="of:=[.$D87]/[.$J87]" office:value-type="float" office:value="492.526976254758" calcext:value-type="float">
            <text:p>492.526976254758</text:p>
          </table:table-cell>
          <table:table-cell table:formula="of:=299792.458/[.$A87]" office:value-type="float" office:value="644.71496344086" calcext:value-type="float">
            <text:p>644.71496344086</text:p>
          </table:table-cell>
          <table:table-cell table:formula="of:=299792.458/[.$E87]" office:value-type="float" office:value="645.408951560818" calcext:value-type="float">
            <text:p>645.408951560818</text:p>
          </table:table-cell>
          <table:table-cell table:formula="of:=299792.458/[.$F87]" office:value-type="float" office:value="644.022466165414" calcext:value-type="float">
            <text:p>644.022466165414</text:p>
          </table:table-cell>
          <table:table-cell table:formula="of:=[.$O87]-[.$P87]" office:value-type="float" office:value="1.38648539540463" calcext:value-type="float">
            <text:p>1.38648539540463</text:p>
          </table:table-cell>
          <table:table-cell table:formula="of:=[.$B87]/[.$Q87]" office:value-type="float" office:value="0.181105405677006" calcext:value-type="float">
            <text:p>0.181105405677006</text:p>
          </table:table-cell>
          <table:table-cell table:formula="of:=[.$C87]/[.$Q87]" office:value-type="float" office:value="0.0533002368758691" calcext:value-type="float">
            <text:p>0.053300236875869</text:p>
          </table:table-cell>
          <table:table-cell table:formula="of:=[.$D87]/[.$Q87]" office:value-type="float" office:value="1.10213926887707" calcext:value-type="float">
            <text:p>1.1021392688770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077" calcext:value-type="float">
            <text:p>0.077</text:p>
          </table:table-cell>
          <table:table-cell office:value-type="float" office:value="1.4849" calcext:value-type="float">
            <text:p>1.4849</text:p>
          </table:table-cell>
          <table:table-cell table:formula="of:=[.$A88]-0.5" office:value-type="float" office:value="465.5" calcext:value-type="float">
            <text:p>465.5</text:p>
          </table:table-cell>
          <table:table-cell table:formula="of:=[.$A88]+0.5" office:value-type="float" office:value="466.5" calcext:value-type="float">
            <text:p>466.5</text:p>
          </table:table-cell>
          <table:table-cell table:formula="of:=LOG([.$A88];2)-8" office:value-type="float" office:value="0.86418614465428" calcext:value-type="float">
            <text:p>0.86418614465428</text:p>
          </table:table-cell>
          <table:table-cell table:formula="of:=LOG([.$E88];2)-8" office:value-type="float" office:value="0.862637357558794" calcext:value-type="float">
            <text:p>0.862637357558794</text:p>
          </table:table-cell>
          <table:table-cell table:formula="of:=LOG([.$F88];2)-8" office:value-type="float" office:value="0.865733270851759" calcext:value-type="float">
            <text:p>0.865733270851759</text:p>
          </table:table-cell>
          <table:table-cell table:formula="of:=[.$I88]-[.$H88]" office:value-type="float" office:value="0.00309591329296488" calcext:value-type="float">
            <text:p>0.003095913292965</text:p>
          </table:table-cell>
          <table:table-cell table:formula="of:=[.$B88]/[.$J88]" office:value-type="float" office:value="77.715354802325" calcext:value-type="float">
            <text:p>77.715354802325</text:p>
          </table:table-cell>
          <table:table-cell table:formula="of:=[.$C88]/[.$J88]" office:value-type="float" office:value="24.8714975884415" calcext:value-type="float">
            <text:p>24.8714975884415</text:p>
          </table:table-cell>
          <table:table-cell table:formula="of:=[.$D88]/[.$J88]" office:value-type="float" office:value="479.632295702296" calcext:value-type="float">
            <text:p>479.632295702296</text:p>
          </table:table-cell>
          <table:table-cell table:formula="of:=299792.458/[.$A88]" office:value-type="float" office:value="643.331454935622" calcext:value-type="float">
            <text:p>643.331454935622</text:p>
          </table:table-cell>
          <table:table-cell table:formula="of:=299792.458/[.$E88]" office:value-type="float" office:value="644.022466165414" calcext:value-type="float">
            <text:p>644.022466165414</text:p>
          </table:table-cell>
          <table:table-cell table:formula="of:=299792.458/[.$F88]" office:value-type="float" office:value="642.641924973205" calcext:value-type="float">
            <text:p>642.641924973205</text:p>
          </table:table-cell>
          <table:table-cell table:formula="of:=[.$O88]-[.$P88]" office:value-type="float" office:value="1.38054119220874" calcext:value-type="float">
            <text:p>1.38054119220874</text:p>
          </table:table-cell>
          <table:table-cell table:formula="of:=[.$B88]/[.$Q88]" office:value-type="float" office:value="0.174279479205588" calcext:value-type="float">
            <text:p>0.174279479205588</text:p>
          </table:table-cell>
          <table:table-cell table:formula="of:=[.$C88]/[.$Q88]" office:value-type="float" office:value="0.0557752281746893" calcext:value-type="float">
            <text:p>0.055775228174689</text:p>
          </table:table-cell>
          <table:table-cell table:formula="of:=[.$D88]/[.$Q88]" office:value-type="float" office:value="1.07559267943631" calcext:value-type="float">
            <text:p>1.0755926794363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0803" calcext:value-type="float">
            <text:p>0.0803</text:p>
          </table:table-cell>
          <table:table-cell office:value-type="float" office:value="1.4386" calcext:value-type="float">
            <text:p>1.4386</text:p>
          </table:table-cell>
          <table:table-cell table:formula="of:=[.$A89]-0.5" office:value-type="float" office:value="466.5" calcext:value-type="float">
            <text:p>466.5</text:p>
          </table:table-cell>
          <table:table-cell table:formula="of:=[.$A89]+0.5" office:value-type="float" office:value="467.5" calcext:value-type="float">
            <text:p>467.5</text:p>
          </table:table-cell>
          <table:table-cell table:formula="of:=LOG([.$A89];2)-8" office:value-type="float" office:value="0.867278739709663" calcext:value-type="float">
            <text:p>0.867278739709663</text:p>
          </table:table-cell>
          <table:table-cell table:formula="of:=LOG([.$E89];2)-8" office:value-type="float" office:value="0.865733270851759" calcext:value-type="float">
            <text:p>0.865733270851759</text:p>
          </table:table-cell>
          <table:table-cell table:formula="of:=LOG([.$F89];2)-8" office:value-type="float" office:value="0.868822554774999" calcext:value-type="float">
            <text:p>0.868822554774999</text:p>
          </table:table-cell>
          <table:table-cell table:formula="of:=[.$I89]-[.$H89]" office:value-type="float" office:value="0.00308928392323971" calcext:value-type="float">
            <text:p>0.00308928392324</text:p>
          </table:table-cell>
          <table:table-cell table:formula="of:=[.$B89]/[.$J89]" office:value-type="float" office:value="74.3538003328343" calcext:value-type="float">
            <text:p>74.3538003328343</text:p>
          </table:table-cell>
          <table:table-cell table:formula="of:=[.$C89]/[.$J89]" office:value-type="float" office:value="25.9930786535768" calcext:value-type="float">
            <text:p>25.9930786535768</text:p>
          </table:table-cell>
          <table:table-cell table:formula="of:=[.$D89]/[.$J89]" office:value-type="float" office:value="465.674258418874" calcext:value-type="float">
            <text:p>465.674258418874</text:p>
          </table:table-cell>
          <table:table-cell table:formula="of:=299792.458/[.$A89]" office:value-type="float" office:value="641.953871520343" calcext:value-type="float">
            <text:p>641.953871520343</text:p>
          </table:table-cell>
          <table:table-cell table:formula="of:=299792.458/[.$E89]" office:value-type="float" office:value="642.641924973205" calcext:value-type="float">
            <text:p>642.641924973205</text:p>
          </table:table-cell>
          <table:table-cell table:formula="of:=299792.458/[.$F89]" office:value-type="float" office:value="641.267289839572" calcext:value-type="float">
            <text:p>641.267289839572</text:p>
          </table:table-cell>
          <table:table-cell table:formula="of:=[.$O89]-[.$P89]" office:value-type="float" office:value="1.37463513363252" calcext:value-type="float">
            <text:p>1.37463513363252</text:p>
          </table:table-cell>
          <table:table-cell table:formula="of:=[.$B89]/[.$Q89]" office:value-type="float" office:value="0.167098886373586" calcext:value-type="float">
            <text:p>0.167098886373586</text:p>
          </table:table-cell>
          <table:table-cell table:formula="of:=[.$C89]/[.$Q89]" office:value-type="float" office:value="0.0584155009830167" calcext:value-type="float">
            <text:p>0.058415500983017</text:p>
          </table:table-cell>
          <table:table-cell table:formula="of:=[.$D89]/[.$Q89]" office:value-type="float" office:value="1.04653225048777" calcext:value-type="float">
            <text:p>1.0465322504877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0837" calcext:value-type="float">
            <text:p>0.0837</text:p>
          </table:table-cell>
          <table:table-cell office:value-type="float" office:value="1.3897" calcext:value-type="float">
            <text:p>1.3897</text:p>
          </table:table-cell>
          <table:table-cell table:formula="of:=[.$A90]-0.5" office:value-type="float" office:value="467.5" calcext:value-type="float">
            <text:p>467.5</text:p>
          </table:table-cell>
          <table:table-cell table:formula="of:=[.$A90]+0.5" office:value-type="float" office:value="468.5" calcext:value-type="float">
            <text:p>468.5</text:p>
          </table:table-cell>
          <table:table-cell table:formula="of:=LOG([.$A90];2)-8" office:value-type="float" office:value="0.870364719583405" calcext:value-type="float">
            <text:p>0.870364719583405</text:p>
          </table:table-cell>
          <table:table-cell table:formula="of:=LOG([.$E90];2)-8" office:value-type="float" office:value="0.868822554774999" calcext:value-type="float">
            <text:p>0.868822554774999</text:p>
          </table:table-cell>
          <table:table-cell table:formula="of:=LOG([.$F90];2)-8" office:value-type="float" office:value="0.871905237659187" calcext:value-type="float">
            <text:p>0.871905237659187</text:p>
          </table:table-cell>
          <table:table-cell table:formula="of:=[.$I90]-[.$H90]" office:value-type="float" office:value="0.00308268288418745" calcext:value-type="float">
            <text:p>0.003082682884187</text:p>
          </table:table-cell>
          <table:table-cell table:formula="of:=[.$B90]/[.$J90]" office:value-type="float" office:value="70.8473781459254" calcext:value-type="float">
            <text:p>70.8473781459254</text:p>
          </table:table-cell>
          <table:table-cell table:formula="of:=[.$C90]/[.$J90]" office:value-type="float" office:value="27.1516737674632" calcext:value-type="float">
            <text:p>27.1516737674632</text:p>
          </table:table-cell>
          <table:table-cell table:formula="of:=[.$D90]/[.$J90]" office:value-type="float" office:value="450.80861451187" calcext:value-type="float">
            <text:p>450.80861451187</text:p>
          </table:table-cell>
          <table:table-cell table:formula="of:=299792.458/[.$A90]" office:value-type="float" office:value="640.582175213675" calcext:value-type="float">
            <text:p>640.582175213675</text:p>
          </table:table-cell>
          <table:table-cell table:formula="of:=299792.458/[.$E90]" office:value-type="float" office:value="641.267289839572" calcext:value-type="float">
            <text:p>641.267289839572</text:p>
          </table:table-cell>
          <table:table-cell table:formula="of:=299792.458/[.$F90]" office:value-type="float" office:value="639.898522945571" calcext:value-type="float">
            <text:p>639.898522945571</text:p>
          </table:table-cell>
          <table:table-cell table:formula="of:=[.$O90]-[.$P90]" office:value-type="float" office:value="1.36876689400128" calcext:value-type="float">
            <text:p>1.36876689400128</text:p>
          </table:table-cell>
          <table:table-cell table:formula="of:=[.$B90]/[.$Q90]" office:value-type="float" office:value="0.159559674446506" calcext:value-type="float">
            <text:p>0.159559674446506</text:p>
          </table:table-cell>
          <table:table-cell table:formula="of:=[.$C90]/[.$Q90]" office:value-type="float" office:value="0.0611499301793616" calcext:value-type="float">
            <text:p>0.061149930179362</text:p>
          </table:table-cell>
          <table:table-cell table:formula="of:=[.$D90]/[.$Q90]" office:value-type="float" office:value="1.01529340466259" calcext:value-type="float">
            <text:p>1.0152934046625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0872" calcext:value-type="float">
            <text:p>0.0872</text:p>
          </table:table-cell>
          <table:table-cell office:value-type="float" office:value="1.3392" calcext:value-type="float">
            <text:p>1.3392</text:p>
          </table:table-cell>
          <table:table-cell table:formula="of:=[.$A91]-0.5" office:value-type="float" office:value="468.5" calcext:value-type="float">
            <text:p>468.5</text:p>
          </table:table-cell>
          <table:table-cell table:formula="of:=[.$A91]+0.5" office:value-type="float" office:value="469.5" calcext:value-type="float">
            <text:p>469.5</text:p>
          </table:table-cell>
          <table:table-cell table:formula="of:=LOG([.$A91];2)-8" office:value-type="float" office:value="0.873444112515376" calcext:value-type="float">
            <text:p>0.873444112515376</text:p>
          </table:table-cell>
          <table:table-cell table:formula="of:=LOG([.$E91];2)-8" office:value-type="float" office:value="0.871905237659187" calcext:value-type="float">
            <text:p>0.871905237659187</text:p>
          </table:table-cell>
          <table:table-cell table:formula="of:=LOG([.$F91];2)-8" office:value-type="float" office:value="0.874981347653774" calcext:value-type="float">
            <text:p>0.874981347653774</text:p>
          </table:table-cell>
          <table:table-cell table:formula="of:=[.$I91]-[.$H91]" office:value-type="float" office:value="0.00307610999458774" calcext:value-type="float">
            <text:p>0.003076109994588</text:p>
          </table:table-cell>
          <table:table-cell table:formula="of:=[.$B91]/[.$J91]" office:value-type="float" office:value="67.2602736456207" calcext:value-type="float">
            <text:p>67.2602736456207</text:p>
          </table:table-cell>
          <table:table-cell table:formula="of:=[.$C91]/[.$J91]" office:value-type="float" office:value="28.3474908743263" calcext:value-type="float">
            <text:p>28.3474908743263</text:p>
          </table:table-cell>
          <table:table-cell table:formula="of:=[.$D91]/[.$J91]" office:value-type="float" office:value="435.355043335984" calcext:value-type="float">
            <text:p>435.355043335984</text:p>
          </table:table-cell>
          <table:table-cell table:formula="of:=299792.458/[.$A91]" office:value-type="float" office:value="639.216328358209" calcext:value-type="float">
            <text:p>639.216328358209</text:p>
          </table:table-cell>
          <table:table-cell table:formula="of:=299792.458/[.$E91]" office:value-type="float" office:value="639.898522945571" calcext:value-type="float">
            <text:p>639.898522945571</text:p>
          </table:table-cell>
          <table:table-cell table:formula="of:=299792.458/[.$F91]" office:value-type="float" office:value="638.535586794462" calcext:value-type="float">
            <text:p>638.535586794462</text:p>
          </table:table-cell>
          <table:table-cell table:formula="of:=[.$O91]-[.$P91]" office:value-type="float" office:value="1.36293615110878" calcext:value-type="float">
            <text:p>1.36293615110878</text:p>
          </table:table-cell>
          <table:table-cell table:formula="of:=[.$B91]/[.$Q91]" office:value-type="float" office:value="0.15180461669586" calcext:value-type="float">
            <text:p>0.15180461669586</text:p>
          </table:table-cell>
          <table:table-cell table:formula="of:=[.$C91]/[.$Q91]" office:value-type="float" office:value="0.0639795194580909" calcext:value-type="float">
            <text:p>0.063979519458091</text:p>
          </table:table-cell>
          <table:table-cell table:formula="of:=[.$D91]/[.$Q91]" office:value-type="float" office:value="0.982584546539855" calcext:value-type="float">
            <text:p>0.98258454653985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091" calcext:value-type="float">
            <text:p>0.091</text:p>
          </table:table-cell>
          <table:table-cell office:value-type="float" office:value="1.2876" calcext:value-type="float">
            <text:p>1.2876</text:p>
          </table:table-cell>
          <table:table-cell table:formula="of:=[.$A92]-0.5" office:value-type="float" office:value="469.5" calcext:value-type="float">
            <text:p>469.5</text:p>
          </table:table-cell>
          <table:table-cell table:formula="of:=[.$A92]+0.5" office:value-type="float" office:value="470.5" calcext:value-type="float">
            <text:p>470.5</text:p>
          </table:table-cell>
          <table:table-cell table:formula="of:=LOG([.$A92];2)-8" office:value-type="float" office:value="0.876516946564999" calcext:value-type="float">
            <text:p>0.876516946564999</text:p>
          </table:table-cell>
          <table:table-cell table:formula="of:=LOG([.$E92];2)-8" office:value-type="float" office:value="0.874981347653774" calcext:value-type="float">
            <text:p>0.874981347653774</text:p>
          </table:table-cell>
          <table:table-cell table:formula="of:=LOG([.$F92];2)-8" office:value-type="float" office:value="0.878050912728538" calcext:value-type="float">
            <text:p>0.878050912728538</text:p>
          </table:table-cell>
          <table:table-cell table:formula="of:=[.$I92]-[.$H92]" office:value-type="float" office:value="0.00306956507476386" calcext:value-type="float">
            <text:p>0.003069565074764</text:p>
          </table:table-cell>
          <table:table-cell table:formula="of:=[.$B92]/[.$J92]" office:value-type="float" office:value="63.6572267538691" calcext:value-type="float">
            <text:p>63.6572267538691</text:p>
          </table:table-cell>
          <table:table-cell table:formula="of:=[.$C92]/[.$J92]" office:value-type="float" office:value="29.6458937287722" calcext:value-type="float">
            <text:p>29.6458937287722</text:p>
          </table:table-cell>
          <table:table-cell table:formula="of:=[.$D92]/[.$J92]" office:value-type="float" office:value="419.473107309528" calcext:value-type="float">
            <text:p>419.473107309528</text:p>
          </table:table-cell>
          <table:table-cell table:formula="of:=299792.458/[.$A92]" office:value-type="float" office:value="637.856293617021" calcext:value-type="float">
            <text:p>637.856293617021</text:p>
          </table:table-cell>
          <table:table-cell table:formula="of:=299792.458/[.$E92]" office:value-type="float" office:value="638.535586794462" calcext:value-type="float">
            <text:p>638.535586794462</text:p>
          </table:table-cell>
          <table:table-cell table:formula="of:=299792.458/[.$F92]" office:value-type="float" office:value="637.178444208289" calcext:value-type="float">
            <text:p>637.178444208289</text:p>
          </table:table-cell>
          <table:table-cell table:formula="of:=[.$O92]-[.$P92]" office:value-type="float" office:value="1.35714258617315" calcext:value-type="float">
            <text:p>1.35714258617315</text:p>
          </table:table-cell>
          <table:table-cell table:formula="of:=[.$B92]/[.$Q92]" office:value-type="float" office:value="0.143978976115535" calcext:value-type="float">
            <text:p>0.143978976115535</text:p>
          </table:table-cell>
          <table:table-cell table:formula="of:=[.$C92]/[.$Q92]" office:value-type="float" office:value="0.0670526449668049" calcext:value-type="float">
            <text:p>0.067052644966805</text:p>
          </table:table-cell>
          <table:table-cell table:formula="of:=[.$D92]/[.$Q92]" office:value-type="float" office:value="0.948758084167671" calcext:value-type="float">
            <text:p>0.94875808416767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844" calcext:value-type="float">
            <text:p>0.1844</text:p>
          </table:table-cell>
          <table:table-cell office:value-type="float" office:value="0.0949" calcext:value-type="float">
            <text:p>0.0949</text:p>
          </table:table-cell>
          <table:table-cell office:value-type="float" office:value="1.2382" calcext:value-type="float">
            <text:p>1.2382</text:p>
          </table:table-cell>
          <table:table-cell table:formula="of:=[.$A93]-0.5" office:value-type="float" office:value="470.5" calcext:value-type="float">
            <text:p>470.5</text:p>
          </table:table-cell>
          <table:table-cell table:formula="of:=[.$A93]+0.5" office:value-type="float" office:value="471.5" calcext:value-type="float">
            <text:p>471.5</text:p>
          </table:table-cell>
          <table:table-cell table:formula="of:=LOG([.$A93];2)-8" office:value-type="float" office:value="0.879583249612784" calcext:value-type="float">
            <text:p>0.879583249612784</text:p>
          </table:table-cell>
          <table:table-cell table:formula="of:=LOG([.$E93];2)-8" office:value-type="float" office:value="0.878050912728538" calcext:value-type="float">
            <text:p>0.878050912728538</text:p>
          </table:table-cell>
          <table:table-cell table:formula="of:=LOG([.$F93];2)-8" office:value-type="float" office:value="0.881113960675098" calcext:value-type="float">
            <text:p>0.881113960675098</text:p>
          </table:table-cell>
          <table:table-cell table:formula="of:=[.$I93]-[.$H93]" office:value-type="float" office:value="0.00306304794655965" calcext:value-type="float">
            <text:p>0.00306304794656</text:p>
          </table:table-cell>
          <table:table-cell table:formula="of:=[.$B93]/[.$J93]" office:value-type="float" office:value="60.2014735705049" calcext:value-type="float">
            <text:p>60.2014735705049</text:p>
          </table:table-cell>
          <table:table-cell table:formula="of:=[.$C93]/[.$J93]" office:value-type="float" office:value="30.9822117236492" calcext:value-type="float">
            <text:p>30.9822117236492</text:p>
          </table:table-cell>
          <table:table-cell table:formula="of:=[.$D93]/[.$J93]" office:value-type="float" office:value="404.237877304768" calcext:value-type="float">
            <text:p>404.237877304768</text:p>
          </table:table-cell>
          <table:table-cell table:formula="of:=299792.458/[.$A93]" office:value-type="float" office:value="636.502033970276" calcext:value-type="float">
            <text:p>636.502033970276</text:p>
          </table:table-cell>
          <table:table-cell table:formula="of:=299792.458/[.$E93]" office:value-type="float" office:value="637.178444208289" calcext:value-type="float">
            <text:p>637.178444208289</text:p>
          </table:table-cell>
          <table:table-cell table:formula="of:=299792.458/[.$F93]" office:value-type="float" office:value="635.827058324496" calcext:value-type="float">
            <text:p>635.827058324496</text:p>
          </table:table-cell>
          <table:table-cell table:formula="of:=[.$O93]-[.$P93]" office:value-type="float" office:value="1.35138588379266" calcext:value-type="float">
            <text:p>1.35138588379266</text:p>
          </table:table-cell>
          <table:table-cell table:formula="of:=[.$B93]/[.$Q93]" office:value-type="float" office:value="0.136452513091584" calcext:value-type="float">
            <text:p>0.136452513091584</text:p>
          </table:table-cell>
          <table:table-cell table:formula="of:=[.$C93]/[.$Q93]" office:value-type="float" office:value="0.0702242054901917" calcext:value-type="float">
            <text:p>0.070224205490192</text:p>
          </table:table-cell>
          <table:table-cell table:formula="of:=[.$D93]/[.$Q93]" office:value-type="float" office:value="0.916244586279825" calcext:value-type="float">
            <text:p>0.91624458627982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0991" calcext:value-type="float">
            <text:p>0.0991</text:p>
          </table:table-cell>
          <table:table-cell office:value-type="float" office:value="1.1887" calcext:value-type="float">
            <text:p>1.1887</text:p>
          </table:table-cell>
          <table:table-cell table:formula="of:=[.$A94]-0.5" office:value-type="float" office:value="471.5" calcext:value-type="float">
            <text:p>471.5</text:p>
          </table:table-cell>
          <table:table-cell table:formula="of:=[.$A94]+0.5" office:value-type="float" office:value="472.5" calcext:value-type="float">
            <text:p>472.5</text:p>
          </table:table-cell>
          <table:table-cell table:formula="of:=LOG([.$A94];2)-8" office:value-type="float" office:value="0.882643049361841" calcext:value-type="float">
            <text:p>0.882643049361841</text:p>
          </table:table-cell>
          <table:table-cell table:formula="of:=LOG([.$E94];2)-8" office:value-type="float" office:value="0.881113960675098" calcext:value-type="float">
            <text:p>0.881113960675098</text:p>
          </table:table-cell>
          <table:table-cell table:formula="of:=LOG([.$F94];2)-8" office:value-type="float" office:value="0.884170519108436" calcext:value-type="float">
            <text:p>0.884170519108436</text:p>
          </table:table-cell>
          <table:table-cell table:formula="of:=[.$I94]-[.$H94]" office:value-type="float" office:value="0.00305655843333774" calcext:value-type="float">
            <text:p>0.003056558433338</text:p>
          </table:table-cell>
          <table:table-cell table:formula="of:=[.$B94]/[.$J94]" office:value-type="float" office:value="56.7631876778941" calcext:value-type="float">
            <text:p>56.7631876778941</text:p>
          </table:table-cell>
          <table:table-cell table:formula="of:=[.$C94]/[.$J94]" office:value-type="float" office:value="32.4220858725032" calcext:value-type="float">
            <text:p>32.4220858725032</text:p>
          </table:table-cell>
          <table:table-cell table:formula="of:=[.$D94]/[.$J94]" office:value-type="float" office:value="388.901447796615" calcext:value-type="float">
            <text:p>388.901447796615</text:p>
          </table:table-cell>
          <table:table-cell table:formula="of:=299792.458/[.$A94]" office:value-type="float" office:value="635.153512711864" calcext:value-type="float">
            <text:p>635.153512711864</text:p>
          </table:table-cell>
          <table:table-cell table:formula="of:=299792.458/[.$E94]" office:value-type="float" office:value="635.827058324496" calcext:value-type="float">
            <text:p>635.827058324496</text:p>
          </table:table-cell>
          <table:table-cell table:formula="of:=299792.458/[.$F94]" office:value-type="float" office:value="634.481392592593" calcext:value-type="float">
            <text:p>634.481392592593</text:p>
          </table:table-cell>
          <table:table-cell table:formula="of:=[.$O94]-[.$P94]" office:value-type="float" office:value="1.34566573190375" calcext:value-type="float">
            <text:p>1.34566573190375</text:p>
          </table:table-cell>
          <table:table-cell table:formula="of:=[.$B94]/[.$Q94]" office:value-type="float" office:value="0.128932465088893" calcext:value-type="float">
            <text:p>0.128932465088893</text:p>
          </table:table-cell>
          <table:table-cell table:formula="of:=[.$C94]/[.$Q94]" office:value-type="float" office:value="0.0736438460536559" calcext:value-type="float">
            <text:p>0.073643846053656</text:p>
          </table:table-cell>
          <table:table-cell table:formula="of:=[.$D94]/[.$Q94]" office:value-type="float" office:value="0.883354589343903" calcext:value-type="float">
            <text:p>0.88335458934390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1034" calcext:value-type="float">
            <text:p>0.1034</text:p>
          </table:table-cell>
          <table:table-cell office:value-type="float" office:value="1.1394" calcext:value-type="float">
            <text:p>1.1394</text:p>
          </table:table-cell>
          <table:table-cell table:formula="of:=[.$A95]-0.5" office:value-type="float" office:value="472.5" calcext:value-type="float">
            <text:p>472.5</text:p>
          </table:table-cell>
          <table:table-cell table:formula="of:=[.$A95]+0.5" office:value-type="float" office:value="473.5" calcext:value-type="float">
            <text:p>473.5</text:p>
          </table:table-cell>
          <table:table-cell table:formula="of:=LOG([.$A95];2)-8" office:value-type="float" office:value="0.885696373339394" calcext:value-type="float">
            <text:p>0.885696373339394</text:p>
          </table:table-cell>
          <table:table-cell table:formula="of:=LOG([.$E95];2)-8" office:value-type="float" office:value="0.884170519108436" calcext:value-type="float">
            <text:p>0.884170519108436</text:p>
          </table:table-cell>
          <table:table-cell table:formula="of:=LOG([.$F95];2)-8" office:value-type="float" office:value="0.887220615468385" calcext:value-type="float">
            <text:p>0.887220615468385</text:p>
          </table:table-cell>
          <table:table-cell table:formula="of:=[.$I95]-[.$H95]" office:value-type="float" office:value="0.00305009635994935" calcext:value-type="float">
            <text:p>0.003050096359949</text:p>
          </table:table-cell>
          <table:table-cell table:formula="of:=[.$B95]/[.$J95]" office:value-type="float" office:value="53.3753628697499" calcext:value-type="float">
            <text:p>53.3753628697499</text:p>
          </table:table-cell>
          <table:table-cell table:formula="of:=[.$C95]/[.$J95]" office:value-type="float" office:value="33.9005683091655" calcext:value-type="float">
            <text:p>33.9005683091655</text:p>
          </table:table-cell>
          <table:table-cell table:formula="of:=[.$D95]/[.$J95]" office:value-type="float" office:value="373.561968389392" calcext:value-type="float">
            <text:p>373.561968389392</text:p>
          </table:table-cell>
          <table:table-cell table:formula="of:=299792.458/[.$A95]" office:value-type="float" office:value="633.810693446089" calcext:value-type="float">
            <text:p>633.810693446089</text:p>
          </table:table-cell>
          <table:table-cell table:formula="of:=299792.458/[.$E95]" office:value-type="float" office:value="634.481392592593" calcext:value-type="float">
            <text:p>634.481392592593</text:p>
          </table:table-cell>
          <table:table-cell table:formula="of:=299792.458/[.$F95]" office:value-type="float" office:value="633.141410770855" calcext:value-type="float">
            <text:p>633.141410770855</text:p>
          </table:table-cell>
          <table:table-cell table:formula="of:=[.$O95]-[.$P95]" office:value-type="float" office:value="1.3399818217373" calcext:value-type="float">
            <text:p>1.3399818217373</text:p>
          </table:table-cell>
          <table:table-cell table:formula="of:=[.$B95]/[.$Q95]" office:value-type="float" office:value="0.121494185487478" calcext:value-type="float">
            <text:p>0.121494185487478</text:p>
          </table:table-cell>
          <table:table-cell table:formula="of:=[.$C95]/[.$Q95]" office:value-type="float" office:value="0.0771652259177226" calcext:value-type="float">
            <text:p>0.077165225917723</text:p>
          </table:table-cell>
          <table:table-cell table:formula="of:=[.$D95]/[.$Q95]" office:value-type="float" office:value="0.85031004265622" calcext:value-type="float">
            <text:p>0.8503100426562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1079" calcext:value-type="float">
            <text:p>0.1079</text:p>
          </table:table-cell>
          <table:table-cell office:value-type="float" office:value="1.0904" calcext:value-type="float">
            <text:p>1.0904</text:p>
          </table:table-cell>
          <table:table-cell table:formula="of:=[.$A96]-0.5" office:value-type="float" office:value="473.5" calcext:value-type="float">
            <text:p>473.5</text:p>
          </table:table-cell>
          <table:table-cell table:formula="of:=[.$A96]+0.5" office:value-type="float" office:value="474.5" calcext:value-type="float">
            <text:p>474.5</text:p>
          </table:table-cell>
          <table:table-cell table:formula="of:=LOG([.$A96];2)-8" office:value-type="float" office:value="0.88874324889826" calcext:value-type="float">
            <text:p>0.88874324889826</text:p>
          </table:table-cell>
          <table:table-cell table:formula="of:=LOG([.$E96];2)-8" office:value-type="float" office:value="0.887220615468385" calcext:value-type="float">
            <text:p>0.887220615468385</text:p>
          </table:table-cell>
          <table:table-cell table:formula="of:=LOG([.$F96];2)-8" office:value-type="float" office:value="0.89026427702111" calcext:value-type="float">
            <text:p>0.89026427702111</text:p>
          </table:table-cell>
          <table:table-cell table:formula="of:=[.$I96]-[.$H96]" office:value-type="float" office:value="0.0030436615527254" calcext:value-type="float">
            <text:p>0.003043661552725</text:p>
          </table:table-cell>
          <table:table-cell table:formula="of:=[.$B96]/[.$J96]" office:value-type="float" office:value="50.0384150345578" calcext:value-type="float">
            <text:p>50.0384150345578</text:p>
          </table:table-cell>
          <table:table-cell table:formula="of:=[.$C96]/[.$J96]" office:value-type="float" office:value="35.4507221420144" calcext:value-type="float">
            <text:p>35.4507221420144</text:p>
          </table:table-cell>
          <table:table-cell table:formula="of:=[.$D96]/[.$J96]" office:value-type="float" office:value="358.252710135797" calcext:value-type="float">
            <text:p>358.252710135797</text:p>
          </table:table-cell>
          <table:table-cell table:formula="of:=299792.458/[.$A96]" office:value-type="float" office:value="632.473540084388" calcext:value-type="float">
            <text:p>632.473540084388</text:p>
          </table:table-cell>
          <table:table-cell table:formula="of:=299792.458/[.$E96]" office:value-type="float" office:value="633.141410770855" calcext:value-type="float">
            <text:p>633.141410770855</text:p>
          </table:table-cell>
          <table:table-cell table:formula="of:=299792.458/[.$F96]" office:value-type="float" office:value="631.807076923077" calcext:value-type="float">
            <text:p>631.807076923077</text:p>
          </table:table-cell>
          <table:table-cell table:formula="of:=[.$O96]-[.$P96]" office:value-type="float" office:value="1.33433384777834" calcext:value-type="float">
            <text:p>1.33433384777834</text:p>
          </table:table-cell>
          <table:table-cell table:formula="of:=[.$B96]/[.$Q96]" office:value-type="float" office:value="0.1141393514476" calcext:value-type="float">
            <text:p>0.1141393514476</text:p>
          </table:table-cell>
          <table:table-cell table:formula="of:=[.$C96]/[.$Q96]" office:value-type="float" office:value="0.0808643205593961" calcext:value-type="float">
            <text:p>0.080864320559396</text:p>
          </table:table-cell>
          <table:table-cell table:formula="of:=[.$D96]/[.$Q96]" office:value-type="float" office:value="0.817186794605797" calcext:value-type="float">
            <text:p>0.81718679460579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126" calcext:value-type="float">
            <text:p>0.1126</text:p>
          </table:table-cell>
          <table:table-cell office:value-type="float" office:value="1.0419" calcext:value-type="float">
            <text:p>1.0419</text:p>
          </table:table-cell>
          <table:table-cell table:formula="of:=[.$A97]-0.5" office:value-type="float" office:value="474.5" calcext:value-type="float">
            <text:p>474.5</text:p>
          </table:table-cell>
          <table:table-cell table:formula="of:=[.$A97]+0.5" office:value-type="float" office:value="475.5" calcext:value-type="float">
            <text:p>475.5</text:p>
          </table:table-cell>
          <table:table-cell table:formula="of:=LOG([.$A97];2)-8" office:value-type="float" office:value="0.89178370321831" calcext:value-type="float">
            <text:p>0.89178370321831</text:p>
          </table:table-cell>
          <table:table-cell table:formula="of:=LOG([.$E97];2)-8" office:value-type="float" office:value="0.89026427702111" calcext:value-type="float">
            <text:p>0.89026427702111</text:p>
          </table:table-cell>
          <table:table-cell table:formula="of:=LOG([.$F97];2)-8" office:value-type="float" office:value="0.893301530860564" calcext:value-type="float">
            <text:p>0.893301530860564</text:p>
          </table:table-cell>
          <table:table-cell table:formula="of:=[.$I97]-[.$H97]" office:value-type="float" office:value="0.00303725383945341" calcext:value-type="float">
            <text:p>0.003037253839453</text:p>
          </table:table-cell>
          <table:table-cell table:formula="of:=[.$B97]/[.$J97]" office:value-type="float" office:value="46.7856845398119" calcext:value-type="float">
            <text:p>46.7856845398119</text:p>
          </table:table-cell>
          <table:table-cell table:formula="of:=[.$C97]/[.$J97]" office:value-type="float" office:value="37.0729632595554" calcext:value-type="float">
            <text:p>37.0729632595554</text:p>
          </table:table-cell>
          <table:table-cell table:formula="of:=[.$D97]/[.$J97]" office:value-type="float" office:value="343.040145827094" calcext:value-type="float">
            <text:p>343.040145827094</text:p>
          </table:table-cell>
          <table:table-cell table:formula="of:=299792.458/[.$A97]" office:value-type="float" office:value="631.142016842105" calcext:value-type="float">
            <text:p>631.142016842105</text:p>
          </table:table-cell>
          <table:table-cell table:formula="of:=299792.458/[.$E97]" office:value-type="float" office:value="631.807076923077" calcext:value-type="float">
            <text:p>631.807076923077</text:p>
          </table:table-cell>
          <table:table-cell table:formula="of:=299792.458/[.$F97]" office:value-type="float" office:value="630.478355415352" calcext:value-type="float">
            <text:p>630.478355415352</text:p>
          </table:table-cell>
          <table:table-cell table:formula="of:=[.$O97]-[.$P97]" office:value-type="float" office:value="1.32872150772471" calcext:value-type="float">
            <text:p>1.32872150772471</text:p>
          </table:table-cell>
          <table:table-cell table:formula="of:=[.$B97]/[.$Q97]" office:value-type="float" office:value="0.106944908450629" calcext:value-type="float">
            <text:p>0.106944908450629</text:p>
          </table:table-cell>
          <table:table-cell table:formula="of:=[.$C97]/[.$Q97]" office:value-type="float" office:value="0.0847431153521518" calcext:value-type="float">
            <text:p>0.084743115352152</text:p>
          </table:table-cell>
          <table:table-cell table:formula="of:=[.$D97]/[.$Q97]" office:value-type="float" office:value="0.784137228111962" calcext:value-type="float">
            <text:p>0.78413722811196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9943" calcext:value-type="float">
            <text:p>0.9943</text:p>
          </table:table-cell>
          <table:table-cell table:formula="of:=[.$A98]-0.5" office:value-type="float" office:value="475.5" calcext:value-type="float">
            <text:p>475.5</text:p>
          </table:table-cell>
          <table:table-cell table:formula="of:=[.$A98]+0.5" office:value-type="float" office:value="476.5" calcext:value-type="float">
            <text:p>476.5</text:p>
          </table:table-cell>
          <table:table-cell table:formula="of:=LOG([.$A98];2)-8" office:value-type="float" office:value="0.894817763307945" calcext:value-type="float">
            <text:p>0.894817763307945</text:p>
          </table:table-cell>
          <table:table-cell table:formula="of:=LOG([.$E98];2)-8" office:value-type="float" office:value="0.893301530860564" calcext:value-type="float">
            <text:p>0.893301530860564</text:p>
          </table:table-cell>
          <table:table-cell table:formula="of:=LOG([.$F98];2)-8" office:value-type="float" office:value="0.896332403909941" calcext:value-type="float">
            <text:p>0.896332403909941</text:p>
          </table:table-cell>
          <table:table-cell table:formula="of:=[.$I98]-[.$H98]" office:value-type="float" office:value="0.00303087304937755" calcext:value-type="float">
            <text:p>0.003030873049378</text:p>
          </table:table-cell>
          <table:table-cell table:formula="of:=[.$B98]/[.$J98]" office:value-type="float" office:value="43.6177952181633" calcext:value-type="float">
            <text:p>43.6177952181633</text:p>
          </table:table-cell>
          <table:table-cell table:formula="of:=[.$C98]/[.$J98]" office:value-type="float" office:value="38.767707550183" calcext:value-type="float">
            <text:p>38.767707550183</text:p>
          </table:table-cell>
          <table:table-cell table:formula="of:=[.$D98]/[.$J98]" office:value-type="float" office:value="328.057290358697" calcext:value-type="float">
            <text:p>328.057290358697</text:p>
          </table:table-cell>
          <table:table-cell table:formula="of:=299792.458/[.$A98]" office:value-type="float" office:value="629.816088235294" calcext:value-type="float">
            <text:p>629.816088235294</text:p>
          </table:table-cell>
          <table:table-cell table:formula="of:=299792.458/[.$E98]" office:value-type="float" office:value="630.478355415352" calcext:value-type="float">
            <text:p>630.478355415352</text:p>
          </table:table-cell>
          <table:table-cell table:formula="of:=299792.458/[.$F98]" office:value-type="float" office:value="629.155210912907" calcext:value-type="float">
            <text:p>629.155210912907</text:p>
          </table:table-cell>
          <table:table-cell table:formula="of:=[.$O98]-[.$P98]" office:value-type="float" office:value="1.32314450244564" calcext:value-type="float">
            <text:p>1.32314450244564</text:p>
          </table:table-cell>
          <table:table-cell table:formula="of:=[.$B98]/[.$Q98]" office:value-type="float" office:value="0.0999135013263081" calcext:value-type="float">
            <text:p>0.099913501326308</text:p>
          </table:table-cell>
          <table:table-cell table:formula="of:=[.$C98]/[.$Q98]" office:value-type="float" office:value="0.0888036036750469" calcext:value-type="float">
            <text:p>0.088803603675047</text:p>
          </table:table-cell>
          <table:table-cell table:formula="of:=[.$D98]/[.$Q98]" office:value-type="float" office:value="0.751467430928503" calcext:value-type="float">
            <text:p>0.75146743092850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0.1226" calcext:value-type="float">
            <text:p>0.1226</text:p>
          </table:table-cell>
          <table:table-cell office:value-type="float" office:value="0.9474" calcext:value-type="float">
            <text:p>0.9474</text:p>
          </table:table-cell>
          <table:table-cell table:formula="of:=[.$A99]-0.5" office:value-type="float" office:value="476.5" calcext:value-type="float">
            <text:p>476.5</text:p>
          </table:table-cell>
          <table:table-cell table:formula="of:=[.$A99]+0.5" office:value-type="float" office:value="477.5" calcext:value-type="float">
            <text:p>477.5</text:p>
          </table:table-cell>
          <table:table-cell table:formula="of:=LOG([.$A99];2)-8" office:value-type="float" office:value="0.897845456005513" calcext:value-type="float">
            <text:p>0.897845456005513</text:p>
          </table:table-cell>
          <table:table-cell table:formula="of:=LOG([.$E99];2)-8" office:value-type="float" office:value="0.896332403909941" calcext:value-type="float">
            <text:p>0.896332403909941</text:p>
          </table:table-cell>
          <table:table-cell table:formula="of:=LOG([.$F99];2)-8" office:value-type="float" office:value="0.899356922923111" calcext:value-type="float">
            <text:p>0.899356922923111</text:p>
          </table:table-cell>
          <table:table-cell table:formula="of:=[.$I99]-[.$H99]" office:value-type="float" office:value="0.00302451901317013" calcext:value-type="float">
            <text:p>0.00302451901317</text:p>
          </table:table-cell>
          <table:table-cell table:formula="of:=[.$B99]/[.$J99]" office:value-type="float" office:value="40.5353709023298" calcext:value-type="float">
            <text:p>40.5353709023298</text:p>
          </table:table-cell>
          <table:table-cell table:formula="of:=[.$C99]/[.$J99]" office:value-type="float" office:value="40.5353709023298" calcext:value-type="float">
            <text:p>40.5353709023298</text:p>
          </table:table-cell>
          <table:table-cell table:formula="of:=[.$D99]/[.$J99]" office:value-type="float" office:value="313.239889011968" calcext:value-type="float">
            <text:p>313.239889011968</text:p>
          </table:table-cell>
          <table:table-cell table:formula="of:=299792.458/[.$A99]" office:value-type="float" office:value="628.495719077568" calcext:value-type="float">
            <text:p>628.495719077568</text:p>
          </table:table-cell>
          <table:table-cell table:formula="of:=299792.458/[.$E99]" office:value-type="float" office:value="629.155210912907" calcext:value-type="float">
            <text:p>629.155210912907</text:p>
          </table:table-cell>
          <table:table-cell table:formula="of:=299792.458/[.$F99]" office:value-type="float" office:value="627.837608376963" calcext:value-type="float">
            <text:p>627.837608376963</text:p>
          </table:table-cell>
          <table:table-cell table:formula="of:=[.$O99]-[.$P99]" office:value-type="float" office:value="1.31760253594325" calcext:value-type="float">
            <text:p>1.31760253594325</text:p>
          </table:table-cell>
          <table:table-cell table:formula="of:=[.$B99]/[.$Q99]" office:value-type="float" office:value="0.0930477869126387" calcext:value-type="float">
            <text:p>0.093047786912639</text:p>
          </table:table-cell>
          <table:table-cell table:formula="of:=[.$C99]/[.$Q99]" office:value-type="float" office:value="0.0930477869126387" calcext:value-type="float">
            <text:p>0.093047786912639</text:p>
          </table:table-cell>
          <table:table-cell table:formula="of:=[.$D99]/[.$Q99]" office:value-type="float" office:value="0.719033224478253" calcext:value-type="float">
            <text:p>0.71903322447825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9015" calcext:value-type="float">
            <text:p>0.9015</text:p>
          </table:table-cell>
          <table:table-cell table:formula="of:=[.$A100]-0.5" office:value-type="float" office:value="477.5" calcext:value-type="float">
            <text:p>477.5</text:p>
          </table:table-cell>
          <table:table-cell table:formula="of:=[.$A100]+0.5" office:value-type="float" office:value="478.5" calcext:value-type="float">
            <text:p>478.5</text:p>
          </table:table-cell>
          <table:table-cell table:formula="of:=LOG([.$A100];2)-8" office:value-type="float" office:value="0.90086680798075" calcext:value-type="float">
            <text:p>0.90086680798075</text:p>
          </table:table-cell>
          <table:table-cell table:formula="of:=LOG([.$E100];2)-8" office:value-type="float" office:value="0.899356922923111" calcext:value-type="float">
            <text:p>0.899356922923111</text:p>
          </table:table-cell>
          <table:table-cell table:formula="of:=LOG([.$F100];2)-8" office:value-type="float" office:value="0.902375114486025" calcext:value-type="float">
            <text:p>0.902375114486025</text:p>
          </table:table-cell>
          <table:table-cell table:formula="of:=[.$I100]-[.$H100]" office:value-type="float" office:value="0.00301819156291394" calcext:value-type="float">
            <text:p>0.003018191562914</text:p>
          </table:table-cell>
          <table:table-cell table:formula="of:=[.$B100]/[.$J100]" office:value-type="float" office:value="37.5390354251118" calcext:value-type="float">
            <text:p>37.5390354251118</text:p>
          </table:table-cell>
          <table:table-cell table:formula="of:=[.$C100]/[.$J100]" office:value-type="float" office:value="42.3763692045172" calcext:value-type="float">
            <text:p>42.3763692045172</text:p>
          </table:table-cell>
          <table:table-cell table:formula="of:=[.$D100]/[.$J100]" office:value-type="float" office:value="298.68879466671" calcext:value-type="float">
            <text:p>298.68879466671</text:p>
          </table:table-cell>
          <table:table-cell table:formula="of:=299792.458/[.$A100]" office:value-type="float" office:value="627.180874476987" calcext:value-type="float">
            <text:p>627.180874476987</text:p>
          </table:table-cell>
          <table:table-cell table:formula="of:=299792.458/[.$E100]" office:value-type="float" office:value="627.837608376963" calcext:value-type="float">
            <text:p>627.837608376963</text:p>
          </table:table-cell>
          <table:table-cell table:formula="of:=299792.458/[.$F100]" office:value-type="float" office:value="626.525513061651" calcext:value-type="float">
            <text:p>626.525513061651</text:p>
          </table:table-cell>
          <table:table-cell table:formula="of:=[.$O100]-[.$P100]" office:value-type="float" office:value="1.31209531531238" calcext:value-type="float">
            <text:p>1.31209531531238</text:p>
          </table:table-cell>
          <table:table-cell table:formula="of:=[.$B100]/[.$Q100]" office:value-type="float" office:value="0.0863504340559483" calcext:value-type="float">
            <text:p>0.086350434055948</text:p>
          </table:table-cell>
          <table:table-cell table:formula="of:=[.$C100]/[.$Q100]" office:value-type="float" office:value="0.0974776744550378" calcext:value-type="float">
            <text:p>0.097477674455038</text:p>
          </table:table-cell>
          <table:table-cell table:formula="of:=[.$D100]/[.$Q100]" office:value-type="float" office:value="0.687068987656111" calcext:value-type="float">
            <text:p>0.68706898765611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8567" calcext:value-type="float">
            <text:p>0.8567</text:p>
          </table:table-cell>
          <table:table-cell table:formula="of:=[.$A101]-0.5" office:value-type="float" office:value="478.5" calcext:value-type="float">
            <text:p>478.5</text:p>
          </table:table-cell>
          <table:table-cell table:formula="of:=[.$A101]+0.5" office:value-type="float" office:value="479.5" calcext:value-type="float">
            <text:p>479.5</text:p>
          </table:table-cell>
          <table:table-cell table:formula="of:=LOG([.$A101];2)-8" office:value-type="float" office:value="0.90388184573618" calcext:value-type="float">
            <text:p>0.90388184573618</text:p>
          </table:table-cell>
          <table:table-cell table:formula="of:=LOG([.$E101];2)-8" office:value-type="float" office:value="0.902375114486025" calcext:value-type="float">
            <text:p>0.902375114486025</text:p>
          </table:table-cell>
          <table:table-cell table:formula="of:=LOG([.$F101];2)-8" office:value-type="float" office:value="0.905387005018131" calcext:value-type="float">
            <text:p>0.905387005018131</text:p>
          </table:table-cell>
          <table:table-cell table:formula="of:=[.$I101]-[.$H101]" office:value-type="float" office:value="0.00301189053210571" calcext:value-type="float">
            <text:p>0.003011890532106</text:p>
          </table:table-cell>
          <table:table-cell table:formula="of:=[.$B101]/[.$J101]" office:value-type="float" office:value="34.62941261915" calcext:value-type="float">
            <text:p>34.62941261915</text:p>
          </table:table-cell>
          <table:table-cell table:formula="of:=[.$C101]/[.$J101]" office:value-type="float" office:value="44.2911183451066" calcext:value-type="float">
            <text:p>44.2911183451066</text:p>
          </table:table-cell>
          <table:table-cell table:formula="of:=[.$D101]/[.$J101]" office:value-type="float" office:value="284.439288502645" calcext:value-type="float">
            <text:p>284.439288502645</text:p>
          </table:table-cell>
          <table:table-cell table:formula="of:=299792.458/[.$A101]" office:value-type="float" office:value="625.871519832985" calcext:value-type="float">
            <text:p>625.871519832985</text:p>
          </table:table-cell>
          <table:table-cell table:formula="of:=299792.458/[.$E101]" office:value-type="float" office:value="626.525513061651" calcext:value-type="float">
            <text:p>626.525513061651</text:p>
          </table:table-cell>
          <table:table-cell table:formula="of:=299792.458/[.$F101]" office:value-type="float" office:value="625.218890510949" calcext:value-type="float">
            <text:p>625.218890510949</text:p>
          </table:table-cell>
          <table:table-cell table:formula="of:=[.$O101]-[.$P101]" office:value-type="float" office:value="1.30662255070206" calcext:value-type="float">
            <text:p>1.30662255070206</text:p>
          </table:table-cell>
          <table:table-cell table:formula="of:=[.$B101]/[.$Q101]" office:value-type="float" office:value="0.0798241236108766" calcext:value-type="float">
            <text:p>0.079824123610877</text:p>
          </table:table-cell>
          <table:table-cell table:formula="of:=[.$C101]/[.$Q101]" office:value-type="float" office:value="0.1020952836979" calcext:value-type="float">
            <text:p>0.1020952836979</text:p>
          </table:table-cell>
          <table:table-cell table:formula="of:=[.$D101]/[.$Q101]" office:value-type="float" office:value="0.655659891634113" calcext:value-type="float">
            <text:p>0.65565989163411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139" calcext:value-type="float">
            <text:p>0.139</text:p>
          </table:table-cell>
          <table:table-cell office:value-type="float" office:value="0.813" calcext:value-type="float">
            <text:p>0.813</text:p>
          </table:table-cell>
          <table:table-cell table:formula="of:=[.$A102]-0.5" office:value-type="float" office:value="479.5" calcext:value-type="float">
            <text:p>479.5</text:p>
          </table:table-cell>
          <table:table-cell table:formula="of:=[.$A102]+0.5" office:value-type="float" office:value="480.5" calcext:value-type="float">
            <text:p>480.5</text:p>
          </table:table-cell>
          <table:table-cell table:formula="of:=LOG([.$A102];2)-8" office:value-type="float" office:value="0.90689059560852" calcext:value-type="float">
            <text:p>0.90689059560852</text:p>
          </table:table-cell>
          <table:table-cell table:formula="of:=LOG([.$E102];2)-8" office:value-type="float" office:value="0.905387005018131" calcext:value-type="float">
            <text:p>0.905387005018131</text:p>
          </table:table-cell>
          <table:table-cell table:formula="of:=LOG([.$F102];2)-8" office:value-type="float" office:value="0.90839262077375" calcext:value-type="float">
            <text:p>0.90839262077375</text:p>
          </table:table-cell>
          <table:table-cell table:formula="of:=[.$I102]-[.$H102]" office:value-type="float" office:value="0.00300561575561886" calcext:value-type="float">
            <text:p>0.003005615755619</text:p>
          </table:table-cell>
          <table:table-cell table:formula="of:=[.$B102]/[.$J102]" office:value-type="float" office:value="31.8071263172214" calcext:value-type="float">
            <text:p>31.8071263172214</text:p>
          </table:table-cell>
          <table:table-cell table:formula="of:=[.$C102]/[.$J102]" office:value-type="float" office:value="46.2467631599767" calcext:value-type="float">
            <text:p>46.2467631599767</text:p>
          </table:table-cell>
          <table:table-cell table:formula="of:=[.$D102]/[.$J102]" office:value-type="float" office:value="270.493657906914" calcext:value-type="float">
            <text:p>270.493657906914</text:p>
          </table:table-cell>
          <table:table-cell table:formula="of:=299792.458/[.$A102]" office:value-type="float" office:value="624.567620833333" calcext:value-type="float">
            <text:p>624.567620833333</text:p>
          </table:table-cell>
          <table:table-cell table:formula="of:=299792.458/[.$E102]" office:value-type="float" office:value="625.218890510949" calcext:value-type="float">
            <text:p>625.218890510949</text:p>
          </table:table-cell>
          <table:table-cell table:formula="of:=299792.458/[.$F102]" office:value-type="float" office:value="623.917706555671" calcext:value-type="float">
            <text:p>623.917706555671</text:p>
          </table:table-cell>
          <table:table-cell table:formula="of:=[.$O102]-[.$P102]" office:value-type="float" office:value="1.30118395527779" calcext:value-type="float">
            <text:p>1.30118395527779</text:p>
          </table:table-cell>
          <table:table-cell table:formula="of:=[.$B102]/[.$Q102]" office:value-type="float" office:value="0.0734715484403511" calcext:value-type="float">
            <text:p>0.073471548440351</text:p>
          </table:table-cell>
          <table:table-cell table:formula="of:=[.$C102]/[.$Q102]" office:value-type="float" office:value="0.106825786958251" calcext:value-type="float">
            <text:p>0.106825786958251</text:p>
          </table:table-cell>
          <table:table-cell table:formula="of:=[.$D102]/[.$Q102]" office:value-type="float" office:value="0.624815574079555" calcext:value-type="float">
            <text:p>0.62481557407955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7706" calcext:value-type="float">
            <text:p>0.7706</text:p>
          </table:table-cell>
          <table:table-cell table:formula="of:=[.$A103]-0.5" office:value-type="float" office:value="480.5" calcext:value-type="float">
            <text:p>480.5</text:p>
          </table:table-cell>
          <table:table-cell table:formula="of:=[.$A103]+0.5" office:value-type="float" office:value="481.5" calcext:value-type="float">
            <text:p>481.5</text:p>
          </table:table-cell>
          <table:table-cell table:formula="of:=LOG([.$A103];2)-8" office:value-type="float" office:value="0.909893083770042" calcext:value-type="float">
            <text:p>0.909893083770042</text:p>
          </table:table-cell>
          <table:table-cell table:formula="of:=LOG([.$E103];2)-8" office:value-type="float" office:value="0.90839262077375" calcext:value-type="float">
            <text:p>0.90839262077375</text:p>
          </table:table-cell>
          <table:table-cell table:formula="of:=LOG([.$F103];2)-8" office:value-type="float" office:value="0.91139198784346" calcext:value-type="float">
            <text:p>0.91139198784346</text:p>
          </table:table-cell>
          <table:table-cell table:formula="of:=[.$I103]-[.$H103]" office:value-type="float" office:value="0.0029993670697106" calcext:value-type="float">
            <text:p>0.002999367069711</text:p>
          </table:table-cell>
          <table:table-cell table:formula="of:=[.$B103]/[.$J103]" office:value-type="float" office:value="29.1061407193563" calcext:value-type="float">
            <text:p>29.1061407193563</text:p>
          </table:table-cell>
          <table:table-cell table:formula="of:=[.$C103]/[.$J103]" office:value-type="float" office:value="48.2101712258753" calcext:value-type="float">
            <text:p>48.2101712258753</text:p>
          </table:table-cell>
          <table:table-cell table:formula="of:=[.$D103]/[.$J103]" office:value-type="float" office:value="256.920871000412" calcext:value-type="float">
            <text:p>256.920871000412</text:p>
          </table:table-cell>
          <table:table-cell table:formula="of:=299792.458/[.$A103]" office:value-type="float" office:value="623.269143451144" calcext:value-type="float">
            <text:p>623.269143451144</text:p>
          </table:table-cell>
          <table:table-cell table:formula="of:=299792.458/[.$E103]" office:value-type="float" office:value="623.917706555671" calcext:value-type="float">
            <text:p>623.917706555671</text:p>
          </table:table-cell>
          <table:table-cell table:formula="of:=299792.458/[.$F103]" office:value-type="float" office:value="622.621927310488" calcext:value-type="float">
            <text:p>622.621927310488</text:p>
          </table:table-cell>
          <table:table-cell table:formula="of:=[.$O103]-[.$P103]" office:value-type="float" office:value="1.2957792451831" calcext:value-type="float">
            <text:p>1.2957792451831</text:p>
          </table:table-cell>
          <table:table-cell table:formula="of:=[.$B103]/[.$Q103]" office:value-type="float" office:value="0.0673725870548762" calcext:value-type="float">
            <text:p>0.067372587054876</text:p>
          </table:table-cell>
          <table:table-cell table:formula="of:=[.$C103]/[.$Q103]" office:value-type="float" office:value="0.111593082338317" calcext:value-type="float">
            <text:p>0.111593082338317</text:p>
          </table:table-cell>
          <table:table-cell table:formula="of:=[.$D103]/[.$Q103]" office:value-type="float" office:value="0.59470006396893" calcext:value-type="float">
            <text:p>0.5947000639689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7296" calcext:value-type="float">
            <text:p>0.7296</text:p>
          </table:table-cell>
          <table:table-cell table:formula="of:=[.$A104]-0.5" office:value-type="float" office:value="481.5" calcext:value-type="float">
            <text:p>481.5</text:p>
          </table:table-cell>
          <table:table-cell table:formula="of:=[.$A104]+0.5" office:value-type="float" office:value="482.5" calcext:value-type="float">
            <text:p>482.5</text:p>
          </table:table-cell>
          <table:table-cell table:formula="of:=LOG([.$A104];2)-8" office:value-type="float" office:value="0.912889336229961" calcext:value-type="float">
            <text:p>0.912889336229961</text:p>
          </table:table-cell>
          <table:table-cell table:formula="of:=LOG([.$E104];2)-8" office:value-type="float" office:value="0.91139198784346" calcext:value-type="float">
            <text:p>0.91139198784346</text:p>
          </table:table-cell>
          <table:table-cell table:formula="of:=LOG([.$F104];2)-8" office:value-type="float" office:value="0.914385132155443" calcext:value-type="float">
            <text:p>0.914385132155443</text:p>
          </table:table-cell>
          <table:table-cell table:formula="of:=[.$I104]-[.$H104]" office:value-type="float" office:value="0.00299314431198283" calcext:value-type="float">
            <text:p>0.002993144311983</text:p>
          </table:table-cell>
          <table:table-cell table:formula="of:=[.$B104]/[.$J104]" office:value-type="float" office:value="26.4938779204625" calcext:value-type="float">
            <text:p>26.4938779204625</text:p>
          </table:table-cell>
          <table:table-cell table:formula="of:=[.$C104]/[.$J104]" office:value-type="float" office:value="50.2481619071572" calcext:value-type="float">
            <text:p>50.2481619071572</text:p>
          </table:table-cell>
          <table:table-cell table:formula="of:=[.$D104]/[.$J104]" office:value-type="float" office:value="243.757040741103" calcext:value-type="float">
            <text:p>243.757040741103</text:p>
          </table:table-cell>
          <table:table-cell table:formula="of:=299792.458/[.$A104]" office:value-type="float" office:value="621.976053941909" calcext:value-type="float">
            <text:p>621.976053941909</text:p>
          </table:table-cell>
          <table:table-cell table:formula="of:=299792.458/[.$E104]" office:value-type="float" office:value="622.621927310488" calcext:value-type="float">
            <text:p>622.621927310488</text:p>
          </table:table-cell>
          <table:table-cell table:formula="of:=299792.458/[.$F104]" office:value-type="float" office:value="621.331519170984" calcext:value-type="float">
            <text:p>621.331519170984</text:p>
          </table:table-cell>
          <table:table-cell table:formula="of:=[.$O104]-[.$P104]" office:value-type="float" office:value="1.2904081395036" calcext:value-type="float">
            <text:p>1.2904081395036</text:p>
          </table:table-cell>
          <table:table-cell table:formula="of:=[.$B104]/[.$Q104]" office:value-type="float" office:value="0.061453425139201" calcext:value-type="float">
            <text:p>0.061453425139201</text:p>
          </table:table-cell>
          <table:table-cell table:formula="of:=[.$C104]/[.$Q104]" office:value-type="float" office:value="0.116552271638535" calcext:value-type="float">
            <text:p>0.116552271638535</text:p>
          </table:table-cell>
          <table:table-cell table:formula="of:=[.$D104]/[.$Q104]" office:value-type="float" office:value="0.565402509225234" calcext:value-type="float">
            <text:p>0.56540250922523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6902" calcext:value-type="float">
            <text:p>0.6902</text:p>
          </table:table-cell>
          <table:table-cell table:formula="of:=[.$A105]-0.5" office:value-type="float" office:value="482.5" calcext:value-type="float">
            <text:p>482.5</text:p>
          </table:table-cell>
          <table:table-cell table:formula="of:=[.$A105]+0.5" office:value-type="float" office:value="483.5" calcext:value-type="float">
            <text:p>483.5</text:p>
          </table:table-cell>
          <table:table-cell table:formula="of:=LOG([.$A105];2)-8" office:value-type="float" office:value="0.915879378835772" calcext:value-type="float">
            <text:p>0.915879378835772</text:p>
          </table:table-cell>
          <table:table-cell table:formula="of:=LOG([.$E105];2)-8" office:value-type="float" office:value="0.914385132155443" calcext:value-type="float">
            <text:p>0.914385132155443</text:p>
          </table:table-cell>
          <table:table-cell table:formula="of:=LOG([.$F105];2)-8" office:value-type="float" office:value="0.917372079476841" calcext:value-type="float">
            <text:p>0.917372079476841</text:p>
          </table:table-cell>
          <table:table-cell table:formula="of:=[.$I105]-[.$H105]" office:value-type="float" office:value="0.00298694732139815" calcext:value-type="float">
            <text:p>0.002986947321398</text:p>
          </table:table-cell>
          <table:table-cell table:formula="of:=[.$B105]/[.$J105]" office:value-type="float" office:value="24.0379197469045" calcext:value-type="float">
            <text:p>24.0379197469045</text:p>
          </table:table-cell>
          <table:table-cell table:formula="of:=[.$C105]/[.$J105]" office:value-type="float" office:value="52.3611510921429" calcext:value-type="float">
            <text:p>52.3611510921429</text:p>
          </table:table-cell>
          <table:table-cell table:formula="of:=[.$D105]/[.$J105]" office:value-type="float" office:value="231.072036341413" calcext:value-type="float">
            <text:p>231.072036341413</text:p>
          </table:table-cell>
          <table:table-cell table:formula="of:=299792.458/[.$A105]" office:value-type="float" office:value="620.68831884058" calcext:value-type="float">
            <text:p>620.68831884058</text:p>
          </table:table-cell>
          <table:table-cell table:formula="of:=299792.458/[.$E105]" office:value-type="float" office:value="621.331519170984" calcext:value-type="float">
            <text:p>621.331519170984</text:p>
          </table:table-cell>
          <table:table-cell table:formula="of:=299792.458/[.$F105]" office:value-type="float" office:value="620.046448810755" calcext:value-type="float">
            <text:p>620.046448810755</text:p>
          </table:table-cell>
          <table:table-cell table:formula="of:=[.$O105]-[.$P105]" office:value-type="float" office:value="1.2850703602295" calcext:value-type="float">
            <text:p>1.2850703602295</text:p>
          </table:table-cell>
          <table:table-cell table:formula="of:=[.$B105]/[.$Q105]" office:value-type="float" office:value="0.0558724270842084" calcext:value-type="float">
            <text:p>0.055872427084208</text:p>
          </table:table-cell>
          <table:table-cell table:formula="of:=[.$C105]/[.$Q105]" office:value-type="float" office:value="0.121705398272565" calcext:value-type="float">
            <text:p>0.121705398272565</text:p>
          </table:table-cell>
          <table:table-cell table:formula="of:=[.$D105]/[.$Q105]" office:value-type="float" office:value="0.537091214115886" calcext:value-type="float">
            <text:p>0.53709121411588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6523" calcext:value-type="float">
            <text:p>0.6523</text:p>
          </table:table-cell>
          <table:table-cell table:formula="of:=[.$A106]-0.5" office:value-type="float" office:value="483.5" calcext:value-type="float">
            <text:p>483.5</text:p>
          </table:table-cell>
          <table:table-cell table:formula="of:=[.$A106]+0.5" office:value-type="float" office:value="484.5" calcext:value-type="float">
            <text:p>484.5</text:p>
          </table:table-cell>
          <table:table-cell table:formula="of:=LOG([.$A106];2)-8" office:value-type="float" office:value="0.918863237274595" calcext:value-type="float">
            <text:p>0.918863237274595</text:p>
          </table:table-cell>
          <table:table-cell table:formula="of:=LOG([.$E106];2)-8" office:value-type="float" office:value="0.917372079476841" calcext:value-type="float">
            <text:p>0.917372079476841</text:p>
          </table:table-cell>
          <table:table-cell table:formula="of:=LOG([.$F106];2)-8" office:value-type="float" office:value="0.920352855415082" calcext:value-type="float">
            <text:p>0.920352855415082</text:p>
          </table:table-cell>
          <table:table-cell table:formula="of:=[.$I106]-[.$H106]" office:value-type="float" office:value="0.00298077593824075" calcext:value-type="float">
            <text:p>0.002980775938241</text:p>
          </table:table-cell>
          <table:table-cell table:formula="of:=[.$B106]/[.$J106]" office:value-type="float" office:value="21.6722092966594" calcext:value-type="float">
            <text:p>21.6722092966594</text:p>
          </table:table-cell>
          <table:table-cell table:formula="of:=[.$C106]/[.$J106]" office:value-type="float" office:value="54.5831029809054" calcext:value-type="float">
            <text:p>54.5831029809054</text:p>
          </table:table-cell>
          <table:table-cell table:formula="of:=[.$D106]/[.$J106]" office:value-type="float" office:value="218.835636597693" calcext:value-type="float">
            <text:p>218.835636597693</text:p>
          </table:table-cell>
          <table:table-cell table:formula="of:=299792.458/[.$A106]" office:value-type="float" office:value="619.405904958678" calcext:value-type="float">
            <text:p>619.405904958678</text:p>
          </table:table-cell>
          <table:table-cell table:formula="of:=299792.458/[.$E106]" office:value-type="float" office:value="620.046448810755" calcext:value-type="float">
            <text:p>620.046448810755</text:p>
          </table:table-cell>
          <table:table-cell table:formula="of:=299792.458/[.$F106]" office:value-type="float" office:value="618.766683178535" calcext:value-type="float">
            <text:p>618.766683178535</text:p>
          </table:table-cell>
          <table:table-cell table:formula="of:=[.$O106]-[.$P106]" office:value-type="float" office:value="1.27976563222035" calcext:value-type="float">
            <text:p>1.27976563222035</text:p>
          </table:table-cell>
          <table:table-cell table:formula="of:=[.$B106]/[.$Q106]" office:value-type="float" office:value="0.0504779925117393" calcext:value-type="float">
            <text:p>0.050477992511739</text:p>
          </table:table-cell>
          <table:table-cell table:formula="of:=[.$C106]/[.$Q106]" office:value-type="float" office:value="0.127132652966873" calcext:value-type="float">
            <text:p>0.127132652966873</text:p>
          </table:table-cell>
          <table:table-cell table:formula="of:=[.$D106]/[.$Q106]" office:value-type="float" office:value="0.509702701476897" calcext:value-type="float">
            <text:p>0.50970270147689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58" calcext:value-type="float">
            <text:p>0.058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6162" calcext:value-type="float">
            <text:p>0.6162</text:p>
          </table:table-cell>
          <table:table-cell table:formula="of:=[.$A107]-0.5" office:value-type="float" office:value="484.5" calcext:value-type="float">
            <text:p>484.5</text:p>
          </table:table-cell>
          <table:table-cell table:formula="of:=[.$A107]+0.5" office:value-type="float" office:value="485.5" calcext:value-type="float">
            <text:p>485.5</text:p>
          </table:table-cell>
          <table:table-cell table:formula="of:=LOG([.$A107];2)-8" office:value-type="float" office:value="0.92184093707449" calcext:value-type="float">
            <text:p>0.92184093707449</text:p>
          </table:table-cell>
          <table:table-cell table:formula="of:=LOG([.$E107];2)-8" office:value-type="float" office:value="0.920352855415082" calcext:value-type="float">
            <text:p>0.920352855415082</text:p>
          </table:table-cell>
          <table:table-cell table:formula="of:=LOG([.$F107];2)-8" office:value-type="float" office:value="0.923327485419193" calcext:value-type="float">
            <text:p>0.923327485419193</text:p>
          </table:table-cell>
          <table:table-cell table:formula="of:=[.$I107]-[.$H107]" office:value-type="float" office:value="0.00297463000411113" calcext:value-type="float">
            <text:p>0.002974630004111</text:p>
          </table:table-cell>
          <table:table-cell table:formula="of:=[.$B107]/[.$J107]" office:value-type="float" office:value="19.4982232814973" calcext:value-type="float">
            <text:p>19.4982232814973</text:p>
          </table:table-cell>
          <table:table-cell table:formula="of:=[.$C107]/[.$J107]" office:value-type="float" office:value="56.9146414061636" calcext:value-type="float">
            <text:p>56.9146414061636</text:p>
          </table:table-cell>
          <table:table-cell table:formula="of:=[.$D107]/[.$J107]" office:value-type="float" office:value="207.151813552735" calcext:value-type="float">
            <text:p>207.151813552735</text:p>
          </table:table-cell>
          <table:table-cell table:formula="of:=299792.458/[.$A107]" office:value-type="float" office:value="618.128779381443" calcext:value-type="float">
            <text:p>618.128779381443</text:p>
          </table:table-cell>
          <table:table-cell table:formula="of:=299792.458/[.$E107]" office:value-type="float" office:value="618.766683178535" calcext:value-type="float">
            <text:p>618.766683178535</text:p>
          </table:table-cell>
          <table:table-cell table:formula="of:=299792.458/[.$F107]" office:value-type="float" office:value="617.492189495366" calcext:value-type="float">
            <text:p>617.492189495366</text:p>
          </table:table-cell>
          <table:table-cell table:formula="of:=[.$O107]-[.$P107]" office:value-type="float" office:value="1.274493683169" calcext:value-type="float">
            <text:p>1.274493683169</text:p>
          </table:table-cell>
          <table:table-cell table:formula="of:=[.$B107]/[.$Q107]" office:value-type="float" office:value="0.0455082679231366" calcext:value-type="float">
            <text:p>0.045508267923137</text:p>
          </table:table-cell>
          <table:table-cell table:formula="of:=[.$C107]/[.$Q107]" office:value-type="float" office:value="0.132837064817018" calcext:value-type="float">
            <text:p>0.132837064817018</text:p>
          </table:table-cell>
          <table:table-cell table:formula="of:=[.$D107]/[.$Q107]" office:value-type="float" office:value="0.483486115417876" calcext:value-type="float">
            <text:p>0.48348611541787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1763" calcext:value-type="float">
            <text:p>0.1763</text:p>
          </table:table-cell>
          <table:table-cell office:value-type="float" office:value="0.5825" calcext:value-type="float">
            <text:p>0.5825</text:p>
          </table:table-cell>
          <table:table-cell table:formula="of:=[.$A108]-0.5" office:value-type="float" office:value="485.5" calcext:value-type="float">
            <text:p>485.5</text:p>
          </table:table-cell>
          <table:table-cell table:formula="of:=[.$A108]+0.5" office:value-type="float" office:value="486.5" calcext:value-type="float">
            <text:p>486.5</text:p>
          </table:table-cell>
          <table:table-cell table:formula="of:=LOG([.$A108];2)-8" office:value-type="float" office:value="0.92481250360578" calcext:value-type="float">
            <text:p>0.92481250360578</text:p>
          </table:table-cell>
          <table:table-cell table:formula="of:=LOG([.$E108];2)-8" office:value-type="float" office:value="0.923327485419193" calcext:value-type="float">
            <text:p>0.923327485419193</text:p>
          </table:table-cell>
          <table:table-cell table:formula="of:=LOG([.$F108];2)-8" office:value-type="float" office:value="0.926295994781112" calcext:value-type="float">
            <text:p>0.926295994781112</text:p>
          </table:table-cell>
          <table:table-cell table:formula="of:=[.$I108]-[.$H108]" office:value-type="float" office:value="0.00296850936191895" calcext:value-type="float">
            <text:p>0.002968509361919</text:p>
          </table:table-cell>
          <table:table-cell table:formula="of:=[.$B108]/[.$J108]" office:value-type="float" office:value="17.4835224256965" calcext:value-type="float">
            <text:p>17.4835224256965</text:p>
          </table:table-cell>
          <table:table-cell table:formula="of:=[.$C108]/[.$J108]" office:value-type="float" office:value="59.3900771416242" calcext:value-type="float">
            <text:p>59.3900771416242</text:p>
          </table:table-cell>
          <table:table-cell table:formula="of:=[.$D108]/[.$J108]" office:value-type="float" office:value="196.226431849099" calcext:value-type="float">
            <text:p>196.226431849099</text:p>
          </table:table-cell>
          <table:table-cell table:formula="of:=299792.458/[.$A108]" office:value-type="float" office:value="616.856909465021" calcext:value-type="float">
            <text:p>616.856909465021</text:p>
          </table:table-cell>
          <table:table-cell table:formula="of:=299792.458/[.$E108]" office:value-type="float" office:value="617.492189495366" calcext:value-type="float">
            <text:p>617.492189495366</text:p>
          </table:table-cell>
          <table:table-cell table:formula="of:=299792.458/[.$F108]" office:value-type="float" office:value="616.222935251799" calcext:value-type="float">
            <text:p>616.222935251799</text:p>
          </table:table-cell>
          <table:table-cell table:formula="of:=[.$O108]-[.$P108]" office:value-type="float" office:value="1.26925424356705" calcext:value-type="float">
            <text:p>1.26925424356705</text:p>
          </table:table-cell>
          <table:table-cell table:formula="of:=[.$B108]/[.$Q108]" office:value-type="float" office:value="0.0408901528303288" calcext:value-type="float">
            <text:p>0.040890152830329</text:p>
          </table:table-cell>
          <table:table-cell table:formula="of:=[.$C108]/[.$Q108]" office:value-type="float" office:value="0.138900461348497" calcext:value-type="float">
            <text:p>0.138900461348497</text:p>
          </table:table-cell>
          <table:table-cell table:formula="of:=[.$D108]/[.$Q108]" office:value-type="float" office:value="0.458930906043671" calcext:value-type="float">
            <text:p>0.45893090604367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5507" calcext:value-type="float">
            <text:p>0.5507</text:p>
          </table:table-cell>
          <table:table-cell table:formula="of:=[.$A109]-0.5" office:value-type="float" office:value="486.5" calcext:value-type="float">
            <text:p>486.5</text:p>
          </table:table-cell>
          <table:table-cell table:formula="of:=[.$A109]+0.5" office:value-type="float" office:value="487.5" calcext:value-type="float">
            <text:p>487.5</text:p>
          </table:table-cell>
          <table:table-cell table:formula="of:=LOG([.$A109];2)-8" office:value-type="float" office:value="0.927777962082342" calcext:value-type="float">
            <text:p>0.927777962082342</text:p>
          </table:table-cell>
          <table:table-cell table:formula="of:=LOG([.$E109];2)-8" office:value-type="float" office:value="0.926295994781112" calcext:value-type="float">
            <text:p>0.926295994781112</text:p>
          </table:table-cell>
          <table:table-cell table:formula="of:=LOG([.$F109];2)-8" office:value-type="float" office:value="0.929258408636974" calcext:value-type="float">
            <text:p>0.929258408636974</text:p>
          </table:table-cell>
          <table:table-cell table:formula="of:=[.$I109]-[.$H109]" office:value-type="float" office:value="0.00296241385586171" calcext:value-type="float">
            <text:p>0.002962413855862</text:p>
          </table:table-cell>
          <table:table-cell table:formula="of:=[.$B109]/[.$J109]" office:value-type="float" office:value="15.6291464504146" calcext:value-type="float">
            <text:p>15.6291464504146</text:p>
          </table:table-cell>
          <table:table-cell table:formula="of:=[.$C109]/[.$J109]" office:value-type="float" office:value="61.9764857083394" calcext:value-type="float">
            <text:p>61.9764857083394</text:p>
          </table:table-cell>
          <table:table-cell table:formula="of:=[.$D109]/[.$J109]" office:value-type="float" office:value="185.895700869186" calcext:value-type="float">
            <text:p>185.895700869186</text:p>
          </table:table-cell>
          <table:table-cell table:formula="of:=299792.458/[.$A109]" office:value-type="float" office:value="615.590262833676" calcext:value-type="float">
            <text:p>615.590262833676</text:p>
          </table:table-cell>
          <table:table-cell table:formula="of:=299792.458/[.$E109]" office:value-type="float" office:value="616.222935251799" calcext:value-type="float">
            <text:p>616.222935251799</text:p>
          </table:table-cell>
          <table:table-cell table:formula="of:=299792.458/[.$F109]" office:value-type="float" office:value="614.958888205128" calcext:value-type="float">
            <text:p>614.958888205128</text:p>
          </table:table-cell>
          <table:table-cell table:formula="of:=[.$O109]-[.$P109]" office:value-type="float" office:value="1.26404704667038" calcext:value-type="float">
            <text:p>1.26404704667038</text:p>
          </table:table-cell>
          <table:table-cell table:formula="of:=[.$B109]/[.$Q109]" office:value-type="float" office:value="0.0366283835099005" calcext:value-type="float">
            <text:p>0.036628383509901</text:p>
          </table:table-cell>
          <table:table-cell table:formula="of:=[.$C109]/[.$Q109]" office:value-type="float" office:value="0.145247758367554" calcext:value-type="float">
            <text:p>0.145247758367554</text:p>
          </table:table-cell>
          <table:table-cell table:formula="of:=[.$D109]/[.$Q109]" office:value-type="float" office:value="0.435664164123158" calcext:value-type="float">
            <text:p>0.43566416412315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5205" calcext:value-type="float">
            <text:p>0.5205</text:p>
          </table:table-cell>
          <table:table-cell table:formula="of:=[.$A110]-0.5" office:value-type="float" office:value="487.5" calcext:value-type="float">
            <text:p>487.5</text:p>
          </table:table-cell>
          <table:table-cell table:formula="of:=[.$A110]+0.5" office:value-type="float" office:value="488.5" calcext:value-type="float">
            <text:p>488.5</text:p>
          </table:table-cell>
          <table:table-cell table:formula="of:=LOG([.$A110];2)-8" office:value-type="float" office:value="0.930737337562887" calcext:value-type="float">
            <text:p>0.930737337562887</text:p>
          </table:table-cell>
          <table:table-cell table:formula="of:=LOG([.$E110];2)-8" office:value-type="float" office:value="0.929258408636974" calcext:value-type="float">
            <text:p>0.929258408636974</text:p>
          </table:table-cell>
          <table:table-cell table:formula="of:=LOG([.$F110];2)-8" office:value-type="float" office:value="0.932214751968386" calcext:value-type="float">
            <text:p>0.932214751968386</text:p>
          </table:table-cell>
          <table:table-cell table:formula="of:=[.$I110]-[.$H110]" office:value-type="float" office:value="0.00295634333141237" calcext:value-type="float">
            <text:p>0.002956343331412</text:p>
          </table:table-cell>
          <table:table-cell table:formula="of:=[.$B110]/[.$J110]" office:value-type="float" office:value="13.9361350768136" calcext:value-type="float">
            <text:p>13.9361350768136</text:p>
          </table:table-cell>
          <table:table-cell table:formula="of:=[.$C110]/[.$J110]" office:value-type="float" office:value="64.708316509574" calcext:value-type="float">
            <text:p>64.708316509574</text:p>
          </table:table-cell>
          <table:table-cell table:formula="of:=[.$D110]/[.$J110]" office:value-type="float" office:value="176.062094841784" calcext:value-type="float">
            <text:p>176.062094841784</text:p>
          </table:table-cell>
          <table:table-cell table:formula="of:=299792.458/[.$A110]" office:value-type="float" office:value="614.328807377049" calcext:value-type="float">
            <text:p>614.328807377049</text:p>
          </table:table-cell>
          <table:table-cell table:formula="of:=299792.458/[.$E110]" office:value-type="float" office:value="614.958888205128" calcext:value-type="float">
            <text:p>614.958888205128</text:p>
          </table:table-cell>
          <table:table-cell table:formula="of:=299792.458/[.$F110]" office:value-type="float" office:value="613.700016376663" calcext:value-type="float">
            <text:p>613.700016376663</text:p>
          </table:table-cell>
          <table:table-cell table:formula="of:=[.$O110]-[.$P110]" office:value-type="float" office:value="1.25887182846486" calcext:value-type="float">
            <text:p>1.25887182846486</text:p>
          </table:table-cell>
          <table:table-cell table:formula="of:=[.$B110]/[.$Q110]" office:value-type="float" office:value="0.0327277162522904" calcext:value-type="float">
            <text:p>0.03272771625229</text:p>
          </table:table-cell>
          <table:table-cell table:formula="of:=[.$C110]/[.$Q110]" office:value-type="float" office:value="0.151961459200562" calcext:value-type="float">
            <text:p>0.151961459200562</text:p>
          </table:table-cell>
          <table:table-cell table:formula="of:=[.$D110]/[.$Q110]" office:value-type="float" office:value="0.413465444400902" calcext:value-type="float">
            <text:p>0.41346544440090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492" calcext:value-type="float">
            <text:p>0.492</text:p>
          </table:table-cell>
          <table:table-cell table:formula="of:=[.$A111]-0.5" office:value-type="float" office:value="488.5" calcext:value-type="float">
            <text:p>488.5</text:p>
          </table:table-cell>
          <table:table-cell table:formula="of:=[.$A111]+0.5" office:value-type="float" office:value="489.5" calcext:value-type="float">
            <text:p>489.5</text:p>
          </table:table-cell>
          <table:table-cell table:formula="of:=LOG([.$A111];2)-8" office:value-type="float" office:value="0.933690654952235" calcext:value-type="float">
            <text:p>0.933690654952235</text:p>
          </table:table-cell>
          <table:table-cell table:formula="of:=LOG([.$E111];2)-8" office:value-type="float" office:value="0.932214751968386" calcext:value-type="float">
            <text:p>0.932214751968386</text:p>
          </table:table-cell>
          <table:table-cell table:formula="of:=LOG([.$F111];2)-8" office:value-type="float" office:value="0.935165049603695" calcext:value-type="float">
            <text:p>0.935165049603695</text:p>
          </table:table-cell>
          <table:table-cell table:formula="of:=[.$I111]-[.$H111]" office:value-type="float" office:value="0.00295029763530863" calcext:value-type="float">
            <text:p>0.002950297635309</text:p>
          </table:table-cell>
          <table:table-cell table:formula="of:=[.$B111]/[.$J111]" office:value-type="float" office:value="12.3377382554124" calcext:value-type="float">
            <text:p>12.3377382554124</text:p>
          </table:table-cell>
          <table:table-cell table:formula="of:=[.$C111]/[.$J111]" office:value-type="float" office:value="67.5864013222316" calcext:value-type="float">
            <text:p>67.5864013222316</text:p>
          </table:table-cell>
          <table:table-cell table:formula="of:=[.$D111]/[.$J111]" office:value-type="float" office:value="166.76283575997" calcext:value-type="float">
            <text:p>166.76283575997</text:p>
          </table:table-cell>
          <table:table-cell table:formula="of:=299792.458/[.$A111]" office:value-type="float" office:value="613.072511247444" calcext:value-type="float">
            <text:p>613.072511247444</text:p>
          </table:table-cell>
          <table:table-cell table:formula="of:=299792.458/[.$E111]" office:value-type="float" office:value="613.700016376663" calcext:value-type="float">
            <text:p>613.700016376663</text:p>
          </table:table-cell>
          <table:table-cell table:formula="of:=299792.458/[.$F111]" office:value-type="float" office:value="612.44628804903" calcext:value-type="float">
            <text:p>612.44628804903</text:p>
          </table:table-cell>
          <table:table-cell table:formula="of:=[.$O111]-[.$P111]" office:value-type="float" office:value="1.25372832763367" calcext:value-type="float">
            <text:p>1.25372832763367</text:p>
          </table:table-cell>
          <table:table-cell table:formula="of:=[.$B111]/[.$Q111]" office:value-type="float" office:value="0.0290334031685339" calcext:value-type="float">
            <text:p>0.029033403168534</text:p>
          </table:table-cell>
          <table:table-cell table:formula="of:=[.$C111]/[.$Q111]" office:value-type="float" office:value="0.159045620654002" calcext:value-type="float">
            <text:p>0.159045620654002</text:p>
          </table:table-cell>
          <table:table-cell table:formula="of:=[.$D111]/[.$Q111]" office:value-type="float" office:value="0.392429515354909" calcext:value-type="float">
            <text:p>0.39242951535490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32" calcext:value-type="float">
            <text:p>0.032</text:p>
          </table:table-cell>
          <table:table-cell office:value-type="float" office:value="0.208" calcext:value-type="float">
            <text:p>0.208</text:p>
          </table:table-cell>
          <table:table-cell office:value-type="float" office:value="0.4652" calcext:value-type="float">
            <text:p>0.4652</text:p>
          </table:table-cell>
          <table:table-cell table:formula="of:=[.$A112]-0.5" office:value-type="float" office:value="489.5" calcext:value-type="float">
            <text:p>489.5</text:p>
          </table:table-cell>
          <table:table-cell table:formula="of:=[.$A112]+0.5" office:value-type="float" office:value="490.5" calcext:value-type="float">
            <text:p>490.5</text:p>
          </table:table-cell>
          <table:table-cell table:formula="of:=LOG([.$A112];2)-8" office:value-type="float" office:value="0.936637939002571" calcext:value-type="float">
            <text:p>0.936637939002571</text:p>
          </table:table-cell>
          <table:table-cell table:formula="of:=LOG([.$E112];2)-8" office:value-type="float" office:value="0.935165049603695" calcext:value-type="float">
            <text:p>0.935165049603695</text:p>
          </table:table-cell>
          <table:table-cell table:formula="of:=LOG([.$F112];2)-8" office:value-type="float" office:value="0.938109326219239" calcext:value-type="float">
            <text:p>0.938109326219239</text:p>
          </table:table-cell>
          <table:table-cell table:formula="of:=[.$I112]-[.$H112]" office:value-type="float" office:value="0.00294427661554408" calcext:value-type="float">
            <text:p>0.002944276615544</text:p>
          </table:table-cell>
          <table:table-cell table:formula="of:=[.$B112]/[.$J112]" office:value-type="float" office:value="10.868544018948" calcext:value-type="float">
            <text:p>10.868544018948</text:p>
          </table:table-cell>
          <table:table-cell table:formula="of:=[.$C112]/[.$J112]" office:value-type="float" office:value="70.6455361231618" calcext:value-type="float">
            <text:p>70.6455361231618</text:p>
          </table:table-cell>
          <table:table-cell table:formula="of:=[.$D112]/[.$J112]" office:value-type="float" office:value="158.001458675456" calcext:value-type="float">
            <text:p>158.001458675456</text:p>
          </table:table-cell>
          <table:table-cell table:formula="of:=299792.458/[.$A112]" office:value-type="float" office:value="611.821342857143" calcext:value-type="float">
            <text:p>611.821342857143</text:p>
          </table:table-cell>
          <table:table-cell table:formula="of:=299792.458/[.$E112]" office:value-type="float" office:value="612.44628804903" calcext:value-type="float">
            <text:p>612.44628804903</text:p>
          </table:table-cell>
          <table:table-cell table:formula="of:=299792.458/[.$F112]" office:value-type="float" office:value="611.197671763507" calcext:value-type="float">
            <text:p>611.197671763507</text:p>
          </table:table-cell>
          <table:table-cell table:formula="of:=[.$O112]-[.$P112]" office:value-type="float" office:value="1.24861628552299" calcext:value-type="float">
            <text:p>1.24861628552299</text:p>
          </table:table-cell>
          <table:table-cell table:formula="of:=[.$B112]/[.$Q112]" office:value-type="float" office:value="0.025628369877137" calcext:value-type="float">
            <text:p>0.025628369877137</text:p>
          </table:table-cell>
          <table:table-cell table:formula="of:=[.$C112]/[.$Q112]" office:value-type="float" office:value="0.166584404201391" calcext:value-type="float">
            <text:p>0.166584404201391</text:p>
          </table:table-cell>
          <table:table-cell table:formula="of:=[.$D112]/[.$Q112]" office:value-type="float" office:value="0.37257242708888" calcext:value-type="float">
            <text:p>0.3725724270888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4399" calcext:value-type="float">
            <text:p>0.4399</text:p>
          </table:table-cell>
          <table:table-cell table:formula="of:=[.$A113]-0.5" office:value-type="float" office:value="490.5" calcext:value-type="float">
            <text:p>490.5</text:p>
          </table:table-cell>
          <table:table-cell table:formula="of:=[.$A113]+0.5" office:value-type="float" office:value="491.5" calcext:value-type="float">
            <text:p>491.5</text:p>
          </table:table-cell>
          <table:table-cell table:formula="of:=LOG([.$A113];2)-8" office:value-type="float" office:value="0.939579214314692" calcext:value-type="float">
            <text:p>0.939579214314692</text:p>
          </table:table-cell>
          <table:table-cell table:formula="of:=LOG([.$E113];2)-8" office:value-type="float" office:value="0.938109326219239" calcext:value-type="float">
            <text:p>0.938109326219239</text:p>
          </table:table-cell>
          <table:table-cell table:formula="of:=LOG([.$F113];2)-8" office:value-type="float" office:value="0.941047606340581" calcext:value-type="float">
            <text:p>0.941047606340581</text:p>
          </table:table-cell>
          <table:table-cell table:formula="of:=[.$I113]-[.$H113]" office:value-type="float" office:value="0.00293828012134156" calcext:value-type="float">
            <text:p>0.002938280121342</text:p>
          </table:table-cell>
          <table:table-cell table:formula="of:=[.$B113]/[.$J113]" office:value-type="float" office:value="9.49535062955856" calcext:value-type="float">
            <text:p>9.49535062955856</text:p>
          </table:table-cell>
          <table:table-cell table:formula="of:=[.$C113]/[.$J113]" office:value-type="float" office:value="73.8867606335901" calcext:value-type="float">
            <text:p>73.8867606335901</text:p>
          </table:table-cell>
          <table:table-cell table:formula="of:=[.$D113]/[.$J113]" office:value-type="float" office:value="149.713431610853" calcext:value-type="float">
            <text:p>149.713431610853</text:p>
          </table:table-cell>
          <table:table-cell table:formula="of:=299792.458/[.$A113]" office:value-type="float" office:value="610.575270875764" calcext:value-type="float">
            <text:p>610.575270875764</text:p>
          </table:table-cell>
          <table:table-cell table:formula="of:=299792.458/[.$E113]" office:value-type="float" office:value="611.197671763507" calcext:value-type="float">
            <text:p>611.197671763507</text:p>
          </table:table-cell>
          <table:table-cell table:formula="of:=299792.458/[.$F113]" office:value-type="float" office:value="609.954136317396" calcext:value-type="float">
            <text:p>609.954136317396</text:p>
          </table:table-cell>
          <table:table-cell table:formula="of:=[.$O113]-[.$P113]" office:value-type="float" office:value="1.24353544611085" calcext:value-type="float">
            <text:p>1.24353544611085</text:p>
          </table:table-cell>
          <table:table-cell table:formula="of:=[.$B113]/[.$Q113]" office:value-type="float" office:value="0.0224360311459211" calcext:value-type="float">
            <text:p>0.022436031145921</text:p>
          </table:table-cell>
          <table:table-cell table:formula="of:=[.$C113]/[.$Q113]" office:value-type="float" office:value="0.174582880350519" calcext:value-type="float">
            <text:p>0.174582880350519</text:p>
          </table:table-cell>
          <table:table-cell table:formula="of:=[.$D113]/[.$Q113]" office:value-type="float" office:value="0.353749465988913" calcext:value-type="float">
            <text:p>0.35374946598891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4162" calcext:value-type="float">
            <text:p>0.4162</text:p>
          </table:table-cell>
          <table:table-cell table:formula="of:=[.$A114]-0.5" office:value-type="float" office:value="491.5" calcext:value-type="float">
            <text:p>491.5</text:p>
          </table:table-cell>
          <table:table-cell table:formula="of:=[.$A114]+0.5" office:value-type="float" office:value="492.5" calcext:value-type="float">
            <text:p>492.5</text:p>
          </table:table-cell>
          <table:table-cell table:formula="of:=LOG([.$A114];2)-8" office:value-type="float" office:value="0.94251450533924" calcext:value-type="float">
            <text:p>0.94251450533924</text:p>
          </table:table-cell>
          <table:table-cell table:formula="of:=LOG([.$E114];2)-8" office:value-type="float" office:value="0.941047606340581" calcext:value-type="float">
            <text:p>0.941047606340581</text:p>
          </table:table-cell>
          <table:table-cell table:formula="of:=LOG([.$F114];2)-8" office:value-type="float" office:value="0.943979914343739" calcext:value-type="float">
            <text:p>0.943979914343739</text:p>
          </table:table-cell>
          <table:table-cell table:formula="of:=[.$I114]-[.$H114]" office:value-type="float" office:value="0.00293230800315847" calcext:value-type="float">
            <text:p>0.002932308003158</text:p>
          </table:table-cell>
          <table:table-cell table:formula="of:=[.$B114]/[.$J114]" office:value-type="float" office:value="8.21878191992152" calcext:value-type="float">
            <text:p>8.21878191992152</text:p>
          </table:table-cell>
          <table:table-cell table:formula="of:=[.$C114]/[.$J114]" office:value-type="float" office:value="77.3111145745315" calcext:value-type="float">
            <text:p>77.3111145745315</text:p>
          </table:table-cell>
          <table:table-cell table:formula="of:=[.$D114]/[.$J114]" office:value-type="float" office:value="141.935976558977" calcext:value-type="float">
            <text:p>141.935976558977</text:p>
          </table:table-cell>
          <table:table-cell table:formula="of:=299792.458/[.$A114]" office:value-type="float" office:value="609.334264227642" calcext:value-type="float">
            <text:p>609.334264227642</text:p>
          </table:table-cell>
          <table:table-cell table:formula="of:=299792.458/[.$E114]" office:value-type="float" office:value="609.954136317396" calcext:value-type="float">
            <text:p>609.954136317396</text:p>
          </table:table-cell>
          <table:table-cell table:formula="of:=299792.458/[.$F114]" office:value-type="float" office:value="608.715650761421" calcext:value-type="float">
            <text:p>608.715650761421</text:p>
          </table:table-cell>
          <table:table-cell table:formula="of:=[.$O114]-[.$P114]" office:value-type="float" office:value="1.23848555597442" calcext:value-type="float">
            <text:p>1.23848555597442</text:p>
          </table:table-cell>
          <table:table-cell table:formula="of:=[.$B114]/[.$Q114]" office:value-type="float" office:value="0.019459249955514" calcext:value-type="float">
            <text:p>0.019459249955514</text:p>
          </table:table-cell>
          <table:table-cell table:formula="of:=[.$C114]/[.$Q114]" office:value-type="float" office:value="0.18304613962303" calcext:value-type="float">
            <text:p>0.18304613962303</text:p>
          </table:table-cell>
          <table:table-cell table:formula="of:=[.$D114]/[.$Q114]" office:value-type="float" office:value="0.336055594667425" calcext:value-type="float">
            <text:p>0.3360555946674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2368" calcext:value-type="float">
            <text:p>0.2368</text:p>
          </table:table-cell>
          <table:table-cell office:value-type="float" office:value="0.3939" calcext:value-type="float">
            <text:p>0.3939</text:p>
          </table:table-cell>
          <table:table-cell table:formula="of:=[.$A115]-0.5" office:value-type="float" office:value="492.5" calcext:value-type="float">
            <text:p>492.5</text:p>
          </table:table-cell>
          <table:table-cell table:formula="of:=[.$A115]+0.5" office:value-type="float" office:value="493.5" calcext:value-type="float">
            <text:p>493.5</text:p>
          </table:table-cell>
          <table:table-cell table:formula="of:=LOG([.$A115];2)-8" office:value-type="float" office:value="0.945443836377912" calcext:value-type="float">
            <text:p>0.945443836377912</text:p>
          </table:table-cell>
          <table:table-cell table:formula="of:=LOG([.$E115];2)-8" office:value-type="float" office:value="0.943979914343739" calcext:value-type="float">
            <text:p>0.943979914343739</text:p>
          </table:table-cell>
          <table:table-cell table:formula="of:=LOG([.$F115];2)-8" office:value-type="float" office:value="0.946906274456397" calcext:value-type="float">
            <text:p>0.946906274456397</text:p>
          </table:table-cell>
          <table:table-cell table:formula="of:=[.$I115]-[.$H115]" office:value-type="float" office:value="0.00292636011265834" calcext:value-type="float">
            <text:p>0.002926360112658</text:p>
          </table:table-cell>
          <table:table-cell table:formula="of:=[.$B115]/[.$J115]" office:value-type="float" office:value="7.07363386702119" calcext:value-type="float">
            <text:p>7.07363386702119</text:p>
          </table:table-cell>
          <table:table-cell table:formula="of:=[.$C115]/[.$J115]" office:value-type="float" office:value="80.9196376671796" calcext:value-type="float">
            <text:p>80.9196376671796</text:p>
          </table:table-cell>
          <table:table-cell table:formula="of:=[.$D115]/[.$J115]" office:value-type="float" office:value="134.604076339113" calcext:value-type="float">
            <text:p>134.604076339113</text:p>
          </table:table-cell>
          <table:table-cell table:formula="of:=299792.458/[.$A115]" office:value-type="float" office:value="608.098292089249" calcext:value-type="float">
            <text:p>608.098292089249</text:p>
          </table:table-cell>
          <table:table-cell table:formula="of:=299792.458/[.$E115]" office:value-type="float" office:value="608.715650761421" calcext:value-type="float">
            <text:p>608.715650761421</text:p>
          </table:table-cell>
          <table:table-cell table:formula="of:=299792.458/[.$F115]" office:value-type="float" office:value="607.482184397163" calcext:value-type="float">
            <text:p>607.482184397163</text:p>
          </table:table-cell>
          <table:table-cell table:formula="of:=[.$O115]-[.$P115]" office:value-type="float" office:value="1.23346636425822" calcext:value-type="float">
            <text:p>1.23346636425822</text:p>
          </table:table-cell>
          <table:table-cell table:formula="of:=[.$B115]/[.$Q115]" office:value-type="float" office:value="0.0167819736312376" calcext:value-type="float">
            <text:p>0.016781973631238</text:p>
          </table:table-cell>
          <table:table-cell table:formula="of:=[.$C115]/[.$Q115]" office:value-type="float" office:value="0.191979292554448" calcext:value-type="float">
            <text:p>0.191979292554448</text:p>
          </table:table-cell>
          <table:table-cell table:formula="of:=[.$D115]/[.$Q115]" office:value-type="float" office:value="0.319343933011812" calcext:value-type="float">
            <text:p>0.31934393301181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373" calcext:value-type="float">
            <text:p>0.373</text:p>
          </table:table-cell>
          <table:table-cell table:formula="of:=[.$A116]-0.5" office:value-type="float" office:value="493.5" calcext:value-type="float">
            <text:p>493.5</text:p>
          </table:table-cell>
          <table:table-cell table:formula="of:=[.$A116]+0.5" office:value-type="float" office:value="494.5" calcext:value-type="float">
            <text:p>494.5</text:p>
          </table:table-cell>
          <table:table-cell table:formula="of:=LOG([.$A116];2)-8" office:value-type="float" office:value="0.948367231584678" calcext:value-type="float">
            <text:p>0.948367231584678</text:p>
          </table:table-cell>
          <table:table-cell table:formula="of:=LOG([.$E116];2)-8" office:value-type="float" office:value="0.946906274456397" calcext:value-type="float">
            <text:p>0.946906274456397</text:p>
          </table:table-cell>
          <table:table-cell table:formula="of:=LOG([.$F116];2)-8" office:value-type="float" office:value="0.949826710759112" calcext:value-type="float">
            <text:p>0.949826710759112</text:p>
          </table:table-cell>
          <table:table-cell table:formula="of:=[.$I116]-[.$H116]" office:value-type="float" office:value="0.00292043630271444" calcext:value-type="float">
            <text:p>0.002920436302714</text:p>
          </table:table-cell>
          <table:table-cell table:formula="of:=[.$B116]/[.$J116]" office:value-type="float" office:value="5.99225532970345" calcext:value-type="float">
            <text:p>5.99225532970345</text:p>
          </table:table-cell>
          <table:table-cell table:formula="of:=[.$C116]/[.$J116]" office:value-type="float" office:value="84.7133696324933" calcext:value-type="float">
            <text:p>84.7133696324933</text:p>
          </table:table-cell>
          <table:table-cell table:formula="of:=[.$D116]/[.$J116]" office:value-type="float" office:value="127.720642170251" calcext:value-type="float">
            <text:p>127.720642170251</text:p>
          </table:table-cell>
          <table:table-cell table:formula="of:=299792.458/[.$A116]" office:value-type="float" office:value="606.86732388664" calcext:value-type="float">
            <text:p>606.86732388664</text:p>
          </table:table-cell>
          <table:table-cell table:formula="of:=299792.458/[.$E116]" office:value-type="float" office:value="607.482184397163" calcext:value-type="float">
            <text:p>607.482184397163</text:p>
          </table:table-cell>
          <table:table-cell table:formula="of:=299792.458/[.$F116]" office:value-type="float" office:value="606.25370677452" calcext:value-type="float">
            <text:p>606.25370677452</text:p>
          </table:table-cell>
          <table:table-cell table:formula="of:=[.$O116]-[.$P116]" office:value-type="float" office:value="1.22847762264348" calcext:value-type="float">
            <text:p>1.22847762264348</text:p>
          </table:table-cell>
          <table:table-cell table:formula="of:=[.$B116]/[.$Q116]" office:value-type="float" office:value="0.0142452737253308" calcext:value-type="float">
            <text:p>0.014245273725331</text:p>
          </table:table-cell>
          <table:table-cell table:formula="of:=[.$C116]/[.$Q116]" office:value-type="float" office:value="0.201387469694105" calcext:value-type="float">
            <text:p>0.201387469694105</text:p>
          </table:table-cell>
          <table:table-cell table:formula="of:=[.$D116]/[.$Q116]" office:value-type="float" office:value="0.303627834259907" calcext:value-type="float">
            <text:p>0.30362783425990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2586" calcext:value-type="float">
            <text:p>0.2586</text:p>
          </table:table-cell>
          <table:table-cell office:value-type="float" office:value="0.3533" calcext:value-type="float">
            <text:p>0.3533</text:p>
          </table:table-cell>
          <table:table-cell table:formula="of:=[.$A117]-0.5" office:value-type="float" office:value="494.5" calcext:value-type="float">
            <text:p>494.5</text:p>
          </table:table-cell>
          <table:table-cell table:formula="of:=[.$A117]+0.5" office:value-type="float" office:value="495.5" calcext:value-type="float">
            <text:p>495.5</text:p>
          </table:table-cell>
          <table:table-cell table:formula="of:=LOG([.$A117];2)-8" office:value-type="float" office:value="0.951284714966972" calcext:value-type="float">
            <text:p>0.951284714966972</text:p>
          </table:table-cell>
          <table:table-cell table:formula="of:=LOG([.$E117];2)-8" office:value-type="float" office:value="0.949826710759112" calcext:value-type="float">
            <text:p>0.949826710759112</text:p>
          </table:table-cell>
          <table:table-cell table:formula="of:=LOG([.$F117];2)-8" office:value-type="float" office:value="0.95274124718649" calcext:value-type="float">
            <text:p>0.95274124718649</text:p>
          </table:table-cell>
          <table:table-cell table:formula="of:=[.$I117]-[.$H117]" office:value-type="float" office:value="0.00291453642737771" calcext:value-type="float">
            <text:p>0.002914536427378</text:p>
          </table:table-cell>
          <table:table-cell table:formula="of:=[.$B117]/[.$J117]" office:value-type="float" office:value="5.04368374397914" calcext:value-type="float">
            <text:p>5.04368374397914</text:p>
          </table:table-cell>
          <table:table-cell table:formula="of:=[.$C117]/[.$J117]" office:value-type="float" office:value="88.7276609655106" calcext:value-type="float">
            <text:p>88.7276609655106</text:p>
          </table:table-cell>
          <table:table-cell table:formula="of:=[.$D117]/[.$J117]" office:value-type="float" office:value="121.219963724342" calcext:value-type="float">
            <text:p>121.219963724342</text:p>
          </table:table-cell>
          <table:table-cell table:formula="of:=299792.458/[.$A117]" office:value-type="float" office:value="605.641329292929" calcext:value-type="float">
            <text:p>605.641329292929</text:p>
          </table:table-cell>
          <table:table-cell table:formula="of:=299792.458/[.$E117]" office:value-type="float" office:value="606.25370677452" calcext:value-type="float">
            <text:p>606.25370677452</text:p>
          </table:table-cell>
          <table:table-cell table:formula="of:=299792.458/[.$F117]" office:value-type="float" office:value="605.030187689203" calcext:value-type="float">
            <text:p>605.030187689203</text:p>
          </table:table-cell>
          <table:table-cell table:formula="of:=[.$O117]-[.$P117]" office:value-type="float" office:value="1.22351908531687" calcext:value-type="float">
            <text:p>1.22351908531687</text:p>
          </table:table-cell>
          <table:table-cell table:formula="of:=[.$B117]/[.$Q117]" office:value-type="float" office:value="0.0120145244781311" calcext:value-type="float">
            <text:p>0.012014524478131</text:p>
          </table:table-cell>
          <table:table-cell table:formula="of:=[.$C117]/[.$Q117]" office:value-type="float" office:value="0.211357553064265" calcext:value-type="float">
            <text:p>0.211357553064265</text:p>
          </table:table-cell>
          <table:table-cell table:formula="of:=[.$D117]/[.$Q117]" office:value-type="float" office:value="0.28875724477032" calcext:value-type="float">
            <text:p>0.2887572447703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2702" calcext:value-type="float">
            <text:p>0.2702</text:p>
          </table:table-cell>
          <table:table-cell office:value-type="float" office:value="0.3349" calcext:value-type="float">
            <text:p>0.3349</text:p>
          </table:table-cell>
          <table:table-cell table:formula="of:=[.$A118]-0.5" office:value-type="float" office:value="495.5" calcext:value-type="float">
            <text:p>495.5</text:p>
          </table:table-cell>
          <table:table-cell table:formula="of:=[.$A118]+0.5" office:value-type="float" office:value="496.5" calcext:value-type="float">
            <text:p>496.5</text:p>
          </table:table-cell>
          <table:table-cell table:formula="of:=LOG([.$A118];2)-8" office:value-type="float" office:value="0.954196310386877" calcext:value-type="float">
            <text:p>0.954196310386877</text:p>
          </table:table-cell>
          <table:table-cell table:formula="of:=LOG([.$E118];2)-8" office:value-type="float" office:value="0.95274124718649" calcext:value-type="float">
            <text:p>0.95274124718649</text:p>
          </table:table-cell>
          <table:table-cell table:formula="of:=LOG([.$F118];2)-8" office:value-type="float" office:value="0.955649907528375" calcext:value-type="float">
            <text:p>0.955649907528375</text:p>
          </table:table-cell>
          <table:table-cell table:formula="of:=[.$I118]-[.$H118]" office:value-type="float" office:value="0.00290866034188575" calcext:value-type="float">
            <text:p>0.002908660341886</text:p>
          </table:table-cell>
          <table:table-cell table:formula="of:=[.$B118]/[.$J118]" office:value-type="float" office:value="4.15999070972835" calcext:value-type="float">
            <text:p>4.15999070972835</text:p>
          </table:table-cell>
          <table:table-cell table:formula="of:=[.$C118]/[.$J118]" office:value-type="float" office:value="92.8949991544297" calcext:value-type="float">
            <text:p>92.8949991544297</text:p>
          </table:table-cell>
          <table:table-cell table:formula="of:=[.$D118]/[.$J118]" office:value-type="float" office:value="115.138916420498" calcext:value-type="float">
            <text:p>115.138916420498</text:p>
          </table:table-cell>
          <table:table-cell table:formula="of:=299792.458/[.$A118]" office:value-type="float" office:value="604.420278225807" calcext:value-type="float">
            <text:p>604.420278225807</text:p>
          </table:table-cell>
          <table:table-cell table:formula="of:=299792.458/[.$E118]" office:value-type="float" office:value="605.030187689203" calcext:value-type="float">
            <text:p>605.030187689203</text:p>
          </table:table-cell>
          <table:table-cell table:formula="of:=299792.458/[.$F118]" office:value-type="float" office:value="603.811597180262" calcext:value-type="float">
            <text:p>603.811597180262</text:p>
          </table:table-cell>
          <table:table-cell table:formula="of:=[.$O118]-[.$P118]" office:value-type="float" office:value="1.21859050894091" calcext:value-type="float">
            <text:p>1.21859050894091</text:p>
          </table:table-cell>
          <table:table-cell table:formula="of:=[.$B118]/[.$Q118]" office:value-type="float" office:value="0.00992950454744332" calcext:value-type="float">
            <text:p>0.009929504547443</text:p>
          </table:table-cell>
          <table:table-cell table:formula="of:=[.$C118]/[.$Q118]" office:value-type="float" office:value="0.221731580885883" calcext:value-type="float">
            <text:p>0.221731580885883</text:p>
          </table:table-cell>
          <table:table-cell table:formula="of:=[.$D118]/[.$Q118]" office:value-type="float" office:value="0.274825708507336" calcext:value-type="float">
            <text:p>0.27482570850733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2824" calcext:value-type="float">
            <text:p>0.2824</text:p>
          </table:table-cell>
          <table:table-cell office:value-type="float" office:value="0.3176" calcext:value-type="float">
            <text:p>0.3176</text:p>
          </table:table-cell>
          <table:table-cell table:formula="of:=[.$A119]-0.5" office:value-type="float" office:value="496.5" calcext:value-type="float">
            <text:p>496.5</text:p>
          </table:table-cell>
          <table:table-cell table:formula="of:=[.$A119]+0.5" office:value-type="float" office:value="497.5" calcext:value-type="float">
            <text:p>497.5</text:p>
          </table:table-cell>
          <table:table-cell table:formula="of:=LOG([.$A119];2)-8" office:value-type="float" office:value="0.957102041562287" calcext:value-type="float">
            <text:p>0.957102041562287</text:p>
          </table:table-cell>
          <table:table-cell table:formula="of:=LOG([.$E119];2)-8" office:value-type="float" office:value="0.955649907528375" calcext:value-type="float">
            <text:p>0.955649907528375</text:p>
          </table:table-cell>
          <table:table-cell table:formula="of:=LOG([.$F119];2)-8" office:value-type="float" office:value="0.958552715431011" calcext:value-type="float">
            <text:p>0.958552715431011</text:p>
          </table:table-cell>
          <table:table-cell table:formula="of:=[.$I119]-[.$H119]" office:value-type="float" office:value="0.00290280790263608" calcext:value-type="float">
            <text:p>0.002902807902636</text:p>
          </table:table-cell>
          <table:table-cell table:formula="of:=[.$B119]/[.$J119]" office:value-type="float" office:value="3.4104909219138" calcext:value-type="float">
            <text:p>3.4104909219138</text:p>
          </table:table-cell>
          <table:table-cell table:formula="of:=[.$C119]/[.$J119]" office:value-type="float" office:value="97.2851147826724" calcext:value-type="float">
            <text:p>97.2851147826724</text:p>
          </table:table-cell>
          <table:table-cell table:formula="of:=[.$D119]/[.$J119]" office:value-type="float" office:value="109.411304727255" calcext:value-type="float">
            <text:p>109.411304727255</text:p>
          </table:table-cell>
          <table:table-cell table:formula="of:=299792.458/[.$A119]" office:value-type="float" office:value="603.20414084507" calcext:value-type="float">
            <text:p>603.20414084507</text:p>
          </table:table-cell>
          <table:table-cell table:formula="of:=299792.458/[.$E119]" office:value-type="float" office:value="603.811597180262" calcext:value-type="float">
            <text:p>603.811597180262</text:p>
          </table:table-cell>
          <table:table-cell table:formula="of:=299792.458/[.$F119]" office:value-type="float" office:value="602.597905527638" calcext:value-type="float">
            <text:p>602.597905527638</text:p>
          </table:table-cell>
          <table:table-cell table:formula="of:=[.$O119]-[.$P119]" office:value-type="float" office:value="1.21369165262365" calcext:value-type="float">
            <text:p>1.21369165262365</text:p>
          </table:table-cell>
          <table:table-cell table:formula="of:=[.$B119]/[.$Q119]" office:value-type="float" office:value="0.00815693176977781" calcext:value-type="float">
            <text:p>0.008156931769778</text:p>
          </table:table-cell>
          <table:table-cell table:formula="of:=[.$C119]/[.$Q119]" office:value-type="float" office:value="0.232678538564167" calcext:value-type="float">
            <text:p>0.232678538564167</text:p>
          </table:table-cell>
          <table:table-cell table:formula="of:=[.$D119]/[.$Q119]" office:value-type="float" office:value="0.261680962634488" calcext:value-type="float">
            <text:p>0.26168096263448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3014" calcext:value-type="float">
            <text:p>0.3014</text:p>
          </table:table-cell>
          <table:table-cell table:formula="of:=[.$A120]-0.5" office:value-type="float" office:value="497.5" calcext:value-type="float">
            <text:p>497.5</text:p>
          </table:table-cell>
          <table:table-cell table:formula="of:=[.$A120]+0.5" office:value-type="float" office:value="498.5" calcext:value-type="float">
            <text:p>498.5</text:p>
          </table:table-cell>
          <table:table-cell table:formula="of:=LOG([.$A120];2)-8" office:value-type="float" office:value="0.960001932068082" calcext:value-type="float">
            <text:p>0.960001932068082</text:p>
          </table:table-cell>
          <table:table-cell table:formula="of:=LOG([.$E120];2)-8" office:value-type="float" office:value="0.958552715431011" calcext:value-type="float">
            <text:p>0.958552715431011</text:p>
          </table:table-cell>
          <table:table-cell table:formula="of:=LOG([.$F120];2)-8" office:value-type="float" office:value="0.961449694398196" calcext:value-type="float">
            <text:p>0.961449694398196</text:p>
          </table:table-cell>
          <table:table-cell table:formula="of:=[.$I120]-[.$H120]" office:value-type="float" office:value="0.00289697896718444" calcext:value-type="float">
            <text:p>0.002896978967184</text:p>
          </table:table-cell>
          <table:table-cell table:formula="of:=[.$B120]/[.$J120]" office:value-type="float" office:value="2.72697872144994" calcext:value-type="float">
            <text:p>2.72697872144994</text:p>
          </table:table-cell>
          <table:table-cell table:formula="of:=[.$C120]/[.$J120]" office:value-type="float" office:value="101.899255515446" calcext:value-type="float">
            <text:p>101.899255515446</text:p>
          </table:table-cell>
          <table:table-cell table:formula="of:=[.$D120]/[.$J120]" office:value-type="float" office:value="104.039416031014" calcext:value-type="float">
            <text:p>104.039416031014</text:p>
          </table:table-cell>
          <table:table-cell table:formula="of:=299792.458/[.$A120]" office:value-type="float" office:value="601.992887550201" calcext:value-type="float">
            <text:p>601.992887550201</text:p>
          </table:table-cell>
          <table:table-cell table:formula="of:=299792.458/[.$E120]" office:value-type="float" office:value="602.597905527638" calcext:value-type="float">
            <text:p>602.597905527638</text:p>
          </table:table-cell>
          <table:table-cell table:formula="of:=299792.458/[.$F120]" office:value-type="float" office:value="601.389083249749" calcext:value-type="float">
            <text:p>601.389083249749</text:p>
          </table:table-cell>
          <table:table-cell table:formula="of:=[.$O120]-[.$P120]" office:value-type="float" office:value="1.208822277889" calcext:value-type="float">
            <text:p>1.208822277889</text:p>
          </table:table-cell>
          <table:table-cell table:formula="of:=[.$B120]/[.$Q120]" office:value-type="float" office:value="0.0065352865714851" calcext:value-type="float">
            <text:p>0.006535286571485</text:p>
          </table:table-cell>
          <table:table-cell table:formula="of:=[.$C120]/[.$Q120]" office:value-type="float" office:value="0.244204632392709" calcext:value-type="float">
            <text:p>0.244204632392709</text:p>
          </table:table-cell>
          <table:table-cell table:formula="of:=[.$D120]/[.$Q120]" office:value-type="float" office:value="0.249333591474128" calcext:value-type="float">
            <text:p>0.24933359147412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3087" calcext:value-type="float">
            <text:p>0.3087</text:p>
          </table:table-cell>
          <table:table-cell office:value-type="float" office:value="0.2862" calcext:value-type="float">
            <text:p>0.2862</text:p>
          </table:table-cell>
          <table:table-cell table:formula="of:=[.$A121]-0.5" office:value-type="float" office:value="498.5" calcext:value-type="float">
            <text:p>498.5</text:p>
          </table:table-cell>
          <table:table-cell table:formula="of:=[.$A121]+0.5" office:value-type="float" office:value="499.5" calcext:value-type="float">
            <text:p>499.5</text:p>
          </table:table-cell>
          <table:table-cell table:formula="of:=LOG([.$A121];2)-8" office:value-type="float" office:value="0.96289600533726" calcext:value-type="float">
            <text:p>0.96289600533726</text:p>
          </table:table-cell>
          <table:table-cell table:formula="of:=LOG([.$E121];2)-8" office:value-type="float" office:value="0.961449694398196" calcext:value-type="float">
            <text:p>0.961449694398196</text:p>
          </table:table-cell>
          <table:table-cell table:formula="of:=LOG([.$F121];2)-8" office:value-type="float" office:value="0.964340867792419" calcext:value-type="float">
            <text:p>0.964340867792419</text:p>
          </table:table-cell>
          <table:table-cell table:formula="of:=[.$I121]-[.$H121]" office:value-type="float" office:value="0.0028911733942234" calcext:value-type="float">
            <text:p>0.002891173394223</text:p>
          </table:table-cell>
          <table:table-cell table:formula="of:=[.$B121]/[.$J121]" office:value-type="float" office:value="2.17904606226229" calcext:value-type="float">
            <text:p>2.17904606226229</text:p>
          </table:table-cell>
          <table:table-cell table:formula="of:=[.$C121]/[.$J121]" office:value-type="float" office:value="106.773257050852" calcext:value-type="float">
            <text:p>106.773257050852</text:p>
          </table:table-cell>
          <table:table-cell table:formula="of:=[.$D121]/[.$J121]" office:value-type="float" office:value="98.9909496856297" calcext:value-type="float">
            <text:p>98.9909496856297</text:p>
          </table:table-cell>
          <table:table-cell table:formula="of:=299792.458/[.$A121]" office:value-type="float" office:value="600.786488977956" calcext:value-type="float">
            <text:p>600.786488977956</text:p>
          </table:table-cell>
          <table:table-cell table:formula="of:=299792.458/[.$E121]" office:value-type="float" office:value="601.389083249749" calcext:value-type="float">
            <text:p>601.389083249749</text:p>
          </table:table-cell>
          <table:table-cell table:formula="of:=299792.458/[.$F121]" office:value-type="float" office:value="600.185101101101" calcext:value-type="float">
            <text:p>600.185101101101</text:p>
          </table:table-cell>
          <table:table-cell table:formula="of:=[.$O121]-[.$P121]" office:value-type="float" office:value="1.20398214864815" calcext:value-type="float">
            <text:p>1.20398214864815</text:p>
          </table:table-cell>
          <table:table-cell table:formula="of:=[.$B121]/[.$Q121]" office:value-type="float" office:value="0.00523263572227689" calcext:value-type="float">
            <text:p>0.005232635722277</text:p>
          </table:table-cell>
          <table:table-cell table:formula="of:=[.$C121]/[.$Q121]" office:value-type="float" office:value="0.256399150391568" calcext:value-type="float">
            <text:p>0.256399150391568</text:p>
          </table:table-cell>
          <table:table-cell table:formula="of:=[.$D121]/[.$Q121]" office:value-type="float" office:value="0.23771116566915" calcext:value-type="float">
            <text:p>0.237711165669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323" calcext:value-type="float">
            <text:p>0.323</text:p>
          </table:table-cell>
          <table:table-cell office:value-type="float" office:value="0.272" calcext:value-type="float">
            <text:p>0.272</text:p>
          </table:table-cell>
          <table:table-cell table:formula="of:=[.$A122]-0.5" office:value-type="float" office:value="499.5" calcext:value-type="float">
            <text:p>499.5</text:p>
          </table:table-cell>
          <table:table-cell table:formula="of:=[.$A122]+0.5" office:value-type="float" office:value="500.5" calcext:value-type="float">
            <text:p>500.5</text:p>
          </table:table-cell>
          <table:table-cell table:formula="of:=LOG([.$A122];2)-8" office:value-type="float" office:value="0.965784284662087" calcext:value-type="float">
            <text:p>0.965784284662087</text:p>
          </table:table-cell>
          <table:table-cell table:formula="of:=LOG([.$E122];2)-8" office:value-type="float" office:value="0.964340867792419" calcext:value-type="float">
            <text:p>0.964340867792419</text:p>
          </table:table-cell>
          <table:table-cell table:formula="of:=LOG([.$F122];2)-8" office:value-type="float" office:value="0.967226258835993" calcext:value-type="float">
            <text:p>0.967226258835993</text:p>
          </table:table-cell>
          <table:table-cell table:formula="of:=[.$I122]-[.$H122]" office:value-type="float" office:value="0.00288539104357355" calcext:value-type="float">
            <text:p>0.002885391043574</text:p>
          </table:table-cell>
          <table:table-cell table:formula="of:=[.$B122]/[.$J122]" office:value-type="float" office:value="1.69821002630249" calcext:value-type="float">
            <text:p>1.69821002630249</text:p>
          </table:table-cell>
          <table:table-cell table:formula="of:=[.$C122]/[.$J122]" office:value-type="float" office:value="111.943232346062" calcext:value-type="float">
            <text:p>111.943232346062</text:p>
          </table:table-cell>
          <table:table-cell table:formula="of:=[.$D122]/[.$J122]" office:value-type="float" office:value="94.2679851335259" calcext:value-type="float">
            <text:p>94.2679851335259</text:p>
          </table:table-cell>
          <table:table-cell table:formula="of:=299792.458/[.$A122]" office:value-type="float" office:value="599.584916" calcext:value-type="float">
            <text:p>599.584916</text:p>
          </table:table-cell>
          <table:table-cell table:formula="of:=299792.458/[.$E122]" office:value-type="float" office:value="600.185101101101" calcext:value-type="float">
            <text:p>600.185101101101</text:p>
          </table:table-cell>
          <table:table-cell table:formula="of:=299792.458/[.$F122]" office:value-type="float" office:value="598.98593006993" calcext:value-type="float">
            <text:p>598.98593006993</text:p>
          </table:table-cell>
          <table:table-cell table:formula="of:=[.$O122]-[.$P122]" office:value-type="float" office:value="1.19917103117098" calcext:value-type="float">
            <text:p>1.19917103117098</text:p>
          </table:table-cell>
          <table:table-cell table:formula="of:=[.$B122]/[.$Q122]" office:value-type="float" office:value="0.00408615608001738" calcext:value-type="float">
            <text:p>0.004086156080017</text:p>
          </table:table-cell>
          <table:table-cell table:formula="of:=[.$C122]/[.$Q122]" office:value-type="float" office:value="0.269352737519513" calcext:value-type="float">
            <text:p>0.269352737519513</text:p>
          </table:table-cell>
          <table:table-cell table:formula="of:=[.$D122]/[.$Q122]" office:value-type="float" office:value="0.226823357911169" calcext:value-type="float">
            <text:p>0.22682335791116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2588" calcext:value-type="float">
            <text:p>0.2588</text:p>
          </table:table-cell>
          <table:table-cell table:formula="of:=[.$A123]-0.5" office:value-type="float" office:value="500.5" calcext:value-type="float">
            <text:p>500.5</text:p>
          </table:table-cell>
          <table:table-cell table:formula="of:=[.$A123]+0.5" office:value-type="float" office:value="501.5" calcext:value-type="float">
            <text:p>501.5</text:p>
          </table:table-cell>
          <table:table-cell table:formula="of:=LOG([.$A123];2)-8" office:value-type="float" office:value="0.968666793195208" calcext:value-type="float">
            <text:p>0.968666793195208</text:p>
          </table:table-cell>
          <table:table-cell table:formula="of:=LOG([.$E123];2)-8" office:value-type="float" office:value="0.967226258835993" calcext:value-type="float">
            <text:p>0.967226258835993</text:p>
          </table:table-cell>
          <table:table-cell table:formula="of:=LOG([.$F123];2)-8" office:value-type="float" office:value="0.970105890612182" calcext:value-type="float">
            <text:p>0.970105890612182</text:p>
          </table:table-cell>
          <table:table-cell table:formula="of:=[.$I123]-[.$H123]" office:value-type="float" office:value="0.00287963177618877" calcext:value-type="float">
            <text:p>0.002879631776189</text:p>
          </table:table-cell>
          <table:table-cell table:formula="of:=[.$B123]/[.$J123]" office:value-type="float" office:value="1.28488650201554" calcext:value-type="float">
            <text:p>1.28488650201554</text:p>
          </table:table-cell>
          <table:table-cell table:formula="of:=[.$C123]/[.$J123]" office:value-type="float" office:value="117.549751603314" calcext:value-type="float">
            <text:p>117.549751603314</text:p>
          </table:table-cell>
          <table:table-cell table:formula="of:=[.$D123]/[.$J123]" office:value-type="float" office:value="89.8726018166548" calcext:value-type="float">
            <text:p>89.8726018166548</text:p>
          </table:table-cell>
          <table:table-cell table:formula="of:=299792.458/[.$A123]" office:value-type="float" office:value="598.388139720559" calcext:value-type="float">
            <text:p>598.388139720559</text:p>
          </table:table-cell>
          <table:table-cell table:formula="of:=299792.458/[.$E123]" office:value-type="float" office:value="598.98593006993" calcext:value-type="float">
            <text:p>598.98593006993</text:p>
          </table:table-cell>
          <table:table-cell table:formula="of:=299792.458/[.$F123]" office:value-type="float" office:value="597.791541375872" calcext:value-type="float">
            <text:p>597.791541375872</text:p>
          </table:table-cell>
          <table:table-cell table:formula="of:=[.$O123]-[.$P123]" office:value-type="float" office:value="1.19438869405769" calcext:value-type="float">
            <text:p>1.19438869405769</text:p>
          </table:table-cell>
          <table:table-cell table:formula="of:=[.$B123]/[.$Q123]" office:value-type="float" office:value="0.00309781900850886" calcext:value-type="float">
            <text:p>0.003097819008509</text:p>
          </table:table-cell>
          <table:table-cell table:formula="of:=[.$C123]/[.$Q123]" office:value-type="float" office:value="0.283408576859527" calcext:value-type="float">
            <text:p>0.283408576859527</text:p>
          </table:table-cell>
          <table:table-cell table:formula="of:=[.$D123]/[.$Q123]" office:value-type="float" office:value="0.216679880919485" calcext:value-type="float">
            <text:p>0.21667988091948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2464" calcext:value-type="float">
            <text:p>0.2464</text:p>
          </table:table-cell>
          <table:table-cell table:formula="of:=[.$A124]-0.5" office:value-type="float" office:value="501.5" calcext:value-type="float">
            <text:p>501.5</text:p>
          </table:table-cell>
          <table:table-cell table:formula="of:=[.$A124]+0.5" office:value-type="float" office:value="502.5" calcext:value-type="float">
            <text:p>502.5</text:p>
          </table:table-cell>
          <table:table-cell table:formula="of:=LOG([.$A124];2)-8" office:value-type="float" office:value="0.971543553950772" calcext:value-type="float">
            <text:p>0.971543553950772</text:p>
          </table:table-cell>
          <table:table-cell table:formula="of:=LOG([.$E124];2)-8" office:value-type="float" office:value="0.970105890612182" calcext:value-type="float">
            <text:p>0.970105890612182</text:p>
          </table:table-cell>
          <table:table-cell table:formula="of:=LOG([.$F124];2)-8" office:value-type="float" office:value="0.972979786066292" calcext:value-type="float">
            <text:p>0.972979786066292</text:p>
          </table:table-cell>
          <table:table-cell table:formula="of:=[.$I124]-[.$H124]" office:value-type="float" office:value="0.0028738954541101" calcext:value-type="float">
            <text:p>0.00287389545411</text:p>
          </table:table-cell>
          <table:table-cell table:formula="of:=[.$B124]/[.$J124]" office:value-type="float" office:value="1.00908333177276" calcext:value-type="float">
            <text:p>1.00908333177276</text:p>
          </table:table-cell>
          <table:table-cell table:formula="of:=[.$C124]/[.$J124]" office:value-type="float" office:value="123.456126245853" calcext:value-type="float">
            <text:p>123.456126245853</text:p>
          </table:table-cell>
          <table:table-cell table:formula="of:=[.$D124]/[.$J124]" office:value-type="float" office:value="85.7372872237267" calcext:value-type="float">
            <text:p>85.7372872237267</text:p>
          </table:table-cell>
          <table:table-cell table:formula="of:=299792.458/[.$A124]" office:value-type="float" office:value="597.196131474104" calcext:value-type="float">
            <text:p>597.196131474104</text:p>
          </table:table-cell>
          <table:table-cell table:formula="of:=299792.458/[.$E124]" office:value-type="float" office:value="597.791541375872" calcext:value-type="float">
            <text:p>597.791541375872</text:p>
          </table:table-cell>
          <table:table-cell table:formula="of:=299792.458/[.$F124]" office:value-type="float" office:value="596.601906467662" calcext:value-type="float">
            <text:p>596.601906467662</text:p>
          </table:table-cell>
          <table:table-cell table:formula="of:=[.$O124]-[.$P124]" office:value-type="float" office:value="1.18963490821068" calcext:value-type="float">
            <text:p>1.18963490821068</text:p>
          </table:table-cell>
          <table:table-cell table:formula="of:=[.$B124]/[.$Q124]" office:value-type="float" office:value="0.00243772268280348" calcext:value-type="float">
            <text:p>0.002437722682803</text:p>
          </table:table-cell>
          <table:table-cell table:formula="of:=[.$C124]/[.$Q124]" office:value-type="float" office:value="0.298242761330577" calcext:value-type="float">
            <text:p>0.298242761330577</text:p>
          </table:table-cell>
          <table:table-cell table:formula="of:=[.$D124]/[.$Q124]" office:value-type="float" office:value="0.20712236863544" calcext:value-type="float">
            <text:p>0.2071223686354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2346" calcext:value-type="float">
            <text:p>0.2346</text:p>
          </table:table-cell>
          <table:table-cell table:formula="of:=[.$A125]-0.5" office:value-type="float" office:value="502.5" calcext:value-type="float">
            <text:p>502.5</text:p>
          </table:table-cell>
          <table:table-cell table:formula="of:=[.$A125]+0.5" office:value-type="float" office:value="503.5" calcext:value-type="float">
            <text:p>503.5</text:p>
          </table:table-cell>
          <table:table-cell table:formula="of:=LOG([.$A125];2)-8" office:value-type="float" office:value="0.974414589805528" calcext:value-type="float">
            <text:p>0.974414589805528</text:p>
          </table:table-cell>
          <table:table-cell table:formula="of:=LOG([.$E125];2)-8" office:value-type="float" office:value="0.972979786066292" calcext:value-type="float">
            <text:p>0.972979786066292</text:p>
          </table:table-cell>
          <table:table-cell table:formula="of:=LOG([.$F125];2)-8" office:value-type="float" office:value="0.975847968006786" calcext:value-type="float">
            <text:p>0.975847968006786</text:p>
          </table:table-cell>
          <table:table-cell table:formula="of:=[.$I125]-[.$H125]" office:value-type="float" office:value="0.0028681819404941" calcext:value-type="float">
            <text:p>0.002868181940494</text:p>
          </table:table-cell>
          <table:table-cell table:formula="of:=[.$B125]/[.$J125]" office:value-type="float" office:value="0.83676700076654" calcext:value-type="float">
            <text:p>0.83676700076654</text:p>
          </table:table-cell>
          <table:table-cell table:formula="of:=[.$C125]/[.$J125]" office:value-type="float" office:value="129.594289243718" calcext:value-type="float">
            <text:p>129.594289243718</text:p>
          </table:table-cell>
          <table:table-cell table:formula="of:=[.$D125]/[.$J125]" office:value-type="float" office:value="81.7939743249293" calcext:value-type="float">
            <text:p>81.7939743249293</text:p>
          </table:table-cell>
          <table:table-cell table:formula="of:=299792.458/[.$A125]" office:value-type="float" office:value="596.008862823062" calcext:value-type="float">
            <text:p>596.008862823062</text:p>
          </table:table-cell>
          <table:table-cell table:formula="of:=299792.458/[.$E125]" office:value-type="float" office:value="596.601906467662" calcext:value-type="float">
            <text:p>596.601906467662</text:p>
          </table:table-cell>
          <table:table-cell table:formula="of:=299792.458/[.$F125]" office:value-type="float" office:value="595.416997020854" calcext:value-type="float">
            <text:p>595.416997020854</text:p>
          </table:table-cell>
          <table:table-cell table:formula="of:=[.$O125]-[.$P125]" office:value-type="float" office:value="1.18490944680775" calcext:value-type="float">
            <text:p>1.18490944680775</text:p>
          </table:table-cell>
          <table:table-cell table:formula="of:=[.$B125]/[.$Q125]" office:value-type="float" office:value="0.00202547123450303" calcext:value-type="float">
            <text:p>0.002025471234503</text:p>
          </table:table-cell>
          <table:table-cell table:formula="of:=[.$C125]/[.$Q125]" office:value-type="float" office:value="0.313694857443657" calcext:value-type="float">
            <text:p>0.313694857443657</text:p>
          </table:table-cell>
          <table:table-cell table:formula="of:=[.$D125]/[.$Q125]" office:value-type="float" office:value="0.197989813172671" calcext:value-type="float">
            <text:p>0.19798981317267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2233" calcext:value-type="float">
            <text:p>0.2233</text:p>
          </table:table-cell>
          <table:table-cell table:formula="of:=[.$A126]-0.5" office:value-type="float" office:value="503.5" calcext:value-type="float">
            <text:p>503.5</text:p>
          </table:table-cell>
          <table:table-cell table:formula="of:=[.$A126]+0.5" office:value-type="float" office:value="504.5" calcext:value-type="float">
            <text:p>504.5</text:p>
          </table:table-cell>
          <table:table-cell table:formula="of:=LOG([.$A126];2)-8" office:value-type="float" office:value="0.977279923499918" calcext:value-type="float">
            <text:p>0.977279923499918</text:p>
          </table:table-cell>
          <table:table-cell table:formula="of:=LOG([.$E126];2)-8" office:value-type="float" office:value="0.975847968006786" calcext:value-type="float">
            <text:p>0.975847968006786</text:p>
          </table:table-cell>
          <table:table-cell table:formula="of:=LOG([.$F126];2)-8" office:value-type="float" office:value="0.978710459106358" calcext:value-type="float">
            <text:p>0.978710459106358</text:p>
          </table:table-cell>
          <table:table-cell table:formula="of:=[.$I126]-[.$H126]" office:value-type="float" office:value="0.00286249109957204" calcext:value-type="float">
            <text:p>0.002862491099572</text:p>
          </table:table-cell>
          <table:table-cell table:formula="of:=[.$B126]/[.$J126]" office:value-type="float" office:value="0.768561341668071" calcext:value-type="float">
            <text:p>0.768561341668071</text:p>
          </table:table-cell>
          <table:table-cell table:formula="of:=[.$C126]/[.$J126]" office:value-type="float" office:value="136.000422868809" calcext:value-type="float">
            <text:p>136.000422868809</text:p>
          </table:table-cell>
          <table:table-cell table:formula="of:=[.$D126]/[.$J126]" office:value-type="float" office:value="78.0089761793092" calcext:value-type="float">
            <text:p>78.0089761793092</text:p>
          </table:table-cell>
          <table:table-cell table:formula="of:=299792.458/[.$A126]" office:value-type="float" office:value="594.826305555556" calcext:value-type="float">
            <text:p>594.826305555556</text:p>
          </table:table-cell>
          <table:table-cell table:formula="of:=299792.458/[.$E126]" office:value-type="float" office:value="595.416997020854" calcext:value-type="float">
            <text:p>595.416997020854</text:p>
          </table:table-cell>
          <table:table-cell table:formula="of:=299792.458/[.$F126]" office:value-type="float" office:value="594.23678493558" calcext:value-type="float">
            <text:p>594.23678493558</text:p>
          </table:table-cell>
          <table:table-cell table:formula="of:=[.$O126]-[.$P126]" office:value-type="float" office:value="1.18021208527421" calcext:value-type="float">
            <text:p>1.18021208527421</text:p>
          </table:table-cell>
          <table:table-cell table:formula="of:=[.$B126]/[.$Q126]" office:value-type="float" office:value="0.00186407174392631" calcext:value-type="float">
            <text:p>0.001864071743926</text:p>
          </table:table-cell>
          <table:table-cell table:formula="of:=[.$C126]/[.$Q126]" office:value-type="float" office:value="0.329855968141142" calcext:value-type="float">
            <text:p>0.329855968141142</text:p>
          </table:table-cell>
          <table:table-cell table:formula="of:=[.$D126]/[.$Q126]" office:value-type="float" office:value="0.189203282008521" calcext:value-type="float">
            <text:p>0.18920328200852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2123" calcext:value-type="float">
            <text:p>0.2123</text:p>
          </table:table-cell>
          <table:table-cell table:formula="of:=[.$A127]-0.5" office:value-type="float" office:value="504.5" calcext:value-type="float">
            <text:p>504.5</text:p>
          </table:table-cell>
          <table:table-cell table:formula="of:=[.$A127]+0.5" office:value-type="float" office:value="505.5" calcext:value-type="float">
            <text:p>505.5</text:p>
          </table:table-cell>
          <table:table-cell table:formula="of:=LOG([.$A127];2)-8" office:value-type="float" office:value="0.980139577639157" calcext:value-type="float">
            <text:p>0.980139577639157</text:p>
          </table:table-cell>
          <table:table-cell table:formula="of:=LOG([.$E127];2)-8" office:value-type="float" office:value="0.978710459106358" calcext:value-type="float">
            <text:p>0.978710459106358</text:p>
          </table:table-cell>
          <table:table-cell table:formula="of:=LOG([.$F127];2)-8" office:value-type="float" office:value="0.981567281903015" calcext:value-type="float">
            <text:p>0.981567281903015</text:p>
          </table:table-cell>
          <table:table-cell table:formula="of:=[.$I127]-[.$H127]" office:value-type="float" office:value="0.002856822796657" calcext:value-type="float">
            <text:p>0.002856822796657</text:p>
          </table:table-cell>
          <table:table-cell table:formula="of:=[.$B127]/[.$J127]" office:value-type="float" office:value="0.840094108324967" calcext:value-type="float">
            <text:p>0.840094108324967</text:p>
          </table:table-cell>
          <table:table-cell table:formula="of:=[.$C127]/[.$J127]" office:value-type="float" office:value="142.570970966983" calcext:value-type="float">
            <text:p>142.570970966983</text:p>
          </table:table-cell>
          <table:table-cell table:formula="of:=[.$D127]/[.$J127]" office:value-type="float" office:value="74.3133246655794" calcext:value-type="float">
            <text:p>74.3133246655794</text:p>
          </table:table-cell>
          <table:table-cell table:formula="of:=299792.458/[.$A127]" office:value-type="float" office:value="593.648431683168" calcext:value-type="float">
            <text:p>593.648431683168</text:p>
          </table:table-cell>
          <table:table-cell table:formula="of:=299792.458/[.$E127]" office:value-type="float" office:value="594.23678493558" calcext:value-type="float">
            <text:p>594.23678493558</text:p>
          </table:table-cell>
          <table:table-cell table:formula="of:=299792.458/[.$F127]" office:value-type="float" office:value="593.061242334322" calcext:value-type="float">
            <text:p>593.061242334322</text:p>
          </table:table-cell>
          <table:table-cell table:formula="of:=[.$O127]-[.$P127]" office:value-type="float" office:value="1.17554260125735" calcext:value-type="float">
            <text:p>1.17554260125735</text:p>
          </table:table-cell>
          <table:table-cell table:formula="of:=[.$B127]/[.$Q127]" office:value-type="float" office:value="0.00204161039968521" calcext:value-type="float">
            <text:p>0.002041610399685</text:p>
          </table:table-cell>
          <table:table-cell table:formula="of:=[.$C127]/[.$Q127]" office:value-type="float" office:value="0.346478298246577" calcext:value-type="float">
            <text:p>0.346478298246577</text:p>
          </table:table-cell>
          <table:table-cell table:formula="of:=[.$D127]/[.$Q127]" office:value-type="float" office:value="0.180597453272154" calcext:value-type="float">
            <text:p>0.18059745327215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201" calcext:value-type="float">
            <text:p>0.201</text:p>
          </table:table-cell>
          <table:table-cell table:formula="of:=[.$A128]-0.5" office:value-type="float" office:value="505.5" calcext:value-type="float">
            <text:p>505.5</text:p>
          </table:table-cell>
          <table:table-cell table:formula="of:=[.$A128]+0.5" office:value-type="float" office:value="506.5" calcext:value-type="float">
            <text:p>506.5</text:p>
          </table:table-cell>
          <table:table-cell table:formula="of:=LOG([.$A128];2)-8" office:value-type="float" office:value="0.98299357469431" calcext:value-type="float">
            <text:p>0.98299357469431</text:p>
          </table:table-cell>
          <table:table-cell table:formula="of:=LOG([.$E128];2)-8" office:value-type="float" office:value="0.981567281903015" calcext:value-type="float">
            <text:p>0.981567281903015</text:p>
          </table:table-cell>
          <table:table-cell table:formula="of:=LOG([.$F128];2)-8" office:value-type="float" office:value="0.984418458801137" calcext:value-type="float">
            <text:p>0.984418458801137</text:p>
          </table:table-cell>
          <table:table-cell table:formula="of:=[.$I128]-[.$H128]" office:value-type="float" office:value="0.00285117689812253" calcext:value-type="float">
            <text:p>0.002851176898123</text:p>
          </table:table-cell>
          <table:table-cell table:formula="of:=[.$B128]/[.$J128]" office:value-type="float" office:value="1.01712384170537" calcext:value-type="float">
            <text:p>1.01712384170537</text:p>
          </table:table-cell>
          <table:table-cell table:formula="of:=[.$C128]/[.$J128]" office:value-type="float" office:value="149.271692079244" calcext:value-type="float">
            <text:p>149.271692079244</text:p>
          </table:table-cell>
          <table:table-cell table:formula="of:=[.$D128]/[.$J128]" office:value-type="float" office:value="70.4972042009587" calcext:value-type="float">
            <text:p>70.4972042009587</text:p>
          </table:table-cell>
          <table:table-cell table:formula="of:=299792.458/[.$A128]" office:value-type="float" office:value="592.475213438735" calcext:value-type="float">
            <text:p>592.475213438735</text:p>
          </table:table-cell>
          <table:table-cell table:formula="of:=299792.458/[.$E128]" office:value-type="float" office:value="593.061242334322" calcext:value-type="float">
            <text:p>593.061242334322</text:p>
          </table:table-cell>
          <table:table-cell table:formula="of:=299792.458/[.$F128]" office:value-type="float" office:value="591.890341559724" calcext:value-type="float">
            <text:p>591.890341559724</text:p>
          </table:table-cell>
          <table:table-cell table:formula="of:=[.$O128]-[.$P128]" office:value-type="float" office:value="1.17090077459886" calcext:value-type="float">
            <text:p>1.17090077459886</text:p>
          </table:table-cell>
          <table:table-cell table:formula="of:=[.$B128]/[.$Q128]" office:value-type="float" office:value="0.00247672566532677" calcext:value-type="float">
            <text:p>0.002476725665327</text:p>
          </table:table-cell>
          <table:table-cell table:formula="of:=[.$C128]/[.$Q128]" office:value-type="float" office:value="0.363480842470025" calcext:value-type="float">
            <text:p>0.363480842470025</text:p>
          </table:table-cell>
          <table:table-cell table:formula="of:=[.$D128]/[.$Q128]" office:value-type="float" office:value="0.171662709907131" calcext:value-type="float">
            <text:p>0.17166270990713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1899" calcext:value-type="float">
            <text:p>0.1899</text:p>
          </table:table-cell>
          <table:table-cell table:formula="of:=[.$A129]-0.5" office:value-type="float" office:value="506.5" calcext:value-type="float">
            <text:p>506.5</text:p>
          </table:table-cell>
          <table:table-cell table:formula="of:=[.$A129]+0.5" office:value-type="float" office:value="507.5" calcext:value-type="float">
            <text:p>507.5</text:p>
          </table:table-cell>
          <table:table-cell table:formula="of:=LOG([.$A129];2)-8" office:value-type="float" office:value="0.985841937003341" calcext:value-type="float">
            <text:p>0.985841937003341</text:p>
          </table:table-cell>
          <table:table-cell table:formula="of:=LOG([.$E129];2)-8" office:value-type="float" office:value="0.984418458801137" calcext:value-type="float">
            <text:p>0.984418458801137</text:p>
          </table:table-cell>
          <table:table-cell table:formula="of:=LOG([.$F129];2)-8" office:value-type="float" office:value="0.987264012072538" calcext:value-type="float">
            <text:p>0.987264012072538</text:p>
          </table:table-cell>
          <table:table-cell table:formula="of:=[.$I129]-[.$H129]" office:value-type="float" office:value="0.0028455532714009" calcext:value-type="float">
            <text:p>0.002845553271401</text:p>
          </table:table-cell>
          <table:table-cell table:formula="of:=[.$B129]/[.$J129]" office:value-type="float" office:value="1.33541692513429" calcext:value-type="float">
            <text:p>1.33541692513429</text:p>
          </table:table-cell>
          <table:table-cell table:formula="of:=[.$C129]/[.$J129]" office:value-type="float" office:value="156.138352588727" calcext:value-type="float">
            <text:p>156.138352588727</text:p>
          </table:table-cell>
          <table:table-cell table:formula="of:=[.$D129]/[.$J129]" office:value-type="float" office:value="66.7357037060529" calcext:value-type="float">
            <text:p>66.7357037060529</text:p>
          </table:table-cell>
          <table:table-cell table:formula="of:=299792.458/[.$A129]" office:value-type="float" office:value="591.306623274162" calcext:value-type="float">
            <text:p>591.306623274162</text:p>
          </table:table-cell>
          <table:table-cell table:formula="of:=299792.458/[.$E129]" office:value-type="float" office:value="591.890341559724" calcext:value-type="float">
            <text:p>591.890341559724</text:p>
          </table:table-cell>
          <table:table-cell table:formula="of:=299792.458/[.$F129]" office:value-type="float" office:value="590.724055172414" calcext:value-type="float">
            <text:p>590.724055172414</text:p>
          </table:table-cell>
          <table:table-cell table:formula="of:=[.$O129]-[.$P129]" office:value-type="float" office:value="1.16628638730981" calcext:value-type="float">
            <text:p>1.16628638730981</text:p>
          </table:table-cell>
          <table:table-cell table:formula="of:=[.$B129]/[.$Q129]" office:value-type="float" office:value="0.00325820488119148" calcext:value-type="float">
            <text:p>0.003258204881191</text:p>
          </table:table-cell>
          <table:table-cell table:formula="of:=[.$C129]/[.$Q129]" office:value-type="float" office:value="0.380952744398256" calcext:value-type="float">
            <text:p>0.380952744398256</text:p>
          </table:table-cell>
          <table:table-cell table:formula="of:=[.$D129]/[.$Q129]" office:value-type="float" office:value="0.162824501825858" calcext:value-type="float">
            <text:p>0.16282450182585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4635" calcext:value-type="float">
            <text:p>0.4635</text:p>
          </table:table-cell>
          <table:table-cell office:value-type="float" office:value="0.179" calcext:value-type="float">
            <text:p>0.179</text:p>
          </table:table-cell>
          <table:table-cell table:formula="of:=[.$A130]-0.5" office:value-type="float" office:value="507.5" calcext:value-type="float">
            <text:p>507.5</text:p>
          </table:table-cell>
          <table:table-cell table:formula="of:=[.$A130]+0.5" office:value-type="float" office:value="508.5" calcext:value-type="float">
            <text:p>508.5</text:p>
          </table:table-cell>
          <table:table-cell table:formula="of:=LOG([.$A130];2)-8" office:value-type="float" office:value="0.988684686772166" calcext:value-type="float">
            <text:p>0.988684686772166</text:p>
          </table:table-cell>
          <table:table-cell table:formula="of:=LOG([.$E130];2)-8" office:value-type="float" office:value="0.987264012072538" calcext:value-type="float">
            <text:p>0.987264012072538</text:p>
          </table:table-cell>
          <table:table-cell table:formula="of:=LOG([.$F130];2)-8" office:value-type="float" office:value="0.9901039638575" calcext:value-type="float">
            <text:p>0.9901039638575</text:p>
          </table:table-cell>
          <table:table-cell table:formula="of:=[.$I130]-[.$H130]" office:value-type="float" office:value="0.00283995178496177" calcext:value-type="float">
            <text:p>0.002839951784962</text:p>
          </table:table-cell>
          <table:table-cell table:formula="of:=[.$B130]/[.$J130]" office:value-type="float" office:value="1.83101700089954" calcext:value-type="float">
            <text:p>1.83101700089954</text:p>
          </table:table-cell>
          <table:table-cell table:formula="of:=[.$C130]/[.$J130]" office:value-type="float" office:value="163.206996137873" calcext:value-type="float">
            <text:p>163.206996137873</text:p>
          </table:table-cell>
          <table:table-cell table:formula="of:=[.$D130]/[.$J130]" office:value-type="float" office:value="63.0292390694265" calcext:value-type="float">
            <text:p>63.0292390694265</text:p>
          </table:table-cell>
          <table:table-cell table:formula="of:=299792.458/[.$A130]" office:value-type="float" office:value="590.142633858268" calcext:value-type="float">
            <text:p>590.142633858268</text:p>
          </table:table-cell>
          <table:table-cell table:formula="of:=299792.458/[.$E130]" office:value-type="float" office:value="590.724055172414" calcext:value-type="float">
            <text:p>590.724055172414</text:p>
          </table:table-cell>
          <table:table-cell table:formula="of:=299792.458/[.$F130]" office:value-type="float" office:value="589.562355948869" calcext:value-type="float">
            <text:p>589.562355948869</text:p>
          </table:table-cell>
          <table:table-cell table:formula="of:=[.$O130]-[.$P130]" office:value-type="float" office:value="1.16169922354459" calcext:value-type="float">
            <text:p>1.16169922354459</text:p>
          </table:table-cell>
          <table:table-cell table:formula="of:=[.$B130]/[.$Q130]" office:value-type="float" office:value="0.00447620166615392" calcext:value-type="float">
            <text:p>0.004476201666154</text:p>
          </table:table-cell>
          <table:table-cell table:formula="of:=[.$C130]/[.$Q130]" office:value-type="float" office:value="0.398984513896604" calcext:value-type="float">
            <text:p>0.398984513896604</text:p>
          </table:table-cell>
          <table:table-cell table:formula="of:=[.$D130]/[.$Q130]" office:value-type="float" office:value="0.154084634277221" calcext:value-type="float">
            <text:p>0.15408463427722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483" calcext:value-type="float">
            <text:p>0.483</text:p>
          </table:table-cell>
          <table:table-cell office:value-type="float" office:value="0.1685" calcext:value-type="float">
            <text:p>0.1685</text:p>
          </table:table-cell>
          <table:table-cell table:formula="of:=[.$A131]-0.5" office:value-type="float" office:value="508.5" calcext:value-type="float">
            <text:p>508.5</text:p>
          </table:table-cell>
          <table:table-cell table:formula="of:=[.$A131]+0.5" office:value-type="float" office:value="509.5" calcext:value-type="float">
            <text:p>509.5</text:p>
          </table:table-cell>
          <table:table-cell table:formula="of:=LOG([.$A131];2)-8" office:value-type="float" office:value="0.991521846075695" calcext:value-type="float">
            <text:p>0.991521846075695</text:p>
          </table:table-cell>
          <table:table-cell table:formula="of:=LOG([.$E131];2)-8" office:value-type="float" office:value="0.9901039638575" calcext:value-type="float">
            <text:p>0.9901039638575</text:p>
          </table:table-cell>
          <table:table-cell table:formula="of:=LOG([.$F131];2)-8" office:value-type="float" office:value="0.992938336165814" calcext:value-type="float">
            <text:p>0.992938336165814</text:p>
          </table:table-cell>
          <table:table-cell table:formula="of:=[.$I131]-[.$H131]" office:value-type="float" office:value="0.00283437230831396" calcext:value-type="float">
            <text:p>0.002834372308314</text:p>
          </table:table-cell>
          <table:table-cell table:formula="of:=[.$B131]/[.$J131]" office:value-type="float" office:value="2.4696826099617" calcext:value-type="float">
            <text:p>2.4696826099617</text:p>
          </table:table-cell>
          <table:table-cell table:formula="of:=[.$C131]/[.$J131]" office:value-type="float" office:value="170.408100087358" calcext:value-type="float">
            <text:p>170.408100087358</text:p>
          </table:table-cell>
          <table:table-cell table:formula="of:=[.$D131]/[.$J131]" office:value-type="float" office:value="59.4487885397925" calcext:value-type="float">
            <text:p>59.4487885397925</text:p>
          </table:table-cell>
          <table:table-cell table:formula="of:=299792.458/[.$A131]" office:value-type="float" office:value="588.983218074656" calcext:value-type="float">
            <text:p>588.983218074656</text:p>
          </table:table-cell>
          <table:table-cell table:formula="of:=299792.458/[.$E131]" office:value-type="float" office:value="589.562355948869" calcext:value-type="float">
            <text:p>589.562355948869</text:p>
          </table:table-cell>
          <table:table-cell table:formula="of:=299792.458/[.$F131]" office:value-type="float" office:value="588.405216879294" calcext:value-type="float">
            <text:p>588.405216879294</text:p>
          </table:table-cell>
          <table:table-cell table:formula="of:=[.$O131]-[.$P131]" office:value-type="float" office:value="1.15713906957569" calcext:value-type="float">
            <text:p>1.15713906957569</text:p>
          </table:table-cell>
          <table:table-cell table:formula="of:=[.$B131]/[.$Q131]" office:value-type="float" office:value="0.00604940251699116" calcext:value-type="float">
            <text:p>0.006049402516991</text:p>
          </table:table-cell>
          <table:table-cell table:formula="of:=[.$C131]/[.$Q131]" office:value-type="float" office:value="0.41740877367239" calcext:value-type="float">
            <text:p>0.41740877367239</text:p>
          </table:table-cell>
          <table:table-cell table:formula="of:=[.$D131]/[.$Q131]" office:value-type="float" office:value="0.145617760587573" calcext:value-type="float">
            <text:p>0.14561776058757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503" calcext:value-type="float">
            <text:p>0.503</text:p>
          </table:table-cell>
          <table:table-cell office:value-type="float" office:value="0.1582" calcext:value-type="float">
            <text:p>0.1582</text:p>
          </table:table-cell>
          <table:table-cell table:formula="of:=[.$A132]-0.5" office:value-type="float" office:value="509.5" calcext:value-type="float">
            <text:p>509.5</text:p>
          </table:table-cell>
          <table:table-cell table:formula="of:=[.$A132]+0.5" office:value-type="float" office:value="510.5" calcext:value-type="float">
            <text:p>510.5</text:p>
          </table:table-cell>
          <table:table-cell table:formula="of:=LOG([.$A132];2)-8" office:value-type="float" office:value="0.994353436858859" calcext:value-type="float">
            <text:p>0.994353436858859</text:p>
          </table:table-cell>
          <table:table-cell table:formula="of:=LOG([.$E132];2)-8" office:value-type="float" office:value="0.992938336165814" calcext:value-type="float">
            <text:p>0.992938336165814</text:p>
          </table:table-cell>
          <table:table-cell table:formula="of:=LOG([.$F132];2)-8" office:value-type="float" office:value="0.995767150877802" calcext:value-type="float">
            <text:p>0.995767150877802</text:p>
          </table:table-cell>
          <table:table-cell table:formula="of:=[.$I132]-[.$H132]" office:value-type="float" office:value="0.0028288147119877" calcext:value-type="float">
            <text:p>0.002828814711988</text:p>
          </table:table-cell>
          <table:table-cell table:formula="of:=[.$B132]/[.$J132]" office:value-type="float" office:value="3.28759602408361" calcext:value-type="float">
            <text:p>3.28759602408361</text:p>
          </table:table-cell>
          <table:table-cell table:formula="of:=[.$C132]/[.$J132]" office:value-type="float" office:value="177.812989259576" calcext:value-type="float">
            <text:p>177.812989259576</text:p>
          </table:table-cell>
          <table:table-cell table:formula="of:=[.$D132]/[.$J132]" office:value-type="float" office:value="55.924482904304" calcext:value-type="float">
            <text:p>55.924482904304</text:p>
          </table:table-cell>
          <table:table-cell table:formula="of:=299792.458/[.$A132]" office:value-type="float" office:value="587.828349019608" calcext:value-type="float">
            <text:p>587.828349019608</text:p>
          </table:table-cell>
          <table:table-cell table:formula="of:=299792.458/[.$E132]" office:value-type="float" office:value="588.405216879294" calcext:value-type="float">
            <text:p>588.405216879294</text:p>
          </table:table-cell>
          <table:table-cell table:formula="of:=299792.458/[.$F132]" office:value-type="float" office:value="587.252611165524" calcext:value-type="float">
            <text:p>587.252611165524</text:p>
          </table:table-cell>
          <table:table-cell table:formula="of:=[.$O132]-[.$P132]" office:value-type="float" office:value="1.1526057137695" calcext:value-type="float">
            <text:p>1.1526057137695</text:p>
          </table:table-cell>
          <table:table-cell table:formula="of:=[.$B132]/[.$Q132]" office:value-type="float" office:value="0.00806867421261092" calcext:value-type="float">
            <text:p>0.008068674212611</text:p>
          </table:table-cell>
          <table:table-cell table:formula="of:=[.$C132]/[.$Q132]" office:value-type="float" office:value="0.43640248698315" calcext:value-type="float">
            <text:p>0.43640248698315</text:p>
          </table:table-cell>
          <table:table-cell table:formula="of:=[.$D132]/[.$Q132]" office:value-type="float" office:value="0.137254221552156" calcext:value-type="float">
            <text:p>0.13725422155215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5237" calcext:value-type="float">
            <text:p>0.5237</text:p>
          </table:table-cell>
          <table:table-cell office:value-type="float" office:value="0.1481" calcext:value-type="float">
            <text:p>0.1481</text:p>
          </table:table-cell>
          <table:table-cell table:formula="of:=[.$A133]-0.5" office:value-type="float" office:value="510.5" calcext:value-type="float">
            <text:p>510.5</text:p>
          </table:table-cell>
          <table:table-cell table:formula="of:=[.$A133]+0.5" office:value-type="float" office:value="511.5" calcext:value-type="float">
            <text:p>511.5</text:p>
          </table:table-cell>
          <table:table-cell table:formula="of:=LOG([.$A133];2)-8" office:value-type="float" office:value="0.997179480937621" calcext:value-type="float">
            <text:p>0.997179480937621</text:p>
          </table:table-cell>
          <table:table-cell table:formula="of:=LOG([.$E133];2)-8" office:value-type="float" office:value="0.995767150877802" calcext:value-type="float">
            <text:p>0.995767150877802</text:p>
          </table:table-cell>
          <table:table-cell table:formula="of:=LOG([.$F133];2)-8" office:value-type="float" office:value="0.998590429745329" calcext:value-type="float">
            <text:p>0.998590429745329</text:p>
          </table:table-cell>
          <table:table-cell table:formula="of:=[.$I133]-[.$H133]" office:value-type="float" office:value="0.00282327886752753" calcext:value-type="float">
            <text:p>0.002823278867528</text:p>
          </table:table-cell>
          <table:table-cell table:formula="of:=[.$B133]/[.$J133]" office:value-type="float" office:value="4.32121677398594" calcext:value-type="float">
            <text:p>4.32121677398594</text:p>
          </table:table-cell>
          <table:table-cell table:formula="of:=[.$C133]/[.$J133]" office:value-type="float" office:value="185.49354299479" calcext:value-type="float">
            <text:p>185.49354299479</text:p>
          </table:table-cell>
          <table:table-cell table:formula="of:=[.$D133]/[.$J133]" office:value-type="float" office:value="52.4567380514194" calcext:value-type="float">
            <text:p>52.4567380514194</text:p>
          </table:table-cell>
          <table:table-cell table:formula="of:=299792.458/[.$A133]" office:value-type="float" office:value="586.678" calcext:value-type="float">
            <text:p>586.678</text:p>
          </table:table-cell>
          <table:table-cell table:formula="of:=299792.458/[.$E133]" office:value-type="float" office:value="587.252611165524" calcext:value-type="float">
            <text:p>587.252611165524</text:p>
          </table:table-cell>
          <table:table-cell table:formula="of:=299792.458/[.$F133]" office:value-type="float" office:value="586.104512218964" calcext:value-type="float">
            <text:p>586.104512218964</text:p>
          </table:table-cell>
          <table:table-cell table:formula="of:=[.$O133]-[.$P133]" office:value-type="float" office:value="1.14809894656014" calcext:value-type="float">
            <text:p>1.14809894656014</text:p>
          </table:table-cell>
          <table:table-cell table:formula="of:=[.$B133]/[.$Q133]" office:value-type="float" office:value="0.0106262618187682" calcext:value-type="float">
            <text:p>0.010626261818768</text:p>
          </table:table-cell>
          <table:table-cell table:formula="of:=[.$C133]/[.$Q133]" office:value-type="float" office:value="0.456145353646632" calcext:value-type="float">
            <text:p>0.456145353646632</text:p>
          </table:table-cell>
          <table:table-cell table:formula="of:=[.$D133]/[.$Q133]" office:value-type="float" office:value="0.128995850439309" calcext:value-type="float">
            <text:p>0.1289958504393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1384" calcext:value-type="float">
            <text:p>0.1384</text:p>
          </table:table-cell>
          <table:table-cell table:formula="of:=[.$A134]-0.5" office:value-type="float" office:value="511.5" calcext:value-type="float">
            <text:p>511.5</text:p>
          </table:table-cell>
          <table:table-cell table:formula="of:=[.$A134]+0.5" office:value-type="float" office:value="512.5" calcext:value-type="float">
            <text:p>512.5</text:p>
          </table:table-cell>
          <table:table-cell table:formula="of:=LOG([.$A134];2)-8" office:value-type="float" office:value="1" calcext:value-type="float">
            <text:p>1</text:p>
          </table:table-cell>
          <table:table-cell table:formula="of:=LOG([.$E134];2)-8" office:value-type="float" office:value="0.998590429745329" calcext:value-type="float">
            <text:p>0.998590429745329</text:p>
          </table:table-cell>
          <table:table-cell table:formula="of:=LOG([.$F134];2)-8" office:value-type="float" office:value="1.00140819439281" calcext:value-type="float">
            <text:p>1.00140819439281</text:p>
          </table:table-cell>
          <table:table-cell table:formula="of:=[.$I134]-[.$H134]" office:value-type="float" office:value="0.00281776464747985" calcext:value-type="float">
            <text:p>0.00281776464748</text:p>
          </table:table-cell>
          <table:table-cell table:formula="of:=[.$B134]/[.$J134]" office:value-type="float" office:value="5.53630340062373" calcext:value-type="float">
            <text:p>5.53630340062373</text:p>
          </table:table-cell>
          <table:table-cell table:formula="of:=[.$C134]/[.$J134]" office:value-type="float" office:value="193.309260405112" calcext:value-type="float">
            <text:p>193.309260405112</text:p>
          </table:table-cell>
          <table:table-cell table:formula="of:=[.$D134]/[.$J134]" office:value-type="float" office:value="49.1169481183541" calcext:value-type="float">
            <text:p>49.1169481183541</text:p>
          </table:table-cell>
          <table:table-cell table:formula="of:=299792.458/[.$A134]" office:value-type="float" office:value="585.53214453125" calcext:value-type="float">
            <text:p>585.53214453125</text:p>
          </table:table-cell>
          <table:table-cell table:formula="of:=299792.458/[.$E134]" office:value-type="float" office:value="586.104512218964" calcext:value-type="float">
            <text:p>586.104512218964</text:p>
          </table:table-cell>
          <table:table-cell table:formula="of:=299792.458/[.$F134]" office:value-type="float" office:value="584.960893658537" calcext:value-type="float">
            <text:p>584.960893658537</text:p>
          </table:table-cell>
          <table:table-cell table:formula="of:=[.$O134]-[.$P134]" office:value-type="float" office:value="1.14361856042729" calcext:value-type="float">
            <text:p>1.14361856042729</text:p>
          </table:table-cell>
          <table:table-cell table:formula="of:=[.$B134]/[.$Q134]" office:value-type="float" office:value="0.0136409118737732" calcext:value-type="float">
            <text:p>0.013640911873773</text:p>
          </table:table-cell>
          <table:table-cell table:formula="of:=[.$C134]/[.$Q134]" office:value-type="float" office:value="0.476295172925915" calcext:value-type="float">
            <text:p>0.476295172925915</text:p>
          </table:table-cell>
          <table:table-cell table:formula="of:=[.$D134]/[.$Q134]" office:value-type="float" office:value="0.121019372008347" calcext:value-type="float">
            <text:p>0.12101937200834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5658" calcext:value-type="float">
            <text:p>0.5658</text:p>
          </table:table-cell>
          <table:table-cell office:value-type="float" office:value="0.129" calcext:value-type="float">
            <text:p>0.129</text:p>
          </table:table-cell>
          <table:table-cell table:formula="of:=[.$A135]-0.5" office:value-type="float" office:value="512.5" calcext:value-type="float">
            <text:p>512.5</text:p>
          </table:table-cell>
          <table:table-cell table:formula="of:=[.$A135]+0.5" office:value-type="float" office:value="513.5" calcext:value-type="float">
            <text:p>513.5</text:p>
          </table:table-cell>
          <table:table-cell table:formula="of:=LOG([.$A135];2)-8" office:value-type="float" office:value="1.00281501560705" calcext:value-type="float">
            <text:p>1.00281501560705</text:p>
          </table:table-cell>
          <table:table-cell table:formula="of:=LOG([.$E135];2)-8" office:value-type="float" office:value="1.00140819439281" calcext:value-type="float">
            <text:p>1.00140819439281</text:p>
          </table:table-cell>
          <table:table-cell table:formula="of:=LOG([.$F135];2)-8" office:value-type="float" office:value="1.0042204663182" calcext:value-type="float">
            <text:p>1.0042204663182</text:p>
          </table:table-cell>
          <table:table-cell table:formula="of:=[.$I135]-[.$H135]" office:value-type="float" office:value="0.00281227192538758" calcext:value-type="float">
            <text:p>0.002812271925388</text:p>
          </table:table-cell>
          <table:table-cell table:formula="of:=[.$B135]/[.$J135]" office:value-type="float" office:value="6.93389562508703" calcext:value-type="float">
            <text:p>6.93389562508703</text:p>
          </table:table-cell>
          <table:table-cell table:formula="of:=[.$C135]/[.$J135]" office:value-type="float" office:value="201.189648444833" calcext:value-type="float">
            <text:p>201.189648444833</text:p>
          </table:table-cell>
          <table:table-cell table:formula="of:=[.$D135]/[.$J135]" office:value-type="float" office:value="45.8703864428834" calcext:value-type="float">
            <text:p>45.8703864428834</text:p>
          </table:table-cell>
          <table:table-cell table:formula="of:=299792.458/[.$A135]" office:value-type="float" office:value="584.390756335283" calcext:value-type="float">
            <text:p>584.390756335283</text:p>
          </table:table-cell>
          <table:table-cell table:formula="of:=299792.458/[.$E135]" office:value-type="float" office:value="584.960893658537" calcext:value-type="float">
            <text:p>584.960893658537</text:p>
          </table:table-cell>
          <table:table-cell table:formula="of:=299792.458/[.$F135]" office:value-type="float" office:value="583.821729308666" calcext:value-type="float">
            <text:p>583.821729308666</text:p>
          </table:table-cell>
          <table:table-cell table:formula="of:=[.$O135]-[.$P135]" office:value-type="float" office:value="1.1391643498705" calcext:value-type="float">
            <text:p>1.1391643498705</text:p>
          </table:table-cell>
          <table:table-cell table:formula="of:=[.$B135]/[.$Q135]" office:value-type="float" office:value="0.0171178109657459" calcext:value-type="float">
            <text:p>0.017117810965746</text:p>
          </table:table-cell>
          <table:table-cell table:formula="of:=[.$C135]/[.$Q135]" office:value-type="float" office:value="0.496679868944566" calcext:value-type="float">
            <text:p>0.496679868944566</text:p>
          </table:table-cell>
          <table:table-cell table:formula="of:=[.$D135]/[.$Q135]" office:value-type="float" office:value="0.113240903311857" calcext:value-type="float">
            <text:p>0.11324090331185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24" calcext:value-type="float">
            <text:p>0.024</text:p>
          </table:table-cell>
          <table:table-cell office:value-type="float" office:value="0.587" calcext:value-type="float">
            <text:p>0.587</text:p>
          </table:table-cell>
          <table:table-cell office:value-type="float" office:value="0.1201" calcext:value-type="float">
            <text:p>0.1201</text:p>
          </table:table-cell>
          <table:table-cell table:formula="of:=[.$A136]-0.5" office:value-type="float" office:value="513.5" calcext:value-type="float">
            <text:p>513.5</text:p>
          </table:table-cell>
          <table:table-cell table:formula="of:=[.$A136]+0.5" office:value-type="float" office:value="514.5" calcext:value-type="float">
            <text:p>514.5</text:p>
          </table:table-cell>
          <table:table-cell table:formula="of:=LOG([.$A136];2)-8" office:value-type="float" office:value="1.00562454919388" calcext:value-type="float">
            <text:p>1.00562454919388</text:p>
          </table:table-cell>
          <table:table-cell table:formula="of:=LOG([.$E136];2)-8" office:value-type="float" office:value="1.0042204663182" calcext:value-type="float">
            <text:p>1.0042204663182</text:p>
          </table:table-cell>
          <table:table-cell table:formula="of:=LOG([.$F136];2)-8" office:value-type="float" office:value="1.00702726689397" calcext:value-type="float">
            <text:p>1.00702726689397</text:p>
          </table:table-cell>
          <table:table-cell table:formula="of:=[.$I136]-[.$H136]" office:value-type="float" office:value="0.00280680057577243" calcext:value-type="float">
            <text:p>0.002806800575772</text:p>
          </table:table-cell>
          <table:table-cell table:formula="of:=[.$B136]/[.$J136]" office:value-type="float" office:value="8.55066092231908" calcext:value-type="float">
            <text:p>8.55066092231908</text:p>
          </table:table-cell>
          <table:table-cell table:formula="of:=[.$C136]/[.$J136]" office:value-type="float" office:value="209.134915058388" calcext:value-type="float">
            <text:p>209.134915058388</text:p>
          </table:table-cell>
          <table:table-cell table:formula="of:=[.$D136]/[.$J136]" office:value-type="float" office:value="42.7889323654384" calcext:value-type="float">
            <text:p>42.7889323654384</text:p>
          </table:table-cell>
          <table:table-cell table:formula="of:=299792.458/[.$A136]" office:value-type="float" office:value="583.253809338521" calcext:value-type="float">
            <text:p>583.253809338521</text:p>
          </table:table-cell>
          <table:table-cell table:formula="of:=299792.458/[.$E136]" office:value-type="float" office:value="583.821729308666" calcext:value-type="float">
            <text:p>583.821729308666</text:p>
          </table:table-cell>
          <table:table-cell table:formula="of:=299792.458/[.$F136]" office:value-type="float" office:value="582.686993197279" calcext:value-type="float">
            <text:p>582.686993197279</text:p>
          </table:table-cell>
          <table:table-cell table:formula="of:=[.$O136]-[.$P136]" office:value-type="float" office:value="1.13473611138716" calcext:value-type="float">
            <text:p>1.13473611138716</text:p>
          </table:table-cell>
          <table:table-cell table:formula="of:=[.$B136]/[.$Q136]" office:value-type="float" office:value="0.0211502919129464" calcext:value-type="float">
            <text:p>0.021150291912946</text:p>
          </table:table-cell>
          <table:table-cell table:formula="of:=[.$C136]/[.$Q136]" office:value-type="float" office:value="0.517300889704147" calcext:value-type="float">
            <text:p>0.517300889704147</text:p>
          </table:table-cell>
          <table:table-cell table:formula="of:=[.$D136]/[.$Q136]" office:value-type="float" office:value="0.105839585781036" calcext:value-type="float">
            <text:p>0.10583958578103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1117" calcext:value-type="float">
            <text:p>0.1117</text:p>
          </table:table-cell>
          <table:table-cell table:formula="of:=[.$A137]-0.5" office:value-type="float" office:value="514.5" calcext:value-type="float">
            <text:p>514.5</text:p>
          </table:table-cell>
          <table:table-cell table:formula="of:=[.$A137]+0.5" office:value-type="float" office:value="515.5" calcext:value-type="float">
            <text:p>515.5</text:p>
          </table:table-cell>
          <table:table-cell table:formula="of:=LOG([.$A137];2)-8" office:value-type="float" office:value="1.00842862207058" calcext:value-type="float">
            <text:p>1.00842862207058</text:p>
          </table:table-cell>
          <table:table-cell table:formula="of:=LOG([.$E137];2)-8" office:value-type="float" office:value="1.00702726689397" calcext:value-type="float">
            <text:p>1.00702726689397</text:p>
          </table:table-cell>
          <table:table-cell table:formula="of:=LOG([.$F137];2)-8" office:value-type="float" office:value="1.00982861736811" calcext:value-type="float">
            <text:p>1.00982861736811</text:p>
          </table:table-cell>
          <table:table-cell table:formula="of:=[.$I137]-[.$H137]" office:value-type="float" office:value="0.00280135047414021" calcext:value-type="float">
            <text:p>0.00280135047414</text:p>
          </table:table-cell>
          <table:table-cell table:formula="of:=[.$B137]/[.$J137]" office:value-type="float" office:value="10.3878469576112" calcext:value-type="float">
            <text:p>10.3878469576112</text:p>
          </table:table-cell>
          <table:table-cell table:formula="of:=[.$C137]/[.$J137]" office:value-type="float" office:value="217.109571120932" calcext:value-type="float">
            <text:p>217.109571120932</text:p>
          </table:table-cell>
          <table:table-cell table:formula="of:=[.$D137]/[.$J137]" office:value-type="float" office:value="39.8736256070505" calcext:value-type="float">
            <text:p>39.8736256070505</text:p>
          </table:table-cell>
          <table:table-cell table:formula="of:=299792.458/[.$A137]" office:value-type="float" office:value="582.121277669903" calcext:value-type="float">
            <text:p>582.121277669903</text:p>
          </table:table-cell>
          <table:table-cell table:formula="of:=299792.458/[.$E137]" office:value-type="float" office:value="582.686993197279" calcext:value-type="float">
            <text:p>582.686993197279</text:p>
          </table:table-cell>
          <table:table-cell table:formula="of:=299792.458/[.$F137]" office:value-type="float" office:value="581.556659553831" calcext:value-type="float">
            <text:p>581.556659553831</text:p>
          </table:table-cell>
          <table:table-cell table:formula="of:=[.$O137]-[.$P137]" office:value-type="float" office:value="1.13033364344767" calcext:value-type="float">
            <text:p>1.13033364344767</text:p>
          </table:table-cell>
          <table:table-cell table:formula="of:=[.$B137]/[.$Q137]" office:value-type="float" office:value="0.0257446110435509" calcext:value-type="float">
            <text:p>0.025744611043551</text:p>
          </table:table-cell>
          <table:table-cell table:formula="of:=[.$C137]/[.$Q137]" office:value-type="float" office:value="0.538071217755589" calcext:value-type="float">
            <text:p>0.538071217755589</text:p>
          </table:table-cell>
          <table:table-cell table:formula="of:=[.$D137]/[.$Q137]" office:value-type="float" office:value="0.0988203798475819" calcext:value-type="float">
            <text:p>0.09882037984758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104" calcext:value-type="float">
            <text:p>0.104</text:p>
          </table:table-cell>
          <table:table-cell table:formula="of:=[.$A138]-0.5" office:value-type="float" office:value="515.5" calcext:value-type="float">
            <text:p>515.5</text:p>
          </table:table-cell>
          <table:table-cell table:formula="of:=[.$A138]+0.5" office:value-type="float" office:value="516.5" calcext:value-type="float">
            <text:p>516.5</text:p>
          </table:table-cell>
          <table:table-cell table:formula="of:=LOG([.$A138];2)-8" office:value-type="float" office:value="1.01122725542325" calcext:value-type="float">
            <text:p>1.01122725542325</text:p>
          </table:table-cell>
          <table:table-cell table:formula="of:=LOG([.$E138];2)-8" office:value-type="float" office:value="1.00982861736811" calcext:value-type="float">
            <text:p>1.00982861736811</text:p>
          </table:table-cell>
          <table:table-cell table:formula="of:=LOG([.$F138];2)-8" office:value-type="float" office:value="1.01262453886506" calcext:value-type="float">
            <text:p>1.01262453886506</text:p>
          </table:table-cell>
          <table:table-cell table:formula="of:=[.$I138]-[.$H138]" office:value-type="float" office:value="0.00279592149695063" calcext:value-type="float">
            <text:p>0.002795921496951</text:p>
          </table:table-cell>
          <table:table-cell table:formula="of:=[.$B138]/[.$J138]" office:value-type="float" office:value="12.4824677796082" calcext:value-type="float">
            <text:p>12.4824677796082</text:p>
          </table:table-cell>
          <table:table-cell table:formula="of:=[.$C138]/[.$J138]" office:value-type="float" office:value="225.077850249496" calcext:value-type="float">
            <text:p>225.077850249496</text:p>
          </table:table-cell>
          <table:table-cell table:formula="of:=[.$D138]/[.$J138]" office:value-type="float" office:value="37.1970386555659" calcext:value-type="float">
            <text:p>37.1970386555659</text:p>
          </table:table-cell>
          <table:table-cell table:formula="of:=299792.458/[.$A138]" office:value-type="float" office:value="580.993135658915" calcext:value-type="float">
            <text:p>580.993135658915</text:p>
          </table:table-cell>
          <table:table-cell table:formula="of:=299792.458/[.$E138]" office:value-type="float" office:value="581.556659553831" calcext:value-type="float">
            <text:p>581.556659553831</text:p>
          </table:table-cell>
          <table:table-cell table:formula="of:=299792.458/[.$F138]" office:value-type="float" office:value="580.430702807357" calcext:value-type="float">
            <text:p>580.430702807357</text:p>
          </table:table-cell>
          <table:table-cell table:formula="of:=[.$O138]-[.$P138]" office:value-type="float" office:value="1.125956746474" calcext:value-type="float">
            <text:p>1.125956746474</text:p>
          </table:table-cell>
          <table:table-cell table:formula="of:=[.$B138]/[.$Q138]" office:value-type="float" office:value="0.0309958620606798" calcext:value-type="float">
            <text:p>0.03099586206068</text:p>
          </table:table-cell>
          <table:table-cell table:formula="of:=[.$C138]/[.$Q138]" office:value-type="float" office:value="0.558902464033977" calcext:value-type="float">
            <text:p>0.558902464033977</text:p>
          </table:table-cell>
          <table:table-cell table:formula="of:=[.$D138]/[.$Q138]" office:value-type="float" office:value="0.092365892673659" calcext:value-type="float">
            <text:p>0.09236589267365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0968" calcext:value-type="float">
            <text:p>0.0968</text:p>
          </table:table-cell>
          <table:table-cell table:formula="of:=[.$A139]-0.5" office:value-type="float" office:value="516.5" calcext:value-type="float">
            <text:p>516.5</text:p>
          </table:table-cell>
          <table:table-cell table:formula="of:=[.$A139]+0.5" office:value-type="float" office:value="517.5" calcext:value-type="float">
            <text:p>517.5</text:p>
          </table:table-cell>
          <table:table-cell table:formula="of:=LOG([.$A139];2)-8" office:value-type="float" office:value="1.01402047031493" calcext:value-type="float">
            <text:p>1.01402047031493</text:p>
          </table:table-cell>
          <table:table-cell table:formula="of:=LOG([.$E139];2)-8" office:value-type="float" office:value="1.01262453886506" calcext:value-type="float">
            <text:p>1.01262453886506</text:p>
          </table:table-cell>
          <table:table-cell table:formula="of:=LOG([.$F139];2)-8" office:value-type="float" office:value="1.01541505238669" calcext:value-type="float">
            <text:p>1.01541505238669</text:p>
          </table:table-cell>
          <table:table-cell table:formula="of:=[.$I139]-[.$H139]" office:value-type="float" office:value="0.00279051352162796" calcext:value-type="float">
            <text:p>0.002790513521628</text:p>
          </table:table-cell>
          <table:table-cell table:formula="of:=[.$B139]/[.$J139]" office:value-type="float" office:value="14.7643076016934" calcext:value-type="float">
            <text:p>14.7643076016934</text:p>
          </table:table-cell>
          <table:table-cell table:formula="of:=[.$C139]/[.$J139]" office:value-type="float" office:value="233.003708801482" calcext:value-type="float">
            <text:p>233.003708801482</text:p>
          </table:table-cell>
          <table:table-cell table:formula="of:=[.$D139]/[.$J139]" office:value-type="float" office:value="34.6889557243671" calcext:value-type="float">
            <text:p>34.6889557243671</text:p>
          </table:table-cell>
          <table:table-cell table:formula="of:=299792.458/[.$A139]" office:value-type="float" office:value="579.869357833656" calcext:value-type="float">
            <text:p>579.869357833656</text:p>
          </table:table-cell>
          <table:table-cell table:formula="of:=299792.458/[.$E139]" office:value-type="float" office:value="580.430702807357" calcext:value-type="float">
            <text:p>580.430702807357</text:p>
          </table:table-cell>
          <table:table-cell table:formula="of:=299792.458/[.$F139]" office:value-type="float" office:value="579.309097584541" calcext:value-type="float">
            <text:p>579.309097584541</text:p>
          </table:table-cell>
          <table:table-cell table:formula="of:=[.$O139]-[.$P139]" office:value-type="float" office:value="1.12160522281613" calcext:value-type="float">
            <text:p>1.12160522281613</text:p>
          </table:table-cell>
          <table:table-cell table:formula="of:=[.$B139]/[.$Q139]" office:value-type="float" office:value="0.0367330671807634" calcext:value-type="float">
            <text:p>0.036733067180764</text:p>
          </table:table-cell>
          <table:table-cell table:formula="of:=[.$C139]/[.$Q139]" office:value-type="float" office:value="0.579704861187679" calcext:value-type="float">
            <text:p>0.579704861187679</text:p>
          </table:table-cell>
          <table:table-cell table:formula="of:=[.$D139]/[.$Q139]" office:value-type="float" office:value="0.086304876288784" calcext:value-type="float">
            <text:p>0.08630487628878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48" calcext:value-type="float">
            <text:p>0.048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0901" calcext:value-type="float">
            <text:p>0.0901</text:p>
          </table:table-cell>
          <table:table-cell table:formula="of:=[.$A140]-0.5" office:value-type="float" office:value="517.5" calcext:value-type="float">
            <text:p>517.5</text:p>
          </table:table-cell>
          <table:table-cell table:formula="of:=[.$A140]+0.5" office:value-type="float" office:value="518.5" calcext:value-type="float">
            <text:p>518.5</text:p>
          </table:table-cell>
          <table:table-cell table:formula="of:=LOG([.$A140];2)-8" office:value-type="float" office:value="1.01680828768655" calcext:value-type="float">
            <text:p>1.01680828768655</text:p>
          </table:table-cell>
          <table:table-cell table:formula="of:=LOG([.$E140];2)-8" office:value-type="float" office:value="1.01541505238669" calcext:value-type="float">
            <text:p>1.01541505238669</text:p>
          </table:table-cell>
          <table:table-cell table:formula="of:=LOG([.$F140];2)-8" office:value-type="float" office:value="1.01820017881323" calcext:value-type="float">
            <text:p>1.01820017881323</text:p>
          </table:table-cell>
          <table:table-cell table:formula="of:=[.$I140]-[.$H140]" office:value-type="float" office:value="0.00278512642653794" calcext:value-type="float">
            <text:p>0.002785126426538</text:p>
          </table:table-cell>
          <table:table-cell table:formula="of:=[.$B140]/[.$J140]" office:value-type="float" office:value="17.2344061449543" calcext:value-type="float">
            <text:p>17.2344061449543</text:p>
          </table:table-cell>
          <table:table-cell table:formula="of:=[.$C140]/[.$J140]" office:value-type="float" office:value="240.814920862934" calcext:value-type="float">
            <text:p>240.814920862934</text:p>
          </table:table-cell>
          <table:table-cell table:formula="of:=[.$D140]/[.$J140]" office:value-type="float" office:value="32.3504165345912" calcext:value-type="float">
            <text:p>32.3504165345912</text:p>
          </table:table-cell>
          <table:table-cell table:formula="of:=299792.458/[.$A140]" office:value-type="float" office:value="578.749918918919" calcext:value-type="float">
            <text:p>578.749918918919</text:p>
          </table:table-cell>
          <table:table-cell table:formula="of:=299792.458/[.$E140]" office:value-type="float" office:value="579.309097584541" calcext:value-type="float">
            <text:p>579.309097584541</text:p>
          </table:table-cell>
          <table:table-cell table:formula="of:=299792.458/[.$F140]" office:value-type="float" office:value="578.191818707811" calcext:value-type="float">
            <text:p>578.191818707811</text:p>
          </table:table-cell>
          <table:table-cell table:formula="of:=[.$O140]-[.$P140]" office:value-type="float" office:value="1.1172788767301" calcext:value-type="float">
            <text:p>1.1172788767301</text:p>
          </table:table-cell>
          <table:table-cell table:formula="of:=[.$B140]/[.$Q140]" office:value-type="float" office:value="0.042961521066683" calcext:value-type="float">
            <text:p>0.042961521066683</text:p>
          </table:table-cell>
          <table:table-cell table:formula="of:=[.$C140]/[.$Q140]" office:value-type="float" office:value="0.600297753738006" calcext:value-type="float">
            <text:p>0.600297753738006</text:p>
          </table:table-cell>
          <table:table-cell table:formula="of:=[.$D140]/[.$Q140]" office:value-type="float" office:value="0.0806423551689196" calcext:value-type="float">
            <text:p>0.0806423551689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0839" calcext:value-type="float">
            <text:p>0.0839</text:p>
          </table:table-cell>
          <table:table-cell table:formula="of:=[.$A141]-0.5" office:value-type="float" office:value="518.5" calcext:value-type="float">
            <text:p>518.5</text:p>
          </table:table-cell>
          <table:table-cell table:formula="of:=[.$A141]+0.5" office:value-type="float" office:value="519.5" calcext:value-type="float">
            <text:p>519.5</text:p>
          </table:table-cell>
          <table:table-cell table:formula="of:=LOG([.$A141];2)-8" office:value-type="float" office:value="1.01959072835788" calcext:value-type="float">
            <text:p>1.01959072835788</text:p>
          </table:table-cell>
          <table:table-cell table:formula="of:=LOG([.$E141];2)-8" office:value-type="float" office:value="1.01820017881323" calcext:value-type="float">
            <text:p>1.01820017881323</text:p>
          </table:table-cell>
          <table:table-cell table:formula="of:=LOG([.$F141];2)-8" office:value-type="float" office:value="1.02097993890421" calcext:value-type="float">
            <text:p>1.02097993890421</text:p>
          </table:table-cell>
          <table:table-cell table:formula="of:=[.$I141]-[.$H141]" office:value-type="float" office:value="0.00277976009098602" calcext:value-type="float">
            <text:p>0.002779760090986</text:p>
          </table:table-cell>
          <table:table-cell table:formula="of:=[.$B141]/[.$J141]" office:value-type="float" office:value="19.9297774580068" calcext:value-type="float">
            <text:p>19.9297774580068</text:p>
          </table:table-cell>
          <table:table-cell table:formula="of:=[.$C141]/[.$J141]" office:value-type="float" office:value="248.438706001796" calcext:value-type="float">
            <text:p>248.438706001796</text:p>
          </table:table-cell>
          <table:table-cell table:formula="of:=[.$D141]/[.$J141]" office:value-type="float" office:value="30.1824608073424" calcext:value-type="float">
            <text:p>30.1824608073424</text:p>
          </table:table-cell>
          <table:table-cell table:formula="of:=299792.458/[.$A141]" office:value-type="float" office:value="577.634793834297" calcext:value-type="float">
            <text:p>577.634793834297</text:p>
          </table:table-cell>
          <table:table-cell table:formula="of:=299792.458/[.$E141]" office:value-type="float" office:value="578.191818707811" calcext:value-type="float">
            <text:p>578.191818707811</text:p>
          </table:table-cell>
          <table:table-cell table:formula="of:=299792.458/[.$F141]" office:value-type="float" office:value="577.078841193455" calcext:value-type="float">
            <text:p>577.078841193455</text:p>
          </table:table-cell>
          <table:table-cell table:formula="of:=[.$O141]-[.$P141]" office:value-type="float" office:value="1.11297751435575" calcext:value-type="float">
            <text:p>1.11297751435575</text:p>
          </table:table-cell>
          <table:table-cell table:formula="of:=[.$B141]/[.$Q141]" office:value-type="float" office:value="0.0497763874700277" calcext:value-type="float">
            <text:p>0.049776387470028</text:p>
          </table:table-cell>
          <table:table-cell table:formula="of:=[.$C141]/[.$Q141]" office:value-type="float" office:value="0.620497710953089" calcext:value-type="float">
            <text:p>0.620497710953089</text:p>
          </table:table-cell>
          <table:table-cell table:formula="of:=[.$D141]/[.$Q141]" office:value-type="float" office:value="0.0753833738038867" calcext:value-type="float">
            <text:p>0.07538337380388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71" calcext:value-type="float">
            <text:p>0.71</text:p>
          </table:table-cell>
          <table:table-cell office:value-type="float" office:value="0.0782" calcext:value-type="float">
            <text:p>0.0782</text:p>
          </table:table-cell>
          <table:table-cell table:formula="of:=[.$A142]-0.5" office:value-type="float" office:value="519.5" calcext:value-type="float">
            <text:p>519.5</text:p>
          </table:table-cell>
          <table:table-cell table:formula="of:=[.$A142]+0.5" office:value-type="float" office:value="520.5" calcext:value-type="float">
            <text:p>520.5</text:p>
          </table:table-cell>
          <table:table-cell table:formula="of:=LOG([.$A142];2)-8" office:value-type="float" office:value="1.02236781302845" calcext:value-type="float">
            <text:p>1.02236781302845</text:p>
          </table:table-cell>
          <table:table-cell table:formula="of:=LOG([.$E142];2)-8" office:value-type="float" office:value="1.02097993890421" calcext:value-type="float">
            <text:p>1.02097993890421</text:p>
          </table:table-cell>
          <table:table-cell table:formula="of:=LOG([.$F142];2)-8" office:value-type="float" office:value="1.02375435329942" calcext:value-type="float">
            <text:p>1.02375435329942</text:p>
          </table:table-cell>
          <table:table-cell table:formula="of:=[.$I142]-[.$H142]" office:value-type="float" office:value="0.00277441439520665" calcext:value-type="float">
            <text:p>0.002774414395207</text:p>
          </table:table-cell>
          <table:table-cell table:formula="of:=[.$B142]/[.$J142]" office:value-type="float" office:value="22.8156255638535" calcext:value-type="float">
            <text:p>22.8156255638535</text:p>
          </table:table-cell>
          <table:table-cell table:formula="of:=[.$C142]/[.$J142]" office:value-type="float" office:value="255.909860194881" calcext:value-type="float">
            <text:p>255.909860194881</text:p>
          </table:table-cell>
          <table:table-cell table:formula="of:=[.$D142]/[.$J142]" office:value-type="float" office:value="28.1861282637179" calcext:value-type="float">
            <text:p>28.1861282637179</text:p>
          </table:table-cell>
          <table:table-cell table:formula="of:=299792.458/[.$A142]" office:value-type="float" office:value="576.523957692308" calcext:value-type="float">
            <text:p>576.523957692308</text:p>
          </table:table-cell>
          <table:table-cell table:formula="of:=299792.458/[.$E142]" office:value-type="float" office:value="577.078841193455" calcext:value-type="float">
            <text:p>577.078841193455</text:p>
          </table:table-cell>
          <table:table-cell table:formula="of:=299792.458/[.$F142]" office:value-type="float" office:value="575.97014024976" calcext:value-type="float">
            <text:p>575.97014024976</text:p>
          </table:table-cell>
          <table:table-cell table:formula="of:=[.$O142]-[.$P142]" office:value-type="float" office:value="1.10870094369545" calcext:value-type="float">
            <text:p>1.10870094369545</text:p>
          </table:table-cell>
          <table:table-cell table:formula="of:=[.$B142]/[.$Q142]" office:value-type="float" office:value="0.0570938451526995" calcext:value-type="float">
            <text:p>0.0570938451527</text:p>
          </table:table-cell>
          <table:table-cell table:formula="of:=[.$C142]/[.$Q142]" office:value-type="float" office:value="0.64038910044892" calcext:value-type="float">
            <text:p>0.64038910044892</text:p>
          </table:table-cell>
          <table:table-cell table:formula="of:=[.$D142]/[.$Q142]" office:value-type="float" office:value="0.0705329966973318" calcext:value-type="float">
            <text:p>0.07053299669733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728" calcext:value-type="float">
            <text:p>0.728</text:p>
          </table:table-cell>
          <table:table-cell office:value-type="float" office:value="0.0733" calcext:value-type="float">
            <text:p>0.0733</text:p>
          </table:table-cell>
          <table:table-cell table:formula="of:=[.$A143]-0.5" office:value-type="float" office:value="520.5" calcext:value-type="float">
            <text:p>520.5</text:p>
          </table:table-cell>
          <table:table-cell table:formula="of:=[.$A143]+0.5" office:value-type="float" office:value="521.5" calcext:value-type="float">
            <text:p>521.5</text:p>
          </table:table-cell>
          <table:table-cell table:formula="of:=LOG([.$A143];2)-8" office:value-type="float" office:value="1.02513956227851" calcext:value-type="float">
            <text:p>1.02513956227851</text:p>
          </table:table-cell>
          <table:table-cell table:formula="of:=LOG([.$E143];2)-8" office:value-type="float" office:value="1.02375435329942" calcext:value-type="float">
            <text:p>1.02375435329942</text:p>
          </table:table-cell>
          <table:table-cell table:formula="of:=LOG([.$F143];2)-8" office:value-type="float" office:value="1.02652344251977" calcext:value-type="float">
            <text:p>1.02652344251977</text:p>
          </table:table-cell>
          <table:table-cell table:formula="of:=[.$I143]-[.$H143]" office:value-type="float" office:value="0.00276908922034735" calcext:value-type="float">
            <text:p>0.002769089220347</text:p>
          </table:table-cell>
          <table:table-cell table:formula="of:=[.$B143]/[.$J143]" office:value-type="float" office:value="25.8568772265917" calcext:value-type="float">
            <text:p>25.8568772265917</text:p>
          </table:table-cell>
          <table:table-cell table:formula="of:=[.$C143]/[.$J143]" office:value-type="float" office:value="262.902327108362" calcext:value-type="float">
            <text:p>262.902327108362</text:p>
          </table:table-cell>
          <table:table-cell table:formula="of:=[.$D143]/[.$J143]" office:value-type="float" office:value="26.4707974959381" calcext:value-type="float">
            <text:p>26.4707974959381</text:p>
          </table:table-cell>
          <table:table-cell table:formula="of:=299792.458/[.$A143]" office:value-type="float" office:value="575.417385796545" calcext:value-type="float">
            <text:p>575.417385796545</text:p>
          </table:table-cell>
          <table:table-cell table:formula="of:=299792.458/[.$E143]" office:value-type="float" office:value="575.97014024976" calcext:value-type="float">
            <text:p>575.97014024976</text:p>
          </table:table-cell>
          <table:table-cell table:formula="of:=299792.458/[.$F143]" office:value-type="float" office:value="574.865691275168" calcext:value-type="float">
            <text:p>574.865691275168</text:p>
          </table:table-cell>
          <table:table-cell table:formula="of:=[.$O143]-[.$P143]" office:value-type="float" office:value="1.10444897459206" calcext:value-type="float">
            <text:p>1.10444897459206</text:p>
          </table:table-cell>
          <table:table-cell table:formula="of:=[.$B143]/[.$Q143]" office:value-type="float" office:value="0.064828707932339" calcext:value-type="float">
            <text:p>0.064828707932339</text:p>
          </table:table-cell>
          <table:table-cell table:formula="of:=[.$C143]/[.$Q143]" office:value-type="float" office:value="0.659152225904229" calcext:value-type="float">
            <text:p>0.659152225904229</text:p>
          </table:table-cell>
          <table:table-cell table:formula="of:=[.$D143]/[.$Q143]" office:value-type="float" office:value="0.0663679370312912" calcext:value-type="float">
            <text:p>0.06636793703129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0687" calcext:value-type="float">
            <text:p>0.0687</text:p>
          </table:table-cell>
          <table:table-cell table:formula="of:=[.$A144]-0.5" office:value-type="float" office:value="521.5" calcext:value-type="float">
            <text:p>521.5</text:p>
          </table:table-cell>
          <table:table-cell table:formula="of:=[.$A144]+0.5" office:value-type="float" office:value="522.5" calcext:value-type="float">
            <text:p>522.5</text:p>
          </table:table-cell>
          <table:table-cell table:formula="of:=LOG([.$A144];2)-8" office:value-type="float" office:value="1.02790599656989" calcext:value-type="float">
            <text:p>1.02790599656989</text:p>
          </table:table-cell>
          <table:table-cell table:formula="of:=LOG([.$E144];2)-8" office:value-type="float" office:value="1.02652344251977" calcext:value-type="float">
            <text:p>1.02652344251977</text:p>
          </table:table-cell>
          <table:table-cell table:formula="of:=LOG([.$F144];2)-8" office:value-type="float" office:value="1.02928722696825" calcext:value-type="float">
            <text:p>1.02928722696825</text:p>
          </table:table-cell>
          <table:table-cell table:formula="of:=[.$I144]-[.$H144]" office:value-type="float" office:value="0.00276378444847936" calcext:value-type="float">
            <text:p>0.002763784448479</text:p>
          </table:table-cell>
          <table:table-cell table:formula="of:=[.$B144]/[.$J144]" office:value-type="float" office:value="29.1267287665257" calcext:value-type="float">
            <text:p>29.1267287665257</text:p>
          </table:table-cell>
          <table:table-cell table:formula="of:=[.$C144]/[.$J144]" office:value-type="float" office:value="269.66647142474" calcext:value-type="float">
            <text:p>269.66647142474</text:p>
          </table:table-cell>
          <table:table-cell table:formula="of:=[.$D144]/[.$J144]" office:value-type="float" office:value="24.8572206988859" calcext:value-type="float">
            <text:p>24.8572206988859</text:p>
          </table:table-cell>
          <table:table-cell table:formula="of:=299792.458/[.$A144]" office:value-type="float" office:value="574.315053639847" calcext:value-type="float">
            <text:p>574.315053639847</text:p>
          </table:table-cell>
          <table:table-cell table:formula="of:=299792.458/[.$E144]" office:value-type="float" office:value="574.865691275168" calcext:value-type="float">
            <text:p>574.865691275168</text:p>
          </table:table-cell>
          <table:table-cell table:formula="of:=299792.458/[.$F144]" office:value-type="float" office:value="573.765469856459" calcext:value-type="float">
            <text:p>573.765469856459</text:p>
          </table:table-cell>
          <table:table-cell table:formula="of:=[.$O144]-[.$P144]" office:value-type="float" office:value="1.10022141870843" calcext:value-type="float">
            <text:p>1.10022141870843</text:p>
          </table:table-cell>
          <table:table-cell table:formula="of:=[.$B144]/[.$Q144]" office:value-type="float" office:value="0.0731670903975861" calcext:value-type="float">
            <text:p>0.073167090397586</text:p>
          </table:table-cell>
          <table:table-cell table:formula="of:=[.$C144]/[.$Q144]" office:value-type="float" office:value="0.677409099047464" calcext:value-type="float">
            <text:p>0.677409099047464</text:p>
          </table:table-cell>
          <table:table-cell table:formula="of:=[.$D144]/[.$Q144]" office:value-type="float" office:value="0.0624419765256418" calcext:value-type="float">
            <text:p>0.06244197652564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7619" calcext:value-type="float">
            <text:p>0.7619</text:p>
          </table:table-cell>
          <table:table-cell office:value-type="float" office:value="0.0646" calcext:value-type="float">
            <text:p>0.0646</text:p>
          </table:table-cell>
          <table:table-cell table:formula="of:=[.$A145]-0.5" office:value-type="float" office:value="522.5" calcext:value-type="float">
            <text:p>522.5</text:p>
          </table:table-cell>
          <table:table-cell table:formula="of:=[.$A145]+0.5" office:value-type="float" office:value="523.5" calcext:value-type="float">
            <text:p>523.5</text:p>
          </table:table-cell>
          <table:table-cell table:formula="of:=LOG([.$A145];2)-8" office:value-type="float" office:value="1.03066713624694" calcext:value-type="float">
            <text:p>1.03066713624694</text:p>
          </table:table-cell>
          <table:table-cell table:formula="of:=LOG([.$E145];2)-8" office:value-type="float" office:value="1.02928722696825" calcext:value-type="float">
            <text:p>1.02928722696825</text:p>
          </table:table-cell>
          <table:table-cell table:formula="of:=LOG([.$F145];2)-8" office:value-type="float" office:value="1.03204572693081" calcext:value-type="float">
            <text:p>1.03204572693081</text:p>
          </table:table-cell>
          <table:table-cell table:formula="of:=[.$I145]-[.$H145]" office:value-type="float" office:value="0.00275849996256383" calcext:value-type="float">
            <text:p>0.002758499962564</text:p>
          </table:table-cell>
          <table:table-cell table:formula="of:=[.$B145]/[.$J145]" office:value-type="float" office:value="32.5539246759812" calcext:value-type="float">
            <text:p>32.5539246759812</text:p>
          </table:table-cell>
          <table:table-cell table:formula="of:=[.$C145]/[.$J145]" office:value-type="float" office:value="276.200837534856" calcext:value-type="float">
            <text:p>276.200837534856</text:p>
          </table:table-cell>
          <table:table-cell table:formula="of:=[.$D145]/[.$J145]" office:value-type="float" office:value="23.4185248782671" calcext:value-type="float">
            <text:p>23.4185248782671</text:p>
          </table:table-cell>
          <table:table-cell table:formula="of:=299792.458/[.$A145]" office:value-type="float" office:value="573.216936902486" calcext:value-type="float">
            <text:p>573.216936902486</text:p>
          </table:table-cell>
          <table:table-cell table:formula="of:=299792.458/[.$E145]" office:value-type="float" office:value="573.765469856459" calcext:value-type="float">
            <text:p>573.765469856459</text:p>
          </table:table-cell>
          <table:table-cell table:formula="of:=299792.458/[.$F145]" office:value-type="float" office:value="572.669451766953" calcext:value-type="float">
            <text:p>572.669451766953</text:p>
          </table:table-cell>
          <table:table-cell table:formula="of:=[.$O145]-[.$P145]" office:value-type="float" office:value="1.09601808950606" calcext:value-type="float">
            <text:p>1.09601808950606</text:p>
          </table:table-cell>
          <table:table-cell table:formula="of:=[.$B145]/[.$Q145]" office:value-type="float" office:value="0.0819329542639848" calcext:value-type="float">
            <text:p>0.081932954263985</text:p>
          </table:table-cell>
          <table:table-cell table:formula="of:=[.$C145]/[.$Q145]" office:value-type="float" office:value="0.695152760063808" calcext:value-type="float">
            <text:p>0.695152760063808</text:p>
          </table:table-cell>
          <table:table-cell table:formula="of:=[.$D145]/[.$Q145]" office:value-type="float" office:value="0.0589406330228666" calcext:value-type="float">
            <text:p>0.05894063302286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0608" calcext:value-type="float">
            <text:p>0.0608</text:p>
          </table:table-cell>
          <table:table-cell table:formula="of:=[.$A146]-0.5" office:value-type="float" office:value="523.5" calcext:value-type="float">
            <text:p>523.5</text:p>
          </table:table-cell>
          <table:table-cell table:formula="of:=[.$A146]+0.5" office:value-type="float" office:value="524.5" calcext:value-type="float">
            <text:p>524.5</text:p>
          </table:table-cell>
          <table:table-cell table:formula="of:=LOG([.$A146];2)-8" office:value-type="float" office:value="1.03342300153745" calcext:value-type="float">
            <text:p>1.03342300153745</text:p>
          </table:table-cell>
          <table:table-cell table:formula="of:=LOG([.$E146];2)-8" office:value-type="float" office:value="1.03204572693081" calcext:value-type="float">
            <text:p>1.03204572693081</text:p>
          </table:table-cell>
          <table:table-cell table:formula="of:=LOG([.$F146];2)-8" office:value-type="float" office:value="1.03479896257727" calcext:value-type="float">
            <text:p>1.03479896257727</text:p>
          </table:table-cell>
          <table:table-cell table:formula="of:=[.$I146]-[.$H146]" office:value-type="float" office:value="0.00275323564645902" calcext:value-type="float">
            <text:p>0.002753235646459</text:p>
          </table:table-cell>
          <table:table-cell table:formula="of:=[.$B146]/[.$J146]" office:value-type="float" office:value="36.1392967318176" calcext:value-type="float">
            <text:p>36.1392967318176</text:p>
          </table:table-cell>
          <table:table-cell table:formula="of:=[.$C146]/[.$J146]" office:value-type="float" office:value="282.503969829223" calcext:value-type="float">
            <text:p>282.503969829223</text:p>
          </table:table-cell>
          <table:table-cell table:formula="of:=[.$D146]/[.$J146]" office:value-type="float" office:value="22.0831079527086" calcext:value-type="float">
            <text:p>22.0831079527086</text:p>
          </table:table-cell>
          <table:table-cell table:formula="of:=299792.458/[.$A146]" office:value-type="float" office:value="572.123011450382" calcext:value-type="float">
            <text:p>572.123011450382</text:p>
          </table:table-cell>
          <table:table-cell table:formula="of:=299792.458/[.$E146]" office:value-type="float" office:value="572.669451766953" calcext:value-type="float">
            <text:p>572.669451766953</text:p>
          </table:table-cell>
          <table:table-cell table:formula="of:=299792.458/[.$F146]" office:value-type="float" office:value="571.577612964728" calcext:value-type="float">
            <text:p>571.577612964728</text:p>
          </table:table-cell>
          <table:table-cell table:formula="of:=[.$O146]-[.$P146]" office:value-type="float" office:value="1.09183880222497" calcext:value-type="float">
            <text:p>1.09183880222497</text:p>
          </table:table-cell>
          <table:table-cell table:formula="of:=[.$B146]/[.$Q146]" office:value-type="float" office:value="0.0911306685540365" calcext:value-type="float">
            <text:p>0.091130668554037</text:p>
          </table:table-cell>
          <table:table-cell table:formula="of:=[.$C146]/[.$Q146]" office:value-type="float" office:value="0.712376221118891" calcext:value-type="float">
            <text:p>0.712376221118891</text:p>
          </table:table-cell>
          <table:table-cell table:formula="of:=[.$D146]/[.$Q146]" office:value-type="float" office:value="0.055685875860155" calcext:value-type="float">
            <text:p>0.05568587586015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0573" calcext:value-type="float">
            <text:p>0.0573</text:p>
          </table:table-cell>
          <table:table-cell table:formula="of:=[.$A147]-0.5" office:value-type="float" office:value="524.5" calcext:value-type="float">
            <text:p>524.5</text:p>
          </table:table-cell>
          <table:table-cell table:formula="of:=[.$A147]+0.5" office:value-type="float" office:value="525.5" calcext:value-type="float">
            <text:p>525.5</text:p>
          </table:table-cell>
          <table:table-cell table:formula="of:=LOG([.$A147];2)-8" office:value-type="float" office:value="1.03617361255349" calcext:value-type="float">
            <text:p>1.03617361255349</text:p>
          </table:table-cell>
          <table:table-cell table:formula="of:=LOG([.$E147];2)-8" office:value-type="float" office:value="1.03479896257727" calcext:value-type="float">
            <text:p>1.03479896257727</text:p>
          </table:table-cell>
          <table:table-cell table:formula="of:=LOG([.$F147];2)-8" office:value-type="float" office:value="1.03754695396218" calcext:value-type="float">
            <text:p>1.03754695396218</text:p>
          </table:table-cell>
          <table:table-cell table:formula="of:=[.$I147]-[.$H147]" office:value-type="float" office:value="0.00274799138491133" calcext:value-type="float">
            <text:p>0.002747991384911</text:p>
          </table:table-cell>
          <table:table-cell table:formula="of:=[.$B147]/[.$J147]" office:value-type="float" office:value="39.8836767108484" calcext:value-type="float">
            <text:p>39.8836767108484</text:p>
          </table:table-cell>
          <table:table-cell table:formula="of:=[.$C147]/[.$J147]" office:value-type="float" office:value="288.647193129972" calcext:value-type="float">
            <text:p>288.647193129972</text:p>
          </table:table-cell>
          <table:table-cell table:formula="of:=[.$D147]/[.$J147]" office:value-type="float" office:value="20.8515937548505" calcext:value-type="float">
            <text:p>20.8515937548505</text:p>
          </table:table-cell>
          <table:table-cell table:formula="of:=299792.458/[.$A147]" office:value-type="float" office:value="571.033253333333" calcext:value-type="float">
            <text:p>571.033253333333</text:p>
          </table:table-cell>
          <table:table-cell table:formula="of:=299792.458/[.$E147]" office:value-type="float" office:value="571.577612964728" calcext:value-type="float">
            <text:p>571.577612964728</text:p>
          </table:table-cell>
          <table:table-cell table:formula="of:=299792.458/[.$F147]" office:value-type="float" office:value="570.489929590866" calcext:value-type="float">
            <text:p>570.489929590866</text:p>
          </table:table-cell>
          <table:table-cell table:formula="of:=[.$O147]-[.$P147]" office:value-type="float" office:value="1.08768337386243" calcext:value-type="float">
            <text:p>1.08768337386243</text:p>
          </table:table-cell>
          <table:table-cell table:formula="of:=[.$B147]/[.$Q147]" office:value-type="float" office:value="0.100764618301375" calcext:value-type="float">
            <text:p>0.100764618301375</text:p>
          </table:table-cell>
          <table:table-cell table:formula="of:=[.$C147]/[.$Q147]" office:value-type="float" office:value="0.729256343400099" calcext:value-type="float">
            <text:p>0.729256343400099</text:p>
          </table:table-cell>
          <table:table-cell table:formula="of:=[.$D147]/[.$Q147]" office:value-type="float" office:value="0.0526807721593869" calcext:value-type="float">
            <text:p>0.05268077215938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0539" calcext:value-type="float">
            <text:p>0.0539</text:p>
          </table:table-cell>
          <table:table-cell table:formula="of:=[.$A148]-0.5" office:value-type="float" office:value="525.5" calcext:value-type="float">
            <text:p>525.5</text:p>
          </table:table-cell>
          <table:table-cell table:formula="of:=[.$A148]+0.5" office:value-type="float" office:value="526.5" calcext:value-type="float">
            <text:p>526.5</text:p>
          </table:table-cell>
          <table:table-cell table:formula="of:=LOG([.$A148];2)-8" office:value-type="float" office:value="1.0389189892923" calcext:value-type="float">
            <text:p>1.0389189892923</text:p>
          </table:table-cell>
          <table:table-cell table:formula="of:=LOG([.$E148];2)-8" office:value-type="float" office:value="1.03754695396218" calcext:value-type="float">
            <text:p>1.03754695396218</text:p>
          </table:table-cell>
          <table:table-cell table:formula="of:=LOG([.$F148];2)-8" office:value-type="float" office:value="1.04028972102572" calcext:value-type="float">
            <text:p>1.04028972102572</text:p>
          </table:table-cell>
          <table:table-cell table:formula="of:=[.$I148]-[.$H148]" office:value-type="float" office:value="0.0027427670635376" calcext:value-type="float">
            <text:p>0.002742767063538</text:p>
          </table:table-cell>
          <table:table-cell table:formula="of:=[.$B148]/[.$J148]" office:value-type="float" office:value="43.8243559206836" calcext:value-type="float">
            <text:p>43.8243559206836</text:p>
          </table:table-cell>
          <table:table-cell table:formula="of:=[.$C148]/[.$J148]" office:value-type="float" office:value="294.665927247059" calcext:value-type="float">
            <text:p>294.665927247059</text:p>
          </table:table-cell>
          <table:table-cell table:formula="of:=[.$D148]/[.$J148]" office:value-type="float" office:value="19.6516870559471" calcext:value-type="float">
            <text:p>19.6516870559471</text:p>
          </table:table-cell>
          <table:table-cell table:formula="of:=299792.458/[.$A148]" office:value-type="float" office:value="569.94763878327" calcext:value-type="float">
            <text:p>569.94763878327</text:p>
          </table:table-cell>
          <table:table-cell table:formula="of:=299792.458/[.$E148]" office:value-type="float" office:value="570.489929590866" calcext:value-type="float">
            <text:p>570.489929590866</text:p>
          </table:table-cell>
          <table:table-cell table:formula="of:=299792.458/[.$F148]" office:value-type="float" office:value="569.406377967711" calcext:value-type="float">
            <text:p>569.406377967711</text:p>
          </table:table-cell>
          <table:table-cell table:formula="of:=[.$O148]-[.$P148]" office:value-type="float" office:value="1.08355162315456" calcext:value-type="float">
            <text:p>1.08355162315456</text:p>
          </table:table-cell>
          <table:table-cell table:formula="of:=[.$B148]/[.$Q148]" office:value-type="float" office:value="0.110931493646846" calcext:value-type="float">
            <text:p>0.110931493646846</text:p>
          </table:table-cell>
          <table:table-cell table:formula="of:=[.$C148]/[.$Q148]" office:value-type="float" office:value="0.745880475585532" calcext:value-type="float">
            <text:p>0.745880475585532</text:p>
          </table:table-cell>
          <table:table-cell table:formula="of:=[.$D148]/[.$Q148]" office:value-type="float" office:value="0.0497438228582779" calcext:value-type="float">
            <text:p>0.04974382285827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0507" calcext:value-type="float">
            <text:p>0.0507</text:p>
          </table:table-cell>
          <table:table-cell table:formula="of:=[.$A149]-0.5" office:value-type="float" office:value="526.5" calcext:value-type="float">
            <text:p>526.5</text:p>
          </table:table-cell>
          <table:table-cell table:formula="of:=[.$A149]+0.5" office:value-type="float" office:value="527.5" calcext:value-type="float">
            <text:p>527.5</text:p>
          </table:table-cell>
          <table:table-cell table:formula="of:=LOG([.$A149];2)-8" office:value-type="float" office:value="1.04165915163722" calcext:value-type="float">
            <text:p>1.04165915163722</text:p>
          </table:table-cell>
          <table:table-cell table:formula="of:=LOG([.$E149];2)-8" office:value-type="float" office:value="1.04028972102572" calcext:value-type="float">
            <text:p>1.04028972102572</text:p>
          </table:table-cell>
          <table:table-cell table:formula="of:=LOG([.$F149];2)-8" office:value-type="float" office:value="1.04302728359455" calcext:value-type="float">
            <text:p>1.04302728359455</text:p>
          </table:table-cell>
          <table:table-cell table:formula="of:=[.$I149]-[.$H149]" office:value-type="float" office:value="0.0027375625688304" calcext:value-type="float">
            <text:p>0.00273756256883</text:p>
          </table:table-cell>
          <table:table-cell table:formula="of:=[.$B149]/[.$J149]" office:value-type="float" office:value="47.88931639141" calcext:value-type="float">
            <text:p>47.88931639141</text:p>
          </table:table-cell>
          <table:table-cell table:formula="of:=[.$C149]/[.$J149]" office:value-type="float" office:value="300.449753866779" calcext:value-type="float">
            <text:p>300.449753866779</text:p>
          </table:table-cell>
          <table:table-cell table:formula="of:=[.$D149]/[.$J149]" office:value-type="float" office:value="18.5201246456483" calcext:value-type="float">
            <text:p>18.5201246456483</text:p>
          </table:table-cell>
          <table:table-cell table:formula="of:=299792.458/[.$A149]" office:value-type="float" office:value="568.866144212524" calcext:value-type="float">
            <text:p>568.866144212524</text:p>
          </table:table-cell>
          <table:table-cell table:formula="of:=299792.458/[.$E149]" office:value-type="float" office:value="569.406377967711" calcext:value-type="float">
            <text:p>569.406377967711</text:p>
          </table:table-cell>
          <table:table-cell table:formula="of:=299792.458/[.$F149]" office:value-type="float" office:value="568.326934597156" calcext:value-type="float">
            <text:p>568.326934597156</text:p>
          </table:table-cell>
          <table:table-cell table:formula="of:=[.$O149]-[.$P149]" office:value-type="float" office:value="1.07944337055483" calcext:value-type="float">
            <text:p>1.07944337055483</text:p>
          </table:table-cell>
          <table:table-cell table:formula="of:=[.$B149]/[.$Q149]" office:value-type="float" office:value="0.121451484696798" calcext:value-type="float">
            <text:p>0.121451484696798</text:p>
          </table:table-cell>
          <table:table-cell table:formula="of:=[.$C149]/[.$Q149]" office:value-type="float" office:value="0.761966789955123" calcext:value-type="float">
            <text:p>0.761966789955123</text:p>
          </table:table-cell>
          <table:table-cell table:formula="of:=[.$D149]/[.$Q149]" office:value-type="float" office:value="0.046968651976565" calcext:value-type="float">
            <text:p>0.04696865197656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0477" calcext:value-type="float">
            <text:p>0.0477</text:p>
          </table:table-cell>
          <table:table-cell table:formula="of:=[.$A150]-0.5" office:value-type="float" office:value="527.5" calcext:value-type="float">
            <text:p>527.5</text:p>
          </table:table-cell>
          <table:table-cell table:formula="of:=[.$A150]+0.5" office:value-type="float" office:value="528.5" calcext:value-type="float">
            <text:p>528.5</text:p>
          </table:table-cell>
          <table:table-cell table:formula="of:=LOG([.$A150];2)-8" office:value-type="float" office:value="1.04439411935845" calcext:value-type="float">
            <text:p>1.04439411935845</text:p>
          </table:table-cell>
          <table:table-cell table:formula="of:=LOG([.$E150];2)-8" office:value-type="float" office:value="1.04302728359455" calcext:value-type="float">
            <text:p>1.04302728359455</text:p>
          </table:table-cell>
          <table:table-cell table:formula="of:=LOG([.$F150];2)-8" office:value-type="float" office:value="1.04575966138268" calcext:value-type="float">
            <text:p>1.04575966138268</text:p>
          </table:table-cell>
          <table:table-cell table:formula="of:=[.$I150]-[.$H150]" office:value-type="float" office:value="0.00273237778813673" calcext:value-type="float">
            <text:p>0.002732377788137</text:p>
          </table:table-cell>
          <table:table-cell table:formula="of:=[.$B150]/[.$J150]" office:value-type="float" office:value="52.0791819556686" calcext:value-type="float">
            <text:p>52.0791819556686</text:p>
          </table:table-cell>
          <table:table-cell table:formula="of:=[.$C150]/[.$J150]" office:value-type="float" office:value="306.07041370011" calcext:value-type="float">
            <text:p>306.07041370011</text:p>
          </table:table-cell>
          <table:table-cell table:formula="of:=[.$D150]/[.$J150]" office:value-type="float" office:value="17.4573224124061" calcext:value-type="float">
            <text:p>17.4573224124061</text:p>
          </table:table-cell>
          <table:table-cell table:formula="of:=299792.458/[.$A150]" office:value-type="float" office:value="567.788746212121" calcext:value-type="float">
            <text:p>567.788746212121</text:p>
          </table:table-cell>
          <table:table-cell table:formula="of:=299792.458/[.$E150]" office:value-type="float" office:value="568.326934597156" calcext:value-type="float">
            <text:p>568.326934597156</text:p>
          </table:table-cell>
          <table:table-cell table:formula="of:=299792.458/[.$F150]" office:value-type="float" office:value="567.25157615894" calcext:value-type="float">
            <text:p>567.25157615894</text:p>
          </table:table-cell>
          <table:table-cell table:formula="of:=[.$O150]-[.$P150]" office:value-type="float" office:value="1.07535843821609" calcext:value-type="float">
            <text:p>1.07535843821609</text:p>
          </table:table-cell>
          <table:table-cell table:formula="of:=[.$B150]/[.$Q150]" office:value-type="float" office:value="0.132327970789035" calcext:value-type="float">
            <text:p>0.132327970789035</text:p>
          </table:table-cell>
          <table:table-cell table:formula="of:=[.$C150]/[.$Q150]" office:value-type="float" office:value="0.777694181102387" calcext:value-type="float">
            <text:p>0.777694181102387</text:p>
          </table:table-cell>
          <table:table-cell table:formula="of:=[.$D150]/[.$Q150]" office:value-type="float" office:value="0.0443573029278774" calcext:value-type="float">
            <text:p>0.04435730292787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0449" calcext:value-type="float">
            <text:p>0.0449</text:p>
          </table:table-cell>
          <table:table-cell table:formula="of:=[.$A151]-0.5" office:value-type="float" office:value="528.5" calcext:value-type="float">
            <text:p>528.5</text:p>
          </table:table-cell>
          <table:table-cell table:formula="of:=[.$A151]+0.5" office:value-type="float" office:value="529.5" calcext:value-type="float">
            <text:p>529.5</text:p>
          </table:table-cell>
          <table:table-cell table:formula="of:=LOG([.$A151];2)-8" office:value-type="float" office:value="1.04712391211403" calcext:value-type="float">
            <text:p>1.04712391211403</text:p>
          </table:table-cell>
          <table:table-cell table:formula="of:=LOG([.$E151];2)-8" office:value-type="float" office:value="1.04575966138268" calcext:value-type="float">
            <text:p>1.04575966138268</text:p>
          </table:table-cell>
          <table:table-cell table:formula="of:=LOG([.$F151];2)-8" office:value-type="float" office:value="1.04848687399234" calcext:value-type="float">
            <text:p>1.04848687399234</text:p>
          </table:table-cell>
          <table:table-cell table:formula="of:=[.$I151]-[.$H151]" office:value-type="float" office:value="0.0027272126096527" calcext:value-type="float">
            <text:p>0.002727212609653</text:p>
          </table:table-cell>
          <table:table-cell table:formula="of:=[.$B151]/[.$J151]" office:value-type="float" office:value="56.3945764461635" calcext:value-type="float">
            <text:p>56.3945764461635</text:p>
          </table:table-cell>
          <table:table-cell table:formula="of:=[.$C151]/[.$J151]" office:value-type="float" office:value="311.490199551469" calcext:value-type="float">
            <text:p>311.490199551469</text:p>
          </table:table-cell>
          <table:table-cell table:formula="of:=[.$D151]/[.$J151]" office:value-type="float" office:value="16.4636962446862" calcext:value-type="float">
            <text:p>16.4636962446862</text:p>
          </table:table-cell>
          <table:table-cell table:formula="of:=299792.458/[.$A151]" office:value-type="float" office:value="566.715421550094" calcext:value-type="float">
            <text:p>566.715421550094</text:p>
          </table:table-cell>
          <table:table-cell table:formula="of:=299792.458/[.$E151]" office:value-type="float" office:value="567.25157615894" calcext:value-type="float">
            <text:p>567.25157615894</text:p>
          </table:table-cell>
          <table:table-cell table:formula="of:=299792.458/[.$F151]" office:value-type="float" office:value="566.180279508971" calcext:value-type="float">
            <text:p>566.180279508971</text:p>
          </table:table-cell>
          <table:table-cell table:formula="of:=[.$O151]-[.$P151]" office:value-type="float" office:value="1.07129664996967" calcext:value-type="float">
            <text:p>1.07129664996967</text:p>
          </table:table-cell>
          <table:table-cell table:formula="of:=[.$B151]/[.$Q151]" office:value-type="float" office:value="0.14356434326977" calcext:value-type="float">
            <text:p>0.14356434326977</text:p>
          </table:table-cell>
          <table:table-cell table:formula="of:=[.$C151]/[.$Q151]" office:value-type="float" office:value="0.792964301740375" calcext:value-type="float">
            <text:p>0.792964301740375</text:p>
          </table:table-cell>
          <table:table-cell table:formula="of:=[.$D151]/[.$Q151]" office:value-type="float" office:value="0.0419118271314218" calcext:value-type="float">
            <text:p>0.04191182713142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862" calcext:value-type="float">
            <text:p>0.862</text:p>
          </table:table-cell>
          <table:table-cell office:value-type="float" office:value="0.0422" calcext:value-type="float">
            <text:p>0.0422</text:p>
          </table:table-cell>
          <table:table-cell table:formula="of:=[.$A152]-0.5" office:value-type="float" office:value="529.5" calcext:value-type="float">
            <text:p>529.5</text:p>
          </table:table-cell>
          <table:table-cell table:formula="of:=[.$A152]+0.5" office:value-type="float" office:value="530.5" calcext:value-type="float">
            <text:p>530.5</text:p>
          </table:table-cell>
          <table:table-cell table:formula="of:=LOG([.$A152];2)-8" office:value-type="float" office:value="1.04984854945056" calcext:value-type="float">
            <text:p>1.04984854945056</text:p>
          </table:table-cell>
          <table:table-cell table:formula="of:=LOG([.$E152];2)-8" office:value-type="float" office:value="1.04848687399234" calcext:value-type="float">
            <text:p>1.04848687399234</text:p>
          </table:table-cell>
          <table:table-cell table:formula="of:=LOG([.$F152];2)-8" office:value-type="float" office:value="1.05120894091476" calcext:value-type="float">
            <text:p>1.05120894091476</text:p>
          </table:table-cell>
          <table:table-cell table:formula="of:=[.$I152]-[.$H152]" office:value-type="float" office:value="0.00272206692242705" calcext:value-type="float">
            <text:p>0.002722066922427</text:p>
          </table:table-cell>
          <table:table-cell table:formula="of:=[.$B152]/[.$J152]" office:value-type="float" office:value="60.7993869057551" calcext:value-type="float">
            <text:p>60.7993869057551</text:p>
          </table:table-cell>
          <table:table-cell table:formula="of:=[.$C152]/[.$J152]" office:value-type="float" office:value="316.671126965323" calcext:value-type="float">
            <text:p>316.671126965323</text:p>
          </table:table-cell>
          <table:table-cell table:formula="of:=[.$D152]/[.$J152]" office:value-type="float" office:value="15.5029252412258" calcext:value-type="float">
            <text:p>15.5029252412258</text:p>
          </table:table-cell>
          <table:table-cell table:formula="of:=299792.458/[.$A152]" office:value-type="float" office:value="565.646147169811" calcext:value-type="float">
            <text:p>565.646147169811</text:p>
          </table:table-cell>
          <table:table-cell table:formula="of:=299792.458/[.$E152]" office:value-type="float" office:value="566.180279508971" calcext:value-type="float">
            <text:p>566.180279508971</text:p>
          </table:table-cell>
          <table:table-cell table:formula="of:=299792.458/[.$F152]" office:value-type="float" office:value="565.113021677663" calcext:value-type="float">
            <text:p>565.113021677663</text:p>
          </table:table-cell>
          <table:table-cell table:formula="of:=[.$O152]-[.$P152]" office:value-type="float" office:value="1.0672578313081" calcext:value-type="float">
            <text:p>1.0672578313081</text:p>
          </table:table-cell>
          <table:table-cell table:formula="of:=[.$B152]/[.$Q152]" office:value-type="float" office:value="0.155070307422484" calcext:value-type="float">
            <text:p>0.155070307422484</text:p>
          </table:table-cell>
          <table:table-cell table:formula="of:=[.$C152]/[.$Q152]" office:value-type="float" office:value="0.807677371590217" calcext:value-type="float">
            <text:p>0.807677371590217</text:p>
          </table:table-cell>
          <table:table-cell table:formula="of:=[.$D152]/[.$Q152]" office:value-type="float" office:value="0.0395405859409596" calcext:value-type="float">
            <text:p>0.0395405859409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0395" calcext:value-type="float">
            <text:p>0.0395</text:p>
          </table:table-cell>
          <table:table-cell table:formula="of:=[.$A153]-0.5" office:value-type="float" office:value="530.5" calcext:value-type="float">
            <text:p>530.5</text:p>
          </table:table-cell>
          <table:table-cell table:formula="of:=[.$A153]+0.5" office:value-type="float" office:value="531.5" calcext:value-type="float">
            <text:p>531.5</text:p>
          </table:table-cell>
          <table:table-cell table:formula="of:=LOG([.$A153];2)-8" office:value-type="float" office:value="1.05256805080415" calcext:value-type="float">
            <text:p>1.05256805080415</text:p>
          </table:table-cell>
          <table:table-cell table:formula="of:=LOG([.$E153];2)-8" office:value-type="float" office:value="1.05120894091476" calcext:value-type="float">
            <text:p>1.05120894091476</text:p>
          </table:table-cell>
          <table:table-cell table:formula="of:=LOG([.$F153];2)-8" office:value-type="float" office:value="1.05392588153111" calcext:value-type="float">
            <text:p>1.05392588153111</text:p>
          </table:table-cell>
          <table:table-cell table:formula="of:=[.$I153]-[.$H153]" office:value-type="float" office:value="0.00271694061634165" calcext:value-type="float">
            <text:p>0.002716940616342</text:p>
          </table:table-cell>
          <table:table-cell table:formula="of:=[.$B153]/[.$J153]" office:value-type="float" office:value="65.2204170139719" calcext:value-type="float">
            <text:p>65.2204170139719</text:p>
          </table:table-cell>
          <table:table-cell table:formula="of:=[.$C153]/[.$J153]" office:value-type="float" office:value="321.611740331877" calcext:value-type="float">
            <text:p>321.611740331877</text:p>
          </table:table-cell>
          <table:table-cell table:formula="of:=[.$D153]/[.$J153]" office:value-type="float" office:value="14.5384112418278" calcext:value-type="float">
            <text:p>14.5384112418278</text:p>
          </table:table-cell>
          <table:table-cell table:formula="of:=299792.458/[.$A153]" office:value-type="float" office:value="564.580900188324" calcext:value-type="float">
            <text:p>564.580900188324</text:p>
          </table:table-cell>
          <table:table-cell table:formula="of:=299792.458/[.$E153]" office:value-type="float" office:value="565.113021677663" calcext:value-type="float">
            <text:p>565.113021677663</text:p>
          </table:table-cell>
          <table:table-cell table:formula="of:=299792.458/[.$F153]" office:value-type="float" office:value="564.049779868297" calcext:value-type="float">
            <text:p>564.049779868297</text:p>
          </table:table-cell>
          <table:table-cell table:formula="of:=[.$O153]-[.$P153]" office:value-type="float" office:value="1.06324180936531" calcext:value-type="float">
            <text:p>1.06324180936531</text:p>
          </table:table-cell>
          <table:table-cell table:formula="of:=[.$B153]/[.$Q153]" office:value-type="float" office:value="0.166660112910513" calcext:value-type="float">
            <text:p>0.166660112910513</text:p>
          </table:table-cell>
          <table:table-cell table:formula="of:=[.$C153]/[.$Q153]" office:value-type="float" office:value="0.821826222693035" calcext:value-type="float">
            <text:p>0.821826222693035</text:p>
          </table:table-cell>
          <table:table-cell table:formula="of:=[.$D153]/[.$Q153]" office:value-type="float" office:value="0.0371505330697813" calcext:value-type="float">
            <text:p>0.03715053306978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0369" calcext:value-type="float">
            <text:p>0.0369</text:p>
          </table:table-cell>
          <table:table-cell table:formula="of:=[.$A154]-0.5" office:value-type="float" office:value="531.5" calcext:value-type="float">
            <text:p>531.5</text:p>
          </table:table-cell>
          <table:table-cell table:formula="of:=[.$A154]+0.5" office:value-type="float" office:value="532.5" calcext:value-type="float">
            <text:p>532.5</text:p>
          </table:table-cell>
          <table:table-cell table:formula="of:=LOG([.$A154];2)-8" office:value-type="float" office:value="1.05528243550119" calcext:value-type="float">
            <text:p>1.05528243550119</text:p>
          </table:table-cell>
          <table:table-cell table:formula="of:=LOG([.$E154];2)-8" office:value-type="float" office:value="1.05392588153111" calcext:value-type="float">
            <text:p>1.05392588153111</text:p>
          </table:table-cell>
          <table:table-cell table:formula="of:=LOG([.$F154];2)-8" office:value-type="float" office:value="1.0566377151132" calcext:value-type="float">
            <text:p>1.0566377151132</text:p>
          </table:table-cell>
          <table:table-cell table:formula="of:=[.$I154]-[.$H154]" office:value-type="float" office:value="0.00271183358209548" calcext:value-type="float">
            <text:p>0.002711833582095</text:p>
          </table:table-cell>
          <table:table-cell table:formula="of:=[.$B154]/[.$J154]" office:value-type="float" office:value="69.7314176092912" calcext:value-type="float">
            <text:p>69.7314176092912</text:p>
          </table:table-cell>
          <table:table-cell table:formula="of:=[.$C154]/[.$J154]" office:value-type="float" office:value="326.310584042632" calcext:value-type="float">
            <text:p>326.310584042632</text:p>
          </table:table-cell>
          <table:table-cell table:formula="of:=[.$D154]/[.$J154]" office:value-type="float" office:value="13.6070296656946" calcext:value-type="float">
            <text:p>13.6070296656946</text:p>
          </table:table-cell>
          <table:table-cell table:formula="of:=299792.458/[.$A154]" office:value-type="float" office:value="563.519657894737" calcext:value-type="float">
            <text:p>563.519657894737</text:p>
          </table:table-cell>
          <table:table-cell table:formula="of:=299792.458/[.$E154]" office:value-type="float" office:value="564.049779868297" calcext:value-type="float">
            <text:p>564.049779868297</text:p>
          </table:table-cell>
          <table:table-cell table:formula="of:=299792.458/[.$F154]" office:value-type="float" office:value="562.990531455399" calcext:value-type="float">
            <text:p>562.990531455399</text:p>
          </table:table-cell>
          <table:table-cell table:formula="of:=[.$O154]-[.$P154]" office:value-type="float" office:value="1.05924841289823" calcext:value-type="float">
            <text:p>1.05924841289823</text:p>
          </table:table-cell>
          <table:table-cell table:formula="of:=[.$B154]/[.$Q154]" office:value-type="float" office:value="0.178522807018044" calcext:value-type="float">
            <text:p>0.178522807018044</text:p>
          </table:table-cell>
          <table:table-cell table:formula="of:=[.$C154]/[.$Q154]" office:value-type="float" office:value="0.835403659070689" calcext:value-type="float">
            <text:p>0.835403659070689</text:p>
          </table:table-cell>
          <table:table-cell table:formula="of:=[.$D154]/[.$Q154]" office:value-type="float" office:value="0.0348360210415962" calcext:value-type="float">
            <text:p>0.03483602104159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2011" calcext:value-type="float">
            <text:p>0.2011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0344" calcext:value-type="float">
            <text:p>0.0344</text:p>
          </table:table-cell>
          <table:table-cell table:formula="of:=[.$A155]-0.5" office:value-type="float" office:value="532.5" calcext:value-type="float">
            <text:p>532.5</text:p>
          </table:table-cell>
          <table:table-cell table:formula="of:=[.$A155]+0.5" office:value-type="float" office:value="533.5" calcext:value-type="float">
            <text:p>533.5</text:p>
          </table:table-cell>
          <table:table-cell table:formula="of:=LOG([.$A155];2)-8" office:value-type="float" office:value="1.05799172275918" calcext:value-type="float">
            <text:p>1.05799172275918</text:p>
          </table:table-cell>
          <table:table-cell table:formula="of:=LOG([.$E155];2)-8" office:value-type="float" office:value="1.0566377151132" calcext:value-type="float">
            <text:p>1.0566377151132</text:p>
          </table:table-cell>
          <table:table-cell table:formula="of:=LOG([.$F155];2)-8" office:value-type="float" office:value="1.05934446082443" calcext:value-type="float">
            <text:p>1.05934446082443</text:p>
          </table:table-cell>
          <table:table-cell table:formula="of:=[.$I155]-[.$H155]" office:value-type="float" office:value="0.0027067457112242" calcext:value-type="float">
            <text:p>0.002706745711224</text:p>
          </table:table-cell>
          <table:table-cell table:formula="of:=[.$B155]/[.$J155]" office:value-type="float" office:value="74.2958598460462" calcext:value-type="float">
            <text:p>74.2958598460462</text:p>
          </table:table-cell>
          <table:table-cell table:formula="of:=[.$C155]/[.$J155]" office:value-type="float" office:value="330.84009195492" calcext:value-type="float">
            <text:p>330.84009195492</text:p>
          </table:table-cell>
          <table:table-cell table:formula="of:=[.$D155]/[.$J155]" office:value-type="float" office:value="12.7089884570064" calcext:value-type="float">
            <text:p>12.7089884570064</text:p>
          </table:table-cell>
          <table:table-cell table:formula="of:=299792.458/[.$A155]" office:value-type="float" office:value="562.462397748593" calcext:value-type="float">
            <text:p>562.462397748593</text:p>
          </table:table-cell>
          <table:table-cell table:formula="of:=299792.458/[.$E155]" office:value-type="float" office:value="562.990531455399" calcext:value-type="float">
            <text:p>562.990531455399</text:p>
          </table:table-cell>
          <table:table-cell table:formula="of:=299792.458/[.$F155]" office:value-type="float" office:value="561.93525398313" calcext:value-type="float">
            <text:p>561.93525398313</text:p>
          </table:table-cell>
          <table:table-cell table:formula="of:=[.$O155]-[.$P155]" office:value-type="float" office:value="1.05527747226881" calcext:value-type="float">
            <text:p>1.05527747226881</text:p>
          </table:table-cell>
          <table:table-cell table:formula="of:=[.$B155]/[.$Q155]" office:value-type="float" office:value="0.190565993574791" calcext:value-type="float">
            <text:p>0.190565993574791</text:p>
          </table:table-cell>
          <table:table-cell table:formula="of:=[.$C155]/[.$Q155]" office:value-type="float" office:value="0.84859198033926" calcext:value-type="float">
            <text:p>0.84859198033926</text:p>
          </table:table-cell>
          <table:table-cell table:formula="of:=[.$D155]/[.$Q155]" office:value-type="float" office:value="0.0325980615563043" calcext:value-type="float">
            <text:p>0.03259806155630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9054" calcext:value-type="float">
            <text:p>0.9054</text:p>
          </table:table-cell>
          <table:table-cell office:value-type="float" office:value="0.0321" calcext:value-type="float">
            <text:p>0.0321</text:p>
          </table:table-cell>
          <table:table-cell table:formula="of:=[.$A156]-0.5" office:value-type="float" office:value="533.5" calcext:value-type="float">
            <text:p>533.5</text:p>
          </table:table-cell>
          <table:table-cell table:formula="of:=[.$A156]+0.5" office:value-type="float" office:value="534.5" calcext:value-type="float">
            <text:p>534.5</text:p>
          </table:table-cell>
          <table:table-cell table:formula="of:=LOG([.$A156];2)-8" office:value-type="float" office:value="1.06069593168755" calcext:value-type="float">
            <text:p>1.06069593168755</text:p>
          </table:table-cell>
          <table:table-cell table:formula="of:=LOG([.$E156];2)-8" office:value-type="float" office:value="1.05934446082443" calcext:value-type="float">
            <text:p>1.05934446082443</text:p>
          </table:table-cell>
          <table:table-cell table:formula="of:=LOG([.$F156];2)-8" office:value-type="float" office:value="1.06204613772049" calcext:value-type="float">
            <text:p>1.06204613772049</text:p>
          </table:table-cell>
          <table:table-cell table:formula="of:=[.$I156]-[.$H156]" office:value-type="float" office:value="0.00270167689606637" calcext:value-type="float">
            <text:p>0.002701676896066</text:p>
          </table:table-cell>
          <table:table-cell table:formula="of:=[.$B156]/[.$J156]" office:value-type="float" office:value="78.9509657170936" calcext:value-type="float">
            <text:p>78.9509657170936</text:p>
          </table:table-cell>
          <table:table-cell table:formula="of:=[.$C156]/[.$J156]" office:value-type="float" office:value="335.125196250616" calcext:value-type="float">
            <text:p>335.125196250616</text:p>
          </table:table-cell>
          <table:table-cell table:formula="of:=[.$D156]/[.$J156]" office:value-type="float" office:value="11.8815096086203" calcext:value-type="float">
            <text:p>11.8815096086203</text:p>
          </table:table-cell>
          <table:table-cell table:formula="of:=299792.458/[.$A156]" office:value-type="float" office:value="561.409097378277" calcext:value-type="float">
            <text:p>561.409097378277</text:p>
          </table:table-cell>
          <table:table-cell table:formula="of:=299792.458/[.$E156]" office:value-type="float" office:value="561.93525398313" calcext:value-type="float">
            <text:p>561.93525398313</text:p>
          </table:table-cell>
          <table:table-cell table:formula="of:=299792.458/[.$F156]" office:value-type="float" office:value="560.883925163704" calcext:value-type="float">
            <text:p>560.883925163704</text:p>
          </table:table-cell>
          <table:table-cell table:formula="of:=[.$O156]-[.$P156]" office:value-type="float" office:value="1.05132881942586" calcext:value-type="float">
            <text:p>1.05132881942586</text:p>
          </table:table-cell>
          <table:table-cell table:formula="of:=[.$B156]/[.$Q156]" office:value-type="float" office:value="0.20288609620393" calcext:value-type="float">
            <text:p>0.20288609620393</text:p>
          </table:table-cell>
          <table:table-cell table:formula="of:=[.$C156]/[.$Q156]" office:value-type="float" office:value="0.861195834519637" calcext:value-type="float">
            <text:p>0.861195834519637</text:p>
          </table:table-cell>
          <table:table-cell table:formula="of:=[.$D156]/[.$Q156]" office:value-type="float" office:value="0.0305327880363158" calcext:value-type="float">
            <text:p>0.0305327880363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0298" calcext:value-type="float">
            <text:p>0.0298</text:p>
          </table:table-cell>
          <table:table-cell table:formula="of:=[.$A157]-0.5" office:value-type="float" office:value="534.5" calcext:value-type="float">
            <text:p>534.5</text:p>
          </table:table-cell>
          <table:table-cell table:formula="of:=[.$A157]+0.5" office:value-type="float" office:value="535.5" calcext:value-type="float">
            <text:p>535.5</text:p>
          </table:table-cell>
          <table:table-cell table:formula="of:=LOG([.$A157];2)-8" office:value-type="float" office:value="1.06339508128851" calcext:value-type="float">
            <text:p>1.06339508128851</text:p>
          </table:table-cell>
          <table:table-cell table:formula="of:=LOG([.$E157];2)-8" office:value-type="float" office:value="1.06204613772049" calcext:value-type="float">
            <text:p>1.06204613772049</text:p>
          </table:table-cell>
          <table:table-cell table:formula="of:=LOG([.$F157];2)-8" office:value-type="float" office:value="1.06474276475026" calcext:value-type="float">
            <text:p>1.06474276475026</text:p>
          </table:table-cell>
          <table:table-cell table:formula="of:=[.$I157]-[.$H157]" office:value-type="float" office:value="0.00269662702976525" calcext:value-type="float">
            <text:p>0.002696627029765</text:p>
          </table:table-cell>
          <table:table-cell table:formula="of:=[.$B157]/[.$J157]" office:value-type="float" office:value="83.6971511109001" calcext:value-type="float">
            <text:p>83.6971511109001</text:p>
          </table:table-cell>
          <table:table-cell table:formula="of:=[.$C157]/[.$J157]" office:value-type="float" office:value="339.275691410556" calcext:value-type="float">
            <text:p>339.275691410556</text:p>
          </table:table-cell>
          <table:table-cell table:formula="of:=[.$D157]/[.$J157]" office:value-type="float" office:value="11.0508422822544" calcext:value-type="float">
            <text:p>11.0508422822544</text:p>
          </table:table-cell>
          <table:table-cell table:formula="of:=299792.458/[.$A157]" office:value-type="float" office:value="560.359734579439" calcext:value-type="float">
            <text:p>560.359734579439</text:p>
          </table:table-cell>
          <table:table-cell table:formula="of:=299792.458/[.$E157]" office:value-type="float" office:value="560.883925163704" calcext:value-type="float">
            <text:p>560.883925163704</text:p>
          </table:table-cell>
          <table:table-cell table:formula="of:=299792.458/[.$F157]" office:value-type="float" office:value="559.836522875817" calcext:value-type="float">
            <text:p>559.836522875817</text:p>
          </table:table-cell>
          <table:table-cell table:formula="of:=[.$O157]-[.$P157]" office:value-type="float" office:value="1.04740228788739" calcext:value-type="float">
            <text:p>1.04740228788739</text:p>
          </table:table-cell>
          <table:table-cell table:formula="of:=[.$B157]/[.$Q157]" office:value-type="float" office:value="0.215485494551703" calcext:value-type="float">
            <text:p>0.215485494551703</text:p>
          </table:table-cell>
          <table:table-cell table:formula="of:=[.$C157]/[.$Q157]" office:value-type="float" office:value="0.873494368477416" calcext:value-type="float">
            <text:p>0.873494368477416</text:p>
          </table:table-cell>
          <table:table-cell table:formula="of:=[.$D157]/[.$Q157]" office:value-type="float" office:value="0.0284513413276063" calcext:value-type="float">
            <text:p>0.02845134132760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0277" calcext:value-type="float">
            <text:p>0.0277</text:p>
          </table:table-cell>
          <table:table-cell table:formula="of:=[.$A158]-0.5" office:value-type="float" office:value="535.5" calcext:value-type="float">
            <text:p>535.5</text:p>
          </table:table-cell>
          <table:table-cell table:formula="of:=[.$A158]+0.5" office:value-type="float" office:value="536.5" calcext:value-type="float">
            <text:p>536.5</text:p>
          </table:table-cell>
          <table:table-cell table:formula="of:=LOG([.$A158];2)-8" office:value-type="float" office:value="1.06608919045777" calcext:value-type="float">
            <text:p>1.06608919045777</text:p>
          </table:table-cell>
          <table:table-cell table:formula="of:=LOG([.$E158];2)-8" office:value-type="float" office:value="1.06474276475026" calcext:value-type="float">
            <text:p>1.06474276475026</text:p>
          </table:table-cell>
          <table:table-cell table:formula="of:=LOG([.$F158];2)-8" office:value-type="float" office:value="1.06743436075652" calcext:value-type="float">
            <text:p>1.06743436075652</text:p>
          </table:table-cell>
          <table:table-cell table:formula="of:=[.$I158]-[.$H158]" office:value-type="float" office:value="0.00269159600626523" calcext:value-type="float">
            <text:p>0.002691596006265</text:p>
          </table:table-cell>
          <table:table-cell table:formula="of:=[.$B158]/[.$J158]" office:value-type="float" office:value="88.5348319158258" calcext:value-type="float">
            <text:p>88.5348319158258</text:p>
          </table:table-cell>
          <table:table-cell table:formula="of:=[.$C158]/[.$J158]" office:value-type="float" office:value="343.179287623367" calcext:value-type="float">
            <text:p>343.179287623367</text:p>
          </table:table-cell>
          <table:table-cell table:formula="of:=[.$D158]/[.$J158]" office:value-type="float" office:value="10.2912918341098" calcext:value-type="float">
            <text:p>10.2912918341098</text:p>
          </table:table-cell>
          <table:table-cell table:formula="of:=299792.458/[.$A158]" office:value-type="float" office:value="559.314287313433" calcext:value-type="float">
            <text:p>559.314287313433</text:p>
          </table:table-cell>
          <table:table-cell table:formula="of:=299792.458/[.$E158]" office:value-type="float" office:value="559.836522875817" calcext:value-type="float">
            <text:p>559.836522875817</text:p>
          </table:table-cell>
          <table:table-cell table:formula="of:=299792.458/[.$F158]" office:value-type="float" office:value="558.793025163094" calcext:value-type="float">
            <text:p>558.793025163094</text:p>
          </table:table-cell>
          <table:table-cell table:formula="of:=[.$O158]-[.$P158]" office:value-type="float" office:value="1.04349771272291" calcext:value-type="float">
            <text:p>1.04349771272291</text:p>
          </table:table-cell>
          <table:table-cell table:formula="of:=[.$B158]/[.$Q158]" office:value-type="float" office:value="0.228366576269897" calcext:value-type="float">
            <text:p>0.228366576269897</text:p>
          </table:table-cell>
          <table:table-cell table:formula="of:=[.$C158]/[.$Q158]" office:value-type="float" office:value="0.885195998743199" calcext:value-type="float">
            <text:p>0.885195998743199</text:p>
          </table:table-cell>
          <table:table-cell table:formula="of:=[.$D158]/[.$Q158]" office:value-type="float" office:value="0.0265453384921366" calcext:value-type="float">
            <text:p>0.02654533849213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0257" calcext:value-type="float">
            <text:p>0.0257</text:p>
          </table:table-cell>
          <table:table-cell table:formula="of:=[.$A159]-0.5" office:value-type="float" office:value="536.5" calcext:value-type="float">
            <text:p>536.5</text:p>
          </table:table-cell>
          <table:table-cell table:formula="of:=[.$A159]+0.5" office:value-type="float" office:value="537.5" calcext:value-type="float">
            <text:p>537.5</text:p>
          </table:table-cell>
          <table:table-cell table:formula="of:=LOG([.$A159];2)-8" office:value-type="float" office:value="1.06877827798541" calcext:value-type="float">
            <text:p>1.06877827798541</text:p>
          </table:table-cell>
          <table:table-cell table:formula="of:=LOG([.$E159];2)-8" office:value-type="float" office:value="1.06743436075652" calcext:value-type="float">
            <text:p>1.06743436075652</text:p>
          </table:table-cell>
          <table:table-cell table:formula="of:=LOG([.$F159];2)-8" office:value-type="float" office:value="1.07012094447682" calcext:value-type="float">
            <text:p>1.07012094447682</text:p>
          </table:table-cell>
          <table:table-cell table:formula="of:=[.$I159]-[.$H159]" office:value-type="float" office:value="0.00268658372030117" calcext:value-type="float">
            <text:p>0.002686583720301</text:p>
          </table:table-cell>
          <table:table-cell table:formula="of:=[.$B159]/[.$J159]" office:value-type="float" office:value="93.4644240202018" calcext:value-type="float">
            <text:p>93.4644240202018</text:p>
          </table:table-cell>
          <table:table-cell table:formula="of:=[.$C159]/[.$J159]" office:value-type="float" office:value="346.946195257786" calcext:value-type="float">
            <text:p>346.946195257786</text:p>
          </table:table-cell>
          <table:table-cell table:formula="of:=[.$D159]/[.$J159]" office:value-type="float" office:value="9.56605215977374" calcext:value-type="float">
            <text:p>9.56605215977374</text:p>
          </table:table-cell>
          <table:table-cell table:formula="of:=299792.458/[.$A159]" office:value-type="float" office:value="558.272733705773" calcext:value-type="float">
            <text:p>558.272733705773</text:p>
          </table:table-cell>
          <table:table-cell table:formula="of:=299792.458/[.$E159]" office:value-type="float" office:value="558.793025163094" calcext:value-type="float">
            <text:p>558.793025163094</text:p>
          </table:table-cell>
          <table:table-cell table:formula="of:=299792.458/[.$F159]" office:value-type="float" office:value="557.753410232558" calcext:value-type="float">
            <text:p>557.753410232558</text:p>
          </table:table-cell>
          <table:table-cell table:formula="of:=[.$O159]-[.$P159]" office:value-type="float" office:value="1.039614930536" calcext:value-type="float">
            <text:p>1.039614930536</text:p>
          </table:table-cell>
          <table:table-cell table:formula="of:=[.$B159]/[.$Q159]" office:value-type="float" office:value="0.241531737015876" calcext:value-type="float">
            <text:p>0.241531737015876</text:p>
          </table:table-cell>
          <table:table-cell table:formula="of:=[.$C159]/[.$Q159]" office:value-type="float" office:value="0.896581967632408" calcext:value-type="float">
            <text:p>0.896581967632408</text:p>
          </table:table-cell>
          <table:table-cell table:formula="of:=[.$D159]/[.$Q159]" office:value-type="float" office:value="0.0247206915225329" calcext:value-type="float">
            <text:p>0.02472069152253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264" calcext:value-type="float">
            <text:p>0.264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0238" calcext:value-type="float">
            <text:p>0.0238</text:p>
          </table:table-cell>
          <table:table-cell table:formula="of:=[.$A160]-0.5" office:value-type="float" office:value="537.5" calcext:value-type="float">
            <text:p>537.5</text:p>
          </table:table-cell>
          <table:table-cell table:formula="of:=[.$A160]+0.5" office:value-type="float" office:value="538.5" calcext:value-type="float">
            <text:p>538.5</text:p>
          </table:table-cell>
          <table:table-cell table:formula="of:=LOG([.$A160];2)-8" office:value-type="float" office:value="1.07146236255663" calcext:value-type="float">
            <text:p>1.07146236255663</text:p>
          </table:table-cell>
          <table:table-cell table:formula="of:=LOG([.$E160];2)-8" office:value-type="float" office:value="1.07012094447682" calcext:value-type="float">
            <text:p>1.07012094447682</text:p>
          </table:table-cell>
          <table:table-cell table:formula="of:=LOG([.$F160];2)-8" office:value-type="float" office:value="1.07280253454421" calcext:value-type="float">
            <text:p>1.07280253454421</text:p>
          </table:table-cell>
          <table:table-cell table:formula="of:=[.$I160]-[.$H160]" office:value-type="float" office:value="0.00268159006738422" calcext:value-type="float">
            <text:p>0.002681590067384</text:p>
          </table:table-cell>
          <table:table-cell table:formula="of:=[.$B160]/[.$J160]" office:value-type="float" office:value="98.4490520049998" calcext:value-type="float">
            <text:p>98.4490520049998</text:p>
          </table:table-cell>
          <table:table-cell table:formula="of:=[.$C160]/[.$J160]" office:value-type="float" office:value="350.500999922346" calcext:value-type="float">
            <text:p>350.500999922346</text:p>
          </table:table-cell>
          <table:table-cell table:formula="of:=[.$D160]/[.$J160]" office:value-type="float" office:value="8.87533120348104" calcext:value-type="float">
            <text:p>8.87533120348104</text:p>
          </table:table-cell>
          <table:table-cell table:formula="of:=299792.458/[.$A160]" office:value-type="float" office:value="557.23505204461" calcext:value-type="float">
            <text:p>557.23505204461</text:p>
          </table:table-cell>
          <table:table-cell table:formula="of:=299792.458/[.$E160]" office:value-type="float" office:value="557.753410232558" calcext:value-type="float">
            <text:p>557.753410232558</text:p>
          </table:table-cell>
          <table:table-cell table:formula="of:=299792.458/[.$F160]" office:value-type="float" office:value="556.71765645311" calcext:value-type="float">
            <text:p>556.71765645311</text:p>
          </table:table-cell>
          <table:table-cell table:formula="of:=[.$O160]-[.$P160]" office:value-type="float" office:value="1.03575377944765" calcext:value-type="float">
            <text:p>1.03575377944765</text:p>
          </table:table-cell>
          <table:table-cell table:formula="of:=[.$B160]/[.$Q160]" office:value-type="float" office:value="0.254886832409907" calcext:value-type="float">
            <text:p>0.254886832409907</text:p>
          </table:table-cell>
          <table:table-cell table:formula="of:=[.$C160]/[.$Q160]" office:value-type="float" office:value="0.907455052204817" calcext:value-type="float">
            <text:p>0.907455052204817</text:p>
          </table:table-cell>
          <table:table-cell table:formula="of:=[.$D160]/[.$Q160]" office:value-type="float" office:value="0.0229784341339234" calcext:value-type="float">
            <text:p>0.02297843413392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2771" calcext:value-type="float">
            <text:p>0.2771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022" calcext:value-type="float">
            <text:p>0.022</text:p>
          </table:table-cell>
          <table:table-cell table:formula="of:=[.$A161]-0.5" office:value-type="float" office:value="538.5" calcext:value-type="float">
            <text:p>538.5</text:p>
          </table:table-cell>
          <table:table-cell table:formula="of:=[.$A161]+0.5" office:value-type="float" office:value="539.5" calcext:value-type="float">
            <text:p>539.5</text:p>
          </table:table-cell>
          <table:table-cell table:formula="of:=LOG([.$A161];2)-8" office:value-type="float" office:value="1.07414146275251" calcext:value-type="float">
            <text:p>1.07414146275251</text:p>
          </table:table-cell>
          <table:table-cell table:formula="of:=LOG([.$E161];2)-8" office:value-type="float" office:value="1.07280253454421" calcext:value-type="float">
            <text:p>1.07280253454421</text:p>
          </table:table-cell>
          <table:table-cell table:formula="of:=LOG([.$F161];2)-8" office:value-type="float" office:value="1.07547914948802" calcext:value-type="float">
            <text:p>1.07547914948802</text:p>
          </table:table-cell>
          <table:table-cell table:formula="of:=[.$I161]-[.$H161]" office:value-type="float" office:value="0.00267661494380889" calcext:value-type="float">
            <text:p>0.002676614943809</text:p>
          </table:table-cell>
          <table:table-cell table:formula="of:=[.$B161]/[.$J161]" office:value-type="float" office:value="103.526284436595" calcext:value-type="float">
            <text:p>103.526284436595</text:p>
          </table:table-cell>
          <table:table-cell table:formula="of:=[.$C161]/[.$J161]" office:value-type="float" office:value="353.879814573594" calcext:value-type="float">
            <text:p>353.879814573594</text:p>
          </table:table-cell>
          <table:table-cell table:formula="of:=[.$D161]/[.$J161]" office:value-type="float" office:value="8.21933690943737" calcext:value-type="float">
            <text:p>8.21933690943737</text:p>
          </table:table-cell>
          <table:table-cell table:formula="of:=299792.458/[.$A161]" office:value-type="float" office:value="556.201220779221" calcext:value-type="float">
            <text:p>556.201220779221</text:p>
          </table:table-cell>
          <table:table-cell table:formula="of:=299792.458/[.$E161]" office:value-type="float" office:value="556.71765645311" calcext:value-type="float">
            <text:p>556.71765645311</text:p>
          </table:table-cell>
          <table:table-cell table:formula="of:=299792.458/[.$F161]" office:value-type="float" office:value="555.685742354032" calcext:value-type="float">
            <text:p>555.685742354032</text:p>
          </table:table-cell>
          <table:table-cell table:formula="of:=[.$O161]-[.$P161]" office:value-type="float" office:value="1.0319140990789" calcext:value-type="float">
            <text:p>1.0319140990789</text:p>
          </table:table-cell>
          <table:table-cell table:formula="of:=[.$B161]/[.$Q161]" office:value-type="float" office:value="0.268530103665937" calcext:value-type="float">
            <text:p>0.268530103665937</text:p>
          </table:table-cell>
          <table:table-cell table:formula="of:=[.$C161]/[.$Q161]" office:value-type="float" office:value="0.917905861394354" calcext:value-type="float">
            <text:p>0.917905861394354</text:p>
          </table:table-cell>
          <table:table-cell table:formula="of:=[.$D161]/[.$Q161]" office:value-type="float" office:value="0.0213196040442101" calcext:value-type="float">
            <text:p>0.0213196040442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203" calcext:value-type="float">
            <text:p>0.0203</text:p>
          </table:table-cell>
          <table:table-cell table:formula="of:=[.$A162]-0.5" office:value-type="float" office:value="539.5" calcext:value-type="float">
            <text:p>539.5</text:p>
          </table:table-cell>
          <table:table-cell table:formula="of:=[.$A162]+0.5" office:value-type="float" office:value="540.5" calcext:value-type="float">
            <text:p>540.5</text:p>
          </table:table-cell>
          <table:table-cell table:formula="of:=LOG([.$A162];2)-8" office:value-type="float" office:value="1.07681559705083" calcext:value-type="float">
            <text:p>1.07681559705083</text:p>
          </table:table-cell>
          <table:table-cell table:formula="of:=LOG([.$E162];2)-8" office:value-type="float" office:value="1.07547914948802" calcext:value-type="float">
            <text:p>1.07547914948802</text:p>
          </table:table-cell>
          <table:table-cell table:formula="of:=LOG([.$F162];2)-8" office:value-type="float" office:value="1.07815080773465" calcext:value-type="float">
            <text:p>1.07815080773465</text:p>
          </table:table-cell>
          <table:table-cell table:formula="of:=[.$I162]-[.$H162]" office:value-type="float" office:value="0.00267165824663351" calcext:value-type="float">
            <text:p>0.002671658246634</text:p>
          </table:table-cell>
          <table:table-cell table:formula="of:=[.$B162]/[.$J162]" office:value-type="float" office:value="108.696537203411" calcext:value-type="float">
            <text:p>108.696537203411</text:p>
          </table:table-cell>
          <table:table-cell table:formula="of:=[.$C162]/[.$J162]" office:value-type="float" office:value="357.081599490545" calcext:value-type="float">
            <text:p>357.081599490545</text:p>
          </table:table-cell>
          <table:table-cell table:formula="of:=[.$D162]/[.$J162]" office:value-type="float" office:value="7.5982772218638" calcext:value-type="float">
            <text:p>7.5982772218638</text:p>
          </table:table-cell>
          <table:table-cell table:formula="of:=299792.458/[.$A162]" office:value-type="float" office:value="555.171218518519" calcext:value-type="float">
            <text:p>555.171218518519</text:p>
          </table:table-cell>
          <table:table-cell table:formula="of:=299792.458/[.$E162]" office:value-type="float" office:value="555.685742354032" calcext:value-type="float">
            <text:p>555.685742354032</text:p>
          </table:table-cell>
          <table:table-cell table:formula="of:=299792.458/[.$F162]" office:value-type="float" office:value="554.657646623497" calcext:value-type="float">
            <text:p>554.657646623497</text:p>
          </table:table-cell>
          <table:table-cell table:formula="of:=[.$O162]-[.$P162]" office:value-type="float" office:value="1.0280957305348" calcext:value-type="float">
            <text:p>1.0280957305348</text:p>
          </table:table-cell>
          <table:table-cell table:formula="of:=[.$B162]/[.$Q162]" office:value-type="float" office:value="0.282463968456457" calcext:value-type="float">
            <text:p>0.282463968456457</text:p>
          </table:table-cell>
          <table:table-cell table:formula="of:=[.$C162]/[.$Q162]" office:value-type="float" office:value="0.927929152573898" calcext:value-type="float">
            <text:p>0.927929152573898</text:p>
          </table:table-cell>
          <table:table-cell table:formula="of:=[.$D162]/[.$Q162]" office:value-type="float" office:value="0.0197452429740567" calcext:value-type="float">
            <text:p>0.01974524297405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3039" calcext:value-type="float">
            <text:p>0.3039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0187" calcext:value-type="float">
            <text:p>0.0187</text:p>
          </table:table-cell>
          <table:table-cell table:formula="of:=[.$A163]-0.5" office:value-type="float" office:value="540.5" calcext:value-type="float">
            <text:p>540.5</text:p>
          </table:table-cell>
          <table:table-cell table:formula="of:=[.$A163]+0.5" office:value-type="float" office:value="541.5" calcext:value-type="float">
            <text:p>541.5</text:p>
          </table:table-cell>
          <table:table-cell table:formula="of:=LOG([.$A163];2)-8" office:value-type="float" office:value="1.07948478382682" calcext:value-type="float">
            <text:p>1.07948478382682</text:p>
          </table:table-cell>
          <table:table-cell table:formula="of:=LOG([.$E163];2)-8" office:value-type="float" office:value="1.07815080773465" calcext:value-type="float">
            <text:p>1.07815080773465</text:p>
          </table:table-cell>
          <table:table-cell table:formula="of:=LOG([.$F163];2)-8" office:value-type="float" office:value="1.08081752760833" calcext:value-type="float">
            <text:p>1.08081752760833</text:p>
          </table:table-cell>
          <table:table-cell table:formula="of:=[.$I163]-[.$H163]" office:value-type="float" office:value="0.00266671987367673" calcext:value-type="float">
            <text:p>0.002666719873677</text:p>
          </table:table-cell>
          <table:table-cell table:formula="of:=[.$B163]/[.$J163]" office:value-type="float" office:value="113.960226193912" calcext:value-type="float">
            <text:p>113.960226193912</text:p>
          </table:table-cell>
          <table:table-cell table:formula="of:=[.$C163]/[.$J163]" office:value-type="float" office:value="360.06781570054" calcext:value-type="float">
            <text:p>360.06781570054</text:p>
          </table:table-cell>
          <table:table-cell table:formula="of:=[.$D163]/[.$J163]" office:value-type="float" office:value="7.01236008498241" calcext:value-type="float">
            <text:p>7.01236008498241</text:p>
          </table:table-cell>
          <table:table-cell table:formula="of:=299792.458/[.$A163]" office:value-type="float" office:value="554.145024029575" calcext:value-type="float">
            <text:p>554.145024029575</text:p>
          </table:table-cell>
          <table:table-cell table:formula="of:=299792.458/[.$E163]" office:value-type="float" office:value="554.657646623497" calcext:value-type="float">
            <text:p>554.657646623497</text:p>
          </table:table-cell>
          <table:table-cell table:formula="of:=299792.458/[.$F163]" office:value-type="float" office:value="553.63334810711" calcext:value-type="float">
            <text:p>553.63334810711</text:p>
          </table:table-cell>
          <table:table-cell table:formula="of:=[.$O163]-[.$P163]" office:value-type="float" office:value="1.02429851638681" calcext:value-type="float">
            <text:p>1.02429851638681</text:p>
          </table:table-cell>
          <table:table-cell table:formula="of:=[.$B163]/[.$Q163]" office:value-type="float" office:value="0.296690852459692" calcext:value-type="float">
            <text:p>0.296690852459692</text:p>
          </table:table-cell>
          <table:table-cell table:formula="of:=[.$C163]/[.$Q163]" office:value-type="float" office:value="0.937422035313579" calcext:value-type="float">
            <text:p>0.937422035313579</text:p>
          </table:table-cell>
          <table:table-cell table:formula="of:=[.$D163]/[.$Q163]" office:value-type="float" office:value="0.018256396646911" calcext:value-type="float">
            <text:p>0.0182563966469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966" calcext:value-type="float">
            <text:p>0.966</text:p>
          </table:table-cell>
          <table:table-cell office:value-type="float" office:value="0.0172" calcext:value-type="float">
            <text:p>0.0172</text:p>
          </table:table-cell>
          <table:table-cell table:formula="of:=[.$A164]-0.5" office:value-type="float" office:value="541.5" calcext:value-type="float">
            <text:p>541.5</text:p>
          </table:table-cell>
          <table:table-cell table:formula="of:=[.$A164]+0.5" office:value-type="float" office:value="542.5" calcext:value-type="float">
            <text:p>542.5</text:p>
          </table:table-cell>
          <table:table-cell table:formula="of:=LOG([.$A164];2)-8" office:value-type="float" office:value="1.08214904135387" calcext:value-type="float">
            <text:p>1.08214904135387</text:p>
          </table:table-cell>
          <table:table-cell table:formula="of:=LOG([.$E164];2)-8" office:value-type="float" office:value="1.08081752760833" calcext:value-type="float">
            <text:p>1.08081752760833</text:p>
          </table:table-cell>
          <table:table-cell table:formula="of:=LOG([.$F164];2)-8" office:value-type="float" office:value="1.08347932733184" calcext:value-type="float">
            <text:p>1.08347932733184</text:p>
          </table:table-cell>
          <table:table-cell table:formula="of:=[.$I164]-[.$H164]" office:value-type="float" office:value="0.00266179972351566" calcext:value-type="float">
            <text:p>0.002661799723516</text:p>
          </table:table-cell>
          <table:table-cell table:formula="of:=[.$B164]/[.$J164]" office:value-type="float" office:value="119.317767296376" calcext:value-type="float">
            <text:p>119.317767296376</text:p>
          </table:table-cell>
          <table:table-cell table:formula="of:=[.$C164]/[.$J164]" office:value-type="float" office:value="362.912352670968" calcext:value-type="float">
            <text:p>362.912352670968</text:p>
          </table:table-cell>
          <table:table-cell table:formula="of:=[.$D164]/[.$J164]" office:value-type="float" office:value="6.46179344300275" calcext:value-type="float">
            <text:p>6.46179344300275</text:p>
          </table:table-cell>
          <table:table-cell table:formula="of:=299792.458/[.$A164]" office:value-type="float" office:value="553.122616236162" calcext:value-type="float">
            <text:p>553.122616236162</text:p>
          </table:table-cell>
          <table:table-cell table:formula="of:=299792.458/[.$E164]" office:value-type="float" office:value="553.63334810711" calcext:value-type="float">
            <text:p>553.63334810711</text:p>
          </table:table-cell>
          <table:table-cell table:formula="of:=299792.458/[.$F164]" office:value-type="float" office:value="552.612825806452" calcext:value-type="float">
            <text:p>552.612825806452</text:p>
          </table:table-cell>
          <table:table-cell table:formula="of:=[.$O164]-[.$P164]" office:value-type="float" office:value="1.02052230065829" calcext:value-type="float">
            <text:p>1.02052230065829</text:p>
          </table:table-cell>
          <table:table-cell table:formula="of:=[.$B164]/[.$Q164]" office:value-type="float" office:value="0.311213189359148" calcext:value-type="float">
            <text:p>0.311213189359148</text:p>
          </table:table-cell>
          <table:table-cell table:formula="of:=[.$C164]/[.$Q164]" office:value-type="float" office:value="0.946574121287584" calcext:value-type="float">
            <text:p>0.946574121287584</text:p>
          </table:table-cell>
          <table:table-cell table:formula="of:=[.$D164]/[.$Q164]" office:value-type="float" office:value="0.0168541147889715" calcext:value-type="float">
            <text:p>0.01685411478897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9712" calcext:value-type="float">
            <text:p>0.9712</text:p>
          </table:table-cell>
          <table:table-cell office:value-type="float" office:value="0.0159" calcext:value-type="float">
            <text:p>0.0159</text:p>
          </table:table-cell>
          <table:table-cell table:formula="of:=[.$A165]-0.5" office:value-type="float" office:value="542.5" calcext:value-type="float">
            <text:p>542.5</text:p>
          </table:table-cell>
          <table:table-cell table:formula="of:=[.$A165]+0.5" office:value-type="float" office:value="543.5" calcext:value-type="float">
            <text:p>543.5</text:p>
          </table:table-cell>
          <table:table-cell table:formula="of:=LOG([.$A165];2)-8" office:value-type="float" office:value="1.08480838780436" calcext:value-type="float">
            <text:p>1.08480838780436</text:p>
          </table:table-cell>
          <table:table-cell table:formula="of:=LOG([.$E165];2)-8" office:value-type="float" office:value="1.08347932733184" calcext:value-type="float">
            <text:p>1.08347932733184</text:p>
          </table:table-cell>
          <table:table-cell table:formula="of:=LOG([.$F165];2)-8" office:value-type="float" office:value="1.08613622502731" calcext:value-type="float">
            <text:p>1.08613622502731</text:p>
          </table:table-cell>
          <table:table-cell table:formula="of:=[.$I165]-[.$H165]" office:value-type="float" office:value="0.00265689769546817" calcext:value-type="float">
            <text:p>0.002656897695468</text:p>
          </table:table-cell>
          <table:table-cell table:formula="of:=[.$B165]/[.$J165]" office:value-type="float" office:value="124.731938518093" calcext:value-type="float">
            <text:p>124.731938518093</text:p>
          </table:table-cell>
          <table:table-cell table:formula="of:=[.$C165]/[.$J165]" office:value-type="float" office:value="365.539102862921" calcext:value-type="float">
            <text:p>365.539102862921</text:p>
          </table:table-cell>
          <table:table-cell table:formula="of:=[.$D165]/[.$J165]" office:value-type="float" office:value="5.98442312141727" calcext:value-type="float">
            <text:p>5.98442312141727</text:p>
          </table:table-cell>
          <table:table-cell table:formula="of:=299792.458/[.$A165]" office:value-type="float" office:value="552.103974217311" calcext:value-type="float">
            <text:p>552.103974217311</text:p>
          </table:table-cell>
          <table:table-cell table:formula="of:=299792.458/[.$E165]" office:value-type="float" office:value="552.612825806452" calcext:value-type="float">
            <text:p>552.612825806452</text:p>
          </table:table-cell>
          <table:table-cell table:formula="of:=299792.458/[.$F165]" office:value-type="float" office:value="551.596058877645" calcext:value-type="float">
            <text:p>551.596058877645</text:p>
          </table:table-cell>
          <table:table-cell table:formula="of:=[.$O165]-[.$P165]" office:value-type="float" office:value="1.01676692880676" calcext:value-type="float">
            <text:p>1.01676692880676</text:p>
          </table:table-cell>
          <table:table-cell table:formula="of:=[.$B165]/[.$Q165]" office:value-type="float" office:value="0.325935069887569" calcext:value-type="float">
            <text:p>0.325935069887569</text:p>
          </table:table-cell>
          <table:table-cell table:formula="of:=[.$C165]/[.$Q165]" office:value-type="float" office:value="0.955184489664474" calcext:value-type="float">
            <text:p>0.955184489664474</text:p>
          </table:table-cell>
          <table:table-cell table:formula="of:=[.$D165]/[.$Q165]" office:value-type="float" office:value="0.0156378020857343" calcext:value-type="float">
            <text:p>0.01563780208573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976" calcext:value-type="float">
            <text:p>0.976</text:p>
          </table:table-cell>
          <table:table-cell office:value-type="float" office:value="0.0146" calcext:value-type="float">
            <text:p>0.0146</text:p>
          </table:table-cell>
          <table:table-cell table:formula="of:=[.$A166]-0.5" office:value-type="float" office:value="543.5" calcext:value-type="float">
            <text:p>543.5</text:p>
          </table:table-cell>
          <table:table-cell table:formula="of:=[.$A166]+0.5" office:value-type="float" office:value="544.5" calcext:value-type="float">
            <text:p>544.5</text:p>
          </table:table-cell>
          <table:table-cell table:formula="of:=LOG([.$A166];2)-8" office:value-type="float" office:value="1.08746284125034" calcext:value-type="float">
            <text:p>1.08746284125034</text:p>
          </table:table-cell>
          <table:table-cell table:formula="of:=LOG([.$E166];2)-8" office:value-type="float" office:value="1.08613622502731" calcext:value-type="float">
            <text:p>1.08613622502731</text:p>
          </table:table-cell>
          <table:table-cell table:formula="of:=LOG([.$F166];2)-8" office:value-type="float" office:value="1.08878823871691" calcext:value-type="float">
            <text:p>1.08878823871691</text:p>
          </table:table-cell>
          <table:table-cell table:formula="of:=[.$I166]-[.$H166]" office:value-type="float" office:value="0.00265201368959644" calcext:value-type="float">
            <text:p>0.002652013689596</text:p>
          </table:table-cell>
          <table:table-cell table:formula="of:=[.$B166]/[.$J166]" office:value-type="float" office:value="130.278362195247" calcext:value-type="float">
            <text:p>130.278362195247</text:p>
          </table:table-cell>
          <table:table-cell table:formula="of:=[.$C166]/[.$J166]" office:value-type="float" office:value="368.022233003072" calcext:value-type="float">
            <text:p>368.022233003072</text:p>
          </table:table-cell>
          <table:table-cell table:formula="of:=[.$D166]/[.$J166]" office:value-type="float" office:value="5.50525061664432" calcext:value-type="float">
            <text:p>5.50525061664432</text:p>
          </table:table-cell>
          <table:table-cell table:formula="of:=299792.458/[.$A166]" office:value-type="float" office:value="551.089077205882" calcext:value-type="float">
            <text:p>551.089077205882</text:p>
          </table:table-cell>
          <table:table-cell table:formula="of:=299792.458/[.$E166]" office:value-type="float" office:value="551.596058877645" calcext:value-type="float">
            <text:p>551.596058877645</text:p>
          </table:table-cell>
          <table:table-cell table:formula="of:=299792.458/[.$F166]" office:value-type="float" office:value="550.583026629936" calcext:value-type="float">
            <text:p>550.583026629936</text:p>
          </table:table-cell>
          <table:table-cell table:formula="of:=[.$O166]-[.$P166]" office:value-type="float" office:value="1.01303224770913" calcext:value-type="float">
            <text:p>1.01303224770913</text:p>
          </table:table-cell>
          <table:table-cell table:formula="of:=[.$B166]/[.$Q166]" office:value-type="float" office:value="0.341055283068542" calcext:value-type="float">
            <text:p>0.341055283068542</text:p>
          </table:table-cell>
          <table:table-cell table:formula="of:=[.$C166]/[.$Q166]" office:value-type="float" office:value="0.963444157090874" calcext:value-type="float">
            <text:p>0.963444157090874</text:p>
          </table:table-cell>
          <table:table-cell table:formula="of:=[.$D166]/[.$Q166]" office:value-type="float" office:value="0.0144121769400889" calcext:value-type="float">
            <text:p>0.01441217694008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0134" calcext:value-type="float">
            <text:p>0.0134</text:p>
          </table:table-cell>
          <table:table-cell table:formula="of:=[.$A167]-0.5" office:value-type="float" office:value="544.5" calcext:value-type="float">
            <text:p>544.5</text:p>
          </table:table-cell>
          <table:table-cell table:formula="of:=[.$A167]+0.5" office:value-type="float" office:value="545.5" calcext:value-type="float">
            <text:p>545.5</text:p>
          </table:table-cell>
          <table:table-cell table:formula="of:=LOG([.$A167];2)-8" office:value-type="float" office:value="1.09011241966429" calcext:value-type="float">
            <text:p>1.09011241966429</text:p>
          </table:table-cell>
          <table:table-cell table:formula="of:=LOG([.$E167];2)-8" office:value-type="float" office:value="1.08878823871691" calcext:value-type="float">
            <text:p>1.08878823871691</text:p>
          </table:table-cell>
          <table:table-cell table:formula="of:=LOG([.$F167];2)-8" office:value-type="float" office:value="1.09143538632361" calcext:value-type="float">
            <text:p>1.09143538632361</text:p>
          </table:table-cell>
          <table:table-cell table:formula="of:=[.$I167]-[.$H167]" office:value-type="float" office:value="0.00264714760669982" calcext:value-type="float">
            <text:p>0.0026471476067</text:p>
          </table:table-cell>
          <table:table-cell table:formula="of:=[.$B167]/[.$J167]" office:value-type="float" office:value="135.882109138763" calcext:value-type="float">
            <text:p>135.882109138763</text:p>
          </table:table-cell>
          <table:table-cell table:formula="of:=[.$C167]/[.$J167]" office:value-type="float" office:value="370.323134803251" calcext:value-type="float">
            <text:p>370.323134803251</text:p>
          </table:table-cell>
          <table:table-cell table:formula="of:=[.$D167]/[.$J167]" office:value-type="float" office:value="5.06205243942014" calcext:value-type="float">
            <text:p>5.06205243942014</text:p>
          </table:table-cell>
          <table:table-cell table:formula="of:=299792.458/[.$A167]" office:value-type="float" office:value="550.077904587156" calcext:value-type="float">
            <text:p>550.077904587156</text:p>
          </table:table-cell>
          <table:table-cell table:formula="of:=299792.458/[.$E167]" office:value-type="float" office:value="550.583026629936" calcext:value-type="float">
            <text:p>550.583026629936</text:p>
          </table:table-cell>
          <table:table-cell table:formula="of:=299792.458/[.$F167]" office:value-type="float" office:value="549.57370852429" calcext:value-type="float">
            <text:p>549.57370852429</text:p>
          </table:table-cell>
          <table:table-cell table:formula="of:=[.$O167]-[.$P167]" office:value-type="float" office:value="1.00931810564612" calcext:value-type="float">
            <text:p>1.00931810564612</text:p>
          </table:table-cell>
          <table:table-cell table:formula="of:=[.$B167]/[.$Q167]" office:value-type="float" office:value="0.356379220770777" calcext:value-type="float">
            <text:p>0.356379220770777</text:p>
          </table:table-cell>
          <table:table-cell table:formula="of:=[.$C167]/[.$Q167]" office:value-type="float" office:value="0.971249791830951" calcext:value-type="float">
            <text:p>0.971249791830951</text:p>
          </table:table-cell>
          <table:table-cell table:formula="of:=[.$D167]/[.$Q167]" office:value-type="float" office:value="0.0132762901260173" calcext:value-type="float">
            <text:p>0.0132762901260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3741" calcext:value-type="float">
            <text:p>0.3741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0123" calcext:value-type="float">
            <text:p>0.0123</text:p>
          </table:table-cell>
          <table:table-cell table:formula="of:=[.$A168]-0.5" office:value-type="float" office:value="545.5" calcext:value-type="float">
            <text:p>545.5</text:p>
          </table:table-cell>
          <table:table-cell table:formula="of:=[.$A168]+0.5" office:value-type="float" office:value="546.5" calcext:value-type="float">
            <text:p>546.5</text:p>
          </table:table-cell>
          <table:table-cell table:formula="of:=LOG([.$A168];2)-8" office:value-type="float" office:value="1.09275714091985" calcext:value-type="float">
            <text:p>1.09275714091985</text:p>
          </table:table-cell>
          <table:table-cell table:formula="of:=LOG([.$E168];2)-8" office:value-type="float" office:value="1.09143538632361" calcext:value-type="float">
            <text:p>1.09143538632361</text:p>
          </table:table-cell>
          <table:table-cell table:formula="of:=LOG([.$F168];2)-8" office:value-type="float" office:value="1.09407768567191" calcext:value-type="float">
            <text:p>1.09407768567191</text:p>
          </table:table-cell>
          <table:table-cell table:formula="of:=[.$I168]-[.$H168]" office:value-type="float" office:value="0.00264229934829885" calcext:value-type="float">
            <text:p>0.002642299348299</text:p>
          </table:table-cell>
          <table:table-cell table:formula="of:=[.$B168]/[.$J168]" office:value-type="float" office:value="141.581233118364" calcext:value-type="float">
            <text:p>141.581233118364</text:p>
          </table:table-cell>
          <table:table-cell table:formula="of:=[.$C168]/[.$J168]" office:value-type="float" office:value="372.440768542587" calcext:value-type="float">
            <text:p>372.440768542587</text:p>
          </table:table-cell>
          <table:table-cell table:formula="of:=[.$D168]/[.$J168]" office:value-type="float" office:value="4.65503653396385" calcext:value-type="float">
            <text:p>4.65503653396385</text:p>
          </table:table-cell>
          <table:table-cell table:formula="of:=299792.458/[.$A168]" office:value-type="float" office:value="549.070435897436" calcext:value-type="float">
            <text:p>549.070435897436</text:p>
          </table:table-cell>
          <table:table-cell table:formula="of:=299792.458/[.$E168]" office:value-type="float" office:value="549.57370852429" calcext:value-type="float">
            <text:p>549.57370852429</text:p>
          </table:table-cell>
          <table:table-cell table:formula="of:=299792.458/[.$F168]" office:value-type="float" office:value="548.568084172004" calcext:value-type="float">
            <text:p>548.568084172004</text:p>
          </table:table-cell>
          <table:table-cell table:formula="of:=[.$O168]-[.$P168]" office:value-type="float" office:value="1.00562435228596" calcext:value-type="float">
            <text:p>1.00562435228596</text:p>
          </table:table-cell>
          <table:table-cell table:formula="of:=[.$B168]/[.$Q168]" office:value-type="float" office:value="0.372007697655297" calcext:value-type="float">
            <text:p>0.372007697655297</text:p>
          </table:table-cell>
          <table:table-cell table:formula="of:=[.$C168]/[.$Q168]" office:value-type="float" office:value="0.978596031175026" calcext:value-type="float">
            <text:p>0.978596031175026</text:p>
          </table:table-cell>
          <table:table-cell table:formula="of:=[.$D168]/[.$Q168]" office:value-type="float" office:value="0.0122312073808077" calcext:value-type="float">
            <text:p>0.01223120738080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3886" calcext:value-type="float">
            <text:p>0.3886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0113" calcext:value-type="float">
            <text:p>0.0113</text:p>
          </table:table-cell>
          <table:table-cell table:formula="of:=[.$A169]-0.5" office:value-type="float" office:value="546.5" calcext:value-type="float">
            <text:p>546.5</text:p>
          </table:table-cell>
          <table:table-cell table:formula="of:=[.$A169]+0.5" office:value-type="float" office:value="547.5" calcext:value-type="float">
            <text:p>547.5</text:p>
          </table:table-cell>
          <table:table-cell table:formula="of:=LOG([.$A169];2)-8" office:value-type="float" office:value="1.09539702279256" calcext:value-type="float">
            <text:p>1.09539702279256</text:p>
          </table:table-cell>
          <table:table-cell table:formula="of:=LOG([.$E169];2)-8" office:value-type="float" office:value="1.09407768567191" calcext:value-type="float">
            <text:p>1.09407768567191</text:p>
          </table:table-cell>
          <table:table-cell table:formula="of:=LOG([.$F169];2)-8" office:value-type="float" office:value="1.09671515448854" calcext:value-type="float">
            <text:p>1.09671515448854</text:p>
          </table:table-cell>
          <table:table-cell table:formula="of:=[.$I169]-[.$H169]" office:value-type="float" office:value="0.00263746881663174" calcext:value-type="float">
            <text:p>0.002637468816632</text:p>
          </table:table-cell>
          <table:table-cell table:formula="of:=[.$B169]/[.$J169]" office:value-type="float" office:value="147.338234882441" calcext:value-type="float">
            <text:p>147.338234882441</text:p>
          </table:table-cell>
          <table:table-cell table:formula="of:=[.$C169]/[.$J169]" office:value-type="float" office:value="374.374094500571" calcext:value-type="float">
            <text:p>374.374094500571</text:p>
          </table:table-cell>
          <table:table-cell table:formula="of:=[.$D169]/[.$J169]" office:value-type="float" office:value="4.28441084449712" calcext:value-type="float">
            <text:p>4.28441084449712</text:p>
          </table:table-cell>
          <table:table-cell table:formula="of:=299792.458/[.$A169]" office:value-type="float" office:value="548.066650822669" calcext:value-type="float">
            <text:p>548.066650822669</text:p>
          </table:table-cell>
          <table:table-cell table:formula="of:=299792.458/[.$E169]" office:value-type="float" office:value="548.568084172004" calcext:value-type="float">
            <text:p>548.568084172004</text:p>
          </table:table-cell>
          <table:table-cell table:formula="of:=299792.458/[.$F169]" office:value-type="float" office:value="547.566133333333" calcext:value-type="float">
            <text:p>547.566133333333</text:p>
          </table:table-cell>
          <table:table-cell table:formula="of:=[.$O169]-[.$P169]" office:value-type="float" office:value="1.00195083867038" calcext:value-type="float">
            <text:p>1.00195083867038</text:p>
          </table:table-cell>
          <table:table-cell table:formula="of:=[.$B169]/[.$Q169]" office:value-type="float" office:value="0.387843380135979" calcext:value-type="float">
            <text:p>0.387843380135979</text:p>
          </table:table-cell>
          <table:table-cell table:formula="of:=[.$C169]/[.$Q169]" office:value-type="float" office:value="0.985477492399037" calcext:value-type="float">
            <text:p>0.985477492399037</text:p>
          </table:table-cell>
          <table:table-cell table:formula="of:=[.$D169]/[.$Q169]" office:value-type="float" office:value="0.0112779984445099" calcext:value-type="float">
            <text:p>0.0112779984445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0104" calcext:value-type="float">
            <text:p>0.0104</text:p>
          </table:table-cell>
          <table:table-cell table:formula="of:=[.$A170]-0.5" office:value-type="float" office:value="547.5" calcext:value-type="float">
            <text:p>547.5</text:p>
          </table:table-cell>
          <table:table-cell table:formula="of:=[.$A170]+0.5" office:value-type="float" office:value="548.5" calcext:value-type="float">
            <text:p>548.5</text:p>
          </table:table-cell>
          <table:table-cell table:formula="of:=LOG([.$A170];2)-8" office:value-type="float" office:value="1.09803208296053" calcext:value-type="float">
            <text:p>1.09803208296053</text:p>
          </table:table-cell>
          <table:table-cell table:formula="of:=LOG([.$E170];2)-8" office:value-type="float" office:value="1.09671515448854" calcext:value-type="float">
            <text:p>1.09671515448854</text:p>
          </table:table-cell>
          <table:table-cell table:formula="of:=LOG([.$F170];2)-8" office:value-type="float" office:value="1.09934781040319" calcext:value-type="float">
            <text:p>1.09934781040319</text:p>
          </table:table-cell>
          <table:table-cell table:formula="of:=[.$I170]-[.$H170]" office:value-type="float" office:value="0.00263265591465611" calcext:value-type="float">
            <text:p>0.002632655914656</text:p>
          </table:table-cell>
          <table:table-cell table:formula="of:=[.$B170]/[.$J170]" office:value-type="float" office:value="153.229291284993" calcext:value-type="float">
            <text:p>153.229291284993</text:p>
          </table:table-cell>
          <table:table-cell table:formula="of:=[.$C170]/[.$J170]" office:value-type="float" office:value="376.198041865783" calcext:value-type="float">
            <text:p>376.198041865783</text:p>
          </table:table-cell>
          <table:table-cell table:formula="of:=[.$D170]/[.$J170]" office:value-type="float" office:value="3.95038331523035" calcext:value-type="float">
            <text:p>3.95038331523035</text:p>
          </table:table-cell>
          <table:table-cell table:formula="of:=299792.458/[.$A170]" office:value-type="float" office:value="547.06652919708" calcext:value-type="float">
            <text:p>547.06652919708</text:p>
          </table:table-cell>
          <table:table-cell table:formula="of:=299792.458/[.$E170]" office:value-type="float" office:value="547.566133333333" calcext:value-type="float">
            <text:p>547.566133333333</text:p>
          </table:table-cell>
          <table:table-cell table:formula="of:=299792.458/[.$F170]" office:value-type="float" office:value="546.567835916135" calcext:value-type="float">
            <text:p>546.567835916135</text:p>
          </table:table-cell>
          <table:table-cell table:formula="of:=[.$O170]-[.$P170]" office:value-type="float" office:value="0.998297417198387" calcext:value-type="float">
            <text:p>0.998297417198387</text:p>
          </table:table-cell>
          <table:table-cell table:formula="of:=[.$B170]/[.$Q170]" office:value-type="float" office:value="0.404087993267676" calcext:value-type="float">
            <text:p>0.404087993267676</text:p>
          </table:table-cell>
          <table:table-cell table:formula="of:=[.$C170]/[.$Q170]" office:value-type="float" office:value="0.992089113862931" calcext:value-type="float">
            <text:p>0.992089113862931</text:p>
          </table:table-cell>
          <table:table-cell table:formula="of:=[.$D170]/[.$Q170]" office:value-type="float" office:value="0.01041773705995" calcext:value-type="float">
            <text:p>0.0104177370599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0095" calcext:value-type="float">
            <text:p>0.0095</text:p>
          </table:table-cell>
          <table:table-cell table:formula="of:=[.$A171]-0.5" office:value-type="float" office:value="548.5" calcext:value-type="float">
            <text:p>548.5</text:p>
          </table:table-cell>
          <table:table-cell table:formula="of:=[.$A171]+0.5" office:value-type="float" office:value="549.5" calcext:value-type="float">
            <text:p>549.5</text:p>
          </table:table-cell>
          <table:table-cell table:formula="of:=LOG([.$A171];2)-8" office:value-type="float" office:value="1.1006623390052" calcext:value-type="float">
            <text:p>1.1006623390052</text:p>
          </table:table-cell>
          <table:table-cell table:formula="of:=LOG([.$E171];2)-8" office:value-type="float" office:value="1.09934781040319" calcext:value-type="float">
            <text:p>1.09934781040319</text:p>
          </table:table-cell>
          <table:table-cell table:formula="of:=LOG([.$F171];2)-8" office:value-type="float" office:value="1.10197567094923" calcext:value-type="float">
            <text:p>1.10197567094923</text:p>
          </table:table-cell>
          <table:table-cell table:formula="of:=[.$I171]-[.$H171]" office:value-type="float" office:value="0.00262786054603836" calcext:value-type="float">
            <text:p>0.002627860546038</text:p>
          </table:table-cell>
          <table:table-cell table:formula="of:=[.$B171]/[.$J171]" office:value-type="float" office:value="159.17891861903" calcext:value-type="float">
            <text:p>159.17891861903</text:p>
          </table:table-cell>
          <table:table-cell table:formula="of:=[.$C171]/[.$J171]" office:value-type="float" office:value="377.835879265682" calcext:value-type="float">
            <text:p>377.835879265682</text:p>
          </table:table-cell>
          <table:table-cell table:formula="of:=[.$D171]/[.$J171]" office:value-type="float" office:value="3.61510812068081" calcext:value-type="float">
            <text:p>3.61510812068081</text:p>
          </table:table-cell>
          <table:table-cell table:formula="of:=299792.458/[.$A171]" office:value-type="float" office:value="546.070051001821" calcext:value-type="float">
            <text:p>546.070051001821</text:p>
          </table:table-cell>
          <table:table-cell table:formula="of:=299792.458/[.$E171]" office:value-type="float" office:value="546.567835916135" calcext:value-type="float">
            <text:p>546.567835916135</text:p>
          </table:table-cell>
          <table:table-cell table:formula="of:=299792.458/[.$F171]" office:value-type="float" office:value="545.573171974522" calcext:value-type="float">
            <text:p>545.573171974522</text:p>
          </table:table-cell>
          <table:table-cell table:formula="of:=[.$O171]-[.$P171]" office:value-type="float" office:value="0.994663941612657" calcext:value-type="float">
            <text:p>0.994663941612657</text:p>
          </table:table-cell>
          <table:table-cell table:formula="of:=[.$B171]/[.$Q171]" office:value-type="float" office:value="0.420544047592403" calcext:value-type="float">
            <text:p>0.420544047592403</text:p>
          </table:table-cell>
          <table:table-cell table:formula="of:=[.$C171]/[.$Q171]" office:value-type="float" office:value="0.998226595396836" calcext:value-type="float">
            <text:p>0.998226595396836</text:p>
          </table:table-cell>
          <table:table-cell table:formula="of:=[.$D171]/[.$Q171]" office:value-type="float" office:value="0.00955096450425012" calcext:value-type="float">
            <text:p>0.009550964504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4334" calcext:value-type="float">
            <text:p>0.4334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87" calcext:value-type="float">
            <text:p>0.0087</text:p>
          </table:table-cell>
          <table:table-cell table:formula="of:=[.$A172]-0.5" office:value-type="float" office:value="549.5" calcext:value-type="float">
            <text:p>549.5</text:p>
          </table:table-cell>
          <table:table-cell table:formula="of:=[.$A172]+0.5" office:value-type="float" office:value="550.5" calcext:value-type="float">
            <text:p>550.5</text:p>
          </table:table-cell>
          <table:table-cell table:formula="of:=LOG([.$A172];2)-8" office:value-type="float" office:value="1.10328780841202" calcext:value-type="float">
            <text:p>1.10328780841202</text:p>
          </table:table-cell>
          <table:table-cell table:formula="of:=LOG([.$E172];2)-8" office:value-type="float" office:value="1.10197567094923" calcext:value-type="float">
            <text:p>1.10197567094923</text:p>
          </table:table-cell>
          <table:table-cell table:formula="of:=LOG([.$F172];2)-8" office:value-type="float" office:value="1.10459875356437" calcext:value-type="float">
            <text:p>1.10459875356437</text:p>
          </table:table-cell>
          <table:table-cell table:formula="of:=[.$I172]-[.$H172]" office:value-type="float" office:value="0.00262308261513766" calcext:value-type="float">
            <text:p>0.002623082615138</text:p>
          </table:table-cell>
          <table:table-cell table:formula="of:=[.$B172]/[.$J172]" office:value-type="float" office:value="165.22544791341" calcext:value-type="float">
            <text:p>165.22544791341</text:p>
          </table:table-cell>
          <table:table-cell table:formula="of:=[.$C172]/[.$J172]" office:value-type="float" office:value="379.324690064244" calcext:value-type="float">
            <text:p>379.324690064244</text:p>
          </table:table-cell>
          <table:table-cell table:formula="of:=[.$D172]/[.$J172]" office:value-type="float" office:value="3.31670834528535" calcext:value-type="float">
            <text:p>3.31670834528535</text:p>
          </table:table-cell>
          <table:table-cell table:formula="of:=299792.458/[.$A172]" office:value-type="float" office:value="545.077196363636" calcext:value-type="float">
            <text:p>545.077196363636</text:p>
          </table:table-cell>
          <table:table-cell table:formula="of:=299792.458/[.$E172]" office:value-type="float" office:value="545.573171974522" calcext:value-type="float">
            <text:p>545.573171974522</text:p>
          </table:table-cell>
          <table:table-cell table:formula="of:=299792.458/[.$F172]" office:value-type="float" office:value="544.582121707539" calcext:value-type="float">
            <text:p>544.582121707539</text:p>
          </table:table-cell>
          <table:table-cell table:formula="of:=[.$O172]-[.$P172]" office:value-type="float" office:value="0.991050266983621" calcext:value-type="float">
            <text:p>0.991050266983621</text:p>
          </table:table-cell>
          <table:table-cell table:formula="of:=[.$B172]/[.$Q172]" office:value-type="float" office:value="0.437313842131444" calcext:value-type="float">
            <text:p>0.437313842131444</text:p>
          </table:table-cell>
          <table:table-cell table:formula="of:=[.$C172]/[.$Q172]" office:value-type="float" office:value="1.00398540129392" calcext:value-type="float">
            <text:p>1.00398540129392</text:p>
          </table:table-cell>
          <table:table-cell table:formula="of:=[.$D172]/[.$Q172]" office:value-type="float" office:value="0.00877856582035893" calcext:value-type="float">
            <text:p>0.00877856582035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008" calcext:value-type="float">
            <text:p>0.008</text:p>
          </table:table-cell>
          <table:table-cell table:formula="of:=[.$A173]-0.5" office:value-type="float" office:value="550.5" calcext:value-type="float">
            <text:p>550.5</text:p>
          </table:table-cell>
          <table:table-cell table:formula="of:=[.$A173]+0.5" office:value-type="float" office:value="551.5" calcext:value-type="float">
            <text:p>551.5</text:p>
          </table:table-cell>
          <table:table-cell table:formula="of:=LOG([.$A173];2)-8" office:value-type="float" office:value="1.10590850857116" calcext:value-type="float">
            <text:p>1.10590850857116</text:p>
          </table:table-cell>
          <table:table-cell table:formula="of:=LOG([.$E173];2)-8" office:value-type="float" office:value="1.10459875356437" calcext:value-type="float">
            <text:p>1.10459875356437</text:p>
          </table:table-cell>
          <table:table-cell table:formula="of:=LOG([.$F173];2)-8" office:value-type="float" office:value="1.10721707559138" calcext:value-type="float">
            <text:p>1.10721707559138</text:p>
          </table:table-cell>
          <table:table-cell table:formula="of:=[.$I173]-[.$H173]" office:value-type="float" office:value="0.00261832202701484" calcext:value-type="float">
            <text:p>0.002618322027015</text:p>
          </table:table-cell>
          <table:table-cell table:formula="of:=[.$B173]/[.$J173]" office:value-type="float" office:value="171.407487455498" calcext:value-type="float">
            <text:p>171.407487455498</text:p>
          </table:table-cell>
          <table:table-cell table:formula="of:=[.$C173]/[.$J173]" office:value-type="float" office:value="380.663642484168" calcext:value-type="float">
            <text:p>380.663642484168</text:p>
          </table:table-cell>
          <table:table-cell table:formula="of:=[.$D173]/[.$J173]" office:value-type="float" office:value="3.05539193325308" calcext:value-type="float">
            <text:p>3.05539193325308</text:p>
          </table:table-cell>
          <table:table-cell table:formula="of:=299792.458/[.$A173]" office:value-type="float" office:value="544.087945553539" calcext:value-type="float">
            <text:p>544.087945553539</text:p>
          </table:table-cell>
          <table:table-cell table:formula="of:=299792.458/[.$E173]" office:value-type="float" office:value="544.582121707539" calcext:value-type="float">
            <text:p>544.582121707539</text:p>
          </table:table-cell>
          <table:table-cell table:formula="of:=299792.458/[.$F173]" office:value-type="float" office:value="543.594665457842" calcext:value-type="float">
            <text:p>543.594665457842</text:p>
          </table:table-cell>
          <table:table-cell table:formula="of:=[.$O173]-[.$P173]" office:value-type="float" office:value="0.987456249696379" calcext:value-type="float">
            <text:p>0.987456249696379</text:p>
          </table:table-cell>
          <table:table-cell table:formula="of:=[.$B173]/[.$Q173]" office:value-type="float" office:value="0.454501148924822" calcext:value-type="float">
            <text:p>0.454501148924822</text:p>
          </table:table-cell>
          <table:table-cell table:formula="of:=[.$C173]/[.$Q173]" office:value-type="float" office:value="1.00936117453959" calcext:value-type="float">
            <text:p>1.00936117453959</text:p>
          </table:table-cell>
          <table:table-cell table:formula="of:=[.$D173]/[.$Q173]" office:value-type="float" office:value="0.00810162475801821" calcext:value-type="float">
            <text:p>0.0081016247580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4644" calcext:value-type="float">
            <text:p>0.4644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74" calcext:value-type="float">
            <text:p>0.0074</text:p>
          </table:table-cell>
          <table:table-cell table:formula="of:=[.$A174]-0.5" office:value-type="float" office:value="551.5" calcext:value-type="float">
            <text:p>551.5</text:p>
          </table:table-cell>
          <table:table-cell table:formula="of:=[.$A174]+0.5" office:value-type="float" office:value="552.5" calcext:value-type="float">
            <text:p>552.5</text:p>
          </table:table-cell>
          <table:table-cell table:formula="of:=LOG([.$A174];2)-8" office:value-type="float" office:value="1.10852445677817" calcext:value-type="float">
            <text:p>1.10852445677817</text:p>
          </table:table-cell>
          <table:table-cell table:formula="of:=LOG([.$E174];2)-8" office:value-type="float" office:value="1.10721707559138" calcext:value-type="float">
            <text:p>1.10721707559138</text:p>
          </table:table-cell>
          <table:table-cell table:formula="of:=LOG([.$F174];2)-8" office:value-type="float" office:value="1.10983065427879" calcext:value-type="float">
            <text:p>1.10983065427879</text:p>
          </table:table-cell>
          <table:table-cell table:formula="of:=[.$I174]-[.$H174]" office:value-type="float" office:value="0.0026135786874093" calcext:value-type="float">
            <text:p>0.002613578687409</text:p>
          </table:table-cell>
          <table:table-cell table:formula="of:=[.$B174]/[.$J174]" office:value-type="float" office:value="177.687399364407" calcext:value-type="float">
            <text:p>177.687399364407</text:p>
          </table:table-cell>
          <table:table-cell table:formula="of:=[.$C174]/[.$J174]" office:value-type="float" office:value="381.890166463426" calcext:value-type="float">
            <text:p>381.890166463426</text:p>
          </table:table-cell>
          <table:table-cell table:formula="of:=[.$D174]/[.$J174]" office:value-type="float" office:value="2.83136682880408" calcext:value-type="float">
            <text:p>2.83136682880408</text:p>
          </table:table-cell>
          <table:table-cell table:formula="of:=299792.458/[.$A174]" office:value-type="float" office:value="543.102278985507" calcext:value-type="float">
            <text:p>543.102278985507</text:p>
          </table:table-cell>
          <table:table-cell table:formula="of:=299792.458/[.$E174]" office:value-type="float" office:value="543.594665457842" calcext:value-type="float">
            <text:p>543.594665457842</text:p>
          </table:table-cell>
          <table:table-cell table:formula="of:=299792.458/[.$F174]" office:value-type="float" office:value="542.610783710407" calcext:value-type="float">
            <text:p>542.610783710407</text:p>
          </table:table-cell>
          <table:table-cell table:formula="of:=[.$O174]-[.$P174]" office:value-type="float" office:value="0.983881747435021" calcext:value-type="float">
            <text:p>0.983881747435021</text:p>
          </table:table-cell>
          <table:table-cell table:formula="of:=[.$B174]/[.$Q174]" office:value-type="float" office:value="0.472007943241849" calcext:value-type="float">
            <text:p>0.472007943241849</text:p>
          </table:table-cell>
          <table:table-cell table:formula="of:=[.$C174]/[.$Q174]" office:value-type="float" office:value="1.01445118033955" calcext:value-type="float">
            <text:p>1.01445118033955</text:p>
          </table:table-cell>
          <table:table-cell table:formula="of:=[.$D174]/[.$Q174]" office:value-type="float" office:value="0.00752122906974522" calcext:value-type="float">
            <text:p>0.00752122906974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0068" calcext:value-type="float">
            <text:p>0.0068</text:p>
          </table:table-cell>
          <table:table-cell table:formula="of:=[.$A175]-0.5" office:value-type="float" office:value="552.5" calcext:value-type="float">
            <text:p>552.5</text:p>
          </table:table-cell>
          <table:table-cell table:formula="of:=[.$A175]+0.5" office:value-type="float" office:value="553.5" calcext:value-type="float">
            <text:p>553.5</text:p>
          </table:table-cell>
          <table:table-cell table:formula="of:=LOG([.$A175];2)-8" office:value-type="float" office:value="1.11113567023471" calcext:value-type="float">
            <text:p>1.11113567023471</text:p>
          </table:table-cell>
          <table:table-cell table:formula="of:=LOG([.$E175];2)-8" office:value-type="float" office:value="1.10983065427879" calcext:value-type="float">
            <text:p>1.10983065427879</text:p>
          </table:table-cell>
          <table:table-cell table:formula="of:=LOG([.$F175];2)-8" office:value-type="float" office:value="1.11243950678155" calcext:value-type="float">
            <text:p>1.11243950678155</text:p>
          </table:table-cell>
          <table:table-cell table:formula="of:=[.$I175]-[.$H175]" office:value-type="float" office:value="0.00260885250275855" calcext:value-type="float">
            <text:p>0.002608852502759</text:p>
          </table:table-cell>
          <table:table-cell table:formula="of:=[.$B175]/[.$J175]" office:value-type="float" office:value="184.027268499216" calcext:value-type="float">
            <text:p>184.027268499216</text:p>
          </table:table-cell>
          <table:table-cell table:formula="of:=[.$C175]/[.$J175]" office:value-type="float" office:value="383.003638167917" calcext:value-type="float">
            <text:p>383.003638167917</text:p>
          </table:table-cell>
          <table:table-cell table:formula="of:=[.$D175]/[.$J175]" office:value-type="float" office:value="2.60650994749983" calcext:value-type="float">
            <text:p>2.60650994749983</text:p>
          </table:table-cell>
          <table:table-cell table:formula="of:=299792.458/[.$A175]" office:value-type="float" office:value="542.12017721519" calcext:value-type="float">
            <text:p>542.12017721519</text:p>
          </table:table-cell>
          <table:table-cell table:formula="of:=299792.458/[.$E175]" office:value-type="float" office:value="542.610783710407" calcext:value-type="float">
            <text:p>542.610783710407</text:p>
          </table:table-cell>
          <table:table-cell table:formula="of:=299792.458/[.$F175]" office:value-type="float" office:value="541.630457091238" calcext:value-type="float">
            <text:p>541.630457091238</text:p>
          </table:table-cell>
          <table:table-cell table:formula="of:=[.$O175]-[.$P175]" office:value-type="float" office:value="0.980326619169659" calcext:value-type="float">
            <text:p>0.980326619169659</text:p>
          </table:table-cell>
          <table:table-cell table:formula="of:=[.$B175]/[.$Q175]" office:value-type="float" office:value="0.489734738006652" calcext:value-type="float">
            <text:p>0.489734738006652</text:p>
          </table:table-cell>
          <table:table-cell table:formula="of:=[.$C175]/[.$Q175]" office:value-type="float" office:value="1.0192521354223" calcext:value-type="float">
            <text:p>1.0192521354223</text:p>
          </table:table-cell>
          <table:table-cell table:formula="of:=[.$D175]/[.$Q175]" office:value-type="float" office:value="0.00693646369182511" calcext:value-type="float">
            <text:p>0.00693646369182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496" calcext:value-type="float">
            <text:p>0.496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0062" calcext:value-type="float">
            <text:p>0.0062</text:p>
          </table:table-cell>
          <table:table-cell table:formula="of:=[.$A176]-0.5" office:value-type="float" office:value="553.5" calcext:value-type="float">
            <text:p>553.5</text:p>
          </table:table-cell>
          <table:table-cell table:formula="of:=[.$A176]+0.5" office:value-type="float" office:value="554.5" calcext:value-type="float">
            <text:p>554.5</text:p>
          </table:table-cell>
          <table:table-cell table:formula="of:=LOG([.$A176];2)-8" office:value-type="float" office:value="1.11374216604919" calcext:value-type="float">
            <text:p>1.11374216604919</text:p>
          </table:table-cell>
          <table:table-cell table:formula="of:=LOG([.$E176];2)-8" office:value-type="float" office:value="1.11243950678155" calcext:value-type="float">
            <text:p>1.11243950678155</text:p>
          </table:table-cell>
          <table:table-cell table:formula="of:=LOG([.$F176];2)-8" office:value-type="float" office:value="1.11504365016171" calcext:value-type="float">
            <text:p>1.11504365016171</text:p>
          </table:table-cell>
          <table:table-cell table:formula="of:=[.$I176]-[.$H176]" office:value-type="float" office:value="0.00260414338015913" calcext:value-type="float">
            <text:p>0.002604143380159</text:p>
          </table:table-cell>
          <table:table-cell table:formula="of:=[.$B176]/[.$J176]" office:value-type="float" office:value="190.465703147916" calcext:value-type="float">
            <text:p>190.465703147916</text:p>
          </table:table-cell>
          <table:table-cell table:formula="of:=[.$C176]/[.$J176]" office:value-type="float" office:value="383.926633079207" calcext:value-type="float">
            <text:p>383.926633079207</text:p>
          </table:table-cell>
          <table:table-cell table:formula="of:=[.$D176]/[.$J176]" office:value-type="float" office:value="2.38082128934895" calcext:value-type="float">
            <text:p>2.38082128934895</text:p>
          </table:table-cell>
          <table:table-cell table:formula="of:=299792.458/[.$A176]" office:value-type="float" office:value="541.141620938628" calcext:value-type="float">
            <text:p>541.141620938628</text:p>
          </table:table-cell>
          <table:table-cell table:formula="of:=299792.458/[.$E176]" office:value-type="float" office:value="541.630457091238" calcext:value-type="float">
            <text:p>541.630457091238</text:p>
          </table:table-cell>
          <table:table-cell table:formula="of:=299792.458/[.$F176]" office:value-type="float" office:value="540.653666366096" calcext:value-type="float">
            <text:p>540.653666366096</text:p>
          </table:table-cell>
          <table:table-cell table:formula="of:=[.$O176]-[.$P176]" office:value-type="float" office:value="0.976790725141996" calcext:value-type="float">
            <text:p>0.976790725141996</text:p>
          </table:table-cell>
          <table:table-cell table:formula="of:=[.$B176]/[.$Q176]" office:value-type="float" office:value="0.50778532927603" calcext:value-type="float">
            <text:p>0.50778532927603</text:p>
          </table:table-cell>
          <table:table-cell table:formula="of:=[.$C176]/[.$Q176]" office:value-type="float" office:value="1.02355599235922" calcext:value-type="float">
            <text:p>1.02355599235922</text:p>
          </table:table-cell>
          <table:table-cell table:formula="of:=[.$D176]/[.$Q176]" office:value-type="float" office:value="0.00634731661595037" calcext:value-type="float">
            <text:p>0.0063473166159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5121" calcext:value-type="float">
            <text:p>0.5121</text:p>
          </table:table-cell>
          <table:table-cell office:value-type="float" office:value="1" calcext:value-type="float">
            <text:p>1</text:p>
          </table:table-cell>
          <table:table-cell office:value-type="float" office:value="0.0057" calcext:value-type="float">
            <text:p>0.0057</text:p>
          </table:table-cell>
          <table:table-cell table:formula="of:=[.$A177]-0.5" office:value-type="float" office:value="554.5" calcext:value-type="float">
            <text:p>554.5</text:p>
          </table:table-cell>
          <table:table-cell table:formula="of:=[.$A177]+0.5" office:value-type="float" office:value="555.5" calcext:value-type="float">
            <text:p>555.5</text:p>
          </table:table-cell>
          <table:table-cell table:formula="of:=LOG([.$A177];2)-8" office:value-type="float" office:value="1.11634396123747" calcext:value-type="float">
            <text:p>1.11634396123747</text:p>
          </table:table-cell>
          <table:table-cell table:formula="of:=LOG([.$E177];2)-8" office:value-type="float" office:value="1.11504365016171" calcext:value-type="float">
            <text:p>1.11504365016171</text:p>
          </table:table-cell>
          <table:table-cell table:formula="of:=LOG([.$F177];2)-8" office:value-type="float" office:value="1.11764310138909" calcext:value-type="float">
            <text:p>1.11764310138909</text:p>
          </table:table-cell>
          <table:table-cell table:formula="of:=[.$I177]-[.$H177]" office:value-type="float" office:value="0.00259945122738081" calcext:value-type="float">
            <text:p>0.002599451227381</text:p>
          </table:table-cell>
          <table:table-cell table:formula="of:=[.$B177]/[.$J177]" office:value-type="float" office:value="197.00311919912" calcext:value-type="float">
            <text:p>197.00311919912</text:p>
          </table:table-cell>
          <table:table-cell table:formula="of:=[.$C177]/[.$J177]" office:value-type="float" office:value="384.696581134778" calcext:value-type="float">
            <text:p>384.696581134778</text:p>
          </table:table-cell>
          <table:table-cell table:formula="of:=[.$D177]/[.$J177]" office:value-type="float" office:value="2.19277051246823" calcext:value-type="float">
            <text:p>2.19277051246823</text:p>
          </table:table-cell>
          <table:table-cell table:formula="of:=299792.458/[.$A177]" office:value-type="float" office:value="540.166590990991" calcext:value-type="float">
            <text:p>540.166590990991</text:p>
          </table:table-cell>
          <table:table-cell table:formula="of:=299792.458/[.$E177]" office:value-type="float" office:value="540.653666366096" calcext:value-type="float">
            <text:p>540.653666366096</text:p>
          </table:table-cell>
          <table:table-cell table:formula="of:=299792.458/[.$F177]" office:value-type="float" office:value="539.680392439244" calcext:value-type="float">
            <text:p>539.680392439244</text:p>
          </table:table-cell>
          <table:table-cell table:formula="of:=[.$O177]-[.$P177]" office:value-type="float" office:value="0.973273926851675" calcext:value-type="float">
            <text:p>0.973273926851675</text:p>
          </table:table-cell>
          <table:table-cell table:formula="of:=[.$B177]/[.$Q177]" office:value-type="float" office:value="0.526162250802844" calcext:value-type="float">
            <text:p>0.526162250802844</text:p>
          </table:table-cell>
          <table:table-cell table:formula="of:=[.$C177]/[.$Q177]" office:value-type="float" office:value="1.02745997032385" calcext:value-type="float">
            <text:p>1.02745997032385</text:p>
          </table:table-cell>
          <table:table-cell table:formula="of:=[.$D177]/[.$Q177]" office:value-type="float" office:value="0.00585652183084595" calcext:value-type="float">
            <text:p>0.00585652183084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0053" calcext:value-type="float">
            <text:p>0.0053</text:p>
          </table:table-cell>
          <table:table-cell table:formula="of:=[.$A178]-0.5" office:value-type="float" office:value="555.5" calcext:value-type="float">
            <text:p>555.5</text:p>
          </table:table-cell>
          <table:table-cell table:formula="of:=[.$A178]+0.5" office:value-type="float" office:value="556.5" calcext:value-type="float">
            <text:p>556.5</text:p>
          </table:table-cell>
          <table:table-cell table:formula="of:=LOG([.$A178];2)-8" office:value-type="float" office:value="1.11894107272351" calcext:value-type="float">
            <text:p>1.11894107272351</text:p>
          </table:table-cell>
          <table:table-cell table:formula="of:=LOG([.$E178];2)-8" office:value-type="float" office:value="1.11764310138909" calcext:value-type="float">
            <text:p>1.11764310138909</text:p>
          </table:table-cell>
          <table:table-cell table:formula="of:=LOG([.$F178];2)-8" office:value-type="float" office:value="1.12023787734196" calcext:value-type="float">
            <text:p>1.12023787734196</text:p>
          </table:table-cell>
          <table:table-cell table:formula="of:=[.$I178]-[.$H178]" office:value-type="float" office:value="0.00259477595286839" calcext:value-type="float">
            <text:p>0.002594775952868</text:p>
          </table:table-cell>
          <table:table-cell table:formula="of:=[.$B178]/[.$J178]" office:value-type="float" office:value="203.601393567715" calcext:value-type="float">
            <text:p>203.601393567715</text:p>
          </table:table-cell>
          <table:table-cell table:formula="of:=[.$C178]/[.$J178]" office:value-type="float" office:value="385.312650556505" calcext:value-type="float">
            <text:p>385.312650556505</text:p>
          </table:table-cell>
          <table:table-cell table:formula="of:=[.$D178]/[.$J178]" office:value-type="float" office:value="2.04256556106169" calcext:value-type="float">
            <text:p>2.04256556106169</text:p>
          </table:table-cell>
          <table:table-cell table:formula="of:=299792.458/[.$A178]" office:value-type="float" office:value="539.195068345324" calcext:value-type="float">
            <text:p>539.195068345324</text:p>
          </table:table-cell>
          <table:table-cell table:formula="of:=299792.458/[.$E178]" office:value-type="float" office:value="539.680392439244" calcext:value-type="float">
            <text:p>539.680392439244</text:p>
          </table:table-cell>
          <table:table-cell table:formula="of:=299792.458/[.$F178]" office:value-type="float" office:value="538.710616352201" calcext:value-type="float">
            <text:p>538.710616352201</text:p>
          </table:table-cell>
          <table:table-cell table:formula="of:=[.$O178]-[.$P178]" office:value-type="float" office:value="0.969776087042646" calcext:value-type="float">
            <text:p>0.969776087042646</text:p>
          </table:table-cell>
          <table:table-cell table:formula="of:=[.$B178]/[.$Q178]" office:value-type="float" office:value="0.544764927758801" calcext:value-type="float">
            <text:p>0.544764927758801</text:p>
          </table:table-cell>
          <table:table-cell table:formula="of:=[.$C178]/[.$Q178]" office:value-type="float" office:value="1.03095963424806" calcext:value-type="float">
            <text:p>1.03095963424806</text:p>
          </table:table-cell>
          <table:table-cell table:formula="of:=[.$D178]/[.$Q178]" office:value-type="float" office:value="0.00546517909733418" calcext:value-type="float">
            <text:p>0.00546517909733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9993" calcext:value-type="float">
            <text:p>0.9993</text:p>
          </table:table-cell>
          <table:table-cell office:value-type="float" office:value="0.0049" calcext:value-type="float">
            <text:p>0.0049</text:p>
          </table:table-cell>
          <table:table-cell table:formula="of:=[.$A179]-0.5" office:value-type="float" office:value="556.5" calcext:value-type="float">
            <text:p>556.5</text:p>
          </table:table-cell>
          <table:table-cell table:formula="of:=[.$A179]+0.5" office:value-type="float" office:value="557.5" calcext:value-type="float">
            <text:p>557.5</text:p>
          </table:table-cell>
          <table:table-cell table:formula="of:=LOG([.$A179];2)-8" office:value-type="float" office:value="1.12153351734003" calcext:value-type="float">
            <text:p>1.12153351734003</text:p>
          </table:table-cell>
          <table:table-cell table:formula="of:=LOG([.$E179];2)-8" office:value-type="float" office:value="1.12023787734196" calcext:value-type="float">
            <text:p>1.12023787734196</text:p>
          </table:table-cell>
          <table:table-cell table:formula="of:=LOG([.$F179];2)-8" office:value-type="float" office:value="1.12282799480767" calcext:value-type="float">
            <text:p>1.12282799480767</text:p>
          </table:table-cell>
          <table:table-cell table:formula="of:=[.$I179]-[.$H179]" office:value-type="float" office:value="0.00259011746570792" calcext:value-type="float">
            <text:p>0.002590117465708</text:p>
          </table:table-cell>
          <table:table-cell table:formula="of:=[.$B179]/[.$J179]" office:value-type="float" office:value="210.299342486046" calcext:value-type="float">
            <text:p>210.299342486046</text:p>
          </table:table-cell>
          <table:table-cell table:formula="of:=[.$C179]/[.$J179]" office:value-type="float" office:value="385.812617856262" calcext:value-type="float">
            <text:p>385.812617856262</text:p>
          </table:table-cell>
          <table:table-cell table:formula="of:=[.$D179]/[.$J179]" office:value-type="float" office:value="1.89180609175992" calcext:value-type="float">
            <text:p>1.89180609175992</text:p>
          </table:table-cell>
          <table:table-cell table:formula="of:=299792.458/[.$A179]" office:value-type="float" office:value="538.227034111311" calcext:value-type="float">
            <text:p>538.227034111311</text:p>
          </table:table-cell>
          <table:table-cell table:formula="of:=299792.458/[.$E179]" office:value-type="float" office:value="538.710616352201" calcext:value-type="float">
            <text:p>538.710616352201</text:p>
          </table:table-cell>
          <table:table-cell table:formula="of:=299792.458/[.$F179]" office:value-type="float" office:value="537.744319282511" calcext:value-type="float">
            <text:p>537.744319282511</text:p>
          </table:table-cell>
          <table:table-cell table:formula="of:=[.$O179]-[.$P179]" office:value-type="float" office:value="0.966297069690086" calcext:value-type="float">
            <text:p>0.966297069690086</text:p>
          </table:table-cell>
          <table:table-cell table:formula="of:=[.$B179]/[.$Q179]" office:value-type="float" office:value="0.563698283980824" calcext:value-type="float">
            <text:p>0.563698283980824</text:p>
          </table:table-cell>
          <table:table-cell table:formula="of:=[.$C179]/[.$Q179]" office:value-type="float" office:value="1.03415402089597" calcext:value-type="float">
            <text:p>1.03415402089597</text:p>
          </table:table-cell>
          <table:table-cell table:formula="of:=[.$D179]/[.$Q179]" office:value-type="float" office:value="0.00507090433542507" calcext:value-type="float">
            <text:p>0.00507090433542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0045" calcext:value-type="float">
            <text:p>0.0045</text:p>
          </table:table-cell>
          <table:table-cell table:formula="of:=[.$A180]-0.5" office:value-type="float" office:value="557.5" calcext:value-type="float">
            <text:p>557.5</text:p>
          </table:table-cell>
          <table:table-cell table:formula="of:=[.$A180]+0.5" office:value-type="float" office:value="558.5" calcext:value-type="float">
            <text:p>558.5</text:p>
          </table:table-cell>
          <table:table-cell table:formula="of:=LOG([.$A180];2)-8" office:value-type="float" office:value="1.12412131182919" calcext:value-type="float">
            <text:p>1.12412131182919</text:p>
          </table:table-cell>
          <table:table-cell table:formula="of:=LOG([.$E180];2)-8" office:value-type="float" office:value="1.12282799480767" calcext:value-type="float">
            <text:p>1.12282799480767</text:p>
          </table:table-cell>
          <table:table-cell table:formula="of:=LOG([.$F180];2)-8" office:value-type="float" office:value="1.12541347048331" calcext:value-type="float">
            <text:p>1.12541347048331</text:p>
          </table:table-cell>
          <table:table-cell table:formula="of:=[.$I180]-[.$H180]" office:value-type="float" office:value="0.00258547567564626" calcext:value-type="float">
            <text:p>0.002585475675646</text:p>
          </table:table-cell>
          <table:table-cell table:formula="of:=[.$B180]/[.$J180]" office:value-type="float" office:value="217.058704240071" calcext:value-type="float">
            <text:p>217.058704240071</text:p>
          </table:table-cell>
          <table:table-cell table:formula="of:=[.$C180]/[.$J180]" office:value-type="float" office:value="386.118503996548" calcext:value-type="float">
            <text:p>386.118503996548</text:p>
          </table:table-cell>
          <table:table-cell table:formula="of:=[.$D180]/[.$J180]" office:value-type="float" office:value="1.74049210456222" calcext:value-type="float">
            <text:p>1.74049210456222</text:p>
          </table:table-cell>
          <table:table-cell table:formula="of:=299792.458/[.$A180]" office:value-type="float" office:value="537.26246953405" calcext:value-type="float">
            <text:p>537.26246953405</text:p>
          </table:table-cell>
          <table:table-cell table:formula="of:=299792.458/[.$E180]" office:value-type="float" office:value="537.744319282511" calcext:value-type="float">
            <text:p>537.744319282511</text:p>
          </table:table-cell>
          <table:table-cell table:formula="of:=299792.458/[.$F180]" office:value-type="float" office:value="536.781482542525" calcext:value-type="float">
            <text:p>536.781482542525</text:p>
          </table:table-cell>
          <table:table-cell table:formula="of:=[.$O180]-[.$P180]" office:value-type="float" office:value="0.962836739986528" calcext:value-type="float">
            <text:p>0.962836739986528</text:p>
          </table:table-cell>
          <table:table-cell table:formula="of:=[.$B180]/[.$Q180]" office:value-type="float" office:value="0.582861015469613" calcext:value-type="float">
            <text:p>0.582861015469613</text:p>
          </table:table-cell>
          <table:table-cell table:formula="of:=[.$C180]/[.$Q180]" office:value-type="float" office:value="1.03683205941432" calcext:value-type="float">
            <text:p>1.03683205941432</text:p>
          </table:table-cell>
          <table:table-cell table:formula="of:=[.$D180]/[.$Q180]" office:value-type="float" office:value="0.00467368953958172" calcext:value-type="float">
            <text:p>0.00467368953958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0042" calcext:value-type="float">
            <text:p>0.0042</text:p>
          </table:table-cell>
          <table:table-cell table:formula="of:=[.$A181]-0.5" office:value-type="float" office:value="558.5" calcext:value-type="float">
            <text:p>558.5</text:p>
          </table:table-cell>
          <table:table-cell table:formula="of:=[.$A181]+0.5" office:value-type="float" office:value="559.5" calcext:value-type="float">
            <text:p>559.5</text:p>
          </table:table-cell>
          <table:table-cell table:formula="of:=LOG([.$A181];2)-8" office:value-type="float" office:value="1.12670447284319" calcext:value-type="float">
            <text:p>1.12670447284319</text:p>
          </table:table-cell>
          <table:table-cell table:formula="of:=LOG([.$E181];2)-8" office:value-type="float" office:value="1.12541347048331" calcext:value-type="float">
            <text:p>1.12541347048331</text:p>
          </table:table-cell>
          <table:table-cell table:formula="of:=LOG([.$F181];2)-8" office:value-type="float" office:value="1.12799432097639" calcext:value-type="float">
            <text:p>1.12799432097639</text:p>
          </table:table-cell>
          <table:table-cell table:formula="of:=[.$I181]-[.$H181]" office:value-type="float" office:value="0.00258085049307866" calcext:value-type="float">
            <text:p>0.002580850493079</text:p>
          </table:table-cell>
          <table:table-cell table:formula="of:=[.$B181]/[.$J181]" office:value-type="float" office:value="223.879686773623" calcext:value-type="float">
            <text:p>223.879686773623</text:p>
          </table:table-cell>
          <table:table-cell table:formula="of:=[.$C181]/[.$J181]" office:value-type="float" office:value="386.268016172767" calcext:value-type="float">
            <text:p>386.268016172767</text:p>
          </table:table-cell>
          <table:table-cell table:formula="of:=[.$D181]/[.$J181]" office:value-type="float" office:value="1.62737051652685" calcext:value-type="float">
            <text:p>1.62737051652685</text:p>
          </table:table-cell>
          <table:table-cell table:formula="of:=299792.458/[.$A181]" office:value-type="float" office:value="536.301355992844" calcext:value-type="float">
            <text:p>536.301355992844</text:p>
          </table:table-cell>
          <table:table-cell table:formula="of:=299792.458/[.$E181]" office:value-type="float" office:value="536.781482542525" calcext:value-type="float">
            <text:p>536.781482542525</text:p>
          </table:table-cell>
          <table:table-cell table:formula="of:=299792.458/[.$F181]" office:value-type="float" office:value="535.822087578195" calcext:value-type="float">
            <text:p>535.822087578195</text:p>
          </table:table-cell>
          <table:table-cell table:formula="of:=[.$O181]-[.$P181]" office:value-type="float" office:value="0.959394964329817" calcext:value-type="float">
            <text:p>0.959394964329817</text:p>
          </table:table-cell>
          <table:table-cell table:formula="of:=[.$B181]/[.$Q181]" office:value-type="float" office:value="0.60225456822532" calcext:value-type="float">
            <text:p>0.60225456822532</text:p>
          </table:table-cell>
          <table:table-cell table:formula="of:=[.$C181]/[.$Q181]" office:value-type="float" office:value="1.03909238328803" calcext:value-type="float">
            <text:p>1.03909238328803</text:p>
          </table:table-cell>
          <table:table-cell table:formula="of:=[.$D181]/[.$Q181]" office:value-type="float" office:value="0.00437775906290471" calcext:value-type="float">
            <text:p>0.00437775906290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39" calcext:value-type="float">
            <text:p>0.0039</text:p>
          </table:table-cell>
          <table:table-cell table:formula="of:=[.$A182]-0.5" office:value-type="float" office:value="559.5" calcext:value-type="float">
            <text:p>559.5</text:p>
          </table:table-cell>
          <table:table-cell table:formula="of:=[.$A182]+0.5" office:value-type="float" office:value="560.5" calcext:value-type="float">
            <text:p>560.5</text:p>
          </table:table-cell>
          <table:table-cell table:formula="of:=LOG([.$A182];2)-8" office:value-type="float" office:value="1.12928301694497" calcext:value-type="float">
            <text:p>1.12928301694497</text:p>
          </table:table-cell>
          <table:table-cell table:formula="of:=LOG([.$E182];2)-8" office:value-type="float" office:value="1.12799432097639" calcext:value-type="float">
            <text:p>1.12799432097639</text:p>
          </table:table-cell>
          <table:table-cell table:formula="of:=LOG([.$F182];2)-8" office:value-type="float" office:value="1.13057056280543" calcext:value-type="float">
            <text:p>1.13057056280543</text:p>
          </table:table-cell>
          <table:table-cell table:formula="of:=[.$I182]-[.$H182]" office:value-type="float" office:value="0.00257624182903449" calcext:value-type="float">
            <text:p>0.002576241829034</text:p>
          </table:table-cell>
          <table:table-cell table:formula="of:=[.$B182]/[.$J182]" office:value-type="float" office:value="230.762498031019" calcext:value-type="float">
            <text:p>230.762498031019</text:p>
          </table:table-cell>
          <table:table-cell table:formula="of:=[.$C182]/[.$J182]" office:value-type="float" office:value="386.221506376559" calcext:value-type="float">
            <text:p>386.221506376559</text:p>
          </table:table-cell>
          <table:table-cell table:formula="of:=[.$D182]/[.$J182]" office:value-type="float" office:value="1.51383304006892" calcext:value-type="float">
            <text:p>1.51383304006892</text:p>
          </table:table-cell>
          <table:table-cell table:formula="of:=299792.458/[.$A182]" office:value-type="float" office:value="535.343675" calcext:value-type="float">
            <text:p>535.343675</text:p>
          </table:table-cell>
          <table:table-cell table:formula="of:=299792.458/[.$E182]" office:value-type="float" office:value="535.822087578195" calcext:value-type="float">
            <text:p>535.822087578195</text:p>
          </table:table-cell>
          <table:table-cell table:formula="of:=299792.458/[.$F182]" office:value-type="float" office:value="534.866115967886" calcext:value-type="float">
            <text:p>534.866115967886</text:p>
          </table:table-cell>
          <table:table-cell table:formula="of:=[.$O182]-[.$P182]" office:value-type="float" office:value="0.955971610309007" calcext:value-type="float">
            <text:p>0.955971610309007</text:p>
          </table:table-cell>
          <table:table-cell table:formula="of:=[.$B182]/[.$Q182]" office:value-type="float" office:value="0.621880392251225" calcext:value-type="float">
            <text:p>0.621880392251225</text:p>
          </table:table-cell>
          <table:table-cell table:formula="of:=[.$C182]/[.$Q182]" office:value-type="float" office:value="1.040825887788" calcext:value-type="float">
            <text:p>1.040825887788</text:p>
          </table:table-cell>
          <table:table-cell table:formula="of:=[.$D182]/[.$Q182]" office:value-type="float" office:value="0.00407961905766152" calcext:value-type="float">
            <text:p>0.00407961905766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0036" calcext:value-type="float">
            <text:p>0.0036</text:p>
          </table:table-cell>
          <table:table-cell table:formula="of:=[.$A183]-0.5" office:value-type="float" office:value="560.5" calcext:value-type="float">
            <text:p>560.5</text:p>
          </table:table-cell>
          <table:table-cell table:formula="of:=[.$A183]+0.5" office:value-type="float" office:value="561.5" calcext:value-type="float">
            <text:p>561.5</text:p>
          </table:table-cell>
          <table:table-cell table:formula="of:=LOG([.$A183];2)-8" office:value-type="float" office:value="1.13185696060879" calcext:value-type="float">
            <text:p>1.13185696060879</text:p>
          </table:table-cell>
          <table:table-cell table:formula="of:=LOG([.$E183];2)-8" office:value-type="float" office:value="1.13057056280543" calcext:value-type="float">
            <text:p>1.13057056280543</text:p>
          </table:table-cell>
          <table:table-cell table:formula="of:=LOG([.$F183];2)-8" office:value-type="float" office:value="1.1331422124006" calcext:value-type="float">
            <text:p>1.1331422124006</text:p>
          </table:table-cell>
          <table:table-cell table:formula="of:=[.$I183]-[.$H183]" office:value-type="float" office:value="0.00257164959517375" calcext:value-type="float">
            <text:p>0.002571649595174</text:p>
          </table:table-cell>
          <table:table-cell table:formula="of:=[.$B183]/[.$J183]" office:value-type="float" office:value="237.66846041041" calcext:value-type="float">
            <text:p>237.66846041041</text:p>
          </table:table-cell>
          <table:table-cell table:formula="of:=[.$C183]/[.$J183]" office:value-type="float" office:value="385.977934887718" calcext:value-type="float">
            <text:p>385.977934887718</text:p>
          </table:table-cell>
          <table:table-cell table:formula="of:=[.$D183]/[.$J183]" office:value-type="float" office:value="1.39987967519221" calcext:value-type="float">
            <text:p>1.39987967519221</text:p>
          </table:table-cell>
          <table:table-cell table:formula="of:=299792.458/[.$A183]" office:value-type="float" office:value="534.389408199643" calcext:value-type="float">
            <text:p>534.389408199643</text:p>
          </table:table-cell>
          <table:table-cell table:formula="of:=299792.458/[.$E183]" office:value-type="float" office:value="534.866115967886" calcext:value-type="float">
            <text:p>534.866115967886</text:p>
          </table:table-cell>
          <table:table-cell table:formula="of:=299792.458/[.$F183]" office:value-type="float" office:value="533.913549421193" calcext:value-type="float">
            <text:p>533.913549421193</text:p>
          </table:table-cell>
          <table:table-cell table:formula="of:=[.$O183]-[.$P183]" office:value-type="float" office:value="0.952566546692538" calcext:value-type="float">
            <text:p>0.952566546692538</text:p>
          </table:table-cell>
          <table:table-cell table:formula="of:=[.$B183]/[.$Q183]" office:value-type="float" office:value="0.641634962010984" calcext:value-type="float">
            <text:p>0.641634962010984</text:p>
          </table:table-cell>
          <table:table-cell table:formula="of:=[.$C183]/[.$Q183]" office:value-type="float" office:value="1.04202693601457" calcext:value-type="float">
            <text:p>1.04202693601457</text:p>
          </table:table-cell>
          <table:table-cell table:formula="of:=[.$D183]/[.$Q183]" office:value-type="float" office:value="0.0037792635196982" calcext:value-type="float">
            <text:p>0.00377926351969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28" calcext:value-type="float">
            <text:p>0.628</text:p>
          </table:table-cell>
          <table:table-cell office:value-type="float" office:value="0.9897" calcext:value-type="float">
            <text:p>0.9897</text:p>
          </table:table-cell>
          <table:table-cell office:value-type="float" office:value="0.0034" calcext:value-type="float">
            <text:p>0.0034</text:p>
          </table:table-cell>
          <table:table-cell table:formula="of:=[.$A184]-0.5" office:value-type="float" office:value="561.5" calcext:value-type="float">
            <text:p>561.5</text:p>
          </table:table-cell>
          <table:table-cell table:formula="of:=[.$A184]+0.5" office:value-type="float" office:value="562.5" calcext:value-type="float">
            <text:p>562.5</text:p>
          </table:table-cell>
          <table:table-cell table:formula="of:=LOG([.$A184];2)-8" office:value-type="float" office:value="1.13442632022093" calcext:value-type="float">
            <text:p>1.13442632022093</text:p>
          </table:table-cell>
          <table:table-cell table:formula="of:=LOG([.$E184];2)-8" office:value-type="float" office:value="1.1331422124006" calcext:value-type="float">
            <text:p>1.1331422124006</text:p>
          </table:table-cell>
          <table:table-cell table:formula="of:=LOG([.$F184];2)-8" office:value-type="float" office:value="1.1357092861044" calcext:value-type="float">
            <text:p>1.1357092861044</text:p>
          </table:table-cell>
          <table:table-cell table:formula="of:=[.$I184]-[.$H184]" office:value-type="float" office:value="0.00256707370379772" calcext:value-type="float">
            <text:p>0.002567073703798</text:p>
          </table:table-cell>
          <table:table-cell table:formula="of:=[.$B184]/[.$J184]" office:value-type="float" office:value="244.636528772407" calcext:value-type="float">
            <text:p>244.636528772407</text:p>
          </table:table-cell>
          <table:table-cell table:formula="of:=[.$C184]/[.$J184]" office:value-type="float" office:value="385.536261984158" calcext:value-type="float">
            <text:p>385.536261984158</text:p>
          </table:table-cell>
          <table:table-cell table:formula="of:=[.$D184]/[.$J184]" office:value-type="float" office:value="1.32446528316271" calcext:value-type="float">
            <text:p>1.32446528316271</text:p>
          </table:table-cell>
          <table:table-cell table:formula="of:=299792.458/[.$A184]" office:value-type="float" office:value="533.438537366548" calcext:value-type="float">
            <text:p>533.438537366548</text:p>
          </table:table-cell>
          <table:table-cell table:formula="of:=299792.458/[.$E184]" office:value-type="float" office:value="533.913549421193" calcext:value-type="float">
            <text:p>533.913549421193</text:p>
          </table:table-cell>
          <table:table-cell table:formula="of:=299792.458/[.$F184]" office:value-type="float" office:value="532.964369777778" calcext:value-type="float">
            <text:p>532.964369777778</text:p>
          </table:table-cell>
          <table:table-cell table:formula="of:=[.$O184]-[.$P184]" office:value-type="float" office:value="0.949179643415505" calcext:value-type="float">
            <text:p>0.949179643415505</text:p>
          </table:table-cell>
          <table:table-cell table:formula="of:=[.$B184]/[.$Q184]" office:value-type="float" office:value="0.66162396587038" calcext:value-type="float">
            <text:p>0.66162396587038</text:p>
          </table:table-cell>
          <table:table-cell table:formula="of:=[.$C184]/[.$Q184]" office:value-type="float" office:value="1.04268987105401" calcext:value-type="float">
            <text:p>1.04268987105401</text:p>
          </table:table-cell>
          <table:table-cell table:formula="of:=[.$D184]/[.$Q184]" office:value-type="float" office:value="0.00358204057955302" calcext:value-type="float">
            <text:p>0.00358204057955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0031" calcext:value-type="float">
            <text:p>0.0031</text:p>
          </table:table-cell>
          <table:table-cell table:formula="of:=[.$A185]-0.5" office:value-type="float" office:value="562.5" calcext:value-type="float">
            <text:p>562.5</text:p>
          </table:table-cell>
          <table:table-cell table:formula="of:=[.$A185]+0.5" office:value-type="float" office:value="563.5" calcext:value-type="float">
            <text:p>563.5</text:p>
          </table:table-cell>
          <table:table-cell table:formula="of:=LOG([.$A185];2)-8" office:value-type="float" office:value="1.13699111208023" calcext:value-type="float">
            <text:p>1.13699111208023</text:p>
          </table:table-cell>
          <table:table-cell table:formula="of:=LOG([.$E185];2)-8" office:value-type="float" office:value="1.1357092861044" calcext:value-type="float">
            <text:p>1.1357092861044</text:p>
          </table:table-cell>
          <table:table-cell table:formula="of:=LOG([.$F185];2)-8" office:value-type="float" office:value="1.13827180017222" calcext:value-type="float">
            <text:p>1.13827180017222</text:p>
          </table:table-cell>
          <table:table-cell table:formula="of:=[.$I185]-[.$H185]" office:value-type="float" office:value="0.00256251406782226" calcext:value-type="float">
            <text:p>0.002562514067822</text:p>
          </table:table-cell>
          <table:table-cell table:formula="of:=[.$B185]/[.$J185]" office:value-type="float" office:value="251.627886885312" calcext:value-type="float">
            <text:p>251.627886885312</text:p>
          </table:table-cell>
          <table:table-cell table:formula="of:=[.$C185]/[.$J185]" office:value-type="float" office:value="384.973496297084" calcext:value-type="float">
            <text:p>384.973496297084</text:p>
          </table:table-cell>
          <table:table-cell table:formula="of:=[.$D185]/[.$J185]" office:value-type="float" office:value="1.20974945617938" calcext:value-type="float">
            <text:p>1.20974945617938</text:p>
          </table:table-cell>
          <table:table-cell table:formula="of:=299792.458/[.$A185]" office:value-type="float" office:value="532.491044404973" calcext:value-type="float">
            <text:p>532.491044404973</text:p>
          </table:table-cell>
          <table:table-cell table:formula="of:=299792.458/[.$E185]" office:value-type="float" office:value="532.964369777778" calcext:value-type="float">
            <text:p>532.964369777778</text:p>
          </table:table-cell>
          <table:table-cell table:formula="of:=299792.458/[.$F185]" office:value-type="float" office:value="532.018559006211" calcext:value-type="float">
            <text:p>532.018559006211</text:p>
          </table:table-cell>
          <table:table-cell table:formula="of:=[.$O185]-[.$P185]" office:value-type="float" office:value="0.945810771566585" calcext:value-type="float">
            <text:p>0.945810771566585</text:p>
          </table:table-cell>
          <table:table-cell table:formula="of:=[.$B185]/[.$Q185]" office:value-type="float" office:value="0.681743134445373" calcext:value-type="float">
            <text:p>0.681743134445373</text:p>
          </table:table-cell>
          <table:table-cell table:formula="of:=[.$C185]/[.$Q185]" office:value-type="float" office:value="1.04302047476793" calcext:value-type="float">
            <text:p>1.04302047476793</text:p>
          </table:table-cell>
          <table:table-cell table:formula="of:=[.$D185]/[.$Q185]" office:value-type="float" office:value="0.00327761122329506" calcext:value-type="float">
            <text:p>0.00327761122329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0029" calcext:value-type="float">
            <text:p>0.0029</text:p>
          </table:table-cell>
          <table:table-cell table:formula="of:=[.$A186]-0.5" office:value-type="float" office:value="563.5" calcext:value-type="float">
            <text:p>563.5</text:p>
          </table:table-cell>
          <table:table-cell table:formula="of:=[.$A186]+0.5" office:value-type="float" office:value="564.5" calcext:value-type="float">
            <text:p>564.5</text:p>
          </table:table-cell>
          <table:table-cell table:formula="of:=LOG([.$A186];2)-8" office:value-type="float" office:value="1.13955135239879" calcext:value-type="float">
            <text:p>1.13955135239879</text:p>
          </table:table-cell>
          <table:table-cell table:formula="of:=LOG([.$E186];2)-8" office:value-type="float" office:value="1.13827180017222" calcext:value-type="float">
            <text:p>1.13827180017222</text:p>
          </table:table-cell>
          <table:table-cell table:formula="of:=LOG([.$F186];2)-8" office:value-type="float" office:value="1.140829770773" calcext:value-type="float">
            <text:p>1.140829770773</text:p>
          </table:table-cell>
          <table:table-cell table:formula="of:=[.$I186]-[.$H186]" office:value-type="float" office:value="0.00255797060077967" calcext:value-type="float">
            <text:p>0.00255797060078</text:p>
          </table:table-cell>
          <table:table-cell table:formula="of:=[.$B186]/[.$J186]" office:value-type="float" office:value="258.642534749361" calcext:value-type="float">
            <text:p>258.642534749361</text:p>
          </table:table-cell>
          <table:table-cell table:formula="of:=[.$C186]/[.$J186]" office:value-type="float" office:value="384.171733522064" calcext:value-type="float">
            <text:p>384.171733522064</text:p>
          </table:table-cell>
          <table:table-cell table:formula="of:=[.$D186]/[.$J186]" office:value-type="float" office:value="1.13371123151927" calcext:value-type="float">
            <text:p>1.13371123151927</text:p>
          </table:table-cell>
          <table:table-cell table:formula="of:=299792.458/[.$A186]" office:value-type="float" office:value="531.546911347518" calcext:value-type="float">
            <text:p>531.546911347518</text:p>
          </table:table-cell>
          <table:table-cell table:formula="of:=299792.458/[.$E186]" office:value-type="float" office:value="532.018559006211" calcext:value-type="float">
            <text:p>532.018559006211</text:p>
          </table:table-cell>
          <table:table-cell table:formula="of:=299792.458/[.$F186]" office:value-type="float" office:value="531.076099202834" calcext:value-type="float">
            <text:p>531.076099202834</text:p>
          </table:table-cell>
          <table:table-cell table:formula="of:=[.$O186]-[.$P186]" office:value-type="float" office:value="0.942459803376778" calcext:value-type="float">
            <text:p>0.942459803376778</text:p>
          </table:table-cell>
          <table:table-cell table:formula="of:=[.$B186]/[.$Q186]" office:value-type="float" office:value="0.701992803968431" calcext:value-type="float">
            <text:p>0.701992803968431</text:p>
          </table:table-cell>
          <table:table-cell table:formula="of:=[.$C186]/[.$Q186]" office:value-type="float" office:value="1.04269698981224" calcext:value-type="float">
            <text:p>1.04269698981224</text:p>
          </table:table-cell>
          <table:table-cell table:formula="of:=[.$D186]/[.$Q186]" office:value-type="float" office:value="0.00307705431001882" calcext:value-type="float">
            <text:p>0.00307705431001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0027" calcext:value-type="float">
            <text:p>0.0027</text:p>
          </table:table-cell>
          <table:table-cell table:formula="of:=[.$A187]-0.5" office:value-type="float" office:value="564.5" calcext:value-type="float">
            <text:p>564.5</text:p>
          </table:table-cell>
          <table:table-cell table:formula="of:=[.$A187]+0.5" office:value-type="float" office:value="565.5" calcext:value-type="float">
            <text:p>565.5</text:p>
          </table:table-cell>
          <table:table-cell table:formula="of:=LOG([.$A187];2)-8" office:value-type="float" office:value="1.14210705730255" calcext:value-type="float">
            <text:p>1.14210705730255</text:p>
          </table:table-cell>
          <table:table-cell table:formula="of:=LOG([.$E187];2)-8" office:value-type="float" office:value="1.140829770773" calcext:value-type="float">
            <text:p>1.140829770773</text:p>
          </table:table-cell>
          <table:table-cell table:formula="of:=LOG([.$F187];2)-8" office:value-type="float" office:value="1.14338321398982" calcext:value-type="float">
            <text:p>1.14338321398982</text:p>
          </table:table-cell>
          <table:table-cell table:formula="of:=[.$I187]-[.$H187]" office:value-type="float" office:value="0.00255344321682038" calcext:value-type="float">
            <text:p>0.00255344321682</text:p>
          </table:table-cell>
          <table:table-cell table:formula="of:=[.$B187]/[.$J187]" office:value-type="float" office:value="265.680472364199" calcext:value-type="float">
            <text:p>265.680472364199</text:p>
          </table:table-cell>
          <table:table-cell table:formula="of:=[.$C187]/[.$J187]" office:value-type="float" office:value="383.247214409796" calcext:value-type="float">
            <text:p>383.247214409796</text:p>
          </table:table-cell>
          <table:table-cell table:formula="of:=[.$D187]/[.$J187]" office:value-type="float" office:value="1.05739574791176" calcext:value-type="float">
            <text:p>1.05739574791176</text:p>
          </table:table-cell>
          <table:table-cell table:formula="of:=299792.458/[.$A187]" office:value-type="float" office:value="530.606120353982" calcext:value-type="float">
            <text:p>530.606120353982</text:p>
          </table:table-cell>
          <table:table-cell table:formula="of:=299792.458/[.$E187]" office:value-type="float" office:value="531.076099202834" calcext:value-type="float">
            <text:p>531.076099202834</text:p>
          </table:table-cell>
          <table:table-cell table:formula="of:=299792.458/[.$F187]" office:value-type="float" office:value="530.136972590628" calcext:value-type="float">
            <text:p>530.136972590628</text:p>
          </table:table-cell>
          <table:table-cell table:formula="of:=[.$O187]-[.$P187]" office:value-type="float" office:value="0.939126612206678" calcext:value-type="float">
            <text:p>0.939126612206678</text:p>
          </table:table-cell>
          <table:table-cell table:formula="of:=[.$B187]/[.$Q187]" office:value-type="float" office:value="0.722373310672088" calcext:value-type="float">
            <text:p>0.722373310672088</text:p>
          </table:table-cell>
          <table:table-cell table:formula="of:=[.$C187]/[.$Q187]" office:value-type="float" office:value="1.04203201919768" calcext:value-type="float">
            <text:p>1.04203201919768</text:p>
          </table:table-cell>
          <table:table-cell table:formula="of:=[.$D187]/[.$Q187]" office:value-type="float" office:value="0.00287501170226214" calcext:value-type="float">
            <text:p>0.00287501170226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953" calcext:value-type="float">
            <text:p>0.6953</text:p>
          </table:table-cell>
          <table:table-cell office:value-type="float" office:value="0.9741" calcext:value-type="float">
            <text:p>0.9741</text:p>
          </table:table-cell>
          <table:table-cell office:value-type="float" office:value="0.0026" calcext:value-type="float">
            <text:p>0.0026</text:p>
          </table:table-cell>
          <table:table-cell table:formula="of:=[.$A188]-0.5" office:value-type="float" office:value="565.5" calcext:value-type="float">
            <text:p>565.5</text:p>
          </table:table-cell>
          <table:table-cell table:formula="of:=[.$A188]+0.5" office:value-type="float" office:value="566.5" calcext:value-type="float">
            <text:p>566.5</text:p>
          </table:table-cell>
          <table:table-cell table:formula="of:=LOG([.$A188];2)-8" office:value-type="float" office:value="1.14465824283188" calcext:value-type="float">
            <text:p>1.14465824283188</text:p>
          </table:table-cell>
          <table:table-cell table:formula="of:=LOG([.$E188];2)-8" office:value-type="float" office:value="1.14338321398982" calcext:value-type="float">
            <text:p>1.14338321398982</text:p>
          </table:table-cell>
          <table:table-cell table:formula="of:=LOG([.$F188];2)-8" office:value-type="float" office:value="1.14593214582052" calcext:value-type="float">
            <text:p>1.14593214582052</text:p>
          </table:table-cell>
          <table:table-cell table:formula="of:=[.$I188]-[.$H188]" office:value-type="float" office:value="0.00254893183069527" calcext:value-type="float">
            <text:p>0.002548931830695</text:p>
          </table:table-cell>
          <table:table-cell table:formula="of:=[.$B188]/[.$J188]" office:value-type="float" office:value="272.780931850321" calcext:value-type="float">
            <text:p>272.780931850321</text:p>
          </table:table-cell>
          <table:table-cell table:formula="of:=[.$C188]/[.$J188]" office:value-type="float" office:value="382.160083007907" calcext:value-type="float">
            <text:p>382.160083007907</text:p>
          </table:table-cell>
          <table:table-cell table:formula="of:=[.$D188]/[.$J188]" office:value-type="float" office:value="1.0200351255729" calcext:value-type="float">
            <text:p>1.0200351255729</text:p>
          </table:table-cell>
          <table:table-cell table:formula="of:=299792.458/[.$A188]" office:value-type="float" office:value="529.668653710247" calcext:value-type="float">
            <text:p>529.668653710247</text:p>
          </table:table-cell>
          <table:table-cell table:formula="of:=299792.458/[.$E188]" office:value-type="float" office:value="530.136972590628" calcext:value-type="float">
            <text:p>530.136972590628</text:p>
          </table:table-cell>
          <table:table-cell table:formula="of:=299792.458/[.$F188]" office:value-type="float" office:value="529.201161518094" calcext:value-type="float">
            <text:p>529.201161518094</text:p>
          </table:table-cell>
          <table:table-cell table:formula="of:=[.$O188]-[.$P188]" office:value-type="float" office:value="0.935811072534193" calcext:value-type="float">
            <text:p>0.935811072534193</text:p>
          </table:table-cell>
          <table:table-cell table:formula="of:=[.$B188]/[.$Q188]" office:value-type="float" office:value="0.742991849965095" calcext:value-type="float">
            <text:p>0.742991849965095</text:p>
          </table:table-cell>
          <table:table-cell table:formula="of:=[.$C188]/[.$Q188]" office:value-type="float" office:value="1.04091523234719" calcext:value-type="float">
            <text:p>1.04091523234719</text:p>
          </table:table-cell>
          <table:table-cell table:formula="of:=[.$D188]/[.$Q188]" office:value-type="float" office:value="0.0027783385731472" calcext:value-type="float">
            <text:p>0.00277833857314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0024" calcext:value-type="float">
            <text:p>0.0024</text:p>
          </table:table-cell>
          <table:table-cell table:formula="of:=[.$A189]-0.5" office:value-type="float" office:value="566.5" calcext:value-type="float">
            <text:p>566.5</text:p>
          </table:table-cell>
          <table:table-cell table:formula="of:=[.$A189]+0.5" office:value-type="float" office:value="567.5" calcext:value-type="float">
            <text:p>567.5</text:p>
          </table:table-cell>
          <table:table-cell table:formula="of:=LOG([.$A189];2)-8" office:value-type="float" office:value="1.14720492494223" calcext:value-type="float">
            <text:p>1.14720492494223</text:p>
          </table:table-cell>
          <table:table-cell table:formula="of:=LOG([.$E189];2)-8" office:value-type="float" office:value="1.14593214582052" calcext:value-type="float">
            <text:p>1.14593214582052</text:p>
          </table:table-cell>
          <table:table-cell table:formula="of:=LOG([.$F189];2)-8" office:value-type="float" office:value="1.14847658217828" calcext:value-type="float">
            <text:p>1.14847658217828</text:p>
          </table:table-cell>
          <table:table-cell table:formula="of:=[.$I189]-[.$H189]" office:value-type="float" office:value="0.00254443635776092" calcext:value-type="float">
            <text:p>0.002544436357761</text:p>
          </table:table-cell>
          <table:table-cell table:formula="of:=[.$B189]/[.$J189]" office:value-type="float" office:value="279.865518281873" calcext:value-type="float">
            <text:p>279.865518281873</text:p>
          </table:table-cell>
          <table:table-cell table:formula="of:=[.$C189]/[.$J189]" office:value-type="float" office:value="380.909507539378" calcext:value-type="float">
            <text:p>380.909507539378</text:p>
          </table:table-cell>
          <table:table-cell table:formula="of:=[.$D189]/[.$J189]" office:value-type="float" office:value="0.943234438809852" calcext:value-type="float">
            <text:p>0.943234438809852</text:p>
          </table:table-cell>
          <table:table-cell table:formula="of:=299792.458/[.$A189]" office:value-type="float" office:value="528.73449382716" calcext:value-type="float">
            <text:p>528.73449382716</text:p>
          </table:table-cell>
          <table:table-cell table:formula="of:=299792.458/[.$E189]" office:value-type="float" office:value="529.201161518094" calcext:value-type="float">
            <text:p>529.201161518094</text:p>
          </table:table-cell>
          <table:table-cell table:formula="of:=299792.458/[.$F189]" office:value-type="float" office:value="528.26864845815" calcext:value-type="float">
            <text:p>528.26864845815</text:p>
          </table:table-cell>
          <table:table-cell table:formula="of:=[.$O189]-[.$P189]" office:value-type="float" office:value="0.932513059943744" calcext:value-type="float">
            <text:p>0.932513059943744</text:p>
          </table:table-cell>
          <table:table-cell table:formula="of:=[.$B189]/[.$Q189]" office:value-type="float" office:value="0.763635417656198" calcext:value-type="float">
            <text:p>0.763635417656198</text:p>
          </table:table-cell>
          <table:table-cell table:formula="of:=[.$C189]/[.$Q189]" office:value-type="float" office:value="1.03934201206626" calcext:value-type="float">
            <text:p>1.03934201206626</text:p>
          </table:table-cell>
          <table:table-cell table:formula="of:=[.$D189]/[.$Q189]" office:value-type="float" office:value="0.00257369049624333" calcext:value-type="float">
            <text:p>0.00257369049624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7288" calcext:value-type="float">
            <text:p>0.7288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0023" calcext:value-type="float">
            <text:p>0.0023</text:p>
          </table:table-cell>
          <table:table-cell table:formula="of:=[.$A190]-0.5" office:value-type="float" office:value="567.5" calcext:value-type="float">
            <text:p>567.5</text:p>
          </table:table-cell>
          <table:table-cell table:formula="of:=[.$A190]+0.5" office:value-type="float" office:value="568.5" calcext:value-type="float">
            <text:p>568.5</text:p>
          </table:table-cell>
          <table:table-cell table:formula="of:=LOG([.$A190];2)-8" office:value-type="float" office:value="1.14974711950468" calcext:value-type="float">
            <text:p>1.14974711950468</text:p>
          </table:table-cell>
          <table:table-cell table:formula="of:=LOG([.$E190];2)-8" office:value-type="float" office:value="1.14847658217828" calcext:value-type="float">
            <text:p>1.14847658217828</text:p>
          </table:table-cell>
          <table:table-cell table:formula="of:=LOG([.$F190];2)-8" office:value-type="float" office:value="1.15101653889225" calcext:value-type="float">
            <text:p>1.15101653889225</text:p>
          </table:table-cell>
          <table:table-cell table:formula="of:=[.$I190]-[.$H190]" office:value-type="float" office:value="0.00253995671397078" calcext:value-type="float">
            <text:p>0.002539956713971</text:p>
          </table:table-cell>
          <table:table-cell table:formula="of:=[.$B190]/[.$J190]" office:value-type="float" office:value="286.934023714384" calcext:value-type="float">
            <text:p>286.934023714384</text:p>
          </table:table-cell>
          <table:table-cell table:formula="of:=[.$C190]/[.$J190]" office:value-type="float" office:value="379.494656227078" calcext:value-type="float">
            <text:p>379.494656227078</text:p>
          </table:table-cell>
          <table:table-cell table:formula="of:=[.$D190]/[.$J190]" office:value-type="float" office:value="0.905527242786886" calcext:value-type="float">
            <text:p>0.905527242786886</text:p>
          </table:table-cell>
          <table:table-cell table:formula="of:=299792.458/[.$A190]" office:value-type="float" office:value="527.803623239437" calcext:value-type="float">
            <text:p>527.803623239437</text:p>
          </table:table-cell>
          <table:table-cell table:formula="of:=299792.458/[.$E190]" office:value-type="float" office:value="528.26864845815" calcext:value-type="float">
            <text:p>528.26864845815</text:p>
          </table:table-cell>
          <table:table-cell table:formula="of:=299792.458/[.$F190]" office:value-type="float" office:value="527.339416007036" calcext:value-type="float">
            <text:p>527.339416007036</text:p>
          </table:table-cell>
          <table:table-cell table:formula="of:=[.$O190]-[.$P190]" office:value-type="float" office:value="0.929232451113762" calcext:value-type="float">
            <text:p>0.929232451113762</text:p>
          </table:table-cell>
          <table:table-cell table:formula="of:=[.$B190]/[.$Q190]" office:value-type="float" office:value="0.784303216193615" calcext:value-type="float">
            <text:p>0.784303216193615</text:p>
          </table:table-cell>
          <table:table-cell table:formula="of:=[.$C190]/[.$Q190]" office:value-type="float" office:value="1.0373077251496" calcext:value-type="float">
            <text:p>1.0373077251496</text:p>
          </table:table-cell>
          <table:table-cell table:formula="of:=[.$D190]/[.$Q190]" office:value-type="float" office:value="0.00247516108293814" calcext:value-type="float">
            <text:p>0.00247516108293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9581" calcext:value-type="float">
            <text:p>0.9581</text:p>
          </table:table-cell>
          <table:table-cell office:value-type="float" office:value="0.0022" calcext:value-type="float">
            <text:p>0.0022</text:p>
          </table:table-cell>
          <table:table-cell table:formula="of:=[.$A191]-0.5" office:value-type="float" office:value="568.5" calcext:value-type="float">
            <text:p>568.5</text:p>
          </table:table-cell>
          <table:table-cell table:formula="of:=[.$A191]+0.5" office:value-type="float" office:value="569.5" calcext:value-type="float">
            <text:p>569.5</text:p>
          </table:table-cell>
          <table:table-cell table:formula="of:=LOG([.$A191];2)-8" office:value-type="float" office:value="1.15228484230658" calcext:value-type="float">
            <text:p>1.15228484230658</text:p>
          </table:table-cell>
          <table:table-cell table:formula="of:=LOG([.$E191];2)-8" office:value-type="float" office:value="1.15101653889225" calcext:value-type="float">
            <text:p>1.15101653889225</text:p>
          </table:table-cell>
          <table:table-cell table:formula="of:=LOG([.$F191];2)-8" office:value-type="float" office:value="1.15355203170811" calcext:value-type="float">
            <text:p>1.15355203170811</text:p>
          </table:table-cell>
          <table:table-cell table:formula="of:=[.$I191]-[.$H191]" office:value-type="float" office:value="0.00253549281586274" calcext:value-type="float">
            <text:p>0.002535492815863</text:p>
          </table:table-cell>
          <table:table-cell table:formula="of:=[.$B191]/[.$J191]" office:value-type="float" office:value="294.025680268525" calcext:value-type="float">
            <text:p>294.025680268525</text:p>
          </table:table-cell>
          <table:table-cell table:formula="of:=[.$C191]/[.$J191]" office:value-type="float" office:value="377.875257230414" calcext:value-type="float">
            <text:p>377.875257230414</text:p>
          </table:table-cell>
          <table:table-cell table:formula="of:=[.$D191]/[.$J191]" office:value-type="float" office:value="0.867681417291422" calcext:value-type="float">
            <text:p>0.867681417291422</text:p>
          </table:table-cell>
          <table:table-cell table:formula="of:=299792.458/[.$A191]" office:value-type="float" office:value="526.876024604569" calcext:value-type="float">
            <text:p>526.876024604569</text:p>
          </table:table-cell>
          <table:table-cell table:formula="of:=299792.458/[.$E191]" office:value-type="float" office:value="527.339416007036" calcext:value-type="float">
            <text:p>527.339416007036</text:p>
          </table:table-cell>
          <table:table-cell table:formula="of:=299792.458/[.$F191]" office:value-type="float" office:value="526.413446883231" calcext:value-type="float">
            <text:p>526.413446883231</text:p>
          </table:table-cell>
          <table:table-cell table:formula="of:=[.$O191]-[.$P191]" office:value-type="float" office:value="0.925969123805089" calcext:value-type="float">
            <text:p>0.925969123805089</text:p>
          </table:table-cell>
          <table:table-cell table:formula="of:=[.$B191]/[.$Q191]" office:value-type="float" office:value="0.805102438984697" calcext:value-type="float">
            <text:p>0.805102438984697</text:p>
          </table:table-cell>
          <table:table-cell table:formula="of:=[.$C191]/[.$Q191]" office:value-type="float" office:value="1.0346997274195" calcext:value-type="float">
            <text:p>1.0346997274195</text:p>
          </table:table-cell>
          <table:table-cell table:formula="of:=[.$D191]/[.$Q191]" office:value-type="float" office:value="0.00237588915595752" calcext:value-type="float">
            <text:p>0.00237588915595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21" calcext:value-type="float">
            <text:p>0.0021</text:p>
          </table:table-cell>
          <table:table-cell table:formula="of:=[.$A192]-0.5" office:value-type="float" office:value="569.5" calcext:value-type="float">
            <text:p>569.5</text:p>
          </table:table-cell>
          <table:table-cell table:formula="of:=[.$A192]+0.5" office:value-type="float" office:value="570.5" calcext:value-type="float">
            <text:p>570.5</text:p>
          </table:table-cell>
          <table:table-cell table:formula="of:=LOG([.$A192];2)-8" office:value-type="float" office:value="1.1548181090521" calcext:value-type="float">
            <text:p>1.1548181090521</text:p>
          </table:table-cell>
          <table:table-cell table:formula="of:=LOG([.$E192];2)-8" office:value-type="float" office:value="1.15355203170811" calcext:value-type="float">
            <text:p>1.15355203170811</text:p>
          </table:table-cell>
          <table:table-cell table:formula="of:=LOG([.$F192];2)-8" office:value-type="float" office:value="1.15608307628868" calcext:value-type="float">
            <text:p>1.15608307628868</text:p>
          </table:table-cell>
          <table:table-cell table:formula="of:=[.$I192]-[.$H192]" office:value-type="float" office:value="0.00253104458057152" calcext:value-type="float">
            <text:p>0.002531044580572</text:p>
          </table:table-cell>
          <table:table-cell table:formula="of:=[.$B192]/[.$J192]" office:value-type="float" office:value="301.100978564319" calcext:value-type="float">
            <text:p>301.100978564319</text:p>
          </table:table-cell>
          <table:table-cell table:formula="of:=[.$C192]/[.$J192]" office:value-type="float" office:value="376.12928958566" calcext:value-type="float">
            <text:p>376.12928958566</text:p>
          </table:table-cell>
          <table:table-cell table:formula="of:=[.$D192]/[.$J192]" office:value-type="float" office:value="0.829696962321309" calcext:value-type="float">
            <text:p>0.829696962321309</text:p>
          </table:table-cell>
          <table:table-cell table:formula="of:=299792.458/[.$A192]" office:value-type="float" office:value="525.951680701754" calcext:value-type="float">
            <text:p>525.951680701754</text:p>
          </table:table-cell>
          <table:table-cell table:formula="of:=299792.458/[.$E192]" office:value-type="float" office:value="526.413446883231" calcext:value-type="float">
            <text:p>526.413446883231</text:p>
          </table:table-cell>
          <table:table-cell table:formula="of:=299792.458/[.$F192]" office:value-type="float" office:value="525.49072392638" calcext:value-type="float">
            <text:p>525.49072392638</text:p>
          </table:table-cell>
          <table:table-cell table:formula="of:=[.$O192]-[.$P192]" office:value-type="float" office:value="0.922722956850521" calcext:value-type="float">
            <text:p>0.922722956850521</text:p>
          </table:table-cell>
          <table:table-cell table:formula="of:=[.$B192]/[.$Q192]" office:value-type="float" office:value="0.825925045369234" calcext:value-type="float">
            <text:p>0.825925045369234</text:p>
          </table:table-cell>
          <table:table-cell table:formula="of:=[.$C192]/[.$Q192]" office:value-type="float" office:value="1.03172896364192" calcext:value-type="float">
            <text:p>1.03172896364192</text:p>
          </table:table-cell>
          <table:table-cell table:formula="of:=[.$D192]/[.$Q192]" office:value-type="float" office:value="0.00227587271391601" calcext:value-type="float">
            <text:p>0.00227587271391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002" calcext:value-type="float">
            <text:p>0.002</text:p>
          </table:table-cell>
          <table:table-cell table:formula="of:=[.$A193]-0.5" office:value-type="float" office:value="570.5" calcext:value-type="float">
            <text:p>570.5</text:p>
          </table:table-cell>
          <table:table-cell table:formula="of:=[.$A193]+0.5" office:value-type="float" office:value="571.5" calcext:value-type="float">
            <text:p>571.5</text:p>
          </table:table-cell>
          <table:table-cell table:formula="of:=LOG([.$A193];2)-8" office:value-type="float" office:value="1.15734693536284" calcext:value-type="float">
            <text:p>1.15734693536284</text:p>
          </table:table-cell>
          <table:table-cell table:formula="of:=LOG([.$E193];2)-8" office:value-type="float" office:value="1.15608307628868" calcext:value-type="float">
            <text:p>1.15608307628868</text:p>
          </table:table-cell>
          <table:table-cell table:formula="of:=LOG([.$F193];2)-8" office:value-type="float" office:value="1.15860968821448" calcext:value-type="float">
            <text:p>1.15860968821448</text:p>
          </table:table-cell>
          <table:table-cell table:formula="of:=[.$I193]-[.$H193]" office:value-type="float" office:value="0.00252661192579495" calcext:value-type="float">
            <text:p>0.002526611925795</text:p>
          </table:table-cell>
          <table:table-cell table:formula="of:=[.$B193]/[.$J193]" office:value-type="float" office:value="308.120131964888" calcext:value-type="float">
            <text:p>308.120131964888</text:p>
          </table:table-cell>
          <table:table-cell table:formula="of:=[.$C193]/[.$J193]" office:value-type="float" office:value="374.176972073995" calcext:value-type="float">
            <text:p>374.176972073995</text:p>
          </table:table-cell>
          <table:table-cell table:formula="of:=[.$D193]/[.$J193]" office:value-type="float" office:value="0.791573877880251" calcext:value-type="float">
            <text:p>0.791573877880251</text:p>
          </table:table-cell>
          <table:table-cell table:formula="of:=299792.458/[.$A193]" office:value-type="float" office:value="525.030574430823" calcext:value-type="float">
            <text:p>525.030574430823</text:p>
          </table:table-cell>
          <table:table-cell table:formula="of:=299792.458/[.$E193]" office:value-type="float" office:value="525.49072392638" calcext:value-type="float">
            <text:p>525.49072392638</text:p>
          </table:table-cell>
          <table:table-cell table:formula="of:=299792.458/[.$F193]" office:value-type="float" office:value="524.571230096238" calcext:value-type="float">
            <text:p>524.571230096238</text:p>
          </table:table-cell>
          <table:table-cell table:formula="of:=[.$O193]-[.$P193]" office:value-type="float" office:value="0.919493830142415" calcext:value-type="float">
            <text:p>0.919493830142415</text:p>
          </table:table-cell>
          <table:table-cell table:formula="of:=[.$B193]/[.$Q193]" office:value-type="float" office:value="0.846661472300932" calcext:value-type="float">
            <text:p>0.846661472300932</text:p>
          </table:table-cell>
          <table:table-cell table:formula="of:=[.$C193]/[.$Q193]" office:value-type="float" office:value="1.02817438139152" calcext:value-type="float">
            <text:p>1.02817438139152</text:p>
          </table:table-cell>
          <table:table-cell table:formula="of:=[.$D193]/[.$Q193]" office:value-type="float" office:value="0.0021751097554295" calcext:value-type="float">
            <text:p>0.0021751097554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0019" calcext:value-type="float">
            <text:p>0.0019</text:p>
          </table:table-cell>
          <table:table-cell table:formula="of:=[.$A194]-0.5" office:value-type="float" office:value="571.5" calcext:value-type="float">
            <text:p>571.5</text:p>
          </table:table-cell>
          <table:table-cell table:formula="of:=[.$A194]+0.5" office:value-type="float" office:value="572.5" calcext:value-type="float">
            <text:p>572.5</text:p>
          </table:table-cell>
          <table:table-cell table:formula="of:=LOG([.$A194];2)-8" office:value-type="float" office:value="1.15987133677839" calcext:value-type="float">
            <text:p>1.15987133677839</text:p>
          </table:table-cell>
          <table:table-cell table:formula="of:=LOG([.$E194];2)-8" office:value-type="float" office:value="1.15860968821448" calcext:value-type="float">
            <text:p>1.15860968821448</text:p>
          </table:table-cell>
          <table:table-cell table:formula="of:=LOG([.$F194];2)-8" office:value-type="float" office:value="1.16113188298431" calcext:value-type="float">
            <text:p>1.16113188298431</text:p>
          </table:table-cell>
          <table:table-cell table:formula="of:=[.$I194]-[.$H194]" office:value-type="float" office:value="0.00252219476982951" calcext:value-type="float">
            <text:p>0.00252219476983</text:p>
          </table:table-cell>
          <table:table-cell table:formula="of:=[.$B194]/[.$J194]" office:value-type="float" office:value="315.122372588904" calcext:value-type="float">
            <text:p>315.122372588904</text:p>
          </table:table-cell>
          <table:table-cell table:formula="of:=[.$C194]/[.$J194]" office:value-type="float" office:value="372.096560989792" calcext:value-type="float">
            <text:p>372.096560989792</text:p>
          </table:table-cell>
          <table:table-cell table:formula="of:=[.$D194]/[.$J194]" office:value-type="float" office:value="0.753312163964416" calcext:value-type="float">
            <text:p>0.753312163964416</text:p>
          </table:table-cell>
          <table:table-cell table:formula="of:=299792.458/[.$A194]" office:value-type="float" office:value="524.112688811189" calcext:value-type="float">
            <text:p>524.112688811189</text:p>
          </table:table-cell>
          <table:table-cell table:formula="of:=299792.458/[.$E194]" office:value-type="float" office:value="524.571230096238" calcext:value-type="float">
            <text:p>524.571230096238</text:p>
          </table:table-cell>
          <table:table-cell table:formula="of:=299792.458/[.$F194]" office:value-type="float" office:value="523.654948471616" calcext:value-type="float">
            <text:p>523.654948471616</text:p>
          </table:table-cell>
          <table:table-cell table:formula="of:=[.$O194]-[.$P194]" office:value-type="float" office:value="0.916281624622229" calcext:value-type="float">
            <text:p>0.916281624622229</text:p>
          </table:table-cell>
          <table:table-cell table:formula="of:=[.$B194]/[.$Q194]" office:value-type="float" office:value="0.867418901178648" calcext:value-type="float">
            <text:p>0.867418901178648</text:p>
          </table:table-cell>
          <table:table-cell table:formula="of:=[.$C194]/[.$Q194]" office:value-type="float" office:value="1.02424841313055" calcext:value-type="float">
            <text:p>1.02424841313055</text:p>
          </table:table-cell>
          <table:table-cell table:formula="of:=[.$D194]/[.$Q194]" office:value-type="float" office:value="0.00207359827911353" calcext:value-type="float">
            <text:p>0.00207359827911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0019" calcext:value-type="float">
            <text:p>0.0019</text:p>
          </table:table-cell>
          <table:table-cell table:formula="of:=[.$A195]-0.5" office:value-type="float" office:value="572.5" calcext:value-type="float">
            <text:p>572.5</text:p>
          </table:table-cell>
          <table:table-cell table:formula="of:=[.$A195]+0.5" office:value-type="float" office:value="573.5" calcext:value-type="float">
            <text:p>573.5</text:p>
          </table:table-cell>
          <table:table-cell table:formula="of:=LOG([.$A195];2)-8" office:value-type="float" office:value="1.16239132875691" calcext:value-type="float">
            <text:p>1.16239132875691</text:p>
          </table:table-cell>
          <table:table-cell table:formula="of:=LOG([.$E195];2)-8" office:value-type="float" office:value="1.16113188298431" calcext:value-type="float">
            <text:p>1.16113188298431</text:p>
          </table:table-cell>
          <table:table-cell table:formula="of:=LOG([.$F195];2)-8" office:value-type="float" office:value="1.16364967601583" calcext:value-type="float">
            <text:p>1.16364967601583</text:p>
          </table:table-cell>
          <table:table-cell table:formula="of:=[.$I195]-[.$H195]" office:value-type="float" office:value="0.00251779303151878" calcext:value-type="float">
            <text:p>0.002517793031519</text:p>
          </table:table-cell>
          <table:table-cell table:formula="of:=[.$B195]/[.$J195]" office:value-type="float" office:value="322.067775170086" calcext:value-type="float">
            <text:p>322.067775170086</text:p>
          </table:table-cell>
          <table:table-cell table:formula="of:=[.$C195]/[.$J195]" office:value-type="float" office:value="369.847715178671" calcext:value-type="float">
            <text:p>369.847715178671</text:p>
          </table:table-cell>
          <table:table-cell table:formula="of:=[.$D195]/[.$J195]" office:value-type="float" office:value="0.754629143942735" calcext:value-type="float">
            <text:p>0.754629143942735</text:p>
          </table:table-cell>
          <table:table-cell table:formula="of:=299792.458/[.$A195]" office:value-type="float" office:value="523.198006980803" calcext:value-type="float">
            <text:p>523.198006980803</text:p>
          </table:table-cell>
          <table:table-cell table:formula="of:=299792.458/[.$E195]" office:value-type="float" office:value="523.654948471616" calcext:value-type="float">
            <text:p>523.654948471616</text:p>
          </table:table-cell>
          <table:table-cell table:formula="of:=299792.458/[.$F195]" office:value-type="float" office:value="522.741862249346" calcext:value-type="float">
            <text:p>522.741862249346</text:p>
          </table:table-cell>
          <table:table-cell table:formula="of:=[.$O195]-[.$P195]" office:value-type="float" office:value="0.913086222269612" calcext:value-type="float">
            <text:p>0.913086222269612</text:p>
          </table:table-cell>
          <table:table-cell table:formula="of:=[.$B195]/[.$Q195]" office:value-type="float" office:value="0.888086995754231" calcext:value-type="float">
            <text:p>0.888086995754231</text:p>
          </table:table-cell>
          <table:table-cell table:formula="of:=[.$C195]/[.$Q195]" office:value-type="float" office:value="1.01983797070704" calcext:value-type="float">
            <text:p>1.01983797070704</text:p>
          </table:table-cell>
          <table:table-cell table:formula="of:=[.$D195]/[.$Q195]" office:value-type="float" office:value="0.00208085496600449" calcext:value-type="float">
            <text:p>0.00208085496600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0018" calcext:value-type="float">
            <text:p>0.0018</text:p>
          </table:table-cell>
          <table:table-cell table:formula="of:=[.$A196]-0.5" office:value-type="float" office:value="573.5" calcext:value-type="float">
            <text:p>573.5</text:p>
          </table:table-cell>
          <table:table-cell table:formula="of:=[.$A196]+0.5" office:value-type="float" office:value="574.5" calcext:value-type="float">
            <text:p>574.5</text:p>
          </table:table-cell>
          <table:table-cell table:formula="of:=LOG([.$A196];2)-8" office:value-type="float" office:value="1.16490692667569" calcext:value-type="float">
            <text:p>1.16490692667569</text:p>
          </table:table-cell>
          <table:table-cell table:formula="of:=LOG([.$E196];2)-8" office:value-type="float" office:value="1.16364967601583" calcext:value-type="float">
            <text:p>1.16364967601583</text:p>
          </table:table-cell>
          <table:table-cell table:formula="of:=LOG([.$F196];2)-8" office:value-type="float" office:value="1.16616308264611" calcext:value-type="float">
            <text:p>1.16616308264611</text:p>
          </table:table-cell>
          <table:table-cell table:formula="of:=[.$I196]-[.$H196]" office:value-type="float" office:value="0.00251340663028721" calcext:value-type="float">
            <text:p>0.002513406630287</text:p>
          </table:table-cell>
          <table:table-cell table:formula="of:=[.$B196]/[.$J196]" office:value-type="float" office:value="328.955923819427" calcext:value-type="float">
            <text:p>328.955923819427</text:p>
          </table:table-cell>
          <table:table-cell table:formula="of:=[.$C196]/[.$J196]" office:value-type="float" office:value="367.429602863135" calcext:value-type="float">
            <text:p>367.429602863135</text:p>
          </table:table-cell>
          <table:table-cell table:formula="of:=[.$D196]/[.$J196]" office:value-type="float" office:value="0.716159485818781" calcext:value-type="float">
            <text:p>0.716159485818781</text:p>
          </table:table-cell>
          <table:table-cell table:formula="of:=299792.458/[.$A196]" office:value-type="float" office:value="522.286512195122" calcext:value-type="float">
            <text:p>522.286512195122</text:p>
          </table:table-cell>
          <table:table-cell table:formula="of:=299792.458/[.$E196]" office:value-type="float" office:value="522.741862249346" calcext:value-type="float">
            <text:p>522.741862249346</text:p>
          </table:table-cell>
          <table:table-cell table:formula="of:=299792.458/[.$F196]" office:value-type="float" office:value="521.831954743255" calcext:value-type="float">
            <text:p>521.831954743255</text:p>
          </table:table-cell>
          <table:table-cell table:formula="of:=[.$O196]-[.$P196]" office:value-type="float" office:value="0.909907506091145" calcext:value-type="float">
            <text:p>0.909907506091145</text:p>
          </table:table-cell>
          <table:table-cell table:formula="of:=[.$B196]/[.$Q196]" office:value-type="float" office:value="0.908663786665345" calcext:value-type="float">
            <text:p>0.908663786665345</text:p>
          </table:table-cell>
          <table:table-cell table:formula="of:=[.$C196]/[.$Q196]" office:value-type="float" office:value="1.01493832484935" calcext:value-type="float">
            <text:p>1.01493832484935</text:p>
          </table:table-cell>
          <table:table-cell table:formula="of:=[.$D196]/[.$Q196]" office:value-type="float" office:value="0.00197822304789262" calcext:value-type="float">
            <text:p>0.00197822304789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0018" calcext:value-type="float">
            <text:p>0.0018</text:p>
          </table:table-cell>
          <table:table-cell table:formula="of:=[.$A197]-0.5" office:value-type="float" office:value="574.5" calcext:value-type="float">
            <text:p>574.5</text:p>
          </table:table-cell>
          <table:table-cell table:formula="of:=[.$A197]+0.5" office:value-type="float" office:value="575.5" calcext:value-type="float">
            <text:p>575.5</text:p>
          </table:table-cell>
          <table:table-cell table:formula="of:=LOG([.$A197];2)-8" office:value-type="float" office:value="1.16741814583174" calcext:value-type="float">
            <text:p>1.16741814583174</text:p>
          </table:table-cell>
          <table:table-cell table:formula="of:=LOG([.$E197];2)-8" office:value-type="float" office:value="1.16616308264611" calcext:value-type="float">
            <text:p>1.16616308264611</text:p>
          </table:table-cell>
          <table:table-cell table:formula="of:=LOG([.$F197];2)-8" office:value-type="float" office:value="1.16867211813223" calcext:value-type="float">
            <text:p>1.16867211813223</text:p>
          </table:table-cell>
          <table:table-cell table:formula="of:=[.$I197]-[.$H197]" office:value-type="float" office:value="0.00250903548611703" calcext:value-type="float">
            <text:p>0.002509035486117</text:p>
          </table:table-cell>
          <table:table-cell table:formula="of:=[.$B197]/[.$J197]" office:value-type="float" office:value="335.786402648234" calcext:value-type="float">
            <text:p>335.786402648234</text:p>
          </table:table-cell>
          <table:table-cell table:formula="of:=[.$C197]/[.$J197]" office:value-type="float" office:value="364.841392266105" calcext:value-type="float">
            <text:p>364.841392266105</text:p>
          </table:table-cell>
          <table:table-cell table:formula="of:=[.$D197]/[.$J197]" office:value-type="float" office:value="0.717407151058542" calcext:value-type="float">
            <text:p>0.717407151058542</text:p>
          </table:table-cell>
          <table:table-cell table:formula="of:=299792.458/[.$A197]" office:value-type="float" office:value="521.378187826087" calcext:value-type="float">
            <text:p>521.378187826087</text:p>
          </table:table-cell>
          <table:table-cell table:formula="of:=299792.458/[.$E197]" office:value-type="float" office:value="521.831954743255" calcext:value-type="float">
            <text:p>521.831954743255</text:p>
          </table:table-cell>
          <table:table-cell table:formula="of:=299792.458/[.$F197]" office:value-type="float" office:value="520.925209383145" calcext:value-type="float">
            <text:p>520.925209383145</text:p>
          </table:table-cell>
          <table:table-cell table:formula="of:=[.$O197]-[.$P197]" office:value-type="float" office:value="0.906745360109881" calcext:value-type="float">
            <text:p>0.906745360109881</text:p>
          </table:table-cell>
          <table:table-cell table:formula="of:=[.$B197]/[.$Q197]" office:value-type="float" office:value="0.929147296544098" calcext:value-type="float">
            <text:p>0.929147296544098</text:p>
          </table:table-cell>
          <table:table-cell table:formula="of:=[.$C197]/[.$Q197]" office:value-type="float" office:value="1.00954473027474" calcext:value-type="float">
            <text:p>1.00954473027474</text:p>
          </table:table-cell>
          <table:table-cell table:formula="of:=[.$D197]/[.$Q197]" office:value-type="float" office:value="0.00198512182050965" calcext:value-type="float">
            <text:p>0.0019851218205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907" calcext:value-type="float">
            <text:p>0.907</text:p>
          </table:table-cell>
          <table:table-cell office:value-type="float" office:value="0.0018" calcext:value-type="float">
            <text:p>0.0018</text:p>
          </table:table-cell>
          <table:table-cell table:formula="of:=[.$A198]-0.5" office:value-type="float" office:value="575.5" calcext:value-type="float">
            <text:p>575.5</text:p>
          </table:table-cell>
          <table:table-cell table:formula="of:=[.$A198]+0.5" office:value-type="float" office:value="576.5" calcext:value-type="float">
            <text:p>576.5</text:p>
          </table:table-cell>
          <table:table-cell table:formula="of:=LOG([.$A198];2)-8" office:value-type="float" office:value="1.16992500144231" calcext:value-type="float">
            <text:p>1.16992500144231</text:p>
          </table:table-cell>
          <table:table-cell table:formula="of:=LOG([.$E198];2)-8" office:value-type="float" office:value="1.16867211813223" calcext:value-type="float">
            <text:p>1.16867211813223</text:p>
          </table:table-cell>
          <table:table-cell table:formula="of:=LOG([.$F198];2)-8" office:value-type="float" office:value="1.17117679765177" calcext:value-type="float">
            <text:p>1.17117679765177</text:p>
          </table:table-cell>
          <table:table-cell table:formula="of:=[.$I198]-[.$H198]" office:value-type="float" office:value="0.00250467951954114" calcext:value-type="float">
            <text:p>0.002504679519541</text:p>
          </table:table-cell>
          <table:table-cell table:formula="of:=[.$B198]/[.$J198]" office:value-type="float" office:value="342.518870500912" calcext:value-type="float">
            <text:p>342.518870500912</text:p>
          </table:table-cell>
          <table:table-cell table:formula="of:=[.$C198]/[.$J198]" office:value-type="float" office:value="362.122176878806" calcext:value-type="float">
            <text:p>362.122176878806</text:p>
          </table:table-cell>
          <table:table-cell table:formula="of:=[.$D198]/[.$J198]" office:value-type="float" office:value="0.71865481629752" calcext:value-type="float">
            <text:p>0.71865481629752</text:p>
          </table:table-cell>
          <table:table-cell table:formula="of:=299792.458/[.$A198]" office:value-type="float" office:value="520.473017361111" calcext:value-type="float">
            <text:p>520.473017361111</text:p>
          </table:table-cell>
          <table:table-cell table:formula="of:=299792.458/[.$E198]" office:value-type="float" office:value="520.925209383145" calcext:value-type="float">
            <text:p>520.925209383145</text:p>
          </table:table-cell>
          <table:table-cell table:formula="of:=299792.458/[.$F198]" office:value-type="float" office:value="520.02160971379" calcext:value-type="float">
            <text:p>520.02160971379</text:p>
          </table:table-cell>
          <table:table-cell table:formula="of:=[.$O198]-[.$P198]" office:value-type="float" office:value="0.903599669355003" calcext:value-type="float">
            <text:p>0.903599669355003</text:p>
          </table:table-cell>
          <table:table-cell table:formula="of:=[.$B198]/[.$Q198]" office:value-type="float" office:value="0.949424871538937" calcext:value-type="float">
            <text:p>0.949424871538937</text:p>
          </table:table-cell>
          <table:table-cell table:formula="of:=[.$C198]/[.$Q198]" office:value-type="float" office:value="1.00376309416694" calcext:value-type="float">
            <text:p>1.00376309416694</text:p>
          </table:table-cell>
          <table:table-cell table:formula="of:=[.$D198]/[.$Q198]" office:value-type="float" office:value="0.00199203260143384" calcext:value-type="float">
            <text:p>0.00199203260143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8731" calcext:value-type="float">
            <text:p>0.8731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0017" calcext:value-type="float">
            <text:p>0.0017</text:p>
          </table:table-cell>
          <table:table-cell table:formula="of:=[.$A199]-0.5" office:value-type="float" office:value="576.5" calcext:value-type="float">
            <text:p>576.5</text:p>
          </table:table-cell>
          <table:table-cell table:formula="of:=[.$A199]+0.5" office:value-type="float" office:value="577.5" calcext:value-type="float">
            <text:p>577.5</text:p>
          </table:table-cell>
          <table:table-cell table:formula="of:=LOG([.$A199];2)-8" office:value-type="float" office:value="1.17242750864548" calcext:value-type="float">
            <text:p>1.17242750864548</text:p>
          </table:table-cell>
          <table:table-cell table:formula="of:=LOG([.$E199];2)-8" office:value-type="float" office:value="1.17117679765177" calcext:value-type="float">
            <text:p>1.17117679765177</text:p>
          </table:table-cell>
          <table:table-cell table:formula="of:=LOG([.$F199];2)-8" office:value-type="float" office:value="1.17367713630342" calcext:value-type="float">
            <text:p>1.17367713630342</text:p>
          </table:table-cell>
          <table:table-cell table:formula="of:=[.$I199]-[.$H199]" office:value-type="float" office:value="0.00250033865164845" calcext:value-type="float">
            <text:p>0.002500338651648</text:p>
          </table:table-cell>
          <table:table-cell table:formula="of:=[.$B199]/[.$J199]" office:value-type="float" office:value="349.192698126861" calcext:value-type="float">
            <text:p>349.192698126861</text:p>
          </table:table-cell>
          <table:table-cell table:formula="of:=[.$C199]/[.$J199]" office:value-type="float" office:value="359.271332868354" calcext:value-type="float">
            <text:p>359.271332868354</text:p>
          </table:table-cell>
          <table:table-cell table:formula="of:=[.$D199]/[.$J199]" office:value-type="float" office:value="0.679907899227653" calcext:value-type="float">
            <text:p>0.679907899227653</text:p>
          </table:table-cell>
          <table:table-cell table:formula="of:=299792.458/[.$A199]" office:value-type="float" office:value="519.57098440208" calcext:value-type="float">
            <text:p>519.57098440208</text:p>
          </table:table-cell>
          <table:table-cell table:formula="of:=299792.458/[.$E199]" office:value-type="float" office:value="520.02160971379" calcext:value-type="float">
            <text:p>520.02160971379</text:p>
          </table:table-cell>
          <table:table-cell table:formula="of:=299792.458/[.$F199]" office:value-type="float" office:value="519.121139393939" calcext:value-type="float">
            <text:p>519.121139393939</text:p>
          </table:table-cell>
          <table:table-cell table:formula="of:=[.$O199]-[.$P199]" office:value-type="float" office:value="0.900470319850683" calcext:value-type="float">
            <text:p>0.900470319850683</text:p>
          </table:table-cell>
          <table:table-cell table:formula="of:=[.$B199]/[.$Q199]" office:value-type="float" office:value="0.969604417550129" calcext:value-type="float">
            <text:p>0.969604417550129</text:p>
          </table:table-cell>
          <table:table-cell table:formula="of:=[.$C199]/[.$Q199]" office:value-type="float" office:value="0.997589793019449" calcext:value-type="float">
            <text:p>0.997589793019449</text:p>
          </table:table-cell>
          <table:table-cell table:formula="of:=[.$D199]/[.$Q199]" office:value-type="float" office:value="0.0018879023134065" calcext:value-type="float">
            <text:p>0.00188790231340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0017" calcext:value-type="float">
            <text:p>0.0017</text:p>
          </table:table-cell>
          <table:table-cell table:formula="of:=[.$A200]-0.5" office:value-type="float" office:value="577.5" calcext:value-type="float">
            <text:p>577.5</text:p>
          </table:table-cell>
          <table:table-cell table:formula="of:=[.$A200]+0.5" office:value-type="float" office:value="578.5" calcext:value-type="float">
            <text:p>578.5</text:p>
          </table:table-cell>
          <table:table-cell table:formula="of:=LOG([.$A200];2)-8" office:value-type="float" office:value="1.17492568250068" calcext:value-type="float">
            <text:p>1.17492568250068</text:p>
          </table:table-cell>
          <table:table-cell table:formula="of:=LOG([.$E200];2)-8" office:value-type="float" office:value="1.17367713630342" calcext:value-type="float">
            <text:p>1.17367713630342</text:p>
          </table:table-cell>
          <table:table-cell table:formula="of:=LOG([.$F200];2)-8" office:value-type="float" office:value="1.17617314910749" calcext:value-type="float">
            <text:p>1.17617314910749</text:p>
          </table:table-cell>
          <table:table-cell table:formula="of:=[.$I200]-[.$H200]" office:value-type="float" office:value="0.00249601280407141" calcext:value-type="float">
            <text:p>0.002496012804071</text:p>
          </table:table-cell>
          <table:table-cell table:formula="of:=[.$B200]/[.$J200]" office:value-type="float" office:value="355.727341843634" calcext:value-type="float">
            <text:p>355.727341843634</text:p>
          </table:table-cell>
          <table:table-cell table:formula="of:=[.$C200]/[.$J200]" office:value-type="float" office:value="356.248172505192" calcext:value-type="float">
            <text:p>356.248172505192</text:p>
          </table:table-cell>
          <table:table-cell table:formula="of:=[.$D200]/[.$J200]" office:value-type="float" office:value="0.681086249728774" calcext:value-type="float">
            <text:p>0.681086249728774</text:p>
          </table:table-cell>
          <table:table-cell table:formula="of:=299792.458/[.$A200]" office:value-type="float" office:value="518.67207266436" calcext:value-type="float">
            <text:p>518.67207266436</text:p>
          </table:table-cell>
          <table:table-cell table:formula="of:=299792.458/[.$E200]" office:value-type="float" office:value="519.121139393939" calcext:value-type="float">
            <text:p>519.121139393939</text:p>
          </table:table-cell>
          <table:table-cell table:formula="of:=299792.458/[.$F200]" office:value-type="float" office:value="518.223782195333" calcext:value-type="float">
            <text:p>518.223782195333</text:p>
          </table:table-cell>
          <table:table-cell table:formula="of:=[.$O200]-[.$P200]" office:value-type="float" office:value="0.897357198606642" calcext:value-type="float">
            <text:p>0.897357198606642</text:p>
          </table:table-cell>
          <table:table-cell table:formula="of:=[.$B200]/[.$Q200]" office:value-type="float" office:value="0.989461054503907" calcext:value-type="float">
            <text:p>0.989461054503907</text:p>
          </table:table-cell>
          <table:table-cell table:formula="of:=[.$C200]/[.$Q200]" office:value-type="float" office:value="0.990909752973166" calcext:value-type="float">
            <text:p>0.990909752973166</text:p>
          </table:table-cell>
          <table:table-cell table:formula="of:=[.$D200]/[.$Q200]" office:value-type="float" office:value="0.00189445184441564" calcext:value-type="float">
            <text:p>0.00189445184441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0017" calcext:value-type="float">
            <text:p>0.0017</text:p>
          </table:table-cell>
          <table:table-cell table:formula="of:=[.$A201]-0.5" office:value-type="float" office:value="578.5" calcext:value-type="float">
            <text:p>578.5</text:p>
          </table:table-cell>
          <table:table-cell table:formula="of:=[.$A201]+0.5" office:value-type="float" office:value="579.5" calcext:value-type="float">
            <text:p>579.5</text:p>
          </table:table-cell>
          <table:table-cell table:formula="of:=LOG([.$A201];2)-8" office:value-type="float" office:value="1.17741953798924" calcext:value-type="float">
            <text:p>1.17741953798924</text:p>
          </table:table-cell>
          <table:table-cell table:formula="of:=LOG([.$E201];2)-8" office:value-type="float" office:value="1.17617314910749" calcext:value-type="float">
            <text:p>1.17617314910749</text:p>
          </table:table-cell>
          <table:table-cell table:formula="of:=LOG([.$F201];2)-8" office:value-type="float" office:value="1.17866485100647" calcext:value-type="float">
            <text:p>1.17866485100647</text:p>
          </table:table-cell>
          <table:table-cell table:formula="of:=[.$I201]-[.$H201]" office:value-type="float" office:value="0.00249170189898074" calcext:value-type="float">
            <text:p>0.002491701898981</text:p>
          </table:table-cell>
          <table:table-cell table:formula="of:=[.$B201]/[.$J201]" office:value-type="float" office:value="362.121969874927" calcext:value-type="float">
            <text:p>362.121969874927</text:p>
          </table:table-cell>
          <table:table-cell table:formula="of:=[.$C201]/[.$J201]" office:value-type="float" office:value="353.091997224826" calcext:value-type="float">
            <text:p>353.091997224826</text:p>
          </table:table-cell>
          <table:table-cell table:formula="of:=[.$D201]/[.$J201]" office:value-type="float" office:value="0.68226460022983" calcext:value-type="float">
            <text:p>0.68226460022983</text:p>
          </table:table-cell>
          <table:table-cell table:formula="of:=299792.458/[.$A201]" office:value-type="float" office:value="517.77626597582" calcext:value-type="float">
            <text:p>517.77626597582</text:p>
          </table:table-cell>
          <table:table-cell table:formula="of:=299792.458/[.$E201]" office:value-type="float" office:value="518.223782195333" calcext:value-type="float">
            <text:p>518.223782195333</text:p>
          </table:table-cell>
          <table:table-cell table:formula="of:=299792.458/[.$F201]" office:value-type="float" office:value="517.329522001726" calcext:value-type="float">
            <text:p>517.329522001726</text:p>
          </table:table-cell>
          <table:table-cell table:formula="of:=[.$O201]-[.$P201]" office:value-type="float" office:value="0.894260193607124" calcext:value-type="float">
            <text:p>0.894260193607124</text:p>
          </table:table-cell>
          <table:table-cell table:formula="of:=[.$B201]/[.$Q201]" office:value-type="float" office:value="1.008990455407" calcext:value-type="float">
            <text:p>1.008990455407</text:p>
          </table:table-cell>
          <table:table-cell table:formula="of:=[.$C201]/[.$Q201]" office:value-type="float" office:value="0.983829992981353" calcext:value-type="float">
            <text:p>0.983829992981353</text:p>
          </table:table-cell>
          <table:table-cell table:formula="of:=[.$D201]/[.$Q201]" office:value-type="float" office:value="0.00190101271660411" calcext:value-type="float">
            <text:p>0.00190101271660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87" calcext:value-type="float">
            <text:p>0.87</text:p>
          </table:table-cell>
          <table:table-cell office:value-type="float" office:value="0.0017" calcext:value-type="float">
            <text:p>0.0017</text:p>
          </table:table-cell>
          <table:table-cell table:formula="of:=[.$A202]-0.5" office:value-type="float" office:value="579.5" calcext:value-type="float">
            <text:p>579.5</text:p>
          </table:table-cell>
          <table:table-cell table:formula="of:=[.$A202]+0.5" office:value-type="float" office:value="580.5" calcext:value-type="float">
            <text:p>580.5</text:p>
          </table:table-cell>
          <table:table-cell table:formula="of:=LOG([.$A202];2)-8" office:value-type="float" office:value="1.17990909001493" calcext:value-type="float">
            <text:p>1.17990909001493</text:p>
          </table:table-cell>
          <table:table-cell table:formula="of:=LOG([.$E202];2)-8" office:value-type="float" office:value="1.17866485100647" calcext:value-type="float">
            <text:p>1.17866485100647</text:p>
          </table:table-cell>
          <table:table-cell table:formula="of:=LOG([.$F202];2)-8" office:value-type="float" office:value="1.18115225686557" calcext:value-type="float">
            <text:p>1.18115225686557</text:p>
          </table:table-cell>
          <table:table-cell table:formula="of:=[.$I202]-[.$H202]" office:value-type="float" office:value="0.00248740585909601" calcext:value-type="float">
            <text:p>0.002487405859096</text:p>
          </table:table-cell>
          <table:table-cell table:formula="of:=[.$B202]/[.$J202]" office:value-type="float" office:value="368.375750442675" calcext:value-type="float">
            <text:p>368.375750442675</text:p>
          </table:table-cell>
          <table:table-cell table:formula="of:=[.$C202]/[.$J202]" office:value-type="float" office:value="349.761980666951" calcext:value-type="float">
            <text:p>349.761980666951</text:p>
          </table:table-cell>
          <table:table-cell table:formula="of:=[.$D202]/[.$J202]" office:value-type="float" office:value="0.683442950728524" calcext:value-type="float">
            <text:p>0.683442950728524</text:p>
          </table:table-cell>
          <table:table-cell table:formula="of:=299792.458/[.$A202]" office:value-type="float" office:value="516.883548275862" calcext:value-type="float">
            <text:p>516.883548275862</text:p>
          </table:table-cell>
          <table:table-cell table:formula="of:=299792.458/[.$E202]" office:value-type="float" office:value="517.329522001726" calcext:value-type="float">
            <text:p>517.329522001726</text:p>
          </table:table-cell>
          <table:table-cell table:formula="of:=299792.458/[.$F202]" office:value-type="float" office:value="516.438342807924" calcext:value-type="float">
            <text:p>516.438342807924</text:p>
          </table:table-cell>
          <table:table-cell table:formula="of:=[.$O202]-[.$P202]" office:value-type="float" office:value="0.891179193801463" calcext:value-type="float">
            <text:p>0.891179193801463</text:p>
          </table:table-cell>
          <table:table-cell table:formula="of:=[.$B202]/[.$Q202]" office:value-type="float" office:value="1.02818827725475" calcext:value-type="float">
            <text:p>1.02818827725475</text:p>
          </table:table-cell>
          <table:table-cell table:formula="of:=[.$C202]/[.$Q202]" office:value-type="float" office:value="0.976234640632576" calcext:value-type="float">
            <text:p>0.976234640632576</text:p>
          </table:table-cell>
          <table:table-cell table:formula="of:=[.$D202]/[.$Q202]" office:value-type="float" office:value="0.0019075849299717" calcext:value-type="float">
            <text:p>0.00190758492997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0016" calcext:value-type="float">
            <text:p>0.0016</text:p>
          </table:table-cell>
          <table:table-cell table:formula="of:=[.$A203]-0.5" office:value-type="float" office:value="580.5" calcext:value-type="float">
            <text:p>580.5</text:p>
          </table:table-cell>
          <table:table-cell table:formula="of:=[.$A203]+0.5" office:value-type="float" office:value="581.5" calcext:value-type="float">
            <text:p>581.5</text:p>
          </table:table-cell>
          <table:table-cell table:formula="of:=LOG([.$A203];2)-8" office:value-type="float" office:value="1.18239435340453" calcext:value-type="float">
            <text:p>1.18239435340453</text:p>
          </table:table-cell>
          <table:table-cell table:formula="of:=LOG([.$E203];2)-8" office:value-type="float" office:value="1.18115225686557" calcext:value-type="float">
            <text:p>1.18115225686557</text:p>
          </table:table-cell>
          <table:table-cell table:formula="of:=LOG([.$F203];2)-8" office:value-type="float" office:value="1.18363538147322" calcext:value-type="float">
            <text:p>1.18363538147322</text:p>
          </table:table-cell>
          <table:table-cell table:formula="of:=[.$I203]-[.$H203]" office:value-type="float" office:value="0.00248312460765021" calcext:value-type="float">
            <text:p>0.00248312460765</text:p>
          </table:table-cell>
          <table:table-cell table:formula="of:=[.$B203]/[.$J203]" office:value-type="float" office:value="374.447579930301" calcext:value-type="float">
            <text:p>374.447579930301</text:p>
          </table:table-cell>
          <table:table-cell table:formula="of:=[.$C203]/[.$J203]" office:value-type="float" office:value="346.25729105622" calcext:value-type="float">
            <text:p>346.25729105622</text:p>
          </table:table-cell>
          <table:table-cell table:formula="of:=[.$D203]/[.$J203]" office:value-type="float" office:value="0.644349459979008" calcext:value-type="float">
            <text:p>0.644349459979008</text:p>
          </table:table-cell>
          <table:table-cell table:formula="of:=299792.458/[.$A203]" office:value-type="float" office:value="515.993903614458" calcext:value-type="float">
            <text:p>515.993903614458</text:p>
          </table:table-cell>
          <table:table-cell table:formula="of:=299792.458/[.$E203]" office:value-type="float" office:value="516.438342807924" calcext:value-type="float">
            <text:p>516.438342807924</text:p>
          </table:table-cell>
          <table:table-cell table:formula="of:=299792.458/[.$F203]" office:value-type="float" office:value="515.550228718831" calcext:value-type="float">
            <text:p>515.550228718831</text:p>
          </table:table-cell>
          <table:table-cell table:formula="of:=[.$O203]-[.$P203]" office:value-type="float" office:value="0.888114089093619" calcext:value-type="float">
            <text:p>0.888114089093619</text:p>
          </table:table-cell>
          <table:table-cell table:formula="of:=[.$B203]/[.$Q203]" office:value-type="float" office:value="1.04693756288556" calcext:value-type="float">
            <text:p>1.04693756288556</text:p>
          </table:table-cell>
          <table:table-cell table:formula="of:=[.$C203]/[.$Q203]" office:value-type="float" office:value="0.968118860581847" calcext:value-type="float">
            <text:p>0.968118860581847</text:p>
          </table:table-cell>
          <table:table-cell table:formula="of:=[.$D203]/[.$Q203]" office:value-type="float" office:value="0.0018015703383705" calcext:value-type="float">
            <text:p>0.00180157033837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0016" calcext:value-type="float">
            <text:p>0.0016</text:p>
          </table:table-cell>
          <table:table-cell table:formula="of:=[.$A204]-0.5" office:value-type="float" office:value="581.5" calcext:value-type="float">
            <text:p>581.5</text:p>
          </table:table-cell>
          <table:table-cell table:formula="of:=[.$A204]+0.5" office:value-type="float" office:value="582.5" calcext:value-type="float">
            <text:p>582.5</text:p>
          </table:table-cell>
          <table:table-cell table:formula="of:=LOG([.$A204];2)-8" office:value-type="float" office:value="1.18487534290828" calcext:value-type="float">
            <text:p>1.18487534290828</text:p>
          </table:table-cell>
          <table:table-cell table:formula="of:=LOG([.$E204];2)-8" office:value-type="float" office:value="1.18363538147322" calcext:value-type="float">
            <text:p>1.18363538147322</text:p>
          </table:table-cell>
          <table:table-cell table:formula="of:=LOG([.$F204];2)-8" office:value-type="float" office:value="1.18611423954164" calcext:value-type="float">
            <text:p>1.18611423954164</text:p>
          </table:table-cell>
          <table:table-cell table:formula="of:=[.$I204]-[.$H204]" office:value-type="float" office:value="0.00247885806842341" calcext:value-type="float">
            <text:p>0.002478858068423</text:p>
          </table:table-cell>
          <table:table-cell table:formula="of:=[.$B204]/[.$J204]" office:value-type="float" office:value="380.336418615381" calcext:value-type="float">
            <text:p>380.336418615381</text:p>
          </table:table-cell>
          <table:table-cell table:formula="of:=[.$C204]/[.$J204]" office:value-type="float" office:value="342.657778926501" calcext:value-type="float">
            <text:p>342.657778926501</text:p>
          </table:table-cell>
          <table:table-cell table:formula="of:=[.$D204]/[.$J204]" office:value-type="float" office:value="0.645458495740995" calcext:value-type="float">
            <text:p>0.645458495740995</text:p>
          </table:table-cell>
          <table:table-cell table:formula="of:=299792.458/[.$A204]" office:value-type="float" office:value="515.107316151203" calcext:value-type="float">
            <text:p>515.107316151203</text:p>
          </table:table-cell>
          <table:table-cell table:formula="of:=299792.458/[.$E204]" office:value-type="float" office:value="515.550228718831" calcext:value-type="float">
            <text:p>515.550228718831</text:p>
          </table:table-cell>
          <table:table-cell table:formula="of:=299792.458/[.$F204]" office:value-type="float" office:value="514.665163948498" calcext:value-type="float">
            <text:p>514.665163948498</text:p>
          </table:table-cell>
          <table:table-cell table:formula="of:=[.$O204]-[.$P204]" office:value-type="float" office:value="0.885064770332747" calcext:value-type="float">
            <text:p>0.885064770332747</text:p>
          </table:table-cell>
          <table:table-cell table:formula="of:=[.$B204]/[.$Q204]" office:value-type="float" office:value="1.06523277346758" calcext:value-type="float">
            <text:p>1.06523277346758</text:p>
          </table:table-cell>
          <table:table-cell table:formula="of:=[.$C204]/[.$Q204]" office:value-type="float" office:value="0.959703773635303" calcext:value-type="float">
            <text:p>0.959703773635303</text:p>
          </table:table-cell>
          <table:table-cell table:formula="of:=[.$D204]/[.$Q204]" office:value-type="float" office:value="0.00180777729905402" calcext:value-type="float">
            <text:p>0.00180777729905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0015" calcext:value-type="float">
            <text:p>0.0015</text:p>
          </table:table-cell>
          <table:table-cell table:formula="of:=[.$A205]-0.5" office:value-type="float" office:value="582.5" calcext:value-type="float">
            <text:p>582.5</text:p>
          </table:table-cell>
          <table:table-cell table:formula="of:=[.$A205]+0.5" office:value-type="float" office:value="583.5" calcext:value-type="float">
            <text:p>583.5</text:p>
          </table:table-cell>
          <table:table-cell table:formula="of:=LOG([.$A205];2)-8" office:value-type="float" office:value="1.1873520732005" calcext:value-type="float">
            <text:p>1.1873520732005</text:p>
          </table:table-cell>
          <table:table-cell table:formula="of:=LOG([.$E205];2)-8" office:value-type="float" office:value="1.18611423954164" calcext:value-type="float">
            <text:p>1.18611423954164</text:p>
          </table:table-cell>
          <table:table-cell table:formula="of:=LOG([.$F205];2)-8" office:value-type="float" office:value="1.18858884570735" calcext:value-type="float">
            <text:p>1.18858884570735</text:p>
          </table:table-cell>
          <table:table-cell table:formula="of:=[.$I205]-[.$H205]" office:value-type="float" office:value="0.00247460616570727" calcext:value-type="float">
            <text:p>0.002474606165707</text:p>
          </table:table-cell>
          <table:table-cell table:formula="of:=[.$B205]/[.$J205]" office:value-type="float" office:value="386.041226777177" calcext:value-type="float">
            <text:p>386.041226777177</text:p>
          </table:table-cell>
          <table:table-cell table:formula="of:=[.$C205]/[.$J205]" office:value-type="float" office:value="338.882207448278" calcext:value-type="float">
            <text:p>338.882207448278</text:p>
          </table:table-cell>
          <table:table-cell table:formula="of:=[.$D205]/[.$J205]" office:value-type="float" office:value="0.606157060782754" calcext:value-type="float">
            <text:p>0.606157060782754</text:p>
          </table:table-cell>
          <table:table-cell table:formula="of:=299792.458/[.$A205]" office:value-type="float" office:value="514.223770154374" calcext:value-type="float">
            <text:p>514.223770154374</text:p>
          </table:table-cell>
          <table:table-cell table:formula="of:=299792.458/[.$E205]" office:value-type="float" office:value="514.665163948498" calcext:value-type="float">
            <text:p>514.665163948498</text:p>
          </table:table-cell>
          <table:table-cell table:formula="of:=299792.458/[.$F205]" office:value-type="float" office:value="513.783132819195" calcext:value-type="float">
            <text:p>513.783132819195</text:p>
          </table:table-cell>
          <table:table-cell table:formula="of:=[.$O205]-[.$P205]" office:value-type="float" office:value="0.8820311293033" calcext:value-type="float">
            <text:p>0.8820311293033</text:p>
          </table:table-cell>
          <table:table-cell table:formula="of:=[.$B205]/[.$Q205]" office:value-type="float" office:value="1.08306835015514" calcext:value-type="float">
            <text:p>1.08306835015514</text:p>
          </table:table-cell>
          <table:table-cell table:formula="of:=[.$C205]/[.$Q205]" office:value-type="float" office:value="0.950760094671936" calcext:value-type="float">
            <text:p>0.950760094671936</text:p>
          </table:table-cell>
          <table:table-cell table:formula="of:=[.$D205]/[.$Q205]" office:value-type="float" office:value="0.00170062025042679" calcext:value-type="float">
            <text:p>0.00170062025042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9672" calcext:value-type="float">
            <text:p>0.9672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0015" calcext:value-type="float">
            <text:p>0.0015</text:p>
          </table:table-cell>
          <table:table-cell table:formula="of:=[.$A206]-0.5" office:value-type="float" office:value="583.5" calcext:value-type="float">
            <text:p>583.5</text:p>
          </table:table-cell>
          <table:table-cell table:formula="of:=[.$A206]+0.5" office:value-type="float" office:value="584.5" calcext:value-type="float">
            <text:p>584.5</text:p>
          </table:table-cell>
          <table:table-cell table:formula="of:=LOG([.$A206];2)-8" office:value-type="float" office:value="1.18982455888002" calcext:value-type="float">
            <text:p>1.18982455888002</text:p>
          </table:table-cell>
          <table:table-cell table:formula="of:=LOG([.$E206];2)-8" office:value-type="float" office:value="1.18858884570735" calcext:value-type="float">
            <text:p>1.18858884570735</text:p>
          </table:table-cell>
          <table:table-cell table:formula="of:=LOG([.$F206];2)-8" office:value-type="float" office:value="1.19105921453166" calcext:value-type="float">
            <text:p>1.19105921453166</text:p>
          </table:table-cell>
          <table:table-cell table:formula="of:=[.$I206]-[.$H206]" office:value-type="float" office:value="0.00247036882430862" calcext:value-type="float">
            <text:p>0.002470368824309</text:p>
          </table:table-cell>
          <table:table-cell table:formula="of:=[.$B206]/[.$J206]" office:value-type="float" office:value="391.520484910057" calcext:value-type="float">
            <text:p>391.520484910057</text:p>
          </table:table-cell>
          <table:table-cell table:formula="of:=[.$C206]/[.$J206]" office:value-type="float" office:value="335.010704416422" calcext:value-type="float">
            <text:p>335.010704416422</text:p>
          </table:table-cell>
          <table:table-cell table:formula="of:=[.$D206]/[.$J206]" office:value-type="float" office:value="0.607196781808402" calcext:value-type="float">
            <text:p>0.607196781808402</text:p>
          </table:table-cell>
          <table:table-cell table:formula="of:=299792.458/[.$A206]" office:value-type="float" office:value="513.34325" calcext:value-type="float">
            <text:p>513.34325</text:p>
          </table:table-cell>
          <table:table-cell table:formula="of:=299792.458/[.$E206]" office:value-type="float" office:value="513.783132819195" calcext:value-type="float">
            <text:p>513.783132819195</text:p>
          </table:table-cell>
          <table:table-cell table:formula="of:=299792.458/[.$F206]" office:value-type="float" office:value="512.904119760479" calcext:value-type="float">
            <text:p>512.904119760479</text:p>
          </table:table-cell>
          <table:table-cell table:formula="of:=[.$O206]-[.$P206]" office:value-type="float" office:value="0.879013058715486" calcext:value-type="float">
            <text:p>0.879013058715486</text:p>
          </table:table-cell>
          <table:table-cell table:formula="of:=[.$B206]/[.$Q206]" office:value-type="float" office:value="1.10032495013599" calcext:value-type="float">
            <text:p>1.10032495013599</text:p>
          </table:table-cell>
          <table:table-cell table:formula="of:=[.$C206]/[.$Q206]" office:value-type="float" office:value="0.941510472221406" calcext:value-type="float">
            <text:p>0.941510472221406</text:p>
          </table:table-cell>
          <table:table-cell table:formula="of:=[.$D206]/[.$Q206]" office:value-type="float" office:value="0.00170645928991313" calcext:value-type="float">
            <text:p>0.00170645928991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0014" calcext:value-type="float">
            <text:p>0.0014</text:p>
          </table:table-cell>
          <table:table-cell table:formula="of:=[.$A207]-0.5" office:value-type="float" office:value="584.5" calcext:value-type="float">
            <text:p>584.5</text:p>
          </table:table-cell>
          <table:table-cell table:formula="of:=[.$A207]+0.5" office:value-type="float" office:value="585.5" calcext:value-type="float">
            <text:p>585.5</text:p>
          </table:table-cell>
          <table:table-cell table:formula="of:=LOG([.$A207];2)-8" office:value-type="float" office:value="1.19229281447077" calcext:value-type="float">
            <text:p>1.19229281447077</text:p>
          </table:table-cell>
          <table:table-cell table:formula="of:=LOG([.$E207];2)-8" office:value-type="float" office:value="1.19105921453166" calcext:value-type="float">
            <text:p>1.19105921453166</text:p>
          </table:table-cell>
          <table:table-cell table:formula="of:=LOG([.$F207];2)-8" office:value-type="float" office:value="1.19352536050122" calcext:value-type="float">
            <text:p>1.19352536050122</text:p>
          </table:table-cell>
          <table:table-cell table:formula="of:=[.$I207]-[.$H207]" office:value-type="float" office:value="0.0024661459695583" calcext:value-type="float">
            <text:p>0.002466145969558</text:p>
          </table:table-cell>
          <table:table-cell table:formula="of:=[.$B207]/[.$J207]" office:value-type="float" office:value="396.813494448292" calcext:value-type="float">
            <text:p>396.813494448292</text:p>
          </table:table-cell>
          <table:table-cell table:formula="of:=[.$C207]/[.$J207]" office:value-type="float" office:value="331.002304841755" calcext:value-type="float">
            <text:p>331.002304841755</text:p>
          </table:table-cell>
          <table:table-cell table:formula="of:=[.$D207]/[.$J207]" office:value-type="float" office:value="0.567687402644195" calcext:value-type="float">
            <text:p>0.567687402644195</text:p>
          </table:table-cell>
          <table:table-cell table:formula="of:=299792.458/[.$A207]" office:value-type="float" office:value="512.46574017094" calcext:value-type="float">
            <text:p>512.46574017094</text:p>
          </table:table-cell>
          <table:table-cell table:formula="of:=299792.458/[.$E207]" office:value-type="float" office:value="512.904119760479" calcext:value-type="float">
            <text:p>512.904119760479</text:p>
          </table:table-cell>
          <table:table-cell table:formula="of:=299792.458/[.$F207]" office:value-type="float" office:value="512.028109308284" calcext:value-type="float">
            <text:p>512.028109308284</text:p>
          </table:table-cell>
          <table:table-cell table:formula="of:=[.$O207]-[.$P207]" office:value-type="float" office:value="0.876010452195487" calcext:value-type="float">
            <text:p>0.876010452195487</text:p>
          </table:table-cell>
          <table:table-cell table:formula="of:=[.$B207]/[.$Q207]" office:value-type="float" office:value="1.11710995861682" calcext:value-type="float">
            <text:p>1.11710995861682</text:p>
          </table:table-cell>
          <table:table-cell table:formula="of:=[.$C207]/[.$Q207]" office:value-type="float" office:value="0.93183819662672" calcext:value-type="float">
            <text:p>0.93183819662672</text:p>
          </table:table-cell>
          <table:table-cell table:formula="of:=[.$D207]/[.$Q207]" office:value-type="float" office:value="0.00159815444723436" calcext:value-type="float">
            <text:p>0.00159815444723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0013" calcext:value-type="float">
            <text:p>0.0013</text:p>
          </table:table-cell>
          <table:table-cell table:formula="of:=[.$A208]-0.5" office:value-type="float" office:value="585.5" calcext:value-type="float">
            <text:p>585.5</text:p>
          </table:table-cell>
          <table:table-cell table:formula="of:=[.$A208]+0.5" office:value-type="float" office:value="586.5" calcext:value-type="float">
            <text:p>586.5</text:p>
          </table:table-cell>
          <table:table-cell table:formula="of:=LOG([.$A208];2)-8" office:value-type="float" office:value="1.19475685442225" calcext:value-type="float">
            <text:p>1.19475685442225</text:p>
          </table:table-cell>
          <table:table-cell table:formula="of:=LOG([.$E208];2)-8" office:value-type="float" office:value="1.19352536050122" calcext:value-type="float">
            <text:p>1.19352536050122</text:p>
          </table:table-cell>
          <table:table-cell table:formula="of:=LOG([.$F208];2)-8" office:value-type="float" office:value="1.19598729802851" calcext:value-type="float">
            <text:p>1.19598729802851</text:p>
          </table:table-cell>
          <table:table-cell table:formula="of:=[.$I208]-[.$H208]" office:value-type="float" office:value="0.0024619375272934" calcext:value-type="float">
            <text:p>0.002461937527293</text:p>
          </table:table-cell>
          <table:table-cell table:formula="of:=[.$B208]/[.$J208]" office:value-type="float" office:value="401.878597255766" calcext:value-type="float">
            <text:p>401.878597255766</text:p>
          </table:table-cell>
          <table:table-cell table:formula="of:=[.$C208]/[.$J208]" office:value-type="float" office:value="326.897003306489" calcext:value-type="float">
            <text:p>326.897003306489</text:p>
          </table:table-cell>
          <table:table-cell table:formula="of:=[.$D208]/[.$J208]" office:value-type="float" office:value="0.528039394008991" calcext:value-type="float">
            <text:p>0.528039394008991</text:p>
          </table:table-cell>
          <table:table-cell table:formula="of:=299792.458/[.$A208]" office:value-type="float" office:value="511.591225255973" calcext:value-type="float">
            <text:p>511.591225255973</text:p>
          </table:table-cell>
          <table:table-cell table:formula="of:=299792.458/[.$E208]" office:value-type="float" office:value="512.028109308284" calcext:value-type="float">
            <text:p>512.028109308284</text:p>
          </table:table-cell>
          <table:table-cell table:formula="of:=299792.458/[.$F208]" office:value-type="float" office:value="511.155086104007" calcext:value-type="float">
            <text:p>511.155086104007</text:p>
          </table:table-cell>
          <table:table-cell table:formula="of:=[.$O208]-[.$P208]" office:value-type="float" office:value="0.873023204276763" calcext:value-type="float">
            <text:p>0.873023204276763</text:p>
          </table:table-cell>
          <table:table-cell table:formula="of:=[.$B208]/[.$Q208]" office:value-type="float" office:value="1.1333032102161" calcext:value-type="float">
            <text:p>1.1333032102161</text:p>
          </table:table-cell>
          <table:table-cell table:formula="of:=[.$C208]/[.$Q208]" office:value-type="float" office:value="0.921854076795954" calcext:value-type="float">
            <text:p>0.921854076795954</text:p>
          </table:table-cell>
          <table:table-cell table:formula="of:=[.$D208]/[.$Q208]" office:value-type="float" office:value="0.00148907840436722" calcext:value-type="float">
            <text:p>0.00148907840436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7931" calcext:value-type="float">
            <text:p>0.7931</text:p>
          </table:table-cell>
          <table:table-cell office:value-type="float" office:value="0.0013" calcext:value-type="float">
            <text:p>0.0013</text:p>
          </table:table-cell>
          <table:table-cell table:formula="of:=[.$A209]-0.5" office:value-type="float" office:value="586.5" calcext:value-type="float">
            <text:p>586.5</text:p>
          </table:table-cell>
          <table:table-cell table:formula="of:=[.$A209]+0.5" office:value-type="float" office:value="587.5" calcext:value-type="float">
            <text:p>587.5</text:p>
          </table:table-cell>
          <table:table-cell table:formula="of:=LOG([.$A209];2)-8" office:value-type="float" office:value="1.19721669311005" calcext:value-type="float">
            <text:p>1.19721669311005</text:p>
          </table:table-cell>
          <table:table-cell table:formula="of:=LOG([.$E209];2)-8" office:value-type="float" office:value="1.19598729802851" calcext:value-type="float">
            <text:p>1.19598729802851</text:p>
          </table:table-cell>
          <table:table-cell table:formula="of:=LOG([.$F209];2)-8" office:value-type="float" office:value="1.19844504145236" calcext:value-type="float">
            <text:p>1.19844504145236</text:p>
          </table:table-cell>
          <table:table-cell table:formula="of:=[.$I209]-[.$H209]" office:value-type="float" office:value="0.00245774342385374" calcext:value-type="float">
            <text:p>0.002457743423854</text:p>
          </table:table-cell>
          <table:table-cell table:formula="of:=[.$B209]/[.$J209]" office:value-type="float" office:value="406.714545667516" calcext:value-type="float">
            <text:p>406.714545667516</text:p>
          </table:table-cell>
          <table:table-cell table:formula="of:=[.$C209]/[.$J209]" office:value-type="float" office:value="322.694383922476" calcext:value-type="float">
            <text:p>322.694383922476</text:p>
          </table:table-cell>
          <table:table-cell table:formula="of:=[.$D209]/[.$J209]" office:value-type="float" office:value="0.528940485561996" calcext:value-type="float">
            <text:p>0.528940485561996</text:p>
          </table:table-cell>
          <table:table-cell table:formula="of:=299792.458/[.$A209]" office:value-type="float" office:value="510.719689948893" calcext:value-type="float">
            <text:p>510.719689948893</text:p>
          </table:table-cell>
          <table:table-cell table:formula="of:=299792.458/[.$E209]" office:value-type="float" office:value="511.155086104007" calcext:value-type="float">
            <text:p>511.155086104007</text:p>
          </table:table-cell>
          <table:table-cell table:formula="of:=299792.458/[.$F209]" office:value-type="float" office:value="510.285034893617" calcext:value-type="float">
            <text:p>510.285034893617</text:p>
          </table:table-cell>
          <table:table-cell table:formula="of:=[.$O209]-[.$P209]" office:value-type="float" office:value="0.870051210389818" calcext:value-type="float">
            <text:p>0.870051210389818</text:p>
          </table:table-cell>
          <table:table-cell table:formula="of:=[.$B209]/[.$Q209]" office:value-type="float" office:value="1.14889789021975" calcext:value-type="float">
            <text:p>1.14889789021975</text:p>
          </table:table-cell>
          <table:table-cell table:formula="of:=[.$C209]/[.$Q209]" office:value-type="float" office:value="0.911555538948862" calcext:value-type="float">
            <text:p>0.911555538948862</text:p>
          </table:table-cell>
          <table:table-cell table:formula="of:=[.$D209]/[.$Q209]" office:value-type="float" office:value="0.00149416492325498" calcext:value-type="float">
            <text:p>0.00149416492325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0091" calcext:value-type="float">
            <text:p>1.0091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0012" calcext:value-type="float">
            <text:p>0.0012</text:p>
          </table:table-cell>
          <table:table-cell table:formula="of:=[.$A210]-0.5" office:value-type="float" office:value="587.5" calcext:value-type="float">
            <text:p>587.5</text:p>
          </table:table-cell>
          <table:table-cell table:formula="of:=[.$A210]+0.5" office:value-type="float" office:value="588.5" calcext:value-type="float">
            <text:p>588.5</text:p>
          </table:table-cell>
          <table:table-cell table:formula="of:=LOG([.$A210];2)-8" office:value-type="float" office:value="1.19967234483637" calcext:value-type="float">
            <text:p>1.19967234483637</text:p>
          </table:table-cell>
          <table:table-cell table:formula="of:=LOG([.$E210];2)-8" office:value-type="float" office:value="1.19844504145236" calcext:value-type="float">
            <text:p>1.19844504145236</text:p>
          </table:table-cell>
          <table:table-cell table:formula="of:=LOG([.$F210];2)-8" office:value-type="float" office:value="1.20089860503844" calcext:value-type="float">
            <text:p>1.20089860503844</text:p>
          </table:table-cell>
          <table:table-cell table:formula="of:=[.$I210]-[.$H210]" office:value-type="float" office:value="0.00245356358608184" calcext:value-type="float">
            <text:p>0.002453563586082</text:p>
          </table:table-cell>
          <table:table-cell table:formula="of:=[.$B210]/[.$J210]" office:value-type="float" office:value="411.279334973934" calcext:value-type="float">
            <text:p>411.279334973934</text:p>
          </table:table-cell>
          <table:table-cell table:formula="of:=[.$C210]/[.$J210]" office:value-type="float" office:value="318.394030801345" calcext:value-type="float">
            <text:p>318.394030801345</text:p>
          </table:table-cell>
          <table:table-cell table:formula="of:=[.$D210]/[.$J210]" office:value-type="float" office:value="0.48908453272096" calcext:value-type="float">
            <text:p>0.48908453272096</text:p>
          </table:table-cell>
          <table:table-cell table:formula="of:=299792.458/[.$A210]" office:value-type="float" office:value="509.851119047619" calcext:value-type="float">
            <text:p>509.851119047619</text:p>
          </table:table-cell>
          <table:table-cell table:formula="of:=299792.458/[.$E210]" office:value-type="float" office:value="510.285034893617" calcext:value-type="float">
            <text:p>510.285034893617</text:p>
          </table:table-cell>
          <table:table-cell table:formula="of:=299792.458/[.$F210]" office:value-type="float" office:value="509.417940526763" calcext:value-type="float">
            <text:p>509.417940526763</text:p>
          </table:table-cell>
          <table:table-cell table:formula="of:=[.$O210]-[.$P210]" office:value-type="float" office:value="0.867094366854019" calcext:value-type="float">
            <text:p>0.867094366854019</text:p>
          </table:table-cell>
          <table:table-cell table:formula="of:=[.$B210]/[.$Q210]" office:value-type="float" office:value="1.16377183219539" calcext:value-type="float">
            <text:p>1.16377183219539</text:p>
          </table:table-cell>
          <table:table-cell table:formula="of:=[.$C210]/[.$Q210]" office:value-type="float" office:value="0.900940001299213" calcext:value-type="float">
            <text:p>0.900940001299213</text:p>
          </table:table-cell>
          <table:table-cell table:formula="of:=[.$D210]/[.$Q210]" office:value-type="float" office:value="0.00138393241367007" calcext:value-type="float">
            <text:p>0.0013839324136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0181" calcext:value-type="float">
            <text:p>1.0181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0012" calcext:value-type="float">
            <text:p>0.0012</text:p>
          </table:table-cell>
          <table:table-cell table:formula="of:=[.$A211]-0.5" office:value-type="float" office:value="588.5" calcext:value-type="float">
            <text:p>588.5</text:p>
          </table:table-cell>
          <table:table-cell table:formula="of:=[.$A211]+0.5" office:value-type="float" office:value="589.5" calcext:value-type="float">
            <text:p>589.5</text:p>
          </table:table-cell>
          <table:table-cell table:formula="of:=LOG([.$A211];2)-8" office:value-type="float" office:value="1.20212382383046" calcext:value-type="float">
            <text:p>1.20212382383046</text:p>
          </table:table-cell>
          <table:table-cell table:formula="of:=LOG([.$E211];2)-8" office:value-type="float" office:value="1.20089860503844" calcext:value-type="float">
            <text:p>1.20089860503844</text:p>
          </table:table-cell>
          <table:table-cell table:formula="of:=LOG([.$F211];2)-8" office:value-type="float" office:value="1.20334800297976" calcext:value-type="float">
            <text:p>1.20334800297976</text:p>
          </table:table-cell>
          <table:table-cell table:formula="of:=[.$I211]-[.$H211]" office:value-type="float" office:value="0.00244939794131938" calcext:value-type="float">
            <text:p>0.002449397941319</text:p>
          </table:table-cell>
          <table:table-cell table:formula="of:=[.$B211]/[.$J211]" office:value-type="float" office:value="415.653162283462" calcext:value-type="float">
            <text:p>415.653162283462</text:p>
          </table:table-cell>
          <table:table-cell table:formula="of:=[.$C211]/[.$J211]" office:value-type="float" office:value="314.036354413554" calcext:value-type="float">
            <text:p>314.036354413554</text:p>
          </table:table-cell>
          <table:table-cell table:formula="of:=[.$D211]/[.$J211]" office:value-type="float" office:value="0.489916309537525" calcext:value-type="float">
            <text:p>0.489916309537525</text:p>
          </table:table-cell>
          <table:table-cell table:formula="of:=299792.458/[.$A211]" office:value-type="float" office:value="508.985497453311" calcext:value-type="float">
            <text:p>508.985497453311</text:p>
          </table:table-cell>
          <table:table-cell table:formula="of:=299792.458/[.$E211]" office:value-type="float" office:value="509.417940526763" calcext:value-type="float">
            <text:p>509.417940526763</text:p>
          </table:table-cell>
          <table:table-cell table:formula="of:=299792.458/[.$F211]" office:value-type="float" office:value="508.553787955895" calcext:value-type="float">
            <text:p>508.553787955895</text:p>
          </table:table-cell>
          <table:table-cell table:formula="of:=[.$O211]-[.$P211]" office:value-type="float" office:value="0.864152570868157" calcext:value-type="float">
            <text:p>0.864152570868157</text:p>
          </table:table-cell>
          <table:table-cell table:formula="of:=[.$B211]/[.$Q211]" office:value-type="float" office:value="1.17814843619244" calcext:value-type="float">
            <text:p>1.17814843619244</text:p>
          </table:table-cell>
          <table:table-cell table:formula="of:=[.$C211]/[.$Q211]" office:value-type="float" office:value="0.890120594361289" calcext:value-type="float">
            <text:p>0.890120594361289</text:p>
          </table:table-cell>
          <table:table-cell table:formula="of:=[.$D211]/[.$Q211]" office:value-type="float" office:value="0.00138864367295053" calcext:value-type="float">
            <text:p>0.00138864367295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0263" calcext:value-type="float">
            <text:p>1.0263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11" calcext:value-type="float">
            <text:p>0.0011</text:p>
          </table:table-cell>
          <table:table-cell table:formula="of:=[.$A212]-0.5" office:value-type="float" office:value="589.5" calcext:value-type="float">
            <text:p>589.5</text:p>
          </table:table-cell>
          <table:table-cell table:formula="of:=[.$A212]+0.5" office:value-type="float" office:value="590.5" calcext:value-type="float">
            <text:p>590.5</text:p>
          </table:table-cell>
          <table:table-cell table:formula="of:=LOG([.$A212];2)-8" office:value-type="float" office:value="1.2045711442492" calcext:value-type="float">
            <text:p>1.2045711442492</text:p>
          </table:table-cell>
          <table:table-cell table:formula="of:=LOG([.$E212];2)-8" office:value-type="float" office:value="1.20334800297976" calcext:value-type="float">
            <text:p>1.20334800297976</text:p>
          </table:table-cell>
          <table:table-cell table:formula="of:=LOG([.$F212];2)-8" office:value-type="float" office:value="1.20579324939716" calcext:value-type="float">
            <text:p>1.20579324939716</text:p>
          </table:table-cell>
          <table:table-cell table:formula="of:=[.$I212]-[.$H212]" office:value-type="float" office:value="0.00244524641739297" calcext:value-type="float">
            <text:p>0.002445246417393</text:p>
          </table:table-cell>
          <table:table-cell table:formula="of:=[.$B212]/[.$J212]" office:value-type="float" office:value="419.712300854408" calcext:value-type="float">
            <text:p>419.712300854408</text:p>
          </table:table-cell>
          <table:table-cell table:formula="of:=[.$C212]/[.$J212]" office:value-type="float" office:value="309.580251141759" calcext:value-type="float">
            <text:p>309.580251141759</text:p>
          </table:table-cell>
          <table:table-cell table:formula="of:=[.$D212]/[.$J212]" office:value-type="float" office:value="0.449852412491327" calcext:value-type="float">
            <text:p>0.449852412491327</text:p>
          </table:table-cell>
          <table:table-cell table:formula="of:=299792.458/[.$A212]" office:value-type="float" office:value="508.122810169492" calcext:value-type="float">
            <text:p>508.122810169492</text:p>
          </table:table-cell>
          <table:table-cell table:formula="of:=299792.458/[.$E212]" office:value-type="float" office:value="508.553787955895" calcext:value-type="float">
            <text:p>508.553787955895</text:p>
          </table:table-cell>
          <table:table-cell table:formula="of:=299792.458/[.$F212]" office:value-type="float" office:value="507.692562235394" calcext:value-type="float">
            <text:p>507.692562235394</text:p>
          </table:table-cell>
          <table:table-cell table:formula="of:=[.$O212]-[.$P212]" office:value-type="float" office:value="0.861225720501068" calcext:value-type="float">
            <text:p>0.861225720501068</text:p>
          </table:table-cell>
          <table:table-cell table:formula="of:=[.$B212]/[.$Q212]" office:value-type="float" office:value="1.19167365252734" calcext:value-type="float">
            <text:p>1.19167365252734</text:p>
          </table:table-cell>
          <table:table-cell table:formula="of:=[.$C212]/[.$Q212]" office:value-type="float" office:value="0.878979786576243" calcext:value-type="float">
            <text:p>0.878979786576243</text:p>
          </table:table-cell>
          <table:table-cell table:formula="of:=[.$D212]/[.$Q212]" office:value-type="float" office:value="0.00127724935962202" calcext:value-type="float">
            <text:p>0.00127724935962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034" calcext:value-type="float">
            <text:p>1.034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0011" calcext:value-type="float">
            <text:p>0.0011</text:p>
          </table:table-cell>
          <table:table-cell table:formula="of:=[.$A213]-0.5" office:value-type="float" office:value="590.5" calcext:value-type="float">
            <text:p>590.5</text:p>
          </table:table-cell>
          <table:table-cell table:formula="of:=[.$A213]+0.5" office:value-type="float" office:value="591.5" calcext:value-type="float">
            <text:p>591.5</text:p>
          </table:table-cell>
          <table:table-cell table:formula="of:=LOG([.$A213];2)-8" office:value-type="float" office:value="1.20701432017753" calcext:value-type="float">
            <text:p>1.20701432017753</text:p>
          </table:table-cell>
          <table:table-cell table:formula="of:=LOG([.$E213];2)-8" office:value-type="float" office:value="1.20579324939716" calcext:value-type="float">
            <text:p>1.20579324939716</text:p>
          </table:table-cell>
          <table:table-cell table:formula="of:=LOG([.$F213];2)-8" office:value-type="float" office:value="1.20823435833979" calcext:value-type="float">
            <text:p>1.20823435833979</text:p>
          </table:table-cell>
          <table:table-cell table:formula="of:=[.$I213]-[.$H213]" office:value-type="float" office:value="0.00244110894263194" calcext:value-type="float">
            <text:p>0.002441108942632</text:p>
          </table:table-cell>
          <table:table-cell table:formula="of:=[.$B213]/[.$J213]" office:value-type="float" office:value="423.577982097418" calcext:value-type="float">
            <text:p>423.577982097418</text:p>
          </table:table-cell>
          <table:table-cell table:formula="of:=[.$C213]/[.$J213]" office:value-type="float" office:value="305.107235073653" calcext:value-type="float">
            <text:p>305.107235073653</text:p>
          </table:table-cell>
          <table:table-cell table:formula="of:=[.$D213]/[.$J213]" office:value-type="float" office:value="0.450614874571721" calcext:value-type="float">
            <text:p>0.450614874571721</text:p>
          </table:table-cell>
          <table:table-cell table:formula="of:=299792.458/[.$A213]" office:value-type="float" office:value="507.263042301184" calcext:value-type="float">
            <text:p>507.263042301184</text:p>
          </table:table-cell>
          <table:table-cell table:formula="of:=299792.458/[.$E213]" office:value-type="float" office:value="507.692562235394" calcext:value-type="float">
            <text:p>507.692562235394</text:p>
          </table:table-cell>
          <table:table-cell table:formula="of:=299792.458/[.$F213]" office:value-type="float" office:value="506.83424852071" calcext:value-type="float">
            <text:p>506.83424852071</text:p>
          </table:table-cell>
          <table:table-cell table:formula="of:=[.$O213]-[.$P213]" office:value-type="float" office:value="0.858313714683675" calcext:value-type="float">
            <text:p>0.858313714683675</text:p>
          </table:table-cell>
          <table:table-cell table:formula="of:=[.$B213]/[.$Q213]" office:value-type="float" office:value="1.20468772933574" calcext:value-type="float">
            <text:p>1.20468772933574</text:p>
          </table:table-cell>
          <table:table-cell table:formula="of:=[.$C213]/[.$Q213]" office:value-type="float" office:value="0.867747989177233" calcext:value-type="float">
            <text:p>0.867747989177233</text:p>
          </table:table-cell>
          <table:table-cell table:formula="of:=[.$D213]/[.$Q213]" office:value-type="float" office:value="0.0012815826907827" calcext:value-type="float">
            <text:p>0.00128158269078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041" calcext:value-type="float">
            <text:p>1.041</text:p>
          </table:table-cell>
          <table:table-cell office:value-type="float" office:value="0.7324" calcext:value-type="float">
            <text:p>0.7324</text:p>
          </table:table-cell>
          <table:table-cell office:value-type="float" office:value="0.0011" calcext:value-type="float">
            <text:p>0.0011</text:p>
          </table:table-cell>
          <table:table-cell table:formula="of:=[.$A214]-0.5" office:value-type="float" office:value="591.5" calcext:value-type="float">
            <text:p>591.5</text:p>
          </table:table-cell>
          <table:table-cell table:formula="of:=[.$A214]+0.5" office:value-type="float" office:value="592.5" calcext:value-type="float">
            <text:p>592.5</text:p>
          </table:table-cell>
          <table:table-cell table:formula="of:=LOG([.$A214];2)-8" office:value-type="float" office:value="1.20945336562895" calcext:value-type="float">
            <text:p>1.20945336562895</text:p>
          </table:table-cell>
          <table:table-cell table:formula="of:=LOG([.$E214];2)-8" office:value-type="float" office:value="1.20823435833979" calcext:value-type="float">
            <text:p>1.20823435833979</text:p>
          </table:table-cell>
          <table:table-cell table:formula="of:=LOG([.$F214];2)-8" office:value-type="float" office:value="1.21067134378562" calcext:value-type="float">
            <text:p>1.21067134378562</text:p>
          </table:table-cell>
          <table:table-cell table:formula="of:=[.$I214]-[.$H214]" office:value-type="float" office:value="0.00243698544583282" calcext:value-type="float">
            <text:p>0.002436985445833</text:p>
          </table:table-cell>
          <table:table-cell table:formula="of:=[.$B214]/[.$J214]" office:value-type="float" office:value="427.167097686235" calcext:value-type="float">
            <text:p>427.167097686235</text:p>
          </table:table-cell>
          <table:table-cell table:formula="of:=[.$C214]/[.$J214]" office:value-type="float" office:value="300.535237603649" calcext:value-type="float">
            <text:p>300.535237603649</text:p>
          </table:table-cell>
          <table:table-cell table:formula="of:=[.$D214]/[.$J214]" office:value-type="float" office:value="0.451377336652121" calcext:value-type="float">
            <text:p>0.451377336652121</text:p>
          </table:table-cell>
          <table:table-cell table:formula="of:=299792.458/[.$A214]" office:value-type="float" office:value="506.406179054054" calcext:value-type="float">
            <text:p>506.406179054054</text:p>
          </table:table-cell>
          <table:table-cell table:formula="of:=299792.458/[.$E214]" office:value-type="float" office:value="506.83424852071" calcext:value-type="float">
            <text:p>506.83424852071</text:p>
          </table:table-cell>
          <table:table-cell table:formula="of:=299792.458/[.$F214]" office:value-type="float" office:value="505.978832067511" calcext:value-type="float">
            <text:p>505.978832067511</text:p>
          </table:table-cell>
          <table:table-cell table:formula="of:=[.$O214]-[.$P214]" office:value-type="float" office:value="0.855416453199553" calcext:value-type="float">
            <text:p>0.855416453199553</text:p>
          </table:table-cell>
          <table:table-cell table:formula="of:=[.$B214]/[.$Q214]" office:value-type="float" office:value="1.21695110738904" calcext:value-type="float">
            <text:p>1.21695110738904</text:p>
          </table:table-cell>
          <table:table-cell table:formula="of:=[.$C214]/[.$Q214]" office:value-type="float" office:value="0.856191153748062" calcext:value-type="float">
            <text:p>0.856191153748062</text:p>
          </table:table-cell>
          <table:table-cell table:formula="of:=[.$D214]/[.$Q214]" office:value-type="float" office:value="0.00128592336035345" calcext:value-type="float">
            <text:p>0.00128592336035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0471" calcext:value-type="float">
            <text:p>1.0471</text:p>
          </table:table-cell>
          <table:table-cell office:value-type="float" office:value="0.72" calcext:value-type="float">
            <text:p>0.72</text:p>
          </table:table-cell>
          <table:table-cell office:value-type="float" office:value="0.001" calcext:value-type="float">
            <text:p>0.001</text:p>
          </table:table-cell>
          <table:table-cell table:formula="of:=[.$A215]-0.5" office:value-type="float" office:value="592.5" calcext:value-type="float">
            <text:p>592.5</text:p>
          </table:table-cell>
          <table:table-cell table:formula="of:=[.$A215]+0.5" office:value-type="float" office:value="593.5" calcext:value-type="float">
            <text:p>593.5</text:p>
          </table:table-cell>
          <table:table-cell table:formula="of:=LOG([.$A215];2)-8" office:value-type="float" office:value="1.211888294546" calcext:value-type="float">
            <text:p>1.211888294546</text:p>
          </table:table-cell>
          <table:table-cell table:formula="of:=LOG([.$E215];2)-8" office:value-type="float" office:value="1.21067134378562" calcext:value-type="float">
            <text:p>1.21067134378562</text:p>
          </table:table-cell>
          <table:table-cell table:formula="of:=LOG([.$F215];2)-8" office:value-type="float" office:value="1.21310421964191" calcext:value-type="float">
            <text:p>1.21310421964191</text:p>
          </table:table-cell>
          <table:table-cell table:formula="of:=[.$I215]-[.$H215]" office:value-type="float" office:value="0.00243287585628593" calcext:value-type="float">
            <text:p>0.002432875856286</text:p>
          </table:table-cell>
          <table:table-cell table:formula="of:=[.$B215]/[.$J215]" office:value-type="float" office:value="430.395984774381" calcext:value-type="float">
            <text:p>430.395984774381</text:p>
          </table:table-cell>
          <table:table-cell table:formula="of:=[.$C215]/[.$J215]" office:value-type="float" office:value="295.946050078841" calcext:value-type="float">
            <text:p>295.946050078841</text:p>
          </table:table-cell>
          <table:table-cell table:formula="of:=[.$D215]/[.$J215]" office:value-type="float" office:value="0.411036180665057" calcext:value-type="float">
            <text:p>0.411036180665057</text:p>
          </table:table-cell>
          <table:table-cell table:formula="of:=299792.458/[.$A215]" office:value-type="float" office:value="505.552205733558" calcext:value-type="float">
            <text:p>505.552205733558</text:p>
          </table:table-cell>
          <table:table-cell table:formula="of:=299792.458/[.$E215]" office:value-type="float" office:value="505.978832067511" calcext:value-type="float">
            <text:p>505.978832067511</text:p>
          </table:table-cell>
          <table:table-cell table:formula="of:=299792.458/[.$F215]" office:value-type="float" office:value="505.126298230834" calcext:value-type="float">
            <text:p>505.126298230834</text:p>
          </table:table-cell>
          <table:table-cell table:formula="of:=[.$O215]-[.$P215]" office:value-type="float" office:value="0.852533836676514" calcext:value-type="float">
            <text:p>0.852533836676514</text:p>
          </table:table-cell>
          <table:table-cell table:formula="of:=[.$B215]/[.$Q215]" office:value-type="float" office:value="1.22822104525725" calcext:value-type="float">
            <text:p>1.22822104525725</text:p>
          </table:table-cell>
          <table:table-cell table:formula="of:=[.$C215]/[.$Q215]" office:value-type="float" office:value="0.844541259273439" calcext:value-type="float">
            <text:p>0.844541259273439</text:p>
          </table:table-cell>
          <table:table-cell table:formula="of:=[.$D215]/[.$Q215]" office:value-type="float" office:value="0.00117297397121311" calcext:value-type="float">
            <text:p>0.00117297397121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0524" calcext:value-type="float">
            <text:p>1.0524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1" calcext:value-type="float">
            <text:p>0.001</text:p>
          </table:table-cell>
          <table:table-cell table:formula="of:=[.$A216]-0.5" office:value-type="float" office:value="593.5" calcext:value-type="float">
            <text:p>593.5</text:p>
          </table:table-cell>
          <table:table-cell table:formula="of:=[.$A216]+0.5" office:value-type="float" office:value="594.5" calcext:value-type="float">
            <text:p>594.5</text:p>
          </table:table-cell>
          <table:table-cell table:formula="of:=LOG([.$A216];2)-8" office:value-type="float" office:value="1.21431912080077" calcext:value-type="float">
            <text:p>1.21431912080077</text:p>
          </table:table-cell>
          <table:table-cell table:formula="of:=LOG([.$E216];2)-8" office:value-type="float" office:value="1.21310421964191" calcext:value-type="float">
            <text:p>1.21310421964191</text:p>
          </table:table-cell>
          <table:table-cell table:formula="of:=LOG([.$F216];2)-8" office:value-type="float" office:value="1.21553299974566" calcext:value-type="float">
            <text:p>1.21553299974566</text:p>
          </table:table-cell>
          <table:table-cell table:formula="of:=[.$I216]-[.$H216]" office:value-type="float" office:value="0.00242878010374881" calcext:value-type="float">
            <text:p>0.002428780103749</text:p>
          </table:table-cell>
          <table:table-cell table:formula="of:=[.$B216]/[.$J216]" office:value-type="float" office:value="433.303944797484" calcext:value-type="float">
            <text:p>433.303944797484</text:p>
          </table:table-cell>
          <table:table-cell table:formula="of:=[.$C216]/[.$J216]" office:value-type="float" office:value="291.298499566914" calcext:value-type="float">
            <text:p>291.298499566914</text:p>
          </table:table-cell>
          <table:table-cell table:formula="of:=[.$D216]/[.$J216]" office:value-type="float" office:value="0.411729328009772" calcext:value-type="float">
            <text:p>0.411729328009772</text:p>
          </table:table-cell>
          <table:table-cell table:formula="of:=299792.458/[.$A216]" office:value-type="float" office:value="504.701107744108" calcext:value-type="float">
            <text:p>504.701107744108</text:p>
          </table:table-cell>
          <table:table-cell table:formula="of:=299792.458/[.$E216]" office:value-type="float" office:value="505.126298230834" calcext:value-type="float">
            <text:p>505.126298230834</text:p>
          </table:table-cell>
          <table:table-cell table:formula="of:=299792.458/[.$F216]" office:value-type="float" office:value="504.276632464256" calcext:value-type="float">
            <text:p>504.276632464256</text:p>
          </table:table-cell>
          <table:table-cell table:formula="of:=[.$O216]-[.$P216]" office:value-type="float" office:value="0.849665766578312" calcext:value-type="float">
            <text:p>0.849665766578312</text:p>
          </table:table-cell>
          <table:table-cell table:formula="of:=[.$B216]/[.$Q216]" office:value-type="float" office:value="1.23860468597919" calcext:value-type="float">
            <text:p>1.23860468597919</text:p>
          </table:table-cell>
          <table:table-cell table:formula="of:=[.$C216]/[.$Q216]" office:value-type="float" office:value="0.832680364243899" calcext:value-type="float">
            <text:p>0.832680364243899</text:p>
          </table:table-cell>
          <table:table-cell table:formula="of:=[.$D216]/[.$Q216]" office:value-type="float" office:value="0.00117693337702318" calcext:value-type="float">
            <text:p>0.00117693337702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0567" calcext:value-type="float">
            <text:p>1.0567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001" calcext:value-type="float">
            <text:p>0.001</text:p>
          </table:table-cell>
          <table:table-cell table:formula="of:=[.$A217]-0.5" office:value-type="float" office:value="594.5" calcext:value-type="float">
            <text:p>594.5</text:p>
          </table:table-cell>
          <table:table-cell table:formula="of:=[.$A217]+0.5" office:value-type="float" office:value="595.5" calcext:value-type="float">
            <text:p>595.5</text:p>
          </table:table-cell>
          <table:table-cell table:formula="of:=LOG([.$A217];2)-8" office:value-type="float" office:value="1.21674585819531" calcext:value-type="float">
            <text:p>1.21674585819531</text:p>
          </table:table-cell>
          <table:table-cell table:formula="of:=LOG([.$E217];2)-8" office:value-type="float" office:value="1.21553299974566" calcext:value-type="float">
            <text:p>1.21553299974566</text:p>
          </table:table-cell>
          <table:table-cell table:formula="of:=LOG([.$F217];2)-8" office:value-type="float" office:value="1.21795769786411" calcext:value-type="float">
            <text:p>1.21795769786411</text:p>
          </table:table-cell>
          <table:table-cell table:formula="of:=[.$I217]-[.$H217]" office:value-type="float" office:value="0.0024246981184568" calcext:value-type="float">
            <text:p>0.002424698118457</text:p>
          </table:table-cell>
          <table:table-cell table:formula="of:=[.$B217]/[.$J217]" office:value-type="float" office:value="435.80682970651" calcext:value-type="float">
            <text:p>435.80682970651</text:p>
          </table:table-cell>
          <table:table-cell table:formula="of:=[.$C217]/[.$J217]" office:value-type="float" office:value="286.592378123454" calcext:value-type="float">
            <text:p>286.592378123454</text:p>
          </table:table-cell>
          <table:table-cell table:formula="of:=[.$D217]/[.$J217]" office:value-type="float" office:value="0.412422475353942" calcext:value-type="float">
            <text:p>0.412422475353942</text:p>
          </table:table-cell>
          <table:table-cell table:formula="of:=299792.458/[.$A217]" office:value-type="float" office:value="503.852870588235" calcext:value-type="float">
            <text:p>503.852870588235</text:p>
          </table:table-cell>
          <table:table-cell table:formula="of:=299792.458/[.$E217]" office:value-type="float" office:value="504.276632464256" calcext:value-type="float">
            <text:p>504.276632464256</text:p>
          </table:table-cell>
          <table:table-cell table:formula="of:=299792.458/[.$F217]" office:value-type="float" office:value="503.42982031906" calcext:value-type="float">
            <text:p>503.42982031906</text:p>
          </table:table-cell>
          <table:table-cell table:formula="of:=[.$O217]-[.$P217]" office:value-type="float" office:value="0.846812145196054" calcext:value-type="float">
            <text:p>0.846812145196054</text:p>
          </table:table-cell>
          <table:table-cell table:formula="of:=[.$B217]/[.$Q217]" office:value-type="float" office:value="1.24785645316335" calcext:value-type="float">
            <text:p>1.24785645316335</text:p>
          </table:table-cell>
          <table:table-cell table:formula="of:=[.$C217]/[.$Q217]" office:value-type="float" office:value="0.820607030664536" calcext:value-type="float">
            <text:p>0.820607030664536</text:p>
          </table:table-cell>
          <table:table-cell table:formula="of:=[.$D217]/[.$Q217]" office:value-type="float" office:value="0.00118089945411503" calcext:value-type="float">
            <text:p>0.0011808994541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0597" calcext:value-type="float">
            <text:p>1.0597</text:p>
          </table:table-cell>
          <table:table-cell office:value-type="float" office:value="0.6822" calcext:value-type="float">
            <text:p>0.6822</text:p>
          </table:table-cell>
          <table:table-cell office:value-type="float" office:value="0.001" calcext:value-type="float">
            <text:p>0.001</text:p>
          </table:table-cell>
          <table:table-cell table:formula="of:=[.$A218]-0.5" office:value-type="float" office:value="595.5" calcext:value-type="float">
            <text:p>595.5</text:p>
          </table:table-cell>
          <table:table-cell table:formula="of:=[.$A218]+0.5" office:value-type="float" office:value="596.5" calcext:value-type="float">
            <text:p>596.5</text:p>
          </table:table-cell>
          <table:table-cell table:formula="of:=LOG([.$A218];2)-8" office:value-type="float" office:value="1.21916852046216" calcext:value-type="float">
            <text:p>1.21916852046216</text:p>
          </table:table-cell>
          <table:table-cell table:formula="of:=LOG([.$E218];2)-8" office:value-type="float" office:value="1.21795769786411" calcext:value-type="float">
            <text:p>1.21795769786411</text:p>
          </table:table-cell>
          <table:table-cell table:formula="of:=LOG([.$F218];2)-8" office:value-type="float" office:value="1.22037832769523" calcext:value-type="float">
            <text:p>1.22037832769523</text:p>
          </table:table-cell>
          <table:table-cell table:formula="of:=[.$I218]-[.$H218]" office:value-type="float" office:value="0.00242062983111424" calcext:value-type="float">
            <text:p>0.002420629831114</text:p>
          </table:table-cell>
          <table:table-cell table:formula="of:=[.$B218]/[.$J218]" office:value-type="float" office:value="437.778625372145" calcext:value-type="float">
            <text:p>437.778625372145</text:p>
          </table:table-cell>
          <table:table-cell table:formula="of:=[.$C218]/[.$J218]" office:value-type="float" office:value="281.82747780398" calcext:value-type="float">
            <text:p>281.82747780398</text:p>
          </table:table-cell>
          <table:table-cell table:formula="of:=[.$D218]/[.$J218]" office:value-type="float" office:value="0.413115622697127" calcext:value-type="float">
            <text:p>0.413115622697127</text:p>
          </table:table-cell>
          <table:table-cell table:formula="of:=299792.458/[.$A218]" office:value-type="float" office:value="503.007479865772" calcext:value-type="float">
            <text:p>503.007479865772</text:p>
          </table:table-cell>
          <table:table-cell table:formula="of:=299792.458/[.$E218]" office:value-type="float" office:value="503.42982031906" calcext:value-type="float">
            <text:p>503.42982031906</text:p>
          </table:table-cell>
          <table:table-cell table:formula="of:=299792.458/[.$F218]" office:value-type="float" office:value="502.58584744342" calcext:value-type="float">
            <text:p>502.58584744342</text:p>
          </table:table-cell>
          <table:table-cell table:formula="of:=[.$O218]-[.$P218]" office:value-type="float" office:value="0.843972875639679" calcext:value-type="float">
            <text:p>0.843972875639679</text:p>
          </table:table-cell>
          <table:table-cell table:formula="of:=[.$B218]/[.$Q218]" office:value-type="float" office:value="1.25560907297739" calcext:value-type="float">
            <text:p>1.25560907297739</text:p>
          </table:table-cell>
          <table:table-cell table:formula="of:=[.$C218]/[.$Q218]" office:value-type="float" office:value="0.808319816537865" calcext:value-type="float">
            <text:p>0.808319816537865</text:p>
          </table:table-cell>
          <table:table-cell table:formula="of:=[.$D218]/[.$Q218]" office:value-type="float" office:value="0.00118487220248881" calcext:value-type="float">
            <text:p>0.00118487220248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0617" calcext:value-type="float">
            <text:p>1.0617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0009" calcext:value-type="float">
            <text:p>0.0009</text:p>
          </table:table-cell>
          <table:table-cell table:formula="of:=[.$A219]-0.5" office:value-type="float" office:value="596.5" calcext:value-type="float">
            <text:p>596.5</text:p>
          </table:table-cell>
          <table:table-cell table:formula="of:=[.$A219]+0.5" office:value-type="float" office:value="597.5" calcext:value-type="float">
            <text:p>597.5</text:p>
          </table:table-cell>
          <table:table-cell table:formula="of:=LOG([.$A219];2)-8" office:value-type="float" office:value="1.22158712126481" calcext:value-type="float">
            <text:p>1.22158712126481</text:p>
          </table:table-cell>
          <table:table-cell table:formula="of:=LOG([.$E219];2)-8" office:value-type="float" office:value="1.22037832769523" calcext:value-type="float">
            <text:p>1.22037832769523</text:p>
          </table:table-cell>
          <table:table-cell table:formula="of:=LOG([.$F219];2)-8" office:value-type="float" office:value="1.22279490286811" calcext:value-type="float">
            <text:p>1.22279490286811</text:p>
          </table:table-cell>
          <table:table-cell table:formula="of:=[.$I219]-[.$H219]" office:value-type="float" office:value="0.00241657517288374" calcext:value-type="float">
            <text:p>0.002416575172884</text:p>
          </table:table-cell>
          <table:table-cell table:formula="of:=[.$B219]/[.$J219]" office:value-type="float" office:value="439.340771151371" calcext:value-type="float">
            <text:p>439.340771151371</text:p>
          </table:table-cell>
          <table:table-cell table:formula="of:=[.$C219]/[.$J219]" office:value-type="float" office:value="277.044971541719" calcext:value-type="float">
            <text:p>277.044971541719</text:p>
          </table:table-cell>
          <table:table-cell table:formula="of:=[.$D219]/[.$J219]" office:value-type="float" office:value="0.372427893035918" calcext:value-type="float">
            <text:p>0.372427893035918</text:p>
          </table:table-cell>
          <table:table-cell table:formula="of:=299792.458/[.$A219]" office:value-type="float" office:value="502.164921273032" calcext:value-type="float">
            <text:p>502.164921273032</text:p>
          </table:table-cell>
          <table:table-cell table:formula="of:=299792.458/[.$E219]" office:value-type="float" office:value="502.58584744342" calcext:value-type="float">
            <text:p>502.58584744342</text:p>
          </table:table-cell>
          <table:table-cell table:formula="of:=299792.458/[.$F219]" office:value-type="float" office:value="501.74469958159" calcext:value-type="float">
            <text:p>501.74469958159</text:p>
          </table:table-cell>
          <table:table-cell table:formula="of:=[.$O219]-[.$P219]" office:value-type="float" office:value="0.841147861829995" calcext:value-type="float">
            <text:p>0.841147861829995</text:p>
          </table:table-cell>
          <table:table-cell table:formula="of:=[.$B219]/[.$Q219]" office:value-type="float" office:value="1.26220376723086" calcext:value-type="float">
            <text:p>1.26220376723086</text:p>
          </table:table-cell>
          <table:table-cell table:formula="of:=[.$C219]/[.$Q219]" office:value-type="float" office:value="0.795936161025769" calcext:value-type="float">
            <text:p>0.795936161025769</text:p>
          </table:table-cell>
          <table:table-cell table:formula="of:=[.$D219]/[.$Q219]" office:value-type="float" office:value="0.00106996645993008" calcext:value-type="float">
            <text:p>0.0010699664599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0628" calcext:value-type="float">
            <text:p>1.0628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0009" calcext:value-type="float">
            <text:p>0.0009</text:p>
          </table:table-cell>
          <table:table-cell table:formula="of:=[.$A220]-0.5" office:value-type="float" office:value="597.5" calcext:value-type="float">
            <text:p>597.5</text:p>
          </table:table-cell>
          <table:table-cell table:formula="of:=[.$A220]+0.5" office:value-type="float" office:value="598.5" calcext:value-type="float">
            <text:p>598.5</text:p>
          </table:table-cell>
          <table:table-cell table:formula="of:=LOG([.$A220];2)-8" office:value-type="float" office:value="1.2240016741981" calcext:value-type="float">
            <text:p>1.2240016741981</text:p>
          </table:table-cell>
          <table:table-cell table:formula="of:=LOG([.$E220];2)-8" office:value-type="float" office:value="1.22279490286811" calcext:value-type="float">
            <text:p>1.22279490286811</text:p>
          </table:table-cell>
          <table:table-cell table:formula="of:=LOG([.$F220];2)-8" office:value-type="float" office:value="1.2252074369435" calcext:value-type="float">
            <text:p>1.2252074369435</text:p>
          </table:table-cell>
          <table:table-cell table:formula="of:=[.$I220]-[.$H220]" office:value-type="float" office:value="0.00241253407538977" calcext:value-type="float">
            <text:p>0.00241253407539</text:p>
          </table:table-cell>
          <table:table-cell table:formula="of:=[.$B220]/[.$J220]" office:value-type="float" office:value="440.532637794263" calcext:value-type="float">
            <text:p>440.532637794263</text:p>
          </table:table-cell>
          <table:table-cell table:formula="of:=[.$C220]/[.$J220]" office:value-type="float" office:value="272.203409145176" calcext:value-type="float">
            <text:p>272.203409145176</text:p>
          </table:table-cell>
          <table:table-cell table:formula="of:=[.$D220]/[.$J220]" office:value-type="float" office:value="0.37305172564437" calcext:value-type="float">
            <text:p>0.37305172564437</text:p>
          </table:table-cell>
          <table:table-cell table:formula="of:=299792.458/[.$A220]" office:value-type="float" office:value="501.325180602007" calcext:value-type="float">
            <text:p>501.325180602007</text:p>
          </table:table-cell>
          <table:table-cell table:formula="of:=299792.458/[.$E220]" office:value-type="float" office:value="501.74469958159" calcext:value-type="float">
            <text:p>501.74469958159</text:p>
          </table:table-cell>
          <table:table-cell table:formula="of:=299792.458/[.$F220]" office:value-type="float" office:value="500.906362573099" calcext:value-type="float">
            <text:p>500.906362573099</text:p>
          </table:table-cell>
          <table:table-cell table:formula="of:=[.$O220]-[.$P220]" office:value-type="float" office:value="0.838337008490555" calcext:value-type="float">
            <text:p>0.838337008490555</text:p>
          </table:table-cell>
          <table:table-cell table:formula="of:=[.$B220]/[.$Q220]" office:value-type="float" office:value="1.2677479214637" calcext:value-type="float">
            <text:p>1.2677479214637</text:p>
          </table:table-cell>
          <table:table-cell table:formula="of:=[.$C220]/[.$Q220]" office:value-type="float" office:value="0.783336526181044" calcext:value-type="float">
            <text:p>0.783336526181044</text:p>
          </table:table-cell>
          <table:table-cell table:formula="of:=[.$D220]/[.$Q220]" office:value-type="float" office:value="0.00107355394177393" calcext:value-type="float">
            <text:p>0.00107355394177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063" calcext:value-type="float">
            <text:p>1.063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0008" calcext:value-type="float">
            <text:p>0.0008</text:p>
          </table:table-cell>
          <table:table-cell table:formula="of:=[.$A221]-0.5" office:value-type="float" office:value="598.5" calcext:value-type="float">
            <text:p>598.5</text:p>
          </table:table-cell>
          <table:table-cell table:formula="of:=[.$A221]+0.5" office:value-type="float" office:value="599.5" calcext:value-type="float">
            <text:p>599.5</text:p>
          </table:table-cell>
          <table:table-cell table:formula="of:=LOG([.$A221];2)-8" office:value-type="float" office:value="1.22641219278879" calcext:value-type="float">
            <text:p>1.22641219278879</text:p>
          </table:table-cell>
          <table:table-cell table:formula="of:=LOG([.$E221];2)-8" office:value-type="float" office:value="1.2252074369435" calcext:value-type="float">
            <text:p>1.2252074369435</text:p>
          </table:table-cell>
          <table:table-cell table:formula="of:=LOG([.$F221];2)-8" office:value-type="float" office:value="1.22761594341422" calcext:value-type="float">
            <text:p>1.22761594341422</text:p>
          </table:table-cell>
          <table:table-cell table:formula="of:=[.$I221]-[.$H221]" office:value-type="float" office:value="0.00240850647072222" calcext:value-type="float">
            <text:p>0.002408506470722</text:p>
          </table:table-cell>
          <table:table-cell table:formula="of:=[.$B221]/[.$J221]" office:value-type="float" office:value="441.352353801752" calcext:value-type="float">
            <text:p>441.352353801752</text:p>
          </table:table-cell>
          <table:table-cell table:formula="of:=[.$C221]/[.$J221]" office:value-type="float" office:value="267.344102175868" calcext:value-type="float">
            <text:p>267.344102175868</text:p>
          </table:table-cell>
          <table:table-cell table:formula="of:=[.$D221]/[.$J221]" office:value-type="float" office:value="0.332156051779305" calcext:value-type="float">
            <text:p>0.332156051779305</text:p>
          </table:table-cell>
          <table:table-cell table:formula="of:=299792.458/[.$A221]" office:value-type="float" office:value="500.488243739566" calcext:value-type="float">
            <text:p>500.488243739566</text:p>
          </table:table-cell>
          <table:table-cell table:formula="of:=299792.458/[.$E221]" office:value-type="float" office:value="500.906362573099" calcext:value-type="float">
            <text:p>500.906362573099</text:p>
          </table:table-cell>
          <table:table-cell table:formula="of:=299792.458/[.$F221]" office:value-type="float" office:value="500.07082235196" calcext:value-type="float">
            <text:p>500.07082235196</text:p>
          </table:table-cell>
          <table:table-cell table:formula="of:=[.$O221]-[.$P221]" office:value-type="float" office:value="0.835540221139468" calcext:value-type="float">
            <text:p>0.835540221139468</text:p>
          </table:table-cell>
          <table:table-cell table:formula="of:=[.$B221]/[.$Q221]" office:value-type="float" office:value="1.27223079524566" calcext:value-type="float">
            <text:p>1.27223079524566</text:p>
          </table:table-cell>
          <table:table-cell table:formula="of:=[.$C221]/[.$Q221]" office:value-type="float" office:value="0.770639143046737" calcext:value-type="float">
            <text:p>0.770639143046737</text:p>
          </table:table-cell>
          <table:table-cell table:formula="of:=[.$D221]/[.$Q221]" office:value-type="float" office:value="0.000957464380241325" calcext:value-type="float">
            <text:p>0.00095746438024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622" calcext:value-type="float">
            <text:p>1.0622</text:p>
          </table:table-cell>
          <table:table-cell office:value-type="float" office:value="0.631" calcext:value-type="float">
            <text:p>0.631</text:p>
          </table:table-cell>
          <table:table-cell office:value-type="float" office:value="0.0008" calcext:value-type="float">
            <text:p>0.0008</text:p>
          </table:table-cell>
          <table:table-cell table:formula="of:=[.$A222]-0.5" office:value-type="float" office:value="599.5" calcext:value-type="float">
            <text:p>599.5</text:p>
          </table:table-cell>
          <table:table-cell table:formula="of:=[.$A222]+0.5" office:value-type="float" office:value="600.5" calcext:value-type="float">
            <text:p>600.5</text:p>
          </table:table-cell>
          <table:table-cell table:formula="of:=LOG([.$A222];2)-8" office:value-type="float" office:value="1.22881869049588" calcext:value-type="float">
            <text:p>1.22881869049588</text:p>
          </table:table-cell>
          <table:table-cell table:formula="of:=LOG([.$E222];2)-8" office:value-type="float" office:value="1.22761594341422" calcext:value-type="float">
            <text:p>1.22761594341422</text:p>
          </table:table-cell>
          <table:table-cell table:formula="of:=LOG([.$F222];2)-8" office:value-type="float" office:value="1.23002043570563" calcext:value-type="float">
            <text:p>1.23002043570563</text:p>
          </table:table-cell>
          <table:table-cell table:formula="of:=[.$I222]-[.$H222]" office:value-type="float" office:value="0.00240449229141149" calcext:value-type="float">
            <text:p>0.002404492291411</text:p>
          </table:table-cell>
          <table:table-cell table:formula="of:=[.$B222]/[.$J222]" office:value-type="float" office:value="441.756458855797" calcext:value-type="float">
            <text:p>441.756458855797</text:p>
          </table:table-cell>
          <table:table-cell table:formula="of:=[.$C222]/[.$J222]" office:value-type="float" office:value="262.425461813225" calcext:value-type="float">
            <text:p>262.425461813225</text:p>
          </table:table-cell>
          <table:table-cell table:formula="of:=[.$D222]/[.$J222]" office:value-type="float" office:value="0.332710569652267" calcext:value-type="float">
            <text:p>0.332710569652267</text:p>
          </table:table-cell>
          <table:table-cell table:formula="of:=299792.458/[.$A222]" office:value-type="float" office:value="499.654096666667" calcext:value-type="float">
            <text:p>499.654096666667</text:p>
          </table:table-cell>
          <table:table-cell table:formula="of:=299792.458/[.$E222]" office:value-type="float" office:value="500.07082235196" calcext:value-type="float">
            <text:p>500.07082235196</text:p>
          </table:table-cell>
          <table:table-cell table:formula="of:=299792.458/[.$F222]" office:value-type="float" office:value="499.238064945878" calcext:value-type="float">
            <text:p>499.238064945878</text:p>
          </table:table-cell>
          <table:table-cell table:formula="of:=[.$O222]-[.$P222]" office:value-type="float" office:value="0.832757406081498" calcext:value-type="float">
            <text:p>0.832757406081498</text:p>
          </table:table-cell>
          <table:table-cell table:formula="of:=[.$B222]/[.$Q222]" office:value-type="float" office:value="1.27552152913071" calcext:value-type="float">
            <text:p>1.27552152913071</text:p>
          </table:table-cell>
          <table:table-cell table:formula="of:=[.$C222]/[.$Q222]" office:value-type="float" office:value="0.757723672454793" calcext:value-type="float">
            <text:p>0.757723672454793</text:p>
          </table:table-cell>
          <table:table-cell table:formula="of:=[.$D222]/[.$Q222]" office:value-type="float" office:value="0.000960663927042527" calcext:value-type="float">
            <text:p>0.00096066392704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0608" calcext:value-type="float">
            <text:p>1.0608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0008" calcext:value-type="float">
            <text:p>0.0008</text:p>
          </table:table-cell>
          <table:table-cell table:formula="of:=[.$A223]-0.5" office:value-type="float" office:value="600.5" calcext:value-type="float">
            <text:p>600.5</text:p>
          </table:table-cell>
          <table:table-cell table:formula="of:=[.$A223]+0.5" office:value-type="float" office:value="601.5" calcext:value-type="float">
            <text:p>601.5</text:p>
          </table:table-cell>
          <table:table-cell table:formula="of:=LOG([.$A223];2)-8" office:value-type="float" office:value="1.23122118071119" calcext:value-type="float">
            <text:p>1.23122118071119</text:p>
          </table:table-cell>
          <table:table-cell table:formula="of:=LOG([.$E223];2)-8" office:value-type="float" office:value="1.23002043570563" calcext:value-type="float">
            <text:p>1.23002043570563</text:p>
          </table:table-cell>
          <table:table-cell table:formula="of:=LOG([.$F223];2)-8" office:value-type="float" office:value="1.23242092717608" calcext:value-type="float">
            <text:p>1.23242092717608</text:p>
          </table:table-cell>
          <table:table-cell table:formula="of:=[.$I223]-[.$H223]" office:value-type="float" office:value="0.00240049147044274" calcext:value-type="float">
            <text:p>0.002400491470443</text:p>
          </table:table-cell>
          <table:table-cell table:formula="of:=[.$B223]/[.$J223]" office:value-type="float" office:value="441.909506058085" calcext:value-type="float">
            <text:p>441.909506058085</text:p>
          </table:table-cell>
          <table:table-cell table:formula="of:=[.$C223]/[.$J223]" office:value-type="float" office:value="257.530596384906" calcext:value-type="float">
            <text:p>257.530596384906</text:p>
          </table:table-cell>
          <table:table-cell table:formula="of:=[.$D223]/[.$J223]" office:value-type="float" office:value="0.333265087524951" calcext:value-type="float">
            <text:p>0.333265087524951</text:p>
          </table:table-cell>
          <table:table-cell table:formula="of:=299792.458/[.$A223]" office:value-type="float" office:value="498.822725457571" calcext:value-type="float">
            <text:p>498.822725457571</text:p>
          </table:table-cell>
          <table:table-cell table:formula="of:=299792.458/[.$E223]" office:value-type="float" office:value="499.238064945878" calcext:value-type="float">
            <text:p>499.238064945878</text:p>
          </table:table-cell>
          <table:table-cell table:formula="of:=299792.458/[.$F223]" office:value-type="float" office:value="498.408076475478" calcext:value-type="float">
            <text:p>498.408076475478</text:p>
          </table:table-cell>
          <table:table-cell table:formula="of:=[.$O223]-[.$P223]" office:value-type="float" office:value="0.829988470400451" calcext:value-type="float">
            <text:p>0.829988470400451</text:p>
          </table:table-cell>
          <table:table-cell table:formula="of:=[.$B223]/[.$Q223]" office:value-type="float" office:value="1.27809004321251" calcext:value-type="float">
            <text:p>1.27809004321251</text:p>
          </table:table-cell>
          <table:table-cell table:formula="of:=[.$C223]/[.$Q223]" office:value-type="float" office:value="0.744829623599147" calcext:value-type="float">
            <text:p>0.744829623599147</text:p>
          </table:table-cell>
          <table:table-cell table:formula="of:=[.$D223]/[.$Q223]" office:value-type="float" office:value="0.000963868810869165" calcext:value-type="float">
            <text:p>0.00096386881086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0585" calcext:value-type="float">
            <text:p>1.0585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0007" calcext:value-type="float">
            <text:p>0.0007</text:p>
          </table:table-cell>
          <table:table-cell table:formula="of:=[.$A224]-0.5" office:value-type="float" office:value="601.5" calcext:value-type="float">
            <text:p>601.5</text:p>
          </table:table-cell>
          <table:table-cell table:formula="of:=[.$A224]+0.5" office:value-type="float" office:value="602.5" calcext:value-type="float">
            <text:p>602.5</text:p>
          </table:table-cell>
          <table:table-cell table:formula="of:=LOG([.$A224];2)-8" office:value-type="float" office:value="1.2336196767597" calcext:value-type="float">
            <text:p>1.2336196767597</text:p>
          </table:table-cell>
          <table:table-cell table:formula="of:=LOG([.$E224];2)-8" office:value-type="float" office:value="1.23242092717608" calcext:value-type="float">
            <text:p>1.23242092717608</text:p>
          </table:table-cell>
          <table:table-cell table:formula="of:=LOG([.$F224];2)-8" office:value-type="float" office:value="1.23481743111732" calcext:value-type="float">
            <text:p>1.23481743111732</text:p>
          </table:table-cell>
          <table:table-cell table:formula="of:=[.$I224]-[.$H224]" office:value-type="float" office:value="0.00239650394124702" calcext:value-type="float">
            <text:p>0.002396503941247</text:p>
          </table:table-cell>
          <table:table-cell table:formula="of:=[.$B224]/[.$J224]" office:value-type="float" office:value="441.685065391217" calcext:value-type="float">
            <text:p>441.685065391217</text:p>
          </table:table-cell>
          <table:table-cell table:formula="of:=[.$C224]/[.$J224]" office:value-type="float" office:value="252.576258933683" calcext:value-type="float">
            <text:p>252.576258933683</text:p>
          </table:table-cell>
          <table:table-cell table:formula="of:=[.$D224]/[.$J224]" office:value-type="float" office:value="0.292092154722581" calcext:value-type="float">
            <text:p>0.292092154722581</text:p>
          </table:table-cell>
          <table:table-cell table:formula="of:=299792.458/[.$A224]" office:value-type="float" office:value="497.99411627907" calcext:value-type="float">
            <text:p>497.99411627907</text:p>
          </table:table-cell>
          <table:table-cell table:formula="of:=299792.458/[.$E224]" office:value-type="float" office:value="498.408076475478" calcext:value-type="float">
            <text:p>498.408076475478</text:p>
          </table:table-cell>
          <table:table-cell table:formula="of:=299792.458/[.$F224]" office:value-type="float" office:value="497.580843153527" calcext:value-type="float">
            <text:p>497.580843153527</text:p>
          </table:table-cell>
          <table:table-cell table:formula="of:=[.$O224]-[.$P224]" office:value-type="float" office:value="0.827233321951042" calcext:value-type="float">
            <text:p>0.827233321951042</text:p>
          </table:table-cell>
          <table:table-cell table:formula="of:=[.$B224]/[.$Q224]" office:value-type="float" office:value="1.27956644384623" calcext:value-type="float">
            <text:p>1.27956644384623</text:p>
          </table:table-cell>
          <table:table-cell table:formula="of:=[.$C224]/[.$Q224]" office:value-type="float" office:value="0.731716172376122" calcext:value-type="float">
            <text:p>0.731716172376122</text:p>
          </table:table-cell>
          <table:table-cell table:formula="of:=[.$D224]/[.$Q224]" office:value-type="float" office:value="0.000846194152756129" calcext:value-type="float">
            <text:p>0.00084619415275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0552" calcext:value-type="float">
            <text:p>1.0552</text:p>
          </table:table-cell>
          <table:table-cell office:value-type="float" office:value="0.5925" calcext:value-type="float">
            <text:p>0.5925</text:p>
          </table:table-cell>
          <table:table-cell office:value-type="float" office:value="0.0007" calcext:value-type="float">
            <text:p>0.0007</text:p>
          </table:table-cell>
          <table:table-cell table:formula="of:=[.$A225]-0.5" office:value-type="float" office:value="602.5" calcext:value-type="float">
            <text:p>602.5</text:p>
          </table:table-cell>
          <table:table-cell table:formula="of:=[.$A225]+0.5" office:value-type="float" office:value="603.5" calcext:value-type="float">
            <text:p>603.5</text:p>
          </table:table-cell>
          <table:table-cell table:formula="of:=LOG([.$A225];2)-8" office:value-type="float" office:value="1.23601419190009" calcext:value-type="float">
            <text:p>1.23601419190009</text:p>
          </table:table-cell>
          <table:table-cell table:formula="of:=LOG([.$E225];2)-8" office:value-type="float" office:value="1.23481743111732" calcext:value-type="float">
            <text:p>1.23481743111732</text:p>
          </table:table-cell>
          <table:table-cell table:formula="of:=LOG([.$F225];2)-8" office:value-type="float" office:value="1.23720996075502" calcext:value-type="float">
            <text:p>1.23720996075502</text:p>
          </table:table-cell>
          <table:table-cell table:formula="of:=[.$I225]-[.$H225]" office:value-type="float" office:value="0.00239252963769765" calcext:value-type="float">
            <text:p>0.002392529637698</text:p>
          </table:table-cell>
          <table:table-cell table:formula="of:=[.$B225]/[.$J225]" office:value-type="float" office:value="441.039468591673" calcext:value-type="float">
            <text:p>441.039468591673</text:p>
          </table:table-cell>
          <table:table-cell table:formula="of:=[.$C225]/[.$J225]" office:value-type="float" office:value="247.645835046026" calcext:value-type="float">
            <text:p>247.645835046026</text:p>
          </table:table-cell>
          <table:table-cell table:formula="of:=[.$D225]/[.$J225]" office:value-type="float" office:value="0.292577357860284" calcext:value-type="float">
            <text:p>0.292577357860284</text:p>
          </table:table-cell>
          <table:table-cell table:formula="of:=299792.458/[.$A225]" office:value-type="float" office:value="497.168255389718" calcext:value-type="float">
            <text:p>497.168255389718</text:p>
          </table:table-cell>
          <table:table-cell table:formula="of:=299792.458/[.$E225]" office:value-type="float" office:value="497.580843153527" calcext:value-type="float">
            <text:p>497.580843153527</text:p>
          </table:table-cell>
          <table:table-cell table:formula="of:=299792.458/[.$F225]" office:value-type="float" office:value="496.756351284176" calcext:value-type="float">
            <text:p>496.756351284176</text:p>
          </table:table-cell>
          <table:table-cell table:formula="of:=[.$O225]-[.$P225]" office:value-type="float" office:value="0.824491869351334" calcext:value-type="float">
            <text:p>0.824491869351334</text:p>
          </table:table-cell>
          <table:table-cell table:formula="of:=[.$B225]/[.$Q225]" office:value-type="float" office:value="1.27981856368114" calcext:value-type="float">
            <text:p>1.27981856368114</text:p>
          </table:table-cell>
          <table:table-cell table:formula="of:=[.$C225]/[.$Q225]" office:value-type="float" office:value="0.718624430421791" calcext:value-type="float">
            <text:p>0.718624430421791</text:p>
          </table:table-cell>
          <table:table-cell table:formula="of:=[.$D225]/[.$Q225]" office:value-type="float" office:value="0.000849007765899162" calcext:value-type="float">
            <text:p>0.00084900776589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0509" calcext:value-type="float">
            <text:p>1.0509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0006" calcext:value-type="float">
            <text:p>0.0006</text:p>
          </table:table-cell>
          <table:table-cell table:formula="of:=[.$A226]-0.5" office:value-type="float" office:value="603.5" calcext:value-type="float">
            <text:p>603.5</text:p>
          </table:table-cell>
          <table:table-cell table:formula="of:=[.$A226]+0.5" office:value-type="float" office:value="604.5" calcext:value-type="float">
            <text:p>604.5</text:p>
          </table:table-cell>
          <table:table-cell table:formula="of:=LOG([.$A226];2)-8" office:value-type="float" office:value="1.23840473932508" calcext:value-type="float">
            <text:p>1.23840473932508</text:p>
          </table:table-cell>
          <table:table-cell table:formula="of:=LOG([.$E226];2)-8" office:value-type="float" office:value="1.23720996075502" calcext:value-type="float">
            <text:p>1.23720996075502</text:p>
          </table:table-cell>
          <table:table-cell table:formula="of:=LOG([.$F226];2)-8" office:value-type="float" office:value="1.23959852924912" calcext:value-type="float">
            <text:p>1.23959852924912</text:p>
          </table:table-cell>
          <table:table-cell table:formula="of:=[.$I226]-[.$H226]" office:value-type="float" office:value="0.00238856849410141" calcext:value-type="float">
            <text:p>0.002388568494101</text:p>
          </table:table-cell>
          <table:table-cell table:formula="of:=[.$B226]/[.$J226]" office:value-type="float" office:value="439.970636217972" calcext:value-type="float">
            <text:p>439.970636217972</text:p>
          </table:table-cell>
          <table:table-cell table:formula="of:=[.$C226]/[.$J226]" office:value-type="float" office:value="242.655800506173" calcext:value-type="float">
            <text:p>242.655800506173</text:p>
          </table:table-cell>
          <table:table-cell table:formula="of:=[.$D226]/[.$J226]" office:value-type="float" office:value="0.251196480855251" calcext:value-type="float">
            <text:p>0.251196480855251</text:p>
          </table:table-cell>
          <table:table-cell table:formula="of:=299792.458/[.$A226]" office:value-type="float" office:value="496.345129139073" calcext:value-type="float">
            <text:p>496.345129139073</text:p>
          </table:table-cell>
          <table:table-cell table:formula="of:=299792.458/[.$E226]" office:value-type="float" office:value="496.756351284176" calcext:value-type="float">
            <text:p>496.756351284176</text:p>
          </table:table-cell>
          <table:table-cell table:formula="of:=299792.458/[.$F226]" office:value-type="float" office:value="495.9345872622" calcext:value-type="float">
            <text:p>495.9345872622</text:p>
          </table:table-cell>
          <table:table-cell table:formula="of:=[.$O226]-[.$P226]" office:value-type="float" office:value="0.821764021975469" calcext:value-type="float">
            <text:p>0.821764021975469</text:p>
          </table:table-cell>
          <table:table-cell table:formula="of:=[.$B226]/[.$Q226]" office:value-type="float" office:value="1.27883427832932" calcext:value-type="float">
            <text:p>1.27883427832932</text:p>
          </table:table-cell>
          <table:table-cell table:formula="of:=[.$C226]/[.$Q226]" office:value-type="float" office:value="0.70531196852191" calcext:value-type="float">
            <text:p>0.70531196852191</text:p>
          </table:table-cell>
          <table:table-cell table:formula="of:=[.$D226]/[.$Q226]" office:value-type="float" office:value="0.000730136613376719" calcext:value-type="float">
            <text:p>0.00073013661337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0456" calcext:value-type="float">
            <text:p>1.0456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0006" calcext:value-type="float">
            <text:p>0.0006</text:p>
          </table:table-cell>
          <table:table-cell table:formula="of:=[.$A227]-0.5" office:value-type="float" office:value="604.5" calcext:value-type="float">
            <text:p>604.5</text:p>
          </table:table-cell>
          <table:table-cell table:formula="of:=[.$A227]+0.5" office:value-type="float" office:value="605.5" calcext:value-type="float">
            <text:p>605.5</text:p>
          </table:table-cell>
          <table:table-cell table:formula="of:=LOG([.$A227];2)-8" office:value-type="float" office:value="1.24079133216196" calcext:value-type="float">
            <text:p>1.24079133216196</text:p>
          </table:table-cell>
          <table:table-cell table:formula="of:=LOG([.$E227];2)-8" office:value-type="float" office:value="1.23959852924912" calcext:value-type="float">
            <text:p>1.23959852924912</text:p>
          </table:table-cell>
          <table:table-cell table:formula="of:=LOG([.$F227];2)-8" office:value-type="float" office:value="1.24198314969433" calcext:value-type="float">
            <text:p>1.24198314969433</text:p>
          </table:table-cell>
          <table:table-cell table:formula="of:=[.$I227]-[.$H227]" office:value-type="float" office:value="0.0023846204452056" calcext:value-type="float">
            <text:p>0.002384620445206</text:p>
          </table:table-cell>
          <table:table-cell table:formula="of:=[.$B227]/[.$J227]" office:value-type="float" office:value="438.476488827491" calcext:value-type="float">
            <text:p>438.476488827491</text:p>
          </table:table-cell>
          <table:table-cell table:formula="of:=[.$C227]/[.$J227]" office:value-type="float" office:value="237.689818159355" calcext:value-type="float">
            <text:p>237.689818159355</text:p>
          </table:table-cell>
          <table:table-cell table:formula="of:=[.$D227]/[.$J227]" office:value-type="float" office:value="0.251612369258316" calcext:value-type="float">
            <text:p>0.251612369258316</text:p>
          </table:table-cell>
          <table:table-cell table:formula="of:=299792.458/[.$A227]" office:value-type="float" office:value="495.524723966942" calcext:value-type="float">
            <text:p>495.524723966942</text:p>
          </table:table-cell>
          <table:table-cell table:formula="of:=299792.458/[.$E227]" office:value-type="float" office:value="495.9345872622" calcext:value-type="float">
            <text:p>495.9345872622</text:p>
          </table:table-cell>
          <table:table-cell table:formula="of:=299792.458/[.$F227]" office:value-type="float" office:value="495.115537572254" calcext:value-type="float">
            <text:p>495.115537572254</text:p>
          </table:table-cell>
          <table:table-cell table:formula="of:=[.$O227]-[.$P227]" office:value-type="float" office:value="0.819049689945814" calcext:value-type="float">
            <text:p>0.819049689945814</text:p>
          </table:table-cell>
          <table:table-cell table:formula="of:=[.$B227]/[.$Q227]" office:value-type="float" office:value="1.27660142337539" calcext:value-type="float">
            <text:p>1.27660142337539</text:p>
          </table:table-cell>
          <table:table-cell table:formula="of:=[.$C227]/[.$Q227]" office:value-type="float" office:value="0.692021506091405" calcext:value-type="float">
            <text:p>0.692021506091405</text:p>
          </table:table-cell>
          <table:table-cell table:formula="of:=[.$D227]/[.$Q227]" office:value-type="float" office:value="0.000732556287323293" calcext:value-type="float">
            <text:p>0.00073255628732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0389" calcext:value-type="float">
            <text:p>1.0389</text:p>
          </table:table-cell>
          <table:table-cell office:value-type="float" office:value="0.554" calcext:value-type="float">
            <text:p>0.554</text:p>
          </table:table-cell>
          <table:table-cell office:value-type="float" office:value="0.0005" calcext:value-type="float">
            <text:p>0.0005</text:p>
          </table:table-cell>
          <table:table-cell table:formula="of:=[.$A228]-0.5" office:value-type="float" office:value="605.5" calcext:value-type="float">
            <text:p>605.5</text:p>
          </table:table-cell>
          <table:table-cell table:formula="of:=[.$A228]+0.5" office:value-type="float" office:value="606.5" calcext:value-type="float">
            <text:p>606.5</text:p>
          </table:table-cell>
          <table:table-cell table:formula="of:=LOG([.$A228];2)-8" office:value-type="float" office:value="1.24317398347295" calcext:value-type="float">
            <text:p>1.24317398347295</text:p>
          </table:table-cell>
          <table:table-cell table:formula="of:=LOG([.$E228];2)-8" office:value-type="float" office:value="1.24198314969433" calcext:value-type="float">
            <text:p>1.24198314969433</text:p>
          </table:table-cell>
          <table:table-cell table:formula="of:=LOG([.$F228];2)-8" office:value-type="float" office:value="1.24436383512051" calcext:value-type="float">
            <text:p>1.24436383512051</text:p>
          </table:table-cell>
          <table:table-cell table:formula="of:=[.$I228]-[.$H228]" office:value-type="float" office:value="0.00238068542618208" calcext:value-type="float">
            <text:p>0.002380685426182</text:p>
          </table:table-cell>
          <table:table-cell table:formula="of:=[.$B228]/[.$J228]" office:value-type="float" office:value="436.386928140308" calcext:value-type="float">
            <text:p>436.386928140308</text:p>
          </table:table-cell>
          <table:table-cell table:formula="of:=[.$C228]/[.$J228]" office:value-type="float" office:value="232.706091240476" calcext:value-type="float">
            <text:p>232.706091240476</text:p>
          </table:table-cell>
          <table:table-cell table:formula="of:=[.$D228]/[.$J228]" office:value-type="float" office:value="0.210023548050971" calcext:value-type="float">
            <text:p>0.210023548050971</text:p>
          </table:table-cell>
          <table:table-cell table:formula="of:=299792.458/[.$A228]" office:value-type="float" office:value="494.70702640264" calcext:value-type="float">
            <text:p>494.70702640264</text:p>
          </table:table-cell>
          <table:table-cell table:formula="of:=299792.458/[.$E228]" office:value-type="float" office:value="495.115537572254" calcext:value-type="float">
            <text:p>495.115537572254</text:p>
          </table:table-cell>
          <table:table-cell table:formula="of:=299792.458/[.$F228]" office:value-type="float" office:value="494.299188788129" calcext:value-type="float">
            <text:p>494.299188788129</text:p>
          </table:table-cell>
          <table:table-cell table:formula="of:=[.$O228]-[.$P228]" office:value-type="float" office:value="0.816348784125751" calcext:value-type="float">
            <text:p>0.816348784125751</text:p>
          </table:table-cell>
          <table:table-cell table:formula="of:=[.$B228]/[.$Q228]" office:value-type="float" office:value="1.27261780773347" calcext:value-type="float">
            <text:p>1.27261780773347</text:p>
          </table:table-cell>
          <table:table-cell table:formula="of:=[.$C228]/[.$Q228]" office:value-type="float" office:value="0.678631500129314" calcext:value-type="float">
            <text:p>0.678631500129314</text:p>
          </table:table-cell>
          <table:table-cell table:formula="of:=[.$D228]/[.$Q228]" office:value-type="float" office:value="0.000612483303365807" calcext:value-type="float">
            <text:p>0.00061248330336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0313" calcext:value-type="float">
            <text:p>1.0313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0005" calcext:value-type="float">
            <text:p>0.0005</text:p>
          </table:table-cell>
          <table:table-cell table:formula="of:=[.$A229]-0.5" office:value-type="float" office:value="606.5" calcext:value-type="float">
            <text:p>606.5</text:p>
          </table:table-cell>
          <table:table-cell table:formula="of:=[.$A229]+0.5" office:value-type="float" office:value="607.5" calcext:value-type="float">
            <text:p>607.5</text:p>
          </table:table-cell>
          <table:table-cell table:formula="of:=LOG([.$A229];2)-8" office:value-type="float" office:value="1.24555270625568" calcext:value-type="float">
            <text:p>1.24555270625568</text:p>
          </table:table-cell>
          <table:table-cell table:formula="of:=LOG([.$E229];2)-8" office:value-type="float" office:value="1.24436383512051" calcext:value-type="float">
            <text:p>1.24436383512051</text:p>
          </table:table-cell>
          <table:table-cell table:formula="of:=LOG([.$F229];2)-8" office:value-type="float" office:value="1.24674059849314" calcext:value-type="float">
            <text:p>1.24674059849314</text:p>
          </table:table-cell>
          <table:table-cell table:formula="of:=[.$I229]-[.$H229]" office:value-type="float" office:value="0.0023767633726326" calcext:value-type="float">
            <text:p>0.002376763372633</text:p>
          </table:table-cell>
          <table:table-cell table:formula="of:=[.$B229]/[.$J229]" office:value-type="float" office:value="433.909413059362" calcext:value-type="float">
            <text:p>433.909413059362</text:p>
          </table:table-cell>
          <table:table-cell table:formula="of:=[.$C229]/[.$J229]" office:value-type="float" office:value="227.662545725222" calcext:value-type="float">
            <text:p>227.662545725222</text:p>
          </table:table-cell>
          <table:table-cell table:formula="of:=[.$D229]/[.$J229]" office:value-type="float" office:value="0.21037012171985" calcext:value-type="float">
            <text:p>0.21037012171985</text:p>
          </table:table-cell>
          <table:table-cell table:formula="of:=299792.458/[.$A229]" office:value-type="float" office:value="493.89202306425" calcext:value-type="float">
            <text:p>493.89202306425</text:p>
          </table:table-cell>
          <table:table-cell table:formula="of:=299792.458/[.$E229]" office:value-type="float" office:value="494.299188788129" calcext:value-type="float">
            <text:p>494.299188788129</text:p>
          </table:table-cell>
          <table:table-cell table:formula="of:=299792.458/[.$F229]" office:value-type="float" office:value="493.485527572017" calcext:value-type="float">
            <text:p>493.485527572017</text:p>
          </table:table-cell>
          <table:table-cell table:formula="of:=[.$O229]-[.$P229]" office:value-type="float" office:value="0.813661216112109" calcext:value-type="float">
            <text:p>0.813661216112109</text:p>
          </table:table-cell>
          <table:table-cell table:formula="of:=[.$B229]/[.$Q229]" office:value-type="float" office:value="1.26748083794362" calcext:value-type="float">
            <text:p>1.26748083794362</text:p>
          </table:table-cell>
          <table:table-cell table:formula="of:=[.$C229]/[.$Q229]" office:value-type="float" office:value="0.665018793184614" calcext:value-type="float">
            <text:p>0.665018793184614</text:p>
          </table:table-cell>
          <table:table-cell table:formula="of:=[.$D229]/[.$Q229]" office:value-type="float" office:value="0.000614506369603228" calcext:value-type="float">
            <text:p>0.00061450636960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0226" calcext:value-type="float">
            <text:p>1.0226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0004" calcext:value-type="float">
            <text:p>0.0004</text:p>
          </table:table-cell>
          <table:table-cell table:formula="of:=[.$A230]-0.5" office:value-type="float" office:value="607.5" calcext:value-type="float">
            <text:p>607.5</text:p>
          </table:table-cell>
          <table:table-cell table:formula="of:=[.$A230]+0.5" office:value-type="float" office:value="608.5" calcext:value-type="float">
            <text:p>608.5</text:p>
          </table:table-cell>
          <table:table-cell table:formula="of:=LOG([.$A230];2)-8" office:value-type="float" office:value="1.24792751344359" calcext:value-type="float">
            <text:p>1.24792751344359</text:p>
          </table:table-cell>
          <table:table-cell table:formula="of:=LOG([.$E230];2)-8" office:value-type="float" office:value="1.24674059849314" calcext:value-type="float">
            <text:p>1.24674059849314</text:p>
          </table:table-cell>
          <table:table-cell table:formula="of:=LOG([.$F230];2)-8" office:value-type="float" office:value="1.24911345271373" calcext:value-type="float">
            <text:p>1.24911345271373</text:p>
          </table:table-cell>
          <table:table-cell table:formula="of:=[.$I230]-[.$H230]" office:value-type="float" office:value="0.0023728542205852" calcext:value-type="float">
            <text:p>0.002372854220585</text:p>
          </table:table-cell>
          <table:table-cell table:formula="of:=[.$B230]/[.$J230]" office:value-type="float" office:value="430.957785408244" calcext:value-type="float">
            <text:p>430.957785408244</text:p>
          </table:table-cell>
          <table:table-cell table:formula="of:=[.$C230]/[.$J230]" office:value-type="float" office:value="222.685403686403" calcext:value-type="float">
            <text:p>222.685403686403</text:p>
          </table:table-cell>
          <table:table-cell table:formula="of:=[.$D230]/[.$J230]" office:value-type="float" office:value="0.168573356310676" calcext:value-type="float">
            <text:p>0.168573356310676</text:p>
          </table:table-cell>
          <table:table-cell table:formula="of:=299792.458/[.$A230]" office:value-type="float" office:value="493.079700657895" calcext:value-type="float">
            <text:p>493.079700657895</text:p>
          </table:table-cell>
          <table:table-cell table:formula="of:=299792.458/[.$E230]" office:value-type="float" office:value="493.485527572017" calcext:value-type="float">
            <text:p>493.485527572017</text:p>
          </table:table-cell>
          <table:table-cell table:formula="of:=299792.458/[.$F230]" office:value-type="float" office:value="492.674540673788" calcext:value-type="float">
            <text:p>492.674540673788</text:p>
          </table:table-cell>
          <table:table-cell table:formula="of:=[.$O230]-[.$P230]" office:value-type="float" office:value="0.810986898228464" calcext:value-type="float">
            <text:p>0.810986898228464</text:p>
          </table:table-cell>
          <table:table-cell table:formula="of:=[.$B230]/[.$Q230]" office:value-type="float" office:value="1.26093282423401" calcext:value-type="float">
            <text:p>1.26093282423401</text:p>
          </table:table-cell>
          <table:table-cell table:formula="of:=[.$C230]/[.$Q230]" office:value-type="float" office:value="0.651551832901675" calcext:value-type="float">
            <text:p>0.651551832901675</text:p>
          </table:table-cell>
          <table:table-cell table:formula="of:=[.$D230]/[.$Q230]" office:value-type="float" office:value="0.00049322621718522" calcext:value-type="float">
            <text:p>0.00049322621718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0131" calcext:value-type="float">
            <text:p>1.0131</text:p>
          </table:table-cell>
          <table:table-cell office:value-type="float" office:value="0.5157" calcext:value-type="float">
            <text:p>0.5157</text:p>
          </table:table-cell>
          <table:table-cell office:value-type="float" office:value="0.0004" calcext:value-type="float">
            <text:p>0.0004</text:p>
          </table:table-cell>
          <table:table-cell table:formula="of:=[.$A231]-0.5" office:value-type="float" office:value="608.5" calcext:value-type="float">
            <text:p>608.5</text:p>
          </table:table-cell>
          <table:table-cell table:formula="of:=[.$A231]+0.5" office:value-type="float" office:value="609.5" calcext:value-type="float">
            <text:p>609.5</text:p>
          </table:table-cell>
          <table:table-cell table:formula="of:=LOG([.$A231];2)-8" office:value-type="float" office:value="1.25029841790633" calcext:value-type="float">
            <text:p>1.25029841790633</text:p>
          </table:table-cell>
          <table:table-cell table:formula="of:=LOG([.$E231];2)-8" office:value-type="float" office:value="1.24911345271373" calcext:value-type="float">
            <text:p>1.24911345271373</text:p>
          </table:table-cell>
          <table:table-cell table:formula="of:=LOG([.$F231];2)-8" office:value-type="float" office:value="1.25148241062021" calcext:value-type="float">
            <text:p>1.25148241062021</text:p>
          </table:table-cell>
          <table:table-cell table:formula="of:=[.$I231]-[.$H231]" office:value-type="float" office:value="0.00236895790648184" calcext:value-type="float">
            <text:p>0.002368957906482</text:p>
          </table:table-cell>
          <table:table-cell table:formula="of:=[.$B231]/[.$J231]" office:value-type="float" office:value="427.65639576288" calcext:value-type="float">
            <text:p>427.65639576288</text:p>
          </table:table-cell>
          <table:table-cell table:formula="of:=[.$C231]/[.$J231]" office:value-type="float" office:value="217.690655705179" calcext:value-type="float">
            <text:p>217.690655705179</text:p>
          </table:table-cell>
          <table:table-cell table:formula="of:=[.$D231]/[.$J231]" office:value-type="float" office:value="0.168850615245437" calcext:value-type="float">
            <text:p>0.168850615245437</text:p>
          </table:table-cell>
          <table:table-cell table:formula="of:=299792.458/[.$A231]" office:value-type="float" office:value="492.270045977012" calcext:value-type="float">
            <text:p>492.270045977012</text:p>
          </table:table-cell>
          <table:table-cell table:formula="of:=299792.458/[.$E231]" office:value-type="float" office:value="492.674540673788" calcext:value-type="float">
            <text:p>492.674540673788</text:p>
          </table:table-cell>
          <table:table-cell table:formula="of:=299792.458/[.$F231]" office:value-type="float" office:value="491.866214930271" calcext:value-type="float">
            <text:p>491.866214930271</text:p>
          </table:table-cell>
          <table:table-cell table:formula="of:=[.$O231]-[.$P231]" office:value-type="float" office:value="0.808325743517287" calcext:value-type="float">
            <text:p>0.808325743517287</text:p>
          </table:table-cell>
          <table:table-cell table:formula="of:=[.$B231]/[.$Q231]" office:value-type="float" office:value="1.25333135573745" calcext:value-type="float">
            <text:p>1.25333135573745</text:p>
          </table:table-cell>
          <table:table-cell table:formula="of:=[.$C231]/[.$Q231]" office:value-type="float" office:value="0.637985371783438" calcext:value-type="float">
            <text:p>0.637985371783438</text:p>
          </table:table-cell>
          <table:table-cell table:formula="of:=[.$D231]/[.$Q231]" office:value-type="float" office:value="0.00049485000720065" calcext:value-type="float">
            <text:p>0.00049485000720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0026" calcext:value-type="float">
            <text:p>1.0026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03" calcext:value-type="float">
            <text:p>0.0003</text:p>
          </table:table-cell>
          <table:table-cell table:formula="of:=[.$A232]-0.5" office:value-type="float" office:value="609.5" calcext:value-type="float">
            <text:p>609.5</text:p>
          </table:table-cell>
          <table:table-cell table:formula="of:=[.$A232]+0.5" office:value-type="float" office:value="610.5" calcext:value-type="float">
            <text:p>610.5</text:p>
          </table:table-cell>
          <table:table-cell table:formula="of:=LOG([.$A232];2)-8" office:value-type="float" office:value="1.25266543245025" calcext:value-type="float">
            <text:p>1.25266543245025</text:p>
          </table:table-cell>
          <table:table-cell table:formula="of:=LOG([.$E232];2)-8" office:value-type="float" office:value="1.25148241062021" calcext:value-type="float">
            <text:p>1.25148241062021</text:p>
          </table:table-cell>
          <table:table-cell table:formula="of:=LOG([.$F232];2)-8" office:value-type="float" office:value="1.2538474849874" calcext:value-type="float">
            <text:p>1.2538474849874</text:p>
          </table:table-cell>
          <table:table-cell table:formula="of:=[.$I232]-[.$H232]" office:value-type="float" office:value="0.00236507436719258" calcext:value-type="float">
            <text:p>0.002365074367193</text:p>
          </table:table-cell>
          <table:table-cell table:formula="of:=[.$B232]/[.$J232]" office:value-type="float" office:value="423.919016631228" calcext:value-type="float">
            <text:p>423.919016631228</text:p>
          </table:table-cell>
          <table:table-cell table:formula="of:=[.$C232]/[.$J232]" office:value-type="float" office:value="212.678301780877" calcext:value-type="float">
            <text:p>212.678301780877</text:p>
          </table:table-cell>
          <table:table-cell table:formula="of:=[.$D232]/[.$J232]" office:value-type="float" office:value="0.126845905634718" calcext:value-type="float">
            <text:p>0.126845905634718</text:p>
          </table:table-cell>
          <table:table-cell table:formula="of:=299792.458/[.$A232]" office:value-type="float" office:value="491.463045901639" calcext:value-type="float">
            <text:p>491.463045901639</text:p>
          </table:table-cell>
          <table:table-cell table:formula="of:=299792.458/[.$E232]" office:value-type="float" office:value="491.866214930271" calcext:value-type="float">
            <text:p>491.866214930271</text:p>
          </table:table-cell>
          <table:table-cell table:formula="of:=299792.458/[.$F232]" office:value-type="float" office:value="491.060537264537" calcext:value-type="float">
            <text:p>491.060537264537</text:p>
          </table:table-cell>
          <table:table-cell table:formula="of:=[.$O232]-[.$P232]" office:value-type="float" office:value="0.805677665733469" calcext:value-type="float">
            <text:p>0.805677665733469</text:p>
          </table:table-cell>
          <table:table-cell table:formula="of:=[.$B232]/[.$Q232]" office:value-type="float" office:value="1.24441826134929" calcext:value-type="float">
            <text:p>1.24441826134929</text:p>
          </table:table-cell>
          <table:table-cell table:formula="of:=[.$C232]/[.$Q232]" office:value-type="float" office:value="0.624319155653993" calcext:value-type="float">
            <text:p>0.624319155653993</text:p>
          </table:table-cell>
          <table:table-cell table:formula="of:=[.$D232]/[.$Q232]" office:value-type="float" office:value="0.000372357349296616" calcext:value-type="float">
            <text:p>0.00037235734929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0003" calcext:value-type="float">
            <text:p>0.0003</text:p>
          </table:table-cell>
          <table:table-cell table:formula="of:=[.$A233]-0.5" office:value-type="float" office:value="610.5" calcext:value-type="float">
            <text:p>610.5</text:p>
          </table:table-cell>
          <table:table-cell table:formula="of:=[.$A233]+0.5" office:value-type="float" office:value="611.5" calcext:value-type="float">
            <text:p>611.5</text:p>
          </table:table-cell>
          <table:table-cell table:formula="of:=LOG([.$A233];2)-8" office:value-type="float" office:value="1.25502856981873" calcext:value-type="float">
            <text:p>1.25502856981873</text:p>
          </table:table-cell>
          <table:table-cell table:formula="of:=LOG([.$E233];2)-8" office:value-type="float" office:value="1.2538474849874" calcext:value-type="float">
            <text:p>1.2538474849874</text:p>
          </table:table-cell>
          <table:table-cell table:formula="of:=LOG([.$F233];2)-8" office:value-type="float" office:value="1.25620868852739" calcext:value-type="float">
            <text:p>1.25620868852739</text:p>
          </table:table-cell>
          <table:table-cell table:formula="of:=[.$I233]-[.$H233]" office:value-type="float" office:value="0.00236120353998359" calcext:value-type="float">
            <text:p>0.002361203539984</text:p>
          </table:table-cell>
          <table:table-cell table:formula="of:=[.$B233]/[.$J233]" office:value-type="float" office:value="419.870622422872" calcext:value-type="float">
            <text:p>419.870622422872</text:p>
          </table:table-cell>
          <table:table-cell table:formula="of:=[.$C233]/[.$J233]" office:value-type="float" office:value="207.733044480955" calcext:value-type="float">
            <text:p>207.733044480955</text:p>
          </table:table-cell>
          <table:table-cell table:formula="of:=[.$D233]/[.$J233]" office:value-type="float" office:value="0.127053849835447" calcext:value-type="float">
            <text:p>0.127053849835447</text:p>
          </table:table-cell>
          <table:table-cell table:formula="of:=299792.458/[.$A233]" office:value-type="float" office:value="490.658687397709" calcext:value-type="float">
            <text:p>490.658687397709</text:p>
          </table:table-cell>
          <table:table-cell table:formula="of:=299792.458/[.$E233]" office:value-type="float" office:value="491.060537264537" calcext:value-type="float">
            <text:p>491.060537264537</text:p>
          </table:table-cell>
          <table:table-cell table:formula="of:=299792.458/[.$F233]" office:value-type="float" office:value="490.2574946852" calcext:value-type="float">
            <text:p>490.2574946852</text:p>
          </table:table-cell>
          <table:table-cell table:formula="of:=[.$O233]-[.$P233]" office:value-type="float" office:value="0.803042579336932" calcext:value-type="float">
            <text:p>0.803042579336932</text:p>
          </table:table-cell>
          <table:table-cell table:formula="of:=[.$B233]/[.$Q233]" office:value-type="float" office:value="1.23455471167991" calcext:value-type="float">
            <text:p>1.23455471167991</text:p>
          </table:table-cell>
          <table:table-cell table:formula="of:=[.$C233]/[.$Q233]" office:value-type="float" office:value="0.61080198313395" calcext:value-type="float">
            <text:p>0.61080198313395</text:p>
          </table:table-cell>
          <table:table-cell table:formula="of:=[.$D233]/[.$Q233]" office:value-type="float" office:value="0.000373579194577339" calcext:value-type="float">
            <text:p>0.00037357919457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0003" calcext:value-type="float">
            <text:p>0.0003</text:p>
          </table:table-cell>
          <table:table-cell table:formula="of:=[.$A234]-0.5" office:value-type="float" office:value="611.5" calcext:value-type="float">
            <text:p>611.5</text:p>
          </table:table-cell>
          <table:table-cell table:formula="of:=[.$A234]+0.5" office:value-type="float" office:value="612.5" calcext:value-type="float">
            <text:p>612.5</text:p>
          </table:table-cell>
          <table:table-cell table:formula="of:=LOG([.$A234];2)-8" office:value-type="float" office:value="1.25738784269265" calcext:value-type="float">
            <text:p>1.25738784269265</text:p>
          </table:table-cell>
          <table:table-cell table:formula="of:=LOG([.$E234];2)-8" office:value-type="float" office:value="1.25620868852739" calcext:value-type="float">
            <text:p>1.25620868852739</text:p>
          </table:table-cell>
          <table:table-cell table:formula="of:=LOG([.$F234];2)-8" office:value-type="float" office:value="1.25856603388993" calcext:value-type="float">
            <text:p>1.25856603388993</text:p>
          </table:table-cell>
          <table:table-cell table:formula="of:=[.$I234]-[.$H234]" office:value-type="float" office:value="0.00235734536254562" calcext:value-type="float">
            <text:p>0.002357345362546</text:p>
          </table:table-cell>
          <table:table-cell table:formula="of:=[.$B234]/[.$J234]" office:value-type="float" office:value="415.467336929528" calcext:value-type="float">
            <text:p>415.467336929528</text:p>
          </table:table-cell>
          <table:table-cell table:formula="of:=[.$C234]/[.$J234]" office:value-type="float" office:value="202.812879095372" calcext:value-type="float">
            <text:p>202.812879095372</text:p>
          </table:table-cell>
          <table:table-cell table:formula="of:=[.$D234]/[.$J234]" office:value-type="float" office:value="0.127261794036" calcext:value-type="float">
            <text:p>0.127261794036</text:p>
          </table:table-cell>
          <table:table-cell table:formula="of:=299792.458/[.$A234]" office:value-type="float" office:value="489.85695751634" calcext:value-type="float">
            <text:p>489.85695751634</text:p>
          </table:table-cell>
          <table:table-cell table:formula="of:=299792.458/[.$E234]" office:value-type="float" office:value="490.2574946852" calcext:value-type="float">
            <text:p>490.2574946852</text:p>
          </table:table-cell>
          <table:table-cell table:formula="of:=299792.458/[.$F234]" office:value-type="float" office:value="489.457074285714" calcext:value-type="float">
            <text:p>489.457074285714</text:p>
          </table:table-cell>
          <table:table-cell table:formula="of:=[.$O234]-[.$P234]" office:value-type="float" office:value="0.800420399486029" calcext:value-type="float">
            <text:p>0.800420399486029</text:p>
          </table:table-cell>
          <table:table-cell table:formula="of:=[.$B234]/[.$Q234]" office:value-type="float" office:value="1.22360699531009" calcext:value-type="float">
            <text:p>1.22360699531009</text:p>
          </table:table-cell>
          <table:table-cell table:formula="of:=[.$C234]/[.$Q234]" office:value-type="float" office:value="0.597311113393662" calcext:value-type="float">
            <text:p>0.597311113393662</text:p>
          </table:table-cell>
          <table:table-cell table:formula="of:=[.$D234]/[.$Q234]" office:value-type="float" office:value="0.000374803041242624" calcext:value-type="float">
            <text:p>0.00037480304124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9665" calcext:value-type="float">
            <text:p>0.9665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0003" calcext:value-type="float">
            <text:p>0.0003</text:p>
          </table:table-cell>
          <table:table-cell table:formula="of:=[.$A235]-0.5" office:value-type="float" office:value="612.5" calcext:value-type="float">
            <text:p>612.5</text:p>
          </table:table-cell>
          <table:table-cell table:formula="of:=[.$A235]+0.5" office:value-type="float" office:value="613.5" calcext:value-type="float">
            <text:p>613.5</text:p>
          </table:table-cell>
          <table:table-cell table:formula="of:=LOG([.$A235];2)-8" office:value-type="float" office:value="1.25974326369078" calcext:value-type="float">
            <text:p>1.25974326369078</text:p>
          </table:table-cell>
          <table:table-cell table:formula="of:=LOG([.$E235];2)-8" office:value-type="float" office:value="1.25856603388993" calcext:value-type="float">
            <text:p>1.25856603388993</text:p>
          </table:table-cell>
          <table:table-cell table:formula="of:=LOG([.$F235];2)-8" office:value-type="float" office:value="1.26091953366291" calcext:value-type="float">
            <text:p>1.26091953366291</text:p>
          </table:table-cell>
          <table:table-cell table:formula="of:=[.$I235]-[.$H235]" office:value-type="float" office:value="0.00235349977297261" calcext:value-type="float">
            <text:p>0.002353499772973</text:p>
          </table:table-cell>
          <table:table-cell table:formula="of:=[.$B235]/[.$J235]" office:value-type="float" office:value="410.665006684599" calcext:value-type="float">
            <text:p>410.665006684599</text:p>
          </table:table-cell>
          <table:table-cell table:formula="of:=[.$C235]/[.$J235]" office:value-type="float" office:value="197.875523655476" calcext:value-type="float">
            <text:p>197.875523655476</text:p>
          </table:table-cell>
          <table:table-cell table:formula="of:=[.$D235]/[.$J235]" office:value-type="float" office:value="0.127469738236296" calcext:value-type="float">
            <text:p>0.127469738236296</text:p>
          </table:table-cell>
          <table:table-cell table:formula="of:=299792.458/[.$A235]" office:value-type="float" office:value="489.057843393148" calcext:value-type="float">
            <text:p>489.057843393148</text:p>
          </table:table-cell>
          <table:table-cell table:formula="of:=299792.458/[.$E235]" office:value-type="float" office:value="489.457074285714" calcext:value-type="float">
            <text:p>489.457074285714</text:p>
          </table:table-cell>
          <table:table-cell table:formula="of:=299792.458/[.$F235]" office:value-type="float" office:value="488.659263243684" calcext:value-type="float">
            <text:p>488.659263243684</text:p>
          </table:table-cell>
          <table:table-cell table:formula="of:=[.$O235]-[.$P235]" office:value-type="float" office:value="0.797811042030503" calcext:value-type="float">
            <text:p>0.797811042030503</text:p>
          </table:table-cell>
          <table:table-cell table:formula="of:=[.$B235]/[.$Q235]" office:value-type="float" office:value="1.21143973833725" calcext:value-type="float">
            <text:p>1.21143973833725</text:p>
          </table:table-cell>
          <table:table-cell table:formula="of:=[.$C235]/[.$Q235]" office:value-type="float" office:value="0.583722179145015" calcext:value-type="float">
            <text:p>0.583722179145015</text:p>
          </table:table-cell>
          <table:table-cell table:formula="of:=[.$D235]/[.$Q235]" office:value-type="float" office:value="0.000376028889292472" calcext:value-type="float">
            <text:p>0.00037602888929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4534" calcext:value-type="float">
            <text:p>0.4534</text:p>
          </table:table-cell>
          <table:table-cell office:value-type="float" office:value="0.0003" calcext:value-type="float">
            <text:p>0.0003</text:p>
          </table:table-cell>
          <table:table-cell table:formula="of:=[.$A236]-0.5" office:value-type="float" office:value="613.5" calcext:value-type="float">
            <text:p>613.5</text:p>
          </table:table-cell>
          <table:table-cell table:formula="of:=[.$A236]+0.5" office:value-type="float" office:value="614.5" calcext:value-type="float">
            <text:p>614.5</text:p>
          </table:table-cell>
          <table:table-cell table:formula="of:=LOG([.$A236];2)-8" office:value-type="float" office:value="1.26209484537018" calcext:value-type="float">
            <text:p>1.26209484537018</text:p>
          </table:table-cell>
          <table:table-cell table:formula="of:=LOG([.$E236];2)-8" office:value-type="float" office:value="1.26091953366291" calcext:value-type="float">
            <text:p>1.26091953366291</text:p>
          </table:table-cell>
          <table:table-cell table:formula="of:=LOG([.$F236];2)-8" office:value-type="float" office:value="1.26326920037266" calcext:value-type="float">
            <text:p>1.26326920037266</text:p>
          </table:table-cell>
          <table:table-cell table:formula="of:=[.$I236]-[.$H236]" office:value-type="float" office:value="0.00234966670975645" calcext:value-type="float">
            <text:p>0.002349666709756</text:p>
          </table:table-cell>
          <table:table-cell table:formula="of:=[.$B236]/[.$J236]" office:value-type="float" office:value="405.546878645939" calcext:value-type="float">
            <text:p>405.546878645939</text:p>
          </table:table-cell>
          <table:table-cell table:formula="of:=[.$C236]/[.$J236]" office:value-type="float" office:value="192.963537389095" calcext:value-type="float">
            <text:p>192.963537389095</text:p>
          </table:table-cell>
          <table:table-cell table:formula="of:=[.$D236]/[.$J236]" office:value-type="float" office:value="0.127677682436543" calcext:value-type="float">
            <text:p>0.127677682436543</text:p>
          </table:table-cell>
          <table:table-cell table:formula="of:=299792.458/[.$A236]" office:value-type="float" office:value="488.261332247557" calcext:value-type="float">
            <text:p>488.261332247557</text:p>
          </table:table-cell>
          <table:table-cell table:formula="of:=299792.458/[.$E236]" office:value-type="float" office:value="488.659263243684" calcext:value-type="float">
            <text:p>488.659263243684</text:p>
          </table:table-cell>
          <table:table-cell table:formula="of:=299792.458/[.$F236]" office:value-type="float" office:value="487.864048820179" calcext:value-type="float">
            <text:p>487.864048820179</text:p>
          </table:table-cell>
          <table:table-cell table:formula="of:=[.$O236]-[.$P236]" office:value-type="float" office:value="0.795214423504774" calcext:value-type="float">
            <text:p>0.795214423504774</text:p>
          </table:table-cell>
          <table:table-cell table:formula="of:=[.$B236]/[.$Q236]" office:value-type="float" office:value="1.19829315444287" calcext:value-type="float">
            <text:p>1.19829315444287</text:p>
          </table:table-cell>
          <table:table-cell table:formula="of:=[.$C236]/[.$Q236]" office:value-type="float" office:value="0.570160684462583" calcext:value-type="float">
            <text:p>0.570160684462583</text:p>
          </table:table-cell>
          <table:table-cell table:formula="of:=[.$D236]/[.$Q236]" office:value-type="float" office:value="0.000377256738726896" calcext:value-type="float">
            <text:p>0.00037725673872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0002" calcext:value-type="float">
            <text:p>0.0002</text:p>
          </table:table-cell>
          <table:table-cell table:formula="of:=[.$A237]-0.5" office:value-type="float" office:value="614.5" calcext:value-type="float">
            <text:p>614.5</text:p>
          </table:table-cell>
          <table:table-cell table:formula="of:=[.$A237]+0.5" office:value-type="float" office:value="615.5" calcext:value-type="float">
            <text:p>615.5</text:p>
          </table:table-cell>
          <table:table-cell table:formula="of:=LOG([.$A237];2)-8" office:value-type="float" office:value="1.2644426002266" calcext:value-type="float">
            <text:p>1.2644426002266</text:p>
          </table:table-cell>
          <table:table-cell table:formula="of:=LOG([.$E237];2)-8" office:value-type="float" office:value="1.26326920037266" calcext:value-type="float">
            <text:p>1.26326920037266</text:p>
          </table:table-cell>
          <table:table-cell table:formula="of:=LOG([.$F237];2)-8" office:value-type="float" office:value="1.26561504648446" calcext:value-type="float">
            <text:p>1.26561504648446</text:p>
          </table:table-cell>
          <table:table-cell table:formula="of:=[.$I237]-[.$H237]" office:value-type="float" office:value="0.00234584611179578" calcext:value-type="float">
            <text:p>0.002345846111796</text:p>
          </table:table-cell>
          <table:table-cell table:formula="of:=[.$B237]/[.$J237]" office:value-type="float" office:value="400.026240119238" calcext:value-type="float">
            <text:p>400.026240119238</text:p>
          </table:table-cell>
          <table:table-cell table:formula="of:=[.$C237]/[.$J237]" office:value-type="float" office:value="188.077128240205" calcext:value-type="float">
            <text:p>188.077128240205</text:p>
          </table:table-cell>
          <table:table-cell table:formula="of:=[.$D237]/[.$J237]" office:value-type="float" office:value="0.0852570844243901" calcext:value-type="float">
            <text:p>0.08525708442439</text:p>
          </table:table-cell>
          <table:table-cell table:formula="of:=299792.458/[.$A237]" office:value-type="float" office:value="487.467411382114" calcext:value-type="float">
            <text:p>487.467411382114</text:p>
          </table:table-cell>
          <table:table-cell table:formula="of:=299792.458/[.$E237]" office:value-type="float" office:value="487.864048820179" calcext:value-type="float">
            <text:p>487.864048820179</text:p>
          </table:table-cell>
          <table:table-cell table:formula="of:=299792.458/[.$F237]" office:value-type="float" office:value="487.071418359058" calcext:value-type="float">
            <text:p>487.071418359058</text:p>
          </table:table-cell>
          <table:table-cell table:formula="of:=[.$O237]-[.$P237]" office:value-type="float" office:value="0.792630461121348" calcext:value-type="float">
            <text:p>0.792630461121348</text:p>
          </table:table-cell>
          <table:table-cell table:formula="of:=[.$B237]/[.$Q237]" office:value-type="float" office:value="1.18390605209952" calcext:value-type="float">
            <text:p>1.18390605209952</text:p>
          </table:table-cell>
          <table:table-cell table:formula="of:=[.$C237]/[.$Q237]" office:value-type="float" office:value="0.556627611025479" calcext:value-type="float">
            <text:p>0.556627611025479</text:p>
          </table:table-cell>
          <table:table-cell table:formula="of:=[.$D237]/[.$Q237]" office:value-type="float" office:value="0.000252324393030589" calcext:value-type="float">
            <text:p>0.00025232439303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0002" calcext:value-type="float">
            <text:p>0.0002</text:p>
          </table:table-cell>
          <table:table-cell table:formula="of:=[.$A238]-0.5" office:value-type="float" office:value="615.5" calcext:value-type="float">
            <text:p>615.5</text:p>
          </table:table-cell>
          <table:table-cell table:formula="of:=[.$A238]+0.5" office:value-type="float" office:value="616.5" calcext:value-type="float">
            <text:p>616.5</text:p>
          </table:table-cell>
          <table:table-cell table:formula="of:=LOG([.$A238];2)-8" office:value-type="float" office:value="1.2667865406949" calcext:value-type="float">
            <text:p>1.2667865406949</text:p>
          </table:table-cell>
          <table:table-cell table:formula="of:=LOG([.$E238];2)-8" office:value-type="float" office:value="1.26561504648446" calcext:value-type="float">
            <text:p>1.26561504648446</text:p>
          </table:table-cell>
          <table:table-cell table:formula="of:=LOG([.$F238];2)-8" office:value-type="float" office:value="1.26795708440284" calcext:value-type="float">
            <text:p>1.26795708440284</text:p>
          </table:table-cell>
          <table:table-cell table:formula="of:=[.$I238]-[.$H238]" office:value-type="float" office:value="0.00234203791838183" calcext:value-type="float">
            <text:p>0.002342037918382</text:p>
          </table:table-cell>
          <table:table-cell table:formula="of:=[.$B238]/[.$J238]" office:value-type="float" office:value="394.18661532084" calcext:value-type="float">
            <text:p>394.18661532084</text:p>
          </table:table-cell>
          <table:table-cell table:formula="of:=[.$C238]/[.$J238]" office:value-type="float" office:value="183.216504153133" calcext:value-type="float">
            <text:p>183.216504153133</text:p>
          </table:table-cell>
          <table:table-cell table:formula="of:=[.$D238]/[.$J238]" office:value-type="float" office:value="0.0853957138909965" calcext:value-type="float">
            <text:p>0.085395713890997</text:p>
          </table:table-cell>
          <table:table-cell table:formula="of:=299792.458/[.$A238]" office:value-type="float" office:value="486.676068181818" calcext:value-type="float">
            <text:p>486.676068181818</text:p>
          </table:table-cell>
          <table:table-cell table:formula="of:=299792.458/[.$E238]" office:value-type="float" office:value="487.071418359058" calcext:value-type="float">
            <text:p>487.071418359058</text:p>
          </table:table-cell>
          <table:table-cell table:formula="of:=299792.458/[.$F238]" office:value-type="float" office:value="486.281359286294" calcext:value-type="float">
            <text:p>486.281359286294</text:p>
          </table:table-cell>
          <table:table-cell table:formula="of:=[.$O238]-[.$P238]" office:value-type="float" office:value="0.790059072764052" calcext:value-type="float">
            <text:p>0.790059072764052</text:p>
          </table:table-cell>
          <table:table-cell table:formula="of:=[.$B238]/[.$Q238]" office:value-type="float" office:value="1.16852021807705" calcext:value-type="float">
            <text:p>1.16852021807705</text:p>
          </table:table-cell>
          <table:table-cell table:formula="of:=[.$C238]/[.$Q238]" office:value-type="float" office:value="0.543123944515664" calcext:value-type="float">
            <text:p>0.543123944515664</text:p>
          </table:table-cell>
          <table:table-cell table:formula="of:=[.$D238]/[.$Q238]" office:value-type="float" office:value="0.000253145627832983" calcext:value-type="float">
            <text:p>0.00025314562783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417" calcext:value-type="float">
            <text:p>0.417</text:p>
          </table:table-cell>
          <table:table-cell office:value-type="float" office:value="0.0002" calcext:value-type="float">
            <text:p>0.0002</text:p>
          </table:table-cell>
          <table:table-cell table:formula="of:=[.$A239]-0.5" office:value-type="float" office:value="616.5" calcext:value-type="float">
            <text:p>616.5</text:p>
          </table:table-cell>
          <table:table-cell table:formula="of:=[.$A239]+0.5" office:value-type="float" office:value="617.5" calcext:value-type="float">
            <text:p>617.5</text:p>
          </table:table-cell>
          <table:table-cell table:formula="of:=LOG([.$A239];2)-8" office:value-type="float" office:value="1.26912667914942" calcext:value-type="float">
            <text:p>1.26912667914942</text:p>
          </table:table-cell>
          <table:table-cell table:formula="of:=LOG([.$E239];2)-8" office:value-type="float" office:value="1.26795708440284" calcext:value-type="float">
            <text:p>1.26795708440284</text:p>
          </table:table-cell>
          <table:table-cell table:formula="of:=LOG([.$F239];2)-8" office:value-type="float" office:value="1.27029532647204" calcext:value-type="float">
            <text:p>1.27029532647204</text:p>
          </table:table-cell>
          <table:table-cell table:formula="of:=[.$I239]-[.$H239]" office:value-type="float" office:value="0.00233824206920197" calcext:value-type="float">
            <text:p>0.002338242069202</text:p>
          </table:table-cell>
          <table:table-cell table:formula="of:=[.$B239]/[.$J239]" office:value-type="float" office:value="387.98378146948" calcext:value-type="float">
            <text:p>387.98378146948</text:p>
          </table:table-cell>
          <table:table-cell table:formula="of:=[.$C239]/[.$J239]" office:value-type="float" office:value="178.339105900323" calcext:value-type="float">
            <text:p>178.339105900323</text:p>
          </table:table-cell>
          <table:table-cell table:formula="of:=[.$D239]/[.$J239]" office:value-type="float" office:value="0.085534343357469" calcext:value-type="float">
            <text:p>0.085534343357469</text:p>
          </table:table-cell>
          <table:table-cell table:formula="of:=299792.458/[.$A239]" office:value-type="float" office:value="485.887290113452" calcext:value-type="float">
            <text:p>485.887290113452</text:p>
          </table:table-cell>
          <table:table-cell table:formula="of:=299792.458/[.$E239]" office:value-type="float" office:value="486.281359286294" calcext:value-type="float">
            <text:p>486.281359286294</text:p>
          </table:table-cell>
          <table:table-cell table:formula="of:=299792.458/[.$F239]" office:value-type="float" office:value="485.493859109312" calcext:value-type="float">
            <text:p>485.493859109312</text:p>
          </table:table-cell>
          <table:table-cell table:formula="of:=[.$O239]-[.$P239]" office:value-type="float" office:value="0.787500176981894" calcext:value-type="float">
            <text:p>0.787500176981894</text:p>
          </table:table-cell>
          <table:table-cell table:formula="of:=[.$B239]/[.$Q239]" office:value-type="float" office:value="1.15199974110083" calcext:value-type="float">
            <text:p>1.15199974110083</text:p>
          </table:table-cell>
          <table:table-cell table:formula="of:=[.$C239]/[.$Q239]" office:value-type="float" office:value="0.529523690519231" calcext:value-type="float">
            <text:p>0.529523690519231</text:p>
          </table:table-cell>
          <table:table-cell table:formula="of:=[.$D239]/[.$Q239]" office:value-type="float" office:value="0.000253968196891718" calcext:value-type="float">
            <text:p>0.00025396819689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405" calcext:value-type="float">
            <text:p>0.405</text:p>
          </table:table-cell>
          <table:table-cell office:value-type="float" office:value="0.0002" calcext:value-type="float">
            <text:p>0.0002</text:p>
          </table:table-cell>
          <table:table-cell table:formula="of:=[.$A240]-0.5" office:value-type="float" office:value="617.5" calcext:value-type="float">
            <text:p>617.5</text:p>
          </table:table-cell>
          <table:table-cell table:formula="of:=[.$A240]+0.5" office:value-type="float" office:value="618.5" calcext:value-type="float">
            <text:p>618.5</text:p>
          </table:table-cell>
          <table:table-cell table:formula="of:=LOG([.$A240];2)-8" office:value-type="float" office:value="1.27146302790437" calcext:value-type="float">
            <text:p>1.27146302790437</text:p>
          </table:table-cell>
          <table:table-cell table:formula="of:=LOG([.$E240];2)-8" office:value-type="float" office:value="1.27029532647204" calcext:value-type="float">
            <text:p>1.27029532647204</text:p>
          </table:table-cell>
          <table:table-cell table:formula="of:=LOG([.$F240];2)-8" office:value-type="float" office:value="1.27262978497637" calcext:value-type="float">
            <text:p>1.27262978497637</text:p>
          </table:table-cell>
          <table:table-cell table:formula="of:=[.$I240]-[.$H240]" office:value-type="float" office:value="0.00233445850432901" calcext:value-type="float">
            <text:p>0.002334458504329</text:p>
          </table:table-cell>
          <table:table-cell table:formula="of:=[.$B240]/[.$J240]" office:value-type="float" office:value="381.416075012191" calcext:value-type="float">
            <text:p>381.416075012191</text:p>
          </table:table-cell>
          <table:table-cell table:formula="of:=[.$C240]/[.$J240]" office:value-type="float" office:value="173.487769968483" calcext:value-type="float">
            <text:p>173.487769968483</text:p>
          </table:table-cell>
          <table:table-cell table:formula="of:=[.$D240]/[.$J240]" office:value-type="float" office:value="0.0856729728239423" calcext:value-type="float">
            <text:p>0.085672972823942</text:p>
          </table:table-cell>
          <table:table-cell table:formula="of:=299792.458/[.$A240]" office:value-type="float" office:value="485.101064724919" calcext:value-type="float">
            <text:p>485.101064724919</text:p>
          </table:table-cell>
          <table:table-cell table:formula="of:=299792.458/[.$E240]" office:value-type="float" office:value="485.493859109312" calcext:value-type="float">
            <text:p>485.493859109312</text:p>
          </table:table-cell>
          <table:table-cell table:formula="of:=299792.458/[.$F240]" office:value-type="float" office:value="484.70890541633" calcext:value-type="float">
            <text:p>484.70890541633</text:p>
          </table:table-cell>
          <table:table-cell table:formula="of:=[.$O240]-[.$P240]" office:value-type="float" office:value="0.784953692981901" calcext:value-type="float">
            <text:p>0.784953692981901</text:p>
          </table:table-cell>
          <table:table-cell table:formula="of:=[.$B240]/[.$Q240]" office:value-type="float" office:value="1.134334430121" calcext:value-type="float">
            <text:p>1.134334430121</text:p>
          </table:table-cell>
          <table:table-cell table:formula="of:=[.$C240]/[.$Q240]" office:value-type="float" office:value="0.515954002918919" calcext:value-type="float">
            <text:p>0.515954002918919</text:p>
          </table:table-cell>
          <table:table-cell table:formula="of:=[.$D240]/[.$Q240]" office:value-type="float" office:value="0.000254792100206874" calcext:value-type="float">
            <text:p>0.00025479210020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02" calcext:value-type="float">
            <text:p>0.0002</text:p>
          </table:table-cell>
          <table:table-cell table:formula="of:=[.$A241]-0.5" office:value-type="float" office:value="618.5" calcext:value-type="float">
            <text:p>618.5</text:p>
          </table:table-cell>
          <table:table-cell table:formula="of:=[.$A241]+0.5" office:value-type="float" office:value="619.5" calcext:value-type="float">
            <text:p>619.5</text:p>
          </table:table-cell>
          <table:table-cell table:formula="of:=LOG([.$A241];2)-8" office:value-type="float" office:value="1.27379559921427" calcext:value-type="float">
            <text:p>1.27379559921427</text:p>
          </table:table-cell>
          <table:table-cell table:formula="of:=LOG([.$E241];2)-8" office:value-type="float" office:value="1.27262978497637" calcext:value-type="float">
            <text:p>1.27262978497637</text:p>
          </table:table-cell>
          <table:table-cell table:formula="of:=LOG([.$F241];2)-8" office:value-type="float" office:value="1.2749604721406" calcext:value-type="float">
            <text:p>1.2749604721406</text:p>
          </table:table-cell>
          <table:table-cell table:formula="of:=[.$I241]-[.$H241]" office:value-type="float" office:value="0.0023306871642319" calcext:value-type="float">
            <text:p>0.002330687164232</text:p>
          </table:table-cell>
          <table:table-cell table:formula="of:=[.$B241]/[.$J241]" office:value-type="float" office:value="374.481832394541" calcext:value-type="float">
            <text:p>374.481832394541</text:p>
          </table:table-cell>
          <table:table-cell table:formula="of:=[.$C241]/[.$J241]" office:value-type="float" office:value="168.619798500292" calcext:value-type="float">
            <text:p>168.619798500292</text:p>
          </table:table-cell>
          <table:table-cell table:formula="of:=[.$D241]/[.$J241]" office:value-type="float" office:value="0.0858116022902248" calcext:value-type="float">
            <text:p>0.085811602290225</text:p>
          </table:table-cell>
          <table:table-cell table:formula="of:=299792.458/[.$A241]" office:value-type="float" office:value="484.317379644588" calcext:value-type="float">
            <text:p>484.317379644588</text:p>
          </table:table-cell>
          <table:table-cell table:formula="of:=299792.458/[.$E241]" office:value-type="float" office:value="484.70890541633" calcext:value-type="float">
            <text:p>484.70890541633</text:p>
          </table:table-cell>
          <table:table-cell table:formula="of:=299792.458/[.$F241]" office:value-type="float" office:value="483.926485875706" calcext:value-type="float">
            <text:p>483.926485875706</text:p>
          </table:table-cell>
          <table:table-cell table:formula="of:=[.$O241]-[.$P241]" office:value-type="float" office:value="0.782419540623607" calcext:value-type="float">
            <text:p>0.782419540623607</text:p>
          </table:table-cell>
          <table:table-cell table:formula="of:=[.$B241]/[.$Q241]" office:value-type="float" office:value="1.11551406206491" calcext:value-type="float">
            <text:p>1.11551406206491</text:p>
          </table:table-cell>
          <table:table-cell table:formula="of:=[.$C241]/[.$Q241]" office:value-type="float" office:value="0.502288068734543" calcext:value-type="float">
            <text:p>0.502288068734543</text:p>
          </table:table-cell>
          <table:table-cell table:formula="of:=[.$D241]/[.$Q241]" office:value-type="float" office:value="0.000255617337778393" calcext:value-type="float">
            <text:p>0.00025561733777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381" calcext:value-type="float">
            <text:p>0.381</text:p>
          </table:table-cell>
          <table:table-cell office:value-type="float" office:value="0.0002" calcext:value-type="float">
            <text:p>0.0002</text:p>
          </table:table-cell>
          <table:table-cell table:formula="of:=[.$A242]-0.5" office:value-type="float" office:value="619.5" calcext:value-type="float">
            <text:p>619.5</text:p>
          </table:table-cell>
          <table:table-cell table:formula="of:=[.$A242]+0.5" office:value-type="float" office:value="620.5" calcext:value-type="float">
            <text:p>620.5</text:p>
          </table:table-cell>
          <table:table-cell table:formula="of:=LOG([.$A242];2)-8" office:value-type="float" office:value="1.27612440527424" calcext:value-type="float">
            <text:p>1.27612440527424</text:p>
          </table:table-cell>
          <table:table-cell table:formula="of:=LOG([.$E242];2)-8" office:value-type="float" office:value="1.2749604721406" calcext:value-type="float">
            <text:p>1.2749604721406</text:p>
          </table:table-cell>
          <table:table-cell table:formula="of:=LOG([.$F242];2)-8" office:value-type="float" office:value="1.27728740013036" calcext:value-type="float">
            <text:p>1.27728740013036</text:p>
          </table:table-cell>
          <table:table-cell table:formula="of:=[.$I242]-[.$H242]" office:value-type="float" office:value="0.00232692798975442" calcext:value-type="float">
            <text:p>0.002326927989754</text:p>
          </table:table-cell>
          <table:table-cell table:formula="of:=[.$B242]/[.$J242]" office:value-type="float" office:value="367.179390063622" calcext:value-type="float">
            <text:p>367.179390063622</text:p>
          </table:table-cell>
          <table:table-cell table:formula="of:=[.$C242]/[.$J242]" office:value-type="float" office:value="163.735191496068" calcext:value-type="float">
            <text:p>163.735191496068</text:p>
          </table:table-cell>
          <table:table-cell table:formula="of:=[.$D242]/[.$J242]" office:value-type="float" office:value="0.0859502317564659" calcext:value-type="float">
            <text:p>0.085950231756466</text:p>
          </table:table-cell>
          <table:table-cell table:formula="of:=299792.458/[.$A242]" office:value-type="float" office:value="483.536222580645" calcext:value-type="float">
            <text:p>483.536222580645</text:p>
          </table:table-cell>
          <table:table-cell table:formula="of:=299792.458/[.$E242]" office:value-type="float" office:value="483.926485875706" calcext:value-type="float">
            <text:p>483.926485875706</text:p>
          </table:table-cell>
          <table:table-cell table:formula="of:=299792.458/[.$F242]" office:value-type="float" office:value="483.146588235294" calcext:value-type="float">
            <text:p>483.146588235294</text:p>
          </table:table-cell>
          <table:table-cell table:formula="of:=[.$O242]-[.$P242]" office:value-type="float" office:value="0.779897640412116" calcext:value-type="float">
            <text:p>0.779897640412116</text:p>
          </table:table-cell>
          <table:table-cell table:formula="of:=[.$B242]/[.$Q242]" office:value-type="float" office:value="1.09552838183805" calcext:value-type="float">
            <text:p>1.09552838183805</text:p>
          </table:table-cell>
          <table:table-cell table:formula="of:=[.$C242]/[.$Q242]" office:value-type="float" office:value="0.488525647799974" calcext:value-type="float">
            <text:p>0.488525647799974</text:p>
          </table:table-cell>
          <table:table-cell table:formula="of:=[.$D242]/[.$Q242]" office:value-type="float" office:value="0.000256443909606285" calcext:value-type="float">
            <text:p>0.00025644390960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0002" calcext:value-type="float">
            <text:p>0.0002</text:p>
          </table:table-cell>
          <table:table-cell table:formula="of:=[.$A243]-0.5" office:value-type="float" office:value="620.5" calcext:value-type="float">
            <text:p>620.5</text:p>
          </table:table-cell>
          <table:table-cell table:formula="of:=[.$A243]+0.5" office:value-type="float" office:value="621.5" calcext:value-type="float">
            <text:p>621.5</text:p>
          </table:table-cell>
          <table:table-cell table:formula="of:=LOG([.$A243];2)-8" office:value-type="float" office:value="1.27844945822048" calcext:value-type="float">
            <text:p>1.27844945822048</text:p>
          </table:table-cell>
          <table:table-cell table:formula="of:=LOG([.$E243];2)-8" office:value-type="float" office:value="1.27728740013036" calcext:value-type="float">
            <text:p>1.27728740013036</text:p>
          </table:table-cell>
          <table:table-cell table:formula="of:=LOG([.$F243];2)-8" office:value-type="float" office:value="1.27961058105249" calcext:value-type="float">
            <text:p>1.27961058105249</text:p>
          </table:table-cell>
          <table:table-cell table:formula="of:=[.$I243]-[.$H243]" office:value-type="float" office:value="0.00232318092212935" calcext:value-type="float">
            <text:p>0.002323180922129</text:p>
          </table:table-cell>
          <table:table-cell table:formula="of:=[.$B243]/[.$J243]" office:value-type="float" office:value="359.37795117341" calcext:value-type="float">
            <text:p>359.37795117341</text:p>
          </table:table-cell>
          <table:table-cell table:formula="of:=[.$C243]/[.$J243]" office:value-type="float" office:value="158.790904524938" calcext:value-type="float">
            <text:p>158.790904524938</text:p>
          </table:table-cell>
          <table:table-cell table:formula="of:=[.$D243]/[.$J243]" office:value-type="float" office:value="0.08608886122252" calcext:value-type="float">
            <text:p>0.08608886122252</text:p>
          </table:table-cell>
          <table:table-cell table:formula="of:=299792.458/[.$A243]" office:value-type="float" office:value="482.757581320451" calcext:value-type="float">
            <text:p>482.757581320451</text:p>
          </table:table-cell>
          <table:table-cell table:formula="of:=299792.458/[.$E243]" office:value-type="float" office:value="483.146588235294" calcext:value-type="float">
            <text:p>483.146588235294</text:p>
          </table:table-cell>
          <table:table-cell table:formula="of:=299792.458/[.$F243]" office:value-type="float" office:value="482.369200321802" calcext:value-type="float">
            <text:p>482.369200321802</text:p>
          </table:table-cell>
          <table:table-cell table:formula="of:=[.$O243]-[.$P243]" office:value-type="float" office:value="0.777387913492021" calcext:value-type="float">
            <text:p>0.777387913492021</text:p>
          </table:table-cell>
          <table:table-cell table:formula="of:=[.$B243]/[.$Q243]" office:value-type="float" office:value="1.07398119460031" calcext:value-type="float">
            <text:p>1.07398119460031</text:p>
          </table:table-cell>
          <table:table-cell table:formula="of:=[.$C243]/[.$Q243]" office:value-type="float" office:value="0.474537864041266" calcext:value-type="float">
            <text:p>0.474537864041266</text:p>
          </table:table-cell>
          <table:table-cell table:formula="of:=[.$D243]/[.$Q243]" office:value-type="float" office:value="0.000257271815690575" calcext:value-type="float">
            <text:p>0.00025727181569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0002" calcext:value-type="float">
            <text:p>0.0002</text:p>
          </table:table-cell>
          <table:table-cell table:formula="of:=[.$A244]-0.5" office:value-type="float" office:value="621.5" calcext:value-type="float">
            <text:p>621.5</text:p>
          </table:table-cell>
          <table:table-cell table:formula="of:=[.$A244]+0.5" office:value-type="float" office:value="622.5" calcext:value-type="float">
            <text:p>622.5</text:p>
          </table:table-cell>
          <table:table-cell table:formula="of:=LOG([.$A244];2)-8" office:value-type="float" office:value="1.2807707701306" calcext:value-type="float">
            <text:p>1.2807707701306</text:p>
          </table:table-cell>
          <table:table-cell table:formula="of:=LOG([.$E244];2)-8" office:value-type="float" office:value="1.27961058105249" calcext:value-type="float">
            <text:p>1.27961058105249</text:p>
          </table:table-cell>
          <table:table-cell table:formula="of:=LOG([.$F244];2)-8" office:value-type="float" office:value="1.28193002695544" calcext:value-type="float">
            <text:p>1.28193002695544</text:p>
          </table:table-cell>
          <table:table-cell table:formula="of:=[.$I244]-[.$H244]" office:value-type="float" office:value="0.00231944590295718" calcext:value-type="float">
            <text:p>0.002319445902957</text:p>
          </table:table-cell>
          <table:table-cell table:formula="of:=[.$B244]/[.$J244]" office:value-type="float" office:value="351.290797065441" calcext:value-type="float">
            <text:p>351.290797065441</text:p>
          </table:table-cell>
          <table:table-cell table:formula="of:=[.$C244]/[.$J244]" office:value-type="float" office:value="153.829843388499" calcext:value-type="float">
            <text:p>153.829843388499</text:p>
          </table:table-cell>
          <table:table-cell table:formula="of:=[.$D244]/[.$J244]" office:value-type="float" office:value="0.0862274906886207" calcext:value-type="float">
            <text:p>0.086227490688621</text:p>
          </table:table-cell>
          <table:table-cell table:formula="of:=299792.458/[.$A244]" office:value-type="float" office:value="481.981443729904" calcext:value-type="float">
            <text:p>481.981443729904</text:p>
          </table:table-cell>
          <table:table-cell table:formula="of:=299792.458/[.$E244]" office:value-type="float" office:value="482.369200321802" calcext:value-type="float">
            <text:p>482.369200321802</text:p>
          </table:table-cell>
          <table:table-cell table:formula="of:=299792.458/[.$F244]" office:value-type="float" office:value="481.594310040161" calcext:value-type="float">
            <text:p>481.594310040161</text:p>
          </table:table-cell>
          <table:table-cell table:formula="of:=[.$O244]-[.$P244]" office:value-type="float" office:value="0.774890281641433" calcext:value-type="float">
            <text:p>0.774890281641433</text:p>
          </table:table-cell>
          <table:table-cell table:formula="of:=[.$B244]/[.$Q244]" office:value-type="float" office:value="1.05150370227128" calcext:value-type="float">
            <text:p>1.05150370227128</text:p>
          </table:table-cell>
          <table:table-cell table:formula="of:=[.$C244]/[.$Q244]" office:value-type="float" office:value="0.460452283959735" calcext:value-type="float">
            <text:p>0.460452283959735</text:p>
          </table:table-cell>
          <table:table-cell table:formula="of:=[.$D244]/[.$Q244]" office:value-type="float" office:value="0.000258101056031242" calcext:value-type="float">
            <text:p>0.00025810105603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0001" calcext:value-type="float">
            <text:p>0.0001</text:p>
          </table:table-cell>
          <table:table-cell table:formula="of:=[.$A245]-0.5" office:value-type="float" office:value="622.5" calcext:value-type="float">
            <text:p>622.5</text:p>
          </table:table-cell>
          <table:table-cell table:formula="of:=[.$A245]+0.5" office:value-type="float" office:value="623.5" calcext:value-type="float">
            <text:p>623.5</text:p>
          </table:table-cell>
          <table:table-cell table:formula="of:=LOG([.$A245];2)-8" office:value-type="float" office:value="1.283088353024" calcext:value-type="float">
            <text:p>1.283088353024</text:p>
          </table:table-cell>
          <table:table-cell table:formula="of:=LOG([.$E245];2)-8" office:value-type="float" office:value="1.28193002695544" calcext:value-type="float">
            <text:p>1.28193002695544</text:p>
          </table:table-cell>
          <table:table-cell table:formula="of:=LOG([.$F245];2)-8" office:value-type="float" office:value="1.28424574982967" calcext:value-type="float">
            <text:p>1.28424574982967</text:p>
          </table:table-cell>
          <table:table-cell table:formula="of:=[.$I245]-[.$H245]" office:value-type="float" office:value="0.00231572287422743" calcext:value-type="float">
            <text:p>0.002315722874227</text:p>
          </table:table-cell>
          <table:table-cell table:formula="of:=[.$B245]/[.$J245]" office:value-type="float" office:value="342.916680073356" calcext:value-type="float">
            <text:p>342.916680073356</text:p>
          </table:table-cell>
          <table:table-cell table:formula="of:=[.$C245]/[.$J245]" office:value-type="float" office:value="148.852008086243" calcext:value-type="float">
            <text:p>148.852008086243</text:p>
          </table:table-cell>
          <table:table-cell table:formula="of:=[.$D245]/[.$J245]" office:value-type="float" office:value="0.0431830600772391" calcext:value-type="float">
            <text:p>0.043183060077239</text:p>
          </table:table-cell>
          <table:table-cell table:formula="of:=299792.458/[.$A245]" office:value-type="float" office:value="481.207797752809" calcext:value-type="float">
            <text:p>481.207797752809</text:p>
          </table:table-cell>
          <table:table-cell table:formula="of:=299792.458/[.$E245]" office:value-type="float" office:value="481.594310040161" calcext:value-type="float">
            <text:p>481.594310040161</text:p>
          </table:table-cell>
          <table:table-cell table:formula="of:=299792.458/[.$F245]" office:value-type="float" office:value="480.821905372895" calcext:value-type="float">
            <text:p>480.821905372895</text:p>
          </table:table-cell>
          <table:table-cell table:formula="of:=[.$O245]-[.$P245]" office:value-type="float" office:value="0.772404667265676" calcext:value-type="float">
            <text:p>0.772404667265676</text:p>
          </table:table-cell>
          <table:table-cell table:formula="of:=[.$B245]/[.$Q245]" office:value-type="float" office:value="1.02808803940961" calcext:value-type="float">
            <text:p>1.02808803940961</text:p>
          </table:table-cell>
          <table:table-cell table:formula="of:=[.$C245]/[.$Q245]" office:value-type="float" office:value="0.446268665387851" calcext:value-type="float">
            <text:p>0.446268665387851</text:p>
          </table:table-cell>
          <table:table-cell table:formula="of:=[.$D245]/[.$Q245]" office:value-type="float" office:value="0.000129465815314143" calcext:value-type="float">
            <text:p>0.00012946581531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0001" calcext:value-type="float">
            <text:p>0.0001</text:p>
          </table:table-cell>
          <table:table-cell table:formula="of:=[.$A246]-0.5" office:value-type="float" office:value="623.5" calcext:value-type="float">
            <text:p>623.5</text:p>
          </table:table-cell>
          <table:table-cell table:formula="of:=[.$A246]+0.5" office:value-type="float" office:value="624.5" calcext:value-type="float">
            <text:p>624.5</text:p>
          </table:table-cell>
          <table:table-cell table:formula="of:=LOG([.$A246];2)-8" office:value-type="float" office:value="1.28540221886225" calcext:value-type="float">
            <text:p>1.28540221886225</text:p>
          </table:table-cell>
          <table:table-cell table:formula="of:=LOG([.$E246];2)-8" office:value-type="float" office:value="1.28424574982967" calcext:value-type="float">
            <text:p>1.28424574982967</text:p>
          </table:table-cell>
          <table:table-cell table:formula="of:=LOG([.$F246];2)-8" office:value-type="float" office:value="1.28655776160796" calcext:value-type="float">
            <text:p>1.28655776160796</text:p>
          </table:table-cell>
          <table:table-cell table:formula="of:=[.$I246]-[.$H246]" office:value-type="float" office:value="0.00231201177828666" calcext:value-type="float">
            <text:p>0.002312011778287</text:p>
          </table:table-cell>
          <table:table-cell table:formula="of:=[.$B246]/[.$J246]" office:value-type="float" office:value="334.297604907863" calcext:value-type="float">
            <text:p>334.297604907863</text:p>
          </table:table-cell>
          <table:table-cell table:formula="of:=[.$C246]/[.$J246]" office:value-type="float" office:value="143.943903368271" calcext:value-type="float">
            <text:p>143.943903368271</text:p>
          </table:table-cell>
          <table:table-cell table:formula="of:=[.$D246]/[.$J246]" office:value-type="float" office:value="0.0432523748101777" calcext:value-type="float">
            <text:p>0.043252374810178</text:p>
          </table:table-cell>
          <table:table-cell table:formula="of:=299792.458/[.$A246]" office:value-type="float" office:value="480.436631410256" calcext:value-type="float">
            <text:p>480.436631410256</text:p>
          </table:table-cell>
          <table:table-cell table:formula="of:=299792.458/[.$E246]" office:value-type="float" office:value="480.821905372895" calcext:value-type="float">
            <text:p>480.821905372895</text:p>
          </table:table-cell>
          <table:table-cell table:formula="of:=299792.458/[.$F246]" office:value-type="float" office:value="480.051974379504" calcext:value-type="float">
            <text:p>480.051974379504</text:p>
          </table:table-cell>
          <table:table-cell table:formula="of:=[.$O246]-[.$P246]" office:value-type="float" office:value="0.76993099339137" calcext:value-type="float">
            <text:p>0.76993099339137</text:p>
          </table:table-cell>
          <table:table-cell table:formula="of:=[.$B246]/[.$Q246]" office:value-type="float" office:value="1.00385619832701" calcext:value-type="float">
            <text:p>1.00385619832701</text:p>
          </table:table-cell>
          <table:table-cell table:formula="of:=[.$C246]/[.$Q246]" office:value-type="float" office:value="0.432246529697541" calcext:value-type="float">
            <text:p>0.432246529697541</text:p>
          </table:table-cell>
          <table:table-cell table:formula="of:=[.$D246]/[.$Q246]" office:value-type="float" office:value="0.000129881769740848" calcext:value-type="float">
            <text:p>0.00012988176974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21" calcext:value-type="float">
            <text:p>0.321</text:p>
          </table:table-cell>
          <table:table-cell office:value-type="float" office:value="0.0001" calcext:value-type="float">
            <text:p>0.0001</text:p>
          </table:table-cell>
          <table:table-cell table:formula="of:=[.$A247]-0.5" office:value-type="float" office:value="624.5" calcext:value-type="float">
            <text:p>624.5</text:p>
          </table:table-cell>
          <table:table-cell table:formula="of:=[.$A247]+0.5" office:value-type="float" office:value="625.5" calcext:value-type="float">
            <text:p>625.5</text:p>
          </table:table-cell>
          <table:table-cell table:formula="of:=LOG([.$A247];2)-8" office:value-type="float" office:value="1.28771237954945" calcext:value-type="float">
            <text:p>1.28771237954945</text:p>
          </table:table-cell>
          <table:table-cell table:formula="of:=LOG([.$E247];2)-8" office:value-type="float" office:value="1.28655776160796" calcext:value-type="float">
            <text:p>1.28655776160796</text:p>
          </table:table-cell>
          <table:table-cell table:formula="of:=LOG([.$F247];2)-8" office:value-type="float" office:value="1.28886607416582" calcext:value-type="float">
            <text:p>1.28886607416582</text:p>
          </table:table-cell>
          <table:table-cell table:formula="of:=[.$I247]-[.$H247]" office:value-type="float" office:value="0.00230831255786335" calcext:value-type="float">
            <text:p>0.002308312557863</text:p>
          </table:table-cell>
          <table:table-cell table:formula="of:=[.$B247]/[.$J247]" office:value-type="float" office:value="325.519175226219" calcext:value-type="float">
            <text:p>325.519175226219</text:p>
          </table:table-cell>
          <table:table-cell table:formula="of:=[.$C247]/[.$J247]" office:value-type="float" office:value="139.06262343308" calcext:value-type="float">
            <text:p>139.06262343308</text:p>
          </table:table-cell>
          <table:table-cell table:formula="of:=[.$D247]/[.$J247]" office:value-type="float" office:value="0.0433216895430156" calcext:value-type="float">
            <text:p>0.043321689543016</text:p>
          </table:table-cell>
          <table:table-cell table:formula="of:=299792.458/[.$A247]" office:value-type="float" office:value="479.6679328" calcext:value-type="float">
            <text:p>479.6679328</text:p>
          </table:table-cell>
          <table:table-cell table:formula="of:=299792.458/[.$E247]" office:value-type="float" office:value="480.051974379504" calcext:value-type="float">
            <text:p>480.051974379504</text:p>
          </table:table-cell>
          <table:table-cell table:formula="of:=299792.458/[.$F247]" office:value-type="float" office:value="479.284505195843" calcext:value-type="float">
            <text:p>479.284505195843</text:p>
          </table:table-cell>
          <table:table-cell table:formula="of:=[.$O247]-[.$P247]" office:value-type="float" office:value="0.767469183660296" calcext:value-type="float">
            <text:p>0.767469183660296</text:p>
          </table:table-cell>
          <table:table-cell table:formula="of:=[.$B247]/[.$Q247]" office:value-type="float" office:value="0.979062112196275" calcext:value-type="float">
            <text:p>0.979062112196275</text:p>
          </table:table-cell>
          <table:table-cell table:formula="of:=[.$C247]/[.$Q247]" office:value-type="float" office:value="0.418257836059361" calcext:value-type="float">
            <text:p>0.418257836059361</text:p>
          </table:table-cell>
          <table:table-cell table:formula="of:=[.$D247]/[.$Q247]" office:value-type="float" office:value="0.000130298391295751" calcext:value-type="float">
            <text:p>0.00013029839129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7296" calcext:value-type="float">
            <text:p>0.7296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0001" calcext:value-type="float">
            <text:p>0.0001</text:p>
          </table:table-cell>
          <table:table-cell table:formula="of:=[.$A248]-0.5" office:value-type="float" office:value="625.5" calcext:value-type="float">
            <text:p>625.5</text:p>
          </table:table-cell>
          <table:table-cell table:formula="of:=[.$A248]+0.5" office:value-type="float" office:value="626.5" calcext:value-type="float">
            <text:p>626.5</text:p>
          </table:table-cell>
          <table:table-cell table:formula="of:=LOG([.$A248];2)-8" office:value-type="float" office:value="1.29001884693262" calcext:value-type="float">
            <text:p>1.29001884693262</text:p>
          </table:table-cell>
          <table:table-cell table:formula="of:=LOG([.$E248];2)-8" office:value-type="float" office:value="1.28886607416582" calcext:value-type="float">
            <text:p>1.28886607416582</text:p>
          </table:table-cell>
          <table:table-cell table:formula="of:=LOG([.$F248];2)-8" office:value-type="float" office:value="1.29117069932186" calcext:value-type="float">
            <text:p>1.29117069932186</text:p>
          </table:table-cell>
          <table:table-cell table:formula="of:=[.$I248]-[.$H248]" office:value-type="float" office:value="0.00230462515603946" calcext:value-type="float">
            <text:p>0.002304625156039</text:p>
          </table:table-cell>
          <table:table-cell table:formula="of:=[.$B248]/[.$J248]" office:value-type="float" office:value="316.580767196792" calcext:value-type="float">
            <text:p>316.580767196792</text:p>
          </table:table-cell>
          <table:table-cell table:formula="of:=[.$C248]/[.$J248]" office:value-type="float" office:value="134.251767229561" calcext:value-type="float">
            <text:p>134.251767229561</text:p>
          </table:table-cell>
          <table:table-cell table:formula="of:=[.$D248]/[.$J248]" office:value-type="float" office:value="0.0433910042758761" calcext:value-type="float">
            <text:p>0.043391004275876</text:p>
          </table:table-cell>
          <table:table-cell table:formula="of:=299792.458/[.$A248]" office:value-type="float" office:value="478.901690095847" calcext:value-type="float">
            <text:p>478.901690095847</text:p>
          </table:table-cell>
          <table:table-cell table:formula="of:=299792.458/[.$E248]" office:value-type="float" office:value="479.284505195843" calcext:value-type="float">
            <text:p>479.284505195843</text:p>
          </table:table-cell>
          <table:table-cell table:formula="of:=299792.458/[.$F248]" office:value-type="float" office:value="478.51948603352" calcext:value-type="float">
            <text:p>478.51948603352</text:p>
          </table:table-cell>
          <table:table-cell table:formula="of:=[.$O248]-[.$P248]" office:value-type="float" office:value="0.765019162323767" calcext:value-type="float">
            <text:p>0.765019162323767</text:p>
          </table:table-cell>
          <table:table-cell table:formula="of:=[.$B248]/[.$Q248]" office:value-type="float" office:value="0.953701601125676" calcext:value-type="float">
            <text:p>0.953701601125676</text:p>
          </table:table-cell>
          <table:table-cell table:formula="of:=[.$C248]/[.$Q248]" office:value-type="float" office:value="0.404434313854556" calcext:value-type="float">
            <text:p>0.404434313854556</text:p>
          </table:table-cell>
          <table:table-cell table:formula="of:=[.$D248]/[.$Q248]" office:value-type="float" office:value="0.000130715679978848" calcext:value-type="float">
            <text:p>0.00013071567997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2979" calcext:value-type="float">
            <text:p>0.2979</text:p>
          </table:table-cell>
          <table:table-cell office:value-type="float" office:value="0.0001" calcext:value-type="float">
            <text:p>0.0001</text:p>
          </table:table-cell>
          <table:table-cell table:formula="of:=[.$A249]-0.5" office:value-type="float" office:value="626.5" calcext:value-type="float">
            <text:p>626.5</text:p>
          </table:table-cell>
          <table:table-cell table:formula="of:=[.$A249]+0.5" office:value-type="float" office:value="627.5" calcext:value-type="float">
            <text:p>627.5</text:p>
          </table:table-cell>
          <table:table-cell table:formula="of:=LOG([.$A249];2)-8" office:value-type="float" office:value="1.29232163280204" calcext:value-type="float">
            <text:p>1.29232163280204</text:p>
          </table:table-cell>
          <table:table-cell table:formula="of:=LOG([.$E249];2)-8" office:value-type="float" office:value="1.29117069932186" calcext:value-type="float">
            <text:p>1.29117069932186</text:p>
          </table:table-cell>
          <table:table-cell table:formula="of:=LOG([.$F249];2)-8" office:value-type="float" office:value="1.29347164883813" calcext:value-type="float">
            <text:p>1.29347164883813</text:p>
          </table:table-cell>
          <table:table-cell table:formula="of:=[.$I249]-[.$H249]" office:value-type="float" office:value="0.00230094951627358" calcext:value-type="float">
            <text:p>0.002300949516274</text:p>
          </table:table-cell>
          <table:table-cell table:formula="of:=[.$B249]/[.$J249]" office:value-type="float" office:value="307.568677624067" calcext:value-type="float">
            <text:p>307.568677624067</text:p>
          </table:table-cell>
          <table:table-cell table:formula="of:=[.$C249]/[.$J249]" office:value-type="float" office:value="129.468290326706" calcext:value-type="float">
            <text:p>129.468290326706</text:p>
          </table:table-cell>
          <table:table-cell table:formula="of:=[.$D249]/[.$J249]" office:value-type="float" office:value="0.0434603190086289" calcext:value-type="float">
            <text:p>0.043460319008629</text:p>
          </table:table-cell>
          <table:table-cell table:formula="of:=299792.458/[.$A249]" office:value-type="float" office:value="478.137891547049" calcext:value-type="float">
            <text:p>478.137891547049</text:p>
          </table:table-cell>
          <table:table-cell table:formula="of:=299792.458/[.$E249]" office:value-type="float" office:value="478.51948603352" calcext:value-type="float">
            <text:p>478.51948603352</text:p>
          </table:table-cell>
          <table:table-cell table:formula="of:=299792.458/[.$F249]" office:value-type="float" office:value="477.756905179283" calcext:value-type="float">
            <text:p>477.756905179283</text:p>
          </table:table-cell>
          <table:table-cell table:formula="of:=[.$O249]-[.$P249]" office:value-type="float" office:value="0.76258085423666" calcext:value-type="float">
            <text:p>0.76258085423666</text:p>
          </table:table-cell>
          <table:table-cell table:formula="of:=[.$B249]/[.$Q249]" office:value-type="float" office:value="0.928032740486784" calcext:value-type="float">
            <text:p>0.928032740486784</text:p>
          </table:table-cell>
          <table:table-cell table:formula="of:=[.$C249]/[.$Q249]" office:value-type="float" office:value="0.390647101018811" calcext:value-type="float">
            <text:p>0.390647101018811</text:p>
          </table:table-cell>
          <table:table-cell table:formula="of:=[.$D249]/[.$Q249]" office:value-type="float" office:value="0.000131133635790135" calcext:value-type="float">
            <text:p>0.0001311336357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0001" calcext:value-type="float">
            <text:p>0.0001</text:p>
          </table:table-cell>
          <table:table-cell table:formula="of:=[.$A250]-0.5" office:value-type="float" office:value="627.5" calcext:value-type="float">
            <text:p>627.5</text:p>
          </table:table-cell>
          <table:table-cell table:formula="of:=[.$A250]+0.5" office:value-type="float" office:value="628.5" calcext:value-type="float">
            <text:p>628.5</text:p>
          </table:table-cell>
          <table:table-cell table:formula="of:=LOG([.$A250];2)-8" office:value-type="float" office:value="1.29462074889163" calcext:value-type="float">
            <text:p>1.29462074889163</text:p>
          </table:table-cell>
          <table:table-cell table:formula="of:=LOG([.$E250];2)-8" office:value-type="float" office:value="1.29347164883813" calcext:value-type="float">
            <text:p>1.29347164883813</text:p>
          </table:table-cell>
          <table:table-cell table:formula="of:=LOG([.$F250];2)-8" office:value-type="float" office:value="1.29576893442051" calcext:value-type="float">
            <text:p>1.29576893442051</text:p>
          </table:table-cell>
          <table:table-cell table:formula="of:=[.$I250]-[.$H250]" office:value-type="float" office:value="0.00229728558237419" calcext:value-type="float">
            <text:p>0.002297285582374</text:p>
          </table:table-cell>
          <table:table-cell table:formula="of:=[.$B250]/[.$J250]" office:value-type="float" office:value="298.526228198082" calcext:value-type="float">
            <text:p>298.526228198082</text:p>
          </table:table-cell>
          <table:table-cell table:formula="of:=[.$C250]/[.$J250]" office:value-type="float" office:value="124.79945993641" calcext:value-type="float">
            <text:p>124.79945993641</text:p>
          </table:table-cell>
          <table:table-cell table:formula="of:=[.$D250]/[.$J250]" office:value-type="float" office:value="0.043529633741336" calcext:value-type="float">
            <text:p>0.043529633741336</text:p>
          </table:table-cell>
          <table:table-cell table:formula="of:=299792.458/[.$A250]" office:value-type="float" office:value="477.376525477707" calcext:value-type="float">
            <text:p>477.376525477707</text:p>
          </table:table-cell>
          <table:table-cell table:formula="of:=299792.458/[.$E250]" office:value-type="float" office:value="477.756905179283" calcext:value-type="float">
            <text:p>477.756905179283</text:p>
          </table:table-cell>
          <table:table-cell table:formula="of:=299792.458/[.$F250]" office:value-type="float" office:value="476.996750994431" calcext:value-type="float">
            <text:p>476.996750994431</text:p>
          </table:table-cell>
          <table:table-cell table:formula="of:=[.$O250]-[.$P250]" office:value-type="float" office:value="0.760154184851672" calcext:value-type="float">
            <text:p>0.760154184851672</text:p>
          </table:table-cell>
          <table:table-cell table:formula="of:=[.$B250]/[.$Q250]" office:value-type="float" office:value="0.902185390367639" calcext:value-type="float">
            <text:p>0.902185390367639</text:p>
          </table:table-cell>
          <table:table-cell table:formula="of:=[.$C250]/[.$Q250]" office:value-type="float" office:value="0.377160325777781" calcext:value-type="float">
            <text:p>0.377160325777781</text:p>
          </table:table-cell>
          <table:table-cell table:formula="of:=[.$D250]/[.$Q250]" office:value-type="float" office:value="0.000131552258729606" calcext:value-type="float">
            <text:p>0.0001315522587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64" calcext:value-type="float">
            <text:p>0.664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0001" calcext:value-type="float">
            <text:p>0.0001</text:p>
          </table:table-cell>
          <table:table-cell table:formula="of:=[.$A251]-0.5" office:value-type="float" office:value="628.5" calcext:value-type="float">
            <text:p>628.5</text:p>
          </table:table-cell>
          <table:table-cell table:formula="of:=[.$A251]+0.5" office:value-type="float" office:value="629.5" calcext:value-type="float">
            <text:p>629.5</text:p>
          </table:table-cell>
          <table:table-cell table:formula="of:=LOG([.$A251];2)-8" office:value-type="float" office:value="1.29691620687929" calcext:value-type="float">
            <text:p>1.29691620687929</text:p>
          </table:table-cell>
          <table:table-cell table:formula="of:=LOG([.$E251];2)-8" office:value-type="float" office:value="1.29576893442051" calcext:value-type="float">
            <text:p>1.29576893442051</text:p>
          </table:table-cell>
          <table:table-cell table:formula="of:=LOG([.$F251];2)-8" office:value-type="float" office:value="1.29806256771902" calcext:value-type="float">
            <text:p>1.29806256771902</text:p>
          </table:table-cell>
          <table:table-cell table:formula="of:=[.$I251]-[.$H251]" office:value-type="float" office:value="0.00229363329850862" calcext:value-type="float">
            <text:p>0.002293633298509</text:p>
          </table:table-cell>
          <table:table-cell table:formula="of:=[.$B251]/[.$J251]" office:value-type="float" office:value="289.497017867568" calcext:value-type="float">
            <text:p>289.497017867568</text:p>
          </table:table-cell>
          <table:table-cell table:formula="of:=[.$C251]/[.$J251]" office:value-type="float" office:value="120.202300942904" calcext:value-type="float">
            <text:p>120.202300942904</text:p>
          </table:table-cell>
          <table:table-cell table:formula="of:=[.$D251]/[.$J251]" office:value-type="float" office:value="0.0435989484740313" calcext:value-type="float">
            <text:p>0.043598948474031</text:p>
          </table:table-cell>
          <table:table-cell table:formula="of:=299792.458/[.$A251]" office:value-type="float" office:value="476.617580286169" calcext:value-type="float">
            <text:p>476.617580286169</text:p>
          </table:table-cell>
          <table:table-cell table:formula="of:=299792.458/[.$E251]" office:value-type="float" office:value="476.996750994431" calcext:value-type="float">
            <text:p>476.996750994431</text:p>
          </table:table-cell>
          <table:table-cell table:formula="of:=299792.458/[.$F251]" office:value-type="float" office:value="476.239011914218" calcext:value-type="float">
            <text:p>476.239011914218</text:p>
          </table:table-cell>
          <table:table-cell table:formula="of:=[.$O251]-[.$P251]" office:value-type="float" office:value="0.757739080213582" calcext:value-type="float">
            <text:p>0.757739080213582</text:p>
          </table:table-cell>
          <table:table-cell table:formula="of:=[.$B251]/[.$Q251]" office:value-type="float" office:value="0.876291084013827" calcext:value-type="float">
            <text:p>0.876291084013827</text:p>
          </table:table-cell>
          <table:table-cell table:formula="of:=[.$C251]/[.$Q251]" office:value-type="float" office:value="0.363845560034054" calcext:value-type="float">
            <text:p>0.363845560034054</text:p>
          </table:table-cell>
          <table:table-cell table:formula="of:=[.$D251]/[.$Q251]" office:value-type="float" office:value="0.000131971548797263" calcext:value-type="float">
            <text:p>0.00013197154879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  <table:table-cell table:formula="of:=[.$A252]-0.5" office:value-type="float" office:value="629.5" calcext:value-type="float">
            <text:p>629.5</text:p>
          </table:table-cell>
          <table:table-cell table:formula="of:=[.$A252]+0.5" office:value-type="float" office:value="630.5" calcext:value-type="float">
            <text:p>630.5</text:p>
          </table:table-cell>
          <table:table-cell table:formula="of:=LOG([.$A252];2)-8" office:value-type="float" office:value="1.29920801838728" calcext:value-type="float">
            <text:p>1.29920801838728</text:p>
          </table:table-cell>
          <table:table-cell table:formula="of:=LOG([.$E252];2)-8" office:value-type="float" office:value="1.29806256771902" calcext:value-type="float">
            <text:p>1.29806256771902</text:p>
          </table:table-cell>
          <table:table-cell table:formula="of:=LOG([.$F252];2)-8" office:value-type="float" office:value="1.30035256032822" calcext:value-type="float">
            <text:p>1.30035256032822</text:p>
          </table:table-cell>
          <table:table-cell table:formula="of:=[.$I252]-[.$H252]" office:value-type="float" office:value="0.00228999260920482" calcext:value-type="float">
            <text:p>0.002289992609205</text:p>
          </table:table-cell>
          <table:table-cell table:formula="of:=[.$B252]/[.$J252]" office:value-type="float" office:value="280.52492283941" calcext:value-type="float">
            <text:p>280.52492283941</text:p>
          </table:table-cell>
          <table:table-cell table:formula="of:=[.$C252]/[.$J252]" office:value-type="float" office:value="115.720897497577" calcext:value-type="float">
            <text:p>115.720897497577</text:p>
          </table:table-cell>
          <table:table-cell table:formula="of:=[.$D252]/[.$J252]" office:value-type="float" office:value="0" calcext:value-type="float">
            <text:p>0</text:p>
          </table:table-cell>
          <table:table-cell table:formula="of:=299792.458/[.$A252]" office:value-type="float" office:value="475.861044444444" calcext:value-type="float">
            <text:p>475.861044444444</text:p>
          </table:table-cell>
          <table:table-cell table:formula="of:=299792.458/[.$E252]" office:value-type="float" office:value="476.239011914218" calcext:value-type="float">
            <text:p>476.239011914218</text:p>
          </table:table-cell>
          <table:table-cell table:formula="of:=299792.458/[.$F252]" office:value-type="float" office:value="475.483676447264" calcext:value-type="float">
            <text:p>475.483676447264</text:p>
          </table:table-cell>
          <table:table-cell table:formula="of:=[.$O252]-[.$P252]" office:value-type="float" office:value="0.755335466953568" calcext:value-type="float">
            <text:p>0.755335466953568</text:p>
          </table:table-cell>
          <table:table-cell table:formula="of:=[.$B252]/[.$Q252]" office:value-type="float" office:value="0.850483034499808" calcext:value-type="float">
            <text:p>0.850483034499808</text:p>
          </table:table-cell>
          <table:table-cell table:formula="of:=[.$C252]/[.$Q252]" office:value-type="float" office:value="0.35083749088177" calcext:value-type="float">
            <text:p>0.35083749088177</text:p>
          </table:table-cell>
          <table:table-cell table:formula="of:=[.$D252]/[.$Q2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2548" calcext:value-type="float">
            <text:p>0.2548</text:p>
          </table:table-cell>
          <table:table-cell office:value-type="float" office:value="0" calcext:value-type="float">
            <text:p>0</text:p>
          </table:table-cell>
          <table:table-cell table:formula="of:=[.$A253]-0.5" office:value-type="float" office:value="630.5" calcext:value-type="float">
            <text:p>630.5</text:p>
          </table:table-cell>
          <table:table-cell table:formula="of:=[.$A253]+0.5" office:value-type="float" office:value="631.5" calcext:value-type="float">
            <text:p>631.5</text:p>
          </table:table-cell>
          <table:table-cell table:formula="of:=LOG([.$A253];2)-8" office:value-type="float" office:value="1.30149619498255" calcext:value-type="float">
            <text:p>1.30149619498255</text:p>
          </table:table-cell>
          <table:table-cell table:formula="of:=LOG([.$E253];2)-8" office:value-type="float" office:value="1.30035256032822" calcext:value-type="float">
            <text:p>1.30035256032822</text:p>
          </table:table-cell>
          <table:table-cell table:formula="of:=LOG([.$F253];2)-8" office:value-type="float" office:value="1.30263892378755" calcext:value-type="float">
            <text:p>1.30263892378755</text:p>
          </table:table-cell>
          <table:table-cell table:formula="of:=[.$I253]-[.$H253]" office:value-type="float" office:value="0.00228636345933175" calcext:value-type="float">
            <text:p>0.002286363459332</text:p>
          </table:table-cell>
          <table:table-cell table:formula="of:=[.$B253]/[.$J253]" office:value-type="float" office:value="271.916522048383" calcext:value-type="float">
            <text:p>271.916522048383</text:p>
          </table:table-cell>
          <table:table-cell table:formula="of:=[.$C253]/[.$J253]" office:value-type="float" office:value="111.443348589236" calcext:value-type="float">
            <text:p>111.443348589236</text:p>
          </table:table-cell>
          <table:table-cell table:formula="of:=[.$D253]/[.$J253]" office:value-type="float" office:value="0" calcext:value-type="float">
            <text:p>0</text:p>
          </table:table-cell>
          <table:table-cell table:formula="of:=299792.458/[.$A253]" office:value-type="float" office:value="475.106906497623" calcext:value-type="float">
            <text:p>475.106906497623</text:p>
          </table:table-cell>
          <table:table-cell table:formula="of:=299792.458/[.$E253]" office:value-type="float" office:value="475.483676447264" calcext:value-type="float">
            <text:p>475.483676447264</text:p>
          </table:table-cell>
          <table:table-cell table:formula="of:=299792.458/[.$F253]" office:value-type="float" office:value="474.73073317498" calcext:value-type="float">
            <text:p>474.73073317498</text:p>
          </table:table-cell>
          <table:table-cell table:formula="of:=[.$O253]-[.$P253]" office:value-type="float" office:value="0.752943272283858" calcext:value-type="float">
            <text:p>0.752943272283858</text:p>
          </table:table-cell>
          <table:table-cell table:formula="of:=[.$B253]/[.$Q253]" office:value-type="float" office:value="0.825693014181845" calcext:value-type="float">
            <text:p>0.825693014181845</text:p>
          </table:table-cell>
          <table:table-cell table:formula="of:=[.$C253]/[.$Q253]" office:value-type="float" office:value="0.338405308048149" calcext:value-type="float">
            <text:p>0.338405308048149</text:p>
          </table:table-cell>
          <table:table-cell table:formula="of:=[.$D253]/[.$Q2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245" calcext:value-type="float">
            <text:p>0.245</text:p>
          </table:table-cell>
          <table:table-cell office:value-type="float" office:value="0" calcext:value-type="float">
            <text:p>0</text:p>
          </table:table-cell>
          <table:table-cell table:formula="of:=[.$A254]-0.5" office:value-type="float" office:value="631.5" calcext:value-type="float">
            <text:p>631.5</text:p>
          </table:table-cell>
          <table:table-cell table:formula="of:=[.$A254]+0.5" office:value-type="float" office:value="632.5" calcext:value-type="float">
            <text:p>632.5</text:p>
          </table:table-cell>
          <table:table-cell table:formula="of:=LOG([.$A254];2)-8" office:value-type="float" office:value="1.3037807481771" calcext:value-type="float">
            <text:p>1.3037807481771</text:p>
          </table:table-cell>
          <table:table-cell table:formula="of:=LOG([.$E254];2)-8" office:value-type="float" office:value="1.30263892378755" calcext:value-type="float">
            <text:p>1.30263892378755</text:p>
          </table:table-cell>
          <table:table-cell table:formula="of:=LOG([.$F254];2)-8" office:value-type="float" office:value="1.30492166958167" calcext:value-type="float">
            <text:p>1.30492166958167</text:p>
          </table:table-cell>
          <table:table-cell table:formula="of:=[.$I254]-[.$H254]" office:value-type="float" office:value="0.0022827457941208" calcext:value-type="float">
            <text:p>0.002282745794121</text:p>
          </table:table-cell>
          <table:table-cell table:formula="of:=[.$B254]/[.$J254]" office:value-type="float" office:value="263.410845635395" calcext:value-type="float">
            <text:p>263.410845635395</text:p>
          </table:table-cell>
          <table:table-cell table:formula="of:=[.$C254]/[.$J254]" office:value-type="float" office:value="107.326887045853" calcext:value-type="float">
            <text:p>107.326887045853</text:p>
          </table:table-cell>
          <table:table-cell table:formula="of:=[.$D254]/[.$J254]" office:value-type="float" office:value="0" calcext:value-type="float">
            <text:p>0</text:p>
          </table:table-cell>
          <table:table-cell table:formula="of:=299792.458/[.$A254]" office:value-type="float" office:value="474.355155063291" calcext:value-type="float">
            <text:p>474.355155063291</text:p>
          </table:table-cell>
          <table:table-cell table:formula="of:=299792.458/[.$E254]" office:value-type="float" office:value="474.73073317498" calcext:value-type="float">
            <text:p>474.73073317498</text:p>
          </table:table-cell>
          <table:table-cell table:formula="of:=299792.458/[.$F254]" office:value-type="float" office:value="473.980170750988" calcext:value-type="float">
            <text:p>473.980170750988</text:p>
          </table:table-cell>
          <table:table-cell table:formula="of:=[.$O254]-[.$P254]" office:value-type="float" office:value="0.750562423992051" calcext:value-type="float">
            <text:p>0.750562423992051</text:p>
          </table:table-cell>
          <table:table-cell table:formula="of:=[.$B254]/[.$Q254]" office:value-type="float" office:value="0.801132565099433" calcext:value-type="float">
            <text:p>0.801132565099433</text:p>
          </table:table-cell>
          <table:table-cell table:formula="of:=[.$C254]/[.$Q254]" office:value-type="float" office:value="0.326421883335043" calcext:value-type="float">
            <text:p>0.326421883335043</text:p>
          </table:table-cell>
          <table:table-cell table:formula="of:=[.$D254]/[.$Q2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2354" calcext:value-type="float">
            <text:p>0.2354</text:p>
          </table:table-cell>
          <table:table-cell office:value-type="float" office:value="0" calcext:value-type="float">
            <text:p>0</text:p>
          </table:table-cell>
          <table:table-cell table:formula="of:=[.$A255]-0.5" office:value-type="float" office:value="632.5" calcext:value-type="float">
            <text:p>632.5</text:p>
          </table:table-cell>
          <table:table-cell table:formula="of:=[.$A255]+0.5" office:value-type="float" office:value="633.5" calcext:value-type="float">
            <text:p>633.5</text:p>
          </table:table-cell>
          <table:table-cell table:formula="of:=LOG([.$A255];2)-8" office:value-type="float" office:value="1.30606168942834" calcext:value-type="float">
            <text:p>1.30606168942834</text:p>
          </table:table-cell>
          <table:table-cell table:formula="of:=LOG([.$E255];2)-8" office:value-type="float" office:value="1.30492166958167" calcext:value-type="float">
            <text:p>1.30492166958167</text:p>
          </table:table-cell>
          <table:table-cell table:formula="of:=LOG([.$F255];2)-8" office:value-type="float" office:value="1.30720080914081" calcext:value-type="float">
            <text:p>1.30720080914081</text:p>
          </table:table-cell>
          <table:table-cell table:formula="of:=[.$I255]-[.$H255]" office:value-type="float" office:value="0.00227913955913728" calcext:value-type="float">
            <text:p>0.002279139559137</text:p>
          </table:table-cell>
          <table:table-cell table:formula="of:=[.$B255]/[.$J255]" office:value-type="float" office:value="255.008517433659" calcext:value-type="float">
            <text:p>255.008517433659</text:p>
          </table:table-cell>
          <table:table-cell table:formula="of:=[.$C255]/[.$J255]" office:value-type="float" office:value="103.284592229668" calcext:value-type="float">
            <text:p>103.284592229668</text:p>
          </table:table-cell>
          <table:table-cell table:formula="of:=[.$D255]/[.$J255]" office:value-type="float" office:value="0" calcext:value-type="float">
            <text:p>0</text:p>
          </table:table-cell>
          <table:table-cell table:formula="of:=299792.458/[.$A255]" office:value-type="float" office:value="473.605778830964" calcext:value-type="float">
            <text:p>473.605778830964</text:p>
          </table:table-cell>
          <table:table-cell table:formula="of:=299792.458/[.$E255]" office:value-type="float" office:value="473.980170750988" calcext:value-type="float">
            <text:p>473.980170750988</text:p>
          </table:table-cell>
          <table:table-cell table:formula="of:=299792.458/[.$F255]" office:value-type="float" office:value="473.231977900552" calcext:value-type="float">
            <text:p>473.231977900552</text:p>
          </table:table-cell>
          <table:table-cell table:formula="of:=[.$O255]-[.$P255]" office:value-type="float" office:value="0.748192850435657" calcext:value-type="float">
            <text:p>0.748192850435657</text:p>
          </table:table-cell>
          <table:table-cell table:formula="of:=[.$B255]/[.$Q255]" office:value-type="float" office:value="0.776805070593202" calcext:value-type="float">
            <text:p>0.776805070593202</text:p>
          </table:table-cell>
          <table:table-cell table:formula="of:=[.$C255]/[.$Q255]" office:value-type="float" office:value="0.314624765343496" calcext:value-type="float">
            <text:p>0.314624765343496</text:p>
          </table:table-cell>
          <table:table-cell table:formula="of:=[.$D255]/[.$Q2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2261" calcext:value-type="float">
            <text:p>0.2261</text:p>
          </table:table-cell>
          <table:table-cell office:value-type="float" office:value="0" calcext:value-type="float">
            <text:p>0</text:p>
          </table:table-cell>
          <table:table-cell table:formula="of:=[.$A256]-0.5" office:value-type="float" office:value="633.5" calcext:value-type="float">
            <text:p>633.5</text:p>
          </table:table-cell>
          <table:table-cell table:formula="of:=[.$A256]+0.5" office:value-type="float" office:value="634.5" calcext:value-type="float">
            <text:p>634.5</text:p>
          </table:table-cell>
          <table:table-cell table:formula="of:=LOG([.$A256];2)-8" office:value-type="float" office:value="1.30833903013941" calcext:value-type="float">
            <text:p>1.30833903013941</text:p>
          </table:table-cell>
          <table:table-cell table:formula="of:=LOG([.$E256];2)-8" office:value-type="float" office:value="1.30720080914081" calcext:value-type="float">
            <text:p>1.30720080914081</text:p>
          </table:table-cell>
          <table:table-cell table:formula="of:=LOG([.$F256];2)-8" office:value-type="float" office:value="1.30947635384111" calcext:value-type="float">
            <text:p>1.30947635384111</text:p>
          </table:table-cell>
          <table:table-cell table:formula="of:=[.$I256]-[.$H256]" office:value-type="float" office:value="0.00227554470029467" calcext:value-type="float">
            <text:p>0.002275544700295</text:p>
          </table:table-cell>
          <table:table-cell table:formula="of:=[.$B256]/[.$J256]" office:value-type="float" office:value="246.710161275804" calcext:value-type="float">
            <text:p>246.710161275804</text:p>
          </table:table-cell>
          <table:table-cell table:formula="of:=[.$C256]/[.$J256]" office:value-type="float" office:value="99.3608255512278" calcext:value-type="float">
            <text:p>99.3608255512278</text:p>
          </table:table-cell>
          <table:table-cell table:formula="of:=[.$D256]/[.$J256]" office:value-type="float" office:value="0" calcext:value-type="float">
            <text:p>0</text:p>
          </table:table-cell>
          <table:table-cell table:formula="of:=299792.458/[.$A256]" office:value-type="float" office:value="472.858766561514" calcext:value-type="float">
            <text:p>472.858766561514</text:p>
          </table:table-cell>
          <table:table-cell table:formula="of:=299792.458/[.$E256]" office:value-type="float" office:value="473.231977900552" calcext:value-type="float">
            <text:p>473.231977900552</text:p>
          </table:table-cell>
          <table:table-cell table:formula="of:=299792.458/[.$F256]" office:value-type="float" office:value="472.486143420016" calcext:value-type="float">
            <text:p>472.486143420016</text:p>
          </table:table-cell>
          <table:table-cell table:formula="of:=[.$O256]-[.$P256]" office:value-type="float" office:value="0.745834480536757" calcext:value-type="float">
            <text:p>0.745834480536757</text:p>
          </table:table-cell>
          <table:table-cell table:formula="of:=[.$B256]/[.$Q256]" office:value-type="float" office:value="0.752713926012076" calcext:value-type="float">
            <text:p>0.752713926012076</text:p>
          </table:table-cell>
          <table:table-cell table:formula="of:=[.$C256]/[.$Q256]" office:value-type="float" office:value="0.30315037169813" calcext:value-type="float">
            <text:p>0.30315037169813</text:p>
          </table:table-cell>
          <table:table-cell table:formula="of:=[.$D256]/[.$Q2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217" calcext:value-type="float">
            <text:p>0.217</text:p>
          </table:table-cell>
          <table:table-cell office:value-type="float" office:value="0" calcext:value-type="float">
            <text:p>0</text:p>
          </table:table-cell>
          <table:table-cell table:formula="of:=[.$A257]-0.5" office:value-type="float" office:value="634.5" calcext:value-type="float">
            <text:p>634.5</text:p>
          </table:table-cell>
          <table:table-cell table:formula="of:=[.$A257]+0.5" office:value-type="float" office:value="635.5" calcext:value-type="float">
            <text:p>635.5</text:p>
          </table:table-cell>
          <table:table-cell table:formula="of:=LOG([.$A257];2)-8" office:value-type="float" office:value="1.31061278165953" calcext:value-type="float">
            <text:p>1.31061278165953</text:p>
          </table:table-cell>
          <table:table-cell table:formula="of:=LOG([.$E257];2)-8" office:value-type="float" office:value="1.30947635384111" calcext:value-type="float">
            <text:p>1.30947635384111</text:p>
          </table:table-cell>
          <table:table-cell table:formula="of:=LOG([.$F257];2)-8" office:value-type="float" office:value="1.31174831500496" calcext:value-type="float">
            <text:p>1.31174831500496</text:p>
          </table:table-cell>
          <table:table-cell table:formula="of:=[.$I257]-[.$H257]" office:value-type="float" office:value="0.00227196116385286" calcext:value-type="float">
            <text:p>0.002271961163853</text:p>
          </table:table-cell>
          <table:table-cell table:formula="of:=[.$B257]/[.$J257]" office:value-type="float" office:value="238.516400993857" calcext:value-type="float">
            <text:p>238.516400993857</text:p>
          </table:table-cell>
          <table:table-cell table:formula="of:=[.$C257]/[.$J257]" office:value-type="float" office:value="95.5121960060287" calcext:value-type="float">
            <text:p>95.5121960060287</text:p>
          </table:table-cell>
          <table:table-cell table:formula="of:=[.$D257]/[.$J257]" office:value-type="float" office:value="0" calcext:value-type="float">
            <text:p>0</text:p>
          </table:table-cell>
          <table:table-cell table:formula="of:=299792.458/[.$A257]" office:value-type="float" office:value="472.114107086614" calcext:value-type="float">
            <text:p>472.114107086614</text:p>
          </table:table-cell>
          <table:table-cell table:formula="of:=299792.458/[.$E257]" office:value-type="float" office:value="472.486143420016" calcext:value-type="float">
            <text:p>472.486143420016</text:p>
          </table:table-cell>
          <table:table-cell table:formula="of:=299792.458/[.$F257]" office:value-type="float" office:value="471.742656176239" calcext:value-type="float">
            <text:p>471.742656176239</text:p>
          </table:table-cell>
          <table:table-cell table:formula="of:=[.$O257]-[.$P257]" office:value-type="float" office:value="0.743487243776542" calcext:value-type="float">
            <text:p>0.743487243776542</text:p>
          </table:table-cell>
          <table:table-cell table:formula="of:=[.$B257]/[.$Q257]" office:value-type="float" office:value="0.728862538713401" calcext:value-type="float">
            <text:p>0.728862538713401</text:p>
          </table:table-cell>
          <table:table-cell table:formula="of:=[.$C257]/[.$Q257]" office:value-type="float" office:value="0.291867818602709" calcext:value-type="float">
            <text:p>0.291867818602709</text:p>
          </table:table-cell>
          <table:table-cell table:formula="of:=[.$D257]/[.$Q2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2081" calcext:value-type="float">
            <text:p>0.2081</text:p>
          </table:table-cell>
          <table:table-cell office:value-type="float" office:value="0" calcext:value-type="float">
            <text:p>0</text:p>
          </table:table-cell>
          <table:table-cell table:formula="of:=[.$A258]-0.5" office:value-type="float" office:value="635.5" calcext:value-type="float">
            <text:p>635.5</text:p>
          </table:table-cell>
          <table:table-cell table:formula="of:=[.$A258]+0.5" office:value-type="float" office:value="636.5" calcext:value-type="float">
            <text:p>636.5</text:p>
          </table:table-cell>
          <table:table-cell table:formula="of:=LOG([.$A258];2)-8" office:value-type="float" office:value="1.31288295528436" calcext:value-type="float">
            <text:p>1.31288295528436</text:p>
          </table:table-cell>
          <table:table-cell table:formula="of:=LOG([.$E258];2)-8" office:value-type="float" office:value="1.31174831500496" calcext:value-type="float">
            <text:p>1.31174831500496</text:p>
          </table:table-cell>
          <table:table-cell table:formula="of:=LOG([.$F258];2)-8" office:value-type="float" office:value="1.31401670390136" calcext:value-type="float">
            <text:p>1.31401670390136</text:p>
          </table:table-cell>
          <table:table-cell table:formula="of:=[.$I258]-[.$H258]" office:value-type="float" office:value="0.00226838889640035" calcext:value-type="float">
            <text:p>0.0022683888964</text:p>
          </table:table-cell>
          <table:table-cell table:formula="of:=[.$B258]/[.$J258]" office:value-type="float" office:value="230.383776269272" calcext:value-type="float">
            <text:p>230.383776269272</text:p>
          </table:table-cell>
          <table:table-cell table:formula="of:=[.$C258]/[.$J258]" office:value-type="float" office:value="91.7391194826551" calcext:value-type="float">
            <text:p>91.7391194826551</text:p>
          </table:table-cell>
          <table:table-cell table:formula="of:=[.$D258]/[.$J258]" office:value-type="float" office:value="0" calcext:value-type="float">
            <text:p>0</text:p>
          </table:table-cell>
          <table:table-cell table:formula="of:=299792.458/[.$A258]" office:value-type="float" office:value="471.371789308176" calcext:value-type="float">
            <text:p>471.371789308176</text:p>
          </table:table-cell>
          <table:table-cell table:formula="of:=299792.458/[.$E258]" office:value-type="float" office:value="471.742656176239" calcext:value-type="float">
            <text:p>471.742656176239</text:p>
          </table:table-cell>
          <table:table-cell table:formula="of:=299792.458/[.$F258]" office:value-type="float" office:value="471.001505106049" calcext:value-type="float">
            <text:p>471.001505106049</text:p>
          </table:table-cell>
          <table:table-cell table:formula="of:=[.$O258]-[.$P258]" office:value-type="float" office:value="0.741151070190483" calcext:value-type="float">
            <text:p>0.741151070190483</text:p>
          </table:table-cell>
          <table:table-cell table:formula="of:=[.$B258]/[.$Q258]" office:value-type="float" office:value="0.705119402803651" calcext:value-type="float">
            <text:p>0.705119402803651</text:p>
          </table:table-cell>
          <table:table-cell table:formula="of:=[.$C258]/[.$Q258]" office:value-type="float" office:value="0.280779463688174" calcext:value-type="float">
            <text:p>0.280779463688174</text:p>
          </table:table-cell>
          <table:table-cell table:formula="of:=[.$D258]/[.$Q2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1995" calcext:value-type="float">
            <text:p>0.1995</text:p>
          </table:table-cell>
          <table:table-cell office:value-type="float" office:value="0" calcext:value-type="float">
            <text:p>0</text:p>
          </table:table-cell>
          <table:table-cell table:formula="of:=[.$A259]-0.5" office:value-type="float" office:value="636.5" calcext:value-type="float">
            <text:p>636.5</text:p>
          </table:table-cell>
          <table:table-cell table:formula="of:=[.$A259]+0.5" office:value-type="float" office:value="637.5" calcext:value-type="float">
            <text:p>637.5</text:p>
          </table:table-cell>
          <table:table-cell table:formula="of:=LOG([.$A259];2)-8" office:value-type="float" office:value="1.3151495622563" calcext:value-type="float">
            <text:p>1.3151495622563</text:p>
          </table:table-cell>
          <table:table-cell table:formula="of:=LOG([.$E259];2)-8" office:value-type="float" office:value="1.31401670390136" calcext:value-type="float">
            <text:p>1.31401670390136</text:p>
          </table:table-cell>
          <table:table-cell table:formula="of:=LOG([.$F259];2)-8" office:value-type="float" office:value="1.31628153174622" calcext:value-type="float">
            <text:p>1.31628153174622</text:p>
          </table:table-cell>
          <table:table-cell table:formula="of:=[.$I259]-[.$H259]" office:value-type="float" office:value="0.00226482784486137" calcext:value-type="float">
            <text:p>0.002264827844861</text:p>
          </table:table-cell>
          <table:table-cell table:formula="of:=[.$B259]/[.$J259]" office:value-type="float" office:value="222.312702990818" calcext:value-type="float">
            <text:p>222.312702990818</text:p>
          </table:table-cell>
          <table:table-cell table:formula="of:=[.$C259]/[.$J259]" office:value-type="float" office:value="88.0861653359844" calcext:value-type="float">
            <text:p>88.0861653359844</text:p>
          </table:table-cell>
          <table:table-cell table:formula="of:=[.$D259]/[.$J259]" office:value-type="float" office:value="0" calcext:value-type="float">
            <text:p>0</text:p>
          </table:table-cell>
          <table:table-cell table:formula="of:=299792.458/[.$A259]" office:value-type="float" office:value="470.631802197802" calcext:value-type="float">
            <text:p>470.631802197802</text:p>
          </table:table-cell>
          <table:table-cell table:formula="of:=299792.458/[.$E259]" office:value-type="float" office:value="471.001505106049" calcext:value-type="float">
            <text:p>471.001505106049</text:p>
          </table:table-cell>
          <table:table-cell table:formula="of:=299792.458/[.$F259]" office:value-type="float" office:value="470.262679215686" calcext:value-type="float">
            <text:p>470.262679215686</text:p>
          </table:table-cell>
          <table:table-cell table:formula="of:=[.$O259]-[.$P259]" office:value-type="float" office:value="0.738825890362421" calcext:value-type="float">
            <text:p>0.738825890362421</text:p>
          </table:table-cell>
          <table:table-cell table:formula="of:=[.$B259]/[.$Q259]" office:value-type="float" office:value="0.681486675775554" calcext:value-type="float">
            <text:p>0.681486675775554</text:p>
          </table:table-cell>
          <table:table-cell table:formula="of:=[.$C259]/[.$Q259]" office:value-type="float" office:value="0.270023022477106" calcext:value-type="float">
            <text:p>0.270023022477106</text:p>
          </table:table-cell>
          <table:table-cell table:formula="of:=[.$D259]/[.$Q2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1911" calcext:value-type="float">
            <text:p>0.1911</text:p>
          </table:table-cell>
          <table:table-cell office:value-type="float" office:value="0" calcext:value-type="float">
            <text:p>0</text:p>
          </table:table-cell>
          <table:table-cell table:formula="of:=[.$A260]-0.5" office:value-type="float" office:value="637.5" calcext:value-type="float">
            <text:p>637.5</text:p>
          </table:table-cell>
          <table:table-cell table:formula="of:=[.$A260]+0.5" office:value-type="float" office:value="638.5" calcext:value-type="float">
            <text:p>638.5</text:p>
          </table:table-cell>
          <table:table-cell table:formula="of:=LOG([.$A260];2)-8" office:value-type="float" office:value="1.31741261376487" calcext:value-type="float">
            <text:p>1.31741261376487</text:p>
          </table:table-cell>
          <table:table-cell table:formula="of:=LOG([.$E260];2)-8" office:value-type="float" office:value="1.31628153174622" calcext:value-type="float">
            <text:p>1.31628153174622</text:p>
          </table:table-cell>
          <table:table-cell table:formula="of:=LOG([.$F260];2)-8" office:value-type="float" office:value="1.31854280970272" calcext:value-type="float">
            <text:p>1.31854280970272</text:p>
          </table:table-cell>
          <table:table-cell table:formula="of:=[.$I260]-[.$H260]" office:value-type="float" office:value="0.00226127795650299" calcext:value-type="float">
            <text:p>0.002261277956503</text:p>
          </table:table-cell>
          <table:table-cell table:formula="of:=[.$B260]/[.$J260]" office:value-type="float" office:value="214.347819827323" calcext:value-type="float">
            <text:p>214.347819827323</text:p>
          </table:table-cell>
          <table:table-cell table:formula="of:=[.$C260]/[.$J260]" office:value-type="float" office:value="84.5097346172918" calcext:value-type="float">
            <text:p>84.5097346172918</text:p>
          </table:table-cell>
          <table:table-cell table:formula="of:=[.$D260]/[.$J260]" office:value-type="float" office:value="0" calcext:value-type="float">
            <text:p>0</text:p>
          </table:table-cell>
          <table:table-cell table:formula="of:=299792.458/[.$A260]" office:value-type="float" office:value="469.894134796238" calcext:value-type="float">
            <text:p>469.894134796238</text:p>
          </table:table-cell>
          <table:table-cell table:formula="of:=299792.458/[.$E260]" office:value-type="float" office:value="470.262679215686" calcext:value-type="float">
            <text:p>470.262679215686</text:p>
          </table:table-cell>
          <table:table-cell table:formula="of:=299792.458/[.$F260]" office:value-type="float" office:value="469.526167580266" calcext:value-type="float">
            <text:p>469.526167580266</text:p>
          </table:table-cell>
          <table:table-cell table:formula="of:=[.$O260]-[.$P260]" office:value-type="float" office:value="0.736511635420015" calcext:value-type="float">
            <text:p>0.736511635420015</text:p>
          </table:table-cell>
          <table:table-cell table:formula="of:=[.$B260]/[.$Q260]" office:value-type="float" office:value="0.658102298307327" calcext:value-type="float">
            <text:p>0.658102298307327</text:p>
          </table:table-cell>
          <table:table-cell table:formula="of:=[.$C260]/[.$Q260]" office:value-type="float" office:value="0.259466369314071" calcext:value-type="float">
            <text:p>0.259466369314071</text:p>
          </table:table-cell>
          <table:table-cell table:formula="of:=[.$D260]/[.$Q2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4662" calcext:value-type="float">
            <text:p>0.4662</text:p>
          </table:table-cell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table:formula="of:=[.$A261]-0.5" office:value-type="float" office:value="638.5" calcext:value-type="float">
            <text:p>638.5</text:p>
          </table:table-cell>
          <table:table-cell table:formula="of:=[.$A261]+0.5" office:value-type="float" office:value="639.5" calcext:value-type="float">
            <text:p>639.5</text:p>
          </table:table-cell>
          <table:table-cell table:formula="of:=LOG([.$A261];2)-8" office:value-type="float" office:value="1.319672120947" calcext:value-type="float">
            <text:p>1.319672120947</text:p>
          </table:table-cell>
          <table:table-cell table:formula="of:=LOG([.$E261];2)-8" office:value-type="float" office:value="1.31854280970272" calcext:value-type="float">
            <text:p>1.31854280970272</text:p>
          </table:table-cell>
          <table:table-cell table:formula="of:=LOG([.$F261];2)-8" office:value-type="float" office:value="1.32080054888164" calcext:value-type="float">
            <text:p>1.32080054888164</text:p>
          </table:table-cell>
          <table:table-cell table:formula="of:=[.$I261]-[.$H261]" office:value-type="float" office:value="0.00225773917891381" calcext:value-type="float">
            <text:p>0.002257739178914</text:p>
          </table:table-cell>
          <table:table-cell table:formula="of:=[.$B261]/[.$J261]" office:value-type="float" office:value="206.489750611622" calcext:value-type="float">
            <text:p>206.489750611622</text:p>
          </table:table-cell>
          <table:table-cell table:formula="of:=[.$C261]/[.$J261]" office:value-type="float" office:value="81.0545353108682" calcext:value-type="float">
            <text:p>81.0545353108682</text:p>
          </table:table-cell>
          <table:table-cell table:formula="of:=[.$D261]/[.$J261]" office:value-type="float" office:value="0" calcext:value-type="float">
            <text:p>0</text:p>
          </table:table-cell>
          <table:table-cell table:formula="of:=299792.458/[.$A261]" office:value-type="float" office:value="469.158776212833" calcext:value-type="float">
            <text:p>469.158776212833</text:p>
          </table:table-cell>
          <table:table-cell table:formula="of:=299792.458/[.$E261]" office:value-type="float" office:value="469.526167580266" calcext:value-type="float">
            <text:p>469.526167580266</text:p>
          </table:table-cell>
          <table:table-cell table:formula="of:=299792.458/[.$F261]" office:value-type="float" office:value="468.791959343237" calcext:value-type="float">
            <text:p>468.791959343237</text:p>
          </table:table-cell>
          <table:table-cell table:formula="of:=[.$O261]-[.$P261]" office:value-type="float" office:value="0.73420823702935" calcext:value-type="float">
            <text:p>0.73420823702935</text:p>
          </table:table-cell>
          <table:table-cell table:formula="of:=[.$B261]/[.$Q261]" office:value-type="float" office:value="0.63496972178666" calcext:value-type="float">
            <text:p>0.63496972178666</text:p>
          </table:table-cell>
          <table:table-cell table:formula="of:=[.$C261]/[.$Q261]" office:value-type="float" office:value="0.249248088989615" calcext:value-type="float">
            <text:p>0.249248088989615</text:p>
          </table:table-cell>
          <table:table-cell table:formula="of:=[.$D261]/[.$Q2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[.$A262]-0.5" office:value-type="float" office:value="639.5" calcext:value-type="float">
            <text:p>639.5</text:p>
          </table:table-cell>
          <table:table-cell table:formula="of:=[.$A262]+0.5" office:value-type="float" office:value="640.5" calcext:value-type="float">
            <text:p>640.5</text:p>
          </table:table-cell>
          <table:table-cell table:formula="of:=LOG([.$A262];2)-8" office:value-type="float" office:value="1.32192809488736" calcext:value-type="float">
            <text:p>1.32192809488736</text:p>
          </table:table-cell>
          <table:table-cell table:formula="of:=LOG([.$E262];2)-8" office:value-type="float" office:value="1.32080054888164" calcext:value-type="float">
            <text:p>1.32080054888164</text:p>
          </table:table-cell>
          <table:table-cell table:formula="of:=LOG([.$F262];2)-8" office:value-type="float" office:value="1.32305476034165" calcext:value-type="float">
            <text:p>1.32305476034165</text:p>
          </table:table-cell>
          <table:table-cell table:formula="of:=[.$I262]-[.$H262]" office:value-type="float" office:value="0.00225421146000926" calcext:value-type="float">
            <text:p>0.002254211460009</text:p>
          </table:table-cell>
          <table:table-cell table:formula="of:=[.$B262]/[.$J262]" office:value-type="float" office:value="198.694757766053" calcext:value-type="float">
            <text:p>198.694757766053</text:p>
          </table:table-cell>
          <table:table-cell table:formula="of:=[.$C262]/[.$J262]" office:value-type="float" office:value="77.6324684283529" calcext:value-type="float">
            <text:p>77.6324684283529</text:p>
          </table:table-cell>
          <table:table-cell table:formula="of:=[.$D262]/[.$J262]" office:value-type="float" office:value="0" calcext:value-type="float">
            <text:p>0</text:p>
          </table:table-cell>
          <table:table-cell table:formula="of:=299792.458/[.$A262]" office:value-type="float" office:value="468.425715625" calcext:value-type="float">
            <text:p>468.425715625</text:p>
          </table:table-cell>
          <table:table-cell table:formula="of:=299792.458/[.$E262]" office:value-type="float" office:value="468.791959343237" calcext:value-type="float">
            <text:p>468.791959343237</text:p>
          </table:table-cell>
          <table:table-cell table:formula="of:=299792.458/[.$F262]" office:value-type="float" office:value="468.060043715847" calcext:value-type="float">
            <text:p>468.060043715847</text:p>
          </table:table-cell>
          <table:table-cell table:formula="of:=[.$O262]-[.$P262]" office:value-type="float" office:value="0.731915627389924" calcext:value-type="float">
            <text:p>0.731915627389924</text:p>
          </table:table-cell>
          <table:table-cell table:formula="of:=[.$B262]/[.$Q262]" office:value-type="float" office:value="0.61195578183957" calcext:value-type="float">
            <text:p>0.61195578183957</text:p>
          </table:table-cell>
          <table:table-cell table:formula="of:=[.$C262]/[.$Q262]" office:value-type="float" office:value="0.239098597503739" calcext:value-type="float">
            <text:p>0.239098597503739</text:p>
          </table:table-cell>
          <table:table-cell table:formula="of:=[.$D262]/[.$Q2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1672" calcext:value-type="float">
            <text:p>0.1672</text:p>
          </table:table-cell>
          <table:table-cell office:value-type="float" office:value="0" calcext:value-type="float">
            <text:p>0</text:p>
          </table:table-cell>
          <table:table-cell table:formula="of:=[.$A263]-0.5" office:value-type="float" office:value="640.5" calcext:value-type="float">
            <text:p>640.5</text:p>
          </table:table-cell>
          <table:table-cell table:formula="of:=[.$A263]+0.5" office:value-type="float" office:value="641.5" calcext:value-type="float">
            <text:p>641.5</text:p>
          </table:table-cell>
          <table:table-cell table:formula="of:=LOG([.$A263];2)-8" office:value-type="float" office:value="1.32418054661874" calcext:value-type="float">
            <text:p>1.32418054661874</text:p>
          </table:table-cell>
          <table:table-cell table:formula="of:=LOG([.$E263];2)-8" office:value-type="float" office:value="1.32305476034165" calcext:value-type="float">
            <text:p>1.32305476034165</text:p>
          </table:table-cell>
          <table:table-cell table:formula="of:=LOG([.$F263];2)-8" office:value-type="float" office:value="1.32530545508968" calcext:value-type="float">
            <text:p>1.32530545508968</text:p>
          </table:table-cell>
          <table:table-cell table:formula="of:=[.$I263]-[.$H263]" office:value-type="float" office:value="0.00225069474803696" calcext:value-type="float">
            <text:p>0.002250694748037</text:p>
          </table:table-cell>
          <table:table-cell table:formula="of:=[.$B263]/[.$J263]" office:value-type="float" office:value="190.963257178641" calcext:value-type="float">
            <text:p>190.963257178641</text:p>
          </table:table-cell>
          <table:table-cell table:formula="of:=[.$C263]/[.$J263]" office:value-type="float" office:value="74.288172639062" calcext:value-type="float">
            <text:p>74.288172639062</text:p>
          </table:table-cell>
          <table:table-cell table:formula="of:=[.$D263]/[.$J263]" office:value-type="float" office:value="0" calcext:value-type="float">
            <text:p>0</text:p>
          </table:table-cell>
          <table:table-cell table:formula="of:=299792.458/[.$A263]" office:value-type="float" office:value="467.694942277691" calcext:value-type="float">
            <text:p>467.694942277691</text:p>
          </table:table-cell>
          <table:table-cell table:formula="of:=299792.458/[.$E263]" office:value-type="float" office:value="468.060043715847" calcext:value-type="float">
            <text:p>468.060043715847</text:p>
          </table:table-cell>
          <table:table-cell table:formula="of:=299792.458/[.$F263]" office:value-type="float" office:value="467.330409976617" calcext:value-type="float">
            <text:p>467.330409976617</text:p>
          </table:table-cell>
          <table:table-cell table:formula="of:=[.$O263]-[.$P263]" office:value-type="float" office:value="0.729633739229712" calcext:value-type="float">
            <text:p>0.729633739229712</text:p>
          </table:table-cell>
          <table:table-cell table:formula="of:=[.$B263]/[.$Q263]" office:value-type="float" office:value="0.589062671983546" calcext:value-type="float">
            <text:p>0.589062671983546</text:p>
          </table:table-cell>
          <table:table-cell table:formula="of:=[.$C263]/[.$Q263]" office:value-type="float" office:value="0.229156069696717" calcext:value-type="float">
            <text:p>0.229156069696717</text:p>
          </table:table-cell>
          <table:table-cell table:formula="of:=[.$D263]/[.$Q2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1596" calcext:value-type="float">
            <text:p>0.1596</text:p>
          </table:table-cell>
          <table:table-cell office:value-type="float" office:value="0" calcext:value-type="float">
            <text:p>0</text:p>
          </table:table-cell>
          <table:table-cell table:formula="of:=[.$A264]-0.5" office:value-type="float" office:value="641.5" calcext:value-type="float">
            <text:p>641.5</text:p>
          </table:table-cell>
          <table:table-cell table:formula="of:=[.$A264]+0.5" office:value-type="float" office:value="642.5" calcext:value-type="float">
            <text:p>642.5</text:p>
          </table:table-cell>
          <table:table-cell table:formula="of:=LOG([.$A264];2)-8" office:value-type="float" office:value="1.3264294871223" calcext:value-type="float">
            <text:p>1.3264294871223</text:p>
          </table:table-cell>
          <table:table-cell table:formula="of:=LOG([.$E264];2)-8" office:value-type="float" office:value="1.32530545508968" calcext:value-type="float">
            <text:p>1.32530545508968</text:p>
          </table:table-cell>
          <table:table-cell table:formula="of:=LOG([.$F264];2)-8" office:value-type="float" office:value="1.32755264408124" calcext:value-type="float">
            <text:p>1.32755264408124</text:p>
          </table:table-cell>
          <table:table-cell table:formula="of:=[.$I264]-[.$H264]" office:value-type="float" office:value="0.00224718899155718" calcext:value-type="float">
            <text:p>0.002247188991557</text:p>
          </table:table-cell>
          <table:table-cell table:formula="of:=[.$B264]/[.$J264]" office:value-type="float" office:value="183.384664818261" calcext:value-type="float">
            <text:p>183.384664818261</text:p>
          </table:table-cell>
          <table:table-cell table:formula="of:=[.$C264]/[.$J264]" office:value-type="float" office:value="71.0220638315809" calcext:value-type="float">
            <text:p>71.0220638315809</text:p>
          </table:table-cell>
          <table:table-cell table:formula="of:=[.$D264]/[.$J264]" office:value-type="float" office:value="0" calcext:value-type="float">
            <text:p>0</text:p>
          </table:table-cell>
          <table:table-cell table:formula="of:=299792.458/[.$A264]" office:value-type="float" office:value="466.966445482866" calcext:value-type="float">
            <text:p>466.966445482866</text:p>
          </table:table-cell>
          <table:table-cell table:formula="of:=299792.458/[.$E264]" office:value-type="float" office:value="467.330409976617" calcext:value-type="float">
            <text:p>467.330409976617</text:p>
          </table:table-cell>
          <table:table-cell table:formula="of:=299792.458/[.$F264]" office:value-type="float" office:value="466.603047470817" calcext:value-type="float">
            <text:p>466.603047470817</text:p>
          </table:table-cell>
          <table:table-cell table:formula="of:=[.$O264]-[.$P264]" office:value-type="float" office:value="0.727362505800159" calcext:value-type="float">
            <text:p>0.727362505800159</text:p>
          </table:table-cell>
          <table:table-cell table:formula="of:=[.$B264]/[.$Q264]" office:value-type="float" office:value="0.566567559798338" calcext:value-type="float">
            <text:p>0.566567559798338</text:p>
          </table:table-cell>
          <table:table-cell table:formula="of:=[.$C264]/[.$Q264]" office:value-type="float" office:value="0.219422913234202" calcext:value-type="float">
            <text:p>0.219422913234202</text:p>
          </table:table-cell>
          <table:table-cell table:formula="of:=[.$D264]/[.$Q2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1523" calcext:value-type="float">
            <text:p>0.1523</text:p>
          </table:table-cell>
          <table:table-cell office:value-type="float" office:value="0" calcext:value-type="float">
            <text:p>0</text:p>
          </table:table-cell>
          <table:table-cell table:formula="of:=[.$A265]-0.5" office:value-type="float" office:value="642.5" calcext:value-type="float">
            <text:p>642.5</text:p>
          </table:table-cell>
          <table:table-cell table:formula="of:=[.$A265]+0.5" office:value-type="float" office:value="643.5" calcext:value-type="float">
            <text:p>643.5</text:p>
          </table:table-cell>
          <table:table-cell table:formula="of:=LOG([.$A265];2)-8" office:value-type="float" office:value="1.32867492732795" calcext:value-type="float">
            <text:p>1.32867492732795</text:p>
          </table:table-cell>
          <table:table-cell table:formula="of:=LOG([.$E265];2)-8" office:value-type="float" office:value="1.32755264408124" calcext:value-type="float">
            <text:p>1.32755264408124</text:p>
          </table:table-cell>
          <table:table-cell table:formula="of:=LOG([.$F265];2)-8" office:value-type="float" office:value="1.3297963382207" calcext:value-type="float">
            <text:p>1.3297963382207</text:p>
          </table:table-cell>
          <table:table-cell table:formula="of:=[.$I265]-[.$H265]" office:value-type="float" office:value="0.00224369413946235" calcext:value-type="float">
            <text:p>0.002243694139462</text:p>
          </table:table-cell>
          <table:table-cell table:formula="of:=[.$B265]/[.$J265]" office:value-type="float" office:value="175.870673751707" calcext:value-type="float">
            <text:p>175.870673751707</text:p>
          </table:table-cell>
          <table:table-cell table:formula="of:=[.$C265]/[.$J265]" office:value-type="float" office:value="67.8791272488216" calcext:value-type="float">
            <text:p>67.8791272488216</text:p>
          </table:table-cell>
          <table:table-cell table:formula="of:=[.$D265]/[.$J265]" office:value-type="float" office:value="0" calcext:value-type="float">
            <text:p>0</text:p>
          </table:table-cell>
          <table:table-cell table:formula="of:=299792.458/[.$A265]" office:value-type="float" office:value="466.240214618974" calcext:value-type="float">
            <text:p>466.240214618974</text:p>
          </table:table-cell>
          <table:table-cell table:formula="of:=299792.458/[.$E265]" office:value-type="float" office:value="466.603047470817" calcext:value-type="float">
            <text:p>466.603047470817</text:p>
          </table:table-cell>
          <table:table-cell table:formula="of:=299792.458/[.$F265]" office:value-type="float" office:value="465.877945609946" calcext:value-type="float">
            <text:p>465.877945609946</text:p>
          </table:table-cell>
          <table:table-cell table:formula="of:=[.$O265]-[.$P265]" office:value-type="float" office:value="0.725101860871519" calcext:value-type="float">
            <text:p>0.725101860871519</text:p>
          </table:table-cell>
          <table:table-cell table:formula="of:=[.$B265]/[.$Q265]" office:value-type="float" office:value="0.544199403275176" calcext:value-type="float">
            <text:p>0.544199403275176</text:p>
          </table:table-cell>
          <table:table-cell table:formula="of:=[.$C265]/[.$Q265]" office:value-type="float" office:value="0.210039455445538" calcext:value-type="float">
            <text:p>0.210039455445538</text:p>
          </table:table-cell>
          <table:table-cell table:formula="of:=[.$D265]/[.$Q2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1451" calcext:value-type="float">
            <text:p>0.1451</text:p>
          </table:table-cell>
          <table:table-cell office:value-type="float" office:value="0" calcext:value-type="float">
            <text:p>0</text:p>
          </table:table-cell>
          <table:table-cell table:formula="of:=[.$A266]-0.5" office:value-type="float" office:value="643.5" calcext:value-type="float">
            <text:p>643.5</text:p>
          </table:table-cell>
          <table:table-cell table:formula="of:=[.$A266]+0.5" office:value-type="float" office:value="644.5" calcext:value-type="float">
            <text:p>644.5</text:p>
          </table:table-cell>
          <table:table-cell table:formula="of:=LOG([.$A266];2)-8" office:value-type="float" office:value="1.33091687811462" calcext:value-type="float">
            <text:p>1.33091687811462</text:p>
          </table:table-cell>
          <table:table-cell table:formula="of:=LOG([.$E266];2)-8" office:value-type="float" office:value="1.3297963382207" calcext:value-type="float">
            <text:p>1.3297963382207</text:p>
          </table:table-cell>
          <table:table-cell table:formula="of:=LOG([.$F266];2)-8" office:value-type="float" office:value="1.33203654836165" calcext:value-type="float">
            <text:p>1.33203654836165</text:p>
          </table:table-cell>
          <table:table-cell table:formula="of:=[.$I266]-[.$H266]" office:value-type="float" office:value="0.00224021014094689" calcext:value-type="float">
            <text:p>0.002240210140947</text:p>
          </table:table-cell>
          <table:table-cell table:formula="of:=[.$B266]/[.$J266]" office:value-type="float" office:value="168.510977207004" calcext:value-type="float">
            <text:p>168.510977207004</text:p>
          </table:table-cell>
          <table:table-cell table:formula="of:=[.$C266]/[.$J266]" office:value-type="float" office:value="64.7707093847319" calcext:value-type="float">
            <text:p>64.7707093847319</text:p>
          </table:table-cell>
          <table:table-cell table:formula="of:=[.$D266]/[.$J266]" office:value-type="float" office:value="0" calcext:value-type="float">
            <text:p>0</text:p>
          </table:table-cell>
          <table:table-cell table:formula="of:=299792.458/[.$A266]" office:value-type="float" office:value="465.516239130435" calcext:value-type="float">
            <text:p>465.516239130435</text:p>
          </table:table-cell>
          <table:table-cell table:formula="of:=299792.458/[.$E266]" office:value-type="float" office:value="465.877945609946" calcext:value-type="float">
            <text:p>465.877945609946</text:p>
          </table:table-cell>
          <table:table-cell table:formula="of:=299792.458/[.$F266]" office:value-type="float" office:value="465.155093871218" calcext:value-type="float">
            <text:p>465.155093871218</text:p>
          </table:table-cell>
          <table:table-cell table:formula="of:=[.$O266]-[.$P266]" office:value-type="float" office:value="0.722851738727627" calcext:value-type="float">
            <text:p>0.722851738727627</text:p>
          </table:table-cell>
          <table:table-cell table:formula="of:=[.$B266]/[.$Q266]" office:value-type="float" office:value="0.522237105861404" calcext:value-type="float">
            <text:p>0.522237105861404</text:p>
          </table:table-cell>
          <table:table-cell table:formula="of:=[.$C266]/[.$Q266]" office:value-type="float" office:value="0.200732725988052" calcext:value-type="float">
            <text:p>0.200732725988052</text:p>
          </table:table-cell>
          <table:table-cell table:formula="of:=[.$D266]/[.$Q2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1382" calcext:value-type="float">
            <text:p>0.1382</text:p>
          </table:table-cell>
          <table:table-cell office:value-type="float" office:value="0" calcext:value-type="float">
            <text:p>0</text:p>
          </table:table-cell>
          <table:table-cell table:formula="of:=[.$A267]-0.5" office:value-type="float" office:value="644.5" calcext:value-type="float">
            <text:p>644.5</text:p>
          </table:table-cell>
          <table:table-cell table:formula="of:=[.$A267]+0.5" office:value-type="float" office:value="645.5" calcext:value-type="float">
            <text:p>645.5</text:p>
          </table:table-cell>
          <table:table-cell table:formula="of:=LOG([.$A267];2)-8" office:value-type="float" office:value="1.33315535031062" calcext:value-type="float">
            <text:p>1.33315535031062</text:p>
          </table:table-cell>
          <table:table-cell table:formula="of:=LOG([.$E267];2)-8" office:value-type="float" office:value="1.33203654836165" calcext:value-type="float">
            <text:p>1.33203654836165</text:p>
          </table:table-cell>
          <table:table-cell table:formula="of:=LOG([.$F267];2)-8" office:value-type="float" office:value="1.33427328530719" calcext:value-type="float">
            <text:p>1.33427328530719</text:p>
          </table:table-cell>
          <table:table-cell table:formula="of:=[.$I267]-[.$H267]" office:value-type="float" office:value="0.00223673694554094" calcext:value-type="float">
            <text:p>0.002236736945541</text:p>
          </table:table-cell>
          <table:table-cell table:formula="of:=[.$B267]/[.$J267]" office:value-type="float" office:value="161.306406960047" calcext:value-type="float">
            <text:p>161.306406960047</text:p>
          </table:table-cell>
          <table:table-cell table:formula="of:=[.$C267]/[.$J267]" office:value-type="float" office:value="61.7864341515481" calcext:value-type="float">
            <text:p>61.7864341515481</text:p>
          </table:table-cell>
          <table:table-cell table:formula="of:=[.$D267]/[.$J267]" office:value-type="float" office:value="0" calcext:value-type="float">
            <text:p>0</text:p>
          </table:table-cell>
          <table:table-cell table:formula="of:=299792.458/[.$A267]" office:value-type="float" office:value="464.794508527132" calcext:value-type="float">
            <text:p>464.794508527132</text:p>
          </table:table-cell>
          <table:table-cell table:formula="of:=299792.458/[.$E267]" office:value-type="float" office:value="465.155093871218" calcext:value-type="float">
            <text:p>465.155093871218</text:p>
          </table:table-cell>
          <table:table-cell table:formula="of:=299792.458/[.$F267]" office:value-type="float" office:value="464.434481797057" calcext:value-type="float">
            <text:p>464.434481797057</text:p>
          </table:table-cell>
          <table:table-cell table:formula="of:=[.$O267]-[.$P267]" office:value-type="float" office:value="0.720612074161409" calcext:value-type="float">
            <text:p>0.720612074161409</text:p>
          </table:table-cell>
          <table:table-cell table:formula="of:=[.$B267]/[.$Q267]" office:value-type="float" office:value="0.500685476884176" calcext:value-type="float">
            <text:p>0.500685476884176</text:p>
          </table:table-cell>
          <table:table-cell table:formula="of:=[.$C267]/[.$Q267]" office:value-type="float" office:value="0.191781410491666" calcext:value-type="float">
            <text:p>0.191781410491666</text:p>
          </table:table-cell>
          <table:table-cell table:formula="of:=[.$D267]/[.$Q2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315" calcext:value-type="float">
            <text:p>0.1315</text:p>
          </table:table-cell>
          <table:table-cell office:value-type="float" office:value="0" calcext:value-type="float">
            <text:p>0</text:p>
          </table:table-cell>
          <table:table-cell table:formula="of:=[.$A268]-0.5" office:value-type="float" office:value="645.5" calcext:value-type="float">
            <text:p>645.5</text:p>
          </table:table-cell>
          <table:table-cell table:formula="of:=[.$A268]+0.5" office:value-type="float" office:value="646.5" calcext:value-type="float">
            <text:p>646.5</text:p>
          </table:table-cell>
          <table:table-cell table:formula="of:=LOG([.$A268];2)-8" office:value-type="float" office:value="1.33539035469392" calcext:value-type="float">
            <text:p>1.33539035469392</text:p>
          </table:table-cell>
          <table:table-cell table:formula="of:=LOG([.$E268];2)-8" office:value-type="float" office:value="1.33427328530719" calcext:value-type="float">
            <text:p>1.33427328530719</text:p>
          </table:table-cell>
          <table:table-cell table:formula="of:=LOG([.$F268];2)-8" office:value-type="float" office:value="1.33650655981026" calcext:value-type="float">
            <text:p>1.33650655981026</text:p>
          </table:table-cell>
          <table:table-cell table:formula="of:=[.$I268]-[.$H268]" office:value-type="float" office:value="0.00223327450306421" calcext:value-type="float">
            <text:p>0.002233274503064</text:p>
          </table:table-cell>
          <table:table-cell table:formula="of:=[.$B268]/[.$J268]" office:value-type="float" office:value="154.25779478847" calcext:value-type="float">
            <text:p>154.25779478847</text:p>
          </table:table-cell>
          <table:table-cell table:formula="of:=[.$C268]/[.$J268]" office:value-type="float" office:value="58.882148083262" calcext:value-type="float">
            <text:p>58.882148083262</text:p>
          </table:table-cell>
          <table:table-cell table:formula="of:=[.$D268]/[.$J268]" office:value-type="float" office:value="0" calcext:value-type="float">
            <text:p>0</text:p>
          </table:table-cell>
          <table:table-cell table:formula="of:=299792.458/[.$A268]" office:value-type="float" office:value="464.075012383901" calcext:value-type="float">
            <text:p>464.075012383901</text:p>
          </table:table-cell>
          <table:table-cell table:formula="of:=299792.458/[.$E268]" office:value-type="float" office:value="464.434481797057" calcext:value-type="float">
            <text:p>464.434481797057</text:p>
          </table:table-cell>
          <table:table-cell table:formula="of:=299792.458/[.$F268]" office:value-type="float" office:value="463.716098994586" calcext:value-type="float">
            <text:p>463.716098994586</text:p>
          </table:table-cell>
          <table:table-cell table:formula="of:=[.$O268]-[.$P268]" office:value-type="float" office:value="0.71838280247033" calcext:value-type="float">
            <text:p>0.71838280247033</text:p>
          </table:table-cell>
          <table:table-cell table:formula="of:=[.$B268]/[.$Q268]" office:value-type="float" office:value="0.479549341681559" calcext:value-type="float">
            <text:p>0.479549341681559</text:p>
          </table:table-cell>
          <table:table-cell table:formula="of:=[.$C268]/[.$Q268]" office:value-type="float" office:value="0.1830500389873" calcext:value-type="float">
            <text:p>0.1830500389873</text:p>
          </table:table-cell>
          <table:table-cell table:formula="of:=[.$D268]/[.$Q2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[.$A269]-0.5" office:value-type="float" office:value="646.5" calcext:value-type="float">
            <text:p>646.5</text:p>
          </table:table-cell>
          <table:table-cell table:formula="of:=[.$A269]+0.5" office:value-type="float" office:value="647.5" calcext:value-type="float">
            <text:p>647.5</text:p>
          </table:table-cell>
          <table:table-cell table:formula="of:=LOG([.$A269];2)-8" office:value-type="float" office:value="1.33762190199251" calcext:value-type="float">
            <text:p>1.33762190199251</text:p>
          </table:table-cell>
          <table:table-cell table:formula="of:=LOG([.$E269];2)-8" office:value-type="float" office:value="1.33650655981026" calcext:value-type="float">
            <text:p>1.33650655981026</text:p>
          </table:table-cell>
          <table:table-cell table:formula="of:=LOG([.$F269];2)-8" office:value-type="float" office:value="1.33873638257392" calcext:value-type="float">
            <text:p>1.33873638257392</text:p>
          </table:table-cell>
          <table:table-cell table:formula="of:=[.$I269]-[.$H269]" office:value-type="float" office:value="0.00222982276366146" calcext:value-type="float">
            <text:p>0.002229822763661</text:p>
          </table:table-cell>
          <table:table-cell table:formula="of:=[.$B269]/[.$J269]" office:value-type="float" office:value="147.365972468783" calcext:value-type="float">
            <text:p>147.365972468783</text:p>
          </table:table-cell>
          <table:table-cell table:formula="of:=[.$C269]/[.$J269]" office:value-type="float" office:value="56.0582670681615" calcext:value-type="float">
            <text:p>56.0582670681615</text:p>
          </table:table-cell>
          <table:table-cell table:formula="of:=[.$D269]/[.$J269]" office:value-type="float" office:value="0" calcext:value-type="float">
            <text:p>0</text:p>
          </table:table-cell>
          <table:table-cell table:formula="of:=299792.458/[.$A269]" office:value-type="float" office:value="463.357740340031" calcext:value-type="float">
            <text:p>463.357740340031</text:p>
          </table:table-cell>
          <table:table-cell table:formula="of:=299792.458/[.$E269]" office:value-type="float" office:value="463.716098994586" calcext:value-type="float">
            <text:p>463.716098994586</text:p>
          </table:table-cell>
          <table:table-cell table:formula="of:=299792.458/[.$F269]" office:value-type="float" office:value="462.999935135135" calcext:value-type="float">
            <text:p>462.999935135135</text:p>
          </table:table-cell>
          <table:table-cell table:formula="of:=[.$O269]-[.$P269]" office:value-type="float" office:value="0.716163859451115" calcext:value-type="float">
            <text:p>0.716163859451115</text:p>
          </table:table-cell>
          <table:table-cell table:formula="of:=[.$B269]/[.$Q269]" office:value-type="float" office:value="0.458833541602961" calcext:value-type="float">
            <text:p>0.458833541602961</text:p>
          </table:table-cell>
          <table:table-cell table:formula="of:=[.$C269]/[.$Q269]" office:value-type="float" office:value="0.17454106116972" calcext:value-type="float">
            <text:p>0.17454106116972</text:p>
          </table:table-cell>
          <table:table-cell table:formula="of:=[.$D269]/[.$Q2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1188" calcext:value-type="float">
            <text:p>0.1188</text:p>
          </table:table-cell>
          <table:table-cell office:value-type="float" office:value="0" calcext:value-type="float">
            <text:p>0</text:p>
          </table:table-cell>
          <table:table-cell table:formula="of:=[.$A270]-0.5" office:value-type="float" office:value="647.5" calcext:value-type="float">
            <text:p>647.5</text:p>
          </table:table-cell>
          <table:table-cell table:formula="of:=[.$A270]+0.5" office:value-type="float" office:value="648.5" calcext:value-type="float">
            <text:p>648.5</text:p>
          </table:table-cell>
          <table:table-cell table:formula="of:=LOG([.$A270];2)-8" office:value-type="float" office:value="1.33985000288462" calcext:value-type="float">
            <text:p>1.33985000288462</text:p>
          </table:table-cell>
          <table:table-cell table:formula="of:=LOG([.$E270];2)-8" office:value-type="float" office:value="1.33873638257392" calcext:value-type="float">
            <text:p>1.33873638257392</text:p>
          </table:table-cell>
          <table:table-cell table:formula="of:=LOG([.$F270];2)-8" office:value-type="float" office:value="1.3409627642517" calcext:value-type="float">
            <text:p>1.3409627642517</text:p>
          </table:table-cell>
          <table:table-cell table:formula="of:=[.$I270]-[.$H270]" office:value-type="float" office:value="0.002226381677783" calcext:value-type="float">
            <text:p>0.002226381677783</text:p>
          </table:table-cell>
          <table:table-cell table:formula="of:=[.$B270]/[.$J270]" office:value-type="float" office:value="140.631771777686" calcext:value-type="float">
            <text:p>140.631771777686</text:p>
          </table:table-cell>
          <table:table-cell table:formula="of:=[.$C270]/[.$J270]" office:value-type="float" office:value="53.360122922993" calcext:value-type="float">
            <text:p>53.360122922993</text:p>
          </table:table-cell>
          <table:table-cell table:formula="of:=[.$D270]/[.$J270]" office:value-type="float" office:value="0" calcext:value-type="float">
            <text:p>0</text:p>
          </table:table-cell>
          <table:table-cell table:formula="of:=299792.458/[.$A270]" office:value-type="float" office:value="462.642682098765" calcext:value-type="float">
            <text:p>462.642682098765</text:p>
          </table:table-cell>
          <table:table-cell table:formula="of:=299792.458/[.$E270]" office:value-type="float" office:value="462.999935135135" calcext:value-type="float">
            <text:p>462.999935135135</text:p>
          </table:table-cell>
          <table:table-cell table:formula="of:=299792.458/[.$F270]" office:value-type="float" office:value="462.285979953739" calcext:value-type="float">
            <text:p>462.285979953739</text:p>
          </table:table-cell>
          <table:table-cell table:formula="of:=[.$O270]-[.$P270]" office:value-type="float" office:value="0.713955181395704" calcext:value-type="float">
            <text:p>0.713955181395704</text:p>
          </table:table-cell>
          <table:table-cell table:formula="of:=[.$B270]/[.$Q270]" office:value-type="float" office:value="0.43854293400872" calcext:value-type="float">
            <text:p>0.43854293400872</text:p>
          </table:table-cell>
          <table:table-cell table:formula="of:=[.$C270]/[.$Q270]" office:value-type="float" office:value="0.166396999553612" calcext:value-type="float">
            <text:p>0.166396999553612</text:p>
          </table:table-cell>
          <table:table-cell table:formula="of:=[.$D270]/[.$Q2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298" calcext:value-type="float">
            <text:p>0.29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" calcext:value-type="float">
            <text:p>0</text:p>
          </table:table-cell>
          <table:table-cell table:formula="of:=[.$A271]-0.5" office:value-type="float" office:value="648.5" calcext:value-type="float">
            <text:p>648.5</text:p>
          </table:table-cell>
          <table:table-cell table:formula="of:=[.$A271]+0.5" office:value-type="float" office:value="649.5" calcext:value-type="float">
            <text:p>649.5</text:p>
          </table:table-cell>
          <table:table-cell table:formula="of:=LOG([.$A271];2)-8" office:value-type="float" office:value="1.34207466799914" calcext:value-type="float">
            <text:p>1.34207466799914</text:p>
          </table:table-cell>
          <table:table-cell table:formula="of:=LOG([.$E271];2)-8" office:value-type="float" office:value="1.3409627642517" calcext:value-type="float">
            <text:p>1.3409627642517</text:p>
          </table:table-cell>
          <table:table-cell table:formula="of:=LOG([.$F271];2)-8" office:value-type="float" office:value="1.34318571544788" calcext:value-type="float">
            <text:p>1.34318571544788</text:p>
          </table:table-cell>
          <table:table-cell table:formula="of:=[.$I271]-[.$H271]" office:value-type="float" office:value="0.00222295119618288" calcext:value-type="float">
            <text:p>0.002222951196183</text:p>
          </table:table-cell>
          <table:table-cell table:formula="of:=[.$B271]/[.$J271]" office:value-type="float" office:value="134.056024491994" calcext:value-type="float">
            <text:p>134.056024491994</text:p>
          </table:table-cell>
          <table:table-cell table:formula="of:=[.$C271]/[.$J271]" office:value-type="float" office:value="50.7433542372382" calcext:value-type="float">
            <text:p>50.7433542372382</text:p>
          </table:table-cell>
          <table:table-cell table:formula="of:=[.$D271]/[.$J271]" office:value-type="float" office:value="0" calcext:value-type="float">
            <text:p>0</text:p>
          </table:table-cell>
          <table:table-cell table:formula="of:=299792.458/[.$A271]" office:value-type="float" office:value="461.929827426811" calcext:value-type="float">
            <text:p>461.929827426811</text:p>
          </table:table-cell>
          <table:table-cell table:formula="of:=299792.458/[.$E271]" office:value-type="float" office:value="462.285979953739" calcext:value-type="float">
            <text:p>462.285979953739</text:p>
          </table:table-cell>
          <table:table-cell table:formula="of:=299792.458/[.$F271]" office:value-type="float" office:value="461.574223248653" calcext:value-type="float">
            <text:p>461.574223248653</text:p>
          </table:table-cell>
          <table:table-cell table:formula="of:=[.$O271]-[.$P271]" office:value-type="float" office:value="0.7117567050866" calcext:value-type="float">
            <text:p>0.7117567050866</text:p>
          </table:table-cell>
          <table:table-cell table:formula="of:=[.$B271]/[.$Q271]" office:value-type="float" office:value="0.418682392270182" calcext:value-type="float">
            <text:p>0.418682392270182</text:p>
          </table:table-cell>
          <table:table-cell table:formula="of:=[.$C271]/[.$Q271]" office:value-type="float" office:value="0.158481120295559" calcext:value-type="float">
            <text:p>0.158481120295559</text:p>
          </table:table-cell>
          <table:table-cell table:formula="of:=[.$D271]/[.$Q2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 table:formula="of:=[.$A272]-0.5" office:value-type="float" office:value="649.5" calcext:value-type="float">
            <text:p>649.5</text:p>
          </table:table-cell>
          <table:table-cell table:formula="of:=[.$A272]+0.5" office:value-type="float" office:value="650.5" calcext:value-type="float">
            <text:p>650.5</text:p>
          </table:table-cell>
          <table:table-cell table:formula="of:=LOG([.$A272];2)-8" office:value-type="float" office:value="1.34429590791582" calcext:value-type="float">
            <text:p>1.34429590791582</text:p>
          </table:table-cell>
          <table:table-cell table:formula="of:=LOG([.$E272];2)-8" office:value-type="float" office:value="1.34318571544788" calcext:value-type="float">
            <text:p>1.34318571544788</text:p>
          </table:table-cell>
          <table:table-cell table:formula="of:=LOG([.$F272];2)-8" office:value-type="float" office:value="1.3454052467178" calcext:value-type="float">
            <text:p>1.3454052467178</text:p>
          </table:table-cell>
          <table:table-cell table:formula="of:=[.$I272]-[.$H272]" office:value-type="float" office:value="0.00221953126991359" calcext:value-type="float">
            <text:p>0.002219531269914</text:p>
          </table:table-cell>
          <table:table-cell table:formula="of:=[.$B272]/[.$J272]" office:value-type="float" office:value="127.729671504487" calcext:value-type="float">
            <text:p>127.729671504487</text:p>
          </table:table-cell>
          <table:table-cell table:formula="of:=[.$C272]/[.$J272]" office:value-type="float" office:value="48.2083768994008" calcext:value-type="float">
            <text:p>48.2083768994008</text:p>
          </table:table-cell>
          <table:table-cell table:formula="of:=[.$D272]/[.$J272]" office:value-type="float" office:value="0" calcext:value-type="float">
            <text:p>0</text:p>
          </table:table-cell>
          <table:table-cell table:formula="of:=299792.458/[.$A272]" office:value-type="float" office:value="461.219166153846" calcext:value-type="float">
            <text:p>461.219166153846</text:p>
          </table:table-cell>
          <table:table-cell table:formula="of:=299792.458/[.$E272]" office:value-type="float" office:value="461.574223248653" calcext:value-type="float">
            <text:p>461.574223248653</text:p>
          </table:table-cell>
          <table:table-cell table:formula="of:=299792.458/[.$F272]" office:value-type="float" office:value="460.864654880861" calcext:value-type="float">
            <text:p>460.864654880861</text:p>
          </table:table-cell>
          <table:table-cell table:formula="of:=[.$O272]-[.$P272]" office:value-type="float" office:value="0.709568367791974" calcext:value-type="float">
            <text:p>0.709568367791974</text:p>
          </table:table-cell>
          <table:table-cell table:formula="of:=[.$B272]/[.$Q272]" office:value-type="float" office:value="0.399538667263581" calcext:value-type="float">
            <text:p>0.399538667263581</text:p>
          </table:table-cell>
          <table:table-cell table:formula="of:=[.$C272]/[.$Q272]" office:value-type="float" office:value="0.150795899108301" calcext:value-type="float">
            <text:p>0.150795899108301</text:p>
          </table:table-cell>
          <table:table-cell table:formula="of:=[.$D272]/[.$Q2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2696" calcext:value-type="float">
            <text:p>0.2696</text:p>
          </table:table-cell>
          <table:table-cell office:value-type="float" office:value="0.1015" calcext:value-type="float">
            <text:p>0.1015</text:p>
          </table:table-cell>
          <table:table-cell office:value-type="float" office:value="0" calcext:value-type="float">
            <text:p>0</text:p>
          </table:table-cell>
          <table:table-cell table:formula="of:=[.$A273]-0.5" office:value-type="float" office:value="650.5" calcext:value-type="float">
            <text:p>650.5</text:p>
          </table:table-cell>
          <table:table-cell table:formula="of:=[.$A273]+0.5" office:value-type="float" office:value="651.5" calcext:value-type="float">
            <text:p>651.5</text:p>
          </table:table-cell>
          <table:table-cell table:formula="of:=LOG([.$A273];2)-8" office:value-type="float" office:value="1.34651373316563" calcext:value-type="float">
            <text:p>1.34651373316563</text:p>
          </table:table-cell>
          <table:table-cell table:formula="of:=LOG([.$E273];2)-8" office:value-type="float" office:value="1.3454052467178" calcext:value-type="float">
            <text:p>1.3454052467178</text:p>
          </table:table-cell>
          <table:table-cell table:formula="of:=LOG([.$F273];2)-8" office:value-type="float" office:value="1.34762136856813" calcext:value-type="float">
            <text:p>1.34762136856813</text:p>
          </table:table-cell>
          <table:table-cell table:formula="of:=[.$I273]-[.$H273]" office:value-type="float" office:value="0.00221612185033848" calcext:value-type="float">
            <text:p>0.002216121850338</text:p>
          </table:table-cell>
          <table:table-cell table:formula="of:=[.$B273]/[.$J273]" office:value-type="float" office:value="121.653960480026" calcext:value-type="float">
            <text:p>121.653960480026</text:p>
          </table:table-cell>
          <table:table-cell table:formula="of:=[.$C273]/[.$J273]" office:value-type="float" office:value="45.8007306703362" calcext:value-type="float">
            <text:p>45.8007306703362</text:p>
          </table:table-cell>
          <table:table-cell table:formula="of:=[.$D273]/[.$J273]" office:value-type="float" office:value="0" calcext:value-type="float">
            <text:p>0</text:p>
          </table:table-cell>
          <table:table-cell table:formula="of:=299792.458/[.$A273]" office:value-type="float" office:value="460.510688172043" calcext:value-type="float">
            <text:p>460.510688172043</text:p>
          </table:table-cell>
          <table:table-cell table:formula="of:=299792.458/[.$E273]" office:value-type="float" office:value="460.864654880861" calcext:value-type="float">
            <text:p>460.864654880861</text:p>
          </table:table-cell>
          <table:table-cell table:formula="of:=299792.458/[.$F273]" office:value-type="float" office:value="460.157264773599" calcext:value-type="float">
            <text:p>460.157264773599</text:p>
          </table:table-cell>
          <table:table-cell table:formula="of:=[.$O273]-[.$P273]" office:value-type="float" office:value="0.70739010726146" calcext:value-type="float">
            <text:p>0.70739010726146</text:p>
          </table:table-cell>
          <table:table-cell table:formula="of:=[.$B273]/[.$Q273]" office:value-type="float" office:value="0.381119268183874" calcext:value-type="float">
            <text:p>0.381119268183874</text:p>
          </table:table-cell>
          <table:table-cell table:formula="of:=[.$C273]/[.$Q273]" office:value-type="float" office:value="0.143485184423825" calcext:value-type="float">
            <text:p>0.143485184423825</text:p>
          </table:table-cell>
          <table:table-cell table:formula="of:=[.$D273]/[.$Q2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0962" calcext:value-type="float">
            <text:p>0.0962</text:p>
          </table:table-cell>
          <table:table-cell office:value-type="float" office:value="0" calcext:value-type="float">
            <text:p>0</text:p>
          </table:table-cell>
          <table:table-cell table:formula="of:=[.$A274]-0.5" office:value-type="float" office:value="651.5" calcext:value-type="float">
            <text:p>651.5</text:p>
          </table:table-cell>
          <table:table-cell table:formula="of:=[.$A274]+0.5" office:value-type="float" office:value="652.5" calcext:value-type="float">
            <text:p>652.5</text:p>
          </table:table-cell>
          <table:table-cell table:formula="of:=LOG([.$A274];2)-8" office:value-type="float" office:value="1.34872815423108" calcext:value-type="float">
            <text:p>1.34872815423108</text:p>
          </table:table-cell>
          <table:table-cell table:formula="of:=LOG([.$E274];2)-8" office:value-type="float" office:value="1.34762136856813" calcext:value-type="float">
            <text:p>1.34762136856813</text:p>
          </table:table-cell>
          <table:table-cell table:formula="of:=LOG([.$F274];2)-8" office:value-type="float" office:value="1.34983409145725" calcext:value-type="float">
            <text:p>1.34983409145725</text:p>
          </table:table-cell>
          <table:table-cell table:formula="of:=[.$I274]-[.$H274]" office:value-type="float" office:value="0.002212722889114" calcext:value-type="float">
            <text:p>0.002212722889114</text:p>
          </table:table-cell>
          <table:table-cell table:formula="of:=[.$B274]/[.$J274]" office:value-type="float" office:value="115.784945896494" calcext:value-type="float">
            <text:p>115.784945896494</text:p>
          </table:table-cell>
          <table:table-cell table:formula="of:=[.$C274]/[.$J274]" office:value-type="float" office:value="43.475846195327" calcext:value-type="float">
            <text:p>43.475846195327</text:p>
          </table:table-cell>
          <table:table-cell table:formula="of:=[.$D274]/[.$J274]" office:value-type="float" office:value="0" calcext:value-type="float">
            <text:p>0</text:p>
          </table:table-cell>
          <table:table-cell table:formula="of:=299792.458/[.$A274]" office:value-type="float" office:value="459.804383435583" calcext:value-type="float">
            <text:p>459.804383435583</text:p>
          </table:table-cell>
          <table:table-cell table:formula="of:=299792.458/[.$E274]" office:value-type="float" office:value="460.157264773599" calcext:value-type="float">
            <text:p>460.157264773599</text:p>
          </table:table-cell>
          <table:table-cell table:formula="of:=299792.458/[.$F274]" office:value-type="float" office:value="459.452042911877" calcext:value-type="float">
            <text:p>459.452042911877</text:p>
          </table:table-cell>
          <table:table-cell table:formula="of:=[.$O274]-[.$P274]" office:value-type="float" office:value="0.705221861722009" calcext:value-type="float">
            <text:p>0.705221861722009</text:p>
          </table:table-cell>
          <table:table-cell table:formula="of:=[.$B274]/[.$Q274]" office:value-type="float" office:value="0.363289928894733" calcext:value-type="float">
            <text:p>0.363289928894733</text:p>
          </table:table-cell>
          <table:table-cell table:formula="of:=[.$C274]/[.$Q274]" office:value-type="float" office:value="0.136410972520193" calcext:value-type="float">
            <text:p>0.136410972520193</text:p>
          </table:table-cell>
          <table:table-cell table:formula="of:=[.$D274]/[.$Q2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0911" calcext:value-type="float">
            <text:p>0.0911</text:p>
          </table:table-cell>
          <table:table-cell office:value-type="float" office:value="0" calcext:value-type="float">
            <text:p>0</text:p>
          </table:table-cell>
          <table:table-cell table:formula="of:=[.$A275]-0.5" office:value-type="float" office:value="652.5" calcext:value-type="float">
            <text:p>652.5</text:p>
          </table:table-cell>
          <table:table-cell table:formula="of:=[.$A275]+0.5" office:value-type="float" office:value="653.5" calcext:value-type="float">
            <text:p>653.5</text:p>
          </table:table-cell>
          <table:table-cell table:formula="of:=LOG([.$A275];2)-8" office:value-type="float" office:value="1.35093918154643" calcext:value-type="float">
            <text:p>1.35093918154643</text:p>
          </table:table-cell>
          <table:table-cell table:formula="of:=LOG([.$E275];2)-8" office:value-type="float" office:value="1.34983409145725" calcext:value-type="float">
            <text:p>1.34983409145725</text:p>
          </table:table-cell>
          <table:table-cell table:formula="of:=LOG([.$F275];2)-8" office:value-type="float" office:value="1.35204342579543" calcext:value-type="float">
            <text:p>1.35204342579543</text:p>
          </table:table-cell>
          <table:table-cell table:formula="of:=[.$I275]-[.$H275]" office:value-type="float" office:value="0.00220933433818438" calcext:value-type="float">
            <text:p>0.002209334338184</text:p>
          </table:table-cell>
          <table:table-cell table:formula="of:=[.$B275]/[.$J275]" office:value-type="float" office:value="110.078404973265" calcext:value-type="float">
            <text:p>110.078404973265</text:p>
          </table:table-cell>
          <table:table-cell table:formula="of:=[.$C275]/[.$J275]" office:value-type="float" office:value="41.2341393629294" calcext:value-type="float">
            <text:p>41.2341393629294</text:p>
          </table:table-cell>
          <table:table-cell table:formula="of:=[.$D275]/[.$J275]" office:value-type="float" office:value="0" calcext:value-type="float">
            <text:p>0</text:p>
          </table:table-cell>
          <table:table-cell table:formula="of:=299792.458/[.$A275]" office:value-type="float" office:value="459.100241960184" calcext:value-type="float">
            <text:p>459.100241960184</text:p>
          </table:table-cell>
          <table:table-cell table:formula="of:=299792.458/[.$E275]" office:value-type="float" office:value="459.452042911877" calcext:value-type="float">
            <text:p>459.452042911877</text:p>
          </table:table-cell>
          <table:table-cell table:formula="of:=299792.458/[.$F275]" office:value-type="float" office:value="458.748979342005" calcext:value-type="float">
            <text:p>458.748979342005</text:p>
          </table:table-cell>
          <table:table-cell table:formula="of:=[.$O275]-[.$P275]" office:value-type="float" office:value="0.703063569872768" calcext:value-type="float">
            <text:p>0.703063569872768</text:p>
          </table:table-cell>
          <table:table-cell table:formula="of:=[.$B275]/[.$Q275]" office:value-type="float" office:value="0.345914666072104" calcext:value-type="float">
            <text:p>0.345914666072104</text:p>
          </table:table-cell>
          <table:table-cell table:formula="of:=[.$C275]/[.$Q275]" office:value-type="float" office:value="0.129575765128161" calcext:value-type="float">
            <text:p>0.129575765128161</text:p>
          </table:table-cell>
          <table:table-cell table:formula="of:=[.$D275]/[.$Q2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0863" calcext:value-type="float">
            <text:p>0.0863</text:p>
          </table:table-cell>
          <table:table-cell office:value-type="float" office:value="0" calcext:value-type="float">
            <text:p>0</text:p>
          </table:table-cell>
          <table:table-cell table:formula="of:=[.$A276]-0.5" office:value-type="float" office:value="653.5" calcext:value-type="float">
            <text:p>653.5</text:p>
          </table:table-cell>
          <table:table-cell table:formula="of:=[.$A276]+0.5" office:value-type="float" office:value="654.5" calcext:value-type="float">
            <text:p>654.5</text:p>
          </table:table-cell>
          <table:table-cell table:formula="of:=LOG([.$A276];2)-8" office:value-type="float" office:value="1.35314682549808" calcext:value-type="float">
            <text:p>1.35314682549808</text:p>
          </table:table-cell>
          <table:table-cell table:formula="of:=LOG([.$E276];2)-8" office:value-type="float" office:value="1.35204342579543" calcext:value-type="float">
            <text:p>1.35204342579543</text:p>
          </table:table-cell>
          <table:table-cell table:formula="of:=LOG([.$F276];2)-8" office:value-type="float" office:value="1.35424938194524" calcext:value-type="float">
            <text:p>1.35424938194524</text:p>
          </table:table-cell>
          <table:table-cell table:formula="of:=[.$I276]-[.$H276]" office:value-type="float" office:value="0.00220595614980823" calcext:value-type="float">
            <text:p>0.002205956149808</text:p>
          </table:table-cell>
          <table:table-cell table:formula="of:=[.$B276]/[.$J276]" office:value-type="float" office:value="104.580501303281" calcext:value-type="float">
            <text:p>104.580501303281</text:p>
          </table:table-cell>
          <table:table-cell table:formula="of:=[.$C276]/[.$J276]" office:value-type="float" office:value="39.1213578780803" calcext:value-type="float">
            <text:p>39.1213578780803</text:p>
          </table:table-cell>
          <table:table-cell table:formula="of:=[.$D276]/[.$J276]" office:value-type="float" office:value="0" calcext:value-type="float">
            <text:p>0</text:p>
          </table:table-cell>
          <table:table-cell table:formula="of:=299792.458/[.$A276]" office:value-type="float" office:value="458.39825382263" calcext:value-type="float">
            <text:p>458.39825382263</text:p>
          </table:table-cell>
          <table:table-cell table:formula="of:=299792.458/[.$E276]" office:value-type="float" office:value="458.748979342005" calcext:value-type="float">
            <text:p>458.748979342005</text:p>
          </table:table-cell>
          <table:table-cell table:formula="of:=299792.458/[.$F276]" office:value-type="float" office:value="458.048064171123" calcext:value-type="float">
            <text:p>458.048064171123</text:p>
          </table:table-cell>
          <table:table-cell table:formula="of:=[.$O276]-[.$P276]" office:value-type="float" office:value="0.700915170881615" calcext:value-type="float">
            <text:p>0.700915170881615</text:p>
          </table:table-cell>
          <table:table-cell table:formula="of:=[.$B276]/[.$Q276]" office:value-type="float" office:value="0.329141113766769" calcext:value-type="float">
            <text:p>0.329141113766769</text:p>
          </table:table-cell>
          <table:table-cell table:formula="of:=[.$C276]/[.$Q276]" office:value-type="float" office:value="0.123124742601093" calcext:value-type="float">
            <text:p>0.123124742601093</text:p>
          </table:table-cell>
          <table:table-cell table:formula="of:=[.$D276]/[.$Q2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2187" calcext:value-type="float">
            <text:p>0.2187</text:p>
          </table:table-cell>
          <table:table-cell office:value-type="float" office:value="0.0816" calcext:value-type="float">
            <text:p>0.0816</text:p>
          </table:table-cell>
          <table:table-cell office:value-type="float" office:value="0" calcext:value-type="float">
            <text:p>0</text:p>
          </table:table-cell>
          <table:table-cell table:formula="of:=[.$A277]-0.5" office:value-type="float" office:value="654.5" calcext:value-type="float">
            <text:p>654.5</text:p>
          </table:table-cell>
          <table:table-cell table:formula="of:=[.$A277]+0.5" office:value-type="float" office:value="655.5" calcext:value-type="float">
            <text:p>655.5</text:p>
          </table:table-cell>
          <table:table-cell table:formula="of:=LOG([.$A277];2)-8" office:value-type="float" office:value="1.35535109642481" calcext:value-type="float">
            <text:p>1.35535109642481</text:p>
          </table:table-cell>
          <table:table-cell table:formula="of:=LOG([.$E277];2)-8" office:value-type="float" office:value="1.35424938194524" calcext:value-type="float">
            <text:p>1.35424938194524</text:p>
          </table:table-cell>
          <table:table-cell table:formula="of:=LOG([.$F277];2)-8" office:value-type="float" office:value="1.35645197022176" calcext:value-type="float">
            <text:p>1.35645197022176</text:p>
          </table:table-cell>
          <table:table-cell table:formula="of:=[.$I277]-[.$H277]" office:value-type="float" office:value="0.00220258827651421" calcext:value-type="float">
            <text:p>0.002202588276514</text:p>
          </table:table-cell>
          <table:table-cell table:formula="of:=[.$B277]/[.$J277]" office:value-type="float" office:value="99.2922746079955" calcext:value-type="float">
            <text:p>99.2922746079955</text:p>
          </table:table-cell>
          <table:table-cell table:formula="of:=[.$C277]/[.$J277]" office:value-type="float" office:value="37.0473233105278" calcext:value-type="float">
            <text:p>37.0473233105278</text:p>
          </table:table-cell>
          <table:table-cell table:formula="of:=[.$D277]/[.$J277]" office:value-type="float" office:value="0" calcext:value-type="float">
            <text:p>0</text:p>
          </table:table-cell>
          <table:table-cell table:formula="of:=299792.458/[.$A277]" office:value-type="float" office:value="457.698409160305" calcext:value-type="float">
            <text:p>457.698409160305</text:p>
          </table:table-cell>
          <table:table-cell table:formula="of:=299792.458/[.$E277]" office:value-type="float" office:value="458.048064171123" calcext:value-type="float">
            <text:p>458.048064171123</text:p>
          </table:table-cell>
          <table:table-cell table:formula="of:=299792.458/[.$F277]" office:value-type="float" office:value="457.349287566743" calcext:value-type="float">
            <text:p>457.349287566743</text:p>
          </table:table-cell>
          <table:table-cell table:formula="of:=[.$O277]-[.$P277]" office:value-type="float" office:value="0.698776604380043" calcext:value-type="float">
            <text:p>0.698776604380043</text:p>
          </table:table-cell>
          <table:table-cell table:formula="of:=[.$B277]/[.$Q277]" office:value-type="float" office:value="0.312975561329835" calcext:value-type="float">
            <text:p>0.312975561329835</text:p>
          </table:table-cell>
          <table:table-cell table:formula="of:=[.$C277]/[.$Q277]" office:value-type="float" office:value="0.116775518081914" calcext:value-type="float">
            <text:p>0.116775518081914</text:p>
          </table:table-cell>
          <table:table-cell table:formula="of:=[.$D277]/[.$Q2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2071" calcext:value-type="float">
            <text:p>0.2071</text:p>
          </table:table-cell>
          <table:table-cell office:value-type="float" office:value="0.0771" calcext:value-type="float">
            <text:p>0.0771</text:p>
          </table:table-cell>
          <table:table-cell office:value-type="float" office:value="0" calcext:value-type="float">
            <text:p>0</text:p>
          </table:table-cell>
          <table:table-cell table:formula="of:=[.$A278]-0.5" office:value-type="float" office:value="655.5" calcext:value-type="float">
            <text:p>655.5</text:p>
          </table:table-cell>
          <table:table-cell table:formula="of:=[.$A278]+0.5" office:value-type="float" office:value="656.5" calcext:value-type="float">
            <text:p>656.5</text:p>
          </table:table-cell>
          <table:table-cell table:formula="of:=LOG([.$A278];2)-8" office:value-type="float" office:value="1.35755200461808" calcext:value-type="float">
            <text:p>1.35755200461808</text:p>
          </table:table-cell>
          <table:table-cell table:formula="of:=LOG([.$E278];2)-8" office:value-type="float" office:value="1.35645197022176" calcext:value-type="float">
            <text:p>1.35645197022176</text:p>
          </table:table-cell>
          <table:table-cell table:formula="of:=LOG([.$F278];2)-8" office:value-type="float" office:value="1.35865120089289" calcext:value-type="float">
            <text:p>1.35865120089289</text:p>
          </table:table-cell>
          <table:table-cell table:formula="of:=[.$I278]-[.$H278]" office:value-type="float" office:value="0.00219923067113115" calcext:value-type="float">
            <text:p>0.002199230671131</text:p>
          </table:table-cell>
          <table:table-cell table:formula="of:=[.$B278]/[.$J278]" office:value-type="float" office:value="94.169294162072" calcext:value-type="float">
            <text:p>94.169294162072</text:p>
          </table:table-cell>
          <table:table-cell table:formula="of:=[.$C278]/[.$J278]" office:value-type="float" office:value="35.0577140506796" calcext:value-type="float">
            <text:p>35.0577140506796</text:p>
          </table:table-cell>
          <table:table-cell table:formula="of:=[.$D278]/[.$J278]" office:value-type="float" office:value="0" calcext:value-type="float">
            <text:p>0</text:p>
          </table:table-cell>
          <table:table-cell table:formula="of:=299792.458/[.$A278]" office:value-type="float" office:value="457.000698170732" calcext:value-type="float">
            <text:p>457.000698170732</text:p>
          </table:table-cell>
          <table:table-cell table:formula="of:=299792.458/[.$E278]" office:value-type="float" office:value="457.349287566743" calcext:value-type="float">
            <text:p>457.349287566743</text:p>
          </table:table-cell>
          <table:table-cell table:formula="of:=299792.458/[.$F278]" office:value-type="float" office:value="456.652639756283" calcext:value-type="float">
            <text:p>456.652639756283</text:p>
          </table:table-cell>
          <table:table-cell table:formula="of:=[.$O278]-[.$P278]" office:value-type="float" office:value="0.696647810459638" calcext:value-type="float">
            <text:p>0.696647810459638</text:p>
          </table:table-cell>
          <table:table-cell table:formula="of:=[.$B278]/[.$Q278]" office:value-type="float" office:value="0.297280773571022" calcext:value-type="float">
            <text:p>0.297280773571022</text:p>
          </table:table-cell>
          <table:table-cell table:formula="of:=[.$C278]/[.$Q278]" office:value-type="float" office:value="0.110672851966807" calcext:value-type="float">
            <text:p>0.110672851966807</text:p>
          </table:table-cell>
          <table:table-cell table:formula="of:=[.$D278]/[.$Q2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0728" calcext:value-type="float">
            <text:p>0.0728</text:p>
          </table:table-cell>
          <table:table-cell office:value-type="float" office:value="0" calcext:value-type="float">
            <text:p>0</text:p>
          </table:table-cell>
          <table:table-cell table:formula="of:=[.$A279]-0.5" office:value-type="float" office:value="656.5" calcext:value-type="float">
            <text:p>656.5</text:p>
          </table:table-cell>
          <table:table-cell table:formula="of:=[.$A279]+0.5" office:value-type="float" office:value="657.5" calcext:value-type="float">
            <text:p>657.5</text:p>
          </table:table-cell>
          <table:table-cell table:formula="of:=LOG([.$A279];2)-8" office:value-type="float" office:value="1.35974956032233" calcext:value-type="float">
            <text:p>1.35974956032233</text:p>
          </table:table-cell>
          <table:table-cell table:formula="of:=LOG([.$E279];2)-8" office:value-type="float" office:value="1.35865120089289" calcext:value-type="float">
            <text:p>1.35865120089289</text:p>
          </table:table-cell>
          <table:table-cell table:formula="of:=LOG([.$F279];2)-8" office:value-type="float" office:value="1.36084708417967" calcext:value-type="float">
            <text:p>1.36084708417967</text:p>
          </table:table-cell>
          <table:table-cell table:formula="of:=[.$I279]-[.$H279]" office:value-type="float" office:value="0.00219588328677922" calcext:value-type="float">
            <text:p>0.002195883286779</text:p>
          </table:table-cell>
          <table:table-cell table:formula="of:=[.$B279]/[.$J279]" office:value-type="float" office:value="89.2123917420645" calcext:value-type="float">
            <text:p>89.2123917420645</text:p>
          </table:table-cell>
          <table:table-cell table:formula="of:=[.$C279]/[.$J279]" office:value-type="float" office:value="33.1529459868417" calcext:value-type="float">
            <text:p>33.1529459868417</text:p>
          </table:table-cell>
          <table:table-cell table:formula="of:=[.$D279]/[.$J279]" office:value-type="float" office:value="0" calcext:value-type="float">
            <text:p>0</text:p>
          </table:table-cell>
          <table:table-cell table:formula="of:=299792.458/[.$A279]" office:value-type="float" office:value="456.305111111111" calcext:value-type="float">
            <text:p>456.305111111111</text:p>
          </table:table-cell>
          <table:table-cell table:formula="of:=299792.458/[.$E279]" office:value-type="float" office:value="456.652639756283" calcext:value-type="float">
            <text:p>456.652639756283</text:p>
          </table:table-cell>
          <table:table-cell table:formula="of:=299792.458/[.$F279]" office:value-type="float" office:value="455.958111026616" calcext:value-type="float">
            <text:p>455.958111026616</text:p>
          </table:table-cell>
          <table:table-cell table:formula="of:=[.$O279]-[.$P279]" office:value-type="float" office:value="0.694528729667354" calcext:value-type="float">
            <text:p>0.694528729667354</text:p>
          </table:table-cell>
          <table:table-cell table:formula="of:=[.$B279]/[.$Q279]" office:value-type="float" office:value="0.282061765960102" calcext:value-type="float">
            <text:p>0.282061765960102</text:p>
          </table:table-cell>
          <table:table-cell table:formula="of:=[.$C279]/[.$Q279]" office:value-type="float" office:value="0.104819278008654" calcext:value-type="float">
            <text:p>0.104819278008654</text:p>
          </table:table-cell>
          <table:table-cell table:formula="of:=[.$D279]/[.$Q2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0687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table:formula="of:=[.$A280]-0.5" office:value-type="float" office:value="657.5" calcext:value-type="float">
            <text:p>657.5</text:p>
          </table:table-cell>
          <table:table-cell table:formula="of:=[.$A280]+0.5" office:value-type="float" office:value="658.5" calcext:value-type="float">
            <text:p>658.5</text:p>
          </table:table-cell>
          <table:table-cell table:formula="of:=LOG([.$A280];2)-8" office:value-type="float" office:value="1.36194377373524" calcext:value-type="float">
            <text:p>1.36194377373524</text:p>
          </table:table-cell>
          <table:table-cell table:formula="of:=LOG([.$E280];2)-8" office:value-type="float" office:value="1.36084708417967" calcext:value-type="float">
            <text:p>1.36084708417967</text:p>
          </table:table-cell>
          <table:table-cell table:formula="of:=LOG([.$F280];2)-8" office:value-type="float" office:value="1.36303963025652" calcext:value-type="float">
            <text:p>1.36303963025652</text:p>
          </table:table-cell>
          <table:table-cell table:formula="of:=[.$I280]-[.$H280]" office:value-type="float" office:value="0.00219254607685038" calcext:value-type="float">
            <text:p>0.00219254607685</text:p>
          </table:table-cell>
          <table:table-cell table:formula="of:=[.$B280]/[.$J280]" office:value-type="float" office:value="84.4680082007865" calcext:value-type="float">
            <text:p>84.4680082007865</text:p>
          </table:table-cell>
          <table:table-cell table:formula="of:=[.$C280]/[.$J280]" office:value-type="float" office:value="31.3334350075272" calcext:value-type="float">
            <text:p>31.3334350075272</text:p>
          </table:table-cell>
          <table:table-cell table:formula="of:=[.$D280]/[.$J280]" office:value-type="float" office:value="0" calcext:value-type="float">
            <text:p>0</text:p>
          </table:table-cell>
          <table:table-cell table:formula="of:=299792.458/[.$A280]" office:value-type="float" office:value="455.611638297872" calcext:value-type="float">
            <text:p>455.611638297872</text:p>
          </table:table-cell>
          <table:table-cell table:formula="of:=299792.458/[.$E280]" office:value-type="float" office:value="455.958111026616" calcext:value-type="float">
            <text:p>455.958111026616</text:p>
          </table:table-cell>
          <table:table-cell table:formula="of:=299792.458/[.$F280]" office:value-type="float" office:value="455.265691723614" calcext:value-type="float">
            <text:p>455.265691723614</text:p>
          </table:table-cell>
          <table:table-cell table:formula="of:=[.$O280]-[.$P280]" office:value-type="float" office:value="0.692419303001714" calcext:value-type="float">
            <text:p>0.692419303001714</text:p>
          </table:table-cell>
          <table:table-cell table:formula="of:=[.$B280]/[.$Q280]" office:value-type="float" office:value="0.267467991139383" calcext:value-type="float">
            <text:p>0.267467991139383</text:p>
          </table:table-cell>
          <table:table-cell table:formula="of:=[.$C280]/[.$Q280]" office:value-type="float" office:value="0.099217337965851" calcext:value-type="float">
            <text:p>0.099217337965851</text:p>
          </table:table-cell>
          <table:table-cell table:formula="of:=[.$D280]/[.$Q2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0648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table:formula="of:=[.$A281]-0.5" office:value-type="float" office:value="658.5" calcext:value-type="float">
            <text:p>658.5</text:p>
          </table:table-cell>
          <table:table-cell table:formula="of:=[.$A281]+0.5" office:value-type="float" office:value="659.5" calcext:value-type="float">
            <text:p>659.5</text:p>
          </table:table-cell>
          <table:table-cell table:formula="of:=LOG([.$A281];2)-8" office:value-type="float" office:value="1.36413465500805" calcext:value-type="float">
            <text:p>1.36413465500805</text:p>
          </table:table-cell>
          <table:table-cell table:formula="of:=LOG([.$E281];2)-8" office:value-type="float" office:value="1.36303963025652" calcext:value-type="float">
            <text:p>1.36303963025652</text:p>
          </table:table-cell>
          <table:table-cell table:formula="of:=LOG([.$F281];2)-8" office:value-type="float" office:value="1.36522884925155" calcext:value-type="float">
            <text:p>1.36522884925155</text:p>
          </table:table-cell>
          <table:table-cell table:formula="of:=[.$I281]-[.$H281]" office:value-type="float" office:value="0.00218921899502966" calcext:value-type="float">
            <text:p>0.00218921899503</text:p>
          </table:table-cell>
          <table:table-cell table:formula="of:=[.$B281]/[.$J281]" office:value-type="float" office:value="79.8458264782375" calcext:value-type="float">
            <text:p>79.8458264782375</text:p>
          </table:table-cell>
          <table:table-cell table:formula="of:=[.$C281]/[.$J281]" office:value-type="float" office:value="29.5995970010858" calcext:value-type="float">
            <text:p>29.5995970010858</text:p>
          </table:table-cell>
          <table:table-cell table:formula="of:=[.$D281]/[.$J281]" office:value-type="float" office:value="0" calcext:value-type="float">
            <text:p>0</text:p>
          </table:table-cell>
          <table:table-cell table:formula="of:=299792.458/[.$A281]" office:value-type="float" office:value="454.920270106222" calcext:value-type="float">
            <text:p>454.920270106222</text:p>
          </table:table-cell>
          <table:table-cell table:formula="of:=299792.458/[.$E281]" office:value-type="float" office:value="455.265691723614" calcext:value-type="float">
            <text:p>455.265691723614</text:p>
          </table:table-cell>
          <table:table-cell table:formula="of:=299792.458/[.$F281]" office:value-type="float" office:value="454.575372251706" calcext:value-type="float">
            <text:p>454.575372251706</text:p>
          </table:table-cell>
          <table:table-cell table:formula="of:=[.$O281]-[.$P281]" office:value-type="float" office:value="0.690319471908424" calcext:value-type="float">
            <text:p>0.690319471908424</text:p>
          </table:table-cell>
          <table:table-cell table:formula="of:=[.$B281]/[.$Q281]" office:value-type="float" office:value="0.253216093581652" calcext:value-type="float">
            <text:p>0.253216093581652</text:p>
          </table:table-cell>
          <table:table-cell table:formula="of:=[.$C281]/[.$Q281]" office:value-type="float" office:value="0.0938695816023515" calcext:value-type="float">
            <text:p>0.093869581602352</text:p>
          </table:table-cell>
          <table:table-cell table:formula="of:=[.$D281]/[.$Q2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table:formula="of:=[.$A282]-0.5" office:value-type="float" office:value="659.5" calcext:value-type="float">
            <text:p>659.5</text:p>
          </table:table-cell>
          <table:table-cell table:formula="of:=[.$A282]+0.5" office:value-type="float" office:value="660.5" calcext:value-type="float">
            <text:p>660.5</text:p>
          </table:table-cell>
          <table:table-cell table:formula="of:=LOG([.$A282];2)-8" office:value-type="float" office:value="1.36632221424582" calcext:value-type="float">
            <text:p>1.36632221424582</text:p>
          </table:table-cell>
          <table:table-cell table:formula="of:=LOG([.$E282];2)-8" office:value-type="float" office:value="1.36522884925155" calcext:value-type="float">
            <text:p>1.36522884925155</text:p>
          </table:table-cell>
          <table:table-cell table:formula="of:=LOG([.$F282];2)-8" office:value-type="float" office:value="1.36741475124683" calcext:value-type="float">
            <text:p>1.36741475124683</text:p>
          </table:table-cell>
          <table:table-cell table:formula="of:=[.$I282]-[.$H282]" office:value-type="float" office:value="0.00218590199528279" calcext:value-type="float">
            <text:p>0.002185901995283</text:p>
          </table:table-cell>
          <table:table-cell table:formula="of:=[.$B282]/[.$J282]" office:value-type="float" office:value="75.4379658172492" calcext:value-type="float">
            <text:p>75.4379658172492</text:p>
          </table:table-cell>
          <table:table-cell table:formula="of:=[.$C282]/[.$J282]" office:value-type="float" office:value="27.9061001507107" calcext:value-type="float">
            <text:p>27.9061001507107</text:p>
          </table:table-cell>
          <table:table-cell table:formula="of:=[.$D282]/[.$J282]" office:value-type="float" office:value="0" calcext:value-type="float">
            <text:p>0</text:p>
          </table:table-cell>
          <table:table-cell table:formula="of:=299792.458/[.$A282]" office:value-type="float" office:value="454.230996969697" calcext:value-type="float">
            <text:p>454.230996969697</text:p>
          </table:table-cell>
          <table:table-cell table:formula="of:=299792.458/[.$E282]" office:value-type="float" office:value="454.575372251706" calcext:value-type="float">
            <text:p>454.575372251706</text:p>
          </table:table-cell>
          <table:table-cell table:formula="of:=299792.458/[.$F282]" office:value-type="float" office:value="453.887143073429" calcext:value-type="float">
            <text:p>453.887143073429</text:p>
          </table:table-cell>
          <table:table-cell table:formula="of:=[.$O282]-[.$P282]" office:value-type="float" office:value="0.688229178276629" calcext:value-type="float">
            <text:p>0.688229178276629</text:p>
          </table:table-cell>
          <table:table-cell table:formula="of:=[.$B282]/[.$Q282]" office:value-type="float" office:value="0.239600419751049" calcext:value-type="float">
            <text:p>0.239600419751049</text:p>
          </table:table-cell>
          <table:table-cell table:formula="of:=[.$C282]/[.$Q282]" office:value-type="float" office:value="0.0886332662511462" calcext:value-type="float">
            <text:p>0.088633266251146</text:p>
          </table:table-cell>
          <table:table-cell table:formula="of:=[.$D282]/[.$Q2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0574" calcext:value-type="float">
            <text:p>0.0574</text:p>
          </table:table-cell>
          <table:table-cell office:value-type="float" office:value="0" calcext:value-type="float">
            <text:p>0</text:p>
          </table:table-cell>
          <table:table-cell table:formula="of:=[.$A283]-0.5" office:value-type="float" office:value="660.5" calcext:value-type="float">
            <text:p>660.5</text:p>
          </table:table-cell>
          <table:table-cell table:formula="of:=[.$A283]+0.5" office:value-type="float" office:value="661.5" calcext:value-type="float">
            <text:p>661.5</text:p>
          </table:table-cell>
          <table:table-cell table:formula="of:=LOG([.$A283];2)-8" office:value-type="float" office:value="1.36850646150769" calcext:value-type="float">
            <text:p>1.36850646150769</text:p>
          </table:table-cell>
          <table:table-cell table:formula="of:=LOG([.$E283];2)-8" office:value-type="float" office:value="1.36741475124683" calcext:value-type="float">
            <text:p>1.36741475124683</text:p>
          </table:table-cell>
          <table:table-cell table:formula="of:=LOG([.$F283];2)-8" office:value-type="float" office:value="1.36959734627868" calcext:value-type="float">
            <text:p>1.36959734627868</text:p>
          </table:table-cell>
          <table:table-cell table:formula="of:=[.$I283]-[.$H283]" office:value-type="float" office:value="0.00218259503184903" calcext:value-type="float">
            <text:p>0.002182595031849</text:p>
          </table:table-cell>
          <table:table-cell table:formula="of:=[.$B283]/[.$J283]" office:value-type="float" office:value="71.1996489189978" calcext:value-type="float">
            <text:p>71.1996489189978</text:p>
          </table:table-cell>
          <table:table-cell table:formula="of:=[.$C283]/[.$J283]" office:value-type="float" office:value="26.2989694205307" calcext:value-type="float">
            <text:p>26.2989694205307</text:p>
          </table:table-cell>
          <table:table-cell table:formula="of:=[.$D283]/[.$J283]" office:value-type="float" office:value="0" calcext:value-type="float">
            <text:p>0</text:p>
          </table:table-cell>
          <table:table-cell table:formula="of:=299792.458/[.$A283]" office:value-type="float" office:value="453.543809379728" calcext:value-type="float">
            <text:p>453.543809379728</text:p>
          </table:table-cell>
          <table:table-cell table:formula="of:=299792.458/[.$E283]" office:value-type="float" office:value="453.887143073429" calcext:value-type="float">
            <text:p>453.887143073429</text:p>
          </table:table-cell>
          <table:table-cell table:formula="of:=299792.458/[.$F283]" office:value-type="float" office:value="453.200994708995" calcext:value-type="float">
            <text:p>453.200994708995</text:p>
          </table:table-cell>
          <table:table-cell table:formula="of:=[.$O283]-[.$P283]" office:value-type="float" office:value="0.686148364434473" calcext:value-type="float">
            <text:p>0.686148364434473</text:p>
          </table:table-cell>
          <table:table-cell table:formula="of:=[.$B283]/[.$Q283]" office:value-type="float" office:value="0.226481630001525" calcext:value-type="float">
            <text:p>0.226481630001525</text:p>
          </table:table-cell>
          <table:table-cell table:formula="of:=[.$C283]/[.$Q283]" office:value-type="float" office:value="0.0836553768474102" calcext:value-type="float">
            <text:p>0.08365537684741</text:p>
          </table:table-cell>
          <table:table-cell table:formula="of:=[.$D283]/[.$Q2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0539" calcext:value-type="float">
            <text:p>0.0539</text:p>
          </table:table-cell>
          <table:table-cell office:value-type="float" office:value="0" calcext:value-type="float">
            <text:p>0</text:p>
          </table:table-cell>
          <table:table-cell table:formula="of:=[.$A284]-0.5" office:value-type="float" office:value="661.5" calcext:value-type="float">
            <text:p>661.5</text:p>
          </table:table-cell>
          <table:table-cell table:formula="of:=[.$A284]+0.5" office:value-type="float" office:value="662.5" calcext:value-type="float">
            <text:p>662.5</text:p>
          </table:table-cell>
          <table:table-cell table:formula="of:=LOG([.$A284];2)-8" office:value-type="float" office:value="1.37068740680722" calcext:value-type="float">
            <text:p>1.37068740680722</text:p>
          </table:table-cell>
          <table:table-cell table:formula="of:=LOG([.$E284];2)-8" office:value-type="float" office:value="1.36959734627868" calcext:value-type="float">
            <text:p>1.36959734627868</text:p>
          </table:table-cell>
          <table:table-cell table:formula="of:=LOG([.$F284];2)-8" office:value-type="float" office:value="1.37177664433792" calcext:value-type="float">
            <text:p>1.37177664433792</text:p>
          </table:table-cell>
          <table:table-cell table:formula="of:=[.$I284]-[.$H284]" office:value-type="float" office:value="0.00217929805924655" calcext:value-type="float">
            <text:p>0.002179298059247</text:p>
          </table:table-cell>
          <table:table-cell table:formula="of:=[.$B284]/[.$J284]" office:value-type="float" office:value="67.0858212256408" calcext:value-type="float">
            <text:p>67.0858212256408</text:p>
          </table:table-cell>
          <table:table-cell table:formula="of:=[.$C284]/[.$J284]" office:value-type="float" office:value="24.7327343643095" calcext:value-type="float">
            <text:p>24.7327343643095</text:p>
          </table:table-cell>
          <table:table-cell table:formula="of:=[.$D284]/[.$J284]" office:value-type="float" office:value="0" calcext:value-type="float">
            <text:p>0</text:p>
          </table:table-cell>
          <table:table-cell table:formula="of:=299792.458/[.$A284]" office:value-type="float" office:value="452.858697885196" calcext:value-type="float">
            <text:p>452.858697885196</text:p>
          </table:table-cell>
          <table:table-cell table:formula="of:=299792.458/[.$E284]" office:value-type="float" office:value="453.200994708995" calcext:value-type="float">
            <text:p>453.200994708995</text:p>
          </table:table-cell>
          <table:table-cell table:formula="of:=299792.458/[.$F284]" office:value-type="float" office:value="452.516917735849" calcext:value-type="float">
            <text:p>452.516917735849</text:p>
          </table:table-cell>
          <table:table-cell table:formula="of:=[.$O284]-[.$P284]" office:value-type="float" office:value="0.684076973145693" calcext:value-type="float">
            <text:p>0.684076973145693</text:p>
          </table:table-cell>
          <table:table-cell table:formula="of:=[.$B284]/[.$Q284]" office:value-type="float" office:value="0.21371863947957" calcext:value-type="float">
            <text:p>0.21371863947957</text:p>
          </table:table-cell>
          <table:table-cell table:formula="of:=[.$C284]/[.$Q284]" office:value-type="float" office:value="0.0787923027903477" calcext:value-type="float">
            <text:p>0.078792302790348</text:p>
          </table:table-cell>
          <table:table-cell table:formula="of:=[.$D284]/[.$Q2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507" calcext:value-type="float">
            <text:p>0.0507</text:p>
          </table:table-cell>
          <table:table-cell office:value-type="float" office:value="0" calcext:value-type="float">
            <text:p>0</text:p>
          </table:table-cell>
          <table:table-cell table:formula="of:=[.$A285]-0.5" office:value-type="float" office:value="662.5" calcext:value-type="float">
            <text:p>662.5</text:p>
          </table:table-cell>
          <table:table-cell table:formula="of:=[.$A285]+0.5" office:value-type="float" office:value="663.5" calcext:value-type="float">
            <text:p>663.5</text:p>
          </table:table-cell>
          <table:table-cell table:formula="of:=LOG([.$A285];2)-8" office:value-type="float" office:value="1.37286506011259" calcext:value-type="float">
            <text:p>1.37286506011259</text:p>
          </table:table-cell>
          <table:table-cell table:formula="of:=LOG([.$E285];2)-8" office:value-type="float" office:value="1.37177664433792" calcext:value-type="float">
            <text:p>1.37177664433792</text:p>
          </table:table-cell>
          <table:table-cell table:formula="of:=LOG([.$F285];2)-8" office:value-type="float" office:value="1.37395265537019" calcext:value-type="float">
            <text:p>1.37395265537019</text:p>
          </table:table-cell>
          <table:table-cell table:formula="of:=[.$I285]-[.$H285]" office:value-type="float" office:value="0.00217601103227061" calcext:value-type="float">
            <text:p>0.002176011032271</text:p>
          </table:table-cell>
          <table:table-cell table:formula="of:=[.$B285]/[.$J285]" office:value-type="float" office:value="63.1890178684078" calcext:value-type="float">
            <text:p>63.1890178684078</text:p>
          </table:table-cell>
          <table:table-cell table:formula="of:=[.$C285]/[.$J285]" office:value-type="float" office:value="23.2995142249329" calcext:value-type="float">
            <text:p>23.2995142249329</text:p>
          </table:table-cell>
          <table:table-cell table:formula="of:=[.$D285]/[.$J285]" office:value-type="float" office:value="0" calcext:value-type="float">
            <text:p>0</text:p>
          </table:table-cell>
          <table:table-cell table:formula="of:=299792.458/[.$A285]" office:value-type="float" office:value="452.175653092006" calcext:value-type="float">
            <text:p>452.175653092006</text:p>
          </table:table-cell>
          <table:table-cell table:formula="of:=299792.458/[.$E285]" office:value-type="float" office:value="452.516917735849" calcext:value-type="float">
            <text:p>452.516917735849</text:p>
          </table:table-cell>
          <table:table-cell table:formula="of:=299792.458/[.$F285]" office:value-type="float" office:value="451.834902788244" calcext:value-type="float">
            <text:p>451.834902788244</text:p>
          </table:table-cell>
          <table:table-cell table:formula="of:=[.$O285]-[.$P285]" office:value-type="float" office:value="0.682014947604898" calcext:value-type="float">
            <text:p>0.682014947604898</text:p>
          </table:table-cell>
          <table:table-cell table:formula="of:=[.$B285]/[.$Q285]" office:value-type="float" office:value="0.201608484510307" calcext:value-type="float">
            <text:p>0.201608484510307</text:p>
          </table:table-cell>
          <table:table-cell table:formula="of:=[.$C285]/[.$Q285]" office:value-type="float" office:value="0.0743385466521641" calcext:value-type="float">
            <text:p>0.074338546652164</text:p>
          </table:table-cell>
          <table:table-cell table:formula="of:=[.$D285]/[.$Q2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0475" calcext:value-type="float">
            <text:p>0.0475</text:p>
          </table:table-cell>
          <table:table-cell office:value-type="float" office:value="0" calcext:value-type="float">
            <text:p>0</text:p>
          </table:table-cell>
          <table:table-cell table:formula="of:=[.$A286]-0.5" office:value-type="float" office:value="663.5" calcext:value-type="float">
            <text:p>663.5</text:p>
          </table:table-cell>
          <table:table-cell table:formula="of:=[.$A286]+0.5" office:value-type="float" office:value="664.5" calcext:value-type="float">
            <text:p>664.5</text:p>
          </table:table-cell>
          <table:table-cell table:formula="of:=LOG([.$A286];2)-8" office:value-type="float" office:value="1.37503943134693" calcext:value-type="float">
            <text:p>1.37503943134693</text:p>
          </table:table-cell>
          <table:table-cell table:formula="of:=LOG([.$E286];2)-8" office:value-type="float" office:value="1.37395265537019" calcext:value-type="float">
            <text:p>1.37395265537019</text:p>
          </table:table-cell>
          <table:table-cell table:formula="of:=LOG([.$F286];2)-8" office:value-type="float" office:value="1.37612538927618" calcext:value-type="float">
            <text:p>1.37612538927618</text:p>
          </table:table-cell>
          <table:table-cell table:formula="of:=[.$I286]-[.$H286]" office:value-type="float" office:value="0.00217273390598116" calcext:value-type="float">
            <text:p>0.002172733905981</text:p>
          </table:table-cell>
          <table:table-cell table:formula="of:=[.$B286]/[.$J286]" office:value-type="float" office:value="59.4182286402444" calcext:value-type="float">
            <text:p>59.4182286402444</text:p>
          </table:table-cell>
          <table:table-cell table:formula="of:=[.$C286]/[.$J286]" office:value-type="float" office:value="21.86185794277" calcext:value-type="float">
            <text:p>21.86185794277</text:p>
          </table:table-cell>
          <table:table-cell table:formula="of:=[.$D286]/[.$J286]" office:value-type="float" office:value="0" calcext:value-type="float">
            <text:p>0</text:p>
          </table:table-cell>
          <table:table-cell table:formula="of:=299792.458/[.$A286]" office:value-type="float" office:value="451.494665662651" calcext:value-type="float">
            <text:p>451.494665662651</text:p>
          </table:table-cell>
          <table:table-cell table:formula="of:=299792.458/[.$E286]" office:value-type="float" office:value="451.834902788244" calcext:value-type="float">
            <text:p>451.834902788244</text:p>
          </table:table-cell>
          <table:table-cell table:formula="of:=299792.458/[.$F286]" office:value-type="float" office:value="451.15494055681" calcext:value-type="float">
            <text:p>451.15494055681</text:p>
          </table:table-cell>
          <table:table-cell table:formula="of:=[.$O286]-[.$P286]" office:value-type="float" office:value="0.679962231434502" calcext:value-type="float">
            <text:p>0.679962231434502</text:p>
          </table:table-cell>
          <table:table-cell table:formula="of:=[.$B286]/[.$Q286]" office:value-type="float" office:value="0.189863486575777" calcext:value-type="float">
            <text:p>0.189863486575777</text:p>
          </table:table-cell>
          <table:table-cell table:formula="of:=[.$C286]/[.$Q286]" office:value-type="float" office:value="0.0698568211645966" calcext:value-type="float">
            <text:p>0.069856821164597</text:p>
          </table:table-cell>
          <table:table-cell table:formula="of:=[.$D286]/[.$Q2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0446" calcext:value-type="float">
            <text:p>0.0446</text:p>
          </table:table-cell>
          <table:table-cell office:value-type="float" office:value="0" calcext:value-type="float">
            <text:p>0</text:p>
          </table:table-cell>
          <table:table-cell table:formula="of:=[.$A287]-0.5" office:value-type="float" office:value="664.5" calcext:value-type="float">
            <text:p>664.5</text:p>
          </table:table-cell>
          <table:table-cell table:formula="of:=[.$A287]+0.5" office:value-type="float" office:value="665.5" calcext:value-type="float">
            <text:p>665.5</text:p>
          </table:table-cell>
          <table:table-cell table:formula="of:=LOG([.$A287];2)-8" office:value-type="float" office:value="1.37721053038855" calcext:value-type="float">
            <text:p>1.37721053038855</text:p>
          </table:table-cell>
          <table:table-cell table:formula="of:=LOG([.$E287];2)-8" office:value-type="float" office:value="1.37612538927618" calcext:value-type="float">
            <text:p>1.37612538927618</text:p>
          </table:table-cell>
          <table:table-cell table:formula="of:=LOG([.$F287];2)-8" office:value-type="float" office:value="1.37829485591189" calcext:value-type="float">
            <text:p>1.37829485591189</text:p>
          </table:table-cell>
          <table:table-cell table:formula="of:=[.$I287]-[.$H287]" office:value-type="float" office:value="0.00216946663571704" calcext:value-type="float">
            <text:p>0.002169466635717</text:p>
          </table:table-cell>
          <table:table-cell table:formula="of:=[.$B287]/[.$J287]" office:value-type="float" office:value="55.8662659312765" calcext:value-type="float">
            <text:p>55.8662659312765</text:p>
          </table:table-cell>
          <table:table-cell table:formula="of:=[.$C287]/[.$J287]" office:value-type="float" office:value="20.5580483542486" calcext:value-type="float">
            <text:p>20.5580483542486</text:p>
          </table:table-cell>
          <table:table-cell table:formula="of:=[.$D287]/[.$J287]" office:value-type="float" office:value="0" calcext:value-type="float">
            <text:p>0</text:p>
          </table:table-cell>
          <table:table-cell table:formula="of:=299792.458/[.$A287]" office:value-type="float" office:value="450.815726315789" calcext:value-type="float">
            <text:p>450.815726315789</text:p>
          </table:table-cell>
          <table:table-cell table:formula="of:=299792.458/[.$E287]" office:value-type="float" office:value="451.15494055681" calcext:value-type="float">
            <text:p>451.15494055681</text:p>
          </table:table-cell>
          <table:table-cell table:formula="of:=299792.458/[.$F287]" office:value-type="float" office:value="450.477021788129" calcext:value-type="float">
            <text:p>450.477021788129</text:p>
          </table:table-cell>
          <table:table-cell table:formula="of:=[.$O287]-[.$P287]" office:value-type="float" office:value="0.677918768680399" calcext:value-type="float">
            <text:p>0.677918768680399</text:p>
          </table:table-cell>
          <table:table-cell table:formula="of:=[.$B287]/[.$Q287]" office:value-type="float" office:value="0.178782481912872" calcext:value-type="float">
            <text:p>0.178782481912872</text:p>
          </table:table-cell>
          <table:table-cell table:formula="of:=[.$C287]/[.$Q287]" office:value-type="float" office:value="0.0657895931791592" calcext:value-type="float">
            <text:p>0.065789593179159</text:p>
          </table:table-cell>
          <table:table-cell table:formula="of:=[.$D287]/[.$Q2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0418" calcext:value-type="float">
            <text:p>0.0418</text:p>
          </table:table-cell>
          <table:table-cell office:value-type="float" office:value="0" calcext:value-type="float">
            <text:p>0</text:p>
          </table:table-cell>
          <table:table-cell table:formula="of:=[.$A288]-0.5" office:value-type="float" office:value="665.5" calcext:value-type="float">
            <text:p>665.5</text:p>
          </table:table-cell>
          <table:table-cell table:formula="of:=[.$A288]+0.5" office:value-type="float" office:value="666.5" calcext:value-type="float">
            <text:p>666.5</text:p>
          </table:table-cell>
          <table:table-cell table:formula="of:=LOG([.$A288];2)-8" office:value-type="float" office:value="1.37937836707126" calcext:value-type="float">
            <text:p>1.37937836707126</text:p>
          </table:table-cell>
          <table:table-cell table:formula="of:=LOG([.$E288];2)-8" office:value-type="float" office:value="1.37829485591189" calcext:value-type="float">
            <text:p>1.37829485591189</text:p>
          </table:table-cell>
          <table:table-cell table:formula="of:=LOG([.$F288];2)-8" office:value-type="float" office:value="1.38046106508897" calcext:value-type="float">
            <text:p>1.38046106508897</text:p>
          </table:table-cell>
          <table:table-cell table:formula="of:=[.$I288]-[.$H288]" office:value-type="float" office:value="0.00216620917708177" calcext:value-type="float">
            <text:p>0.002166209177082</text:p>
          </table:table-cell>
          <table:table-cell table:formula="of:=[.$B288]/[.$J288]" office:value-type="float" office:value="52.4418422753787" calcext:value-type="float">
            <text:p>52.4418422753787</text:p>
          </table:table-cell>
          <table:table-cell table:formula="of:=[.$C288]/[.$J288]" office:value-type="float" office:value="19.2963821048489" calcext:value-type="float">
            <text:p>19.2963821048489</text:p>
          </table:table-cell>
          <table:table-cell table:formula="of:=[.$D288]/[.$J288]" office:value-type="float" office:value="0" calcext:value-type="float">
            <text:p>0</text:p>
          </table:table-cell>
          <table:table-cell table:formula="of:=299792.458/[.$A288]" office:value-type="float" office:value="450.138825825826" calcext:value-type="float">
            <text:p>450.138825825826</text:p>
          </table:table-cell>
          <table:table-cell table:formula="of:=299792.458/[.$E288]" office:value-type="float" office:value="450.477021788129" calcext:value-type="float">
            <text:p>450.477021788129</text:p>
          </table:table-cell>
          <table:table-cell table:formula="of:=299792.458/[.$F288]" office:value-type="float" office:value="449.801137284321" calcext:value-type="float">
            <text:p>449.801137284321</text:p>
          </table:table-cell>
          <table:table-cell table:formula="of:=[.$O288]-[.$P288]" office:value-type="float" office:value="0.675884503808163" calcext:value-type="float">
            <text:p>0.675884503808163</text:p>
          </table:table-cell>
          <table:table-cell table:formula="of:=[.$B288]/[.$Q288]" office:value-type="float" office:value="0.168076053467625" calcext:value-type="float">
            <text:p>0.168076053467625</text:p>
          </table:table-cell>
          <table:table-cell table:formula="of:=[.$C288]/[.$Q288]" office:value-type="float" office:value="0.0618448858710099" calcext:value-type="float">
            <text:p>0.06184488587101</text:p>
          </table:table-cell>
          <table:table-cell table:formula="of:=[.$D288]/[.$Q2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391" calcext:value-type="float">
            <text:p>0.0391</text:p>
          </table:table-cell>
          <table:table-cell office:value-type="float" office:value="0" calcext:value-type="float">
            <text:p>0</text:p>
          </table:table-cell>
          <table:table-cell table:formula="of:=[.$A289]-0.5" office:value-type="float" office:value="666.5" calcext:value-type="float">
            <text:p>666.5</text:p>
          </table:table-cell>
          <table:table-cell table:formula="of:=[.$A289]+0.5" office:value-type="float" office:value="667.5" calcext:value-type="float">
            <text:p>667.5</text:p>
          </table:table-cell>
          <table:table-cell table:formula="of:=LOG([.$A289];2)-8" office:value-type="float" office:value="1.38154295118459" calcext:value-type="float">
            <text:p>1.38154295118459</text:p>
          </table:table-cell>
          <table:table-cell table:formula="of:=LOG([.$E289];2)-8" office:value-type="float" office:value="1.38046106508897" calcext:value-type="float">
            <text:p>1.38046106508897</text:p>
          </table:table-cell>
          <table:table-cell table:formula="of:=LOG([.$F289];2)-8" office:value-type="float" office:value="1.38262402657492" calcext:value-type="float">
            <text:p>1.38262402657492</text:p>
          </table:table-cell>
          <table:table-cell table:formula="of:=[.$I289]-[.$H289]" office:value-type="float" office:value="0.00216296148594175" calcext:value-type="float">
            <text:p>0.002162961485942</text:p>
          </table:table-cell>
          <table:table-cell table:formula="of:=[.$B289]/[.$J289]" office:value-type="float" office:value="49.2380473217858" calcext:value-type="float">
            <text:p>49.2380473217858</text:p>
          </table:table-cell>
          <table:table-cell table:formula="of:=[.$C289]/[.$J289]" office:value-type="float" office:value="18.0770671387965" calcext:value-type="float">
            <text:p>18.0770671387965</text:p>
          </table:table-cell>
          <table:table-cell table:formula="of:=[.$D289]/[.$J289]" office:value-type="float" office:value="0" calcext:value-type="float">
            <text:p>0</text:p>
          </table:table-cell>
          <table:table-cell table:formula="of:=299792.458/[.$A289]" office:value-type="float" office:value="449.463955022489" calcext:value-type="float">
            <text:p>449.463955022489</text:p>
          </table:table-cell>
          <table:table-cell table:formula="of:=299792.458/[.$E289]" office:value-type="float" office:value="449.801137284321" calcext:value-type="float">
            <text:p>449.801137284321</text:p>
          </table:table-cell>
          <table:table-cell table:formula="of:=299792.458/[.$F289]" office:value-type="float" office:value="449.127277902622" calcext:value-type="float">
            <text:p>449.127277902622</text:p>
          </table:table-cell>
          <table:table-cell table:formula="of:=[.$O289]-[.$P289]" office:value-type="float" office:value="0.673859381699344" calcext:value-type="float">
            <text:p>0.673859381699344</text:p>
          </table:table-cell>
          <table:table-cell table:formula="of:=[.$B289]/[.$Q289]" office:value-type="float" office:value="0.158044842725833" calcext:value-type="float">
            <text:p>0.158044842725833</text:p>
          </table:table-cell>
          <table:table-cell table:formula="of:=[.$C289]/[.$Q289]" office:value-type="float" office:value="0.0580239751228176" calcext:value-type="float">
            <text:p>0.058023975122818</text:p>
          </table:table-cell>
          <table:table-cell table:formula="of:=[.$D289]/[.$Q2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366" calcext:value-type="float">
            <text:p>0.0366</text:p>
          </table:table-cell>
          <table:table-cell office:value-type="float" office:value="0" calcext:value-type="float">
            <text:p>0</text:p>
          </table:table-cell>
          <table:table-cell table:formula="of:=[.$A290]-0.5" office:value-type="float" office:value="667.5" calcext:value-type="float">
            <text:p>667.5</text:p>
          </table:table-cell>
          <table:table-cell table:formula="of:=[.$A290]+0.5" office:value-type="float" office:value="668.5" calcext:value-type="float">
            <text:p>668.5</text:p>
          </table:table-cell>
          <table:table-cell table:formula="of:=LOG([.$A290];2)-8" office:value-type="float" office:value="1.38370429247405" calcext:value-type="float">
            <text:p>1.38370429247405</text:p>
          </table:table-cell>
          <table:table-cell table:formula="of:=LOG([.$E290];2)-8" office:value-type="float" office:value="1.38262402657492" calcext:value-type="float">
            <text:p>1.38262402657492</text:p>
          </table:table-cell>
          <table:table-cell table:formula="of:=LOG([.$F290];2)-8" office:value-type="float" office:value="1.38478375009335" calcext:value-type="float">
            <text:p>1.38478375009335</text:p>
          </table:table-cell>
          <table:table-cell table:formula="of:=[.$I290]-[.$H290]" office:value-type="float" office:value="0.00215972351843696" calcext:value-type="float">
            <text:p>0.002159723518437</text:p>
          </table:table-cell>
          <table:table-cell table:formula="of:=[.$B290]/[.$J290]" office:value-type="float" office:value="46.1633163453047" calcext:value-type="float">
            <text:p>46.1633163453047</text:p>
          </table:table-cell>
          <table:table-cell table:formula="of:=[.$C290]/[.$J290]" office:value-type="float" office:value="16.9466136232513" calcext:value-type="float">
            <text:p>16.9466136232513</text:p>
          </table:table-cell>
          <table:table-cell table:formula="of:=[.$D290]/[.$J290]" office:value-type="float" office:value="0" calcext:value-type="float">
            <text:p>0</text:p>
          </table:table-cell>
          <table:table-cell table:formula="of:=299792.458/[.$A290]" office:value-type="float" office:value="448.791104790419" calcext:value-type="float">
            <text:p>448.791104790419</text:p>
          </table:table-cell>
          <table:table-cell table:formula="of:=299792.458/[.$E290]" office:value-type="float" office:value="449.127277902622" calcext:value-type="float">
            <text:p>449.127277902622</text:p>
          </table:table-cell>
          <table:table-cell table:formula="of:=299792.458/[.$F290]" office:value-type="float" office:value="448.455434554974" calcext:value-type="float">
            <text:p>448.455434554974</text:p>
          </table:table-cell>
          <table:table-cell table:formula="of:=[.$O290]-[.$P290]" office:value-type="float" office:value="0.671843347647894" calcext:value-type="float">
            <text:p>0.671843347647894</text:p>
          </table:table-cell>
          <table:table-cell table:formula="of:=[.$B290]/[.$Q290]" office:value-type="float" office:value="0.148397688760404" calcext:value-type="float">
            <text:p>0.148397688760404</text:p>
          </table:table-cell>
          <table:table-cell table:formula="of:=[.$C290]/[.$Q290]" office:value-type="float" office:value="0.0544769850414322" calcext:value-type="float">
            <text:p>0.054476985041432</text:p>
          </table:table-cell>
          <table:table-cell table:formula="of:=[.$D290]/[.$Q2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0342" calcext:value-type="float">
            <text:p>0.0342</text:p>
          </table:table-cell>
          <table:table-cell office:value-type="float" office:value="0" calcext:value-type="float">
            <text:p>0</text:p>
          </table:table-cell>
          <table:table-cell table:formula="of:=[.$A291]-0.5" office:value-type="float" office:value="668.5" calcext:value-type="float">
            <text:p>668.5</text:p>
          </table:table-cell>
          <table:table-cell table:formula="of:=[.$A291]+0.5" office:value-type="float" office:value="669.5" calcext:value-type="float">
            <text:p>669.5</text:p>
          </table:table-cell>
          <table:table-cell table:formula="of:=LOG([.$A291];2)-8" office:value-type="float" office:value="1.38586240064146" calcext:value-type="float">
            <text:p>1.38586240064146</text:p>
          </table:table-cell>
          <table:table-cell table:formula="of:=LOG([.$E291];2)-8" office:value-type="float" office:value="1.38478375009335" calcext:value-type="float">
            <text:p>1.38478375009335</text:p>
          </table:table-cell>
          <table:table-cell table:formula="of:=LOG([.$F291];2)-8" office:value-type="float" office:value="1.38694024532431" calcext:value-type="float">
            <text:p>1.38694024532431</text:p>
          </table:table-cell>
          <table:table-cell table:formula="of:=[.$I291]-[.$H291]" office:value-type="float" office:value="0.00215649523095607" calcext:value-type="float">
            <text:p>0.002156495230956</text:p>
          </table:table-cell>
          <table:table-cell table:formula="of:=[.$B291]/[.$J291]" office:value-type="float" office:value="43.3110162541801" calcext:value-type="float">
            <text:p>43.3110162541801</text:p>
          </table:table-cell>
          <table:table-cell table:formula="of:=[.$C291]/[.$J291]" office:value-type="float" office:value="15.8590659089182" calcext:value-type="float">
            <text:p>15.8590659089182</text:p>
          </table:table-cell>
          <table:table-cell table:formula="of:=[.$D291]/[.$J291]" office:value-type="float" office:value="0" calcext:value-type="float">
            <text:p>0</text:p>
          </table:table-cell>
          <table:table-cell table:formula="of:=299792.458/[.$A291]" office:value-type="float" office:value="448.120266068759" calcext:value-type="float">
            <text:p>448.120266068759</text:p>
          </table:table-cell>
          <table:table-cell table:formula="of:=299792.458/[.$E291]" office:value-type="float" office:value="448.455434554974" calcext:value-type="float">
            <text:p>448.455434554974</text:p>
          </table:table-cell>
          <table:table-cell table:formula="of:=299792.458/[.$F291]" office:value-type="float" office:value="447.785598207618" calcext:value-type="float">
            <text:p>447.785598207618</text:p>
          </table:table-cell>
          <table:table-cell table:formula="of:=[.$O291]-[.$P291]" office:value-type="float" office:value="0.669836347356181" calcext:value-type="float">
            <text:p>0.669836347356181</text:p>
          </table:table-cell>
          <table:table-cell table:formula="of:=[.$B291]/[.$Q291]" office:value-type="float" office:value="0.139437043643042" calcext:value-type="float">
            <text:p>0.139437043643042</text:p>
          </table:table-cell>
          <table:table-cell table:formula="of:=[.$C291]/[.$Q291]" office:value-type="float" office:value="0.0510572472440263" calcext:value-type="float">
            <text:p>0.051057247244026</text:p>
          </table:table-cell>
          <table:table-cell table:formula="of:=[.$D291]/[.$Q2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table:formula="of:=[.$A292]-0.5" office:value-type="float" office:value="669.5" calcext:value-type="float">
            <text:p>669.5</text:p>
          </table:table-cell>
          <table:table-cell table:formula="of:=[.$A292]+0.5" office:value-type="float" office:value="670.5" calcext:value-type="float">
            <text:p>670.5</text:p>
          </table:table-cell>
          <table:table-cell table:formula="of:=LOG([.$A292];2)-8" office:value-type="float" office:value="1.38801728534514" calcext:value-type="float">
            <text:p>1.38801728534514</text:p>
          </table:table-cell>
          <table:table-cell table:formula="of:=LOG([.$E292];2)-8" office:value-type="float" office:value="1.38694024532431" calcext:value-type="float">
            <text:p>1.38694024532431</text:p>
          </table:table-cell>
          <table:table-cell table:formula="of:=LOG([.$F292];2)-8" office:value-type="float" office:value="1.38909352190447" calcext:value-type="float">
            <text:p>1.38909352190447</text:p>
          </table:table-cell>
          <table:table-cell table:formula="of:=[.$I292]-[.$H292]" office:value-type="float" office:value="0.00215327658016484" calcext:value-type="float">
            <text:p>0.002153276580165</text:p>
          </table:table-cell>
          <table:table-cell table:formula="of:=[.$B292]/[.$J292]" office:value-type="float" office:value="40.5893050642427" calcext:value-type="float">
            <text:p>40.5893050642427</text:p>
          </table:table-cell>
          <table:table-cell table:formula="of:=[.$C292]/[.$J292]" office:value-type="float" office:value="14.8610727924001" calcext:value-type="float">
            <text:p>14.8610727924001</text:p>
          </table:table-cell>
          <table:table-cell table:formula="of:=[.$D292]/[.$J292]" office:value-type="float" office:value="0" calcext:value-type="float">
            <text:p>0</text:p>
          </table:table-cell>
          <table:table-cell table:formula="of:=299792.458/[.$A292]" office:value-type="float" office:value="447.451429850746" calcext:value-type="float">
            <text:p>447.451429850746</text:p>
          </table:table-cell>
          <table:table-cell table:formula="of:=299792.458/[.$E292]" office:value-type="float" office:value="447.785598207618" calcext:value-type="float">
            <text:p>447.785598207618</text:p>
          </table:table-cell>
          <table:table-cell table:formula="of:=299792.458/[.$F292]" office:value-type="float" office:value="447.117759880686" calcext:value-type="float">
            <text:p>447.117759880686</text:p>
          </table:table-cell>
          <table:table-cell table:formula="of:=[.$O292]-[.$P292]" office:value-type="float" office:value="0.667838326931587" calcext:value-type="float">
            <text:p>0.667838326931587</text:p>
          </table:table-cell>
          <table:table-cell table:formula="of:=[.$B292]/[.$Q292]" office:value-type="float" office:value="0.130869997236551" calcext:value-type="float">
            <text:p>0.130869997236551</text:p>
          </table:table-cell>
          <table:table-cell table:formula="of:=[.$C292]/[.$Q292]" office:value-type="float" office:value="0.0479157884618953" calcext:value-type="float">
            <text:p>0.047915788461895</text:p>
          </table:table-cell>
          <table:table-cell table:formula="of:=[.$D292]/[.$Q2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$A293]-0.5" office:value-type="float" office:value="670.5" calcext:value-type="float">
            <text:p>670.5</text:p>
          </table:table-cell>
          <table:table-cell table:formula="of:=[.$A293]+0.5" office:value-type="float" office:value="671.5" calcext:value-type="float">
            <text:p>671.5</text:p>
          </table:table-cell>
          <table:table-cell table:formula="of:=LOG([.$A293];2)-8" office:value-type="float" office:value="1.39016895620018" calcext:value-type="float">
            <text:p>1.39016895620018</text:p>
          </table:table-cell>
          <table:table-cell table:formula="of:=LOG([.$E293];2)-8" office:value-type="float" office:value="1.38909352190447" calcext:value-type="float">
            <text:p>1.38909352190447</text:p>
          </table:table-cell>
          <table:table-cell table:formula="of:=LOG([.$F293];2)-8" office:value-type="float" office:value="1.39124358942744" calcext:value-type="float">
            <text:p>1.39124358942744</text:p>
          </table:table-cell>
          <table:table-cell table:formula="of:=[.$I293]-[.$H293]" office:value-type="float" office:value="0.00215006752296887" calcext:value-type="float">
            <text:p>0.002150067522969</text:p>
          </table:table-cell>
          <table:table-cell table:formula="of:=[.$B293]/[.$J293]" office:value-type="float" office:value="38.0918269426768" calcext:value-type="float">
            <text:p>38.0918269426768</text:p>
          </table:table-cell>
          <table:table-cell table:formula="of:=[.$C293]/[.$J293]" office:value-type="float" office:value="13.9530501621527" calcext:value-type="float">
            <text:p>13.9530501621527</text:p>
          </table:table-cell>
          <table:table-cell table:formula="of:=[.$D293]/[.$J293]" office:value-type="float" office:value="0" calcext:value-type="float">
            <text:p>0</text:p>
          </table:table-cell>
          <table:table-cell table:formula="of:=299792.458/[.$A293]" office:value-type="float" office:value="446.784587183308" calcext:value-type="float">
            <text:p>446.784587183308</text:p>
          </table:table-cell>
          <table:table-cell table:formula="of:=299792.458/[.$E293]" office:value-type="float" office:value="447.117759880686" calcext:value-type="float">
            <text:p>447.117759880686</text:p>
          </table:table-cell>
          <table:table-cell table:formula="of:=299792.458/[.$F293]" office:value-type="float" office:value="446.451910647803" calcext:value-type="float">
            <text:p>446.451910647803</text:p>
          </table:table-cell>
          <table:table-cell table:formula="of:=[.$O293]-[.$P293]" office:value-type="float" office:value="0.665849232882636" calcext:value-type="float">
            <text:p>0.665849232882636</text:p>
          </table:table-cell>
          <table:table-cell table:formula="of:=[.$B293]/[.$Q293]" office:value-type="float" office:value="0.123000817535576" calcext:value-type="float">
            <text:p>0.123000817535576</text:p>
          </table:table-cell>
          <table:table-cell table:formula="of:=[.$C293]/[.$Q293]" office:value-type="float" office:value="0.0450552445185258" calcext:value-type="float">
            <text:p>0.045055244518526</text:p>
          </table:table-cell>
          <table:table-cell table:formula="of:=[.$D293]/[.$Q2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281" calcext:value-type="float">
            <text:p>0.0281</text:p>
          </table:table-cell>
          <table:table-cell office:value-type="float" office:value="0" calcext:value-type="float">
            <text:p>0</text:p>
          </table:table-cell>
          <table:table-cell table:formula="of:=[.$A294]-0.5" office:value-type="float" office:value="671.5" calcext:value-type="float">
            <text:p>671.5</text:p>
          </table:table-cell>
          <table:table-cell table:formula="of:=[.$A294]+0.5" office:value-type="float" office:value="672.5" calcext:value-type="float">
            <text:p>672.5</text:p>
          </table:table-cell>
          <table:table-cell table:formula="of:=LOG([.$A294];2)-8" office:value-type="float" office:value="1.39231742277876" calcext:value-type="float">
            <text:p>1.39231742277876</text:p>
          </table:table-cell>
          <table:table-cell table:formula="of:=LOG([.$E294];2)-8" office:value-type="float" office:value="1.39124358942744" calcext:value-type="float">
            <text:p>1.39124358942744</text:p>
          </table:table-cell>
          <table:table-cell table:formula="of:=LOG([.$F294];2)-8" office:value-type="float" office:value="1.39339045744399" calcext:value-type="float">
            <text:p>1.39339045744399</text:p>
          </table:table-cell>
          <table:table-cell table:formula="of:=[.$I294]-[.$H294]" office:value-type="float" office:value="0.00214686801654373" calcext:value-type="float">
            <text:p>0.002146868016544</text:p>
          </table:table-cell>
          <table:table-cell table:formula="of:=[.$B294]/[.$J294]" office:value-type="float" office:value="35.7730421284309" calcext:value-type="float">
            <text:p>35.7730421284309</text:p>
          </table:table-cell>
          <table:table-cell table:formula="of:=[.$C294]/[.$J294]" office:value-type="float" office:value="13.0888344245952" calcext:value-type="float">
            <text:p>13.0888344245952</text:p>
          </table:table-cell>
          <table:table-cell table:formula="of:=[.$D294]/[.$J294]" office:value-type="float" office:value="0" calcext:value-type="float">
            <text:p>0</text:p>
          </table:table-cell>
          <table:table-cell table:formula="of:=299792.458/[.$A294]" office:value-type="float" office:value="446.119729166667" calcext:value-type="float">
            <text:p>446.119729166667</text:p>
          </table:table-cell>
          <table:table-cell table:formula="of:=299792.458/[.$E294]" office:value-type="float" office:value="446.451910647803" calcext:value-type="float">
            <text:p>446.451910647803</text:p>
          </table:table-cell>
          <table:table-cell table:formula="of:=299792.458/[.$F294]" office:value-type="float" office:value="445.788041635688" calcext:value-type="float">
            <text:p>445.788041635688</text:p>
          </table:table-cell>
          <table:table-cell table:formula="of:=[.$O294]-[.$P294]" office:value-type="float" office:value="0.663869012115697" calcext:value-type="float">
            <text:p>0.663869012115697</text:p>
          </table:table-cell>
          <table:table-cell table:formula="of:=[.$B294]/[.$Q294]" office:value-type="float" office:value="0.115685471980752" calcext:value-type="float">
            <text:p>0.115685471980752</text:p>
          </table:table-cell>
          <table:table-cell table:formula="of:=[.$C294]/[.$Q294]" office:value-type="float" office:value="0.0423276271179575" calcext:value-type="float">
            <text:p>0.042327627117958</text:p>
          </table:table-cell>
          <table:table-cell table:formula="of:=[.$D294]/[.$Q2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263" calcext:value-type="float">
            <text:p>0.0263</text:p>
          </table:table-cell>
          <table:table-cell office:value-type="float" office:value="0" calcext:value-type="float">
            <text:p>0</text:p>
          </table:table-cell>
          <table:table-cell table:formula="of:=[.$A295]-0.5" office:value-type="float" office:value="672.5" calcext:value-type="float">
            <text:p>672.5</text:p>
          </table:table-cell>
          <table:table-cell table:formula="of:=[.$A295]+0.5" office:value-type="float" office:value="673.5" calcext:value-type="float">
            <text:p>673.5</text:p>
          </table:table-cell>
          <table:table-cell table:formula="of:=LOG([.$A295];2)-8" office:value-type="float" office:value="1.39446269461032" calcext:value-type="float">
            <text:p>1.39446269461032</text:p>
          </table:table-cell>
          <table:table-cell table:formula="of:=LOG([.$E295];2)-8" office:value-type="float" office:value="1.39339045744399" calcext:value-type="float">
            <text:p>1.39339045744399</text:p>
          </table:table-cell>
          <table:table-cell table:formula="of:=LOG([.$F295];2)-8" office:value-type="float" office:value="1.3955341354623" calcext:value-type="float">
            <text:p>1.3955341354623</text:p>
          </table:table-cell>
          <table:table-cell table:formula="of:=[.$I295]-[.$H295]" office:value-type="float" office:value="0.0021436780183155" calcext:value-type="float">
            <text:p>0.002143678018316</text:p>
          </table:table-cell>
          <table:table-cell table:formula="of:=[.$B295]/[.$J295]" office:value-type="float" office:value="33.6337823982802" calcext:value-type="float">
            <text:p>33.6337823982802</text:p>
          </table:table-cell>
          <table:table-cell table:formula="of:=[.$C295]/[.$J295]" office:value-type="float" office:value="12.2686335239219" calcext:value-type="float">
            <text:p>12.2686335239219</text:p>
          </table:table-cell>
          <table:table-cell table:formula="of:=[.$D295]/[.$J295]" office:value-type="float" office:value="0" calcext:value-type="float">
            <text:p>0</text:p>
          </table:table-cell>
          <table:table-cell table:formula="of:=299792.458/[.$A295]" office:value-type="float" office:value="445.456846953938" calcext:value-type="float">
            <text:p>445.456846953938</text:p>
          </table:table-cell>
          <table:table-cell table:formula="of:=299792.458/[.$E295]" office:value-type="float" office:value="445.788041635688" calcext:value-type="float">
            <text:p>445.788041635688</text:p>
          </table:table-cell>
          <table:table-cell table:formula="of:=299792.458/[.$F295]" office:value-type="float" office:value="445.126144023756" calcext:value-type="float">
            <text:p>445.126144023756</text:p>
          </table:table-cell>
          <table:table-cell table:formula="of:=[.$O295]-[.$P295]" office:value-type="float" office:value="0.661897611931238" calcext:value-type="float">
            <text:p>0.661897611931238</text:p>
          </table:table-cell>
          <table:table-cell table:formula="of:=[.$B295]/[.$Q295]" office:value-type="float" office:value="0.108929234220428" calcext:value-type="float">
            <text:p>0.108929234220428</text:p>
          </table:table-cell>
          <table:table-cell table:formula="of:=[.$C295]/[.$Q295]" office:value-type="float" office:value="0.0397342421636237" calcext:value-type="float">
            <text:p>0.039734242163624</text:p>
          </table:table-cell>
          <table:table-cell table:formula="of:=[.$D295]/[.$Q2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247" calcext:value-type="float">
            <text:p>0.0247</text:p>
          </table:table-cell>
          <table:table-cell office:value-type="float" office:value="0" calcext:value-type="float">
            <text:p>0</text:p>
          </table:table-cell>
          <table:table-cell table:formula="of:=[.$A296]-0.5" office:value-type="float" office:value="673.5" calcext:value-type="float">
            <text:p>673.5</text:p>
          </table:table-cell>
          <table:table-cell table:formula="of:=[.$A296]+0.5" office:value-type="float" office:value="674.5" calcext:value-type="float">
            <text:p>674.5</text:p>
          </table:table-cell>
          <table:table-cell table:formula="of:=LOG([.$A296];2)-8" office:value-type="float" office:value="1.39660478118186" calcext:value-type="float">
            <text:p>1.39660478118186</text:p>
          </table:table-cell>
          <table:table-cell table:formula="of:=LOG([.$E296];2)-8" office:value-type="float" office:value="1.3955341354623" calcext:value-type="float">
            <text:p>1.3955341354623</text:p>
          </table:table-cell>
          <table:table-cell table:formula="of:=LOG([.$F296];2)-8" office:value-type="float" office:value="1.39767463294827" calcext:value-type="float">
            <text:p>1.39767463294827</text:p>
          </table:table-cell>
          <table:table-cell table:formula="of:=[.$I296]-[.$H296]" office:value-type="float" office:value="0.00214049748596601" calcext:value-type="float">
            <text:p>0.002140497485966</text:p>
          </table:table-cell>
          <table:table-cell table:formula="of:=[.$B296]/[.$J296]" office:value-type="float" office:value="31.6281614175533" calcext:value-type="float">
            <text:p>31.6281614175533</text:p>
          </table:table-cell>
          <table:table-cell table:formula="of:=[.$C296]/[.$J296]" office:value-type="float" office:value="11.53937351571" calcext:value-type="float">
            <text:p>11.53937351571</text:p>
          </table:table-cell>
          <table:table-cell table:formula="of:=[.$D296]/[.$J296]" office:value-type="float" office:value="0" calcext:value-type="float">
            <text:p>0</text:p>
          </table:table-cell>
          <table:table-cell table:formula="of:=299792.458/[.$A296]" office:value-type="float" office:value="444.795931750742" calcext:value-type="float">
            <text:p>444.795931750742</text:p>
          </table:table-cell>
          <table:table-cell table:formula="of:=299792.458/[.$E296]" office:value-type="float" office:value="445.126144023756" calcext:value-type="float">
            <text:p>445.126144023756</text:p>
          </table:table-cell>
          <table:table-cell table:formula="of:=299792.458/[.$F296]" office:value-type="float" office:value="444.466209043736" calcext:value-type="float">
            <text:p>444.466209043736</text:p>
          </table:table-cell>
          <table:table-cell table:formula="of:=[.$O296]-[.$P296]" office:value-type="float" office:value="0.65993498002041" calcext:value-type="float">
            <text:p>0.65993498002041</text:p>
          </table:table-cell>
          <table:table-cell table:formula="of:=[.$B296]/[.$Q296]" office:value-type="float" office:value="0.102585863834504" calcext:value-type="float">
            <text:p>0.102585863834504</text:p>
          </table:table-cell>
          <table:table-cell table:formula="of:=[.$C296]/[.$Q296]" office:value-type="float" office:value="0.0374279296412445" calcext:value-type="float">
            <text:p>0.037427929641245</text:p>
          </table:table-cell>
          <table:table-cell table:formula="of:=[.$D296]/[.$Q2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formula="of:=[.$A297]-0.5" office:value-type="float" office:value="674.5" calcext:value-type="float">
            <text:p>674.5</text:p>
          </table:table-cell>
          <table:table-cell table:formula="of:=[.$A297]+0.5" office:value-type="float" office:value="675.5" calcext:value-type="float">
            <text:p>675.5</text:p>
          </table:table-cell>
          <table:table-cell table:formula="of:=LOG([.$A297];2)-8" office:value-type="float" office:value="1.39874369193819" calcext:value-type="float">
            <text:p>1.39874369193819</text:p>
          </table:table-cell>
          <table:table-cell table:formula="of:=LOG([.$E297];2)-8" office:value-type="float" office:value="1.39767463294827" calcext:value-type="float">
            <text:p>1.39767463294827</text:p>
          </table:table-cell>
          <table:table-cell table:formula="of:=LOG([.$F297];2)-8" office:value-type="float" office:value="1.39981195932569" calcext:value-type="float">
            <text:p>1.39981195932569</text:p>
          </table:table-cell>
          <table:table-cell table:formula="of:=[.$I297]-[.$H297]" office:value-type="float" office:value="0.00213732637741693" calcext:value-type="float">
            <text:p>0.002137326377417</text:p>
          </table:table-cell>
          <table:table-cell table:formula="of:=[.$B297]/[.$J297]" office:value-type="float" office:value="29.7568030189493" calcext:value-type="float">
            <text:p>29.7568030189493</text:p>
          </table:table-cell>
          <table:table-cell table:formula="of:=[.$C297]/[.$J297]" office:value-type="float" office:value="10.8546828622582" calcext:value-type="float">
            <text:p>10.8546828622582</text:p>
          </table:table-cell>
          <table:table-cell table:formula="of:=[.$D297]/[.$J297]" office:value-type="float" office:value="0" calcext:value-type="float">
            <text:p>0</text:p>
          </table:table-cell>
          <table:table-cell table:formula="of:=299792.458/[.$A297]" office:value-type="float" office:value="444.136974814815" calcext:value-type="float">
            <text:p>444.136974814815</text:p>
          </table:table-cell>
          <table:table-cell table:formula="of:=299792.458/[.$E297]" office:value-type="float" office:value="444.466209043736" calcext:value-type="float">
            <text:p>444.466209043736</text:p>
          </table:table-cell>
          <table:table-cell table:formula="of:=299792.458/[.$F297]" office:value-type="float" office:value="443.808227979275" calcext:value-type="float">
            <text:p>443.808227979275</text:p>
          </table:table-cell>
          <table:table-cell table:formula="of:=[.$O297]-[.$P297]" office:value-type="float" office:value="0.657981064461467" calcext:value-type="float">
            <text:p>0.657981064461467</text:p>
          </table:table-cell>
          <table:table-cell table:formula="of:=[.$B297]/[.$Q297]" office:value-type="float" office:value="0.0966593165595947" calcext:value-type="float">
            <text:p>0.096659316559595</text:p>
          </table:table-cell>
          <table:table-cell table:formula="of:=[.$C297]/[.$Q297]" office:value-type="float" office:value="0.0352593733362044" calcext:value-type="float">
            <text:p>0.035259373336204</text:p>
          </table:table-cell>
          <table:table-cell table:formula="of:=[.$D297]/[.$Q2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218" calcext:value-type="float">
            <text:p>0.0218</text:p>
          </table:table-cell>
          <table:table-cell office:value-type="float" office:value="0" calcext:value-type="float">
            <text:p>0</text:p>
          </table:table-cell>
          <table:table-cell table:formula="of:=[.$A298]-0.5" office:value-type="float" office:value="675.5" calcext:value-type="float">
            <text:p>675.5</text:p>
          </table:table-cell>
          <table:table-cell table:formula="of:=[.$A298]+0.5" office:value-type="float" office:value="676.5" calcext:value-type="float">
            <text:p>676.5</text:p>
          </table:table-cell>
          <table:table-cell table:formula="of:=LOG([.$A298];2)-8" office:value-type="float" office:value="1.40087943628219" calcext:value-type="float">
            <text:p>1.40087943628219</text:p>
          </table:table-cell>
          <table:table-cell table:formula="of:=LOG([.$E298];2)-8" office:value-type="float" office:value="1.39981195932569" calcext:value-type="float">
            <text:p>1.39981195932569</text:p>
          </table:table-cell>
          <table:table-cell table:formula="of:=LOG([.$F298];2)-8" office:value-type="float" office:value="1.40194612397654" calcext:value-type="float">
            <text:p>1.40194612397654</text:p>
          </table:table-cell>
          <table:table-cell table:formula="of:=[.$I298]-[.$H298]" office:value-type="float" office:value="0.00213416465085103" calcext:value-type="float">
            <text:p>0.002134164650851</text:p>
          </table:table-cell>
          <table:table-cell table:formula="of:=[.$B298]/[.$J298]" office:value-type="float" office:value="28.0203310349807" calcext:value-type="float">
            <text:p>28.0203310349807</text:p>
          </table:table-cell>
          <table:table-cell table:formula="of:=[.$C298]/[.$J298]" office:value-type="float" office:value="10.2147695077354" calcext:value-type="float">
            <text:p>10.2147695077354</text:p>
          </table:table-cell>
          <table:table-cell table:formula="of:=[.$D298]/[.$J298]" office:value-type="float" office:value="0" calcext:value-type="float">
            <text:p>0</text:p>
          </table:table-cell>
          <table:table-cell table:formula="of:=299792.458/[.$A298]" office:value-type="float" office:value="443.479967455621" calcext:value-type="float">
            <text:p>443.479967455621</text:p>
          </table:table-cell>
          <table:table-cell table:formula="of:=299792.458/[.$E298]" office:value-type="float" office:value="443.808227979275" calcext:value-type="float">
            <text:p>443.808227979275</text:p>
          </table:table-cell>
          <table:table-cell table:formula="of:=299792.458/[.$F298]" office:value-type="float" office:value="443.152192165558" calcext:value-type="float">
            <text:p>443.152192165558</text:p>
          </table:table-cell>
          <table:table-cell table:formula="of:=[.$O298]-[.$P298]" office:value-type="float" office:value="0.656035813716585" calcext:value-type="float">
            <text:p>0.656035813716585</text:p>
          </table:table-cell>
          <table:table-cell table:formula="of:=[.$B298]/[.$Q298]" office:value-type="float" office:value="0.0911535601405967" calcext:value-type="float">
            <text:p>0.091153560140597</text:p>
          </table:table-cell>
          <table:table-cell table:formula="of:=[.$C298]/[.$Q298]" office:value-type="float" office:value="0.0332298931616222" calcext:value-type="float">
            <text:p>0.033229893161622</text:p>
          </table:table-cell>
          <table:table-cell table:formula="of:=[.$D298]/[.$Q2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205" calcext:value-type="float">
            <text:p>0.0205</text:p>
          </table:table-cell>
          <table:table-cell office:value-type="float" office:value="0" calcext:value-type="float">
            <text:p>0</text:p>
          </table:table-cell>
          <table:table-cell table:formula="of:=[.$A299]-0.5" office:value-type="float" office:value="676.5" calcext:value-type="float">
            <text:p>676.5</text:p>
          </table:table-cell>
          <table:table-cell table:formula="of:=[.$A299]+0.5" office:value-type="float" office:value="677.5" calcext:value-type="float">
            <text:p>677.5</text:p>
          </table:table-cell>
          <table:table-cell table:formula="of:=LOG([.$A299];2)-8" office:value-type="float" office:value="1.403012023575" calcext:value-type="float">
            <text:p>1.403012023575</text:p>
          </table:table-cell>
          <table:table-cell table:formula="of:=LOG([.$E299];2)-8" office:value-type="float" office:value="1.40194612397654" calcext:value-type="float">
            <text:p>1.40194612397654</text:p>
          </table:table-cell>
          <table:table-cell table:formula="of:=LOG([.$F299];2)-8" office:value-type="float" office:value="1.40407713624123" calcext:value-type="float">
            <text:p>1.40407713624123</text:p>
          </table:table-cell>
          <table:table-cell table:formula="of:=[.$I299]-[.$H299]" office:value-type="float" office:value="0.00213101226469803" calcext:value-type="float">
            <text:p>0.002131012264698</text:p>
          </table:table-cell>
          <table:table-cell table:formula="of:=[.$B299]/[.$J299]" office:value-type="float" office:value="26.4193692981762" calcext:value-type="float">
            <text:p>26.4193692981762</text:p>
          </table:table-cell>
          <table:table-cell table:formula="of:=[.$C299]/[.$J299]" office:value-type="float" office:value="9.61984139631637" calcext:value-type="float">
            <text:p>9.61984139631637</text:p>
          </table:table-cell>
          <table:table-cell table:formula="of:=[.$D299]/[.$J299]" office:value-type="float" office:value="0" calcext:value-type="float">
            <text:p>0</text:p>
          </table:table-cell>
          <table:table-cell table:formula="of:=299792.458/[.$A299]" office:value-type="float" office:value="442.824901033973" calcext:value-type="float">
            <text:p>442.824901033973</text:p>
          </table:table-cell>
          <table:table-cell table:formula="of:=299792.458/[.$E299]" office:value-type="float" office:value="443.152192165558" calcext:value-type="float">
            <text:p>443.152192165558</text:p>
          </table:table-cell>
          <table:table-cell table:formula="of:=299792.458/[.$F299]" office:value-type="float" office:value="442.49809298893" calcext:value-type="float">
            <text:p>442.49809298893</text:p>
          </table:table-cell>
          <table:table-cell table:formula="of:=[.$O299]-[.$P299]" office:value-type="float" office:value="0.654099176628165" calcext:value-type="float">
            <text:p>0.654099176628165</text:p>
          </table:table-cell>
          <table:table-cell table:formula="of:=[.$B299]/[.$Q299]" office:value-type="float" office:value="0.0860725743307346" calcext:value-type="float">
            <text:p>0.086072574330735</text:p>
          </table:table-cell>
          <table:table-cell table:formula="of:=[.$C299]/[.$Q299]" office:value-type="float" office:value="0.0313408130333936" calcext:value-type="float">
            <text:p>0.031340813033394</text:p>
          </table:table-cell>
          <table:table-cell table:formula="of:=[.$D299]/[.$Q2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193" calcext:value-type="float">
            <text:p>0.0193</text:p>
          </table:table-cell>
          <table:table-cell office:value-type="float" office:value="0" calcext:value-type="float">
            <text:p>0</text:p>
          </table:table-cell>
          <table:table-cell table:formula="of:=[.$A300]-0.5" office:value-type="float" office:value="677.5" calcext:value-type="float">
            <text:p>677.5</text:p>
          </table:table-cell>
          <table:table-cell table:formula="of:=[.$A300]+0.5" office:value-type="float" office:value="678.5" calcext:value-type="float">
            <text:p>678.5</text:p>
          </table:table-cell>
          <table:table-cell table:formula="of:=LOG([.$A300];2)-8" office:value-type="float" office:value="1.40514146313634" calcext:value-type="float">
            <text:p>1.40514146313634</text:p>
          </table:table-cell>
          <table:table-cell table:formula="of:=LOG([.$E300];2)-8" office:value-type="float" office:value="1.40407713624123" calcext:value-type="float">
            <text:p>1.40407713624123</text:p>
          </table:table-cell>
          <table:table-cell table:formula="of:=LOG([.$F300];2)-8" office:value-type="float" office:value="1.40620500541885" calcext:value-type="float">
            <text:p>1.40620500541885</text:p>
          </table:table-cell>
          <table:table-cell table:formula="of:=[.$I300]-[.$H300]" office:value-type="float" office:value="0.00212786917762031" calcext:value-type="float">
            <text:p>0.00212786917762</text:p>
          </table:table-cell>
          <table:table-cell table:formula="of:=[.$B300]/[.$J300]" office:value-type="float" office:value="24.8605509005776" calcext:value-type="float">
            <text:p>24.8605509005776</text:p>
          </table:table-cell>
          <table:table-cell table:formula="of:=[.$C300]/[.$J300]" office:value-type="float" office:value="9.07010647223342" calcext:value-type="float">
            <text:p>9.07010647223342</text:p>
          </table:table-cell>
          <table:table-cell table:formula="of:=[.$D300]/[.$J300]" office:value-type="float" office:value="0" calcext:value-type="float">
            <text:p>0</text:p>
          </table:table-cell>
          <table:table-cell table:formula="of:=299792.458/[.$A300]" office:value-type="float" office:value="442.171766961652" calcext:value-type="float">
            <text:p>442.171766961652</text:p>
          </table:table-cell>
          <table:table-cell table:formula="of:=299792.458/[.$E300]" office:value-type="float" office:value="442.49809298893" calcext:value-type="float">
            <text:p>442.49809298893</text:p>
          </table:table-cell>
          <table:table-cell table:formula="of:=299792.458/[.$F300]" office:value-type="float" office:value="441.845921886514" calcext:value-type="float">
            <text:p>441.845921886514</text:p>
          </table:table-cell>
          <table:table-cell table:formula="of:=[.$O300]-[.$P300]" office:value-type="float" office:value="0.65217110241548" calcext:value-type="float">
            <text:p>0.65217110241548</text:p>
          </table:table-cell>
          <table:table-cell table:formula="of:=[.$B300]/[.$Q300]" office:value-type="float" office:value="0.081113682903262" calcext:value-type="float">
            <text:p>0.081113682903262</text:p>
          </table:table-cell>
          <table:table-cell table:formula="of:=[.$C300]/[.$Q300]" office:value-type="float" office:value="0.0295934608701882" calcext:value-type="float">
            <text:p>0.029593460870188</text:p>
          </table:table-cell>
          <table:table-cell table:formula="of:=[.$D300]/[.$Q3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181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table:formula="of:=[.$A301]-0.5" office:value-type="float" office:value="678.5" calcext:value-type="float">
            <text:p>678.5</text:p>
          </table:table-cell>
          <table:table-cell table:formula="of:=[.$A301]+0.5" office:value-type="float" office:value="679.5" calcext:value-type="float">
            <text:p>679.5</text:p>
          </table:table-cell>
          <table:table-cell table:formula="of:=LOG([.$A301];2)-8" office:value-type="float" office:value="1.40726776424473" calcext:value-type="float">
            <text:p>1.40726776424473</text:p>
          </table:table-cell>
          <table:table-cell table:formula="of:=LOG([.$E301];2)-8" office:value-type="float" office:value="1.40620500541885" calcext:value-type="float">
            <text:p>1.40620500541885</text:p>
          </table:table-cell>
          <table:table-cell table:formula="of:=LOG([.$F301];2)-8" office:value-type="float" office:value="1.40832974076739" calcext:value-type="float">
            <text:p>1.40832974076739</text:p>
          </table:table-cell>
          <table:table-cell table:formula="of:=[.$I301]-[.$H301]" office:value-type="float" office:value="0.00212473534853608" calcext:value-type="float">
            <text:p>0.002124735348536</text:p>
          </table:table-cell>
          <table:table-cell table:formula="of:=[.$B301]/[.$J301]" office:value-type="float" office:value="23.4382131564346" calcext:value-type="float">
            <text:p>23.4382131564346</text:p>
          </table:table-cell>
          <table:table-cell table:formula="of:=[.$C301]/[.$J301]" office:value-type="float" office:value="8.51870799460777" calcext:value-type="float">
            <text:p>8.51870799460777</text:p>
          </table:table-cell>
          <table:table-cell table:formula="of:=[.$D301]/[.$J301]" office:value-type="float" office:value="0" calcext:value-type="float">
            <text:p>0</text:p>
          </table:table-cell>
          <table:table-cell table:formula="of:=299792.458/[.$A301]" office:value-type="float" office:value="441.520556701031" calcext:value-type="float">
            <text:p>441.520556701031</text:p>
          </table:table-cell>
          <table:table-cell table:formula="of:=299792.458/[.$E301]" office:value-type="float" office:value="441.845921886514" calcext:value-type="float">
            <text:p>441.845921886514</text:p>
          </table:table-cell>
          <table:table-cell table:formula="of:=299792.458/[.$F301]" office:value-type="float" office:value="441.195670345843" calcext:value-type="float">
            <text:p>441.195670345843</text:p>
          </table:table-cell>
          <table:table-cell table:formula="of:=[.$O301]-[.$P301]" office:value-type="float" office:value="0.650251540671832" calcext:value-type="float">
            <text:p>0.650251540671832</text:p>
          </table:table-cell>
          <table:table-cell table:formula="of:=[.$B301]/[.$Q301]" office:value-type="float" office:value="0.0765857470303681" calcext:value-type="float">
            <text:p>0.076585747030368</text:p>
          </table:table-cell>
          <table:table-cell table:formula="of:=[.$C301]/[.$Q301]" office:value-type="float" office:value="0.0278353819528045" calcext:value-type="float">
            <text:p>0.027835381952805</text:p>
          </table:table-cell>
          <table:table-cell table:formula="of:=[.$D301]/[.$Q3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table:formula="of:=[.$A302]-0.5" office:value-type="float" office:value="679.5" calcext:value-type="float">
            <text:p>679.5</text:p>
          </table:table-cell>
          <table:table-cell table:formula="of:=[.$A302]+0.5" office:value-type="float" office:value="680.5" calcext:value-type="float">
            <text:p>680.5</text:p>
          </table:table-cell>
          <table:table-cell table:formula="of:=LOG([.$A302];2)-8" office:value-type="float" office:value="1.4093909361377" calcext:value-type="float">
            <text:p>1.4093909361377</text:p>
          </table:table-cell>
          <table:table-cell table:formula="of:=LOG([.$E302];2)-8" office:value-type="float" office:value="1.40832974076739" calcext:value-type="float">
            <text:p>1.40832974076739</text:p>
          </table:table-cell>
          <table:table-cell table:formula="of:=LOG([.$F302];2)-8" office:value-type="float" office:value="1.41045135150399" calcext:value-type="float">
            <text:p>1.41045135150399</text:p>
          </table:table-cell>
          <table:table-cell table:formula="of:=[.$I302]-[.$H302]" office:value-type="float" office:value="0.00212161073660333" calcext:value-type="float">
            <text:p>0.002121610736603</text:p>
          </table:table-cell>
          <table:table-cell table:formula="of:=[.$B302]/[.$J302]" office:value-type="float" office:value="22.058711898737" calcext:value-type="float">
            <text:p>22.058711898737</text:p>
          </table:table-cell>
          <table:table-cell table:formula="of:=[.$C302]/[.$J302]" office:value-type="float" office:value="8.01277996321642" calcext:value-type="float">
            <text:p>8.01277996321642</text:p>
          </table:table-cell>
          <table:table-cell table:formula="of:=[.$D302]/[.$J302]" office:value-type="float" office:value="0" calcext:value-type="float">
            <text:p>0</text:p>
          </table:table-cell>
          <table:table-cell table:formula="of:=299792.458/[.$A302]" office:value-type="float" office:value="440.871261764706" calcext:value-type="float">
            <text:p>440.871261764706</text:p>
          </table:table-cell>
          <table:table-cell table:formula="of:=299792.458/[.$E302]" office:value-type="float" office:value="441.195670345843" calcext:value-type="float">
            <text:p>441.195670345843</text:p>
          </table:table-cell>
          <table:table-cell table:formula="of:=299792.458/[.$F302]" office:value-type="float" office:value="440.547329904482" calcext:value-type="float">
            <text:p>440.547329904482</text:p>
          </table:table-cell>
          <table:table-cell table:formula="of:=[.$O302]-[.$P302]" office:value-type="float" office:value="0.648340441360574" calcext:value-type="float">
            <text:p>0.648340441360574</text:p>
          </table:table-cell>
          <table:table-cell table:formula="of:=[.$B302]/[.$Q302]" office:value-type="float" office:value="0.072184298578981" calcext:value-type="float">
            <text:p>0.072184298578981</text:p>
          </table:table-cell>
          <table:table-cell table:formula="of:=[.$C302]/[.$Q302]" office:value-type="float" office:value="0.0262207922188606" calcext:value-type="float">
            <text:p>0.026220792218861</text:p>
          </table:table-cell>
          <table:table-cell table:formula="of:=[.$D302]/[.$Q3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" calcext:value-type="float">
            <text:p>0</text:p>
          </table:table-cell>
          <table:table-cell table:formula="of:=[.$A303]-0.5" office:value-type="float" office:value="680.5" calcext:value-type="float">
            <text:p>680.5</text:p>
          </table:table-cell>
          <table:table-cell table:formula="of:=[.$A303]+0.5" office:value-type="float" office:value="681.5" calcext:value-type="float">
            <text:p>681.5</text:p>
          </table:table-cell>
          <table:table-cell table:formula="of:=LOG([.$A303];2)-8" office:value-type="float" office:value="1.41151098801207" calcext:value-type="float">
            <text:p>1.41151098801207</text:p>
          </table:table-cell>
          <table:table-cell table:formula="of:=LOG([.$E303];2)-8" office:value-type="float" office:value="1.41045135150399" calcext:value-type="float">
            <text:p>1.41045135150399</text:p>
          </table:table-cell>
          <table:table-cell table:formula="of:=LOG([.$F303];2)-8" office:value-type="float" office:value="1.41256984680521" calcext:value-type="float">
            <text:p>1.41256984680521</text:p>
          </table:table-cell>
          <table:table-cell table:formula="of:=[.$I303]-[.$H303]" office:value-type="float" office:value="0.00211849530121633" calcext:value-type="float">
            <text:p>0.002118495301216</text:p>
          </table:table-cell>
          <table:table-cell table:formula="of:=[.$B303]/[.$J303]" office:value-type="float" office:value="20.6278484426705" calcext:value-type="float">
            <text:p>20.6278484426705</text:p>
          </table:table-cell>
          <table:table-cell table:formula="of:=[.$C303]/[.$J303]" office:value-type="float" office:value="7.5053270077451" calcext:value-type="float">
            <text:p>7.5053270077451</text:p>
          </table:table-cell>
          <table:table-cell table:formula="of:=[.$D303]/[.$J303]" office:value-type="float" office:value="0" calcext:value-type="float">
            <text:p>0</text:p>
          </table:table-cell>
          <table:table-cell table:formula="of:=299792.458/[.$A303]" office:value-type="float" office:value="440.223873715125" calcext:value-type="float">
            <text:p>440.223873715125</text:p>
          </table:table-cell>
          <table:table-cell table:formula="of:=299792.458/[.$E303]" office:value-type="float" office:value="440.547329904482" calcext:value-type="float">
            <text:p>440.547329904482</text:p>
          </table:table-cell>
          <table:table-cell table:formula="of:=299792.458/[.$F303]" office:value-type="float" office:value="439.90089214967" calcext:value-type="float">
            <text:p>439.90089214967</text:p>
          </table:table-cell>
          <table:table-cell table:formula="of:=[.$O303]-[.$P303]" office:value-type="float" office:value="0.646437754812155" calcext:value-type="float">
            <text:p>0.646437754812155</text:p>
          </table:table-cell>
          <table:table-cell table:formula="of:=[.$B303]/[.$Q303]" office:value-type="float" office:value="0.0676012495784665" calcext:value-type="float">
            <text:p>0.067601249578467</text:p>
          </table:table-cell>
          <table:table-cell table:formula="of:=[.$C303]/[.$Q303]" office:value-type="float" office:value="0.0245963356589844" calcext:value-type="float">
            <text:p>0.024596335658984</text:p>
          </table:table-cell>
          <table:table-cell table:formula="of:=[.$D303]/[.$Q3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" calcext:value-type="float">
            <text:p>0</text:p>
          </table:table-cell>
          <table:table-cell table:formula="of:=[.$A304]-0.5" office:value-type="float" office:value="681.5" calcext:value-type="float">
            <text:p>681.5</text:p>
          </table:table-cell>
          <table:table-cell table:formula="of:=[.$A304]+0.5" office:value-type="float" office:value="682.5" calcext:value-type="float">
            <text:p>682.5</text:p>
          </table:table-cell>
          <table:table-cell table:formula="of:=LOG([.$A304];2)-8" office:value-type="float" office:value="1.41362792902417" calcext:value-type="float">
            <text:p>1.41362792902417</text:p>
          </table:table-cell>
          <table:table-cell table:formula="of:=LOG([.$E304];2)-8" office:value-type="float" office:value="1.41256984680521" calcext:value-type="float">
            <text:p>1.41256984680521</text:p>
          </table:table-cell>
          <table:table-cell table:formula="of:=LOG([.$F304];2)-8" office:value-type="float" office:value="1.41468523580722" calcext:value-type="float">
            <text:p>1.41468523580722</text:p>
          </table:table-cell>
          <table:table-cell table:formula="of:=[.$I304]-[.$H304]" office:value-type="float" office:value="0.00211538900200559" calcext:value-type="float">
            <text:p>0.002115389002006</text:p>
          </table:table-cell>
          <table:table-cell table:formula="of:=[.$B304]/[.$J304]" office:value-type="float" office:value="19.2872327318133" calcext:value-type="float">
            <text:p>19.2872327318133</text:p>
          </table:table-cell>
          <table:table-cell table:formula="of:=[.$C304]/[.$J304]" office:value-type="float" office:value="6.99634912820679" calcext:value-type="float">
            <text:p>6.99634912820679</text:p>
          </table:table-cell>
          <table:table-cell table:formula="of:=[.$D304]/[.$J304]" office:value-type="float" office:value="0" calcext:value-type="float">
            <text:p>0</text:p>
          </table:table-cell>
          <table:table-cell table:formula="of:=299792.458/[.$A304]" office:value-type="float" office:value="439.578384164223" calcext:value-type="float">
            <text:p>439.578384164223</text:p>
          </table:table-cell>
          <table:table-cell table:formula="of:=299792.458/[.$E304]" office:value-type="float" office:value="439.90089214967" calcext:value-type="float">
            <text:p>439.90089214967</text:p>
          </table:table-cell>
          <table:table-cell table:formula="of:=299792.458/[.$F304]" office:value-type="float" office:value="439.256348717949" calcext:value-type="float">
            <text:p>439.256348717949</text:p>
          </table:table-cell>
          <table:table-cell table:formula="of:=[.$O304]-[.$P304]" office:value-type="float" office:value="0.644543431721104" calcext:value-type="float">
            <text:p>0.644543431721104</text:p>
          </table:table-cell>
          <table:table-cell table:formula="of:=[.$B304]/[.$Q304]" office:value-type="float" office:value="0.0633006217921623" calcext:value-type="float">
            <text:p>0.063300621792162</text:p>
          </table:table-cell>
          <table:table-cell table:formula="of:=[.$C304]/[.$Q304]" office:value-type="float" office:value="0.0229619902579412" calcext:value-type="float">
            <text:p>0.022961990257941</text:p>
          </table:table-cell>
          <table:table-cell table:formula="of:=[.$D304]/[.$Q3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" calcext:value-type="float">
            <text:p>0</text:p>
          </table:table-cell>
          <table:table-cell table:formula="of:=[.$A305]-0.5" office:value-type="float" office:value="682.5" calcext:value-type="float">
            <text:p>682.5</text:p>
          </table:table-cell>
          <table:table-cell table:formula="of:=[.$A305]+0.5" office:value-type="float" office:value="683.5" calcext:value-type="float">
            <text:p>683.5</text:p>
          </table:table-cell>
          <table:table-cell table:formula="of:=LOG([.$A305];2)-8" office:value-type="float" office:value="1.41574176829009" calcext:value-type="float">
            <text:p>1.41574176829009</text:p>
          </table:table-cell>
          <table:table-cell table:formula="of:=LOG([.$E305];2)-8" office:value-type="float" office:value="1.41468523580722" calcext:value-type="float">
            <text:p>1.41468523580722</text:p>
          </table:table-cell>
          <table:table-cell table:formula="of:=LOG([.$F305];2)-8" office:value-type="float" office:value="1.41679752760606" calcext:value-type="float">
            <text:p>1.41679752760606</text:p>
          </table:table-cell>
          <table:table-cell table:formula="of:=[.$I305]-[.$H305]" office:value-type="float" office:value="0.00211229179884498" calcext:value-type="float">
            <text:p>0.002112291798845</text:p>
          </table:table-cell>
          <table:table-cell table:formula="of:=[.$B305]/[.$J305]" office:value-type="float" office:value="17.9899387105412" calcext:value-type="float">
            <text:p>17.9899387105412</text:p>
          </table:table-cell>
          <table:table-cell table:formula="of:=[.$C305]/[.$J305]" office:value-type="float" office:value="6.53318826856497" calcext:value-type="float">
            <text:p>6.53318826856497</text:p>
          </table:table-cell>
          <table:table-cell table:formula="of:=[.$D305]/[.$J305]" office:value-type="float" office:value="0" calcext:value-type="float">
            <text:p>0</text:p>
          </table:table-cell>
          <table:table-cell table:formula="of:=299792.458/[.$A305]" office:value-type="float" office:value="438.93478477306" calcext:value-type="float">
            <text:p>438.93478477306</text:p>
          </table:table-cell>
          <table:table-cell table:formula="of:=299792.458/[.$E305]" office:value-type="float" office:value="439.256348717949" calcext:value-type="float">
            <text:p>439.256348717949</text:p>
          </table:table-cell>
          <table:table-cell table:formula="of:=299792.458/[.$F305]" office:value-type="float" office:value="438.613691294806" calcext:value-type="float">
            <text:p>438.613691294806</text:p>
          </table:table-cell>
          <table:table-cell table:formula="of:=[.$O305]-[.$P305]" office:value-type="float" office:value="0.642657423142566" calcext:value-type="float">
            <text:p>0.642657423142566</text:p>
          </table:table-cell>
          <table:table-cell table:formula="of:=[.$B305]/[.$Q305]" office:value-type="float" office:value="0.0591294811692701" calcext:value-type="float">
            <text:p>0.05912948116927</text:p>
          </table:table-cell>
          <table:table-cell table:formula="of:=[.$C305]/[.$Q305]" office:value-type="float" office:value="0.0214733378983139" calcext:value-type="float">
            <text:p>0.021473337898314</text:p>
          </table:table-cell>
          <table:table-cell table:formula="of:=[.$D305]/[.$Q3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128" calcext:value-type="float">
            <text:p>0.0128</text:p>
          </table:table-cell>
          <table:table-cell office:value-type="float" office:value="0" calcext:value-type="float">
            <text:p>0</text:p>
          </table:table-cell>
          <table:table-cell table:formula="of:=[.$A306]-0.5" office:value-type="float" office:value="683.5" calcext:value-type="float">
            <text:p>683.5</text:p>
          </table:table-cell>
          <table:table-cell table:formula="of:=[.$A306]+0.5" office:value-type="float" office:value="684.5" calcext:value-type="float">
            <text:p>684.5</text:p>
          </table:table-cell>
          <table:table-cell table:formula="of:=LOG([.$A306];2)-8" office:value-type="float" office:value="1.4178525148859" calcext:value-type="float">
            <text:p>1.4178525148859</text:p>
          </table:table-cell>
          <table:table-cell table:formula="of:=LOG([.$E306];2)-8" office:value-type="float" office:value="1.41679752760606" calcext:value-type="float">
            <text:p>1.41679752760606</text:p>
          </table:table-cell>
          <table:table-cell table:formula="of:=LOG([.$F306];2)-8" office:value-type="float" office:value="1.4189067312579" calcext:value-type="float">
            <text:p>1.4189067312579</text:p>
          </table:table-cell>
          <table:table-cell table:formula="of:=[.$I306]-[.$H306]" office:value-type="float" office:value="0.00210920365183931" calcext:value-type="float">
            <text:p>0.002109203651839</text:p>
          </table:table-cell>
          <table:table-cell table:formula="of:=[.$B306]/[.$J306]" office:value-type="float" office:value="16.7835855817573" calcext:value-type="float">
            <text:p>16.7835855817573</text:p>
          </table:table-cell>
          <table:table-cell table:formula="of:=[.$C306]/[.$J306]" office:value-type="float" office:value="6.06864111430771" calcext:value-type="float">
            <text:p>6.06864111430771</text:p>
          </table:table-cell>
          <table:table-cell table:formula="of:=[.$D306]/[.$J306]" office:value-type="float" office:value="0" calcext:value-type="float">
            <text:p>0</text:p>
          </table:table-cell>
          <table:table-cell table:formula="of:=299792.458/[.$A306]" office:value-type="float" office:value="438.293067251462" calcext:value-type="float">
            <text:p>438.293067251462</text:p>
          </table:table-cell>
          <table:table-cell table:formula="of:=299792.458/[.$E306]" office:value-type="float" office:value="438.613691294806" calcext:value-type="float">
            <text:p>438.613691294806</text:p>
          </table:table-cell>
          <table:table-cell table:formula="of:=299792.458/[.$F306]" office:value-type="float" office:value="437.972911614317" calcext:value-type="float">
            <text:p>437.972911614317</text:p>
          </table:table-cell>
          <table:table-cell table:formula="of:=[.$O306]-[.$P306]" office:value-type="float" office:value="0.640779680489118" calcext:value-type="float">
            <text:p>0.640779680489118</text:p>
          </table:table-cell>
          <table:table-cell table:formula="of:=[.$B306]/[.$Q306]" office:value-type="float" office:value="0.0552451974959296" calcext:value-type="float">
            <text:p>0.05524519749593</text:p>
          </table:table-cell>
          <table:table-cell table:formula="of:=[.$C306]/[.$Q306]" office:value-type="float" office:value="0.0199756646312966" calcext:value-type="float">
            <text:p>0.019975664631297</text:p>
          </table:table-cell>
          <table:table-cell table:formula="of:=[.$D306]/[.$Q3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119" calcext:value-type="float">
            <text:p>0.0119</text:p>
          </table:table-cell>
          <table:table-cell office:value-type="float" office:value="0" calcext:value-type="float">
            <text:p>0</text:p>
          </table:table-cell>
          <table:table-cell table:formula="of:=[.$A307]-0.5" office:value-type="float" office:value="684.5" calcext:value-type="float">
            <text:p>684.5</text:p>
          </table:table-cell>
          <table:table-cell table:formula="of:=[.$A307]+0.5" office:value-type="float" office:value="685.5" calcext:value-type="float">
            <text:p>685.5</text:p>
          </table:table-cell>
          <table:table-cell table:formula="of:=LOG([.$A307];2)-8" office:value-type="float" office:value="1.41996017784789" calcext:value-type="float">
            <text:p>1.41996017784789</text:p>
          </table:table-cell>
          <table:table-cell table:formula="of:=LOG([.$E307];2)-8" office:value-type="float" office:value="1.4189067312579" calcext:value-type="float">
            <text:p>1.4189067312579</text:p>
          </table:table-cell>
          <table:table-cell table:formula="of:=LOG([.$F307];2)-8" office:value-type="float" office:value="1.42101285577923" calcext:value-type="float">
            <text:p>1.42101285577923</text:p>
          </table:table-cell>
          <table:table-cell table:formula="of:=[.$I307]-[.$H307]" office:value-type="float" office:value="0.00210612452132608" calcext:value-type="float">
            <text:p>0.002106124521326</text:p>
          </table:table-cell>
          <table:table-cell table:formula="of:=[.$B307]/[.$J307]" office:value-type="float" office:value="15.6211086604154" calcext:value-type="float">
            <text:p>15.6211086604154</text:p>
          </table:table-cell>
          <table:table-cell table:formula="of:=[.$C307]/[.$J307]" office:value-type="float" office:value="5.65018823887364" calcext:value-type="float">
            <text:p>5.65018823887364</text:p>
          </table:table-cell>
          <table:table-cell table:formula="of:=[.$D307]/[.$J307]" office:value-type="float" office:value="0" calcext:value-type="float">
            <text:p>0</text:p>
          </table:table-cell>
          <table:table-cell table:formula="of:=299792.458/[.$A307]" office:value-type="float" office:value="437.653223357664" calcext:value-type="float">
            <text:p>437.653223357664</text:p>
          </table:table-cell>
          <table:table-cell table:formula="of:=299792.458/[.$E307]" office:value-type="float" office:value="437.972911614317" calcext:value-type="float">
            <text:p>437.972911614317</text:p>
          </table:table-cell>
          <table:table-cell table:formula="of:=299792.458/[.$F307]" office:value-type="float" office:value="437.334001458789" calcext:value-type="float">
            <text:p>437.334001458789</text:p>
          </table:table-cell>
          <table:table-cell table:formula="of:=[.$O307]-[.$P307]" office:value-type="float" office:value="0.63891015552781" calcext:value-type="float">
            <text:p>0.63891015552781</text:p>
          </table:table-cell>
          <table:table-cell table:formula="of:=[.$B307]/[.$Q307]" office:value-type="float" office:value="0.0514939380996706" calcext:value-type="float">
            <text:p>0.051493938099671</text:p>
          </table:table-cell>
          <table:table-cell table:formula="of:=[.$C307]/[.$Q307]" office:value-type="float" office:value="0.0186254669722213" calcext:value-type="float">
            <text:p>0.018625466972221</text:p>
          </table:table-cell>
          <table:table-cell table:formula="of:=[.$D307]/[.$Q3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111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table:formula="of:=[.$A308]-0.5" office:value-type="float" office:value="685.5" calcext:value-type="float">
            <text:p>685.5</text:p>
          </table:table-cell>
          <table:table-cell table:formula="of:=[.$A308]+0.5" office:value-type="float" office:value="686.5" calcext:value-type="float">
            <text:p>686.5</text:p>
          </table:table-cell>
          <table:table-cell table:formula="of:=LOG([.$A308];2)-8" office:value-type="float" office:value="1.42206476617281" calcext:value-type="float">
            <text:p>1.42206476617281</text:p>
          </table:table-cell>
          <table:table-cell table:formula="of:=LOG([.$E308];2)-8" office:value-type="float" office:value="1.42101285577923" calcext:value-type="float">
            <text:p>1.42101285577923</text:p>
          </table:table-cell>
          <table:table-cell table:formula="of:=LOG([.$F308];2)-8" office:value-type="float" office:value="1.4231159101471" calcext:value-type="float">
            <text:p>1.4231159101471</text:p>
          </table:table-cell>
          <table:table-cell table:formula="of:=[.$I308]-[.$H308]" office:value-type="float" office:value="0.00210305436787372" calcext:value-type="float">
            <text:p>0.002103054367874</text:p>
          </table:table-cell>
          <table:table-cell table:formula="of:=[.$B308]/[.$J308]" office:value-type="float" office:value="14.5502657788813" calcext:value-type="float">
            <text:p>14.5502657788813</text:p>
          </table:table-cell>
          <table:table-cell table:formula="of:=[.$C308]/[.$J308]" office:value-type="float" office:value="5.27803758645696" calcext:value-type="float">
            <text:p>5.27803758645696</text:p>
          </table:table-cell>
          <table:table-cell table:formula="of:=[.$D308]/[.$J308]" office:value-type="float" office:value="0" calcext:value-type="float">
            <text:p>0</text:p>
          </table:table-cell>
          <table:table-cell table:formula="of:=299792.458/[.$A308]" office:value-type="float" office:value="437.015244897959" calcext:value-type="float">
            <text:p>437.015244897959</text:p>
          </table:table-cell>
          <table:table-cell table:formula="of:=299792.458/[.$E308]" office:value-type="float" office:value="437.334001458789" calcext:value-type="float">
            <text:p>437.334001458789</text:p>
          </table:table-cell>
          <table:table-cell table:formula="of:=299792.458/[.$F308]" office:value-type="float" office:value="436.696952658412" calcext:value-type="float">
            <text:p>436.696952658412</text:p>
          </table:table-cell>
          <table:table-cell table:formula="of:=[.$O308]-[.$P308]" office:value-type="float" office:value="0.637048800376988" calcext:value-type="float">
            <text:p>0.637048800376988</text:p>
          </table:table-cell>
          <table:table-cell table:formula="of:=[.$B308]/[.$Q308]" office:value-type="float" office:value="0.0480339967391694" calcext:value-type="float">
            <text:p>0.048033996739169</text:p>
          </table:table-cell>
          <table:table-cell table:formula="of:=[.$C308]/[.$Q308]" office:value-type="float" office:value="0.0174240968563654" calcext:value-type="float">
            <text:p>0.017424096856365</text:p>
          </table:table-cell>
          <table:table-cell table:formula="of:=[.$D308]/[.$Q3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103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table:formula="of:=[.$A309]-0.5" office:value-type="float" office:value="686.5" calcext:value-type="float">
            <text:p>686.5</text:p>
          </table:table-cell>
          <table:table-cell table:formula="of:=[.$A309]+0.5" office:value-type="float" office:value="687.5" calcext:value-type="float">
            <text:p>687.5</text:p>
          </table:table-cell>
          <table:table-cell table:formula="of:=LOG([.$A309];2)-8" office:value-type="float" office:value="1.4241662888181" calcext:value-type="float">
            <text:p>1.4241662888181</text:p>
          </table:table-cell>
          <table:table-cell table:formula="of:=LOG([.$E309];2)-8" office:value-type="float" office:value="1.4231159101471" calcext:value-type="float">
            <text:p>1.4231159101471</text:p>
          </table:table-cell>
          <table:table-cell table:formula="of:=LOG([.$F309];2)-8" office:value-type="float" office:value="1.42521590329939" calcext:value-type="float">
            <text:p>1.42521590329939</text:p>
          </table:table-cell>
          <table:table-cell table:formula="of:=[.$I309]-[.$H309]" office:value-type="float" office:value="0.00209999315228515" calcext:value-type="float">
            <text:p>0.002099993152285</text:p>
          </table:table-cell>
          <table:table-cell table:formula="of:=[.$B309]/[.$J309]" office:value-type="float" office:value="13.5238536226158" calcext:value-type="float">
            <text:p>13.5238536226158</text:p>
          </table:table-cell>
          <table:table-cell table:formula="of:=[.$C309]/[.$J309]" office:value-type="float" office:value="4.90477789834307" calcext:value-type="float">
            <text:p>4.90477789834307</text:p>
          </table:table-cell>
          <table:table-cell table:formula="of:=[.$D309]/[.$J309]" office:value-type="float" office:value="0" calcext:value-type="float">
            <text:p>0</text:p>
          </table:table-cell>
          <table:table-cell table:formula="of:=299792.458/[.$A309]" office:value-type="float" office:value="436.379123726346" calcext:value-type="float">
            <text:p>436.379123726346</text:p>
          </table:table-cell>
          <table:table-cell table:formula="of:=299792.458/[.$E309]" office:value-type="float" office:value="436.696952658412" calcext:value-type="float">
            <text:p>436.696952658412</text:p>
          </table:table-cell>
          <table:table-cell table:formula="of:=299792.458/[.$F309]" office:value-type="float" office:value="436.061757090909" calcext:value-type="float">
            <text:p>436.061757090909</text:p>
          </table:table-cell>
          <table:table-cell table:formula="of:=[.$O309]-[.$P309]" office:value-type="float" office:value="0.63519556750316" calcext:value-type="float">
            <text:p>0.63519556750316</text:p>
          </table:table-cell>
          <table:table-cell table:formula="of:=[.$B309]/[.$Q309]" office:value-type="float" office:value="0.0447106394517759" calcext:value-type="float">
            <text:p>0.044710639451776</text:p>
          </table:table-cell>
          <table:table-cell table:formula="of:=[.$C309]/[.$Q309]" office:value-type="float" office:value="0.0162154783927215" calcext:value-type="float">
            <text:p>0.016215478392722</text:p>
          </table:table-cell>
          <table:table-cell table:formula="of:=[.$D309]/[.$Q3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095" calcext:value-type="float">
            <text:p>0.0095</text:p>
          </table:table-cell>
          <table:table-cell office:value-type="float" office:value="0" calcext:value-type="float">
            <text:p>0</text:p>
          </table:table-cell>
          <table:table-cell table:formula="of:=[.$A310]-0.5" office:value-type="float" office:value="687.5" calcext:value-type="float">
            <text:p>687.5</text:p>
          </table:table-cell>
          <table:table-cell table:formula="of:=[.$A310]+0.5" office:value-type="float" office:value="688.5" calcext:value-type="float">
            <text:p>688.5</text:p>
          </table:table-cell>
          <table:table-cell table:formula="of:=LOG([.$A310];2)-8" office:value-type="float" office:value="1.4262647547021" calcext:value-type="float">
            <text:p>1.4262647547021</text:p>
          </table:table-cell>
          <table:table-cell table:formula="of:=LOG([.$E310];2)-8" office:value-type="float" office:value="1.42521590329939" calcext:value-type="float">
            <text:p>1.42521590329939</text:p>
          </table:table-cell>
          <table:table-cell table:formula="of:=LOG([.$F310];2)-8" office:value-type="float" office:value="1.42731284413497" calcext:value-type="float">
            <text:p>1.42731284413497</text:p>
          </table:table-cell>
          <table:table-cell table:formula="of:=[.$I310]-[.$H310]" office:value-type="float" office:value="0.00209694083557999" calcext:value-type="float">
            <text:p>0.00209694083558</text:p>
          </table:table-cell>
          <table:table-cell table:formula="of:=[.$B310]/[.$J310]" office:value-type="float" office:value="12.5897686534862" calcext:value-type="float">
            <text:p>12.5897686534862</text:p>
          </table:table-cell>
          <table:table-cell table:formula="of:=[.$C310]/[.$J310]" office:value-type="float" office:value="4.53040917454995" calcext:value-type="float">
            <text:p>4.53040917454995</text:p>
          </table:table-cell>
          <table:table-cell table:formula="of:=[.$D310]/[.$J310]" office:value-type="float" office:value="0" calcext:value-type="float">
            <text:p>0</text:p>
          </table:table-cell>
          <table:table-cell table:formula="of:=299792.458/[.$A310]" office:value-type="float" office:value="435.744851744186" calcext:value-type="float">
            <text:p>435.744851744186</text:p>
          </table:table-cell>
          <table:table-cell table:formula="of:=299792.458/[.$E310]" office:value-type="float" office:value="436.061757090909" calcext:value-type="float">
            <text:p>436.061757090909</text:p>
          </table:table-cell>
          <table:table-cell table:formula="of:=299792.458/[.$F310]" office:value-type="float" office:value="435.428406681191" calcext:value-type="float">
            <text:p>435.428406681191</text:p>
          </table:table-cell>
          <table:table-cell table:formula="of:=[.$O310]-[.$P310]" office:value-type="float" office:value="0.633350409718105" calcext:value-type="float">
            <text:p>0.633350409718105</text:p>
          </table:table-cell>
          <table:table-cell table:formula="of:=[.$B310]/[.$Q310]" office:value-type="float" office:value="0.0416830866372223" calcext:value-type="float">
            <text:p>0.041683086637222</text:p>
          </table:table-cell>
          <table:table-cell table:formula="of:=[.$C310]/[.$Q310]" office:value-type="float" office:value="0.0149995955702126" calcext:value-type="float">
            <text:p>0.014999595570213</text:p>
          </table:table-cell>
          <table:table-cell table:formula="of:=[.$D310]/[.$Q3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088" calcext:value-type="float">
            <text:p>0.0088</text:p>
          </table:table-cell>
          <table:table-cell office:value-type="float" office:value="0" calcext:value-type="float">
            <text:p>0</text:p>
          </table:table-cell>
          <table:table-cell table:formula="of:=[.$A311]-0.5" office:value-type="float" office:value="688.5" calcext:value-type="float">
            <text:p>688.5</text:p>
          </table:table-cell>
          <table:table-cell table:formula="of:=[.$A311]+0.5" office:value-type="float" office:value="689.5" calcext:value-type="float">
            <text:p>689.5</text:p>
          </table:table-cell>
          <table:table-cell table:formula="of:=LOG([.$A311];2)-8" office:value-type="float" office:value="1.42836017270429" calcext:value-type="float">
            <text:p>1.42836017270429</text:p>
          </table:table-cell>
          <table:table-cell table:formula="of:=LOG([.$E311];2)-8" office:value-type="float" office:value="1.42731284413497" calcext:value-type="float">
            <text:p>1.42731284413497</text:p>
          </table:table-cell>
          <table:table-cell table:formula="of:=LOG([.$F311];2)-8" office:value-type="float" office:value="1.42940674151398" calcext:value-type="float">
            <text:p>1.42940674151398</text:p>
          </table:table-cell>
          <table:table-cell table:formula="of:=[.$I311]-[.$H311]" office:value-type="float" office:value="0.00209389737901589" calcext:value-type="float">
            <text:p>0.002093897379016</text:p>
          </table:table-cell>
          <table:table-cell table:formula="of:=[.$B311]/[.$J311]" office:value-type="float" office:value="11.7006689274881" calcext:value-type="float">
            <text:p>11.7006689274881</text:p>
          </table:table-cell>
          <table:table-cell table:formula="of:=[.$C311]/[.$J311]" office:value-type="float" office:value="4.20268924742431" calcext:value-type="float">
            <text:p>4.20268924742431</text:p>
          </table:table-cell>
          <table:table-cell table:formula="of:=[.$D311]/[.$J311]" office:value-type="float" office:value="0" calcext:value-type="float">
            <text:p>0</text:p>
          </table:table-cell>
          <table:table-cell table:formula="of:=299792.458/[.$A311]" office:value-type="float" office:value="435.112420899855" calcext:value-type="float">
            <text:p>435.112420899855</text:p>
          </table:table-cell>
          <table:table-cell table:formula="of:=299792.458/[.$E311]" office:value-type="float" office:value="435.428406681191" calcext:value-type="float">
            <text:p>435.428406681191</text:p>
          </table:table-cell>
          <table:table-cell table:formula="of:=299792.458/[.$F311]" office:value-type="float" office:value="434.796893401015" calcext:value-type="float">
            <text:p>434.796893401015</text:p>
          </table:table-cell>
          <table:table-cell table:formula="of:=[.$O311]-[.$P311]" office:value-type="float" office:value="0.631513280175739" calcext:value-type="float">
            <text:p>0.631513280175739</text:p>
          </table:table-cell>
          <table:table-cell table:formula="of:=[.$B311]/[.$Q311]" office:value-type="float" office:value="0.0387957003741586" calcext:value-type="float">
            <text:p>0.038795700374159</text:p>
          </table:table-cell>
          <table:table-cell table:formula="of:=[.$C311]/[.$Q311]" office:value-type="float" office:value="0.013934782175208" calcext:value-type="float">
            <text:p>0.013934782175208</text:p>
          </table:table-cell>
          <table:table-cell table:formula="of:=[.$D311]/[.$Q3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082" calcext:value-type="float">
            <text:p>0.0082</text:p>
          </table:table-cell>
          <table:table-cell office:value-type="float" office:value="0" calcext:value-type="float">
            <text:p>0</text:p>
          </table:table-cell>
          <table:table-cell table:formula="of:=[.$A312]-0.5" office:value-type="float" office:value="689.5" calcext:value-type="float">
            <text:p>689.5</text:p>
          </table:table-cell>
          <table:table-cell table:formula="of:=[.$A312]+0.5" office:value-type="float" office:value="690.5" calcext:value-type="float">
            <text:p>690.5</text:p>
          </table:table-cell>
          <table:table-cell table:formula="of:=LOG([.$A312];2)-8" office:value-type="float" office:value="1.43045255166553" calcext:value-type="float">
            <text:p>1.43045255166553</text:p>
          </table:table-cell>
          <table:table-cell table:formula="of:=LOG([.$E312];2)-8" office:value-type="float" office:value="1.42940674151398" calcext:value-type="float">
            <text:p>1.42940674151398</text:p>
          </table:table-cell>
          <table:table-cell table:formula="of:=LOG([.$F312];2)-8" office:value-type="float" office:value="1.43149760425805" calcext:value-type="float">
            <text:p>1.43149760425805</text:p>
          </table:table-cell>
          <table:table-cell table:formula="of:=[.$I312]-[.$H312]" office:value-type="float" office:value="0.00209086274407078" calcext:value-type="float">
            <text:p>0.002090862744071</text:p>
          </table:table-cell>
          <table:table-cell table:formula="of:=[.$B312]/[.$J312]" office:value-type="float" office:value="10.856762388814" calcext:value-type="float">
            <text:p>10.856762388814</text:p>
          </table:table-cell>
          <table:table-cell table:formula="of:=[.$C312]/[.$J312]" office:value-type="float" office:value="3.92182606115747" calcext:value-type="float">
            <text:p>3.92182606115747</text:p>
          </table:table-cell>
          <table:table-cell table:formula="of:=[.$D312]/[.$J312]" office:value-type="float" office:value="0" calcext:value-type="float">
            <text:p>0</text:p>
          </table:table-cell>
          <table:table-cell table:formula="of:=299792.458/[.$A312]" office:value-type="float" office:value="434.481823188406" calcext:value-type="float">
            <text:p>434.481823188406</text:p>
          </table:table-cell>
          <table:table-cell table:formula="of:=299792.458/[.$E312]" office:value-type="float" office:value="434.796893401015" calcext:value-type="float">
            <text:p>434.796893401015</text:p>
          </table:table-cell>
          <table:table-cell table:formula="of:=299792.458/[.$F312]" office:value-type="float" office:value="434.167209268646" calcext:value-type="float">
            <text:p>434.167209268646</text:p>
          </table:table-cell>
          <table:table-cell table:formula="of:=[.$O312]-[.$P312]" office:value-type="float" office:value="0.629684132369334" calcext:value-type="float">
            <text:p>0.629684132369334</text:p>
          </table:table-cell>
          <table:table-cell table:formula="of:=[.$B312]/[.$Q312]" office:value-type="float" office:value="0.0360498205895485" calcext:value-type="float">
            <text:p>0.036049820589549</text:p>
          </table:table-cell>
          <table:table-cell table:formula="of:=[.$C312]/[.$Q312]" office:value-type="float" office:value="0.0130224021512906" calcext:value-type="float">
            <text:p>0.013022402151291</text:p>
          </table:table-cell>
          <table:table-cell table:formula="of:=[.$D312]/[.$Q3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076" calcext:value-type="float">
            <text:p>0.0076</text:p>
          </table:table-cell>
          <table:table-cell office:value-type="float" office:value="0" calcext:value-type="float">
            <text:p>0</text:p>
          </table:table-cell>
          <table:table-cell table:formula="of:=[.$A313]-0.5" office:value-type="float" office:value="690.5" calcext:value-type="float">
            <text:p>690.5</text:p>
          </table:table-cell>
          <table:table-cell table:formula="of:=[.$A313]+0.5" office:value-type="float" office:value="691.5" calcext:value-type="float">
            <text:p>691.5</text:p>
          </table:table-cell>
          <table:table-cell table:formula="of:=LOG([.$A313];2)-8" office:value-type="float" office:value="1.43254190038826" calcext:value-type="float">
            <text:p>1.43254190038826</text:p>
          </table:table-cell>
          <table:table-cell table:formula="of:=LOG([.$E313];2)-8" office:value-type="float" office:value="1.43149760425805" calcext:value-type="float">
            <text:p>1.43149760425805</text:p>
          </table:table-cell>
          <table:table-cell table:formula="of:=LOG([.$F313];2)-8" office:value-type="float" office:value="1.43358544115049" calcext:value-type="float">
            <text:p>1.43358544115049</text:p>
          </table:table-cell>
          <table:table-cell table:formula="of:=[.$I313]-[.$H313]" office:value-type="float" office:value="0.00208783689244285" calcext:value-type="float">
            <text:p>0.002087836892443</text:p>
          </table:table-cell>
          <table:table-cell table:formula="of:=[.$B313]/[.$J313]" office:value-type="float" office:value="10.1061534434868" calcext:value-type="float">
            <text:p>10.1061534434868</text:p>
          </table:table-cell>
          <table:table-cell table:formula="of:=[.$C313]/[.$J313]" office:value-type="float" office:value="3.64013109812793" calcext:value-type="float">
            <text:p>3.64013109812793</text:p>
          </table:table-cell>
          <table:table-cell table:formula="of:=[.$D313]/[.$J313]" office:value-type="float" office:value="0" calcext:value-type="float">
            <text:p>0</text:p>
          </table:table-cell>
          <table:table-cell table:formula="of:=299792.458/[.$A313]" office:value-type="float" office:value="433.85305065123" calcext:value-type="float">
            <text:p>433.85305065123</text:p>
          </table:table-cell>
          <table:table-cell table:formula="of:=299792.458/[.$E313]" office:value-type="float" office:value="434.167209268646" calcext:value-type="float">
            <text:p>434.167209268646</text:p>
          </table:table-cell>
          <table:table-cell table:formula="of:=299792.458/[.$F313]" office:value-type="float" office:value="433.539346348518" calcext:value-type="float">
            <text:p>433.539346348518</text:p>
          </table:table-cell>
          <table:table-cell table:formula="of:=[.$O313]-[.$P313]" office:value-type="float" office:value="0.627862920128166" calcext:value-type="float">
            <text:p>0.627862920128166</text:p>
          </table:table-cell>
          <table:table-cell table:formula="of:=[.$B313]/[.$Q313]" office:value-type="float" office:value="0.0336060616474896" calcext:value-type="float">
            <text:p>0.03360606164749</text:p>
          </table:table-cell>
          <table:table-cell table:formula="of:=[.$C313]/[.$Q313]" office:value-type="float" office:value="0.0121045530104702" calcext:value-type="float">
            <text:p>0.01210455301047</text:p>
          </table:table-cell>
          <table:table-cell table:formula="of:=[.$D313]/[.$Q3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71" calcext:value-type="float">
            <text:p>0.0071</text:p>
          </table:table-cell>
          <table:table-cell office:value-type="float" office:value="0" calcext:value-type="float">
            <text:p>0</text:p>
          </table:table-cell>
          <table:table-cell table:formula="of:=[.$A314]-0.5" office:value-type="float" office:value="691.5" calcext:value-type="float">
            <text:p>691.5</text:p>
          </table:table-cell>
          <table:table-cell table:formula="of:=[.$A314]+0.5" office:value-type="float" office:value="692.5" calcext:value-type="float">
            <text:p>692.5</text:p>
          </table:table-cell>
          <table:table-cell table:formula="of:=LOG([.$A314];2)-8" office:value-type="float" office:value="1.43462822763672" calcext:value-type="float">
            <text:p>1.43462822763672</text:p>
          </table:table-cell>
          <table:table-cell table:formula="of:=LOG([.$E314];2)-8" office:value-type="float" office:value="1.43358544115049" calcext:value-type="float">
            <text:p>1.43358544115049</text:p>
          </table:table-cell>
          <table:table-cell table:formula="of:=LOG([.$F314];2)-8" office:value-type="float" office:value="1.43567026093655" calcext:value-type="float">
            <text:p>1.43567026093655</text:p>
          </table:table-cell>
          <table:table-cell table:formula="of:=[.$I314]-[.$H314]" office:value-type="float" office:value="0.0020848197860559" calcext:value-type="float">
            <text:p>0.002084819786056</text:p>
          </table:table-cell>
          <table:table-cell table:formula="of:=[.$B314]/[.$J314]" office:value-type="float" office:value="9.40129220333217" calcext:value-type="float">
            <text:p>9.40129220333217</text:p>
          </table:table-cell>
          <table:table-cell table:formula="of:=[.$C314]/[.$J314]" office:value-type="float" office:value="3.40557013488053" calcext:value-type="float">
            <text:p>3.40557013488053</text:p>
          </table:table-cell>
          <table:table-cell table:formula="of:=[.$D314]/[.$J314]" office:value-type="float" office:value="0" calcext:value-type="float">
            <text:p>0</text:p>
          </table:table-cell>
          <table:table-cell table:formula="of:=299792.458/[.$A314]" office:value-type="float" office:value="433.226095375723" calcext:value-type="float">
            <text:p>433.226095375723</text:p>
          </table:table-cell>
          <table:table-cell table:formula="of:=299792.458/[.$E314]" office:value-type="float" office:value="433.539346348518" calcext:value-type="float">
            <text:p>433.539346348518</text:p>
          </table:table-cell>
          <table:table-cell table:formula="of:=299792.458/[.$F314]" office:value-type="float" office:value="432.913296750903" calcext:value-type="float">
            <text:p>432.913296750903</text:p>
          </table:table-cell>
          <table:table-cell table:formula="of:=[.$O314]-[.$P314]" office:value-type="float" office:value="0.626049597615179" calcext:value-type="float">
            <text:p>0.626049597615179</text:p>
          </table:table-cell>
          <table:table-cell table:formula="of:=[.$B314]/[.$Q314]" office:value-type="float" office:value="0.0313074236844215" calcext:value-type="float">
            <text:p>0.031307423684422</text:p>
          </table:table-cell>
          <table:table-cell table:formula="of:=[.$C314]/[.$Q314]" office:value-type="float" office:value="0.0113409544979282" calcext:value-type="float">
            <text:p>0.011340954497928</text:p>
          </table:table-cell>
          <table:table-cell table:formula="of:=[.$D314]/[.$Q3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table:formula="of:=[.$A315]-0.5" office:value-type="float" office:value="692.5" calcext:value-type="float">
            <text:p>692.5</text:p>
          </table:table-cell>
          <table:table-cell table:formula="of:=[.$A315]+0.5" office:value-type="float" office:value="693.5" calcext:value-type="float">
            <text:p>693.5</text:p>
          </table:table-cell>
          <table:table-cell table:formula="of:=LOG([.$A315];2)-8" office:value-type="float" office:value="1.43671154213721" calcext:value-type="float">
            <text:p>1.43671154213721</text:p>
          </table:table-cell>
          <table:table-cell table:formula="of:=LOG([.$E315];2)-8" office:value-type="float" office:value="1.43567026093655" calcext:value-type="float">
            <text:p>1.43567026093655</text:p>
          </table:table-cell>
          <table:table-cell table:formula="of:=LOG([.$F315];2)-8" office:value-type="float" office:value="1.4377520723236" calcext:value-type="float">
            <text:p>1.4377520723236</text:p>
          </table:table-cell>
          <table:table-cell table:formula="of:=[.$I315]-[.$H315]" office:value-type="float" office:value="0.00208181138705221" calcext:value-type="float">
            <text:p>0.002081811387052</text:p>
          </table:table-cell>
          <table:table-cell table:formula="of:=[.$B315]/[.$J315]" office:value-type="float" office:value="8.74238661254068" calcext:value-type="float">
            <text:p>8.74238661254068</text:p>
          </table:table-cell>
          <table:table-cell table:formula="of:=[.$C315]/[.$J315]" office:value-type="float" office:value="3.17031602432794" calcext:value-type="float">
            <text:p>3.17031602432794</text:p>
          </table:table-cell>
          <table:table-cell table:formula="of:=[.$D315]/[.$J315]" office:value-type="float" office:value="0" calcext:value-type="float">
            <text:p>0</text:p>
          </table:table-cell>
          <table:table-cell table:formula="of:=299792.458/[.$A315]" office:value-type="float" office:value="432.60094949495" calcext:value-type="float">
            <text:p>432.60094949495</text:p>
          </table:table-cell>
          <table:table-cell table:formula="of:=299792.458/[.$E315]" office:value-type="float" office:value="432.913296750903" calcext:value-type="float">
            <text:p>432.913296750903</text:p>
          </table:table-cell>
          <table:table-cell table:formula="of:=299792.458/[.$F315]" office:value-type="float" office:value="432.289052631579" calcext:value-type="float">
            <text:p>432.289052631579</text:p>
          </table:table-cell>
          <table:table-cell table:formula="of:=[.$O315]-[.$P315]" office:value-type="float" office:value="0.624244119323635" calcext:value-type="float">
            <text:p>0.624244119323635</text:p>
          </table:table-cell>
          <table:table-cell table:formula="of:=[.$B315]/[.$Q315]" office:value-type="float" office:value="0.0291552606370079" calcext:value-type="float">
            <text:p>0.029155260637008</text:p>
          </table:table-cell>
          <table:table-cell table:formula="of:=[.$C315]/[.$Q315]" office:value-type="float" office:value="0.0105727868244094" calcext:value-type="float">
            <text:p>0.01057278682441</text:p>
          </table:table-cell>
          <table:table-cell table:formula="of:=[.$D315]/[.$Q3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" calcext:value-type="float">
            <text:p>0</text:p>
          </table:table-cell>
          <table:table-cell table:formula="of:=[.$A316]-0.5" office:value-type="float" office:value="693.5" calcext:value-type="float">
            <text:p>693.5</text:p>
          </table:table-cell>
          <table:table-cell table:formula="of:=[.$A316]+0.5" office:value-type="float" office:value="694.5" calcext:value-type="float">
            <text:p>694.5</text:p>
          </table:table-cell>
          <table:table-cell table:formula="of:=LOG([.$A316];2)-8" office:value-type="float" office:value="1.43879185257826" calcext:value-type="float">
            <text:p>1.43879185257826</text:p>
          </table:table-cell>
          <table:table-cell table:formula="of:=LOG([.$E316];2)-8" office:value-type="float" office:value="1.4377520723236" calcext:value-type="float">
            <text:p>1.4377520723236</text:p>
          </table:table-cell>
          <table:table-cell table:formula="of:=LOG([.$F316];2)-8" office:value-type="float" office:value="1.43983088398139" calcext:value-type="float">
            <text:p>1.43983088398139</text:p>
          </table:table-cell>
          <table:table-cell table:formula="of:=[.$I316]-[.$H316]" office:value-type="float" office:value="0.00207881165779078" calcext:value-type="float">
            <text:p>0.002078811657791</text:p>
          </table:table-cell>
          <table:table-cell table:formula="of:=[.$B316]/[.$J316]" office:value-type="float" office:value="8.17774902131656" calcext:value-type="float">
            <text:p>8.17774902131656</text:p>
          </table:table-cell>
          <table:table-cell table:formula="of:=[.$C316]/[.$J316]" office:value-type="float" office:value="2.93436876647241" calcext:value-type="float">
            <text:p>2.93436876647241</text:p>
          </table:table-cell>
          <table:table-cell table:formula="of:=[.$D316]/[.$J316]" office:value-type="float" office:value="0" calcext:value-type="float">
            <text:p>0</text:p>
          </table:table-cell>
          <table:table-cell table:formula="of:=299792.458/[.$A316]" office:value-type="float" office:value="431.97760518732" calcext:value-type="float">
            <text:p>431.97760518732</text:p>
          </table:table-cell>
          <table:table-cell table:formula="of:=299792.458/[.$E316]" office:value-type="float" office:value="432.289052631579" calcext:value-type="float">
            <text:p>432.289052631579</text:p>
          </table:table-cell>
          <table:table-cell table:formula="of:=299792.458/[.$F316]" office:value-type="float" office:value="431.666606191505" calcext:value-type="float">
            <text:p>431.666606191505</text:p>
          </table:table-cell>
          <table:table-cell table:formula="of:=[.$O316]-[.$P316]" office:value-type="float" office:value="0.622446440074214" calcext:value-type="float">
            <text:p>0.622446440074214</text:p>
          </table:table-cell>
          <table:table-cell table:formula="of:=[.$B316]/[.$Q316]" office:value-type="float" office:value="0.027311586837854" calcext:value-type="float">
            <text:p>0.027311586837854</text:p>
          </table:table-cell>
          <table:table-cell table:formula="of:=[.$C316]/[.$Q316]" office:value-type="float" office:value="0.00980003998299469" calcext:value-type="float">
            <text:p>0.009800039982995</text:p>
          </table:table-cell>
          <table:table-cell table:formula="of:=[.$D316]/[.$Q3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" calcext:value-type="float">
            <text:p>0</text:p>
          </table:table-cell>
          <table:table-cell table:formula="of:=[.$A317]-0.5" office:value-type="float" office:value="694.5" calcext:value-type="float">
            <text:p>694.5</text:p>
          </table:table-cell>
          <table:table-cell table:formula="of:=[.$A317]+0.5" office:value-type="float" office:value="695.5" calcext:value-type="float">
            <text:p>695.5</text:p>
          </table:table-cell>
          <table:table-cell table:formula="of:=LOG([.$A317];2)-8" office:value-type="float" office:value="1.44086916761087" calcext:value-type="float">
            <text:p>1.44086916761087</text:p>
          </table:table-cell>
          <table:table-cell table:formula="of:=LOG([.$E317];2)-8" office:value-type="float" office:value="1.43983088398139" calcext:value-type="float">
            <text:p>1.43983088398139</text:p>
          </table:table-cell>
          <table:table-cell table:formula="of:=LOG([.$F317];2)-8" office:value-type="float" office:value="1.44190670454224" calcext:value-type="float">
            <text:p>1.44190670454224</text:p>
          </table:table-cell>
          <table:table-cell table:formula="of:=[.$I317]-[.$H317]" office:value-type="float" office:value="0.00207582056084554" calcext:value-type="float">
            <text:p>0.002075820560846</text:p>
          </table:table-cell>
          <table:table-cell table:formula="of:=[.$B317]/[.$J317]" office:value-type="float" office:value="7.61144787657571" calcext:value-type="float">
            <text:p>7.61144787657571</text:p>
          </table:table-cell>
          <table:table-cell table:formula="of:=[.$C317]/[.$J317]" office:value-type="float" office:value="2.74590208205579" calcext:value-type="float">
            <text:p>2.74590208205579</text:p>
          </table:table-cell>
          <table:table-cell table:formula="of:=[.$D317]/[.$J317]" office:value-type="float" office:value="0" calcext:value-type="float">
            <text:p>0</text:p>
          </table:table-cell>
          <table:table-cell table:formula="of:=299792.458/[.$A317]" office:value-type="float" office:value="431.356054676259" calcext:value-type="float">
            <text:p>431.356054676259</text:p>
          </table:table-cell>
          <table:table-cell table:formula="of:=299792.458/[.$E317]" office:value-type="float" office:value="431.666606191505" calcext:value-type="float">
            <text:p>431.666606191505</text:p>
          </table:table-cell>
          <table:table-cell table:formula="of:=299792.458/[.$F317]" office:value-type="float" office:value="431.045949676492" calcext:value-type="float">
            <text:p>431.045949676492</text:p>
          </table:table-cell>
          <table:table-cell table:formula="of:=[.$O317]-[.$P317]" office:value-type="float" office:value="0.620656515012968" calcext:value-type="float">
            <text:p>0.620656515012968</text:p>
          </table:table-cell>
          <table:table-cell table:formula="of:=[.$B317]/[.$Q317]" office:value-type="float" office:value="0.0254569147633452" calcext:value-type="float">
            <text:p>0.025456914763345</text:p>
          </table:table-cell>
          <table:table-cell table:formula="of:=[.$C317]/[.$Q317]" office:value-type="float" office:value="0.00918382368044732" calcext:value-type="float">
            <text:p>0.009183823680447</text:p>
          </table:table-cell>
          <table:table-cell table:formula="of:=[.$D317]/[.$Q3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" calcext:value-type="float">
            <text:p>0</text:p>
          </table:table-cell>
          <table:table-cell table:formula="of:=[.$A318]-0.5" office:value-type="float" office:value="695.5" calcext:value-type="float">
            <text:p>695.5</text:p>
          </table:table-cell>
          <table:table-cell table:formula="of:=[.$A318]+0.5" office:value-type="float" office:value="696.5" calcext:value-type="float">
            <text:p>696.5</text:p>
          </table:table-cell>
          <table:table-cell table:formula="of:=LOG([.$A318];2)-8" office:value-type="float" office:value="1.44294349584873" calcext:value-type="float">
            <text:p>1.44294349584873</text:p>
          </table:table-cell>
          <table:table-cell table:formula="of:=LOG([.$E318];2)-8" office:value-type="float" office:value="1.44190670454224" calcext:value-type="float">
            <text:p>1.44190670454224</text:p>
          </table:table-cell>
          <table:table-cell table:formula="of:=LOG([.$F318];2)-8" office:value-type="float" office:value="1.44397954260125" calcext:value-type="float">
            <text:p>1.44397954260125</text:p>
          </table:table-cell>
          <table:table-cell table:formula="of:=[.$I318]-[.$H318]" office:value-type="float" office:value="0.00207283805901426" calcext:value-type="float">
            <text:p>0.002072838059014</text:p>
          </table:table-cell>
          <table:table-cell table:formula="of:=[.$B318]/[.$J318]" office:value-type="float" office:value="7.13996924923221" calcext:value-type="float">
            <text:p>7.13996924923221</text:p>
          </table:table-cell>
          <table:table-cell table:formula="of:=[.$C318]/[.$J318]" office:value-type="float" office:value="2.55688087979262" calcext:value-type="float">
            <text:p>2.55688087979262</text:p>
          </table:table-cell>
          <table:table-cell table:formula="of:=[.$D318]/[.$J318]" office:value-type="float" office:value="0" calcext:value-type="float">
            <text:p>0</text:p>
          </table:table-cell>
          <table:table-cell table:formula="of:=299792.458/[.$A318]" office:value-type="float" office:value="430.736290229885" calcext:value-type="float">
            <text:p>430.736290229885</text:p>
          </table:table-cell>
          <table:table-cell table:formula="of:=299792.458/[.$E318]" office:value-type="float" office:value="431.045949676492" calcext:value-type="float">
            <text:p>431.045949676492</text:p>
          </table:table-cell>
          <table:table-cell table:formula="of:=299792.458/[.$F318]" office:value-type="float" office:value="430.427075376884" calcext:value-type="float">
            <text:p>430.427075376884</text:p>
          </table:table-cell>
          <table:table-cell table:formula="of:=[.$O318]-[.$P318]" office:value-type="float" office:value="0.618874299607342" calcext:value-type="float">
            <text:p>0.618874299607342</text:p>
          </table:table-cell>
          <table:table-cell table:formula="of:=[.$B318]/[.$Q318]" office:value-type="float" office:value="0.0239143877995745" calcext:value-type="float">
            <text:p>0.023914387799575</text:p>
          </table:table-cell>
          <table:table-cell table:formula="of:=[.$C318]/[.$Q318]" office:value-type="float" office:value="0.00856393617146923" calcext:value-type="float">
            <text:p>0.008563936171469</text:p>
          </table:table-cell>
          <table:table-cell table:formula="of:=[.$D318]/[.$Q3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formula="of:=[.$A319]-0.5" office:value-type="float" office:value="696.5" calcext:value-type="float">
            <text:p>696.5</text:p>
          </table:table-cell>
          <table:table-cell table:formula="of:=[.$A319]+0.5" office:value-type="float" office:value="697.5" calcext:value-type="float">
            <text:p>697.5</text:p>
          </table:table-cell>
          <table:table-cell table:formula="of:=LOG([.$A319];2)-8" office:value-type="float" office:value="1.44501484586842" calcext:value-type="float">
            <text:p>1.44501484586842</text:p>
          </table:table-cell>
          <table:table-cell table:formula="of:=LOG([.$E319];2)-8" office:value-type="float" office:value="1.44397954260125" calcext:value-type="float">
            <text:p>1.44397954260125</text:p>
          </table:table-cell>
          <table:table-cell table:formula="of:=LOG([.$F319];2)-8" office:value-type="float" office:value="1.44604940671655" calcext:value-type="float">
            <text:p>1.44604940671655</text:p>
          </table:table-cell>
          <table:table-cell table:formula="of:=[.$I319]-[.$H319]" office:value-type="float" office:value="0.00206986411529719" calcext:value-type="float">
            <text:p>0.002069864115297</text:p>
          </table:table-cell>
          <table:table-cell table:formula="of:=[.$B319]/[.$J319]" office:value-type="float" office:value="6.6671043272899" calcext:value-type="float">
            <text:p>6.6671043272899</text:p>
          </table:table-cell>
          <table:table-cell table:formula="of:=[.$C319]/[.$J319]" office:value-type="float" office:value="2.41561750988765" calcext:value-type="float">
            <text:p>2.41561750988765</text:p>
          </table:table-cell>
          <table:table-cell table:formula="of:=[.$D319]/[.$J319]" office:value-type="float" office:value="0" calcext:value-type="float">
            <text:p>0</text:p>
          </table:table-cell>
          <table:table-cell table:formula="of:=299792.458/[.$A319]" office:value-type="float" office:value="430.118304160689" calcext:value-type="float">
            <text:p>430.118304160689</text:p>
          </table:table-cell>
          <table:table-cell table:formula="of:=299792.458/[.$E319]" office:value-type="float" office:value="430.427075376884" calcext:value-type="float">
            <text:p>430.427075376884</text:p>
          </table:table-cell>
          <table:table-cell table:formula="of:=299792.458/[.$F319]" office:value-type="float" office:value="429.80997562724" calcext:value-type="float">
            <text:p>429.80997562724</text:p>
          </table:table-cell>
          <table:table-cell table:formula="of:=[.$O319]-[.$P319]" office:value-type="float" office:value="0.61709974964424" calcext:value-type="float">
            <text:p>0.61709974964424</text:p>
          </table:table-cell>
          <table:table-cell table:formula="of:=[.$B319]/[.$Q319]" office:value-type="float" office:value="0.0223626731463686" calcext:value-type="float">
            <text:p>0.022362673146369</text:p>
          </table:table-cell>
          <table:table-cell table:formula="of:=[.$C319]/[.$Q319]" office:value-type="float" office:value="0.00810241780665528" calcext:value-type="float">
            <text:p>0.008102417806655</text:p>
          </table:table-cell>
          <table:table-cell table:formula="of:=[.$D319]/[.$Q3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" calcext:value-type="float">
            <text:p>0</text:p>
          </table:table-cell>
          <table:table-cell table:formula="of:=[.$A320]-0.5" office:value-type="float" office:value="697.5" calcext:value-type="float">
            <text:p>697.5</text:p>
          </table:table-cell>
          <table:table-cell table:formula="of:=[.$A320]+0.5" office:value-type="float" office:value="698.5" calcext:value-type="float">
            <text:p>698.5</text:p>
          </table:table-cell>
          <table:table-cell table:formula="of:=LOG([.$A320];2)-8" office:value-type="float" office:value="1.44708322620965" calcext:value-type="float">
            <text:p>1.44708322620965</text:p>
          </table:table-cell>
          <table:table-cell table:formula="of:=LOG([.$E320];2)-8" office:value-type="float" office:value="1.44604940671655" calcext:value-type="float">
            <text:p>1.44604940671655</text:p>
          </table:table-cell>
          <table:table-cell table:formula="of:=LOG([.$F320];2)-8" office:value-type="float" office:value="1.44811630540946" calcext:value-type="float">
            <text:p>1.44811630540946</text:p>
          </table:table-cell>
          <table:table-cell table:formula="of:=[.$I320]-[.$H320]" office:value-type="float" office:value="0.0020668986929131" calcext:value-type="float">
            <text:p>0.002066898692913</text:p>
          </table:table-cell>
          <table:table-cell table:formula="of:=[.$B320]/[.$J320]" office:value-type="float" office:value="6.24123477567188" calcext:value-type="float">
            <text:p>6.24123477567188</text:p>
          </table:table-cell>
          <table:table-cell table:formula="of:=[.$C320]/[.$J320]" office:value-type="float" office:value="2.27393825160138" calcext:value-type="float">
            <text:p>2.27393825160138</text:p>
          </table:table-cell>
          <table:table-cell table:formula="of:=[.$D320]/[.$J320]" office:value-type="float" office:value="0" calcext:value-type="float">
            <text:p>0</text:p>
          </table:table-cell>
          <table:table-cell table:formula="of:=299792.458/[.$A320]" office:value-type="float" office:value="429.502088825215" calcext:value-type="float">
            <text:p>429.502088825215</text:p>
          </table:table-cell>
          <table:table-cell table:formula="of:=299792.458/[.$E320]" office:value-type="float" office:value="429.80997562724" calcext:value-type="float">
            <text:p>429.80997562724</text:p>
          </table:table-cell>
          <table:table-cell table:formula="of:=299792.458/[.$F320]" office:value-type="float" office:value="429.194642806013" calcext:value-type="float">
            <text:p>429.194642806013</text:p>
          </table:table-cell>
          <table:table-cell table:formula="of:=[.$O320]-[.$P320]" office:value-type="float" office:value="0.615332821227298" calcext:value-type="float">
            <text:p>0.615332821227298</text:p>
          </table:table-cell>
          <table:table-cell table:formula="of:=[.$B320]/[.$Q320]" office:value-type="float" office:value="0.0209642644679193" calcext:value-type="float">
            <text:p>0.020964264467919</text:p>
          </table:table-cell>
          <table:table-cell table:formula="of:=[.$C320]/[.$Q320]" office:value-type="float" office:value="0.00763814286815665" calcext:value-type="float">
            <text:p>0.007638142868157</text:p>
          </table:table-cell>
          <table:table-cell table:formula="of:=[.$D320]/[.$Q3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" calcext:value-type="float">
            <text:p>0</text:p>
          </table:table-cell>
          <table:table-cell table:formula="of:=[.$A321]-0.5" office:value-type="float" office:value="698.5" calcext:value-type="float">
            <text:p>698.5</text:p>
          </table:table-cell>
          <table:table-cell table:formula="of:=[.$A321]+0.5" office:value-type="float" office:value="699.5" calcext:value-type="float">
            <text:p>699.5</text:p>
          </table:table-cell>
          <table:table-cell table:formula="of:=LOG([.$A321];2)-8" office:value-type="float" office:value="1.44914864537544" calcext:value-type="float">
            <text:p>1.44914864537544</text:p>
          </table:table-cell>
          <table:table-cell table:formula="of:=LOG([.$E321];2)-8" office:value-type="float" office:value="1.44811630540946" calcext:value-type="float">
            <text:p>1.44811630540946</text:p>
          </table:table-cell>
          <table:table-cell table:formula="of:=LOG([.$F321];2)-8" office:value-type="float" office:value="1.45018024716475" calcext:value-type="float">
            <text:p>1.45018024716475</text:p>
          </table:table-cell>
          <table:table-cell table:formula="of:=[.$I321]-[.$H321]" office:value-type="float" office:value="0.00206394175529034" calcext:value-type="float">
            <text:p>0.00206394175529</text:p>
          </table:table-cell>
          <table:table-cell table:formula="of:=[.$B321]/[.$J321]" office:value-type="float" office:value="5.86256853856704" calcext:value-type="float">
            <text:p>5.86256853856704</text:p>
          </table:table-cell>
          <table:table-cell table:formula="of:=[.$C321]/[.$J321]" office:value-type="float" office:value="2.13184310493347" calcext:value-type="float">
            <text:p>2.13184310493347</text:p>
          </table:table-cell>
          <table:table-cell table:formula="of:=[.$D321]/[.$J321]" office:value-type="float" office:value="0" calcext:value-type="float">
            <text:p>0</text:p>
          </table:table-cell>
          <table:table-cell table:formula="of:=299792.458/[.$A321]" office:value-type="float" office:value="428.887636623748" calcext:value-type="float">
            <text:p>428.887636623748</text:p>
          </table:table-cell>
          <table:table-cell table:formula="of:=299792.458/[.$E321]" office:value-type="float" office:value="429.194642806013" calcext:value-type="float">
            <text:p>429.194642806013</text:p>
          </table:table-cell>
          <table:table-cell table:formula="of:=299792.458/[.$F321]" office:value-type="float" office:value="428.581069335239" calcext:value-type="float">
            <text:p>428.581069335239</text:p>
          </table:table-cell>
          <table:table-cell table:formula="of:=[.$O321]-[.$P321]" office:value-type="float" office:value="0.613573470773417" calcext:value-type="float">
            <text:p>0.613573470773417</text:p>
          </table:table-cell>
          <table:table-cell table:formula="of:=[.$B321]/[.$Q321]" office:value-type="float" office:value="0.0197205397175139" calcext:value-type="float">
            <text:p>0.019720539717514</text:p>
          </table:table-cell>
          <table:table-cell table:formula="of:=[.$C321]/[.$Q321]" office:value-type="float" office:value="0.00717110535182322" calcext:value-type="float">
            <text:p>0.007171105351823</text:p>
          </table:table-cell>
          <table:table-cell table:formula="of:=[.$D321]/[.$Q3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41" calcext:value-type="float">
            <text:p>0.0041</text:p>
          </table:table-cell>
          <table:table-cell office:value-type="float" office:value="0" calcext:value-type="float">
            <text:p>0</text:p>
          </table:table-cell>
          <table:table-cell table:formula="of:=[.$A322]-0.5" office:value-type="float" office:value="699.5" calcext:value-type="float">
            <text:p>699.5</text:p>
          </table:table-cell>
          <table:table-cell table:formula="of:=[.$A322]+0.5" office:value-type="float" office:value="700.5" calcext:value-type="float">
            <text:p>700.5</text:p>
          </table:table-cell>
          <table:table-cell table:formula="of:=LOG([.$A322];2)-8" office:value-type="float" office:value="1.45121111183233" calcext:value-type="float">
            <text:p>1.45121111183233</text:p>
          </table:table-cell>
          <table:table-cell table:formula="of:=LOG([.$E322];2)-8" office:value-type="float" office:value="1.45018024716475" calcext:value-type="float">
            <text:p>1.45018024716475</text:p>
          </table:table-cell>
          <table:table-cell table:formula="of:=LOG([.$F322];2)-8" office:value-type="float" office:value="1.45224124043082" calcext:value-type="float">
            <text:p>1.45224124043082</text:p>
          </table:table-cell>
          <table:table-cell table:formula="of:=[.$I322]-[.$H322]" office:value-type="float" office:value="0.00206099326606513" calcext:value-type="float">
            <text:p>0.002060993266065</text:p>
          </table:table-cell>
          <table:table-cell table:formula="of:=[.$B322]/[.$J322]" office:value-type="float" office:value="5.53131356016753" calcext:value-type="float">
            <text:p>5.53131356016753</text:p>
          </table:table-cell>
          <table:table-cell table:formula="of:=[.$C322]/[.$J322]" office:value-type="float" office:value="1.98933206988481" calcext:value-type="float">
            <text:p>1.98933206988481</text:p>
          </table:table-cell>
          <table:table-cell table:formula="of:=[.$D322]/[.$J322]" office:value-type="float" office:value="0" calcext:value-type="float">
            <text:p>0</text:p>
          </table:table-cell>
          <table:table-cell table:formula="of:=299792.458/[.$A322]" office:value-type="float" office:value="428.27494" calcext:value-type="float">
            <text:p>428.27494</text:p>
          </table:table-cell>
          <table:table-cell table:formula="of:=299792.458/[.$E322]" office:value-type="float" office:value="428.581069335239" calcext:value-type="float">
            <text:p>428.581069335239</text:p>
          </table:table-cell>
          <table:table-cell table:formula="of:=299792.458/[.$F322]" office:value-type="float" office:value="427.969247680228" calcext:value-type="float">
            <text:p>427.969247680228</text:p>
          </table:table-cell>
          <table:table-cell table:formula="of:=[.$O322]-[.$P322]" office:value-type="float" office:value="0.611821655011056" calcext:value-type="float">
            <text:p>0.611821655011056</text:p>
          </table:table-cell>
          <table:table-cell table:formula="of:=[.$B322]/[.$Q322]" office:value-type="float" office:value="0.0186328808511918" calcext:value-type="float">
            <text:p>0.018632880851192</text:p>
          </table:table-cell>
          <table:table-cell table:formula="of:=[.$C322]/[.$Q322]" office:value-type="float" office:value="0.00670129925349882" calcext:value-type="float">
            <text:p>0.006701299253499</text:p>
          </table:table-cell>
          <table:table-cell table:formula="of:=[.$D322]/[.$Q3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</text:p>
          </table:table-cell>
          <table:table-cell table:formula="of:=[.$A323]-0.5" office:value-type="float" office:value="700.5" calcext:value-type="float">
            <text:p>700.5</text:p>
          </table:table-cell>
          <table:table-cell table:formula="of:=[.$A323]+0.5" office:value-type="float" office:value="701.5" calcext:value-type="float">
            <text:p>701.5</text:p>
          </table:table-cell>
          <table:table-cell table:formula="of:=LOG([.$A323];2)-8" office:value-type="float" office:value="1.45327063401062" calcext:value-type="float">
            <text:p>1.45327063401062</text:p>
          </table:table-cell>
          <table:table-cell table:formula="of:=LOG([.$E323];2)-8" office:value-type="float" office:value="1.45224124043082" calcext:value-type="float">
            <text:p>1.45224124043082</text:p>
          </table:table-cell>
          <table:table-cell table:formula="of:=LOG([.$F323];2)-8" office:value-type="float" office:value="1.4542992936199" calcext:value-type="float">
            <text:p>1.4542992936199</text:p>
          </table:table-cell>
          <table:table-cell table:formula="of:=[.$I323]-[.$H323]" office:value-type="float" office:value="0.0020580531890797" calcext:value-type="float">
            <text:p>0.00205805318908</text:p>
          </table:table-cell>
          <table:table-cell table:formula="of:=[.$B323]/[.$J323]" office:value-type="float" office:value="5.15049856643404" calcext:value-type="float">
            <text:p>5.15049856643404</text:p>
          </table:table-cell>
          <table:table-cell table:formula="of:=[.$C323]/[.$J323]" office:value-type="float" office:value="1.84640514645749" calcext:value-type="float">
            <text:p>1.84640514645749</text:p>
          </table:table-cell>
          <table:table-cell table:formula="of:=[.$D323]/[.$J323]" office:value-type="float" office:value="0" calcext:value-type="float">
            <text:p>0</text:p>
          </table:table-cell>
          <table:table-cell table:formula="of:=299792.458/[.$A323]" office:value-type="float" office:value="427.663991440799" calcext:value-type="float">
            <text:p>427.663991440799</text:p>
          </table:table-cell>
          <table:table-cell table:formula="of:=299792.458/[.$E323]" office:value-type="float" office:value="427.969247680228" calcext:value-type="float">
            <text:p>427.969247680228</text:p>
          </table:table-cell>
          <table:table-cell table:formula="of:=299792.458/[.$F323]" office:value-type="float" office:value="427.359170349252" calcext:value-type="float">
            <text:p>427.359170349252</text:p>
          </table:table-cell>
          <table:table-cell table:formula="of:=[.$O323]-[.$P323]" office:value-type="float" office:value="0.610077330976765" calcext:value-type="float">
            <text:p>0.610077330976765</text:p>
          </table:table-cell>
          <table:table-cell table:formula="of:=[.$B323]/[.$Q323]" office:value-type="float" office:value="0.0173748465346661" calcext:value-type="float">
            <text:p>0.017374846534666</text:p>
          </table:table-cell>
          <table:table-cell table:formula="of:=[.$C323]/[.$Q323]" office:value-type="float" office:value="0.00622871856903125" calcext:value-type="float">
            <text:p>0.006228718569031</text:p>
          </table:table-cell>
          <table:table-cell table:formula="of:=[.$D323]/[.$Q3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table:formula="of:=[.$A324]-0.5" office:value-type="float" office:value="701.5" calcext:value-type="float">
            <text:p>701.5</text:p>
          </table:table-cell>
          <table:table-cell table:formula="of:=[.$A324]+0.5" office:value-type="float" office:value="702.5" calcext:value-type="float">
            <text:p>702.5</text:p>
          </table:table-cell>
          <table:table-cell table:formula="of:=LOG([.$A324];2)-8" office:value-type="float" office:value="1.45532722030456" calcext:value-type="float">
            <text:p>1.45532722030456</text:p>
          </table:table-cell>
          <table:table-cell table:formula="of:=LOG([.$E324];2)-8" office:value-type="float" office:value="1.4542992936199" calcext:value-type="float">
            <text:p>1.4542992936199</text:p>
          </table:table-cell>
          <table:table-cell table:formula="of:=LOG([.$F324];2)-8" office:value-type="float" office:value="1.45635441510829" calcext:value-type="float">
            <text:p>1.45635441510829</text:p>
          </table:table-cell>
          <table:table-cell table:formula="of:=[.$I324]-[.$H324]" office:value-type="float" office:value="0.00205512148838949" calcext:value-type="float">
            <text:p>0.002055121488389</text:p>
          </table:table-cell>
          <table:table-cell table:formula="of:=[.$B324]/[.$J324]" office:value-type="float" office:value="4.81723346085891" calcext:value-type="float">
            <text:p>4.81723346085891</text:p>
          </table:table-cell>
          <table:table-cell table:formula="of:=[.$C324]/[.$J324]" office:value-type="float" office:value="1.75172125849415" calcext:value-type="float">
            <text:p>1.75172125849415</text:p>
          </table:table-cell>
          <table:table-cell table:formula="of:=[.$D324]/[.$J324]" office:value-type="float" office:value="0" calcext:value-type="float">
            <text:p>0</text:p>
          </table:table-cell>
          <table:table-cell table:formula="of:=299792.458/[.$A324]" office:value-type="float" office:value="427.054783475783" calcext:value-type="float">
            <text:p>427.054783475783</text:p>
          </table:table-cell>
          <table:table-cell table:formula="of:=299792.458/[.$E324]" office:value-type="float" office:value="427.359170349252" calcext:value-type="float">
            <text:p>427.359170349252</text:p>
          </table:table-cell>
          <table:table-cell table:formula="of:=299792.458/[.$F324]" office:value-type="float" office:value="426.750829893238" calcext:value-type="float">
            <text:p>426.750829893238</text:p>
          </table:table-cell>
          <table:table-cell table:formula="of:=[.$O324]-[.$P324]" office:value-type="float" office:value="0.608340456013195" calcext:value-type="float">
            <text:p>0.608340456013195</text:p>
          </table:table-cell>
          <table:table-cell table:formula="of:=[.$B324]/[.$Q324]" office:value-type="float" office:value="0.0162737820609209" calcext:value-type="float">
            <text:p>0.016273782060921</text:p>
          </table:table-cell>
          <table:table-cell table:formula="of:=[.$C324]/[.$Q324]" office:value-type="float" office:value="0.00591773893124398" calcext:value-type="float">
            <text:p>0.005917738931244</text:p>
          </table:table-cell>
          <table:table-cell table:formula="of:=[.$D324]/[.$Q3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table:formula="of:=[.$A325]-0.5" office:value-type="float" office:value="702.5" calcext:value-type="float">
            <text:p>702.5</text:p>
          </table:table-cell>
          <table:table-cell table:formula="of:=[.$A325]+0.5" office:value-type="float" office:value="703.5" calcext:value-type="float">
            <text:p>703.5</text:p>
          </table:table-cell>
          <table:table-cell table:formula="of:=LOG([.$A325];2)-8" office:value-type="float" office:value="1.45738087907254" calcext:value-type="float">
            <text:p>1.45738087907254</text:p>
          </table:table-cell>
          <table:table-cell table:formula="of:=LOG([.$E325];2)-8" office:value-type="float" office:value="1.45635441510829" calcext:value-type="float">
            <text:p>1.45635441510829</text:p>
          </table:table-cell>
          <table:table-cell table:formula="of:=LOG([.$F325];2)-8" office:value-type="float" office:value="1.45840661323653" calcext:value-type="float">
            <text:p>1.45840661323653</text:p>
          </table:table-cell>
          <table:table-cell table:formula="of:=[.$I325]-[.$H325]" office:value-type="float" office:value="0.00205219812824531" calcext:value-type="float">
            <text:p>0.002052198128245</text:p>
          </table:table-cell>
          <table:table-cell table:formula="of:=[.$B325]/[.$J325]" office:value-type="float" office:value="4.53172618764241" calcext:value-type="float">
            <text:p>4.53172618764241</text:p>
          </table:table-cell>
          <table:table-cell table:formula="of:=[.$C325]/[.$J325]" office:value-type="float" office:value="1.6567601116112" calcext:value-type="float">
            <text:p>1.6567601116112</text:p>
          </table:table-cell>
          <table:table-cell table:formula="of:=[.$D325]/[.$J325]" office:value-type="float" office:value="0" calcext:value-type="float">
            <text:p>0</text:p>
          </table:table-cell>
          <table:table-cell table:formula="of:=299792.458/[.$A325]" office:value-type="float" office:value="426.447308677098" calcext:value-type="float">
            <text:p>426.447308677098</text:p>
          </table:table-cell>
          <table:table-cell table:formula="of:=299792.458/[.$E325]" office:value-type="float" office:value="426.750829893238" calcext:value-type="float">
            <text:p>426.750829893238</text:p>
          </table:table-cell>
          <table:table-cell table:formula="of:=299792.458/[.$F325]" office:value-type="float" office:value="426.144218905473" calcext:value-type="float">
            <text:p>426.144218905473</text:p>
          </table:table-cell>
          <table:table-cell table:formula="of:=[.$O325]-[.$P325]" office:value-type="float" office:value="0.606610987765805" calcext:value-type="float">
            <text:p>0.606610987765805</text:p>
          </table:table-cell>
          <table:table-cell table:formula="of:=[.$B325]/[.$Q325]" office:value-type="float" office:value="0.0153310773915465" calcext:value-type="float">
            <text:p>0.015331077391547</text:p>
          </table:table-cell>
          <table:table-cell table:formula="of:=[.$C325]/[.$Q325]" office:value-type="float" office:value="0.00560491001411376" calcext:value-type="float">
            <text:p>0.005604910014114</text:p>
          </table:table-cell>
          <table:table-cell table:formula="of:=[.$D325]/[.$Q3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" calcext:value-type="float">
            <text:p>0</text:p>
          </table:table-cell>
          <table:table-cell table:formula="of:=[.$A326]-0.5" office:value-type="float" office:value="703.5" calcext:value-type="float">
            <text:p>703.5</text:p>
          </table:table-cell>
          <table:table-cell table:formula="of:=[.$A326]+0.5" office:value-type="float" office:value="704.5" calcext:value-type="float">
            <text:p>704.5</text:p>
          </table:table-cell>
          <table:table-cell table:formula="of:=LOG([.$A326];2)-8" office:value-type="float" office:value="1.4594316186373" calcext:value-type="float">
            <text:p>1.4594316186373</text:p>
          </table:table-cell>
          <table:table-cell table:formula="of:=LOG([.$E326];2)-8" office:value-type="float" office:value="1.45840661323653" calcext:value-type="float">
            <text:p>1.45840661323653</text:p>
          </table:table-cell>
          <table:table-cell table:formula="of:=LOG([.$F326];2)-8" office:value-type="float" office:value="1.46045589630964" calcext:value-type="float">
            <text:p>1.46045589630964</text:p>
          </table:table-cell>
          <table:table-cell table:formula="of:=[.$I326]-[.$H326]" office:value-type="float" office:value="0.00204928307310404" calcext:value-type="float">
            <text:p>0.002049283073104</text:p>
          </table:table-cell>
          <table:table-cell table:formula="of:=[.$B326]/[.$J326]" office:value-type="float" office:value="4.24538713766965" calcext:value-type="float">
            <text:p>4.24538713766965</text:p>
          </table:table-cell>
          <table:table-cell table:formula="of:=[.$C326]/[.$J326]" office:value-type="float" office:value="1.51272415250298" calcext:value-type="float">
            <text:p>1.51272415250298</text:p>
          </table:table-cell>
          <table:table-cell table:formula="of:=[.$D326]/[.$J326]" office:value-type="float" office:value="0" calcext:value-type="float">
            <text:p>0</text:p>
          </table:table-cell>
          <table:table-cell table:formula="of:=299792.458/[.$A326]" office:value-type="float" office:value="425.841559659091" calcext:value-type="float">
            <text:p>425.841559659091</text:p>
          </table:table-cell>
          <table:table-cell table:formula="of:=299792.458/[.$E326]" office:value-type="float" office:value="426.144218905473" calcext:value-type="float">
            <text:p>426.144218905473</text:p>
          </table:table-cell>
          <table:table-cell table:formula="of:=299792.458/[.$F326]" office:value-type="float" office:value="425.539330021292" calcext:value-type="float">
            <text:p>425.539330021292</text:p>
          </table:table-cell>
          <table:table-cell table:formula="of:=[.$O326]-[.$P326]" office:value-type="float" office:value="0.604888884180923" calcext:value-type="float">
            <text:p>0.604888884180923</text:p>
          </table:table-cell>
          <table:table-cell table:formula="of:=[.$B326]/[.$Q326]" office:value-type="float" office:value="0.0143828068716796" calcext:value-type="float">
            <text:p>0.01438280687168</text:p>
          </table:table-cell>
          <table:table-cell table:formula="of:=[.$C326]/[.$Q326]" office:value-type="float" office:value="0.00512490819565596" calcext:value-type="float">
            <text:p>0.005124908195656</text:p>
          </table:table-cell>
          <table:table-cell table:formula="of:=[.$D326]/[.$Q3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table:formula="of:=[.$A327]-0.5" office:value-type="float" office:value="704.5" calcext:value-type="float">
            <text:p>704.5</text:p>
          </table:table-cell>
          <table:table-cell table:formula="of:=[.$A327]+0.5" office:value-type="float" office:value="705.5" calcext:value-type="float">
            <text:p>705.5</text:p>
          </table:table-cell>
          <table:table-cell table:formula="of:=LOG([.$A327];2)-8" office:value-type="float" office:value="1.46147944728616" calcext:value-type="float">
            <text:p>1.46147944728616</text:p>
          </table:table-cell>
          <table:table-cell table:formula="of:=LOG([.$E327];2)-8" office:value-type="float" office:value="1.46045589630964" calcext:value-type="float">
            <text:p>1.46045589630964</text:p>
          </table:table-cell>
          <table:table-cell table:formula="of:=LOG([.$F327];2)-8" office:value-type="float" office:value="1.46250227259726" calcext:value-type="float">
            <text:p>1.46250227259726</text:p>
          </table:table-cell>
          <table:table-cell table:formula="of:=[.$I327]-[.$H327]" office:value-type="float" office:value="0.00204637628762683" calcext:value-type="float">
            <text:p>0.002046376287627</text:p>
          </table:table-cell>
          <table:table-cell table:formula="of:=[.$B327]/[.$J327]" office:value-type="float" office:value="3.95821631093738" calcext:value-type="float">
            <text:p>3.95821631093738</text:p>
          </table:table-cell>
          <table:table-cell table:formula="of:=[.$C327]/[.$J327]" office:value-type="float" office:value="1.41713917305166" calcext:value-type="float">
            <text:p>1.41713917305166</text:p>
          </table:table-cell>
          <table:table-cell table:formula="of:=[.$D327]/[.$J327]" office:value-type="float" office:value="0" calcext:value-type="float">
            <text:p>0</text:p>
          </table:table-cell>
          <table:table-cell table:formula="of:=299792.458/[.$A327]" office:value-type="float" office:value="425.237529078014" calcext:value-type="float">
            <text:p>425.237529078014</text:p>
          </table:table-cell>
          <table:table-cell table:formula="of:=299792.458/[.$E327]" office:value-type="float" office:value="425.539330021292" calcext:value-type="float">
            <text:p>425.539330021292</text:p>
          </table:table-cell>
          <table:table-cell table:formula="of:=299792.458/[.$F327]" office:value-type="float" office:value="424.936155917789" calcext:value-type="float">
            <text:p>424.936155917789</text:p>
          </table:table-cell>
          <table:table-cell table:formula="of:=[.$O327]-[.$P327]" office:value-type="float" office:value="0.603174103502909" calcext:value-type="float">
            <text:p>0.603174103502909</text:p>
          </table:table-cell>
          <table:table-cell table:formula="of:=[.$B327]/[.$Q327]" office:value-type="float" office:value="0.0134289584930115" calcext:value-type="float">
            <text:p>0.013428958493012</text:p>
          </table:table-cell>
          <table:table-cell table:formula="of:=[.$C327]/[.$Q327]" office:value-type="float" office:value="0.00480789871972018" calcext:value-type="float">
            <text:p>0.00480789871972</text:p>
          </table:table-cell>
          <table:table-cell table:formula="of:=[.$D327]/[.$Q3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table:formula="of:=[.$A328]-0.5" office:value-type="float" office:value="705.5" calcext:value-type="float">
            <text:p>705.5</text:p>
          </table:table-cell>
          <table:table-cell table:formula="of:=[.$A328]+0.5" office:value-type="float" office:value="706.5" calcext:value-type="float">
            <text:p>706.5</text:p>
          </table:table-cell>
          <table:table-cell table:formula="of:=LOG([.$A328];2)-8" office:value-type="float" office:value="1.46352437327118" calcext:value-type="float">
            <text:p>1.46352437327118</text:p>
          </table:table-cell>
          <table:table-cell table:formula="of:=LOG([.$E328];2)-8" office:value-type="float" office:value="1.46250227259726" calcext:value-type="float">
            <text:p>1.46250227259726</text:p>
          </table:table-cell>
          <table:table-cell table:formula="of:=LOG([.$F328];2)-8" office:value-type="float" office:value="1.46454575033394" calcext:value-type="float">
            <text:p>1.46454575033394</text:p>
          </table:table-cell>
          <table:table-cell table:formula="of:=[.$I328]-[.$H328]" office:value-type="float" office:value="0.00204347773667557" calcext:value-type="float">
            <text:p>0.002043477736676</text:p>
          </table:table-cell>
          <table:table-cell table:formula="of:=[.$B328]/[.$J328]" office:value-type="float" office:value="3.71914989020828" calcext:value-type="float">
            <text:p>3.71914989020828</text:p>
          </table:table-cell>
          <table:table-cell table:formula="of:=[.$C328]/[.$J328]" office:value-type="float" office:value="1.32127693467926" calcext:value-type="float">
            <text:p>1.32127693467926</text:p>
          </table:table-cell>
          <table:table-cell table:formula="of:=[.$D328]/[.$J328]" office:value-type="float" office:value="0" calcext:value-type="float">
            <text:p>0</text:p>
          </table:table-cell>
          <table:table-cell table:formula="of:=299792.458/[.$A328]" office:value-type="float" office:value="424.635209631728" calcext:value-type="float">
            <text:p>424.635209631728</text:p>
          </table:table-cell>
          <table:table-cell table:formula="of:=299792.458/[.$E328]" office:value-type="float" office:value="424.936155917789" calcext:value-type="float">
            <text:p>424.936155917789</text:p>
          </table:table-cell>
          <table:table-cell table:formula="of:=299792.458/[.$F328]" office:value-type="float" office:value="424.334689313517" calcext:value-type="float">
            <text:p>424.334689313517</text:p>
          </table:table-cell>
          <table:table-cell table:formula="of:=[.$O328]-[.$P328]" office:value-type="float" office:value="0.601466604271423" calcext:value-type="float">
            <text:p>0.601466604271423</text:p>
          </table:table-cell>
          <table:table-cell table:formula="of:=[.$B328]/[.$Q328]" office:value-type="float" office:value="0.0126357805172012" calcext:value-type="float">
            <text:p>0.012635780517201</text:p>
          </table:table-cell>
          <table:table-cell table:formula="of:=[.$C328]/[.$Q328]" office:value-type="float" office:value="0.00448902728900569" calcext:value-type="float">
            <text:p>0.004489027289006</text:p>
          </table:table-cell>
          <table:table-cell table:formula="of:=[.$D328]/[.$Q3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table:formula="of:=[.$A329]-0.5" office:value-type="float" office:value="706.5" calcext:value-type="float">
            <text:p>706.5</text:p>
          </table:table-cell>
          <table:table-cell table:formula="of:=[.$A329]+0.5" office:value-type="float" office:value="707.5" calcext:value-type="float">
            <text:p>707.5</text:p>
          </table:table-cell>
          <table:table-cell table:formula="of:=LOG([.$A329];2)-8" office:value-type="float" office:value="1.4655664048094" calcext:value-type="float">
            <text:p>1.4655664048094</text:p>
          </table:table-cell>
          <table:table-cell table:formula="of:=LOG([.$E329];2)-8" office:value-type="float" office:value="1.46454575033394" calcext:value-type="float">
            <text:p>1.46454575033394</text:p>
          </table:table-cell>
          <table:table-cell table:formula="of:=LOG([.$F329];2)-8" office:value-type="float" office:value="1.46658633771925" calcext:value-type="float">
            <text:p>1.46658633771925</text:p>
          </table:table-cell>
          <table:table-cell table:formula="of:=[.$I329]-[.$H329]" office:value-type="float" office:value="0.00204058738530577" calcext:value-type="float">
            <text:p>0.002040587385306</text:p>
          </table:table-cell>
          <table:table-cell table:formula="of:=[.$B329]/[.$J329]" office:value-type="float" office:value="3.47939032218221" calcext:value-type="float">
            <text:p>3.47939032218221</text:p>
          </table:table-cell>
          <table:table-cell table:formula="of:=[.$C329]/[.$J329]" office:value-type="float" office:value="1.27414293488363" calcext:value-type="float">
            <text:p>1.27414293488363</text:p>
          </table:table-cell>
          <table:table-cell table:formula="of:=[.$D329]/[.$J329]" office:value-type="float" office:value="0" calcext:value-type="float">
            <text:p>0</text:p>
          </table:table-cell>
          <table:table-cell table:formula="of:=299792.458/[.$A329]" office:value-type="float" office:value="424.034594059406" calcext:value-type="float">
            <text:p>424.034594059406</text:p>
          </table:table-cell>
          <table:table-cell table:formula="of:=299792.458/[.$E329]" office:value-type="float" office:value="424.334689313517" calcext:value-type="float">
            <text:p>424.334689313517</text:p>
          </table:table-cell>
          <table:table-cell table:formula="of:=299792.458/[.$F329]" office:value-type="float" office:value="423.734922968198" calcext:value-type="float">
            <text:p>423.734922968198</text:p>
          </table:table-cell>
          <table:table-cell table:formula="of:=[.$O329]-[.$P329]" office:value-type="float" office:value="0.599766345319495" calcext:value-type="float">
            <text:p>0.599766345319495</text:p>
          </table:table-cell>
          <table:table-cell table:formula="of:=[.$B329]/[.$Q329]" office:value-type="float" office:value="0.0118379433181064" calcext:value-type="float">
            <text:p>0.011837943318106</text:p>
          </table:table-cell>
          <table:table-cell table:formula="of:=[.$C329]/[.$Q329]" office:value-type="float" office:value="0.00433502149677136" calcext:value-type="float">
            <text:p>0.004335021496771</text:p>
          </table:table-cell>
          <table:table-cell table:formula="of:=[.$D329]/[.$Q3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table:formula="of:=[.$A330]-0.5" office:value-type="float" office:value="707.5" calcext:value-type="float">
            <text:p>707.5</text:p>
          </table:table-cell>
          <table:table-cell table:formula="of:=[.$A330]+0.5" office:value-type="float" office:value="708.5" calcext:value-type="float">
            <text:p>708.5</text:p>
          </table:table-cell>
          <table:table-cell table:formula="of:=LOG([.$A330];2)-8" office:value-type="float" office:value="1.467605550083" calcext:value-type="float">
            <text:p>1.467605550083</text:p>
          </table:table-cell>
          <table:table-cell table:formula="of:=LOG([.$E330];2)-8" office:value-type="float" office:value="1.46658633771925" calcext:value-type="float">
            <text:p>1.46658633771925</text:p>
          </table:table-cell>
          <table:table-cell table:formula="of:=LOG([.$F330];2)-8" office:value-type="float" office:value="1.46862404291802" calcext:value-type="float">
            <text:p>1.46862404291802</text:p>
          </table:table-cell>
          <table:table-cell table:formula="of:=[.$I330]-[.$H330]" office:value-type="float" office:value="0.00203770519877366" calcext:value-type="float">
            <text:p>0.002037705198774</text:p>
          </table:table-cell>
          <table:table-cell table:formula="of:=[.$B330]/[.$J330]" office:value-type="float" office:value="3.23893760685894" calcext:value-type="float">
            <text:p>3.23893760685894</text:p>
          </table:table-cell>
          <table:table-cell table:formula="of:=[.$C330]/[.$J330]" office:value-type="float" office:value="1.17779549340325" calcext:value-type="float">
            <text:p>1.17779549340325</text:p>
          </table:table-cell>
          <table:table-cell table:formula="of:=[.$D330]/[.$J330]" office:value-type="float" office:value="0" calcext:value-type="float">
            <text:p>0</text:p>
          </table:table-cell>
          <table:table-cell table:formula="of:=299792.458/[.$A330]" office:value-type="float" office:value="423.435675141243" calcext:value-type="float">
            <text:p>423.435675141243</text:p>
          </table:table-cell>
          <table:table-cell table:formula="of:=299792.458/[.$E330]" office:value-type="float" office:value="423.734922968198" calcext:value-type="float">
            <text:p>423.734922968198</text:p>
          </table:table-cell>
          <table:table-cell table:formula="of:=299792.458/[.$F330]" office:value-type="float" office:value="423.136849682428" calcext:value-type="float">
            <text:p>423.136849682428</text:p>
          </table:table-cell>
          <table:table-cell table:formula="of:=[.$O330]-[.$P330]" office:value-type="float" office:value="0.598073285770226" calcext:value-type="float">
            <text:p>0.598073285770226</text:p>
          </table:table-cell>
          <table:table-cell table:formula="of:=[.$B330]/[.$Q330]" office:value-type="float" office:value="0.0110354368888091" calcext:value-type="float">
            <text:p>0.011035436888809</text:p>
          </table:table-cell>
          <table:table-cell table:formula="of:=[.$C330]/[.$Q330]" office:value-type="float" office:value="0.00401288614138511" calcext:value-type="float">
            <text:p>0.004012886141385</text:p>
          </table:table-cell>
          <table:table-cell table:formula="of:=[.$D330]/[.$Q3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" calcext:value-type="float">
            <text:p>0</text:p>
          </table:table-cell>
          <table:table-cell table:formula="of:=[.$A331]-0.5" office:value-type="float" office:value="708.5" calcext:value-type="float">
            <text:p>708.5</text:p>
          </table:table-cell>
          <table:table-cell table:formula="of:=[.$A331]+0.5" office:value-type="float" office:value="709.5" calcext:value-type="float">
            <text:p>709.5</text:p>
          </table:table-cell>
          <table:table-cell table:formula="of:=LOG([.$A331];2)-8" office:value-type="float" office:value="1.46964181723952" calcext:value-type="float">
            <text:p>1.46964181723952</text:p>
          </table:table-cell>
          <table:table-cell table:formula="of:=LOG([.$E331];2)-8" office:value-type="float" office:value="1.46862404291802" calcext:value-type="float">
            <text:p>1.46862404291802</text:p>
          </table:table-cell>
          <table:table-cell table:formula="of:=LOG([.$F331];2)-8" office:value-type="float" office:value="1.47065887406055" calcext:value-type="float">
            <text:p>1.47065887406055</text:p>
          </table:table-cell>
          <table:table-cell table:formula="of:=[.$I331]-[.$H331]" office:value-type="float" office:value="0.00203483114253267" calcext:value-type="float">
            <text:p>0.002034831142533</text:p>
          </table:table-cell>
          <table:table-cell table:formula="of:=[.$B331]/[.$J331]" office:value-type="float" office:value="3.04693587119132" calcext:value-type="float">
            <text:p>3.04693587119132</text:p>
          </table:table-cell>
          <table:table-cell table:formula="of:=[.$C331]/[.$J331]" office:value-type="float" office:value="1.08117079300337" calcext:value-type="float">
            <text:p>1.08117079300337</text:p>
          </table:table-cell>
          <table:table-cell table:formula="of:=[.$D331]/[.$J331]" office:value-type="float" office:value="0" calcext:value-type="float">
            <text:p>0</text:p>
          </table:table-cell>
          <table:table-cell table:formula="of:=299792.458/[.$A331]" office:value-type="float" office:value="422.838445698166" calcext:value-type="float">
            <text:p>422.838445698166</text:p>
          </table:table-cell>
          <table:table-cell table:formula="of:=299792.458/[.$E331]" office:value-type="float" office:value="423.136849682428" calcext:value-type="float">
            <text:p>423.136849682428</text:p>
          </table:table-cell>
          <table:table-cell table:formula="of:=299792.458/[.$F331]" office:value-type="float" office:value="422.540462297393" calcext:value-type="float">
            <text:p>422.540462297393</text:p>
          </table:table-cell>
          <table:table-cell table:formula="of:=[.$O331]-[.$P331]" office:value-type="float" office:value="0.596387385035143" calcext:value-type="float">
            <text:p>0.596387385035143</text:p>
          </table:table-cell>
          <table:table-cell table:formula="of:=[.$B331]/[.$Q331]" office:value-type="float" office:value="0.0103959274719311" calcext:value-type="float">
            <text:p>0.010395927471931</text:p>
          </table:table-cell>
          <table:table-cell table:formula="of:=[.$C331]/[.$Q331]" office:value-type="float" office:value="0.00368887749004007" calcext:value-type="float">
            <text:p>0.00368887749004</text:p>
          </table:table-cell>
          <table:table-cell table:formula="of:=[.$D331]/[.$Q3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" calcext:value-type="float">
            <text:p>0</text:p>
          </table:table-cell>
          <table:table-cell table:formula="of:=[.$A332]-0.5" office:value-type="float" office:value="709.5" calcext:value-type="float">
            <text:p>709.5</text:p>
          </table:table-cell>
          <table:table-cell table:formula="of:=[.$A332]+0.5" office:value-type="float" office:value="710.5" calcext:value-type="float">
            <text:p>710.5</text:p>
          </table:table-cell>
          <table:table-cell table:formula="of:=LOG([.$A332];2)-8" office:value-type="float" office:value="1.47167521439205" calcext:value-type="float">
            <text:p>1.47167521439205</text:p>
          </table:table-cell>
          <table:table-cell table:formula="of:=LOG([.$E332];2)-8" office:value-type="float" office:value="1.47065887406055" calcext:value-type="float">
            <text:p>1.47065887406055</text:p>
          </table:table-cell>
          <table:table-cell table:formula="of:=LOG([.$F332];2)-8" office:value-type="float" office:value="1.47269083924278" calcext:value-type="float">
            <text:p>1.47269083924278</text:p>
          </table:table-cell>
          <table:table-cell table:formula="of:=[.$I332]-[.$H332]" office:value-type="float" office:value="0.00203196518222803" calcext:value-type="float">
            <text:p>0.002031965182228</text:p>
          </table:table-cell>
          <table:table-cell table:formula="of:=[.$B332]/[.$J332]" office:value-type="float" office:value="2.85437961768633" calcext:value-type="float">
            <text:p>2.85437961768633</text:p>
          </table:table-cell>
          <table:table-cell table:formula="of:=[.$C332]/[.$J332]" office:value-type="float" office:value="1.03348227536919" calcext:value-type="float">
            <text:p>1.03348227536919</text:p>
          </table:table-cell>
          <table:table-cell table:formula="of:=[.$D332]/[.$J332]" office:value-type="float" office:value="0" calcext:value-type="float">
            <text:p>0</text:p>
          </table:table-cell>
          <table:table-cell table:formula="of:=299792.458/[.$A332]" office:value-type="float" office:value="422.242898591549" calcext:value-type="float">
            <text:p>422.242898591549</text:p>
          </table:table-cell>
          <table:table-cell table:formula="of:=299792.458/[.$E332]" office:value-type="float" office:value="422.540462297393" calcext:value-type="float">
            <text:p>422.540462297393</text:p>
          </table:table-cell>
          <table:table-cell table:formula="of:=299792.458/[.$F332]" office:value-type="float" office:value="421.945753694581" calcext:value-type="float">
            <text:p>421.945753694581</text:p>
          </table:table-cell>
          <table:table-cell table:formula="of:=[.$O332]-[.$P332]" office:value-type="float" office:value="0.594708602811238" calcext:value-type="float">
            <text:p>0.594708602811238</text:p>
          </table:table-cell>
          <table:table-cell table:formula="of:=[.$B332]/[.$Q332]" office:value-type="float" office:value="0.00975267546590533" calcext:value-type="float">
            <text:p>0.009752675465905</text:p>
          </table:table-cell>
          <table:table-cell table:formula="of:=[.$C332]/[.$Q332]" office:value-type="float" office:value="0.00353114111696572" calcext:value-type="float">
            <text:p>0.003531141116966</text:p>
          </table:table-cell>
          <table:table-cell table:formula="of:=[.$D332]/[.$Q3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formula="of:=[.$A333]-0.5" office:value-type="float" office:value="710.5" calcext:value-type="float">
            <text:p>710.5</text:p>
          </table:table-cell>
          <table:table-cell table:formula="of:=[.$A333]+0.5" office:value-type="float" office:value="711.5" calcext:value-type="float">
            <text:p>711.5</text:p>
          </table:table-cell>
          <table:table-cell table:formula="of:=LOG([.$A333];2)-8" office:value-type="float" office:value="1.47370574961941" calcext:value-type="float">
            <text:p>1.47370574961941</text:p>
          </table:table-cell>
          <table:table-cell table:formula="of:=LOG([.$E333];2)-8" office:value-type="float" office:value="1.47269083924278" calcext:value-type="float">
            <text:p>1.47269083924278</text:p>
          </table:table-cell>
          <table:table-cell table:formula="of:=LOG([.$F333];2)-8" office:value-type="float" office:value="1.47471994652648" calcext:value-type="float">
            <text:p>1.47471994652648</text:p>
          </table:table-cell>
          <table:table-cell table:formula="of:=[.$I333]-[.$H333]" office:value-type="float" office:value="0.0020291072837022" calcext:value-type="float">
            <text:p>0.002029107283702</text:p>
          </table:table-cell>
          <table:table-cell table:formula="of:=[.$B333]/[.$J333]" office:value-type="float" office:value="2.66126884634086" calcext:value-type="float">
            <text:p>2.66126884634086</text:p>
          </table:table-cell>
          <table:table-cell table:formula="of:=[.$C333]/[.$J333]" office:value-type="float" office:value="0.985655128274393" calcext:value-type="float">
            <text:p>0.985655128274393</text:p>
          </table:table-cell>
          <table:table-cell table:formula="of:=[.$D333]/[.$J333]" office:value-type="float" office:value="0" calcext:value-type="float">
            <text:p>0</text:p>
          </table:table-cell>
          <table:table-cell table:formula="of:=299792.458/[.$A333]" office:value-type="float" office:value="421.649026722925" calcext:value-type="float">
            <text:p>421.649026722925</text:p>
          </table:table-cell>
          <table:table-cell table:formula="of:=299792.458/[.$E333]" office:value-type="float" office:value="421.945753694581" calcext:value-type="float">
            <text:p>421.945753694581</text:p>
          </table:table-cell>
          <table:table-cell table:formula="of:=299792.458/[.$F333]" office:value-type="float" office:value="421.352716795502" calcext:value-type="float">
            <text:p>421.352716795502</text:p>
          </table:table-cell>
          <table:table-cell table:formula="of:=[.$O333]-[.$P333]" office:value-type="float" office:value="0.593036899078811" calcext:value-type="float">
            <text:p>0.593036899078811</text:p>
          </table:table-cell>
          <table:table-cell table:formula="of:=[.$B333]/[.$Q333]" office:value-type="float" office:value="0.00910567286519278" calcext:value-type="float">
            <text:p>0.009105672865193</text:p>
          </table:table-cell>
          <table:table-cell table:formula="of:=[.$C333]/[.$Q333]" office:value-type="float" office:value="0.00337247143155288" calcext:value-type="float">
            <text:p>0.003372471431553</text:p>
          </table:table-cell>
          <table:table-cell table:formula="of:=[.$D333]/[.$Q3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table:formula="of:=[.$A334]-0.5" office:value-type="float" office:value="711.5" calcext:value-type="float">
            <text:p>711.5</text:p>
          </table:table-cell>
          <table:table-cell table:formula="of:=[.$A334]+0.5" office:value-type="float" office:value="712.5" calcext:value-type="float">
            <text:p>712.5</text:p>
          </table:table-cell>
          <table:table-cell table:formula="of:=LOG([.$A334];2)-8" office:value-type="float" office:value="1.4757334309664" calcext:value-type="float">
            <text:p>1.4757334309664</text:p>
          </table:table-cell>
          <table:table-cell table:formula="of:=LOG([.$E334];2)-8" office:value-type="float" office:value="1.47471994652648" calcext:value-type="float">
            <text:p>1.47471994652648</text:p>
          </table:table-cell>
          <table:table-cell table:formula="of:=LOG([.$F334];2)-8" office:value-type="float" office:value="1.47674620393947" calcext:value-type="float">
            <text:p>1.47674620393947</text:p>
          </table:table-cell>
          <table:table-cell table:formula="of:=[.$I334]-[.$H334]" office:value-type="float" office:value="0.00202625741298412" calcext:value-type="float">
            <text:p>0.002026257412984</text:p>
          </table:table-cell>
          <table:table-cell table:formula="of:=[.$B334]/[.$J334]" office:value-type="float" office:value="2.51695562830248" calcext:value-type="float">
            <text:p>2.51695562830248</text:p>
          </table:table-cell>
          <table:table-cell table:formula="of:=[.$C334]/[.$J334]" office:value-type="float" office:value="0.888337280577344" calcext:value-type="float">
            <text:p>0.888337280577344</text:p>
          </table:table-cell>
          <table:table-cell table:formula="of:=[.$D334]/[.$J334]" office:value-type="float" office:value="0" calcext:value-type="float">
            <text:p>0</text:p>
          </table:table-cell>
          <table:table-cell table:formula="of:=299792.458/[.$A334]" office:value-type="float" office:value="421.056823033708" calcext:value-type="float">
            <text:p>421.056823033708</text:p>
          </table:table-cell>
          <table:table-cell table:formula="of:=299792.458/[.$E334]" office:value-type="float" office:value="421.352716795502" calcext:value-type="float">
            <text:p>421.352716795502</text:p>
          </table:table-cell>
          <table:table-cell table:formula="of:=299792.458/[.$F334]" office:value-type="float" office:value="420.761344561404" calcext:value-type="float">
            <text:p>420.761344561404</text:p>
          </table:table-cell>
          <table:table-cell table:formula="of:=[.$O334]-[.$P334]" office:value-type="float" office:value="0.591372234098969" calcext:value-type="float">
            <text:p>0.591372234098969</text:p>
          </table:table-cell>
          <table:table-cell table:formula="of:=[.$B334]/[.$Q334]" office:value-type="float" office:value="0.00862400989754025" calcext:value-type="float">
            <text:p>0.00862400989754</text:p>
          </table:table-cell>
          <table:table-cell table:formula="of:=[.$C334]/[.$Q334]" office:value-type="float" office:value="0.00304376819913185" calcext:value-type="float">
            <text:p>0.003043768199132</text:p>
          </table:table-cell>
          <table:table-cell table:formula="of:=[.$D334]/[.$Q3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table:formula="of:=[.$A335]-0.5" office:value-type="float" office:value="712.5" calcext:value-type="float">
            <text:p>712.5</text:p>
          </table:table-cell>
          <table:table-cell table:formula="of:=[.$A335]+0.5" office:value-type="float" office:value="713.5" calcext:value-type="float">
            <text:p>713.5</text:p>
          </table:table-cell>
          <table:table-cell table:formula="of:=LOG([.$A335];2)-8" office:value-type="float" office:value="1.47775826644389" calcext:value-type="float">
            <text:p>1.47775826644389</text:p>
          </table:table-cell>
          <table:table-cell table:formula="of:=LOG([.$E335];2)-8" office:value-type="float" office:value="1.47674620393947" calcext:value-type="float">
            <text:p>1.47674620393947</text:p>
          </table:table-cell>
          <table:table-cell table:formula="of:=LOG([.$F335];2)-8" office:value-type="float" office:value="1.47876961947576" calcext:value-type="float">
            <text:p>1.47876961947576</text:p>
          </table:table-cell>
          <table:table-cell table:formula="of:=[.$I335]-[.$H335]" office:value-type="float" office:value="0.00202341553629637" calcext:value-type="float">
            <text:p>0.002023415536296</text:p>
          </table:table-cell>
          <table:table-cell table:formula="of:=[.$B335]/[.$J335]" office:value-type="float" office:value="2.32280513601413" calcext:value-type="float">
            <text:p>2.32280513601413</text:p>
          </table:table-cell>
          <table:table-cell table:formula="of:=[.$C335]/[.$J335]" office:value-type="float" office:value="0.8401635598349" calcext:value-type="float">
            <text:p>0.8401635598349</text:p>
          </table:table-cell>
          <table:table-cell table:formula="of:=[.$D335]/[.$J335]" office:value-type="float" office:value="0" calcext:value-type="float">
            <text:p>0</text:p>
          </table:table-cell>
          <table:table-cell table:formula="of:=299792.458/[.$A335]" office:value-type="float" office:value="420.466280504909" calcext:value-type="float">
            <text:p>420.466280504909</text:p>
          </table:table-cell>
          <table:table-cell table:formula="of:=299792.458/[.$E335]" office:value-type="float" office:value="420.761344561404" calcext:value-type="float">
            <text:p>420.761344561404</text:p>
          </table:table-cell>
          <table:table-cell table:formula="of:=299792.458/[.$F335]" office:value-type="float" office:value="420.171629992992" calcext:value-type="float">
            <text:p>420.171629992992</text:p>
          </table:table-cell>
          <table:table-cell table:formula="of:=[.$O335]-[.$P335]" office:value-type="float" office:value="0.589714568411182" calcext:value-type="float">
            <text:p>0.589714568411182</text:p>
          </table:table-cell>
          <table:table-cell table:formula="of:=[.$B335]/[.$Q335]" office:value-type="float" office:value="0.00796995741967646" calcext:value-type="float">
            <text:p>0.007969957419676</text:p>
          </table:table-cell>
          <table:table-cell table:formula="of:=[.$C335]/[.$Q335]" office:value-type="float" office:value="0.00288275055605319" calcext:value-type="float">
            <text:p>0.002882750556053</text:p>
          </table:table-cell>
          <table:table-cell table:formula="of:=[.$D335]/[.$Q3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[.$A336]-0.5" office:value-type="float" office:value="713.5" calcext:value-type="float">
            <text:p>713.5</text:p>
          </table:table-cell>
          <table:table-cell table:formula="of:=[.$A336]+0.5" office:value-type="float" office:value="714.5" calcext:value-type="float">
            <text:p>714.5</text:p>
          </table:table-cell>
          <table:table-cell table:formula="of:=LOG([.$A336];2)-8" office:value-type="float" office:value="1.4797802640291" calcext:value-type="float">
            <text:p>1.4797802640291</text:p>
          </table:table-cell>
          <table:table-cell table:formula="of:=LOG([.$E336];2)-8" office:value-type="float" office:value="1.47876961947576" calcext:value-type="float">
            <text:p>1.47876961947576</text:p>
          </table:table-cell>
          <table:table-cell table:formula="of:=LOG([.$F336];2)-8" office:value-type="float" office:value="1.48079020109582" calcext:value-type="float">
            <text:p>1.48079020109582</text:p>
          </table:table-cell>
          <table:table-cell table:formula="of:=[.$I336]-[.$H336]" office:value-type="float" office:value="0.00202058162005336" calcext:value-type="float">
            <text:p>0.002020581620053</text:p>
          </table:table-cell>
          <table:table-cell table:formula="of:=[.$B336]/[.$J336]" office:value-type="float" office:value="2.17759082648876" calcext:value-type="float">
            <text:p>2.17759082648876</text:p>
          </table:table-cell>
          <table:table-cell table:formula="of:=[.$C336]/[.$J336]" office:value-type="float" office:value="0.791851209632276" calcext:value-type="float">
            <text:p>0.791851209632276</text:p>
          </table:table-cell>
          <table:table-cell table:formula="of:=[.$D336]/[.$J336]" office:value-type="float" office:value="0" calcext:value-type="float">
            <text:p>0</text:p>
          </table:table-cell>
          <table:table-cell table:formula="of:=299792.458/[.$A336]" office:value-type="float" office:value="419.877392156863" calcext:value-type="float">
            <text:p>419.877392156863</text:p>
          </table:table-cell>
          <table:table-cell table:formula="of:=299792.458/[.$E336]" office:value-type="float" office:value="420.171629992992" calcext:value-type="float">
            <text:p>420.171629992992</text:p>
          </table:table-cell>
          <table:table-cell table:formula="of:=299792.458/[.$F336]" office:value-type="float" office:value="419.583566130161" calcext:value-type="float">
            <text:p>419.583566130161</text:p>
          </table:table-cell>
          <table:table-cell table:formula="of:=[.$O336]-[.$P336]" office:value-type="float" office:value="0.588063862831348" calcext:value-type="float">
            <text:p>0.588063862831348</text:p>
          </table:table-cell>
          <table:table-cell table:formula="of:=[.$B336]/[.$Q336]" office:value-type="float" office:value="0.00748218055572289" calcext:value-type="float">
            <text:p>0.007482180555723</text:p>
          </table:table-cell>
          <table:table-cell table:formula="of:=[.$C336]/[.$Q336]" office:value-type="float" office:value="0.00272079292935378" calcext:value-type="float">
            <text:p>0.002720792929354</text:p>
          </table:table-cell>
          <table:table-cell table:formula="of:=[.$D336]/[.$Q3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table:formula="of:=[.$A337]-0.5" office:value-type="float" office:value="714.5" calcext:value-type="float">
            <text:p>714.5</text:p>
          </table:table-cell>
          <table:table-cell table:formula="of:=[.$A337]+0.5" office:value-type="float" office:value="715.5" calcext:value-type="float">
            <text:p>715.5</text:p>
          </table:table-cell>
          <table:table-cell table:formula="of:=LOG([.$A337];2)-8" office:value-type="float" office:value="1.48179943166575" calcext:value-type="float">
            <text:p>1.48179943166575</text:p>
          </table:table-cell>
          <table:table-cell table:formula="of:=LOG([.$E337];2)-8" office:value-type="float" office:value="1.48079020109582" calcext:value-type="float">
            <text:p>1.48079020109582</text:p>
          </table:table-cell>
          <table:table-cell table:formula="of:=LOG([.$F337];2)-8" office:value-type="float" office:value="1.48280795672667" calcext:value-type="float">
            <text:p>1.48280795672667</text:p>
          </table:table-cell>
          <table:table-cell table:formula="of:=[.$I337]-[.$H337]" office:value-type="float" office:value="0.00201775563085071" calcext:value-type="float">
            <text:p>0.002017755630851</text:p>
          </table:table-cell>
          <table:table-cell table:formula="of:=[.$B337]/[.$J337]" office:value-type="float" office:value="2.0319606285878" calcext:value-type="float">
            <text:p>2.0319606285878</text:p>
          </table:table-cell>
          <table:table-cell table:formula="of:=[.$C337]/[.$J337]" office:value-type="float" office:value="0.743400229971148" calcext:value-type="float">
            <text:p>0.743400229971148</text:p>
          </table:table-cell>
          <table:table-cell table:formula="of:=[.$D337]/[.$J337]" office:value-type="float" office:value="0" calcext:value-type="float">
            <text:p>0</text:p>
          </table:table-cell>
          <table:table-cell table:formula="of:=299792.458/[.$A337]" office:value-type="float" office:value="419.290151048951" calcext:value-type="float">
            <text:p>419.290151048951</text:p>
          </table:table-cell>
          <table:table-cell table:formula="of:=299792.458/[.$E337]" office:value-type="float" office:value="419.583566130161" calcext:value-type="float">
            <text:p>419.583566130161</text:p>
          </table:table-cell>
          <table:table-cell table:formula="of:=299792.458/[.$F337]" office:value-type="float" office:value="418.997146051712" calcext:value-type="float">
            <text:p>418.997146051712</text:p>
          </table:table-cell>
          <table:table-cell table:formula="of:=[.$O337]-[.$P337]" office:value-type="float" office:value="0.586420078448839" calcext:value-type="float">
            <text:p>0.586420078448839</text:p>
          </table:table-cell>
          <table:table-cell table:formula="of:=[.$B337]/[.$Q337]" office:value-type="float" office:value="0.00699157506824299" calcext:value-type="float">
            <text:p>0.006991575068243</text:p>
          </table:table-cell>
          <table:table-cell table:formula="of:=[.$C337]/[.$Q337]" office:value-type="float" office:value="0.00255789331764987" calcext:value-type="float">
            <text:p>0.00255789331765</text:p>
          </table:table-cell>
          <table:table-cell table:formula="of:=[.$D337]/[.$Q3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table:formula="of:=[.$A338]-0.5" office:value-type="float" office:value="715.5" calcext:value-type="float">
            <text:p>715.5</text:p>
          </table:table-cell>
          <table:table-cell table:formula="of:=[.$A338]+0.5" office:value-type="float" office:value="716.5" calcext:value-type="float">
            <text:p>716.5</text:p>
          </table:table-cell>
          <table:table-cell table:formula="of:=LOG([.$A338];2)-8" office:value-type="float" office:value="1.48381577726426" calcext:value-type="float">
            <text:p>1.48381577726426</text:p>
          </table:table-cell>
          <table:table-cell table:formula="of:=LOG([.$E338];2)-8" office:value-type="float" office:value="1.48280795672667" calcext:value-type="float">
            <text:p>1.48280795672667</text:p>
          </table:table-cell>
          <table:table-cell table:formula="of:=LOG([.$F338];2)-8" office:value-type="float" office:value="1.48482289426215" calcext:value-type="float">
            <text:p>1.48482289426215</text:p>
          </table:table-cell>
          <table:table-cell table:formula="of:=[.$I338]-[.$H338]" office:value-type="float" office:value="0.00201493753547943" calcext:value-type="float">
            <text:p>0.002014937535479</text:p>
          </table:table-cell>
          <table:table-cell table:formula="of:=[.$B338]/[.$J338]" office:value-type="float" office:value="1.88591454230656" calcext:value-type="float">
            <text:p>1.88591454230656</text:p>
          </table:table-cell>
          <table:table-cell table:formula="of:=[.$C338]/[.$J338]" office:value-type="float" office:value="0.694810620849785" calcext:value-type="float">
            <text:p>0.694810620849785</text:p>
          </table:table-cell>
          <table:table-cell table:formula="of:=[.$D338]/[.$J338]" office:value-type="float" office:value="0" calcext:value-type="float">
            <text:p>0</text:p>
          </table:table-cell>
          <table:table-cell table:formula="of:=299792.458/[.$A338]" office:value-type="float" office:value="418.70455027933" calcext:value-type="float">
            <text:p>418.70455027933</text:p>
          </table:table-cell>
          <table:table-cell table:formula="of:=299792.458/[.$E338]" office:value-type="float" office:value="418.997146051712" calcext:value-type="float">
            <text:p>418.997146051712</text:p>
          </table:table-cell>
          <table:table-cell table:formula="of:=299792.458/[.$F338]" office:value-type="float" office:value="418.412362875087" calcext:value-type="float">
            <text:p>418.412362875087</text:p>
          </table:table-cell>
          <table:table-cell table:formula="of:=[.$O338]-[.$P338]" office:value-type="float" office:value="0.58478317662491" calcext:value-type="float">
            <text:p>0.58478317662491</text:p>
          </table:table-cell>
          <table:table-cell table:formula="of:=[.$B338]/[.$Q338]" office:value-type="float" office:value="0.00649813495308088" calcext:value-type="float">
            <text:p>0.006498134953081</text:p>
          </table:table-cell>
          <table:table-cell table:formula="of:=[.$C338]/[.$Q338]" office:value-type="float" office:value="0.00239404971955611" calcext:value-type="float">
            <text:p>0.002394049719556</text:p>
          </table:table-cell>
          <table:table-cell table:formula="of:=[.$D338]/[.$Q3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table:formula="of:=[.$A339]-0.5" office:value-type="float" office:value="716.5" calcext:value-type="float">
            <text:p>716.5</text:p>
          </table:table-cell>
          <table:table-cell table:formula="of:=[.$A339]+0.5" office:value-type="float" office:value="717.5" calcext:value-type="float">
            <text:p>717.5</text:p>
          </table:table-cell>
          <table:table-cell table:formula="of:=LOG([.$A339];2)-8" office:value-type="float" office:value="1.4858293087019" calcext:value-type="float">
            <text:p>1.4858293087019</text:p>
          </table:table-cell>
          <table:table-cell table:formula="of:=LOG([.$E339];2)-8" office:value-type="float" office:value="1.48482289426215" calcext:value-type="float">
            <text:p>1.48482289426215</text:p>
          </table:table-cell>
          <table:table-cell table:formula="of:=LOG([.$F339];2)-8" office:value-type="float" office:value="1.48683502156305" calcext:value-type="float">
            <text:p>1.48683502156305</text:p>
          </table:table-cell>
          <table:table-cell table:formula="of:=[.$I339]-[.$H339]" office:value-type="float" office:value="0.00201212730090461" calcext:value-type="float">
            <text:p>0.002012127300905</text:p>
          </table:table-cell>
          <table:table-cell table:formula="of:=[.$B339]/[.$J339]" office:value-type="float" office:value="1.78915121244144" calcext:value-type="float">
            <text:p>1.78915121244144</text:p>
          </table:table-cell>
          <table:table-cell table:formula="of:=[.$C339]/[.$J339]" office:value-type="float" office:value="0.646082382270519" calcext:value-type="float">
            <text:p>0.646082382270519</text:p>
          </table:table-cell>
          <table:table-cell table:formula="of:=[.$D339]/[.$J339]" office:value-type="float" office:value="0" calcext:value-type="float">
            <text:p>0</text:p>
          </table:table-cell>
          <table:table-cell table:formula="of:=299792.458/[.$A339]" office:value-type="float" office:value="418.120582984658" calcext:value-type="float">
            <text:p>418.120582984658</text:p>
          </table:table-cell>
          <table:table-cell table:formula="of:=299792.458/[.$E339]" office:value-type="float" office:value="418.412362875087" calcext:value-type="float">
            <text:p>418.412362875087</text:p>
          </table:table-cell>
          <table:table-cell table:formula="of:=299792.458/[.$F339]" office:value-type="float" office:value="417.829209756098" calcext:value-type="float">
            <text:p>417.829209756098</text:p>
          </table:table-cell>
          <table:table-cell table:formula="of:=[.$O339]-[.$P339]" office:value-type="float" office:value="0.583153118989628" calcext:value-type="float">
            <text:p>0.583153118989628</text:p>
          </table:table-cell>
          <table:table-cell table:formula="of:=[.$B339]/[.$Q339]" office:value-type="float" office:value="0.00617333575483119" calcext:value-type="float">
            <text:p>0.006173335754831</text:p>
          </table:table-cell>
          <table:table-cell table:formula="of:=[.$C339]/[.$Q339]" office:value-type="float" office:value="0.00222926013368904" calcext:value-type="float">
            <text:p>0.002229260133689</text:p>
          </table:table-cell>
          <table:table-cell table:formula="of:=[.$D339]/[.$Q3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table:formula="of:=[.$A340]-0.5" office:value-type="float" office:value="717.5" calcext:value-type="float">
            <text:p>717.5</text:p>
          </table:table-cell>
          <table:table-cell table:formula="of:=[.$A340]+0.5" office:value-type="float" office:value="718.5" calcext:value-type="float">
            <text:p>718.5</text:p>
          </table:table-cell>
          <table:table-cell table:formula="of:=LOG([.$A340];2)-8" office:value-type="float" office:value="1.48784003382305" calcext:value-type="float">
            <text:p>1.48784003382305</text:p>
          </table:table-cell>
          <table:table-cell table:formula="of:=LOG([.$E340];2)-8" office:value-type="float" office:value="1.48683502156305" calcext:value-type="float">
            <text:p>1.48683502156305</text:p>
          </table:table-cell>
          <table:table-cell table:formula="of:=LOG([.$F340];2)-8" office:value-type="float" office:value="1.48884434645734" calcext:value-type="float">
            <text:p>1.48884434645734</text:p>
          </table:table-cell>
          <table:table-cell table:formula="of:=[.$I340]-[.$H340]" office:value-type="float" office:value="0.00200932489428496" calcext:value-type="float">
            <text:p>0.002009324894285</text:p>
          </table:table-cell>
          <table:table-cell table:formula="of:=[.$B340]/[.$J340]" office:value-type="float" office:value="1.64234266413862" calcext:value-type="float">
            <text:p>1.64234266413862</text:p>
          </table:table-cell>
          <table:table-cell table:formula="of:=[.$C340]/[.$J340]" office:value-type="float" office:value="0.597215514232224" calcext:value-type="float">
            <text:p>0.597215514232224</text:p>
          </table:table-cell>
          <table:table-cell table:formula="of:=[.$D340]/[.$J340]" office:value-type="float" office:value="0" calcext:value-type="float">
            <text:p>0</text:p>
          </table:table-cell>
          <table:table-cell table:formula="of:=299792.458/[.$A340]" office:value-type="float" office:value="417.538242339833" calcext:value-type="float">
            <text:p>417.538242339833</text:p>
          </table:table-cell>
          <table:table-cell table:formula="of:=299792.458/[.$E340]" office:value-type="float" office:value="417.829209756098" calcext:value-type="float">
            <text:p>417.829209756098</text:p>
          </table:table-cell>
          <table:table-cell table:formula="of:=299792.458/[.$F340]" office:value-type="float" office:value="417.247679888657" calcext:value-type="float">
            <text:p>417.247679888657</text:p>
          </table:table-cell>
          <table:table-cell table:formula="of:=[.$O340]-[.$P340]" office:value-type="float" office:value="0.581529867440679" calcext:value-type="float">
            <text:p>0.581529867440679</text:p>
          </table:table-cell>
          <table:table-cell table:formula="of:=[.$B340]/[.$Q340]" office:value-type="float" office:value="0.00567468703632256" calcext:value-type="float">
            <text:p>0.005674687036323</text:p>
          </table:table-cell>
          <table:table-cell table:formula="of:=[.$C340]/[.$Q340]" office:value-type="float" office:value="0.00206352255866275" calcext:value-type="float">
            <text:p>0.002063522558663</text:p>
          </table:table-cell>
          <table:table-cell table:formula="of:=[.$D340]/[.$Q3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table:formula="of:=[.$A341]-0.5" office:value-type="float" office:value="718.5" calcext:value-type="float">
            <text:p>718.5</text:p>
          </table:table-cell>
          <table:table-cell table:formula="of:=[.$A341]+0.5" office:value-type="float" office:value="719.5" calcext:value-type="float">
            <text:p>719.5</text:p>
          </table:table-cell>
          <table:table-cell table:formula="of:=LOG([.$A341];2)-8" office:value-type="float" office:value="1.4898479604393" calcext:value-type="float">
            <text:p>1.4898479604393</text:p>
          </table:table-cell>
          <table:table-cell table:formula="of:=LOG([.$E341];2)-8" office:value-type="float" office:value="1.48884434645734" calcext:value-type="float">
            <text:p>1.48884434645734</text:p>
          </table:table-cell>
          <table:table-cell table:formula="of:=LOG([.$F341];2)-8" office:value-type="float" office:value="1.4908508767403" calcext:value-type="float">
            <text:p>1.4908508767403</text:p>
          </table:table-cell>
          <table:table-cell table:formula="of:=[.$I341]-[.$H341]" office:value-type="float" office:value="0.00200653028296216" calcext:value-type="float">
            <text:p>0.002006530282962</text:p>
          </table:table-cell>
          <table:table-cell table:formula="of:=[.$B341]/[.$J341]" office:value-type="float" office:value="1.54495550170496" calcext:value-type="float">
            <text:p>1.54495550170496</text:p>
          </table:table-cell>
          <table:table-cell table:formula="of:=[.$C341]/[.$J341]" office:value-type="float" office:value="0.548210016734018" calcext:value-type="float">
            <text:p>0.548210016734018</text:p>
          </table:table-cell>
          <table:table-cell table:formula="of:=[.$D341]/[.$J341]" office:value-type="float" office:value="0" calcext:value-type="float">
            <text:p>0</text:p>
          </table:table-cell>
          <table:table-cell table:formula="of:=299792.458/[.$A341]" office:value-type="float" office:value="416.957521557719" calcext:value-type="float">
            <text:p>416.957521557719</text:p>
          </table:table-cell>
          <table:table-cell table:formula="of:=299792.458/[.$E341]" office:value-type="float" office:value="417.247679888657" calcext:value-type="float">
            <text:p>417.247679888657</text:p>
          </table:table-cell>
          <table:table-cell table:formula="of:=299792.458/[.$F341]" office:value-type="float" office:value="416.667766504517" calcext:value-type="float">
            <text:p>416.667766504517</text:p>
          </table:table-cell>
          <table:table-cell table:formula="of:=[.$O341]-[.$P341]" office:value-type="float" office:value="0.5799133841399" calcext:value-type="float">
            <text:p>0.5799133841399</text:p>
          </table:table-cell>
          <table:table-cell table:formula="of:=[.$B341]/[.$Q341]" office:value-type="float" office:value="0.00534562588962794" calcext:value-type="float">
            <text:p>0.005345625889628</text:p>
          </table:table-cell>
          <table:table-cell table:formula="of:=[.$C341]/[.$Q341]" office:value-type="float" office:value="0.00189683499309378" calcext:value-type="float">
            <text:p>0.001896834993094</text:p>
          </table:table-cell>
          <table:table-cell table:formula="of:=[.$D341]/[.$Q3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formula="of:=[.$A342]-0.5" office:value-type="float" office:value="719.5" calcext:value-type="float">
            <text:p>719.5</text:p>
          </table:table-cell>
          <table:table-cell table:formula="of:=[.$A342]+0.5" office:value-type="float" office:value="720.5" calcext:value-type="float">
            <text:p>720.5</text:p>
          </table:table-cell>
          <table:table-cell table:formula="of:=LOG([.$A342];2)-8" office:value-type="float" office:value="1.49185309632968" calcext:value-type="float">
            <text:p>1.49185309632968</text:p>
          </table:table-cell>
          <table:table-cell table:formula="of:=LOG([.$E342];2)-8" office:value-type="float" office:value="1.4908508767403" calcext:value-type="float">
            <text:p>1.4908508767403</text:p>
          </table:table-cell>
          <table:table-cell table:formula="of:=LOG([.$F342];2)-8" office:value-type="float" office:value="1.49285462017475" calcext:value-type="float">
            <text:p>1.49285462017475</text:p>
          </table:table-cell>
          <table:table-cell table:formula="of:=[.$I342]-[.$H342]" office:value-type="float" office:value="0.00200374343444842" calcext:value-type="float">
            <text:p>0.002003743434448</text:p>
          </table:table-cell>
          <table:table-cell table:formula="of:=[.$B342]/[.$J342]" office:value-type="float" office:value="1.44729108035645" calcext:value-type="float">
            <text:p>1.44729108035645</text:p>
          </table:table-cell>
          <table:table-cell table:formula="of:=[.$C342]/[.$J342]" office:value-type="float" office:value="0.499065889778086" calcext:value-type="float">
            <text:p>0.499065889778086</text:p>
          </table:table-cell>
          <table:table-cell table:formula="of:=[.$D342]/[.$J342]" office:value-type="float" office:value="0" calcext:value-type="float">
            <text:p>0</text:p>
          </table:table-cell>
          <table:table-cell table:formula="of:=299792.458/[.$A342]" office:value-type="float" office:value="416.378413888889" calcext:value-type="float">
            <text:p>416.378413888889</text:p>
          </table:table-cell>
          <table:table-cell table:formula="of:=299792.458/[.$E342]" office:value-type="float" office:value="416.667766504517" calcext:value-type="float">
            <text:p>416.667766504517</text:p>
          </table:table-cell>
          <table:table-cell table:formula="of:=299792.458/[.$F342]" office:value-type="float" office:value="416.089462873005" calcext:value-type="float">
            <text:p>416.089462873005</text:p>
          </table:table-cell>
          <table:table-cell table:formula="of:=[.$O342]-[.$P342]" office:value-type="float" office:value="0.578303631512142" calcext:value-type="float">
            <text:p>0.578303631512142</text:p>
          </table:table-cell>
          <table:table-cell table:formula="of:=[.$B342]/[.$Q342]" office:value-type="float" office:value="0.00501466676323147" calcext:value-type="float">
            <text:p>0.005014666763231</text:p>
          </table:table-cell>
          <table:table-cell table:formula="of:=[.$C342]/[.$Q342]" office:value-type="float" office:value="0.00172919543559706" calcext:value-type="float">
            <text:p>0.001729195435597</text:p>
          </table:table-cell>
          <table:table-cell table:formula="of:=[.$D342]/[.$Q3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formula="of:=[.$A343]-0.5" office:value-type="float" office:value="720.5" calcext:value-type="float">
            <text:p>720.5</text:p>
          </table:table-cell>
          <table:table-cell table:formula="of:=[.$A343]+0.5" office:value-type="float" office:value="721.5" calcext:value-type="float">
            <text:p>721.5</text:p>
          </table:table-cell>
          <table:table-cell table:formula="of:=LOG([.$A343];2)-8" office:value-type="float" office:value="1.49385544924082" calcext:value-type="float">
            <text:p>1.49385544924082</text:p>
          </table:table-cell>
          <table:table-cell table:formula="of:=LOG([.$E343];2)-8" office:value-type="float" office:value="1.49285462017475" calcext:value-type="float">
            <text:p>1.49285462017475</text:p>
          </table:table-cell>
          <table:table-cell table:formula="of:=LOG([.$F343];2)-8" office:value-type="float" office:value="1.4948555844912" calcext:value-type="float">
            <text:p>1.4948555844912</text:p>
          </table:table-cell>
          <table:table-cell table:formula="of:=[.$I343]-[.$H343]" office:value-type="float" office:value="0.00200096431645136" calcext:value-type="float">
            <text:p>0.002000964316451</text:p>
          </table:table-cell>
          <table:table-cell table:formula="of:=[.$B343]/[.$J343]" office:value-type="float" office:value="1.34934940008743" calcext:value-type="float">
            <text:p>1.34934940008743</text:p>
          </table:table-cell>
          <table:table-cell table:formula="of:=[.$C343]/[.$J343]" office:value-type="float" office:value="0.499759037069419" calcext:value-type="float">
            <text:p>0.499759037069419</text:p>
          </table:table-cell>
          <table:table-cell table:formula="of:=[.$D343]/[.$J343]" office:value-type="float" office:value="0" calcext:value-type="float">
            <text:p>0</text:p>
          </table:table-cell>
          <table:table-cell table:formula="of:=299792.458/[.$A343]" office:value-type="float" office:value="415.800912621359" calcext:value-type="float">
            <text:p>415.800912621359</text:p>
          </table:table-cell>
          <table:table-cell table:formula="of:=299792.458/[.$E343]" office:value-type="float" office:value="416.089462873005" calcext:value-type="float">
            <text:p>416.089462873005</text:p>
          </table:table-cell>
          <table:table-cell table:formula="of:=299792.458/[.$F343]" office:value-type="float" office:value="415.512762300762" calcext:value-type="float">
            <text:p>415.512762300762</text:p>
          </table:table-cell>
          <table:table-cell table:formula="of:=[.$O343]-[.$P343]" office:value-type="float" office:value="0.576700572242544" calcext:value-type="float">
            <text:p>0.576700572242544</text:p>
          </table:table-cell>
          <table:table-cell table:formula="of:=[.$B343]/[.$Q343]" office:value-type="float" office:value="0.00468180565436383" calcext:value-type="float">
            <text:p>0.004681805654364</text:p>
          </table:table-cell>
          <table:table-cell table:formula="of:=[.$C343]/[.$Q343]" office:value-type="float" office:value="0.00173400209420883" calcext:value-type="float">
            <text:p>0.001734002094209</text:p>
          </table:table-cell>
          <table:table-cell table:formula="of:=[.$D343]/[.$Q3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table:formula="of:=[.$A344]-0.5" office:value-type="float" office:value="721.5" calcext:value-type="float">
            <text:p>721.5</text:p>
          </table:table-cell>
          <table:table-cell table:formula="of:=[.$A344]+0.5" office:value-type="float" office:value="722.5" calcext:value-type="float">
            <text:p>722.5</text:p>
          </table:table-cell>
          <table:table-cell table:formula="of:=LOG([.$A344];2)-8" office:value-type="float" office:value="1.49585502688717" calcext:value-type="float">
            <text:p>1.49585502688717</text:p>
          </table:table-cell>
          <table:table-cell table:formula="of:=LOG([.$E344];2)-8" office:value-type="float" office:value="1.4948555844912" calcext:value-type="float">
            <text:p>1.4948555844912</text:p>
          </table:table-cell>
          <table:table-cell table:formula="of:=LOG([.$F344];2)-8" office:value-type="float" office:value="1.49685377738804" calcext:value-type="float">
            <text:p>1.49685377738804</text:p>
          </table:table-cell>
          <table:table-cell table:formula="of:=[.$I344]-[.$H344]" office:value-type="float" office:value="0.00199819289684378" calcext:value-type="float">
            <text:p>0.001998192896844</text:p>
          </table:table-cell>
          <table:table-cell table:formula="of:=[.$B344]/[.$J344]" office:value-type="float" office:value="1.25113046090237" calcext:value-type="float">
            <text:p>1.25113046090237</text:p>
          </table:table-cell>
          <table:table-cell table:formula="of:=[.$C344]/[.$J344]" office:value-type="float" office:value="0.450406965924854" calcext:value-type="float">
            <text:p>0.450406965924854</text:p>
          </table:table-cell>
          <table:table-cell table:formula="of:=[.$D344]/[.$J344]" office:value-type="float" office:value="0" calcext:value-type="float">
            <text:p>0</text:p>
          </table:table-cell>
          <table:table-cell table:formula="of:=299792.458/[.$A344]" office:value-type="float" office:value="415.225011080332" calcext:value-type="float">
            <text:p>415.225011080332</text:p>
          </table:table-cell>
          <table:table-cell table:formula="of:=299792.458/[.$E344]" office:value-type="float" office:value="415.512762300762" calcext:value-type="float">
            <text:p>415.512762300762</text:p>
          </table:table-cell>
          <table:table-cell table:formula="of:=299792.458/[.$F344]" office:value-type="float" office:value="414.937658131488" calcext:value-type="float">
            <text:p>414.937658131488</text:p>
          </table:table-cell>
          <table:table-cell table:formula="of:=[.$O344]-[.$P344]" office:value-type="float" office:value="0.575104169274425" calcext:value-type="float">
            <text:p>0.575104169274425</text:p>
          </table:table-cell>
          <table:table-cell table:formula="of:=[.$B344]/[.$Q344]" office:value-type="float" office:value="0.00434703856025614" calcext:value-type="float">
            <text:p>0.004347038560256</text:p>
          </table:table-cell>
          <table:table-cell table:formula="of:=[.$C344]/[.$Q344]" office:value-type="float" office:value="0.00156493388169221" calcext:value-type="float">
            <text:p>0.001564933881692</text:p>
          </table:table-cell>
          <table:table-cell table:formula="of:=[.$D344]/[.$Q3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table:formula="of:=[.$A345]-0.5" office:value-type="float" office:value="722.5" calcext:value-type="float">
            <text:p>722.5</text:p>
          </table:table-cell>
          <table:table-cell table:formula="of:=[.$A345]+0.5" office:value-type="float" office:value="723.5" calcext:value-type="float">
            <text:p>723.5</text:p>
          </table:table-cell>
          <table:table-cell table:formula="of:=LOG([.$A345];2)-8" office:value-type="float" office:value="1.49785183695112" calcext:value-type="float">
            <text:p>1.49785183695112</text:p>
          </table:table-cell>
          <table:table-cell table:formula="of:=LOG([.$E345];2)-8" office:value-type="float" office:value="1.49685377738804" calcext:value-type="float">
            <text:p>1.49685377738804</text:p>
          </table:table-cell>
          <table:table-cell table:formula="of:=LOG([.$F345];2)-8" office:value-type="float" office:value="1.49884920653173" calcext:value-type="float">
            <text:p>1.49884920653173</text:p>
          </table:table-cell>
          <table:table-cell table:formula="of:=[.$I345]-[.$H345]" office:value-type="float" office:value="0.00199542914368323" calcext:value-type="float">
            <text:p>0.001995429143683</text:p>
          </table:table-cell>
          <table:table-cell table:formula="of:=[.$B345]/[.$J345]" office:value-type="float" office:value="1.20274879596577" calcext:value-type="float">
            <text:p>1.20274879596577</text:p>
          </table:table-cell>
          <table:table-cell table:formula="of:=[.$C345]/[.$J345]" office:value-type="float" office:value="0.400916265321922" calcext:value-type="float">
            <text:p>0.400916265321922</text:p>
          </table:table-cell>
          <table:table-cell table:formula="of:=[.$D345]/[.$J345]" office:value-type="float" office:value="0" calcext:value-type="float">
            <text:p>0</text:p>
          </table:table-cell>
          <table:table-cell table:formula="of:=299792.458/[.$A345]" office:value-type="float" office:value="414.650702627939" calcext:value-type="float">
            <text:p>414.650702627939</text:p>
          </table:table-cell>
          <table:table-cell table:formula="of:=299792.458/[.$E345]" office:value-type="float" office:value="414.937658131488" calcext:value-type="float">
            <text:p>414.937658131488</text:p>
          </table:table-cell>
          <table:table-cell table:formula="of:=299792.458/[.$F345]" office:value-type="float" office:value="414.364143745681" calcext:value-type="float">
            <text:p>414.364143745681</text:p>
          </table:table-cell>
          <table:table-cell table:formula="of:=[.$O345]-[.$P345]" office:value-type="float" office:value="0.573514385807187" calcext:value-type="float">
            <text:p>0.573514385807187</text:p>
          </table:table-cell>
          <table:table-cell table:formula="of:=[.$B345]/[.$Q345]" office:value-type="float" office:value="0.00418472502066735" calcext:value-type="float">
            <text:p>0.004184725020667</text:p>
          </table:table-cell>
          <table:table-cell table:formula="of:=[.$C345]/[.$Q345]" office:value-type="float" office:value="0.00139490834022245" calcext:value-type="float">
            <text:p>0.001394908340222</text:p>
          </table:table-cell>
          <table:table-cell table:formula="of:=[.$D345]/[.$Q3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table:formula="of:=[.$A346]-0.5" office:value-type="float" office:value="723.5" calcext:value-type="float">
            <text:p>723.5</text:p>
          </table:table-cell>
          <table:table-cell table:formula="of:=[.$A346]+0.5" office:value-type="float" office:value="724.5" calcext:value-type="float">
            <text:p>724.5</text:p>
          </table:table-cell>
          <table:table-cell table:formula="of:=LOG([.$A346];2)-8" office:value-type="float" office:value="1.49984588708321" calcext:value-type="float">
            <text:p>1.49984588708321</text:p>
          </table:table-cell>
          <table:table-cell table:formula="of:=LOG([.$E346];2)-8" office:value-type="float" office:value="1.49884920653173" calcext:value-type="float">
            <text:p>1.49884920653173</text:p>
          </table:table-cell>
          <table:table-cell table:formula="of:=LOG([.$F346];2)-8" office:value-type="float" office:value="1.50084187955693" calcext:value-type="float">
            <text:p>1.50084187955693</text:p>
          </table:table-cell>
          <table:table-cell table:formula="of:=[.$I346]-[.$H346]" office:value-type="float" office:value="0.00199267302520489" calcext:value-type="float">
            <text:p>0.001992673025205</text:p>
          </table:table-cell>
          <table:table-cell table:formula="of:=[.$B346]/[.$J346]" office:value-type="float" office:value="1.10404465367507" calcext:value-type="float">
            <text:p>1.10404465367507</text:p>
          </table:table-cell>
          <table:table-cell table:formula="of:=[.$C346]/[.$J346]" office:value-type="float" office:value="0.401470783154573" calcext:value-type="float">
            <text:p>0.401470783154573</text:p>
          </table:table-cell>
          <table:table-cell table:formula="of:=[.$D346]/[.$J346]" office:value-type="float" office:value="0" calcext:value-type="float">
            <text:p>0</text:p>
          </table:table-cell>
          <table:table-cell table:formula="of:=299792.458/[.$A346]" office:value-type="float" office:value="414.077980662983" calcext:value-type="float">
            <text:p>414.077980662983</text:p>
          </table:table-cell>
          <table:table-cell table:formula="of:=299792.458/[.$E346]" office:value-type="float" office:value="414.364143745681" calcext:value-type="float">
            <text:p>414.364143745681</text:p>
          </table:table-cell>
          <table:table-cell table:formula="of:=299792.458/[.$F346]" office:value-type="float" office:value="413.792212560387" calcext:value-type="float">
            <text:p>413.792212560387</text:p>
          </table:table-cell>
          <table:table-cell table:formula="of:=[.$O346]-[.$P346]" office:value-type="float" office:value="0.571931185294204" calcext:value-type="float">
            <text:p>0.571931185294204</text:p>
          </table:table-cell>
          <table:table-cell table:formula="of:=[.$B346]/[.$Q346]" office:value-type="float" office:value="0.00384661661501866" calcext:value-type="float">
            <text:p>0.003846616615019</text:p>
          </table:table-cell>
          <table:table-cell table:formula="of:=[.$C346]/[.$Q346]" office:value-type="float" office:value="0.0013987696781886" calcext:value-type="float">
            <text:p>0.001398769678189</text:p>
          </table:table-cell>
          <table:table-cell table:formula="of:=[.$D346]/[.$Q3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table:formula="of:=[.$A347]-0.5" office:value-type="float" office:value="724.5" calcext:value-type="float">
            <text:p>724.5</text:p>
          </table:table-cell>
          <table:table-cell table:formula="of:=[.$A347]+0.5" office:value-type="float" office:value="725.5" calcext:value-type="float">
            <text:p>725.5</text:p>
          </table:table-cell>
          <table:table-cell table:formula="of:=LOG([.$A347];2)-8" office:value-type="float" office:value="1.5018371849023" calcext:value-type="float">
            <text:p>1.5018371849023</text:p>
          </table:table-cell>
          <table:table-cell table:formula="of:=LOG([.$E347];2)-8" office:value-type="float" office:value="1.50084187955693" calcext:value-type="float">
            <text:p>1.50084187955693</text:p>
          </table:table-cell>
          <table:table-cell table:formula="of:=LOG([.$F347];2)-8" office:value-type="float" office:value="1.50283180406674" calcext:value-type="float">
            <text:p>1.50283180406674</text:p>
          </table:table-cell>
          <table:table-cell table:formula="of:=[.$I347]-[.$H347]" office:value-type="float" office:value="0.0019899245098145" calcext:value-type="float">
            <text:p>0.001989924509815</text:p>
          </table:table-cell>
          <table:table-cell table:formula="of:=[.$B347]/[.$J347]" office:value-type="float" office:value="1.00506325246802" calcext:value-type="float">
            <text:p>1.00506325246802</text:p>
          </table:table-cell>
          <table:table-cell table:formula="of:=[.$C347]/[.$J347]" office:value-type="float" office:value="0.351772138363808" calcext:value-type="float">
            <text:p>0.351772138363808</text:p>
          </table:table-cell>
          <table:table-cell table:formula="of:=[.$D347]/[.$J347]" office:value-type="float" office:value="0" calcext:value-type="float">
            <text:p>0</text:p>
          </table:table-cell>
          <table:table-cell table:formula="of:=299792.458/[.$A347]" office:value-type="float" office:value="413.50683862069" calcext:value-type="float">
            <text:p>413.50683862069</text:p>
          </table:table-cell>
          <table:table-cell table:formula="of:=299792.458/[.$E347]" office:value-type="float" office:value="413.792212560387" calcext:value-type="float">
            <text:p>413.792212560387</text:p>
          </table:table-cell>
          <table:table-cell table:formula="of:=299792.458/[.$F347]" office:value-type="float" office:value="413.221858028946" calcext:value-type="float">
            <text:p>413.221858028946</text:p>
          </table:table-cell>
          <table:table-cell table:formula="of:=[.$O347]-[.$P347]" office:value-type="float" office:value="0.570354531440955" calcext:value-type="float">
            <text:p>0.570354531440955</text:p>
          </table:table-cell>
          <table:table-cell table:formula="of:=[.$B347]/[.$Q347]" office:value-type="float" office:value="0.00350659088294987" calcext:value-type="float">
            <text:p>0.00350659088295</text:p>
          </table:table-cell>
          <table:table-cell table:formula="of:=[.$C347]/[.$Q347]" office:value-type="float" office:value="0.00122730680903246" calcext:value-type="float">
            <text:p>0.001227306809032</text:p>
          </table:table-cell>
          <table:table-cell table:formula="of:=[.$D347]/[.$Q3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table:formula="of:=[.$A348]-0.5" office:value-type="float" office:value="725.5" calcext:value-type="float">
            <text:p>725.5</text:p>
          </table:table-cell>
          <table:table-cell table:formula="of:=[.$A348]+0.5" office:value-type="float" office:value="726.5" calcext:value-type="float">
            <text:p>726.5</text:p>
          </table:table-cell>
          <table:table-cell table:formula="of:=LOG([.$A348];2)-8" office:value-type="float" office:value="1.50382573799575" calcext:value-type="float">
            <text:p>1.50382573799575</text:p>
          </table:table-cell>
          <table:table-cell table:formula="of:=LOG([.$E348];2)-8" office:value-type="float" office:value="1.50283180406674" calcext:value-type="float">
            <text:p>1.50283180406674</text:p>
          </table:table-cell>
          <table:table-cell table:formula="of:=LOG([.$F348];2)-8" office:value-type="float" office:value="1.50481898763284" calcext:value-type="float">
            <text:p>1.50481898763284</text:p>
          </table:table-cell>
          <table:table-cell table:formula="of:=[.$I348]-[.$H348]" office:value-type="float" office:value="0.00198718356609717" calcext:value-type="float">
            <text:p>0.001987183566097</text:p>
          </table:table-cell>
          <table:table-cell table:formula="of:=[.$B348]/[.$J348]" office:value-type="float" office:value="0.95612706969573" calcext:value-type="float">
            <text:p>0.95612706969573</text:p>
          </table:table-cell>
          <table:table-cell table:formula="of:=[.$C348]/[.$J348]" office:value-type="float" office:value="0.352257341466848" calcext:value-type="float">
            <text:p>0.352257341466848</text:p>
          </table:table-cell>
          <table:table-cell table:formula="of:=[.$D348]/[.$J348]" office:value-type="float" office:value="0" calcext:value-type="float">
            <text:p>0</text:p>
          </table:table-cell>
          <table:table-cell table:formula="of:=299792.458/[.$A348]" office:value-type="float" office:value="412.937269972452" calcext:value-type="float">
            <text:p>412.937269972452</text:p>
          </table:table-cell>
          <table:table-cell table:formula="of:=299792.458/[.$E348]" office:value-type="float" office:value="413.221858028946" calcext:value-type="float">
            <text:p>413.221858028946</text:p>
          </table:table-cell>
          <table:table-cell table:formula="of:=299792.458/[.$F348]" office:value-type="float" office:value="412.653073640743" calcext:value-type="float">
            <text:p>412.653073640743</text:p>
          </table:table-cell>
          <table:table-cell table:formula="of:=[.$O348]-[.$P348]" office:value-type="float" office:value="0.568784388202232" calcext:value-type="float">
            <text:p>0.568784388202232</text:p>
          </table:table-cell>
          <table:table-cell table:formula="of:=[.$B348]/[.$Q348]" office:value-type="float" office:value="0.0033404573673433" calcext:value-type="float">
            <text:p>0.003340457367343</text:p>
          </table:table-cell>
          <table:table-cell table:formula="of:=[.$C348]/[.$Q348]" office:value-type="float" office:value="0.00123069481954753" calcext:value-type="float">
            <text:p>0.001230694819548</text:p>
          </table:table-cell>
          <table:table-cell table:formula="of:=[.$D348]/[.$Q3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table:formula="of:=[.$A349]-0.5" office:value-type="float" office:value="726.5" calcext:value-type="float">
            <text:p>726.5</text:p>
          </table:table-cell>
          <table:table-cell table:formula="of:=[.$A349]+0.5" office:value-type="float" office:value="727.5" calcext:value-type="float">
            <text:p>727.5</text:p>
          </table:table-cell>
          <table:table-cell table:formula="of:=LOG([.$A349];2)-8" office:value-type="float" office:value="1.50581155391959" calcext:value-type="float">
            <text:p>1.50581155391959</text:p>
          </table:table-cell>
          <table:table-cell table:formula="of:=LOG([.$E349];2)-8" office:value-type="float" office:value="1.50481898763284" calcext:value-type="float">
            <text:p>1.50481898763284</text:p>
          </table:table-cell>
          <table:table-cell table:formula="of:=LOG([.$F349];2)-8" office:value-type="float" office:value="1.50680343779565" calcext:value-type="float">
            <text:p>1.50680343779565</text:p>
          </table:table-cell>
          <table:table-cell table:formula="of:=[.$I349]-[.$H349]" office:value-type="float" office:value="0.00198445016280502" calcext:value-type="float">
            <text:p>0.001984450162805</text:p>
          </table:table-cell>
          <table:table-cell table:formula="of:=[.$B349]/[.$J349]" office:value-type="float" office:value="0.907052257465464" calcext:value-type="float">
            <text:p>0.907052257465464</text:p>
          </table:table-cell>
          <table:table-cell table:formula="of:=[.$C349]/[.$J349]" office:value-type="float" office:value="0.302350752488488" calcext:value-type="float">
            <text:p>0.302350752488488</text:p>
          </table:table-cell>
          <table:table-cell table:formula="of:=[.$D349]/[.$J349]" office:value-type="float" office:value="0" calcext:value-type="float">
            <text:p>0</text:p>
          </table:table-cell>
          <table:table-cell table:formula="of:=299792.458/[.$A349]" office:value-type="float" office:value="412.369268225585" calcext:value-type="float">
            <text:p>412.369268225585</text:p>
          </table:table-cell>
          <table:table-cell table:formula="of:=299792.458/[.$E349]" office:value-type="float" office:value="412.653073640743" calcext:value-type="float">
            <text:p>412.653073640743</text:p>
          </table:table-cell>
          <table:table-cell table:formula="of:=299792.458/[.$F349]" office:value-type="float" office:value="412.085852920962" calcext:value-type="float">
            <text:p>412.085852920962</text:p>
          </table:table-cell>
          <table:table-cell table:formula="of:=[.$O349]-[.$P349]" office:value-type="float" office:value="0.567220719781119" calcext:value-type="float">
            <text:p>0.567220719781119</text:p>
          </table:table-cell>
          <table:table-cell table:formula="of:=[.$B349]/[.$Q349]" office:value-type="float" office:value="0.00317336785703913" calcext:value-type="float">
            <text:p>0.003173367857039</text:p>
          </table:table-cell>
          <table:table-cell table:formula="of:=[.$C349]/[.$Q349]" office:value-type="float" office:value="0.00105778928567971" calcext:value-type="float">
            <text:p>0.00105778928568</text:p>
          </table:table-cell>
          <table:table-cell table:formula="of:=[.$D349]/[.$Q3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table:formula="of:=[.$A350]-0.5" office:value-type="float" office:value="727.5" calcext:value-type="float">
            <text:p>727.5</text:p>
          </table:table-cell>
          <table:table-cell table:formula="of:=[.$A350]+0.5" office:value-type="float" office:value="728.5" calcext:value-type="float">
            <text:p>728.5</text:p>
          </table:table-cell>
          <table:table-cell table:formula="of:=LOG([.$A350];2)-8" office:value-type="float" office:value="1.5077946401987" calcext:value-type="float">
            <text:p>1.5077946401987</text:p>
          </table:table-cell>
          <table:table-cell table:formula="of:=LOG([.$E350];2)-8" office:value-type="float" office:value="1.50680343779565" calcext:value-type="float">
            <text:p>1.50680343779565</text:p>
          </table:table-cell>
          <table:table-cell table:formula="of:=LOG([.$F350];2)-8" office:value-type="float" office:value="1.50878516206451" calcext:value-type="float">
            <text:p>1.50878516206451</text:p>
          </table:table-cell>
          <table:table-cell table:formula="of:=[.$I350]-[.$H350]" office:value-type="float" office:value="0.001981724268866" calcext:value-type="float">
            <text:p>0.001981724268866</text:p>
          </table:table-cell>
          <table:table-cell table:formula="of:=[.$B350]/[.$J350]" office:value-type="float" office:value="0.857838815776721" calcext:value-type="float">
            <text:p>0.857838815776721</text:p>
          </table:table-cell>
          <table:table-cell table:formula="of:=[.$C350]/[.$J350]" office:value-type="float" office:value="0.302766640862372" calcext:value-type="float">
            <text:p>0.302766640862372</text:p>
          </table:table-cell>
          <table:table-cell table:formula="of:=[.$D350]/[.$J350]" office:value-type="float" office:value="0" calcext:value-type="float">
            <text:p>0</text:p>
          </table:table-cell>
          <table:table-cell table:formula="of:=299792.458/[.$A350]" office:value-type="float" office:value="411.802826923077" calcext:value-type="float">
            <text:p>411.802826923077</text:p>
          </table:table-cell>
          <table:table-cell table:formula="of:=299792.458/[.$E350]" office:value-type="float" office:value="412.085852920962" calcext:value-type="float">
            <text:p>412.085852920962</text:p>
          </table:table-cell>
          <table:table-cell table:formula="of:=299792.458/[.$F350]" office:value-type="float" office:value="411.520189430336" calcext:value-type="float">
            <text:p>411.520189430336</text:p>
          </table:table-cell>
          <table:table-cell table:formula="of:=[.$O350]-[.$P350]" office:value-type="float" office:value="0.565663490625866" calcext:value-type="float">
            <text:p>0.565663490625866</text:p>
          </table:table-cell>
          <table:table-cell table:formula="of:=[.$B350]/[.$Q350]" office:value-type="float" office:value="0.00300532035065419" calcext:value-type="float">
            <text:p>0.003005320350654</text:p>
          </table:table-cell>
          <table:table-cell table:formula="of:=[.$C350]/[.$Q350]" office:value-type="float" office:value="0.00106070130023089" calcext:value-type="float">
            <text:p>0.001060701300231</text:p>
          </table:table-cell>
          <table:table-cell table:formula="of:=[.$D350]/[.$Q3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table:formula="of:=[.$A351]-0.5" office:value-type="float" office:value="728.5" calcext:value-type="float">
            <text:p>728.5</text:p>
          </table:table-cell>
          <table:table-cell table:formula="of:=[.$A351]+0.5" office:value-type="float" office:value="729.5" calcext:value-type="float">
            <text:p>729.5</text:p>
          </table:table-cell>
          <table:table-cell table:formula="of:=LOG([.$A351];2)-8" office:value-type="float" office:value="1.50977500432694" calcext:value-type="float">
            <text:p>1.50977500432694</text:p>
          </table:table-cell>
          <table:table-cell table:formula="of:=LOG([.$E351];2)-8" office:value-type="float" office:value="1.50878516206451" calcext:value-type="float">
            <text:p>1.50878516206451</text:p>
          </table:table-cell>
          <table:table-cell table:formula="of:=LOG([.$F351];2)-8" office:value-type="float" office:value="1.51076416791789" calcext:value-type="float">
            <text:p>1.51076416791789</text:p>
          </table:table-cell>
          <table:table-cell table:formula="of:=[.$I351]-[.$H351]" office:value-type="float" office:value="0.00197900585337862" calcext:value-type="float">
            <text:p>0.001979005853379</text:p>
          </table:table-cell>
          <table:table-cell table:formula="of:=[.$B351]/[.$J351]" office:value-type="float" office:value="0.757956323089773" calcext:value-type="float">
            <text:p>0.757956323089773</text:p>
          </table:table-cell>
          <table:table-cell table:formula="of:=[.$C351]/[.$J351]" office:value-type="float" office:value="0.303182529235909" calcext:value-type="float">
            <text:p>0.303182529235909</text:p>
          </table:table-cell>
          <table:table-cell table:formula="of:=[.$D351]/[.$J351]" office:value-type="float" office:value="0" calcext:value-type="float">
            <text:p>0</text:p>
          </table:table-cell>
          <table:table-cell table:formula="of:=299792.458/[.$A351]" office:value-type="float" office:value="411.237939643347" calcext:value-type="float">
            <text:p>411.237939643347</text:p>
          </table:table-cell>
          <table:table-cell table:formula="of:=299792.458/[.$E351]" office:value-type="float" office:value="411.520189430336" calcext:value-type="float">
            <text:p>411.520189430336</text:p>
          </table:table-cell>
          <table:table-cell table:formula="of:=299792.458/[.$F351]" office:value-type="float" office:value="410.956076764907" calcext:value-type="float">
            <text:p>410.956076764907</text:p>
          </table:table-cell>
          <table:table-cell table:formula="of:=[.$O351]-[.$P351]" office:value-type="float" office:value="0.564112665428866" calcext:value-type="float">
            <text:p>0.564112665428866</text:p>
          </table:table-cell>
          <table:table-cell table:formula="of:=[.$B351]/[.$Q351]" office:value-type="float" office:value="0.00265904329387752" calcext:value-type="float">
            <text:p>0.002659043293878</text:p>
          </table:table-cell>
          <table:table-cell table:formula="of:=[.$C351]/[.$Q351]" office:value-type="float" office:value="0.00106361731755101" calcext:value-type="float">
            <text:p>0.001063617317551</text:p>
          </table:table-cell>
          <table:table-cell table:formula="of:=[.$D351]/[.$Q3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table:formula="of:=[.$A352]-0.5" office:value-type="float" office:value="729.5" calcext:value-type="float">
            <text:p>729.5</text:p>
          </table:table-cell>
          <table:table-cell table:formula="of:=[.$A352]+0.5" office:value-type="float" office:value="730.5" calcext:value-type="float">
            <text:p>730.5</text:p>
          </table:table-cell>
          <table:table-cell table:formula="of:=LOG([.$A352];2)-8" office:value-type="float" office:value="1.51175265376738" calcext:value-type="float">
            <text:p>1.51175265376738</text:p>
          </table:table-cell>
          <table:table-cell table:formula="of:=LOG([.$E352];2)-8" office:value-type="float" office:value="1.51076416791789" calcext:value-type="float">
            <text:p>1.51076416791789</text:p>
          </table:table-cell>
          <table:table-cell table:formula="of:=LOG([.$F352];2)-8" office:value-type="float" office:value="1.5127404628035" calcext:value-type="float">
            <text:p>1.5127404628035</text:p>
          </table:table-cell>
          <table:table-cell table:formula="of:=[.$I352]-[.$H352]" office:value-type="float" office:value="0.00197629488560835" calcext:value-type="float">
            <text:p>0.001976294885608</text:p>
          </table:table-cell>
          <table:table-cell table:formula="of:=[.$B352]/[.$J352]" office:value-type="float" office:value="0.708396307754976" calcext:value-type="float">
            <text:p>0.708396307754976</text:p>
          </table:table-cell>
          <table:table-cell table:formula="of:=[.$C352]/[.$J352]" office:value-type="float" office:value="0.252998681341063" calcext:value-type="float">
            <text:p>0.252998681341063</text:p>
          </table:table-cell>
          <table:table-cell table:formula="of:=[.$D352]/[.$J352]" office:value-type="float" office:value="0" calcext:value-type="float">
            <text:p>0</text:p>
          </table:table-cell>
          <table:table-cell table:formula="of:=299792.458/[.$A352]" office:value-type="float" office:value="410.6746" calcext:value-type="float">
            <text:p>410.6746</text:p>
          </table:table-cell>
          <table:table-cell table:formula="of:=299792.458/[.$E352]" office:value-type="float" office:value="410.956076764907" calcext:value-type="float">
            <text:p>410.956076764907</text:p>
          </table:table-cell>
          <table:table-cell table:formula="of:=299792.458/[.$F352]" office:value-type="float" office:value="410.393508555784" calcext:value-type="float">
            <text:p>410.393508555784</text:p>
          </table:table-cell>
          <table:table-cell table:formula="of:=[.$O352]-[.$P352]" office:value-type="float" office:value="0.562568209123754" calcext:value-type="float">
            <text:p>0.562568209123754</text:p>
          </table:table-cell>
          <table:table-cell table:formula="of:=[.$B352]/[.$Q352]" office:value-type="float" office:value="0.00248858712116103" calcext:value-type="float">
            <text:p>0.002488587121161</text:p>
          </table:table-cell>
          <table:table-cell table:formula="of:=[.$C352]/[.$Q352]" office:value-type="float" office:value="0.000888781114700369" calcext:value-type="float">
            <text:p>0.0008887811147</text:p>
          </table:table-cell>
          <table:table-cell table:formula="of:=[.$D352]/[.$Q3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table:formula="of:=[.$A353]-0.5" office:value-type="float" office:value="730.5" calcext:value-type="float">
            <text:p>730.5</text:p>
          </table:table-cell>
          <table:table-cell table:formula="of:=[.$A353]+0.5" office:value-type="float" office:value="731.5" calcext:value-type="float">
            <text:p>731.5</text:p>
          </table:table-cell>
          <table:table-cell table:formula="of:=LOG([.$A353];2)-8" office:value-type="float" office:value="1.51372759595244" calcext:value-type="float">
            <text:p>1.51372759595244</text:p>
          </table:table-cell>
          <table:table-cell table:formula="of:=LOG([.$E353];2)-8" office:value-type="float" office:value="1.5127404628035" calcext:value-type="float">
            <text:p>1.5127404628035</text:p>
          </table:table-cell>
          <table:table-cell table:formula="of:=LOG([.$F353];2)-8" office:value-type="float" office:value="1.51471405413849" calcext:value-type="float">
            <text:p>1.51471405413849</text:p>
          </table:table-cell>
          <table:table-cell table:formula="of:=[.$I353]-[.$H353]" office:value-type="float" office:value="0.00197359133498765" calcext:value-type="float">
            <text:p>0.001973591334988</text:p>
          </table:table-cell>
          <table:table-cell table:formula="of:=[.$B353]/[.$J353]" office:value-type="float" office:value="0.658697662962803" calcext:value-type="float">
            <text:p>0.658697662962803</text:p>
          </table:table-cell>
          <table:table-cell table:formula="of:=[.$C353]/[.$J353]" office:value-type="float" office:value="0.253345254985693" calcext:value-type="float">
            <text:p>0.253345254985693</text:p>
          </table:table-cell>
          <table:table-cell table:formula="of:=[.$D353]/[.$J353]" office:value-type="float" office:value="0" calcext:value-type="float">
            <text:p>0</text:p>
          </table:table-cell>
          <table:table-cell table:formula="of:=299792.458/[.$A353]" office:value-type="float" office:value="410.112801641587" calcext:value-type="float">
            <text:p>410.112801641587</text:p>
          </table:table-cell>
          <table:table-cell table:formula="of:=299792.458/[.$E353]" office:value-type="float" office:value="410.393508555784" calcext:value-type="float">
            <text:p>410.393508555784</text:p>
          </table:table-cell>
          <table:table-cell table:formula="of:=299792.458/[.$F353]" office:value-type="float" office:value="409.8324784689" calcext:value-type="float">
            <text:p>409.8324784689</text:p>
          </table:table-cell>
          <table:table-cell table:formula="of:=[.$O353]-[.$P353]" office:value-type="float" office:value="0.561030086884159" calcext:value-type="float">
            <text:p>0.561030086884159</text:p>
          </table:table-cell>
          <table:table-cell table:formula="of:=[.$B353]/[.$Q353]" office:value-type="float" office:value="0.00231716628108115" calcext:value-type="float">
            <text:p>0.002317166281081</text:p>
          </table:table-cell>
          <table:table-cell table:formula="of:=[.$C353]/[.$Q353]" office:value-type="float" office:value="0.000891217800415826" calcext:value-type="float">
            <text:p>0.000891217800416</text:p>
          </table:table-cell>
          <table:table-cell table:formula="of:=[.$D353]/[.$Q3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table:formula="of:=[.$A354]-0.5" office:value-type="float" office:value="731.5" calcext:value-type="float">
            <text:p>731.5</text:p>
          </table:table-cell>
          <table:table-cell table:formula="of:=[.$A354]+0.5" office:value-type="float" office:value="732.5" calcext:value-type="float">
            <text:p>732.5</text:p>
          </table:table-cell>
          <table:table-cell table:formula="of:=LOG([.$A354];2)-8" office:value-type="float" office:value="1.51569983828404" calcext:value-type="float">
            <text:p>1.51569983828404</text:p>
          </table:table-cell>
          <table:table-cell table:formula="of:=LOG([.$E354];2)-8" office:value-type="float" office:value="1.51471405413849" calcext:value-type="float">
            <text:p>1.51471405413849</text:p>
          </table:table-cell>
          <table:table-cell table:formula="of:=LOG([.$F354];2)-8" office:value-type="float" office:value="1.51668494930961" calcext:value-type="float">
            <text:p>1.51668494930961</text:p>
          </table:table-cell>
          <table:table-cell table:formula="of:=[.$I354]-[.$H354]" office:value-type="float" office:value="0.00197089517112481" calcext:value-type="float">
            <text:p>0.001970895171125</text:p>
          </table:table-cell>
          <table:table-cell table:formula="of:=[.$B354]/[.$J354]" office:value-type="float" office:value="0.60886038871116" calcext:value-type="float">
            <text:p>0.60886038871116</text:p>
          </table:table-cell>
          <table:table-cell table:formula="of:=[.$C354]/[.$J354]" office:value-type="float" office:value="0.20295346290372" calcext:value-type="float">
            <text:p>0.20295346290372</text:p>
          </table:table-cell>
          <table:table-cell table:formula="of:=[.$D354]/[.$J354]" office:value-type="float" office:value="0" calcext:value-type="float">
            <text:p>0</text:p>
          </table:table-cell>
          <table:table-cell table:formula="of:=299792.458/[.$A354]" office:value-type="float" office:value="409.552538251366" calcext:value-type="float">
            <text:p>409.552538251366</text:p>
          </table:table-cell>
          <table:table-cell table:formula="of:=299792.458/[.$E354]" office:value-type="float" office:value="409.8324784689" calcext:value-type="float">
            <text:p>409.8324784689</text:p>
          </table:table-cell>
          <table:table-cell table:formula="of:=299792.458/[.$F354]" office:value-type="float" office:value="409.272980204778" calcext:value-type="float">
            <text:p>409.272980204778</text:p>
          </table:table-cell>
          <table:table-cell table:formula="of:=[.$O354]-[.$P354]" office:value-type="float" office:value="0.559498264121373" calcext:value-type="float">
            <text:p>0.559498264121373</text:p>
          </table:table-cell>
          <table:table-cell table:formula="of:=[.$B354]/[.$Q354]" office:value-type="float" office:value="0.00214477877225314" calcext:value-type="float">
            <text:p>0.002144778772253</text:p>
          </table:table-cell>
          <table:table-cell table:formula="of:=[.$C354]/[.$Q354]" office:value-type="float" office:value="0.000714926257417712" calcext:value-type="float">
            <text:p>0.000714926257418</text:p>
          </table:table-cell>
          <table:table-cell table:formula="of:=[.$D354]/[.$Q3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table:formula="of:=[.$A355]-0.5" office:value-type="float" office:value="732.5" calcext:value-type="float">
            <text:p>732.5</text:p>
          </table:table-cell>
          <table:table-cell table:formula="of:=[.$A355]+0.5" office:value-type="float" office:value="733.5" calcext:value-type="float">
            <text:p>733.5</text:p>
          </table:table-cell>
          <table:table-cell table:formula="of:=LOG([.$A355];2)-8" office:value-type="float" office:value="1.51766938813381" calcext:value-type="float">
            <text:p>1.51766938813381</text:p>
          </table:table-cell>
          <table:table-cell table:formula="of:=LOG([.$E355];2)-8" office:value-type="float" office:value="1.51668494930961" calcext:value-type="float">
            <text:p>1.51668494930961</text:p>
          </table:table-cell>
          <table:table-cell table:formula="of:=LOG([.$F355];2)-8" office:value-type="float" office:value="1.51865315567339" calcext:value-type="float">
            <text:p>1.51865315567339</text:p>
          </table:table-cell>
          <table:table-cell table:formula="of:=[.$I355]-[.$H355]" office:value-type="float" office:value="0.00196820636377737" calcext:value-type="float">
            <text:p>0.001968206363777</text:p>
          </table:table-cell>
          <table:table-cell table:formula="of:=[.$B355]/[.$J355]" office:value-type="float" office:value="0.609692165458183" calcext:value-type="float">
            <text:p>0.609692165458183</text:p>
          </table:table-cell>
          <table:table-cell table:formula="of:=[.$C355]/[.$J355]" office:value-type="float" office:value="0.203230721819394" calcext:value-type="float">
            <text:p>0.203230721819394</text:p>
          </table:table-cell>
          <table:table-cell table:formula="of:=[.$D355]/[.$J355]" office:value-type="float" office:value="0" calcext:value-type="float">
            <text:p>0</text:p>
          </table:table-cell>
          <table:table-cell table:formula="of:=299792.458/[.$A355]" office:value-type="float" office:value="408.993803547067" calcext:value-type="float">
            <text:p>408.993803547067</text:p>
          </table:table-cell>
          <table:table-cell table:formula="of:=299792.458/[.$E355]" office:value-type="float" office:value="409.272980204778" calcext:value-type="float">
            <text:p>409.272980204778</text:p>
          </table:table-cell>
          <table:table-cell table:formula="of:=299792.458/[.$F355]" office:value-type="float" office:value="408.715007498296" calcext:value-type="float">
            <text:p>408.715007498296</text:p>
          </table:table-cell>
          <table:table-cell table:formula="of:=[.$O355]-[.$P355]" office:value-type="float" office:value="0.557972706482303" calcext:value-type="float">
            <text:p>0.557972706482303</text:p>
          </table:table-cell>
          <table:table-cell table:formula="of:=[.$B355]/[.$Q355]" office:value-type="float" office:value="0.0021506428290468" calcext:value-type="float">
            <text:p>0.002150642829047</text:p>
          </table:table-cell>
          <table:table-cell table:formula="of:=[.$C355]/[.$Q355]" office:value-type="float" office:value="0.0007168809430156" calcext:value-type="float">
            <text:p>0.000716880943016</text:p>
          </table:table-cell>
          <table:table-cell table:formula="of:=[.$D355]/[.$Q3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table:formula="of:=[.$A356]-0.5" office:value-type="float" office:value="733.5" calcext:value-type="float">
            <text:p>733.5</text:p>
          </table:table-cell>
          <table:table-cell table:formula="of:=[.$A356]+0.5" office:value-type="float" office:value="734.5" calcext:value-type="float">
            <text:p>734.5</text:p>
          </table:table-cell>
          <table:table-cell table:formula="of:=LOG([.$A356];2)-8" office:value-type="float" office:value="1.51963625284321" calcext:value-type="float">
            <text:p>1.51963625284321</text:p>
          </table:table-cell>
          <table:table-cell table:formula="of:=LOG([.$E356];2)-8" office:value-type="float" office:value="1.51865315567339" calcext:value-type="float">
            <text:p>1.51865315567339</text:p>
          </table:table-cell>
          <table:table-cell table:formula="of:=LOG([.$F356];2)-8" office:value-type="float" office:value="1.52061868055628" calcext:value-type="float">
            <text:p>1.52061868055628</text:p>
          </table:table-cell>
          <table:table-cell table:formula="of:=[.$I356]-[.$H356]" office:value-type="float" office:value="0.00196552488289115" calcext:value-type="float">
            <text:p>0.001965524882891</text:p>
          </table:table-cell>
          <table:table-cell table:formula="of:=[.$B356]/[.$J356]" office:value-type="float" office:value="0.559646947019047" calcext:value-type="float">
            <text:p>0.559646947019047</text:p>
          </table:table-cell>
          <table:table-cell table:formula="of:=[.$C356]/[.$J356]" office:value-type="float" office:value="0.203507980734199" calcext:value-type="float">
            <text:p>0.203507980734199</text:p>
          </table:table-cell>
          <table:table-cell table:formula="of:=[.$D356]/[.$J356]" office:value-type="float" office:value="0" calcext:value-type="float">
            <text:p>0</text:p>
          </table:table-cell>
          <table:table-cell table:formula="of:=299792.458/[.$A356]" office:value-type="float" office:value="408.436591280654" calcext:value-type="float">
            <text:p>408.436591280654</text:p>
          </table:table-cell>
          <table:table-cell table:formula="of:=299792.458/[.$E356]" office:value-type="float" office:value="408.715007498296" calcext:value-type="float">
            <text:p>408.715007498296</text:p>
          </table:table-cell>
          <table:table-cell table:formula="of:=299792.458/[.$F356]" office:value-type="float" office:value="408.158554118448" calcext:value-type="float">
            <text:p>408.158554118448</text:p>
          </table:table-cell>
          <table:table-cell table:formula="of:=[.$O356]-[.$P356]" office:value-type="float" office:value="0.556453379847937" calcext:value-type="float">
            <text:p>0.556453379847937</text:p>
          </table:table-cell>
          <table:table-cell table:formula="of:=[.$B356]/[.$Q356]" office:value-type="float" office:value="0.001976805317097" calcext:value-type="float">
            <text:p>0.001976805317097</text:p>
          </table:table-cell>
          <table:table-cell table:formula="of:=[.$C356]/[.$Q356]" office:value-type="float" office:value="0.000718838297126182" calcext:value-type="float">
            <text:p>0.000718838297126</text:p>
          </table:table-cell>
          <table:table-cell table:formula="of:=[.$D356]/[.$Q3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table:formula="of:=[.$A357]-0.5" office:value-type="float" office:value="734.5" calcext:value-type="float">
            <text:p>734.5</text:p>
          </table:table-cell>
          <table:table-cell table:formula="of:=[.$A357]+0.5" office:value-type="float" office:value="735.5" calcext:value-type="float">
            <text:p>735.5</text:p>
          </table:table-cell>
          <table:table-cell table:formula="of:=LOG([.$A357];2)-8" office:value-type="float" office:value="1.52160043972373" calcext:value-type="float">
            <text:p>1.52160043972373</text:p>
          </table:table-cell>
          <table:table-cell table:formula="of:=LOG([.$E357];2)-8" office:value-type="float" office:value="1.52061868055628" calcext:value-type="float">
            <text:p>1.52061868055628</text:p>
          </table:table-cell>
          <table:table-cell table:formula="of:=LOG([.$F357];2)-8" office:value-type="float" office:value="1.52258153125483" calcext:value-type="float">
            <text:p>1.52258153125483</text:p>
          </table:table-cell>
          <table:table-cell table:formula="of:=[.$I357]-[.$H357]" office:value-type="float" office:value="0.00196285069855051" calcext:value-type="float">
            <text:p>0.001962850698551</text:p>
          </table:table-cell>
          <table:table-cell table:formula="of:=[.$B357]/[.$J357]" office:value-type="float" office:value="0.509463099123362" calcext:value-type="float">
            <text:p>0.509463099123362</text:p>
          </table:table-cell>
          <table:table-cell table:formula="of:=[.$C357]/[.$J357]" office:value-type="float" office:value="0.203785239649345" calcext:value-type="float">
            <text:p>0.203785239649345</text:p>
          </table:table-cell>
          <table:table-cell table:formula="of:=[.$D357]/[.$J357]" office:value-type="float" office:value="0" calcext:value-type="float">
            <text:p>0</text:p>
          </table:table-cell>
          <table:table-cell table:formula="of:=299792.458/[.$A357]" office:value-type="float" office:value="407.880895238095" calcext:value-type="float">
            <text:p>407.880895238095</text:p>
          </table:table-cell>
          <table:table-cell table:formula="of:=299792.458/[.$E357]" office:value-type="float" office:value="408.158554118448" calcext:value-type="float">
            <text:p>408.158554118448</text:p>
          </table:table-cell>
          <table:table-cell table:formula="of:=299792.458/[.$F357]" office:value-type="float" office:value="407.603613868117" calcext:value-type="float">
            <text:p>407.603613868117</text:p>
          </table:table-cell>
          <table:table-cell table:formula="of:=[.$O357]-[.$P357]" office:value-type="float" office:value="0.554940250331015" calcext:value-type="float">
            <text:p>0.554940250331015</text:p>
          </table:table-cell>
          <table:table-cell table:formula="of:=[.$B357]/[.$Q357]" office:value-type="float" office:value="0.00180199579937392" calcext:value-type="float">
            <text:p>0.001801995799374</text:p>
          </table:table-cell>
          <table:table-cell table:formula="of:=[.$C357]/[.$Q357]" office:value-type="float" office:value="0.000720798319749568" calcext:value-type="float">
            <text:p>0.00072079831975</text:p>
          </table:table-cell>
          <table:table-cell table:formula="of:=[.$D357]/[.$Q3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table:formula="of:=[.$A358]-0.5" office:value-type="float" office:value="735.5" calcext:value-type="float">
            <text:p>735.5</text:p>
          </table:table-cell>
          <table:table-cell table:formula="of:=[.$A358]+0.5" office:value-type="float" office:value="736.5" calcext:value-type="float">
            <text:p>736.5</text:p>
          </table:table-cell>
          <table:table-cell table:formula="of:=LOG([.$A358];2)-8" office:value-type="float" office:value="1.52356195605701" calcext:value-type="float">
            <text:p>1.52356195605701</text:p>
          </table:table-cell>
          <table:table-cell table:formula="of:=LOG([.$E358];2)-8" office:value-type="float" office:value="1.52258153125483" calcext:value-type="float">
            <text:p>1.52258153125483</text:p>
          </table:table-cell>
          <table:table-cell table:formula="of:=LOG([.$F358];2)-8" office:value-type="float" office:value="1.52454171503585" calcext:value-type="float">
            <text:p>1.52454171503585</text:p>
          </table:table-cell>
          <table:table-cell table:formula="of:=[.$I358]-[.$H358]" office:value-type="float" office:value="0.00196018378101925" calcext:value-type="float">
            <text:p>0.001960183781019</text:p>
          </table:table-cell>
          <table:table-cell table:formula="of:=[.$B358]/[.$J358]" office:value-type="float" office:value="0.459140621769669" calcext:value-type="float">
            <text:p>0.459140621769669</text:p>
          </table:table-cell>
          <table:table-cell table:formula="of:=[.$C358]/[.$J358]" office:value-type="float" office:value="0.153046873923223" calcext:value-type="float">
            <text:p>0.153046873923223</text:p>
          </table:table-cell>
          <table:table-cell table:formula="of:=[.$D358]/[.$J358]" office:value-type="float" office:value="0" calcext:value-type="float">
            <text:p>0</text:p>
          </table:table-cell>
          <table:table-cell table:formula="of:=299792.458/[.$A358]" office:value-type="float" office:value="407.32670923913" calcext:value-type="float">
            <text:p>407.32670923913</text:p>
          </table:table-cell>
          <table:table-cell table:formula="of:=299792.458/[.$E358]" office:value-type="float" office:value="407.603613868117" calcext:value-type="float">
            <text:p>407.603613868117</text:p>
          </table:table-cell>
          <table:table-cell table:formula="of:=299792.458/[.$F358]" office:value-type="float" office:value="407.050180583842" calcext:value-type="float">
            <text:p>407.050180583842</text:p>
          </table:table-cell>
          <table:table-cell table:formula="of:=[.$O358]-[.$P358]" office:value-type="float" office:value="0.553433284274433" calcext:value-type="float">
            <text:p>0.553433284274433</text:p>
          </table:table-cell>
          <table:table-cell table:formula="of:=[.$B358]/[.$Q358]" office:value-type="float" office:value="0.0016262122744929" calcext:value-type="float">
            <text:p>0.001626212274493</text:p>
          </table:table-cell>
          <table:table-cell table:formula="of:=[.$C358]/[.$Q358]" office:value-type="float" office:value="0.000542070758164299" calcext:value-type="float">
            <text:p>0.000542070758164</text:p>
          </table:table-cell>
          <table:table-cell table:formula="of:=[.$D358]/[.$Q3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table:formula="of:=[.$A359]-0.5" office:value-type="float" office:value="736.5" calcext:value-type="float">
            <text:p>736.5</text:p>
          </table:table-cell>
          <table:table-cell table:formula="of:=[.$A359]+0.5" office:value-type="float" office:value="737.5" calcext:value-type="float">
            <text:p>737.5</text:p>
          </table:table-cell>
          <table:table-cell table:formula="of:=LOG([.$A359];2)-8" office:value-type="float" office:value="1.52552080909507" calcext:value-type="float">
            <text:p>1.52552080909507</text:p>
          </table:table-cell>
          <table:table-cell table:formula="of:=LOG([.$E359];2)-8" office:value-type="float" office:value="1.52454171503585" calcext:value-type="float">
            <text:p>1.52454171503585</text:p>
          </table:table-cell>
          <table:table-cell table:formula="of:=LOG([.$F359];2)-8" office:value-type="float" office:value="1.52649923913657" calcext:value-type="float">
            <text:p>1.52649923913657</text:p>
          </table:table-cell>
          <table:table-cell table:formula="of:=[.$I359]-[.$H359]" office:value-type="float" office:value="0.00195752410071748" calcext:value-type="float">
            <text:p>0.001957524100717</text:p>
          </table:table-cell>
          <table:table-cell table:formula="of:=[.$B359]/[.$J359]" office:value-type="float" office:value="0.459764454327857" calcext:value-type="float">
            <text:p>0.459764454327857</text:p>
          </table:table-cell>
          <table:table-cell table:formula="of:=[.$C359]/[.$J359]" office:value-type="float" office:value="0.153254818109286" calcext:value-type="float">
            <text:p>0.153254818109286</text:p>
          </table:table-cell>
          <table:table-cell table:formula="of:=[.$D359]/[.$J359]" office:value-type="float" office:value="0" calcext:value-type="float">
            <text:p>0</text:p>
          </table:table-cell>
          <table:table-cell table:formula="of:=299792.458/[.$A359]" office:value-type="float" office:value="406.774027137042" calcext:value-type="float">
            <text:p>406.774027137042</text:p>
          </table:table-cell>
          <table:table-cell table:formula="of:=299792.458/[.$E359]" office:value-type="float" office:value="407.050180583842" calcext:value-type="float">
            <text:p>407.050180583842</text:p>
          </table:table-cell>
          <table:table-cell table:formula="of:=299792.458/[.$F359]" office:value-type="float" office:value="406.498248135593" calcext:value-type="float">
            <text:p>406.498248135593</text:p>
          </table:table-cell>
          <table:table-cell table:formula="of:=[.$O359]-[.$P359]" office:value-type="float" office:value="0.551932448249261" calcext:value-type="float">
            <text:p>0.551932448249261</text:p>
          </table:table-cell>
          <table:table-cell table:formula="of:=[.$B359]/[.$Q359]" office:value-type="float" office:value="0.001630634333703" calcext:value-type="float">
            <text:p>0.001630634333703</text:p>
          </table:table-cell>
          <table:table-cell table:formula="of:=[.$C359]/[.$Q359]" office:value-type="float" office:value="0.000543544777901001" calcext:value-type="float">
            <text:p>0.000543544777901</text:p>
          </table:table-cell>
          <table:table-cell table:formula="of:=[.$D359]/[.$Q3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table:formula="of:=[.$A360]-0.5" office:value-type="float" office:value="737.5" calcext:value-type="float">
            <text:p>737.5</text:p>
          </table:table-cell>
          <table:table-cell table:formula="of:=[.$A360]+0.5" office:value-type="float" office:value="738.5" calcext:value-type="float">
            <text:p>738.5</text:p>
          </table:table-cell>
          <table:table-cell table:formula="of:=LOG([.$A360];2)-8" office:value-type="float" office:value="1.5274770060604" calcext:value-type="float">
            <text:p>1.5274770060604</text:p>
          </table:table-cell>
          <table:table-cell table:formula="of:=LOG([.$E360];2)-8" office:value-type="float" office:value="1.52649923913657" calcext:value-type="float">
            <text:p>1.52649923913657</text:p>
          </table:table-cell>
          <table:table-cell table:formula="of:=LOG([.$F360];2)-8" office:value-type="float" office:value="1.52845411076479" calcext:value-type="float">
            <text:p>1.52845411076479</text:p>
          </table:table-cell>
          <table:table-cell table:formula="of:=[.$I360]-[.$H360]" office:value-type="float" office:value="0.00195487162822161" calcext:value-type="float">
            <text:p>0.001954871628222</text:p>
          </table:table-cell>
          <table:table-cell table:formula="of:=[.$B360]/[.$J360]" office:value-type="float" office:value="0.409234032788014" calcext:value-type="float">
            <text:p>0.409234032788014</text:p>
          </table:table-cell>
          <table:table-cell table:formula="of:=[.$C360]/[.$J360]" office:value-type="float" office:value="0.153462762295505" calcext:value-type="float">
            <text:p>0.153462762295505</text:p>
          </table:table-cell>
          <table:table-cell table:formula="of:=[.$D360]/[.$J360]" office:value-type="float" office:value="0" calcext:value-type="float">
            <text:p>0</text:p>
          </table:table-cell>
          <table:table-cell table:formula="of:=299792.458/[.$A360]" office:value-type="float" office:value="406.222842818428" calcext:value-type="float">
            <text:p>406.222842818428</text:p>
          </table:table-cell>
          <table:table-cell table:formula="of:=299792.458/[.$E360]" office:value-type="float" office:value="406.498248135593" calcext:value-type="float">
            <text:p>406.498248135593</text:p>
          </table:table-cell>
          <table:table-cell table:formula="of:=299792.458/[.$F360]" office:value-type="float" office:value="405.94781042654" calcext:value-type="float">
            <text:p>405.94781042654</text:p>
          </table:table-cell>
          <table:table-cell table:formula="of:=[.$O360]-[.$P360]" office:value-type="float" office:value="0.550437709052915" calcext:value-type="float">
            <text:p>0.550437709052915</text:p>
          </table:table-cell>
          <table:table-cell table:formula="of:=[.$B360]/[.$Q360]" office:value-type="float" office:value="0.00145338879739268" calcext:value-type="float">
            <text:p>0.001453388797393</text:p>
          </table:table-cell>
          <table:table-cell table:formula="of:=[.$C360]/[.$Q360]" office:value-type="float" office:value="0.000545020799022257" calcext:value-type="float">
            <text:p>0.000545020799022</text:p>
          </table:table-cell>
          <table:table-cell table:formula="of:=[.$D360]/[.$Q3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table:formula="of:=[.$A361]-0.5" office:value-type="float" office:value="738.5" calcext:value-type="float">
            <text:p>738.5</text:p>
          </table:table-cell>
          <table:table-cell table:formula="of:=[.$A361]+0.5" office:value-type="float" office:value="739.5" calcext:value-type="float">
            <text:p>739.5</text:p>
          </table:table-cell>
          <table:table-cell table:formula="of:=LOG([.$A361];2)-8" office:value-type="float" office:value="1.52943055414615" calcext:value-type="float">
            <text:p>1.52943055414615</text:p>
          </table:table-cell>
          <table:table-cell table:formula="of:=LOG([.$E361];2)-8" office:value-type="float" office:value="1.52845411076479" calcext:value-type="float">
            <text:p>1.52845411076479</text:p>
          </table:table-cell>
          <table:table-cell table:formula="of:=LOG([.$F361];2)-8" office:value-type="float" office:value="1.53040633709907" calcext:value-type="float">
            <text:p>1.53040633709907</text:p>
          </table:table-cell>
          <table:table-cell table:formula="of:=[.$I361]-[.$H361]" office:value-type="float" office:value="0.00195222633427861" calcext:value-type="float">
            <text:p>0.001952226334279</text:p>
          </table:table-cell>
          <table:table-cell table:formula="of:=[.$B361]/[.$J361]" office:value-type="float" office:value="0.35856498178971" calcext:value-type="float">
            <text:p>0.35856498178971</text:p>
          </table:table-cell>
          <table:table-cell table:formula="of:=[.$C361]/[.$J361]" office:value-type="float" office:value="0.153670706481304" calcext:value-type="float">
            <text:p>0.153670706481304</text:p>
          </table:table-cell>
          <table:table-cell table:formula="of:=[.$D361]/[.$J361]" office:value-type="float" office:value="0" calcext:value-type="float">
            <text:p>0</text:p>
          </table:table-cell>
          <table:table-cell table:formula="of:=299792.458/[.$A361]" office:value-type="float" office:value="405.673150202977" calcext:value-type="float">
            <text:p>405.673150202977</text:p>
          </table:table-cell>
          <table:table-cell table:formula="of:=299792.458/[.$E361]" office:value-type="float" office:value="405.94781042654" calcext:value-type="float">
            <text:p>405.94781042654</text:p>
          </table:table-cell>
          <table:table-cell table:formula="of:=299792.458/[.$F361]" office:value-type="float" office:value="405.398861392833" calcext:value-type="float">
            <text:p>405.398861392833</text:p>
          </table:table-cell>
          <table:table-cell table:formula="of:=[.$O361]-[.$P361]" office:value-type="float" office:value="0.548949033707288" calcext:value-type="float">
            <text:p>0.548949033707288</text:p>
          </table:table-cell>
          <table:table-cell table:formula="of:=[.$B361]/[.$Q361]" office:value-type="float" office:value="0.00127516391689881" calcext:value-type="float">
            <text:p>0.001275163916899</text:p>
          </table:table-cell>
          <table:table-cell table:formula="of:=[.$C361]/[.$Q361]" office:value-type="float" office:value="0.00054649882152806" calcext:value-type="float">
            <text:p>0.000546498821528</text:p>
          </table:table-cell>
          <table:table-cell table:formula="of:=[.$D361]/[.$Q3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formula="of:=[.$A362]-0.5" office:value-type="float" office:value="739.5" calcext:value-type="float">
            <text:p>739.5</text:p>
          </table:table-cell>
          <table:table-cell table:formula="of:=[.$A362]+0.5" office:value-type="float" office:value="740.5" calcext:value-type="float">
            <text:p>740.5</text:p>
          </table:table-cell>
          <table:table-cell table:formula="of:=LOG([.$A362];2)-8" office:value-type="float" office:value="1.53138146051631" calcext:value-type="float">
            <text:p>1.53138146051631</text:p>
          </table:table-cell>
          <table:table-cell table:formula="of:=LOG([.$E362];2)-8" office:value-type="float" office:value="1.53040633709907" calcext:value-type="float">
            <text:p>1.53040633709907</text:p>
          </table:table-cell>
          <table:table-cell table:formula="of:=LOG([.$F362];2)-8" office:value-type="float" office:value="1.53235592528885" calcext:value-type="float">
            <text:p>1.53235592528885</text:p>
          </table:table-cell>
          <table:table-cell table:formula="of:=[.$I362]-[.$H362]" office:value-type="float" office:value="0.00194958818978108" calcext:value-type="float">
            <text:p>0.001949588189781</text:p>
          </table:table-cell>
          <table:table-cell table:formula="of:=[.$B362]/[.$J362]" office:value-type="float" office:value="0.359050184889868" calcext:value-type="float">
            <text:p>0.359050184889868</text:p>
          </table:table-cell>
          <table:table-cell table:formula="of:=[.$C362]/[.$J362]" office:value-type="float" office:value="0.102585767111391" calcext:value-type="float">
            <text:p>0.102585767111391</text:p>
          </table:table-cell>
          <table:table-cell table:formula="of:=[.$D362]/[.$J362]" office:value-type="float" office:value="0" calcext:value-type="float">
            <text:p>0</text:p>
          </table:table-cell>
          <table:table-cell table:formula="of:=299792.458/[.$A362]" office:value-type="float" office:value="405.124943243243" calcext:value-type="float">
            <text:p>405.124943243243</text:p>
          </table:table-cell>
          <table:table-cell table:formula="of:=299792.458/[.$E362]" office:value-type="float" office:value="405.398861392833" calcext:value-type="float">
            <text:p>405.398861392833</text:p>
          </table:table-cell>
          <table:table-cell table:formula="of:=299792.458/[.$F362]" office:value-type="float" office:value="404.851395003376" calcext:value-type="float">
            <text:p>404.851395003376</text:p>
          </table:table-cell>
          <table:table-cell table:formula="of:=[.$O362]-[.$P362]" office:value-type="float" office:value="0.547466389456929" calcext:value-type="float">
            <text:p>0.547466389456929</text:p>
          </table:table-cell>
          <table:table-cell table:formula="of:=[.$B362]/[.$Q362]" office:value-type="float" office:value="0.00127861730597632" calcext:value-type="float">
            <text:p>0.001278617305976</text:p>
          </table:table-cell>
          <table:table-cell table:formula="of:=[.$C362]/[.$Q362]" office:value-type="float" office:value="0.000365319230278948" calcext:value-type="float">
            <text:p>0.000365319230279</text:p>
          </table:table-cell>
          <table:table-cell table:formula="of:=[.$D362]/[.$Q3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formula="of:=[.$A363]-0.5" office:value-type="float" office:value="740.5" calcext:value-type="float">
            <text:p>740.5</text:p>
          </table:table-cell>
          <table:table-cell table:formula="of:=[.$A363]+0.5" office:value-type="float" office:value="741.5" calcext:value-type="float">
            <text:p>741.5</text:p>
          </table:table-cell>
          <table:table-cell table:formula="of:=LOG([.$A363];2)-8" office:value-type="float" office:value="1.53332973230583" calcext:value-type="float">
            <text:p>1.53332973230583</text:p>
          </table:table-cell>
          <table:table-cell table:formula="of:=LOG([.$E363];2)-8" office:value-type="float" office:value="1.53235592528885" calcext:value-type="float">
            <text:p>1.53235592528885</text:p>
          </table:table-cell>
          <table:table-cell table:formula="of:=LOG([.$F363];2)-8" office:value-type="float" office:value="1.53430288245463" calcext:value-type="float">
            <text:p>1.53430288245463</text:p>
          </table:table-cell>
          <table:table-cell table:formula="of:=[.$I363]-[.$H363]" office:value-type="float" office:value="0.00194695716578153" calcext:value-type="float">
            <text:p>0.001946957165782</text:p>
          </table:table-cell>
          <table:table-cell table:formula="of:=[.$B363]/[.$J363]" office:value-type="float" office:value="0.308173189706079" calcext:value-type="float">
            <text:p>0.308173189706079</text:p>
          </table:table-cell>
          <table:table-cell table:formula="of:=[.$C363]/[.$J363]" office:value-type="float" office:value="0.102724396568693" calcext:value-type="float">
            <text:p>0.102724396568693</text:p>
          </table:table-cell>
          <table:table-cell table:formula="of:=[.$D363]/[.$J363]" office:value-type="float" office:value="0" calcext:value-type="float">
            <text:p>0</text:p>
          </table:table-cell>
          <table:table-cell table:formula="of:=299792.458/[.$A363]" office:value-type="float" office:value="404.578215924427" calcext:value-type="float">
            <text:p>404.578215924427</text:p>
          </table:table-cell>
          <table:table-cell table:formula="of:=299792.458/[.$E363]" office:value-type="float" office:value="404.851395003376" calcext:value-type="float">
            <text:p>404.851395003376</text:p>
          </table:table-cell>
          <table:table-cell table:formula="of:=299792.458/[.$F363]" office:value-type="float" office:value="404.305405259609" calcext:value-type="float">
            <text:p>404.305405259609</text:p>
          </table:table-cell>
          <table:table-cell table:formula="of:=[.$O363]-[.$P363]" office:value-type="float" office:value="0.545989743767166" calcext:value-type="float">
            <text:p>0.545989743767166</text:p>
          </table:table-cell>
          <table:table-cell table:formula="of:=[.$B363]/[.$Q363]" office:value-type="float" office:value="0.0010989217413869" calcext:value-type="float">
            <text:p>0.001098921741387</text:p>
          </table:table-cell>
          <table:table-cell table:formula="of:=[.$C363]/[.$Q363]" office:value-type="float" office:value="0.000366307247128966" calcext:value-type="float">
            <text:p>0.000366307247129</text:p>
          </table:table-cell>
          <table:table-cell table:formula="of:=[.$D363]/[.$Q3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formula="of:=[.$A364]-0.5" office:value-type="float" office:value="741.5" calcext:value-type="float">
            <text:p>741.5</text:p>
          </table:table-cell>
          <table:table-cell table:formula="of:=[.$A364]+0.5" office:value-type="float" office:value="742.5" calcext:value-type="float">
            <text:p>742.5</text:p>
          </table:table-cell>
          <table:table-cell table:formula="of:=LOG([.$A364];2)-8" office:value-type="float" office:value="1.5352753766208" calcext:value-type="float">
            <text:p>1.5352753766208</text:p>
          </table:table-cell>
          <table:table-cell table:formula="of:=LOG([.$E364];2)-8" office:value-type="float" office:value="1.53430288245463" calcext:value-type="float">
            <text:p>1.53430288245463</text:p>
          </table:table-cell>
          <table:table-cell table:formula="of:=LOG([.$F364];2)-8" office:value-type="float" office:value="1.53624721568813" calcext:value-type="float">
            <text:p>1.53624721568813</text:p>
          </table:table-cell>
          <table:table-cell table:formula="of:=[.$I364]-[.$H364]" office:value-type="float" office:value="0.00194433323349763" calcext:value-type="float">
            <text:p>0.001944333233498</text:p>
          </table:table-cell>
          <table:table-cell table:formula="of:=[.$B364]/[.$J364]" office:value-type="float" office:value="0.308589078077254" calcext:value-type="float">
            <text:p>0.308589078077254</text:p>
          </table:table-cell>
          <table:table-cell table:formula="of:=[.$C364]/[.$J364]" office:value-type="float" office:value="0.102863026025751" calcext:value-type="float">
            <text:p>0.102863026025751</text:p>
          </table:table-cell>
          <table:table-cell table:formula="of:=[.$D364]/[.$J364]" office:value-type="float" office:value="0" calcext:value-type="float">
            <text:p>0</text:p>
          </table:table-cell>
          <table:table-cell table:formula="of:=299792.458/[.$A364]" office:value-type="float" office:value="404.032962264151" calcext:value-type="float">
            <text:p>404.032962264151</text:p>
          </table:table-cell>
          <table:table-cell table:formula="of:=299792.458/[.$E364]" office:value-type="float" office:value="404.305405259609" calcext:value-type="float">
            <text:p>404.305405259609</text:p>
          </table:table-cell>
          <table:table-cell table:formula="of:=299792.458/[.$F364]" office:value-type="float" office:value="403.760886195286" calcext:value-type="float">
            <text:p>403.760886195286</text:p>
          </table:table-cell>
          <table:table-cell table:formula="of:=[.$O364]-[.$P364]" office:value-type="float" office:value="0.544519064322742" calcext:value-type="float">
            <text:p>0.544519064322742</text:p>
          </table:table-cell>
          <table:table-cell table:formula="of:=[.$B364]/[.$Q364]" office:value-type="float" office:value="0.00110188979470584" calcext:value-type="float">
            <text:p>0.001101889794706</text:p>
          </table:table-cell>
          <table:table-cell table:formula="of:=[.$C364]/[.$Q364]" office:value-type="float" office:value="0.000367296598235279" calcext:value-type="float">
            <text:p>0.000367296598235</text:p>
          </table:table-cell>
          <table:table-cell table:formula="of:=[.$D364]/[.$Q3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formula="of:=[.$A365]-0.5" office:value-type="float" office:value="742.5" calcext:value-type="float">
            <text:p>742.5</text:p>
          </table:table-cell>
          <table:table-cell table:formula="of:=[.$A365]+0.5" office:value-type="float" office:value="743.5" calcext:value-type="float">
            <text:p>743.5</text:p>
          </table:table-cell>
          <table:table-cell table:formula="of:=LOG([.$A365];2)-8" office:value-type="float" office:value="1.5372184005386" calcext:value-type="float">
            <text:p>1.5372184005386</text:p>
          </table:table-cell>
          <table:table-cell table:formula="of:=LOG([.$E365];2)-8" office:value-type="float" office:value="1.53624721568813" calcext:value-type="float">
            <text:p>1.53624721568813</text:p>
          </table:table-cell>
          <table:table-cell table:formula="of:=LOG([.$F365];2)-8" office:value-type="float" office:value="1.53818893205242" calcext:value-type="float">
            <text:p>1.53818893205242</text:p>
          </table:table-cell>
          <table:table-cell table:formula="of:=[.$I365]-[.$H365]" office:value-type="float" office:value="0.00194171636429097" calcext:value-type="float">
            <text:p>0.001941716364291</text:p>
          </table:table-cell>
          <table:table-cell table:formula="of:=[.$B365]/[.$J365]" office:value-type="float" office:value="0.309004966448379" calcext:value-type="float">
            <text:p>0.309004966448379</text:p>
          </table:table-cell>
          <table:table-cell table:formula="of:=[.$C365]/[.$J365]" office:value-type="float" office:value="0.103001655482793" calcext:value-type="float">
            <text:p>0.103001655482793</text:p>
          </table:table-cell>
          <table:table-cell table:formula="of:=[.$D365]/[.$J365]" office:value-type="float" office:value="0" calcext:value-type="float">
            <text:p>0</text:p>
          </table:table-cell>
          <table:table-cell table:formula="of:=299792.458/[.$A365]" office:value-type="float" office:value="403.489176312248" calcext:value-type="float">
            <text:p>403.489176312248</text:p>
          </table:table-cell>
          <table:table-cell table:formula="of:=299792.458/[.$E365]" office:value-type="float" office:value="403.760886195286" calcext:value-type="float">
            <text:p>403.760886195286</text:p>
          </table:table-cell>
          <table:table-cell table:formula="of:=299792.458/[.$F365]" office:value-type="float" office:value="403.217831876261" calcext:value-type="float">
            <text:p>403.217831876261</text:p>
          </table:table-cell>
          <table:table-cell table:formula="of:=[.$O365]-[.$P365]" office:value-type="float" office:value="0.543054319025259" calcext:value-type="float">
            <text:p>0.543054319025259</text:p>
          </table:table-cell>
          <table:table-cell table:formula="of:=[.$B365]/[.$Q365]" office:value-type="float" office:value="0.00110486185079414" calcext:value-type="float">
            <text:p>0.001104861850794</text:p>
          </table:table-cell>
          <table:table-cell table:formula="of:=[.$C365]/[.$Q365]" office:value-type="float" office:value="0.000368287283598047" calcext:value-type="float">
            <text:p>0.000368287283598</text:p>
          </table:table-cell>
          <table:table-cell table:formula="of:=[.$D365]/[.$Q3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formula="of:=[.$A366]-0.5" office:value-type="float" office:value="743.5" calcext:value-type="float">
            <text:p>743.5</text:p>
          </table:table-cell>
          <table:table-cell table:formula="of:=[.$A366]+0.5" office:value-type="float" office:value="744.5" calcext:value-type="float">
            <text:p>744.5</text:p>
          </table:table-cell>
          <table:table-cell table:formula="of:=LOG([.$A366];2)-8" office:value-type="float" office:value="1.53915881110803" calcext:value-type="float">
            <text:p>1.53915881110803</text:p>
          </table:table-cell>
          <table:table-cell table:formula="of:=LOG([.$E366];2)-8" office:value-type="float" office:value="1.53818893205242" calcext:value-type="float">
            <text:p>1.53818893205242</text:p>
          </table:table-cell>
          <table:table-cell table:formula="of:=LOG([.$F366];2)-8" office:value-type="float" office:value="1.5401280385821" calcext:value-type="float">
            <text:p>1.5401280385821</text:p>
          </table:table-cell>
          <table:table-cell table:formula="of:=[.$I366]-[.$H366]" office:value-type="float" office:value="0.00193910652968121" calcext:value-type="float">
            <text:p>0.001939106529681</text:p>
          </table:table-cell>
          <table:table-cell table:formula="of:=[.$B366]/[.$J366]" office:value-type="float" office:value="0.257850712349568" calcext:value-type="float">
            <text:p>0.257850712349568</text:p>
          </table:table-cell>
          <table:table-cell table:formula="of:=[.$C366]/[.$J366]" office:value-type="float" office:value="0.103140284939827" calcext:value-type="float">
            <text:p>0.103140284939827</text:p>
          </table:table-cell>
          <table:table-cell table:formula="of:=[.$D366]/[.$J366]" office:value-type="float" office:value="0" calcext:value-type="float">
            <text:p>0</text:p>
          </table:table-cell>
          <table:table-cell table:formula="of:=299792.458/[.$A366]" office:value-type="float" office:value="402.946852150538" calcext:value-type="float">
            <text:p>402.946852150538</text:p>
          </table:table-cell>
          <table:table-cell table:formula="of:=299792.458/[.$E366]" office:value-type="float" office:value="403.217831876261" calcext:value-type="float">
            <text:p>403.217831876261</text:p>
          </table:table-cell>
          <table:table-cell table:formula="of:=299792.458/[.$F366]" office:value-type="float" office:value="402.676236400269" calcext:value-type="float">
            <text:p>402.676236400269</text:p>
          </table:table-cell>
          <table:table-cell table:formula="of:=[.$O366]-[.$P366]" office:value-type="float" office:value="0.541595475992267" calcext:value-type="float">
            <text:p>0.541595475992267</text:p>
          </table:table-cell>
          <table:table-cell table:formula="of:=[.$B366]/[.$Q366]" office:value-type="float" office:value="0.000923198258042944" calcext:value-type="float">
            <text:p>0.000923198258043</text:p>
          </table:table-cell>
          <table:table-cell table:formula="of:=[.$C366]/[.$Q366]" office:value-type="float" office:value="0.000369279303217178" calcext:value-type="float">
            <text:p>0.000369279303217</text:p>
          </table:table-cell>
          <table:table-cell table:formula="of:=[.$D366]/[.$Q3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formula="of:=[.$A367]-0.5" office:value-type="float" office:value="744.5" calcext:value-type="float">
            <text:p>744.5</text:p>
          </table:table-cell>
          <table:table-cell table:formula="of:=[.$A367]+0.5" office:value-type="float" office:value="745.5" calcext:value-type="float">
            <text:p>745.5</text:p>
          </table:table-cell>
          <table:table-cell table:formula="of:=LOG([.$A367];2)-8" office:value-type="float" office:value="1.54109661534952" calcext:value-type="float">
            <text:p>1.54109661534952</text:p>
          </table:table-cell>
          <table:table-cell table:formula="of:=LOG([.$E367];2)-8" office:value-type="float" office:value="1.5401280385821" calcext:value-type="float">
            <text:p>1.5401280385821</text:p>
          </table:table-cell>
          <table:table-cell table:formula="of:=LOG([.$F367];2)-8" office:value-type="float" office:value="1.54206454228344" calcext:value-type="float">
            <text:p>1.54206454228344</text:p>
          </table:table-cell>
          <table:table-cell table:formula="of:=[.$I367]-[.$H367]" office:value-type="float" office:value="0.00193650370134257" calcext:value-type="float">
            <text:p>0.001936503701343</text:p>
          </table:table-cell>
          <table:table-cell table:formula="of:=[.$B367]/[.$J367]" office:value-type="float" office:value="0.258197285991941" calcext:value-type="float">
            <text:p>0.258197285991941</text:p>
          </table:table-cell>
          <table:table-cell table:formula="of:=[.$C367]/[.$J367]" office:value-type="float" office:value="0.103278914396776" calcext:value-type="float">
            <text:p>0.103278914396776</text:p>
          </table:table-cell>
          <table:table-cell table:formula="of:=[.$D367]/[.$J367]" office:value-type="float" office:value="0" calcext:value-type="float">
            <text:p>0</text:p>
          </table:table-cell>
          <table:table-cell table:formula="of:=299792.458/[.$A367]" office:value-type="float" office:value="402.405983892617" calcext:value-type="float">
            <text:p>402.405983892617</text:p>
          </table:table-cell>
          <table:table-cell table:formula="of:=299792.458/[.$E367]" office:value-type="float" office:value="402.676236400269" calcext:value-type="float">
            <text:p>402.676236400269</text:p>
          </table:table-cell>
          <table:table-cell table:formula="of:=299792.458/[.$F367]" office:value-type="float" office:value="402.136093896714" calcext:value-type="float">
            <text:p>402.136093896714</text:p>
          </table:table-cell>
          <table:table-cell table:formula="of:=[.$O367]-[.$P367]" office:value-type="float" office:value="0.540142503555046" calcext:value-type="float">
            <text:p>0.540142503555046</text:p>
          </table:table-cell>
          <table:table-cell table:formula="of:=[.$B367]/[.$Q367]" office:value-type="float" office:value="0.000925681642731611" calcext:value-type="float">
            <text:p>0.000925681642732</text:p>
          </table:table-cell>
          <table:table-cell table:formula="of:=[.$C367]/[.$Q367]" office:value-type="float" office:value="0.000370272657092644" calcext:value-type="float">
            <text:p>0.000370272657093</text:p>
          </table:table-cell>
          <table:table-cell table:formula="of:=[.$D367]/[.$Q3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formula="of:=[.$A368]-0.5" office:value-type="float" office:value="745.5" calcext:value-type="float">
            <text:p>745.5</text:p>
          </table:table-cell>
          <table:table-cell table:formula="of:=[.$A368]+0.5" office:value-type="float" office:value="746.5" calcext:value-type="float">
            <text:p>746.5</text:p>
          </table:table-cell>
          <table:table-cell table:formula="of:=LOG([.$A368];2)-8" office:value-type="float" office:value="1.54303182025524" calcext:value-type="float">
            <text:p>1.54303182025524</text:p>
          </table:table-cell>
          <table:table-cell table:formula="of:=LOG([.$E368];2)-8" office:value-type="float" office:value="1.54206454228344" calcext:value-type="float">
            <text:p>1.54206454228344</text:p>
          </table:table-cell>
          <table:table-cell table:formula="of:=LOG([.$F368];2)-8" office:value-type="float" office:value="1.54399845013454" calcext:value-type="float">
            <text:p>1.54399845013454</text:p>
          </table:table-cell>
          <table:table-cell table:formula="of:=[.$I368]-[.$H368]" office:value-type="float" office:value="0.00193390785109848" calcext:value-type="float">
            <text:p>0.001933907851098</text:p>
          </table:table-cell>
          <table:table-cell table:formula="of:=[.$B368]/[.$J368]" office:value-type="float" office:value="0.206835087707408" calcext:value-type="float">
            <text:p>0.206835087707408</text:p>
          </table:table-cell>
          <table:table-cell table:formula="of:=[.$C368]/[.$J368]" office:value-type="float" office:value="0.103417543853704" calcext:value-type="float">
            <text:p>0.103417543853704</text:p>
          </table:table-cell>
          <table:table-cell table:formula="of:=[.$D368]/[.$J368]" office:value-type="float" office:value="0" calcext:value-type="float">
            <text:p>0</text:p>
          </table:table-cell>
          <table:table-cell table:formula="of:=299792.458/[.$A368]" office:value-type="float" office:value="401.866565683646" calcext:value-type="float">
            <text:p>401.866565683646</text:p>
          </table:table-cell>
          <table:table-cell table:formula="of:=299792.458/[.$E368]" office:value-type="float" office:value="402.136093896714" calcext:value-type="float">
            <text:p>402.136093896714</text:p>
          </table:table-cell>
          <table:table-cell table:formula="of:=299792.458/[.$F368]" office:value-type="float" office:value="401.597398526457" calcext:value-type="float">
            <text:p>401.597398526457</text:p>
          </table:table-cell>
          <table:table-cell table:formula="of:=[.$O368]-[.$P368]" office:value-type="float" office:value="0.538695370256789" calcext:value-type="float">
            <text:p>0.538695370256789</text:p>
          </table:table-cell>
          <table:table-cell table:formula="of:=[.$B368]/[.$Q368]" office:value-type="float" office:value="0.000742534690449122" calcext:value-type="float">
            <text:p>0.000742534690449</text:p>
          </table:table-cell>
          <table:table-cell table:formula="of:=[.$C368]/[.$Q368]" office:value-type="float" office:value="0.000371267345224561" calcext:value-type="float">
            <text:p>0.000371267345225</text:p>
          </table:table-cell>
          <table:table-cell table:formula="of:=[.$D368]/[.$Q3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[.$A369]-0.5" office:value-type="float" office:value="746.5" calcext:value-type="float">
            <text:p>746.5</text:p>
          </table:table-cell>
          <table:table-cell table:formula="of:=[.$A369]+0.5" office:value-type="float" office:value="747.5" calcext:value-type="float">
            <text:p>747.5</text:p>
          </table:table-cell>
          <table:table-cell table:formula="of:=LOG([.$A369];2)-8" office:value-type="float" office:value="1.54496443278924" calcext:value-type="float">
            <text:p>1.54496443278924</text:p>
          </table:table-cell>
          <table:table-cell table:formula="of:=LOG([.$E369];2)-8" office:value-type="float" office:value="1.54399845013454" calcext:value-type="float">
            <text:p>1.54399845013454</text:p>
          </table:table-cell>
          <table:table-cell table:formula="of:=LOG([.$F369];2)-8" office:value-type="float" office:value="1.54592976908547" calcext:value-type="float">
            <text:p>1.54592976908547</text:p>
          </table:table-cell>
          <table:table-cell table:formula="of:=[.$I369]-[.$H369]" office:value-type="float" office:value="0.00193131895092513" calcext:value-type="float">
            <text:p>0.001931318950925</text:p>
          </table:table-cell>
          <table:table-cell table:formula="of:=[.$B369]/[.$J369]" office:value-type="float" office:value="0.207112346621149" calcext:value-type="float">
            <text:p>0.207112346621149</text:p>
          </table:table-cell>
          <table:table-cell table:formula="of:=[.$C369]/[.$J369]" office:value-type="float" office:value="0.0517780866552873" calcext:value-type="float">
            <text:p>0.051778086655287</text:p>
          </table:table-cell>
          <table:table-cell table:formula="of:=[.$D369]/[.$J369]" office:value-type="float" office:value="0" calcext:value-type="float">
            <text:p>0</text:p>
          </table:table-cell>
          <table:table-cell table:formula="of:=299792.458/[.$A369]" office:value-type="float" office:value="401.328591700134" calcext:value-type="float">
            <text:p>401.328591700134</text:p>
          </table:table-cell>
          <table:table-cell table:formula="of:=299792.458/[.$E369]" office:value-type="float" office:value="401.597398526457" calcext:value-type="float">
            <text:p>401.597398526457</text:p>
          </table:table-cell>
          <table:table-cell table:formula="of:=299792.458/[.$F369]" office:value-type="float" office:value="401.060144481605" calcext:value-type="float">
            <text:p>401.060144481605</text:p>
          </table:table-cell>
          <table:table-cell table:formula="of:=[.$O369]-[.$P369]" office:value-type="float" office:value="0.537254044851466" calcext:value-type="float">
            <text:p>0.537254044851466</text:p>
          </table:table-cell>
          <table:table-cell table:formula="of:=[.$B369]/[.$Q369]" office:value-type="float" office:value="0.000744526735225582" calcext:value-type="float">
            <text:p>0.000744526735226</text:p>
          </table:table-cell>
          <table:table-cell table:formula="of:=[.$C369]/[.$Q369]" office:value-type="float" office:value="0.000186131683806395" calcext:value-type="float">
            <text:p>0.000186131683806</text:p>
          </table:table-cell>
          <table:table-cell table:formula="of:=[.$D369]/[.$Q3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[.$A370]-0.5" office:value-type="float" office:value="747.5" calcext:value-type="float">
            <text:p>747.5</text:p>
          </table:table-cell>
          <table:table-cell table:formula="of:=[.$A370]+0.5" office:value-type="float" office:value="748.5" calcext:value-type="float">
            <text:p>748.5</text:p>
          </table:table-cell>
          <table:table-cell table:formula="of:=LOG([.$A370];2)-8" office:value-type="float" office:value="1.54689445988764" calcext:value-type="float">
            <text:p>1.54689445988764</text:p>
          </table:table-cell>
          <table:table-cell table:formula="of:=LOG([.$E370];2)-8" office:value-type="float" office:value="1.54592976908547" calcext:value-type="float">
            <text:p>1.54592976908547</text:p>
          </table:table-cell>
          <table:table-cell table:formula="of:=LOG([.$F370];2)-8" office:value-type="float" office:value="1.54785850605842" calcext:value-type="float">
            <text:p>1.54785850605842</text:p>
          </table:table-cell>
          <table:table-cell table:formula="of:=[.$I370]-[.$H370]" office:value-type="float" office:value="0.00192873697295148" calcext:value-type="float">
            <text:p>0.001928736972951</text:p>
          </table:table-cell>
          <table:table-cell table:formula="of:=[.$B370]/[.$J370]" office:value-type="float" office:value="0.207389605534389" calcext:value-type="float">
            <text:p>0.207389605534389</text:p>
          </table:table-cell>
          <table:table-cell table:formula="of:=[.$C370]/[.$J370]" office:value-type="float" office:value="0.0518474013835973" calcext:value-type="float">
            <text:p>0.051847401383597</text:p>
          </table:table-cell>
          <table:table-cell table:formula="of:=[.$D370]/[.$J370]" office:value-type="float" office:value="0" calcext:value-type="float">
            <text:p>0</text:p>
          </table:table-cell>
          <table:table-cell table:formula="of:=299792.458/[.$A370]" office:value-type="float" office:value="400.792056149733" calcext:value-type="float">
            <text:p>400.792056149733</text:p>
          </table:table-cell>
          <table:table-cell table:formula="of:=299792.458/[.$E370]" office:value-type="float" office:value="401.060144481605" calcext:value-type="float">
            <text:p>401.060144481605</text:p>
          </table:table-cell>
          <table:table-cell table:formula="of:=299792.458/[.$F370]" office:value-type="float" office:value="400.524325985304" calcext:value-type="float">
            <text:p>400.524325985304</text:p>
          </table:table-cell>
          <table:table-cell table:formula="of:=[.$O370]-[.$P370]" office:value-type="float" office:value="0.535818496301431" calcext:value-type="float">
            <text:p>0.535818496301431</text:p>
          </table:table-cell>
          <table:table-cell table:formula="of:=[.$B370]/[.$Q370]" office:value-type="float" office:value="0.000746521448514863" calcext:value-type="float">
            <text:p>0.000746521448515</text:p>
          </table:table-cell>
          <table:table-cell table:formula="of:=[.$C370]/[.$Q370]" office:value-type="float" office:value="0.000186630362128716" calcext:value-type="float">
            <text:p>0.000186630362129</text:p>
          </table:table-cell>
          <table:table-cell table:formula="of:=[.$D370]/[.$Q3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[.$A371]-0.5" office:value-type="float" office:value="748.5" calcext:value-type="float">
            <text:p>748.5</text:p>
          </table:table-cell>
          <table:table-cell table:formula="of:=[.$A371]+0.5" office:value-type="float" office:value="749.5" calcext:value-type="float">
            <text:p>749.5</text:p>
          </table:table-cell>
          <table:table-cell table:formula="of:=LOG([.$A371];2)-8" office:value-type="float" office:value="1.54882190845875" calcext:value-type="float">
            <text:p>1.54882190845875</text:p>
          </table:table-cell>
          <table:table-cell table:formula="of:=LOG([.$E371];2)-8" office:value-type="float" office:value="1.54785850605842" calcext:value-type="float">
            <text:p>1.54785850605842</text:p>
          </table:table-cell>
          <table:table-cell table:formula="of:=LOG([.$F371];2)-8" office:value-type="float" office:value="1.54978466794786" calcext:value-type="float">
            <text:p>1.54978466794786</text:p>
          </table:table-cell>
          <table:table-cell table:formula="of:=[.$I371]-[.$H371]" office:value-type="float" office:value="0.0019261618894415" calcext:value-type="float">
            <text:p>0.001926161889442</text:p>
          </table:table-cell>
          <table:table-cell table:formula="of:=[.$B371]/[.$J371]" office:value-type="float" office:value="0.207666864448233" calcext:value-type="float">
            <text:p>0.207666864448233</text:p>
          </table:table-cell>
          <table:table-cell table:formula="of:=[.$C371]/[.$J371]" office:value-type="float" office:value="0.0519167161120582" calcext:value-type="float">
            <text:p>0.051916716112058</text:p>
          </table:table-cell>
          <table:table-cell table:formula="of:=[.$D371]/[.$J371]" office:value-type="float" office:value="0" calcext:value-type="float">
            <text:p>0</text:p>
          </table:table-cell>
          <table:table-cell table:formula="of:=299792.458/[.$A371]" office:value-type="float" office:value="400.256953271028" calcext:value-type="float">
            <text:p>400.256953271028</text:p>
          </table:table-cell>
          <table:table-cell table:formula="of:=299792.458/[.$E371]" office:value-type="float" office:value="400.524325985304" calcext:value-type="float">
            <text:p>400.524325985304</text:p>
          </table:table-cell>
          <table:table-cell table:formula="of:=299792.458/[.$F371]" office:value-type="float" office:value="399.989937291528" calcext:value-type="float">
            <text:p>399.989937291528</text:p>
          </table:table-cell>
          <table:table-cell table:formula="of:=[.$O371]-[.$P371]" office:value-type="float" office:value="0.534388693776236" calcext:value-type="float">
            <text:p>0.534388693776236</text:p>
          </table:table-cell>
          <table:table-cell table:formula="of:=[.$B371]/[.$Q371]" office:value-type="float" office:value="0.000748518830316967" calcext:value-type="float">
            <text:p>0.000748518830317</text:p>
          </table:table-cell>
          <table:table-cell table:formula="of:=[.$C371]/[.$Q371]" office:value-type="float" office:value="0.000187129707579242" calcext:value-type="float">
            <text:p>0.000187129707579</text:p>
          </table:table-cell>
          <table:table-cell table:formula="of:=[.$D371]/[.$Q3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[.$A372]-0.5" office:value-type="float" office:value="749.5" calcext:value-type="float">
            <text:p>749.5</text:p>
          </table:table-cell>
          <table:table-cell table:formula="of:=[.$A372]+0.5" office:value-type="float" office:value="750.5" calcext:value-type="float">
            <text:p>750.5</text:p>
          </table:table-cell>
          <table:table-cell table:formula="of:=LOG([.$A372];2)-8" office:value-type="float" office:value="1.55074678538324" calcext:value-type="float">
            <text:p>1.55074678538324</text:p>
          </table:table-cell>
          <table:table-cell table:formula="of:=LOG([.$E372];2)-8" office:value-type="float" office:value="1.54978466794786" calcext:value-type="float">
            <text:p>1.54978466794786</text:p>
          </table:table-cell>
          <table:table-cell table:formula="of:=LOG([.$F372];2)-8" office:value-type="float" office:value="1.55170826162069" calcext:value-type="float">
            <text:p>1.55170826162069</text:p>
          </table:table-cell>
          <table:table-cell table:formula="of:=[.$I372]-[.$H372]" office:value-type="float" office:value="0.00192359367282968" calcext:value-type="float">
            <text:p>0.00192359367283</text:p>
          </table:table-cell>
          <table:table-cell table:formula="of:=[.$B372]/[.$J372]" office:value-type="float" office:value="0.15595809252101" calcext:value-type="float">
            <text:p>0.15595809252101</text:p>
          </table:table-cell>
          <table:table-cell table:formula="of:=[.$C372]/[.$J372]" office:value-type="float" office:value="0.0519860308403365" calcext:value-type="float">
            <text:p>0.051986030840337</text:p>
          </table:table-cell>
          <table:table-cell table:formula="of:=[.$D372]/[.$J372]" office:value-type="float" office:value="0" calcext:value-type="float">
            <text:p>0</text:p>
          </table:table-cell>
          <table:table-cell table:formula="of:=299792.458/[.$A372]" office:value-type="float" office:value="399.723277333333" calcext:value-type="float">
            <text:p>399.723277333333</text:p>
          </table:table-cell>
          <table:table-cell table:formula="of:=299792.458/[.$E372]" office:value-type="float" office:value="399.989937291528" calcext:value-type="float">
            <text:p>399.989937291528</text:p>
          </table:table-cell>
          <table:table-cell table:formula="of:=299792.458/[.$F372]" office:value-type="float" office:value="399.456972684877" calcext:value-type="float">
            <text:p>399.456972684877</text:p>
          </table:table-cell>
          <table:table-cell table:formula="of:=[.$O372]-[.$P372]" office:value-type="float" office:value="0.532964606650921" calcext:value-type="float">
            <text:p>0.532964606650921</text:p>
          </table:table-cell>
          <table:table-cell table:formula="of:=[.$B372]/[.$Q372]" office:value-type="float" office:value="0.000562889160473826" calcext:value-type="float">
            <text:p>0.000562889160474</text:p>
          </table:table-cell>
          <table:table-cell table:formula="of:=[.$C372]/[.$Q372]" office:value-type="float" office:value="0.000187629720157942" calcext:value-type="float">
            <text:p>0.000187629720158</text:p>
          </table:table-cell>
          <table:table-cell table:formula="of:=[.$D372]/[.$Q3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[.$A373]-0.5" office:value-type="float" office:value="750.5" calcext:value-type="float">
            <text:p>750.5</text:p>
          </table:table-cell>
          <table:table-cell table:formula="of:=[.$A373]+0.5" office:value-type="float" office:value="751.5" calcext:value-type="float">
            <text:p>751.5</text:p>
          </table:table-cell>
          <table:table-cell table:formula="of:=LOG([.$A373];2)-8" office:value-type="float" office:value="1.55266909751427" calcext:value-type="float">
            <text:p>1.55266909751427</text:p>
          </table:table-cell>
          <table:table-cell table:formula="of:=LOG([.$E373];2)-8" office:value-type="float" office:value="1.55170826162069" calcext:value-type="float">
            <text:p>1.55170826162069</text:p>
          </table:table-cell>
          <table:table-cell table:formula="of:=LOG([.$F373];2)-8" office:value-type="float" office:value="1.55362929391636" calcext:value-type="float">
            <text:p>1.55362929391636</text:p>
          </table:table-cell>
          <table:table-cell table:formula="of:=[.$I373]-[.$H373]" office:value-type="float" office:value="0.00192103229567486" calcext:value-type="float">
            <text:p>0.001921032295675</text:p>
          </table:table-cell>
          <table:table-cell table:formula="of:=[.$B373]/[.$J373]" office:value-type="float" office:value="0.156166036706119" calcext:value-type="float">
            <text:p>0.156166036706119</text:p>
          </table:table-cell>
          <table:table-cell table:formula="of:=[.$C373]/[.$J373]" office:value-type="float" office:value="0.0520553455687062" calcext:value-type="float">
            <text:p>0.052055345568706</text:p>
          </table:table-cell>
          <table:table-cell table:formula="of:=[.$D373]/[.$J373]" office:value-type="float" office:value="0" calcext:value-type="float">
            <text:p>0</text:p>
          </table:table-cell>
          <table:table-cell table:formula="of:=299792.458/[.$A373]" office:value-type="float" office:value="399.191022636485" calcext:value-type="float">
            <text:p>399.191022636485</text:p>
          </table:table-cell>
          <table:table-cell table:formula="of:=299792.458/[.$E373]" office:value-type="float" office:value="399.456972684877" calcext:value-type="float">
            <text:p>399.456972684877</text:p>
          </table:table-cell>
          <table:table-cell table:formula="of:=299792.458/[.$F373]" office:value-type="float" office:value="398.925426480373" calcext:value-type="float">
            <text:p>398.925426480373</text:p>
          </table:table-cell>
          <table:table-cell table:formula="of:=[.$O373]-[.$P373]" office:value-type="float" office:value="0.531546204504195" calcext:value-type="float">
            <text:p>0.531546204504195</text:p>
          </table:table-cell>
          <table:table-cell table:formula="of:=[.$B373]/[.$Q373]" office:value-type="float" office:value="0.000564391199594451" calcext:value-type="float">
            <text:p>0.000564391199594</text:p>
          </table:table-cell>
          <table:table-cell table:formula="of:=[.$C373]/[.$Q373]" office:value-type="float" office:value="0.000188130399864817" calcext:value-type="float">
            <text:p>0.000188130399865</text:p>
          </table:table-cell>
          <table:table-cell table:formula="of:=[.$D373]/[.$Q3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[.$A374]-0.5" office:value-type="float" office:value="751.5" calcext:value-type="float">
            <text:p>751.5</text:p>
          </table:table-cell>
          <table:table-cell table:formula="of:=[.$A374]+0.5" office:value-type="float" office:value="752.5" calcext:value-type="float">
            <text:p>752.5</text:p>
          </table:table-cell>
          <table:table-cell table:formula="of:=LOG([.$A374];2)-8" office:value-type="float" office:value="1.55458885167764" calcext:value-type="float">
            <text:p>1.55458885167764</text:p>
          </table:table-cell>
          <table:table-cell table:formula="of:=LOG([.$E374];2)-8" office:value-type="float" office:value="1.55362929391636" calcext:value-type="float">
            <text:p>1.55362929391636</text:p>
          </table:table-cell>
          <table:table-cell table:formula="of:=LOG([.$F374];2)-8" office:value-type="float" office:value="1.55554777164707" calcext:value-type="float">
            <text:p>1.55554777164707</text:p>
          </table:table-cell>
          <table:table-cell table:formula="of:=[.$I374]-[.$H374]" office:value-type="float" office:value="0.00191847773070108" calcext:value-type="float">
            <text:p>0.001918477730701</text:p>
          </table:table-cell>
          <table:table-cell table:formula="of:=[.$B374]/[.$J374]" office:value-type="float" office:value="0.15637398089076" calcext:value-type="float">
            <text:p>0.15637398089076</text:p>
          </table:table-cell>
          <table:table-cell table:formula="of:=[.$C374]/[.$J374]" office:value-type="float" office:value="0.05212466029692" calcext:value-type="float">
            <text:p>0.05212466029692</text:p>
          </table:table-cell>
          <table:table-cell table:formula="of:=[.$D374]/[.$J374]" office:value-type="float" office:value="0" calcext:value-type="float">
            <text:p>0</text:p>
          </table:table-cell>
          <table:table-cell table:formula="of:=299792.458/[.$A374]" office:value-type="float" office:value="398.660183510638" calcext:value-type="float">
            <text:p>398.660183510638</text:p>
          </table:table-cell>
          <table:table-cell table:formula="of:=299792.458/[.$E374]" office:value-type="float" office:value="398.925426480373" calcext:value-type="float">
            <text:p>398.925426480373</text:p>
          </table:table-cell>
          <table:table-cell table:formula="of:=299792.458/[.$F374]" office:value-type="float" office:value="398.395293023256" calcext:value-type="float">
            <text:p>398.395293023256</text:p>
          </table:table-cell>
          <table:table-cell table:formula="of:=[.$O374]-[.$P374]" office:value-type="float" office:value="0.530133457116733" calcext:value-type="float">
            <text:p>0.530133457116733</text:p>
          </table:table-cell>
          <table:table-cell table:formula="of:=[.$B374]/[.$Q374]" office:value-type="float" office:value="0.00056589524009978" calcext:value-type="float">
            <text:p>0.0005658952401</text:p>
          </table:table-cell>
          <table:table-cell table:formula="of:=[.$C374]/[.$Q374]" office:value-type="float" office:value="0.000188631746699927" calcext:value-type="float">
            <text:p>0.0001886317467</text:p>
          </table:table-cell>
          <table:table-cell table:formula="of:=[.$D374]/[.$Q3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[.$A375]-0.5" office:value-type="float" office:value="752.5" calcext:value-type="float">
            <text:p>752.5</text:p>
          </table:table-cell>
          <table:table-cell table:formula="of:=[.$A375]+0.5" office:value-type="float" office:value="753.5" calcext:value-type="float">
            <text:p>753.5</text:p>
          </table:table-cell>
          <table:table-cell table:formula="of:=LOG([.$A375];2)-8" office:value-type="float" office:value="1.55650605467193" calcext:value-type="float">
            <text:p>1.55650605467193</text:p>
          </table:table-cell>
          <table:table-cell table:formula="of:=LOG([.$E375];2)-8" office:value-type="float" office:value="1.55554777164707" calcext:value-type="float">
            <text:p>1.55554777164707</text:p>
          </table:table-cell>
          <table:table-cell table:formula="of:=LOG([.$F375];2)-8" office:value-type="float" office:value="1.55746370159783" calcext:value-type="float">
            <text:p>1.55746370159783</text:p>
          </table:table-cell>
          <table:table-cell table:formula="of:=[.$I375]-[.$H375]" office:value-type="float" office:value="0.00191592995076029" calcext:value-type="float">
            <text:p>0.00191592995076</text:p>
          </table:table-cell>
          <table:table-cell table:formula="of:=[.$B375]/[.$J375]" office:value-type="float" office:value="0.156581925075576" calcext:value-type="float">
            <text:p>0.156581925075576</text:p>
          </table:table-cell>
          <table:table-cell table:formula="of:=[.$C375]/[.$J375]" office:value-type="float" office:value="0.0521939750251921" calcext:value-type="float">
            <text:p>0.052193975025192</text:p>
          </table:table-cell>
          <table:table-cell table:formula="of:=[.$D375]/[.$J375]" office:value-type="float" office:value="0" calcext:value-type="float">
            <text:p>0</text:p>
          </table:table-cell>
          <table:table-cell table:formula="of:=299792.458/[.$A375]" office:value-type="float" office:value="398.130754316069" calcext:value-type="float">
            <text:p>398.130754316069</text:p>
          </table:table-cell>
          <table:table-cell table:formula="of:=299792.458/[.$E375]" office:value-type="float" office:value="398.395293023256" calcext:value-type="float">
            <text:p>398.395293023256</text:p>
          </table:table-cell>
          <table:table-cell table:formula="of:=299792.458/[.$F375]" office:value-type="float" office:value="397.866566688786" calcext:value-type="float">
            <text:p>397.866566688786</text:p>
          </table:table-cell>
          <table:table-cell table:formula="of:=[.$O375]-[.$P375]" office:value-type="float" office:value="0.52872633447015" calcext:value-type="float">
            <text:p>0.52872633447015</text:p>
          </table:table-cell>
          <table:table-cell table:formula="of:=[.$B375]/[.$Q375]" office:value-type="float" office:value="0.000567401281989552" calcext:value-type="float">
            <text:p>0.00056740128199</text:p>
          </table:table-cell>
          <table:table-cell table:formula="of:=[.$C375]/[.$Q375]" office:value-type="float" office:value="0.000189133760663184" calcext:value-type="float">
            <text:p>0.000189133760663</text:p>
          </table:table-cell>
          <table:table-cell table:formula="of:=[.$D375]/[.$Q3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[.$A376]-0.5" office:value-type="float" office:value="753.5" calcext:value-type="float">
            <text:p>753.5</text:p>
          </table:table-cell>
          <table:table-cell table:formula="of:=[.$A376]+0.5" office:value-type="float" office:value="754.5" calcext:value-type="float">
            <text:p>754.5</text:p>
          </table:table-cell>
          <table:table-cell table:formula="of:=LOG([.$A376];2)-8" office:value-type="float" office:value="1.55842071326867" calcext:value-type="float">
            <text:p>1.55842071326867</text:p>
          </table:table-cell>
          <table:table-cell table:formula="of:=LOG([.$E376];2)-8" office:value-type="float" office:value="1.55746370159783" calcext:value-type="float">
            <text:p>1.55746370159783</text:p>
          </table:table-cell>
          <table:table-cell table:formula="of:=LOG([.$F376];2)-8" office:value-type="float" office:value="1.55937709052668" calcext:value-type="float">
            <text:p>1.55937709052668</text:p>
          </table:table-cell>
          <table:table-cell table:formula="of:=[.$I376]-[.$H376]" office:value-type="float" office:value="0.00191338892885895" calcext:value-type="float">
            <text:p>0.001913388928859</text:p>
          </table:table-cell>
          <table:table-cell table:formula="of:=[.$B376]/[.$J376]" office:value-type="float" office:value="0.156789869260352" calcext:value-type="float">
            <text:p>0.156789869260352</text:p>
          </table:table-cell>
          <table:table-cell table:formula="of:=[.$C376]/[.$J376]" office:value-type="float" office:value="0.0522632897534507" calcext:value-type="float">
            <text:p>0.052263289753451</text:p>
          </table:table-cell>
          <table:table-cell table:formula="of:=[.$D376]/[.$J376]" office:value-type="float" office:value="0" calcext:value-type="float">
            <text:p>0</text:p>
          </table:table-cell>
          <table:table-cell table:formula="of:=299792.458/[.$A376]" office:value-type="float" office:value="397.602729442971" calcext:value-type="float">
            <text:p>397.602729442971</text:p>
          </table:table-cell>
          <table:table-cell table:formula="of:=299792.458/[.$E376]" office:value-type="float" office:value="397.866566688786" calcext:value-type="float">
            <text:p>397.866566688786</text:p>
          </table:table-cell>
          <table:table-cell table:formula="of:=299792.458/[.$F376]" office:value-type="float" office:value="397.339241882041" calcext:value-type="float">
            <text:p>397.339241882041</text:p>
          </table:table-cell>
          <table:table-cell table:formula="of:=[.$O376]-[.$P376]" office:value-type="float" office:value="0.527324806744616" calcext:value-type="float">
            <text:p>0.527324806744616</text:p>
          </table:table-cell>
          <table:table-cell table:formula="of:=[.$B376]/[.$Q376]" office:value-type="float" office:value="0.000568909325263908" calcext:value-type="float">
            <text:p>0.000568909325264</text:p>
          </table:table-cell>
          <table:table-cell table:formula="of:=[.$C376]/[.$Q376]" office:value-type="float" office:value="0.000189636441754636" calcext:value-type="float">
            <text:p>0.000189636441755</text:p>
          </table:table-cell>
          <table:table-cell table:formula="of:=[.$D376]/[.$Q3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[.$A377]-0.5" office:value-type="float" office:value="754.5" calcext:value-type="float">
            <text:p>754.5</text:p>
          </table:table-cell>
          <table:table-cell table:formula="of:=[.$A377]+0.5" office:value-type="float" office:value="755.5" calcext:value-type="float">
            <text:p>755.5</text:p>
          </table:table-cell>
          <table:table-cell table:formula="of:=LOG([.$A377];2)-8" office:value-type="float" office:value="1.56033283421244" calcext:value-type="float">
            <text:p>1.56033283421244</text:p>
          </table:table-cell>
          <table:table-cell table:formula="of:=LOG([.$E377];2)-8" office:value-type="float" office:value="1.55937709052668" calcext:value-type="float">
            <text:p>1.55937709052668</text:p>
          </table:table-cell>
          <table:table-cell table:formula="of:=LOG([.$F377];2)-8" office:value-type="float" office:value="1.56128794516483" calcext:value-type="float">
            <text:p>1.56128794516483</text:p>
          </table:table-cell>
          <table:table-cell table:formula="of:=[.$I377]-[.$H377]" office:value-type="float" office:value="0.00191085463814566" calcext:value-type="float">
            <text:p>0.001910854638146</text:p>
          </table:table-cell>
          <table:table-cell table:formula="of:=[.$B377]/[.$J377]" office:value-type="float" office:value="0.104665208963296" calcext:value-type="float">
            <text:p>0.104665208963296</text:p>
          </table:table-cell>
          <table:table-cell table:formula="of:=[.$C377]/[.$J377]" office:value-type="float" office:value="0.0523326044816482" calcext:value-type="float">
            <text:p>0.052332604481648</text:p>
          </table:table-cell>
          <table:table-cell table:formula="of:=[.$D377]/[.$J377]" office:value-type="float" office:value="0" calcext:value-type="float">
            <text:p>0</text:p>
          </table:table-cell>
          <table:table-cell table:formula="of:=299792.458/[.$A377]" office:value-type="float" office:value="397.076103311258" calcext:value-type="float">
            <text:p>397.076103311258</text:p>
          </table:table-cell>
          <table:table-cell table:formula="of:=299792.458/[.$E377]" office:value-type="float" office:value="397.339241882041" calcext:value-type="float">
            <text:p>397.339241882041</text:p>
          </table:table-cell>
          <table:table-cell table:formula="of:=299792.458/[.$F377]" office:value-type="float" office:value="396.813313037723" calcext:value-type="float">
            <text:p>396.813313037723</text:p>
          </table:table-cell>
          <table:table-cell table:formula="of:=[.$O377]-[.$P377]" office:value-type="float" office:value="0.525928844317718" calcext:value-type="float">
            <text:p>0.525928844317718</text:p>
          </table:table-cell>
          <table:table-cell table:formula="of:=[.$B377]/[.$Q377]" office:value-type="float" office:value="0.00038027957994861" calcext:value-type="float">
            <text:p>0.000380279579949</text:p>
          </table:table-cell>
          <table:table-cell table:formula="of:=[.$C377]/[.$Q377]" office:value-type="float" office:value="0.000190139789974305" calcext:value-type="float">
            <text:p>0.000190139789974</text:p>
          </table:table-cell>
          <table:table-cell table:formula="of:=[.$D377]/[.$Q3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[.$A378]-0.5" office:value-type="float" office:value="755.5" calcext:value-type="float">
            <text:p>755.5</text:p>
          </table:table-cell>
          <table:table-cell table:formula="of:=[.$A378]+0.5" office:value-type="float" office:value="756.5" calcext:value-type="float">
            <text:p>756.5</text:p>
          </table:table-cell>
          <table:table-cell table:formula="of:=LOG([.$A378];2)-8" office:value-type="float" office:value="1.56224242422107" calcext:value-type="float">
            <text:p>1.56224242422107</text:p>
          </table:table-cell>
          <table:table-cell table:formula="of:=LOG([.$E378];2)-8" office:value-type="float" office:value="1.56128794516483" calcext:value-type="float">
            <text:p>1.56128794516483</text:p>
          </table:table-cell>
          <table:table-cell table:formula="of:=LOG([.$F378];2)-8" office:value-type="float" office:value="1.56319627221674" calcext:value-type="float">
            <text:p>1.56319627221674</text:p>
          </table:table-cell>
          <table:table-cell table:formula="of:=[.$I378]-[.$H378]" office:value-type="float" office:value="0.00190832705190758" calcext:value-type="float">
            <text:p>0.001908327051908</text:p>
          </table:table-cell>
          <table:table-cell table:formula="of:=[.$B378]/[.$J378]" office:value-type="float" office:value="0.104803838419666" calcext:value-type="float">
            <text:p>0.104803838419666</text:p>
          </table:table-cell>
          <table:table-cell table:formula="of:=[.$C378]/[.$J378]" office:value-type="float" office:value="0.0524019192098332" calcext:value-type="float">
            <text:p>0.052401919209833</text:p>
          </table:table-cell>
          <table:table-cell table:formula="of:=[.$D378]/[.$J378]" office:value-type="float" office:value="0" calcext:value-type="float">
            <text:p>0</text:p>
          </table:table-cell>
          <table:table-cell table:formula="of:=299792.458/[.$A378]" office:value-type="float" office:value="396.55087037037" calcext:value-type="float">
            <text:p>396.55087037037</text:p>
          </table:table-cell>
          <table:table-cell table:formula="of:=299792.458/[.$E378]" office:value-type="float" office:value="396.813313037723" calcext:value-type="float">
            <text:p>396.813313037723</text:p>
          </table:table-cell>
          <table:table-cell table:formula="of:=299792.458/[.$F378]" office:value-type="float" office:value="396.28877461996" calcext:value-type="float">
            <text:p>396.28877461996</text:p>
          </table:table-cell>
          <table:table-cell table:formula="of:=[.$O378]-[.$P378]" office:value-type="float" office:value="0.524538417762983" calcext:value-type="float">
            <text:p>0.524538417762983</text:p>
          </table:table-cell>
          <table:table-cell table:formula="of:=[.$B378]/[.$Q378]" office:value-type="float" office:value="0.00038128761064432" calcext:value-type="float">
            <text:p>0.000381287610644</text:p>
          </table:table-cell>
          <table:table-cell table:formula="of:=[.$C378]/[.$Q378]" office:value-type="float" office:value="0.00019064380532216" calcext:value-type="float">
            <text:p>0.000190643805322</text:p>
          </table:table-cell>
          <table:table-cell table:formula="of:=[.$D378]/[.$Q3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[.$A379]-0.5" office:value-type="float" office:value="756.5" calcext:value-type="float">
            <text:p>756.5</text:p>
          </table:table-cell>
          <table:table-cell table:formula="of:=[.$A379]+0.5" office:value-type="float" office:value="757.5" calcext:value-type="float">
            <text:p>757.5</text:p>
          </table:table-cell>
          <table:table-cell table:formula="of:=LOG([.$A379];2)-8" office:value-type="float" office:value="1.56414948998573" calcext:value-type="float">
            <text:p>1.56414948998573</text:p>
          </table:table-cell>
          <table:table-cell table:formula="of:=LOG([.$E379];2)-8" office:value-type="float" office:value="1.56319627221674" calcext:value-type="float">
            <text:p>1.56319627221674</text:p>
          </table:table-cell>
          <table:table-cell table:formula="of:=LOG([.$F379];2)-8" office:value-type="float" office:value="1.56510207836031" calcext:value-type="float">
            <text:p>1.56510207836031</text:p>
          </table:table-cell>
          <table:table-cell table:formula="of:=[.$I379]-[.$H379]" office:value-type="float" office:value="0.00190580614357572" calcext:value-type="float">
            <text:p>0.001905806143576</text:p>
          </table:table-cell>
          <table:table-cell table:formula="of:=[.$B379]/[.$J379]" office:value-type="float" office:value="0.104942467875959" calcext:value-type="float">
            <text:p>0.104942467875959</text:p>
          </table:table-cell>
          <table:table-cell table:formula="of:=[.$C379]/[.$J379]" office:value-type="float" office:value="0.0524712339379795" calcext:value-type="float">
            <text:p>0.05247123393798</text:p>
          </table:table-cell>
          <table:table-cell table:formula="of:=[.$D379]/[.$J379]" office:value-type="float" office:value="0" calcext:value-type="float">
            <text:p>0</text:p>
          </table:table-cell>
          <table:table-cell table:formula="of:=299792.458/[.$A379]" office:value-type="float" office:value="396.027025099075" calcext:value-type="float">
            <text:p>396.027025099075</text:p>
          </table:table-cell>
          <table:table-cell table:formula="of:=299792.458/[.$E379]" office:value-type="float" office:value="396.28877461996" calcext:value-type="float">
            <text:p>396.28877461996</text:p>
          </table:table-cell>
          <table:table-cell table:formula="of:=299792.458/[.$F379]" office:value-type="float" office:value="395.765621122112" calcext:value-type="float">
            <text:p>395.765621122112</text:p>
          </table:table-cell>
          <table:table-cell table:formula="of:=[.$O379]-[.$P379]" office:value-type="float" office:value="0.52315349784817" calcext:value-type="float">
            <text:p>0.52315349784817</text:p>
          </table:table-cell>
          <table:table-cell table:formula="of:=[.$B379]/[.$Q379]" office:value-type="float" office:value="0.000382296975596336" calcext:value-type="float">
            <text:p>0.000382296975596</text:p>
          </table:table-cell>
          <table:table-cell table:formula="of:=[.$C379]/[.$Q379]" office:value-type="float" office:value="0.000191148487798168" calcext:value-type="float">
            <text:p>0.000191148487798</text:p>
          </table:table-cell>
          <table:table-cell table:formula="of:=[.$D379]/[.$Q3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[.$A380]-0.5" office:value-type="float" office:value="757.5" calcext:value-type="float">
            <text:p>757.5</text:p>
          </table:table-cell>
          <table:table-cell table:formula="of:=[.$A380]+0.5" office:value-type="float" office:value="758.5" calcext:value-type="float">
            <text:p>758.5</text:p>
          </table:table-cell>
          <table:table-cell table:formula="of:=LOG([.$A380];2)-8" office:value-type="float" office:value="1.56605403817109" calcext:value-type="float">
            <text:p>1.56605403817109</text:p>
          </table:table-cell>
          <table:table-cell table:formula="of:=LOG([.$E380];2)-8" office:value-type="float" office:value="1.56510207836031" calcext:value-type="float">
            <text:p>1.56510207836031</text:p>
          </table:table-cell>
          <table:table-cell table:formula="of:=LOG([.$F380];2)-8" office:value-type="float" office:value="1.56700537024703" calcext:value-type="float">
            <text:p>1.56700537024703</text:p>
          </table:table-cell>
          <table:table-cell table:formula="of:=[.$I380]-[.$H380]" office:value-type="float" office:value="0.00190329188672145" calcext:value-type="float">
            <text:p>0.001903291886721</text:p>
          </table:table-cell>
          <table:table-cell table:formula="of:=[.$B380]/[.$J380]" office:value-type="float" office:value="0.105081097332114" calcext:value-type="float">
            <text:p>0.105081097332114</text:p>
          </table:table-cell>
          <table:table-cell table:formula="of:=[.$C380]/[.$J380]" office:value-type="float" office:value="0.0525405486660572" calcext:value-type="float">
            <text:p>0.052540548666057</text:p>
          </table:table-cell>
          <table:table-cell table:formula="of:=[.$D380]/[.$J380]" office:value-type="float" office:value="0" calcext:value-type="float">
            <text:p>0</text:p>
          </table:table-cell>
          <table:table-cell table:formula="of:=299792.458/[.$A380]" office:value-type="float" office:value="395.504562005277" calcext:value-type="float">
            <text:p>395.504562005277</text:p>
          </table:table-cell>
          <table:table-cell table:formula="of:=299792.458/[.$E380]" office:value-type="float" office:value="395.765621122112" calcext:value-type="float">
            <text:p>395.765621122112</text:p>
          </table:table-cell>
          <table:table-cell table:formula="of:=299792.458/[.$F380]" office:value-type="float" office:value="395.243847066579" calcext:value-type="float">
            <text:p>395.243847066579</text:p>
          </table:table-cell>
          <table:table-cell table:formula="of:=[.$O380]-[.$P380]" office:value-type="float" office:value="0.521774055533399" calcext:value-type="float">
            <text:p>0.521774055533399</text:p>
          </table:table-cell>
          <table:table-cell table:formula="of:=[.$B380]/[.$Q380]" office:value-type="float" office:value="0.000383307674804843" calcext:value-type="float">
            <text:p>0.000383307674805</text:p>
          </table:table-cell>
          <table:table-cell table:formula="of:=[.$C380]/[.$Q380]" office:value-type="float" office:value="0.000191653837402421" calcext:value-type="float">
            <text:p>0.000191653837402</text:p>
          </table:table-cell>
          <table:table-cell table:formula="of:=[.$D380]/[.$Q3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[.$A381]-0.5" office:value-type="float" office:value="758.5" calcext:value-type="float">
            <text:p>758.5</text:p>
          </table:table-cell>
          <table:table-cell table:formula="of:=[.$A381]+0.5" office:value-type="float" office:value="759.5" calcext:value-type="float">
            <text:p>759.5</text:p>
          </table:table-cell>
          <table:table-cell table:formula="of:=LOG([.$A381];2)-8" office:value-type="float" office:value="1.56795607541547" calcext:value-type="float">
            <text:p>1.56795607541547</text:p>
          </table:table-cell>
          <table:table-cell table:formula="of:=LOG([.$E381];2)-8" office:value-type="float" office:value="1.56700537024703" calcext:value-type="float">
            <text:p>1.56700537024703</text:p>
          </table:table-cell>
          <table:table-cell table:formula="of:=LOG([.$F381];2)-8" office:value-type="float" office:value="1.56890615450208" calcext:value-type="float">
            <text:p>1.56890615450208</text:p>
          </table:table-cell>
          <table:table-cell table:formula="of:=[.$I381]-[.$H381]" office:value-type="float" office:value="0.00190078425504936" calcext:value-type="float">
            <text:p>0.001900784255049</text:p>
          </table:table-cell>
          <table:table-cell table:formula="of:=[.$B381]/[.$J381]" office:value-type="float" office:value="0.105219726788407" calcext:value-type="float">
            <text:p>0.105219726788407</text:p>
          </table:table-cell>
          <table:table-cell table:formula="of:=[.$C381]/[.$J381]" office:value-type="float" office:value="0.0526098633942037" calcext:value-type="float">
            <text:p>0.052609863394204</text:p>
          </table:table-cell>
          <table:table-cell table:formula="of:=[.$D381]/[.$J381]" office:value-type="float" office:value="0" calcext:value-type="float">
            <text:p>0</text:p>
          </table:table-cell>
          <table:table-cell table:formula="of:=299792.458/[.$A381]" office:value-type="float" office:value="394.983475625823" calcext:value-type="float">
            <text:p>394.983475625823</text:p>
          </table:table-cell>
          <table:table-cell table:formula="of:=299792.458/[.$E381]" office:value-type="float" office:value="395.243847066579" calcext:value-type="float">
            <text:p>395.243847066579</text:p>
          </table:table-cell>
          <table:table-cell table:formula="of:=299792.458/[.$F381]" office:value-type="float" office:value="394.723447004608" calcext:value-type="float">
            <text:p>394.723447004608</text:p>
          </table:table-cell>
          <table:table-cell table:formula="of:=[.$O381]-[.$P381]" office:value-type="float" office:value="0.52040006197052" calcext:value-type="float">
            <text:p>0.52040006197052</text:p>
          </table:table-cell>
          <table:table-cell table:formula="of:=[.$B381]/[.$Q381]" office:value-type="float" office:value="0.000384319708269616" calcext:value-type="float">
            <text:p>0.00038431970827</text:p>
          </table:table-cell>
          <table:table-cell table:formula="of:=[.$C381]/[.$Q381]" office:value-type="float" office:value="0.000192159854134808" calcext:value-type="float">
            <text:p>0.000192159854135</text:p>
          </table:table-cell>
          <table:table-cell table:formula="of:=[.$D381]/[.$Q3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[.$A382]-0.5" office:value-type="float" office:value="759.5" calcext:value-type="float">
            <text:p>759.5</text:p>
          </table:table-cell>
          <table:table-cell table:formula="of:=[.$A382]+0.5" office:value-type="float" office:value="760.5" calcext:value-type="float">
            <text:p>760.5</text:p>
          </table:table-cell>
          <table:table-cell table:formula="of:=LOG([.$A382];2)-8" office:value-type="float" office:value="1.56985560833095" calcext:value-type="float">
            <text:p>1.56985560833095</text:p>
          </table:table-cell>
          <table:table-cell table:formula="of:=LOG([.$E382];2)-8" office:value-type="float" office:value="1.56890615450208" calcext:value-type="float">
            <text:p>1.56890615450208</text:p>
          </table:table-cell>
          <table:table-cell table:formula="of:=LOG([.$F382];2)-8" office:value-type="float" office:value="1.5708044377245" calcext:value-type="float">
            <text:p>1.5708044377245</text:p>
          </table:table-cell>
          <table:table-cell table:formula="of:=[.$I382]-[.$H382]" office:value-type="float" office:value="0.00189828322241148" calcext:value-type="float">
            <text:p>0.001898283222411</text:p>
          </table:table-cell>
          <table:table-cell table:formula="of:=[.$B382]/[.$J382]" office:value-type="float" office:value="0.105358356244613" calcext:value-type="float">
            <text:p>0.105358356244613</text:p>
          </table:table-cell>
          <table:table-cell table:formula="of:=[.$C382]/[.$J382]" office:value-type="float" office:value="0.0526791781223064" calcext:value-type="float">
            <text:p>0.052679178122306</text:p>
          </table:table-cell>
          <table:table-cell table:formula="of:=[.$D382]/[.$J382]" office:value-type="float" office:value="0" calcext:value-type="float">
            <text:p>0</text:p>
          </table:table-cell>
          <table:table-cell table:formula="of:=299792.458/[.$A382]" office:value-type="float" office:value="394.463760526316" calcext:value-type="float">
            <text:p>394.463760526316</text:p>
          </table:table-cell>
          <table:table-cell table:formula="of:=299792.458/[.$E382]" office:value-type="float" office:value="394.723447004608" calcext:value-type="float">
            <text:p>394.723447004608</text:p>
          </table:table-cell>
          <table:table-cell table:formula="of:=299792.458/[.$F382]" office:value-type="float" office:value="394.204415516108" calcext:value-type="float">
            <text:p>394.204415516108</text:p>
          </table:table-cell>
          <table:table-cell table:formula="of:=[.$O382]-[.$P382]" office:value-type="float" office:value="0.519031488500445" calcext:value-type="float">
            <text:p>0.519031488500445</text:p>
          </table:table-cell>
          <table:table-cell table:formula="of:=[.$B382]/[.$Q382]" office:value-type="float" office:value="0.000385333075990877" calcext:value-type="float">
            <text:p>0.000385333075991</text:p>
          </table:table-cell>
          <table:table-cell table:formula="of:=[.$C382]/[.$Q382]" office:value-type="float" office:value="0.000192666537995438" calcext:value-type="float">
            <text:p>0.000192666537995</text:p>
          </table:table-cell>
          <table:table-cell table:formula="of:=[.$D382]/[.$Q3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[.$A383]-0.5" office:value-type="float" office:value="760.5" calcext:value-type="float">
            <text:p>760.5</text:p>
          </table:table-cell>
          <table:table-cell table:formula="of:=[.$A383]+0.5" office:value-type="float" office:value="761.5" calcext:value-type="float">
            <text:p>761.5</text:p>
          </table:table-cell>
          <table:table-cell table:formula="of:=LOG([.$A383];2)-8" office:value-type="float" office:value="1.57175264350355" calcext:value-type="float">
            <text:p>1.57175264350355</text:p>
          </table:table-cell>
          <table:table-cell table:formula="of:=LOG([.$E383];2)-8" office:value-type="float" office:value="1.5708044377245" calcext:value-type="float">
            <text:p>1.5708044377245</text:p>
          </table:table-cell>
          <table:table-cell table:formula="of:=LOG([.$F383];2)-8" office:value-type="float" office:value="1.57270022648729" calcext:value-type="float">
            <text:p>1.57270022648729</text:p>
          </table:table-cell>
          <table:table-cell table:formula="of:=[.$I383]-[.$H383]" office:value-type="float" office:value="0.00189578876279661" calcext:value-type="float">
            <text:p>0.001895788762797</text:p>
          </table:table-cell>
          <table:table-cell table:formula="of:=[.$B383]/[.$J383]" office:value-type="float" office:value="0.105496985700541" calcext:value-type="float">
            <text:p>0.105496985700541</text:p>
          </table:table-cell>
          <table:table-cell table:formula="of:=[.$C383]/[.$J383]" office:value-type="float" office:value="0.0527484928502703" calcext:value-type="float">
            <text:p>0.05274849285027</text:p>
          </table:table-cell>
          <table:table-cell table:formula="of:=[.$D383]/[.$J383]" office:value-type="float" office:value="0" calcext:value-type="float">
            <text:p>0</text:p>
          </table:table-cell>
          <table:table-cell table:formula="of:=299792.458/[.$A383]" office:value-type="float" office:value="393.94541130092" calcext:value-type="float">
            <text:p>393.94541130092</text:p>
          </table:table-cell>
          <table:table-cell table:formula="of:=299792.458/[.$E383]" office:value-type="float" office:value="394.204415516108" calcext:value-type="float">
            <text:p>394.204415516108</text:p>
          </table:table-cell>
          <table:table-cell table:formula="of:=299792.458/[.$F383]" office:value-type="float" office:value="393.686747209455" calcext:value-type="float">
            <text:p>393.686747209455</text:p>
          </table:table-cell>
          <table:table-cell table:formula="of:=[.$O383]-[.$P383]" office:value-type="float" office:value="0.517668306652809" calcext:value-type="float">
            <text:p>0.517668306652809</text:p>
          </table:table-cell>
          <table:table-cell table:formula="of:=[.$B383]/[.$Q383]" office:value-type="float" office:value="0.000386347777968445" calcext:value-type="float">
            <text:p>0.000386347777968</text:p>
          </table:table-cell>
          <table:table-cell table:formula="of:=[.$C383]/[.$Q383]" office:value-type="float" office:value="0.000193173888984222" calcext:value-type="float">
            <text:p>0.000193173888984</text:p>
          </table:table-cell>
          <table:table-cell table:formula="of:=[.$D383]/[.$Q3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formula="of:=[.$A384]-0.5" office:value-type="float" office:value="761.5" calcext:value-type="float">
            <text:p>761.5</text:p>
          </table:table-cell>
          <table:table-cell table:formula="of:=[.$A384]+0.5" office:value-type="float" office:value="762.5" calcext:value-type="float">
            <text:p>762.5</text:p>
          </table:table-cell>
          <table:table-cell table:formula="of:=LOG([.$A384];2)-8" office:value-type="float" office:value="1.57364718749332" calcext:value-type="float">
            <text:p>1.57364718749332</text:p>
          </table:table-cell>
          <table:table-cell table:formula="of:=LOG([.$E384];2)-8" office:value-type="float" office:value="1.57270022648729" calcext:value-type="float">
            <text:p>1.57270022648729</text:p>
          </table:table-cell>
          <table:table-cell table:formula="of:=LOG([.$F384];2)-8" office:value-type="float" office:value="1.57459352733761" calcext:value-type="float">
            <text:p>1.57459352733761</text:p>
          </table:table-cell>
          <table:table-cell table:formula="of:=[.$I384]-[.$H384]" office:value-type="float" office:value="0.00189330085031969" calcext:value-type="float">
            <text:p>0.00189330085032</text:p>
          </table:table-cell>
          <table:table-cell table:formula="of:=[.$B384]/[.$J384]" office:value-type="float" office:value="0.0528178075782909" calcext:value-type="float">
            <text:p>0.052817807578291</text:p>
          </table:table-cell>
          <table:table-cell table:formula="of:=[.$C384]/[.$J384]" office:value-type="float" office:value="0.0528178075782909" calcext:value-type="float">
            <text:p>0.052817807578291</text:p>
          </table:table-cell>
          <table:table-cell table:formula="of:=[.$D384]/[.$J384]" office:value-type="float" office:value="0" calcext:value-type="float">
            <text:p>0</text:p>
          </table:table-cell>
          <table:table-cell table:formula="of:=299792.458/[.$A384]" office:value-type="float" office:value="393.428422572178" calcext:value-type="float">
            <text:p>393.428422572178</text:p>
          </table:table-cell>
          <table:table-cell table:formula="of:=299792.458/[.$E384]" office:value-type="float" office:value="393.686747209455" calcext:value-type="float">
            <text:p>393.686747209455</text:p>
          </table:table-cell>
          <table:table-cell table:formula="of:=299792.458/[.$F384]" office:value-type="float" office:value="393.170436721311" calcext:value-type="float">
            <text:p>393.170436721311</text:p>
          </table:table-cell>
          <table:table-cell table:formula="of:=[.$O384]-[.$P384]" office:value-type="float" office:value="0.516310488143574" calcext:value-type="float">
            <text:p>0.516310488143574</text:p>
          </table:table-cell>
          <table:table-cell table:formula="of:=[.$B384]/[.$Q384]" office:value-type="float" office:value="0.000193681907101202" calcext:value-type="float">
            <text:p>0.000193681907101</text:p>
          </table:table-cell>
          <table:table-cell table:formula="of:=[.$C384]/[.$Q384]" office:value-type="float" office:value="0.000193681907101202" calcext:value-type="float">
            <text:p>0.000193681907101</text:p>
          </table:table-cell>
          <table:table-cell table:formula="of:=[.$D384]/[.$Q3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385]-0.5" office:value-type="float" office:value="762.5" calcext:value-type="float">
            <text:p>762.5</text:p>
          </table:table-cell>
          <table:table-cell table:formula="of:=[.$A385]+0.5" office:value-type="float" office:value="763.5" calcext:value-type="float">
            <text:p>763.5</text:p>
          </table:table-cell>
          <table:table-cell table:formula="of:=LOG([.$A385];2)-8" office:value-type="float" office:value="1.57553924683453" calcext:value-type="float">
            <text:p>1.57553924683453</text:p>
          </table:table-cell>
          <table:table-cell table:formula="of:=LOG([.$E385];2)-8" office:value-type="float" office:value="1.57459352733761" calcext:value-type="float">
            <text:p>1.57459352733761</text:p>
          </table:table-cell>
          <table:table-cell table:formula="of:=LOG([.$F385];2)-8" office:value-type="float" office:value="1.57648434679685" calcext:value-type="float">
            <text:p>1.57648434679685</text:p>
          </table:table-cell>
          <table:table-cell table:formula="of:=[.$I385]-[.$H385]" office:value-type="float" office:value="0.00189081945923952" calcext:value-type="float">
            <text:p>0.00189081945924</text:p>
          </table:table-cell>
          <table:table-cell table:formula="of:=[.$B385]/[.$J385]" office:value-type="float" office:value="0.0528871223063356" calcext:value-type="float">
            <text:p>0.052887122306336</text:p>
          </table:table-cell>
          <table:table-cell table:formula="of:=[.$C385]/[.$J385]" office:value-type="float" office:value="0" calcext:value-type="float">
            <text:p>0</text:p>
          </table:table-cell>
          <table:table-cell table:formula="of:=[.$D385]/[.$J385]" office:value-type="float" office:value="0" calcext:value-type="float">
            <text:p>0</text:p>
          </table:table-cell>
          <table:table-cell table:formula="of:=299792.458/[.$A385]" office:value-type="float" office:value="392.912788990826" calcext:value-type="float">
            <text:p>392.912788990826</text:p>
          </table:table-cell>
          <table:table-cell table:formula="of:=299792.458/[.$E385]" office:value-type="float" office:value="393.170436721311" calcext:value-type="float">
            <text:p>393.170436721311</text:p>
          </table:table-cell>
          <table:table-cell table:formula="of:=299792.458/[.$F385]" office:value-type="float" office:value="392.655478716437" calcext:value-type="float">
            <text:p>392.655478716437</text:p>
          </table:table-cell>
          <table:table-cell table:formula="of:=[.$O385]-[.$P385]" office:value-type="float" office:value="0.514958004874018" calcext:value-type="float">
            <text:p>0.514958004874018</text:p>
          </table:table-cell>
          <table:table-cell table:formula="of:=[.$B385]/[.$Q385]" office:value-type="float" office:value="0.000194190592346389" calcext:value-type="float">
            <text:p>0.000194190592346</text:p>
          </table:table-cell>
          <table:table-cell table:formula="of:=[.$C385]/[.$Q385]" office:value-type="float" office:value="0" calcext:value-type="float">
            <text:p>0</text:p>
          </table:table-cell>
          <table:table-cell table:formula="of:=[.$D385]/[.$Q3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386]-0.5" office:value-type="float" office:value="763.5" calcext:value-type="float">
            <text:p>763.5</text:p>
          </table:table-cell>
          <table:table-cell table:formula="of:=[.$A386]+0.5" office:value-type="float" office:value="764.5" calcext:value-type="float">
            <text:p>764.5</text:p>
          </table:table-cell>
          <table:table-cell table:formula="of:=LOG([.$A386];2)-8" office:value-type="float" office:value="1.57742882803575" calcext:value-type="float">
            <text:p>1.57742882803575</text:p>
          </table:table-cell>
          <table:table-cell table:formula="of:=LOG([.$E386];2)-8" office:value-type="float" office:value="1.57648434679685" calcext:value-type="float">
            <text:p>1.57648434679685</text:p>
          </table:table-cell>
          <table:table-cell table:formula="of:=LOG([.$F386];2)-8" office:value-type="float" office:value="1.57837269136081" calcext:value-type="float">
            <text:p>1.57837269136081</text:p>
          </table:table-cell>
          <table:table-cell table:formula="of:=[.$I386]-[.$H386]" office:value-type="float" office:value="0.00188834456395348" calcext:value-type="float">
            <text:p>0.001888344563953</text:p>
          </table:table-cell>
          <table:table-cell table:formula="of:=[.$B386]/[.$J386]" office:value-type="float" office:value="0.0529564370342655" calcext:value-type="float">
            <text:p>0.052956437034266</text:p>
          </table:table-cell>
          <table:table-cell table:formula="of:=[.$C386]/[.$J386]" office:value-type="float" office:value="0" calcext:value-type="float">
            <text:p>0</text:p>
          </table:table-cell>
          <table:table-cell table:formula="of:=[.$D386]/[.$J386]" office:value-type="float" office:value="0" calcext:value-type="float">
            <text:p>0</text:p>
          </table:table-cell>
          <table:table-cell table:formula="of:=299792.458/[.$A386]" office:value-type="float" office:value="392.398505235602" calcext:value-type="float">
            <text:p>392.398505235602</text:p>
          </table:table-cell>
          <table:table-cell table:formula="of:=299792.458/[.$E386]" office:value-type="float" office:value="392.655478716437" calcext:value-type="float">
            <text:p>392.655478716437</text:p>
          </table:table-cell>
          <table:table-cell table:formula="of:=299792.458/[.$F386]" office:value-type="float" office:value="392.141867887508" calcext:value-type="float">
            <text:p>392.141867887508</text:p>
          </table:table-cell>
          <table:table-cell table:formula="of:=[.$O386]-[.$P386]" office:value-type="float" office:value="0.513610828929245" calcext:value-type="float">
            <text:p>0.513610828929245</text:p>
          </table:table-cell>
          <table:table-cell table:formula="of:=[.$B386]/[.$Q386]" office:value-type="float" office:value="0.000194699944719771" calcext:value-type="float">
            <text:p>0.00019469994472</text:p>
          </table:table-cell>
          <table:table-cell table:formula="of:=[.$C386]/[.$Q386]" office:value-type="float" office:value="0" calcext:value-type="float">
            <text:p>0</text:p>
          </table:table-cell>
          <table:table-cell table:formula="of:=[.$D386]/[.$Q3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387]-0.5" office:value-type="float" office:value="764.5" calcext:value-type="float">
            <text:p>764.5</text:p>
          </table:table-cell>
          <table:table-cell table:formula="of:=[.$A387]+0.5" office:value-type="float" office:value="765.5" calcext:value-type="float">
            <text:p>765.5</text:p>
          </table:table-cell>
          <table:table-cell table:formula="of:=LOG([.$A387];2)-8" office:value-type="float" office:value="1.57931593758001" calcext:value-type="float">
            <text:p>1.57931593758001</text:p>
          </table:table-cell>
          <table:table-cell table:formula="of:=LOG([.$E387];2)-8" office:value-type="float" office:value="1.57837269136081" calcext:value-type="float">
            <text:p>1.57837269136081</text:p>
          </table:table-cell>
          <table:table-cell table:formula="of:=LOG([.$F387];2)-8" office:value-type="float" office:value="1.58025856749979" calcext:value-type="float">
            <text:p>1.58025856749979</text:p>
          </table:table-cell>
          <table:table-cell table:formula="of:=[.$I387]-[.$H387]" office:value-type="float" office:value="0.00188587613898328" calcext:value-type="float">
            <text:p>0.001885876138983</text:p>
          </table:table-cell>
          <table:table-cell table:formula="of:=[.$B387]/[.$J387]" office:value-type="float" office:value="0.0530257517622088" calcext:value-type="float">
            <text:p>0.053025751762209</text:p>
          </table:table-cell>
          <table:table-cell table:formula="of:=[.$C387]/[.$J387]" office:value-type="float" office:value="0" calcext:value-type="float">
            <text:p>0</text:p>
          </table:table-cell>
          <table:table-cell table:formula="of:=[.$D387]/[.$J387]" office:value-type="float" office:value="0" calcext:value-type="float">
            <text:p>0</text:p>
          </table:table-cell>
          <table:table-cell table:formula="of:=299792.458/[.$A387]" office:value-type="float" office:value="391.885566013072" calcext:value-type="float">
            <text:p>391.885566013072</text:p>
          </table:table-cell>
          <table:table-cell table:formula="of:=299792.458/[.$E387]" office:value-type="float" office:value="392.141867887508" calcext:value-type="float">
            <text:p>392.141867887508</text:p>
          </table:table-cell>
          <table:table-cell table:formula="of:=299792.458/[.$F387]" office:value-type="float" office:value="391.629598954931" calcext:value-type="float">
            <text:p>391.629598954931</text:p>
          </table:table-cell>
          <table:table-cell table:formula="of:=[.$O387]-[.$P387]" office:value-type="float" office:value="0.512268932576774" calcext:value-type="float">
            <text:p>0.512268932576774</text:p>
          </table:table-cell>
          <table:table-cell table:formula="of:=[.$B387]/[.$Q387]" office:value-type="float" office:value="0.000195209964221309" calcext:value-type="float">
            <text:p>0.000195209964221</text:p>
          </table:table-cell>
          <table:table-cell table:formula="of:=[.$C387]/[.$Q387]" office:value-type="float" office:value="0" calcext:value-type="float">
            <text:p>0</text:p>
          </table:table-cell>
          <table:table-cell table:formula="of:=[.$D387]/[.$Q3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388]-0.5" office:value-type="float" office:value="765.5" calcext:value-type="float">
            <text:p>765.5</text:p>
          </table:table-cell>
          <table:table-cell table:formula="of:=[.$A388]+0.5" office:value-type="float" office:value="766.5" calcext:value-type="float">
            <text:p>766.5</text:p>
          </table:table-cell>
          <table:table-cell table:formula="of:=LOG([.$A388];2)-8" office:value-type="float" office:value="1.58120058192496" calcext:value-type="float">
            <text:p>1.58120058192496</text:p>
          </table:table-cell>
          <table:table-cell table:formula="of:=LOG([.$E388];2)-8" office:value-type="float" office:value="1.58025856749979" calcext:value-type="float">
            <text:p>1.58025856749979</text:p>
          </table:table-cell>
          <table:table-cell table:formula="of:=LOG([.$F388];2)-8" office:value-type="float" office:value="1.58214198165878" calcext:value-type="float">
            <text:p>1.58214198165878</text:p>
          </table:table-cell>
          <table:table-cell table:formula="of:=[.$I388]-[.$H388]" office:value-type="float" office:value="0.00188341415898918" calcext:value-type="float">
            <text:p>0.001883414158989</text:p>
          </table:table-cell>
          <table:table-cell table:formula="of:=[.$B388]/[.$J388]" office:value-type="float" office:value="0.0530950664901391" calcext:value-type="float">
            <text:p>0.053095066490139</text:p>
          </table:table-cell>
          <table:table-cell table:formula="of:=[.$C388]/[.$J388]" office:value-type="float" office:value="0" calcext:value-type="float">
            <text:p>0</text:p>
          </table:table-cell>
          <table:table-cell table:formula="of:=[.$D388]/[.$J388]" office:value-type="float" office:value="0" calcext:value-type="float">
            <text:p>0</text:p>
          </table:table-cell>
          <table:table-cell table:formula="of:=299792.458/[.$A388]" office:value-type="float" office:value="391.373966057441" calcext:value-type="float">
            <text:p>391.373966057441</text:p>
          </table:table-cell>
          <table:table-cell table:formula="of:=299792.458/[.$E388]" office:value-type="float" office:value="391.629598954931" calcext:value-type="float">
            <text:p>391.629598954931</text:p>
          </table:table-cell>
          <table:table-cell table:formula="of:=299792.458/[.$F388]" office:value-type="float" office:value="391.118666666667" calcext:value-type="float">
            <text:p>391.118666666667</text:p>
          </table:table-cell>
          <table:table-cell table:formula="of:=[.$O388]-[.$P388]" office:value-type="float" office:value="0.510932288264769" calcext:value-type="float">
            <text:p>0.510932288264769</text:p>
          </table:table-cell>
          <table:table-cell table:formula="of:=[.$B388]/[.$Q388]" office:value-type="float" office:value="0.000195720650851056" calcext:value-type="float">
            <text:p>0.000195720650851</text:p>
          </table:table-cell>
          <table:table-cell table:formula="of:=[.$C388]/[.$Q388]" office:value-type="float" office:value="0" calcext:value-type="float">
            <text:p>0</text:p>
          </table:table-cell>
          <table:table-cell table:formula="of:=[.$D388]/[.$Q3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389]-0.5" office:value-type="float" office:value="766.5" calcext:value-type="float">
            <text:p>766.5</text:p>
          </table:table-cell>
          <table:table-cell table:formula="of:=[.$A389]+0.5" office:value-type="float" office:value="767.5" calcext:value-type="float">
            <text:p>767.5</text:p>
          </table:table-cell>
          <table:table-cell table:formula="of:=LOG([.$A389];2)-8" office:value-type="float" office:value="1.58308276750293" calcext:value-type="float">
            <text:p>1.58308276750293</text:p>
          </table:table-cell>
          <table:table-cell table:formula="of:=LOG([.$E389];2)-8" office:value-type="float" office:value="1.58214198165878" calcext:value-type="float">
            <text:p>1.58214198165878</text:p>
          </table:table-cell>
          <table:table-cell table:formula="of:=LOG([.$F389];2)-8" office:value-type="float" office:value="1.58402294025754" calcext:value-type="float">
            <text:p>1.58402294025754</text:p>
          </table:table-cell>
          <table:table-cell table:formula="of:=[.$I389]-[.$H389]" office:value-type="float" office:value="0.00188095859876469" calcext:value-type="float">
            <text:p>0.001880958598765</text:p>
          </table:table-cell>
          <table:table-cell table:formula="of:=[.$B389]/[.$J389]" office:value-type="float" office:value="0.0531643812179994" calcext:value-type="float">
            <text:p>0.053164381217999</text:p>
          </table:table-cell>
          <table:table-cell table:formula="of:=[.$C389]/[.$J389]" office:value-type="float" office:value="0" calcext:value-type="float">
            <text:p>0</text:p>
          </table:table-cell>
          <table:table-cell table:formula="of:=[.$D389]/[.$J389]" office:value-type="float" office:value="0" calcext:value-type="float">
            <text:p>0</text:p>
          </table:table-cell>
          <table:table-cell table:formula="of:=299792.458/[.$A389]" office:value-type="float" office:value="390.863700130378" calcext:value-type="float">
            <text:p>390.863700130378</text:p>
          </table:table-cell>
          <table:table-cell table:formula="of:=299792.458/[.$E389]" office:value-type="float" office:value="391.118666666667" calcext:value-type="float">
            <text:p>391.118666666667</text:p>
          </table:table-cell>
          <table:table-cell table:formula="of:=299792.458/[.$F389]" office:value-type="float" office:value="390.609065798046" calcext:value-type="float">
            <text:p>390.609065798046</text:p>
          </table:table-cell>
          <table:table-cell table:formula="of:=[.$O389]-[.$P389]" office:value-type="float" office:value="0.509600868621021" calcext:value-type="float">
            <text:p>0.509600868621021</text:p>
          </table:table-cell>
          <table:table-cell table:formula="of:=[.$B389]/[.$Q389]" office:value-type="float" office:value="0.000196232004609018" calcext:value-type="float">
            <text:p>0.000196232004609</text:p>
          </table:table-cell>
          <table:table-cell table:formula="of:=[.$C389]/[.$Q389]" office:value-type="float" office:value="0" calcext:value-type="float">
            <text:p>0</text:p>
          </table:table-cell>
          <table:table-cell table:formula="of:=[.$D389]/[.$Q3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390]-0.5" office:value-type="float" office:value="767.5" calcext:value-type="float">
            <text:p>767.5</text:p>
          </table:table-cell>
          <table:table-cell table:formula="of:=[.$A390]+0.5" office:value-type="float" office:value="768.5" calcext:value-type="float">
            <text:p>768.5</text:p>
          </table:table-cell>
          <table:table-cell table:formula="of:=LOG([.$A390];2)-8" office:value-type="float" office:value="1.58496250072116" calcext:value-type="float">
            <text:p>1.58496250072116</text:p>
          </table:table-cell>
          <table:table-cell table:formula="of:=LOG([.$E390];2)-8" office:value-type="float" office:value="1.58402294025754" calcext:value-type="float">
            <text:p>1.58402294025754</text:p>
          </table:table-cell>
          <table:table-cell table:formula="of:=LOG([.$F390];2)-8" office:value-type="float" office:value="1.58590144969077" calcext:value-type="float">
            <text:p>1.58590144969077</text:p>
          </table:table-cell>
          <table:table-cell table:formula="of:=[.$I390]-[.$H390]" office:value-type="float" office:value="0.00187850943322943" calcext:value-type="float">
            <text:p>0.001878509433229</text:p>
          </table:table-cell>
          <table:table-cell table:formula="of:=[.$B390]/[.$J390]" office:value-type="float" office:value="0.0532336959458786" calcext:value-type="float">
            <text:p>0.053233695945879</text:p>
          </table:table-cell>
          <table:table-cell table:formula="of:=[.$C390]/[.$J390]" office:value-type="float" office:value="0" calcext:value-type="float">
            <text:p>0</text:p>
          </table:table-cell>
          <table:table-cell table:formula="of:=[.$D390]/[.$J390]" office:value-type="float" office:value="0" calcext:value-type="float">
            <text:p>0</text:p>
          </table:table-cell>
          <table:table-cell table:formula="of:=299792.458/[.$A390]" office:value-type="float" office:value="390.354763020833" calcext:value-type="float">
            <text:p>390.354763020833</text:p>
          </table:table-cell>
          <table:table-cell table:formula="of:=299792.458/[.$E390]" office:value-type="float" office:value="390.609065798046" calcext:value-type="float">
            <text:p>390.609065798046</text:p>
          </table:table-cell>
          <table:table-cell table:formula="of:=299792.458/[.$F390]" office:value-type="float" office:value="390.100791151594" calcext:value-type="float">
            <text:p>390.100791151594</text:p>
          </table:table-cell>
          <table:table-cell table:formula="of:=[.$O390]-[.$P390]" office:value-type="float" office:value="0.508274646451639" calcext:value-type="float">
            <text:p>0.508274646451639</text:p>
          </table:table-cell>
          <table:table-cell table:formula="of:=[.$B390]/[.$Q390]" office:value-type="float" office:value="0.000196744025495111" calcext:value-type="float">
            <text:p>0.000196744025495</text:p>
          </table:table-cell>
          <table:table-cell table:formula="of:=[.$C390]/[.$Q390]" office:value-type="float" office:value="0" calcext:value-type="float">
            <text:p>0</text:p>
          </table:table-cell>
          <table:table-cell table:formula="of:=[.$D390]/[.$Q3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391]-0.5" office:value-type="float" office:value="768.5" calcext:value-type="float">
            <text:p>768.5</text:p>
          </table:table-cell>
          <table:table-cell table:formula="of:=[.$A391]+0.5" office:value-type="float" office:value="769.5" calcext:value-type="float">
            <text:p>769.5</text:p>
          </table:table-cell>
          <table:table-cell table:formula="of:=LOG([.$A391];2)-8" office:value-type="float" office:value="1.58683978796183" calcext:value-type="float">
            <text:p>1.58683978796183</text:p>
          </table:table-cell>
          <table:table-cell table:formula="of:=LOG([.$E391];2)-8" office:value-type="float" office:value="1.58590144969077" calcext:value-type="float">
            <text:p>1.58590144969077</text:p>
          </table:table-cell>
          <table:table-cell table:formula="of:=LOG([.$F391];2)-8" office:value-type="float" office:value="1.58777751632821" calcext:value-type="float">
            <text:p>1.58777751632821</text:p>
          </table:table-cell>
          <table:table-cell table:formula="of:=[.$I391]-[.$H391]" office:value-type="float" office:value="0.00187606663743978" calcext:value-type="float">
            <text:p>0.00187606663744</text:p>
          </table:table-cell>
          <table:table-cell table:formula="of:=[.$B391]/[.$J391]" office:value-type="float" office:value="0.0533030106736867" calcext:value-type="float">
            <text:p>0.053303010673687</text:p>
          </table:table-cell>
          <table:table-cell table:formula="of:=[.$C391]/[.$J391]" office:value-type="float" office:value="0" calcext:value-type="float">
            <text:p>0</text:p>
          </table:table-cell>
          <table:table-cell table:formula="of:=[.$D391]/[.$J391]" office:value-type="float" office:value="0" calcext:value-type="float">
            <text:p>0</text:p>
          </table:table-cell>
          <table:table-cell table:formula="of:=299792.458/[.$A391]" office:value-type="float" office:value="389.847149544863" calcext:value-type="float">
            <text:p>389.847149544863</text:p>
          </table:table-cell>
          <table:table-cell table:formula="of:=299792.458/[.$E391]" office:value-type="float" office:value="390.100791151594" calcext:value-type="float">
            <text:p>390.100791151594</text:p>
          </table:table-cell>
          <table:table-cell table:formula="of:=299792.458/[.$F391]" office:value-type="float" office:value="389.593837556855" calcext:value-type="float">
            <text:p>389.593837556855</text:p>
          </table:table-cell>
          <table:table-cell table:formula="of:=[.$O391]-[.$P391]" office:value-type="float" office:value="0.506953594738889" calcext:value-type="float">
            <text:p>0.506953594738889</text:p>
          </table:table-cell>
          <table:table-cell table:formula="of:=[.$B391]/[.$Q391]" office:value-type="float" office:value="0.00019725671350946" calcext:value-type="float">
            <text:p>0.000197256713509</text:p>
          </table:table-cell>
          <table:table-cell table:formula="of:=[.$C391]/[.$Q391]" office:value-type="float" office:value="0" calcext:value-type="float">
            <text:p>0</text:p>
          </table:table-cell>
          <table:table-cell table:formula="of:=[.$D391]/[.$Q3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392]-0.5" office:value-type="float" office:value="769.5" calcext:value-type="float">
            <text:p>769.5</text:p>
          </table:table-cell>
          <table:table-cell table:formula="of:=[.$A392]+0.5" office:value-type="float" office:value="770.5" calcext:value-type="float">
            <text:p>770.5</text:p>
          </table:table-cell>
          <table:table-cell table:formula="of:=LOG([.$A392];2)-8" office:value-type="float" office:value="1.58871463558226" calcext:value-type="float">
            <text:p>1.58871463558226</text:p>
          </table:table-cell>
          <table:table-cell table:formula="of:=LOG([.$E392];2)-8" office:value-type="float" office:value="1.58777751632821" calcext:value-type="float">
            <text:p>1.58777751632821</text:p>
          </table:table-cell>
          <table:table-cell table:formula="of:=LOG([.$F392];2)-8" office:value-type="float" office:value="1.58965114651478" calcext:value-type="float">
            <text:p>1.58965114651478</text:p>
          </table:table-cell>
          <table:table-cell table:formula="of:=[.$I392]-[.$H392]" office:value-type="float" office:value="0.00187363018657294" calcext:value-type="float">
            <text:p>0.001873630186573</text:p>
          </table:table-cell>
          <table:table-cell table:formula="of:=[.$B392]/[.$J392]" office:value-type="float" office:value="0.0533723254015832" calcext:value-type="float">
            <text:p>0.053372325401583</text:p>
          </table:table-cell>
          <table:table-cell table:formula="of:=[.$C392]/[.$J392]" office:value-type="float" office:value="0" calcext:value-type="float">
            <text:p>0</text:p>
          </table:table-cell>
          <table:table-cell table:formula="of:=[.$D392]/[.$J392]" office:value-type="float" office:value="0" calcext:value-type="float">
            <text:p>0</text:p>
          </table:table-cell>
          <table:table-cell table:formula="of:=299792.458/[.$A392]" office:value-type="float" office:value="389.340854545455" calcext:value-type="float">
            <text:p>389.340854545455</text:p>
          </table:table-cell>
          <table:table-cell table:formula="of:=299792.458/[.$E392]" office:value-type="float" office:value="389.593837556855" calcext:value-type="float">
            <text:p>389.593837556855</text:p>
          </table:table-cell>
          <table:table-cell table:formula="of:=299792.458/[.$F392]" office:value-type="float" office:value="389.088199870214" calcext:value-type="float">
            <text:p>389.088199870214</text:p>
          </table:table-cell>
          <table:table-cell table:formula="of:=[.$O392]-[.$P392]" office:value-type="float" office:value="0.505637686640966" calcext:value-type="float">
            <text:p>0.505637686640966</text:p>
          </table:table-cell>
          <table:table-cell table:formula="of:=[.$B392]/[.$Q392]" office:value-type="float" office:value="0.000197770068651956" calcext:value-type="float">
            <text:p>0.000197770068652</text:p>
          </table:table-cell>
          <table:table-cell table:formula="of:=[.$C392]/[.$Q392]" office:value-type="float" office:value="0" calcext:value-type="float">
            <text:p>0</text:p>
          </table:table-cell>
          <table:table-cell table:formula="of:=[.$D392]/[.$Q3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393]-0.5" office:value-type="float" office:value="770.5" calcext:value-type="float">
            <text:p>770.5</text:p>
          </table:table-cell>
          <table:table-cell table:formula="of:=[.$A393]+0.5" office:value-type="float" office:value="771.5" calcext:value-type="float">
            <text:p>771.5</text:p>
          </table:table-cell>
          <table:table-cell table:formula="of:=LOG([.$A393];2)-8" office:value-type="float" office:value="1.59058704991504" calcext:value-type="float">
            <text:p>1.59058704991504</text:p>
          </table:table-cell>
          <table:table-cell table:formula="of:=LOG([.$E393];2)-8" office:value-type="float" office:value="1.58965114651478" calcext:value-type="float">
            <text:p>1.58965114651478</text:p>
          </table:table-cell>
          <table:table-cell table:formula="of:=LOG([.$F393];2)-8" office:value-type="float" office:value="1.59152234657073" calcext:value-type="float">
            <text:p>1.59152234657073</text:p>
          </table:table-cell>
          <table:table-cell table:formula="of:=[.$I393]-[.$H393]" office:value-type="float" office:value="0.00187120005594998" calcext:value-type="float">
            <text:p>0.00187120005595</text:p>
          </table:table-cell>
          <table:table-cell table:formula="of:=[.$B393]/[.$J393]" office:value-type="float" office:value="0.0534416401292973" calcext:value-type="float">
            <text:p>0.053441640129297</text:p>
          </table:table-cell>
          <table:table-cell table:formula="of:=[.$C393]/[.$J393]" office:value-type="float" office:value="0" calcext:value-type="float">
            <text:p>0</text:p>
          </table:table-cell>
          <table:table-cell table:formula="of:=[.$D393]/[.$J393]" office:value-type="float" office:value="0" calcext:value-type="float">
            <text:p>0</text:p>
          </table:table-cell>
          <table:table-cell table:formula="of:=299792.458/[.$A393]" office:value-type="float" office:value="388.835872892348" calcext:value-type="float">
            <text:p>388.835872892348</text:p>
          </table:table-cell>
          <table:table-cell table:formula="of:=299792.458/[.$E393]" office:value-type="float" office:value="389.088199870214" calcext:value-type="float">
            <text:p>389.088199870214</text:p>
          </table:table-cell>
          <table:table-cell table:formula="of:=299792.458/[.$F393]" office:value-type="float" office:value="388.583872974725" calcext:value-type="float">
            <text:p>388.583872974725</text:p>
          </table:table-cell>
          <table:table-cell table:formula="of:=[.$O393]-[.$P393]" office:value-type="float" office:value="0.504326895489555" calcext:value-type="float">
            <text:p>0.504326895489555</text:p>
          </table:table-cell>
          <table:table-cell table:formula="of:=[.$B393]/[.$Q393]" office:value-type="float" office:value="0.000198284090922672" calcext:value-type="float">
            <text:p>0.000198284090923</text:p>
          </table:table-cell>
          <table:table-cell table:formula="of:=[.$C393]/[.$Q393]" office:value-type="float" office:value="0" calcext:value-type="float">
            <text:p>0</text:p>
          </table:table-cell>
          <table:table-cell table:formula="of:=[.$D393]/[.$Q3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394]-0.5" office:value-type="float" office:value="771.5" calcext:value-type="float">
            <text:p>771.5</text:p>
          </table:table-cell>
          <table:table-cell table:formula="of:=[.$A394]+0.5" office:value-type="float" office:value="772.5" calcext:value-type="float">
            <text:p>772.5</text:p>
          </table:table-cell>
          <table:table-cell table:formula="of:=LOG([.$A394];2)-8" office:value-type="float" office:value="1.59245703726808" calcext:value-type="float">
            <text:p>1.59245703726808</text:p>
          </table:table-cell>
          <table:table-cell table:formula="of:=LOG([.$E394];2)-8" office:value-type="float" office:value="1.59152234657073" calcext:value-type="float">
            <text:p>1.59152234657073</text:p>
          </table:table-cell>
          <table:table-cell table:formula="of:=LOG([.$F394];2)-8" office:value-type="float" office:value="1.59339112279174" calcext:value-type="float">
            <text:p>1.59339112279174</text:p>
          </table:table-cell>
          <table:table-cell table:formula="of:=[.$I394]-[.$H394]" office:value-type="float" office:value="0.0018687762210039" calcext:value-type="float">
            <text:p>0.001868776221004</text:p>
          </table:table-cell>
          <table:table-cell table:formula="of:=[.$B394]/[.$J394]" office:value-type="float" office:value="0.0535109548570136" calcext:value-type="float">
            <text:p>0.053510954857014</text:p>
          </table:table-cell>
          <table:table-cell table:formula="of:=[.$C394]/[.$J394]" office:value-type="float" office:value="0" calcext:value-type="float">
            <text:p>0</text:p>
          </table:table-cell>
          <table:table-cell table:formula="of:=[.$D394]/[.$J394]" office:value-type="float" office:value="0" calcext:value-type="float">
            <text:p>0</text:p>
          </table:table-cell>
          <table:table-cell table:formula="of:=299792.458/[.$A394]" office:value-type="float" office:value="388.332199481865" calcext:value-type="float">
            <text:p>388.332199481865</text:p>
          </table:table-cell>
          <table:table-cell table:formula="of:=299792.458/[.$E394]" office:value-type="float" office:value="388.583872974725" calcext:value-type="float">
            <text:p>388.583872974725</text:p>
          </table:table-cell>
          <table:table-cell table:formula="of:=299792.458/[.$F394]" office:value-type="float" office:value="388.080851779935" calcext:value-type="float">
            <text:p>388.080851779935</text:p>
          </table:table-cell>
          <table:table-cell table:formula="of:=[.$O394]-[.$P394]" office:value-type="float" office:value="0.503021194789312" calcext:value-type="float">
            <text:p>0.503021194789312</text:p>
          </table:table-cell>
          <table:table-cell table:formula="of:=[.$B394]/[.$Q394]" office:value-type="float" office:value="0.000198798780321542" calcext:value-type="float">
            <text:p>0.000198798780322</text:p>
          </table:table-cell>
          <table:table-cell table:formula="of:=[.$C394]/[.$Q394]" office:value-type="float" office:value="0" calcext:value-type="float">
            <text:p>0</text:p>
          </table:table-cell>
          <table:table-cell table:formula="of:=[.$D394]/[.$Q3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395]-0.5" office:value-type="float" office:value="772.5" calcext:value-type="float">
            <text:p>772.5</text:p>
          </table:table-cell>
          <table:table-cell table:formula="of:=[.$A395]+0.5" office:value-type="float" office:value="773.5" calcext:value-type="float">
            <text:p>773.5</text:p>
          </table:table-cell>
          <table:table-cell table:formula="of:=LOG([.$A395];2)-8" office:value-type="float" office:value="1.59432460392485" calcext:value-type="float">
            <text:p>1.59432460392485</text:p>
          </table:table-cell>
          <table:table-cell table:formula="of:=LOG([.$E395];2)-8" office:value-type="float" office:value="1.59339112279174" calcext:value-type="float">
            <text:p>1.59339112279174</text:p>
          </table:table-cell>
          <table:table-cell table:formula="of:=LOG([.$F395];2)-8" office:value-type="float" office:value="1.59525748144904" calcext:value-type="float">
            <text:p>1.59525748144904</text:p>
          </table:table-cell>
          <table:table-cell table:formula="of:=[.$I395]-[.$H395]" office:value-type="float" office:value="0.00186635865729734" calcext:value-type="float">
            <text:p>0.001866358657297</text:p>
          </table:table-cell>
          <table:table-cell table:formula="of:=[.$B395]/[.$J395]" office:value-type="float" office:value="0.0535802695848446" calcext:value-type="float">
            <text:p>0.053580269584845</text:p>
          </table:table-cell>
          <table:table-cell table:formula="of:=[.$C395]/[.$J395]" office:value-type="float" office:value="0" calcext:value-type="float">
            <text:p>0</text:p>
          </table:table-cell>
          <table:table-cell table:formula="of:=[.$D395]/[.$J395]" office:value-type="float" office:value="0" calcext:value-type="float">
            <text:p>0</text:p>
          </table:table-cell>
          <table:table-cell table:formula="of:=299792.458/[.$A395]" office:value-type="float" office:value="387.82982923674" calcext:value-type="float">
            <text:p>387.82982923674</text:p>
          </table:table-cell>
          <table:table-cell table:formula="of:=299792.458/[.$E395]" office:value-type="float" office:value="388.080851779935" calcext:value-type="float">
            <text:p>388.080851779935</text:p>
          </table:table-cell>
          <table:table-cell table:formula="of:=299792.458/[.$F395]" office:value-type="float" office:value="387.579131221719" calcext:value-type="float">
            <text:p>387.579131221719</text:p>
          </table:table-cell>
          <table:table-cell table:formula="of:=[.$O395]-[.$P395]" office:value-type="float" office:value="0.501720558215823" calcext:value-type="float">
            <text:p>0.501720558215823</text:p>
          </table:table-cell>
          <table:table-cell table:formula="of:=[.$B395]/[.$Q395]" office:value-type="float" office:value="0.000199314136848631" calcext:value-type="float">
            <text:p>0.000199314136849</text:p>
          </table:table-cell>
          <table:table-cell table:formula="of:=[.$C395]/[.$Q395]" office:value-type="float" office:value="0" calcext:value-type="float">
            <text:p>0</text:p>
          </table:table-cell>
          <table:table-cell table:formula="of:=[.$D395]/[.$Q3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396]-0.5" office:value-type="float" office:value="773.5" calcext:value-type="float">
            <text:p>773.5</text:p>
          </table:table-cell>
          <table:table-cell table:formula="of:=[.$A396]+0.5" office:value-type="float" office:value="774.5" calcext:value-type="float">
            <text:p>774.5</text:p>
          </table:table-cell>
          <table:table-cell table:formula="of:=LOG([.$A396];2)-8" office:value-type="float" office:value="1.59618975614441" calcext:value-type="float">
            <text:p>1.59618975614441</text:p>
          </table:table-cell>
          <table:table-cell table:formula="of:=LOG([.$E396];2)-8" office:value-type="float" office:value="1.59525748144904" calcext:value-type="float">
            <text:p>1.59525748144904</text:p>
          </table:table-cell>
          <table:table-cell table:formula="of:=LOG([.$F396];2)-8" office:value-type="float" office:value="1.59712142878957" calcext:value-type="float">
            <text:p>1.59712142878957</text:p>
          </table:table-cell>
          <table:table-cell table:formula="of:=[.$I396]-[.$H396]" office:value-type="float" office:value="0.0018639473405333" calcext:value-type="float">
            <text:p>0.001863947340533</text:p>
          </table:table-cell>
          <table:table-cell table:formula="of:=[.$B396]/[.$J396]" office:value-type="float" office:value="0.0536495843124992" calcext:value-type="float">
            <text:p>0.053649584312499</text:p>
          </table:table-cell>
          <table:table-cell table:formula="of:=[.$C396]/[.$J396]" office:value-type="float" office:value="0" calcext:value-type="float">
            <text:p>0</text:p>
          </table:table-cell>
          <table:table-cell table:formula="of:=[.$D396]/[.$J396]" office:value-type="float" office:value="0" calcext:value-type="float">
            <text:p>0</text:p>
          </table:table-cell>
          <table:table-cell table:formula="of:=299792.458/[.$A396]" office:value-type="float" office:value="387.328757105943" calcext:value-type="float">
            <text:p>387.328757105943</text:p>
          </table:table-cell>
          <table:table-cell table:formula="of:=299792.458/[.$E396]" office:value-type="float" office:value="387.579131221719" calcext:value-type="float">
            <text:p>387.579131221719</text:p>
          </table:table-cell>
          <table:table-cell table:formula="of:=299792.458/[.$F396]" office:value-type="float" office:value="387.078706262105" calcext:value-type="float">
            <text:p>387.078706262105</text:p>
          </table:table-cell>
          <table:table-cell table:formula="of:=[.$O396]-[.$P396]" office:value-type="float" office:value="0.500424959614861" calcext:value-type="float">
            <text:p>0.500424959614861</text:p>
          </table:table-cell>
          <table:table-cell table:formula="of:=[.$B396]/[.$Q396]" office:value-type="float" office:value="0.000199830160503909" calcext:value-type="float">
            <text:p>0.000199830160504</text:p>
          </table:table-cell>
          <table:table-cell table:formula="of:=[.$C396]/[.$Q396]" office:value-type="float" office:value="0" calcext:value-type="float">
            <text:p>0</text:p>
          </table:table-cell>
          <table:table-cell table:formula="of:=[.$D396]/[.$Q3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397]-0.5" office:value-type="float" office:value="774.5" calcext:value-type="float">
            <text:p>774.5</text:p>
          </table:table-cell>
          <table:table-cell table:formula="of:=[.$A397]+0.5" office:value-type="float" office:value="775.5" calcext:value-type="float">
            <text:p>775.5</text:p>
          </table:table-cell>
          <table:table-cell table:formula="of:=LOG([.$A397];2)-8" office:value-type="float" office:value="1.5980525001616" calcext:value-type="float">
            <text:p>1.5980525001616</text:p>
          </table:table-cell>
          <table:table-cell table:formula="of:=LOG([.$E397];2)-8" office:value-type="float" office:value="1.59712142878957" calcext:value-type="float">
            <text:p>1.59712142878957</text:p>
          </table:table-cell>
          <table:table-cell table:formula="of:=LOG([.$F397];2)-8" office:value-type="float" office:value="1.59898297103609" calcext:value-type="float">
            <text:p>1.59898297103609</text:p>
          </table:table-cell>
          <table:table-cell table:formula="of:=[.$I397]-[.$H397]" office:value-type="float" office:value="0.00186154224652313" calcext:value-type="float">
            <text:p>0.001861542246523</text:p>
          </table:table-cell>
          <table:table-cell table:formula="of:=[.$B397]/[.$J397]" office:value-type="float" office:value="0.0537188990401769" calcext:value-type="float">
            <text:p>0.053718899040177</text:p>
          </table:table-cell>
          <table:table-cell table:formula="of:=[.$C397]/[.$J397]" office:value-type="float" office:value="0" calcext:value-type="float">
            <text:p>0</text:p>
          </table:table-cell>
          <table:table-cell table:formula="of:=[.$D397]/[.$J397]" office:value-type="float" office:value="0" calcext:value-type="float">
            <text:p>0</text:p>
          </table:table-cell>
          <table:table-cell table:formula="of:=299792.458/[.$A397]" office:value-type="float" office:value="386.828978064516" calcext:value-type="float">
            <text:p>386.828978064516</text:p>
          </table:table-cell>
          <table:table-cell table:formula="of:=299792.458/[.$E397]" office:value-type="float" office:value="387.078706262105" calcext:value-type="float">
            <text:p>387.078706262105</text:p>
          </table:table-cell>
          <table:table-cell table:formula="of:=299792.458/[.$F397]" office:value-type="float" office:value="386.579571889104" calcext:value-type="float">
            <text:p>386.579571889104</text:p>
          </table:table-cell>
          <table:table-cell table:formula="of:=[.$O397]-[.$P397]" office:value-type="float" office:value="0.4991343730008" calcext:value-type="float">
            <text:p>0.4991343730008</text:p>
          </table:table-cell>
          <table:table-cell table:formula="of:=[.$B397]/[.$Q397]" office:value-type="float" office:value="0.000200346851287358" calcext:value-type="float">
            <text:p>0.000200346851287</text:p>
          </table:table-cell>
          <table:table-cell table:formula="of:=[.$C397]/[.$Q397]" office:value-type="float" office:value="0" calcext:value-type="float">
            <text:p>0</text:p>
          </table:table-cell>
          <table:table-cell table:formula="of:=[.$D397]/[.$Q3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398]-0.5" office:value-type="float" office:value="775.5" calcext:value-type="float">
            <text:p>775.5</text:p>
          </table:table-cell>
          <table:table-cell table:formula="of:=[.$A398]+0.5" office:value-type="float" office:value="776.5" calcext:value-type="float">
            <text:p>776.5</text:p>
          </table:table-cell>
          <table:table-cell table:formula="of:=LOG([.$A398];2)-8" office:value-type="float" office:value="1.59991284218713" calcext:value-type="float">
            <text:p>1.59991284218713</text:p>
          </table:table-cell>
          <table:table-cell table:formula="of:=LOG([.$E398];2)-8" office:value-type="float" office:value="1.59898297103609" calcext:value-type="float">
            <text:p>1.59898297103609</text:p>
          </table:table-cell>
          <table:table-cell table:formula="of:=LOG([.$F398];2)-8" office:value-type="float" office:value="1.6008421143873" calcext:value-type="float">
            <text:p>1.6008421143873</text:p>
          </table:table-cell>
          <table:table-cell table:formula="of:=[.$I398]-[.$H398]" office:value-type="float" office:value="0.00185914335120962" calcext:value-type="float">
            <text:p>0.00185914335121</text:p>
          </table:table-cell>
          <table:table-cell table:formula="of:=[.$B398]/[.$J398]" office:value-type="float" office:value="0.0537882137678821" calcext:value-type="float">
            <text:p>0.053788213767882</text:p>
          </table:table-cell>
          <table:table-cell table:formula="of:=[.$C398]/[.$J398]" office:value-type="float" office:value="0" calcext:value-type="float">
            <text:p>0</text:p>
          </table:table-cell>
          <table:table-cell table:formula="of:=[.$D398]/[.$J398]" office:value-type="float" office:value="0" calcext:value-type="float">
            <text:p>0</text:p>
          </table:table-cell>
          <table:table-cell table:formula="of:=299792.458/[.$A398]" office:value-type="float" office:value="386.330487113402" calcext:value-type="float">
            <text:p>386.330487113402</text:p>
          </table:table-cell>
          <table:table-cell table:formula="of:=299792.458/[.$E398]" office:value-type="float" office:value="386.579571889104" calcext:value-type="float">
            <text:p>386.579571889104</text:p>
          </table:table-cell>
          <table:table-cell table:formula="of:=299792.458/[.$F398]" office:value-type="float" office:value="386.081723116549" calcext:value-type="float">
            <text:p>386.081723116549</text:p>
          </table:table-cell>
          <table:table-cell table:formula="of:=[.$O398]-[.$P398]" office:value-type="float" office:value="0.497848772555187" calcext:value-type="float">
            <text:p>0.497848772555187</text:p>
          </table:table-cell>
          <table:table-cell table:formula="of:=[.$B398]/[.$Q398]" office:value-type="float" office:value="0.000200864209199019" calcext:value-type="float">
            <text:p>0.000200864209199</text:p>
          </table:table-cell>
          <table:table-cell table:formula="of:=[.$C398]/[.$Q398]" office:value-type="float" office:value="0" calcext:value-type="float">
            <text:p>0</text:p>
          </table:table-cell>
          <table:table-cell table:formula="of:=[.$D398]/[.$Q3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A399]-0.5" office:value-type="float" office:value="776.5" calcext:value-type="float">
            <text:p>776.5</text:p>
          </table:table-cell>
          <table:table-cell table:formula="of:=[.$A399]+0.5" office:value-type="float" office:value="777.5" calcext:value-type="float">
            <text:p>777.5</text:p>
          </table:table-cell>
          <table:table-cell table:formula="of:=LOG([.$A399];2)-8" office:value-type="float" office:value="1.60177078840771" calcext:value-type="float">
            <text:p>1.60177078840771</text:p>
          </table:table-cell>
          <table:table-cell table:formula="of:=LOG([.$E399];2)-8" office:value-type="float" office:value="1.6008421143873" calcext:value-type="float">
            <text:p>1.6008421143873</text:p>
          </table:table-cell>
          <table:table-cell table:formula="of:=LOG([.$F399];2)-8" office:value-type="float" office:value="1.60269886501797" calcext:value-type="float">
            <text:p>1.60269886501797</text:p>
          </table:table-cell>
          <table:table-cell table:formula="of:=[.$I399]-[.$H399]" office:value-type="float" office:value="0.00185675063066348" calcext:value-type="float">
            <text:p>0.001856750630663</text:p>
          </table:table-cell>
          <table:table-cell table:formula="of:=[.$B399]/[.$J399]" office:value-type="float" office:value="0.0538575284955021" calcext:value-type="float">
            <text:p>0.053857528495502</text:p>
          </table:table-cell>
          <table:table-cell table:formula="of:=[.$C399]/[.$J399]" office:value-type="float" office:value="0" calcext:value-type="float">
            <text:p>0</text:p>
          </table:table-cell>
          <table:table-cell table:formula="of:=[.$D399]/[.$J399]" office:value-type="float" office:value="0" calcext:value-type="float">
            <text:p>0</text:p>
          </table:table-cell>
          <table:table-cell table:formula="of:=299792.458/[.$A399]" office:value-type="float" office:value="385.833279279279" calcext:value-type="float">
            <text:p>385.833279279279</text:p>
          </table:table-cell>
          <table:table-cell table:formula="of:=299792.458/[.$E399]" office:value-type="float" office:value="386.081723116549" calcext:value-type="float">
            <text:p>386.081723116549</text:p>
          </table:table-cell>
          <table:table-cell table:formula="of:=299792.458/[.$F399]" office:value-type="float" office:value="385.585154983923" calcext:value-type="float">
            <text:p>385.585154983923</text:p>
          </table:table-cell>
          <table:table-cell table:formula="of:=[.$O399]-[.$P399]" office:value-type="float" office:value="0.496568132625782" calcext:value-type="float">
            <text:p>0.496568132625782</text:p>
          </table:table-cell>
          <table:table-cell table:formula="of:=[.$B399]/[.$Q399]" office:value-type="float" office:value="0.000201382234238863" calcext:value-type="float">
            <text:p>0.000201382234239</text:p>
          </table:table-cell>
          <table:table-cell table:formula="of:=[.$C399]/[.$Q399]" office:value-type="float" office:value="0" calcext:value-type="float">
            <text:p>0</text:p>
          </table:table-cell>
          <table:table-cell table:formula="of:=[.$D399]/[.$Q3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$A400]-0.5" office:value-type="float" office:value="777.5" calcext:value-type="float">
            <text:p>777.5</text:p>
          </table:table-cell>
          <table:table-cell table:formula="of:=[.$A400]+0.5" office:value-type="float" office:value="778.5" calcext:value-type="float">
            <text:p>778.5</text:p>
          </table:table-cell>
          <table:table-cell table:formula="of:=LOG([.$A400];2)-8" office:value-type="float" office:value="1.60362634498619" calcext:value-type="float">
            <text:p>1.60362634498619</text:p>
          </table:table-cell>
          <table:table-cell table:formula="of:=LOG([.$E400];2)-8" office:value-type="float" office:value="1.60269886501797" calcext:value-type="float">
            <text:p>1.60269886501797</text:p>
          </table:table-cell>
          <table:table-cell table:formula="of:=LOG([.$F400];2)-8" office:value-type="float" office:value="1.60455322907904" calcext:value-type="float">
            <text:p>1.60455322907904</text:p>
          </table:table-cell>
          <table:table-cell table:formula="of:=[.$I400]-[.$H400]" office:value-type="float" office:value="0.00185436406107264" calcext:value-type="float">
            <text:p>0.001854364061073</text:p>
          </table:table-cell>
          <table:table-cell table:formula="of:=[.$B400]/[.$J400]" office:value-type="float" office:value="0" calcext:value-type="float">
            <text:p>0</text:p>
          </table:table-cell>
          <table:table-cell table:formula="of:=[.$C400]/[.$J400]" office:value-type="float" office:value="0" calcext:value-type="float">
            <text:p>0</text:p>
          </table:table-cell>
          <table:table-cell table:formula="of:=[.$D400]/[.$J400]" office:value-type="float" office:value="0" calcext:value-type="float">
            <text:p>0</text:p>
          </table:table-cell>
          <table:table-cell table:formula="of:=299792.458/[.$A400]" office:value-type="float" office:value="385.337349614396" calcext:value-type="float">
            <text:p>385.337349614396</text:p>
          </table:table-cell>
          <table:table-cell table:formula="of:=299792.458/[.$E400]" office:value-type="float" office:value="385.585154983923" calcext:value-type="float">
            <text:p>385.585154983923</text:p>
          </table:table-cell>
          <table:table-cell table:formula="of:=299792.458/[.$F400]" office:value-type="float" office:value="385.089862556198" calcext:value-type="float">
            <text:p>385.089862556198</text:p>
          </table:table-cell>
          <table:table-cell table:formula="of:=[.$O400]-[.$P400]" office:value-type="float" office:value="0.495292427725019" calcext:value-type="float">
            <text:p>0.495292427725019</text:p>
          </table:table-cell>
          <table:table-cell table:formula="of:=[.$B400]/[.$Q400]" office:value-type="float" office:value="0" calcext:value-type="float">
            <text:p>0</text:p>
          </table:table-cell>
          <table:table-cell table:formula="of:=[.$C400]/[.$Q400]" office:value-type="float" office:value="0" calcext:value-type="float">
            <text:p>0</text:p>
          </table:table-cell>
          <table:table-cell table:formula="of:=[.$D400]/[.$Q4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$A401]-0.5" office:value-type="float" office:value="778.5" calcext:value-type="float">
            <text:p>778.5</text:p>
          </table:table-cell>
          <table:table-cell table:formula="of:=[.$A401]+0.5" office:value-type="float" office:value="779.5" calcext:value-type="float">
            <text:p>779.5</text:p>
          </table:table-cell>
          <table:table-cell table:formula="of:=LOG([.$A401];2)-8" office:value-type="float" office:value="1.60547951806167" calcext:value-type="float">
            <text:p>1.60547951806167</text:p>
          </table:table-cell>
          <table:table-cell table:formula="of:=LOG([.$E401];2)-8" office:value-type="float" office:value="1.60455322907904" calcext:value-type="float">
            <text:p>1.60455322907904</text:p>
          </table:table-cell>
          <table:table-cell table:formula="of:=LOG([.$F401];2)-8" office:value-type="float" office:value="1.60640521269779" calcext:value-type="float">
            <text:p>1.60640521269779</text:p>
          </table:table-cell>
          <table:table-cell table:formula="of:=[.$I401]-[.$H401]" office:value-type="float" office:value="0.00185198361874761" calcext:value-type="float">
            <text:p>0.001851983618748</text:p>
          </table:table-cell>
          <table:table-cell table:formula="of:=[.$B401]/[.$J401]" office:value-type="float" office:value="0" calcext:value-type="float">
            <text:p>0</text:p>
          </table:table-cell>
          <table:table-cell table:formula="of:=[.$C401]/[.$J401]" office:value-type="float" office:value="0" calcext:value-type="float">
            <text:p>0</text:p>
          </table:table-cell>
          <table:table-cell table:formula="of:=[.$D401]/[.$J401]" office:value-type="float" office:value="0" calcext:value-type="float">
            <text:p>0</text:p>
          </table:table-cell>
          <table:table-cell table:formula="of:=299792.458/[.$A401]" office:value-type="float" office:value="384.842693196406" calcext:value-type="float">
            <text:p>384.842693196406</text:p>
          </table:table-cell>
          <table:table-cell table:formula="of:=299792.458/[.$E401]" office:value-type="float" office:value="385.089862556198" calcext:value-type="float">
            <text:p>385.089862556198</text:p>
          </table:table-cell>
          <table:table-cell table:formula="of:=299792.458/[.$F401]" office:value-type="float" office:value="384.595840923669" calcext:value-type="float">
            <text:p>384.595840923669</text:p>
          </table:table-cell>
          <table:table-cell table:formula="of:=[.$O401]-[.$P401]" office:value-type="float" office:value="0.494021632528757" calcext:value-type="float">
            <text:p>0.494021632528757</text:p>
          </table:table-cell>
          <table:table-cell table:formula="of:=[.$B401]/[.$Q401]" office:value-type="float" office:value="0" calcext:value-type="float">
            <text:p>0</text:p>
          </table:table-cell>
          <table:table-cell table:formula="of:=[.$C401]/[.$Q401]" office:value-type="float" office:value="0" calcext:value-type="float">
            <text:p>0</text:p>
          </table:table-cell>
          <table:table-cell table:formula="of:=[.$D401]/[.$Q4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$A402]-0.5" office:value-type="float" office:value="779.5" calcext:value-type="float">
            <text:p>779.5</text:p>
          </table:table-cell>
          <table:table-cell table:formula="of:=[.$A402]+0.5" office:value-type="float" office:value="780.5" calcext:value-type="float">
            <text:p>780.5</text:p>
          </table:table-cell>
          <table:table-cell table:formula="of:=LOG([.$A402];2)-8" office:value-type="float" office:value="1.60733031374961" calcext:value-type="float">
            <text:p>1.60733031374961</text:p>
          </table:table-cell>
          <table:table-cell table:formula="of:=LOG([.$E402];2)-8" office:value-type="float" office:value="1.60640521269779" calcext:value-type="float">
            <text:p>1.60640521269779</text:p>
          </table:table-cell>
          <table:table-cell table:formula="of:=LOG([.$F402];2)-8" office:value-type="float" office:value="1.60825482197791" calcext:value-type="float">
            <text:p>1.60825482197791</text:p>
          </table:table-cell>
          <table:table-cell table:formula="of:=[.$I402]-[.$H402]" office:value-type="float" office:value="0.00184960928012501" calcext:value-type="float">
            <text:p>0.001849609280125</text:p>
          </table:table-cell>
          <table:table-cell table:formula="of:=[.$B402]/[.$J402]" office:value-type="float" office:value="0" calcext:value-type="float">
            <text:p>0</text:p>
          </table:table-cell>
          <table:table-cell table:formula="of:=[.$C402]/[.$J402]" office:value-type="float" office:value="0" calcext:value-type="float">
            <text:p>0</text:p>
          </table:table-cell>
          <table:table-cell table:formula="of:=[.$D402]/[.$J402]" office:value-type="float" office:value="0" calcext:value-type="float">
            <text:p>0</text:p>
          </table:table-cell>
          <table:table-cell table:formula="of:=299792.458/[.$A402]" office:value-type="float" office:value="384.349305128205" calcext:value-type="float">
            <text:p>384.349305128205</text:p>
          </table:table-cell>
          <table:table-cell table:formula="of:=299792.458/[.$E402]" office:value-type="float" office:value="384.595840923669" calcext:value-type="float">
            <text:p>384.595840923669</text:p>
          </table:table-cell>
          <table:table-cell table:formula="of:=299792.458/[.$F402]" office:value-type="float" office:value="384.103085201794" calcext:value-type="float">
            <text:p>384.103085201794</text:p>
          </table:table-cell>
          <table:table-cell table:formula="of:=[.$O402]-[.$P402]" office:value-type="float" office:value="0.492755721875312" calcext:value-type="float">
            <text:p>0.492755721875312</text:p>
          </table:table-cell>
          <table:table-cell table:formula="of:=[.$B402]/[.$Q402]" office:value-type="float" office:value="0" calcext:value-type="float">
            <text:p>0</text:p>
          </table:table-cell>
          <table:table-cell table:formula="of:=[.$C402]/[.$Q402]" office:value-type="float" office:value="0" calcext:value-type="float">
            <text:p>0</text:p>
          </table:table-cell>
          <table:table-cell table:formula="of:=[.$D402]/[.$Q40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 style:data-style-name="N2" text:time-value="16:24:34.838747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2T16:43:07.210163889</dc:date>
    <meta:editing-duration>PT37M42S</meta:editing-duration>
    <meta:editing-cycles>7</meta:editing-cycles>
    <meta:generator>LibreOffice/6.4.7.2$Linux_X86_64 LibreOffice_project/40$Build-2</meta:generator>
    <meta:document-statistic meta:table-count="1" meta:cell-count="803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07cm" svg:y="3.703cm" style:legend-expansion="high" chart:style-name="ch2"/>
        <chart:plot-area chart:style-name="ch3" table:cell-range-address="color_matching_functions.A2:color_matching_functions.D402 color_matching_functions.B1:color_matching_functions.D1" chart:data-source-has-labels="row" svg:x="0.32cm" svg:y="0.18cm" svg:width="14.367cm" svg:height="8.64cm">
          <chartooo:coordinate-region svg:x="1.047cm" svg:y="0.379cm" svg:width="13.3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lor_matching_functions.B2:color_matching_functions.D402" chart:label-cell-address="color_matching_functions.B1:color_matching_functions.B1" chart:class="chart:scatter">
            <chart:domain table:cell-range-address="color_matching_functions.A2:color_matching_functions.A402"/>
            <chart:data-point chart:repeated="1203"/>
          </chart:series>
          <chart:series chart:style-name="ch7" chart:values-cell-range-address="color_matching_functions.C2:color_matching_functions.C402" chart:label-cell-address="color_matching_functions.C1:color_matching_functions.C1" chart:class="chart:scatter">
            <chart:data-point chart:repeated="401"/>
          </chart:series>
          <chart:series chart:style-name="ch8" chart:values-cell-range-address="color_matching_functions.D2:color_matching_functions.D402" chart:label-cell-address="color_matching_functions.D1:color_matching_functions.D1" chart:class="chart:scatter">
            <chart:data-point chart:repeated="4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color_matching_functions.B1:color_matching_functions.B1</svg:desc>
                </draw:g>
              </table:table-cell>
              <table:table-cell office:value-type="string">
                <text:p>Y</text:p>
                <draw:g>
                  <svg:desc>color_matching_functions.C1:color_matching_functions.C1</svg:desc>
                </draw:g>
              </table:table-cell>
              <table:table-cell office:value-type="string">
                <text:p>Z</text:p>
                <draw:g>
                  <svg:desc>color_matching_functions.D1:color_matching_functio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color_matching_functions.A2:color_matching_functions.A402</svg:desc>
                </draw:g>
              </table:table-cell>
              <table:table-cell office:value-type="float" office:value="0.0014">
                <text:p>0.0014</text:p>
                <draw:g>
                  <svg:desc>color_matching_functions.B2:color_matching_functions.D402</svg:desc>
                </draw:g>
              </table:table-cell>
              <table:table-cell office:value-type="float" office:value="0">
                <text:p>0</text:p>
                <draw:g>
                  <svg:desc>color_matching_functions.C2:color_matching_functions.C402</svg:desc>
                </draw:g>
              </table:table-cell>
              <table:table-cell office:value-type="float" office:value="0.0065">
                <text:p>0.0065</text:p>
                <draw:g>
                  <svg:desc>color_matching_functions.D2:color_matching_functions.D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1">
                <text:p>381</text:p>
              </table:table-cell>
              <table:table-cell office:value-type="float" office:value="0.0015">
                <text:p>0.0015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">
                <text:p>382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3">
                <text:p>383</text:p>
              </table:table-cell>
              <table:table-cell office:value-type="float" office:value="0.0018">
                <text:p>0.0018</text:p>
              </table:table-cell>
              <table:table-cell office:value-type="float" office:value="0.0001">
                <text:p>0.0001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4">
                <text:p>384</text:p>
              </table:table-cell>
              <table:table-cell office:value-type="float" office:value="0.002">
                <text:p>0.002</text:p>
              </table:table-cell>
              <table:table-cell office:value-type="float" office:value="0.0001">
                <text:p>0.0001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5">
                <text:p>385</text:p>
              </table:table-cell>
              <table:table-cell office:value-type="float" office:value="0.0022">
                <text:p>0.0022</text:p>
              </table:table-cell>
              <table:table-cell office:value-type="float" office:value="0.0001">
                <text:p>0.000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6">
                <text:p>386</text:p>
              </table:table-cell>
              <table:table-cell office:value-type="float" office:value="0.0025">
                <text:p>0.0025</text:p>
              </table:table-cell>
              <table:table-cell office:value-type="float" office:value="0.0001">
                <text:p>0.00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7">
                <text:p>387</text:p>
              </table:table-cell>
              <table:table-cell office:value-type="float" office:value="0.0029">
                <text:p>0.0029</text:p>
              </table:table-cell>
              <table:table-cell office:value-type="float" office:value="0.0001">
                <text:p>0.000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8">
                <text:p>388</text:p>
              </table:table-cell>
              <table:table-cell office:value-type="float" office:value="0.0033">
                <text:p>0.0033</text:p>
              </table:table-cell>
              <table:table-cell office:value-type="float" office:value="0.0001">
                <text:p>0.0001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9">
                <text:p>389</text:p>
              </table:table-cell>
              <table:table-cell office:value-type="float" office:value="0.0037">
                <text:p>0.0037</text:p>
              </table:table-cell>
              <table:table-cell office:value-type="float" office:value="0.0001">
                <text:p>0.0001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0">
                <text:p>390</text:p>
              </table:table-cell>
              <table:table-cell office:value-type="float" office:value="0.0042">
                <text:p>0.0042</text:p>
              </table:table-cell>
              <table:table-cell office:value-type="float" office:value="0.0001">
                <text:p>0.0001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1">
                <text:p>391</text:p>
              </table:table-cell>
              <table:table-cell office:value-type="float" office:value="0.0048">
                <text:p>0.0048</text:p>
              </table:table-cell>
              <table:table-cell office:value-type="float" office:value="0.0001">
                <text:p>0.0001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2">
                <text:p>392</text:p>
              </table:table-cell>
              <table:table-cell office:value-type="float" office:value="0.0053">
                <text:p>0.0053</text:p>
              </table:table-cell>
              <table:table-cell office:value-type="float" office:value="0.0002">
                <text:p>0.0002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3">
                <text:p>393</text:p>
              </table:table-cell>
              <table:table-cell office:value-type="float" office:value="0.006">
                <text:p>0.006</text:p>
              </table:table-cell>
              <table:table-cell office:value-type="float" office:value="0.0002">
                <text:p>0.0002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4">
                <text:p>394</text:p>
              </table:table-cell>
              <table:table-cell office:value-type="float" office:value="0.0068">
                <text:p>0.0068</text:p>
              </table:table-cell>
              <table:table-cell office:value-type="float" office:value="0.0002">
                <text:p>0.000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5">
                <text:p>395</text:p>
              </table:table-cell>
              <table:table-cell office:value-type="float" office:value="0.0077">
                <text:p>0.0077</text:p>
              </table:table-cell>
              <table:table-cell office:value-type="float" office:value="0.0002">
                <text:p>0.0002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6">
                <text:p>396</text:p>
              </table:table-cell>
              <table:table-cell office:value-type="float" office:value="0.0088">
                <text:p>0.0088</text:p>
              </table:table-cell>
              <table:table-cell office:value-type="float" office:value="0.0002">
                <text:p>0.0002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7">
                <text:p>397</text:p>
              </table:table-cell>
              <table:table-cell office:value-type="float" office:value="0.01">
                <text:p>0.01</text:p>
              </table:table-cell>
              <table:table-cell office:value-type="float" office:value="0.0003">
                <text:p>0.0003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">
                <text:p>398</text:p>
              </table:table-cell>
              <table:table-cell office:value-type="float" office:value="0.0113">
                <text:p>0.0113</text:p>
              </table:table-cell>
              <table:table-cell office:value-type="float" office:value="0.0003">
                <text:p>0.0003</text:p>
              </table:table-cell>
              <table:table-cell office:value-type="float" office:value="0.0536">
                <text:p>0.05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128">
                <text:p>0.0128</text:p>
              </table:table-cell>
              <table:table-cell office:value-type="float" office:value="0.0004">
                <text:p>0.0004</text:p>
              </table:table-cell>
              <table:table-cell office:value-type="float" office:value="0.0605">
                <text:p>0.06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0143">
                <text:p>0.0143</text:p>
              </table:table-cell>
              <table:table-cell office:value-type="float" office:value="0.0004">
                <text:p>0.0004</text:p>
              </table:table-cell>
              <table:table-cell office:value-type="float" office:value="0.0679">
                <text:p>0.06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1">
                <text:p>401</text:p>
              </table:table-cell>
              <table:table-cell office:value-type="float" office:value="0.0156">
                <text:p>0.0156</text:p>
              </table:table-cell>
              <table:table-cell office:value-type="float" office:value="0.0004">
                <text:p>0.0004</text:p>
              </table:table-cell>
              <table:table-cell office:value-type="float" office:value="0.0741">
                <text:p>0.07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">
                <text:p>402</text:p>
              </table:table-cell>
              <table:table-cell office:value-type="float" office:value="0.0171">
                <text:p>0.0171</text:p>
              </table:table-cell>
              <table:table-cell office:value-type="float" office:value="0.0005">
                <text:p>0.000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3">
                <text:p>403</text:p>
              </table:table-cell>
              <table:table-cell office:value-type="float" office:value="0.0188">
                <text:p>0.0188</text:p>
              </table:table-cell>
              <table:table-cell office:value-type="float" office:value="0.0005">
                <text:p>0.0005</text:p>
              </table:table-cell>
              <table:table-cell office:value-type="float" office:value="0.0891">
                <text:p>0.0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4">
                <text:p>404</text:p>
              </table:table-cell>
              <table:table-cell office:value-type="float" office:value="0.0208">
                <text:p>0.0208</text:p>
              </table:table-cell>
              <table:table-cell office:value-type="float" office:value="0.0006">
                <text:p>0.0006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5">
                <text:p>405</text:p>
              </table:table-cell>
              <table:table-cell office:value-type="float" office:value="0.0232">
                <text:p>0.0232</text:p>
              </table:table-cell>
              <table:table-cell office:value-type="float" office:value="0.0006">
                <text:p>0.0006</text:p>
              </table:table-cell>
              <table:table-cell office:value-type="float" office:value="0.1102">
                <text:p>0.1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6">
                <text:p>406</text:p>
              </table:table-cell>
              <table:table-cell office:value-type="float" office:value="0.0263">
                <text:p>0.0263</text:p>
              </table:table-cell>
              <table:table-cell office:value-type="float" office:value="0.0007">
                <text:p>0.0007</text:p>
              </table:table-cell>
              <table:table-cell office:value-type="float" office:value="0.1249">
                <text:p>0.1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7">
                <text:p>407</text:p>
              </table:table-cell>
              <table:table-cell office:value-type="float" office:value="0.0298">
                <text:p>0.0298</text:p>
              </table:table-cell>
              <table:table-cell office:value-type="float" office:value="0.0008">
                <text:p>0.0008</text:p>
              </table:table-cell>
              <table:table-cell office:value-type="float" office:value="0.1418">
                <text:p>0.1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8">
                <text:p>408</text:p>
              </table:table-cell>
              <table:table-cell office:value-type="float" office:value="0.0339">
                <text:p>0.0339</text:p>
              </table:table-cell>
              <table:table-cell office:value-type="float" office:value="0.0009">
                <text:p>0.0009</text:p>
              </table:table-cell>
              <table:table-cell office:value-type="float" office:value="0.1612">
                <text:p>0.1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9">
                <text:p>409</text:p>
              </table:table-cell>
              <table:table-cell office:value-type="float" office:value="0.0384">
                <text:p>0.0384</text:p>
              </table:table-cell>
              <table:table-cell office:value-type="float" office:value="0.0011">
                <text:p>0.0011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0">
                <text:p>410</text:p>
              </table:table-cell>
              <table:table-cell office:value-type="float" office:value="0.0435">
                <text:p>0.0435</text:p>
              </table:table-cell>
              <table:table-cell office:value-type="float" office:value="0.0012">
                <text:p>0.0012</text:p>
              </table:table-cell>
              <table:table-cell office:value-type="float" office:value="0.2074">
                <text:p>0.2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1">
                <text:p>411</text:p>
              </table:table-cell>
              <table:table-cell office:value-type="float" office:value="0.0489">
                <text:p>0.0489</text:p>
              </table:table-cell>
              <table:table-cell office:value-type="float" office:value="0.0014">
                <text:p>0.0014</text:p>
              </table:table-cell>
              <table:table-cell office:value-type="float" office:value="0.2334">
                <text:p>0.23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2">
                <text:p>412</text:p>
              </table:table-cell>
              <table:table-cell office:value-type="float" office:value="0.055">
                <text:p>0.055</text:p>
              </table:table-cell>
              <table:table-cell office:value-type="float" office:value="0.0015">
                <text:p>0.0015</text:p>
              </table:table-cell>
              <table:table-cell office:value-type="float" office:value="0.2625">
                <text:p>0.2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3">
                <text:p>413</text:p>
              </table:table-cell>
              <table:table-cell office:value-type="float" office:value="0.0618">
                <text:p>0.0618</text:p>
              </table:table-cell>
              <table:table-cell office:value-type="float" office:value="0.0017">
                <text:p>0.0017</text:p>
              </table:table-cell>
              <table:table-cell office:value-type="float" office:value="0.2949">
                <text:p>0.29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4">
                <text:p>414</text:p>
              </table:table-cell>
              <table:table-cell office:value-type="float" office:value="0.0693">
                <text:p>0.0693</text:p>
              </table:table-cell>
              <table:table-cell office:value-type="float" office:value="0.0019">
                <text:p>0.0019</text:p>
              </table:table-cell>
              <table:table-cell office:value-type="float" office:value="0.3311">
                <text:p>0.33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5">
                <text:p>415</text:p>
              </table:table-cell>
              <table:table-cell office:value-type="float" office:value="0.0776">
                <text:p>0.0776</text:p>
              </table:table-cell>
              <table:table-cell office:value-type="float" office:value="0.0022">
                <text:p>0.0022</text:p>
              </table:table-cell>
              <table:table-cell office:value-type="float" office:value="0.3713">
                <text:p>0.37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6">
                <text:p>416</text:p>
              </table:table-cell>
              <table:table-cell office:value-type="float" office:value="0.0871">
                <text:p>0.0871</text:p>
              </table:table-cell>
              <table:table-cell office:value-type="float" office:value="0.0025">
                <text:p>0.0025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7">
                <text:p>417</text:p>
              </table:table-cell>
              <table:table-cell office:value-type="float" office:value="0.0976">
                <text:p>0.0976</text:p>
              </table:table-cell>
              <table:table-cell office:value-type="float" office:value="0.0028">
                <text:p>0.0028</text:p>
              </table:table-cell>
              <table:table-cell office:value-type="float" office:value="0.4673">
                <text:p>0.46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8">
                <text:p>418</text:p>
              </table:table-cell>
              <table:table-cell office:value-type="float" office:value="0.1089">
                <text:p>0.1089</text:p>
              </table:table-cell>
              <table:table-cell office:value-type="float" office:value="0.0031">
                <text:p>0.0031</text:p>
              </table:table-cell>
              <table:table-cell office:value-type="float" office:value="0.5221">
                <text:p>0.5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9">
                <text:p>419</text:p>
              </table:table-cell>
              <table:table-cell office:value-type="float" office:value="0.1212">
                <text:p>0.1212</text:p>
              </table:table-cell>
              <table:table-cell office:value-type="float" office:value="0.0035">
                <text:p>0.0035</text:p>
              </table:table-cell>
              <table:table-cell office:value-type="float" office:value="0.5815">
                <text:p>0.5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">
                <text:p>420</text:p>
              </table:table-cell>
              <table:table-cell office:value-type="float" office:value="0.1344">
                <text:p>0.1344</text:p>
              </table:table-cell>
              <table:table-cell office:value-type="float" office:value="0.004">
                <text:p>0.004</text:p>
              </table:table-cell>
              <table:table-cell office:value-type="float" office:value="0.6456">
                <text:p>0.64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">
                <text:p>421</text:p>
              </table:table-cell>
              <table:table-cell office:value-type="float" office:value="0.1497">
                <text:p>0.1497</text:p>
              </table:table-cell>
              <table:table-cell office:value-type="float" office:value="0.0046">
                <text:p>0.0046</text:p>
              </table:table-cell>
              <table:table-cell office:value-type="float" office:value="0.7201">
                <text:p>0.72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2">
                <text:p>422</text:p>
              </table:table-cell>
              <table:table-cell office:value-type="float" office:value="0.1657">
                <text:p>0.1657</text:p>
              </table:table-cell>
              <table:table-cell office:value-type="float" office:value="0.0052">
                <text:p>0.0052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3">
                <text:p>423</text:p>
              </table:table-cell>
              <table:table-cell office:value-type="float" office:value="0.182">
                <text:p>0.182</text:p>
              </table:table-cell>
              <table:table-cell office:value-type="float" office:value="0.0058">
                <text:p>0.0058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4">
                <text:p>424</text:p>
              </table:table-cell>
              <table:table-cell office:value-type="float" office:value="0.1985">
                <text:p>0.1985</text:p>
              </table:table-cell>
              <table:table-cell office:value-type="float" office:value="0.0065">
                <text:p>0.0065</text:p>
              </table:table-cell>
              <table:table-cell office:value-type="float" office:value="0.9588">
                <text:p>0.9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">
                <text:p>425</text:p>
              </table:table-cell>
              <table:table-cell office:value-type="float" office:value="0.2148">
                <text:p>0.2148</text:p>
              </table:table-cell>
              <table:table-cell office:value-type="float" office:value="0.0073">
                <text:p>0.0073</text:p>
              </table:table-cell>
              <table:table-cell office:value-type="float" office:value="1.0391">
                <text:p>1.03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6">
                <text:p>426</text:p>
              </table:table-cell>
              <table:table-cell office:value-type="float" office:value="0.2299">
                <text:p>0.2299</text:p>
              </table:table-cell>
              <table:table-cell office:value-type="float" office:value="0.0081">
                <text:p>0.0081</text:p>
              </table:table-cell>
              <table:table-cell office:value-type="float" office:value="1.1141">
                <text:p>1.11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7">
                <text:p>427</text:p>
              </table:table-cell>
              <table:table-cell office:value-type="float" office:value="0.2445">
                <text:p>0.2445</text:p>
              </table:table-cell>
              <table:table-cell office:value-type="float" office:value="0.0089">
                <text:p>0.0089</text:p>
              </table:table-cell>
              <table:table-cell office:value-type="float" office:value="1.1868">
                <text:p>1.1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8">
                <text:p>428</text:p>
              </table:table-cell>
              <table:table-cell office:value-type="float" office:value="0.2584">
                <text:p>0.2584</text:p>
              </table:table-cell>
              <table:table-cell office:value-type="float" office:value="0.0098">
                <text:p>0.0098</text:p>
              </table:table-cell>
              <table:table-cell office:value-type="float" office:value="1.2566">
                <text:p>1.25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9">
                <text:p>429</text:p>
              </table:table-cell>
              <table:table-cell office:value-type="float" office:value="0.2716">
                <text:p>0.2716</text:p>
              </table:table-cell>
              <table:table-cell office:value-type="float" office:value="0.0107">
                <text:p>0.0107</text:p>
              </table:table-cell>
              <table:table-cell office:value-type="float" office:value="1.323">
                <text:p>1.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0">
                <text:p>430</text:p>
              </table:table-cell>
              <table:table-cell office:value-type="float" office:value="0.2839">
                <text:p>0.2839</text:p>
              </table:table-cell>
              <table:table-cell office:value-type="float" office:value="0.0116">
                <text:p>0.0116</text:p>
              </table:table-cell>
              <table:table-cell office:value-type="float" office:value="1.3856">
                <text:p>1.38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1">
                <text:p>431</text:p>
              </table:table-cell>
              <table:table-cell office:value-type="float" office:value="0.2948">
                <text:p>0.2948</text:p>
              </table:table-cell>
              <table:table-cell office:value-type="float" office:value="0.0126">
                <text:p>0.0126</text:p>
              </table:table-cell>
              <table:table-cell office:value-type="float" office:value="1.4419">
                <text:p>1.4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2">
                <text:p>432</text:p>
              </table:table-cell>
              <table:table-cell office:value-type="float" office:value="0.3047">
                <text:p>0.3047</text:p>
              </table:table-cell>
              <table:table-cell office:value-type="float" office:value="0.0136">
                <text:p>0.0136</text:p>
              </table:table-cell>
              <table:table-cell office:value-type="float" office:value="1.4939">
                <text:p>1.49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3">
                <text:p>433</text:p>
              </table:table-cell>
              <table:table-cell office:value-type="float" office:value="0.3136">
                <text:p>0.3136</text:p>
              </table:table-cell>
              <table:table-cell office:value-type="float" office:value="0.0146">
                <text:p>0.0146</text:p>
              </table:table-cell>
              <table:table-cell office:value-type="float" office:value="1.5414">
                <text:p>1.5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4">
                <text:p>434</text:p>
              </table:table-cell>
              <table:table-cell office:value-type="float" office:value="0.3216">
                <text:p>0.3216</text:p>
              </table:table-cell>
              <table:table-cell office:value-type="float" office:value="0.0157">
                <text:p>0.0157</text:p>
              </table:table-cell>
              <table:table-cell office:value-type="float" office:value="1.5844">
                <text:p>1.58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5">
                <text:p>435</text:p>
              </table:table-cell>
              <table:table-cell office:value-type="float" office:value="0.3285">
                <text:p>0.3285</text:p>
              </table:table-cell>
              <table:table-cell office:value-type="float" office:value="0.0168">
                <text:p>0.0168</text:p>
              </table:table-cell>
              <table:table-cell office:value-type="float" office:value="1.623">
                <text:p>1.6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6">
                <text:p>436</text:p>
              </table:table-cell>
              <table:table-cell office:value-type="float" office:value="0.3343">
                <text:p>0.3343</text:p>
              </table:table-cell>
              <table:table-cell office:value-type="float" office:value="0.018">
                <text:p>0.018</text:p>
              </table:table-cell>
              <table:table-cell office:value-type="float" office:value="1.6561">
                <text:p>1.65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7">
                <text:p>437</text:p>
              </table:table-cell>
              <table:table-cell office:value-type="float" office:value="0.3391">
                <text:p>0.3391</text:p>
              </table:table-cell>
              <table:table-cell office:value-type="float" office:value="0.0192">
                <text:p>0.0192</text:p>
              </table:table-cell>
              <table:table-cell office:value-type="float" office:value="1.6848">
                <text:p>1.68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8">
                <text:p>438</text:p>
              </table:table-cell>
              <table:table-cell office:value-type="float" office:value="0.343">
                <text:p>0.343</text:p>
              </table:table-cell>
              <table:table-cell office:value-type="float" office:value="0.0204">
                <text:p>0.0204</text:p>
              </table:table-cell>
              <table:table-cell office:value-type="float" office:value="1.7094">
                <text:p>1.7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9">
                <text:p>439</text:p>
              </table:table-cell>
              <table:table-cell office:value-type="float" office:value="0.3461">
                <text:p>0.3461</text:p>
              </table:table-cell>
              <table:table-cell office:value-type="float" office:value="0.0217">
                <text:p>0.0217</text:p>
              </table:table-cell>
              <table:table-cell office:value-type="float" office:value="1.7301">
                <text:p>1.73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0">
                <text:p>440</text:p>
              </table:table-cell>
              <table:table-cell office:value-type="float" office:value="0.3483">
                <text:p>0.3483</text:p>
              </table:table-cell>
              <table:table-cell office:value-type="float" office:value="0.023">
                <text:p>0.023</text:p>
              </table:table-cell>
              <table:table-cell office:value-type="float" office:value="1.7471">
                <text:p>1.74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1">
                <text:p>441</text:p>
              </table:table-cell>
              <table:table-cell office:value-type="float" office:value="0.3496">
                <text:p>0.3496</text:p>
              </table:table-cell>
              <table:table-cell office:value-type="float" office:value="0.0243">
                <text:p>0.0243</text:p>
              </table:table-cell>
              <table:table-cell office:value-type="float" office:value="1.7599">
                <text:p>1.75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2">
                <text:p>442</text:p>
              </table:table-cell>
              <table:table-cell office:value-type="float" office:value="0.3501">
                <text:p>0.3501</text:p>
              </table:table-cell>
              <table:table-cell office:value-type="float" office:value="0.0256">
                <text:p>0.0256</text:p>
              </table:table-cell>
              <table:table-cell office:value-type="float" office:value="1.7695">
                <text:p>1.76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3">
                <text:p>443</text:p>
              </table:table-cell>
              <table:table-cell office:value-type="float" office:value="0.35">
                <text:p>0.35</text:p>
              </table:table-cell>
              <table:table-cell office:value-type="float" office:value="0.027">
                <text:p>0.027</text:p>
              </table:table-cell>
              <table:table-cell office:value-type="float" office:value="1.7763">
                <text:p>1.77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4">
                <text:p>444</text:p>
              </table:table-cell>
              <table:table-cell office:value-type="float" office:value="0.3493">
                <text:p>0.3493</text:p>
              </table:table-cell>
              <table:table-cell office:value-type="float" office:value="0.0284">
                <text:p>0.0284</text:p>
              </table:table-cell>
              <table:table-cell office:value-type="float" office:value="1.7805">
                <text:p>1.78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5">
                <text:p>445</text:p>
              </table:table-cell>
              <table:table-cell office:value-type="float" office:value="0.3481">
                <text:p>0.3481</text:p>
              </table:table-cell>
              <table:table-cell office:value-type="float" office:value="0.0298">
                <text:p>0.0298</text:p>
              </table:table-cell>
              <table:table-cell office:value-type="float" office:value="1.7826">
                <text:p>1.7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6">
                <text:p>446</text:p>
              </table:table-cell>
              <table:table-cell office:value-type="float" office:value="0.3464">
                <text:p>0.3464</text:p>
              </table:table-cell>
              <table:table-cell office:value-type="float" office:value="0.0313">
                <text:p>0.0313</text:p>
              </table:table-cell>
              <table:table-cell office:value-type="float" office:value="1.7833">
                <text:p>1.78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7">
                <text:p>447</text:p>
              </table:table-cell>
              <table:table-cell office:value-type="float" office:value="0.3444">
                <text:p>0.3444</text:p>
              </table:table-cell>
              <table:table-cell office:value-type="float" office:value="0.0329">
                <text:p>0.0329</text:p>
              </table:table-cell>
              <table:table-cell office:value-type="float" office:value="1.7823">
                <text:p>1.7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8">
                <text:p>448</text:p>
              </table:table-cell>
              <table:table-cell office:value-type="float" office:value="0.342">
                <text:p>0.342</text:p>
              </table:table-cell>
              <table:table-cell office:value-type="float" office:value="0.0345">
                <text:p>0.034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9">
                <text:p>449</text:p>
              </table:table-cell>
              <table:table-cell office:value-type="float" office:value="0.3392">
                <text:p>0.3392</text:p>
              </table:table-cell>
              <table:table-cell office:value-type="float" office:value="0.0362">
                <text:p>0.0362</text:p>
              </table:table-cell>
              <table:table-cell office:value-type="float" office:value="1.7765">
                <text:p>1.7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0">
                <text:p>450</text:p>
              </table:table-cell>
              <table:table-cell office:value-type="float" office:value="0.3362">
                <text:p>0.3362</text:p>
              </table:table-cell>
              <table:table-cell office:value-type="float" office:value="0.038">
                <text:p>0.038</text:p>
              </table:table-cell>
              <table:table-cell office:value-type="float" office:value="1.7721">
                <text:p>1.77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1">
                <text:p>451</text:p>
              </table:table-cell>
              <table:table-cell office:value-type="float" office:value="0.3333">
                <text:p>0.3333</text:p>
              </table:table-cell>
              <table:table-cell office:value-type="float" office:value="0.0398">
                <text:p>0.0398</text:p>
              </table:table-cell>
              <table:table-cell office:value-type="float" office:value="1.7688">
                <text:p>1.76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2">
                <text:p>452</text:p>
              </table:table-cell>
              <table:table-cell office:value-type="float" office:value="0.3301">
                <text:p>0.3301</text:p>
              </table:table-cell>
              <table:table-cell office:value-type="float" office:value="0.0418">
                <text:p>0.0418</text:p>
              </table:table-cell>
              <table:table-cell office:value-type="float" office:value="1.7647">
                <text:p>1.76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3">
                <text:p>453</text:p>
              </table:table-cell>
              <table:table-cell office:value-type="float" office:value="0.3267">
                <text:p>0.3267</text:p>
              </table:table-cell>
              <table:table-cell office:value-type="float" office:value="0.0438">
                <text:p>0.0438</text:p>
              </table:table-cell>
              <table:table-cell office:value-type="float" office:value="1.7593">
                <text:p>1.75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4">
                <text:p>454</text:p>
              </table:table-cell>
              <table:table-cell office:value-type="float" office:value="0.3229">
                <text:p>0.3229</text:p>
              </table:table-cell>
              <table:table-cell office:value-type="float" office:value="0.0458">
                <text:p>0.0458</text:p>
              </table:table-cell>
              <table:table-cell office:value-type="float" office:value="1.7525">
                <text:p>1.75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5">
                <text:p>455</text:p>
              </table:table-cell>
              <table:table-cell office:value-type="float" office:value="0.3187">
                <text:p>0.3187</text:p>
              </table:table-cell>
              <table:table-cell office:value-type="float" office:value="0.048">
                <text:p>0.048</text:p>
              </table:table-cell>
              <table:table-cell office:value-type="float" office:value="1.7441">
                <text:p>1.74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6">
                <text:p>456</text:p>
              </table:table-cell>
              <table:table-cell office:value-type="float" office:value="0.314">
                <text:p>0.314</text:p>
              </table:table-cell>
              <table:table-cell office:value-type="float" office:value="0.0502">
                <text:p>0.0502</text:p>
              </table:table-cell>
              <table:table-cell office:value-type="float" office:value="1.7335">
                <text:p>1.73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7">
                <text:p>457</text:p>
              </table:table-cell>
              <table:table-cell office:value-type="float" office:value="0.3089">
                <text:p>0.3089</text:p>
              </table:table-cell>
              <table:table-cell office:value-type="float" office:value="0.0526">
                <text:p>0.0526</text:p>
              </table:table-cell>
              <table:table-cell office:value-type="float" office:value="1.7208">
                <text:p>1.7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8">
                <text:p>458</text:p>
              </table:table-cell>
              <table:table-cell office:value-type="float" office:value="0.3033">
                <text:p>0.3033</text:p>
              </table:table-cell>
              <table:table-cell office:value-type="float" office:value="0.055">
                <text:p>0.055</text:p>
              </table:table-cell>
              <table:table-cell office:value-type="float" office:value="1.706">
                <text:p>1.7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9">
                <text:p>459</text:p>
              </table:table-cell>
              <table:table-cell office:value-type="float" office:value="0.2973">
                <text:p>0.2973</text:p>
              </table:table-cell>
              <table:table-cell office:value-type="float" office:value="0.0574">
                <text:p>0.0574</text:p>
              </table:table-cell>
              <table:table-cell office:value-type="float" office:value="1.6889">
                <text:p>1.6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0">
                <text:p>460</text:p>
              </table:table-cell>
              <table:table-cell office:value-type="float" office:value="0.2908">
                <text:p>0.2908</text:p>
              </table:table-cell>
              <table:table-cell office:value-type="float" office:value="0.06">
                <text:p>0.06</text:p>
              </table:table-cell>
              <table:table-cell office:value-type="float" office:value="1.6692">
                <text:p>1.66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1">
                <text:p>461</text:p>
              </table:table-cell>
              <table:table-cell office:value-type="float" office:value="0.2839">
                <text:p>0.2839</text:p>
              </table:table-cell>
              <table:table-cell office:value-type="float" office:value="0.0626">
                <text:p>0.0626</text:p>
              </table:table-cell>
              <table:table-cell office:value-type="float" office:value="1.6473">
                <text:p>1.6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2">
                <text:p>462</text:p>
              </table:table-cell>
              <table:table-cell office:value-type="float" office:value="0.2766">
                <text:p>0.2766</text:p>
              </table:table-cell>
              <table:table-cell office:value-type="float" office:value="0.0653">
                <text:p>0.0653</text:p>
              </table:table-cell>
              <table:table-cell office:value-type="float" office:value="1.6226">
                <text:p>1.62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3">
                <text:p>463</text:p>
              </table:table-cell>
              <table:table-cell office:value-type="float" office:value="0.2687">
                <text:p>0.2687</text:p>
              </table:table-cell>
              <table:table-cell office:value-type="float" office:value="0.068">
                <text:p>0.068</text:p>
              </table:table-cell>
              <table:table-cell office:value-type="float" office:value="1.5946">
                <text:p>1.59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4">
                <text:p>464</text:p>
              </table:table-cell>
              <table:table-cell office:value-type="float" office:value="0.2602">
                <text:p>0.2602</text:p>
              </table:table-cell>
              <table:table-cell office:value-type="float" office:value="0.0709">
                <text:p>0.0709</text:p>
              </table:table-cell>
              <table:table-cell office:value-type="float" office:value="1.5632">
                <text:p>1.56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5">
                <text:p>465</text:p>
              </table:table-cell>
              <table:table-cell office:value-type="float" office:value="0.2511">
                <text:p>0.2511</text:p>
              </table:table-cell>
              <table:table-cell office:value-type="float" office:value="0.0739">
                <text:p>0.0739</text:p>
              </table:table-cell>
              <table:table-cell office:value-type="float" office:value="1.5281">
                <text:p>1.52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6">
                <text:p>466</text:p>
              </table:table-cell>
              <table:table-cell office:value-type="float" office:value="0.2406">
                <text:p>0.2406</text:p>
              </table:table-cell>
              <table:table-cell office:value-type="float" office:value="0.077">
                <text:p>0.077</text:p>
              </table:table-cell>
              <table:table-cell office:value-type="float" office:value="1.4849">
                <text:p>1.48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7">
                <text:p>467</text:p>
              </table:table-cell>
              <table:table-cell office:value-type="float" office:value="0.2297">
                <text:p>0.2297</text:p>
              </table:table-cell>
              <table:table-cell office:value-type="float" office:value="0.0803">
                <text:p>0.0803</text:p>
              </table:table-cell>
              <table:table-cell office:value-type="float" office:value="1.4386">
                <text:p>1.43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8">
                <text:p>468</text:p>
              </table:table-cell>
              <table:table-cell office:value-type="float" office:value="0.2184">
                <text:p>0.2184</text:p>
              </table:table-cell>
              <table:table-cell office:value-type="float" office:value="0.0837">
                <text:p>0.0837</text:p>
              </table:table-cell>
              <table:table-cell office:value-type="float" office:value="1.3897">
                <text:p>1.38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9">
                <text:p>469</text:p>
              </table:table-cell>
              <table:table-cell office:value-type="float" office:value="0.2069">
                <text:p>0.2069</text:p>
              </table:table-cell>
              <table:table-cell office:value-type="float" office:value="0.0872">
                <text:p>0.0872</text:p>
              </table:table-cell>
              <table:table-cell office:value-type="float" office:value="1.3392">
                <text:p>1.33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0">
                <text:p>470</text:p>
              </table:table-cell>
              <table:table-cell office:value-type="float" office:value="0.1954">
                <text:p>0.1954</text:p>
              </table:table-cell>
              <table:table-cell office:value-type="float" office:value="0.091">
                <text:p>0.091</text:p>
              </table:table-cell>
              <table:table-cell office:value-type="float" office:value="1.2876">
                <text:p>1.28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1">
                <text:p>471</text:p>
              </table:table-cell>
              <table:table-cell office:value-type="float" office:value="0.1844">
                <text:p>0.1844</text:p>
              </table:table-cell>
              <table:table-cell office:value-type="float" office:value="0.0949">
                <text:p>0.0949</text:p>
              </table:table-cell>
              <table:table-cell office:value-type="float" office:value="1.2382">
                <text:p>1.23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2">
                <text:p>472</text:p>
              </table:table-cell>
              <table:table-cell office:value-type="float" office:value="0.1735">
                <text:p>0.1735</text:p>
              </table:table-cell>
              <table:table-cell office:value-type="float" office:value="0.0991">
                <text:p>0.0991</text:p>
              </table:table-cell>
              <table:table-cell office:value-type="float" office:value="1.1887">
                <text:p>1.18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3">
                <text:p>473</text:p>
              </table:table-cell>
              <table:table-cell office:value-type="float" office:value="0.1628">
                <text:p>0.1628</text:p>
              </table:table-cell>
              <table:table-cell office:value-type="float" office:value="0.1034">
                <text:p>0.1034</text:p>
              </table:table-cell>
              <table:table-cell office:value-type="float" office:value="1.1394">
                <text:p>1.13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4">
                <text:p>474</text:p>
              </table:table-cell>
              <table:table-cell office:value-type="float" office:value="0.1523">
                <text:p>0.1523</text:p>
              </table:table-cell>
              <table:table-cell office:value-type="float" office:value="0.1079">
                <text:p>0.1079</text:p>
              </table:table-cell>
              <table:table-cell office:value-type="float" office:value="1.0904">
                <text:p>1.09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0.1421">
                <text:p>0.1421</text:p>
              </table:table-cell>
              <table:table-cell office:value-type="float" office:value="0.1126">
                <text:p>0.1126</text:p>
              </table:table-cell>
              <table:table-cell office:value-type="float" office:value="1.0419">
                <text:p>1.0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6">
                <text:p>476</text:p>
              </table:table-cell>
              <table:table-cell office:value-type="float" office:value="0.1322">
                <text:p>0.1322</text:p>
              </table:table-cell>
              <table:table-cell office:value-type="float" office:value="0.1175">
                <text:p>0.1175</text:p>
              </table:table-cell>
              <table:table-cell office:value-type="float" office:value="0.9943">
                <text:p>0.99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7">
                <text:p>477</text:p>
              </table:table-cell>
              <table:table-cell office:value-type="float" office:value="0.1226">
                <text:p>0.1226</text:p>
              </table:table-cell>
              <table:table-cell office:value-type="float" office:value="0.1226">
                <text:p>0.1226</text:p>
              </table:table-cell>
              <table:table-cell office:value-type="float" office:value="0.9474">
                <text:p>0.94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8">
                <text:p>478</text:p>
              </table:table-cell>
              <table:table-cell office:value-type="float" office:value="0.1133">
                <text:p>0.1133</text:p>
              </table:table-cell>
              <table:table-cell office:value-type="float" office:value="0.1279">
                <text:p>0.1279</text:p>
              </table:table-cell>
              <table:table-cell office:value-type="float" office:value="0.9015">
                <text:p>0.9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9">
                <text:p>479</text:p>
              </table:table-cell>
              <table:table-cell office:value-type="float" office:value="0.1043">
                <text:p>0.1043</text:p>
              </table:table-cell>
              <table:table-cell office:value-type="float" office:value="0.1334">
                <text:p>0.1334</text:p>
              </table:table-cell>
              <table:table-cell office:value-type="float" office:value="0.8567">
                <text:p>0.85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0">
                <text:p>480</text:p>
              </table:table-cell>
              <table:table-cell office:value-type="float" office:value="0.0956">
                <text:p>0.0956</text:p>
              </table:table-cell>
              <table:table-cell office:value-type="float" office:value="0.139">
                <text:p>0.139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1">
                <text:p>481</text:p>
              </table:table-cell>
              <table:table-cell office:value-type="float" office:value="0.0873">
                <text:p>0.0873</text:p>
              </table:table-cell>
              <table:table-cell office:value-type="float" office:value="0.1446">
                <text:p>0.1446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2">
                <text:p>482</text:p>
              </table:table-cell>
              <table:table-cell office:value-type="float" office:value="0.0793">
                <text:p>0.0793</text:p>
              </table:table-cell>
              <table:table-cell office:value-type="float" office:value="0.1504">
                <text:p>0.1504</text:p>
              </table:table-cell>
              <table:table-cell office:value-type="float" office:value="0.7296">
                <text:p>0.72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3">
                <text:p>483</text:p>
              </table:table-cell>
              <table:table-cell office:value-type="float" office:value="0.0718">
                <text:p>0.0718</text:p>
              </table:table-cell>
              <table:table-cell office:value-type="float" office:value="0.1564">
                <text:p>0.1564</text:p>
              </table:table-cell>
              <table:table-cell office:value-type="float" office:value="0.6902">
                <text:p>0.69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4">
                <text:p>484</text:p>
              </table:table-cell>
              <table:table-cell office:value-type="float" office:value="0.0646">
                <text:p>0.0646</text:p>
              </table:table-cell>
              <table:table-cell office:value-type="float" office:value="0.1627">
                <text:p>0.1627</text:p>
              </table:table-cell>
              <table:table-cell office:value-type="float" office:value="0.6523">
                <text:p>0.65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5">
                <text:p>485</text:p>
              </table:table-cell>
              <table:table-cell office:value-type="float" office:value="0.058">
                <text:p>0.058</text:p>
              </table:table-cell>
              <table:table-cell office:value-type="float" office:value="0.1693">
                <text:p>0.1693</text:p>
              </table:table-cell>
              <table:table-cell office:value-type="float" office:value="0.6162">
                <text:p>0.61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6">
                <text:p>486</text:p>
              </table:table-cell>
              <table:table-cell office:value-type="float" office:value="0.0519">
                <text:p>0.0519</text:p>
              </table:table-cell>
              <table:table-cell office:value-type="float" office:value="0.1763">
                <text:p>0.1763</text:p>
              </table:table-cell>
              <table:table-cell office:value-type="float" office:value="0.5825">
                <text:p>0.58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7">
                <text:p>487</text:p>
              </table:table-cell>
              <table:table-cell office:value-type="float" office:value="0.0463">
                <text:p>0.0463</text:p>
              </table:table-cell>
              <table:table-cell office:value-type="float" office:value="0.1836">
                <text:p>0.1836</text:p>
              </table:table-cell>
              <table:table-cell office:value-type="float" office:value="0.5507">
                <text:p>0.55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8">
                <text:p>488</text:p>
              </table:table-cell>
              <table:table-cell office:value-type="float" office:value="0.0412">
                <text:p>0.0412</text:p>
              </table:table-cell>
              <table:table-cell office:value-type="float" office:value="0.1913">
                <text:p>0.1913</text:p>
              </table:table-cell>
              <table:table-cell office:value-type="float" office:value="0.5205">
                <text:p>0.52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9">
                <text:p>489</text:p>
              </table:table-cell>
              <table:table-cell office:value-type="float" office:value="0.0364">
                <text:p>0.0364</text:p>
              </table:table-cell>
              <table:table-cell office:value-type="float" office:value="0.1994">
                <text:p>0.1994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0">
                <text:p>490</text:p>
              </table:table-cell>
              <table:table-cell office:value-type="float" office:value="0.032">
                <text:p>0.032</text:p>
              </table:table-cell>
              <table:table-cell office:value-type="float" office:value="0.208">
                <text:p>0.208</text:p>
              </table:table-cell>
              <table:table-cell office:value-type="float" office:value="0.4652">
                <text:p>0.46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1">
                <text:p>491</text:p>
              </table:table-cell>
              <table:table-cell office:value-type="float" office:value="0.0279">
                <text:p>0.0279</text:p>
              </table:table-cell>
              <table:table-cell office:value-type="float" office:value="0.2171">
                <text:p>0.2171</text:p>
              </table:table-cell>
              <table:table-cell office:value-type="float" office:value="0.4399">
                <text:p>0.43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2">
                <text:p>492</text:p>
              </table:table-cell>
              <table:table-cell office:value-type="float" office:value="0.0241">
                <text:p>0.0241</text:p>
              </table:table-cell>
              <table:table-cell office:value-type="float" office:value="0.2267">
                <text:p>0.2267</text:p>
              </table:table-cell>
              <table:table-cell office:value-type="float" office:value="0.4162">
                <text:p>0.41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3">
                <text:p>493</text:p>
              </table:table-cell>
              <table:table-cell office:value-type="float" office:value="0.0207">
                <text:p>0.0207</text:p>
              </table:table-cell>
              <table:table-cell office:value-type="float" office:value="0.2368">
                <text:p>0.2368</text:p>
              </table:table-cell>
              <table:table-cell office:value-type="float" office:value="0.3939">
                <text:p>0.39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4">
                <text:p>494</text:p>
              </table:table-cell>
              <table:table-cell office:value-type="float" office:value="0.0175">
                <text:p>0.0175</text:p>
              </table:table-cell>
              <table:table-cell office:value-type="float" office:value="0.2474">
                <text:p>0.2474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5">
                <text:p>495</text:p>
              </table:table-cell>
              <table:table-cell office:value-type="float" office:value="0.0147">
                <text:p>0.0147</text:p>
              </table:table-cell>
              <table:table-cell office:value-type="float" office:value="0.2586">
                <text:p>0.2586</text:p>
              </table:table-cell>
              <table:table-cell office:value-type="float" office:value="0.3533">
                <text:p>0.35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6">
                <text:p>496</text:p>
              </table:table-cell>
              <table:table-cell office:value-type="float" office:value="0.0121">
                <text:p>0.0121</text:p>
              </table:table-cell>
              <table:table-cell office:value-type="float" office:value="0.2702">
                <text:p>0.2702</text:p>
              </table:table-cell>
              <table:table-cell office:value-type="float" office:value="0.3349">
                <text:p>0.33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7">
                <text:p>497</text:p>
              </table:table-cell>
              <table:table-cell office:value-type="float" office:value="0.0099">
                <text:p>0.0099</text:p>
              </table:table-cell>
              <table:table-cell office:value-type="float" office:value="0.2824">
                <text:p>0.2824</text:p>
              </table:table-cell>
              <table:table-cell office:value-type="float" office:value="0.3176">
                <text:p>0.31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8">
                <text:p>498</text:p>
              </table:table-cell>
              <table:table-cell office:value-type="float" office:value="0.0079">
                <text:p>0.0079</text:p>
              </table:table-cell>
              <table:table-cell office:value-type="float" office:value="0.2952">
                <text:p>0.2952</text:p>
              </table:table-cell>
              <table:table-cell office:value-type="float" office:value="0.3014">
                <text:p>0.30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9">
                <text:p>499</text:p>
              </table:table-cell>
              <table:table-cell office:value-type="float" office:value="0.0063">
                <text:p>0.0063</text:p>
              </table:table-cell>
              <table:table-cell office:value-type="float" office:value="0.3087">
                <text:p>0.3087</text:p>
              </table:table-cell>
              <table:table-cell office:value-type="float" office:value="0.2862">
                <text:p>0.28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0">
                <text:p>500</text:p>
              </table:table-cell>
              <table:table-cell office:value-type="float" office:value="0.0049">
                <text:p>0.0049</text:p>
              </table:table-cell>
              <table:table-cell office:value-type="float" office:value="0.323">
                <text:p>0.323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1">
                <text:p>501</text:p>
              </table:table-cell>
              <table:table-cell office:value-type="float" office:value="0.0037">
                <text:p>0.0037</text:p>
              </table:table-cell>
              <table:table-cell office:value-type="float" office:value="0.3385">
                <text:p>0.3385</text:p>
              </table:table-cell>
              <table:table-cell office:value-type="float" office:value="0.2588">
                <text:p>0.25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2">
                <text:p>502</text:p>
              </table:table-cell>
              <table:table-cell office:value-type="float" office:value="0.0029">
                <text:p>0.0029</text:p>
              </table:table-cell>
              <table:table-cell office:value-type="float" office:value="0.3548">
                <text:p>0.3548</text:p>
              </table:table-cell>
              <table:table-cell office:value-type="float" office:value="0.2464">
                <text:p>0.2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3">
                <text:p>503</text:p>
              </table:table-cell>
              <table:table-cell office:value-type="float" office:value="0.0024">
                <text:p>0.0024</text:p>
              </table:table-cell>
              <table:table-cell office:value-type="float" office:value="0.3717">
                <text:p>0.3717</text:p>
              </table:table-cell>
              <table:table-cell office:value-type="float" office:value="0.2346">
                <text:p>0.23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4">
                <text:p>504</text:p>
              </table:table-cell>
              <table:table-cell office:value-type="float" office:value="0.0022">
                <text:p>0.0022</text:p>
              </table:table-cell>
              <table:table-cell office:value-type="float" office:value="0.3893">
                <text:p>0.3893</text:p>
              </table:table-cell>
              <table:table-cell office:value-type="float" office:value="0.2233">
                <text:p>0.22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5">
                <text:p>505</text:p>
              </table:table-cell>
              <table:table-cell office:value-type="float" office:value="0.0024">
                <text:p>0.0024</text:p>
              </table:table-cell>
              <table:table-cell office:value-type="float" office:value="0.4073">
                <text:p>0.4073</text:p>
              </table:table-cell>
              <table:table-cell office:value-type="float" office:value="0.2123">
                <text:p>0.21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6">
                <text:p>506</text:p>
              </table:table-cell>
              <table:table-cell office:value-type="float" office:value="0.0029">
                <text:p>0.0029</text:p>
              </table:table-cell>
              <table:table-cell office:value-type="float" office:value="0.4256">
                <text:p>0.4256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7">
                <text:p>507</text:p>
              </table:table-cell>
              <table:table-cell office:value-type="float" office:value="0.0038">
                <text:p>0.0038</text:p>
              </table:table-cell>
              <table:table-cell office:value-type="float" office:value="0.4443">
                <text:p>0.4443</text:p>
              </table:table-cell>
              <table:table-cell office:value-type="float" office:value="0.1899">
                <text:p>0.18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8">
                <text:p>508</text:p>
              </table:table-cell>
              <table:table-cell office:value-type="float" office:value="0.0052">
                <text:p>0.0052</text:p>
              </table:table-cell>
              <table:table-cell office:value-type="float" office:value="0.4635">
                <text:p>0.4635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9">
                <text:p>509</text:p>
              </table:table-cell>
              <table:table-cell office:value-type="float" office:value="0.007">
                <text:p>0.007</text:p>
              </table:table-cell>
              <table:table-cell office:value-type="float" office:value="0.483">
                <text:p>0.483</text:p>
              </table:table-cell>
              <table:table-cell office:value-type="float" office:value="0.1685">
                <text:p>0.16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10">
                <text:p>510</text:p>
              </table:table-cell>
              <table:table-cell office:value-type="float" office:value="0.0093">
                <text:p>0.0093</text:p>
              </table:table-cell>
              <table:table-cell office:value-type="float" office:value="0.503">
                <text:p>0.503</text:p>
              </table:table-cell>
              <table:table-cell office:value-type="float" office:value="0.1582">
                <text:p>0.15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1">
                <text:p>511</text:p>
              </table:table-cell>
              <table:table-cell office:value-type="float" office:value="0.0122">
                <text:p>0.0122</text:p>
              </table:table-cell>
              <table:table-cell office:value-type="float" office:value="0.5237">
                <text:p>0.5237</text:p>
              </table:table-cell>
              <table:table-cell office:value-type="float" office:value="0.1481">
                <text:p>0.14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12">
                <text:p>512</text:p>
              </table:table-cell>
              <table:table-cell office:value-type="float" office:value="0.0156">
                <text:p>0.0156</text:p>
              </table:table-cell>
              <table:table-cell office:value-type="float" office:value="0.5447">
                <text:p>0.5447</text:p>
              </table:table-cell>
              <table:table-cell office:value-type="float" office:value="0.1384">
                <text:p>0.13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13">
                <text:p>513</text:p>
              </table:table-cell>
              <table:table-cell office:value-type="float" office:value="0.0195">
                <text:p>0.0195</text:p>
              </table:table-cell>
              <table:table-cell office:value-type="float" office:value="0.5658">
                <text:p>0.5658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14">
                <text:p>514</text:p>
              </table:table-cell>
              <table:table-cell office:value-type="float" office:value="0.024">
                <text:p>0.024</text:p>
              </table:table-cell>
              <table:table-cell office:value-type="float" office:value="0.587">
                <text:p>0.587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5">
                <text:p>515</text:p>
              </table:table-cell>
              <table:table-cell office:value-type="float" office:value="0.0291">
                <text:p>0.0291</text:p>
              </table:table-cell>
              <table:table-cell office:value-type="float" office:value="0.6082">
                <text:p>0.6082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6">
                <text:p>516</text:p>
              </table:table-cell>
              <table:table-cell office:value-type="float" office:value="0.0349">
                <text:p>0.0349</text:p>
              </table:table-cell>
              <table:table-cell office:value-type="float" office:value="0.6293">
                <text:p>0.6293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7">
                <text:p>517</text:p>
              </table:table-cell>
              <table:table-cell office:value-type="float" office:value="0.0412">
                <text:p>0.0412</text:p>
              </table:table-cell>
              <table:table-cell office:value-type="float" office:value="0.6502">
                <text:p>0.6502</text:p>
              </table:table-cell>
              <table:table-cell office:value-type="float" office:value="0.0968">
                <text:p>0.09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8">
                <text:p>518</text:p>
              </table:table-cell>
              <table:table-cell office:value-type="float" office:value="0.048">
                <text:p>0.048</text:p>
              </table:table-cell>
              <table:table-cell office:value-type="float" office:value="0.6707">
                <text:p>0.6707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9">
                <text:p>519</text:p>
              </table:table-cell>
              <table:table-cell office:value-type="float" office:value="0.0554">
                <text:p>0.0554</text:p>
              </table:table-cell>
              <table:table-cell office:value-type="float" office:value="0.6906">
                <text:p>0.6906</text:p>
              </table:table-cell>
              <table:table-cell office:value-type="float" office:value="0.0839">
                <text:p>0.08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0">
                <text:p>520</text:p>
              </table:table-cell>
              <table:table-cell office:value-type="float" office:value="0.0633">
                <text:p>0.0633</text:p>
              </table:table-cell>
              <table:table-cell office:value-type="float" office:value="0.71">
                <text:p>0.71</text:p>
              </table:table-cell>
              <table:table-cell office:value-type="float" office:value="0.0782">
                <text:p>0.07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1">
                <text:p>521</text:p>
              </table:table-cell>
              <table:table-cell office:value-type="float" office:value="0.0716">
                <text:p>0.0716</text:p>
              </table:table-cell>
              <table:table-cell office:value-type="float" office:value="0.728">
                <text:p>0.728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2">
                <text:p>522</text:p>
              </table:table-cell>
              <table:table-cell office:value-type="float" office:value="0.0805">
                <text:p>0.0805</text:p>
              </table:table-cell>
              <table:table-cell office:value-type="float" office:value="0.7453">
                <text:p>0.7453</text:p>
              </table:table-cell>
              <table:table-cell office:value-type="float" office:value="0.0687">
                <text:p>0.06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3">
                <text:p>523</text:p>
              </table:table-cell>
              <table:table-cell office:value-type="float" office:value="0.0898">
                <text:p>0.0898</text:p>
              </table:table-cell>
              <table:table-cell office:value-type="float" office:value="0.7619">
                <text:p>0.7619</text:p>
              </table:table-cell>
              <table:table-cell office:value-type="float" office:value="0.0646">
                <text:p>0.06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4">
                <text:p>524</text:p>
              </table:table-cell>
              <table:table-cell office:value-type="float" office:value="0.0995">
                <text:p>0.0995</text:p>
              </table:table-cell>
              <table:table-cell office:value-type="float" office:value="0.7778">
                <text:p>0.7778</text:p>
              </table:table-cell>
              <table:table-cell office:value-type="float" office:value="0.0608">
                <text:p>0.06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">
                <text:p>525</text:p>
              </table:table-cell>
              <table:table-cell office:value-type="float" office:value="0.1096">
                <text:p>0.1096</text:p>
              </table:table-cell>
              <table:table-cell office:value-type="float" office:value="0.7932">
                <text:p>0.7932</text:p>
              </table:table-cell>
              <table:table-cell office:value-type="float" office:value="0.0573">
                <text:p>0.05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6">
                <text:p>526</text:p>
              </table:table-cell>
              <table:table-cell office:value-type="float" office:value="0.1202">
                <text:p>0.1202</text:p>
              </table:table-cell>
              <table:table-cell office:value-type="float" office:value="0.8082">
                <text:p>0.8082</text:p>
              </table:table-cell>
              <table:table-cell office:value-type="float" office:value="0.0539">
                <text:p>0.05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7">
                <text:p>527</text:p>
              </table:table-cell>
              <table:table-cell office:value-type="float" office:value="0.1311">
                <text:p>0.1311</text:p>
              </table:table-cell>
              <table:table-cell office:value-type="float" office:value="0.8225">
                <text:p>0.8225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8">
                <text:p>528</text:p>
              </table:table-cell>
              <table:table-cell office:value-type="float" office:value="0.1423">
                <text:p>0.1423</text:p>
              </table:table-cell>
              <table:table-cell office:value-type="float" office:value="0.8363">
                <text:p>0.8363</text:p>
              </table:table-cell>
              <table:table-cell office:value-type="float" office:value="0.0477">
                <text:p>0.04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9">
                <text:p>529</text:p>
              </table:table-cell>
              <table:table-cell office:value-type="float" office:value="0.1538">
                <text:p>0.1538</text:p>
              </table:table-cell>
              <table:table-cell office:value-type="float" office:value="0.8495">
                <text:p>0.8495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30">
                <text:p>530</text:p>
              </table:table-cell>
              <table:table-cell office:value-type="float" office:value="0.1655">
                <text:p>0.1655</text:p>
              </table:table-cell>
              <table:table-cell office:value-type="float" office:value="0.862">
                <text:p>0.862</text:p>
              </table:table-cell>
              <table:table-cell office:value-type="float" office:value="0.0422">
                <text:p>0.04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1">
                <text:p>531</text:p>
              </table:table-cell>
              <table:table-cell office:value-type="float" office:value="0.1772">
                <text:p>0.1772</text:p>
              </table:table-cell>
              <table:table-cell office:value-type="float" office:value="0.8738">
                <text:p>0.8738</text:p>
              </table:table-cell>
              <table:table-cell office:value-type="float" office:value="0.0395">
                <text:p>0.03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2">
                <text:p>532</text:p>
              </table:table-cell>
              <table:table-cell office:value-type="float" office:value="0.1891">
                <text:p>0.1891</text:p>
              </table:table-cell>
              <table:table-cell office:value-type="float" office:value="0.8849">
                <text:p>0.8849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3">
                <text:p>533</text:p>
              </table:table-cell>
              <table:table-cell office:value-type="float" office:value="0.2011">
                <text:p>0.2011</text:p>
              </table:table-cell>
              <table:table-cell office:value-type="float" office:value="0.8955">
                <text:p>0.8955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4">
                <text:p>534</text:p>
              </table:table-cell>
              <table:table-cell office:value-type="float" office:value="0.2133">
                <text:p>0.2133</text:p>
              </table:table-cell>
              <table:table-cell office:value-type="float" office:value="0.9054">
                <text:p>0.9054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35">
                <text:p>535</text:p>
              </table:table-cell>
              <table:table-cell office:value-type="float" office:value="0.2257">
                <text:p>0.2257</text:p>
              </table:table-cell>
              <table:table-cell office:value-type="float" office:value="0.9149">
                <text:p>0.9149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6">
                <text:p>536</text:p>
              </table:table-cell>
              <table:table-cell office:value-type="float" office:value="0.2383">
                <text:p>0.2383</text:p>
              </table:table-cell>
              <table:table-cell office:value-type="float" office:value="0.9237">
                <text:p>0.9237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7">
                <text:p>537</text:p>
              </table:table-cell>
              <table:table-cell office:value-type="float" office:value="0.2511">
                <text:p>0.2511</text:p>
              </table:table-cell>
              <table:table-cell office:value-type="float" office:value="0.9321">
                <text:p>0.9321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8">
                <text:p>538</text:p>
              </table:table-cell>
              <table:table-cell office:value-type="float" office:value="0.264">
                <text:p>0.264</text:p>
              </table:table-cell>
              <table:table-cell office:value-type="float" office:value="0.9399">
                <text:p>0.9399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9">
                <text:p>539</text:p>
              </table:table-cell>
              <table:table-cell office:value-type="float" office:value="0.2771">
                <text:p>0.2771</text:p>
              </table:table-cell>
              <table:table-cell office:value-type="float" office:value="0.9472">
                <text:p>0.947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0">
                <text:p>540</text:p>
              </table:table-cell>
              <table:table-cell office:value-type="float" office:value="0.2904">
                <text:p>0.2904</text:p>
              </table:table-cell>
              <table:table-cell office:value-type="float" office:value="0.954">
                <text:p>0.954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1">
                <text:p>541</text:p>
              </table:table-cell>
              <table:table-cell office:value-type="float" office:value="0.3039">
                <text:p>0.3039</text:p>
              </table:table-cell>
              <table:table-cell office:value-type="float" office:value="0.9602">
                <text:p>0.9602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2">
                <text:p>542</text:p>
              </table:table-cell>
              <table:table-cell office:value-type="float" office:value="0.3176">
                <text:p>0.3176</text:p>
              </table:table-cell>
              <table:table-cell office:value-type="float" office:value="0.966">
                <text:p>0.966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3">
                <text:p>543</text:p>
              </table:table-cell>
              <table:table-cell office:value-type="float" office:value="0.3314">
                <text:p>0.3314</text:p>
              </table:table-cell>
              <table:table-cell office:value-type="float" office:value="0.9712">
                <text:p>0.9712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44">
                <text:p>544</text:p>
              </table:table-cell>
              <table:table-cell office:value-type="float" office:value="0.3455">
                <text:p>0.3455</text:p>
              </table:table-cell>
              <table:table-cell office:value-type="float" office:value="0.976">
                <text:p>0.976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45">
                <text:p>545</text:p>
              </table:table-cell>
              <table:table-cell office:value-type="float" office:value="0.3597">
                <text:p>0.3597</text:p>
              </table:table-cell>
              <table:table-cell office:value-type="float" office:value="0.9803">
                <text:p>0.9803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6">
                <text:p>546</text:p>
              </table:table-cell>
              <table:table-cell office:value-type="float" office:value="0.3741">
                <text:p>0.3741</text:p>
              </table:table-cell>
              <table:table-cell office:value-type="float" office:value="0.9841">
                <text:p>0.9841</text:p>
              </table:table-cell>
              <table:table-cell office:value-type="float" office:value="0.0123">
                <text:p>0.01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47">
                <text:p>547</text:p>
              </table:table-cell>
              <table:table-cell office:value-type="float" office:value="0.3886">
                <text:p>0.3886</text:p>
              </table:table-cell>
              <table:table-cell office:value-type="float" office:value="0.9874">
                <text:p>0.9874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8">
                <text:p>548</text:p>
              </table:table-cell>
              <table:table-cell office:value-type="float" office:value="0.4034">
                <text:p>0.4034</text:p>
              </table:table-cell>
              <table:table-cell office:value-type="float" office:value="0.9904">
                <text:p>0.9904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9">
                <text:p>549</text:p>
              </table:table-cell>
              <table:table-cell office:value-type="float" office:value="0.4183">
                <text:p>0.4183</text:p>
              </table:table-cell>
              <table:table-cell office:value-type="float" office:value="0.9929">
                <text:p>0.9929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0">
                <text:p>550</text:p>
              </table:table-cell>
              <table:table-cell office:value-type="float" office:value="0.4334">
                <text:p>0.4334</text:p>
              </table:table-cell>
              <table:table-cell office:value-type="float" office:value="0.995">
                <text:p>0.995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1">
                <text:p>551</text:p>
              </table:table-cell>
              <table:table-cell office:value-type="float" office:value="0.4488">
                <text:p>0.4488</text:p>
              </table:table-cell>
              <table:table-cell office:value-type="float" office:value="0.9967">
                <text:p>0.996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2">
                <text:p>552</text:p>
              </table:table-cell>
              <table:table-cell office:value-type="float" office:value="0.4644">
                <text:p>0.4644</text:p>
              </table:table-cell>
              <table:table-cell office:value-type="float" office:value="0.9981">
                <text:p>0.9981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3">
                <text:p>553</text:p>
              </table:table-cell>
              <table:table-cell office:value-type="float" office:value="0.4801">
                <text:p>0.4801</text:p>
              </table:table-cell>
              <table:table-cell office:value-type="float" office:value="0.9992">
                <text:p>0.9992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4">
                <text:p>554</text:p>
              </table:table-cell>
              <table:table-cell office:value-type="float" office:value="0.496">
                <text:p>0.496</text:p>
              </table:table-cell>
              <table:table-cell office:value-type="float" office:value="0.9998">
                <text:p>0.9998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55">
                <text:p>555</text:p>
              </table:table-cell>
              <table:table-cell office:value-type="float" office:value="0.5121">
                <text:p>0.5121</text:p>
              </table:table-cell>
              <table:table-cell office:value-type="float" office:value="1">
                <text:p>1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56">
                <text:p>556</text:p>
              </table:table-cell>
              <table:table-cell office:value-type="float" office:value="0.5283">
                <text:p>0.5283</text:p>
              </table:table-cell>
              <table:table-cell office:value-type="float" office:value="0.9998">
                <text:p>0.9998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57">
                <text:p>557</text:p>
              </table:table-cell>
              <table:table-cell office:value-type="float" office:value="0.5447">
                <text:p>0.5447</text:p>
              </table:table-cell>
              <table:table-cell office:value-type="float" office:value="0.9993">
                <text:p>0.9993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8">
                <text:p>558</text:p>
              </table:table-cell>
              <table:table-cell office:value-type="float" office:value="0.5612">
                <text:p>0.5612</text:p>
              </table:table-cell>
              <table:table-cell office:value-type="float" office:value="0.9983">
                <text:p>0.9983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9">
                <text:p>559</text:p>
              </table:table-cell>
              <table:table-cell office:value-type="float" office:value="0.5778">
                <text:p>0.5778</text:p>
              </table:table-cell>
              <table:table-cell office:value-type="float" office:value="0.9969">
                <text:p>0.9969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60">
                <text:p>560</text:p>
              </table:table-cell>
              <table:table-cell office:value-type="float" office:value="0.5945">
                <text:p>0.5945</text:p>
              </table:table-cell>
              <table:table-cell office:value-type="float" office:value="0.995">
                <text:p>0.995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1">
                <text:p>561</text:p>
              </table:table-cell>
              <table:table-cell office:value-type="float" office:value="0.6112">
                <text:p>0.6112</text:p>
              </table:table-cell>
              <table:table-cell office:value-type="float" office:value="0.9926">
                <text:p>0.9926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62">
                <text:p>562</text:p>
              </table:table-cell>
              <table:table-cell office:value-type="float" office:value="0.628">
                <text:p>0.628</text:p>
              </table:table-cell>
              <table:table-cell office:value-type="float" office:value="0.9897">
                <text:p>0.9897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3">
                <text:p>563</text:p>
              </table:table-cell>
              <table:table-cell office:value-type="float" office:value="0.6448">
                <text:p>0.6448</text:p>
              </table:table-cell>
              <table:table-cell office:value-type="float" office:value="0.9865">
                <text:p>0.9865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4">
                <text:p>564</text:p>
              </table:table-cell>
              <table:table-cell office:value-type="float" office:value="0.6616">
                <text:p>0.6616</text:p>
              </table:table-cell>
              <table:table-cell office:value-type="float" office:value="0.9827">
                <text:p>0.9827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5">
                <text:p>565</text:p>
              </table:table-cell>
              <table:table-cell office:value-type="float" office:value="0.6784">
                <text:p>0.6784</text:p>
              </table:table-cell>
              <table:table-cell office:value-type="float" office:value="0.9786">
                <text:p>0.978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66">
                <text:p>566</text:p>
              </table:table-cell>
              <table:table-cell office:value-type="float" office:value="0.6953">
                <text:p>0.6953</text:p>
              </table:table-cell>
              <table:table-cell office:value-type="float" office:value="0.9741">
                <text:p>0.9741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67">
                <text:p>567</text:p>
              </table:table-cell>
              <table:table-cell office:value-type="float" office:value="0.7121">
                <text:p>0.7121</text:p>
              </table:table-cell>
              <table:table-cell office:value-type="float" office:value="0.9692">
                <text:p>0.9692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68">
                <text:p>568</text:p>
              </table:table-cell>
              <table:table-cell office:value-type="float" office:value="0.7288">
                <text:p>0.7288</text:p>
              </table:table-cell>
              <table:table-cell office:value-type="float" office:value="0.9639">
                <text:p>0.9639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69">
                <text:p>569</text:p>
              </table:table-cell>
              <table:table-cell office:value-type="float" office:value="0.7455">
                <text:p>0.7455</text:p>
              </table:table-cell>
              <table:table-cell office:value-type="float" office:value="0.9581">
                <text:p>0.9581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0">
                <text:p>570</text:p>
              </table:table-cell>
              <table:table-cell office:value-type="float" office:value="0.7621">
                <text:p>0.7621</text:p>
              </table:table-cell>
              <table:table-cell office:value-type="float" office:value="0.952">
                <text:p>0.952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71">
                <text:p>571</text:p>
              </table:table-cell>
              <table:table-cell office:value-type="float" office:value="0.7785">
                <text:p>0.7785</text:p>
              </table:table-cell>
              <table:table-cell office:value-type="float" office:value="0.9454">
                <text:p>0.945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2">
                <text:p>572</text:p>
              </table:table-cell>
              <table:table-cell office:value-type="float" office:value="0.7948">
                <text:p>0.7948</text:p>
              </table:table-cell>
              <table:table-cell office:value-type="float" office:value="0.9385">
                <text:p>0.9385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73">
                <text:p>573</text:p>
              </table:table-cell>
              <table:table-cell office:value-type="float" office:value="0.8109">
                <text:p>0.8109</text:p>
              </table:table-cell>
              <table:table-cell office:value-type="float" office:value="0.9312">
                <text:p>0.9312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74">
                <text:p>574</text:p>
              </table:table-cell>
              <table:table-cell office:value-type="float" office:value="0.8268">
                <text:p>0.8268</text:p>
              </table:table-cell>
              <table:table-cell office:value-type="float" office:value="0.9235">
                <text:p>0.9235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75">
                <text:p>575</text:p>
              </table:table-cell>
              <table:table-cell office:value-type="float" office:value="0.8425">
                <text:p>0.8425</text:p>
              </table:table-cell>
              <table:table-cell office:value-type="float" office:value="0.9154">
                <text:p>0.9154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6">
                <text:p>576</text:p>
              </table:table-cell>
              <table:table-cell office:value-type="float" office:value="0.8579">
                <text:p>0.8579</text:p>
              </table:table-cell>
              <table:table-cell office:value-type="float" office:value="0.907">
                <text:p>0.907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77">
                <text:p>577</text:p>
              </table:table-cell>
              <table:table-cell office:value-type="float" office:value="0.8731">
                <text:p>0.8731</text:p>
              </table:table-cell>
              <table:table-cell office:value-type="float" office:value="0.8983">
                <text:p>0.8983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8">
                <text:p>578</text:p>
              </table:table-cell>
              <table:table-cell office:value-type="float" office:value="0.8879">
                <text:p>0.8879</text:p>
              </table:table-cell>
              <table:table-cell office:value-type="float" office:value="0.8892">
                <text:p>0.8892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79">
                <text:p>579</text:p>
              </table:table-cell>
              <table:table-cell office:value-type="float" office:value="0.9023">
                <text:p>0.9023</text:p>
              </table:table-cell>
              <table:table-cell office:value-type="float" office:value="0.8798">
                <text:p>0.879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0">
                <text:p>580</text:p>
              </table:table-cell>
              <table:table-cell office:value-type="float" office:value="0.9163">
                <text:p>0.9163</text:p>
              </table:table-cell>
              <table:table-cell office:value-type="float" office:value="0.87">
                <text:p>0.87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1">
                <text:p>581</text:p>
              </table:table-cell>
              <table:table-cell office:value-type="float" office:value="0.9298">
                <text:p>0.9298</text:p>
              </table:table-cell>
              <table:table-cell office:value-type="float" office:value="0.8598">
                <text:p>0.8598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2">
                <text:p>582</text:p>
              </table:table-cell>
              <table:table-cell office:value-type="float" office:value="0.9428">
                <text:p>0.9428</text:p>
              </table:table-cell>
              <table:table-cell office:value-type="float" office:value="0.8494">
                <text:p>0.849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83">
                <text:p>583</text:p>
              </table:table-cell>
              <table:table-cell office:value-type="float" office:value="0.9553">
                <text:p>0.9553</text:p>
              </table:table-cell>
              <table:table-cell office:value-type="float" office:value="0.8386">
                <text:p>0.8386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4">
                <text:p>584</text:p>
              </table:table-cell>
              <table:table-cell office:value-type="float" office:value="0.9672">
                <text:p>0.9672</text:p>
              </table:table-cell>
              <table:table-cell office:value-type="float" office:value="0.8276">
                <text:p>0.8276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85">
                <text:p>585</text:p>
              </table:table-cell>
              <table:table-cell office:value-type="float" office:value="0.9786">
                <text:p>0.9786</text:p>
              </table:table-cell>
              <table:table-cell office:value-type="float" office:value="0.8163">
                <text:p>0.816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6">
                <text:p>586</text:p>
              </table:table-cell>
              <table:table-cell office:value-type="float" office:value="0.9894">
                <text:p>0.9894</text:p>
              </table:table-cell>
              <table:table-cell office:value-type="float" office:value="0.8048">
                <text:p>0.8048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87">
                <text:p>587</text:p>
              </table:table-cell>
              <table:table-cell office:value-type="float" office:value="0.9996">
                <text:p>0.9996</text:p>
              </table:table-cell>
              <table:table-cell office:value-type="float" office:value="0.7931">
                <text:p>0.7931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8">
                <text:p>588</text:p>
              </table:table-cell>
              <table:table-cell office:value-type="float" office:value="1.0091">
                <text:p>1.0091</text:p>
              </table:table-cell>
              <table:table-cell office:value-type="float" office:value="0.7812">
                <text:p>0.7812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9">
                <text:p>589</text:p>
              </table:table-cell>
              <table:table-cell office:value-type="float" office:value="1.0181">
                <text:p>1.0181</text:p>
              </table:table-cell>
              <table:table-cell office:value-type="float" office:value="0.7692">
                <text:p>0.7692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0">
                <text:p>590</text:p>
              </table:table-cell>
              <table:table-cell office:value-type="float" office:value="1.0263">
                <text:p>1.0263</text:p>
              </table:table-cell>
              <table:table-cell office:value-type="float" office:value="0.757">
                <text:p>0.757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1">
                <text:p>591</text:p>
              </table:table-cell>
              <table:table-cell office:value-type="float" office:value="1.034">
                <text:p>1.034</text:p>
              </table:table-cell>
              <table:table-cell office:value-type="float" office:value="0.7448">
                <text:p>0.7448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2">
                <text:p>592</text:p>
              </table:table-cell>
              <table:table-cell office:value-type="float" office:value="1.041">
                <text:p>1.041</text:p>
              </table:table-cell>
              <table:table-cell office:value-type="float" office:value="0.7324">
                <text:p>0.7324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93">
                <text:p>593</text:p>
              </table:table-cell>
              <table:table-cell office:value-type="float" office:value="1.0471">
                <text:p>1.0471</text:p>
              </table:table-cell>
              <table:table-cell office:value-type="float" office:value="0.72">
                <text:p>0.7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4">
                <text:p>594</text:p>
              </table:table-cell>
              <table:table-cell office:value-type="float" office:value="1.0524">
                <text:p>1.0524</text:p>
              </table:table-cell>
              <table:table-cell office:value-type="float" office:value="0.7075">
                <text:p>0.707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5">
                <text:p>595</text:p>
              </table:table-cell>
              <table:table-cell office:value-type="float" office:value="1.0567">
                <text:p>1.0567</text:p>
              </table:table-cell>
              <table:table-cell office:value-type="float" office:value="0.6949">
                <text:p>0.694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96">
                <text:p>596</text:p>
              </table:table-cell>
              <table:table-cell office:value-type="float" office:value="1.0597">
                <text:p>1.0597</text:p>
              </table:table-cell>
              <table:table-cell office:value-type="float" office:value="0.6822">
                <text:p>0.682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97">
                <text:p>597</text:p>
              </table:table-cell>
              <table:table-cell office:value-type="float" office:value="1.0617">
                <text:p>1.0617</text:p>
              </table:table-cell>
              <table:table-cell office:value-type="float" office:value="0.6695">
                <text:p>0.6695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98">
                <text:p>598</text:p>
              </table:table-cell>
              <table:table-cell office:value-type="float" office:value="1.0628">
                <text:p>1.0628</text:p>
              </table:table-cell>
              <table:table-cell office:value-type="float" office:value="0.6567">
                <text:p>0.6567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9">
                <text:p>599</text:p>
              </table:table-cell>
              <table:table-cell office:value-type="float" office:value="1.063">
                <text:p>1.063</text:p>
              </table:table-cell>
              <table:table-cell office:value-type="float" office:value="0.6439">
                <text:p>0.643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00">
                <text:p>600</text:p>
              </table:table-cell>
              <table:table-cell office:value-type="float" office:value="1.0622">
                <text:p>1.0622</text:p>
              </table:table-cell>
              <table:table-cell office:value-type="float" office:value="0.631">
                <text:p>0.631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01">
                <text:p>601</text:p>
              </table:table-cell>
              <table:table-cell office:value-type="float" office:value="1.0608">
                <text:p>1.0608</text:p>
              </table:table-cell>
              <table:table-cell office:value-type="float" office:value="0.6182">
                <text:p>0.618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2">
                <text:p>602</text:p>
              </table:table-cell>
              <table:table-cell office:value-type="float" office:value="1.0585">
                <text:p>1.0585</text:p>
              </table:table-cell>
              <table:table-cell office:value-type="float" office:value="0.6053">
                <text:p>0.6053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3">
                <text:p>603</text:p>
              </table:table-cell>
              <table:table-cell office:value-type="float" office:value="1.0552">
                <text:p>1.0552</text:p>
              </table:table-cell>
              <table:table-cell office:value-type="float" office:value="0.5925">
                <text:p>0.5925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4">
                <text:p>604</text:p>
              </table:table-cell>
              <table:table-cell office:value-type="float" office:value="1.0509">
                <text:p>1.0509</text:p>
              </table:table-cell>
              <table:table-cell office:value-type="float" office:value="0.5796">
                <text:p>0.5796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5">
                <text:p>605</text:p>
              </table:table-cell>
              <table:table-cell office:value-type="float" office:value="1.0456">
                <text:p>1.0456</text:p>
              </table:table-cell>
              <table:table-cell office:value-type="float" office:value="0.5668">
                <text:p>0.5668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6">
                <text:p>606</text:p>
              </table:table-cell>
              <table:table-cell office:value-type="float" office:value="1.0389">
                <text:p>1.0389</text:p>
              </table:table-cell>
              <table:table-cell office:value-type="float" office:value="0.554">
                <text:p>0.554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7">
                <text:p>607</text:p>
              </table:table-cell>
              <table:table-cell office:value-type="float" office:value="1.0313">
                <text:p>1.0313</text:p>
              </table:table-cell>
              <table:table-cell office:value-type="float" office:value="0.5411">
                <text:p>0.541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8">
                <text:p>608</text:p>
              </table:table-cell>
              <table:table-cell office:value-type="float" office:value="1.0226">
                <text:p>1.0226</text:p>
              </table:table-cell>
              <table:table-cell office:value-type="float" office:value="0.5284">
                <text:p>0.528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9">
                <text:p>609</text:p>
              </table:table-cell>
              <table:table-cell office:value-type="float" office:value="1.0131">
                <text:p>1.0131</text:p>
              </table:table-cell>
              <table:table-cell office:value-type="float" office:value="0.5157">
                <text:p>0.5157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10">
                <text:p>610</text:p>
              </table:table-cell>
              <table:table-cell office:value-type="float" office:value="1.0026">
                <text:p>1.0026</text:p>
              </table:table-cell>
              <table:table-cell office:value-type="float" office:value="0.503">
                <text:p>0.503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11">
                <text:p>611</text:p>
              </table:table-cell>
              <table:table-cell office:value-type="float" office:value="0.9914">
                <text:p>0.9914</text:p>
              </table:table-cell>
              <table:table-cell office:value-type="float" office:value="0.4905">
                <text:p>0.4905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2">
                <text:p>612</text:p>
              </table:table-cell>
              <table:table-cell office:value-type="float" office:value="0.9794">
                <text:p>0.9794</text:p>
              </table:table-cell>
              <table:table-cell office:value-type="float" office:value="0.4781">
                <text:p>0.478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3">
                <text:p>613</text:p>
              </table:table-cell>
              <table:table-cell office:value-type="float" office:value="0.9665">
                <text:p>0.9665</text:p>
              </table:table-cell>
              <table:table-cell office:value-type="float" office:value="0.4657">
                <text:p>0.4657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4">
                <text:p>614</text:p>
              </table:table-cell>
              <table:table-cell office:value-type="float" office:value="0.9529">
                <text:p>0.9529</text:p>
              </table:table-cell>
              <table:table-cell office:value-type="float" office:value="0.4534">
                <text:p>0.4534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15">
                <text:p>615</text:p>
              </table:table-cell>
              <table:table-cell office:value-type="float" office:value="0.9384">
                <text:p>0.9384</text:p>
              </table:table-cell>
              <table:table-cell office:value-type="float" office:value="0.4412">
                <text:p>0.44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6">
                <text:p>616</text:p>
              </table:table-cell>
              <table:table-cell office:value-type="float" office:value="0.9232">
                <text:p>0.9232</text:p>
              </table:table-cell>
              <table:table-cell office:value-type="float" office:value="0.4291">
                <text:p>0.429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7">
                <text:p>617</text:p>
              </table:table-cell>
              <table:table-cell office:value-type="float" office:value="0.9072">
                <text:p>0.9072</text:p>
              </table:table-cell>
              <table:table-cell office:value-type="float" office:value="0.417">
                <text:p>0.417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8">
                <text:p>618</text:p>
              </table:table-cell>
              <table:table-cell office:value-type="float" office:value="0.8904">
                <text:p>0.8904</text:p>
              </table:table-cell>
              <table:table-cell office:value-type="float" office:value="0.405">
                <text:p>0.40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">
                <text:p>619</text:p>
              </table:table-cell>
              <table:table-cell office:value-type="float" office:value="0.8728">
                <text:p>0.8728</text:p>
              </table:table-cell>
              <table:table-cell office:value-type="float" office:value="0.393">
                <text:p>0.39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0">
                <text:p>620</text:p>
              </table:table-cell>
              <table:table-cell office:value-type="float" office:value="0.8544">
                <text:p>0.8544</text:p>
              </table:table-cell>
              <table:table-cell office:value-type="float" office:value="0.381">
                <text:p>0.38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1">
                <text:p>621</text:p>
              </table:table-cell>
              <table:table-cell office:value-type="float" office:value="0.8349">
                <text:p>0.8349</text:p>
              </table:table-cell>
              <table:table-cell office:value-type="float" office:value="0.3689">
                <text:p>0.3689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2">
                <text:p>622</text:p>
              </table:table-cell>
              <table:table-cell office:value-type="float" office:value="0.8148">
                <text:p>0.8148</text:p>
              </table:table-cell>
              <table:table-cell office:value-type="float" office:value="0.3568">
                <text:p>0.356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3">
                <text:p>623</text:p>
              </table:table-cell>
              <table:table-cell office:value-type="float" office:value="0.7941">
                <text:p>0.7941</text:p>
              </table:table-cell>
              <table:table-cell office:value-type="float" office:value="0.3447">
                <text:p>0.344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24">
                <text:p>624</text:p>
              </table:table-cell>
              <table:table-cell office:value-type="float" office:value="0.7729">
                <text:p>0.7729</text:p>
              </table:table-cell>
              <table:table-cell office:value-type="float" office:value="0.3328">
                <text:p>0.332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25">
                <text:p>625</text:p>
              </table:table-cell>
              <table:table-cell office:value-type="float" office:value="0.7514">
                <text:p>0.7514</text:p>
              </table:table-cell>
              <table:table-cell office:value-type="float" office:value="0.321">
                <text:p>0.32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6">
                <text:p>626</text:p>
              </table:table-cell>
              <table:table-cell office:value-type="float" office:value="0.7296">
                <text:p>0.7296</text:p>
              </table:table-cell>
              <table:table-cell office:value-type="float" office:value="0.3094">
                <text:p>0.309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7">
                <text:p>627</text:p>
              </table:table-cell>
              <table:table-cell office:value-type="float" office:value="0.7077">
                <text:p>0.7077</text:p>
              </table:table-cell>
              <table:table-cell office:value-type="float" office:value="0.2979">
                <text:p>0.297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8">
                <text:p>628</text:p>
              </table:table-cell>
              <table:table-cell office:value-type="float" office:value="0.6858">
                <text:p>0.6858</text:p>
              </table:table-cell>
              <table:table-cell office:value-type="float" office:value="0.2867">
                <text:p>0.28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9">
                <text:p>629</text:p>
              </table:table-cell>
              <table:table-cell office:value-type="float" office:value="0.664">
                <text:p>0.664</text:p>
              </table:table-cell>
              <table:table-cell office:value-type="float" office:value="0.2757">
                <text:p>0.275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0">
                <text:p>630</text:p>
              </table:table-cell>
              <table:table-cell office:value-type="float" office:value="0.6424">
                <text:p>0.6424</text:p>
              </table:table-cell>
              <table:table-cell office:value-type="float" office:value="0.265">
                <text:p>0.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1">
                <text:p>631</text:p>
              </table:table-cell>
              <table:table-cell office:value-type="float" office:value="0.6217">
                <text:p>0.6217</text:p>
              </table:table-cell>
              <table:table-cell office:value-type="float" office:value="0.2548">
                <text:p>0.2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2">
                <text:p>632</text:p>
              </table:table-cell>
              <table:table-cell office:value-type="float" office:value="0.6013">
                <text:p>0.6013</text:p>
              </table:table-cell>
              <table:table-cell office:value-type="float" office:value="0.245">
                <text:p>0.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3">
                <text:p>633</text:p>
              </table:table-cell>
              <table:table-cell office:value-type="float" office:value="0.5812">
                <text:p>0.5812</text:p>
              </table:table-cell>
              <table:table-cell office:value-type="float" office:value="0.2354">
                <text:p>0.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4">
                <text:p>634</text:p>
              </table:table-cell>
              <table:table-cell office:value-type="float" office:value="0.5614">
                <text:p>0.5614</text:p>
              </table:table-cell>
              <table:table-cell office:value-type="float" office:value="0.2261">
                <text:p>0.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5">
                <text:p>635</text:p>
              </table:table-cell>
              <table:table-cell office:value-type="float" office:value="0.5419">
                <text:p>0.5419</text:p>
              </table:table-cell>
              <table:table-cell office:value-type="float" office:value="0.217">
                <text:p>0.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36">
                <text:p>636</text:p>
              </table:table-cell>
              <table:table-cell office:value-type="float" office:value="0.5226">
                <text:p>0.5226</text:p>
              </table:table-cell>
              <table:table-cell office:value-type="float" office:value="0.2081">
                <text:p>0.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7">
                <text:p>637</text:p>
              </table:table-cell>
              <table:table-cell office:value-type="float" office:value="0.5035">
                <text:p>0.5035</text:p>
              </table:table-cell>
              <table:table-cell office:value-type="float" office:value="0.1995">
                <text:p>0.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38">
                <text:p>638</text:p>
              </table:table-cell>
              <table:table-cell office:value-type="float" office:value="0.4847">
                <text:p>0.4847</text:p>
              </table:table-cell>
              <table:table-cell office:value-type="float" office:value="0.1911">
                <text:p>0.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39">
                <text:p>639</text:p>
              </table:table-cell>
              <table:table-cell office:value-type="float" office:value="0.4662">
                <text:p>0.4662</text:p>
              </table:table-cell>
              <table:table-cell office:value-type="float" office:value="0.183">
                <text:p>0.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40">
                <text:p>640</text:p>
              </table:table-cell>
              <table:table-cell office:value-type="float" office:value="0.4479">
                <text:p>0.4479</text:p>
              </table:table-cell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41">
                <text:p>641</text:p>
              </table:table-cell>
              <table:table-cell office:value-type="float" office:value="0.4298">
                <text:p>0.4298</text:p>
              </table:table-cell>
              <table:table-cell office:value-type="float" office:value="0.1672">
                <text:p>0.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42">
                <text:p>642</text:p>
              </table:table-cell>
              <table:table-cell office:value-type="float" office:value="0.4121">
                <text:p>0.4121</text:p>
              </table:table-cell>
              <table:table-cell office:value-type="float" office:value="0.1596">
                <text:p>0.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43">
                <text:p>643</text:p>
              </table:table-cell>
              <table:table-cell office:value-type="float" office:value="0.3946">
                <text:p>0.3946</text:p>
              </table:table-cell>
              <table:table-cell office:value-type="float" office:value="0.1523">
                <text:p>0.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44">
                <text:p>644</text:p>
              </table:table-cell>
              <table:table-cell office:value-type="float" office:value="0.3775">
                <text:p>0.3775</text:p>
              </table:table-cell>
              <table:table-cell office:value-type="float" office:value="0.1451">
                <text:p>0.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45">
                <text:p>645</text:p>
              </table:table-cell>
              <table:table-cell office:value-type="float" office:value="0.3608">
                <text:p>0.3608</text:p>
              </table:table-cell>
              <table:table-cell office:value-type="float" office:value="0.1382">
                <text:p>0.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46">
                <text:p>646</text:p>
              </table:table-cell>
              <table:table-cell office:value-type="float" office:value="0.3445">
                <text:p>0.3445</text:p>
              </table:table-cell>
              <table:table-cell office:value-type="float" office:value="0.1315">
                <text:p>0.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47">
                <text:p>647</text:p>
              </table:table-cell>
              <table:table-cell office:value-type="float" office:value="0.3286">
                <text:p>0.3286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48">
                <text:p>648</text:p>
              </table:table-cell>
              <table:table-cell office:value-type="float" office:value="0.3131">
                <text:p>0.3131</text:p>
              </table:table-cell>
              <table:table-cell office:value-type="float" office:value="0.1188">
                <text:p>0.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49">
                <text:p>649</text:p>
              </table:table-cell>
              <table:table-cell office:value-type="float" office:value="0.298">
                <text:p>0.298</text:p>
              </table:table-cell>
              <table:table-cell office:value-type="float" office:value="0.1128">
                <text:p>0.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50">
                <text:p>650</text:p>
              </table:table-cell>
              <table:table-cell office:value-type="float" office:value="0.2835">
                <text:p>0.2835</text:p>
              </table:table-cell>
              <table:table-cell office:value-type="float" office:value="0.107">
                <text:p>0.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51">
                <text:p>651</text:p>
              </table:table-cell>
              <table:table-cell office:value-type="float" office:value="0.2696">
                <text:p>0.2696</text:p>
              </table:table-cell>
              <table:table-cell office:value-type="float" office:value="0.1015">
                <text:p>0.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52">
                <text:p>652</text:p>
              </table:table-cell>
              <table:table-cell office:value-type="float" office:value="0.2562">
                <text:p>0.2562</text:p>
              </table:table-cell>
              <table:table-cell office:value-type="float" office:value="0.0962">
                <text:p>0.0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53">
                <text:p>653</text:p>
              </table:table-cell>
              <table:table-cell office:value-type="float" office:value="0.2432">
                <text:p>0.2432</text:p>
              </table:table-cell>
              <table:table-cell office:value-type="float" office:value="0.0911">
                <text:p>0.0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54">
                <text:p>654</text:p>
              </table:table-cell>
              <table:table-cell office:value-type="float" office:value="0.2307">
                <text:p>0.2307</text:p>
              </table:table-cell>
              <table:table-cell office:value-type="float" office:value="0.0863">
                <text:p>0.0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55">
                <text:p>655</text:p>
              </table:table-cell>
              <table:table-cell office:value-type="float" office:value="0.2187">
                <text:p>0.2187</text:p>
              </table:table-cell>
              <table:table-cell office:value-type="float" office:value="0.0816">
                <text:p>0.0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56">
                <text:p>656</text:p>
              </table:table-cell>
              <table:table-cell office:value-type="float" office:value="0.2071">
                <text:p>0.2071</text:p>
              </table:table-cell>
              <table:table-cell office:value-type="float" office:value="0.0771">
                <text:p>0.0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57">
                <text:p>657</text:p>
              </table:table-cell>
              <table:table-cell office:value-type="float" office:value="0.1959">
                <text:p>0.1959</text:p>
              </table:table-cell>
              <table:table-cell office:value-type="float" office:value="0.0728">
                <text:p>0.0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58">
                <text:p>658</text:p>
              </table:table-cell>
              <table:table-cell office:value-type="float" office:value="0.1852">
                <text:p>0.1852</text:p>
              </table:table-cell>
              <table:table-cell office:value-type="float" office:value="0.0687">
                <text:p>0.0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59">
                <text:p>659</text:p>
              </table:table-cell>
              <table:table-cell office:value-type="float" office:value="0.1748">
                <text:p>0.1748</text:p>
              </table:table-cell>
              <table:table-cell office:value-type="float" office:value="0.0648">
                <text:p>0.0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60">
                <text:p>660</text:p>
              </table:table-cell>
              <table:table-cell office:value-type="float" office:value="0.1649">
                <text:p>0.1649</text:p>
              </table:table-cell>
              <table:table-cell office:value-type="float" office:value="0.061">
                <text:p>0.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61">
                <text:p>661</text:p>
              </table:table-cell>
              <table:table-cell office:value-type="float" office:value="0.1554">
                <text:p>0.1554</text:p>
              </table:table-cell>
              <table:table-cell office:value-type="float" office:value="0.0574">
                <text:p>0.0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62">
                <text:p>662</text:p>
              </table:table-cell>
              <table:table-cell office:value-type="float" office:value="0.1462">
                <text:p>0.1462</text:p>
              </table:table-cell>
              <table:table-cell office:value-type="float" office:value="0.0539">
                <text:p>0.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63">
                <text:p>663</text:p>
              </table:table-cell>
              <table:table-cell office:value-type="float" office:value="0.1375">
                <text:p>0.1375</text:p>
              </table:table-cell>
              <table:table-cell office:value-type="float" office:value="0.0507">
                <text:p>0.0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64">
                <text:p>664</text:p>
              </table:table-cell>
              <table:table-cell office:value-type="float" office:value="0.1291">
                <text:p>0.1291</text:p>
              </table:table-cell>
              <table:table-cell office:value-type="float" office:value="0.0475">
                <text:p>0.0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65">
                <text:p>665</text:p>
              </table:table-cell>
              <table:table-cell office:value-type="float" office:value="0.1212">
                <text:p>0.1212</text:p>
              </table:table-cell>
              <table:table-cell office:value-type="float" office:value="0.0446">
                <text:p>0.0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66">
                <text:p>666</text:p>
              </table:table-cell>
              <table:table-cell office:value-type="float" office:value="0.1136">
                <text:p>0.1136</text:p>
              </table:table-cell>
              <table:table-cell office:value-type="float" office:value="0.0418">
                <text:p>0.0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67">
                <text:p>667</text:p>
              </table:table-cell>
              <table:table-cell office:value-type="float" office:value="0.1065">
                <text:p>0.1065</text:p>
              </table:table-cell>
              <table:table-cell office:value-type="float" office:value="0.0391">
                <text:p>0.0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68">
                <text:p>668</text:p>
              </table:table-cell>
              <table:table-cell office:value-type="float" office:value="0.0997">
                <text:p>0.0997</text:p>
              </table:table-cell>
              <table:table-cell office:value-type="float" office:value="0.0366">
                <text:p>0.0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69">
                <text:p>669</text:p>
              </table:table-cell>
              <table:table-cell office:value-type="float" office:value="0.0934">
                <text:p>0.0934</text:p>
              </table:table-cell>
              <table:table-cell office:value-type="float" office:value="0.0342">
                <text:p>0.0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70">
                <text:p>670</text:p>
              </table:table-cell>
              <table:table-cell office:value-type="float" office:value="0.0874">
                <text:p>0.0874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71">
                <text:p>671</text:p>
              </table:table-cell>
              <table:table-cell office:value-type="float" office:value="0.0819">
                <text:p>0.0819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72">
                <text:p>672</text:p>
              </table:table-cell>
              <table:table-cell office:value-type="float" office:value="0.0768">
                <text:p>0.0768</text:p>
              </table:table-cell>
              <table:table-cell office:value-type="float" office:value="0.0281">
                <text:p>0.0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73">
                <text:p>673</text:p>
              </table:table-cell>
              <table:table-cell office:value-type="float" office:value="0.0721">
                <text:p>0.0721</text:p>
              </table:table-cell>
              <table:table-cell office:value-type="float" office:value="0.0263">
                <text:p>0.0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74">
                <text:p>674</text:p>
              </table:table-cell>
              <table:table-cell office:value-type="float" office:value="0.0677">
                <text:p>0.0677</text:p>
              </table:table-cell>
              <table:table-cell office:value-type="float" office:value="0.0247">
                <text:p>0.0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75">
                <text:p>675</text:p>
              </table:table-cell>
              <table:table-cell office:value-type="float" office:value="0.0636">
                <text:p>0.0636</text:p>
              </table:table-cell>
              <table:table-cell office:value-type="float" office:value="0.0232">
                <text:p>0.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76">
                <text:p>676</text:p>
              </table:table-cell>
              <table:table-cell office:value-type="float" office:value="0.0598">
                <text:p>0.0598</text:p>
              </table:table-cell>
              <table:table-cell office:value-type="float" office:value="0.0218">
                <text:p>0.0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77">
                <text:p>677</text:p>
              </table:table-cell>
              <table:table-cell office:value-type="float" office:value="0.0563">
                <text:p>0.0563</text:p>
              </table:table-cell>
              <table:table-cell office:value-type="float" office:value="0.0205">
                <text:p>0.0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78">
                <text:p>678</text:p>
              </table:table-cell>
              <table:table-cell office:value-type="float" office:value="0.0529">
                <text:p>0.0529</text:p>
              </table:table-cell>
              <table:table-cell office:value-type="float" office:value="0.0193">
                <text:p>0.0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79">
                <text:p>679</text:p>
              </table:table-cell>
              <table:table-cell office:value-type="float" office:value="0.0498">
                <text:p>0.0498</text:p>
              </table:table-cell>
              <table:table-cell office:value-type="float" office:value="0.0181">
                <text:p>0.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80">
                <text:p>680</text:p>
              </table:table-cell>
              <table:table-cell office:value-type="float" office:value="0.0468">
                <text:p>0.0468</text:p>
              </table:table-cell>
              <table:table-cell office:value-type="float" office:value="0.017">
                <text:p>0.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81">
                <text:p>681</text:p>
              </table:table-cell>
              <table:table-cell office:value-type="float" office:value="0.0437">
                <text:p>0.0437</text:p>
              </table:table-cell>
              <table:table-cell office:value-type="float" office:value="0.0159">
                <text:p>0.0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82">
                <text:p>682</text:p>
              </table:table-cell>
              <table:table-cell office:value-type="float" office:value="0.0408">
                <text:p>0.0408</text:p>
              </table:table-cell>
              <table:table-cell office:value-type="float" office:value="0.0148">
                <text:p>0.0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83">
                <text:p>683</text:p>
              </table:table-cell>
              <table:table-cell office:value-type="float" office:value="0.038">
                <text:p>0.038</text:p>
              </table:table-cell>
              <table:table-cell office:value-type="float" office:value="0.0138">
                <text:p>0.0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84">
                <text:p>684</text:p>
              </table:table-cell>
              <table:table-cell office:value-type="float" office:value="0.0354">
                <text:p>0.0354</text:p>
              </table:table-cell>
              <table:table-cell office:value-type="float" office:value="0.0128">
                <text:p>0.0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85">
                <text:p>685</text:p>
              </table:table-cell>
              <table:table-cell office:value-type="float" office:value="0.0329">
                <text:p>0.0329</text:p>
              </table:table-cell>
              <table:table-cell office:value-type="float" office:value="0.0119">
                <text:p>0.0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86">
                <text:p>686</text:p>
              </table:table-cell>
              <table:table-cell office:value-type="float" office:value="0.0306">
                <text:p>0.0306</text:p>
              </table:table-cell>
              <table:table-cell office:value-type="float" office:value="0.0111">
                <text:p>0.0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87">
                <text:p>687</text:p>
              </table:table-cell>
              <table:table-cell office:value-type="float" office:value="0.0284">
                <text:p>0.0284</text:p>
              </table:table-cell>
              <table:table-cell office:value-type="float" office:value="0.0103">
                <text:p>0.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88">
                <text:p>688</text:p>
              </table:table-cell>
              <table:table-cell office:value-type="float" office:value="0.0264">
                <text:p>0.0264</text:p>
              </table:table-cell>
              <table:table-cell office:value-type="float" office:value="0.0095">
                <text:p>0.0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89">
                <text:p>689</text:p>
              </table:table-cell>
              <table:table-cell office:value-type="float" office:value="0.0245">
                <text:p>0.0245</text:p>
              </table:table-cell>
              <table:table-cell office:value-type="float" office:value="0.0088">
                <text:p>0.0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90">
                <text:p>690</text:p>
              </table:table-cell>
              <table:table-cell office:value-type="float" office:value="0.0227">
                <text:p>0.0227</text:p>
              </table:table-cell>
              <table:table-cell office:value-type="float" office:value="0.0082">
                <text:p>0.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91">
                <text:p>691</text:p>
              </table:table-cell>
              <table:table-cell office:value-type="float" office:value="0.0211">
                <text:p>0.0211</text:p>
              </table:table-cell>
              <table:table-cell office:value-type="float" office:value="0.0076">
                <text:p>0.0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92">
                <text:p>692</text:p>
              </table:table-cell>
              <table:table-cell office:value-type="float" office:value="0.0196">
                <text:p>0.0196</text:p>
              </table:table-cell>
              <table:table-cell office:value-type="float" office:value="0.0071">
                <text:p>0.0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93">
                <text:p>693</text:p>
              </table:table-cell>
              <table:table-cell office:value-type="float" office:value="0.0182">
                <text:p>0.0182</text:p>
              </table:table-cell>
              <table:table-cell office:value-type="float" office:value="0.0066">
                <text:p>0.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94">
                <text:p>694</text:p>
              </table:table-cell>
              <table:table-cell office:value-type="float" office:value="0.017">
                <text:p>0.017</text:p>
              </table:table-cell>
              <table:table-cell office:value-type="float" office:value="0.0061">
                <text:p>0.0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95">
                <text:p>695</text:p>
              </table:table-cell>
              <table:table-cell office:value-type="float" office:value="0.0158">
                <text:p>0.0158</text:p>
              </table:table-cell>
              <table:table-cell office:value-type="float" office:value="0.0057">
                <text:p>0.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96">
                <text:p>696</text:p>
              </table:table-cell>
              <table:table-cell office:value-type="float" office:value="0.0148">
                <text:p>0.0148</text:p>
              </table:table-cell>
              <table:table-cell office:value-type="float" office:value="0.0053">
                <text:p>0.0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97">
                <text:p>697</text:p>
              </table:table-cell>
              <table:table-cell office:value-type="float" office:value="0.0138">
                <text:p>0.0138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98">
                <text:p>698</text:p>
              </table:table-cell>
              <table:table-cell office:value-type="float" office:value="0.0129">
                <text:p>0.0129</text:p>
              </table:table-cell>
              <table:table-cell office:value-type="float" office:value="0.0047">
                <text:p>0.0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99">
                <text:p>699</text:p>
              </table:table-cell>
              <table:table-cell office:value-type="float" office:value="0.0121">
                <text:p>0.0121</text:p>
              </table:table-cell>
              <table:table-cell office:value-type="float" office:value="0.0044">
                <text:p>0.0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0">
                <text:p>700</text:p>
              </table:table-cell>
              <table:table-cell office:value-type="float" office:value="0.0114">
                <text:p>0.0114</text:p>
              </table:table-cell>
              <table:table-cell office:value-type="float" office:value="0.0041">
                <text:p>0.0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01">
                <text:p>701</text:p>
              </table:table-cell>
              <table:table-cell office:value-type="float" office:value="0.0106">
                <text:p>0.0106</text:p>
              </table:table-cell>
              <table:table-cell office:value-type="float" office:value="0.0038">
                <text:p>0.0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2">
                <text:p>702</text:p>
              </table:table-cell>
              <table:table-cell office:value-type="float" office:value="0.0099">
                <text:p>0.0099</text:p>
              </table:table-cell>
              <table:table-cell office:value-type="float" office:value="0.0036">
                <text:p>0.0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3">
                <text:p>703</text:p>
              </table:table-cell>
              <table:table-cell office:value-type="float" office:value="0.0093">
                <text:p>0.0093</text:p>
              </table:table-cell>
              <table:table-cell office:value-type="float" office:value="0.0034">
                <text:p>0.0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4">
                <text:p>704</text:p>
              </table:table-cell>
              <table:table-cell office:value-type="float" office:value="0.0087">
                <text:p>0.0087</text:p>
              </table:table-cell>
              <table:table-cell office:value-type="float" office:value="0.0031">
                <text:p>0.0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5">
                <text:p>705</text:p>
              </table:table-cell>
              <table:table-cell office:value-type="float" office:value="0.0081">
                <text:p>0.0081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6">
                <text:p>706</text:p>
              </table:table-cell>
              <table:table-cell office:value-type="float" office:value="0.0076">
                <text:p>0.0076</text:p>
              </table:table-cell>
              <table:table-cell office:value-type="float" office:value="0.0027">
                <text:p>0.0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07">
                <text:p>707</text:p>
              </table:table-cell>
              <table:table-cell office:value-type="float" office:value="0.0071">
                <text:p>0.0071</text:p>
              </table:table-cell>
              <table:table-cell office:value-type="float" office:value="0.0026">
                <text:p>0.0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8">
                <text:p>708</text:p>
              </table:table-cell>
              <table:table-cell office:value-type="float" office:value="0.0066">
                <text:p>0.0066</text:p>
              </table:table-cell>
              <table:table-cell office:value-type="float" office:value="0.0024">
                <text:p>0.0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09">
                <text:p>709</text:p>
              </table:table-cell>
              <table:table-cell office:value-type="float" office:value="0.0062">
                <text:p>0.0062</text:p>
              </table:table-cell>
              <table:table-cell office:value-type="float" office:value="0.0022">
                <text:p>0.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0">
                <text:p>710</text:p>
              </table:table-cell>
              <table:table-cell office:value-type="float" office:value="0.0058">
                <text:p>0.0058</text:p>
              </table:table-cell>
              <table:table-cell office:value-type="float" office:value="0.0021">
                <text:p>0.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1">
                <text:p>711</text:p>
              </table:table-cell>
              <table:table-cell office:value-type="float" office:value="0.0054">
                <text:p>0.0054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12">
                <text:p>712</text:p>
              </table:table-cell>
              <table:table-cell office:value-type="float" office:value="0.0051">
                <text:p>0.0051</text:p>
              </table:table-cell>
              <table:table-cell office:value-type="float" office:value="0.0018">
                <text:p>0.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13">
                <text:p>713</text:p>
              </table:table-cell>
              <table:table-cell office:value-type="float" office:value="0.0047">
                <text:p>0.0047</text:p>
              </table:table-cell>
              <table:table-cell office:value-type="float" office:value="0.0017">
                <text:p>0.0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14">
                <text:p>714</text:p>
              </table:table-cell>
              <table:table-cell office:value-type="float" office:value="0.0044">
                <text:p>0.0044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15">
                <text:p>715</text:p>
              </table:table-cell>
              <table:table-cell office:value-type="float" office:value="0.0041">
                <text:p>0.0041</text:p>
              </table:table-cell>
              <table:table-cell office:value-type="float" office:value="0.0015">
                <text:p>0.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16">
                <text:p>716</text:p>
              </table:table-cell>
              <table:table-cell office:value-type="float" office:value="0.0038">
                <text:p>0.0038</text:p>
              </table:table-cell>
              <table:table-cell office:value-type="float" office:value="0.0014">
                <text:p>0.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17">
                <text:p>717</text:p>
              </table:table-cell>
              <table:table-cell office:value-type="float" office:value="0.0036">
                <text:p>0.0036</text:p>
              </table:table-cell>
              <table:table-cell office:value-type="float" office:value="0.0013">
                <text:p>0.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18">
                <text:p>718</text:p>
              </table:table-cell>
              <table:table-cell office:value-type="float" office:value="0.0033">
                <text:p>0.0033</text:p>
              </table:table-cell>
              <table:table-cell office:value-type="float" office:value="0.0012">
                <text:p>0.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19">
                <text:p>719</text:p>
              </table:table-cell>
              <table:table-cell office:value-type="float" office:value="0.0031">
                <text:p>0.0031</text:p>
              </table:table-cell>
              <table:table-cell office:value-type="float" office:value="0.0011">
                <text:p>0.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20">
                <text:p>720</text:p>
              </table:table-cell>
              <table:table-cell office:value-type="float" office:value="0.0029">
                <text:p>0.0029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21">
                <text:p>721</text:p>
              </table:table-cell>
              <table:table-cell office:value-type="float" office:value="0.0027">
                <text:p>0.0027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22">
                <text:p>722</text:p>
              </table:table-cell>
              <table:table-cell office:value-type="float" office:value="0.0025">
                <text:p>0.0025</text:p>
              </table:table-cell>
              <table:table-cell office:value-type="float" office:value="0.0009">
                <text:p>0.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23">
                <text:p>723</text:p>
              </table:table-cell>
              <table:table-cell office:value-type="float" office:value="0.0024">
                <text:p>0.0024</text:p>
              </table:table-cell>
              <table:table-cell office:value-type="float" office:value="0.0008">
                <text:p>0.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24">
                <text:p>724</text:p>
              </table:table-cell>
              <table:table-cell office:value-type="float" office:value="0.0022">
                <text:p>0.0022</text:p>
              </table:table-cell>
              <table:table-cell office:value-type="float" office:value="0.0008">
                <text:p>0.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25">
                <text:p>725</text:p>
              </table:table-cell>
              <table:table-cell office:value-type="float" office:value="0.002">
                <text:p>0.002</text:p>
              </table:table-cell>
              <table:table-cell office:value-type="float" office:value="0.0007">
                <text:p>0.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26">
                <text:p>726</text:p>
              </table:table-cell>
              <table:table-cell office:value-type="float" office:value="0.0019">
                <text:p>0.0019</text:p>
              </table:table-cell>
              <table:table-cell office:value-type="float" office:value="0.0007">
                <text:p>0.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27">
                <text:p>727</text:p>
              </table:table-cell>
              <table:table-cell office:value-type="float" office:value="0.0018">
                <text:p>0.0018</text:p>
              </table:table-cell>
              <table:table-cell office:value-type="float" office:value="0.0006">
                <text:p>0.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28">
                <text:p>728</text:p>
              </table:table-cell>
              <table:table-cell office:value-type="float" office:value="0.0017">
                <text:p>0.0017</text:p>
              </table:table-cell>
              <table:table-cell office:value-type="float" office:value="0.0006">
                <text:p>0.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29">
                <text:p>729</text:p>
              </table:table-cell>
              <table:table-cell office:value-type="float" office:value="0.0015">
                <text:p>0.0015</text:p>
              </table:table-cell>
              <table:table-cell office:value-type="float" office:value="0.0006">
                <text:p>0.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0">
                <text:p>730</text:p>
              </table:table-cell>
              <table:table-cell office:value-type="float" office:value="0.0014">
                <text:p>0.0014</text:p>
              </table:table-cell>
              <table:table-cell office:value-type="float" office:value="0.0005">
                <text:p>0.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31">
                <text:p>731</text:p>
              </table:table-cell>
              <table:table-cell office:value-type="float" office:value="0.0013">
                <text:p>0.0013</text:p>
              </table:table-cell>
              <table:table-cell office:value-type="float" office:value="0.0005">
                <text:p>0.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32">
                <text:p>732</text:p>
              </table:table-cell>
              <table:table-cell office:value-type="float" office:value="0.0012">
                <text:p>0.0012</text:p>
              </table:table-cell>
              <table:table-cell office:value-type="float" office:value="0.0004">
                <text:p>0.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33">
                <text:p>733</text:p>
              </table:table-cell>
              <table:table-cell office:value-type="float" office:value="0.0012">
                <text:p>0.0012</text:p>
              </table:table-cell>
              <table:table-cell office:value-type="float" office:value="0.0004">
                <text:p>0.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34">
                <text:p>734</text:p>
              </table:table-cell>
              <table:table-cell office:value-type="float" office:value="0.0011">
                <text:p>0.0011</text:p>
              </table:table-cell>
              <table:table-cell office:value-type="float" office:value="0.0004">
                <text:p>0.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35">
                <text:p>735</text:p>
              </table:table-cell>
              <table:table-cell office:value-type="float" office:value="0.001">
                <text:p>0.001</text:p>
              </table:table-cell>
              <table:table-cell office:value-type="float" office:value="0.0004">
                <text:p>0.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36">
                <text:p>736</text:p>
              </table:table-cell>
              <table:table-cell office:value-type="float" office:value="0.0009">
                <text:p>0.0009</text:p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37">
                <text:p>737</text:p>
              </table:table-cell>
              <table:table-cell office:value-type="float" office:value="0.0009">
                <text:p>0.0009</text:p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38">
                <text:p>738</text:p>
              </table:table-cell>
              <table:table-cell office:value-type="float" office:value="0.0008">
                <text:p>0.0008</text:p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39">
                <text:p>739</text:p>
              </table:table-cell>
              <table:table-cell office:value-type="float" office:value="0.0007">
                <text:p>0.0007</text:p>
              </table:table-cell>
              <table:table-cell office:value-type="float" office:value="0.0003">
                <text:p>0.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40">
                <text:p>740</text:p>
              </table:table-cell>
              <table:table-cell office:value-type="float" office:value="0.0007">
                <text:p>0.0007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41">
                <text:p>741</text:p>
              </table:table-cell>
              <table:table-cell office:value-type="float" office:value="0.0006">
                <text:p>0.0006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42">
                <text:p>742</text:p>
              </table:table-cell>
              <table:table-cell office:value-type="float" office:value="0.0006">
                <text:p>0.0006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43">
                <text:p>743</text:p>
              </table:table-cell>
              <table:table-cell office:value-type="float" office:value="0.0006">
                <text:p>0.0006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44">
                <text:p>744</text:p>
              </table:table-cell>
              <table:table-cell office:value-type="float" office:value="0.0005">
                <text:p>0.0005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45">
                <text:p>745</text:p>
              </table:table-cell>
              <table:table-cell office:value-type="float" office:value="0.0005">
                <text:p>0.0005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46">
                <text:p>746</text:p>
              </table:table-cell>
              <table:table-cell office:value-type="float" office:value="0.0004">
                <text:p>0.0004</text:p>
              </table:table-cell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47">
                <text:p>747</text:p>
              </table:table-cell>
              <table:table-cell office:value-type="float" office:value="0.0004">
                <text:p>0.0004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48">
                <text:p>748</text:p>
              </table:table-cell>
              <table:table-cell office:value-type="float" office:value="0.0004">
                <text:p>0.0004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9">
                <text:p>749</text:p>
              </table:table-cell>
              <table:table-cell office:value-type="float" office:value="0.0004">
                <text:p>0.0004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50">
                <text:p>750</text:p>
              </table:table-cell>
              <table:table-cell office:value-type="float" office:value="0.0003">
                <text:p>0.0003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51">
                <text:p>751</text:p>
              </table:table-cell>
              <table:table-cell office:value-type="float" office:value="0.0003">
                <text:p>0.0003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52">
                <text:p>752</text:p>
              </table:table-cell>
              <table:table-cell office:value-type="float" office:value="0.0003">
                <text:p>0.0003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53">
                <text:p>753</text:p>
              </table:table-cell>
              <table:table-cell office:value-type="float" office:value="0.0003">
                <text:p>0.0003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4">
                <text:p>754</text:p>
              </table:table-cell>
              <table:table-cell office:value-type="float" office:value="0.0003">
                <text:p>0.0003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5">
                <text:p>755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6">
                <text:p>756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7">
                <text:p>757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">
                <text:p>758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0">
                <text:p>760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1">
                <text:p>761</text:p>
              </table:table-cell>
              <table:table-cell office:value-type="float" office:value="0.0002">
                <text:p>0.0002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2">
                <text:p>762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3">
                <text:p>763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4">
                <text:p>764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65">
                <text:p>765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66">
                <text:p>766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67">
                <text:p>767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68">
                <text:p>768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69">
                <text:p>769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70">
                <text:p>770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71">
                <text:p>771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72">
                <text:p>772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73">
                <text:p>773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74">
                <text:p>774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75">
                <text:p>775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76">
                <text:p>776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77">
                <text:p>777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78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79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1">
                <text:p>0.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2">
                <text:p>0.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8">
                <text:p>0.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31">
                <text:p>0.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35">
                <text:p>0.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4">
                <text:p>0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46">
                <text:p>0.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52">
                <text:p>0.0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58">
                <text:p>0.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65">
                <text:p>0.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73">
                <text:p>0.0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81">
                <text:p>0.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89">
                <text:p>0.0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8">
                <text:p>0.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07">
                <text:p>0.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16">
                <text:p>0.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26">
                <text:p>0.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36">
                <text:p>0.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46">
                <text:p>0.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57">
                <text:p>0.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68">
                <text:p>0.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92">
                <text:p>0.0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04">
                <text:p>0.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17">
                <text:p>0.0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43">
                <text:p>0.0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56">
                <text:p>0.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84">
                <text:p>0.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98">
                <text:p>0.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13">
                <text:p>0.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29">
                <text:p>0.0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45">
                <text:p>0.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62">
                <text:p>0.0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8">
                <text:p>0.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18">
                <text:p>0.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38">
                <text:p>0.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58">
                <text:p>0.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02">
                <text:p>0.0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26">
                <text:p>0.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74">
                <text:p>0.0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26">
                <text:p>0.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53">
                <text:p>0.0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09">
                <text:p>0.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39">
                <text:p>0.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03">
                <text:p>0.0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37">
                <text:p>0.0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72">
                <text:p>0.0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49">
                <text:p>0.0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91">
                <text:p>0.0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34">
                <text:p>0.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79">
                <text:p>0.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26">
                <text:p>0.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75">
                <text:p>0.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26">
                <text:p>0.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79">
                <text:p>0.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34">
                <text:p>0.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9">
                <text:p>0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46">
                <text:p>0.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504">
                <text:p>0.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564">
                <text:p>0.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27">
                <text:p>0.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93">
                <text:p>0.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763">
                <text:p>0.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836">
                <text:p>0.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913">
                <text:p>0.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994">
                <text:p>0.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8">
                <text:p>0.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171">
                <text:p>0.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267">
                <text:p>0.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368">
                <text:p>0.2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474">
                <text:p>0.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586">
                <text:p>0.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702">
                <text:p>0.2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824">
                <text:p>0.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952">
                <text:p>0.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087">
                <text:p>0.3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385">
                <text:p>0.3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548">
                <text:p>0.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717">
                <text:p>0.3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893">
                <text:p>0.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073">
                <text:p>0.4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256">
                <text:p>0.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443">
                <text:p>0.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635">
                <text:p>0.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03">
                <text:p>0.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237">
                <text:p>0.5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447">
                <text:p>0.5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658">
                <text:p>0.5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87">
                <text:p>0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082">
                <text:p>0.6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293">
                <text:p>0.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502">
                <text:p>0.6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707">
                <text:p>0.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906">
                <text:p>0.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28">
                <text:p>0.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453">
                <text:p>0.7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619">
                <text:p>0.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778">
                <text:p>0.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932">
                <text:p>0.7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082">
                <text:p>0.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225">
                <text:p>0.8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363">
                <text:p>0.8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495">
                <text:p>0.8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62">
                <text:p>0.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738">
                <text:p>0.8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849">
                <text:p>0.8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955">
                <text:p>0.8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054">
                <text:p>0.9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149">
                <text:p>0.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237">
                <text:p>0.9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321">
                <text:p>0.9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399">
                <text:p>0.9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472">
                <text:p>0.9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54">
                <text:p>0.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02">
                <text:p>0.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6">
                <text:p>0.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12">
                <text:p>0.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6">
                <text:p>0.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803">
                <text:p>0.9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841">
                <text:p>0.9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874">
                <text:p>0.9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04">
                <text:p>0.9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29">
                <text:p>0.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5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67">
                <text:p>0.9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81">
                <text:p>0.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92">
                <text:p>0.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98">
                <text:p>0.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98">
                <text:p>0.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93">
                <text:p>0.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83">
                <text:p>0.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69">
                <text:p>0.9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5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26">
                <text:p>0.9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897">
                <text:p>0.9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865">
                <text:p>0.9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827">
                <text:p>0.9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6">
                <text:p>0.9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41">
                <text:p>0.9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92">
                <text:p>0.9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39">
                <text:p>0.9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581">
                <text:p>0.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52">
                <text:p>0.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454">
                <text:p>0.9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385">
                <text:p>0.9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312">
                <text:p>0.9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235">
                <text:p>0.9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154">
                <text:p>0.9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07">
                <text:p>0.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983">
                <text:p>0.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892">
                <text:p>0.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798">
                <text:p>0.8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598">
                <text:p>0.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494">
                <text:p>0.8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386">
                <text:p>0.8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276">
                <text:p>0.8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163">
                <text:p>0.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048">
                <text:p>0.8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931">
                <text:p>0.7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812">
                <text:p>0.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692">
                <text:p>0.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57">
                <text:p>0.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448">
                <text:p>0.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324">
                <text:p>0.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075">
                <text:p>0.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949">
                <text:p>0.6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22">
                <text:p>0.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695">
                <text:p>0.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567">
                <text:p>0.6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439">
                <text:p>0.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31">
                <text:p>0.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182">
                <text:p>0.6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053">
                <text:p>0.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925">
                <text:p>0.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796">
                <text:p>0.5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668">
                <text:p>0.5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54">
                <text:p>0.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411">
                <text:p>0.5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284">
                <text:p>0.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157">
                <text:p>0.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03">
                <text:p>0.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905">
                <text:p>0.4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781">
                <text:p>0.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657">
                <text:p>0.4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534">
                <text:p>0.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412">
                <text:p>0.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291">
                <text:p>0.4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17">
                <text:p>0.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05">
                <text:p>0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93">
                <text:p>0.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689">
                <text:p>0.3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568">
                <text:p>0.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447">
                <text:p>0.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328">
                <text:p>0.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21">
                <text:p>0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094">
                <text:p>0.3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979">
                <text:p>0.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867">
                <text:p>0.2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757">
                <text:p>0.2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65">
                <text:p>0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548">
                <text:p>0.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45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354">
                <text:p>0.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261">
                <text:p>0.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17">
                <text:p>0.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81">
                <text:p>0.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995">
                <text:p>0.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911">
                <text:p>0.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83">
                <text:p>0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75">
                <text:p>0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72">
                <text:p>0.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596">
                <text:p>0.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523">
                <text:p>0.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51">
                <text:p>0.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82">
                <text:p>0.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15">
                <text:p>0.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88">
                <text:p>0.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28">
                <text:p>0.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15">
                <text:p>0.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62">
                <text:p>0.0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11">
                <text:p>0.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63">
                <text:p>0.0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16">
                <text:p>0.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71">
                <text:p>0.0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28">
                <text:p>0.0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87">
                <text:p>0.0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48">
                <text:p>0.0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74">
                <text:p>0.0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39">
                <text:p>0.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07">
                <text:p>0.0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46">
                <text:p>0.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18">
                <text:p>0.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1">
                <text:p>0.0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66">
                <text:p>0.0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42">
                <text:p>0.0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81">
                <text:p>0.0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63">
                <text:p>0.0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47">
                <text:p>0.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32">
                <text:p>0.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18">
                <text:p>0.0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05">
                <text:p>0.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93">
                <text:p>0.0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81">
                <text:p>0.0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59">
                <text:p>0.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48">
                <text:p>0.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38">
                <text:p>0.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28">
                <text:p>0.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19">
                <text:p>0.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11">
                <text:p>0.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03">
                <text:p>0.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">
                <text:p>0.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88">
                <text:p>0.0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82">
                <text:p>0.0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76">
                <text:p>0.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71">
                <text:p>0.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66">
                <text:p>0.0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61">
                <text:p>0.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57">
                <text:p>0.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53">
                <text:p>0.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47">
                <text:p>0.0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44">
                <text:p>0.0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41">
                <text:p>0.0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38">
                <text:p>0.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36">
                <text:p>0.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34">
                <text:p>0.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31">
                <text:p>0.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9">
                <text:p>0.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7">
                <text:p>0.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6">
                <text:p>0.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2">
                <text:p>0.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1">
                <text:p>0.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8">
                <text:p>0.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3">
                <text:p>0.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1">
                <text:p>0.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65">
                <text:p>0.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77">
                <text:p>0.0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85">
                <text:p>0.0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4">
                <text:p>0.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05">
                <text:p>0.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36">
                <text:p>0.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55">
                <text:p>0.0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77">
                <text:p>0.0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01">
                <text:p>0.0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25">
                <text:p>0.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52">
                <text:p>0.0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84">
                <text:p>0.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62">
                <text:p>0.0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15">
                <text:p>0.0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73">
                <text:p>0.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36">
                <text:p>0.0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05">
                <text:p>0.0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9">
                <text:p>0.0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41">
                <text:p>0.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1">
                <text:p>0.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">
                <text:p>0.0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88">
                <text:p>0.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02">
                <text:p>0.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49">
                <text:p>0.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18">
                <text:p>0.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12">
                <text:p>0.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83">
                <text:p>0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74">
                <text:p>0.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334">
                <text:p>0.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625">
                <text:p>0.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949">
                <text:p>0.2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311">
                <text:p>0.3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713">
                <text:p>0.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17">
                <text:p>0.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673">
                <text:p>0.4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221">
                <text:p>0.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815">
                <text:p>0.5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456">
                <text:p>0.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201">
                <text:p>0.7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98">
                <text:p>0.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78">
                <text:p>0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588">
                <text:p>0.9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391">
                <text:p>1.0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141">
                <text:p>1.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868">
                <text:p>1.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2566">
                <text:p>1.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23">
                <text:p>1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856">
                <text:p>1.3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419">
                <text:p>1.4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939">
                <text:p>1.4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414">
                <text:p>1.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844">
                <text:p>1.5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23">
                <text:p>1.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561">
                <text:p>1.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848">
                <text:p>1.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094">
                <text:p>1.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301">
                <text:p>1.7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471">
                <text:p>1.7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599">
                <text:p>1.7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695">
                <text:p>1.7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763">
                <text:p>1.7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805">
                <text:p>1.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826">
                <text:p>1.7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833">
                <text:p>1.7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823">
                <text:p>1.7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8">
                <text:p>1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765">
                <text:p>1.7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721">
                <text:p>1.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688">
                <text:p>1.7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647">
                <text:p>1.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593">
                <text:p>1.7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525">
                <text:p>1.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441">
                <text:p>1.7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335">
                <text:p>1.7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208">
                <text:p>1.7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706">
                <text:p>1.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889">
                <text:p>1.6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692">
                <text:p>1.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473">
                <text:p>1.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6226">
                <text:p>1.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946">
                <text:p>1.5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632">
                <text:p>1.5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5281">
                <text:p>1.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849">
                <text:p>1.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4386">
                <text:p>1.4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897">
                <text:p>1.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392">
                <text:p>1.3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2876">
                <text:p>1.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2382">
                <text:p>1.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887">
                <text:p>1.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1394">
                <text:p>1.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904">
                <text:p>1.0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419">
                <text:p>1.0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943">
                <text:p>0.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474">
                <text:p>0.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015">
                <text:p>0.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567">
                <text:p>0.8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13">
                <text:p>0.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706">
                <text:p>0.7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296">
                <text:p>0.7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902">
                <text:p>0.6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523">
                <text:p>0.6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162">
                <text:p>0.6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825">
                <text:p>0.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507">
                <text:p>0.5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205">
                <text:p>0.5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92">
                <text:p>0.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652">
                <text:p>0.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399">
                <text:p>0.4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162">
                <text:p>0.4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939">
                <text:p>0.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73">
                <text:p>0.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533">
                <text:p>0.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349">
                <text:p>0.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176">
                <text:p>0.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014">
                <text:p>0.3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862">
                <text:p>0.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72">
                <text:p>0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588">
                <text:p>0.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464">
                <text:p>0.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346">
                <text:p>0.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233">
                <text:p>0.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123">
                <text:p>0.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1">
                <text:p>0.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899">
                <text:p>0.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79">
                <text:p>0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85">
                <text:p>0.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582">
                <text:p>0.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81">
                <text:p>0.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84">
                <text:p>0.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01">
                <text:p>0.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117">
                <text:p>0.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4">
                <text:p>0.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68">
                <text:p>0.0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901">
                <text:p>0.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39">
                <text:p>0.0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82">
                <text:p>0.0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733">
                <text:p>0.0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87">
                <text:p>0.0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46">
                <text:p>0.0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08">
                <text:p>0.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73">
                <text:p>0.0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39">
                <text:p>0.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07">
                <text:p>0.0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77">
                <text:p>0.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49">
                <text:p>0.0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22">
                <text:p>0.0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5">
                <text:p>0.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69">
                <text:p>0.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44">
                <text:p>0.0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21">
                <text:p>0.0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98">
                <text:p>0.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77">
                <text:p>0.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57">
                <text:p>0.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38">
                <text:p>0.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203">
                <text:p>0.0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87">
                <text:p>0.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72">
                <text:p>0.0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59">
                <text:p>0.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46">
                <text:p>0.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34">
                <text:p>0.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23">
                <text:p>0.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13">
                <text:p>0.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04">
                <text:p>0.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">
                <text:p>0.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87">
                <text:p>0.0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74">
                <text:p>0.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68">
                <text:p>0.0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62">
                <text:p>0.0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57">
                <text:p>0.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53">
                <text:p>0.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49">
                <text:p>0.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45">
                <text:p>0.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42">
                <text:p>0.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39">
                <text:p>0.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36">
                <text:p>0.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34">
                <text:p>0.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31">
                <text:p>0.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9">
                <text:p>0.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7">
                <text:p>0.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6">
                <text:p>0.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3">
                <text:p>0.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2">
                <text:p>0.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1">
                <text:p>0.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8">
                <text:p>0.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8">
                <text:p>0.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8">
                <text:p>0.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3">
                <text:p>0.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3">
                <text:p>0.0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1">
                <text:p>0.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1">
                <text:p>0.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1">
                <text:p>0.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olor_matching_functions.A1:color_matching_functions.A1 color_matching_functions.G2:color_matching_functions.G402 color_matching_functions.K1:color_matching_functions.M402" chart:data-source-has-labels="row" svg:x="0.32cm" svg:y="0.18cm" svg:width="15.36cm" svg:height="8.64cm">
          <chartooo:coordinate-region svg:x="1.127cm" svg:y="0.379cm" svg:width="14.313cm" svg:height="7.794cm"/>
          <chart:axis chart:dimension="x" chart:name="primary-x" chart:style-name="ch3"/>
          <chart:axis chart:dimension="y" chart:name="primary-y" chart:style-name="ch3"/>
          <chart:series chart:style-name="ch4" chart:values-cell-range-address="color_matching_functions.K2:color_matching_functions.K402" chart:label-cell-address="color_matching_functions.K1:color_matching_functions.K1" chart:class="chart:scatter">
            <chart:domain table:cell-range-address="color_matching_functions.G2:color_matching_functions.G402"/>
            <chart:data-point chart:repeated="401"/>
          </chart:series>
          <chart:series chart:style-name="ch5" chart:values-cell-range-address="color_matching_functions.L2:color_matching_functions.L402" chart:label-cell-address="color_matching_functions.L1:color_matching_functions.L1" chart:class="chart:scatter">
            <chart:data-point chart:repeated="401"/>
          </chart:series>
          <chart:series chart:style-name="ch6" chart:values-cell-range-address="color_matching_functions.M2:color_matching_functions.M402" chart:label-cell-address="color_matching_functions.M1:color_matching_functions.M1" chart:class="chart:scatter">
            <chart:data-point chart:repeated="4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Xl</text:p>
                <draw:g>
                  <svg:desc>color_matching_functions.K1:color_matching_functions.K1</svg:desc>
                </draw:g>
              </table:table-cell>
              <table:table-cell office:value-type="string">
                <text:p>Yl</text:p>
                <draw:g>
                  <svg:desc>color_matching_functions.L1:color_matching_functions.L1</svg:desc>
                </draw:g>
              </table:table-cell>
              <table:table-cell office:value-type="string">
                <text:p>Zl</text:p>
                <draw:g>
                  <svg:desc>color_matching_functions.M1:color_matching_function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9855608330949">
                <text:p>0.569855608330949</text:p>
                <draw:g>
                  <svg:desc>color_matching_functions.G2:color_matching_functions.G402</svg:desc>
                </draw:g>
              </table:table-cell>
              <table:table-cell office:value-type="float" office:value="0.368754087249445">
                <text:p>0.368754087249445</text:p>
                <draw:g>
                  <svg:desc>color_matching_functions.K2:color_matching_functions.K402</svg:desc>
                </draw:g>
              </table:table-cell>
              <table:table-cell office:value-type="float" office:value="0">
                <text:p>0</text:p>
                <draw:g>
                  <svg:desc>color_matching_functions.L2:color_matching_functions.L402</svg:desc>
                </draw:g>
              </table:table-cell>
              <table:table-cell office:value-type="float" office:value="1.71207254794385">
                <text:p>1.71207254794385</text:p>
                <draw:g>
                  <svg:desc>color_matching_functions.M2:color_matching_functions.M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3647187493323">
                <text:p>0.573647187493323</text:p>
              </table:table-cell>
              <table:table-cell office:value-type="float" office:value="0.396133386279413">
                <text:p>0.396133386279413</text:p>
              </table:table-cell>
              <table:table-cell office:value-type="float" office:value="0">
                <text:p>0</text:p>
              </table:table-cell>
              <table:table-cell office:value-type="float" office:value="1.84862246930393">
                <text:p>1.84862246930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742882803575">
                <text:p>0.57742882803575</text:p>
              </table:table-cell>
              <table:table-cell office:value-type="float" office:value="0.423651314821884">
                <text:p>0.423651314821884</text:p>
              </table:table-cell>
              <table:table-cell office:value-type="float" office:value="0">
                <text:p>0</text:p>
              </table:table-cell>
              <table:table-cell office:value-type="float" office:value="2.03882195258032">
                <text:p>2.03882195258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1200581924957">
                <text:p>0.581200581924957</text:p>
              </table:table-cell>
              <table:table-cell office:value-type="float" office:value="0.477855394810434">
                <text:p>0.477855394810434</text:p>
              </table:table-cell>
              <table:table-cell office:value-type="float" office:value="0.026547521933913">
                <text:p>0.026547521933913</text:p>
              </table:table-cell>
              <table:table-cell office:value-type="float" office:value="2.25653936438261">
                <text:p>2.25653936438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4962500721156">
                <text:p>0.584962500721156</text:p>
              </table:table-cell>
              <table:table-cell office:value-type="float" office:value="0.532336733824719">
                <text:p>0.532336733824719</text:p>
              </table:table-cell>
              <table:table-cell office:value-type="float" office:value="0.0266168366912359">
                <text:p>0.0266168366912359</text:p>
              </table:table-cell>
              <table:table-cell office:value-type="float" office:value="2.50198264897618">
                <text:p>2.50198264897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8714635582265">
                <text:p>0.588714635582265</text:p>
              </table:table-cell>
              <table:table-cell office:value-type="float" office:value="0.587095331864252">
                <text:p>0.587095331864252</text:p>
              </table:table-cell>
              <table:table-cell office:value-type="float" office:value="0.0266861514483751">
                <text:p>0.0266861514483751</text:p>
              </table:table-cell>
              <table:table-cell office:value-type="float" office:value="2.80204590207939">
                <text:p>2.80204590207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2457037268082">
                <text:p>0.592457037268082</text:p>
              </table:table-cell>
              <table:table-cell office:value-type="float" office:value="0.668886655131904">
                <text:p>0.668886655131904</text:p>
              </table:table-cell>
              <table:table-cell office:value-type="float" office:value="0.0267554662052762">
                <text:p>0.0267554662052762</text:p>
              </table:table-cell>
              <table:table-cell office:value-type="float" office:value="3.21065594463314">
                <text:p>3.21065594463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618975614441">
                <text:p>0.59618975614441</text:p>
              </table:table-cell>
              <table:table-cell office:value-type="float" office:value="0.777918647898503">
                <text:p>0.777918647898503</text:p>
              </table:table-cell>
              <table:table-cell office:value-type="float" office:value="0.0268247809620173">
                <text:p>0.0268247809620173</text:p>
              </table:table-cell>
              <table:table-cell office:value-type="float" office:value="3.64817021083436">
                <text:p>3.64817021083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9912842187129">
                <text:p>0.599912842187129</text:p>
              </table:table-cell>
              <table:table-cell office:value-type="float" office:value="0.887505158711625">
                <text:p>0.887505158711625</text:p>
              </table:table-cell>
              <table:table-cell office:value-type="float" office:value="0.0268940957185341">
                <text:p>0.0268940957185341</text:p>
              </table:table-cell>
              <table:table-cell office:value-type="float" office:value="4.16858483637279">
                <text:p>4.16858483637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3626344986191">
                <text:p>0.603626344986191</text:p>
              </table:table-cell>
              <table:table-cell office:value-type="float" office:value="0.997646187570218">
                <text:p>0.997646187570218</text:p>
              </table:table-cell>
              <table:table-cell office:value-type="float" office:value="0.0269634104748708">
                <text:p>0.0269634104748708</text:p>
              </table:table-cell>
              <table:table-cell office:value-type="float" office:value="4.77252365405213">
                <text:p>4.77252365405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733031374961">
                <text:p>0.60733031374961</text:p>
              </table:table-cell>
              <table:table-cell office:value-type="float" office:value="1.13537445970163">
                <text:p>1.13537445970163</text:p>
              </table:table-cell>
              <table:table-cell office:value-type="float" office:value="0.0270327252309912">
                <text:p>0.0270327252309912</text:p>
              </table:table-cell>
              <table:table-cell office:value-type="float" office:value="5.43357777142923">
                <text:p>5.43357777142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1024797307353">
                <text:p>0.611024797307353</text:p>
              </table:table-cell>
              <table:table-cell office:value-type="float" office:value="1.30089791937259">
                <text:p>1.30089791937259</text:p>
              </table:table-cell>
              <table:table-cell office:value-type="float" office:value="0.0271020399869289">
                <text:p>0.0271020399869289</text:p>
              </table:table-cell>
              <table:table-cell office:value-type="float" office:value="6.097958997059">
                <text:p>6.097958997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4709844115207">
                <text:p>0.614709844115207</text:p>
              </table:table-cell>
              <table:table-cell office:value-type="float" office:value="1.44008180136161">
                <text:p>1.44008180136161</text:p>
              </table:table-cell>
              <table:table-cell office:value-type="float" office:value="0.0543427094853436">
                <text:p>0.0543427094853436</text:p>
              </table:table-cell>
              <table:table-cell office:value-type="float" office:value="6.8471813951533">
                <text:p>6.8471813951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8385502258606">
                <text:p>0.618385502258606</text:p>
              </table:table-cell>
              <table:table-cell office:value-type="float" office:value="1.63444016989324">
                <text:p>1.63444016989324</text:p>
              </table:table-cell>
              <table:table-cell office:value-type="float" office:value="0.0544813389964415">
                <text:p>0.0544813389964415</text:p>
              </table:table-cell>
              <table:table-cell office:value-type="float" office:value="7.73635013749469">
                <text:p>7.73635013749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2051819456377">
                <text:p>0.622051819456377</text:p>
              </table:table-cell>
              <table:table-cell office:value-type="float" office:value="1.85707892924313">
                <text:p>1.85707892924313</text:p>
              </table:table-cell>
              <table:table-cell office:value-type="float" office:value="0.0546199685071508">
                <text:p>0.0546199685071508</text:p>
              </table:table-cell>
              <table:table-cell office:value-type="float" office:value="8.73919496114413">
                <text:p>8.73919496114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5708843064466">
                <text:p>0.625708843064466</text:p>
              </table:table-cell>
              <table:table-cell office:value-type="float" office:value="2.10820602367394">
                <text:p>2.10820602367394</text:p>
              </table:table-cell>
              <table:table-cell office:value-type="float" office:value="0.0547585980175048">
                <text:p>0.0547585980175048</text:p>
              </table:table-cell>
              <table:table-cell office:value-type="float" office:value="9.91130624116838">
                <text:p>9.91130624116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935662007961">
                <text:p>0.62935662007961</text:p>
              </table:table-cell>
              <table:table-cell office:value-type="float" office:value="2.41547801121048">
                <text:p>2.41547801121048</text:p>
              </table:table-cell>
              <table:table-cell office:value-type="float" office:value="0.0548972275275109">
                <text:p>0.0548972275275109</text:p>
              </table:table-cell>
              <table:table-cell office:value-type="float" office:value="11.3911747119585">
                <text:p>11.3911747119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2995197142959">
                <text:p>0.632995197142959</text:p>
              </table:table-cell>
              <table:table-cell office:value-type="float" office:value="2.7517928518523">
                <text:p>2.7517928518523</text:p>
              </table:table-cell>
              <table:table-cell office:value-type="float" office:value="0.0825537855555691">
                <text:p>0.0825537855555691</text:p>
              </table:table-cell>
              <table:table-cell office:value-type="float" office:value="13.0159801892614">
                <text:p>13.0159801892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662462054365">
                <text:p>0.63662462054365</text:p>
              </table:table-cell>
              <table:table-cell office:value-type="float" office:value="3.11735848986601">
                <text:p>3.11735848986601</text:p>
              </table:table-cell>
              <table:table-cell office:value-type="float" office:value="0.0827617298194516">
                <text:p>0.0827617298194516</text:p>
              </table:table-cell>
              <table:table-cell office:value-type="float" office:value="14.7867623944087">
                <text:p>14.7867623944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0244936222347">
                <text:p>0.640244936222347</text:p>
              </table:table-cell>
              <table:table-cell office:value-type="float" office:value="3.54003942753028">
                <text:p>3.54003942753028</text:p>
              </table:table-cell>
              <table:table-cell office:value-type="float" office:value="0.110626232110321">
                <text:p>0.110626232110321</text:p>
              </table:table-cell>
              <table:table-cell office:value-type="float" office:value="16.7322176066861">
                <text:p>16.73221760668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3856189774725">
                <text:p>0.643856189774725</text:p>
              </table:table-cell>
              <table:table-cell office:value-type="float" office:value="3.96479980780035">
                <text:p>3.96479980780035</text:p>
              </table:table-cell>
              <table:table-cell office:value-type="float" office:value="0.110903491127282">
                <text:p>0.110903491127282</text:p>
              </table:table-cell>
              <table:table-cell office:value-type="float" office:value="18.8258676188562">
                <text:p>18.8258676188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47458426454921">
                <text:p>0.647458426454921</text:p>
              </table:table-cell>
              <table:table-cell office:value-type="float" office:value="4.33604925560055">
                <text:p>4.33604925560055</text:p>
              </table:table-cell>
              <table:table-cell office:value-type="float" office:value="0.111180750143604">
                <text:p>0.111180750143604</text:p>
              </table:table-cell>
              <table:table-cell office:value-type="float" office:value="20.5962339641026">
                <text:p>20.5962339641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1051691178928">
                <text:p>0.651051691178928</text:p>
              </table:table-cell>
              <table:table-cell office:value-type="float" office:value="4.76482989155185">
                <text:p>4.76482989155185</text:p>
              </table:table-cell>
              <table:table-cell office:value-type="float" office:value="0.139322511448885">
                <text:p>0.139322511448885</text:p>
              </table:table-cell>
              <table:table-cell office:value-type="float" office:value="22.5702468547193">
                <text:p>22.57024685471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4636028527968">
                <text:p>0.654636028527968</text:p>
              </table:table-cell>
              <table:table-cell office:value-type="float" office:value="5.25155760417534">
                <text:p>5.25155760417534</text:p>
              </table:table-cell>
              <table:table-cell office:value-type="float" office:value="0.139669085217429">
                <text:p>0.139669085217429</text:p>
              </table:table-cell>
              <table:table-cell office:value-type="float" office:value="24.8890309857459">
                <text:p>24.88903098574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8211482751796">
                <text:p>0.658211482751796</text:p>
              </table:table-cell>
              <table:table-cell office:value-type="float" office:value="5.82465141378012">
                <text:p>5.82465141378012</text:p>
              </table:table-cell>
              <table:table-cell office:value-type="float" office:value="0.168018790782119">
                <text:p>0.168018790782119</text:p>
              </table:table-cell>
              <table:table-cell office:value-type="float" office:value="27.6670942154556">
                <text:p>27.6670942154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61778097771986">
                <text:p>0.661778097771986</text:p>
              </table:table-cell>
              <table:table-cell office:value-type="float" office:value="6.5128075996918">
                <text:p>6.5128075996918</text:p>
              </table:table-cell>
              <table:table-cell office:value-type="float" office:value="0.168434679302374">
                <text:p>0.168434679302374</text:p>
              </table:table-cell>
              <table:table-cell office:value-type="float" office:value="30.935836098536">
                <text:p>30.9358360985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5335917185177">
                <text:p>0.665335917185177</text:p>
              </table:table-cell>
              <table:table-cell office:value-type="float" office:value="7.40128322283705">
                <text:p>7.40128322283705</text:p>
              </table:table-cell>
              <table:table-cell office:value-type="float" office:value="0.19699232912494">
                <text:p>0.19699232912494</text:p>
              </table:table-cell>
              <table:table-cell office:value-type="float" office:value="35.1490598681501">
                <text:p>35.1490598681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68884984266247">
                <text:p>0.668884984266247</text:p>
              </table:table-cell>
              <table:table-cell office:value-type="float" office:value="8.40690066486154">
                <text:p>8.40690066486154</text:p>
              </table:table-cell>
              <table:table-cell office:value-type="float" office:value="0.225688608452659">
                <text:p>0.225688608452659</text:p>
              </table:table-cell>
              <table:table-cell office:value-type="float" office:value="40.0033058482338">
                <text:p>40.0033058482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72425341971495">
                <text:p>0.672425341971495</text:p>
              </table:table-cell>
              <table:table-cell office:value-type="float" office:value="9.58705248439711">
                <text:p>9.58705248439711</text:p>
              </table:table-cell>
              <table:table-cell office:value-type="float" office:value="0.254523517284879">
                <text:p>0.254523517284879</text:p>
              </table:table-cell>
              <table:table-cell office:value-type="float" office:value="45.5879899848028">
                <text:p>45.5879899848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75957032941749">
                <text:p>0.675957032941749</text:p>
              </table:table-cell>
              <table:table-cell office:value-type="float" office:value="10.8862869358431">
                <text:p>10.8862869358431</text:p>
              </table:table-cell>
              <table:table-cell office:value-type="float" office:value="0.311846761183005">
                <text:p>0.311846761183005</text:p>
              </table:table-cell>
              <table:table-cell office:value-type="float" office:value="51.8799611786272">
                <text:p>51.87996117862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79480099505447">
                <text:p>0.679480099505447</text:p>
              </table:table-cell>
              <table:table-cell office:value-type="float" office:value="12.3622738368469">
                <text:p>12.3622738368469</text:p>
              </table:table-cell>
              <table:table-cell office:value-type="float" office:value="0.341028243775088">
                <text:p>0.341028243775088</text:p>
              </table:table-cell>
              <table:table-cell office:value-type="float" office:value="58.941048132461">
                <text:p>58.941048132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82994583681683">
                <text:p>0.682994583681683</text:p>
              </table:table-cell>
              <table:table-cell office:value-type="float" office:value="13.9307958477287">
                <text:p>13.9307958477287</text:p>
              </table:table-cell>
              <table:table-cell office:value-type="float" office:value="0.398836690937018">
                <text:p>0.398836690937018</text:p>
              </table:table-cell>
              <table:table-cell office:value-type="float" office:value="66.4917740462142">
                <text:p>66.4917740462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86500527183219">
                <text:p>0.686500527183219</text:p>
              </table:table-cell>
              <table:table-cell office:value-type="float" office:value="15.7067074005065">
                <text:p>15.7067074005065</text:p>
              </table:table-cell>
              <table:table-cell office:value-type="float" office:value="0.42836474728654">
                <text:p>0.42836474728654</text:p>
              </table:table-cell>
              <table:table-cell office:value-type="float" office:value="74.9638307751444">
                <text:p>74.9638307751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89997971419446">
                <text:p>0.689997971419446</text:p>
              </table:table-cell>
              <table:table-cell office:value-type="float" office:value="17.6914641049425">
                <text:p>17.6914641049425</text:p>
              </table:table-cell>
              <table:table-cell office:value-type="float" office:value="0.486658397708773">
                <text:p>0.486658397708773</text:p>
              </table:table-cell>
              <table:table-cell office:value-type="float" office:value="84.4209185201866">
                <text:p>84.42091852018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3486957499326">
                <text:p>0.693486957499326</text:p>
              </table:table-cell>
              <table:table-cell office:value-type="float" office:value="19.886521570791">
                <text:p>19.886521570791</text:p>
              </table:table-cell>
              <table:table-cell office:value-type="float" office:value="0.545229307135683">
                <text:p>0.545229307135683</text:p>
              </table:table-cell>
              <table:table-cell office:value-type="float" office:value="95.0133808382235">
                <text:p>95.0133808382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6967526234287">
                <text:p>0.696967526234287</text:p>
              </table:table-cell>
              <table:table-cell office:value-type="float" office:value="22.3221010018979">
                <text:p>22.3221010018979</text:p>
              </table:table-cell>
              <table:table-cell office:value-type="float" office:value="0.632843069641435">
                <text:p>0.632843069641435</text:p>
              </table:table-cell>
              <table:table-cell office:value-type="float" office:value="106.80665079903">
                <text:p>106.80665079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00439718141093">
                <text:p>0.700439718141093</text:p>
              </table:table-cell>
              <table:table-cell office:value-type="float" office:value="25.1152055875558">
                <text:p>25.1152055875558</text:p>
              </table:table-cell>
              <table:table-cell office:value-type="float" office:value="0.720872720653152">
                <text:p>0.720872720653152</text:p>
              </table:table-cell>
              <table:table-cell office:value-type="float" office:value="120.241569804946">
                <text:p>120.241569804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03903573444665">
                <text:p>0.703903573444665</text:p>
              </table:table-cell>
              <table:table-cell office:value-type="float" office:value="28.2105222116215">
                <text:p>28.2105222116215</text:p>
              </table:table-cell>
              <table:table-cell office:value-type="float" office:value="0.809318260169471">
                <text:p>0.809318260169471</text:p>
              </table:table-cell>
              <table:table-cell office:value-type="float" office:value="135.069436777569">
                <text:p>135.0694367775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7359132080883">
                <text:p>0.707359132080883</text:p>
              </table:table-cell>
              <table:table-cell office:value-type="float" office:value="31.5521832399424">
                <text:p>31.5521832399424</text:p>
              </table:table-cell>
              <table:table-cell office:value-type="float" office:value="0.898179688189361">
                <text:p>0.898179688189361</text:p>
              </table:table-cell>
              <table:table-cell office:value-type="float" office:value="151.270843614086">
                <text:p>151.270843614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10806433699352">
                <text:p>0.710806433699352</text:p>
              </table:table-cell>
              <table:table-cell office:value-type="float" office:value="35.1999379326177">
                <text:p>35.1999379326177</text:p>
              </table:table-cell>
              <table:table-cell office:value-type="float" office:value="1.01649985779012">
                <text:p>1.01649985779012</text:p>
              </table:table-cell>
              <table:table-cell office:value-type="float" office:value="168.884190658558">
                <text:p>168.8841906585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4245517666123">
                <text:p>0.714245517666123</text:p>
              </table:table-cell>
              <table:table-cell office:value-type="float" office:value="39.1267535642884">
                <text:p>39.1267535642884</text:p>
              </table:table-cell>
              <table:table-cell office:value-type="float" office:value="1.16448671322287">
                <text:p>1.16448671322287</text:p>
              </table:table-cell>
              <table:table-cell office:value-type="float" office:value="187.948155514171">
                <text:p>187.948155514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17676423066395">
                <text:p>0.717676423066395</text:p>
              </table:table-cell>
              <table:table-cell office:value-type="float" office:value="43.6846794242405">
                <text:p>43.6846794242405</text:p>
              </table:table-cell>
              <table:table-cell office:value-type="float" office:value="1.34234819874086">
                <text:p>1.34234819874086</text:p>
              </table:table-cell>
              <table:table-cell office:value-type="float" office:value="210.135856068107">
                <text:p>210.1358560681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21099188707186">
                <text:p>0.721099188707186</text:p>
              </table:table-cell>
              <table:table-cell office:value-type="float" office:value="48.4685711789329">
                <text:p>48.4685711789329</text:p>
              </table:table-cell>
              <table:table-cell office:value-type="float" office:value="1.521041461258">
                <text:p>1.521041461258</text:p>
              </table:table-cell>
              <table:table-cell office:value-type="float" office:value="233.42136270844">
                <text:p>233.421362708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451385311995">
                <text:p>0.72451385311995</text:p>
              </table:table-cell>
              <table:table-cell office:value-type="float" office:value="53.3626039897652">
                <text:p>53.3626039897652</text:p>
              </table:table-cell>
              <table:table-cell office:value-type="float" office:value="1.70056650077274">
                <text:p>1.70056650077274</text:p>
              </table:table-cell>
              <table:table-cell office:value-type="float" office:value="257.430584082494">
                <text:p>257.4305840824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27920454563199">
                <text:p>0.727920454563199</text:p>
              </table:table-cell>
              <table:table-cell office:value-type="float" office:value="58.3380122626609">
                <text:p>58.3380122626609</text:p>
              </table:table-cell>
              <table:table-cell office:value-type="float" office:value="1.91031274411736">
                <text:p>1.91031274411736</text:p>
              </table:table-cell>
              <table:table-cell office:value-type="float" office:value="281.785824470727">
                <text:p>281.785824470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31319031025064">
                <text:p>0.731319031025064</text:p>
              </table:table-cell>
              <table:table-cell office:value-type="float" office:value="63.2773769195669">
                <text:p>63.2773769195669</text:p>
              </table:table-cell>
              <table:table-cell office:value-type="float" office:value="2.15048813553463">
                <text:p>2.15048813553463</text:p>
              </table:table-cell>
              <table:table-cell office:value-type="float" office:value="306.105783785484">
                <text:p>306.1057837854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34709620225839">
                <text:p>0.734709620225839</text:p>
              </table:table-cell>
              <table:table-cell office:value-type="float" office:value="67.8850015087182">
                <text:p>67.8850015087182</text:p>
              </table:table-cell>
              <table:table-cell office:value-type="float" office:value="2.39177256294309">
                <text:p>2.39177256294309</text:p>
              </table:table-cell>
              <table:table-cell office:value-type="float" office:value="328.97207560184">
                <text:p>328.972075601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3809225962049">
                <text:p>0.73809225962049</text:p>
              </table:table-cell>
              <table:table-cell office:value-type="float" office:value="72.3655722966077">
                <text:p>72.3655722966077</text:p>
              </table:table-cell>
              <table:table-cell office:value-type="float" office:value="2.63416602633869">
                <text:p>2.63416602633869</text:p>
              </table:table-cell>
              <table:table-cell office:value-type="float" office:value="351.261600006601">
                <text:p>351.2616000066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1466986401147">
                <text:p>0.741466986401147</text:p>
              </table:table-cell>
              <table:table-cell office:value-type="float" office:value="76.6587161901272">
                <text:p>76.6587161901272</text:p>
              </table:table-cell>
              <table:table-cell office:value-type="float" office:value="2.90733521154507">
                <text:p>2.90733521154507</text:p>
              </table:table-cell>
              <table:table-cell office:value-type="float" office:value="372.791574166075">
                <text:p>372.791574166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4833837499545">
                <text:p>0.744833837499545</text:p>
              </table:table-cell>
              <table:table-cell office:value-type="float" office:value="80.7629775796584">
                <text:p>80.7629775796584</text:p>
              </table:table-cell>
              <table:table-cell office:value-type="float" office:value="3.18175206223249">
                <text:p>3.18175206223249</text:p>
              </table:table-cell>
              <table:table-cell office:value-type="float" office:value="393.407287694728">
                <text:p>393.4072876947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4819284958946">
                <text:p>0.74819284958946</text:p>
              </table:table-cell>
              <table:table-cell office:value-type="float" office:value="84.6172902247115">
                <text:p>84.6172902247115</text:p>
              </table:table-cell>
              <table:table-cell office:value-type="float" office:value="3.4574165783961">
                <text:p>3.4574165783961</text:p>
              </table:table-cell>
              <table:table-cell office:value-type="float" office:value="412.982449226348">
                <text:p>412.9824492263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1544059089097">
                <text:p>0.751544059089097</text:p>
              </table:table-cell>
              <table:table-cell office:value-type="float" office:value="88.0704094764412">
                <text:p>88.0704094764412</text:p>
              </table:table-cell>
              <table:table-cell office:value-type="float" office:value="3.76420339010569">
                <text:p>3.76420339010569</text:p>
              </table:table-cell>
              <table:table-cell office:value-type="float" office:value="430.76229112646">
                <text:p>430.762291126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5488750216347">
                <text:p>0.75488750216347</text:p>
              </table:table-cell>
              <table:table-cell office:value-type="float" office:value="91.2391998948521">
                <text:p>91.2391998948521</text:p>
              </table:table-cell>
              <table:table-cell office:value-type="float" office:value="4.07237649678369">
                <text:p>4.07237649678369</text:p>
              </table:table-cell>
              <table:table-cell office:value-type="float" office:value="447.33259180479">
                <text:p>447.33259180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58223214726725">
                <text:p>0.758223214726725</text:p>
              </table:table-cell>
              <table:table-cell office:value-type="float" office:value="94.1215820372936">
                <text:p>94.1215820372936</text:p>
              </table:table-cell>
              <table:table-cell office:value-type="float" office:value="4.38193589841992">
                <text:p>4.38193589841992</text:p>
              </table:table-cell>
              <table:table-cell office:value-type="float" office:value="462.624383138662">
                <text:p>462.6243831386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6155123244448">
                <text:p>0.76155123244448</text:p>
              </table:table-cell>
              <table:table-cell office:value-type="float" office:value="96.7455590357177">
                <text:p>96.7455590357177</text:p>
              </table:table-cell>
              <table:table-cell office:value-type="float" office:value="4.72296416934318">
                <text:p>4.72296416934318</text:p>
              </table:table-cell>
              <table:table-cell office:value-type="float" office:value="476.62830763741">
                <text:p>476.628307637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64871590736091">
                <text:p>0.764871590736091</text:p>
              </table:table-cell>
              <table:table-cell office:value-type="float" office:value="99.0489556135843">
                <text:p>99.0489556135843</text:p>
              </table:table-cell>
              <table:table-cell office:value-type="float" office:value="5.06551736471299">
                <text:p>5.06551736471299</text:p>
              </table:table-cell>
              <table:table-cell office:value-type="float" office:value="489.365159698166">
                <text:p>489.3651596981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68184324776927">
                <text:p>0.768184324776927</text:p>
              </table:table-cell>
              <table:table-cell office:value-type="float" office:value="101.029484384276">
                <text:p>101.029484384276</text:p>
              </table:table-cell>
              <table:table-cell office:value-type="float" office:value="5.43981668835469">
                <text:p>5.43981668835469</text:p>
              </table:table-cell>
              <table:table-cell office:value-type="float" office:value="500.493356532456">
                <text:p>500.493356532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71489469500599">
                <text:p>0.771489469500599</text:p>
              </table:table-cell>
              <table:table-cell office:value-type="float" office:value="102.715148479519">
                <text:p>102.715148479519</text:p>
              </table:table-cell>
              <table:table-cell office:value-type="float" office:value="5.81577956592969">
                <text:p>5.81577956592969</text:p>
              </table:table-cell>
              <table:table-cell office:value-type="float" office:value="510.334656910331">
                <text:p>510.3346569103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74787059601174">
                <text:p>0.774787059601174</text:p>
              </table:table-cell>
              <table:table-cell office:value-type="float" office:value="104.134228290266">
                <text:p>104.134228290266</text:p>
              </table:table-cell>
              <table:table-cell office:value-type="float" office:value="6.19340599743853">
                <text:p>6.19340599743853</text:p>
              </table:table-cell>
              <table:table-cell office:value-type="float" office:value="518.970990785364">
                <text:p>518.970990785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78077129535358">
                <text:p>0.778077129535358</text:p>
              </table:table-cell>
              <table:table-cell office:value-type="float" office:value="105.315281466427">
                <text:p>105.315281466427</text:p>
              </table:table-cell>
              <table:table-cell office:value-type="float" office:value="6.60312513094906">
                <text:p>6.60312513094906</text:p>
              </table:table-cell>
              <table:table-cell office:value-type="float" office:value="526.45469073986">
                <text:p>526.454690739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8135971352466">
                <text:p>0.78135971352466</text:p>
              </table:table-cell>
              <table:table-cell office:value-type="float" office:value="106.226145991063">
                <text:p>106.226145991063</text:p>
              </table:table-cell>
              <table:table-cell office:value-type="float" office:value="7.01464644787384">
                <text:p>7.01464644787384</text:p>
              </table:table-cell>
              <table:table-cell office:value-type="float" office:value="532.83864387306">
                <text:p>532.838643873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84634845557521">
                <text:p>0.784634845557521</text:p>
              </table:table-cell>
              <table:table-cell office:value-type="float" office:value="106.864950366126">
                <text:p>106.864950366126</text:p>
              </table:table-cell>
              <table:table-cell office:value-type="float" office:value="7.42796994821755">
                <text:p>7.42796994821755</text:p>
              </table:table-cell>
              <table:table-cell office:value-type="float" office:value="537.962317360826">
                <text:p>537.9623173608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87902559391432">
                <text:p>0.787902559391432</text:p>
              </table:table-cell>
              <table:table-cell office:value-type="float" office:value="107.260460185539">
                <text:p>107.260460185539</text:p>
              </table:table-cell>
              <table:table-cell office:value-type="float" office:value="7.84309563196171">
                <text:p>7.84309563196171</text:p>
              </table:table-cell>
              <table:table-cell office:value-type="float" office:value="542.123348467041">
                <text:p>542.1233484670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91162888555018">
                <text:p>0.791162888555018</text:p>
              </table:table-cell>
              <table:table-cell office:value-type="float" office:value="107.472424709727">
                <text:p>107.472424709727</text:p>
              </table:table-cell>
              <table:table-cell office:value-type="float" office:value="8.29072990617896">
                <text:p>8.29072990617896</text:p>
              </table:table-cell>
              <table:table-cell office:value-type="float" office:value="545.437908605396">
                <text:p>545.4379086053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94415866350105">
                <text:p>0.794415866350105</text:p>
              </table:table-cell>
              <table:table-cell office:value-type="float" office:value="107.499596272989">
                <text:p>107.499596272989</text:p>
              </table:table-cell>
              <table:table-cell office:value-type="float" office:value="8.74030499328056">
                <text:p>8.74030499328056</text:p>
              </table:table-cell>
              <table:table-cell office:value-type="float" office:value="547.961726779438">
                <text:p>547.9617267794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9766152585376">
                <text:p>0.79766152585376</text:p>
              </table:table-cell>
              <table:table-cell office:value-type="float" office:value="107.37157224668">
                <text:p>107.37157224668</text:p>
              </table:table-cell>
              <table:table-cell office:value-type="float" office:value="9.19182089328084">
                <text:p>9.19182089328084</text:p>
              </table:table-cell>
              <table:table-cell office:value-type="float" office:value="549.8436216229">
                <text:p>549.84362162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00899899920305">
                <text:p>0.800899899920305</text:p>
              </table:table-cell>
              <table:table-cell office:value-type="float" office:value="107.087312909415">
                <text:p>107.087312909415</text:p>
              </table:table-cell>
              <table:table-cell office:value-type="float" office:value="9.67619195746157">
                <text:p>9.67619195746157</text:p>
              </table:table-cell>
              <table:table-cell office:value-type="float" office:value="551.295626764895">
                <text:p>551.2956267648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04131021183318">
                <text:p>0.804131021183318</text:p>
              </table:table-cell>
              <table:table-cell office:value-type="float" office:value="106.707745872091">
                <text:p>106.707745872091</text:p>
              </table:table-cell>
              <table:table-cell office:value-type="float" office:value="10.1936261300575">
                <text:p>10.1936261300575</text:p>
              </table:table-cell>
              <table:table-cell office:value-type="float" office:value="552.221879987886">
                <text:p>552.2218799878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07354922057604">
                <text:p>0.807354922057604</text:p>
              </table:table-cell>
              <table:table-cell office:value-type="float" office:value="106.201194321406">
                <text:p>106.201194321406</text:p>
              </table:table-cell>
              <table:table-cell office:value-type="float" office:value="10.7132783745278">
                <text:p>10.7132783745278</text:p>
              </table:table-cell>
              <table:table-cell office:value-type="float" office:value="552.743058164044">
                <text:p>552.7430581640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10571634741148">
                <text:p>0.810571634741148</text:p>
              </table:table-cell>
              <table:table-cell office:value-type="float" office:value="105.566826480105">
                <text:p>105.566826480105</text:p>
              </table:table-cell>
              <table:table-cell office:value-type="float" office:value="11.2662709863791">
                <text:p>11.2662709863791</text:p>
              </table:table-cell>
              <table:table-cell office:value-type="float" office:value="552.887580312223">
                <text:p>552.8875803122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13781191217037">
                <text:p>0.813781191217037</text:p>
              </table:table-cell>
              <table:table-cell office:value-type="float" office:value="104.866193792105">
                <text:p>104.866193792105</text:p>
              </table:table-cell>
              <table:table-cell office:value-type="float" office:value="11.852811909875">
                <text:p>11.852811909875</text:p>
              </table:table-cell>
              <table:table-cell office:value-type="float" office:value="552.746525933935">
                <text:p>552.7465259339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6983623255382">
                <text:p>0.816983623255382</text:p>
              </table:table-cell>
              <table:table-cell office:value-type="float" office:value="104.19266314382">
                <text:p>104.19266314382</text:p>
              </table:table-cell>
              <table:table-cell office:value-type="float" office:value="12.4418481641886">
                <text:p>12.4418481641886</text:p>
              </table:table-cell>
              <table:table-cell office:value-type="float" office:value="552.943242030572">
                <text:p>552.9432420305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0178962415188">
                <text:p>0.820178962415188</text:p>
              </table:table-cell>
              <table:table-cell office:value-type="float" office:value="103.42112152046">
                <text:p>103.42112152046</text:p>
              </table:table-cell>
              <table:table-cell office:value-type="float" office:value="13.0960402288859">
                <text:p>13.0960402288859</text:p>
              </table:table-cell>
              <table:table-cell office:value-type="float" office:value="552.884741433373">
                <text:p>552.884741433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23367240046236">
                <text:p>0.823367240046236</text:p>
              </table:table-cell>
              <table:table-cell office:value-type="float" office:value="102.58234464403">
                <text:p>102.58234464403</text:p>
              </table:table-cell>
              <table:table-cell office:value-type="float" office:value="13.7530048834053">
                <text:p>13.7530048834053</text:p>
              </table:table-cell>
              <table:table-cell office:value-type="float" office:value="552.412362816778">
                <text:p>552.412362816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26548487290916">
                <text:p>0.826548487290916</text:p>
              </table:table-cell>
              <table:table-cell office:value-type="float" office:value="101.61297888719">
                <text:p>101.61297888719</text:p>
              </table:table-cell>
              <table:table-cell office:value-type="float" office:value="14.4127421276968">
                <text:p>14.4127421276968</text:p>
              </table:table-cell>
              <table:table-cell office:value-type="float" office:value="551.491934034687">
                <text:p>551.491934034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29722735086058">
                <text:p>0.829722735086058</text:p>
              </table:table-cell>
              <table:table-cell office:value-type="float" office:value="100.512192473241">
                <text:p>100.512192473241</text:p>
              </table:table-cell>
              <table:table-cell office:value-type="float" office:value="15.138328329826">
                <text:p>15.138328329826</text:p>
              </table:table-cell>
              <table:table-cell office:value-type="float" office:value="550.057467501034">
                <text:p>550.0574675010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32890014164743">
                <text:p>0.832890014164743</text:p>
              </table:table-cell>
              <table:table-cell office:value-type="float" office:value="99.2475461263549">
                <text:p>99.2475461263549</text:p>
              </table:table-cell>
              <table:table-cell office:value-type="float" office:value="15.8669643807102">
                <text:p>15.8669643807102</text:p>
              </table:table-cell>
              <table:table-cell office:value-type="float" office:value="547.915991114765">
                <text:p>547.9159911147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3605035505807">
                <text:p>0.83605035505807</text:p>
              </table:table-cell>
              <table:table-cell office:value-type="float" office:value="97.8496769390602">
                <text:p>97.8496769390602</text:p>
              </table:table-cell>
              <table:table-cell office:value-type="float" office:value="16.6620039073958">
                <text:p>16.6620039073958</text:p>
              </table:table-cell>
              <table:table-cell office:value-type="float" office:value="545.094606917238">
                <text:p>545.0946069172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39203788096945">
                <text:p>0.839203788096945</text:p>
              </table:table-cell>
              <table:table-cell office:value-type="float" office:value="96.2860070058929">
                <text:p>96.2860070058929</text:p>
              </table:table-cell>
              <table:table-cell office:value-type="float" office:value="17.4603705417874">
                <text:p>17.4603705417874</text:p>
              </table:table-cell>
              <table:table-cell office:value-type="float" office:value="541.588948077986">
                <text:p>541.5889480779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2350343413809">
                <text:p>0.842350343413809</text:p>
              </table:table-cell>
              <table:table-cell office:value-type="float" office:value="94.5873120488532">
                <text:p>94.5873120488532</text:p>
              </table:table-cell>
              <table:table-cell office:value-type="float" office:value="18.2620642839024">
                <text:p>18.2620642839024</text:p>
              </table:table-cell>
              <table:table-cell office:value-type="float" office:value="537.331016882974">
                <text:p>537.331016882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5490050944376">
                <text:p>0.845490050944376</text:p>
              </table:table-cell>
              <table:table-cell office:value-type="float" office:value="92.7208755333283">
                <text:p>92.7208755333283</text:p>
              </table:table-cell>
              <table:table-cell office:value-type="float" office:value="19.1308546492424">
                <text:p>19.1308546492424</text:p>
              </table:table-cell>
              <table:table-cell office:value-type="float" office:value="532.220376341924">
                <text:p>532.2203763419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8622940429339">
                <text:p>0.848622940429339</text:p>
              </table:table-cell>
              <table:table-cell office:value-type="float" office:value="90.7176118105436">
                <text:p>90.7176118105436</text:p>
              </table:table-cell>
              <table:table-cell office:value-type="float" office:value="20.0032493812611">
                <text:p>20.0032493812611</text:p>
              </table:table-cell>
              <table:table-cell office:value-type="float" office:value="526.379436194112">
                <text:p>526.3794361941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51749041416058">
                <text:p>0.851749041416058</text:p>
              </table:table-cell>
              <table:table-cell office:value-type="float" office:value="88.5766891037">
                <text:p>88.5766891037</text:p>
              </table:table-cell>
              <table:table-cell office:value-type="float" office:value="20.9112718672148">
                <text:p>20.9112718672148</text:p>
              </table:table-cell>
              <table:table-cell office:value-type="float" office:value="519.611481343687">
                <text:p>519.6114813436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54868383260238">
                <text:p>0.854868383260238</text:p>
              </table:table-cell>
              <table:table-cell office:value-type="float" office:value="86.2330902317365">
                <text:p>86.2330902317365</text:p>
              </table:table-cell>
              <table:table-cell office:value-type="float" office:value="21.8230373493044">
                <text:p>21.8230373493044</text:p>
              </table:table-cell>
              <table:table-cell office:value-type="float" office:value="511.750225841188">
                <text:p>511.7502258411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7980995127573">
                <text:p>0.857980995127573</text:p>
              </table:table-cell>
              <table:table-cell office:value-type="float" office:value="83.6855675294029">
                <text:p>83.6855675294029</text:p>
              </table:table-cell>
              <table:table-cell office:value-type="float" office:value="22.8028698610095">
                <text:p>22.8028698610095</text:p>
              </table:table-cell>
              <table:table-cell office:value-type="float" office:value="502.756645511002">
                <text:p>502.756645511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1086905995393">
                <text:p>0.861086905995393</text:p>
              </table:table-cell>
              <table:table-cell office:value-type="float" office:value="80.9328733313067">
                <text:p>80.9328733313067</text:p>
              </table:table-cell>
              <table:table-cell office:value-type="float" office:value="23.8189539593133">
                <text:p>23.8189539593133</text:p>
              </table:table-cell>
              <table:table-cell office:value-type="float" office:value="492.526976254758">
                <text:p>492.5269762547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418614465428">
                <text:p>0.86418614465428</text:p>
              </table:table-cell>
              <table:table-cell office:value-type="float" office:value="77.715354802325">
                <text:p>77.715354802325</text:p>
              </table:table-cell>
              <table:table-cell office:value-type="float" office:value="24.8714975884415">
                <text:p>24.8714975884415</text:p>
              </table:table-cell>
              <table:table-cell office:value-type="float" office:value="479.632295702296">
                <text:p>479.632295702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67278739709663">
                <text:p>0.867278739709663</text:p>
              </table:table-cell>
              <table:table-cell office:value-type="float" office:value="74.3538003328343">
                <text:p>74.3538003328343</text:p>
              </table:table-cell>
              <table:table-cell office:value-type="float" office:value="25.9930786535768">
                <text:p>25.9930786535768</text:p>
              </table:table-cell>
              <table:table-cell office:value-type="float" office:value="465.674258418874">
                <text:p>465.6742584188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70364719583405">
                <text:p>0.870364719583405</text:p>
              </table:table-cell>
              <table:table-cell office:value-type="float" office:value="70.8473781459254">
                <text:p>70.8473781459254</text:p>
              </table:table-cell>
              <table:table-cell office:value-type="float" office:value="27.1516737674632">
                <text:p>27.1516737674632</text:p>
              </table:table-cell>
              <table:table-cell office:value-type="float" office:value="450.80861451187">
                <text:p>450.808614511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73444112515376">
                <text:p>0.873444112515376</text:p>
              </table:table-cell>
              <table:table-cell office:value-type="float" office:value="67.2602736456207">
                <text:p>67.2602736456207</text:p>
              </table:table-cell>
              <table:table-cell office:value-type="float" office:value="28.3474908743263">
                <text:p>28.3474908743263</text:p>
              </table:table-cell>
              <table:table-cell office:value-type="float" office:value="435.355043335984">
                <text:p>435.3550433359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76516946564999">
                <text:p>0.876516946564999</text:p>
              </table:table-cell>
              <table:table-cell office:value-type="float" office:value="63.6572267538691">
                <text:p>63.6572267538691</text:p>
              </table:table-cell>
              <table:table-cell office:value-type="float" office:value="29.6458937287722">
                <text:p>29.6458937287722</text:p>
              </table:table-cell>
              <table:table-cell office:value-type="float" office:value="419.473107309528">
                <text:p>419.4731073095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79583249612784">
                <text:p>0.879583249612784</text:p>
              </table:table-cell>
              <table:table-cell office:value-type="float" office:value="60.2014735705049">
                <text:p>60.2014735705049</text:p>
              </table:table-cell>
              <table:table-cell office:value-type="float" office:value="30.9822117236492">
                <text:p>30.9822117236492</text:p>
              </table:table-cell>
              <table:table-cell office:value-type="float" office:value="404.237877304768">
                <text:p>404.2378773047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82643049361841">
                <text:p>0.882643049361841</text:p>
              </table:table-cell>
              <table:table-cell office:value-type="float" office:value="56.7631876778941">
                <text:p>56.7631876778941</text:p>
              </table:table-cell>
              <table:table-cell office:value-type="float" office:value="32.4220858725032">
                <text:p>32.4220858725032</text:p>
              </table:table-cell>
              <table:table-cell office:value-type="float" office:value="388.901447796615">
                <text:p>388.901447796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85696373339394">
                <text:p>0.885696373339394</text:p>
              </table:table-cell>
              <table:table-cell office:value-type="float" office:value="53.3753628697499">
                <text:p>53.3753628697499</text:p>
              </table:table-cell>
              <table:table-cell office:value-type="float" office:value="33.9005683091655">
                <text:p>33.9005683091655</text:p>
              </table:table-cell>
              <table:table-cell office:value-type="float" office:value="373.561968389392">
                <text:p>373.5619683893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8874324889826">
                <text:p>0.88874324889826</text:p>
              </table:table-cell>
              <table:table-cell office:value-type="float" office:value="50.0384150345578">
                <text:p>50.0384150345578</text:p>
              </table:table-cell>
              <table:table-cell office:value-type="float" office:value="35.4507221420144">
                <text:p>35.4507221420144</text:p>
              </table:table-cell>
              <table:table-cell office:value-type="float" office:value="358.252710135797">
                <text:p>358.252710135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9178370321831">
                <text:p>0.89178370321831</text:p>
              </table:table-cell>
              <table:table-cell office:value-type="float" office:value="46.7856845398119">
                <text:p>46.7856845398119</text:p>
              </table:table-cell>
              <table:table-cell office:value-type="float" office:value="37.0729632595554">
                <text:p>37.0729632595554</text:p>
              </table:table-cell>
              <table:table-cell office:value-type="float" office:value="343.040145827094">
                <text:p>343.0401458270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94817763307945">
                <text:p>0.894817763307945</text:p>
              </table:table-cell>
              <table:table-cell office:value-type="float" office:value="43.6177952181633">
                <text:p>43.6177952181633</text:p>
              </table:table-cell>
              <table:table-cell office:value-type="float" office:value="38.767707550183">
                <text:p>38.767707550183</text:p>
              </table:table-cell>
              <table:table-cell office:value-type="float" office:value="328.057290358697">
                <text:p>328.0572903586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97845456005513">
                <text:p>0.897845456005513</text:p>
              </table:table-cell>
              <table:table-cell office:value-type="float" office:value="40.5353709023298">
                <text:p>40.5353709023298</text:p>
              </table:table-cell>
              <table:table-cell office:value-type="float" office:value="40.5353709023298">
                <text:p>40.5353709023298</text:p>
              </table:table-cell>
              <table:table-cell office:value-type="float" office:value="313.239889011968">
                <text:p>313.2398890119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0086680798075">
                <text:p>0.90086680798075</text:p>
              </table:table-cell>
              <table:table-cell office:value-type="float" office:value="37.5390354251118">
                <text:p>37.5390354251118</text:p>
              </table:table-cell>
              <table:table-cell office:value-type="float" office:value="42.3763692045172">
                <text:p>42.3763692045172</text:p>
              </table:table-cell>
              <table:table-cell office:value-type="float" office:value="298.68879466671">
                <text:p>298.688794666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0388184573618">
                <text:p>0.90388184573618</text:p>
              </table:table-cell>
              <table:table-cell office:value-type="float" office:value="34.62941261915">
                <text:p>34.62941261915</text:p>
              </table:table-cell>
              <table:table-cell office:value-type="float" office:value="44.2911183451066">
                <text:p>44.2911183451066</text:p>
              </table:table-cell>
              <table:table-cell office:value-type="float" office:value="284.439288502645">
                <text:p>284.4392885026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0689059560852">
                <text:p>0.90689059560852</text:p>
              </table:table-cell>
              <table:table-cell office:value-type="float" office:value="31.8071263172214">
                <text:p>31.8071263172214</text:p>
              </table:table-cell>
              <table:table-cell office:value-type="float" office:value="46.2467631599767">
                <text:p>46.2467631599767</text:p>
              </table:table-cell>
              <table:table-cell office:value-type="float" office:value="270.493657906914">
                <text:p>270.4936579069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09893083770042">
                <text:p>0.909893083770042</text:p>
              </table:table-cell>
              <table:table-cell office:value-type="float" office:value="29.1061407193563">
                <text:p>29.1061407193563</text:p>
              </table:table-cell>
              <table:table-cell office:value-type="float" office:value="48.2101712258753">
                <text:p>48.2101712258753</text:p>
              </table:table-cell>
              <table:table-cell office:value-type="float" office:value="256.920871000412">
                <text:p>256.9208710004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12889336229961">
                <text:p>0.912889336229961</text:p>
              </table:table-cell>
              <table:table-cell office:value-type="float" office:value="26.4938779204625">
                <text:p>26.4938779204625</text:p>
              </table:table-cell>
              <table:table-cell office:value-type="float" office:value="50.2481619071572">
                <text:p>50.2481619071572</text:p>
              </table:table-cell>
              <table:table-cell office:value-type="float" office:value="243.757040741103">
                <text:p>243.7570407411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15879378835772">
                <text:p>0.915879378835772</text:p>
              </table:table-cell>
              <table:table-cell office:value-type="float" office:value="24.0379197469045">
                <text:p>24.0379197469045</text:p>
              </table:table-cell>
              <table:table-cell office:value-type="float" office:value="52.3611510921429">
                <text:p>52.3611510921429</text:p>
              </table:table-cell>
              <table:table-cell office:value-type="float" office:value="231.072036341413">
                <text:p>231.0720363414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18863237274595">
                <text:p>0.918863237274595</text:p>
              </table:table-cell>
              <table:table-cell office:value-type="float" office:value="21.6722092966594">
                <text:p>21.6722092966594</text:p>
              </table:table-cell>
              <table:table-cell office:value-type="float" office:value="54.5831029809054">
                <text:p>54.5831029809054</text:p>
              </table:table-cell>
              <table:table-cell office:value-type="float" office:value="218.835636597693">
                <text:p>218.8356365976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2184093707449">
                <text:p>0.92184093707449</text:p>
              </table:table-cell>
              <table:table-cell office:value-type="float" office:value="19.4982232814973">
                <text:p>19.4982232814973</text:p>
              </table:table-cell>
              <table:table-cell office:value-type="float" office:value="56.9146414061636">
                <text:p>56.9146414061636</text:p>
              </table:table-cell>
              <table:table-cell office:value-type="float" office:value="207.151813552735">
                <text:p>207.1518135527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2481250360578">
                <text:p>0.92481250360578</text:p>
              </table:table-cell>
              <table:table-cell office:value-type="float" office:value="17.4835224256965">
                <text:p>17.4835224256965</text:p>
              </table:table-cell>
              <table:table-cell office:value-type="float" office:value="59.3900771416242">
                <text:p>59.3900771416242</text:p>
              </table:table-cell>
              <table:table-cell office:value-type="float" office:value="196.226431849099">
                <text:p>196.2264318490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27777962082342">
                <text:p>0.927777962082342</text:p>
              </table:table-cell>
              <table:table-cell office:value-type="float" office:value="15.6291464504146">
                <text:p>15.6291464504146</text:p>
              </table:table-cell>
              <table:table-cell office:value-type="float" office:value="61.9764857083394">
                <text:p>61.9764857083394</text:p>
              </table:table-cell>
              <table:table-cell office:value-type="float" office:value="185.895700869186">
                <text:p>185.8957008691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30737337562887">
                <text:p>0.930737337562887</text:p>
              </table:table-cell>
              <table:table-cell office:value-type="float" office:value="13.9361350768136">
                <text:p>13.9361350768136</text:p>
              </table:table-cell>
              <table:table-cell office:value-type="float" office:value="64.708316509574">
                <text:p>64.708316509574</text:p>
              </table:table-cell>
              <table:table-cell office:value-type="float" office:value="176.062094841784">
                <text:p>176.0620948417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33690654952235">
                <text:p>0.933690654952235</text:p>
              </table:table-cell>
              <table:table-cell office:value-type="float" office:value="12.3377382554124">
                <text:p>12.3377382554124</text:p>
              </table:table-cell>
              <table:table-cell office:value-type="float" office:value="67.5864013222316">
                <text:p>67.5864013222316</text:p>
              </table:table-cell>
              <table:table-cell office:value-type="float" office:value="166.76283575997">
                <text:p>166.762835759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36637939002571">
                <text:p>0.936637939002571</text:p>
              </table:table-cell>
              <table:table-cell office:value-type="float" office:value="10.868544018948">
                <text:p>10.868544018948</text:p>
              </table:table-cell>
              <table:table-cell office:value-type="float" office:value="70.6455361231618">
                <text:p>70.6455361231618</text:p>
              </table:table-cell>
              <table:table-cell office:value-type="float" office:value="158.001458675456">
                <text:p>158.0014586754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39579214314692">
                <text:p>0.939579214314692</text:p>
              </table:table-cell>
              <table:table-cell office:value-type="float" office:value="9.49535062955856">
                <text:p>9.49535062955856</text:p>
              </table:table-cell>
              <table:table-cell office:value-type="float" office:value="73.8867606335901">
                <text:p>73.8867606335901</text:p>
              </table:table-cell>
              <table:table-cell office:value-type="float" office:value="149.713431610853">
                <text:p>149.7134316108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4251450533924">
                <text:p>0.94251450533924</text:p>
              </table:table-cell>
              <table:table-cell office:value-type="float" office:value="8.21878191992152">
                <text:p>8.21878191992152</text:p>
              </table:table-cell>
              <table:table-cell office:value-type="float" office:value="77.3111145745315">
                <text:p>77.3111145745315</text:p>
              </table:table-cell>
              <table:table-cell office:value-type="float" office:value="141.935976558977">
                <text:p>141.9359765589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45443836377912">
                <text:p>0.945443836377912</text:p>
              </table:table-cell>
              <table:table-cell office:value-type="float" office:value="7.07363386702119">
                <text:p>7.07363386702119</text:p>
              </table:table-cell>
              <table:table-cell office:value-type="float" office:value="80.9196376671796">
                <text:p>80.9196376671796</text:p>
              </table:table-cell>
              <table:table-cell office:value-type="float" office:value="134.604076339113">
                <text:p>134.6040763391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48367231584678">
                <text:p>0.948367231584678</text:p>
              </table:table-cell>
              <table:table-cell office:value-type="float" office:value="5.99225532970345">
                <text:p>5.99225532970345</text:p>
              </table:table-cell>
              <table:table-cell office:value-type="float" office:value="84.7133696324933">
                <text:p>84.7133696324933</text:p>
              </table:table-cell>
              <table:table-cell office:value-type="float" office:value="127.720642170251">
                <text:p>127.7206421702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51284714966972">
                <text:p>0.951284714966972</text:p>
              </table:table-cell>
              <table:table-cell office:value-type="float" office:value="5.04368374397914">
                <text:p>5.04368374397914</text:p>
              </table:table-cell>
              <table:table-cell office:value-type="float" office:value="88.7276609655106">
                <text:p>88.7276609655106</text:p>
              </table:table-cell>
              <table:table-cell office:value-type="float" office:value="121.219963724342">
                <text:p>121.2199637243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54196310386877">
                <text:p>0.954196310386877</text:p>
              </table:table-cell>
              <table:table-cell office:value-type="float" office:value="4.15999070972835">
                <text:p>4.15999070972835</text:p>
              </table:table-cell>
              <table:table-cell office:value-type="float" office:value="92.8949991544297">
                <text:p>92.8949991544297</text:p>
              </table:table-cell>
              <table:table-cell office:value-type="float" office:value="115.138916420498">
                <text:p>115.1389164204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57102041562287">
                <text:p>0.957102041562287</text:p>
              </table:table-cell>
              <table:table-cell office:value-type="float" office:value="3.4104909219138">
                <text:p>3.4104909219138</text:p>
              </table:table-cell>
              <table:table-cell office:value-type="float" office:value="97.2851147826724">
                <text:p>97.2851147826724</text:p>
              </table:table-cell>
              <table:table-cell office:value-type="float" office:value="109.411304727255">
                <text:p>109.4113047272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60001932068082">
                <text:p>0.960001932068082</text:p>
              </table:table-cell>
              <table:table-cell office:value-type="float" office:value="2.72697872144994">
                <text:p>2.72697872144994</text:p>
              </table:table-cell>
              <table:table-cell office:value-type="float" office:value="101.899255515446">
                <text:p>101.899255515446</text:p>
              </table:table-cell>
              <table:table-cell office:value-type="float" office:value="104.039416031014">
                <text:p>104.0394160310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6289600533726">
                <text:p>0.96289600533726</text:p>
              </table:table-cell>
              <table:table-cell office:value-type="float" office:value="2.17904606226229">
                <text:p>2.17904606226229</text:p>
              </table:table-cell>
              <table:table-cell office:value-type="float" office:value="106.773257050852">
                <text:p>106.773257050852</text:p>
              </table:table-cell>
              <table:table-cell office:value-type="float" office:value="98.9909496856297">
                <text:p>98.99094968562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65784284662087">
                <text:p>0.965784284662087</text:p>
              </table:table-cell>
              <table:table-cell office:value-type="float" office:value="1.69821002630249">
                <text:p>1.69821002630249</text:p>
              </table:table-cell>
              <table:table-cell office:value-type="float" office:value="111.943232346062">
                <text:p>111.943232346062</text:p>
              </table:table-cell>
              <table:table-cell office:value-type="float" office:value="94.2679851335259">
                <text:p>94.26798513352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8666793195208">
                <text:p>0.968666793195208</text:p>
              </table:table-cell>
              <table:table-cell office:value-type="float" office:value="1.28488650201554">
                <text:p>1.28488650201554</text:p>
              </table:table-cell>
              <table:table-cell office:value-type="float" office:value="117.549751603314">
                <text:p>117.549751603314</text:p>
              </table:table-cell>
              <table:table-cell office:value-type="float" office:value="89.8726018166548">
                <text:p>89.87260181665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71543553950772">
                <text:p>0.971543553950772</text:p>
              </table:table-cell>
              <table:table-cell office:value-type="float" office:value="1.00908333177276">
                <text:p>1.00908333177276</text:p>
              </table:table-cell>
              <table:table-cell office:value-type="float" office:value="123.456126245853">
                <text:p>123.456126245853</text:p>
              </table:table-cell>
              <table:table-cell office:value-type="float" office:value="85.7372872237267">
                <text:p>85.73728722372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74414589805528">
                <text:p>0.974414589805528</text:p>
              </table:table-cell>
              <table:table-cell office:value-type="float" office:value="0.83676700076654">
                <text:p>0.83676700076654</text:p>
              </table:table-cell>
              <table:table-cell office:value-type="float" office:value="129.594289243718">
                <text:p>129.594289243718</text:p>
              </table:table-cell>
              <table:table-cell office:value-type="float" office:value="81.7939743249293">
                <text:p>81.79397432492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77279923499918">
                <text:p>0.977279923499918</text:p>
              </table:table-cell>
              <table:table-cell office:value-type="float" office:value="0.768561341668071">
                <text:p>0.768561341668071</text:p>
              </table:table-cell>
              <table:table-cell office:value-type="float" office:value="136.000422868809">
                <text:p>136.000422868809</text:p>
              </table:table-cell>
              <table:table-cell office:value-type="float" office:value="78.0089761793092">
                <text:p>78.00897617930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0139577639157">
                <text:p>0.980139577639157</text:p>
              </table:table-cell>
              <table:table-cell office:value-type="float" office:value="0.840094108324967">
                <text:p>0.840094108324967</text:p>
              </table:table-cell>
              <table:table-cell office:value-type="float" office:value="142.570970966983">
                <text:p>142.570970966983</text:p>
              </table:table-cell>
              <table:table-cell office:value-type="float" office:value="74.3133246655794">
                <text:p>74.31332466557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299357469431">
                <text:p>0.98299357469431</text:p>
              </table:table-cell>
              <table:table-cell office:value-type="float" office:value="1.01712384170537">
                <text:p>1.01712384170537</text:p>
              </table:table-cell>
              <table:table-cell office:value-type="float" office:value="149.271692079244">
                <text:p>149.271692079244</text:p>
              </table:table-cell>
              <table:table-cell office:value-type="float" office:value="70.4972042009587">
                <text:p>70.49720420095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5841937003341">
                <text:p>0.985841937003341</text:p>
              </table:table-cell>
              <table:table-cell office:value-type="float" office:value="1.33541692513429">
                <text:p>1.33541692513429</text:p>
              </table:table-cell>
              <table:table-cell office:value-type="float" office:value="156.138352588727">
                <text:p>156.138352588727</text:p>
              </table:table-cell>
              <table:table-cell office:value-type="float" office:value="66.7357037060529">
                <text:p>66.73570370605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8684686772166">
                <text:p>0.988684686772166</text:p>
              </table:table-cell>
              <table:table-cell office:value-type="float" office:value="1.83101700089954">
                <text:p>1.83101700089954</text:p>
              </table:table-cell>
              <table:table-cell office:value-type="float" office:value="163.206996137873">
                <text:p>163.206996137873</text:p>
              </table:table-cell>
              <table:table-cell office:value-type="float" office:value="63.0292390694265">
                <text:p>63.02923906942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1521846075695">
                <text:p>0.991521846075695</text:p>
              </table:table-cell>
              <table:table-cell office:value-type="float" office:value="2.4696826099617">
                <text:p>2.4696826099617</text:p>
              </table:table-cell>
              <table:table-cell office:value-type="float" office:value="170.408100087358">
                <text:p>170.408100087358</text:p>
              </table:table-cell>
              <table:table-cell office:value-type="float" office:value="59.4487885397925">
                <text:p>59.44878853979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4353436858859">
                <text:p>0.994353436858859</text:p>
              </table:table-cell>
              <table:table-cell office:value-type="float" office:value="3.28759602408361">
                <text:p>3.28759602408361</text:p>
              </table:table-cell>
              <table:table-cell office:value-type="float" office:value="177.812989259576">
                <text:p>177.812989259576</text:p>
              </table:table-cell>
              <table:table-cell office:value-type="float" office:value="55.924482904304">
                <text:p>55.9244829043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7179480937621">
                <text:p>0.997179480937621</text:p>
              </table:table-cell>
              <table:table-cell office:value-type="float" office:value="4.32121677398594">
                <text:p>4.32121677398594</text:p>
              </table:table-cell>
              <table:table-cell office:value-type="float" office:value="185.49354299479">
                <text:p>185.49354299479</text:p>
              </table:table-cell>
              <table:table-cell office:value-type="float" office:value="52.4567380514194">
                <text:p>52.45673805141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5.53630340062373">
                <text:p>5.53630340062373</text:p>
              </table:table-cell>
              <table:table-cell office:value-type="float" office:value="193.309260405112">
                <text:p>193.309260405112</text:p>
              </table:table-cell>
              <table:table-cell office:value-type="float" office:value="49.1169481183541">
                <text:p>49.11694811835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0281501560705">
                <text:p>1.00281501560705</text:p>
              </table:table-cell>
              <table:table-cell office:value-type="float" office:value="6.93389562508703">
                <text:p>6.93389562508703</text:p>
              </table:table-cell>
              <table:table-cell office:value-type="float" office:value="201.189648444833">
                <text:p>201.189648444833</text:p>
              </table:table-cell>
              <table:table-cell office:value-type="float" office:value="45.8703864428834">
                <text:p>45.87038644288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0562454919388">
                <text:p>1.00562454919388</text:p>
              </table:table-cell>
              <table:table-cell office:value-type="float" office:value="8.55066092231908">
                <text:p>8.55066092231908</text:p>
              </table:table-cell>
              <table:table-cell office:value-type="float" office:value="209.134915058388">
                <text:p>209.134915058388</text:p>
              </table:table-cell>
              <table:table-cell office:value-type="float" office:value="42.7889323654384">
                <text:p>42.78893236543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0842862207058">
                <text:p>1.00842862207058</text:p>
              </table:table-cell>
              <table:table-cell office:value-type="float" office:value="10.3878469576112">
                <text:p>10.3878469576112</text:p>
              </table:table-cell>
              <table:table-cell office:value-type="float" office:value="217.109571120932">
                <text:p>217.109571120932</text:p>
              </table:table-cell>
              <table:table-cell office:value-type="float" office:value="39.8736256070505">
                <text:p>39.87362560705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1122725542325">
                <text:p>1.01122725542325</text:p>
              </table:table-cell>
              <table:table-cell office:value-type="float" office:value="12.4824677796082">
                <text:p>12.4824677796082</text:p>
              </table:table-cell>
              <table:table-cell office:value-type="float" office:value="225.077850249496">
                <text:p>225.077850249496</text:p>
              </table:table-cell>
              <table:table-cell office:value-type="float" office:value="37.1970386555659">
                <text:p>37.19703865556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1402047031493">
                <text:p>1.01402047031493</text:p>
              </table:table-cell>
              <table:table-cell office:value-type="float" office:value="14.7643076016934">
                <text:p>14.7643076016934</text:p>
              </table:table-cell>
              <table:table-cell office:value-type="float" office:value="233.003708801482">
                <text:p>233.003708801482</text:p>
              </table:table-cell>
              <table:table-cell office:value-type="float" office:value="34.6889557243671">
                <text:p>34.68895572436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1680828768655">
                <text:p>1.01680828768655</text:p>
              </table:table-cell>
              <table:table-cell office:value-type="float" office:value="17.2344061449543">
                <text:p>17.2344061449543</text:p>
              </table:table-cell>
              <table:table-cell office:value-type="float" office:value="240.814920862934">
                <text:p>240.814920862934</text:p>
              </table:table-cell>
              <table:table-cell office:value-type="float" office:value="32.3504165345912">
                <text:p>32.35041653459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1959072835788">
                <text:p>1.01959072835788</text:p>
              </table:table-cell>
              <table:table-cell office:value-type="float" office:value="19.9297774580068">
                <text:p>19.9297774580068</text:p>
              </table:table-cell>
              <table:table-cell office:value-type="float" office:value="248.438706001796">
                <text:p>248.438706001796</text:p>
              </table:table-cell>
              <table:table-cell office:value-type="float" office:value="30.1824608073424">
                <text:p>30.18246080734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2236781302845">
                <text:p>1.02236781302845</text:p>
              </table:table-cell>
              <table:table-cell office:value-type="float" office:value="22.8156255638535">
                <text:p>22.8156255638535</text:p>
              </table:table-cell>
              <table:table-cell office:value-type="float" office:value="255.909860194881">
                <text:p>255.909860194881</text:p>
              </table:table-cell>
              <table:table-cell office:value-type="float" office:value="28.1861282637179">
                <text:p>28.18612826371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2513956227851">
                <text:p>1.02513956227851</text:p>
              </table:table-cell>
              <table:table-cell office:value-type="float" office:value="25.8568772265917">
                <text:p>25.8568772265917</text:p>
              </table:table-cell>
              <table:table-cell office:value-type="float" office:value="262.902327108362">
                <text:p>262.902327108362</text:p>
              </table:table-cell>
              <table:table-cell office:value-type="float" office:value="26.4707974959381">
                <text:p>26.47079749593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2790599656989">
                <text:p>1.02790599656989</text:p>
              </table:table-cell>
              <table:table-cell office:value-type="float" office:value="29.1267287665257">
                <text:p>29.1267287665257</text:p>
              </table:table-cell>
              <table:table-cell office:value-type="float" office:value="269.66647142474">
                <text:p>269.66647142474</text:p>
              </table:table-cell>
              <table:table-cell office:value-type="float" office:value="24.8572206988859">
                <text:p>24.85722069888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3066713624694">
                <text:p>1.03066713624694</text:p>
              </table:table-cell>
              <table:table-cell office:value-type="float" office:value="32.5539246759812">
                <text:p>32.5539246759812</text:p>
              </table:table-cell>
              <table:table-cell office:value-type="float" office:value="276.200837534856">
                <text:p>276.200837534856</text:p>
              </table:table-cell>
              <table:table-cell office:value-type="float" office:value="23.4185248782671">
                <text:p>23.41852487826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3342300153745">
                <text:p>1.03342300153745</text:p>
              </table:table-cell>
              <table:table-cell office:value-type="float" office:value="36.1392967318176">
                <text:p>36.1392967318176</text:p>
              </table:table-cell>
              <table:table-cell office:value-type="float" office:value="282.503969829223">
                <text:p>282.503969829223</text:p>
              </table:table-cell>
              <table:table-cell office:value-type="float" office:value="22.0831079527086">
                <text:p>22.08310795270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3617361255349">
                <text:p>1.03617361255349</text:p>
              </table:table-cell>
              <table:table-cell office:value-type="float" office:value="39.8836767108484">
                <text:p>39.8836767108484</text:p>
              </table:table-cell>
              <table:table-cell office:value-type="float" office:value="288.647193129972">
                <text:p>288.647193129972</text:p>
              </table:table-cell>
              <table:table-cell office:value-type="float" office:value="20.8515937548505">
                <text:p>20.85159375485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389189892923">
                <text:p>1.0389189892923</text:p>
              </table:table-cell>
              <table:table-cell office:value-type="float" office:value="43.8243559206836">
                <text:p>43.8243559206836</text:p>
              </table:table-cell>
              <table:table-cell office:value-type="float" office:value="294.665927247059">
                <text:p>294.665927247059</text:p>
              </table:table-cell>
              <table:table-cell office:value-type="float" office:value="19.6516870559471">
                <text:p>19.65168705594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4165915163722">
                <text:p>1.04165915163722</text:p>
              </table:table-cell>
              <table:table-cell office:value-type="float" office:value="47.88931639141">
                <text:p>47.88931639141</text:p>
              </table:table-cell>
              <table:table-cell office:value-type="float" office:value="300.449753866779">
                <text:p>300.449753866779</text:p>
              </table:table-cell>
              <table:table-cell office:value-type="float" office:value="18.5201246456483">
                <text:p>18.52012464564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4439411935845">
                <text:p>1.04439411935845</text:p>
              </table:table-cell>
              <table:table-cell office:value-type="float" office:value="52.0791819556686">
                <text:p>52.0791819556686</text:p>
              </table:table-cell>
              <table:table-cell office:value-type="float" office:value="306.07041370011">
                <text:p>306.07041370011</text:p>
              </table:table-cell>
              <table:table-cell office:value-type="float" office:value="17.4573224124061">
                <text:p>17.45732241240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4712391211403">
                <text:p>1.04712391211403</text:p>
              </table:table-cell>
              <table:table-cell office:value-type="float" office:value="56.3945764461635">
                <text:p>56.3945764461635</text:p>
              </table:table-cell>
              <table:table-cell office:value-type="float" office:value="311.490199551469">
                <text:p>311.490199551469</text:p>
              </table:table-cell>
              <table:table-cell office:value-type="float" office:value="16.4636962446862">
                <text:p>16.46369624468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4984854945056">
                <text:p>1.04984854945056</text:p>
              </table:table-cell>
              <table:table-cell office:value-type="float" office:value="60.7993869057551">
                <text:p>60.7993869057551</text:p>
              </table:table-cell>
              <table:table-cell office:value-type="float" office:value="316.671126965323">
                <text:p>316.671126965323</text:p>
              </table:table-cell>
              <table:table-cell office:value-type="float" office:value="15.5029252412258">
                <text:p>15.50292524122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5256805080415">
                <text:p>1.05256805080415</text:p>
              </table:table-cell>
              <table:table-cell office:value-type="float" office:value="65.2204170139719">
                <text:p>65.2204170139719</text:p>
              </table:table-cell>
              <table:table-cell office:value-type="float" office:value="321.611740331877">
                <text:p>321.611740331877</text:p>
              </table:table-cell>
              <table:table-cell office:value-type="float" office:value="14.5384112418278">
                <text:p>14.53841124182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5528243550119">
                <text:p>1.05528243550119</text:p>
              </table:table-cell>
              <table:table-cell office:value-type="float" office:value="69.7314176092912">
                <text:p>69.7314176092912</text:p>
              </table:table-cell>
              <table:table-cell office:value-type="float" office:value="326.310584042632">
                <text:p>326.310584042632</text:p>
              </table:table-cell>
              <table:table-cell office:value-type="float" office:value="13.6070296656946">
                <text:p>13.60702966569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5799172275918">
                <text:p>1.05799172275918</text:p>
              </table:table-cell>
              <table:table-cell office:value-type="float" office:value="74.2958598460462">
                <text:p>74.2958598460462</text:p>
              </table:table-cell>
              <table:table-cell office:value-type="float" office:value="330.84009195492">
                <text:p>330.84009195492</text:p>
              </table:table-cell>
              <table:table-cell office:value-type="float" office:value="12.7089884570064">
                <text:p>12.70898845700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6069593168755">
                <text:p>1.06069593168755</text:p>
              </table:table-cell>
              <table:table-cell office:value-type="float" office:value="78.9509657170936">
                <text:p>78.9509657170936</text:p>
              </table:table-cell>
              <table:table-cell office:value-type="float" office:value="335.125196250616">
                <text:p>335.125196250616</text:p>
              </table:table-cell>
              <table:table-cell office:value-type="float" office:value="11.8815096086203">
                <text:p>11.88150960862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6339508128851">
                <text:p>1.06339508128851</text:p>
              </table:table-cell>
              <table:table-cell office:value-type="float" office:value="83.6971511109001">
                <text:p>83.6971511109001</text:p>
              </table:table-cell>
              <table:table-cell office:value-type="float" office:value="339.275691410556">
                <text:p>339.275691410556</text:p>
              </table:table-cell>
              <table:table-cell office:value-type="float" office:value="11.0508422822544">
                <text:p>11.05084228225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6608919045777">
                <text:p>1.06608919045777</text:p>
              </table:table-cell>
              <table:table-cell office:value-type="float" office:value="88.5348319158258">
                <text:p>88.5348319158258</text:p>
              </table:table-cell>
              <table:table-cell office:value-type="float" office:value="343.179287623367">
                <text:p>343.179287623367</text:p>
              </table:table-cell>
              <table:table-cell office:value-type="float" office:value="10.2912918341098">
                <text:p>10.29129183410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6877827798541">
                <text:p>1.06877827798541</text:p>
              </table:table-cell>
              <table:table-cell office:value-type="float" office:value="93.4644240202018">
                <text:p>93.4644240202018</text:p>
              </table:table-cell>
              <table:table-cell office:value-type="float" office:value="346.946195257786">
                <text:p>346.946195257786</text:p>
              </table:table-cell>
              <table:table-cell office:value-type="float" office:value="9.56605215977374">
                <text:p>9.566052159773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7146236255663">
                <text:p>1.07146236255663</text:p>
              </table:table-cell>
              <table:table-cell office:value-type="float" office:value="98.4490520049998">
                <text:p>98.4490520049998</text:p>
              </table:table-cell>
              <table:table-cell office:value-type="float" office:value="350.500999922346">
                <text:p>350.500999922346</text:p>
              </table:table-cell>
              <table:table-cell office:value-type="float" office:value="8.87533120348104">
                <text:p>8.875331203481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7414146275251">
                <text:p>1.07414146275251</text:p>
              </table:table-cell>
              <table:table-cell office:value-type="float" office:value="103.526284436595">
                <text:p>103.526284436595</text:p>
              </table:table-cell>
              <table:table-cell office:value-type="float" office:value="353.879814573594">
                <text:p>353.879814573594</text:p>
              </table:table-cell>
              <table:table-cell office:value-type="float" office:value="8.21933690943737">
                <text:p>8.219336909437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7681559705083">
                <text:p>1.07681559705083</text:p>
              </table:table-cell>
              <table:table-cell office:value-type="float" office:value="108.696537203411">
                <text:p>108.696537203411</text:p>
              </table:table-cell>
              <table:table-cell office:value-type="float" office:value="357.081599490545">
                <text:p>357.081599490545</text:p>
              </table:table-cell>
              <table:table-cell office:value-type="float" office:value="7.5982772218638">
                <text:p>7.59827722186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7948478382682">
                <text:p>1.07948478382682</text:p>
              </table:table-cell>
              <table:table-cell office:value-type="float" office:value="113.960226193912">
                <text:p>113.960226193912</text:p>
              </table:table-cell>
              <table:table-cell office:value-type="float" office:value="360.06781570054">
                <text:p>360.06781570054</text:p>
              </table:table-cell>
              <table:table-cell office:value-type="float" office:value="7.01236008498241">
                <text:p>7.012360084982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8214904135387">
                <text:p>1.08214904135387</text:p>
              </table:table-cell>
              <table:table-cell office:value-type="float" office:value="119.317767296376">
                <text:p>119.317767296376</text:p>
              </table:table-cell>
              <table:table-cell office:value-type="float" office:value="362.912352670968">
                <text:p>362.912352670968</text:p>
              </table:table-cell>
              <table:table-cell office:value-type="float" office:value="6.46179344300275">
                <text:p>6.461793443002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8480838780436">
                <text:p>1.08480838780436</text:p>
              </table:table-cell>
              <table:table-cell office:value-type="float" office:value="124.731938518093">
                <text:p>124.731938518093</text:p>
              </table:table-cell>
              <table:table-cell office:value-type="float" office:value="365.539102862921">
                <text:p>365.539102862921</text:p>
              </table:table-cell>
              <table:table-cell office:value-type="float" office:value="5.98442312141727">
                <text:p>5.984423121417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8746284125034">
                <text:p>1.08746284125034</text:p>
              </table:table-cell>
              <table:table-cell office:value-type="float" office:value="130.278362195247">
                <text:p>130.278362195247</text:p>
              </table:table-cell>
              <table:table-cell office:value-type="float" office:value="368.022233003072">
                <text:p>368.022233003072</text:p>
              </table:table-cell>
              <table:table-cell office:value-type="float" office:value="5.50525061664432">
                <text:p>5.505250616644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9011241966429">
                <text:p>1.09011241966429</text:p>
              </table:table-cell>
              <table:table-cell office:value-type="float" office:value="135.882109138763">
                <text:p>135.882109138763</text:p>
              </table:table-cell>
              <table:table-cell office:value-type="float" office:value="370.323134803251">
                <text:p>370.323134803251</text:p>
              </table:table-cell>
              <table:table-cell office:value-type="float" office:value="5.06205243942014">
                <text:p>5.062052439420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9275714091985">
                <text:p>1.09275714091985</text:p>
              </table:table-cell>
              <table:table-cell office:value-type="float" office:value="141.581233118364">
                <text:p>141.581233118364</text:p>
              </table:table-cell>
              <table:table-cell office:value-type="float" office:value="372.440768542587">
                <text:p>372.440768542587</text:p>
              </table:table-cell>
              <table:table-cell office:value-type="float" office:value="4.65503653396385">
                <text:p>4.655036533963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9539702279256">
                <text:p>1.09539702279256</text:p>
              </table:table-cell>
              <table:table-cell office:value-type="float" office:value="147.338234882441">
                <text:p>147.338234882441</text:p>
              </table:table-cell>
              <table:table-cell office:value-type="float" office:value="374.374094500571">
                <text:p>374.374094500571</text:p>
              </table:table-cell>
              <table:table-cell office:value-type="float" office:value="4.28441084449712">
                <text:p>4.284410844497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9803208296053">
                <text:p>1.09803208296053</text:p>
              </table:table-cell>
              <table:table-cell office:value-type="float" office:value="153.229291284993">
                <text:p>153.229291284993</text:p>
              </table:table-cell>
              <table:table-cell office:value-type="float" office:value="376.198041865783">
                <text:p>376.198041865783</text:p>
              </table:table-cell>
              <table:table-cell office:value-type="float" office:value="3.95038331523035">
                <text:p>3.950383315230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006623390052">
                <text:p>1.1006623390052</text:p>
              </table:table-cell>
              <table:table-cell office:value-type="float" office:value="159.17891861903">
                <text:p>159.17891861903</text:p>
              </table:table-cell>
              <table:table-cell office:value-type="float" office:value="377.835879265682">
                <text:p>377.835879265682</text:p>
              </table:table-cell>
              <table:table-cell office:value-type="float" office:value="3.61510812068081">
                <text:p>3.615108120680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0328780841202">
                <text:p>1.10328780841202</text:p>
              </table:table-cell>
              <table:table-cell office:value-type="float" office:value="165.22544791341">
                <text:p>165.22544791341</text:p>
              </table:table-cell>
              <table:table-cell office:value-type="float" office:value="379.324690064244">
                <text:p>379.324690064244</text:p>
              </table:table-cell>
              <table:table-cell office:value-type="float" office:value="3.31670834528535">
                <text:p>3.316708345285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0590850857116">
                <text:p>1.10590850857116</text:p>
              </table:table-cell>
              <table:table-cell office:value-type="float" office:value="171.407487455498">
                <text:p>171.407487455498</text:p>
              </table:table-cell>
              <table:table-cell office:value-type="float" office:value="380.663642484168">
                <text:p>380.663642484168</text:p>
              </table:table-cell>
              <table:table-cell office:value-type="float" office:value="3.05539193325308">
                <text:p>3.055391933253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0852445677817">
                <text:p>1.10852445677817</text:p>
              </table:table-cell>
              <table:table-cell office:value-type="float" office:value="177.687399364407">
                <text:p>177.687399364407</text:p>
              </table:table-cell>
              <table:table-cell office:value-type="float" office:value="381.890166463426">
                <text:p>381.890166463426</text:p>
              </table:table-cell>
              <table:table-cell office:value-type="float" office:value="2.83136682880408">
                <text:p>2.831366828804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1113567023471">
                <text:p>1.11113567023471</text:p>
              </table:table-cell>
              <table:table-cell office:value-type="float" office:value="184.027268499216">
                <text:p>184.027268499216</text:p>
              </table:table-cell>
              <table:table-cell office:value-type="float" office:value="383.003638167917">
                <text:p>383.003638167917</text:p>
              </table:table-cell>
              <table:table-cell office:value-type="float" office:value="2.60650994749983">
                <text:p>2.606509947499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1374216604919">
                <text:p>1.11374216604919</text:p>
              </table:table-cell>
              <table:table-cell office:value-type="float" office:value="190.465703147916">
                <text:p>190.465703147916</text:p>
              </table:table-cell>
              <table:table-cell office:value-type="float" office:value="383.926633079207">
                <text:p>383.926633079207</text:p>
              </table:table-cell>
              <table:table-cell office:value-type="float" office:value="2.38082128934895">
                <text:p>2.380821289348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1634396123747">
                <text:p>1.11634396123747</text:p>
              </table:table-cell>
              <table:table-cell office:value-type="float" office:value="197.00311919912">
                <text:p>197.00311919912</text:p>
              </table:table-cell>
              <table:table-cell office:value-type="float" office:value="384.696581134778">
                <text:p>384.696581134778</text:p>
              </table:table-cell>
              <table:table-cell office:value-type="float" office:value="2.19277051246823">
                <text:p>2.192770512468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1894107272351">
                <text:p>1.11894107272351</text:p>
              </table:table-cell>
              <table:table-cell office:value-type="float" office:value="203.601393567715">
                <text:p>203.601393567715</text:p>
              </table:table-cell>
              <table:table-cell office:value-type="float" office:value="385.312650556505">
                <text:p>385.312650556505</text:p>
              </table:table-cell>
              <table:table-cell office:value-type="float" office:value="2.04256556106169">
                <text:p>2.042565561061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2153351734003">
                <text:p>1.12153351734003</text:p>
              </table:table-cell>
              <table:table-cell office:value-type="float" office:value="210.299342486046">
                <text:p>210.299342486046</text:p>
              </table:table-cell>
              <table:table-cell office:value-type="float" office:value="385.812617856262">
                <text:p>385.812617856262</text:p>
              </table:table-cell>
              <table:table-cell office:value-type="float" office:value="1.89180609175992">
                <text:p>1.891806091759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2412131182919">
                <text:p>1.12412131182919</text:p>
              </table:table-cell>
              <table:table-cell office:value-type="float" office:value="217.058704240071">
                <text:p>217.058704240071</text:p>
              </table:table-cell>
              <table:table-cell office:value-type="float" office:value="386.118503996548">
                <text:p>386.118503996548</text:p>
              </table:table-cell>
              <table:table-cell office:value-type="float" office:value="1.74049210456222">
                <text:p>1.740492104562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2670447284319">
                <text:p>1.12670447284319</text:p>
              </table:table-cell>
              <table:table-cell office:value-type="float" office:value="223.879686773623">
                <text:p>223.879686773623</text:p>
              </table:table-cell>
              <table:table-cell office:value-type="float" office:value="386.268016172767">
                <text:p>386.268016172767</text:p>
              </table:table-cell>
              <table:table-cell office:value-type="float" office:value="1.62737051652685">
                <text:p>1.627370516526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2928301694497">
                <text:p>1.12928301694497</text:p>
              </table:table-cell>
              <table:table-cell office:value-type="float" office:value="230.762498031019">
                <text:p>230.762498031019</text:p>
              </table:table-cell>
              <table:table-cell office:value-type="float" office:value="386.221506376559">
                <text:p>386.221506376559</text:p>
              </table:table-cell>
              <table:table-cell office:value-type="float" office:value="1.51383304006892">
                <text:p>1.513833040068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3185696060879">
                <text:p>1.13185696060879</text:p>
              </table:table-cell>
              <table:table-cell office:value-type="float" office:value="237.66846041041">
                <text:p>237.66846041041</text:p>
              </table:table-cell>
              <table:table-cell office:value-type="float" office:value="385.977934887718">
                <text:p>385.977934887718</text:p>
              </table:table-cell>
              <table:table-cell office:value-type="float" office:value="1.39987967519221">
                <text:p>1.399879675192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3442632022093">
                <text:p>1.13442632022093</text:p>
              </table:table-cell>
              <table:table-cell office:value-type="float" office:value="244.636528772407">
                <text:p>244.636528772407</text:p>
              </table:table-cell>
              <table:table-cell office:value-type="float" office:value="385.536261984158">
                <text:p>385.536261984158</text:p>
              </table:table-cell>
              <table:table-cell office:value-type="float" office:value="1.32446528316271">
                <text:p>1.324465283162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3699111208023">
                <text:p>1.13699111208023</text:p>
              </table:table-cell>
              <table:table-cell office:value-type="float" office:value="251.627886885312">
                <text:p>251.627886885312</text:p>
              </table:table-cell>
              <table:table-cell office:value-type="float" office:value="384.973496297084">
                <text:p>384.973496297084</text:p>
              </table:table-cell>
              <table:table-cell office:value-type="float" office:value="1.20974945617938">
                <text:p>1.209749456179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3955135239879">
                <text:p>1.13955135239879</text:p>
              </table:table-cell>
              <table:table-cell office:value-type="float" office:value="258.642534749361">
                <text:p>258.642534749361</text:p>
              </table:table-cell>
              <table:table-cell office:value-type="float" office:value="384.171733522064">
                <text:p>384.171733522064</text:p>
              </table:table-cell>
              <table:table-cell office:value-type="float" office:value="1.13371123151927">
                <text:p>1.133711231519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4210705730255">
                <text:p>1.14210705730255</text:p>
              </table:table-cell>
              <table:table-cell office:value-type="float" office:value="265.680472364199">
                <text:p>265.680472364199</text:p>
              </table:table-cell>
              <table:table-cell office:value-type="float" office:value="383.247214409796">
                <text:p>383.247214409796</text:p>
              </table:table-cell>
              <table:table-cell office:value-type="float" office:value="1.05739574791176">
                <text:p>1.057395747911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4465824283188">
                <text:p>1.14465824283188</text:p>
              </table:table-cell>
              <table:table-cell office:value-type="float" office:value="272.780931850321">
                <text:p>272.780931850321</text:p>
              </table:table-cell>
              <table:table-cell office:value-type="float" office:value="382.160083007907">
                <text:p>382.160083007907</text:p>
              </table:table-cell>
              <table:table-cell office:value-type="float" office:value="1.0200351255729">
                <text:p>1.02003512557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4720492494223">
                <text:p>1.14720492494223</text:p>
              </table:table-cell>
              <table:table-cell office:value-type="float" office:value="279.865518281873">
                <text:p>279.865518281873</text:p>
              </table:table-cell>
              <table:table-cell office:value-type="float" office:value="380.909507539378">
                <text:p>380.909507539378</text:p>
              </table:table-cell>
              <table:table-cell office:value-type="float" office:value="0.943234438809852">
                <text:p>0.9432344388098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4974711950468">
                <text:p>1.14974711950468</text:p>
              </table:table-cell>
              <table:table-cell office:value-type="float" office:value="286.934023714384">
                <text:p>286.934023714384</text:p>
              </table:table-cell>
              <table:table-cell office:value-type="float" office:value="379.494656227078">
                <text:p>379.494656227078</text:p>
              </table:table-cell>
              <table:table-cell office:value-type="float" office:value="0.905527242786886">
                <text:p>0.9055272427868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5228484230658">
                <text:p>1.15228484230658</text:p>
              </table:table-cell>
              <table:table-cell office:value-type="float" office:value="294.025680268525">
                <text:p>294.025680268525</text:p>
              </table:table-cell>
              <table:table-cell office:value-type="float" office:value="377.875257230414">
                <text:p>377.875257230414</text:p>
              </table:table-cell>
              <table:table-cell office:value-type="float" office:value="0.867681417291422">
                <text:p>0.8676814172914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548181090521">
                <text:p>1.1548181090521</text:p>
              </table:table-cell>
              <table:table-cell office:value-type="float" office:value="301.100978564319">
                <text:p>301.100978564319</text:p>
              </table:table-cell>
              <table:table-cell office:value-type="float" office:value="376.12928958566">
                <text:p>376.12928958566</text:p>
              </table:table-cell>
              <table:table-cell office:value-type="float" office:value="0.829696962321309">
                <text:p>0.8296969623213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5734693536284">
                <text:p>1.15734693536284</text:p>
              </table:table-cell>
              <table:table-cell office:value-type="float" office:value="308.120131964888">
                <text:p>308.120131964888</text:p>
              </table:table-cell>
              <table:table-cell office:value-type="float" office:value="374.176972073995">
                <text:p>374.176972073995</text:p>
              </table:table-cell>
              <table:table-cell office:value-type="float" office:value="0.791573877880251">
                <text:p>0.7915738778802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987133677839">
                <text:p>1.15987133677839</text:p>
              </table:table-cell>
              <table:table-cell office:value-type="float" office:value="315.122372588904">
                <text:p>315.122372588904</text:p>
              </table:table-cell>
              <table:table-cell office:value-type="float" office:value="372.096560989792">
                <text:p>372.096560989792</text:p>
              </table:table-cell>
              <table:table-cell office:value-type="float" office:value="0.753312163964416">
                <text:p>0.7533121639644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6239132875691">
                <text:p>1.16239132875691</text:p>
              </table:table-cell>
              <table:table-cell office:value-type="float" office:value="322.067775170086">
                <text:p>322.067775170086</text:p>
              </table:table-cell>
              <table:table-cell office:value-type="float" office:value="369.847715178671">
                <text:p>369.847715178671</text:p>
              </table:table-cell>
              <table:table-cell office:value-type="float" office:value="0.754629143942735">
                <text:p>0.7546291439427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6490692667569">
                <text:p>1.16490692667569</text:p>
              </table:table-cell>
              <table:table-cell office:value-type="float" office:value="328.955923819427">
                <text:p>328.955923819427</text:p>
              </table:table-cell>
              <table:table-cell office:value-type="float" office:value="367.429602863135">
                <text:p>367.429602863135</text:p>
              </table:table-cell>
              <table:table-cell office:value-type="float" office:value="0.716159485818781">
                <text:p>0.7161594858187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6741814583174">
                <text:p>1.16741814583174</text:p>
              </table:table-cell>
              <table:table-cell office:value-type="float" office:value="335.786402648234">
                <text:p>335.786402648234</text:p>
              </table:table-cell>
              <table:table-cell office:value-type="float" office:value="364.841392266105">
                <text:p>364.841392266105</text:p>
              </table:table-cell>
              <table:table-cell office:value-type="float" office:value="0.717407151058542">
                <text:p>0.7174071510585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6992500144231">
                <text:p>1.16992500144231</text:p>
              </table:table-cell>
              <table:table-cell office:value-type="float" office:value="342.518870500912">
                <text:p>342.518870500912</text:p>
              </table:table-cell>
              <table:table-cell office:value-type="float" office:value="362.122176878806">
                <text:p>362.122176878806</text:p>
              </table:table-cell>
              <table:table-cell office:value-type="float" office:value="0.71865481629752">
                <text:p>0.718654816297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7242750864548">
                <text:p>1.17242750864548</text:p>
              </table:table-cell>
              <table:table-cell office:value-type="float" office:value="349.192698126861">
                <text:p>349.192698126861</text:p>
              </table:table-cell>
              <table:table-cell office:value-type="float" office:value="359.271332868354">
                <text:p>359.271332868354</text:p>
              </table:table-cell>
              <table:table-cell office:value-type="float" office:value="0.679907899227653">
                <text:p>0.6799078992276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7492568250068">
                <text:p>1.17492568250068</text:p>
              </table:table-cell>
              <table:table-cell office:value-type="float" office:value="355.727341843634">
                <text:p>355.727341843634</text:p>
              </table:table-cell>
              <table:table-cell office:value-type="float" office:value="356.248172505192">
                <text:p>356.248172505192</text:p>
              </table:table-cell>
              <table:table-cell office:value-type="float" office:value="0.681086249728774">
                <text:p>0.6810862497287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7741953798924">
                <text:p>1.17741953798924</text:p>
              </table:table-cell>
              <table:table-cell office:value-type="float" office:value="362.121969874927">
                <text:p>362.121969874927</text:p>
              </table:table-cell>
              <table:table-cell office:value-type="float" office:value="353.091997224826">
                <text:p>353.091997224826</text:p>
              </table:table-cell>
              <table:table-cell office:value-type="float" office:value="0.68226460022983">
                <text:p>0.682264600229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17990909001493">
                <text:p>1.17990909001493</text:p>
              </table:table-cell>
              <table:table-cell office:value-type="float" office:value="368.375750442675">
                <text:p>368.375750442675</text:p>
              </table:table-cell>
              <table:table-cell office:value-type="float" office:value="349.761980666951">
                <text:p>349.761980666951</text:p>
              </table:table-cell>
              <table:table-cell office:value-type="float" office:value="0.683442950728524">
                <text:p>0.6834429507285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8239435340453">
                <text:p>1.18239435340453</text:p>
              </table:table-cell>
              <table:table-cell office:value-type="float" office:value="374.447579930301">
                <text:p>374.447579930301</text:p>
              </table:table-cell>
              <table:table-cell office:value-type="float" office:value="346.25729105622">
                <text:p>346.25729105622</text:p>
              </table:table-cell>
              <table:table-cell office:value-type="float" office:value="0.644349459979008">
                <text:p>0.6443494599790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8487534290828">
                <text:p>1.18487534290828</text:p>
              </table:table-cell>
              <table:table-cell office:value-type="float" office:value="380.336418615381">
                <text:p>380.336418615381</text:p>
              </table:table-cell>
              <table:table-cell office:value-type="float" office:value="342.657778926501">
                <text:p>342.657778926501</text:p>
              </table:table-cell>
              <table:table-cell office:value-type="float" office:value="0.645458495740995">
                <text:p>0.6454584957409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873520732005">
                <text:p>1.1873520732005</text:p>
              </table:table-cell>
              <table:table-cell office:value-type="float" office:value="386.041226777177">
                <text:p>386.041226777177</text:p>
              </table:table-cell>
              <table:table-cell office:value-type="float" office:value="338.882207448278">
                <text:p>338.882207448278</text:p>
              </table:table-cell>
              <table:table-cell office:value-type="float" office:value="0.606157060782754">
                <text:p>0.6061570607827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8982455888002">
                <text:p>1.18982455888002</text:p>
              </table:table-cell>
              <table:table-cell office:value-type="float" office:value="391.520484910057">
                <text:p>391.520484910057</text:p>
              </table:table-cell>
              <table:table-cell office:value-type="float" office:value="335.010704416422">
                <text:p>335.010704416422</text:p>
              </table:table-cell>
              <table:table-cell office:value-type="float" office:value="0.607196781808402">
                <text:p>0.6071967818084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9229281447077">
                <text:p>1.19229281447077</text:p>
              </table:table-cell>
              <table:table-cell office:value-type="float" office:value="396.813494448292">
                <text:p>396.813494448292</text:p>
              </table:table-cell>
              <table:table-cell office:value-type="float" office:value="331.002304841755">
                <text:p>331.002304841755</text:p>
              </table:table-cell>
              <table:table-cell office:value-type="float" office:value="0.567687402644195">
                <text:p>0.5676874026441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9475685442225">
                <text:p>1.19475685442225</text:p>
              </table:table-cell>
              <table:table-cell office:value-type="float" office:value="401.878597255766">
                <text:p>401.878597255766</text:p>
              </table:table-cell>
              <table:table-cell office:value-type="float" office:value="326.897003306489">
                <text:p>326.897003306489</text:p>
              </table:table-cell>
              <table:table-cell office:value-type="float" office:value="0.528039394008991">
                <text:p>0.528039394008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9721669311005">
                <text:p>1.19721669311005</text:p>
              </table:table-cell>
              <table:table-cell office:value-type="float" office:value="406.714545667516">
                <text:p>406.714545667516</text:p>
              </table:table-cell>
              <table:table-cell office:value-type="float" office:value="322.694383922476">
                <text:p>322.694383922476</text:p>
              </table:table-cell>
              <table:table-cell office:value-type="float" office:value="0.528940485561996">
                <text:p>0.5289404855619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9967234483637">
                <text:p>1.19967234483637</text:p>
              </table:table-cell>
              <table:table-cell office:value-type="float" office:value="411.279334973934">
                <text:p>411.279334973934</text:p>
              </table:table-cell>
              <table:table-cell office:value-type="float" office:value="318.394030801345">
                <text:p>318.394030801345</text:p>
              </table:table-cell>
              <table:table-cell office:value-type="float" office:value="0.48908453272096">
                <text:p>0.489084532720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0212382383046">
                <text:p>1.20212382383046</text:p>
              </table:table-cell>
              <table:table-cell office:value-type="float" office:value="415.653162283462">
                <text:p>415.653162283462</text:p>
              </table:table-cell>
              <table:table-cell office:value-type="float" office:value="314.036354413554">
                <text:p>314.036354413554</text:p>
              </table:table-cell>
              <table:table-cell office:value-type="float" office:value="0.489916309537525">
                <text:p>0.4899163095375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045711442492">
                <text:p>1.2045711442492</text:p>
              </table:table-cell>
              <table:table-cell office:value-type="float" office:value="419.712300854408">
                <text:p>419.712300854408</text:p>
              </table:table-cell>
              <table:table-cell office:value-type="float" office:value="309.580251141759">
                <text:p>309.580251141759</text:p>
              </table:table-cell>
              <table:table-cell office:value-type="float" office:value="0.449852412491327">
                <text:p>0.4498524124913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0701432017753">
                <text:p>1.20701432017753</text:p>
              </table:table-cell>
              <table:table-cell office:value-type="float" office:value="423.577982097418">
                <text:p>423.577982097418</text:p>
              </table:table-cell>
              <table:table-cell office:value-type="float" office:value="305.107235073653">
                <text:p>305.107235073653</text:p>
              </table:table-cell>
              <table:table-cell office:value-type="float" office:value="0.450614874571721">
                <text:p>0.4506148745717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0945336562895">
                <text:p>1.20945336562895</text:p>
              </table:table-cell>
              <table:table-cell office:value-type="float" office:value="427.167097686235">
                <text:p>427.167097686235</text:p>
              </table:table-cell>
              <table:table-cell office:value-type="float" office:value="300.535237603649">
                <text:p>300.535237603649</text:p>
              </table:table-cell>
              <table:table-cell office:value-type="float" office:value="0.451377336652121">
                <text:p>0.4513773366521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11888294546">
                <text:p>1.211888294546</text:p>
              </table:table-cell>
              <table:table-cell office:value-type="float" office:value="430.395984774381">
                <text:p>430.395984774381</text:p>
              </table:table-cell>
              <table:table-cell office:value-type="float" office:value="295.946050078841">
                <text:p>295.946050078841</text:p>
              </table:table-cell>
              <table:table-cell office:value-type="float" office:value="0.411036180665057">
                <text:p>0.4110361806650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1431912080077">
                <text:p>1.21431912080077</text:p>
              </table:table-cell>
              <table:table-cell office:value-type="float" office:value="433.303944797484">
                <text:p>433.303944797484</text:p>
              </table:table-cell>
              <table:table-cell office:value-type="float" office:value="291.298499566914">
                <text:p>291.298499566914</text:p>
              </table:table-cell>
              <table:table-cell office:value-type="float" office:value="0.411729328009772">
                <text:p>0.4117293280097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1674585819531">
                <text:p>1.21674585819531</text:p>
              </table:table-cell>
              <table:table-cell office:value-type="float" office:value="435.80682970651">
                <text:p>435.80682970651</text:p>
              </table:table-cell>
              <table:table-cell office:value-type="float" office:value="286.592378123454">
                <text:p>286.592378123454</text:p>
              </table:table-cell>
              <table:table-cell office:value-type="float" office:value="0.412422475353942">
                <text:p>0.4124224753539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1916852046216">
                <text:p>1.21916852046216</text:p>
              </table:table-cell>
              <table:table-cell office:value-type="float" office:value="437.778625372145">
                <text:p>437.778625372145</text:p>
              </table:table-cell>
              <table:table-cell office:value-type="float" office:value="281.82747780398">
                <text:p>281.82747780398</text:p>
              </table:table-cell>
              <table:table-cell office:value-type="float" office:value="0.413115622697127">
                <text:p>0.4131156226971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22158712126481">
                <text:p>1.22158712126481</text:p>
              </table:table-cell>
              <table:table-cell office:value-type="float" office:value="439.340771151371">
                <text:p>439.340771151371</text:p>
              </table:table-cell>
              <table:table-cell office:value-type="float" office:value="277.044971541719">
                <text:p>277.044971541719</text:p>
              </table:table-cell>
              <table:table-cell office:value-type="float" office:value="0.372427893035918">
                <text:p>0.3724278930359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240016741981">
                <text:p>1.2240016741981</text:p>
              </table:table-cell>
              <table:table-cell office:value-type="float" office:value="440.532637794263">
                <text:p>440.532637794263</text:p>
              </table:table-cell>
              <table:table-cell office:value-type="float" office:value="272.203409145176">
                <text:p>272.203409145176</text:p>
              </table:table-cell>
              <table:table-cell office:value-type="float" office:value="0.37305172564437">
                <text:p>0.373051725644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22641219278879">
                <text:p>1.22641219278879</text:p>
              </table:table-cell>
              <table:table-cell office:value-type="float" office:value="441.352353801752">
                <text:p>441.352353801752</text:p>
              </table:table-cell>
              <table:table-cell office:value-type="float" office:value="267.344102175868">
                <text:p>267.344102175868</text:p>
              </table:table-cell>
              <table:table-cell office:value-type="float" office:value="0.332156051779305">
                <text:p>0.3321560517793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22881869049588">
                <text:p>1.22881869049588</text:p>
              </table:table-cell>
              <table:table-cell office:value-type="float" office:value="441.756458855797">
                <text:p>441.756458855797</text:p>
              </table:table-cell>
              <table:table-cell office:value-type="float" office:value="262.425461813225">
                <text:p>262.425461813225</text:p>
              </table:table-cell>
              <table:table-cell office:value-type="float" office:value="0.332710569652267">
                <text:p>0.3327105696522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23122118071119">
                <text:p>1.23122118071119</text:p>
              </table:table-cell>
              <table:table-cell office:value-type="float" office:value="441.909506058085">
                <text:p>441.909506058085</text:p>
              </table:table-cell>
              <table:table-cell office:value-type="float" office:value="257.530596384906">
                <text:p>257.530596384906</text:p>
              </table:table-cell>
              <table:table-cell office:value-type="float" office:value="0.333265087524951">
                <text:p>0.3332650875249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2336196767597">
                <text:p>1.2336196767597</text:p>
              </table:table-cell>
              <table:table-cell office:value-type="float" office:value="441.685065391217">
                <text:p>441.685065391217</text:p>
              </table:table-cell>
              <table:table-cell office:value-type="float" office:value="252.576258933683">
                <text:p>252.576258933683</text:p>
              </table:table-cell>
              <table:table-cell office:value-type="float" office:value="0.292092154722581">
                <text:p>0.2920921547225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3601419190009">
                <text:p>1.23601419190009</text:p>
              </table:table-cell>
              <table:table-cell office:value-type="float" office:value="441.039468591673">
                <text:p>441.039468591673</text:p>
              </table:table-cell>
              <table:table-cell office:value-type="float" office:value="247.645835046026">
                <text:p>247.645835046026</text:p>
              </table:table-cell>
              <table:table-cell office:value-type="float" office:value="0.292577357860284">
                <text:p>0.2925773578602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23840473932508">
                <text:p>1.23840473932508</text:p>
              </table:table-cell>
              <table:table-cell office:value-type="float" office:value="439.970636217972">
                <text:p>439.970636217972</text:p>
              </table:table-cell>
              <table:table-cell office:value-type="float" office:value="242.655800506173">
                <text:p>242.655800506173</text:p>
              </table:table-cell>
              <table:table-cell office:value-type="float" office:value="0.251196480855251">
                <text:p>0.2511964808552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24079133216196">
                <text:p>1.24079133216196</text:p>
              </table:table-cell>
              <table:table-cell office:value-type="float" office:value="438.476488827491">
                <text:p>438.476488827491</text:p>
              </table:table-cell>
              <table:table-cell office:value-type="float" office:value="237.689818159355">
                <text:p>237.689818159355</text:p>
              </table:table-cell>
              <table:table-cell office:value-type="float" office:value="0.251612369258316">
                <text:p>0.2516123692583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4317398347295">
                <text:p>1.24317398347295</text:p>
              </table:table-cell>
              <table:table-cell office:value-type="float" office:value="436.386928140308">
                <text:p>436.386928140308</text:p>
              </table:table-cell>
              <table:table-cell office:value-type="float" office:value="232.706091240476">
                <text:p>232.706091240476</text:p>
              </table:table-cell>
              <table:table-cell office:value-type="float" office:value="0.210023548050971">
                <text:p>0.2100235480509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4555270625568">
                <text:p>1.24555270625568</text:p>
              </table:table-cell>
              <table:table-cell office:value-type="float" office:value="433.909413059362">
                <text:p>433.909413059362</text:p>
              </table:table-cell>
              <table:table-cell office:value-type="float" office:value="227.662545725222">
                <text:p>227.662545725222</text:p>
              </table:table-cell>
              <table:table-cell office:value-type="float" office:value="0.21037012171985">
                <text:p>0.210370121719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24792751344359">
                <text:p>1.24792751344359</text:p>
              </table:table-cell>
              <table:table-cell office:value-type="float" office:value="430.957785408244">
                <text:p>430.957785408244</text:p>
              </table:table-cell>
              <table:table-cell office:value-type="float" office:value="222.685403686403">
                <text:p>222.685403686403</text:p>
              </table:table-cell>
              <table:table-cell office:value-type="float" office:value="0.168573356310676">
                <text:p>0.1685733563106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25029841790633">
                <text:p>1.25029841790633</text:p>
              </table:table-cell>
              <table:table-cell office:value-type="float" office:value="427.65639576288">
                <text:p>427.65639576288</text:p>
              </table:table-cell>
              <table:table-cell office:value-type="float" office:value="217.690655705179">
                <text:p>217.690655705179</text:p>
              </table:table-cell>
              <table:table-cell office:value-type="float" office:value="0.168850615245437">
                <text:p>0.1688506152454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25266543245025">
                <text:p>1.25266543245025</text:p>
              </table:table-cell>
              <table:table-cell office:value-type="float" office:value="423.919016631228">
                <text:p>423.919016631228</text:p>
              </table:table-cell>
              <table:table-cell office:value-type="float" office:value="212.678301780877">
                <text:p>212.678301780877</text:p>
              </table:table-cell>
              <table:table-cell office:value-type="float" office:value="0.126845905634718">
                <text:p>0.1268459056347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25502856981873">
                <text:p>1.25502856981873</text:p>
              </table:table-cell>
              <table:table-cell office:value-type="float" office:value="419.870622422872">
                <text:p>419.870622422872</text:p>
              </table:table-cell>
              <table:table-cell office:value-type="float" office:value="207.733044480955">
                <text:p>207.733044480955</text:p>
              </table:table-cell>
              <table:table-cell office:value-type="float" office:value="0.127053849835447">
                <text:p>0.1270538498354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25738784269265">
                <text:p>1.25738784269265</text:p>
              </table:table-cell>
              <table:table-cell office:value-type="float" office:value="415.467336929528">
                <text:p>415.467336929528</text:p>
              </table:table-cell>
              <table:table-cell office:value-type="float" office:value="202.812879095372">
                <text:p>202.812879095372</text:p>
              </table:table-cell>
              <table:table-cell office:value-type="float" office:value="0.127261794036">
                <text:p>0.1272617940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25974326369078">
                <text:p>1.25974326369078</text:p>
              </table:table-cell>
              <table:table-cell office:value-type="float" office:value="410.665006684599">
                <text:p>410.665006684599</text:p>
              </table:table-cell>
              <table:table-cell office:value-type="float" office:value="197.875523655476">
                <text:p>197.875523655476</text:p>
              </table:table-cell>
              <table:table-cell office:value-type="float" office:value="0.127469738236296">
                <text:p>0.1274697382362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26209484537018">
                <text:p>1.26209484537018</text:p>
              </table:table-cell>
              <table:table-cell office:value-type="float" office:value="405.546878645939">
                <text:p>405.546878645939</text:p>
              </table:table-cell>
              <table:table-cell office:value-type="float" office:value="192.963537389095">
                <text:p>192.963537389095</text:p>
              </table:table-cell>
              <table:table-cell office:value-type="float" office:value="0.127677682436543">
                <text:p>0.1276776824365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2644426002266">
                <text:p>1.2644426002266</text:p>
              </table:table-cell>
              <table:table-cell office:value-type="float" office:value="400.026240119238">
                <text:p>400.026240119238</text:p>
              </table:table-cell>
              <table:table-cell office:value-type="float" office:value="188.077128240205">
                <text:p>188.077128240205</text:p>
              </table:table-cell>
              <table:table-cell office:value-type="float" office:value="0.0852570844243901">
                <text:p>0.08525708442439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2667865406949">
                <text:p>1.2667865406949</text:p>
              </table:table-cell>
              <table:table-cell office:value-type="float" office:value="394.18661532084">
                <text:p>394.18661532084</text:p>
              </table:table-cell>
              <table:table-cell office:value-type="float" office:value="183.216504153133">
                <text:p>183.216504153133</text:p>
              </table:table-cell>
              <table:table-cell office:value-type="float" office:value="0.0853957138909965">
                <text:p>0.08539571389099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26912667914942">
                <text:p>1.26912667914942</text:p>
              </table:table-cell>
              <table:table-cell office:value-type="float" office:value="387.98378146948">
                <text:p>387.98378146948</text:p>
              </table:table-cell>
              <table:table-cell office:value-type="float" office:value="178.339105900323">
                <text:p>178.339105900323</text:p>
              </table:table-cell>
              <table:table-cell office:value-type="float" office:value="0.085534343357469">
                <text:p>0.0855343433574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27146302790437">
                <text:p>1.27146302790437</text:p>
              </table:table-cell>
              <table:table-cell office:value-type="float" office:value="381.416075012191">
                <text:p>381.416075012191</text:p>
              </table:table-cell>
              <table:table-cell office:value-type="float" office:value="173.487769968483">
                <text:p>173.487769968483</text:p>
              </table:table-cell>
              <table:table-cell office:value-type="float" office:value="0.0856729728239423">
                <text:p>0.08567297282394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27379559921427">
                <text:p>1.27379559921427</text:p>
              </table:table-cell>
              <table:table-cell office:value-type="float" office:value="374.481832394541">
                <text:p>374.481832394541</text:p>
              </table:table-cell>
              <table:table-cell office:value-type="float" office:value="168.619798500292">
                <text:p>168.619798500292</text:p>
              </table:table-cell>
              <table:table-cell office:value-type="float" office:value="0.0858116022902248">
                <text:p>0.08581160229022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27612440527424">
                <text:p>1.27612440527424</text:p>
              </table:table-cell>
              <table:table-cell office:value-type="float" office:value="367.179390063622">
                <text:p>367.179390063622</text:p>
              </table:table-cell>
              <table:table-cell office:value-type="float" office:value="163.735191496068">
                <text:p>163.735191496068</text:p>
              </table:table-cell>
              <table:table-cell office:value-type="float" office:value="0.0859502317564659">
                <text:p>0.08595023175646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27844945822048">
                <text:p>1.27844945822048</text:p>
              </table:table-cell>
              <table:table-cell office:value-type="float" office:value="359.37795117341">
                <text:p>359.37795117341</text:p>
              </table:table-cell>
              <table:table-cell office:value-type="float" office:value="158.790904524938">
                <text:p>158.790904524938</text:p>
              </table:table-cell>
              <table:table-cell office:value-type="float" office:value="0.08608886122252">
                <text:p>0.086088861222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2807707701306">
                <text:p>1.2807707701306</text:p>
              </table:table-cell>
              <table:table-cell office:value-type="float" office:value="351.290797065441">
                <text:p>351.290797065441</text:p>
              </table:table-cell>
              <table:table-cell office:value-type="float" office:value="153.829843388499">
                <text:p>153.829843388499</text:p>
              </table:table-cell>
              <table:table-cell office:value-type="float" office:value="0.0862274906886207">
                <text:p>0.08622749068862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83088353024">
                <text:p>1.283088353024</text:p>
              </table:table-cell>
              <table:table-cell office:value-type="float" office:value="342.916680073356">
                <text:p>342.916680073356</text:p>
              </table:table-cell>
              <table:table-cell office:value-type="float" office:value="148.852008086243">
                <text:p>148.852008086243</text:p>
              </table:table-cell>
              <table:table-cell office:value-type="float" office:value="0.0431830600772391">
                <text:p>0.04318306007723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28540221886225">
                <text:p>1.28540221886225</text:p>
              </table:table-cell>
              <table:table-cell office:value-type="float" office:value="334.297604907863">
                <text:p>334.297604907863</text:p>
              </table:table-cell>
              <table:table-cell office:value-type="float" office:value="143.943903368271">
                <text:p>143.943903368271</text:p>
              </table:table-cell>
              <table:table-cell office:value-type="float" office:value="0.0432523748101777">
                <text:p>0.04325237481017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28771237954945">
                <text:p>1.28771237954945</text:p>
              </table:table-cell>
              <table:table-cell office:value-type="float" office:value="325.519175226219">
                <text:p>325.519175226219</text:p>
              </table:table-cell>
              <table:table-cell office:value-type="float" office:value="139.06262343308">
                <text:p>139.06262343308</text:p>
              </table:table-cell>
              <table:table-cell office:value-type="float" office:value="0.0433216895430156">
                <text:p>0.04332168954301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29001884693262">
                <text:p>1.29001884693262</text:p>
              </table:table-cell>
              <table:table-cell office:value-type="float" office:value="316.580767196792">
                <text:p>316.580767196792</text:p>
              </table:table-cell>
              <table:table-cell office:value-type="float" office:value="134.251767229561">
                <text:p>134.251767229561</text:p>
              </table:table-cell>
              <table:table-cell office:value-type="float" office:value="0.0433910042758761">
                <text:p>0.04339100427587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29232163280204">
                <text:p>1.29232163280204</text:p>
              </table:table-cell>
              <table:table-cell office:value-type="float" office:value="307.568677624067">
                <text:p>307.568677624067</text:p>
              </table:table-cell>
              <table:table-cell office:value-type="float" office:value="129.468290326706">
                <text:p>129.468290326706</text:p>
              </table:table-cell>
              <table:table-cell office:value-type="float" office:value="0.0434603190086289">
                <text:p>0.04346031900862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29462074889163">
                <text:p>1.29462074889163</text:p>
              </table:table-cell>
              <table:table-cell office:value-type="float" office:value="298.526228198082">
                <text:p>298.526228198082</text:p>
              </table:table-cell>
              <table:table-cell office:value-type="float" office:value="124.79945993641">
                <text:p>124.79945993641</text:p>
              </table:table-cell>
              <table:table-cell office:value-type="float" office:value="0.043529633741336">
                <text:p>0.0435296337413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29691620687929">
                <text:p>1.29691620687929</text:p>
              </table:table-cell>
              <table:table-cell office:value-type="float" office:value="289.497017867568">
                <text:p>289.497017867568</text:p>
              </table:table-cell>
              <table:table-cell office:value-type="float" office:value="120.202300942904">
                <text:p>120.202300942904</text:p>
              </table:table-cell>
              <table:table-cell office:value-type="float" office:value="0.0435989484740313">
                <text:p>0.04359894847403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29920801838728">
                <text:p>1.29920801838728</text:p>
              </table:table-cell>
              <table:table-cell office:value-type="float" office:value="280.52492283941">
                <text:p>280.52492283941</text:p>
              </table:table-cell>
              <table:table-cell office:value-type="float" office:value="115.720897497577">
                <text:p>115.720897497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30149619498255">
                <text:p>1.30149619498255</text:p>
              </table:table-cell>
              <table:table-cell office:value-type="float" office:value="271.916522048383">
                <text:p>271.916522048383</text:p>
              </table:table-cell>
              <table:table-cell office:value-type="float" office:value="111.443348589236">
                <text:p>111.443348589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3037807481771">
                <text:p>1.3037807481771</text:p>
              </table:table-cell>
              <table:table-cell office:value-type="float" office:value="263.410845635395">
                <text:p>263.410845635395</text:p>
              </table:table-cell>
              <table:table-cell office:value-type="float" office:value="107.326887045853">
                <text:p>107.326887045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30606168942834">
                <text:p>1.30606168942834</text:p>
              </table:table-cell>
              <table:table-cell office:value-type="float" office:value="255.008517433659">
                <text:p>255.008517433659</text:p>
              </table:table-cell>
              <table:table-cell office:value-type="float" office:value="103.284592229668">
                <text:p>103.284592229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30833903013941">
                <text:p>1.30833903013941</text:p>
              </table:table-cell>
              <table:table-cell office:value-type="float" office:value="246.710161275804">
                <text:p>246.710161275804</text:p>
              </table:table-cell>
              <table:table-cell office:value-type="float" office:value="99.3608255512278">
                <text:p>99.360825551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31061278165953">
                <text:p>1.31061278165953</text:p>
              </table:table-cell>
              <table:table-cell office:value-type="float" office:value="238.516400993857">
                <text:p>238.516400993857</text:p>
              </table:table-cell>
              <table:table-cell office:value-type="float" office:value="95.5121960060287">
                <text:p>95.5121960060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31288295528436">
                <text:p>1.31288295528436</text:p>
              </table:table-cell>
              <table:table-cell office:value-type="float" office:value="230.383776269272">
                <text:p>230.383776269272</text:p>
              </table:table-cell>
              <table:table-cell office:value-type="float" office:value="91.7391194826551">
                <text:p>91.7391194826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151495622563">
                <text:p>1.3151495622563</text:p>
              </table:table-cell>
              <table:table-cell office:value-type="float" office:value="222.312702990818">
                <text:p>222.312702990818</text:p>
              </table:table-cell>
              <table:table-cell office:value-type="float" office:value="88.0861653359844">
                <text:p>88.086165335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31741261376487">
                <text:p>1.31741261376487</text:p>
              </table:table-cell>
              <table:table-cell office:value-type="float" office:value="214.347819827323">
                <text:p>214.347819827323</text:p>
              </table:table-cell>
              <table:table-cell office:value-type="float" office:value="84.5097346172918">
                <text:p>84.509734617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319672120947">
                <text:p>1.319672120947</text:p>
              </table:table-cell>
              <table:table-cell office:value-type="float" office:value="206.489750611622">
                <text:p>206.489750611622</text:p>
              </table:table-cell>
              <table:table-cell office:value-type="float" office:value="81.0545353108682">
                <text:p>81.0545353108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32192809488736">
                <text:p>1.32192809488736</text:p>
              </table:table-cell>
              <table:table-cell office:value-type="float" office:value="198.694757766053">
                <text:p>198.694757766053</text:p>
              </table:table-cell>
              <table:table-cell office:value-type="float" office:value="77.6324684283529">
                <text:p>77.632468428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32418054661874">
                <text:p>1.32418054661874</text:p>
              </table:table-cell>
              <table:table-cell office:value-type="float" office:value="190.963257178641">
                <text:p>190.963257178641</text:p>
              </table:table-cell>
              <table:table-cell office:value-type="float" office:value="74.288172639062">
                <text:p>74.288172639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3264294871223">
                <text:p>1.3264294871223</text:p>
              </table:table-cell>
              <table:table-cell office:value-type="float" office:value="183.384664818261">
                <text:p>183.384664818261</text:p>
              </table:table-cell>
              <table:table-cell office:value-type="float" office:value="71.0220638315809">
                <text:p>71.0220638315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32867492732795">
                <text:p>1.32867492732795</text:p>
              </table:table-cell>
              <table:table-cell office:value-type="float" office:value="175.870673751707">
                <text:p>175.870673751707</text:p>
              </table:table-cell>
              <table:table-cell office:value-type="float" office:value="67.8791272488216">
                <text:p>67.8791272488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33091687811462">
                <text:p>1.33091687811462</text:p>
              </table:table-cell>
              <table:table-cell office:value-type="float" office:value="168.510977207004">
                <text:p>168.510977207004</text:p>
              </table:table-cell>
              <table:table-cell office:value-type="float" office:value="64.7707093847319">
                <text:p>64.7707093847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33315535031062">
                <text:p>1.33315535031062</text:p>
              </table:table-cell>
              <table:table-cell office:value-type="float" office:value="161.306406960047">
                <text:p>161.306406960047</text:p>
              </table:table-cell>
              <table:table-cell office:value-type="float" office:value="61.7864341515481">
                <text:p>61.7864341515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33539035469392">
                <text:p>1.33539035469392</text:p>
              </table:table-cell>
              <table:table-cell office:value-type="float" office:value="154.25779478847">
                <text:p>154.25779478847</text:p>
              </table:table-cell>
              <table:table-cell office:value-type="float" office:value="58.882148083262">
                <text:p>58.882148083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33762190199251">
                <text:p>1.33762190199251</text:p>
              </table:table-cell>
              <table:table-cell office:value-type="float" office:value="147.365972468783">
                <text:p>147.365972468783</text:p>
              </table:table-cell>
              <table:table-cell office:value-type="float" office:value="56.0582670681615">
                <text:p>56.058267068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33985000288462">
                <text:p>1.33985000288462</text:p>
              </table:table-cell>
              <table:table-cell office:value-type="float" office:value="140.631771777686">
                <text:p>140.631771777686</text:p>
              </table:table-cell>
              <table:table-cell office:value-type="float" office:value="53.360122922993">
                <text:p>53.360122922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34207466799914">
                <text:p>1.34207466799914</text:p>
              </table:table-cell>
              <table:table-cell office:value-type="float" office:value="134.056024491994">
                <text:p>134.056024491994</text:p>
              </table:table-cell>
              <table:table-cell office:value-type="float" office:value="50.7433542372382">
                <text:p>50.743354237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34429590791582">
                <text:p>1.34429590791582</text:p>
              </table:table-cell>
              <table:table-cell office:value-type="float" office:value="127.729671504487">
                <text:p>127.729671504487</text:p>
              </table:table-cell>
              <table:table-cell office:value-type="float" office:value="48.2083768994008">
                <text:p>48.208376899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4651373316563">
                <text:p>1.34651373316563</text:p>
              </table:table-cell>
              <table:table-cell office:value-type="float" office:value="121.653960480026">
                <text:p>121.653960480026</text:p>
              </table:table-cell>
              <table:table-cell office:value-type="float" office:value="45.8007306703362">
                <text:p>45.800730670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34872815423108">
                <text:p>1.34872815423108</text:p>
              </table:table-cell>
              <table:table-cell office:value-type="float" office:value="115.784945896494">
                <text:p>115.784945896494</text:p>
              </table:table-cell>
              <table:table-cell office:value-type="float" office:value="43.475846195327">
                <text:p>43.475846195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35093918154643">
                <text:p>1.35093918154643</text:p>
              </table:table-cell>
              <table:table-cell office:value-type="float" office:value="110.078404973265">
                <text:p>110.078404973265</text:p>
              </table:table-cell>
              <table:table-cell office:value-type="float" office:value="41.2341393629294">
                <text:p>41.2341393629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35314682549808">
                <text:p>1.35314682549808</text:p>
              </table:table-cell>
              <table:table-cell office:value-type="float" office:value="104.580501303281">
                <text:p>104.580501303281</text:p>
              </table:table-cell>
              <table:table-cell office:value-type="float" office:value="39.1213578780803">
                <text:p>39.1213578780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35535109642481">
                <text:p>1.35535109642481</text:p>
              </table:table-cell>
              <table:table-cell office:value-type="float" office:value="99.2922746079955">
                <text:p>99.2922746079955</text:p>
              </table:table-cell>
              <table:table-cell office:value-type="float" office:value="37.0473233105278">
                <text:p>37.0473233105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35755200461808">
                <text:p>1.35755200461808</text:p>
              </table:table-cell>
              <table:table-cell office:value-type="float" office:value="94.169294162072">
                <text:p>94.169294162072</text:p>
              </table:table-cell>
              <table:table-cell office:value-type="float" office:value="35.0577140506796">
                <text:p>35.0577140506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35974956032233">
                <text:p>1.35974956032233</text:p>
              </table:table-cell>
              <table:table-cell office:value-type="float" office:value="89.2123917420645">
                <text:p>89.2123917420645</text:p>
              </table:table-cell>
              <table:table-cell office:value-type="float" office:value="33.1529459868417">
                <text:p>33.152945986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36194377373524">
                <text:p>1.36194377373524</text:p>
              </table:table-cell>
              <table:table-cell office:value-type="float" office:value="84.4680082007865">
                <text:p>84.4680082007865</text:p>
              </table:table-cell>
              <table:table-cell office:value-type="float" office:value="31.3334350075272">
                <text:p>31.3334350075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6413465500805">
                <text:p>1.36413465500805</text:p>
              </table:table-cell>
              <table:table-cell office:value-type="float" office:value="79.8458264782375">
                <text:p>79.8458264782375</text:p>
              </table:table-cell>
              <table:table-cell office:value-type="float" office:value="29.5995970010858">
                <text:p>29.5995970010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36632221424582">
                <text:p>1.36632221424582</text:p>
              </table:table-cell>
              <table:table-cell office:value-type="float" office:value="75.4379658172492">
                <text:p>75.4379658172492</text:p>
              </table:table-cell>
              <table:table-cell office:value-type="float" office:value="27.9061001507107">
                <text:p>27.9061001507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36850646150769">
                <text:p>1.36850646150769</text:p>
              </table:table-cell>
              <table:table-cell office:value-type="float" office:value="71.1996489189978">
                <text:p>71.1996489189978</text:p>
              </table:table-cell>
              <table:table-cell office:value-type="float" office:value="26.2989694205307">
                <text:p>26.2989694205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37068740680722">
                <text:p>1.37068740680722</text:p>
              </table:table-cell>
              <table:table-cell office:value-type="float" office:value="67.0858212256408">
                <text:p>67.0858212256408</text:p>
              </table:table-cell>
              <table:table-cell office:value-type="float" office:value="24.7327343643095">
                <text:p>24.7327343643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37286506011259">
                <text:p>1.37286506011259</text:p>
              </table:table-cell>
              <table:table-cell office:value-type="float" office:value="63.1890178684078">
                <text:p>63.1890178684078</text:p>
              </table:table-cell>
              <table:table-cell office:value-type="float" office:value="23.2995142249329">
                <text:p>23.2995142249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37503943134693">
                <text:p>1.37503943134693</text:p>
              </table:table-cell>
              <table:table-cell office:value-type="float" office:value="59.4182286402444">
                <text:p>59.4182286402444</text:p>
              </table:table-cell>
              <table:table-cell office:value-type="float" office:value="21.86185794277">
                <text:p>21.86185794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37721053038855">
                <text:p>1.37721053038855</text:p>
              </table:table-cell>
              <table:table-cell office:value-type="float" office:value="55.8662659312765">
                <text:p>55.8662659312765</text:p>
              </table:table-cell>
              <table:table-cell office:value-type="float" office:value="20.5580483542486">
                <text:p>20.558048354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37937836707126">
                <text:p>1.37937836707126</text:p>
              </table:table-cell>
              <table:table-cell office:value-type="float" office:value="52.4418422753787">
                <text:p>52.4418422753787</text:p>
              </table:table-cell>
              <table:table-cell office:value-type="float" office:value="19.2963821048489">
                <text:p>19.2963821048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38154295118459">
                <text:p>1.38154295118459</text:p>
              </table:table-cell>
              <table:table-cell office:value-type="float" office:value="49.2380473217858">
                <text:p>49.2380473217858</text:p>
              </table:table-cell>
              <table:table-cell office:value-type="float" office:value="18.0770671387965">
                <text:p>18.0770671387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38370429247405">
                <text:p>1.38370429247405</text:p>
              </table:table-cell>
              <table:table-cell office:value-type="float" office:value="46.1633163453047">
                <text:p>46.1633163453047</text:p>
              </table:table-cell>
              <table:table-cell office:value-type="float" office:value="16.9466136232513">
                <text:p>16.9466136232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38586240064146">
                <text:p>1.38586240064146</text:p>
              </table:table-cell>
              <table:table-cell office:value-type="float" office:value="43.3110162541801">
                <text:p>43.3110162541801</text:p>
              </table:table-cell>
              <table:table-cell office:value-type="float" office:value="15.8590659089182">
                <text:p>15.859065908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38801728534514">
                <text:p>1.38801728534514</text:p>
              </table:table-cell>
              <table:table-cell office:value-type="float" office:value="40.5893050642427">
                <text:p>40.5893050642427</text:p>
              </table:table-cell>
              <table:table-cell office:value-type="float" office:value="14.8610727924001">
                <text:p>14.861072792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39016895620018">
                <text:p>1.39016895620018</text:p>
              </table:table-cell>
              <table:table-cell office:value-type="float" office:value="38.0918269426768">
                <text:p>38.0918269426768</text:p>
              </table:table-cell>
              <table:table-cell office:value-type="float" office:value="13.9530501621527">
                <text:p>13.953050162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39231742277876">
                <text:p>1.39231742277876</text:p>
              </table:table-cell>
              <table:table-cell office:value-type="float" office:value="35.7730421284309">
                <text:p>35.7730421284309</text:p>
              </table:table-cell>
              <table:table-cell office:value-type="float" office:value="13.0888344245952">
                <text:p>13.0888344245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9446269461032">
                <text:p>1.39446269461032</text:p>
              </table:table-cell>
              <table:table-cell office:value-type="float" office:value="33.6337823982802">
                <text:p>33.6337823982802</text:p>
              </table:table-cell>
              <table:table-cell office:value-type="float" office:value="12.2686335239219">
                <text:p>12.2686335239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39660478118186">
                <text:p>1.39660478118186</text:p>
              </table:table-cell>
              <table:table-cell office:value-type="float" office:value="31.6281614175533">
                <text:p>31.6281614175533</text:p>
              </table:table-cell>
              <table:table-cell office:value-type="float" office:value="11.53937351571">
                <text:p>11.5393735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39874369193819">
                <text:p>1.39874369193819</text:p>
              </table:table-cell>
              <table:table-cell office:value-type="float" office:value="29.7568030189493">
                <text:p>29.7568030189493</text:p>
              </table:table-cell>
              <table:table-cell office:value-type="float" office:value="10.8546828622582">
                <text:p>10.854682862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0087943628219">
                <text:p>1.40087943628219</text:p>
              </table:table-cell>
              <table:table-cell office:value-type="float" office:value="28.0203310349807">
                <text:p>28.0203310349807</text:p>
              </table:table-cell>
              <table:table-cell office:value-type="float" office:value="10.2147695077354">
                <text:p>10.2147695077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03012023575">
                <text:p>1.403012023575</text:p>
              </table:table-cell>
              <table:table-cell office:value-type="float" office:value="26.4193692981762">
                <text:p>26.4193692981762</text:p>
              </table:table-cell>
              <table:table-cell office:value-type="float" office:value="9.61984139631637">
                <text:p>9.6198413963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0514146313634">
                <text:p>1.40514146313634</text:p>
              </table:table-cell>
              <table:table-cell office:value-type="float" office:value="24.8605509005776">
                <text:p>24.8605509005776</text:p>
              </table:table-cell>
              <table:table-cell office:value-type="float" office:value="9.07010647223342">
                <text:p>9.07010647223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40726776424473">
                <text:p>1.40726776424473</text:p>
              </table:table-cell>
              <table:table-cell office:value-type="float" office:value="23.4382131564346">
                <text:p>23.4382131564346</text:p>
              </table:table-cell>
              <table:table-cell office:value-type="float" office:value="8.51870799460777">
                <text:p>8.51870799460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4093909361377">
                <text:p>1.4093909361377</text:p>
              </table:table-cell>
              <table:table-cell office:value-type="float" office:value="22.058711898737">
                <text:p>22.058711898737</text:p>
              </table:table-cell>
              <table:table-cell office:value-type="float" office:value="8.01277996321642">
                <text:p>8.0127799632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41151098801207">
                <text:p>1.41151098801207</text:p>
              </table:table-cell>
              <table:table-cell office:value-type="float" office:value="20.6278484426705">
                <text:p>20.6278484426705</text:p>
              </table:table-cell>
              <table:table-cell office:value-type="float" office:value="7.5053270077451">
                <text:p>7.505327007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41362792902417">
                <text:p>1.41362792902417</text:p>
              </table:table-cell>
              <table:table-cell office:value-type="float" office:value="19.2872327318133">
                <text:p>19.2872327318133</text:p>
              </table:table-cell>
              <table:table-cell office:value-type="float" office:value="6.99634912820679">
                <text:p>6.99634912820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41574176829009">
                <text:p>1.41574176829009</text:p>
              </table:table-cell>
              <table:table-cell office:value-type="float" office:value="17.9899387105412">
                <text:p>17.9899387105412</text:p>
              </table:table-cell>
              <table:table-cell office:value-type="float" office:value="6.53318826856497">
                <text:p>6.53318826856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4178525148859">
                <text:p>1.4178525148859</text:p>
              </table:table-cell>
              <table:table-cell office:value-type="float" office:value="16.7835855817573">
                <text:p>16.7835855817573</text:p>
              </table:table-cell>
              <table:table-cell office:value-type="float" office:value="6.06864111430771">
                <text:p>6.06864111430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41996017784789">
                <text:p>1.41996017784789</text:p>
              </table:table-cell>
              <table:table-cell office:value-type="float" office:value="15.6211086604154">
                <text:p>15.6211086604154</text:p>
              </table:table-cell>
              <table:table-cell office:value-type="float" office:value="5.65018823887364">
                <text:p>5.65018823887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42206476617281">
                <text:p>1.42206476617281</text:p>
              </table:table-cell>
              <table:table-cell office:value-type="float" office:value="14.5502657788813">
                <text:p>14.5502657788813</text:p>
              </table:table-cell>
              <table:table-cell office:value-type="float" office:value="5.27803758645696">
                <text:p>5.27803758645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4241662888181">
                <text:p>1.4241662888181</text:p>
              </table:table-cell>
              <table:table-cell office:value-type="float" office:value="13.5238536226158">
                <text:p>13.5238536226158</text:p>
              </table:table-cell>
              <table:table-cell office:value-type="float" office:value="4.90477789834307">
                <text:p>4.90477789834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4262647547021">
                <text:p>1.4262647547021</text:p>
              </table:table-cell>
              <table:table-cell office:value-type="float" office:value="12.5897686534862">
                <text:p>12.5897686534862</text:p>
              </table:table-cell>
              <table:table-cell office:value-type="float" office:value="4.53040917454995">
                <text:p>4.53040917454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42836017270429">
                <text:p>1.42836017270429</text:p>
              </table:table-cell>
              <table:table-cell office:value-type="float" office:value="11.7006689274881">
                <text:p>11.7006689274881</text:p>
              </table:table-cell>
              <table:table-cell office:value-type="float" office:value="4.20268924742431">
                <text:p>4.20268924742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43045255166553">
                <text:p>1.43045255166553</text:p>
              </table:table-cell>
              <table:table-cell office:value-type="float" office:value="10.856762388814">
                <text:p>10.856762388814</text:p>
              </table:table-cell>
              <table:table-cell office:value-type="float" office:value="3.92182606115747">
                <text:p>3.92182606115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43254190038826">
                <text:p>1.43254190038826</text:p>
              </table:table-cell>
              <table:table-cell office:value-type="float" office:value="10.1061534434868">
                <text:p>10.1061534434868</text:p>
              </table:table-cell>
              <table:table-cell office:value-type="float" office:value="3.64013109812793">
                <text:p>3.64013109812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43462822763672">
                <text:p>1.43462822763672</text:p>
              </table:table-cell>
              <table:table-cell office:value-type="float" office:value="9.40129220333217">
                <text:p>9.40129220333217</text:p>
              </table:table-cell>
              <table:table-cell office:value-type="float" office:value="3.40557013488053">
                <text:p>3.40557013488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43671154213721">
                <text:p>1.43671154213721</text:p>
              </table:table-cell>
              <table:table-cell office:value-type="float" office:value="8.74238661254068">
                <text:p>8.74238661254068</text:p>
              </table:table-cell>
              <table:table-cell office:value-type="float" office:value="3.17031602432794">
                <text:p>3.17031602432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43879185257826">
                <text:p>1.43879185257826</text:p>
              </table:table-cell>
              <table:table-cell office:value-type="float" office:value="8.17774902131656">
                <text:p>8.17774902131656</text:p>
              </table:table-cell>
              <table:table-cell office:value-type="float" office:value="2.93436876647241">
                <text:p>2.93436876647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44086916761087">
                <text:p>1.44086916761087</text:p>
              </table:table-cell>
              <table:table-cell office:value-type="float" office:value="7.61144787657571">
                <text:p>7.61144787657571</text:p>
              </table:table-cell>
              <table:table-cell office:value-type="float" office:value="2.74590208205579">
                <text:p>2.74590208205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44294349584873">
                <text:p>1.44294349584873</text:p>
              </table:table-cell>
              <table:table-cell office:value-type="float" office:value="7.13996924923221">
                <text:p>7.13996924923221</text:p>
              </table:table-cell>
              <table:table-cell office:value-type="float" office:value="2.55688087979262">
                <text:p>2.55688087979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44501484586842">
                <text:p>1.44501484586842</text:p>
              </table:table-cell>
              <table:table-cell office:value-type="float" office:value="6.6671043272899">
                <text:p>6.6671043272899</text:p>
              </table:table-cell>
              <table:table-cell office:value-type="float" office:value="2.41561750988765">
                <text:p>2.41561750988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44708322620965">
                <text:p>1.44708322620965</text:p>
              </table:table-cell>
              <table:table-cell office:value-type="float" office:value="6.24123477567188">
                <text:p>6.24123477567188</text:p>
              </table:table-cell>
              <table:table-cell office:value-type="float" office:value="2.27393825160138">
                <text:p>2.27393825160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44914864537544">
                <text:p>1.44914864537544</text:p>
              </table:table-cell>
              <table:table-cell office:value-type="float" office:value="5.86256853856704">
                <text:p>5.86256853856704</text:p>
              </table:table-cell>
              <table:table-cell office:value-type="float" office:value="2.13184310493347">
                <text:p>2.13184310493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45121111183233">
                <text:p>1.45121111183233</text:p>
              </table:table-cell>
              <table:table-cell office:value-type="float" office:value="5.53131356016753">
                <text:p>5.53131356016753</text:p>
              </table:table-cell>
              <table:table-cell office:value-type="float" office:value="1.98933206988481">
                <text:p>1.98933206988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45327063401062">
                <text:p>1.45327063401062</text:p>
              </table:table-cell>
              <table:table-cell office:value-type="float" office:value="5.15049856643404">
                <text:p>5.15049856643404</text:p>
              </table:table-cell>
              <table:table-cell office:value-type="float" office:value="1.84640514645749">
                <text:p>1.84640514645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45532722030456">
                <text:p>1.45532722030456</text:p>
              </table:table-cell>
              <table:table-cell office:value-type="float" office:value="4.81723346085891">
                <text:p>4.81723346085891</text:p>
              </table:table-cell>
              <table:table-cell office:value-type="float" office:value="1.75172125849415">
                <text:p>1.75172125849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45738087907254">
                <text:p>1.45738087907254</text:p>
              </table:table-cell>
              <table:table-cell office:value-type="float" office:value="4.53172618764241">
                <text:p>4.53172618764241</text:p>
              </table:table-cell>
              <table:table-cell office:value-type="float" office:value="1.6567601116112">
                <text:p>1.6567601116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4594316186373">
                <text:p>1.4594316186373</text:p>
              </table:table-cell>
              <table:table-cell office:value-type="float" office:value="4.24538713766965">
                <text:p>4.24538713766965</text:p>
              </table:table-cell>
              <table:table-cell office:value-type="float" office:value="1.51272415250298">
                <text:p>1.51272415250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46147944728616">
                <text:p>1.46147944728616</text:p>
              </table:table-cell>
              <table:table-cell office:value-type="float" office:value="3.95821631093738">
                <text:p>3.95821631093738</text:p>
              </table:table-cell>
              <table:table-cell office:value-type="float" office:value="1.41713917305166">
                <text:p>1.41713917305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46352437327118">
                <text:p>1.46352437327118</text:p>
              </table:table-cell>
              <table:table-cell office:value-type="float" office:value="3.71914989020828">
                <text:p>3.71914989020828</text:p>
              </table:table-cell>
              <table:table-cell office:value-type="float" office:value="1.32127693467926">
                <text:p>1.32127693467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4655664048094">
                <text:p>1.4655664048094</text:p>
              </table:table-cell>
              <table:table-cell office:value-type="float" office:value="3.47939032218221">
                <text:p>3.47939032218221</text:p>
              </table:table-cell>
              <table:table-cell office:value-type="float" office:value="1.27414293488363">
                <text:p>1.27414293488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467605550083">
                <text:p>1.467605550083</text:p>
              </table:table-cell>
              <table:table-cell office:value-type="float" office:value="3.23893760685894">
                <text:p>3.23893760685894</text:p>
              </table:table-cell>
              <table:table-cell office:value-type="float" office:value="1.17779549340325">
                <text:p>1.17779549340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46964181723952">
                <text:p>1.46964181723952</text:p>
              </table:table-cell>
              <table:table-cell office:value-type="float" office:value="3.04693587119132">
                <text:p>3.04693587119132</text:p>
              </table:table-cell>
              <table:table-cell office:value-type="float" office:value="1.08117079300337">
                <text:p>1.08117079300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47167521439205">
                <text:p>1.47167521439205</text:p>
              </table:table-cell>
              <table:table-cell office:value-type="float" office:value="2.85437961768633">
                <text:p>2.85437961768633</text:p>
              </table:table-cell>
              <table:table-cell office:value-type="float" office:value="1.03348227536919">
                <text:p>1.0334822753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47370574961941">
                <text:p>1.47370574961941</text:p>
              </table:table-cell>
              <table:table-cell office:value-type="float" office:value="2.66126884634086">
                <text:p>2.66126884634086</text:p>
              </table:table-cell>
              <table:table-cell office:value-type="float" office:value="0.985655128274393">
                <text:p>0.985655128274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4757334309664">
                <text:p>1.4757334309664</text:p>
              </table:table-cell>
              <table:table-cell office:value-type="float" office:value="2.51695562830248">
                <text:p>2.51695562830248</text:p>
              </table:table-cell>
              <table:table-cell office:value-type="float" office:value="0.888337280577344">
                <text:p>0.888337280577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47775826644389">
                <text:p>1.47775826644389</text:p>
              </table:table-cell>
              <table:table-cell office:value-type="float" office:value="2.32280513601413">
                <text:p>2.32280513601413</text:p>
              </table:table-cell>
              <table:table-cell office:value-type="float" office:value="0.8401635598349">
                <text:p>0.8401635598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4797802640291">
                <text:p>1.4797802640291</text:p>
              </table:table-cell>
              <table:table-cell office:value-type="float" office:value="2.17759082648876">
                <text:p>2.17759082648876</text:p>
              </table:table-cell>
              <table:table-cell office:value-type="float" office:value="0.791851209632276">
                <text:p>0.79185120963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48179943166575">
                <text:p>1.48179943166575</text:p>
              </table:table-cell>
              <table:table-cell office:value-type="float" office:value="2.0319606285878">
                <text:p>2.0319606285878</text:p>
              </table:table-cell>
              <table:table-cell office:value-type="float" office:value="0.743400229971148">
                <text:p>0.74340022997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48381577726426">
                <text:p>1.48381577726426</text:p>
              </table:table-cell>
              <table:table-cell office:value-type="float" office:value="1.88591454230656">
                <text:p>1.88591454230656</text:p>
              </table:table-cell>
              <table:table-cell office:value-type="float" office:value="0.694810620849785">
                <text:p>0.69481062084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4858293087019">
                <text:p>1.4858293087019</text:p>
              </table:table-cell>
              <table:table-cell office:value-type="float" office:value="1.78915121244144">
                <text:p>1.78915121244144</text:p>
              </table:table-cell>
              <table:table-cell office:value-type="float" office:value="0.646082382270519">
                <text:p>0.646082382270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48784003382305">
                <text:p>1.48784003382305</text:p>
              </table:table-cell>
              <table:table-cell office:value-type="float" office:value="1.64234266413862">
                <text:p>1.64234266413862</text:p>
              </table:table-cell>
              <table:table-cell office:value-type="float" office:value="0.597215514232224">
                <text:p>0.597215514232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4898479604393">
                <text:p>1.4898479604393</text:p>
              </table:table-cell>
              <table:table-cell office:value-type="float" office:value="1.54495550170496">
                <text:p>1.54495550170496</text:p>
              </table:table-cell>
              <table:table-cell office:value-type="float" office:value="0.548210016734018">
                <text:p>0.54821001673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49185309632968">
                <text:p>1.49185309632968</text:p>
              </table:table-cell>
              <table:table-cell office:value-type="float" office:value="1.44729108035645">
                <text:p>1.44729108035645</text:p>
              </table:table-cell>
              <table:table-cell office:value-type="float" office:value="0.499065889778086">
                <text:p>0.499065889778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49385544924082">
                <text:p>1.49385544924082</text:p>
              </table:table-cell>
              <table:table-cell office:value-type="float" office:value="1.34934940008743">
                <text:p>1.34934940008743</text:p>
              </table:table-cell>
              <table:table-cell office:value-type="float" office:value="0.499759037069419">
                <text:p>0.499759037069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49585502688717">
                <text:p>1.49585502688717</text:p>
              </table:table-cell>
              <table:table-cell office:value-type="float" office:value="1.25113046090237">
                <text:p>1.25113046090237</text:p>
              </table:table-cell>
              <table:table-cell office:value-type="float" office:value="0.450406965924854">
                <text:p>0.450406965924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49785183695112">
                <text:p>1.49785183695112</text:p>
              </table:table-cell>
              <table:table-cell office:value-type="float" office:value="1.20274879596577">
                <text:p>1.20274879596577</text:p>
              </table:table-cell>
              <table:table-cell office:value-type="float" office:value="0.400916265321922">
                <text:p>0.40091626532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49984588708321">
                <text:p>1.49984588708321</text:p>
              </table:table-cell>
              <table:table-cell office:value-type="float" office:value="1.10404465367507">
                <text:p>1.10404465367507</text:p>
              </table:table-cell>
              <table:table-cell office:value-type="float" office:value="0.401470783154573">
                <text:p>0.401470783154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018371849023">
                <text:p>1.5018371849023</text:p>
              </table:table-cell>
              <table:table-cell office:value-type="float" office:value="1.00506325246802">
                <text:p>1.00506325246802</text:p>
              </table:table-cell>
              <table:table-cell office:value-type="float" office:value="0.351772138363808">
                <text:p>0.351772138363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0382573799575">
                <text:p>1.50382573799575</text:p>
              </table:table-cell>
              <table:table-cell office:value-type="float" office:value="0.95612706969573">
                <text:p>0.95612706969573</text:p>
              </table:table-cell>
              <table:table-cell office:value-type="float" office:value="0.352257341466848">
                <text:p>0.352257341466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0581155391959">
                <text:p>1.50581155391959</text:p>
              </table:table-cell>
              <table:table-cell office:value-type="float" office:value="0.907052257465464">
                <text:p>0.907052257465464</text:p>
              </table:table-cell>
              <table:table-cell office:value-type="float" office:value="0.302350752488488">
                <text:p>0.302350752488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077946401987">
                <text:p>1.5077946401987</text:p>
              </table:table-cell>
              <table:table-cell office:value-type="float" office:value="0.857838815776721">
                <text:p>0.857838815776721</text:p>
              </table:table-cell>
              <table:table-cell office:value-type="float" office:value="0.302766640862372">
                <text:p>0.302766640862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0977500432694">
                <text:p>1.50977500432694</text:p>
              </table:table-cell>
              <table:table-cell office:value-type="float" office:value="0.757956323089773">
                <text:p>0.757956323089773</text:p>
              </table:table-cell>
              <table:table-cell office:value-type="float" office:value="0.303182529235909">
                <text:p>0.303182529235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1175265376738">
                <text:p>1.51175265376738</text:p>
              </table:table-cell>
              <table:table-cell office:value-type="float" office:value="0.708396307754976">
                <text:p>0.708396307754976</text:p>
              </table:table-cell>
              <table:table-cell office:value-type="float" office:value="0.252998681341063">
                <text:p>0.25299868134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1372759595244">
                <text:p>1.51372759595244</text:p>
              </table:table-cell>
              <table:table-cell office:value-type="float" office:value="0.658697662962803">
                <text:p>0.658697662962803</text:p>
              </table:table-cell>
              <table:table-cell office:value-type="float" office:value="0.253345254985693">
                <text:p>0.253345254985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1569983828404">
                <text:p>1.51569983828404</text:p>
              </table:table-cell>
              <table:table-cell office:value-type="float" office:value="0.60886038871116">
                <text:p>0.60886038871116</text:p>
              </table:table-cell>
              <table:table-cell office:value-type="float" office:value="0.20295346290372">
                <text:p>0.20295346290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1766938813381">
                <text:p>1.51766938813381</text:p>
              </table:table-cell>
              <table:table-cell office:value-type="float" office:value="0.609692165458183">
                <text:p>0.609692165458183</text:p>
              </table:table-cell>
              <table:table-cell office:value-type="float" office:value="0.203230721819394">
                <text:p>0.203230721819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1963625284321">
                <text:p>1.51963625284321</text:p>
              </table:table-cell>
              <table:table-cell office:value-type="float" office:value="0.559646947019047">
                <text:p>0.559646947019047</text:p>
              </table:table-cell>
              <table:table-cell office:value-type="float" office:value="0.203507980734199">
                <text:p>0.203507980734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2160043972373">
                <text:p>1.52160043972373</text:p>
              </table:table-cell>
              <table:table-cell office:value-type="float" office:value="0.509463099123362">
                <text:p>0.509463099123362</text:p>
              </table:table-cell>
              <table:table-cell office:value-type="float" office:value="0.203785239649345">
                <text:p>0.203785239649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2356195605701">
                <text:p>1.52356195605701</text:p>
              </table:table-cell>
              <table:table-cell office:value-type="float" office:value="0.459140621769669">
                <text:p>0.459140621769669</text:p>
              </table:table-cell>
              <table:table-cell office:value-type="float" office:value="0.153046873923223">
                <text:p>0.153046873923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2552080909507">
                <text:p>1.52552080909507</text:p>
              </table:table-cell>
              <table:table-cell office:value-type="float" office:value="0.459764454327857">
                <text:p>0.459764454327857</text:p>
              </table:table-cell>
              <table:table-cell office:value-type="float" office:value="0.153254818109286">
                <text:p>0.153254818109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274770060604">
                <text:p>1.5274770060604</text:p>
              </table:table-cell>
              <table:table-cell office:value-type="float" office:value="0.409234032788014">
                <text:p>0.409234032788014</text:p>
              </table:table-cell>
              <table:table-cell office:value-type="float" office:value="0.153462762295505">
                <text:p>0.153462762295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2943055414615">
                <text:p>1.52943055414615</text:p>
              </table:table-cell>
              <table:table-cell office:value-type="float" office:value="0.35856498178971">
                <text:p>0.35856498178971</text:p>
              </table:table-cell>
              <table:table-cell office:value-type="float" office:value="0.153670706481304">
                <text:p>0.15367070648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3138146051631">
                <text:p>1.53138146051631</text:p>
              </table:table-cell>
              <table:table-cell office:value-type="float" office:value="0.359050184889868">
                <text:p>0.359050184889868</text:p>
              </table:table-cell>
              <table:table-cell office:value-type="float" office:value="0.102585767111391">
                <text:p>0.10258576711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3332973230583">
                <text:p>1.53332973230583</text:p>
              </table:table-cell>
              <table:table-cell office:value-type="float" office:value="0.308173189706079">
                <text:p>0.308173189706079</text:p>
              </table:table-cell>
              <table:table-cell office:value-type="float" office:value="0.102724396568693">
                <text:p>0.102724396568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352753766208">
                <text:p>1.5352753766208</text:p>
              </table:table-cell>
              <table:table-cell office:value-type="float" office:value="0.308589078077254">
                <text:p>0.308589078077254</text:p>
              </table:table-cell>
              <table:table-cell office:value-type="float" office:value="0.102863026025751">
                <text:p>0.102863026025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372184005386">
                <text:p>1.5372184005386</text:p>
              </table:table-cell>
              <table:table-cell office:value-type="float" office:value="0.309004966448379">
                <text:p>0.309004966448379</text:p>
              </table:table-cell>
              <table:table-cell office:value-type="float" office:value="0.103001655482793">
                <text:p>0.103001655482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3915881110803">
                <text:p>1.53915881110803</text:p>
              </table:table-cell>
              <table:table-cell office:value-type="float" office:value="0.257850712349568">
                <text:p>0.257850712349568</text:p>
              </table:table-cell>
              <table:table-cell office:value-type="float" office:value="0.103140284939827">
                <text:p>0.103140284939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4109661534952">
                <text:p>1.54109661534952</text:p>
              </table:table-cell>
              <table:table-cell office:value-type="float" office:value="0.258197285991941">
                <text:p>0.258197285991941</text:p>
              </table:table-cell>
              <table:table-cell office:value-type="float" office:value="0.103278914396776">
                <text:p>0.103278914396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4303182025524">
                <text:p>1.54303182025524</text:p>
              </table:table-cell>
              <table:table-cell office:value-type="float" office:value="0.206835087707408">
                <text:p>0.206835087707408</text:p>
              </table:table-cell>
              <table:table-cell office:value-type="float" office:value="0.103417543853704">
                <text:p>0.103417543853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4496443278924">
                <text:p>1.54496443278924</text:p>
              </table:table-cell>
              <table:table-cell office:value-type="float" office:value="0.207112346621149">
                <text:p>0.207112346621149</text:p>
              </table:table-cell>
              <table:table-cell office:value-type="float" office:value="0.0517780866552873">
                <text:p>0.051778086655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4689445988764">
                <text:p>1.54689445988764</text:p>
              </table:table-cell>
              <table:table-cell office:value-type="float" office:value="0.207389605534389">
                <text:p>0.207389605534389</text:p>
              </table:table-cell>
              <table:table-cell office:value-type="float" office:value="0.0518474013835973">
                <text:p>0.0518474013835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4882190845875">
                <text:p>1.54882190845875</text:p>
              </table:table-cell>
              <table:table-cell office:value-type="float" office:value="0.207666864448233">
                <text:p>0.207666864448233</text:p>
              </table:table-cell>
              <table:table-cell office:value-type="float" office:value="0.0519167161120582">
                <text:p>0.051916716112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5074678538324">
                <text:p>1.55074678538324</text:p>
              </table:table-cell>
              <table:table-cell office:value-type="float" office:value="0.15595809252101">
                <text:p>0.15595809252101</text:p>
              </table:table-cell>
              <table:table-cell office:value-type="float" office:value="0.0519860308403365">
                <text:p>0.0519860308403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5266909751427">
                <text:p>1.55266909751427</text:p>
              </table:table-cell>
              <table:table-cell office:value-type="float" office:value="0.156166036706119">
                <text:p>0.156166036706119</text:p>
              </table:table-cell>
              <table:table-cell office:value-type="float" office:value="0.0520553455687062">
                <text:p>0.0520553455687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5458885167764">
                <text:p>1.55458885167764</text:p>
              </table:table-cell>
              <table:table-cell office:value-type="float" office:value="0.15637398089076">
                <text:p>0.15637398089076</text:p>
              </table:table-cell>
              <table:table-cell office:value-type="float" office:value="0.05212466029692">
                <text:p>0.0521246602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5650605467193">
                <text:p>1.55650605467193</text:p>
              </table:table-cell>
              <table:table-cell office:value-type="float" office:value="0.156581925075576">
                <text:p>0.156581925075576</text:p>
              </table:table-cell>
              <table:table-cell office:value-type="float" office:value="0.0521939750251921">
                <text:p>0.052193975025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5842071326867">
                <text:p>1.55842071326867</text:p>
              </table:table-cell>
              <table:table-cell office:value-type="float" office:value="0.156789869260352">
                <text:p>0.156789869260352</text:p>
              </table:table-cell>
              <table:table-cell office:value-type="float" office:value="0.0522632897534507">
                <text:p>0.0522632897534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6033283421244">
                <text:p>1.56033283421244</text:p>
              </table:table-cell>
              <table:table-cell office:value-type="float" office:value="0.104665208963296">
                <text:p>0.104665208963296</text:p>
              </table:table-cell>
              <table:table-cell office:value-type="float" office:value="0.0523326044816482">
                <text:p>0.052332604481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6224242422107">
                <text:p>1.56224242422107</text:p>
              </table:table-cell>
              <table:table-cell office:value-type="float" office:value="0.104803838419666">
                <text:p>0.104803838419666</text:p>
              </table:table-cell>
              <table:table-cell office:value-type="float" office:value="0.0524019192098332">
                <text:p>0.0524019192098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6414948998573">
                <text:p>1.56414948998573</text:p>
              </table:table-cell>
              <table:table-cell office:value-type="float" office:value="0.104942467875959">
                <text:p>0.104942467875959</text:p>
              </table:table-cell>
              <table:table-cell office:value-type="float" office:value="0.0524712339379795">
                <text:p>0.0524712339379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6605403817109">
                <text:p>1.56605403817109</text:p>
              </table:table-cell>
              <table:table-cell office:value-type="float" office:value="0.105081097332114">
                <text:p>0.105081097332114</text:p>
              </table:table-cell>
              <table:table-cell office:value-type="float" office:value="0.0525405486660572">
                <text:p>0.052540548666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6795607541547">
                <text:p>1.56795607541547</text:p>
              </table:table-cell>
              <table:table-cell office:value-type="float" office:value="0.105219726788407">
                <text:p>0.105219726788407</text:p>
              </table:table-cell>
              <table:table-cell office:value-type="float" office:value="0.0526098633942037">
                <text:p>0.0526098633942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6985560833095">
                <text:p>1.56985560833095</text:p>
              </table:table-cell>
              <table:table-cell office:value-type="float" office:value="0.105358356244613">
                <text:p>0.105358356244613</text:p>
              </table:table-cell>
              <table:table-cell office:value-type="float" office:value="0.0526791781223064">
                <text:p>0.052679178122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7175264350355">
                <text:p>1.57175264350355</text:p>
              </table:table-cell>
              <table:table-cell office:value-type="float" office:value="0.105496985700541">
                <text:p>0.105496985700541</text:p>
              </table:table-cell>
              <table:table-cell office:value-type="float" office:value="0.0527484928502703">
                <text:p>0.0527484928502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7364718749332">
                <text:p>1.57364718749332</text:p>
              </table:table-cell>
              <table:table-cell office:value-type="float" office:value="0.0528178075782909">
                <text:p>0.0528178075782909</text:p>
              </table:table-cell>
              <table:table-cell office:value-type="float" office:value="0.0528178075782909">
                <text:p>0.0528178075782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7553924683453">
                <text:p>1.57553924683453</text:p>
              </table:table-cell>
              <table:table-cell office:value-type="float" office:value="0.0528871223063356">
                <text:p>0.0528871223063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7742882803575">
                <text:p>1.57742882803575</text:p>
              </table:table-cell>
              <table:table-cell office:value-type="float" office:value="0.0529564370342655">
                <text:p>0.0529564370342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7931593758001">
                <text:p>1.57931593758001</text:p>
              </table:table-cell>
              <table:table-cell office:value-type="float" office:value="0.0530257517622088">
                <text:p>0.0530257517622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8120058192496">
                <text:p>1.58120058192496</text:p>
              </table:table-cell>
              <table:table-cell office:value-type="float" office:value="0.0530950664901391">
                <text:p>0.0530950664901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8308276750293">
                <text:p>1.58308276750293</text:p>
              </table:table-cell>
              <table:table-cell office:value-type="float" office:value="0.0531643812179994">
                <text:p>0.053164381217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8496250072116">
                <text:p>1.58496250072116</text:p>
              </table:table-cell>
              <table:table-cell office:value-type="float" office:value="0.0532336959458786">
                <text:p>0.0532336959458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8683978796183">
                <text:p>1.58683978796183</text:p>
              </table:table-cell>
              <table:table-cell office:value-type="float" office:value="0.0533030106736867">
                <text:p>0.0533030106736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8871463558226">
                <text:p>1.58871463558226</text:p>
              </table:table-cell>
              <table:table-cell office:value-type="float" office:value="0.0533723254015832">
                <text:p>0.0533723254015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9058704991504">
                <text:p>1.59058704991504</text:p>
              </table:table-cell>
              <table:table-cell office:value-type="float" office:value="0.0534416401292973">
                <text:p>0.0534416401292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9245703726808">
                <text:p>1.59245703726808</text:p>
              </table:table-cell>
              <table:table-cell office:value-type="float" office:value="0.0535109548570136">
                <text:p>0.0535109548570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9432460392485">
                <text:p>1.59432460392485</text:p>
              </table:table-cell>
              <table:table-cell office:value-type="float" office:value="0.0535802695848446">
                <text:p>0.0535802695848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9618975614441">
                <text:p>1.59618975614441</text:p>
              </table:table-cell>
              <table:table-cell office:value-type="float" office:value="0.0536495843124992">
                <text:p>0.0536495843124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980525001616">
                <text:p>1.5980525001616</text:p>
              </table:table-cell>
              <table:table-cell office:value-type="float" office:value="0.0537188990401769">
                <text:p>0.053718899040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9991284218713">
                <text:p>1.59991284218713</text:p>
              </table:table-cell>
              <table:table-cell office:value-type="float" office:value="0.0537882137678821">
                <text:p>0.05378821376788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60177078840771">
                <text:p>1.60177078840771</text:p>
              </table:table-cell>
              <table:table-cell office:value-type="float" office:value="0.0538575284955021">
                <text:p>0.0538575284955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60362634498619">
                <text:p>1.60362634498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60547951806167">
                <text:p>1.60547951806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60733031374961">
                <text:p>1.60733031374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color_matching_functions.N1:color_matching_functions.N402 color_matching_functions.R1:color_matching_functions.T402" chart:data-source-has-labels="row" svg:x="0.32cm" svg:y="0.18cm" svg:width="15.36cm" svg:height="8.64cm">
          <chartooo:coordinate-region svg:x="1.047cm" svg:y="0.379cm" svg:width="14.353cm" svg:height="7.794cm"/>
          <chart:axis chart:dimension="x" chart:name="primary-x" chart:style-name="ch3"/>
          <chart:axis chart:dimension="y" chart:name="primary-y" chart:style-name="ch3"/>
          <chart:series chart:style-name="ch4" chart:values-cell-range-address="color_matching_functions.R2:color_matching_functions.R402" chart:label-cell-address="color_matching_functions.R1:color_matching_functions.R1" chart:class="chart:scatter">
            <chart:domain table:cell-range-address="color_matching_functions.N2:color_matching_functions.N402"/>
            <chart:data-point chart:repeated="401"/>
          </chart:series>
          <chart:series chart:style-name="ch5" chart:values-cell-range-address="color_matching_functions.S2:color_matching_functions.S402" chart:label-cell-address="color_matching_functions.S1:color_matching_functions.S1" chart:class="chart:scatter">
            <chart:data-point chart:repeated="401"/>
          </chart:series>
          <chart:series chart:style-name="ch6" chart:values-cell-range-address="color_matching_functions.T2:color_matching_functions.T402" chart:label-cell-address="color_matching_functions.T1:color_matching_functions.T1" chart:class="chart:scatter">
            <chart:data-point chart:repeated="4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Xf</text:p>
                <draw:g>
                  <svg:desc>color_matching_functions.R1:color_matching_functions.R1</svg:desc>
                </draw:g>
              </table:table-cell>
              <table:table-cell office:value-type="string">
                <text:p>Xf</text:p>
                <draw:g>
                  <svg:desc>color_matching_functions.S1:color_matching_functions.S1</svg:desc>
                </draw:g>
              </table:table-cell>
              <table:table-cell office:value-type="string">
                <text:p>Xf</text:p>
                <draw:g>
                  <svg:desc>color_matching_functions.T1:color_matching_function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8.927521052632">
                <text:p>788.927521052632</text:p>
                <draw:g>
                  <svg:desc>color_matching_functions.N2:color_matching_functions.N402</svg:desc>
                </draw:g>
              </table:table-cell>
              <table:table-cell office:value-type="float" office:value="0.000674332007378266">
                <text:p>0.000674332007378266</text:p>
                <draw:g>
                  <svg:desc>color_matching_functions.R2:color_matching_functions.R402</svg:desc>
                </draw:g>
              </table:table-cell>
              <table:table-cell office:value-type="float" office:value="0">
                <text:p>0</text:p>
                <draw:g>
                  <svg:desc>color_matching_functions.S2:color_matching_functions.S402</svg:desc>
                </draw:g>
              </table:table-cell>
              <table:table-cell office:value-type="float" office:value="0.00313082717711338">
                <text:p>0.00313082717711338</text:p>
                <draw:g>
                  <svg:desc>color_matching_functions.T2:color_matching_functions.T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6.856845144357">
                <text:p>786.856845144357</text:p>
              </table:table-cell>
              <table:table-cell office:value-type="float" office:value="0.000726306213480527">
                <text:p>0.000726306213480527</text:p>
              </table:table-cell>
              <table:table-cell office:value-type="float" office:value="0">
                <text:p>0</text:p>
              </table:table-cell>
              <table:table-cell office:value-type="float" office:value="0.00338942899624246">
                <text:p>0.00338942899624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4.797010471204">
                <text:p>784.797010471204</text:p>
              </table:table-cell>
              <table:table-cell office:value-type="float" office:value="0.000778798778186729">
                <text:p>0.000778798778186729</text:p>
              </table:table-cell>
              <table:table-cell office:value-type="float" office:value="0">
                <text:p>0</text:p>
              </table:table-cell>
              <table:table-cell office:value-type="float" office:value="0.00374796912002363">
                <text:p>0.00374796912002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2.747932114883">
                <text:p>782.747932114883</text:p>
              </table:table-cell>
              <table:table-cell office:value-type="float" office:value="0.000880741803050947">
                <text:p>0.000880741803050947</text:p>
              </table:table-cell>
              <table:table-cell office:value-type="float" office:value="0.0000489301001694971">
                <text:p>0.0000489301001694971</text:p>
              </table:table-cell>
              <table:table-cell office:value-type="float" office:value="0.00415905851440725">
                <text:p>0.00415905851440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0.709526041667">
                <text:p>780.709526041667</text:p>
              </table:table-cell>
              <table:table-cell office:value-type="float" office:value="0.000983718876610327">
                <text:p>0.000983718876610327</text:p>
              </table:table-cell>
              <table:table-cell office:value-type="float" office:value="0.0000491859438305163">
                <text:p>0.0000491859438305163</text:p>
              </table:table-cell>
              <table:table-cell office:value-type="float" office:value="0.00462347872006854">
                <text:p>0.00462347872006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8.681709090909">
                <text:p>778.681709090909</text:p>
              </table:table-cell>
              <table:table-cell office:value-type="float" office:value="0.0010877340016339">
                <text:p>0.0010877340016339</text:p>
              </table:table-cell>
              <table:table-cell office:value-type="float" office:value="0.0000494424546197229">
                <text:p>0.0000494424546197229</text:p>
              </table:table-cell>
              <table:table-cell office:value-type="float" office:value="0.0051914577350709">
                <text:p>0.0051914577350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6.664398963731">
                <text:p>776.664398963731</text:p>
              </table:table-cell>
              <table:table-cell office:value-type="float" office:value="0.00124249081342798">
                <text:p>0.00124249081342798</text:p>
              </table:table-cell>
              <table:table-cell office:value-type="float" office:value="0.0000496996325371193">
                <text:p>0.0000496996325371193</text:p>
              </table:table-cell>
              <table:table-cell office:value-type="float" office:value="0.00596395590445432">
                <text:p>0.00596395590445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4.657514211886">
                <text:p>774.657514211886</text:p>
              </table:table-cell>
              <table:table-cell office:value-type="float" office:value="0.00144876684989852">
                <text:p>0.00144876684989852</text:p>
              </table:table-cell>
              <table:table-cell office:value-type="float" office:value="0.0000499574775827074">
                <text:p>0.0000499574775827074</text:p>
              </table:table-cell>
              <table:table-cell office:value-type="float" office:value="0.00679421695124821">
                <text:p>0.00679421695124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2.660974226804">
                <text:p>772.660974226804</text:p>
              </table:table-cell>
              <table:table-cell office:value-type="float" office:value="0.00165712766196413">
                <text:p>0.00165712766196413</text:p>
              </table:table-cell>
              <table:table-cell office:value-type="float" office:value="0.0000502159897564887">
                <text:p>0.0000502159897564887</text:p>
              </table:table-cell>
              <table:table-cell office:value-type="float" office:value="0.00778347841225575">
                <text:p>0.00778347841225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0.674699228792">
                <text:p>770.674699228792</text:p>
              </table:table-cell>
              <table:table-cell office:value-type="float" office:value="0.00186758125516278">
                <text:p>0.00186758125516278</text:p>
              </table:table-cell>
              <table:table-cell office:value-type="float" office:value="0.0000504751690584535">
                <text:p>0.0000504751690584535</text:p>
              </table:table-cell>
              <table:table-cell office:value-type="float" office:value="0.00893410492334626">
                <text:p>0.00893410492334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8.69861025641">
                <text:p>768.69861025641</text:p>
              </table:table-cell>
              <table:table-cell office:value-type="float" office:value="0.00213087065052191">
                <text:p>0.00213087065052191</text:p>
              </table:table-cell>
              <table:table-cell office:value-type="float" office:value="0.000050735015488617">
                <text:p>0.000050735015488617</text:p>
              </table:table-cell>
              <table:table-cell office:value-type="float" office:value="0.010197738113212">
                <text:p>0.010197738113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6.73262915601">
                <text:p>766.73262915601</text:p>
              </table:table-cell>
              <table:table-cell office:value-type="float" office:value="0.00244778539425425">
                <text:p>0.00244778539425425</text:p>
              </table:table-cell>
              <table:table-cell office:value-type="float" office:value="0.0000509955290469636">
                <text:p>0.0000509955290469636</text:p>
              </table:table-cell>
              <table:table-cell office:value-type="float" office:value="0.0114739940355668">
                <text:p>0.0114739940355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4.776678571429">
                <text:p>764.776678571429</text:p>
              </table:table-cell>
              <table:table-cell office:value-type="float" office:value="0.00271660561587585">
                <text:p>0.00271660561587585</text:p>
              </table:table-cell>
              <table:table-cell office:value-type="float" office:value="0.000102513419467013">
                <text:p>0.000102513419467013</text:p>
              </table:table-cell>
              <table:table-cell office:value-type="float" office:value="0.0129166908528437">
                <text:p>0.0129166908528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2.830681933842">
                <text:p>762.830681933842</text:p>
              </table:table-cell>
              <table:table-cell office:value-type="float" office:value="0.00309111345289414">
                <text:p>0.00309111345289414</text:p>
              </table:table-cell>
              <table:table-cell office:value-type="float" office:value="0.000103037115096471">
                <text:p>0.000103037115096471</text:p>
              </table:table-cell>
              <table:table-cell office:value-type="float" office:value="0.0146312703436989">
                <text:p>0.0146312703436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0.894563451777">
                <text:p>760.894563451777</text:p>
              </table:table-cell>
              <table:table-cell office:value-type="float" office:value="0.00352111292939848">
                <text:p>0.00352111292939848</text:p>
              </table:table-cell>
              <table:table-cell office:value-type="float" office:value="0.000103562144982308">
                <text:p>0.000103562144982308</text:p>
              </table:table-cell>
              <table:table-cell office:value-type="float" office:value="0.0165699431971693">
                <text:p>0.0165699431971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8.968248101266">
                <text:p>758.968248101266</text:p>
              </table:table-cell>
              <table:table-cell office:value-type="float" office:value="0.00400740760129483">
                <text:p>0.00400740760129483</text:p>
              </table:table-cell>
              <table:table-cell office:value-type="float" office:value="0.000104088509124541">
                <text:p>0.000104088509124541</text:p>
              </table:table-cell>
              <table:table-cell office:value-type="float" office:value="0.0188400201515419">
                <text:p>0.0188400201515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7.051661616162">
                <text:p>757.051661616162</text:p>
              </table:table-cell>
              <table:table-cell office:value-type="float" office:value="0.00460311313101805">
                <text:p>0.00460311313101805</text:p>
              </table:table-cell>
              <table:table-cell office:value-type="float" office:value="0.000104616207523137">
                <text:p>0.000104616207523137</text:p>
              </table:table-cell>
              <table:table-cell office:value-type="float" office:value="0.021707863061051">
                <text:p>0.021707863061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5.144730478589">
                <text:p>755.144730478589</text:p>
              </table:table-cell>
              <table:table-cell office:value-type="float" office:value="0.00525726200890601">
                <text:p>0.00525726200890601</text:p>
              </table:table-cell>
              <table:table-cell office:value-type="float" office:value="0.00015771786026718">
                <text:p>0.00015771786026718</text:p>
              </table:table-cell>
              <table:table-cell office:value-type="float" office:value="0.0248668493021254">
                <text:p>0.02486684930212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3.247381909548">
                <text:p>753.247381909548</text:p>
              </table:table-cell>
              <table:table-cell office:value-type="float" office:value="0.00597067180055624">
                <text:p>0.00597067180055624</text:p>
              </table:table-cell>
              <table:table-cell office:value-type="float" office:value="0.000158513410634236">
                <text:p>0.000158513410634236</text:p>
              </table:table-cell>
              <table:table-cell office:value-type="float" office:value="0.0283210626999836">
                <text:p>0.0283210626999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1.359543859649">
                <text:p>751.359543859649</text:p>
              </table:table-cell>
              <table:table-cell office:value-type="float" office:value="0.00679726772846286">
                <text:p>0.00679726772846286</text:p>
              </table:table-cell>
              <table:table-cell office:value-type="float" office:value="0.000212414616514464">
                <text:p>0.000212414616514464</text:p>
              </table:table-cell>
              <table:table-cell office:value-type="float" office:value="0.0321277107478127">
                <text:p>0.0321277107478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9.481145">
                <text:p>749.481145</text:p>
              </table:table-cell>
              <table:table-cell office:value-type="float" office:value="0.00763193457321764">
                <text:p>0.00763193457321764</text:p>
              </table:table-cell>
              <table:table-cell office:value-type="float" office:value="0.000213480687362731">
                <text:p>0.000213480687362731</text:p>
              </table:table-cell>
              <table:table-cell office:value-type="float" office:value="0.0362383466798236">
                <text:p>0.03623834667982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7.612114713217">
                <text:p>747.612114713217</text:p>
              </table:table-cell>
              <table:table-cell office:value-type="float" office:value="0.00836742764222582">
                <text:p>0.00836742764222582</text:p>
              </table:table-cell>
              <table:table-cell office:value-type="float" office:value="0.000214549426723739">
                <text:p>0.000214549426723739</text:p>
              </table:table-cell>
              <table:table-cell office:value-type="float" office:value="0.0397452813005727">
                <text:p>0.0397452813005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5.752383084577">
                <text:p>745.752383084577</text:p>
              </table:table-cell>
              <table:table-cell office:value-type="float" office:value="0.00921779067904362">
                <text:p>0.00921779067904362</text:p>
              </table:table-cell>
              <table:table-cell office:value-type="float" office:value="0.00026952604324689">
                <text:p>0.00026952604324689</text:p>
              </table:table-cell>
              <table:table-cell office:value-type="float" office:value="0.0436632190059961">
                <text:p>0.0436632190059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3.9018808933">
                <text:p>743.9018808933</text:p>
              </table:table-cell>
              <table:table-cell office:value-type="float" office:value="0.0101846608162504">
                <text:p>0.0101846608162504</text:p>
              </table:table-cell>
              <table:table-cell office:value-type="float" office:value="0.000270868638730063">
                <text:p>0.000270868638730063</text:p>
              </table:table-cell>
              <table:table-cell office:value-type="float" office:value="0.0482687914216972">
                <text:p>0.0482687914216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2.06053960396">
                <text:p>742.06053960396</text:p>
              </table:table-cell>
              <table:table-cell office:value-type="float" office:value="0.0113241261059341">
                <text:p>0.0113241261059341</text:p>
              </table:table-cell>
              <table:table-cell office:value-type="float" office:value="0.000326657483825022">
                <text:p>0.000326657483825022</text:p>
              </table:table-cell>
              <table:table-cell office:value-type="float" office:value="0.053789599003187">
                <text:p>0.0537895990031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0.228291358025">
                <text:p>740.228291358025</text:p>
              </table:table-cell>
              <table:table-cell office:value-type="float" office:value="0.0126933620191337">
                <text:p>0.0126933620191337</text:p>
              </table:table-cell>
              <table:table-cell office:value-type="float" office:value="0.000328276603943114">
                <text:p>0.000328276603943114</text:p>
              </table:table-cell>
              <table:table-cell office:value-type="float" office:value="0.0602934695908852">
                <text:p>0.06029346959088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8.405068965517">
                <text:p>738.405068965517</text:p>
              </table:table-cell>
              <table:table-cell office:value-type="float" office:value="0.014460604692731">
                <text:p>0.014460604692731</text:p>
              </table:table-cell>
              <table:table-cell office:value-type="float" office:value="0.000384883014635427">
                <text:p>0.000384883014635427</text:p>
              </table:table-cell>
              <table:table-cell office:value-type="float" office:value="0.0686741264685212">
                <text:p>0.0686741264685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6.590805896806">
                <text:p>736.590805896806</text:p>
              </table:table-cell>
              <table:table-cell office:value-type="float" office:value="0.0164658336735066">
                <text:p>0.0164658336735066</text:p>
              </table:table-cell>
              <table:table-cell office:value-type="float" office:value="0.000442035803315613">
                <text:p>0.000442035803315613</text:p>
              </table:table-cell>
              <table:table-cell office:value-type="float" office:value="0.0783508461376924">
                <text:p>0.07835084613769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4.78543627451">
                <text:p>734.78543627451</text:p>
              </table:table-cell>
              <table:table-cell office:value-type="float" office:value="0.0188234259215423">
                <text:p>0.0188234259215423</text:p>
              </table:table-cell>
              <table:table-cell office:value-type="float" office:value="0.000499736971368378">
                <text:p>0.000499736971368378</text:p>
              </table:table-cell>
              <table:table-cell office:value-type="float" office:value="0.0895084442050918">
                <text:p>0.08950844420509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2.988894865526">
                <text:p>732.988894865526</text:p>
              </table:table-cell>
              <table:table-cell office:value-type="float" office:value="0.0214267591748429">
                <text:p>0.0214267591748429</text:p>
              </table:table-cell>
              <table:table-cell office:value-type="float" office:value="0.00061378737219602">
                <text:p>0.00061378737219602</text:p>
              </table:table-cell>
              <table:table-cell office:value-type="float" office:value="0.102111899192611">
                <text:p>0.1021118991926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1.201117073171">
                <text:p>731.201117073171</text:p>
              </table:table-cell>
              <table:table-cell office:value-type="float" office:value="0.0243913378401268">
                <text:p>0.0243913378401268</text:p>
              </table:table-cell>
              <table:table-cell office:value-type="float" office:value="0.000672864492141431">
                <text:p>0.000672864492141431</text:p>
              </table:table-cell>
              <table:table-cell office:value-type="float" office:value="0.116293413058444">
                <text:p>0.116293413058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9.42203892944">
                <text:p>729.42203892944</text:p>
              </table:table-cell>
              <table:table-cell office:value-type="float" office:value="0.0275531436984973">
                <text:p>0.0275531436984973</text:p>
              </table:table-cell>
              <table:table-cell office:value-type="float" office:value="0.000788842559875178">
                <text:p>0.000788842559875178</text:p>
              </table:table-cell>
              <table:table-cell office:value-type="float" office:value="0.131511323910619">
                <text:p>0.1315113239106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7.651597087379">
                <text:p>727.651597087379</text:p>
              </table:table-cell>
              <table:table-cell office:value-type="float" office:value="0.0311412312113604">
                <text:p>0.0311412312113604</text:p>
              </table:table-cell>
              <table:table-cell office:value-type="float" office:value="0.000849306305764374">
                <text:p>0.000849306305764374</text:p>
              </table:table-cell>
              <table:table-cell office:value-type="float" office:value="0.148628603508765">
                <text:p>0.1486286035087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5.889728813559">
                <text:p>725.889728813559</text:p>
              </table:table-cell>
              <table:table-cell office:value-type="float" office:value="0.0351614874514282">
                <text:p>0.0351614874514282</text:p>
              </table:table-cell>
              <table:table-cell office:value-type="float" office:value="0.000967225382968091">
                <text:p>0.000967225382968091</text:p>
              </table:table-cell>
              <table:table-cell office:value-type="float" office:value="0.167785156139582">
                <text:p>0.167785156139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4.136371980676">
                <text:p>724.136371980676</text:p>
              </table:table-cell>
              <table:table-cell office:value-type="float" office:value="0.0396198275108048">
                <text:p>0.0396198275108048</text:p>
              </table:table-cell>
              <table:table-cell office:value-type="float" office:value="0.00108625789712163">
                <text:p>0.00108625789712163</text:p>
              </table:table-cell>
              <table:table-cell office:value-type="float" office:value="0.189294731440512">
                <text:p>0.1892947314405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2.391465060241">
                <text:p>722.391465060241</text:p>
              </table:table-cell>
              <table:table-cell office:value-type="float" office:value="0.0445796424938747">
                <text:p>0.0445796424938747</text:p>
              </table:table-cell>
              <table:table-cell office:value-type="float" office:value="0.00126385584389851">
                <text:p>0.00126385584389851</text:p>
              </table:table-cell>
              <table:table-cell office:value-type="float" office:value="0.213304397654326">
                <text:p>0.2133043976543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.654947115385">
                <text:p>720.654947115385</text:p>
              </table:table-cell>
              <table:table-cell office:value-type="float" office:value="0.0502786358454693">
                <text:p>0.0502786358454693</text:p>
              </table:table-cell>
              <table:table-cell office:value-type="float" office:value="0.00144312961668971">
                <text:p>0.00144312961668971</text:p>
              </table:table-cell>
              <table:table-cell office:value-type="float" office:value="0.240714020063843">
                <text:p>0.2407140200638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8.926757793765">
                <text:p>718.926757793765</text:p>
              </table:table-cell>
              <table:table-cell office:value-type="float" office:value="0.0566109705134741">
                <text:p>0.0566109705134741</text:p>
              </table:table-cell>
              <table:table-cell office:value-type="float" office:value="0.00162408521964885">
                <text:p>0.00162408521964885</text:p>
              </table:table-cell>
              <table:table-cell office:value-type="float" office:value="0.271048222550681">
                <text:p>0.2710482225506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7.206837320574">
                <text:p>717.206837320574</text:p>
              </table:table-cell>
              <table:table-cell office:value-type="float" office:value="0.0634686292708533">
                <text:p>0.0634686292708533</text:p>
              </table:table-cell>
              <table:table-cell office:value-type="float" office:value="0.00180672865692971">
                <text:p>0.00180672865692971</text:p>
              </table:table-cell>
              <table:table-cell office:value-type="float" office:value="0.30428807476871">
                <text:p>0.304288074768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5.495126491647">
                <text:p>715.495126491647</text:p>
              </table:table-cell>
              <table:table-cell office:value-type="float" office:value="0.0709756444239827">
                <text:p>0.0709756444239827</text:p>
              </table:table-cell>
              <table:table-cell office:value-type="float" office:value="0.00204962669541204">
                <text:p>0.00204962669541204</text:p>
              </table:table-cell>
              <table:table-cell office:value-type="float" office:value="0.340530835252029">
                <text:p>0.340530835252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3.791566666667">
                <text:p>713.791566666667</text:p>
              </table:table-cell>
              <table:table-cell office:value-type="float" office:value="0.0790817973145949">
                <text:p>0.0790817973145949</text:p>
              </table:table-cell>
              <table:table-cell office:value-type="float" office:value="0.00235362492007723">
                <text:p>0.00235362492007723</text:p>
              </table:table-cell>
              <table:table-cell office:value-type="float" office:value="0.379875062100465">
                <text:p>0.3798750621004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2.09609976247">
                <text:p>712.09609976247</text:p>
              </table:table-cell>
              <table:table-cell office:value-type="float" office:value="0.0885043621577701">
                <text:p>0.0885043621577701</text:p>
              </table:table-cell>
              <table:table-cell office:value-type="float" office:value="0.00271957291867563">
                <text:p>0.00271957291867563</text:p>
              </table:table-cell>
              <table:table-cell office:value-type="float" office:value="0.425731404073549">
                <text:p>0.4257314040735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0.408668246445">
                <text:p>710.408668246445</text:p>
              </table:table-cell>
              <table:table-cell office:value-type="float" office:value="0.098429685562672">
                <text:p>0.098429685562672</text:p>
              </table:table-cell>
              <table:table-cell office:value-type="float" office:value="0.00308892193678874">
                <text:p>0.00308892193678874</text:p>
              </table:table-cell>
              <table:table-cell office:value-type="float" office:value="0.474030712607195">
                <text:p>0.4740307126071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8.729215130024">
                <text:p>708.729215130024</text:p>
              </table:table-cell>
              <table:table-cell office:value-type="float" office:value="0.10862525600961">
                <text:p>0.10862525600961</text:p>
              </table:table-cell>
              <table:table-cell office:value-type="float" office:value="0.00346168398272384">
                <text:p>0.00346168398272384</text:p>
              </table:table-cell>
              <table:table-cell office:value-type="float" office:value="0.524027333936471">
                <text:p>0.5240273339364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7.057683962264">
                <text:p>707.057683962264</text:p>
              </table:table-cell>
              <table:table-cell office:value-type="float" office:value="0.119033969743831">
                <text:p>0.119033969743831</text:p>
              </table:table-cell>
              <table:table-cell office:value-type="float" office:value="0.00389783780017582">
                <text:p>0.00389783780017582</text:p>
              </table:table-cell>
              <table:table-cell office:value-type="float" office:value="0.574961058893627">
                <text:p>0.5749610588936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5.394018823529">
                <text:p>705.394018823529</text:p>
              </table:table-cell>
              <table:table-cell office:value-type="float" office:value="0.129416852441293">
                <text:p>0.129416852441293</text:p>
              </table:table-cell>
              <table:table-cell office:value-type="float" office:value="0.00439824498520222">
                <text:p>0.00439824498520222</text:p>
              </table:table-cell>
              <table:table-cell office:value-type="float" office:value="0.626057036181318">
                <text:p>0.6260570361813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3.738164319249">
                <text:p>703.738164319249</text:p>
              </table:table-cell>
              <table:table-cell office:value-type="float" office:value="0.139167193208714">
                <text:p>0.139167193208714</text:p>
              </table:table-cell>
              <table:table-cell office:value-type="float" office:value="0.00490323734228178">
                <text:p>0.00490323734228178</text:p>
              </table:table-cell>
              <table:table-cell office:value-type="float" office:value="0.674407002843967">
                <text:p>0.6744070028439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2.09006557377">
                <text:p>702.09006557377</text:p>
              </table:table-cell>
              <table:table-cell office:value-type="float" office:value="0.148700803457168">
                <text:p>0.148700803457168</text:p>
              </table:table-cell>
              <table:table-cell office:value-type="float" office:value="0.00541283088248995">
                <text:p>0.00541283088248995</text:p>
              </table:table-cell>
              <table:table-cell office:value-type="float" office:value="0.721791875431356">
                <text:p>0.721791875431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.449668224299">
                <text:p>700.449668224299</text:p>
              </table:table-cell>
              <table:table-cell office:value-type="float" office:value="0.157891500392587">
                <text:p>0.157891500392587</text:p>
              </table:table-cell>
              <table:table-cell office:value-type="float" office:value="0.00598814513872813">
                <text:p>0.00598814513872813</text:p>
              </table:table-cell>
              <table:table-cell office:value-type="float" office:value="0.767826855237324">
                <text:p>0.767826855237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8.816918414918">
                <text:p>698.816918414918</text:p>
              </table:table-cell>
              <table:table-cell office:value-type="float" office:value="0.166733573064066">
                <text:p>0.166733573064066</text:p>
              </table:table-cell>
              <table:table-cell office:value-type="float" office:value="0.00656866432910717">
                <text:p>0.00656866432910717</text:p>
              </table:table-cell>
              <table:table-cell office:value-type="float" office:value="0.812181580131663">
                <text:p>0.8121815801316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7.191762790698">
                <text:p>697.191762790698</text:p>
              </table:table-cell>
              <table:table-cell office:value-type="float" office:value="0.175097930665753">
                <text:p>0.175097930665753</text:p>
              </table:table-cell>
              <table:table-cell office:value-type="float" office:value="0.00715440646608924">
                <text:p>0.00715440646608924</text:p>
              </table:table-cell>
              <table:table-cell office:value-type="float" office:value="0.854581517190798">
                <text:p>0.854581517190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5.574148491879">
                <text:p>695.574148491879</text:p>
              </table:table-cell>
              <table:table-cell office:value-type="float" office:value="0.182667267433393">
                <text:p>0.182667267433393</text:p>
              </table:table-cell>
              <table:table-cell office:value-type="float" office:value="0.00780735267863213">
                <text:p>0.00780735267863213</text:p>
              </table:table-cell>
              <table:table-cell office:value-type="float" office:value="0.893446176771402">
                <text:p>0.8934461767714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3.964023148148">
                <text:p>693.964023148148</text:p>
              </table:table-cell>
              <table:table-cell office:value-type="float" office:value="0.189678743102341">
                <text:p>0.189678743102341</text:p>
              </table:table-cell>
              <table:table-cell office:value-type="float" office:value="0.0084661335943283">
                <text:p>0.0084661335943283</text:p>
              </table:table-cell>
              <table:table-cell office:value-type="float" office:value="0.929967424747577">
                <text:p>0.9299674247475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2.361334872979">
                <text:p>692.361334872979</text:p>
              </table:table-cell>
              <table:table-cell office:value-type="float" office:value="0.196123919835224">
                <text:p>0.196123919835224</text:p>
              </table:table-cell>
              <table:table-cell office:value-type="float" office:value="0.00913076922702253">
                <text:p>0.00913076922702253</text:p>
              </table:table-cell>
              <table:table-cell office:value-type="float" office:value="0.963984088118666">
                <text:p>0.963984088118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0.766032258065">
                <text:p>690.766032258065</text:p>
              </table:table-cell>
              <table:table-cell office:value-type="float" office:value="0.202057148482367">
                <text:p>0.202057148482367</text:p>
              </table:table-cell>
              <table:table-cell office:value-type="float" office:value="0.00986410830588668">
                <text:p>0.00986410830588668</text:p>
              </table:table-cell>
              <table:table-cell office:value-type="float" office:value="0.995458165595341">
                <text:p>0.9954581655953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9.178064367816">
                <text:p>689.178064367816</text:p>
              </table:table-cell>
              <table:table-cell office:value-type="float" office:value="0.207344543587558">
                <text:p>0.207344543587558</text:p>
              </table:table-cell>
              <table:table-cell office:value-type="float" office:value="0.0106039218638386">
                <text:p>0.0106039218638386</text:p>
              </table:table-cell>
              <table:table-cell office:value-type="float" office:value="1.02441459434583">
                <text:p>1.024414594345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7.597380733945">
                <text:p>687.597380733945</text:p>
              </table:table-cell>
              <table:table-cell office:value-type="float" office:value="0.211976677628757">
                <text:p>0.211976677628757</text:p>
              </table:table-cell>
              <table:table-cell office:value-type="float" office:value="0.0114136410329573">
                <text:p>0.0114136410329573</text:p>
              </table:table-cell>
              <table:table-cell office:value-type="float" office:value="1.05011838414892">
                <text:p>1.050118384148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6.023931350114">
                <text:p>686.023931350114</text:p>
              </table:table-cell>
              <table:table-cell office:value-type="float" office:value="0.216007779371819">
                <text:p>0.216007779371819</text:p>
              </table:table-cell>
              <table:table-cell office:value-type="float" office:value="0.0122304611145353">
                <text:p>0.0122304611145353</text:p>
              </table:table-cell>
              <table:table-cell office:value-type="float" office:value="1.07322296280047">
                <text:p>1.073222962800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4.457666666667">
                <text:p>684.457666666667</text:p>
              </table:table-cell>
              <table:table-cell office:value-type="float" office:value="0.219493201026432">
                <text:p>0.219493201026432</text:p>
              </table:table-cell>
              <table:table-cell office:value-type="float" office:value="0.0130544061251872">
                <text:p>0.0130544061251872</text:p>
              </table:table-cell>
              <table:table-cell office:value-type="float" office:value="1.09388244266642">
                <text:p>1.093882442666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2.898537585421">
                <text:p>682.898537585421</text:p>
              </table:table-cell>
              <table:table-cell office:value-type="float" office:value="0.222489424917413">
                <text:p>0.222489424917413</text:p>
              </table:table-cell>
              <table:table-cell office:value-type="float" office:value="0.0139497848041256">
                <text:p>0.0139497848041256</text:p>
              </table:table-cell>
              <table:table-cell office:value-type="float" office:value="1.11218998569667">
                <text:p>1.11218998569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1.346495454546">
                <text:p>681.346495454546</text:p>
              </table:table-cell>
              <table:table-cell office:value-type="float" office:value="0.224924914305224">
                <text:p>0.224924914305224</text:p>
              </table:table-cell>
              <table:table-cell office:value-type="float" office:value="0.0148529228510484">
                <text:p>0.0148529228510484</text:p>
              </table:table-cell>
              <table:table-cell office:value-type="float" office:value="1.12824093535072">
                <text:p>1.128240935350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9.801492063492">
                <text:p>679.801492063492</text:p>
              </table:table-cell>
              <table:table-cell office:value-type="float" office:value="0.226791796743602">
                <text:p>0.226791796743602</text:p>
              </table:table-cell>
              <table:table-cell office:value-type="float" office:value="0.0157638462839517">
                <text:p>0.0157638462839517</text:p>
              </table:table-cell>
              <table:table-cell office:value-type="float" office:value="1.14167872737147">
                <text:p>1.141678727371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8.263479638009">
                <text:p>678.263479638009</text:p>
              </table:table-cell>
              <table:table-cell office:value-type="float" office:value="0.22814733009393">
                <text:p>0.22814733009393</text:p>
              </table:table-cell>
              <table:table-cell office:value-type="float" office:value="0.0166825811208357">
                <text:p>0.0166825811208357</text:p>
              </table:table-cell>
              <table:table-cell office:value-type="float" office:value="1.15311825364527">
                <text:p>1.153118253645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6.732410835214">
                <text:p>676.732410835214</text:p>
              </table:table-cell>
              <table:table-cell office:value-type="float" office:value="0.229115378546325">
                <text:p>0.229115378546325</text:p>
              </table:table-cell>
              <table:table-cell office:value-type="float" office:value="0.0176746149164308">
                <text:p>0.0176746149164308</text:p>
              </table:table-cell>
              <table:table-cell office:value-type="float" office:value="1.16279327689096">
                <text:p>1.16279327689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5.208238738739">
                <text:p>675.208238738739</text:p>
              </table:table-cell>
              <table:table-cell office:value-type="float" office:value="0.229690626423297">
                <text:p>0.229690626423297</text:p>
              </table:table-cell>
              <table:table-cell office:value-type="float" office:value="0.0186751038947084">
                <text:p>0.0186751038947084</text:p>
              </table:table-cell>
              <table:table-cell office:value-type="float" office:value="1.17081065086367">
                <text:p>1.170810650863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3.690916853933">
                <text:p>673.690916853933</text:p>
              </table:table-cell>
              <table:table-cell office:value-type="float" office:value="0.229933787977415">
                <text:p>0.229933787977415</text:p>
              </table:table-cell>
              <table:table-cell office:value-type="float" office:value="0.0196840760750559">
                <text:p>0.0196840760750559</text:p>
              </table:table-cell>
              <table:table-cell office:value-type="float" office:value="1.17747765138908">
                <text:p>1.177477651389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2.180399103139">
                <text:p>672.180399103139</text:p>
              </table:table-cell>
              <table:table-cell office:value-type="float" office:value="0.229840391114845">
                <text:p>0.229840391114845</text:p>
              </table:table-cell>
              <table:table-cell office:value-type="float" office:value="0.0207679106290261">
                <text:p>0.0207679106290261</text:p>
              </table:table-cell>
              <table:table-cell office:value-type="float" office:value="1.18324009663714">
                <text:p>1.183240096637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676639821029">
                <text:p>670.676639821029</text:p>
              </table:table-cell>
              <table:table-cell office:value-type="float" office:value="0.22953924177771">
                <text:p>0.22953924177771</text:p>
              </table:table-cell>
              <table:table-cell office:value-type="float" office:value="0.0219275291942121">
                <text:p>0.0219275291942121</text:p>
              </table:table-cell>
              <table:table-cell office:value-type="float" office:value="1.18788557090712">
                <text:p>1.187885570907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9.17959375">
                <text:p>669.17959375</text:p>
              </table:table-cell>
              <table:table-cell office:value-type="float" office:value="0.228960671518977">
                <text:p>0.228960671518977</text:p>
              </table:table-cell>
              <table:table-cell office:value-type="float" office:value="0.0230969098462126">
                <text:p>0.0230969098462126</text:p>
              </table:table-cell>
              <table:table-cell office:value-type="float" office:value="1.19166665293502">
                <text:p>1.191666652935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7.689216035635">
                <text:p>667.689216035635</text:p>
              </table:table-cell>
              <table:table-cell office:value-type="float" office:value="0.22810104982693">
                <text:p>0.22810104982693</text:p>
              </table:table-cell>
              <table:table-cell office:value-type="float" office:value="0.0243433313789354">
                <text:p>0.0243433313789354</text:p>
              </table:table-cell>
              <table:table-cell office:value-type="float" office:value="1.19463890040549">
                <text:p>1.19463890040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6.205462222222">
                <text:p>666.205462222222</text:p>
              </table:table-cell>
              <table:table-cell office:value-type="float" office:value="0.22709182347076">
                <text:p>0.22709182347076</text:p>
              </table:table-cell>
              <table:table-cell office:value-type="float" office:value="0.0256677254369093">
                <text:p>0.0256677254369093</text:p>
              </table:table-cell>
              <table:table-cell office:value-type="float" office:value="1.1969941117565">
                <text:p>1.19699411175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4.728288248337">
                <text:p>664.728288248337</text:p>
              </table:table-cell>
              <table:table-cell office:value-type="float" office:value="0.226134674725536">
                <text:p>0.226134674725536</text:p>
              </table:table-cell>
              <table:table-cell office:value-type="float" office:value="0.027003180480277">
                <text:p>0.027003180480277</text:p>
              </table:table-cell>
              <table:table-cell office:value-type="float" office:value="1.20008104606819">
                <text:p>1.200081046068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3.257650442478">
                <text:p>663.257650442478</text:p>
              </table:table-cell>
              <table:table-cell office:value-type="float" office:value="0.224957853592841">
                <text:p>0.224957853592841</text:p>
              </table:table-cell>
              <table:table-cell office:value-type="float" office:value="0.0284860293249947">
                <text:p>0.0284860293249947</text:p>
              </table:table-cell>
              <table:table-cell office:value-type="float" office:value="1.20261473564158">
                <text:p>1.202614735641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1.793505518764">
                <text:p>661.793505518764</text:p>
              </table:table-cell>
              <table:table-cell office:value-type="float" office:value="0.223627035423952">
                <text:p>0.223627035423952</text:p>
              </table:table-cell>
              <table:table-cell office:value-type="float" office:value="0.0299812187069761">
                <text:p>0.0299812187069761</text:p>
              </table:table-cell>
              <table:table-cell office:value-type="float" office:value="1.20424561806354">
                <text:p>1.20424561806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0.335810572687">
                <text:p>660.335810572687</text:p>
              </table:table-cell>
              <table:table-cell office:value-type="float" office:value="0.222002835291465">
                <text:p>0.222002835291465</text:p>
              </table:table-cell>
              <table:table-cell office:value-type="float" office:value="0.0314887886539149">
                <text:p>0.0314887886539149</text:p>
              </table:table-cell>
              <table:table-cell office:value-type="float" office:value="1.204893059301">
                <text:p>1.2048930593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8.884523076923">
                <text:p>658.884523076923</text:p>
              </table:table-cell>
              <table:table-cell office:value-type="float" office:value="0.220081546631178">
                <text:p>0.220081546631178</text:p>
              </table:table-cell>
              <table:table-cell office:value-type="float" office:value="0.0331468912403406">
                <text:p>0.0331468912403406</text:p>
              </table:table-cell>
              <table:table-cell office:value-type="float" office:value="1.20440610442246">
                <text:p>1.204406104422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7.439600877193">
                <text:p>657.439600877193</text:p>
              </table:table-cell>
              <table:table-cell office:value-type="float" office:value="0.21779008696743">
                <text:p>0.21779008696743</text:p>
              </table:table-cell>
              <table:table-cell office:value-type="float" office:value="0.0348186699546655">
                <text:p>0.0348186699546655</text:p>
              </table:table-cell>
              <table:table-cell office:value-type="float" office:value="1.20235387184089">
                <text:p>1.202353871840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6.001002188184">
                <text:p>656.001002188184</text:p>
              </table:table-cell>
              <table:table-cell office:value-type="float" office:value="0.215193468526149">
                <text:p>0.215193468526149</text:p>
              </table:table-cell>
              <table:table-cell office:value-type="float" office:value="0.0366434977160098">
                <text:p>0.0366434977160098</text:p>
              </table:table-cell>
              <table:table-cell office:value-type="float" office:value="1.19878575797927">
                <text:p>1.198785757979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54.56868558952">
                <text:p>654.56868558952</text:p>
              </table:table-cell>
              <table:table-cell office:value-type="float" office:value="0.212217965053011">
                <text:p>0.212217965053011</text:p>
              </table:table-cell>
              <table:table-cell office:value-type="float" office:value="0.0384833105107669">
                <text:p>0.0384833105107669</text:p>
              </table:table-cell>
              <table:table-cell office:value-type="float" office:value="1.19368232238852">
                <text:p>1.19368232238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3.142610021787">
                <text:p>653.142610021787</text:p>
              </table:table-cell>
              <table:table-cell office:value-type="float" office:value="0.208929161837023">
                <text:p>0.208929161837023</text:p>
              </table:table-cell>
              <table:table-cell office:value-type="float" office:value="0.0403381563721666">
                <text:p>0.0403381563721666</text:p>
              </table:table-cell>
              <table:table-cell office:value-type="float" office:value="1.18688348949394">
                <text:p>1.186883489493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1.722734782609">
                <text:p>651.722734782609</text:p>
              </table:table-cell>
              <table:table-cell office:value-type="float" office:value="0.205252686176639">
                <text:p>0.205252686176639</text:p>
              </table:table-cell>
              <table:table-cell office:value-type="float" office:value="0.0423492474917411">
                <text:p>0.0423492474917411</text:p>
              </table:table-cell>
              <table:table-cell office:value-type="float" office:value="1.17815606522024">
                <text:p>1.17815606522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0.309019522777">
                <text:p>650.309019522777</text:p>
              </table:table-cell>
              <table:table-cell office:value-type="float" office:value="0.20125469909253">
                <text:p>0.20125469909253</text:p>
              </table:table-cell>
              <table:table-cell office:value-type="float" office:value="0.0443766965945488">
                <text:p>0.0443766965945488</text:p>
              </table:table-cell>
              <table:table-cell office:value-type="float" office:value="1.16775930192013">
                <text:p>1.167759301920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8.901424242424">
                <text:p>648.901424242424</text:p>
              </table:table-cell>
              <table:table-cell office:value-type="float" office:value="0.196931375938758">
                <text:p>0.196931375938758</text:p>
              </table:table-cell>
              <table:table-cell office:value-type="float" office:value="0.0464917528879281">
                <text:p>0.0464917528879281</text:p>
              </table:table-cell>
              <table:table-cell office:value-type="float" office:value="1.1552453022351">
                <text:p>1.15524530223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7.499909287257">
                <text:p>647.499909287257</text:p>
              </table:table-cell>
              <table:table-cell office:value-type="float" office:value="0.192135864622057">
                <text:p>0.192135864622057</text:p>
              </table:table-cell>
              <table:table-cell office:value-type="float" office:value="0.0486238883301074">
                <text:p>0.0486238883301074</text:p>
              </table:table-cell>
              <table:table-cell office:value-type="float" office:value="1.14023018134102">
                <text:p>1.140230181341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6.104435344828">
                <text:p>646.104435344828</text:p>
              </table:table-cell>
              <table:table-cell office:value-type="float" office:value="0.186862453190866">
                <text:p>0.186862453190866</text:p>
              </table:table-cell>
              <table:table-cell office:value-type="float" office:value="0.0509167868225688">
                <text:p>0.0509167868225688</text:p>
              </table:table-cell>
              <table:table-cell office:value-type="float" office:value="1.12261101778617">
                <text:p>1.122611017786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4.71496344086">
                <text:p>644.71496344086</text:p>
              </table:table-cell>
              <table:table-cell office:value-type="float" office:value="0.181105405677006">
                <text:p>0.181105405677006</text:p>
              </table:table-cell>
              <table:table-cell office:value-type="float" office:value="0.0533002368758691">
                <text:p>0.0533002368758691</text:p>
              </table:table-cell>
              <table:table-cell office:value-type="float" office:value="1.10213926887707">
                <text:p>1.10213926887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3.331454935622">
                <text:p>643.331454935622</text:p>
              </table:table-cell>
              <table:table-cell office:value-type="float" office:value="0.174279479205588">
                <text:p>0.174279479205588</text:p>
              </table:table-cell>
              <table:table-cell office:value-type="float" office:value="0.0557752281746893">
                <text:p>0.0557752281746893</text:p>
              </table:table-cell>
              <table:table-cell office:value-type="float" office:value="1.07559267943631">
                <text:p>1.075592679436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1.953871520343">
                <text:p>641.953871520343</text:p>
              </table:table-cell>
              <table:table-cell office:value-type="float" office:value="0.167098886373586">
                <text:p>0.167098886373586</text:p>
              </table:table-cell>
              <table:table-cell office:value-type="float" office:value="0.0584155009830167">
                <text:p>0.0584155009830167</text:p>
              </table:table-cell>
              <table:table-cell office:value-type="float" office:value="1.04653225048777">
                <text:p>1.046532250487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0.582175213675">
                <text:p>640.582175213675</text:p>
              </table:table-cell>
              <table:table-cell office:value-type="float" office:value="0.159559674446506">
                <text:p>0.159559674446506</text:p>
              </table:table-cell>
              <table:table-cell office:value-type="float" office:value="0.0611499301793616">
                <text:p>0.0611499301793616</text:p>
              </table:table-cell>
              <table:table-cell office:value-type="float" office:value="1.01529340466259">
                <text:p>1.01529340466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39.216328358209">
                <text:p>639.216328358209</text:p>
              </table:table-cell>
              <table:table-cell office:value-type="float" office:value="0.15180461669586">
                <text:p>0.15180461669586</text:p>
              </table:table-cell>
              <table:table-cell office:value-type="float" office:value="0.0639795194580909">
                <text:p>0.0639795194580909</text:p>
              </table:table-cell>
              <table:table-cell office:value-type="float" office:value="0.982584546539855">
                <text:p>0.9825845465398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37.856293617021">
                <text:p>637.856293617021</text:p>
              </table:table-cell>
              <table:table-cell office:value-type="float" office:value="0.143978976115535">
                <text:p>0.143978976115535</text:p>
              </table:table-cell>
              <table:table-cell office:value-type="float" office:value="0.0670526449668049">
                <text:p>0.0670526449668049</text:p>
              </table:table-cell>
              <table:table-cell office:value-type="float" office:value="0.948758084167671">
                <text:p>0.9487580841676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6.502033970276">
                <text:p>636.502033970276</text:p>
              </table:table-cell>
              <table:table-cell office:value-type="float" office:value="0.136452513091584">
                <text:p>0.136452513091584</text:p>
              </table:table-cell>
              <table:table-cell office:value-type="float" office:value="0.0702242054901917">
                <text:p>0.0702242054901917</text:p>
              </table:table-cell>
              <table:table-cell office:value-type="float" office:value="0.916244586279825">
                <text:p>0.9162445862798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5.153512711864">
                <text:p>635.153512711864</text:p>
              </table:table-cell>
              <table:table-cell office:value-type="float" office:value="0.128932465088893">
                <text:p>0.128932465088893</text:p>
              </table:table-cell>
              <table:table-cell office:value-type="float" office:value="0.0736438460536559">
                <text:p>0.0736438460536559</text:p>
              </table:table-cell>
              <table:table-cell office:value-type="float" office:value="0.883354589343903">
                <text:p>0.8833545893439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3.810693446089">
                <text:p>633.810693446089</text:p>
              </table:table-cell>
              <table:table-cell office:value-type="float" office:value="0.121494185487478">
                <text:p>0.121494185487478</text:p>
              </table:table-cell>
              <table:table-cell office:value-type="float" office:value="0.0771652259177226">
                <text:p>0.0771652259177226</text:p>
              </table:table-cell>
              <table:table-cell office:value-type="float" office:value="0.85031004265622">
                <text:p>0.850310042656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2.473540084388">
                <text:p>632.473540084388</text:p>
              </table:table-cell>
              <table:table-cell office:value-type="float" office:value="0.1141393514476">
                <text:p>0.1141393514476</text:p>
              </table:table-cell>
              <table:table-cell office:value-type="float" office:value="0.0808643205593961">
                <text:p>0.0808643205593961</text:p>
              </table:table-cell>
              <table:table-cell office:value-type="float" office:value="0.817186794605797">
                <text:p>0.817186794605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1.142016842105">
                <text:p>631.142016842105</text:p>
              </table:table-cell>
              <table:table-cell office:value-type="float" office:value="0.106944908450629">
                <text:p>0.106944908450629</text:p>
              </table:table-cell>
              <table:table-cell office:value-type="float" office:value="0.0847431153521518">
                <text:p>0.0847431153521518</text:p>
              </table:table-cell>
              <table:table-cell office:value-type="float" office:value="0.784137228111962">
                <text:p>0.7841372281119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9.816088235294">
                <text:p>629.816088235294</text:p>
              </table:table-cell>
              <table:table-cell office:value-type="float" office:value="0.0999135013263081">
                <text:p>0.0999135013263081</text:p>
              </table:table-cell>
              <table:table-cell office:value-type="float" office:value="0.0888036036750469">
                <text:p>0.0888036036750469</text:p>
              </table:table-cell>
              <table:table-cell office:value-type="float" office:value="0.751467430928503">
                <text:p>0.7514674309285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8.495719077568">
                <text:p>628.495719077568</text:p>
              </table:table-cell>
              <table:table-cell office:value-type="float" office:value="0.0930477869126387">
                <text:p>0.0930477869126387</text:p>
              </table:table-cell>
              <table:table-cell office:value-type="float" office:value="0.0930477869126387">
                <text:p>0.0930477869126387</text:p>
              </table:table-cell>
              <table:table-cell office:value-type="float" office:value="0.719033224478253">
                <text:p>0.7190332244782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7.180874476987">
                <text:p>627.180874476987</text:p>
              </table:table-cell>
              <table:table-cell office:value-type="float" office:value="0.0863504340559483">
                <text:p>0.0863504340559483</text:p>
              </table:table-cell>
              <table:table-cell office:value-type="float" office:value="0.0974776744550378">
                <text:p>0.0974776744550378</text:p>
              </table:table-cell>
              <table:table-cell office:value-type="float" office:value="0.687068987656111">
                <text:p>0.687068987656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5.871519832985">
                <text:p>625.871519832985</text:p>
              </table:table-cell>
              <table:table-cell office:value-type="float" office:value="0.0798241236108766">
                <text:p>0.0798241236108766</text:p>
              </table:table-cell>
              <table:table-cell office:value-type="float" office:value="0.1020952836979">
                <text:p>0.1020952836979</text:p>
              </table:table-cell>
              <table:table-cell office:value-type="float" office:value="0.655659891634113">
                <text:p>0.6556598916341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24.567620833333">
                <text:p>624.567620833333</text:p>
              </table:table-cell>
              <table:table-cell office:value-type="float" office:value="0.0734715484403511">
                <text:p>0.0734715484403511</text:p>
              </table:table-cell>
              <table:table-cell office:value-type="float" office:value="0.106825786958251">
                <text:p>0.106825786958251</text:p>
              </table:table-cell>
              <table:table-cell office:value-type="float" office:value="0.624815574079555">
                <text:p>0.6248155740795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3.269143451144">
                <text:p>623.269143451144</text:p>
              </table:table-cell>
              <table:table-cell office:value-type="float" office:value="0.0673725870548762">
                <text:p>0.0673725870548762</text:p>
              </table:table-cell>
              <table:table-cell office:value-type="float" office:value="0.111593082338317">
                <text:p>0.111593082338317</text:p>
              </table:table-cell>
              <table:table-cell office:value-type="float" office:value="0.59470006396893">
                <text:p>0.59470006396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1.976053941909">
                <text:p>621.976053941909</text:p>
              </table:table-cell>
              <table:table-cell office:value-type="float" office:value="0.061453425139201">
                <text:p>0.061453425139201</text:p>
              </table:table-cell>
              <table:table-cell office:value-type="float" office:value="0.116552271638535">
                <text:p>0.116552271638535</text:p>
              </table:table-cell>
              <table:table-cell office:value-type="float" office:value="0.565402509225234">
                <text:p>0.5654025092252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0.68831884058">
                <text:p>620.68831884058</text:p>
              </table:table-cell>
              <table:table-cell office:value-type="float" office:value="0.0558724270842084">
                <text:p>0.0558724270842084</text:p>
              </table:table-cell>
              <table:table-cell office:value-type="float" office:value="0.121705398272565">
                <text:p>0.121705398272565</text:p>
              </table:table-cell>
              <table:table-cell office:value-type="float" office:value="0.537091214115886">
                <text:p>0.5370912141158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19.405904958678">
                <text:p>619.405904958678</text:p>
              </table:table-cell>
              <table:table-cell office:value-type="float" office:value="0.0504779925117393">
                <text:p>0.0504779925117393</text:p>
              </table:table-cell>
              <table:table-cell office:value-type="float" office:value="0.127132652966873">
                <text:p>0.127132652966873</text:p>
              </table:table-cell>
              <table:table-cell office:value-type="float" office:value="0.509702701476897">
                <text:p>0.5097027014768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8.128779381443">
                <text:p>618.128779381443</text:p>
              </table:table-cell>
              <table:table-cell office:value-type="float" office:value="0.0455082679231366">
                <text:p>0.0455082679231366</text:p>
              </table:table-cell>
              <table:table-cell office:value-type="float" office:value="0.132837064817018">
                <text:p>0.132837064817018</text:p>
              </table:table-cell>
              <table:table-cell office:value-type="float" office:value="0.483486115417876">
                <text:p>0.4834861154178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16.856909465021">
                <text:p>616.856909465021</text:p>
              </table:table-cell>
              <table:table-cell office:value-type="float" office:value="0.0408901528303288">
                <text:p>0.0408901528303288</text:p>
              </table:table-cell>
              <table:table-cell office:value-type="float" office:value="0.138900461348497">
                <text:p>0.138900461348497</text:p>
              </table:table-cell>
              <table:table-cell office:value-type="float" office:value="0.458930906043671">
                <text:p>0.4589309060436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5.590262833676">
                <text:p>615.590262833676</text:p>
              </table:table-cell>
              <table:table-cell office:value-type="float" office:value="0.0366283835099005">
                <text:p>0.0366283835099005</text:p>
              </table:table-cell>
              <table:table-cell office:value-type="float" office:value="0.145247758367554">
                <text:p>0.145247758367554</text:p>
              </table:table-cell>
              <table:table-cell office:value-type="float" office:value="0.435664164123158">
                <text:p>0.435664164123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4.328807377049">
                <text:p>614.328807377049</text:p>
              </table:table-cell>
              <table:table-cell office:value-type="float" office:value="0.0327277162522904">
                <text:p>0.0327277162522904</text:p>
              </table:table-cell>
              <table:table-cell office:value-type="float" office:value="0.151961459200562">
                <text:p>0.151961459200562</text:p>
              </table:table-cell>
              <table:table-cell office:value-type="float" office:value="0.413465444400902">
                <text:p>0.4134654444009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3.072511247444">
                <text:p>613.072511247444</text:p>
              </table:table-cell>
              <table:table-cell office:value-type="float" office:value="0.0290334031685339">
                <text:p>0.0290334031685339</text:p>
              </table:table-cell>
              <table:table-cell office:value-type="float" office:value="0.159045620654002">
                <text:p>0.159045620654002</text:p>
              </table:table-cell>
              <table:table-cell office:value-type="float" office:value="0.392429515354909">
                <text:p>0.392429515354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1.821342857143">
                <text:p>611.821342857143</text:p>
              </table:table-cell>
              <table:table-cell office:value-type="float" office:value="0.025628369877137">
                <text:p>0.025628369877137</text:p>
              </table:table-cell>
              <table:table-cell office:value-type="float" office:value="0.166584404201391">
                <text:p>0.166584404201391</text:p>
              </table:table-cell>
              <table:table-cell office:value-type="float" office:value="0.37257242708888">
                <text:p>0.372572427088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0.575270875764">
                <text:p>610.575270875764</text:p>
              </table:table-cell>
              <table:table-cell office:value-type="float" office:value="0.0224360311459211">
                <text:p>0.0224360311459211</text:p>
              </table:table-cell>
              <table:table-cell office:value-type="float" office:value="0.174582880350519">
                <text:p>0.174582880350519</text:p>
              </table:table-cell>
              <table:table-cell office:value-type="float" office:value="0.353749465988913">
                <text:p>0.3537494659889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9.334264227642">
                <text:p>609.334264227642</text:p>
              </table:table-cell>
              <table:table-cell office:value-type="float" office:value="0.019459249955514">
                <text:p>0.019459249955514</text:p>
              </table:table-cell>
              <table:table-cell office:value-type="float" office:value="0.18304613962303">
                <text:p>0.18304613962303</text:p>
              </table:table-cell>
              <table:table-cell office:value-type="float" office:value="0.336055594667425">
                <text:p>0.3360555946674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8.098292089249">
                <text:p>608.098292089249</text:p>
              </table:table-cell>
              <table:table-cell office:value-type="float" office:value="0.0167819736312376">
                <text:p>0.0167819736312376</text:p>
              </table:table-cell>
              <table:table-cell office:value-type="float" office:value="0.191979292554448">
                <text:p>0.191979292554448</text:p>
              </table:table-cell>
              <table:table-cell office:value-type="float" office:value="0.319343933011812">
                <text:p>0.3193439330118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6.86732388664">
                <text:p>606.86732388664</text:p>
              </table:table-cell>
              <table:table-cell office:value-type="float" office:value="0.0142452737253308">
                <text:p>0.0142452737253308</text:p>
              </table:table-cell>
              <table:table-cell office:value-type="float" office:value="0.201387469694105">
                <text:p>0.201387469694105</text:p>
              </table:table-cell>
              <table:table-cell office:value-type="float" office:value="0.303627834259907">
                <text:p>0.303627834259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5.641329292929">
                <text:p>605.641329292929</text:p>
              </table:table-cell>
              <table:table-cell office:value-type="float" office:value="0.0120145244781311">
                <text:p>0.0120145244781311</text:p>
              </table:table-cell>
              <table:table-cell office:value-type="float" office:value="0.211357553064265">
                <text:p>0.211357553064265</text:p>
              </table:table-cell>
              <table:table-cell office:value-type="float" office:value="0.28875724477032">
                <text:p>0.288757244770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4.420278225807">
                <text:p>604.420278225807</text:p>
              </table:table-cell>
              <table:table-cell office:value-type="float" office:value="0.00992950454744332">
                <text:p>0.00992950454744332</text:p>
              </table:table-cell>
              <table:table-cell office:value-type="float" office:value="0.221731580885883">
                <text:p>0.221731580885883</text:p>
              </table:table-cell>
              <table:table-cell office:value-type="float" office:value="0.274825708507336">
                <text:p>0.2748257085073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3.20414084507">
                <text:p>603.20414084507</text:p>
              </table:table-cell>
              <table:table-cell office:value-type="float" office:value="0.00815693176977781">
                <text:p>0.00815693176977781</text:p>
              </table:table-cell>
              <table:table-cell office:value-type="float" office:value="0.232678538564167">
                <text:p>0.232678538564167</text:p>
              </table:table-cell>
              <table:table-cell office:value-type="float" office:value="0.261680962634488">
                <text:p>0.261680962634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1.992887550201">
                <text:p>601.992887550201</text:p>
              </table:table-cell>
              <table:table-cell office:value-type="float" office:value="0.0065352865714851">
                <text:p>0.0065352865714851</text:p>
              </table:table-cell>
              <table:table-cell office:value-type="float" office:value="0.244204632392709">
                <text:p>0.244204632392709</text:p>
              </table:table-cell>
              <table:table-cell office:value-type="float" office:value="0.249333591474128">
                <text:p>0.249333591474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.786488977956">
                <text:p>600.786488977956</text:p>
              </table:table-cell>
              <table:table-cell office:value-type="float" office:value="0.00523263572227689">
                <text:p>0.00523263572227689</text:p>
              </table:table-cell>
              <table:table-cell office:value-type="float" office:value="0.256399150391568">
                <text:p>0.256399150391568</text:p>
              </table:table-cell>
              <table:table-cell office:value-type="float" office:value="0.23771116566915">
                <text:p>0.237711165669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9.584916">
                <text:p>599.584916</text:p>
              </table:table-cell>
              <table:table-cell office:value-type="float" office:value="0.00408615608001738">
                <text:p>0.00408615608001738</text:p>
              </table:table-cell>
              <table:table-cell office:value-type="float" office:value="0.269352737519513">
                <text:p>0.269352737519513</text:p>
              </table:table-cell>
              <table:table-cell office:value-type="float" office:value="0.226823357911169">
                <text:p>0.2268233579111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8.388139720559">
                <text:p>598.388139720559</text:p>
              </table:table-cell>
              <table:table-cell office:value-type="float" office:value="0.00309781900850886">
                <text:p>0.00309781900850886</text:p>
              </table:table-cell>
              <table:table-cell office:value-type="float" office:value="0.283408576859527">
                <text:p>0.283408576859527</text:p>
              </table:table-cell>
              <table:table-cell office:value-type="float" office:value="0.216679880919485">
                <text:p>0.2166798809194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7.196131474104">
                <text:p>597.196131474104</text:p>
              </table:table-cell>
              <table:table-cell office:value-type="float" office:value="0.00243772268280348">
                <text:p>0.00243772268280348</text:p>
              </table:table-cell>
              <table:table-cell office:value-type="float" office:value="0.298242761330577">
                <text:p>0.298242761330577</text:p>
              </table:table-cell>
              <table:table-cell office:value-type="float" office:value="0.20712236863544">
                <text:p>0.207122368635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6.008862823062">
                <text:p>596.008862823062</text:p>
              </table:table-cell>
              <table:table-cell office:value-type="float" office:value="0.00202547123450303">
                <text:p>0.00202547123450303</text:p>
              </table:table-cell>
              <table:table-cell office:value-type="float" office:value="0.313694857443657">
                <text:p>0.313694857443657</text:p>
              </table:table-cell>
              <table:table-cell office:value-type="float" office:value="0.197989813172671">
                <text:p>0.1979898131726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.826305555556">
                <text:p>594.826305555556</text:p>
              </table:table-cell>
              <table:table-cell office:value-type="float" office:value="0.00186407174392631">
                <text:p>0.00186407174392631</text:p>
              </table:table-cell>
              <table:table-cell office:value-type="float" office:value="0.329855968141142">
                <text:p>0.329855968141142</text:p>
              </table:table-cell>
              <table:table-cell office:value-type="float" office:value="0.189203282008521">
                <text:p>0.1892032820085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3.648431683168">
                <text:p>593.648431683168</text:p>
              </table:table-cell>
              <table:table-cell office:value-type="float" office:value="0.00204161039968521">
                <text:p>0.00204161039968521</text:p>
              </table:table-cell>
              <table:table-cell office:value-type="float" office:value="0.346478298246577">
                <text:p>0.346478298246577</text:p>
              </table:table-cell>
              <table:table-cell office:value-type="float" office:value="0.180597453272154">
                <text:p>0.180597453272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2.475213438735">
                <text:p>592.475213438735</text:p>
              </table:table-cell>
              <table:table-cell office:value-type="float" office:value="0.00247672566532677">
                <text:p>0.00247672566532677</text:p>
              </table:table-cell>
              <table:table-cell office:value-type="float" office:value="0.363480842470025">
                <text:p>0.363480842470025</text:p>
              </table:table-cell>
              <table:table-cell office:value-type="float" office:value="0.171662709907131">
                <text:p>0.1716627099071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91.306623274162">
                <text:p>591.306623274162</text:p>
              </table:table-cell>
              <table:table-cell office:value-type="float" office:value="0.00325820488119148">
                <text:p>0.00325820488119148</text:p>
              </table:table-cell>
              <table:table-cell office:value-type="float" office:value="0.380952744398256">
                <text:p>0.380952744398256</text:p>
              </table:table-cell>
              <table:table-cell office:value-type="float" office:value="0.162824501825858">
                <text:p>0.1628245018258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0.142633858268">
                <text:p>590.142633858268</text:p>
              </table:table-cell>
              <table:table-cell office:value-type="float" office:value="0.00447620166615392">
                <text:p>0.00447620166615392</text:p>
              </table:table-cell>
              <table:table-cell office:value-type="float" office:value="0.398984513896604">
                <text:p>0.398984513896604</text:p>
              </table:table-cell>
              <table:table-cell office:value-type="float" office:value="0.154084634277221">
                <text:p>0.1540846342772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8.983218074656">
                <text:p>588.983218074656</text:p>
              </table:table-cell>
              <table:table-cell office:value-type="float" office:value="0.00604940251699116">
                <text:p>0.00604940251699116</text:p>
              </table:table-cell>
              <table:table-cell office:value-type="float" office:value="0.41740877367239">
                <text:p>0.41740877367239</text:p>
              </table:table-cell>
              <table:table-cell office:value-type="float" office:value="0.145617760587573">
                <text:p>0.1456177605875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87.828349019608">
                <text:p>587.828349019608</text:p>
              </table:table-cell>
              <table:table-cell office:value-type="float" office:value="0.00806867421261092">
                <text:p>0.00806867421261092</text:p>
              </table:table-cell>
              <table:table-cell office:value-type="float" office:value="0.43640248698315">
                <text:p>0.43640248698315</text:p>
              </table:table-cell>
              <table:table-cell office:value-type="float" office:value="0.137254221552156">
                <text:p>0.1372542215521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6.678">
                <text:p>586.678</text:p>
              </table:table-cell>
              <table:table-cell office:value-type="float" office:value="0.0106262618187682">
                <text:p>0.0106262618187682</text:p>
              </table:table-cell>
              <table:table-cell office:value-type="float" office:value="0.456145353646632">
                <text:p>0.456145353646632</text:p>
              </table:table-cell>
              <table:table-cell office:value-type="float" office:value="0.128995850439309">
                <text:p>0.1289958504393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5.53214453125">
                <text:p>585.53214453125</text:p>
              </table:table-cell>
              <table:table-cell office:value-type="float" office:value="0.0136409118737732">
                <text:p>0.0136409118737732</text:p>
              </table:table-cell>
              <table:table-cell office:value-type="float" office:value="0.476295172925915">
                <text:p>0.476295172925915</text:p>
              </table:table-cell>
              <table:table-cell office:value-type="float" office:value="0.121019372008347">
                <text:p>0.1210193720083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84.390756335283">
                <text:p>584.390756335283</text:p>
              </table:table-cell>
              <table:table-cell office:value-type="float" office:value="0.0171178109657459">
                <text:p>0.0171178109657459</text:p>
              </table:table-cell>
              <table:table-cell office:value-type="float" office:value="0.496679868944566">
                <text:p>0.496679868944566</text:p>
              </table:table-cell>
              <table:table-cell office:value-type="float" office:value="0.113240903311857">
                <text:p>0.1132409033118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83.253809338521">
                <text:p>583.253809338521</text:p>
              </table:table-cell>
              <table:table-cell office:value-type="float" office:value="0.0211502919129464">
                <text:p>0.0211502919129464</text:p>
              </table:table-cell>
              <table:table-cell office:value-type="float" office:value="0.517300889704147">
                <text:p>0.517300889704147</text:p>
              </table:table-cell>
              <table:table-cell office:value-type="float" office:value="0.105839585781036">
                <text:p>0.1058395857810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82.121277669903">
                <text:p>582.121277669903</text:p>
              </table:table-cell>
              <table:table-cell office:value-type="float" office:value="0.0257446110435509">
                <text:p>0.0257446110435509</text:p>
              </table:table-cell>
              <table:table-cell office:value-type="float" office:value="0.538071217755589">
                <text:p>0.538071217755589</text:p>
              </table:table-cell>
              <table:table-cell office:value-type="float" office:value="0.0988203798475819">
                <text:p>0.09882037984758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80.993135658915">
                <text:p>580.993135658915</text:p>
              </table:table-cell>
              <table:table-cell office:value-type="float" office:value="0.0309958620606798">
                <text:p>0.0309958620606798</text:p>
              </table:table-cell>
              <table:table-cell office:value-type="float" office:value="0.558902464033977">
                <text:p>0.558902464033977</text:p>
              </table:table-cell>
              <table:table-cell office:value-type="float" office:value="0.092365892673659">
                <text:p>0.0923658926736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79.869357833656">
                <text:p>579.869357833656</text:p>
              </table:table-cell>
              <table:table-cell office:value-type="float" office:value="0.0367330671807634">
                <text:p>0.0367330671807634</text:p>
              </table:table-cell>
              <table:table-cell office:value-type="float" office:value="0.579704861187679">
                <text:p>0.579704861187679</text:p>
              </table:table-cell>
              <table:table-cell office:value-type="float" office:value="0.086304876288784">
                <text:p>0.0863048762887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78.749918918919">
                <text:p>578.749918918919</text:p>
              </table:table-cell>
              <table:table-cell office:value-type="float" office:value="0.042961521066683">
                <text:p>0.042961521066683</text:p>
              </table:table-cell>
              <table:table-cell office:value-type="float" office:value="0.600297753738006">
                <text:p>0.600297753738006</text:p>
              </table:table-cell>
              <table:table-cell office:value-type="float" office:value="0.0806423551689196">
                <text:p>0.08064235516891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77.634793834297">
                <text:p>577.634793834297</text:p>
              </table:table-cell>
              <table:table-cell office:value-type="float" office:value="0.0497763874700277">
                <text:p>0.0497763874700277</text:p>
              </table:table-cell>
              <table:table-cell office:value-type="float" office:value="0.620497710953089">
                <text:p>0.620497710953089</text:p>
              </table:table-cell>
              <table:table-cell office:value-type="float" office:value="0.0753833738038867">
                <text:p>0.07538337380388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76.523957692308">
                <text:p>576.523957692308</text:p>
              </table:table-cell>
              <table:table-cell office:value-type="float" office:value="0.0570938451526995">
                <text:p>0.0570938451526995</text:p>
              </table:table-cell>
              <table:table-cell office:value-type="float" office:value="0.64038910044892">
                <text:p>0.64038910044892</text:p>
              </table:table-cell>
              <table:table-cell office:value-type="float" office:value="0.0705329966973318">
                <text:p>0.07053299669733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5.417385796545">
                <text:p>575.417385796545</text:p>
              </table:table-cell>
              <table:table-cell office:value-type="float" office:value="0.064828707932339">
                <text:p>0.064828707932339</text:p>
              </table:table-cell>
              <table:table-cell office:value-type="float" office:value="0.659152225904229">
                <text:p>0.659152225904229</text:p>
              </table:table-cell>
              <table:table-cell office:value-type="float" office:value="0.0663679370312912">
                <text:p>0.06636793703129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4.315053639847">
                <text:p>574.315053639847</text:p>
              </table:table-cell>
              <table:table-cell office:value-type="float" office:value="0.0731670903975861">
                <text:p>0.0731670903975861</text:p>
              </table:table-cell>
              <table:table-cell office:value-type="float" office:value="0.677409099047464">
                <text:p>0.677409099047464</text:p>
              </table:table-cell>
              <table:table-cell office:value-type="float" office:value="0.0624419765256418">
                <text:p>0.0624419765256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3.216936902486">
                <text:p>573.216936902486</text:p>
              </table:table-cell>
              <table:table-cell office:value-type="float" office:value="0.0819329542639848">
                <text:p>0.0819329542639848</text:p>
              </table:table-cell>
              <table:table-cell office:value-type="float" office:value="0.695152760063808">
                <text:p>0.695152760063808</text:p>
              </table:table-cell>
              <table:table-cell office:value-type="float" office:value="0.0589406330228666">
                <text:p>0.05894063302286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2.123011450382">
                <text:p>572.123011450382</text:p>
              </table:table-cell>
              <table:table-cell office:value-type="float" office:value="0.0911306685540365">
                <text:p>0.0911306685540365</text:p>
              </table:table-cell>
              <table:table-cell office:value-type="float" office:value="0.712376221118891">
                <text:p>0.712376221118891</text:p>
              </table:table-cell>
              <table:table-cell office:value-type="float" office:value="0.055685875860155">
                <text:p>0.0556858758601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1.033253333333">
                <text:p>571.033253333333</text:p>
              </table:table-cell>
              <table:table-cell office:value-type="float" office:value="0.100764618301375">
                <text:p>0.100764618301375</text:p>
              </table:table-cell>
              <table:table-cell office:value-type="float" office:value="0.729256343400099">
                <text:p>0.729256343400099</text:p>
              </table:table-cell>
              <table:table-cell office:value-type="float" office:value="0.0526807721593869">
                <text:p>0.0526807721593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9.94763878327">
                <text:p>569.94763878327</text:p>
              </table:table-cell>
              <table:table-cell office:value-type="float" office:value="0.110931493646846">
                <text:p>0.110931493646846</text:p>
              </table:table-cell>
              <table:table-cell office:value-type="float" office:value="0.745880475585532">
                <text:p>0.745880475585532</text:p>
              </table:table-cell>
              <table:table-cell office:value-type="float" office:value="0.0497438228582779">
                <text:p>0.04974382285827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68.866144212524">
                <text:p>568.866144212524</text:p>
              </table:table-cell>
              <table:table-cell office:value-type="float" office:value="0.121451484696798">
                <text:p>0.121451484696798</text:p>
              </table:table-cell>
              <table:table-cell office:value-type="float" office:value="0.761966789955123">
                <text:p>0.761966789955123</text:p>
              </table:table-cell>
              <table:table-cell office:value-type="float" office:value="0.046968651976565">
                <text:p>0.0469686519765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67.788746212121">
                <text:p>567.788746212121</text:p>
              </table:table-cell>
              <table:table-cell office:value-type="float" office:value="0.132327970789035">
                <text:p>0.132327970789035</text:p>
              </table:table-cell>
              <table:table-cell office:value-type="float" office:value="0.777694181102387">
                <text:p>0.777694181102387</text:p>
              </table:table-cell>
              <table:table-cell office:value-type="float" office:value="0.0443573029278774">
                <text:p>0.04435730292787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66.715421550094">
                <text:p>566.715421550094</text:p>
              </table:table-cell>
              <table:table-cell office:value-type="float" office:value="0.14356434326977">
                <text:p>0.14356434326977</text:p>
              </table:table-cell>
              <table:table-cell office:value-type="float" office:value="0.792964301740375">
                <text:p>0.792964301740375</text:p>
              </table:table-cell>
              <table:table-cell office:value-type="float" office:value="0.0419118271314218">
                <text:p>0.04191182713142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5.646147169811">
                <text:p>565.646147169811</text:p>
              </table:table-cell>
              <table:table-cell office:value-type="float" office:value="0.155070307422484">
                <text:p>0.155070307422484</text:p>
              </table:table-cell>
              <table:table-cell office:value-type="float" office:value="0.807677371590217">
                <text:p>0.807677371590217</text:p>
              </table:table-cell>
              <table:table-cell office:value-type="float" office:value="0.0395405859409596">
                <text:p>0.03954058594095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4.580900188324">
                <text:p>564.580900188324</text:p>
              </table:table-cell>
              <table:table-cell office:value-type="float" office:value="0.166660112910513">
                <text:p>0.166660112910513</text:p>
              </table:table-cell>
              <table:table-cell office:value-type="float" office:value="0.821826222693035">
                <text:p>0.821826222693035</text:p>
              </table:table-cell>
              <table:table-cell office:value-type="float" office:value="0.0371505330697813">
                <text:p>0.03715053306978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63.519657894737">
                <text:p>563.519657894737</text:p>
              </table:table-cell>
              <table:table-cell office:value-type="float" office:value="0.178522807018044">
                <text:p>0.178522807018044</text:p>
              </table:table-cell>
              <table:table-cell office:value-type="float" office:value="0.835403659070689">
                <text:p>0.835403659070689</text:p>
              </table:table-cell>
              <table:table-cell office:value-type="float" office:value="0.0348360210415962">
                <text:p>0.03483602104159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2.462397748593">
                <text:p>562.462397748593</text:p>
              </table:table-cell>
              <table:table-cell office:value-type="float" office:value="0.190565993574791">
                <text:p>0.190565993574791</text:p>
              </table:table-cell>
              <table:table-cell office:value-type="float" office:value="0.84859198033926">
                <text:p>0.84859198033926</text:p>
              </table:table-cell>
              <table:table-cell office:value-type="float" office:value="0.0325980615563043">
                <text:p>0.03259806155630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1.409097378277">
                <text:p>561.409097378277</text:p>
              </table:table-cell>
              <table:table-cell office:value-type="float" office:value="0.20288609620393">
                <text:p>0.20288609620393</text:p>
              </table:table-cell>
              <table:table-cell office:value-type="float" office:value="0.861195834519637">
                <text:p>0.861195834519637</text:p>
              </table:table-cell>
              <table:table-cell office:value-type="float" office:value="0.0305327880363158">
                <text:p>0.03053278803631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0.359734579439">
                <text:p>560.359734579439</text:p>
              </table:table-cell>
              <table:table-cell office:value-type="float" office:value="0.215485494551703">
                <text:p>0.215485494551703</text:p>
              </table:table-cell>
              <table:table-cell office:value-type="float" office:value="0.873494368477416">
                <text:p>0.873494368477416</text:p>
              </table:table-cell>
              <table:table-cell office:value-type="float" office:value="0.0284513413276063">
                <text:p>0.02845134132760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59.314287313433">
                <text:p>559.314287313433</text:p>
              </table:table-cell>
              <table:table-cell office:value-type="float" office:value="0.228366576269897">
                <text:p>0.228366576269897</text:p>
              </table:table-cell>
              <table:table-cell office:value-type="float" office:value="0.885195998743199">
                <text:p>0.885195998743199</text:p>
              </table:table-cell>
              <table:table-cell office:value-type="float" office:value="0.0265453384921366">
                <text:p>0.02654533849213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58.272733705773">
                <text:p>558.272733705773</text:p>
              </table:table-cell>
              <table:table-cell office:value-type="float" office:value="0.241531737015876">
                <text:p>0.241531737015876</text:p>
              </table:table-cell>
              <table:table-cell office:value-type="float" office:value="0.896581967632408">
                <text:p>0.896581967632408</text:p>
              </table:table-cell>
              <table:table-cell office:value-type="float" office:value="0.0247206915225329">
                <text:p>0.02472069152253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57.23505204461">
                <text:p>557.23505204461</text:p>
              </table:table-cell>
              <table:table-cell office:value-type="float" office:value="0.254886832409907">
                <text:p>0.254886832409907</text:p>
              </table:table-cell>
              <table:table-cell office:value-type="float" office:value="0.907455052204817">
                <text:p>0.907455052204817</text:p>
              </table:table-cell>
              <table:table-cell office:value-type="float" office:value="0.0229784341339234">
                <text:p>0.02297843413392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56.201220779221">
                <text:p>556.201220779221</text:p>
              </table:table-cell>
              <table:table-cell office:value-type="float" office:value="0.268530103665937">
                <text:p>0.268530103665937</text:p>
              </table:table-cell>
              <table:table-cell office:value-type="float" office:value="0.917905861394354">
                <text:p>0.917905861394354</text:p>
              </table:table-cell>
              <table:table-cell office:value-type="float" office:value="0.0213196040442101">
                <text:p>0.02131960404421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5.171218518519">
                <text:p>555.171218518519</text:p>
              </table:table-cell>
              <table:table-cell office:value-type="float" office:value="0.282463968456457">
                <text:p>0.282463968456457</text:p>
              </table:table-cell>
              <table:table-cell office:value-type="float" office:value="0.927929152573898">
                <text:p>0.927929152573898</text:p>
              </table:table-cell>
              <table:table-cell office:value-type="float" office:value="0.0197452429740567">
                <text:p>0.01974524297405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4.145024029575">
                <text:p>554.145024029575</text:p>
              </table:table-cell>
              <table:table-cell office:value-type="float" office:value="0.296690852459692">
                <text:p>0.296690852459692</text:p>
              </table:table-cell>
              <table:table-cell office:value-type="float" office:value="0.937422035313579">
                <text:p>0.937422035313579</text:p>
              </table:table-cell>
              <table:table-cell office:value-type="float" office:value="0.018256396646911">
                <text:p>0.0182563966469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3.122616236162">
                <text:p>553.122616236162</text:p>
              </table:table-cell>
              <table:table-cell office:value-type="float" office:value="0.311213189359148">
                <text:p>0.311213189359148</text:p>
              </table:table-cell>
              <table:table-cell office:value-type="float" office:value="0.946574121287584">
                <text:p>0.946574121287584</text:p>
              </table:table-cell>
              <table:table-cell office:value-type="float" office:value="0.0168541147889715">
                <text:p>0.01685411478897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2.103974217311">
                <text:p>552.103974217311</text:p>
              </table:table-cell>
              <table:table-cell office:value-type="float" office:value="0.325935069887569">
                <text:p>0.325935069887569</text:p>
              </table:table-cell>
              <table:table-cell office:value-type="float" office:value="0.955184489664474">
                <text:p>0.955184489664474</text:p>
              </table:table-cell>
              <table:table-cell office:value-type="float" office:value="0.0156378020857343">
                <text:p>0.01563780208573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1.089077205882">
                <text:p>551.089077205882</text:p>
              </table:table-cell>
              <table:table-cell office:value-type="float" office:value="0.341055283068542">
                <text:p>0.341055283068542</text:p>
              </table:table-cell>
              <table:table-cell office:value-type="float" office:value="0.963444157090874">
                <text:p>0.963444157090874</text:p>
              </table:table-cell>
              <table:table-cell office:value-type="float" office:value="0.0144121769400889">
                <text:p>0.01441217694008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50.077904587156">
                <text:p>550.077904587156</text:p>
              </table:table-cell>
              <table:table-cell office:value-type="float" office:value="0.356379220770777">
                <text:p>0.356379220770777</text:p>
              </table:table-cell>
              <table:table-cell office:value-type="float" office:value="0.971249791830951">
                <text:p>0.971249791830951</text:p>
              </table:table-cell>
              <table:table-cell office:value-type="float" office:value="0.0132762901260173">
                <text:p>0.01327629012601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9.070435897436">
                <text:p>549.070435897436</text:p>
              </table:table-cell>
              <table:table-cell office:value-type="float" office:value="0.372007697655297">
                <text:p>0.372007697655297</text:p>
              </table:table-cell>
              <table:table-cell office:value-type="float" office:value="0.978596031175026">
                <text:p>0.978596031175026</text:p>
              </table:table-cell>
              <table:table-cell office:value-type="float" office:value="0.0122312073808077">
                <text:p>0.01223120738080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48.066650822669">
                <text:p>548.066650822669</text:p>
              </table:table-cell>
              <table:table-cell office:value-type="float" office:value="0.387843380135979">
                <text:p>0.387843380135979</text:p>
              </table:table-cell>
              <table:table-cell office:value-type="float" office:value="0.985477492399037">
                <text:p>0.985477492399037</text:p>
              </table:table-cell>
              <table:table-cell office:value-type="float" office:value="0.0112779984445099">
                <text:p>0.01127799844450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7.06652919708">
                <text:p>547.06652919708</text:p>
              </table:table-cell>
              <table:table-cell office:value-type="float" office:value="0.404087993267676">
                <text:p>0.404087993267676</text:p>
              </table:table-cell>
              <table:table-cell office:value-type="float" office:value="0.992089113862931">
                <text:p>0.992089113862931</text:p>
              </table:table-cell>
              <table:table-cell office:value-type="float" office:value="0.01041773705995">
                <text:p>0.010417737059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6.070051001821">
                <text:p>546.070051001821</text:p>
              </table:table-cell>
              <table:table-cell office:value-type="float" office:value="0.420544047592403">
                <text:p>0.420544047592403</text:p>
              </table:table-cell>
              <table:table-cell office:value-type="float" office:value="0.998226595396836">
                <text:p>0.998226595396836</text:p>
              </table:table-cell>
              <table:table-cell office:value-type="float" office:value="0.00955096450425012">
                <text:p>0.009550964504250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5.077196363636">
                <text:p>545.077196363636</text:p>
              </table:table-cell>
              <table:table-cell office:value-type="float" office:value="0.437313842131444">
                <text:p>0.437313842131444</text:p>
              </table:table-cell>
              <table:table-cell office:value-type="float" office:value="1.00398540129392">
                <text:p>1.00398540129392</text:p>
              </table:table-cell>
              <table:table-cell office:value-type="float" office:value="0.00877856582035893">
                <text:p>0.008778565820358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4.087945553539">
                <text:p>544.087945553539</text:p>
              </table:table-cell>
              <table:table-cell office:value-type="float" office:value="0.454501148924822">
                <text:p>0.454501148924822</text:p>
              </table:table-cell>
              <table:table-cell office:value-type="float" office:value="1.00936117453959">
                <text:p>1.00936117453959</text:p>
              </table:table-cell>
              <table:table-cell office:value-type="float" office:value="0.00810162475801821">
                <text:p>0.008101624758018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43.102278985507">
                <text:p>543.102278985507</text:p>
              </table:table-cell>
              <table:table-cell office:value-type="float" office:value="0.472007943241849">
                <text:p>0.472007943241849</text:p>
              </table:table-cell>
              <table:table-cell office:value-type="float" office:value="1.01445118033955">
                <text:p>1.01445118033955</text:p>
              </table:table-cell>
              <table:table-cell office:value-type="float" office:value="0.00752122906974522">
                <text:p>0.007521229069745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42.12017721519">
                <text:p>542.12017721519</text:p>
              </table:table-cell>
              <table:table-cell office:value-type="float" office:value="0.489734738006652">
                <text:p>0.489734738006652</text:p>
              </table:table-cell>
              <table:table-cell office:value-type="float" office:value="1.0192521354223">
                <text:p>1.0192521354223</text:p>
              </table:table-cell>
              <table:table-cell office:value-type="float" office:value="0.00693646369182511">
                <text:p>0.006936463691825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1.141620938628">
                <text:p>541.141620938628</text:p>
              </table:table-cell>
              <table:table-cell office:value-type="float" office:value="0.50778532927603">
                <text:p>0.50778532927603</text:p>
              </table:table-cell>
              <table:table-cell office:value-type="float" office:value="1.02355599235922">
                <text:p>1.02355599235922</text:p>
              </table:table-cell>
              <table:table-cell office:value-type="float" office:value="0.00634731661595037">
                <text:p>0.006347316615950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0.166590990991">
                <text:p>540.166590990991</text:p>
              </table:table-cell>
              <table:table-cell office:value-type="float" office:value="0.526162250802844">
                <text:p>0.526162250802844</text:p>
              </table:table-cell>
              <table:table-cell office:value-type="float" office:value="1.02745997032385">
                <text:p>1.02745997032385</text:p>
              </table:table-cell>
              <table:table-cell office:value-type="float" office:value="0.00585652183084595">
                <text:p>0.005856521830845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9.195068345324">
                <text:p>539.195068345324</text:p>
              </table:table-cell>
              <table:table-cell office:value-type="float" office:value="0.544764927758801">
                <text:p>0.544764927758801</text:p>
              </table:table-cell>
              <table:table-cell office:value-type="float" office:value="1.03095963424806">
                <text:p>1.03095963424806</text:p>
              </table:table-cell>
              <table:table-cell office:value-type="float" office:value="0.00546517909733418">
                <text:p>0.005465179097334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8.227034111311">
                <text:p>538.227034111311</text:p>
              </table:table-cell>
              <table:table-cell office:value-type="float" office:value="0.563698283980824">
                <text:p>0.563698283980824</text:p>
              </table:table-cell>
              <table:table-cell office:value-type="float" office:value="1.03415402089597">
                <text:p>1.03415402089597</text:p>
              </table:table-cell>
              <table:table-cell office:value-type="float" office:value="0.00507090433542507">
                <text:p>0.005070904335425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7.26246953405">
                <text:p>537.26246953405</text:p>
              </table:table-cell>
              <table:table-cell office:value-type="float" office:value="0.582861015469613">
                <text:p>0.582861015469613</text:p>
              </table:table-cell>
              <table:table-cell office:value-type="float" office:value="1.03683205941432">
                <text:p>1.03683205941432</text:p>
              </table:table-cell>
              <table:table-cell office:value-type="float" office:value="0.00467368953958172">
                <text:p>0.004673689539581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6.301355992844">
                <text:p>536.301355992844</text:p>
              </table:table-cell>
              <table:table-cell office:value-type="float" office:value="0.60225456822532">
                <text:p>0.60225456822532</text:p>
              </table:table-cell>
              <table:table-cell office:value-type="float" office:value="1.03909238328803">
                <text:p>1.03909238328803</text:p>
              </table:table-cell>
              <table:table-cell office:value-type="float" office:value="0.00437775906290471">
                <text:p>0.004377759062904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35.343675">
                <text:p>535.343675</text:p>
              </table:table-cell>
              <table:table-cell office:value-type="float" office:value="0.621880392251225">
                <text:p>0.621880392251225</text:p>
              </table:table-cell>
              <table:table-cell office:value-type="float" office:value="1.040825887788">
                <text:p>1.040825887788</text:p>
              </table:table-cell>
              <table:table-cell office:value-type="float" office:value="0.00407961905766152">
                <text:p>0.004079619057661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4.389408199643">
                <text:p>534.389408199643</text:p>
              </table:table-cell>
              <table:table-cell office:value-type="float" office:value="0.641634962010984">
                <text:p>0.641634962010984</text:p>
              </table:table-cell>
              <table:table-cell office:value-type="float" office:value="1.04202693601457">
                <text:p>1.04202693601457</text:p>
              </table:table-cell>
              <table:table-cell office:value-type="float" office:value="0.0037792635196982">
                <text:p>0.00377926351969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33.438537366548">
                <text:p>533.438537366548</text:p>
              </table:table-cell>
              <table:table-cell office:value-type="float" office:value="0.66162396587038">
                <text:p>0.66162396587038</text:p>
              </table:table-cell>
              <table:table-cell office:value-type="float" office:value="1.04268987105401">
                <text:p>1.04268987105401</text:p>
              </table:table-cell>
              <table:table-cell office:value-type="float" office:value="0.00358204057955302">
                <text:p>0.003582040579553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32.491044404973">
                <text:p>532.491044404973</text:p>
              </table:table-cell>
              <table:table-cell office:value-type="float" office:value="0.681743134445373">
                <text:p>0.681743134445373</text:p>
              </table:table-cell>
              <table:table-cell office:value-type="float" office:value="1.04302047476793">
                <text:p>1.04302047476793</text:p>
              </table:table-cell>
              <table:table-cell office:value-type="float" office:value="0.00327761122329506">
                <text:p>0.003277611223295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31.546911347518">
                <text:p>531.546911347518</text:p>
              </table:table-cell>
              <table:table-cell office:value-type="float" office:value="0.701992803968431">
                <text:p>0.701992803968431</text:p>
              </table:table-cell>
              <table:table-cell office:value-type="float" office:value="1.04269698981224">
                <text:p>1.04269698981224</text:p>
              </table:table-cell>
              <table:table-cell office:value-type="float" office:value="0.00307705431001882">
                <text:p>0.003077054310018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0.606120353982">
                <text:p>530.606120353982</text:p>
              </table:table-cell>
              <table:table-cell office:value-type="float" office:value="0.722373310672088">
                <text:p>0.722373310672088</text:p>
              </table:table-cell>
              <table:table-cell office:value-type="float" office:value="1.04203201919768">
                <text:p>1.04203201919768</text:p>
              </table:table-cell>
              <table:table-cell office:value-type="float" office:value="0.00287501170226214">
                <text:p>0.002875011702262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9.668653710247">
                <text:p>529.668653710247</text:p>
              </table:table-cell>
              <table:table-cell office:value-type="float" office:value="0.742991849965095">
                <text:p>0.742991849965095</text:p>
              </table:table-cell>
              <table:table-cell office:value-type="float" office:value="1.04091523234719">
                <text:p>1.04091523234719</text:p>
              </table:table-cell>
              <table:table-cell office:value-type="float" office:value="0.0027783385731472">
                <text:p>0.00277833857314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8.73449382716">
                <text:p>528.73449382716</text:p>
              </table:table-cell>
              <table:table-cell office:value-type="float" office:value="0.763635417656198">
                <text:p>0.763635417656198</text:p>
              </table:table-cell>
              <table:table-cell office:value-type="float" office:value="1.03934201206626">
                <text:p>1.03934201206626</text:p>
              </table:table-cell>
              <table:table-cell office:value-type="float" office:value="0.00257369049624333">
                <text:p>0.00257369049624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7.803623239437">
                <text:p>527.803623239437</text:p>
              </table:table-cell>
              <table:table-cell office:value-type="float" office:value="0.784303216193615">
                <text:p>0.784303216193615</text:p>
              </table:table-cell>
              <table:table-cell office:value-type="float" office:value="1.0373077251496">
                <text:p>1.0373077251496</text:p>
              </table:table-cell>
              <table:table-cell office:value-type="float" office:value="0.00247516108293814">
                <text:p>0.002475161082938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6.876024604569">
                <text:p>526.876024604569</text:p>
              </table:table-cell>
              <table:table-cell office:value-type="float" office:value="0.805102438984697">
                <text:p>0.805102438984697</text:p>
              </table:table-cell>
              <table:table-cell office:value-type="float" office:value="1.0346997274195">
                <text:p>1.0346997274195</text:p>
              </table:table-cell>
              <table:table-cell office:value-type="float" office:value="0.00237588915595752">
                <text:p>0.002375889155957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5.951680701754">
                <text:p>525.951680701754</text:p>
              </table:table-cell>
              <table:table-cell office:value-type="float" office:value="0.825925045369234">
                <text:p>0.825925045369234</text:p>
              </table:table-cell>
              <table:table-cell office:value-type="float" office:value="1.03172896364192">
                <text:p>1.03172896364192</text:p>
              </table:table-cell>
              <table:table-cell office:value-type="float" office:value="0.00227587271391601">
                <text:p>0.002275872713916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5.030574430823">
                <text:p>525.030574430823</text:p>
              </table:table-cell>
              <table:table-cell office:value-type="float" office:value="0.846661472300932">
                <text:p>0.846661472300932</text:p>
              </table:table-cell>
              <table:table-cell office:value-type="float" office:value="1.02817438139152">
                <text:p>1.02817438139152</text:p>
              </table:table-cell>
              <table:table-cell office:value-type="float" office:value="0.0021751097554295">
                <text:p>0.00217510975542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4.112688811189">
                <text:p>524.112688811189</text:p>
              </table:table-cell>
              <table:table-cell office:value-type="float" office:value="0.867418901178648">
                <text:p>0.867418901178648</text:p>
              </table:table-cell>
              <table:table-cell office:value-type="float" office:value="1.02424841313055">
                <text:p>1.02424841313055</text:p>
              </table:table-cell>
              <table:table-cell office:value-type="float" office:value="0.00207359827911353">
                <text:p>0.002073598279113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3.198006980803">
                <text:p>523.198006980803</text:p>
              </table:table-cell>
              <table:table-cell office:value-type="float" office:value="0.888086995754231">
                <text:p>0.888086995754231</text:p>
              </table:table-cell>
              <table:table-cell office:value-type="float" office:value="1.01983797070704">
                <text:p>1.01983797070704</text:p>
              </table:table-cell>
              <table:table-cell office:value-type="float" office:value="0.00208085496600449">
                <text:p>0.002080854966004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2.286512195122">
                <text:p>522.286512195122</text:p>
              </table:table-cell>
              <table:table-cell office:value-type="float" office:value="0.908663786665345">
                <text:p>0.908663786665345</text:p>
              </table:table-cell>
              <table:table-cell office:value-type="float" office:value="1.01493832484935">
                <text:p>1.01493832484935</text:p>
              </table:table-cell>
              <table:table-cell office:value-type="float" office:value="0.00197822304789262">
                <text:p>0.001978223047892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1.378187826087">
                <text:p>521.378187826087</text:p>
              </table:table-cell>
              <table:table-cell office:value-type="float" office:value="0.929147296544098">
                <text:p>0.929147296544098</text:p>
              </table:table-cell>
              <table:table-cell office:value-type="float" office:value="1.00954473027474">
                <text:p>1.00954473027474</text:p>
              </table:table-cell>
              <table:table-cell office:value-type="float" office:value="0.00198512182050965">
                <text:p>0.001985121820509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0.473017361111">
                <text:p>520.473017361111</text:p>
              </table:table-cell>
              <table:table-cell office:value-type="float" office:value="0.949424871538937">
                <text:p>0.949424871538937</text:p>
              </table:table-cell>
              <table:table-cell office:value-type="float" office:value="1.00376309416694">
                <text:p>1.00376309416694</text:p>
              </table:table-cell>
              <table:table-cell office:value-type="float" office:value="0.00199203260143384">
                <text:p>0.001992032601433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9.57098440208">
                <text:p>519.57098440208</text:p>
              </table:table-cell>
              <table:table-cell office:value-type="float" office:value="0.969604417550129">
                <text:p>0.969604417550129</text:p>
              </table:table-cell>
              <table:table-cell office:value-type="float" office:value="0.997589793019449">
                <text:p>0.997589793019449</text:p>
              </table:table-cell>
              <table:table-cell office:value-type="float" office:value="0.0018879023134065">
                <text:p>0.00188790231340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8.67207266436">
                <text:p>518.67207266436</text:p>
              </table:table-cell>
              <table:table-cell office:value-type="float" office:value="0.989461054503907">
                <text:p>0.989461054503907</text:p>
              </table:table-cell>
              <table:table-cell office:value-type="float" office:value="0.990909752973166">
                <text:p>0.990909752973166</text:p>
              </table:table-cell>
              <table:table-cell office:value-type="float" office:value="0.00189445184441564">
                <text:p>0.001894451844415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7.77626597582">
                <text:p>517.77626597582</text:p>
              </table:table-cell>
              <table:table-cell office:value-type="float" office:value="1.008990455407">
                <text:p>1.008990455407</text:p>
              </table:table-cell>
              <table:table-cell office:value-type="float" office:value="0.983829992981353">
                <text:p>0.983829992981353</text:p>
              </table:table-cell>
              <table:table-cell office:value-type="float" office:value="0.00190101271660411">
                <text:p>0.001901012716604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6.883548275862">
                <text:p>516.883548275862</text:p>
              </table:table-cell>
              <table:table-cell office:value-type="float" office:value="1.02818827725475">
                <text:p>1.02818827725475</text:p>
              </table:table-cell>
              <table:table-cell office:value-type="float" office:value="0.976234640632576">
                <text:p>0.976234640632576</text:p>
              </table:table-cell>
              <table:table-cell office:value-type="float" office:value="0.0019075849299717">
                <text:p>0.00190758492997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5.993903614458">
                <text:p>515.993903614458</text:p>
              </table:table-cell>
              <table:table-cell office:value-type="float" office:value="1.04693756288556">
                <text:p>1.04693756288556</text:p>
              </table:table-cell>
              <table:table-cell office:value-type="float" office:value="0.968118860581847">
                <text:p>0.968118860581847</text:p>
              </table:table-cell>
              <table:table-cell office:value-type="float" office:value="0.0018015703383705">
                <text:p>0.00180157033837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5.107316151203">
                <text:p>515.107316151203</text:p>
              </table:table-cell>
              <table:table-cell office:value-type="float" office:value="1.06523277346758">
                <text:p>1.06523277346758</text:p>
              </table:table-cell>
              <table:table-cell office:value-type="float" office:value="0.959703773635303">
                <text:p>0.959703773635303</text:p>
              </table:table-cell>
              <table:table-cell office:value-type="float" office:value="0.00180777729905402">
                <text:p>0.001807777299054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4.223770154374">
                <text:p>514.223770154374</text:p>
              </table:table-cell>
              <table:table-cell office:value-type="float" office:value="1.08306835015514">
                <text:p>1.08306835015514</text:p>
              </table:table-cell>
              <table:table-cell office:value-type="float" office:value="0.950760094671936">
                <text:p>0.950760094671936</text:p>
              </table:table-cell>
              <table:table-cell office:value-type="float" office:value="0.00170062025042679">
                <text:p>0.001700620250426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3.34325">
                <text:p>513.34325</text:p>
              </table:table-cell>
              <table:table-cell office:value-type="float" office:value="1.10032495013599">
                <text:p>1.10032495013599</text:p>
              </table:table-cell>
              <table:table-cell office:value-type="float" office:value="0.941510472221406">
                <text:p>0.941510472221406</text:p>
              </table:table-cell>
              <table:table-cell office:value-type="float" office:value="0.00170645928991313">
                <text:p>0.001706459289913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2.46574017094">
                <text:p>512.46574017094</text:p>
              </table:table-cell>
              <table:table-cell office:value-type="float" office:value="1.11710995861682">
                <text:p>1.11710995861682</text:p>
              </table:table-cell>
              <table:table-cell office:value-type="float" office:value="0.93183819662672">
                <text:p>0.93183819662672</text:p>
              </table:table-cell>
              <table:table-cell office:value-type="float" office:value="0.00159815444723436">
                <text:p>0.001598154447234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1.591225255973">
                <text:p>511.591225255973</text:p>
              </table:table-cell>
              <table:table-cell office:value-type="float" office:value="1.1333032102161">
                <text:p>1.1333032102161</text:p>
              </table:table-cell>
              <table:table-cell office:value-type="float" office:value="0.921854076795954">
                <text:p>0.921854076795954</text:p>
              </table:table-cell>
              <table:table-cell office:value-type="float" office:value="0.00148907840436722">
                <text:p>0.001489078404367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0.719689948893">
                <text:p>510.719689948893</text:p>
              </table:table-cell>
              <table:table-cell office:value-type="float" office:value="1.14889789021975">
                <text:p>1.14889789021975</text:p>
              </table:table-cell>
              <table:table-cell office:value-type="float" office:value="0.911555538948862">
                <text:p>0.911555538948862</text:p>
              </table:table-cell>
              <table:table-cell office:value-type="float" office:value="0.00149416492325498">
                <text:p>0.001494164923254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9.851119047619">
                <text:p>509.851119047619</text:p>
              </table:table-cell>
              <table:table-cell office:value-type="float" office:value="1.16377183219539">
                <text:p>1.16377183219539</text:p>
              </table:table-cell>
              <table:table-cell office:value-type="float" office:value="0.900940001299213">
                <text:p>0.900940001299213</text:p>
              </table:table-cell>
              <table:table-cell office:value-type="float" office:value="0.00138393241367007">
                <text:p>0.001383932413670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8.985497453311">
                <text:p>508.985497453311</text:p>
              </table:table-cell>
              <table:table-cell office:value-type="float" office:value="1.17814843619244">
                <text:p>1.17814843619244</text:p>
              </table:table-cell>
              <table:table-cell office:value-type="float" office:value="0.890120594361289">
                <text:p>0.890120594361289</text:p>
              </table:table-cell>
              <table:table-cell office:value-type="float" office:value="0.00138864367295053">
                <text:p>0.001388643672950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8.122810169492">
                <text:p>508.122810169492</text:p>
              </table:table-cell>
              <table:table-cell office:value-type="float" office:value="1.19167365252734">
                <text:p>1.19167365252734</text:p>
              </table:table-cell>
              <table:table-cell office:value-type="float" office:value="0.878979786576243">
                <text:p>0.878979786576243</text:p>
              </table:table-cell>
              <table:table-cell office:value-type="float" office:value="0.00127724935962202">
                <text:p>0.001277249359622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7.263042301184">
                <text:p>507.263042301184</text:p>
              </table:table-cell>
              <table:table-cell office:value-type="float" office:value="1.20468772933574">
                <text:p>1.20468772933574</text:p>
              </table:table-cell>
              <table:table-cell office:value-type="float" office:value="0.867747989177233">
                <text:p>0.867747989177233</text:p>
              </table:table-cell>
              <table:table-cell office:value-type="float" office:value="0.0012815826907827">
                <text:p>0.00128158269078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6.406179054054">
                <text:p>506.406179054054</text:p>
              </table:table-cell>
              <table:table-cell office:value-type="float" office:value="1.21695110738904">
                <text:p>1.21695110738904</text:p>
              </table:table-cell>
              <table:table-cell office:value-type="float" office:value="0.856191153748062">
                <text:p>0.856191153748062</text:p>
              </table:table-cell>
              <table:table-cell office:value-type="float" office:value="0.00128592336035345">
                <text:p>0.001285923360353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5.552205733558">
                <text:p>505.552205733558</text:p>
              </table:table-cell>
              <table:table-cell office:value-type="float" office:value="1.22822104525725">
                <text:p>1.22822104525725</text:p>
              </table:table-cell>
              <table:table-cell office:value-type="float" office:value="0.844541259273439">
                <text:p>0.844541259273439</text:p>
              </table:table-cell>
              <table:table-cell office:value-type="float" office:value="0.00117297397121311">
                <text:p>0.001172973971213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4.701107744108">
                <text:p>504.701107744108</text:p>
              </table:table-cell>
              <table:table-cell office:value-type="float" office:value="1.23860468597919">
                <text:p>1.23860468597919</text:p>
              </table:table-cell>
              <table:table-cell office:value-type="float" office:value="0.832680364243899">
                <text:p>0.832680364243899</text:p>
              </table:table-cell>
              <table:table-cell office:value-type="float" office:value="0.00117693337702318">
                <text:p>0.001176933377023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3.852870588235">
                <text:p>503.852870588235</text:p>
              </table:table-cell>
              <table:table-cell office:value-type="float" office:value="1.24785645316335">
                <text:p>1.24785645316335</text:p>
              </table:table-cell>
              <table:table-cell office:value-type="float" office:value="0.820607030664536">
                <text:p>0.820607030664536</text:p>
              </table:table-cell>
              <table:table-cell office:value-type="float" office:value="0.00118089945411503">
                <text:p>0.001180899454115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3.007479865772">
                <text:p>503.007479865772</text:p>
              </table:table-cell>
              <table:table-cell office:value-type="float" office:value="1.25560907297739">
                <text:p>1.25560907297739</text:p>
              </table:table-cell>
              <table:table-cell office:value-type="float" office:value="0.808319816537865">
                <text:p>0.808319816537865</text:p>
              </table:table-cell>
              <table:table-cell office:value-type="float" office:value="0.00118487220248881">
                <text:p>0.001184872202488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2.164921273032">
                <text:p>502.164921273032</text:p>
              </table:table-cell>
              <table:table-cell office:value-type="float" office:value="1.26220376723086">
                <text:p>1.26220376723086</text:p>
              </table:table-cell>
              <table:table-cell office:value-type="float" office:value="0.795936161025769">
                <text:p>0.795936161025769</text:p>
              </table:table-cell>
              <table:table-cell office:value-type="float" office:value="0.00106996645993008">
                <text:p>0.001069966459930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1.325180602007">
                <text:p>501.325180602007</text:p>
              </table:table-cell>
              <table:table-cell office:value-type="float" office:value="1.2677479214637">
                <text:p>1.2677479214637</text:p>
              </table:table-cell>
              <table:table-cell office:value-type="float" office:value="0.783336526181044">
                <text:p>0.783336526181044</text:p>
              </table:table-cell>
              <table:table-cell office:value-type="float" office:value="0.00107355394177393">
                <text:p>0.001073553941773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0.488243739566">
                <text:p>500.488243739566</text:p>
              </table:table-cell>
              <table:table-cell office:value-type="float" office:value="1.27223079524566">
                <text:p>1.27223079524566</text:p>
              </table:table-cell>
              <table:table-cell office:value-type="float" office:value="0.770639143046737">
                <text:p>0.770639143046737</text:p>
              </table:table-cell>
              <table:table-cell office:value-type="float" office:value="0.000957464380241325">
                <text:p>0.0009574643802413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99.654096666667">
                <text:p>499.654096666667</text:p>
              </table:table-cell>
              <table:table-cell office:value-type="float" office:value="1.27552152913071">
                <text:p>1.27552152913071</text:p>
              </table:table-cell>
              <table:table-cell office:value-type="float" office:value="0.757723672454793">
                <text:p>0.757723672454793</text:p>
              </table:table-cell>
              <table:table-cell office:value-type="float" office:value="0.000960663927042527">
                <text:p>0.0009606639270425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98.822725457571">
                <text:p>498.822725457571</text:p>
              </table:table-cell>
              <table:table-cell office:value-type="float" office:value="1.27809004321251">
                <text:p>1.27809004321251</text:p>
              </table:table-cell>
              <table:table-cell office:value-type="float" office:value="0.744829623599147">
                <text:p>0.744829623599147</text:p>
              </table:table-cell>
              <table:table-cell office:value-type="float" office:value="0.000963868810869165">
                <text:p>0.0009638688108691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7.99411627907">
                <text:p>497.99411627907</text:p>
              </table:table-cell>
              <table:table-cell office:value-type="float" office:value="1.27956644384623">
                <text:p>1.27956644384623</text:p>
              </table:table-cell>
              <table:table-cell office:value-type="float" office:value="0.731716172376122">
                <text:p>0.731716172376122</text:p>
              </table:table-cell>
              <table:table-cell office:value-type="float" office:value="0.000846194152756129">
                <text:p>0.0008461941527561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97.168255389718">
                <text:p>497.168255389718</text:p>
              </table:table-cell>
              <table:table-cell office:value-type="float" office:value="1.27981856368114">
                <text:p>1.27981856368114</text:p>
              </table:table-cell>
              <table:table-cell office:value-type="float" office:value="0.718624430421791">
                <text:p>0.718624430421791</text:p>
              </table:table-cell>
              <table:table-cell office:value-type="float" office:value="0.000849007765899162">
                <text:p>0.0008490077658991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6.345129139073">
                <text:p>496.345129139073</text:p>
              </table:table-cell>
              <table:table-cell office:value-type="float" office:value="1.27883427832932">
                <text:p>1.27883427832932</text:p>
              </table:table-cell>
              <table:table-cell office:value-type="float" office:value="0.70531196852191">
                <text:p>0.70531196852191</text:p>
              </table:table-cell>
              <table:table-cell office:value-type="float" office:value="0.000730136613376719">
                <text:p>0.0007301366133767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5.524723966942">
                <text:p>495.524723966942</text:p>
              </table:table-cell>
              <table:table-cell office:value-type="float" office:value="1.27660142337539">
                <text:p>1.27660142337539</text:p>
              </table:table-cell>
              <table:table-cell office:value-type="float" office:value="0.692021506091405">
                <text:p>0.692021506091405</text:p>
              </table:table-cell>
              <table:table-cell office:value-type="float" office:value="0.000732556287323293">
                <text:p>0.0007325562873232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4.70702640264">
                <text:p>494.70702640264</text:p>
              </table:table-cell>
              <table:table-cell office:value-type="float" office:value="1.27261780773347">
                <text:p>1.27261780773347</text:p>
              </table:table-cell>
              <table:table-cell office:value-type="float" office:value="0.678631500129314">
                <text:p>0.678631500129314</text:p>
              </table:table-cell>
              <table:table-cell office:value-type="float" office:value="0.000612483303365807">
                <text:p>0.0006124833033658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3.89202306425">
                <text:p>493.89202306425</text:p>
              </table:table-cell>
              <table:table-cell office:value-type="float" office:value="1.26748083794362">
                <text:p>1.26748083794362</text:p>
              </table:table-cell>
              <table:table-cell office:value-type="float" office:value="0.665018793184614">
                <text:p>0.665018793184614</text:p>
              </table:table-cell>
              <table:table-cell office:value-type="float" office:value="0.000614506369603228">
                <text:p>0.0006145063696032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3.079700657895">
                <text:p>493.079700657895</text:p>
              </table:table-cell>
              <table:table-cell office:value-type="float" office:value="1.26093282423401">
                <text:p>1.26093282423401</text:p>
              </table:table-cell>
              <table:table-cell office:value-type="float" office:value="0.651551832901675">
                <text:p>0.651551832901675</text:p>
              </table:table-cell>
              <table:table-cell office:value-type="float" office:value="0.00049322621718522">
                <text:p>0.000493226217185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2.270045977012">
                <text:p>492.270045977012</text:p>
              </table:table-cell>
              <table:table-cell office:value-type="float" office:value="1.25333135573745">
                <text:p>1.25333135573745</text:p>
              </table:table-cell>
              <table:table-cell office:value-type="float" office:value="0.637985371783438">
                <text:p>0.637985371783438</text:p>
              </table:table-cell>
              <table:table-cell office:value-type="float" office:value="0.00049485000720065">
                <text:p>0.000494850007200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1.463045901639">
                <text:p>491.463045901639</text:p>
              </table:table-cell>
              <table:table-cell office:value-type="float" office:value="1.24441826134929">
                <text:p>1.24441826134929</text:p>
              </table:table-cell>
              <table:table-cell office:value-type="float" office:value="0.624319155653993">
                <text:p>0.624319155653993</text:p>
              </table:table-cell>
              <table:table-cell office:value-type="float" office:value="0.000372357349296616">
                <text:p>0.0003723573492966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0.658687397709">
                <text:p>490.658687397709</text:p>
              </table:table-cell>
              <table:table-cell office:value-type="float" office:value="1.23455471167991">
                <text:p>1.23455471167991</text:p>
              </table:table-cell>
              <table:table-cell office:value-type="float" office:value="0.61080198313395">
                <text:p>0.61080198313395</text:p>
              </table:table-cell>
              <table:table-cell office:value-type="float" office:value="0.000373579194577339">
                <text:p>0.0003735791945773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9.85695751634">
                <text:p>489.85695751634</text:p>
              </table:table-cell>
              <table:table-cell office:value-type="float" office:value="1.22360699531009">
                <text:p>1.22360699531009</text:p>
              </table:table-cell>
              <table:table-cell office:value-type="float" office:value="0.597311113393662">
                <text:p>0.597311113393662</text:p>
              </table:table-cell>
              <table:table-cell office:value-type="float" office:value="0.000374803041242624">
                <text:p>0.0003748030412426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9.057843393148">
                <text:p>489.057843393148</text:p>
              </table:table-cell>
              <table:table-cell office:value-type="float" office:value="1.21143973833725">
                <text:p>1.21143973833725</text:p>
              </table:table-cell>
              <table:table-cell office:value-type="float" office:value="0.583722179145015">
                <text:p>0.583722179145015</text:p>
              </table:table-cell>
              <table:table-cell office:value-type="float" office:value="0.000376028889292472">
                <text:p>0.0003760288892924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8.261332247557">
                <text:p>488.261332247557</text:p>
              </table:table-cell>
              <table:table-cell office:value-type="float" office:value="1.19829315444287">
                <text:p>1.19829315444287</text:p>
              </table:table-cell>
              <table:table-cell office:value-type="float" office:value="0.570160684462583">
                <text:p>0.570160684462583</text:p>
              </table:table-cell>
              <table:table-cell office:value-type="float" office:value="0.000377256738726896">
                <text:p>0.0003772567387268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7.467411382114">
                <text:p>487.467411382114</text:p>
              </table:table-cell>
              <table:table-cell office:value-type="float" office:value="1.18390605209952">
                <text:p>1.18390605209952</text:p>
              </table:table-cell>
              <table:table-cell office:value-type="float" office:value="0.556627611025479">
                <text:p>0.556627611025479</text:p>
              </table:table-cell>
              <table:table-cell office:value-type="float" office:value="0.000252324393030589">
                <text:p>0.0002523243930305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86.676068181818">
                <text:p>486.676068181818</text:p>
              </table:table-cell>
              <table:table-cell office:value-type="float" office:value="1.16852021807705">
                <text:p>1.16852021807705</text:p>
              </table:table-cell>
              <table:table-cell office:value-type="float" office:value="0.543123944515664">
                <text:p>0.543123944515664</text:p>
              </table:table-cell>
              <table:table-cell office:value-type="float" office:value="0.000253145627832983">
                <text:p>0.0002531456278329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5.887290113452">
                <text:p>485.887290113452</text:p>
              </table:table-cell>
              <table:table-cell office:value-type="float" office:value="1.15199974110083">
                <text:p>1.15199974110083</text:p>
              </table:table-cell>
              <table:table-cell office:value-type="float" office:value="0.529523690519231">
                <text:p>0.529523690519231</text:p>
              </table:table-cell>
              <table:table-cell office:value-type="float" office:value="0.000253968196891718">
                <text:p>0.0002539681968917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5.101064724919">
                <text:p>485.101064724919</text:p>
              </table:table-cell>
              <table:table-cell office:value-type="float" office:value="1.134334430121">
                <text:p>1.134334430121</text:p>
              </table:table-cell>
              <table:table-cell office:value-type="float" office:value="0.515954002918919">
                <text:p>0.515954002918919</text:p>
              </table:table-cell>
              <table:table-cell office:value-type="float" office:value="0.000254792100206874">
                <text:p>0.0002547921002068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4.317379644588">
                <text:p>484.317379644588</text:p>
              </table:table-cell>
              <table:table-cell office:value-type="float" office:value="1.11551406206491">
                <text:p>1.11551406206491</text:p>
              </table:table-cell>
              <table:table-cell office:value-type="float" office:value="0.502288068734543">
                <text:p>0.502288068734543</text:p>
              </table:table-cell>
              <table:table-cell office:value-type="float" office:value="0.000255617337778393">
                <text:p>0.0002556173377783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3.536222580645">
                <text:p>483.536222580645</text:p>
              </table:table-cell>
              <table:table-cell office:value-type="float" office:value="1.09552838183805">
                <text:p>1.09552838183805</text:p>
              </table:table-cell>
              <table:table-cell office:value-type="float" office:value="0.488525647799974">
                <text:p>0.488525647799974</text:p>
              </table:table-cell>
              <table:table-cell office:value-type="float" office:value="0.000256443909606285">
                <text:p>0.0002564439096062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2.757581320451">
                <text:p>482.757581320451</text:p>
              </table:table-cell>
              <table:table-cell office:value-type="float" office:value="1.07398119460031">
                <text:p>1.07398119460031</text:p>
              </table:table-cell>
              <table:table-cell office:value-type="float" office:value="0.474537864041266">
                <text:p>0.474537864041266</text:p>
              </table:table-cell>
              <table:table-cell office:value-type="float" office:value="0.000257271815690575">
                <text:p>0.0002572718156905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1.981443729904">
                <text:p>481.981443729904</text:p>
              </table:table-cell>
              <table:table-cell office:value-type="float" office:value="1.05150370227128">
                <text:p>1.05150370227128</text:p>
              </table:table-cell>
              <table:table-cell office:value-type="float" office:value="0.460452283959735">
                <text:p>0.460452283959735</text:p>
              </table:table-cell>
              <table:table-cell office:value-type="float" office:value="0.000258101056031242">
                <text:p>0.0002581010560312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1.207797752809">
                <text:p>481.207797752809</text:p>
              </table:table-cell>
              <table:table-cell office:value-type="float" office:value="1.02808803940961">
                <text:p>1.02808803940961</text:p>
              </table:table-cell>
              <table:table-cell office:value-type="float" office:value="0.446268665387851">
                <text:p>0.446268665387851</text:p>
              </table:table-cell>
              <table:table-cell office:value-type="float" office:value="0.000129465815314143">
                <text:p>0.0001294658153141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0.436631410256">
                <text:p>480.436631410256</text:p>
              </table:table-cell>
              <table:table-cell office:value-type="float" office:value="1.00385619832701">
                <text:p>1.00385619832701</text:p>
              </table:table-cell>
              <table:table-cell office:value-type="float" office:value="0.432246529697541">
                <text:p>0.432246529697541</text:p>
              </table:table-cell>
              <table:table-cell office:value-type="float" office:value="0.000129881769740848">
                <text:p>0.0001298817697408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79.6679328">
                <text:p>479.6679328</text:p>
              </table:table-cell>
              <table:table-cell office:value-type="float" office:value="0.979062112196275">
                <text:p>0.979062112196275</text:p>
              </table:table-cell>
              <table:table-cell office:value-type="float" office:value="0.418257836059361">
                <text:p>0.418257836059361</text:p>
              </table:table-cell>
              <table:table-cell office:value-type="float" office:value="0.000130298391295751">
                <text:p>0.0001302983912957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78.901690095847">
                <text:p>478.901690095847</text:p>
              </table:table-cell>
              <table:table-cell office:value-type="float" office:value="0.953701601125676">
                <text:p>0.953701601125676</text:p>
              </table:table-cell>
              <table:table-cell office:value-type="float" office:value="0.404434313854556">
                <text:p>0.404434313854556</text:p>
              </table:table-cell>
              <table:table-cell office:value-type="float" office:value="0.000130715679978848">
                <text:p>0.0001307156799788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78.137891547049">
                <text:p>478.137891547049</text:p>
              </table:table-cell>
              <table:table-cell office:value-type="float" office:value="0.928032740486784">
                <text:p>0.928032740486784</text:p>
              </table:table-cell>
              <table:table-cell office:value-type="float" office:value="0.390647101018811">
                <text:p>0.390647101018811</text:p>
              </table:table-cell>
              <table:table-cell office:value-type="float" office:value="0.000131133635790135">
                <text:p>0.0001311336357901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77.376525477707">
                <text:p>477.376525477707</text:p>
              </table:table-cell>
              <table:table-cell office:value-type="float" office:value="0.902185390367639">
                <text:p>0.902185390367639</text:p>
              </table:table-cell>
              <table:table-cell office:value-type="float" office:value="0.377160325777781">
                <text:p>0.377160325777781</text:p>
              </table:table-cell>
              <table:table-cell office:value-type="float" office:value="0.000131552258729606">
                <text:p>0.0001315522587296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76.617580286169">
                <text:p>476.617580286169</text:p>
              </table:table-cell>
              <table:table-cell office:value-type="float" office:value="0.876291084013827">
                <text:p>0.876291084013827</text:p>
              </table:table-cell>
              <table:table-cell office:value-type="float" office:value="0.363845560034054">
                <text:p>0.363845560034054</text:p>
              </table:table-cell>
              <table:table-cell office:value-type="float" office:value="0.000131971548797263">
                <text:p>0.0001319715487972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75.861044444444">
                <text:p>475.861044444444</text:p>
              </table:table-cell>
              <table:table-cell office:value-type="float" office:value="0.850483034499808">
                <text:p>0.850483034499808</text:p>
              </table:table-cell>
              <table:table-cell office:value-type="float" office:value="0.35083749088177">
                <text:p>0.35083749088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5.106906497623">
                <text:p>475.106906497623</text:p>
              </table:table-cell>
              <table:table-cell office:value-type="float" office:value="0.825693014181845">
                <text:p>0.825693014181845</text:p>
              </table:table-cell>
              <table:table-cell office:value-type="float" office:value="0.338405308048149">
                <text:p>0.338405308048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74.355155063291">
                <text:p>474.355155063291</text:p>
              </table:table-cell>
              <table:table-cell office:value-type="float" office:value="0.801132565099433">
                <text:p>0.801132565099433</text:p>
              </table:table-cell>
              <table:table-cell office:value-type="float" office:value="0.326421883335043">
                <text:p>0.326421883335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73.605778830964">
                <text:p>473.605778830964</text:p>
              </table:table-cell>
              <table:table-cell office:value-type="float" office:value="0.776805070593202">
                <text:p>0.776805070593202</text:p>
              </table:table-cell>
              <table:table-cell office:value-type="float" office:value="0.314624765343496">
                <text:p>0.314624765343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72.858766561514">
                <text:p>472.858766561514</text:p>
              </table:table-cell>
              <table:table-cell office:value-type="float" office:value="0.752713926012076">
                <text:p>0.752713926012076</text:p>
              </table:table-cell>
              <table:table-cell office:value-type="float" office:value="0.30315037169813">
                <text:p>0.30315037169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72.114107086614">
                <text:p>472.114107086614</text:p>
              </table:table-cell>
              <table:table-cell office:value-type="float" office:value="0.728862538713401">
                <text:p>0.728862538713401</text:p>
              </table:table-cell>
              <table:table-cell office:value-type="float" office:value="0.291867818602709">
                <text:p>0.291867818602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71.371789308176">
                <text:p>471.371789308176</text:p>
              </table:table-cell>
              <table:table-cell office:value-type="float" office:value="0.705119402803651">
                <text:p>0.705119402803651</text:p>
              </table:table-cell>
              <table:table-cell office:value-type="float" office:value="0.280779463688174">
                <text:p>0.280779463688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70.631802197802">
                <text:p>470.631802197802</text:p>
              </table:table-cell>
              <table:table-cell office:value-type="float" office:value="0.681486675775554">
                <text:p>0.681486675775554</text:p>
              </table:table-cell>
              <table:table-cell office:value-type="float" office:value="0.270023022477106">
                <text:p>0.270023022477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9.894134796238">
                <text:p>469.894134796238</text:p>
              </table:table-cell>
              <table:table-cell office:value-type="float" office:value="0.658102298307327">
                <text:p>0.658102298307327</text:p>
              </table:table-cell>
              <table:table-cell office:value-type="float" office:value="0.259466369314071">
                <text:p>0.25946636931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9.158776212833">
                <text:p>469.158776212833</text:p>
              </table:table-cell>
              <table:table-cell office:value-type="float" office:value="0.63496972178666">
                <text:p>0.63496972178666</text:p>
              </table:table-cell>
              <table:table-cell office:value-type="float" office:value="0.249248088989615">
                <text:p>0.24924808898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8.425715625">
                <text:p>468.425715625</text:p>
              </table:table-cell>
              <table:table-cell office:value-type="float" office:value="0.61195578183957">
                <text:p>0.61195578183957</text:p>
              </table:table-cell>
              <table:table-cell office:value-type="float" office:value="0.239098597503739">
                <text:p>0.239098597503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67.694942277691">
                <text:p>467.694942277691</text:p>
              </table:table-cell>
              <table:table-cell office:value-type="float" office:value="0.589062671983546">
                <text:p>0.589062671983546</text:p>
              </table:table-cell>
              <table:table-cell office:value-type="float" office:value="0.229156069696717">
                <text:p>0.229156069696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6.966445482866">
                <text:p>466.966445482866</text:p>
              </table:table-cell>
              <table:table-cell office:value-type="float" office:value="0.566567559798338">
                <text:p>0.566567559798338</text:p>
              </table:table-cell>
              <table:table-cell office:value-type="float" office:value="0.219422913234202">
                <text:p>0.219422913234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6.240214618974">
                <text:p>466.240214618974</text:p>
              </table:table-cell>
              <table:table-cell office:value-type="float" office:value="0.544199403275176">
                <text:p>0.544199403275176</text:p>
              </table:table-cell>
              <table:table-cell office:value-type="float" office:value="0.210039455445538">
                <text:p>0.210039455445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5.516239130435">
                <text:p>465.516239130435</text:p>
              </table:table-cell>
              <table:table-cell office:value-type="float" office:value="0.522237105861404">
                <text:p>0.522237105861404</text:p>
              </table:table-cell>
              <table:table-cell office:value-type="float" office:value="0.200732725988052">
                <text:p>0.200732725988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64.794508527132">
                <text:p>464.794508527132</text:p>
              </table:table-cell>
              <table:table-cell office:value-type="float" office:value="0.500685476884176">
                <text:p>0.500685476884176</text:p>
              </table:table-cell>
              <table:table-cell office:value-type="float" office:value="0.191781410491666">
                <text:p>0.19178141049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64.075012383901">
                <text:p>464.075012383901</text:p>
              </table:table-cell>
              <table:table-cell office:value-type="float" office:value="0.479549341681559">
                <text:p>0.479549341681559</text:p>
              </table:table-cell>
              <table:table-cell office:value-type="float" office:value="0.1830500389873">
                <text:p>0.183050038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3.357740340031">
                <text:p>463.357740340031</text:p>
              </table:table-cell>
              <table:table-cell office:value-type="float" office:value="0.458833541602961">
                <text:p>0.458833541602961</text:p>
              </table:table-cell>
              <table:table-cell office:value-type="float" office:value="0.17454106116972">
                <text:p>0.17454106116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62.642682098765">
                <text:p>462.642682098765</text:p>
              </table:table-cell>
              <table:table-cell office:value-type="float" office:value="0.43854293400872">
                <text:p>0.43854293400872</text:p>
              </table:table-cell>
              <table:table-cell office:value-type="float" office:value="0.166396999553612">
                <text:p>0.166396999553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61.929827426811">
                <text:p>461.929827426811</text:p>
              </table:table-cell>
              <table:table-cell office:value-type="float" office:value="0.418682392270182">
                <text:p>0.418682392270182</text:p>
              </table:table-cell>
              <table:table-cell office:value-type="float" office:value="0.158481120295559">
                <text:p>0.158481120295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61.219166153846">
                <text:p>461.219166153846</text:p>
              </table:table-cell>
              <table:table-cell office:value-type="float" office:value="0.399538667263581">
                <text:p>0.399538667263581</text:p>
              </table:table-cell>
              <table:table-cell office:value-type="float" office:value="0.150795899108301">
                <text:p>0.150795899108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60.510688172043">
                <text:p>460.510688172043</text:p>
              </table:table-cell>
              <table:table-cell office:value-type="float" office:value="0.381119268183874">
                <text:p>0.381119268183874</text:p>
              </table:table-cell>
              <table:table-cell office:value-type="float" office:value="0.143485184423825">
                <text:p>0.143485184423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9.804383435583">
                <text:p>459.804383435583</text:p>
              </table:table-cell>
              <table:table-cell office:value-type="float" office:value="0.363289928894733">
                <text:p>0.363289928894733</text:p>
              </table:table-cell>
              <table:table-cell office:value-type="float" office:value="0.136410972520193">
                <text:p>0.136410972520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9.100241960184">
                <text:p>459.100241960184</text:p>
              </table:table-cell>
              <table:table-cell office:value-type="float" office:value="0.345914666072104">
                <text:p>0.345914666072104</text:p>
              </table:table-cell>
              <table:table-cell office:value-type="float" office:value="0.129575765128161">
                <text:p>0.129575765128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8.39825382263">
                <text:p>458.39825382263</text:p>
              </table:table-cell>
              <table:table-cell office:value-type="float" office:value="0.329141113766769">
                <text:p>0.329141113766769</text:p>
              </table:table-cell>
              <table:table-cell office:value-type="float" office:value="0.123124742601093">
                <text:p>0.12312474260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7.698409160305">
                <text:p>457.698409160305</text:p>
              </table:table-cell>
              <table:table-cell office:value-type="float" office:value="0.312975561329835">
                <text:p>0.312975561329835</text:p>
              </table:table-cell>
              <table:table-cell office:value-type="float" office:value="0.116775518081914">
                <text:p>0.11677551808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7.000698170732">
                <text:p>457.000698170732</text:p>
              </table:table-cell>
              <table:table-cell office:value-type="float" office:value="0.297280773571022">
                <text:p>0.297280773571022</text:p>
              </table:table-cell>
              <table:table-cell office:value-type="float" office:value="0.110672851966807">
                <text:p>0.11067285196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6.305111111111">
                <text:p>456.305111111111</text:p>
              </table:table-cell>
              <table:table-cell office:value-type="float" office:value="0.282061765960102">
                <text:p>0.282061765960102</text:p>
              </table:table-cell>
              <table:table-cell office:value-type="float" office:value="0.104819278008654">
                <text:p>0.104819278008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5.611638297872">
                <text:p>455.611638297872</text:p>
              </table:table-cell>
              <table:table-cell office:value-type="float" office:value="0.267467991139383">
                <text:p>0.267467991139383</text:p>
              </table:table-cell>
              <table:table-cell office:value-type="float" office:value="0.099217337965851">
                <text:p>0.099217337965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4.920270106222">
                <text:p>454.920270106222</text:p>
              </table:table-cell>
              <table:table-cell office:value-type="float" office:value="0.253216093581652">
                <text:p>0.253216093581652</text:p>
              </table:table-cell>
              <table:table-cell office:value-type="float" office:value="0.0938695816023515">
                <text:p>0.0938695816023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4.230996969697">
                <text:p>454.230996969697</text:p>
              </table:table-cell>
              <table:table-cell office:value-type="float" office:value="0.239600419751049">
                <text:p>0.239600419751049</text:p>
              </table:table-cell>
              <table:table-cell office:value-type="float" office:value="0.0886332662511462">
                <text:p>0.088633266251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3.543809379728">
                <text:p>453.543809379728</text:p>
              </table:table-cell>
              <table:table-cell office:value-type="float" office:value="0.226481630001525">
                <text:p>0.226481630001525</text:p>
              </table:table-cell>
              <table:table-cell office:value-type="float" office:value="0.0836553768474102">
                <text:p>0.0836553768474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2.858697885196">
                <text:p>452.858697885196</text:p>
              </table:table-cell>
              <table:table-cell office:value-type="float" office:value="0.21371863947957">
                <text:p>0.21371863947957</text:p>
              </table:table-cell>
              <table:table-cell office:value-type="float" office:value="0.0787923027903477">
                <text:p>0.0787923027903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2.175653092006">
                <text:p>452.175653092006</text:p>
              </table:table-cell>
              <table:table-cell office:value-type="float" office:value="0.201608484510307">
                <text:p>0.201608484510307</text:p>
              </table:table-cell>
              <table:table-cell office:value-type="float" office:value="0.0743385466521641">
                <text:p>0.074338546652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1.494665662651">
                <text:p>451.494665662651</text:p>
              </table:table-cell>
              <table:table-cell office:value-type="float" office:value="0.189863486575777">
                <text:p>0.189863486575777</text:p>
              </table:table-cell>
              <table:table-cell office:value-type="float" office:value="0.0698568211645966">
                <text:p>0.0698568211645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0.815726315789">
                <text:p>450.815726315789</text:p>
              </table:table-cell>
              <table:table-cell office:value-type="float" office:value="0.178782481912872">
                <text:p>0.178782481912872</text:p>
              </table:table-cell>
              <table:table-cell office:value-type="float" office:value="0.0657895931791592">
                <text:p>0.065789593179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0.138825825826">
                <text:p>450.138825825826</text:p>
              </table:table-cell>
              <table:table-cell office:value-type="float" office:value="0.168076053467625">
                <text:p>0.168076053467625</text:p>
              </table:table-cell>
              <table:table-cell office:value-type="float" office:value="0.0618448858710099">
                <text:p>0.0618448858710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9.463955022489">
                <text:p>449.463955022489</text:p>
              </table:table-cell>
              <table:table-cell office:value-type="float" office:value="0.158044842725833">
                <text:p>0.158044842725833</text:p>
              </table:table-cell>
              <table:table-cell office:value-type="float" office:value="0.0580239751228176">
                <text:p>0.0580239751228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8.791104790419">
                <text:p>448.791104790419</text:p>
              </table:table-cell>
              <table:table-cell office:value-type="float" office:value="0.148397688760404">
                <text:p>0.148397688760404</text:p>
              </table:table-cell>
              <table:table-cell office:value-type="float" office:value="0.0544769850414322">
                <text:p>0.0544769850414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8.120266068759">
                <text:p>448.120266068759</text:p>
              </table:table-cell>
              <table:table-cell office:value-type="float" office:value="0.139437043643042">
                <text:p>0.139437043643042</text:p>
              </table:table-cell>
              <table:table-cell office:value-type="float" office:value="0.0510572472440263">
                <text:p>0.0510572472440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7.451429850746">
                <text:p>447.451429850746</text:p>
              </table:table-cell>
              <table:table-cell office:value-type="float" office:value="0.130869997236551">
                <text:p>0.130869997236551</text:p>
              </table:table-cell>
              <table:table-cell office:value-type="float" office:value="0.0479157884618953">
                <text:p>0.0479157884618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6.784587183308">
                <text:p>446.784587183308</text:p>
              </table:table-cell>
              <table:table-cell office:value-type="float" office:value="0.123000817535576">
                <text:p>0.123000817535576</text:p>
              </table:table-cell>
              <table:table-cell office:value-type="float" office:value="0.0450552445185258">
                <text:p>0.0450552445185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6.119729166667">
                <text:p>446.119729166667</text:p>
              </table:table-cell>
              <table:table-cell office:value-type="float" office:value="0.115685471980752">
                <text:p>0.115685471980752</text:p>
              </table:table-cell>
              <table:table-cell office:value-type="float" office:value="0.0423276271179575">
                <text:p>0.0423276271179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5.456846953938">
                <text:p>445.456846953938</text:p>
              </table:table-cell>
              <table:table-cell office:value-type="float" office:value="0.108929234220428">
                <text:p>0.108929234220428</text:p>
              </table:table-cell>
              <table:table-cell office:value-type="float" office:value="0.0397342421636237">
                <text:p>0.0397342421636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4.795931750742">
                <text:p>444.795931750742</text:p>
              </table:table-cell>
              <table:table-cell office:value-type="float" office:value="0.102585863834504">
                <text:p>0.102585863834504</text:p>
              </table:table-cell>
              <table:table-cell office:value-type="float" office:value="0.0374279296412445">
                <text:p>0.0374279296412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4.136974814815">
                <text:p>444.136974814815</text:p>
              </table:table-cell>
              <table:table-cell office:value-type="float" office:value="0.0966593165595947">
                <text:p>0.0966593165595947</text:p>
              </table:table-cell>
              <table:table-cell office:value-type="float" office:value="0.0352593733362044">
                <text:p>0.035259373336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3.479967455621">
                <text:p>443.479967455621</text:p>
              </table:table-cell>
              <table:table-cell office:value-type="float" office:value="0.0911535601405967">
                <text:p>0.0911535601405967</text:p>
              </table:table-cell>
              <table:table-cell office:value-type="float" office:value="0.0332298931616222">
                <text:p>0.0332298931616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2.824901033973">
                <text:p>442.824901033973</text:p>
              </table:table-cell>
              <table:table-cell office:value-type="float" office:value="0.0860725743307346">
                <text:p>0.0860725743307346</text:p>
              </table:table-cell>
              <table:table-cell office:value-type="float" office:value="0.0313408130333936">
                <text:p>0.031340813033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2.171766961652">
                <text:p>442.171766961652</text:p>
              </table:table-cell>
              <table:table-cell office:value-type="float" office:value="0.081113682903262">
                <text:p>0.081113682903262</text:p>
              </table:table-cell>
              <table:table-cell office:value-type="float" office:value="0.0295934608701882">
                <text:p>0.029593460870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1.520556701031">
                <text:p>441.520556701031</text:p>
              </table:table-cell>
              <table:table-cell office:value-type="float" office:value="0.0765857470303681">
                <text:p>0.0765857470303681</text:p>
              </table:table-cell>
              <table:table-cell office:value-type="float" office:value="0.0278353819528045">
                <text:p>0.0278353819528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0.871261764706">
                <text:p>440.871261764706</text:p>
              </table:table-cell>
              <table:table-cell office:value-type="float" office:value="0.072184298578981">
                <text:p>0.072184298578981</text:p>
              </table:table-cell>
              <table:table-cell office:value-type="float" office:value="0.0262207922188606">
                <text:p>0.0262207922188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0.223873715125">
                <text:p>440.223873715125</text:p>
              </table:table-cell>
              <table:table-cell office:value-type="float" office:value="0.0676012495784665">
                <text:p>0.0676012495784665</text:p>
              </table:table-cell>
              <table:table-cell office:value-type="float" office:value="0.0245963356589844">
                <text:p>0.024596335658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39.578384164223">
                <text:p>439.578384164223</text:p>
              </table:table-cell>
              <table:table-cell office:value-type="float" office:value="0.0633006217921623">
                <text:p>0.0633006217921623</text:p>
              </table:table-cell>
              <table:table-cell office:value-type="float" office:value="0.0229619902579412">
                <text:p>0.0229619902579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8.93478477306">
                <text:p>438.93478477306</text:p>
              </table:table-cell>
              <table:table-cell office:value-type="float" office:value="0.0591294811692701">
                <text:p>0.0591294811692701</text:p>
              </table:table-cell>
              <table:table-cell office:value-type="float" office:value="0.0214733378983139">
                <text:p>0.0214733378983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38.293067251462">
                <text:p>438.293067251462</text:p>
              </table:table-cell>
              <table:table-cell office:value-type="float" office:value="0.0552451974959296">
                <text:p>0.0552451974959296</text:p>
              </table:table-cell>
              <table:table-cell office:value-type="float" office:value="0.0199756646312966">
                <text:p>0.0199756646312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37.653223357664">
                <text:p>437.653223357664</text:p>
              </table:table-cell>
              <table:table-cell office:value-type="float" office:value="0.0514939380996706">
                <text:p>0.0514939380996706</text:p>
              </table:table-cell>
              <table:table-cell office:value-type="float" office:value="0.0186254669722213">
                <text:p>0.0186254669722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37.015244897959">
                <text:p>437.015244897959</text:p>
              </table:table-cell>
              <table:table-cell office:value-type="float" office:value="0.0480339967391694">
                <text:p>0.0480339967391694</text:p>
              </table:table-cell>
              <table:table-cell office:value-type="float" office:value="0.0174240968563654">
                <text:p>0.0174240968563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6.379123726346">
                <text:p>436.379123726346</text:p>
              </table:table-cell>
              <table:table-cell office:value-type="float" office:value="0.0447106394517759">
                <text:p>0.0447106394517759</text:p>
              </table:table-cell>
              <table:table-cell office:value-type="float" office:value="0.0162154783927215">
                <text:p>0.0162154783927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35.744851744186">
                <text:p>435.744851744186</text:p>
              </table:table-cell>
              <table:table-cell office:value-type="float" office:value="0.0416830866372223">
                <text:p>0.0416830866372223</text:p>
              </table:table-cell>
              <table:table-cell office:value-type="float" office:value="0.0149995955702126">
                <text:p>0.014999595570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35.112420899855">
                <text:p>435.112420899855</text:p>
              </table:table-cell>
              <table:table-cell office:value-type="float" office:value="0.0387957003741586">
                <text:p>0.0387957003741586</text:p>
              </table:table-cell>
              <table:table-cell office:value-type="float" office:value="0.013934782175208">
                <text:p>0.013934782175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34.481823188406">
                <text:p>434.481823188406</text:p>
              </table:table-cell>
              <table:table-cell office:value-type="float" office:value="0.0360498205895485">
                <text:p>0.0360498205895485</text:p>
              </table:table-cell>
              <table:table-cell office:value-type="float" office:value="0.0130224021512906">
                <text:p>0.0130224021512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3.85305065123">
                <text:p>433.85305065123</text:p>
              </table:table-cell>
              <table:table-cell office:value-type="float" office:value="0.0336060616474896">
                <text:p>0.0336060616474896</text:p>
              </table:table-cell>
              <table:table-cell office:value-type="float" office:value="0.0121045530104702">
                <text:p>0.0121045530104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33.226095375723">
                <text:p>433.226095375723</text:p>
              </table:table-cell>
              <table:table-cell office:value-type="float" office:value="0.0313074236844215">
                <text:p>0.0313074236844215</text:p>
              </table:table-cell>
              <table:table-cell office:value-type="float" office:value="0.0113409544979282">
                <text:p>0.0113409544979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32.60094949495">
                <text:p>432.60094949495</text:p>
              </table:table-cell>
              <table:table-cell office:value-type="float" office:value="0.0291552606370079">
                <text:p>0.0291552606370079</text:p>
              </table:table-cell>
              <table:table-cell office:value-type="float" office:value="0.0105727868244094">
                <text:p>0.0105727868244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31.97760518732">
                <text:p>431.97760518732</text:p>
              </table:table-cell>
              <table:table-cell office:value-type="float" office:value="0.027311586837854">
                <text:p>0.027311586837854</text:p>
              </table:table-cell>
              <table:table-cell office:value-type="float" office:value="0.00980003998299469">
                <text:p>0.00980003998299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31.356054676259">
                <text:p>431.356054676259</text:p>
              </table:table-cell>
              <table:table-cell office:value-type="float" office:value="0.0254569147633452">
                <text:p>0.0254569147633452</text:p>
              </table:table-cell>
              <table:table-cell office:value-type="float" office:value="0.00918382368044732">
                <text:p>0.00918382368044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30.736290229885">
                <text:p>430.736290229885</text:p>
              </table:table-cell>
              <table:table-cell office:value-type="float" office:value="0.0239143877995745">
                <text:p>0.0239143877995745</text:p>
              </table:table-cell>
              <table:table-cell office:value-type="float" office:value="0.00856393617146923">
                <text:p>0.0085639361714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30.118304160689">
                <text:p>430.118304160689</text:p>
              </table:table-cell>
              <table:table-cell office:value-type="float" office:value="0.0223626731463686">
                <text:p>0.0223626731463686</text:p>
              </table:table-cell>
              <table:table-cell office:value-type="float" office:value="0.00810241780665528">
                <text:p>0.00810241780665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9.502088825215">
                <text:p>429.502088825215</text:p>
              </table:table-cell>
              <table:table-cell office:value-type="float" office:value="0.0209642644679193">
                <text:p>0.0209642644679193</text:p>
              </table:table-cell>
              <table:table-cell office:value-type="float" office:value="0.00763814286815665">
                <text:p>0.00763814286815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8.887636623748">
                <text:p>428.887636623748</text:p>
              </table:table-cell>
              <table:table-cell office:value-type="float" office:value="0.0197205397175139">
                <text:p>0.0197205397175139</text:p>
              </table:table-cell>
              <table:table-cell office:value-type="float" office:value="0.00717110535182322">
                <text:p>0.00717110535182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8.27494">
                <text:p>428.27494</text:p>
              </table:table-cell>
              <table:table-cell office:value-type="float" office:value="0.0186328808511918">
                <text:p>0.0186328808511918</text:p>
              </table:table-cell>
              <table:table-cell office:value-type="float" office:value="0.00670129925349882">
                <text:p>0.00670129925349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7.663991440799">
                <text:p>427.663991440799</text:p>
              </table:table-cell>
              <table:table-cell office:value-type="float" office:value="0.0173748465346661">
                <text:p>0.0173748465346661</text:p>
              </table:table-cell>
              <table:table-cell office:value-type="float" office:value="0.00622871856903125">
                <text:p>0.006228718569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7.054783475783">
                <text:p>427.054783475783</text:p>
              </table:table-cell>
              <table:table-cell office:value-type="float" office:value="0.0162737820609209">
                <text:p>0.0162737820609209</text:p>
              </table:table-cell>
              <table:table-cell office:value-type="float" office:value="0.00591773893124398">
                <text:p>0.00591773893124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6.447308677098">
                <text:p>426.447308677098</text:p>
              </table:table-cell>
              <table:table-cell office:value-type="float" office:value="0.0153310773915465">
                <text:p>0.0153310773915465</text:p>
              </table:table-cell>
              <table:table-cell office:value-type="float" office:value="0.00560491001411376">
                <text:p>0.0056049100141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5.841559659091">
                <text:p>425.841559659091</text:p>
              </table:table-cell>
              <table:table-cell office:value-type="float" office:value="0.0143828068716796">
                <text:p>0.0143828068716796</text:p>
              </table:table-cell>
              <table:table-cell office:value-type="float" office:value="0.00512490819565596">
                <text:p>0.0051249081956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5.237529078014">
                <text:p>425.237529078014</text:p>
              </table:table-cell>
              <table:table-cell office:value-type="float" office:value="0.0134289584930115">
                <text:p>0.0134289584930115</text:p>
              </table:table-cell>
              <table:table-cell office:value-type="float" office:value="0.00480789871972018">
                <text:p>0.0048078987197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4.635209631728">
                <text:p>424.635209631728</text:p>
              </table:table-cell>
              <table:table-cell office:value-type="float" office:value="0.0126357805172012">
                <text:p>0.0126357805172012</text:p>
              </table:table-cell>
              <table:table-cell office:value-type="float" office:value="0.00448902728900569">
                <text:p>0.00448902728900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4.034594059406">
                <text:p>424.034594059406</text:p>
              </table:table-cell>
              <table:table-cell office:value-type="float" office:value="0.0118379433181064">
                <text:p>0.0118379433181064</text:p>
              </table:table-cell>
              <table:table-cell office:value-type="float" office:value="0.00433502149677136">
                <text:p>0.00433502149677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3.435675141243">
                <text:p>423.435675141243</text:p>
              </table:table-cell>
              <table:table-cell office:value-type="float" office:value="0.0110354368888091">
                <text:p>0.0110354368888091</text:p>
              </table:table-cell>
              <table:table-cell office:value-type="float" office:value="0.00401288614138511">
                <text:p>0.00401288614138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2.838445698166">
                <text:p>422.838445698166</text:p>
              </table:table-cell>
              <table:table-cell office:value-type="float" office:value="0.0103959274719311">
                <text:p>0.0103959274719311</text:p>
              </table:table-cell>
              <table:table-cell office:value-type="float" office:value="0.00368887749004007">
                <text:p>0.0036888774900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2.242898591549">
                <text:p>422.242898591549</text:p>
              </table:table-cell>
              <table:table-cell office:value-type="float" office:value="0.00975267546590533">
                <text:p>0.00975267546590533</text:p>
              </table:table-cell>
              <table:table-cell office:value-type="float" office:value="0.00353114111696572">
                <text:p>0.0035311411169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1.649026722925">
                <text:p>421.649026722925</text:p>
              </table:table-cell>
              <table:table-cell office:value-type="float" office:value="0.00910567286519278">
                <text:p>0.00910567286519278</text:p>
              </table:table-cell>
              <table:table-cell office:value-type="float" office:value="0.00337247143155288">
                <text:p>0.00337247143155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1.056823033708">
                <text:p>421.056823033708</text:p>
              </table:table-cell>
              <table:table-cell office:value-type="float" office:value="0.00862400989754025">
                <text:p>0.00862400989754025</text:p>
              </table:table-cell>
              <table:table-cell office:value-type="float" office:value="0.00304376819913185">
                <text:p>0.00304376819913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0.466280504909">
                <text:p>420.466280504909</text:p>
              </table:table-cell>
              <table:table-cell office:value-type="float" office:value="0.00796995741967646">
                <text:p>0.00796995741967646</text:p>
              </table:table-cell>
              <table:table-cell office:value-type="float" office:value="0.00288275055605319">
                <text:p>0.00288275055605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9.877392156863">
                <text:p>419.877392156863</text:p>
              </table:table-cell>
              <table:table-cell office:value-type="float" office:value="0.00748218055572289">
                <text:p>0.00748218055572289</text:p>
              </table:table-cell>
              <table:table-cell office:value-type="float" office:value="0.00272079292935378">
                <text:p>0.00272079292935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9.290151048951">
                <text:p>419.290151048951</text:p>
              </table:table-cell>
              <table:table-cell office:value-type="float" office:value="0.00699157506824299">
                <text:p>0.00699157506824299</text:p>
              </table:table-cell>
              <table:table-cell office:value-type="float" office:value="0.00255789331764987">
                <text:p>0.00255789331764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8.70455027933">
                <text:p>418.70455027933</text:p>
              </table:table-cell>
              <table:table-cell office:value-type="float" office:value="0.00649813495308088">
                <text:p>0.00649813495308088</text:p>
              </table:table-cell>
              <table:table-cell office:value-type="float" office:value="0.00239404971955611">
                <text:p>0.00239404971955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8.120582984658">
                <text:p>418.120582984658</text:p>
              </table:table-cell>
              <table:table-cell office:value-type="float" office:value="0.00617333575483119">
                <text:p>0.00617333575483119</text:p>
              </table:table-cell>
              <table:table-cell office:value-type="float" office:value="0.00222926013368904">
                <text:p>0.00222926013368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7.538242339833">
                <text:p>417.538242339833</text:p>
              </table:table-cell>
              <table:table-cell office:value-type="float" office:value="0.00567468703632256">
                <text:p>0.00567468703632256</text:p>
              </table:table-cell>
              <table:table-cell office:value-type="float" office:value="0.00206352255866275">
                <text:p>0.00206352255866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6.957521557719">
                <text:p>416.957521557719</text:p>
              </table:table-cell>
              <table:table-cell office:value-type="float" office:value="0.00534562588962794">
                <text:p>0.00534562588962794</text:p>
              </table:table-cell>
              <table:table-cell office:value-type="float" office:value="0.00189683499309378">
                <text:p>0.00189683499309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6.378413888889">
                <text:p>416.378413888889</text:p>
              </table:table-cell>
              <table:table-cell office:value-type="float" office:value="0.00501466676323147">
                <text:p>0.00501466676323147</text:p>
              </table:table-cell>
              <table:table-cell office:value-type="float" office:value="0.00172919543559706">
                <text:p>0.00172919543559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5.800912621359">
                <text:p>415.800912621359</text:p>
              </table:table-cell>
              <table:table-cell office:value-type="float" office:value="0.00468180565436383">
                <text:p>0.00468180565436383</text:p>
              </table:table-cell>
              <table:table-cell office:value-type="float" office:value="0.00173400209420883">
                <text:p>0.00173400209420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5.225011080332">
                <text:p>415.225011080332</text:p>
              </table:table-cell>
              <table:table-cell office:value-type="float" office:value="0.00434703856025614">
                <text:p>0.00434703856025614</text:p>
              </table:table-cell>
              <table:table-cell office:value-type="float" office:value="0.00156493388169221">
                <text:p>0.00156493388169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4.650702627939">
                <text:p>414.650702627939</text:p>
              </table:table-cell>
              <table:table-cell office:value-type="float" office:value="0.00418472502066735">
                <text:p>0.00418472502066735</text:p>
              </table:table-cell>
              <table:table-cell office:value-type="float" office:value="0.00139490834022245">
                <text:p>0.00139490834022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4.077980662983">
                <text:p>414.077980662983</text:p>
              </table:table-cell>
              <table:table-cell office:value-type="float" office:value="0.00384661661501866">
                <text:p>0.00384661661501866</text:p>
              </table:table-cell>
              <table:table-cell office:value-type="float" office:value="0.0013987696781886">
                <text:p>0.001398769678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3.50683862069">
                <text:p>413.50683862069</text:p>
              </table:table-cell>
              <table:table-cell office:value-type="float" office:value="0.00350659088294987">
                <text:p>0.00350659088294987</text:p>
              </table:table-cell>
              <table:table-cell office:value-type="float" office:value="0.00122730680903246">
                <text:p>0.00122730680903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2.937269972452">
                <text:p>412.937269972452</text:p>
              </table:table-cell>
              <table:table-cell office:value-type="float" office:value="0.0033404573673433">
                <text:p>0.0033404573673433</text:p>
              </table:table-cell>
              <table:table-cell office:value-type="float" office:value="0.00123069481954753">
                <text:p>0.00123069481954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2.369268225585">
                <text:p>412.369268225585</text:p>
              </table:table-cell>
              <table:table-cell office:value-type="float" office:value="0.00317336785703913">
                <text:p>0.00317336785703913</text:p>
              </table:table-cell>
              <table:table-cell office:value-type="float" office:value="0.00105778928567971">
                <text:p>0.00105778928567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1.802826923077">
                <text:p>411.802826923077</text:p>
              </table:table-cell>
              <table:table-cell office:value-type="float" office:value="0.00300532035065419">
                <text:p>0.00300532035065419</text:p>
              </table:table-cell>
              <table:table-cell office:value-type="float" office:value="0.00106070130023089">
                <text:p>0.00106070130023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1.237939643347">
                <text:p>411.237939643347</text:p>
              </table:table-cell>
              <table:table-cell office:value-type="float" office:value="0.00265904329387752">
                <text:p>0.00265904329387752</text:p>
              </table:table-cell>
              <table:table-cell office:value-type="float" office:value="0.00106361731755101">
                <text:p>0.00106361731755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0.6746">
                <text:p>410.6746</text:p>
              </table:table-cell>
              <table:table-cell office:value-type="float" office:value="0.00248858712116103">
                <text:p>0.00248858712116103</text:p>
              </table:table-cell>
              <table:table-cell office:value-type="float" office:value="0.000888781114700369">
                <text:p>0.000888781114700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0.112801641587">
                <text:p>410.112801641587</text:p>
              </table:table-cell>
              <table:table-cell office:value-type="float" office:value="0.00231716628108115">
                <text:p>0.00231716628108115</text:p>
              </table:table-cell>
              <table:table-cell office:value-type="float" office:value="0.000891217800415826">
                <text:p>0.000891217800415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9.552538251366">
                <text:p>409.552538251366</text:p>
              </table:table-cell>
              <table:table-cell office:value-type="float" office:value="0.00214477877225314">
                <text:p>0.00214477877225314</text:p>
              </table:table-cell>
              <table:table-cell office:value-type="float" office:value="0.000714926257417712">
                <text:p>0.000714926257417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8.993803547067">
                <text:p>408.993803547067</text:p>
              </table:table-cell>
              <table:table-cell office:value-type="float" office:value="0.0021506428290468">
                <text:p>0.0021506428290468</text:p>
              </table:table-cell>
              <table:table-cell office:value-type="float" office:value="0.0007168809430156">
                <text:p>0.000716880943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8.436591280654">
                <text:p>408.436591280654</text:p>
              </table:table-cell>
              <table:table-cell office:value-type="float" office:value="0.001976805317097">
                <text:p>0.001976805317097</text:p>
              </table:table-cell>
              <table:table-cell office:value-type="float" office:value="0.000718838297126182">
                <text:p>0.000718838297126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7.880895238095">
                <text:p>407.880895238095</text:p>
              </table:table-cell>
              <table:table-cell office:value-type="float" office:value="0.00180199579937392">
                <text:p>0.00180199579937392</text:p>
              </table:table-cell>
              <table:table-cell office:value-type="float" office:value="0.000720798319749568">
                <text:p>0.000720798319749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7.32670923913">
                <text:p>407.32670923913</text:p>
              </table:table-cell>
              <table:table-cell office:value-type="float" office:value="0.0016262122744929">
                <text:p>0.0016262122744929</text:p>
              </table:table-cell>
              <table:table-cell office:value-type="float" office:value="0.000542070758164299">
                <text:p>0.000542070758164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6.774027137042">
                <text:p>406.774027137042</text:p>
              </table:table-cell>
              <table:table-cell office:value-type="float" office:value="0.001630634333703">
                <text:p>0.001630634333703</text:p>
              </table:table-cell>
              <table:table-cell office:value-type="float" office:value="0.000543544777901001">
                <text:p>0.00054354477790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6.222842818428">
                <text:p>406.222842818428</text:p>
              </table:table-cell>
              <table:table-cell office:value-type="float" office:value="0.00145338879739268">
                <text:p>0.00145338879739268</text:p>
              </table:table-cell>
              <table:table-cell office:value-type="float" office:value="0.000545020799022257">
                <text:p>0.000545020799022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5.673150202977">
                <text:p>405.673150202977</text:p>
              </table:table-cell>
              <table:table-cell office:value-type="float" office:value="0.00127516391689881">
                <text:p>0.00127516391689881</text:p>
              </table:table-cell>
              <table:table-cell office:value-type="float" office:value="0.00054649882152806">
                <text:p>0.00054649882152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5.124943243243">
                <text:p>405.124943243243</text:p>
              </table:table-cell>
              <table:table-cell office:value-type="float" office:value="0.00127861730597632">
                <text:p>0.00127861730597632</text:p>
              </table:table-cell>
              <table:table-cell office:value-type="float" office:value="0.000365319230278948">
                <text:p>0.000365319230278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4.578215924427">
                <text:p>404.578215924427</text:p>
              </table:table-cell>
              <table:table-cell office:value-type="float" office:value="0.0010989217413869">
                <text:p>0.0010989217413869</text:p>
              </table:table-cell>
              <table:table-cell office:value-type="float" office:value="0.000366307247128966">
                <text:p>0.000366307247128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4.032962264151">
                <text:p>404.032962264151</text:p>
              </table:table-cell>
              <table:table-cell office:value-type="float" office:value="0.00110188979470584">
                <text:p>0.00110188979470584</text:p>
              </table:table-cell>
              <table:table-cell office:value-type="float" office:value="0.000367296598235279">
                <text:p>0.000367296598235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3.489176312248">
                <text:p>403.489176312248</text:p>
              </table:table-cell>
              <table:table-cell office:value-type="float" office:value="0.00110486185079414">
                <text:p>0.00110486185079414</text:p>
              </table:table-cell>
              <table:table-cell office:value-type="float" office:value="0.000368287283598047">
                <text:p>0.00036828728359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2.946852150538">
                <text:p>402.946852150538</text:p>
              </table:table-cell>
              <table:table-cell office:value-type="float" office:value="0.000923198258042944">
                <text:p>0.000923198258042944</text:p>
              </table:table-cell>
              <table:table-cell office:value-type="float" office:value="0.000369279303217178">
                <text:p>0.000369279303217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2.405983892617">
                <text:p>402.405983892617</text:p>
              </table:table-cell>
              <table:table-cell office:value-type="float" office:value="0.000925681642731611">
                <text:p>0.000925681642731611</text:p>
              </table:table-cell>
              <table:table-cell office:value-type="float" office:value="0.000370272657092644">
                <text:p>0.00037027265709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1.866565683646">
                <text:p>401.866565683646</text:p>
              </table:table-cell>
              <table:table-cell office:value-type="float" office:value="0.000742534690449122">
                <text:p>0.000742534690449122</text:p>
              </table:table-cell>
              <table:table-cell office:value-type="float" office:value="0.000371267345224561">
                <text:p>0.000371267345224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1.328591700134">
                <text:p>401.328591700134</text:p>
              </table:table-cell>
              <table:table-cell office:value-type="float" office:value="0.000744526735225582">
                <text:p>0.000744526735225582</text:p>
              </table:table-cell>
              <table:table-cell office:value-type="float" office:value="0.000186131683806395">
                <text:p>0.000186131683806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0.792056149733">
                <text:p>400.792056149733</text:p>
              </table:table-cell>
              <table:table-cell office:value-type="float" office:value="0.000746521448514863">
                <text:p>0.000746521448514863</text:p>
              </table:table-cell>
              <table:table-cell office:value-type="float" office:value="0.000186630362128716">
                <text:p>0.000186630362128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00.256953271028">
                <text:p>400.256953271028</text:p>
              </table:table-cell>
              <table:table-cell office:value-type="float" office:value="0.000748518830316967">
                <text:p>0.000748518830316967</text:p>
              </table:table-cell>
              <table:table-cell office:value-type="float" office:value="0.000187129707579242">
                <text:p>0.000187129707579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99.723277333333">
                <text:p>399.723277333333</text:p>
              </table:table-cell>
              <table:table-cell office:value-type="float" office:value="0.000562889160473826">
                <text:p>0.000562889160473826</text:p>
              </table:table-cell>
              <table:table-cell office:value-type="float" office:value="0.000187629720157942">
                <text:p>0.000187629720157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9.191022636485">
                <text:p>399.191022636485</text:p>
              </table:table-cell>
              <table:table-cell office:value-type="float" office:value="0.000564391199594451">
                <text:p>0.000564391199594451</text:p>
              </table:table-cell>
              <table:table-cell office:value-type="float" office:value="0.000188130399864817">
                <text:p>0.000188130399864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8.660183510638">
                <text:p>398.660183510638</text:p>
              </table:table-cell>
              <table:table-cell office:value-type="float" office:value="0.00056589524009978">
                <text:p>0.00056589524009978</text:p>
              </table:table-cell>
              <table:table-cell office:value-type="float" office:value="0.000188631746699927">
                <text:p>0.000188631746699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8.130754316069">
                <text:p>398.130754316069</text:p>
              </table:table-cell>
              <table:table-cell office:value-type="float" office:value="0.000567401281989552">
                <text:p>0.000567401281989552</text:p>
              </table:table-cell>
              <table:table-cell office:value-type="float" office:value="0.000189133760663184">
                <text:p>0.000189133760663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7.602729442971">
                <text:p>397.602729442971</text:p>
              </table:table-cell>
              <table:table-cell office:value-type="float" office:value="0.000568909325263908">
                <text:p>0.000568909325263908</text:p>
              </table:table-cell>
              <table:table-cell office:value-type="float" office:value="0.000189636441754636">
                <text:p>0.000189636441754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7.076103311258">
                <text:p>397.076103311258</text:p>
              </table:table-cell>
              <table:table-cell office:value-type="float" office:value="0.00038027957994861">
                <text:p>0.00038027957994861</text:p>
              </table:table-cell>
              <table:table-cell office:value-type="float" office:value="0.000190139789974305">
                <text:p>0.000190139789974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96.55087037037">
                <text:p>396.55087037037</text:p>
              </table:table-cell>
              <table:table-cell office:value-type="float" office:value="0.00038128761064432">
                <text:p>0.00038128761064432</text:p>
              </table:table-cell>
              <table:table-cell office:value-type="float" office:value="0.00019064380532216">
                <text:p>0.0001906438053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96.027025099075">
                <text:p>396.027025099075</text:p>
              </table:table-cell>
              <table:table-cell office:value-type="float" office:value="0.000382296975596336">
                <text:p>0.000382296975596336</text:p>
              </table:table-cell>
              <table:table-cell office:value-type="float" office:value="0.000191148487798168">
                <text:p>0.000191148487798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5.504562005277">
                <text:p>395.504562005277</text:p>
              </table:table-cell>
              <table:table-cell office:value-type="float" office:value="0.000383307674804843">
                <text:p>0.000383307674804843</text:p>
              </table:table-cell>
              <table:table-cell office:value-type="float" office:value="0.000191653837402421">
                <text:p>0.00019165383740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4.983475625823">
                <text:p>394.983475625823</text:p>
              </table:table-cell>
              <table:table-cell office:value-type="float" office:value="0.000384319708269616">
                <text:p>0.000384319708269616</text:p>
              </table:table-cell>
              <table:table-cell office:value-type="float" office:value="0.000192159854134808">
                <text:p>0.00019215985413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4.463760526316">
                <text:p>394.463760526316</text:p>
              </table:table-cell>
              <table:table-cell office:value-type="float" office:value="0.000385333075990877">
                <text:p>0.000385333075990877</text:p>
              </table:table-cell>
              <table:table-cell office:value-type="float" office:value="0.000192666537995438">
                <text:p>0.000192666537995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3.94541130092">
                <text:p>393.94541130092</text:p>
              </table:table-cell>
              <table:table-cell office:value-type="float" office:value="0.000386347777968445">
                <text:p>0.000386347777968445</text:p>
              </table:table-cell>
              <table:table-cell office:value-type="float" office:value="0.000193173888984222">
                <text:p>0.000193173888984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3.428422572178">
                <text:p>393.428422572178</text:p>
              </table:table-cell>
              <table:table-cell office:value-type="float" office:value="0.000193681907101202">
                <text:p>0.000193681907101202</text:p>
              </table:table-cell>
              <table:table-cell office:value-type="float" office:value="0.000193681907101202">
                <text:p>0.00019368190710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2.912788990826">
                <text:p>392.912788990826</text:p>
              </table:table-cell>
              <table:table-cell office:value-type="float" office:value="0.000194190592346389">
                <text:p>0.000194190592346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2.398505235602">
                <text:p>392.398505235602</text:p>
              </table:table-cell>
              <table:table-cell office:value-type="float" office:value="0.000194699944719771">
                <text:p>0.000194699944719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1.885566013072">
                <text:p>391.885566013072</text:p>
              </table:table-cell>
              <table:table-cell office:value-type="float" office:value="0.000195209964221309">
                <text:p>0.000195209964221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1.373966057441">
                <text:p>391.373966057441</text:p>
              </table:table-cell>
              <table:table-cell office:value-type="float" office:value="0.000195720650851056">
                <text:p>0.000195720650851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0.863700130378">
                <text:p>390.863700130378</text:p>
              </table:table-cell>
              <table:table-cell office:value-type="float" office:value="0.000196232004609018">
                <text:p>0.000196232004609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.354763020833">
                <text:p>390.354763020833</text:p>
              </table:table-cell>
              <table:table-cell office:value-type="float" office:value="0.000196744025495111">
                <text:p>0.000196744025495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.847149544863">
                <text:p>389.847149544863</text:p>
              </table:table-cell>
              <table:table-cell office:value-type="float" office:value="0.00019725671350946">
                <text:p>0.00019725671350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9.340854545455">
                <text:p>389.340854545455</text:p>
              </table:table-cell>
              <table:table-cell office:value-type="float" office:value="0.000197770068651956">
                <text:p>0.000197770068651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8.835872892348">
                <text:p>388.835872892348</text:p>
              </table:table-cell>
              <table:table-cell office:value-type="float" office:value="0.000198284090922672">
                <text:p>0.000198284090922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8.332199481865">
                <text:p>388.332199481865</text:p>
              </table:table-cell>
              <table:table-cell office:value-type="float" office:value="0.000198798780321542">
                <text:p>0.000198798780321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87.82982923674">
                <text:p>387.82982923674</text:p>
              </table:table-cell>
              <table:table-cell office:value-type="float" office:value="0.000199314136848631">
                <text:p>0.000199314136848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87.328757105943">
                <text:p>387.328757105943</text:p>
              </table:table-cell>
              <table:table-cell office:value-type="float" office:value="0.000199830160503909">
                <text:p>0.000199830160503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6.828978064516">
                <text:p>386.828978064516</text:p>
              </table:table-cell>
              <table:table-cell office:value-type="float" office:value="0.000200346851287358">
                <text:p>0.000200346851287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86.330487113402">
                <text:p>386.330487113402</text:p>
              </table:table-cell>
              <table:table-cell office:value-type="float" office:value="0.000200864209199019">
                <text:p>0.000200864209199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85.833279279279">
                <text:p>385.833279279279</text:p>
              </table:table-cell>
              <table:table-cell office:value-type="float" office:value="0.000201382234238863">
                <text:p>0.000201382234238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5.337349614396">
                <text:p>385.337349614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84.842693196406">
                <text:p>384.842693196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84.349305128205">
                <text:p>384.349305128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